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Input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Sect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PosX</text:p>
          </table:table-cell>
          <table:table-cell table:style-name="ce1" office:value-type="string">
            <text:p>PosY</text:p>
          </table:table-cell>
          <table:table-cell table:style-name="ce1" office:value-type="string">
            <text:p>PosZ</text:p>
          </table:table-cell>
          <table:table-cell table:style-name="ce1" office:value-type="string">
            <text:p>NearestNav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Extras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Adriel Prime</text:p>
          </table:table-cell>
          <table:table-cell office:value-type="string">
            <text:p>Gas Field 2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-101333">
            <text:p>-101333</text:p>
          </table:table-cell>
          <table:table-cell office:value-type="float" office:value="25333.1">
            <text:p>25333.1</text:p>
          </table:table-cell>
          <table:table-cell office:value-type="float" office:value="0">
            <text:p>0</text:p>
          </table:table-cell>
          <table:table-cell office:value-type="string">
            <text:p>Gas Collection Ring 2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driel Prime</text:p>
          </table:table-cell>
          <table:table-cell office:value-type="string">
            <text:p>Gas Cloud 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-149866">
            <text:p>-149866</text:p>
          </table:table-cell>
          <table:table-cell office:value-type="float" office:value="-11733.6">
            <text:p>-11733.6</text:p>
          </table:table-cell>
          <table:table-cell office:value-type="float" office:value="0">
            <text:p>0</text:p>
          </table:table-cell>
          <table:table-cell office:value-type="string">
            <text:p>Gas Collection Ring 5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driel Prime</text:p>
          </table:table-cell>
          <table:table-cell office:value-type="string">
            <text:p>Gas Field 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-85903.4">
            <text:p>-85903.4</text:p>
          </table:table-cell>
          <table:table-cell office:value-type="float" office:value="42562.9">
            <text:p>42562.9</text:p>
          </table:table-cell>
          <table:table-cell office:value-type="float" office:value="0">
            <text:p>0</text:p>
          </table:table-cell>
          <table:table-cell office:value-type="string">
            <text:p>Gas Collection Ring 1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driel Prime</text:p>
          </table:table-cell>
          <table:table-cell office:value-type="string">
            <text:p>Gas Cloud 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-116799">
            <text:p>-116799</text:p>
          </table:table-cell>
          <table:table-cell office:value-type="float" office:value="9866.41">
            <text:p>9866.41</text:p>
          </table:table-cell>
          <table:table-cell office:value-type="float" office:value="0">
            <text:p>0</text:p>
          </table:table-cell>
          <table:table-cell office:value-type="string">
            <text:p>Gas Collection Ring 3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driel Prime</text:p>
          </table:table-cell>
          <table:table-cell office:value-type="string">
            <text:p>Gas Cloud 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-132533">
            <text:p>-132533</text:p>
          </table:table-cell>
          <table:table-cell office:value-type="float" office:value="-1600.25">
            <text:p>-1600.25</text:p>
          </table:table-cell>
          <table:table-cell office:value-type="float" office:value="0">
            <text:p>0</text:p>
          </table:table-cell>
          <table:table-cell office:value-type="string">
            <text:p>Gas Collection Ring 4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driel Prime</text:p>
          </table:table-cell>
          <table:table-cell office:value-type="string">
            <text:p>Gas Cloud 3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-76532.8">
            <text:p>-76532.8</text:p>
          </table:table-cell>
          <table:table-cell office:value-type="float" office:value="60533.1">
            <text:p>60533.1</text:p>
          </table:table-cell>
          <table:table-cell office:value-type="float" office:value="0">
            <text:p>0</text:p>
          </table:table-cell>
          <table:table-cell office:value-type="string">
            <text:p>Gas Collection Ring 36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driel Prime</text:p>
          </table:table-cell>
          <table:table-cell office:value-type="string">
            <text:p>Gas Cloud 3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-69866.1">
            <text:p>-69866.1</text:p>
          </table:table-cell>
          <table:table-cell office:value-type="float" office:value="78399.7">
            <text:p>78399.7</text:p>
          </table:table-cell>
          <table:table-cell office:value-type="float" office:value="0">
            <text:p>0</text:p>
          </table:table-cell>
          <table:table-cell office:value-type="string">
            <text:p>Gas Collector Ring 35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kerons Gate</text:p>
          </table:table-cell>
          <table:table-cell office:value-type="string">
            <text:p>asteroid lv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-30576.6">
            <text:p>-30576.6</text:p>
          </table:table-cell>
          <table:table-cell office:value-type="float" office:value="77837">
            <text:p>77837</text:p>
          </table:table-cell>
          <table:table-cell office:value-type="float" office:value="0">
            <text:p>0</text:p>
          </table:table-cell>
          <table:table-cell office:value-type="string">
            <text:p>Peat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kerons Gate</text:p>
          </table:table-cell>
          <table:table-cell office:value-type="string">
            <text:p>hyrdocarbslv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63114.2">
            <text:p>-63114.2</text:p>
          </table:table-cell>
          <table:table-cell office:value-type="float" office:value="47438.6">
            <text:p>47438.6</text:p>
          </table:table-cell>
          <table:table-cell office:value-type="float" office:value="0">
            <text:p>0</text:p>
          </table:table-cell>
          <table:table-cell office:value-type="string">
            <text:p>EarthCorps Warning Beacon Eta</text:p>
          </table:table-cell>
          <table:table-cell office:value-type="string">
            <text:p>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kerons Gate</text:p>
          </table:table-cell>
          <table:table-cell office:value-type="string">
            <text:p>asteroid Lv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.0291824">
            <text:p>0.03</text:p>
          </table:table-cell>
          <table:table-cell office:value-type="float" office:value="95333.1">
            <text:p>95333.1</text:p>
          </table:table-cell>
          <table:table-cell office:value-type="float" office:value="0">
            <text:p>0</text:p>
          </table:table-cell>
          <table:table-cell office:value-type="string">
            <text:p>Jyn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kerons Gate</text:p>
          </table:table-cell>
          <table:table-cell office:value-type="string">
            <text:p>gas cloud lv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6728.7">
            <text:p>36728.7</text:p>
          </table:table-cell>
          <table:table-cell office:value-type="float" office:value="103664">
            <text:p>103664</text:p>
          </table:table-cell>
          <table:table-cell office:value-type="float" office:value="0">
            <text:p>0</text:p>
          </table:table-cell>
          <table:table-cell office:value-type="string">
            <text:p>Astis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kerons Gate</text:p>
          </table:table-cell>
          <table:table-cell office:value-type="string">
            <text:p>asteroid lv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728.6">
            <text:p>27728.6</text:p>
          </table:table-cell>
          <table:table-cell office:value-type="float" office:value="111490">
            <text:p>111490</text:p>
          </table:table-cell>
          <table:table-cell office:value-type="float" office:value="0">
            <text:p>0</text:p>
          </table:table-cell>
          <table:table-cell office:value-type="string">
            <text:p>Trin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kerons Gate</text:p>
          </table:table-cell>
          <table:table-cell office:value-type="string">
            <text:p>gas cloud lv4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-55620.4">
            <text:p>-55620.4</text:p>
          </table:table-cell>
          <table:table-cell office:value-type="float" office:value="125186">
            <text:p>125186</text:p>
          </table:table-cell>
          <table:table-cell office:value-type="float" office:value="0">
            <text:p>0</text:p>
          </table:table-cell>
          <table:table-cell office:value-type="string">
            <text:p>EarthCorps Warning Beacon Gamma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kerons Gate</text:p>
          </table:table-cell>
          <table:table-cell office:value-type="string">
            <text:p>hydrocarbslv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0425.7">
            <text:p>-20425.7</text:p>
          </table:table-cell>
          <table:table-cell office:value-type="float" office:value="154604">
            <text:p>154604</text:p>
          </table:table-cell>
          <table:table-cell office:value-type="float" office:value="0">
            <text:p>0</text:p>
          </table:table-cell>
          <table:table-cell office:value-type="string">
            <text:p>ECS Colossus</text:p>
          </table:table-cell>
          <table:table-cell office:value-type="string">
            <text:p>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ltair III</text:p>
          </table:table-cell>
          <table:table-cell office:value-type="string">
            <text:p>Harvest 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-115941">
            <text:p>-115941</text:p>
          </table:table-cell>
          <table:table-cell office:value-type="float" office:value="-17799.7">
            <text:p>-17799.7</text:p>
          </table:table-cell>
          <table:table-cell office:value-type="float" office:value="0">
            <text:p>0</text:p>
          </table:table-cell>
          <table:table-cell office:value-type="string">
            <text:p>Altair Debris Field 2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ltair III</text:p>
          </table:table-cell>
          <table:table-cell office:value-type="string">
            <text:p>Harvest 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-104099">
            <text:p>-104099</text:p>
          </table:table-cell>
          <table:table-cell office:value-type="float" office:value="-27582.4">
            <text:p>-27582.4</text:p>
          </table:table-cell>
          <table:table-cell office:value-type="float" office:value="0">
            <text:p>0</text:p>
          </table:table-cell>
          <table:table-cell office:value-type="string">
            <text:p>Altair Debris Field 2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ltair III</text:p>
          </table:table-cell>
          <table:table-cell office:value-type="string">
            <text:p>Harvest 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-93286.1">
            <text:p>-93286.1</text:p>
          </table:table-cell>
          <table:table-cell office:value-type="float" office:value="-36850.3">
            <text:p>-36850.3</text:p>
          </table:table-cell>
          <table:table-cell office:value-type="float" office:value="0">
            <text:p>0</text:p>
          </table:table-cell>
          <table:table-cell office:value-type="string">
            <text:p>Altair Debris Field 2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ltair III</text:p>
          </table:table-cell>
          <table:table-cell office:value-type="string">
            <text:p>Harvest 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-87622.4">
            <text:p>-87622.4</text:p>
          </table:table-cell>
          <table:table-cell office:value-type="float" office:value="-47662.8">
            <text:p>-47662.8</text:p>
          </table:table-cell>
          <table:table-cell office:value-type="float" office:value="0">
            <text:p>0</text:p>
          </table:table-cell>
          <table:table-cell office:value-type="string">
            <text:p>Altair Debris Field 2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ntares Frontier</text:p>
          </table:table-cell>
          <table:table-cell office:value-type="string">
            <text:p>level 8 field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-58000.8">
            <text:p>-58000.8</text:p>
          </table:table-cell>
          <table:table-cell office:value-type="float" office:value="51031.2">
            <text:p>51031.2</text:p>
          </table:table-cell>
          <table:table-cell office:value-type="float" office:value="0">
            <text:p>0</text:p>
          </table:table-cell>
          <table:table-cell office:value-type="string">
            <text:p>Glass Spire Point</text:p>
          </table:table-cell>
          <table:table-cell office:value-type="string">
            <text:p>Reactive 1;Reactive 2;Reactive 3;Metal 1;Metal 2;Gem 1;Gem 2;Gem 3;Gas Pocket 1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ntares Frontier</text:p>
          </table:table-cell>
          <table:table-cell office:value-type="string">
            <text:p>field 1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37231.3">
            <text:p>37231.3</text:p>
          </table:table-cell>
          <table:table-cell office:value-type="float" office:value="61996.1">
            <text:p>61996.1</text:p>
          </table:table-cell>
          <table:table-cell office:value-type="float" office:value="0">
            <text:p>0</text:p>
          </table:table-cell>
          <table:table-cell office:value-type="string">
            <text:p>Vio</text:p>
          </table:table-cell>
          <table:table-cell office:value-type="string">
            <text:p>Reactive 2;Reactive 3;Reactive 1;Metal 2;Metal 3;Gem 3;Gem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ntares Frontier</text:p>
          </table:table-cell>
          <table:table-cell office:value-type="string">
            <text:p>field 4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-33979.2">
            <text:p>-33979.2</text:p>
          </table:table-cell>
          <table:table-cell office:value-type="float" office:value="24401">
            <text:p>24401</text:p>
          </table:table-cell>
          <table:table-cell office:value-type="float" office:value="0">
            <text:p>0</text:p>
          </table:table-cell>
          <table:table-cell office:value-type="string">
            <text:p>Anci</text:p>
          </table:table-cell>
          <table:table-cell office:value-type="string">
            <text:p>Hydrocarbon 3;Hydrocarbon 2;Hydrocarbon 1;Metal 3;Metal 2;Reactive 3;Reactive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ntares Frontier</text:p>
          </table:table-cell>
          <table:table-cell office:value-type="string">
            <text:p>level 7 field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2859.7">
            <text:p>12859.7</text:p>
          </table:table-cell>
          <table:table-cell office:value-type="float" office:value="24209">
            <text:p>24209</text:p>
          </table:table-cell>
          <table:table-cell office:value-type="float" office:value="0">
            <text:p>0</text:p>
          </table:table-cell>
          <table:table-cell office:value-type="string">
            <text:p>Antares 1 [Under Construction]</text:p>
          </table:table-cell>
          <table:table-cell office:value-type="string">
            <text:p>Reactive 1;Reactive 2;Reactive 3;Metal 1;Metal 2;Metal 3;Gem 1;Gem 2;Gem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ntares Frontier</text:p>
          </table:table-cell>
          <table:table-cell office:value-type="string">
            <text:p>Large level 6 Field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-3194.57">
            <text:p>-3194.57</text:p>
          </table:table-cell>
          <table:table-cell office:value-type="float" office:value="47610.1">
            <text:p>47610.1</text:p>
          </table:table-cell>
          <table:table-cell office:value-type="float" office:value="0">
            <text:p>0</text:p>
          </table:table-cell>
          <table:table-cell office:value-type="string">
            <text:p>Vishao\'s Gate</text:p>
          </table:table-cell>
          <table:table-cell office:value-type="string">
            <text:p>Reactive 1;Reactive 3;Reactive 2;Metal 1;Metal 2;Metal 3;Gem 1;Gem 2;Gem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ntares Frontier</text:p>
          </table:table-cell>
          <table:table-cell office:value-type="string">
            <text:p>Gas Fiel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4448.6">
            <text:p>14448.6</text:p>
          </table:table-cell>
          <table:table-cell office:value-type="float" office:value="58868.2">
            <text:p>58868.2</text:p>
          </table:table-cell>
          <table:table-cell office:value-type="float" office:value="0">
            <text:p>0</text:p>
          </table:table-cell>
          <table:table-cell office:value-type="string">
            <text:p>Vishao\'s Gate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Harvestable 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-33662.8">
            <text:p>-33662.8</text:p>
          </table:table-cell>
          <table:table-cell office:value-type="float" office:value="-3417.75">
            <text:p>-3417.75</text:p>
          </table:table-cell>
          <table:table-cell office:value-type="float" office:value="0">
            <text:p>0</text:p>
          </table:table-cell>
          <table:table-cell office:value-type="string">
            <text:p>Aragoth Resource Field 2</text:p>
          </table:table-cell>
          <table:table-cell office:value-type="string">
            <text:p>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Harvestable 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7335">
            <text:p>157335</text:p>
          </table:table-cell>
          <table:table-cell office:value-type="float" office:value="98243.5">
            <text:p>98243.5</text:p>
          </table:table-cell>
          <table:table-cell office:value-type="float" office:value="0">
            <text:p>0</text:p>
          </table:table-cell>
          <table:table-cell office:value-type="string">
            <text:p>Old Resource Field 2</text:p>
          </table:table-cell>
          <table:table-cell office:value-type="string">
            <text:p>Reactive 3;Metal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Harvestable 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-31899.3">
            <text:p>-31899.3</text:p>
          </table:table-cell>
          <table:table-cell office:value-type="float" office:value="-2774.23">
            <text:p>-2774.23</text:p>
          </table:table-cell>
          <table:table-cell office:value-type="float" office:value="0">
            <text:p>0</text:p>
          </table:table-cell>
          <table:table-cell office:value-type="string">
            <text:p>Aragoth Resource Field 2</text:p>
          </table:table-cell>
          <table:table-cell office:value-type="string">
            <text:p>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Harvestable 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-28091.6">
            <text:p>-28091.6</text:p>
          </table:table-cell>
          <table:table-cell office:value-type="float" office:value="-5307.96">
            <text:p>-5307.96</text:p>
          </table:table-cell>
          <table:table-cell office:value-type="float" office:value="0">
            <text:p>0</text:p>
          </table:table-cell>
          <table:table-cell office:value-type="string">
            <text:p>Aragoth Resource Field 2</text:p>
          </table:table-cell>
          <table:table-cell office:value-type="string">
            <text:p>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Harvestable 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7275.3">
            <text:p>37275.3</text:p>
          </table:table-cell>
          <table:table-cell office:value-type="float" office:value="13545.8">
            <text:p>13545.8</text:p>
          </table:table-cell>
          <table:table-cell office:value-type="float" office:value="0">
            <text:p>0</text:p>
          </table:table-cell>
          <table:table-cell office:value-type="string">
            <text:p>Aragoth Resource Field 1</text:p>
          </table:table-cell>
          <table:table-cell office:value-type="string">
            <text:p>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Harvestable 1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7048.2">
            <text:p>37048.2</text:p>
          </table:table-cell>
          <table:table-cell office:value-type="float" office:value="10479.5">
            <text:p>10479.5</text:p>
          </table:table-cell>
          <table:table-cell office:value-type="float" office:value="0">
            <text:p>0</text:p>
          </table:table-cell>
          <table:table-cell office:value-type="string">
            <text:p>Aragoth Resource Field 1</text:p>
          </table:table-cell>
          <table:table-cell office:value-type="string">
            <text:p>Hydrocarbon 3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Harvest Field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174264">
            <text:p>-174264</text:p>
          </table:table-cell>
          <table:table-cell office:value-type="float" office:value="45377.9">
            <text:p>45377.9</text:p>
          </table:table-cell>
          <table:table-cell office:value-type="float" office:value="0">
            <text:p>0</text:p>
          </table:table-cell>
          <table:table-cell office:value-type="string">
            <text:p>Duth Field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Harvest Fiel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72990">
            <text:p>-172990</text:p>
          </table:table-cell>
          <table:table-cell office:value-type="float" office:value="44741.4">
            <text:p>44741.4</text:p>
          </table:table-cell>
          <table:table-cell office:value-type="float" office:value="0">
            <text:p>0</text:p>
          </table:table-cell>
          <table:table-cell office:value-type="string">
            <text:p>Duth Field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Harvestable 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55331">
            <text:p>155331</text:p>
          </table:table-cell>
          <table:table-cell office:value-type="float" office:value="96513.6">
            <text:p>96513.6</text:p>
          </table:table-cell>
          <table:table-cell office:value-type="float" office:value="0">
            <text:p>0</text:p>
          </table:table-cell>
          <table:table-cell office:value-type="string">
            <text:p>Old Resource Field 2</text:p>
          </table:table-cell>
          <table:table-cell office:value-type="string">
            <text:p>Reactive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Havestable 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-33267.9">
            <text:p>-33267.9</text:p>
          </table:table-cell>
          <table:table-cell office:value-type="float" office:value="-6387.43">
            <text:p>-6387.43</text:p>
          </table:table-cell>
          <table:table-cell office:value-type="float" office:value="0">
            <text:p>0</text:p>
          </table:table-cell>
          <table:table-cell office:value-type="string">
            <text:p>Aragoth Resource Field 2</text:p>
          </table:table-cell>
          <table:table-cell office:value-type="string">
            <text:p>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Harvestable 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5855.7">
            <text:p>35855.7</text:p>
          </table:table-cell>
          <table:table-cell office:value-type="float" office:value="12466.9">
            <text:p>12466.9</text:p>
          </table:table-cell>
          <table:table-cell office:value-type="float" office:value="0">
            <text:p>0</text:p>
          </table:table-cell>
          <table:table-cell office:value-type="string">
            <text:p>Aragoth Resource Field 1</text:p>
          </table:table-cell>
          <table:table-cell office:value-type="string">
            <text:p>Hydrocarbon 3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Harvestable 12a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4549.7">
            <text:p>34549.7</text:p>
          </table:table-cell>
          <table:table-cell office:value-type="float" office:value="11160.9">
            <text:p>11160.9</text:p>
          </table:table-cell>
          <table:table-cell office:value-type="float" office:value="0">
            <text:p>0</text:p>
          </table:table-cell>
          <table:table-cell office:value-type="string">
            <text:p>Aragoth Resource Field 1</text:p>
          </table:table-cell>
          <table:table-cell office:value-type="string">
            <text:p>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Field 1</text:p>
          </table:table-cell>
          <table:table-cell table:number-columns-repeated="2" office:value-type="float" office:value="5">
            <text:p>5</text:p>
          </table:table-cell>
          <table:table-cell office:value-type="float" office:value="-137809">
            <text:p>-137809</text:p>
          </table:table-cell>
          <table:table-cell office:value-type="float" office:value="113458">
            <text:p>113458</text:p>
          </table:table-cell>
          <table:table-cell office:value-type="float" office:value="0">
            <text:p>0</text:p>
          </table:table-cell>
          <table:table-cell office:value-type="string">
            <text:p>Old Resource Field 1</text:p>
          </table:table-cell>
          <table:table-cell office:value-type="string">
            <text:p>Metal 1;Reactive 1;Metal 2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Field 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54549">
            <text:p>154549</text:p>
          </table:table-cell>
          <table:table-cell office:value-type="float" office:value="61057.1">
            <text:p>61057.1</text:p>
          </table:table-cell>
          <table:table-cell office:value-type="float" office:value="0">
            <text:p>0</text:p>
          </table:table-cell>
          <table:table-cell office:value-type="string">
            <text:p>Old Resource Field 2</text:p>
          </table:table-cell>
          <table:table-cell office:value-type="string">
            <text:p>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Harvestable 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58085">
            <text:p>158085</text:p>
          </table:table-cell>
          <table:table-cell office:value-type="float" office:value="95839.2">
            <text:p>95839.2</text:p>
          </table:table-cell>
          <table:table-cell office:value-type="float" office:value="0">
            <text:p>0</text:p>
          </table:table-cell>
          <table:table-cell office:value-type="string">
            <text:p>Old Resource Field 2</text:p>
          </table:table-cell>
          <table:table-cell office:value-type="string">
            <text:p>Reactive 3;Metal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Harvestable 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36716.9">
            <text:p>-36716.9</text:p>
          </table:table-cell>
          <table:table-cell office:value-type="float" office:value="-2391.02">
            <text:p>-2391.02</text:p>
          </table:table-cell>
          <table:table-cell office:value-type="float" office:value="0">
            <text:p>0</text:p>
          </table:table-cell>
          <table:table-cell office:value-type="string">
            <text:p>Aragoth Resource Field 2</text:p>
          </table:table-cell>
          <table:table-cell office:value-type="string">
            <text:p>Reactive 3;Metal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Harvestable 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3981.9">
            <text:p>33981.9</text:p>
          </table:table-cell>
          <table:table-cell office:value-type="float" office:value="13091.5">
            <text:p>13091.5</text:p>
          </table:table-cell>
          <table:table-cell office:value-type="float" office:value="0">
            <text:p>0</text:p>
          </table:table-cell>
          <table:table-cell office:value-type="string">
            <text:p>Aragoth Resource Field 1</text:p>
          </table:table-cell>
          <table:table-cell office:value-type="string">
            <text:p>Reactive 3;Metal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Field 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41873">
            <text:p>-141873</text:p>
          </table:table-cell>
          <table:table-cell office:value-type="float" office:value="119510">
            <text:p>119510</text:p>
          </table:table-cell>
          <table:table-cell office:value-type="float" office:value="0">
            <text:p>0</text:p>
          </table:table-cell>
          <table:table-cell office:value-type="string">
            <text:p>Old Resource Field 1</text:p>
          </table:table-cell>
          <table:table-cell office:value-type="string">
            <text:p>Gem 3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Field 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46245">
            <text:p>146245</text:p>
          </table:table-cell>
          <table:table-cell office:value-type="float" office:value="59643.7">
            <text:p>59643.7</text:p>
          </table:table-cell>
          <table:table-cell office:value-type="float" office:value="0">
            <text:p>0</text:p>
          </table:table-cell>
          <table:table-cell office:value-type="string">
            <text:p>Old Resource Field 2</text:p>
          </table:table-cell>
          <table:table-cell office:value-type="string">
            <text:p>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Harvestable 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-170841">
            <text:p>-170841</text:p>
          </table:table-cell>
          <table:table-cell office:value-type="float" office:value="-124814">
            <text:p>-124814</text:p>
          </table:table-cell>
          <table:table-cell office:value-type="float" office:value="0">
            <text:p>0</text:p>
          </table:table-cell>
          <table:table-cell office:value-type="string">
            <text:p>Sector Gate to The Valkyrie Twins</text:p>
          </table:table-cell>
          <table:table-cell office:value-type="string">
            <text:p>Reactive 3;Metal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Harvestable 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-174044">
            <text:p>-174044</text:p>
          </table:table-cell>
          <table:table-cell office:value-type="float" office:value="-121765">
            <text:p>-121765</text:p>
          </table:table-cell>
          <table:table-cell office:value-type="float" office:value="0">
            <text:p>0</text:p>
          </table:table-cell>
          <table:table-cell office:value-type="string">
            <text:p>Sector Gate to The Valkyrie Twins</text:p>
          </table:table-cell>
          <table:table-cell office:value-type="string">
            <text:p>Metal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Harvestable 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-173939">
            <text:p>-173939</text:p>
          </table:table-cell>
          <table:table-cell office:value-type="float" office:value="-119629">
            <text:p>-119629</text:p>
          </table:table-cell>
          <table:table-cell office:value-type="float" office:value="0">
            <text:p>0</text:p>
          </table:table-cell>
          <table:table-cell office:value-type="string">
            <text:p>Sector Gate to The Valkyrie Twins</text:p>
          </table:table-cell>
          <table:table-cell office:value-type="string">
            <text:p>Reactive 3;Metal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agoth Prime</text:p>
          </table:table-cell>
          <table:table-cell office:value-type="string">
            <text:p>Mughwa Field Resources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-110012">
            <text:p>-110012</text:p>
          </table:table-cell>
          <table:table-cell office:value-type="float" office:value="-96971.4">
            <text:p>-96971.4</text:p>
          </table:table-cell>
          <table:table-cell office:value-type="float" office:value="0">
            <text:p>0</text:p>
          </table:table-cell>
          <table:table-cell office:value-type="string">
            <text:p>Mughwa Field</text:p>
          </table:table-cell>
          <table:table-cell office:value-type="string">
            <text:p>Reactive 1;Reactive 3;Reactive 2;Metal 1;Metal 2;Metal 3;Hydrocarbon 1;Hydrocarbon 2;Hydrocarbon 3;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duinne</text:p>
          </table:table-cell>
          <table:table-cell office:value-type="string">
            <text:p>Shetland Hipo 1</text:p>
          </table:table-cell>
          <table:table-cell table:number-columns-repeated="2" office:value-type="string">
            <text:p>NULL</text:p>
          </table:table-cell>
          <table:table-cell office:value-type="float" office:value="200863">
            <text:p>200863</text:p>
          </table:table-cell>
          <table:table-cell office:value-type="float" office:value="-205704">
            <text:p>-205704</text:p>
          </table:table-cell>
          <table:table-cell office:value-type="float" office:value="0">
            <text:p>0</text:p>
          </table:table-cell>
          <table:table-cell office:value-type="string">
            <text:p>Shetland</text:p>
          </table:table-cell>
          <table:table-cell office:value-type="string">
            <text:p>Reactive 1;Reactive 2;Reactive 3;Metal 1;Metal 2;Metal 3;Gem 1;Gem 2;Gem 3;Hydrocarbon 1;Hydrocarbon 2;Hydrocarbon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rduinne Gas Cloud</text:p>
          </table:table-cell>
          <table:table-cell office:value-type="string">
            <text:p>Main Gas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114.407">
            <text:p>114.41</text:p>
          </table:table-cell>
          <table:table-cell office:value-type="float" office:value="-287.48">
            <text:p>-287.48</text:p>
          </table:table-cell>
          <table:table-cell office:value-type="float" office:value="0">
            <text:p>0</text:p>
          </table:table-cell>
          <table:table-cell office:value-type="string">
            <text:p>Nav Arduinne Core 5</text:p>
          </table:table-cell>
          <table:table-cell office:value-type="string">
            <text:p>Gas Pocket 1;Organic Hulk 01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Asteroid Field 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11107.6">
            <text:p>-11107.6</text:p>
          </table:table-cell>
          <table:table-cell office:value-type="float" office:value="11211.8">
            <text:p>11211.8</text:p>
          </table:table-cell>
          <table:table-cell office:value-type="float" office:value="0">
            <text:p>0</text:p>
          </table:table-cell>
          <table:table-cell office:value-type="string">
            <text:p>Asteroid AA-244</text:p>
          </table:table-cell>
          <table:table-cell office:value-type="string">
            <text:p>Reactive 1;Metal 1</text:p>
          </table:table-cell>
          <table:table-cell office:value-type="string">
            <text:p>aa Bahtu Ky;aa Bahtu Sa;aa Bahtu Ry Ne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Asteroid 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-188861">
            <text:p>-188861</text:p>
          </table:table-cell>
          <table:table-cell office:value-type="float" office:value="-18931.5">
            <text:p>-18931.5</text:p>
          </table:table-cell>
          <table:table-cell office:value-type="float" office:value="0">
            <text:p>0</text:p>
          </table:table-cell>
          <table:table-cell office:value-type="string">
            <text:p>Mining Station</text:p>
          </table:table-cell>
          <table:table-cell office:value-type="string">
            <text:p>Reactive 1;Gem 1;Reactive 3;Metal 2;Hydrocarbon 3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Harvestable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-120608">
            <text:p>-120608</text:p>
          </table:table-cell>
          <table:table-cell office:value-type="float" office:value="-29947.6">
            <text:p>-29947.6</text:p>
          </table:table-cell>
          <table:table-cell office:value-type="float" office:value="0">
            <text:p>0</text:p>
          </table:table-cell>
          <table:table-cell office:value-type="string">
            <text:p>InfinitiCorp Beltway 3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Mining Field 4,5,6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34057">
            <text:p>134057</text:p>
          </table:table-cell>
          <table:table-cell office:value-type="float" office:value="82921.8">
            <text:p>82921.8</text:p>
          </table:table-cell>
          <table:table-cell office:value-type="float" office:value="0">
            <text:p>0</text:p>
          </table:table-cell>
          <table:table-cell office:value-type="string">
            <text:p>Saturn Beltway 5</text:p>
          </table:table-cell>
          <table:table-cell office:value-type="string">
            <text:p>Reactive 1;Reactive 2;Reactive 3;Metal 1;Metal 2;Metal 3;Hydrocarbon 1;Hydrocarbon 2;Hydrocarbon 3;Gem 1;Gem 2;Gem 3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Earth Gate Field 4,5,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-142286">
            <text:p>-142286</text:p>
          </table:table-cell>
          <table:table-cell office:value-type="float" office:value="134256">
            <text:p>134256</text:p>
          </table:table-cell>
          <table:table-cell office:value-type="float" office:value="0">
            <text:p>0</text:p>
          </table:table-cell>
          <table:table-cell office:value-type="string">
            <text:p>Sector Gate to Earth</text:p>
          </table:table-cell>
          <table:table-cell office:value-type="string">
            <text:p>Metal 1;Metal 2;Metal 3;Hydrocarbon 2;Hydrocarbon 1;Hydrocarbon 3;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Harvestables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161665">
            <text:p>-161665</text:p>
          </table:table-cell>
          <table:table-cell office:value-type="float" office:value="-74624.4">
            <text:p>-74624.4</text:p>
          </table:table-cell>
          <table:table-cell office:value-type="float" office:value="0">
            <text:p>0</text:p>
          </table:table-cell>
          <table:table-cell office:value-type="string">
            <text:p>Mining Station</text:p>
          </table:table-cell>
          <table:table-cell office:value-type="string">
            <text:p>Gem 2;Hydrocarbon 2;Hydrocarbon 1;Hydrocarbon 3;Gem 3;Metal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&lt;New Sector Object&gt;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79301.3">
            <text:p>-79301.3</text:p>
          </table:table-cell>
          <table:table-cell office:value-type="float" office:value="-114543">
            <text:p>-114543</text:p>
          </table:table-cell>
          <table:table-cell office:value-type="float" office:value="0">
            <text:p>0</text:p>
          </table:table-cell>
          <table:table-cell office:value-type="string">
            <text:p>InfinitiCorp Beltway 5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Harvestabl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348.7">
            <text:p>38348.7</text:p>
          </table:table-cell>
          <table:table-cell office:value-type="float" office:value="130825">
            <text:p>130825</text:p>
          </table:table-cell>
          <table:table-cell office:value-type="float" office:value="0">
            <text:p>0</text:p>
          </table:table-cell>
          <table:table-cell office:value-type="string">
            <text:p>Saturn Beltway 3</text:p>
          </table:table-cell>
          <table:table-cell office:value-type="string">
            <text:p>Metal 2;Metal 1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Harvestable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44262">
            <text:p>144262</text:p>
          </table:table-cell>
          <table:table-cell office:value-type="float" office:value="29650.9">
            <text:p>29650.9</text:p>
          </table:table-cell>
          <table:table-cell office:value-type="float" office:value="0">
            <text:p>0</text:p>
          </table:table-cell>
          <table:table-cell office:value-type="string">
            <text:p>Saturn Beltway 6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Asteroid 4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-128711">
            <text:p>-128711</text:p>
          </table:table-cell>
          <table:table-cell office:value-type="float" office:value="22141.6">
            <text:p>22141.6</text:p>
          </table:table-cell>
          <table:table-cell office:value-type="float" office:value="0">
            <text:p>0</text:p>
          </table:table-cell>
          <table:table-cell office:value-type="string">
            <text:p>InfinitiCorp Beltway 2</text:p>
          </table:table-cell>
          <table:table-cell office:value-type="string">
            <text:p>Metal 2;Metal 1;Hydrocarbon 1;Metal 3;Hydrocarbon 3;Hydrocarbon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Harvestable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-110296">
            <text:p>-110296</text:p>
          </table:table-cell>
          <table:table-cell office:value-type="float" office:value="-75473.7">
            <text:p>-75473.7</text:p>
          </table:table-cell>
          <table:table-cell office:value-type="float" office:value="0">
            <text:p>0</text:p>
          </table:table-cell>
          <table:table-cell office:value-type="string">
            <text:p>InfinitiCorp Beltway 4</text:p>
          </table:table-cell>
          <table:table-cell office:value-type="string">
            <text:p>Reactive 2;Metal 2;Hydrocarbon 2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Gas Cloud 3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-60786.2">
            <text:p>-60786.2</text:p>
          </table:table-cell>
          <table:table-cell office:value-type="float" office:value="-120372">
            <text:p>-120372</text:p>
          </table:table-cell>
          <table:table-cell office:value-type="float" office:value="0">
            <text:p>0</text:p>
          </table:table-cell>
          <table:table-cell office:value-type="string">
            <text:p>InfinitiCorp Beltway 6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Harvestables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-95387">
            <text:p>-95387</text:p>
          </table:table-cell>
          <table:table-cell office:value-type="float" office:value="101465">
            <text:p>101465</text:p>
          </table:table-cell>
          <table:table-cell office:value-type="float" office:value="0">
            <text:p>0</text:p>
          </table:table-cell>
          <table:table-cell office:value-type="string">
            <text:p>Beltway Junction</text:p>
          </table:table-cell>
          <table:table-cell office:value-type="string">
            <text:p>Metal 1;Hydrocarbon 2;Hydrocarbon 1;Metal 2;Hydrocarbon 3;Gem 2;Gem 1;Inorganic Hulk 01;Metal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Harvestabl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118436">
            <text:p>-118436</text:p>
          </table:table-cell>
          <table:table-cell office:value-type="float" office:value="53835.8">
            <text:p>53835.8</text:p>
          </table:table-cell>
          <table:table-cell office:value-type="float" office:value="0">
            <text:p>0</text:p>
          </table:table-cell>
          <table:table-cell office:value-type="string">
            <text:p>InfinitiCorp Beltway 1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Mining field 2,3,4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21658">
            <text:p>121658</text:p>
          </table:table-cell>
          <table:table-cell office:value-type="float" office:value="93530.3">
            <text:p>93530.3</text:p>
          </table:table-cell>
          <table:table-cell office:value-type="float" office:value="0">
            <text:p>0</text:p>
          </table:table-cell>
          <table:table-cell office:value-type="string">
            <text:p>Saturn Beltway 4</text:p>
          </table:table-cell>
          <table:table-cell office:value-type="string">
            <text:p>Reactive 1;Reactive 3;Reactive 2;Metal 2;Metal 1;Metal 3;Hydrocarbon 1;Hydrocarbon 2;Hydrocarbon 3;Gem 1;Gem 2;Gem 3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Earth Gate Field 2,3,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-152511">
            <text:p>-152511</text:p>
          </table:table-cell>
          <table:table-cell office:value-type="float" office:value="132115">
            <text:p>132115</text:p>
          </table:table-cell>
          <table:table-cell office:value-type="float" office:value="0">
            <text:p>0</text:p>
          </table:table-cell>
          <table:table-cell office:value-type="string">
            <text:p>Sector Gate to Earth</text:p>
          </table:table-cell>
          <table:table-cell office:value-type="string">
            <text:p>Metal 1;Metal 2;Metal 3;Hydrocarbon 1;Hydrocarbon 3;Hydrocarbon 2;Gem 2;Gem 1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Transition Roid Field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19891">
            <text:p>119891</text:p>
          </table:table-cell>
          <table:table-cell office:value-type="float" office:value="68617.3">
            <text:p>68617.3</text:p>
          </table:table-cell>
          <table:table-cell office:value-type="float" office:value="0">
            <text:p>0</text:p>
          </table:table-cell>
          <table:table-cell office:value-type="string">
            <text:p>Saturn Beltway 5</text:p>
          </table:table-cell>
          <table:table-cell office:value-type="string">
            <text:p>Reactive 1;Reactive 2;Reactive 3;Metal 2;Metal 1;Metal 3;Hydrocarbon 2;Hydrocarbon 1;Gem 1;Gem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Harvestables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6461">
            <text:p>126461</text:p>
          </table:table-cell>
          <table:table-cell office:value-type="float" office:value="52188.9">
            <text:p>52188.9</text:p>
          </table:table-cell>
          <table:table-cell office:value-type="float" office:value="0">
            <text:p>0</text:p>
          </table:table-cell>
          <table:table-cell office:value-type="string">
            <text:p>Saturn Beltway 5</text:p>
          </table:table-cell>
          <table:table-cell office:value-type="string">
            <text:p>Metal 1;Reactive 1;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Harvestables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-4266.59">
            <text:p>-4266.59</text:p>
          </table:table-cell>
          <table:table-cell office:value-type="float" office:value="112267">
            <text:p>112267</text:p>
          </table:table-cell>
          <table:table-cell office:value-type="float" office:value="0">
            <text:p>0</text:p>
          </table:table-cell>
          <table:table-cell office:value-type="string">
            <text:p>Saturn Beltway 2</text:p>
          </table:table-cell>
          <table:table-cell office:value-type="string">
            <text:p>Metal 1;Reactive 3;Gem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Harvestables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85608.3">
            <text:p>85608.3</text:p>
          </table:table-cell>
          <table:table-cell office:value-type="float" office:value="-72089.1">
            <text:p>-72089.1</text:p>
          </table:table-cell>
          <table:table-cell office:value-type="float" office:value="0">
            <text:p>0</text:p>
          </table:table-cell>
          <table:table-cell office:value-type="string">
            <text:p>Jackson Clump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Cresson Field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-56475.2">
            <text:p>-56475.2</text:p>
          </table:table-cell>
          <table:table-cell office:value-type="float" office:value="144383">
            <text:p>144383</text:p>
          </table:table-cell>
          <table:table-cell office:value-type="float" office:value="0">
            <text:p>0</text:p>
          </table:table-cell>
          <table:table-cell office:value-type="string">
            <text:p>Cresson Pit</text:p>
          </table:table-cell>
          <table:table-cell office:value-type="string">
            <text:p>Metal 1;Metal 3;Metal 2;Reactive 1;Reactive 3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Beltway 1 Gas Clump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-52798.5">
            <text:p>-52798.5</text:p>
          </table:table-cell>
          <table:table-cell office:value-type="float" office:value="104090">
            <text:p>104090</text:p>
          </table:table-cell>
          <table:table-cell office:value-type="float" office:value="0">
            <text:p>0</text:p>
          </table:table-cell>
          <table:table-cell office:value-type="string">
            <text:p>Saturn Beltway 1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Alpha</text:p>
          </table:table-cell>
          <table:table-cell office:value-type="string">
            <text:p>Pirate Concealing Field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7161">
            <text:p>27161</text:p>
          </table:table-cell>
          <table:table-cell office:value-type="float" office:value="159321">
            <text:p>159321</text:p>
          </table:table-cell>
          <table:table-cell office:value-type="float" office:value="0">
            <text:p>0</text:p>
          </table:table-cell>
          <table:table-cell office:value-type="string">
            <text:p>Techatticup Pit</text:p>
          </table:table-cell>
          <table:table-cell office:value-type="string">
            <text:p>Gas Pocket 1;Gem 1;Gem 2;Gem 3;Hydrocarbon 1;Hydrocarbon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Beta</text:p>
          </table:table-cell>
          <table:table-cell office:value-type="string">
            <text:p>Harvestables</text:p>
          </table:table-cell>
          <table:table-cell table:number-columns-repeated="2" office:value-type="float" office:value="5">
            <text:p>5</text:p>
          </table:table-cell>
          <table:table-cell office:value-type="float" office:value="-46633.9">
            <text:p>-46633.9</text:p>
          </table:table-cell>
          <table:table-cell office:value-type="float" office:value="3750.32">
            <text:p>3750.32</text:p>
          </table:table-cell>
          <table:table-cell office:value-type="float" office:value="0">
            <text:p>0</text:p>
          </table:table-cell>
          <table:table-cell office:value-type="string">
            <text:p>Ruined Hulk</text:p>
          </table:table-cell>
          <table:table-cell office:value-type="string">
            <text:p>Metal 2;Reactive 2;Hydrocarbon 3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Beta</text:p>
          </table:table-cell>
          <table:table-cell office:value-type="string">
            <text:p>Harvestable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9787.3">
            <text:p>39787.3</text:p>
          </table:table-cell>
          <table:table-cell office:value-type="float" office:value="-29365.4">
            <text:p>-29365.4</text:p>
          </table:table-cell>
          <table:table-cell office:value-type="float" office:value="0">
            <text:p>0</text:p>
          </table:table-cell>
          <table:table-cell office:value-type="string">
            <text:p>Accelerator Sphere 1 [Under Construction]</text:p>
          </table:table-cell>
          <table:table-cell office:value-type="string">
            <text:p>Reactive 1;Reactive 2;Reactive 3;Metal 1;Metal 2;Metal 3;Hydrocarbon 1;Hydrocarbon 2;Hydrocarbon 3;Gem 1;Gem 2;Gem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Beta</text:p>
          </table:table-cell>
          <table:table-cell office:value-type="string">
            <text:p>Gas Clump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117032">
            <text:p>-117032</text:p>
          </table:table-cell>
          <table:table-cell office:value-type="float" office:value="62.4991">
            <text:p>62.5</text:p>
          </table:table-cell>
          <table:table-cell office:value-type="float" office:value="0">
            <text:p>0</text:p>
          </table:table-cell>
          <table:table-cell office:value-type="string">
            <text:p>Mining Marker 2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Beta</text:p>
          </table:table-cell>
          <table:table-cell office:value-type="string">
            <text:p>Harvestable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118128">
            <text:p>-118128</text:p>
          </table:table-cell>
          <table:table-cell office:value-type="float" office:value="1021.1">
            <text:p>1021.1</text:p>
          </table:table-cell>
          <table:table-cell office:value-type="float" office:value="0">
            <text:p>0</text:p>
          </table:table-cell>
          <table:table-cell office:value-type="string">
            <text:p>Mining Marker 2</text:p>
          </table:table-cell>
          <table:table-cell office:value-type="string">
            <text:p>Reactive 2;Metal 3;Gem 2;Gem 1;Reactive 3;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Beta</text:p>
          </table:table-cell>
          <table:table-cell office:value-type="string">
            <text:p>Harvestable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51410.7">
            <text:p>-51410.7</text:p>
          </table:table-cell>
          <table:table-cell office:value-type="float" office:value="71706.2">
            <text:p>71706.2</text:p>
          </table:table-cell>
          <table:table-cell office:value-type="float" office:value="0">
            <text:p>0</text:p>
          </table:table-cell>
          <table:table-cell office:value-type="string">
            <text:p>Asteroid BA-482</text:p>
          </table:table-cell>
          <table:table-cell office:value-type="string">
            <text:p>Reactive 1;Metal 3;Metal 1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Beta</text:p>
          </table:table-cell>
          <table:table-cell office:value-type="string">
            <text:p>Gravity Field Roid Field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43109.7">
            <text:p>43109.7</text:p>
          </table:table-cell>
          <table:table-cell office:value-type="float" office:value="-16224.4">
            <text:p>-16224.4</text:p>
          </table:table-cell>
          <table:table-cell office:value-type="float" office:value="0">
            <text:p>0</text:p>
          </table:table-cell>
          <table:table-cell office:value-type="string">
            <text:p>Accelerator Sphere 1 [Under Construction]</text:p>
          </table:table-cell>
          <table:table-cell office:value-type="string">
            <text:p>Reactive 1;Reactive 3;Reactive 2;Metal 2;Metal 1;Hydrocarbon 2;Hydrocarbon 1;Gas Pocket 1;Gem 1;Hydrocarbon 3;Metal 3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Beta</text:p>
          </table:table-cell>
          <table:table-cell office:value-type="string">
            <text:p>Gas Cluster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-125525">
            <text:p>-125525</text:p>
          </table:table-cell>
          <table:table-cell office:value-type="float" office:value="-60877">
            <text:p>-60877</text:p>
          </table:table-cell>
          <table:table-cell office:value-type="float" office:value="0">
            <text:p>0</text:p>
          </table:table-cell>
          <table:table-cell office:value-type="string">
            <text:p>Mining Marker 3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Beta</text:p>
          </table:table-cell>
          <table:table-cell office:value-type="string">
            <text:p>Harvestables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-122786">
            <text:p>-122786</text:p>
          </table:table-cell>
          <table:table-cell office:value-type="float" office:value="-62109.5">
            <text:p>-62109.5</text:p>
          </table:table-cell>
          <table:table-cell office:value-type="float" office:value="0">
            <text:p>0</text:p>
          </table:table-cell>
          <table:table-cell office:value-type="string">
            <text:p>Mining Marker 3</text:p>
          </table:table-cell>
          <table:table-cell office:value-type="string">
            <text:p>Hydrocarbon 1;Hydrocarbon 2;Gem 1;Gem 2;Metal 1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Beta</text:p>
          </table:table-cell>
          <table:table-cell office:value-type="string">
            <text:p>Harvestable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-124975">
            <text:p>-124975</text:p>
          </table:table-cell>
          <table:table-cell office:value-type="float" office:value="61138.3">
            <text:p>61138.3</text:p>
          </table:table-cell>
          <table:table-cell office:value-type="float" office:value="0">
            <text:p>0</text:p>
          </table:table-cell>
          <table:table-cell office:value-type="string">
            <text:p>Mining Marker 1</text:p>
          </table:table-cell>
          <table:table-cell office:value-type="string">
            <text:p>Metal 2;Gas Pocket 1;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Beta</text:p>
          </table:table-cell>
          <table:table-cell office:value-type="string">
            <text:p>level 3 field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26515">
            <text:p>126515</text:p>
          </table:table-cell>
          <table:table-cell office:value-type="float" office:value="-47297.4">
            <text:p>-47297.4</text:p>
          </table:table-cell>
          <table:table-cell office:value-type="float" office:value="0">
            <text:p>0</text:p>
          </table:table-cell>
          <table:table-cell office:value-type="string">
            <text:p>Mining Marker 4</text:p>
          </table:table-cell>
          <table:table-cell office:value-type="string">
            <text:p>Gas Pocket 1;Metal 1;Metal 2;Metal 3;Hydrocarbon 1;Hydrocarbon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Beta</text:p>
          </table:table-cell>
          <table:table-cell office:value-type="string">
            <text:p>Harvestables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683.1">
            <text:p>10683.1</text:p>
          </table:table-cell>
          <table:table-cell office:value-type="float" office:value="-35591.1">
            <text:p>-35591.1</text:p>
          </table:table-cell>
          <table:table-cell office:value-type="float" office:value="0">
            <text:p>0</text:p>
          </table:table-cell>
          <table:table-cell office:value-type="string">
            <text:p>Accelerator 2 [Under Construction]</text:p>
          </table:table-cell>
          <table:table-cell office:value-type="string">
            <text:p>Reactive 1;Reactive 2;Reactive 3;Metal 1;Metal 2;Hydrocarbon 1;Metal 3;Hydrocarbon 3;Hydrocarbon 2;Gem 1;Gem 3;Gem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Beta</text:p>
          </table:table-cell>
          <table:table-cell office:value-type="string">
            <text:p>Harvestable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232.7">
            <text:p>21232.7</text:p>
          </table:table-cell>
          <table:table-cell office:value-type="float" office:value="4644.5">
            <text:p>4644.5</text:p>
          </table:table-cell>
          <table:table-cell office:value-type="float" office:value="0">
            <text:p>0</text:p>
          </table:table-cell>
          <table:table-cell office:value-type="string">
            <text:p>Gate War Hulk</text:p>
          </table:table-cell>
          <table:table-cell office:value-type="string">
            <text:p>Reactive 1;Reactive 2;Reactive 3;Metal 1;Metal 2;Metal 3;Hydrocarbon 1;Hydrocarbon 2;Hydrocarbon 3;Gem 1;Gem 2;Gem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Beta</text:p>
          </table:table-cell>
          <table:table-cell office:value-type="string">
            <text:p>Harvestable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7805.8">
            <text:p>27805.8</text:p>
          </table:table-cell>
          <table:table-cell office:value-type="float" office:value="-17174.9">
            <text:p>-17174.9</text:p>
          </table:table-cell>
          <table:table-cell office:value-type="float" office:value="0">
            <text:p>0</text:p>
          </table:table-cell>
          <table:table-cell office:value-type="string">
            <text:p>Accelerator Sphere 1 [Under Construction]</text:p>
          </table:table-cell>
          <table:table-cell office:value-type="string">
            <text:p>Reactive 2;Reactive 1;Reactive 3;Metal 1;Metal 2;Metal 3;Hydrocarbon 1;Hydrocarbon 2;Hydrocarbon 3;Gem 1;Gem 2;Gem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Gamma</text:p>
          </table:table-cell>
          <table:table-cell office:value-type="string">
            <text:p>O5F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8875.4">
            <text:p>38875.4</text:p>
          </table:table-cell>
          <table:table-cell office:value-type="float" office:value="-72244.9">
            <text:p>-72244.9</text:p>
          </table:table-cell>
          <table:table-cell office:value-type="float" office:value="0">
            <text:p>0</text:p>
          </table:table-cell>
          <table:table-cell office:value-type="string">
            <text:p>Thern\'s Field</text:p>
          </table:table-cell>
          <table:table-cell office:value-type="string">
            <text:p>Reactive 3;Reactive 1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Gamma</text:p>
          </table:table-cell>
          <table:table-cell office:value-type="string">
            <text:p>Harvestables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5.4836">
            <text:p>45.48</text:p>
          </table:table-cell>
          <table:table-cell office:value-type="float" office:value="-145267">
            <text:p>-145267</text:p>
          </table:table-cell>
          <table:table-cell office:value-type="float" office:value="0">
            <text:p>0</text:p>
          </table:table-cell>
          <table:table-cell office:value-type="string">
            <text:p>Sector Gate to Mars</text:p>
          </table:table-cell>
          <table:table-cell office:value-type="string">
            <text:p>Gem 2;Hydrocarbon 2;Metal 2;Reactive 3;Gem 1;Inorganic Hulk 01;Organic Hulk 01;Hydrocarbon 3;Reactive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Gamma</text:p>
          </table:table-cell>
          <table:table-cell office:value-type="string">
            <text:p>Harvestables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90077">
            <text:p>290077</text:p>
          </table:table-cell>
          <table:table-cell office:value-type="float" office:value="-56992.6">
            <text:p>-56992.6</text:p>
          </table:table-cell>
          <table:table-cell office:value-type="float" office:value="0">
            <text:p>0</text:p>
          </table:table-cell>
          <table:table-cell office:value-type="string">
            <text:p>Easten\'s Field</text:p>
          </table:table-cell>
          <table:table-cell office:value-type="string">
            <text:p>Metal 3;Reactive 2;Hydrocarbon 3;Gem 2;Metal 2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Gamma</text:p>
          </table:table-cell>
          <table:table-cell office:value-type="string">
            <text:p>Harvestables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7444">
            <text:p>107444</text:p>
          </table:table-cell>
          <table:table-cell office:value-type="float" office:value="-191103">
            <text:p>-191103</text:p>
          </table:table-cell>
          <table:table-cell office:value-type="float" office:value="0">
            <text:p>0</text:p>
          </table:table-cell>
          <table:table-cell office:value-type="string">
            <text:p>Mutation Viability Field Lab</text:p>
          </table:table-cell>
          <table:table-cell office:value-type="string">
            <text:p>Metal 1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Gamma</text:p>
          </table:table-cell>
          <table:table-cell office:value-type="string">
            <text:p>Harvestable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6920">
            <text:p>66920</text:p>
          </table:table-cell>
          <table:table-cell office:value-type="float" office:value="2970">
            <text:p>2970</text:p>
          </table:table-cell>
          <table:table-cell office:value-type="float" office:value="0">
            <text:p>0</text:p>
          </table:table-cell>
          <table:table-cell office:value-type="string">
            <text:p>Nort\'s Field</text:p>
          </table:table-cell>
          <table:table-cell office:value-type="string">
            <text:p>Reactive 1;Metal 1;Metal 2;Hydrocarbon 1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Gamma</text:p>
          </table:table-cell>
          <table:table-cell office:value-type="string">
            <text:p>O4F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7634.3">
            <text:p>37634.3</text:p>
          </table:table-cell>
          <table:table-cell office:value-type="float" office:value="-71624.3">
            <text:p>-71624.3</text:p>
          </table:table-cell>
          <table:table-cell office:value-type="float" office:value="0">
            <text:p>0</text:p>
          </table:table-cell>
          <table:table-cell office:value-type="string">
            <text:p>Thern\'s Field</text:p>
          </table:table-cell>
          <table:table-cell office:value-type="string">
            <text:p>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Gamma</text:p>
          </table:table-cell>
          <table:table-cell office:value-type="string">
            <text:p>O4F3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633.7">
            <text:p>40633.7</text:p>
          </table:table-cell>
          <table:table-cell office:value-type="float" office:value="-71727.8">
            <text:p>-71727.8</text:p>
          </table:table-cell>
          <table:table-cell office:value-type="float" office:value="0">
            <text:p>0</text:p>
          </table:table-cell>
          <table:table-cell office:value-type="string">
            <text:p>Thern\'s Field</text:p>
          </table:table-cell>
          <table:table-cell office:value-type="string">
            <text:p>Metal 1;Metal 3;Metal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Gamma</text:p>
          </table:table-cell>
          <table:table-cell office:value-type="string">
            <text:p>Harvestable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-33922.3">
            <text:p>-33922.3</text:p>
          </table:table-cell>
          <table:table-cell office:value-type="float" office:value="-10445.3">
            <text:p>-10445.3</text:p>
          </table:table-cell>
          <table:table-cell office:value-type="float" office:value="0">
            <text:p>0</text:p>
          </table:table-cell>
          <table:table-cell office:value-type="string">
            <text:p>Beta Gamma Beltway 1</text:p>
          </table:table-cell>
          <table:table-cell office:value-type="string">
            <text:p>Metal 1;Reactive 2;Metal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Gamma</text:p>
          </table:table-cell>
          <table:table-cell office:value-type="string">
            <text:p>Harvestables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6410.7">
            <text:p>36410.7</text:p>
          </table:table-cell>
          <table:table-cell office:value-type="float" office:value="-40117">
            <text:p>-40117</text:p>
          </table:table-cell>
          <table:table-cell office:value-type="float" office:value="0">
            <text:p>0</text:p>
          </table:table-cell>
          <table:table-cell office:value-type="string">
            <text:p>Beta Gamma Beltway 5</text:p>
          </table:table-cell>
          <table:table-cell office:value-type="string">
            <text:p>Reactive 3;Reactive 1;Metal 2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Asteroid Belt Gamma</text:p>
          </table:table-cell>
          <table:table-cell office:value-type="string">
            <text:p>Harvestable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1834">
            <text:p>81834</text:p>
          </table:table-cell>
          <table:table-cell office:value-type="float" office:value="-70521.4">
            <text:p>-70521.4</text:p>
          </table:table-cell>
          <table:table-cell office:value-type="float" office:value="0">
            <text:p>0</text:p>
          </table:table-cell>
          <table:table-cell office:value-type="string">
            <text:p>Beta Gamma Beltway 6</text:p>
          </table:table-cell>
          <table:table-cell office:value-type="string">
            <text:p>Metal 1;Reactive 1;Reactive 3;Hydrocarbon 2;Metal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Blackbeards Wake</text:p>
          </table:table-cell>
          <table:table-cell office:value-type="string">
            <text:p>Harvest Field 2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-82770.5">
            <text:p>-82770.5</text:p>
          </table:table-cell>
          <table:table-cell office:value-type="float" office:value="-72124.8">
            <text:p>-72124.8</text:p>
          </table:table-cell>
          <table:table-cell office:value-type="float" office:value="0">
            <text:p>0</text:p>
          </table:table-cell>
          <table:table-cell office:value-type="string">
            <text:p>Novice Training Nav Uhr</text:p>
          </table:table-cell>
          <table:table-cell office:value-type="string">
            <text:p>Reactive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Blackbeards Wake</text:p>
          </table:table-cell>
          <table:table-cell office:value-type="string">
            <text:p>Harvest Field 4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65449.9">
            <text:p>65449.9</text:p>
          </table:table-cell>
          <table:table-cell office:value-type="float" office:value="-81130.7">
            <text:p>-81130.7</text:p>
          </table:table-cell>
          <table:table-cell office:value-type="float" office:value="0">
            <text:p>0</text:p>
          </table:table-cell>
          <table:table-cell office:value-type="string">
            <text:p>Twilight Path Sahn</text:p>
          </table:table-cell>
          <table:table-cell office:value-type="string">
            <text:p>Reactive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Blackbeards Wake</text:p>
          </table:table-cell>
          <table:table-cell office:value-type="string">
            <text:p>Harvest Field 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54226">
            <text:p>154226</text:p>
          </table:table-cell>
          <table:table-cell office:value-type="float" office:value="209528">
            <text:p>209528</text:p>
          </table:table-cell>
          <table:table-cell office:value-type="float" office:value="0">
            <text:p>0</text:p>
          </table:table-cell>
          <table:table-cell office:value-type="string">
            <text:p>Drone Fabrication Plant</text:p>
          </table:table-cell>
          <table:table-cell office:value-type="string">
            <text:p>Reactive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Blackbeards Wake</text:p>
          </table:table-cell>
          <table:table-cell office:value-type="string">
            <text:p>Harvest Field 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55102">
            <text:p>255102</text:p>
          </table:table-cell>
          <table:table-cell office:value-type="float" office:value="205424">
            <text:p>205424</text:p>
          </table:table-cell>
          <table:table-cell office:value-type="float" office:value="0">
            <text:p>0</text:p>
          </table:table-cell>
          <table:table-cell office:value-type="string">
            <text:p>Drone Fabrication Plant</text:p>
          </table:table-cell>
          <table:table-cell office:value-type="string">
            <text:p>Reactive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Blackbeards Wake</text:p>
          </table:table-cell>
          <table:table-cell office:value-type="string">
            <text:p>Harvest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-125283">
            <text:p>-125283</text:p>
          </table:table-cell>
          <table:table-cell office:value-type="float" office:value="102694">
            <text:p>102694</text:p>
          </table:table-cell>
          <table:table-cell office:value-type="float" office:value="0">
            <text:p>0</text:p>
          </table:table-cell>
          <table:table-cell office:value-type="string">
            <text:p>Dragon\'s View</text:p>
          </table:table-cell>
          <table:table-cell office:value-type="string">
            <text:p>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Blackbeards Wake</text:p>
          </table:table-cell>
          <table:table-cell office:value-type="string">
            <text:p>Harvest Field 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-83384.8">
            <text:p>-83384.8</text:p>
          </table:table-cell>
          <table:table-cell office:value-type="float" office:value="-71305.8">
            <text:p>-71305.8</text:p>
          </table:table-cell>
          <table:table-cell office:value-type="float" office:value="0">
            <text:p>0</text:p>
          </table:table-cell>
          <table:table-cell office:value-type="string">
            <text:p>Novice Training Nav Uhr</text:p>
          </table:table-cell>
          <table:table-cell office:value-type="string">
            <text:p>Reactive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Blackbeards Wake</text:p>
          </table:table-cell>
          <table:table-cell office:value-type="string">
            <text:p>Harvest Field 3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64915.7">
            <text:p>64915.7</text:p>
          </table:table-cell>
          <table:table-cell office:value-type="float" office:value="-80240.4">
            <text:p>-80240.4</text:p>
          </table:table-cell>
          <table:table-cell office:value-type="float" office:value="0">
            <text:p>0</text:p>
          </table:table-cell>
          <table:table-cell office:value-type="string">
            <text:p>Twilight Path Sahn</text:p>
          </table:table-cell>
          <table:table-cell office:value-type="string">
            <text:p>Reactive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Blackbeards Wake</text:p>
          </table:table-cell>
          <table:table-cell office:value-type="string">
            <text:p>Harvest Field 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53787">
            <text:p>153787</text:p>
          </table:table-cell>
          <table:table-cell office:value-type="float" office:value="209967">
            <text:p>209967</text:p>
          </table:table-cell>
          <table:table-cell office:value-type="float" office:value="0">
            <text:p>0</text:p>
          </table:table-cell>
          <table:table-cell office:value-type="string">
            <text:p>Drone Fabrication Plant</text:p>
          </table:table-cell>
          <table:table-cell office:value-type="string">
            <text:p>Reactive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Blackbeards Wake</text:p>
          </table:table-cell>
          <table:table-cell office:value-type="string">
            <text:p>Harvest Field 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54623">
            <text:p>254623</text:p>
          </table:table-cell>
          <table:table-cell office:value-type="float" office:value="205902">
            <text:p>205902</text:p>
          </table:table-cell>
          <table:table-cell office:value-type="float" office:value="0">
            <text:p>0</text:p>
          </table:table-cell>
          <table:table-cell office:value-type="string">
            <text:p>Drone Fabrication Plant</text:p>
          </table:table-cell>
          <table:table-cell office:value-type="string">
            <text:p>Reactive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Blackbeards Wake</text:p>
          </table:table-cell>
          <table:table-cell office:value-type="string">
            <text:p>Harvest Field 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9198.2">
            <text:p>29198.2</text:p>
          </table:table-cell>
          <table:table-cell office:value-type="float" office:value="40029.5">
            <text:p>40029.5</text:p>
          </table:table-cell>
          <table:table-cell office:value-type="float" office:value="0">
            <text:p>0</text:p>
          </table:table-cell>
          <table:table-cell office:value-type="string">
            <text:p>Dragon\'s Flight at Evening</text:p>
          </table:table-cell>
          <table:table-cell office:value-type="string">
            <text:p>Reactive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arpenter</text:p>
          </table:table-cell>
          <table:table-cell office:value-type="string">
            <text:p>Ores H Gas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-96409">
            <text:p>-96409</text:p>
          </table:table-cell>
          <table:table-cell office:value-type="float" office:value="3582.73">
            <text:p>3582.73</text:p>
          </table:table-cell>
          <table:table-cell office:value-type="float" office:value="0">
            <text:p>0</text:p>
          </table:table-cell>
          <table:table-cell office:value-type="string">
            <text:p>Yamuna\'s Weft</text:p>
          </table:table-cell>
          <table:table-cell office:value-type="string">
            <text:p>Hydrocarbon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arpenter</text:p>
          </table:table-cell>
          <table:table-cell office:value-type="string">
            <text:p>Ores GH 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2055.4">
            <text:p>32055.4</text:p>
          </table:table-cell>
          <table:table-cell office:value-type="float" office:value="-4526.49">
            <text:p>-4526.49</text:p>
          </table:table-cell>
          <table:table-cell office:value-type="float" office:value="0">
            <text:p>0</text:p>
          </table:table-cell>
          <table:table-cell office:value-type="string">
            <text:p>Gate to Tau Ceti System</text:p>
          </table:table-cell>
          <table:table-cell office:value-type="string">
            <text:p>Hydrocarbon 2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arpenter</text:p>
          </table:table-cell>
          <table:table-cell office:value-type="string">
            <text:p>Ores GH 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-94330.7">
            <text:p>-94330.7</text:p>
          </table:table-cell>
          <table:table-cell office:value-type="float" office:value="-2721.71">
            <text:p>-2721.71</text:p>
          </table:table-cell>
          <table:table-cell office:value-type="float" office:value="0">
            <text:p>0</text:p>
          </table:table-cell>
          <table:table-cell office:value-type="string">
            <text:p>Aurora 7</text:p>
          </table:table-cell>
          <table:table-cell office:value-type="string">
            <text:p>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arpenter</text:p>
          </table:table-cell>
          <table:table-cell office:value-type="string">
            <text:p>Ores GH 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98701.9">
            <text:p>-98701.9</text:p>
          </table:table-cell>
          <table:table-cell office:value-type="float" office:value="10090.5">
            <text:p>10090.5</text:p>
          </table:table-cell>
          <table:table-cell office:value-type="float" office:value="0">
            <text:p>0</text:p>
          </table:table-cell>
          <table:table-cell office:value-type="string">
            <text:p>Yamuna\'s Weft</text:p>
          </table:table-cell>
          <table:table-cell office:value-type="string">
            <text:p>Hydrocarbon 2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arpenter</text:p>
          </table:table-cell>
          <table:table-cell office:value-type="string">
            <text:p>Ores ACG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513">
            <text:p>24513</text:p>
          </table:table-cell>
          <table:table-cell office:value-type="float" office:value="-5413.83">
            <text:p>-5413.83</text:p>
          </table:table-cell>
          <table:table-cell office:value-type="float" office:value="0">
            <text:p>0</text:p>
          </table:table-cell>
          <table:table-cell office:value-type="string">
            <text:p>Gate to Tau Ceti System</text:p>
          </table:table-cell>
          <table:table-cell office:value-type="string">
            <text:p>Reactive 2;Metal 1;Hydrocarbon 3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arpenter</text:p>
          </table:table-cell>
          <table:table-cell office:value-type="string">
            <text:p>Ores ACG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4865.3">
            <text:p>34865.3</text:p>
          </table:table-cell>
          <table:table-cell office:value-type="float" office:value="4346.89">
            <text:p>4346.89</text:p>
          </table:table-cell>
          <table:table-cell office:value-type="float" office:value="0">
            <text:p>0</text:p>
          </table:table-cell>
          <table:table-cell office:value-type="string">
            <text:p>Gate to Tau Ceti System</text:p>
          </table:table-cell>
          <table:table-cell office:value-type="string">
            <text:p>Metal 2;Gem 2;Reactive 1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arpenter</text:p>
          </table:table-cell>
          <table:table-cell office:value-type="string">
            <text:p>Ores ACGH 9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8893.49">
            <text:p>8893.49</text:p>
          </table:table-cell>
          <table:table-cell office:value-type="float" office:value="126932">
            <text:p>126932</text:p>
          </table:table-cell>
          <table:table-cell office:value-type="float" office:value="0">
            <text:p>0</text:p>
          </table:table-cell>
          <table:table-cell office:value-type="string">
            <text:p>LaGrange 4 point</text:p>
          </table:table-cell>
          <table:table-cell office:value-type="string">
            <text:p>Metal 1;Gem 2;Reactive 2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arpenter</text:p>
          </table:table-cell>
          <table:table-cell office:value-type="string">
            <text:p>Ores ACGH 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84.696">
            <text:p>484.7</text:p>
          </table:table-cell>
          <table:table-cell office:value-type="float" office:value="-124232">
            <text:p>-124232</text:p>
          </table:table-cell>
          <table:table-cell office:value-type="float" office:value="0">
            <text:p>0</text:p>
          </table:table-cell>
          <table:table-cell office:value-type="string">
            <text:p>LaGrange 5 point</text:p>
          </table:table-cell>
          <table:table-cell office:value-type="string">
            <text:p>Metal 2;Gem 2;Reactive 2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arpenter</text:p>
          </table:table-cell>
          <table:table-cell office:value-type="string">
            <text:p>Ores ACGH 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6098.15">
            <text:p>-6098.15</text:p>
          </table:table-cell>
          <table:table-cell office:value-type="float" office:value="-128416">
            <text:p>-128416</text:p>
          </table:table-cell>
          <table:table-cell office:value-type="float" office:value="0">
            <text:p>0</text:p>
          </table:table-cell>
          <table:table-cell office:value-type="string">
            <text:p>LaGrange 5 point</text:p>
          </table:table-cell>
          <table:table-cell office:value-type="string">
            <text:p>Metal 1;Gem 1;Reactive 3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arpenter</text:p>
          </table:table-cell>
          <table:table-cell office:value-type="string">
            <text:p>Ores ACGH 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020.86">
            <text:p>7020.86</text:p>
          </table:table-cell>
          <table:table-cell office:value-type="float" office:value="-129466">
            <text:p>-129466</text:p>
          </table:table-cell>
          <table:table-cell office:value-type="float" office:value="0">
            <text:p>0</text:p>
          </table:table-cell>
          <table:table-cell office:value-type="string">
            <text:p>LaGrange 5 point</text:p>
          </table:table-cell>
          <table:table-cell office:value-type="string">
            <text:p>Metal 3;Hydrocarbon 3;Gem 1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arpenter</text:p>
          </table:table-cell>
          <table:table-cell office:value-type="string">
            <text:p>Ores ACGH 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54.923">
            <text:p>854.92</text:p>
          </table:table-cell>
          <table:table-cell office:value-type="float" office:value="-117921">
            <text:p>-117921</text:p>
          </table:table-cell>
          <table:table-cell office:value-type="float" office:value="0">
            <text:p>0</text:p>
          </table:table-cell>
          <table:table-cell office:value-type="string">
            <text:p>LaGrange 5 point</text:p>
          </table:table-cell>
          <table:table-cell office:value-type="string">
            <text:p>Hydrocarbon 1;Metal 2;Reactive 3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arpenter</text:p>
          </table:table-cell>
          <table:table-cell office:value-type="string">
            <text:p>Ores ACGH 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-9408.44">
            <text:p>-9408.44</text:p>
          </table:table-cell>
          <table:table-cell office:value-type="float" office:value="120418">
            <text:p>120418</text:p>
          </table:table-cell>
          <table:table-cell office:value-type="float" office:value="0">
            <text:p>0</text:p>
          </table:table-cell>
          <table:table-cell office:value-type="string">
            <text:p>LaGrange 4 point</text:p>
          </table:table-cell>
          <table:table-cell office:value-type="string">
            <text:p>Metal 1;Gem 2;Reactive 2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arpenter</text:p>
          </table:table-cell>
          <table:table-cell office:value-type="string">
            <text:p>Ores ACGH 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922.1">
            <text:p>2922.1</text:p>
          </table:table-cell>
          <table:table-cell office:value-type="float" office:value="115842">
            <text:p>115842</text:p>
          </table:table-cell>
          <table:table-cell office:value-type="float" office:value="0">
            <text:p>0</text:p>
          </table:table-cell>
          <table:table-cell office:value-type="string">
            <text:p>LaGrange 4 point</text:p>
          </table:table-cell>
          <table:table-cell office:value-type="string">
            <text:p>Metal 2;Gem 2;Reactive 2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arpenter</text:p>
          </table:table-cell>
          <table:table-cell office:value-type="string">
            <text:p>Ores ACGH 8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-4755.41">
            <text:p>-4755.41</text:p>
          </table:table-cell>
          <table:table-cell office:value-type="float" office:value="131973">
            <text:p>131973</text:p>
          </table:table-cell>
          <table:table-cell office:value-type="float" office:value="0">
            <text:p>0</text:p>
          </table:table-cell>
          <table:table-cell office:value-type="string">
            <text:p>LaGrange 4 point</text:p>
          </table:table-cell>
          <table:table-cell office:value-type="string">
            <text:p>Metal 1;Gem 1;Reactive 2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arpenter</text:p>
          </table:table-cell>
          <table:table-cell office:value-type="string">
            <text:p>Ores ACGH 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507.71">
            <text:p>1507.71</text:p>
          </table:table-cell>
          <table:table-cell office:value-type="float" office:value="124568">
            <text:p>124568</text:p>
          </table:table-cell>
          <table:table-cell office:value-type="float" office:value="0">
            <text:p>0</text:p>
          </table:table-cell>
          <table:table-cell office:value-type="string">
            <text:p>LaGrange 4 point</text:p>
          </table:table-cell>
          <table:table-cell office:value-type="string">
            <text:p>Metal 2;Gem 1;Reactive 3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arpenter</text:p>
          </table:table-cell>
          <table:table-cell office:value-type="string">
            <text:p>Ores ACGH 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-2510.83">
            <text:p>-2510.83</text:p>
          </table:table-cell>
          <table:table-cell office:value-type="float" office:value="-126171">
            <text:p>-126171</text:p>
          </table:table-cell>
          <table:table-cell office:value-type="float" office:value="0">
            <text:p>0</text:p>
          </table:table-cell>
          <table:table-cell office:value-type="string">
            <text:p>LaGrange 5 point</text:p>
          </table:table-cell>
          <table:table-cell office:value-type="string">
            <text:p>Metal 1;Gem 2;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arpenter</text:p>
          </table:table-cell>
          <table:table-cell office:value-type="string">
            <text:p>Gas 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-103381">
            <text:p>-103381</text:p>
          </table:table-cell>
          <table:table-cell office:value-type="float" office:value="-103253">
            <text:p>-103253</text:p>
          </table:table-cell>
          <table:table-cell office:value-type="float" office:value="0">
            <text:p>0</text:p>
          </table:table-cell>
          <table:table-cell office:value-type="string">
            <text:p>Nav Carpenter 8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arpenter</text:p>
          </table:table-cell>
          <table:table-cell office:value-type="string">
            <text:p>Gas 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-114014">
            <text:p>-114014</text:p>
          </table:table-cell>
          <table:table-cell office:value-type="float" office:value="-109833">
            <text:p>-109833</text:p>
          </table:table-cell>
          <table:table-cell office:value-type="float" office:value="0">
            <text:p>0</text:p>
          </table:table-cell>
          <table:table-cell office:value-type="string">
            <text:p>Nav Carpenter 8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ooper</text:p>
          </table:table-cell>
          <table:table-cell office:value-type="string">
            <text:p>Ores ACGH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60911">
            <text:p>160911</text:p>
          </table:table-cell>
          <table:table-cell office:value-type="float" office:value="68493.6">
            <text:p>68493.6</text:p>
          </table:table-cell>
          <table:table-cell office:value-type="float" office:value="0">
            <text:p>0</text:p>
          </table:table-cell>
          <table:table-cell office:value-type="string">
            <text:p>Wreckage of Alliance 7</text:p>
          </table:table-cell>
          <table:table-cell office:value-type="string">
            <text:p>Metal 1;Gem 1;Reactive 1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ooper</text:p>
          </table:table-cell>
          <table:table-cell office:value-type="string">
            <text:p>Ores ACGH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2213.7">
            <text:p>22213.7</text:p>
          </table:table-cell>
          <table:table-cell office:value-type="float" office:value="40211">
            <text:p>40211</text:p>
          </table:table-cell>
          <table:table-cell office:value-type="float" office:value="0">
            <text:p>0</text:p>
          </table:table-cell>
          <table:table-cell office:value-type="string">
            <text:p>Inner Ring 3</text:p>
          </table:table-cell>
          <table:table-cell office:value-type="string">
            <text:p>Reactive 1;Metal 3;Hydrocarbon 3;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ooper</text:p>
          </table:table-cell>
          <table:table-cell office:value-type="string">
            <text:p>Ores ACGH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59412.5">
            <text:p>59412.5</text:p>
          </table:table-cell>
          <table:table-cell office:value-type="float" office:value="65137.2">
            <text:p>65137.2</text:p>
          </table:table-cell>
          <table:table-cell office:value-type="float" office:value="0">
            <text:p>0</text:p>
          </table:table-cell>
          <table:table-cell office:value-type="string">
            <text:p>Inner Ring 4</text:p>
          </table:table-cell>
          <table:table-cell office:value-type="string">
            <text:p>Reactive 1;Metal 3;Hydrocarbon 3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ooper</text:p>
          </table:table-cell>
          <table:table-cell office:value-type="string">
            <text:p>Ores AG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61001">
            <text:p>161001</text:p>
          </table:table-cell>
          <table:table-cell office:value-type="float" office:value="65823.8">
            <text:p>65823.8</text:p>
          </table:table-cell>
          <table:table-cell office:value-type="float" office:value="0">
            <text:p>0</text:p>
          </table:table-cell>
          <table:table-cell office:value-type="string">
            <text:p>Wreckage of Alliance 7</text:p>
          </table:table-cell>
          <table:table-cell office:value-type="string">
            <text:p>Metal 1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ooper</text:p>
          </table:table-cell>
          <table:table-cell office:value-type="string">
            <text:p>Ores ACGH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95562.3">
            <text:p>95562.3</text:p>
          </table:table-cell>
          <table:table-cell office:value-type="float" office:value="-51584.1">
            <text:p>-51584.1</text:p>
          </table:table-cell>
          <table:table-cell office:value-type="float" office:value="0">
            <text:p>0</text:p>
          </table:table-cell>
          <table:table-cell office:value-type="string">
            <text:p>Misery Point</text:p>
          </table:table-cell>
          <table:table-cell office:value-type="string">
            <text:p>Metal 2;Gem 2;Reactive 1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ooper</text:p>
          </table:table-cell>
          <table:table-cell office:value-type="string">
            <text:p>Ores AG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-22388.2">
            <text:p>-22388.2</text:p>
          </table:table-cell>
          <table:table-cell office:value-type="float" office:value="65553.3">
            <text:p>65553.3</text:p>
          </table:table-cell>
          <table:table-cell office:value-type="float" office:value="0">
            <text:p>0</text:p>
          </table:table-cell>
          <table:table-cell office:value-type="string">
            <text:p>Bran\'s View</text:p>
          </table:table-cell>
          <table:table-cell office:value-type="string">
            <text:p>Metal 2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ooper</text:p>
          </table:table-cell>
          <table:table-cell office:value-type="string">
            <text:p>Ores ACH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-59605.2">
            <text:p>-59605.2</text:p>
          </table:table-cell>
          <table:table-cell office:value-type="float" office:value="84545.5">
            <text:p>84545.5</text:p>
          </table:table-cell>
          <table:table-cell office:value-type="float" office:value="0">
            <text:p>0</text:p>
          </table:table-cell>
          <table:table-cell office:value-type="string">
            <text:p>Inner Ring 1</text:p>
          </table:table-cell>
          <table:table-cell office:value-type="string">
            <text:p>Gem 3;Hydrocarbon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ooper</text:p>
          </table:table-cell>
          <table:table-cell office:value-type="string">
            <text:p>Ores ACH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-37901.1">
            <text:p>-37901.1</text:p>
          </table:table-cell>
          <table:table-cell office:value-type="float" office:value="43604.1">
            <text:p>43604.1</text:p>
          </table:table-cell>
          <table:table-cell office:value-type="float" office:value="0">
            <text:p>0</text:p>
          </table:table-cell>
          <table:table-cell office:value-type="string">
            <text:p>Inner Ring 2</text:p>
          </table:table-cell>
          <table:table-cell office:value-type="string">
            <text:p>Metal 2;Hydrocarbon 2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ooper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-159199">
            <text:p>-159199</text:p>
          </table:table-cell>
          <table:table-cell office:value-type="float" office:value="-50133.7">
            <text:p>-50133.7</text:p>
          </table:table-cell>
          <table:table-cell office:value-type="float" office:value="0">
            <text:p>0</text:p>
          </table:table-cell>
          <table:table-cell office:value-type="string">
            <text:p>Sector Gate to Grissom</text:p>
          </table:table-cell>
          <table:table-cell office:value-type="string">
            <text:p>Metal 1;Gem 3;Reactive 1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ooper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-156533">
            <text:p>-156533</text:p>
          </table:table-cell>
          <table:table-cell office:value-type="float" office:value="18933">
            <text:p>18933</text:p>
          </table:table-cell>
          <table:table-cell office:value-type="float" office:value="0">
            <text:p>0</text:p>
          </table:table-cell>
          <table:table-cell office:value-type="string">
            <text:p>Sector Gate to Grissom</text:p>
          </table:table-cell>
          <table:table-cell office:value-type="string">
            <text:p>Metal 2;Gem 2;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ooper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47426">
            <text:p>147426</text:p>
          </table:table-cell>
          <table:table-cell office:value-type="float" office:value="78222.1">
            <text:p>78222.1</text:p>
          </table:table-cell>
          <table:table-cell office:value-type="float" office:value="0">
            <text:p>0</text:p>
          </table:table-cell>
          <table:table-cell office:value-type="string">
            <text:p>Wreckage of Alliance 7</text:p>
          </table:table-cell>
          <table:table-cell office:value-type="string">
            <text:p>Metal 2;Gem 2;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ooper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94396.8">
            <text:p>94396.8</text:p>
          </table:table-cell>
          <table:table-cell office:value-type="float" office:value="-47067.8">
            <text:p>-47067.8</text:p>
          </table:table-cell>
          <table:table-cell office:value-type="float" office:value="0">
            <text:p>0</text:p>
          </table:table-cell>
          <table:table-cell office:value-type="string">
            <text:p>Misery Point</text:p>
          </table:table-cell>
          <table:table-cell office:value-type="string">
            <text:p>Metal 2;Gem 1;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Cooper</text:p>
          </table:table-cell>
          <table:table-cell office:value-type="string">
            <text:p>Fish L50-53</text:p>
          </table:table-cell>
          <table:table-cell table:number-columns-repeated="2" office:value-type="string">
            <text:p>NULL</text:p>
          </table:table-cell>
          <table:table-cell office:value-type="float" office:value="-201747">
            <text:p>-201747</text:p>
          </table:table-cell>
          <table:table-cell office:value-type="float" office:value="-134949">
            <text:p>-134949</text:p>
          </table:table-cell>
          <table:table-cell office:value-type="float" office:value="0">
            <text:p>0</text:p>
          </table:table-cell>
          <table:table-cell office:value-type="string">
            <text:p>Hulk of Research Ship Tet</text:p>
          </table:table-cell>
          <table:table-cell office:value-type="string">
            <text:p>Reactive 3;Metal 2;Reactive 1;Metal 3;Reactive 2;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Dahin</text:p>
          </table:table-cell>
          <table:table-cell office:value-type="string">
            <text:p>far east mining 1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-186609">
            <text:p>-186609</text:p>
          </table:table-cell>
          <table:table-cell office:value-type="float" office:value="48586.9">
            <text:p>48586.9</text:p>
          </table:table-cell>
          <table:table-cell office:value-type="float" office:value="0">
            <text:p>0</text:p>
          </table:table-cell>
          <table:table-cell office:value-type="string">
            <text:p>Dahin</text:p>
          </table:table-cell>
          <table:table-cell office:value-type="string">
            <text:p>Gem 3;Gem 2;Gem 1;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Dahin</text:p>
          </table:table-cell>
          <table:table-cell office:value-type="string">
            <text:p>level 4 field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06622">
            <text:p>106622</text:p>
          </table:table-cell>
          <table:table-cell office:value-type="float" office:value="177550">
            <text:p>177550</text:p>
          </table:table-cell>
          <table:table-cell office:value-type="float" office:value="0">
            <text:p>0</text:p>
          </table:table-cell>
          <table:table-cell office:value-type="string">
            <text:p>Dahin Skyway 5</text:p>
          </table:table-cell>
          <table:table-cell office:value-type="string">
            <text:p>Metal 1;Metal 2;Metal 3;Hydrocarbon 1;Hydrocarbon 2;Hydrocarbon 3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Dahin</text:p>
          </table:table-cell>
          <table:table-cell office:value-type="string">
            <text:p>random harvest 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49972">
            <text:p>149972</text:p>
          </table:table-cell>
          <table:table-cell office:value-type="float" office:value="79163.1">
            <text:p>79163.1</text:p>
          </table:table-cell>
          <table:table-cell office:value-type="float" office:value="0">
            <text:p>0</text:p>
          </table:table-cell>
          <table:table-cell office:value-type="string">
            <text:p>Hau Field Beacon</text:p>
          </table:table-cell>
          <table:table-cell office:value-type="string">
            <text:p>Reactive 2;Reactive 3;Metal 2;Metal 3;Hydrocarbon 2;Hydrocarbon 3;Gas Pocket 1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Dahin</text:p>
          </table:table-cell>
          <table:table-cell office:value-type="string">
            <text:p>Level 2-4 field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7231">
            <text:p>157231</text:p>
          </table:table-cell>
          <table:table-cell office:value-type="float" office:value="-8209.06">
            <text:p>-8209.06</text:p>
          </table:table-cell>
          <table:table-cell office:value-type="float" office:value="0">
            <text:p>0</text:p>
          </table:table-cell>
          <table:table-cell office:value-type="string">
            <text:p>Dahin Skyway 1</text:p>
          </table:table-cell>
          <table:table-cell office:value-type="string">
            <text:p>Reactive 1;Reactive 2;Reactive 3;Metal 1;Metal 2;Metal 3;Hydrocarbon 1;Hydrocarbon 2;Hydrocarbon 3;Gem 1;Gem 2;Gem 3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Dahin</text:p>
          </table:table-cell>
          <table:table-cell office:value-type="string">
            <text:p>level 3 fiel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4351">
            <text:p>214351</text:p>
          </table:table-cell>
          <table:table-cell office:value-type="float" office:value="90656.8">
            <text:p>90656.8</text:p>
          </table:table-cell>
          <table:table-cell office:value-type="float" office:value="0">
            <text:p>0</text:p>
          </table:table-cell>
          <table:table-cell office:value-type="string">
            <text:p>Nav P17</text:p>
          </table:table-cell>
          <table:table-cell office:value-type="string">
            <text:p>Reactive 1;Reactive 2;Reactive 3;Metal 1;Metal 2;Metal 3;Hydrocarbon 1;Hydrocarbon 2;Hydrocarbon 3;Gem 1;Gem 2;Gem 3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Dahin</text:p>
          </table:table-cell>
          <table:table-cell office:value-type="string">
            <text:p>level 2 field w/ spindle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58070">
            <text:p>158070</text:p>
          </table:table-cell>
          <table:table-cell office:value-type="float" office:value="-53238.2">
            <text:p>-53238.2</text:p>
          </table:table-cell>
          <table:table-cell office:value-type="float" office:value="0">
            <text:p>0</text:p>
          </table:table-cell>
          <table:table-cell office:value-type="string">
            <text:p>Dahin Skyway 1</text:p>
          </table:table-cell>
          <table:table-cell office:value-type="string">
            <text:p>Reactive 1;Reactive 2;Reactive 3;Metal 1;Metal 2;Metal 3;Hydrocarbon 1;Hydrocarbon 2;Hydrocarbon 3;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Dahin</text:p>
          </table:table-cell>
          <table:table-cell office:value-type="string">
            <text:p>level 2 roids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85671">
            <text:p>185671</text:p>
          </table:table-cell>
          <table:table-cell office:value-type="float" office:value="140952">
            <text:p>140952</text:p>
          </table:table-cell>
          <table:table-cell office:value-type="float" office:value="0">
            <text:p>0</text:p>
          </table:table-cell>
          <table:table-cell office:value-type="string">
            <text:p>Nav P18</text:p>
          </table:table-cell>
          <table:table-cell office:value-type="string">
            <text:p>Reactive 1;Reactive 2;Reactive 3;Metal 1;Metal 2;Metal 3;Hydrocarbon 1;Hydrocarbon 2;Hydrocarbon 3;Gem 1;Gem 2;Gem 3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Dahin</text:p>
          </table:table-cell>
          <table:table-cell office:value-type="string">
            <text:p>level 1 field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2546.6">
            <text:p>92546.6</text:p>
          </table:table-cell>
          <table:table-cell office:value-type="float" office:value="-52157.4">
            <text:p>-52157.4</text:p>
          </table:table-cell>
          <table:table-cell office:value-type="float" office:value="0">
            <text:p>0</text:p>
          </table:table-cell>
          <table:table-cell office:value-type="string">
            <text:p>Dahin Skyway 2</text:p>
          </table:table-cell>
          <table:table-cell office:value-type="string">
            <text:p>Metal 1;Metal 2;Metal 3;Reactive 1;Reactive 2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Dahin</text:p>
          </table:table-cell>
          <table:table-cell office:value-type="string">
            <text:p>(Mordanite) Field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9093">
            <text:p>129093</text:p>
          </table:table-cell>
          <table:table-cell office:value-type="float" office:value="42810.2">
            <text:p>42810.2</text:p>
          </table:table-cell>
          <table:table-cell office:value-type="float" office:value="0">
            <text:p>0</text:p>
          </table:table-cell>
          <table:table-cell office:value-type="string">
            <text:p>Hau Field Beacon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Dahin Mining Interest</text:p>
          </table:table-cell>
          <table:table-cell office:value-type="string">
            <text:p>Gas Field 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-8971.55">
            <text:p>-8971.55</text:p>
          </table:table-cell>
          <table:table-cell office:value-type="float" office:value="17005.6">
            <text:p>17005.6</text:p>
          </table:table-cell>
          <table:table-cell office:value-type="float" office:value="2123.79">
            <text:p>2123.79</text:p>
          </table:table-cell>
          <table:table-cell office:value-type="string">
            <text:p>Weather Station</text:p>
          </table:table-cell>
          <table:table-cell office:value-type="string">
            <text:p>Gas Pocket 1;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Dahin Mining Interest</text:p>
          </table:table-cell>
          <table:table-cell office:value-type="string">
            <text:p>Gas field 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-16371.9">
            <text:p>-16371.9</text:p>
          </table:table-cell>
          <table:table-cell office:value-type="float" office:value="6280.2">
            <text:p>6280.2</text:p>
          </table:table-cell>
          <table:table-cell office:value-type="float" office:value="1.5">
            <text:p>1.5</text:p>
          </table:table-cell>
          <table:table-cell office:value-type="string">
            <text:p>Defunct Weather Station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Dahin Mining Interest</text:p>
          </table:table-cell>
          <table:table-cell office:value-type="string">
            <text:p>Gas Field 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-25833.4">
            <text:p>-25833.4</text:p>
          </table:table-cell>
          <table:table-cell office:value-type="float" office:value="-4738.88">
            <text:p>-4738.88</text:p>
          </table:table-cell>
          <table:table-cell office:value-type="float" office:value="1.8">
            <text:p>1.8</text:p>
          </table:table-cell>
          <table:table-cell office:value-type="string">
            <text:p>Defunct Weather Station</text:p>
          </table:table-cell>
          <table:table-cell office:value-type="string">
            <text:p>Gas Pocket 1;Hydrocarbon 1;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Dahin Mining Interest</text:p>
          </table:table-cell>
          <table:table-cell office:value-type="string">
            <text:p>L2 Field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-13422">
            <text:p>-13422</text:p>
          </table:table-cell>
          <table:table-cell office:value-type="float" office:value="-17419.7">
            <text:p>-17419.7</text:p>
          </table:table-cell>
          <table:table-cell office:value-type="float" office:value="1481.11">
            <text:p>1481.11</text:p>
          </table:table-cell>
          <table:table-cell office:value-type="string">
            <text:p>Defunct Weather Station</text:p>
          </table:table-cell>
          <table:table-cell office:value-type="string">
            <text:p>Gas Pocket 1;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arth</text:p>
          </table:table-cell>
          <table:table-cell office:value-type="string">
            <text:p>Harvestables 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3609.3">
            <text:p>23609.3</text:p>
          </table:table-cell>
          <table:table-cell office:value-type="float" office:value="61884.8">
            <text:p>61884.8</text:p>
          </table:table-cell>
          <table:table-cell office:value-type="float" office:value="0">
            <text:p>0</text:p>
          </table:table-cell>
          <table:table-cell office:value-type="string">
            <text:p>Sector Gate to Luna </text:p>
          </table:table-cell>
          <table:table-cell office:value-type="string">
            <text:p>Metal 1;Reactive 2;Hydrocarbon 2;Hydrocarbon 1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arth</text:p>
          </table:table-cell>
          <table:table-cell office:value-type="string">
            <text:p>Harvestables 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-98728.1">
            <text:p>-98728.1</text:p>
          </table:table-cell>
          <table:table-cell office:value-type="float" office:value="20307.7">
            <text:p>20307.7</text:p>
          </table:table-cell>
          <table:table-cell office:value-type="float" office:value="0">
            <text:p>0</text:p>
          </table:table-cell>
          <table:table-cell office:value-type="string">
            <text:p>Infiniti Campus</text:p>
          </table:table-cell>
          <table:table-cell office:value-type="string">
            <text:p>Metal 1;Hydrocarbon 1;Hydrocarbon 2;Gem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arth</text:p>
          </table:table-cell>
          <table:table-cell office:value-type="string">
            <text:p>Harvestables 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-68659.9">
            <text:p>-68659.9</text:p>
          </table:table-cell>
          <table:table-cell office:value-type="float" office:value="67308.9">
            <text:p>67308.9</text:p>
          </table:table-cell>
          <table:table-cell office:value-type="float" office:value="0">
            <text:p>0</text:p>
          </table:table-cell>
          <table:table-cell office:value-type="string">
            <text:p>Sector Gate to Asteroid Belt Alpha</text:p>
          </table:table-cell>
          <table:table-cell office:value-type="string">
            <text:p>Hydrocarbon 2;Gem 2;Gas Pocket 1;Hydrocarbon 1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arth</text:p>
          </table:table-cell>
          <table:table-cell office:value-type="string">
            <text:p>Harvestables 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-104251">
            <text:p>-104251</text:p>
          </table:table-cell>
          <table:table-cell office:value-type="float" office:value="57689.8">
            <text:p>57689.8</text:p>
          </table:table-cell>
          <table:table-cell office:value-type="float" office:value="0">
            <text:p>0</text:p>
          </table:table-cell>
          <table:table-cell office:value-type="string">
            <text:p>Infiniti Campus</text:p>
          </table:table-cell>
          <table:table-cell office:value-type="string">
            <text:p>Metal 2;Hydrocarbon 2;Gas Pocket 1;Hydrocarbon 3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arth</text:p>
          </table:table-cell>
          <table:table-cell office:value-type="string">
            <text:p>Harvestables 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-85224.1">
            <text:p>-85224.1</text:p>
          </table:table-cell>
          <table:table-cell office:value-type="float" office:value="66239.7">
            <text:p>66239.7</text:p>
          </table:table-cell>
          <table:table-cell office:value-type="float" office:value="0">
            <text:p>0</text:p>
          </table:table-cell>
          <table:table-cell office:value-type="string">
            <text:p>Infiniti Campus</text:p>
          </table:table-cell>
          <table:table-cell office:value-type="string">
            <text:p>Reactive 2;Metal 3;Hydrocarbon 2;Gem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_Res_L7_0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603.6">
            <text:p>14603.6</text:p>
          </table:table-cell>
          <table:table-cell office:value-type="float" office:value="99321.2">
            <text:p>99321.2</text:p>
          </table:table-cell>
          <table:table-cell office:value-type="float" office:value="0">
            <text:p>0</text:p>
          </table:table-cell>
          <table:table-cell office:value-type="string">
            <text:p>Asteroid EG9722</text:p>
          </table:table-cell>
          <table:table-cell office:value-type="string">
            <text:p>Reactive 1</text:p>
          </table:table-cell>
          <table:table-cell office:value-type="string">
            <text:p>Apollonite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_Res_L6_03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4837.5">
            <text:p>14837.5</text:p>
          </table:table-cell>
          <table:table-cell office:value-type="float" office:value="95417.5">
            <text:p>95417.5</text:p>
          </table:table-cell>
          <table:table-cell office:value-type="float" office:value="0">
            <text:p>0</text:p>
          </table:table-cell>
          <table:table-cell office:value-type="string">
            <text:p>Asteroid EG9722</text:p>
          </table:table-cell>
          <table:table-cell office:value-type="string">
            <text:p>Reactive 3;Metal 1</text:p>
          </table:table-cell>
          <table:table-cell office:value-type="string">
            <text:p>Cannon Explosive Missile;Longbow Chemical Round;Longbow Plasma Round;Adamantine Ore;Discordite;Raw Flawless Ruby;Stygian Blackwater;Apollonite;Titus VI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_Res_L6_0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6903.54">
            <text:p>6903.54</text:p>
          </table:table-cell>
          <table:table-cell office:value-type="float" office:value="96057.3">
            <text:p>96057.3</text:p>
          </table:table-cell>
          <table:table-cell office:value-type="float" office:value="0">
            <text:p>0</text:p>
          </table:table-cell>
          <table:table-cell office:value-type="string">
            <text:p>Asteroid EG9722</text:p>
          </table:table-cell>
          <table:table-cell office:value-type="string">
            <text:p>Metal 1;Reactive 2;Gem 2;Inorganic Hulk 01</text:p>
          </table:table-cell>
          <table:table-cell office:value-type="string">
            <text:p>Cannon Explosive Missile;Longbow Chemical Round;Longbow Plasma Round;Harpy\'s Pluck;Binder Tria;Energy Sink Tria;Miner Tria;Shelter Tria;Adamantine Ore;Discordite;Raw Flawless Ruby;Stygian Blackwater;Apollonite;Hadrian III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_Res_L6_0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3027.4">
            <text:p>23027.4</text:p>
          </table:table-cell>
          <table:table-cell office:value-type="float" office:value="95161.6">
            <text:p>95161.6</text:p>
          </table:table-cell>
          <table:table-cell office:value-type="float" office:value="0">
            <text:p>0</text:p>
          </table:table-cell>
          <table:table-cell office:value-type="string">
            <text:p>Asteroid EG9722</text:p>
          </table:table-cell>
          <table:table-cell office:value-type="string">
            <text:p>Metal 1;Reactive 2;Hydrocarbon 2;Inorganic Hulk 01</text:p>
          </table:table-cell>
          <table:table-cell office:value-type="string">
            <text:p>Shield Augmentation Nanoprobes;Burden Tria;Laser Scope Tria;Plague Tria;Sting Tria;Energy Sink Quattuor;Falkirk Beta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_Res_L6_0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048.39">
            <text:p>1048.39</text:p>
          </table:table-cell>
          <table:table-cell office:value-type="float" office:value="89162.3">
            <text:p>89162.3</text:p>
          </table:table-cell>
          <table:table-cell office:value-type="float" office:value="0">
            <text:p>0</text:p>
          </table:table-cell>
          <table:table-cell office:value-type="string">
            <text:p>Asteroid EG9722</text:p>
          </table:table-cell>
          <table:table-cell office:value-type="string">
            <text:p>Metal 1;Reactive 1;Inorganic Hulk 01;Gem 1</text:p>
          </table:table-cell>
          <table:table-cell office:value-type="string">
            <text:p>Cannon Explosive Missile;Longbow Chemical Round;Longbow Plasma Round;Gazing Eye;Roc\'s Burst;Decay Tria;Lethargic Tria;Shatter Tria;Waking Tail;Adamantine Ore;Discordite;Raw Flawless Ruby;Stygian Blackwater;Apollonite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_Res_L6_05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1588.4">
            <text:p>31588.4</text:p>
          </table:table-cell>
          <table:table-cell office:value-type="float" office:value="89064.4">
            <text:p>89064.4</text:p>
          </table:table-cell>
          <table:table-cell office:value-type="float" office:value="0">
            <text:p>0</text:p>
          </table:table-cell>
          <table:table-cell office:value-type="string">
            <text:p>Asteroid EG9723</text:p>
          </table:table-cell>
          <table:table-cell office:value-type="string">
            <text:p>Metal 1;Reactive 1;Gem 1</text:p>
          </table:table-cell>
          <table:table-cell office:value-type="string">
            <text:p>Adamantine Ore;Discordite;Raw Flawless Ruby;Stygian Blackwater;Apollonite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_Res_L6_0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15806.2">
            <text:p>-15806.2</text:p>
          </table:table-cell>
          <table:table-cell office:value-type="float" office:value="94882.5">
            <text:p>94882.5</text:p>
          </table:table-cell>
          <table:table-cell office:value-type="float" office:value="25">
            <text:p>25</text:p>
          </table:table-cell>
          <table:table-cell office:value-type="string">
            <text:p>Asteroid EG9721</text:p>
          </table:table-cell>
          <table:table-cell office:value-type="string">
            <text:p>Metal 1;Hydrocarbon 1</text:p>
          </table:table-cell>
          <table:table-cell office:value-type="string">
            <text:p>Adamantine Ore;Discordite;Raw Flawless Ruby;Stygian Blackwater;Apollonite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_Res_L6_0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-7641.7">
            <text:p>-7641.7</text:p>
          </table:table-cell>
          <table:table-cell office:value-type="float" office:value="87586.5">
            <text:p>87586.5</text:p>
          </table:table-cell>
          <table:table-cell office:value-type="float" office:value="-25">
            <text:p>-25</text:p>
          </table:table-cell>
          <table:table-cell office:value-type="string">
            <text:p>Asteroid EG9721</text:p>
          </table:table-cell>
          <table:table-cell office:value-type="string">
            <text:p>Metal 1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_Res_L6_0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-3646.29">
            <text:p>-3646.29</text:p>
          </table:table-cell>
          <table:table-cell office:value-type="float" office:value="106000">
            <text:p>106000</text:p>
          </table:table-cell>
          <table:table-cell office:value-type="float" office:value="25">
            <text:p>25</text:p>
          </table:table-cell>
          <table:table-cell office:value-type="string">
            <text:p>Asteroid EG9721</text:p>
          </table:table-cell>
          <table:table-cell office:value-type="string">
            <text:p>Metal 1;Reactive 1;Inorganic Hulk 01</text:p>
          </table:table-cell>
          <table:table-cell office:value-type="string">
            <text:p>Energy Sink Senio;Restore Senio;Adamantine Ore;Discordite;Raw Flawless Ruby;Stygian Blackwater;Apollonite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_Res_L4_0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9790.29">
            <text:p>9790.29</text:p>
          </table:table-cell>
          <table:table-cell office:value-type="float" office:value="86131.2">
            <text:p>86131.2</text:p>
          </table:table-cell>
          <table:table-cell office:value-type="float" office:value="0">
            <text:p>0</text:p>
          </table:table-cell>
          <table:table-cell office:value-type="string">
            <text:p>Asteroid EG9722</text:p>
          </table:table-cell>
          <table:table-cell office:value-type="string">
            <text:p>Metal 2;Hydrocarbon 1</text:p>
          </table:table-cell>
          <table:table-cell office:value-type="string">
            <text:p>Gallium Ore;Galactic Ore;Manganese Ore;Solar Sweet Oil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_Res_L4_0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7655.4">
            <text:p>27655.4</text:p>
          </table:table-cell>
          <table:table-cell office:value-type="float" office:value="90216.9">
            <text:p>90216.9</text:p>
          </table:table-cell>
          <table:table-cell office:value-type="float" office:value="0">
            <text:p>0</text:p>
          </table:table-cell>
          <table:table-cell office:value-type="string">
            <text:p>Asteroid EG9722</text:p>
          </table:table-cell>
          <table:table-cell office:value-type="string">
            <text:p>Metal 1;Hydrocarbon 2</text:p>
          </table:table-cell>
          <table:table-cell office:value-type="string">
            <text:p>Gallium Ore;Galactic Ore;Manganese Ore;Solar Sweet Oil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_Res_L4_03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5451.6">
            <text:p>15451.6</text:p>
          </table:table-cell>
          <table:table-cell office:value-type="float" office:value="94205.8">
            <text:p>94205.8</text:p>
          </table:table-cell>
          <table:table-cell office:value-type="float" office:value="0">
            <text:p>0</text:p>
          </table:table-cell>
          <table:table-cell office:value-type="string">
            <text:p>Asteroid EG9722</text:p>
          </table:table-cell>
          <table:table-cell office:value-type="string">
            <text:p>Metal 1;Hydrocarbon 1</text:p>
          </table:table-cell>
          <table:table-cell office:value-type="string">
            <text:p>Apollo IV;Galactic Ore;Manganese Ore;Solar Sweet Oil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_Res_L4_0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8146.6">
            <text:p>38146.6</text:p>
          </table:table-cell>
          <table:table-cell office:value-type="float" office:value="80548.5">
            <text:p>80548.5</text:p>
          </table:table-cell>
          <table:table-cell office:value-type="float" office:value="0">
            <text:p>0</text:p>
          </table:table-cell>
          <table:table-cell office:value-type="string">
            <text:p>Asteroid EG9723</text:p>
          </table:table-cell>
          <table:table-cell office:value-type="string">
            <text:p>Metal 1;Hydrocarbon 1</text:p>
          </table:table-cell>
          <table:table-cell office:value-type="string">
            <text:p>Gallium Ore;Galactic Ore;Manganese Ore;Solar Sweet Oil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_Res_L4_0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-5999.3">
            <text:p>-5999.3</text:p>
          </table:table-cell>
          <table:table-cell office:value-type="float" office:value="97286.7">
            <text:p>97286.7</text:p>
          </table:table-cell>
          <table:table-cell office:value-type="float" office:value="0">
            <text:p>0</text:p>
          </table:table-cell>
          <table:table-cell office:value-type="string">
            <text:p>Asteroid EG9721</text:p>
          </table:table-cell>
          <table:table-cell office:value-type="string">
            <text:p>Metal 1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_Res_L4_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266.8">
            <text:p>12266.8</text:p>
          </table:table-cell>
          <table:table-cell office:value-type="float" office:value="90666.2">
            <text:p>90666.2</text:p>
          </table:table-cell>
          <table:table-cell office:value-type="float" office:value="0">
            <text:p>0</text:p>
          </table:table-cell>
          <table:table-cell office:value-type="string">
            <text:p>Asteroid EG9722</text:p>
          </table:table-cell>
          <table:table-cell office:value-type="string">
            <text:p>Metal 1;Reactive 1;Inorganic Hulk 01</text:p>
          </table:table-cell>
          <table:table-cell office:value-type="string">
            <text:p>Arbalest Explosive Missile;Arbalest Primoris;Cannon VIII;Gallium Ore;Galactic Ore;Manganese Ore;Solar Sweet Oil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_Res_L4_Hulk</text:p>
          </table:table-cell>
          <table:table-cell table:number-columns-repeated="2" office:value-type="float" office:value="4">
            <text:p>4</text:p>
          </table:table-cell>
          <table:table-cell office:value-type="float" office:value="-13200.5">
            <text:p>-13200.5</text:p>
          </table:table-cell>
          <table:table-cell office:value-type="float" office:value="105132">
            <text:p>105132</text:p>
          </table:table-cell>
          <table:table-cell office:value-type="float" office:value="-25">
            <text:p>-25</text:p>
          </table:table-cell>
          <table:table-cell office:value-type="string">
            <text:p>Asteroid EG9721</text:p>
          </table:table-cell>
          <table:table-cell office:value-type="string">
            <text:p>Inorganic Hulk 01</text:p>
          </table:table-cell>
          <table:table-cell office:value-type="string">
            <text:p>Catapult Plasma Missile;Arbalest Explosive Missile;Mangonel Chemical Missile;Mangonel Plasma Missile;Trebuchet Explosive Missile;Atrophy Quattuor;Energy Sink Quattuor;Sting Quattuor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_Res_L4_0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907.93">
            <text:p>5907.93</text:p>
          </table:table-cell>
          <table:table-cell office:value-type="float" office:value="103047">
            <text:p>103047</text:p>
          </table:table-cell>
          <table:table-cell office:value-type="float" office:value="-100">
            <text:p>-100</text:p>
          </table:table-cell>
          <table:table-cell office:value-type="string">
            <text:p>Asteroid EG9722</text:p>
          </table:table-cell>
          <table:table-cell office:value-type="string">
            <text:p>Hydrocarbon 1;Metal 1</text:p>
          </table:table-cell>
          <table:table-cell office:value-type="string">
            <text:p>Gallium Ore;Galactic Ore;Manganese Ore;Solar Sweet Oil;Adamantine Ore;Discordite;Raw Flawless Ruby;Stygian Blackwater;Apollonite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3_S0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7739">
            <text:p>107739</text:p>
          </table:table-cell>
          <table:table-cell office:value-type="float" office:value="18944.8">
            <text:p>18944.8</text:p>
          </table:table-cell>
          <table:table-cell office:value-type="float" office:value="4700">
            <text:p>4700</text:p>
          </table:table-cell>
          <table:table-cell office:value-type="string">
            <text:p>Spinward Belt Point 5</text:p>
          </table:table-cell>
          <table:table-cell office:value-type="string">
            <text:p>Reactive 1;Metal 1</text:p>
          </table:table-cell>
          <table:table-cell office:value-type="string">
            <text:p>Calcite;Raw Topaz;Phosphates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3_S0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99075.3">
            <text:p>99075.3</text:p>
          </table:table-cell>
          <table:table-cell office:value-type="float" office:value="24924.1">
            <text:p>24924.1</text:p>
          </table:table-cell>
          <table:table-cell office:value-type="float" office:value="4500">
            <text:p>4500</text:p>
          </table:table-cell>
          <table:table-cell office:value-type="string">
            <text:p>Spinward Belt Point 5</text:p>
          </table:table-cell>
          <table:table-cell office:value-type="string">
            <text:p>Inorganic Hulk 01;Metal 2;Reactive 2</text:p>
          </table:table-cell>
          <table:table-cell office:value-type="string">
            <text:p>Lethargic Duo;Oraculum Secondus;Sting Duo;Calcite;Raw Topaz;Phosphates;Barite;Gallium Ore;Polonium Ore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3_S0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8092.8">
            <text:p>88092.8</text:p>
          </table:table-cell>
          <table:table-cell office:value-type="float" office:value="27974.8">
            <text:p>27974.8</text:p>
          </table:table-cell>
          <table:table-cell office:value-type="float" office:value="4800">
            <text:p>4800</text:p>
          </table:table-cell>
          <table:table-cell office:value-type="string">
            <text:p>Spinward Belt Point 5</text:p>
          </table:table-cell>
          <table:table-cell office:value-type="string">
            <text:p>Reactive 3;Metal 3</text:p>
          </table:table-cell>
          <table:table-cell office:value-type="string">
            <text:p>Phosphates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3_S0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1150">
            <text:p>101150</text:p>
          </table:table-cell>
          <table:table-cell office:value-type="float" office:value="-5338.75">
            <text:p>-5338.75</text:p>
          </table:table-cell>
          <table:table-cell office:value-type="float" office:value="3500">
            <text:p>3500</text:p>
          </table:table-cell>
          <table:table-cell office:value-type="string">
            <text:p>Spinward Belt Point 4</text:p>
          </table:table-cell>
          <table:table-cell office:value-type="string">
            <text:p>Metal 1;Reactive 2</text:p>
          </table:table-cell>
          <table:table-cell office:value-type="string">
            <text:p>Calcite;Raw Topaz;Phosphates;Barite;Gallium Ore;Polonium Ore;Galactic Ore;Manganese Ore;Solar Sweet Oil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3_A0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-88191.5">
            <text:p>-88191.5</text:p>
          </table:table-cell>
          <table:table-cell office:value-type="float" office:value="46858.3">
            <text:p>46858.3</text:p>
          </table:table-cell>
          <table:table-cell office:value-type="float" office:value="6200">
            <text:p>6200</text:p>
          </table:table-cell>
          <table:table-cell office:value-type="string">
            <text:p>Anti-Spinward Belt Point 3</text:p>
          </table:table-cell>
          <table:table-cell office:value-type="string">
            <text:p>Reactive 1</text:p>
          </table:table-cell>
          <table:table-cell office:value-type="string">
            <text:p>Catapult Plasma Missile;Burden Tria;Decay Tria;Phosphates;Barite;Gallium Ore;Polonium Ore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3_A0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-102141">
            <text:p>-102141</text:p>
          </table:table-cell>
          <table:table-cell office:value-type="float" office:value="39204.7">
            <text:p>39204.7</text:p>
          </table:table-cell>
          <table:table-cell office:value-type="float" office:value="5000">
            <text:p>5000</text:p>
          </table:table-cell>
          <table:table-cell office:value-type="string">
            <text:p>Anti-Spinward Belt Point 3</text:p>
          </table:table-cell>
          <table:table-cell office:value-type="string">
            <text:p>Gem 1;Reactive 3;Reactive 2;Inorganic Hulk 01</text:p>
          </table:table-cell>
          <table:table-cell office:value-type="string">
            <text:p>Crossbow Projectile Round;Decay Duo;Miner Duo;Shelter Duo;Sting Duo;Aluminum Ore;Crude Oil;Germanium Ore;Phosphates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3_A03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-73748.5">
            <text:p>-73748.5</text:p>
          </table:table-cell>
          <table:table-cell office:value-type="float" office:value="39575.1">
            <text:p>39575.1</text:p>
          </table:table-cell>
          <table:table-cell office:value-type="float" office:value="5000">
            <text:p>5000</text:p>
          </table:table-cell>
          <table:table-cell office:value-type="string">
            <text:p>Anti-Spinward Belt Point 3</text:p>
          </table:table-cell>
          <table:table-cell office:value-type="string">
            <text:p>Reactive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3_A0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-98493.9">
            <text:p>-98493.9</text:p>
          </table:table-cell>
          <table:table-cell office:value-type="float" office:value="5121.23">
            <text:p>5121.23</text:p>
          </table:table-cell>
          <table:table-cell office:value-type="float" office:value="2500">
            <text:p>2500</text:p>
          </table:table-cell>
          <table:table-cell office:value-type="string">
            <text:p>Anti-Spinward Belt Point 2</text:p>
          </table:table-cell>
          <table:table-cell office:value-type="string">
            <text:p>Metal 1</text:p>
          </table:table-cell>
          <table:table-cell office:value-type="string">
            <text:p>Catapult Plasma Missile;Aluminum Ore;Crude Oil;Phosphates;Barite;Gallium Ore;Polonium Ore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2_S0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0130">
            <text:p>110130</text:p>
          </table:table-cell>
          <table:table-cell office:value-type="float" office:value="-54520.9">
            <text:p>-54520.9</text:p>
          </table:table-cell>
          <table:table-cell office:value-type="float" office:value="300">
            <text:p>300</text:p>
          </table:table-cell>
          <table:table-cell office:value-type="string">
            <text:p>En0898 Scan Relay</text:p>
          </table:table-cell>
          <table:table-cell office:value-type="string">
            <text:p>Metal 1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2_S0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12255">
            <text:p>112255</text:p>
          </table:table-cell>
          <table:table-cell office:value-type="float" office:value="8084.18">
            <text:p>8084.18</text:p>
          </table:table-cell>
          <table:table-cell office:value-type="float" office:value="3500">
            <text:p>3500</text:p>
          </table:table-cell>
          <table:table-cell office:value-type="string">
            <text:p>Spinward Belt Point 5</text:p>
          </table:table-cell>
          <table:table-cell office:value-type="string">
            <text:p>Metal 1;Inorganic Hulk 01</text:p>
          </table:table-cell>
          <table:table-cell office:value-type="string">
            <text:p>Crossbow Projectile Round;CE3K Model 2;Aluminum Ore;Crude Oil;Germanium Ore;Phosphates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2_S0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88703">
            <text:p>88703</text:p>
          </table:table-cell>
          <table:table-cell office:value-type="float" office:value="-21324.3">
            <text:p>-21324.3</text:p>
          </table:table-cell>
          <table:table-cell office:value-type="float" office:value="0">
            <text:p>0</text:p>
          </table:table-cell>
          <table:table-cell office:value-type="string">
            <text:p>Spinward Belt Point 4</text:p>
          </table:table-cell>
          <table:table-cell office:value-type="string">
            <text:p>Reactive 3;Hydrocarbon 1</text:p>
          </table:table-cell>
          <table:table-cell office:value-type="string">
            <text:p>Calcite;Raw Topaz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2_S0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9204">
            <text:p>109204</text:p>
          </table:table-cell>
          <table:table-cell office:value-type="float" office:value="640.544">
            <text:p>640.54</text:p>
          </table:table-cell>
          <table:table-cell office:value-type="float" office:value="3800">
            <text:p>3800</text:p>
          </table:table-cell>
          <table:table-cell office:value-type="string">
            <text:p>Spinward Belt Point 5</text:p>
          </table:table-cell>
          <table:table-cell office:value-type="string">
            <text:p>Metal 1;Hydrocarbon 1</text:p>
          </table:table-cell>
          <table:table-cell office:value-type="string">
            <text:p>Aluminum Ore;Crude Oil;Germanium Ore;Phosphates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2_S0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93039.5">
            <text:p>93039.5</text:p>
          </table:table-cell>
          <table:table-cell office:value-type="float" office:value="-12825">
            <text:p>-12825</text:p>
          </table:table-cell>
          <table:table-cell office:value-type="float" office:value="2700">
            <text:p>2700</text:p>
          </table:table-cell>
          <table:table-cell office:value-type="string">
            <text:p>Spinward Belt Point 4</text:p>
          </table:table-cell>
          <table:table-cell office:value-type="string">
            <text:p>Reactive 2;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2_S0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94296.2">
            <text:p>94296.2</text:p>
          </table:table-cell>
          <table:table-cell office:value-type="float" office:value="-30082.3">
            <text:p>-30082.3</text:p>
          </table:table-cell>
          <table:table-cell office:value-type="float" office:value="1800">
            <text:p>1800</text:p>
          </table:table-cell>
          <table:table-cell office:value-type="string">
            <text:p>Spinward Belt Point 4</text:p>
          </table:table-cell>
          <table:table-cell office:value-type="string">
            <text:p>Reactive 2;Gas Pocket 1</text:p>
          </table:table-cell>
          <table:table-cell office:value-type="string">
            <text:p>Methane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2_S0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7833.3">
            <text:p>97833.3</text:p>
          </table:table-cell>
          <table:table-cell office:value-type="float" office:value="-38620">
            <text:p>-38620</text:p>
          </table:table-cell>
          <table:table-cell office:value-type="float" office:value="1500">
            <text:p>1500</text:p>
          </table:table-cell>
          <table:table-cell office:value-type="string">
            <text:p>Spinward Belt Point 3</text:p>
          </table:table-cell>
          <table:table-cell office:value-type="string">
            <text:p>Metal 2</text:p>
          </table:table-cell>
          <table:table-cell office:value-type="string">
            <text:p>Aluminum Ore;Crude Oil;Germanium Ore;Phosphates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2_S0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3566">
            <text:p>103566</text:p>
          </table:table-cell>
          <table:table-cell office:value-type="float" office:value="-47035.7">
            <text:p>-47035.7</text:p>
          </table:table-cell>
          <table:table-cell office:value-type="float" office:value="700">
            <text:p>700</text:p>
          </table:table-cell>
          <table:table-cell office:value-type="string">
            <text:p>Spinward Belt Point 3</text:p>
          </table:table-cell>
          <table:table-cell office:value-type="string">
            <text:p>Metal 2;Reactive 1</text:p>
          </table:table-cell>
          <table:table-cell office:value-type="string">
            <text:p>Crude Oil;Methane;Phosphates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2_A0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-87697.7">
            <text:p>-87697.7</text:p>
          </table:table-cell>
          <table:table-cell office:value-type="float" office:value="24514.9">
            <text:p>24514.9</text:p>
          </table:table-cell>
          <table:table-cell office:value-type="float" office:value="3700">
            <text:p>3700</text:p>
          </table:table-cell>
          <table:table-cell office:value-type="string">
            <text:p>Anti-Spinward Belt Point 3</text:p>
          </table:table-cell>
          <table:table-cell office:value-type="string">
            <text:p>Gem 1;Reactive 2;Reactive 3</text:p>
          </table:table-cell>
          <table:table-cell office:value-type="string">
            <text:p>CE3K Model 2;Calcite;Raw Topaz;Aluminum Ore;Crude Oil;Germanium Ore;Phosphates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2_A0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-79034">
            <text:p>-79034</text:p>
          </table:table-cell>
          <table:table-cell office:value-type="float" office:value="4631.67">
            <text:p>4631.67</text:p>
          </table:table-cell>
          <table:table-cell office:value-type="float" office:value="2500">
            <text:p>2500</text:p>
          </table:table-cell>
          <table:table-cell office:value-type="string">
            <text:p>Anti-Spinward Belt Point 2</text:p>
          </table:table-cell>
          <table:table-cell office:value-type="string">
            <text:p>Hydrocarbon 1;Reactive 2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2_A0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-88335.5">
            <text:p>-88335.5</text:p>
          </table:table-cell>
          <table:table-cell office:value-type="float" office:value="-12135.6">
            <text:p>-12135.6</text:p>
          </table:table-cell>
          <table:table-cell office:value-type="float" office:value="1200">
            <text:p>1200</text:p>
          </table:table-cell>
          <table:table-cell office:value-type="string">
            <text:p>Anti-Spinward Belt Point 1</text:p>
          </table:table-cell>
          <table:table-cell office:value-type="string">
            <text:p>Reactive 1;Reactive 2;Reactive 3</text:p>
          </table:table-cell>
          <table:table-cell office:value-type="string">
            <text:p>Aluminum Ore;Crude Oil;Germanium Ore;Phosphates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2_A0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-96652">
            <text:p>-96652</text:p>
          </table:table-cell>
          <table:table-cell office:value-type="float" office:value="-28538.6">
            <text:p>-28538.6</text:p>
          </table:table-cell>
          <table:table-cell office:value-type="float" office:value="0">
            <text:p>0</text:p>
          </table:table-cell>
          <table:table-cell office:value-type="string">
            <text:p>Anti-Spinward Belt Point 1</text:p>
          </table:table-cell>
          <table:table-cell office:value-type="string">
            <text:p>Gem 1;Reactive 2;Reactive 3</text:p>
          </table:table-cell>
          <table:table-cell office:value-type="string">
            <text:p>Calcite;Raw Topaz;Aluminum Ore;Crude Oil;Germanium Ore;Phosphates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2_A0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-81772.4">
            <text:p>-81772.4</text:p>
          </table:table-cell>
          <table:table-cell office:value-type="float" office:value="-28566.2">
            <text:p>-28566.2</text:p>
          </table:table-cell>
          <table:table-cell office:value-type="float" office:value="0">
            <text:p>0</text:p>
          </table:table-cell>
          <table:table-cell office:value-type="string">
            <text:p>Anti-Spinward Belt Point 1</text:p>
          </table:table-cell>
          <table:table-cell office:value-type="string">
            <text:p>Metal 1;Reactive 2;Reactive 3</text:p>
          </table:table-cell>
          <table:table-cell office:value-type="string">
            <text:p>Calcite;Raw Topaz;Aluminum Ore;Crude Oil;Germanium Ore;Phosphates;Mordanite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2_A0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88846.9">
            <text:p>-88846.9</text:p>
          </table:table-cell>
          <table:table-cell office:value-type="float" office:value="-28194.8">
            <text:p>-28194.8</text:p>
          </table:table-cell>
          <table:table-cell office:value-type="float" office:value="0">
            <text:p>0</text:p>
          </table:table-cell>
          <table:table-cell office:value-type="string">
            <text:p>Anti-Spinward Belt Point 1</text:p>
          </table:table-cell>
          <table:table-cell office:value-type="string">
            <text:p>Hydrocarbon 1;Reactive 2;Reactive 3</text:p>
          </table:table-cell>
          <table:table-cell office:value-type="string">
            <text:p>Calcite;Raw Topaz;Mordanite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2_A0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-88416">
            <text:p>-88416</text:p>
          </table:table-cell>
          <table:table-cell office:value-type="float" office:value="4654.35">
            <text:p>4654.35</text:p>
          </table:table-cell>
          <table:table-cell office:value-type="float" office:value="2500">
            <text:p>2500</text:p>
          </table:table-cell>
          <table:table-cell office:value-type="string">
            <text:p>Anti-Spinward Belt Point 2</text:p>
          </table:table-cell>
          <table:table-cell office:value-type="string">
            <text:p>Reactive 1;Reactive 2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L2_A0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-90138.9">
            <text:p>-90138.9</text:p>
          </table:table-cell>
          <table:table-cell office:value-type="float" office:value="39011.2">
            <text:p>39011.2</text:p>
          </table:table-cell>
          <table:table-cell office:value-type="float" office:value="5000">
            <text:p>5000</text:p>
          </table:table-cell>
          <table:table-cell office:value-type="string">
            <text:p>Anti-Spinward Belt Point 3</text:p>
          </table:table-cell>
          <table:table-cell office:value-type="string">
            <text:p>Metal 1</text:p>
          </table:table-cell>
          <table:table-cell office:value-type="string">
            <text:p>Crossbow Projectile Round;Calcite;Raw Topaz;Aluminum Ore;Crude Oil;Germanium Ore;Phosphates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AC01_L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7192">
            <text:p>117192</text:p>
          </table:table-cell>
          <table:table-cell office:value-type="float" office:value="-58977.8">
            <text:p>-58977.8</text:p>
          </table:table-cell>
          <table:table-cell office:value-type="float" office:value="0">
            <text:p>0</text:p>
          </table:table-cell>
          <table:table-cell office:value-type="string">
            <text:p>En0898 Scan Relay</text:p>
          </table:table-cell>
          <table:table-cell office:value-type="string">
            <text:p>Reactive 1;Reactive 2;Reactive 3</text:p>
          </table:table-cell>
          <table:table-cell office:value-type="string">
            <text:p>Calcite;Raw Topaz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_ByakRes_AC02_L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0232">
            <text:p>120232</text:p>
          </table:table-cell>
          <table:table-cell office:value-type="float" office:value="-62937.4">
            <text:p>-62937.4</text:p>
          </table:table-cell>
          <table:table-cell office:value-type="float" office:value="-300">
            <text:p>-300</text:p>
          </table:table-cell>
          <table:table-cell office:value-type="string">
            <text:p>En0898 Scan Relay</text:p>
          </table:table-cell>
          <table:table-cell office:value-type="string">
            <text:p>Reactive 1;Reactive 2;Reactive 3</text:p>
          </table:table-cell>
          <table:table-cell office:value-type="string">
            <text:p>Calcite;Raw Topaz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Arx Spartoi</text:p>
          </table:table-cell>
          <table:table-cell table:number-columns-repeated="2" office:value-type="string">
            <text:p>NULL</text:p>
          </table:table-cell>
          <table:table-cell office:value-type="float" office:value="23121.1">
            <text:p>23121.1</text:p>
          </table:table-cell>
          <table:table-cell office:value-type="float" office:value="-39168.6">
            <text:p>-39168.6</text:p>
          </table:table-cell>
          <table:table-cell office:value-type="float" office:value="0">
            <text:p>0</text:p>
          </table:table-cell>
          <table:table-cell office:value-type="string">
            <text:p>Arx Spartoi</text:p>
          </table:table-cell>
          <table:table-cell office:value-type="string">
            <text:p>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Anti-Spinward Belt Point 1</text:p>
          </table:table-cell>
          <table:table-cell table:number-columns-repeated="2" office:value-type="string">
            <text:p>NULL</text:p>
          </table:table-cell>
          <table:table-cell office:value-type="float" office:value="-89350.1">
            <text:p>-89350.1</text:p>
          </table:table-cell>
          <table:table-cell office:value-type="float" office:value="-28439.7">
            <text:p>-28439.7</text:p>
          </table:table-cell>
          <table:table-cell office:value-type="float" office:value="0">
            <text:p>0</text:p>
          </table:table-cell>
          <table:table-cell office:value-type="string">
            <text:p>Anti-Spinward Belt Point 1</text:p>
          </table:table-cell>
          <table:table-cell office:value-type="string">
            <text:p>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Rogue Progen Lv-8 03</text:p>
          </table:table-cell>
          <table:table-cell table:number-columns-repeated="2" office:value-type="string">
            <text:p>NULL</text:p>
          </table:table-cell>
          <table:table-cell office:value-type="float" office:value="102937">
            <text:p>102937</text:p>
          </table:table-cell>
          <table:table-cell office:value-type="float" office:value="56379.4">
            <text:p>56379.4</text:p>
          </table:table-cell>
          <table:table-cell office:value-type="float" office:value="3000">
            <text:p>3000</text:p>
          </table:table-cell>
          <table:table-cell office:value-type="string">
            <text:p>Spinward Belt Point 5</text:p>
          </table:table-cell>
          <table:table-cell office:value-type="string">
            <text:p>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ndriago</text:p>
          </table:table-cell>
          <table:table-cell office:value-type="string">
            <text:p>Luminous Manes</text:p>
          </table:table-cell>
          <table:table-cell table:number-columns-repeated="2" office:value-type="string">
            <text:p>NULL</text:p>
          </table:table-cell>
          <table:table-cell office:value-type="float" office:value="78406.3">
            <text:p>78406.3</text:p>
          </table:table-cell>
          <table:table-cell office:value-type="float" office:value="-21583.2">
            <text:p>-21583.2</text:p>
          </table:table-cell>
          <table:table-cell office:value-type="float" office:value="1750">
            <text:p>1750</text:p>
          </table:table-cell>
          <table:table-cell office:value-type="string">
            <text:p>Spinward Belt Point 4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quatorial Earth</text:p>
          </table:table-cell>
          <table:table-cell office:value-type="string">
            <text:p>Cassini Hydrocarbon Field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0449.8">
            <text:p>70449.8</text:p>
          </table:table-cell>
          <table:table-cell office:value-type="float" office:value="49929.5">
            <text:p>49929.5</text:p>
          </table:table-cell>
          <table:table-cell office:value-type="float" office:value="0">
            <text:p>0</text:p>
          </table:table-cell>
          <table:table-cell office:value-type="string">
            <text:p>asteroid_deco</text:p>
          </table:table-cell>
          <table:table-cell office:value-type="string">
            <text:p>Hydrocarbon 1;Hydrocarbon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quatorial Earth</text:p>
          </table:table-cell>
          <table:table-cell office:value-type="string">
            <text:p>Kampala Crystal Field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-13683.7">
            <text:p>-13683.7</text:p>
          </table:table-cell>
          <table:table-cell office:value-type="float" office:value="-3944.43">
            <text:p>-3944.43</text:p>
          </table:table-cell>
          <table:table-cell office:value-type="float" office:value="0">
            <text:p>0</text:p>
          </table:table-cell>
          <table:table-cell office:value-type="string">
            <text:p>Research Station Earth</text:p>
          </table:table-cell>
          <table:table-cell office:value-type="string">
            <text:p>Gem 1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quatorial Earth</text:p>
          </table:table-cell>
          <table:table-cell office:value-type="string">
            <text:p>Ulysses Asteroid Fiel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-55447">
            <text:p>-55447</text:p>
          </table:table-cell>
          <table:table-cell office:value-type="float" office:value="-17692.6">
            <text:p>-17692.6</text:p>
          </table:table-cell>
          <table:table-cell office:value-type="float" office:value="0">
            <text:p>0</text:p>
          </table:table-cell>
          <table:table-cell office:value-type="string">
            <text:p>Ulysses Point</text:p>
          </table:table-cell>
          <table:table-cell office:value-type="string">
            <text:p>Metal 2;Metal 3;Reactive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Equatorial Earth</text:p>
          </table:table-cell>
          <table:table-cell office:value-type="string">
            <text:p>Rosetta H/A/C Field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-89498.8">
            <text:p>-89498.8</text:p>
          </table:table-cell>
          <table:table-cell office:value-type="float" office:value="49119.8">
            <text:p>49119.8</text:p>
          </table:table-cell>
          <table:table-cell office:value-type="float" office:value="0">
            <text:p>0</text:p>
          </table:table-cell>
          <table:table-cell office:value-type="string">
            <text:p>Rosetta Point</text:p>
          </table:table-cell>
          <table:table-cell office:value-type="string">
            <text:p>Reactive 3;Metal 3;Hydrocarbon 2;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Field 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8087">
            <text:p>128087</text:p>
          </table:table-cell>
          <table:table-cell office:value-type="float" office:value="112823">
            <text:p>112823</text:p>
          </table:table-cell>
          <table:table-cell office:value-type="float" office:value="0">
            <text:p>0</text:p>
          </table:table-cell>
          <table:table-cell office:value-type="string">
            <text:p>Derelict Nav Point</text:p>
          </table:table-cell>
          <table:table-cell office:value-type="string">
            <text:p>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Field 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0801">
            <text:p>150801</text:p>
          </table:table-cell>
          <table:table-cell office:value-type="float" office:value="124314">
            <text:p>124314</text:p>
          </table:table-cell>
          <table:table-cell office:value-type="float" office:value="0">
            <text:p>0</text:p>
          </table:table-cell>
          <table:table-cell office:value-type="string">
            <text:p>Derelict Nav Point</text:p>
          </table:table-cell>
          <table:table-cell office:value-type="string">
            <text:p>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Field 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4458">
            <text:p>114458</text:p>
          </table:table-cell>
          <table:table-cell office:value-type="float" office:value="134736">
            <text:p>134736</text:p>
          </table:table-cell>
          <table:table-cell office:value-type="float" office:value="0">
            <text:p>0</text:p>
          </table:table-cell>
          <table:table-cell office:value-type="string">
            <text:p>Nav Fenris 11</text:p>
          </table:table-cell>
          <table:table-cell office:value-type="string">
            <text:p>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Field 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36103">
            <text:p>136103</text:p>
          </table:table-cell>
          <table:table-cell office:value-type="float" office:value="135003">
            <text:p>135003</text:p>
          </table:table-cell>
          <table:table-cell office:value-type="float" office:value="0">
            <text:p>0</text:p>
          </table:table-cell>
          <table:table-cell office:value-type="string">
            <text:p>Derelict Nav Point</text:p>
          </table:table-cell>
          <table:table-cell office:value-type="string">
            <text:p>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Field 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3347.8">
            <text:p>93347.8</text:p>
          </table:table-cell>
          <table:table-cell office:value-type="float" office:value="137675">
            <text:p>137675</text:p>
          </table:table-cell>
          <table:table-cell office:value-type="float" office:value="0">
            <text:p>0</text:p>
          </table:table-cell>
          <table:table-cell office:value-type="string">
            <text:p>Nav Fenris 11</text:p>
          </table:table-cell>
          <table:table-cell office:value-type="string">
            <text:p>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Harvestable Field 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28038">
            <text:p>128038</text:p>
          </table:table-cell>
          <table:table-cell office:value-type="float" office:value="-19792.6">
            <text:p>-19792.6</text:p>
          </table:table-cell>
          <table:table-cell office:value-type="float" office:value="0">
            <text:p>0</text:p>
          </table:table-cell>
          <table:table-cell office:value-type="string">
            <text:p>Observer Relay 1</text:p>
          </table:table-cell>
          <table:table-cell office:value-type="string">
            <text:p>Hydrocarbon 1;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Harvestable Field 9</text:p>
          </table:table-cell>
          <table:table-cell table:number-columns-repeated="2" office:value-type="float" office:value="8">
            <text:p>8</text:p>
          </table:table-cell>
          <table:table-cell office:value-type="float" office:value="129969">
            <text:p>129969</text:p>
          </table:table-cell>
          <table:table-cell office:value-type="float" office:value="-21965.1">
            <text:p>-21965.1</text:p>
          </table:table-cell>
          <table:table-cell office:value-type="float" office:value="0">
            <text:p>0</text:p>
          </table:table-cell>
          <table:table-cell office:value-type="string">
            <text:p>Observer Relay 1</text:p>
          </table:table-cell>
          <table:table-cell office:value-type="string">
            <text:p>Gem 1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Harvestable Field 1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-150714">
            <text:p>-150714</text:p>
          </table:table-cell>
          <table:table-cell office:value-type="float" office:value="-16461.3">
            <text:p>-16461.3</text:p>
          </table:table-cell>
          <table:table-cell office:value-type="float" office:value="0">
            <text:p>0</text:p>
          </table:table-cell>
          <table:table-cell office:value-type="string">
            <text:p>Nav Fenris 4</text:p>
          </table:table-cell>
          <table:table-cell office:value-type="string">
            <text:p>Gem 1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Harvestable Field 12</text:p>
          </table:table-cell>
          <table:table-cell table:number-columns-repeated="2" office:value-type="float" office:value="8">
            <text:p>8</text:p>
          </table:table-cell>
          <table:table-cell office:value-type="float" office:value="-150070">
            <text:p>-150070</text:p>
          </table:table-cell>
          <table:table-cell office:value-type="float" office:value="-19521.2">
            <text:p>-19521.2</text:p>
          </table:table-cell>
          <table:table-cell office:value-type="float" office:value="0">
            <text:p>0</text:p>
          </table:table-cell>
          <table:table-cell office:value-type="string">
            <text:p>Nav Fenris 4</text:p>
          </table:table-cell>
          <table:table-cell office:value-type="string">
            <text:p>Gem 1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Harvestable Field 1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4533.4">
            <text:p>24533.4</text:p>
          </table:table-cell>
          <table:table-cell office:value-type="float" office:value="-140533">
            <text:p>-140533</text:p>
          </table:table-cell>
          <table:table-cell office:value-type="float" office:value="0">
            <text:p>0</text:p>
          </table:table-cell>
          <table:table-cell office:value-type="string">
            <text:p>Nav Fenris 1</text:p>
          </table:table-cell>
          <table:table-cell office:value-type="string">
            <text:p>Hydrocarbon 1;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Harvestable Field 1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733.4">
            <text:p>23733.4</text:p>
          </table:table-cell>
          <table:table-cell office:value-type="float" office:value="-141067">
            <text:p>-141067</text:p>
          </table:table-cell>
          <table:table-cell office:value-type="float" office:value="0">
            <text:p>0</text:p>
          </table:table-cell>
          <table:table-cell office:value-type="string">
            <text:p>Nav Fenris 1</text:p>
          </table:table-cell>
          <table:table-cell office:value-type="string">
            <text:p>Gem 2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Harvestable Field 7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6650">
            <text:p>126650</text:p>
          </table:table-cell>
          <table:table-cell office:value-type="float" office:value="-22085.8">
            <text:p>-22085.8</text:p>
          </table:table-cell>
          <table:table-cell office:value-type="float" office:value="0">
            <text:p>0</text:p>
          </table:table-cell>
          <table:table-cell office:value-type="string">
            <text:p>Observer Relay 1</text:p>
          </table:table-cell>
          <table:table-cell office:value-type="string">
            <text:p>Hydrocarbon 1;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Harvestable Field 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148379">
            <text:p>-148379</text:p>
          </table:table-cell>
          <table:table-cell office:value-type="float" office:value="-17588.6">
            <text:p>-17588.6</text:p>
          </table:table-cell>
          <table:table-cell office:value-type="float" office:value="0">
            <text:p>0</text:p>
          </table:table-cell>
          <table:table-cell office:value-type="string">
            <text:p>Nav Fenris 4</text:p>
          </table:table-cell>
          <table:table-cell office:value-type="string">
            <text:p>Gem 1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Harvestable Field 15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9322.08">
            <text:p>9322.08</text:p>
          </table:table-cell>
          <table:table-cell office:value-type="float" office:value="8796.31">
            <text:p>8796.31</text:p>
          </table:table-cell>
          <table:table-cell office:value-type="float" office:value="0">
            <text:p>0</text:p>
          </table:table-cell>
          <table:table-cell office:value-type="string">
            <text:p>Observer Relay 3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Harvestable Field 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-147493">
            <text:p>-147493</text:p>
          </table:table-cell>
          <table:table-cell office:value-type="float" office:value="104968">
            <text:p>104968</text:p>
          </table:table-cell>
          <table:table-cell office:value-type="float" office:value="0">
            <text:p>0</text:p>
          </table:table-cell>
          <table:table-cell office:value-type="string">
            <text:p>Nav Fenris 6</text:p>
          </table:table-cell>
          <table:table-cell office:value-type="string">
            <text:p>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Harvestable Field 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626.7">
            <text:p>70626.7</text:p>
          </table:table-cell>
          <table:table-cell office:value-type="float" office:value="69933.8">
            <text:p>69933.8</text:p>
          </table:table-cell>
          <table:table-cell office:value-type="float" office:value="0">
            <text:p>0</text:p>
          </table:table-cell>
          <table:table-cell office:value-type="string">
            <text:p>Gleipnir</text:p>
          </table:table-cell>
          <table:table-cell office:value-type="string">
            <text:p>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Harvestable Field 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-149075">
            <text:p>-149075</text:p>
          </table:table-cell>
          <table:table-cell office:value-type="float" office:value="99616.7">
            <text:p>99616.7</text:p>
          </table:table-cell>
          <table:table-cell office:value-type="float" office:value="0">
            <text:p>0</text:p>
          </table:table-cell>
          <table:table-cell office:value-type="string">
            <text:p>Nav Fenris 6</text:p>
          </table:table-cell>
          <table:table-cell office:value-type="string">
            <text:p>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Harvestable Field 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8864.5">
            <text:p>68864.5</text:p>
          </table:table-cell>
          <table:table-cell office:value-type="float" office:value="69124.1">
            <text:p>69124.1</text:p>
          </table:table-cell>
          <table:table-cell office:value-type="float" office:value="0">
            <text:p>0</text:p>
          </table:table-cell>
          <table:table-cell office:value-type="string">
            <text:p>Gleipnir</text:p>
          </table:table-cell>
          <table:table-cell office:value-type="string">
            <text:p>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Harvestable Field 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-30402.3">
            <text:p>-30402.3</text:p>
          </table:table-cell>
          <table:table-cell office:value-type="float" office:value="109998">
            <text:p>109998</text:p>
          </table:table-cell>
          <table:table-cell office:value-type="float" office:value="0">
            <text:p>0</text:p>
          </table:table-cell>
          <table:table-cell office:value-type="string">
            <text:p>Nav Fenris 9</text:p>
          </table:table-cell>
          <table:table-cell office:value-type="string">
            <text:p>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Harvestable Field 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-34656.2">
            <text:p>-34656.2</text:p>
          </table:table-cell>
          <table:table-cell office:value-type="float" office:value="110055">
            <text:p>110055</text:p>
          </table:table-cell>
          <table:table-cell office:value-type="float" office:value="0">
            <text:p>0</text:p>
          </table:table-cell>
          <table:table-cell office:value-type="string">
            <text:p>Nav Fenris 9</text:p>
          </table:table-cell>
          <table:table-cell office:value-type="string">
            <text:p>Hydrocarbon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enris</text:p>
          </table:table-cell>
          <table:table-cell office:value-type="string">
            <text:p>Harvest Spawn 4</text:p>
          </table:table-cell>
          <table:table-cell table:number-columns-repeated="2" office:value-type="string">
            <text:p>NULL</text:p>
          </table:table-cell>
          <table:table-cell office:value-type="float" office:value="127917">
            <text:p>127917</text:p>
          </table:table-cell>
          <table:table-cell office:value-type="float" office:value="-23534.2">
            <text:p>-23534.2</text:p>
          </table:table-cell>
          <table:table-cell office:value-type="float" office:value="0">
            <text:p>0</text:p>
          </table:table-cell>
          <table:table-cell office:value-type="string">
            <text:p>Observer Relay 1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reya</text:p>
          </table:table-cell>
          <table:table-cell office:value-type="string">
            <text:p>Hidden Harvestable CGH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97561">
            <text:p>197561</text:p>
          </table:table-cell>
          <table:table-cell office:value-type="float" office:value="-2561.18">
            <text:p>-2561.18</text:p>
          </table:table-cell>
          <table:table-cell office:value-type="float" office:value="0">
            <text:p>0</text:p>
          </table:table-cell>
          <table:table-cell office:value-type="string">
            <text:p>Nav Freya 2</text:p>
          </table:table-cell>
          <table:table-cell office:value-type="string">
            <text:p>Reactive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reya</text:p>
          </table:table-cell>
          <table:table-cell office:value-type="string">
            <text:p>Hidden Harvestable ACH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201188">
            <text:p>201188</text:p>
          </table:table-cell>
          <table:table-cell office:value-type="float" office:value="5987.34">
            <text:p>5987.34</text:p>
          </table:table-cell>
          <table:table-cell office:value-type="float" office:value="0">
            <text:p>0</text:p>
          </table:table-cell>
          <table:table-cell office:value-type="string">
            <text:p>Asteroid RF-103</text:p>
          </table:table-cell>
          <table:table-cell office:value-type="string">
            <text:p>Gem 3;Hydrocarbon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reya</text:p>
          </table:table-cell>
          <table:table-cell office:value-type="string">
            <text:p>Ore G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-39836.9">
            <text:p>-39836.9</text:p>
          </table:table-cell>
          <table:table-cell office:value-type="float" office:value="-72869.9">
            <text:p>-72869.9</text:p>
          </table:table-cell>
          <table:table-cell office:value-type="float" office:value="0">
            <text:p>0</text:p>
          </table:table-cell>
          <table:table-cell office:value-type="string">
            <text:p>Freya Field 2</text:p>
          </table:table-cell>
          <table:table-cell office:value-type="string">
            <text:p>Reactive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reya</text:p>
          </table:table-cell>
          <table:table-cell office:value-type="string">
            <text:p>Ore ACH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-37222.7">
            <text:p>-37222.7</text:p>
          </table:table-cell>
          <table:table-cell office:value-type="float" office:value="-71275.9">
            <text:p>-71275.9</text:p>
          </table:table-cell>
          <table:table-cell office:value-type="float" office:value="0">
            <text:p>0</text:p>
          </table:table-cell>
          <table:table-cell office:value-type="string">
            <text:p>Freya Field 2</text:p>
          </table:table-cell>
          <table:table-cell office:value-type="string">
            <text:p>Metal 3;Gem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reya</text:p>
          </table:table-cell>
          <table:table-cell office:value-type="string">
            <text:p>Gas 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7596.71">
            <text:p>7596.71</text:p>
          </table:table-cell>
          <table:table-cell office:value-type="float" office:value="-24009.7">
            <text:p>-24009.7</text:p>
          </table:table-cell>
          <table:table-cell office:value-type="float" office:value="0">
            <text:p>0</text:p>
          </table:table-cell>
          <table:table-cell office:value-type="string">
            <text:p>Asteroid FP-X19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reya</text:p>
          </table:table-cell>
          <table:table-cell office:value-type="string">
            <text:p>Gas 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6851.3">
            <text:p>46851.3</text:p>
          </table:table-cell>
          <table:table-cell office:value-type="float" office:value="-18835.2">
            <text:p>-18835.2</text:p>
          </table:table-cell>
          <table:table-cell office:value-type="float" office:value="0">
            <text:p>0</text:p>
          </table:table-cell>
          <table:table-cell office:value-type="string">
            <text:p>Asteroid FP-X18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reya</text:p>
          </table:table-cell>
          <table:table-cell office:value-type="string">
            <text:p>Ores CH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1375">
            <text:p>171375</text:p>
          </table:table-cell>
          <table:table-cell office:value-type="float" office:value="75118.8">
            <text:p>75118.8</text:p>
          </table:table-cell>
          <table:table-cell office:value-type="float" office:value="0">
            <text:p>0</text:p>
          </table:table-cell>
          <table:table-cell office:value-type="string">
            <text:p>Nav Freya 1</text:p>
          </table:table-cell>
          <table:table-cell office:value-type="string">
            <text:p>Gem 1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reya</text:p>
          </table:table-cell>
          <table:table-cell office:value-type="string">
            <text:p>Ores ACGH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74617">
            <text:p>174617</text:p>
          </table:table-cell>
          <table:table-cell office:value-type="float" office:value="-80395.3">
            <text:p>-80395.3</text:p>
          </table:table-cell>
          <table:table-cell office:value-type="float" office:value="0">
            <text:p>0</text:p>
          </table:table-cell>
          <table:table-cell office:value-type="string">
            <text:p>Falk</text:p>
          </table:table-cell>
          <table:table-cell office:value-type="string">
            <text:p>Metal 1;Gem 3;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reya</text:p>
          </table:table-cell>
          <table:table-cell office:value-type="string">
            <text:p>Ores ACH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20579">
            <text:p>220579</text:p>
          </table:table-cell>
          <table:table-cell office:value-type="float" office:value="-50163.7">
            <text:p>-50163.7</text:p>
          </table:table-cell>
          <table:table-cell office:value-type="float" office:value="0">
            <text:p>0</text:p>
          </table:table-cell>
          <table:table-cell office:value-type="string">
            <text:p>Nifleheim Cloud 3</text:p>
          </table:table-cell>
          <table:table-cell office:value-type="string">
            <text:p>Gem 3;Hydrocarbon 2;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reya</text:p>
          </table:table-cell>
          <table:table-cell office:value-type="string">
            <text:p>Ores ACGH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96168">
            <text:p>196168</text:p>
          </table:table-cell>
          <table:table-cell office:value-type="float" office:value="-107929">
            <text:p>-107929</text:p>
          </table:table-cell>
          <table:table-cell office:value-type="float" office:value="0">
            <text:p>0</text:p>
          </table:table-cell>
          <table:table-cell office:value-type="string">
            <text:p>Nifleheim Cloud 3</text:p>
          </table:table-cell>
          <table:table-cell office:value-type="string">
            <text:p>Reactive 3;Metal 2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reya</text:p>
          </table:table-cell>
          <table:table-cell office:value-type="string">
            <text:p>Ores ACGH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4580.4">
            <text:p>34580.4</text:p>
          </table:table-cell>
          <table:table-cell office:value-type="float" office:value="-84507.1">
            <text:p>-84507.1</text:p>
          </table:table-cell>
          <table:table-cell office:value-type="float" office:value="0">
            <text:p>0</text:p>
          </table:table-cell>
          <table:table-cell office:value-type="string">
            <text:p>System Gate to Alpha Centauri</text:p>
          </table:table-cell>
          <table:table-cell office:value-type="string">
            <text:p>Metal 2;Gem 2;Reactive 2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reya</text:p>
          </table:table-cell>
          <table:table-cell office:value-type="string">
            <text:p>Ores ACGH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63367">
            <text:p>163367</text:p>
          </table:table-cell>
          <table:table-cell office:value-type="float" office:value="-72896.4">
            <text:p>-72896.4</text:p>
          </table:table-cell>
          <table:table-cell office:value-type="float" office:value="0">
            <text:p>0</text:p>
          </table:table-cell>
          <table:table-cell office:value-type="string">
            <text:p>Falk</text:p>
          </table:table-cell>
          <table:table-cell office:value-type="string">
            <text:p>Metal 3;Gem 2;Reactive 2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Freya</text:p>
          </table:table-cell>
          <table:table-cell office:value-type="string">
            <text:p>Ores ACG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9279">
            <text:p>219279</text:p>
          </table:table-cell>
          <table:table-cell office:value-type="float" office:value="-50683.8">
            <text:p>-50683.8</text:p>
          </table:table-cell>
          <table:table-cell office:value-type="float" office:value="0">
            <text:p>0</text:p>
          </table:table-cell>
          <table:table-cell office:value-type="string">
            <text:p>Nifleheim Cloud 3</text:p>
          </table:table-cell>
          <table:table-cell office:value-type="string">
            <text:p>Metal 1;Gem 1;Reactive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Gas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-27318.1">
            <text:p>-27318.1</text:p>
          </table:table-cell>
          <table:table-cell office:value-type="float" office:value="22979.1">
            <text:p>22979.1</text:p>
          </table:table-cell>
          <table:table-cell office:value-type="float" office:value="0">
            <text:p>0</text:p>
          </table:table-cell>
          <table:table-cell office:value-type="string">
            <text:p>Asteroid GP-X84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Ores AGH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25821">
            <text:p>225821</text:p>
          </table:table-cell>
          <table:table-cell office:value-type="float" office:value="-89998.2">
            <text:p>-89998.2</text:p>
          </table:table-cell>
          <table:table-cell office:value-type="float" office:value="1495">
            <text:p>1495</text:p>
          </table:table-cell>
          <table:table-cell office:value-type="string">
            <text:p>Asteroid GP-X30</text:p>
          </table:table-cell>
          <table:table-cell office:value-type="string">
            <text:p>Metal 1;Reactive 2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Ores AGH Gas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6210.3">
            <text:p>46210.3</text:p>
          </table:table-cell>
          <table:table-cell office:value-type="float" office:value="-141335">
            <text:p>-141335</text:p>
          </table:table-cell>
          <table:table-cell office:value-type="float" office:value="0">
            <text:p>0</text:p>
          </table:table-cell>
          <table:table-cell office:value-type="string">
            <text:p>Asteroid GP-X18</text:p>
          </table:table-cell>
          <table:table-cell office:value-type="string">
            <text:p>Metal 2;Reactive 1;Hydrocarbon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Gas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-36576.5">
            <text:p>-36576.5</text:p>
          </table:table-cell>
          <table:table-cell office:value-type="float" office:value="15263.8">
            <text:p>15263.8</text:p>
          </table:table-cell>
          <table:table-cell office:value-type="float" office:value="0">
            <text:p>0</text:p>
          </table:table-cell>
          <table:table-cell office:value-type="string">
            <text:p>Asteroid GP-X88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gas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-17949.6">
            <text:p>-17949.6</text:p>
          </table:table-cell>
          <table:table-cell office:value-type="float" office:value="27828.7">
            <text:p>27828.7</text:p>
          </table:table-cell>
          <table:table-cell office:value-type="float" office:value="0">
            <text:p>0</text:p>
          </table:table-cell>
          <table:table-cell office:value-type="string">
            <text:p>Asteroid GP-X84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00367">
            <text:p>200367</text:p>
          </table:table-cell>
          <table:table-cell office:value-type="float" office:value="-102103">
            <text:p>-102103</text:p>
          </table:table-cell>
          <table:table-cell office:value-type="float" office:value="778">
            <text:p>778</text:p>
          </table:table-cell>
          <table:table-cell office:value-type="string">
            <text:p>Sector Gate to Carpenter</text:p>
          </table:table-cell>
          <table:table-cell office:value-type="string">
            <text:p>Metal 1;Gem 2;Reactive 3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31588">
            <text:p>231588</text:p>
          </table:table-cell>
          <table:table-cell office:value-type="float" office:value="-85198.5">
            <text:p>-85198.5</text:p>
          </table:table-cell>
          <table:table-cell office:value-type="float" office:value="-1325">
            <text:p>-1325</text:p>
          </table:table-cell>
          <table:table-cell office:value-type="string">
            <text:p>Asteroid GP-X30</text:p>
          </table:table-cell>
          <table:table-cell office:value-type="string">
            <text:p>Metal 1;Gem 3;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2521.9">
            <text:p>32521.9</text:p>
          </table:table-cell>
          <table:table-cell office:value-type="float" office:value="-141220">
            <text:p>-141220</text:p>
          </table:table-cell>
          <table:table-cell office:value-type="float" office:value="0">
            <text:p>0</text:p>
          </table:table-cell>
          <table:table-cell office:value-type="string">
            <text:p>Asteroid GP-X18</text:p>
          </table:table-cell>
          <table:table-cell office:value-type="string">
            <text:p>Metal 2;Gem 2;Reactive 1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60013.7">
            <text:p>60013.7</text:p>
          </table:table-cell>
          <table:table-cell office:value-type="float" office:value="-140875">
            <text:p>-140875</text:p>
          </table:table-cell>
          <table:table-cell office:value-type="float" office:value="0">
            <text:p>0</text:p>
          </table:table-cell>
          <table:table-cell office:value-type="string">
            <text:p>Asteroid GP-X18</text:p>
          </table:table-cell>
          <table:table-cell office:value-type="string">
            <text:p>Metal 1;Gem 2;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Gas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-11446.8">
            <text:p>-11446.8</text:p>
          </table:table-cell>
          <table:table-cell office:value-type="float" office:value="29592.2">
            <text:p>29592.2</text:p>
          </table:table-cell>
          <table:table-cell office:value-type="float" office:value="0">
            <text:p>0</text:p>
          </table:table-cell>
          <table:table-cell office:value-type="string">
            <text:p>Asteroid GP-X84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Gas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-40213.8">
            <text:p>-40213.8</text:p>
          </table:table-cell>
          <table:table-cell office:value-type="float" office:value="9532.5">
            <text:p>9532.5</text:p>
          </table:table-cell>
          <table:table-cell office:value-type="float" office:value="0">
            <text:p>0</text:p>
          </table:table-cell>
          <table:table-cell office:value-type="string">
            <text:p>Asteroid GP-X88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Ores G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11439">
            <text:p>211439</text:p>
          </table:table-cell>
          <table:table-cell office:value-type="float" office:value="-97791">
            <text:p>-97791</text:p>
          </table:table-cell>
          <table:table-cell office:value-type="float" office:value="329">
            <text:p>329</text:p>
          </table:table-cell>
          <table:table-cell office:value-type="string">
            <text:p>Sector Gate to Carpenter</text:p>
          </table:table-cell>
          <table:table-cell office:value-type="string">
            <text:p>Reactive 2;Reactive 3;Reactive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Ore AGH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42834">
            <text:p>142834</text:p>
          </table:table-cell>
          <table:table-cell office:value-type="float" office:value="-139609">
            <text:p>-139609</text:p>
          </table:table-cell>
          <table:table-cell office:value-type="float" office:value="168">
            <text:p>168</text:p>
          </table:table-cell>
          <table:table-cell office:value-type="string">
            <text:p>Sector Gate to Slayton</text:p>
          </table:table-cell>
          <table:table-cell office:value-type="string">
            <text:p>Metal 2;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Ores AGH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90832">
            <text:p>190832</text:p>
          </table:table-cell>
          <table:table-cell office:value-type="float" office:value="-106797">
            <text:p>-106797</text:p>
          </table:table-cell>
          <table:table-cell office:value-type="float" office:value="-572">
            <text:p>-572</text:p>
          </table:table-cell>
          <table:table-cell office:value-type="string">
            <text:p>Sector Gate to Carpenter</text:p>
          </table:table-cell>
          <table:table-cell office:value-type="string">
            <text:p>Metal 1;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Ores ACGH Gas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29207">
            <text:p>229207</text:p>
          </table:table-cell>
          <table:table-cell office:value-type="float" office:value="-73781.7">
            <text:p>-73781.7</text:p>
          </table:table-cell>
          <table:table-cell office:value-type="float" office:value="221">
            <text:p>221</text:p>
          </table:table-cell>
          <table:table-cell office:value-type="string">
            <text:p>Asteroid GP-X30</text:p>
          </table:table-cell>
          <table:table-cell office:value-type="string">
            <text:p>Metal 2;Gem 3;Reactive 2;Hydrocarbon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Ore G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27996">
            <text:p>127996</text:p>
          </table:table-cell>
          <table:table-cell office:value-type="float" office:value="-141795">
            <text:p>-141795</text:p>
          </table:table-cell>
          <table:table-cell office:value-type="float" office:value="-1125">
            <text:p>-1125</text:p>
          </table:table-cell>
          <table:table-cell office:value-type="string">
            <text:p>Asteroid GP-X21</text:p>
          </table:table-cell>
          <table:table-cell office:value-type="string">
            <text:p>Reactive 3;Reactive 2;Reactive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Ore AGH Gas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-21597.2">
            <text:p>-21597.2</text:p>
          </table:table-cell>
          <table:table-cell office:value-type="float" office:value="-93825">
            <text:p>-93825</text:p>
          </table:table-cell>
          <table:table-cell office:value-type="float" office:value="0">
            <text:p>0</text:p>
          </table:table-cell>
          <table:table-cell office:value-type="string">
            <text:p>Glenn 1</text:p>
          </table:table-cell>
          <table:table-cell office:value-type="string">
            <text:p>Metal 1;Reactive 2;Hydrocarbon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Ore AGH Gas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0342.3">
            <text:p>20342.3</text:p>
          </table:table-cell>
          <table:table-cell office:value-type="float" office:value="-137367">
            <text:p>-137367</text:p>
          </table:table-cell>
          <table:table-cell office:value-type="float" office:value="0">
            <text:p>0</text:p>
          </table:table-cell>
          <table:table-cell office:value-type="string">
            <text:p>Glenn 1</text:p>
          </table:table-cell>
          <table:table-cell office:value-type="string">
            <text:p>Metal 2;Reactive 2;Hydrocarbon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Ore AGH Gas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8993.4">
            <text:p>78993.4</text:p>
          </table:table-cell>
          <table:table-cell office:value-type="float" office:value="-138689">
            <text:p>-138689</text:p>
          </table:table-cell>
          <table:table-cell office:value-type="float" office:value="0">
            <text:p>0</text:p>
          </table:table-cell>
          <table:table-cell office:value-type="string">
            <text:p>Asteroid GP-X18</text:p>
          </table:table-cell>
          <table:table-cell office:value-type="string">
            <text:p>Gas Pocket 1;Metal 1;Hydrocarbon 3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Ores AC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35313">
            <text:p>235313</text:p>
          </table:table-cell>
          <table:table-cell office:value-type="float" office:value="-64866.6">
            <text:p>-64866.6</text:p>
          </table:table-cell>
          <table:table-cell office:value-type="float" office:value="-1496">
            <text:p>-1496</text:p>
          </table:table-cell>
          <table:table-cell office:value-type="string">
            <text:p>Asteroid GP-X30</text:p>
          </table:table-cell>
          <table:table-cell office:value-type="string">
            <text:p>Metal 2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Ore AC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-32053.3">
            <text:p>-32053.3</text:p>
          </table:table-cell>
          <table:table-cell office:value-type="float" office:value="-79838.3">
            <text:p>-79838.3</text:p>
          </table:table-cell>
          <table:table-cell office:value-type="float" office:value="0">
            <text:p>0</text:p>
          </table:table-cell>
          <table:table-cell office:value-type="string">
            <text:p>Glenn 1</text:p>
          </table:table-cell>
          <table:table-cell office:value-type="string">
            <text:p>Metal 1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enn</text:p>
          </table:table-cell>
          <table:table-cell office:value-type="string">
            <text:p>Ore AC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-16844.4">
            <text:p>-16844.4</text:p>
          </table:table-cell>
          <table:table-cell office:value-type="float" office:value="-100479">
            <text:p>-100479</text:p>
          </table:table-cell>
          <table:table-cell office:value-type="float" office:value="0">
            <text:p>0</text:p>
          </table:table-cell>
          <table:table-cell office:value-type="string">
            <text:p>Glenn 1</text:p>
          </table:table-cell>
          <table:table-cell office:value-type="string">
            <text:p>Metal 2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orys Orbit</text:p>
          </table:table-cell>
          <table:table-cell office:value-type="string">
            <text:p>Ores ACGH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36839">
            <text:p>136839</text:p>
          </table:table-cell>
          <table:table-cell office:value-type="float" office:value="80256">
            <text:p>80256</text:p>
          </table:table-cell>
          <table:table-cell office:value-type="float" office:value="0">
            <text:p>0</text:p>
          </table:table-cell>
          <table:table-cell office:value-type="string">
            <text:p>Crystal Vantage</text:p>
          </table:table-cell>
          <table:table-cell office:value-type="string">
            <text:p>Metal 2;Gem 1;Reactive 1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orys Orbit</text:p>
          </table:table-cell>
          <table:table-cell office:value-type="string">
            <text:p>Ores CG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32089.1">
            <text:p>32089.1</text:p>
          </table:table-cell>
          <table:table-cell office:value-type="float" office:value="-125569">
            <text:p>-125569</text:p>
          </table:table-cell>
          <table:table-cell office:value-type="float" office:value="0">
            <text:p>0</text:p>
          </table:table-cell>
          <table:table-cell office:value-type="string">
            <text:p>Crystal View</text:p>
          </table:table-cell>
          <table:table-cell office:value-type="string">
            <text:p>Gem 1;Reactive 3;Reactive 1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orys Orbit</text:p>
          </table:table-cell>
          <table:table-cell office:value-type="string">
            <text:p>Ore ACGH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151461">
            <text:p>151461</text:p>
          </table:table-cell>
          <table:table-cell office:value-type="float" office:value="-127034">
            <text:p>-127034</text:p>
          </table:table-cell>
          <table:table-cell office:value-type="float" office:value="0">
            <text:p>0</text:p>
          </table:table-cell>
          <table:table-cell office:value-type="string">
            <text:p>Gahaarn\'s Rock</text:p>
          </table:table-cell>
          <table:table-cell office:value-type="string">
            <text:p>Metal 1;Gem 2;Reactive 3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orys Orbit</text:p>
          </table:table-cell>
          <table:table-cell office:value-type="string">
            <text:p>Ores ACGH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71881">
            <text:p>71881</text:p>
          </table:table-cell>
          <table:table-cell office:value-type="float" office:value="14110.4">
            <text:p>14110.4</text:p>
          </table:table-cell>
          <table:table-cell office:value-type="float" office:value="0">
            <text:p>0</text:p>
          </table:table-cell>
          <table:table-cell office:value-type="string">
            <text:p>Resource Field 1</text:p>
          </table:table-cell>
          <table:table-cell office:value-type="string">
            <text:p>Metal 2;Gem 2;Reactive 1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orys Orbit</text:p>
          </table:table-cell>
          <table:table-cell office:value-type="string">
            <text:p>Ores ACGH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-71450.9">
            <text:p>-71450.9</text:p>
          </table:table-cell>
          <table:table-cell office:value-type="float" office:value="89558.6">
            <text:p>89558.6</text:p>
          </table:table-cell>
          <table:table-cell office:value-type="float" office:value="0">
            <text:p>0</text:p>
          </table:table-cell>
          <table:table-cell office:value-type="string">
            <text:p>Nav Glory\'s Orbit 2</text:p>
          </table:table-cell>
          <table:table-cell office:value-type="string">
            <text:p>Metal 2;Gem 1;Reactive 1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orys Orbit</text:p>
          </table:table-cell>
          <table:table-cell office:value-type="string">
            <text:p>Ores ACGH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-104910">
            <text:p>-104910</text:p>
          </table:table-cell>
          <table:table-cell office:value-type="float" office:value="-28404.6">
            <text:p>-28404.6</text:p>
          </table:table-cell>
          <table:table-cell office:value-type="float" office:value="0">
            <text:p>0</text:p>
          </table:table-cell>
          <table:table-cell office:value-type="string">
            <text:p>Schirra</text:p>
          </table:table-cell>
          <table:table-cell office:value-type="string">
            <text:p>Metal 1;Gem 1;Reactive 1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orys Orbit</text:p>
          </table:table-cell>
          <table:table-cell office:value-type="string">
            <text:p>Ores ACGH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8627">
            <text:p>128627</text:p>
          </table:table-cell>
          <table:table-cell office:value-type="float" office:value="76660.2">
            <text:p>76660.2</text:p>
          </table:table-cell>
          <table:table-cell office:value-type="float" office:value="0">
            <text:p>0</text:p>
          </table:table-cell>
          <table:table-cell office:value-type="string">
            <text:p>The Terran Path</text:p>
          </table:table-cell>
          <table:table-cell office:value-type="string">
            <text:p>Metal 3;Gem 3;Reactive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orys Orbit</text:p>
          </table:table-cell>
          <table:table-cell office:value-type="string">
            <text:p>Ores CG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87327">
            <text:p>187327</text:p>
          </table:table-cell>
          <table:table-cell office:value-type="float" office:value="41274.2">
            <text:p>41274.2</text:p>
          </table:table-cell>
          <table:table-cell office:value-type="float" office:value="0">
            <text:p>0</text:p>
          </table:table-cell>
          <table:table-cell office:value-type="string">
            <text:p>Crystal Vantage</text:p>
          </table:table-cell>
          <table:table-cell office:value-type="string">
            <text:p>Gem 1;Reactive 2;Gem 2;Gem 3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orys Orbit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80140.6">
            <text:p>80140.6</text:p>
          </table:table-cell>
          <table:table-cell office:value-type="float" office:value="15302.5">
            <text:p>15302.5</text:p>
          </table:table-cell>
          <table:table-cell office:value-type="float" office:value="0">
            <text:p>0</text:p>
          </table:table-cell>
          <table:table-cell office:value-type="string">
            <text:p>Resource Field 1</text:p>
          </table:table-cell>
          <table:table-cell office:value-type="string">
            <text:p>Metal 1;Gem 2;Reactive 2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orys Orbit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5964.7">
            <text:p>35964.7</text:p>
          </table:table-cell>
          <table:table-cell office:value-type="float" office:value="-115656">
            <text:p>-115656</text:p>
          </table:table-cell>
          <table:table-cell office:value-type="float" office:value="0">
            <text:p>0</text:p>
          </table:table-cell>
          <table:table-cell office:value-type="string">
            <text:p>Crystal View</text:p>
          </table:table-cell>
          <table:table-cell office:value-type="string">
            <text:p>Metal 2;Gem 2;Reactive 1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orys Orbit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-32963.9">
            <text:p>-32963.9</text:p>
          </table:table-cell>
          <table:table-cell office:value-type="float" office:value="-103542">
            <text:p>-103542</text:p>
          </table:table-cell>
          <table:table-cell office:value-type="float" office:value="0">
            <text:p>0</text:p>
          </table:table-cell>
          <table:table-cell office:value-type="string">
            <text:p>Sigma 7</text:p>
          </table:table-cell>
          <table:table-cell office:value-type="string">
            <text:p>Metal 2;Gem 3;Reactive 2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orys Orbit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-36063.7">
            <text:p>-36063.7</text:p>
          </table:table-cell>
          <table:table-cell office:value-type="float" office:value="60832.7">
            <text:p>60832.7</text:p>
          </table:table-cell>
          <table:table-cell office:value-type="float" office:value="0">
            <text:p>0</text:p>
          </table:table-cell>
          <table:table-cell office:value-type="string">
            <text:p>Nav Glory\'s Orbit 2</text:p>
          </table:table-cell>
          <table:table-cell office:value-type="string">
            <text:p>Metal 1;Gem 1;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lorys Orbit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-50751.2">
            <text:p>-50751.2</text:p>
          </table:table-cell>
          <table:table-cell office:value-type="float" office:value="-24481.5">
            <text:p>-24481.5</text:p>
          </table:table-cell>
          <table:table-cell office:value-type="float" office:value="0">
            <text:p>0</text:p>
          </table:table-cell>
          <table:table-cell office:value-type="string">
            <text:p>Nav Glory\'s Orbit 3</text:p>
          </table:table-cell>
          <table:table-cell office:value-type="string">
            <text:p>Metal 1;Gem 3;Reactive 2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rissom</text:p>
          </table:table-cell>
          <table:table-cell office:value-type="string">
            <text:p>Ores ACG Ga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345892">
            <text:p>-345892</text:p>
          </table:table-cell>
          <table:table-cell office:value-type="float" office:value="-3889.24">
            <text:p>-3889.24</text:p>
          </table:table-cell>
          <table:table-cell office:value-type="float" office:value="0">
            <text:p>0</text:p>
          </table:table-cell>
          <table:table-cell office:value-type="string">
            <text:p>Houston Resource Field</text:p>
          </table:table-cell>
          <table:table-cell office:value-type="string">
            <text:p>Metal 1;Reactive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rissom</text:p>
          </table:table-cell>
          <table:table-cell office:value-type="string">
            <text:p>Ores ACG Gas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40851">
            <text:p>40851</text:p>
          </table:table-cell>
          <table:table-cell office:value-type="float" office:value="-172668">
            <text:p>-172668</text:p>
          </table:table-cell>
          <table:table-cell office:value-type="float" office:value="0">
            <text:p>0</text:p>
          </table:table-cell>
          <table:table-cell office:value-type="string">
            <text:p>Baikonur Resource Field</text:p>
          </table:table-cell>
          <table:table-cell office:value-type="string">
            <text:p>Reactive 1;Metal 2;Gem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rissom</text:p>
          </table:table-cell>
          <table:table-cell office:value-type="string">
            <text:p>Ores ACG Gas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-127429">
            <text:p>-127429</text:p>
          </table:table-cell>
          <table:table-cell office:value-type="float" office:value="12370.6">
            <text:p>12370.6</text:p>
          </table:table-cell>
          <table:table-cell office:value-type="float" office:value="0">
            <text:p>0</text:p>
          </table:table-cell>
          <table:table-cell office:value-type="string">
            <text:p>Nav Grissom Secundus 5</text:p>
          </table:table-cell>
          <table:table-cell office:value-type="string">
            <text:p>Gas Pocket 1;Metal 2;Reactive 2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rissom</text:p>
          </table:table-cell>
          <table:table-cell office:value-type="string">
            <text:p>Ores AG Gas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-352761">
            <text:p>-352761</text:p>
          </table:table-cell>
          <table:table-cell office:value-type="float" office:value="-3746.51">
            <text:p>-3746.51</text:p>
          </table:table-cell>
          <table:table-cell office:value-type="float" office:value="0">
            <text:p>0</text:p>
          </table:table-cell>
          <table:table-cell office:value-type="string">
            <text:p>Houston Resource Field</text:p>
          </table:table-cell>
          <table:table-cell office:value-type="string">
            <text:p>Gas Pocket 1;Metal 2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rissom</text:p>
          </table:table-cell>
          <table:table-cell office:value-type="string">
            <text:p>Ores AG Gas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-127828">
            <text:p>-127828</text:p>
          </table:table-cell>
          <table:table-cell office:value-type="float" office:value="23153.5">
            <text:p>23153.5</text:p>
          </table:table-cell>
          <table:table-cell office:value-type="float" office:value="0">
            <text:p>0</text:p>
          </table:table-cell>
          <table:table-cell office:value-type="string">
            <text:p>Nav Dzurai Delta 1</text:p>
          </table:table-cell>
          <table:table-cell office:value-type="string">
            <text:p>Metal 2;Reactive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rissom</text:p>
          </table:table-cell>
          <table:table-cell office:value-type="string">
            <text:p>Ores AG Gas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36226.9">
            <text:p>36226.9</text:p>
          </table:table-cell>
          <table:table-cell office:value-type="float" office:value="-165678">
            <text:p>-165678</text:p>
          </table:table-cell>
          <table:table-cell office:value-type="float" office:value="0">
            <text:p>0</text:p>
          </table:table-cell>
          <table:table-cell office:value-type="string">
            <text:p>Baikonur Resource Field</text:p>
          </table:table-cell>
          <table:table-cell office:value-type="string">
            <text:p>Gas Pocket 1;Metal 1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rissom</text:p>
          </table:table-cell>
          <table:table-cell office:value-type="string">
            <text:p>Gas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-209558">
            <text:p>-209558</text:p>
          </table:table-cell>
          <table:table-cell office:value-type="float" office:value="-255351">
            <text:p>-255351</text:p>
          </table:table-cell>
          <table:table-cell office:value-type="float" office:value="1500">
            <text:p>1500</text:p>
          </table:table-cell>
          <table:table-cell office:value-type="string">
            <text:p>Nav Grissom Hub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rissom</text:p>
          </table:table-cell>
          <table:table-cell office:value-type="string">
            <text:p>Ores AG Gas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-347413">
            <text:p>-347413</text:p>
          </table:table-cell>
          <table:table-cell office:value-type="float" office:value="-18400.8">
            <text:p>-18400.8</text:p>
          </table:table-cell>
          <table:table-cell office:value-type="float" office:value="0">
            <text:p>0</text:p>
          </table:table-cell>
          <table:table-cell office:value-type="string">
            <text:p>Houston Resource Field</text:p>
          </table:table-cell>
          <table:table-cell office:value-type="string">
            <text:p>Gas Pocket 1;Metal 1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rissom</text:p>
          </table:table-cell>
          <table:table-cell office:value-type="string">
            <text:p>Ores AG Gas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111083">
            <text:p>-111083</text:p>
          </table:table-cell>
          <table:table-cell office:value-type="float" office:value="-415964">
            <text:p>-415964</text:p>
          </table:table-cell>
          <table:table-cell office:value-type="float" office:value="0">
            <text:p>0</text:p>
          </table:table-cell>
          <table:table-cell office:value-type="string">
            <text:p>Cape Canaveral Resource Field</text:p>
          </table:table-cell>
          <table:table-cell office:value-type="string">
            <text:p>Metal 2;Reactive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rissom</text:p>
          </table:table-cell>
          <table:table-cell office:value-type="string">
            <text:p>Ores AG Gas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-46102.3">
            <text:p>-46102.3</text:p>
          </table:table-cell>
          <table:table-cell office:value-type="float" office:value="-210555">
            <text:p>-210555</text:p>
          </table:table-cell>
          <table:table-cell office:value-type="float" office:value="0">
            <text:p>0</text:p>
          </table:table-cell>
          <table:table-cell office:value-type="string">
            <text:p>Baikonur Resource Field</text:p>
          </table:table-cell>
          <table:table-cell office:value-type="string">
            <text:p>Gas Pocket 1;Metal 2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rissom</text:p>
          </table:table-cell>
          <table:table-cell office:value-type="string">
            <text:p>Ores AG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-327236">
            <text:p>-327236</text:p>
          </table:table-cell>
          <table:table-cell office:value-type="float" office:value="-262203">
            <text:p>-262203</text:p>
          </table:table-cell>
          <table:table-cell office:value-type="float" office:value="0">
            <text:p>0</text:p>
          </table:table-cell>
          <table:table-cell office:value-type="string">
            <text:p>Liberty Resource Field</text:p>
          </table:table-cell>
          <table:table-cell office:value-type="string">
            <text:p>Metal 3;Reactive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rissom</text:p>
          </table:table-cell>
          <table:table-cell office:value-type="string">
            <text:p>Ores AG Gas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108406">
            <text:p>-108406</text:p>
          </table:table-cell>
          <table:table-cell office:value-type="float" office:value="-420013">
            <text:p>-420013</text:p>
          </table:table-cell>
          <table:table-cell office:value-type="float" office:value="0">
            <text:p>0</text:p>
          </table:table-cell>
          <table:table-cell office:value-type="string">
            <text:p>Cape Canaveral Resource Field</text:p>
          </table:table-cell>
          <table:table-cell office:value-type="string">
            <text:p>Metal 1;Reactive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rissom</text:p>
          </table:table-cell>
          <table:table-cell office:value-type="string">
            <text:p>Ores AG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-333632">
            <text:p>-333632</text:p>
          </table:table-cell>
          <table:table-cell office:value-type="float" office:value="-253431">
            <text:p>-253431</text:p>
          </table:table-cell>
          <table:table-cell office:value-type="float" office:value="0">
            <text:p>0</text:p>
          </table:table-cell>
          <table:table-cell office:value-type="string">
            <text:p>Liberty Resource Field</text:p>
          </table:table-cell>
          <table:table-cell office:value-type="string">
            <text:p>Metal 2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rissom Meteorological Site </text:p>
          </table:table-cell>
          <table:table-cell office:value-type="string">
            <text:p>Ores ACGH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800.78">
            <text:p>1800.78</text:p>
          </table:table-cell>
          <table:table-cell office:value-type="float" office:value="36687.1">
            <text:p>36687.1</text:p>
          </table:table-cell>
          <table:table-cell office:value-type="float" office:value="0">
            <text:p>0</text:p>
          </table:table-cell>
          <table:table-cell office:value-type="string">
            <text:p>Grissom Meteorological Observatory</text:p>
          </table:table-cell>
          <table:table-cell office:value-type="string">
            <text:p>Metal 2;Gem 1;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rissom Meteorological Site </text:p>
          </table:table-cell>
          <table:table-cell office:value-type="string">
            <text:p>Ores ACGH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-22968">
            <text:p>-22968</text:p>
          </table:table-cell>
          <table:table-cell office:value-type="float" office:value="41984.4">
            <text:p>41984.4</text:p>
          </table:table-cell>
          <table:table-cell office:value-type="float" office:value="0">
            <text:p>0</text:p>
          </table:table-cell>
          <table:table-cell office:value-type="string">
            <text:p>Grissom Meteorological 2</text:p>
          </table:table-cell>
          <table:table-cell office:value-type="string">
            <text:p>Metal 2;Gem 2;Reactive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rissom Meteorological Site 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-44368.7">
            <text:p>-44368.7</text:p>
          </table:table-cell>
          <table:table-cell office:value-type="float" office:value="4723.95">
            <text:p>4723.95</text:p>
          </table:table-cell>
          <table:table-cell office:value-type="float" office:value="0">
            <text:p>0</text:p>
          </table:table-cell>
          <table:table-cell office:value-type="string">
            <text:p>Scylla Storm Zone</text:p>
          </table:table-cell>
          <table:table-cell office:value-type="string">
            <text:p>Metal 2;Gem 2;Reactive 2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Grissom Meteorological Site </text:p>
          </table:table-cell>
          <table:table-cell office:value-type="string">
            <text:p>Gas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-25545.1">
            <text:p>-25545.1</text:p>
          </table:table-cell>
          <table:table-cell office:value-type="float" office:value="26092.3">
            <text:p>26092.3</text:p>
          </table:table-cell>
          <table:table-cell office:value-type="float" office:value="0">
            <text:p>0</text:p>
          </table:table-cell>
          <table:table-cell office:value-type="string">
            <text:p>Grissom Prime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nverness</text:p>
          </table:table-cell>
          <table:table-cell office:value-type="string">
            <text:p>Nav 9 Gas 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92632.9">
            <text:p>92632.9</text:p>
          </table:table-cell>
          <table:table-cell office:value-type="float" office:value="18784.1">
            <text:p>18784.1</text:p>
          </table:table-cell>
          <table:table-cell office:value-type="float" office:value="0">
            <text:p>0</text:p>
          </table:table-cell>
          <table:table-cell office:value-type="string">
            <text:p>Nav Inverness 9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nverness</text:p>
          </table:table-cell>
          <table:table-cell office:value-type="string">
            <text:p>Nav 9 Gas 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70429.5">
            <text:p>70429.5</text:p>
          </table:table-cell>
          <table:table-cell office:value-type="float" office:value="27808">
            <text:p>27808</text:p>
          </table:table-cell>
          <table:table-cell office:value-type="float" office:value="0">
            <text:p>0</text:p>
          </table:table-cell>
          <table:table-cell office:value-type="string">
            <text:p>Nav Inverness 9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nverness</text:p>
          </table:table-cell>
          <table:table-cell office:value-type="string">
            <text:p>Nav 9 Gas 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74347.7">
            <text:p>74347.7</text:p>
          </table:table-cell>
          <table:table-cell office:value-type="float" office:value="3823.55">
            <text:p>3823.55</text:p>
          </table:table-cell>
          <table:table-cell office:value-type="float" office:value="0">
            <text:p>0</text:p>
          </table:table-cell>
          <table:table-cell office:value-type="string">
            <text:p>Nav Inverness 9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nverness</text:p>
          </table:table-cell>
          <table:table-cell office:value-type="string">
            <text:p>Nav 9 Gas 5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office:value-type="float" office:value="79562.1">
            <text:p>79562.1</text:p>
          </table:table-cell>
          <table:table-cell office:value-type="float" office:value="17304.4">
            <text:p>17304.4</text:p>
          </table:table-cell>
          <table:table-cell office:value-type="float" office:value="0">
            <text:p>0</text:p>
          </table:table-cell>
          <table:table-cell office:value-type="string">
            <text:p>Nav Inverness 9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nverness</text:p>
          </table:table-cell>
          <table:table-cell office:value-type="string">
            <text:p>Nav 2 Roid 5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office:value-type="float" office:value="-26592.8">
            <text:p>-26592.8</text:p>
          </table:table-cell>
          <table:table-cell office:value-type="float" office:value="-105880">
            <text:p>-105880</text:p>
          </table:table-cell>
          <table:table-cell office:value-type="float" office:value="0">
            <text:p>0</text:p>
          </table:table-cell>
          <table:table-cell office:value-type="string">
            <text:p>Nav Inverness 2</text:p>
          </table:table-cell>
          <table:table-cell office:value-type="string">
            <text:p>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nverness</text:p>
          </table:table-cell>
          <table:table-cell office:value-type="string">
            <text:p>Nav 2 Roid 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-25070.3">
            <text:p>-25070.3</text:p>
          </table:table-cell>
          <table:table-cell office:value-type="float" office:value="-96418.6">
            <text:p>-96418.6</text:p>
          </table:table-cell>
          <table:table-cell office:value-type="float" office:value="0">
            <text:p>0</text:p>
          </table:table-cell>
          <table:table-cell office:value-type="string">
            <text:p>Nav Inverness 2</text:p>
          </table:table-cell>
          <table:table-cell office:value-type="string">
            <text:p>Metal 2;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nverness</text:p>
          </table:table-cell>
          <table:table-cell office:value-type="string">
            <text:p>Nav 2 Roid 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-19306.5">
            <text:p>-19306.5</text:p>
          </table:table-cell>
          <table:table-cell office:value-type="float" office:value="-111970">
            <text:p>-111970</text:p>
          </table:table-cell>
          <table:table-cell office:value-type="float" office:value="0">
            <text:p>0</text:p>
          </table:table-cell>
          <table:table-cell office:value-type="string">
            <text:p>Nav Inverness 2</text:p>
          </table:table-cell>
          <table:table-cell office:value-type="string">
            <text:p>Metal 1;Metal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nverness</text:p>
          </table:table-cell>
          <table:table-cell office:value-type="string">
            <text:p>Nav 2 Roid 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-35292.9">
            <text:p>-35292.9</text:p>
          </table:table-cell>
          <table:table-cell office:value-type="float" office:value="-109686">
            <text:p>-109686</text:p>
          </table:table-cell>
          <table:table-cell office:value-type="float" office:value="0">
            <text:p>0</text:p>
          </table:table-cell>
          <table:table-cell office:value-type="string">
            <text:p>Nav Inverness 2</text:p>
          </table:table-cell>
          <table:table-cell office:value-type="string">
            <text:p>Metal 1;Metal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o</text:p>
          </table:table-cell>
          <table:table-cell office:value-type="string">
            <text:p>Asteroid Field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4880.7">
            <text:p>44880.7</text:p>
          </table:table-cell>
          <table:table-cell office:value-type="float" office:value="133487">
            <text:p>133487</text:p>
          </table:table-cell>
          <table:table-cell office:value-type="float" office:value="0">
            <text:p>0</text:p>
          </table:table-cell>
          <table:table-cell office:value-type="string">
            <text:p>Tempest Fringe</text:p>
          </table:table-cell>
          <table:table-cell office:value-type="string">
            <text:p>Reactive 1;Reactive 3;Reactive 2;Gem 1;Gem 3;Gem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o</text:p>
          </table:table-cell>
          <table:table-cell office:value-type="string">
            <text:p>Asteroid Field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7386.2">
            <text:p>27386.2</text:p>
          </table:table-cell>
          <table:table-cell office:value-type="float" office:value="140543">
            <text:p>140543</text:p>
          </table:table-cell>
          <table:table-cell office:value-type="float" office:value="0">
            <text:p>0</text:p>
          </table:table-cell>
          <table:table-cell office:value-type="string">
            <text:p>Tempest Fringe</text:p>
          </table:table-cell>
          <table:table-cell office:value-type="string">
            <text:p>Reactive 2;Reactive 3;Gem 1;Gem 3;Gem 2;Reactive 1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o</text:p>
          </table:table-cell>
          <table:table-cell office:value-type="string">
            <text:p>Replacement Field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604.957">
            <text:p>604.96</text:p>
          </table:table-cell>
          <table:table-cell office:value-type="float" office:value="71893.3">
            <text:p>71893.3</text:p>
          </table:table-cell>
          <table:table-cell office:value-type="float" office:value="0">
            <text:p>0</text:p>
          </table:table-cell>
          <table:table-cell office:value-type="string">
            <text:p>Pylon Beta</text:p>
          </table:table-cell>
          <table:table-cell office:value-type="string">
            <text:p>Metal 1;Metal 2;Metal 3;Hydrocarbon 1;Hydrocarbon 2;Hydrocarbon 3;Gem 1;Gem 2;Gem 3;Gas Pocket 1;Inorganic Hulk 01;Reactive 1;Reactive 2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o</text:p>
          </table:table-cell>
          <table:table-cell office:value-type="string">
            <text:p>Another Field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-12589.7">
            <text:p>-12589.7</text:p>
          </table:table-cell>
          <table:table-cell office:value-type="float" office:value="67759">
            <text:p>67759</text:p>
          </table:table-cell>
          <table:table-cell office:value-type="float" office:value="0">
            <text:p>0</text:p>
          </table:table-cell>
          <table:table-cell office:value-type="string">
            <text:p>Pylon Beta</text:p>
          </table:table-cell>
          <table:table-cell office:value-type="string">
            <text:p>Metal 1;Metal 2;Metal 3;Gem 1;Gem 2;Gas Pocket 1;Hydrocarbon 1;Reactive 1;Reactive 2;Reactive 3;Hydrocarbon 2;Hydrocarbon 3;Gem 3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o</text:p>
          </table:table-cell>
          <table:table-cell office:value-type="string">
            <text:p>Refuse Area Roids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-77112.2">
            <text:p>-77112.2</text:p>
          </table:table-cell>
          <table:table-cell office:value-type="float" office:value="111257">
            <text:p>111257</text:p>
          </table:table-cell>
          <table:table-cell office:value-type="float" office:value="0">
            <text:p>0</text:p>
          </table:table-cell>
          <table:table-cell office:value-type="string">
            <text:p>Refuse Area</text:p>
          </table:table-cell>
          <table:table-cell office:value-type="string">
            <text:p>Metal 1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o</text:p>
          </table:table-cell>
          <table:table-cell office:value-type="string">
            <text:p>REPLACEMENT FIELD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-30665.2">
            <text:p>-30665.2</text:p>
          </table:table-cell>
          <table:table-cell office:value-type="float" office:value="35283.7">
            <text:p>35283.7</text:p>
          </table:table-cell>
          <table:table-cell office:value-type="float" office:value="0">
            <text:p>0</text:p>
          </table:table-cell>
          <table:table-cell office:value-type="string">
            <text:p>Pylon Beta</text:p>
          </table:table-cell>
          <table:table-cell office:value-type="string">
            <text:p>Metal 2;Metal 1;Metal 3;Hydrocarbon 1;Hydrocarbon 3;Hydrocarbon 2;Gem 1;Gem 2;Gem 3;Gas Pocket 1;Reactive 1;Reactive 2;Reactive 3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o</text:p>
          </table:table-cell>
          <table:table-cell office:value-type="string">
            <text:p>IO field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-23439">
            <text:p>-23439</text:p>
          </table:table-cell>
          <table:table-cell office:value-type="float" office:value="53976.4">
            <text:p>53976.4</text:p>
          </table:table-cell>
          <table:table-cell office:value-type="float" office:value="0">
            <text:p>0</text:p>
          </table:table-cell>
          <table:table-cell office:value-type="string">
            <text:p>Pylon Beta</text:p>
          </table:table-cell>
          <table:table-cell office:value-type="string">
            <text:p>Metal 2;Metal 1;Hydrocarbon 1;Metal 3;Hydrocarbon 3;Hydrocarbon 2;Gem 1;Gem 2;Gem 3;Gas Pocket 1;Reactive 1;Reactive 2;Reactive 3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o</text:p>
          </table:table-cell>
          <table:table-cell office:value-type="string">
            <text:p>Junk Field + roids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-59554.9">
            <text:p>-59554.9</text:p>
          </table:table-cell>
          <table:table-cell office:value-type="float" office:value="49471">
            <text:p>49471</text:p>
          </table:table-cell>
          <table:table-cell office:value-type="float" office:value="0">
            <text:p>0</text:p>
          </table:table-cell>
          <table:table-cell office:value-type="string">
            <text:p>Nav Gateways</text:p>
          </table:table-cell>
          <table:table-cell office:value-type="string">
            <text:p>Inorganic Hulk 01;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o</text:p>
          </table:table-cell>
          <table:table-cell office:value-type="string">
            <text:p>Copper Field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-86933.1">
            <text:p>-86933.1</text:p>
          </table:table-cell>
          <table:table-cell office:value-type="float" office:value="129866">
            <text:p>129866</text:p>
          </table:table-cell>
          <table:table-cell office:value-type="float" office:value="-500">
            <text:p>-500</text:p>
          </table:table-cell>
          <table:table-cell office:value-type="string">
            <text:p>Decommissioned Transport</text:p>
          </table:table-cell>
          <table:table-cell office:value-type="string">
            <text:p>Metal 1;Reactive 1;Reactive 2;Reactive 3;Metal 2;Metal 3;Hydrocarbon 1;Hydrocarbon 2;Hydrocarbon 3;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o</text:p>
          </table:table-cell>
          <table:table-cell office:value-type="string">
            <text:p>hulk field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-72713.3">
            <text:p>-72713.3</text:p>
          </table:table-cell>
          <table:table-cell office:value-type="float" office:value="49572.1">
            <text:p>49572.1</text:p>
          </table:table-cell>
          <table:table-cell office:value-type="float" office:value="0">
            <text:p>0</text:p>
          </table:table-cell>
          <table:table-cell office:value-type="string">
            <text:p>Nav Gateways</text:p>
          </table:table-cell>
          <table:table-cell office:value-type="string">
            <text:p>Inorganic Hulk 01;Metal 1;Metal 2;Metal 3;Gem 1;Gem 2;Gem 3;Hydrocarbon 1;Hydrocarbon 2;Hydrocarbon 3;Reactive 1;Reactive 2;Reactive 3</text:p>
          </table:table-cell>
          <table:table-cell office:value-type="string">
            <text:p>Sculptor I IPS 1;Sextans I ISR 1</text:p>
          </table:table-cell>
          <table:table-cell table:number-columns-repeated="1014"/>
        </table:table-row>
        <table:table-row table:style-name="ro1">
          <table:table-cell office:value-type="string">
            <text:p>Ishuan</text:p>
          </table:table-cell>
          <table:table-cell office:value-type="string">
            <text:p>Gas Field 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2104">
            <text:p>12104</text:p>
          </table:table-cell>
          <table:table-cell office:value-type="float" office:value="58462.6">
            <text:p>58462.6</text:p>
          </table:table-cell>
          <table:table-cell office:value-type="float" office:value="1000">
            <text:p>1000</text:p>
          </table:table-cell>
          <table:table-cell office:value-type="string">
            <text:p>Castor Skyway 3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</text:p>
          </table:table-cell>
          <table:table-cell office:value-type="string">
            <text:p>Gas Field 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-30977.4">
            <text:p>-30977.4</text:p>
          </table:table-cell>
          <table:table-cell office:value-type="float" office:value="59178.5">
            <text:p>59178.5</text:p>
          </table:table-cell>
          <table:table-cell office:value-type="float" office:value="0">
            <text:p>0</text:p>
          </table:table-cell>
          <table:table-cell office:value-type="string">
            <text:p>Castor Skyway 2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</text:p>
          </table:table-cell>
          <table:table-cell office:value-type="string">
            <text:p>Centus\'\' Friend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-98621.7">
            <text:p>-98621.7</text:p>
          </table:table-cell>
          <table:table-cell office:value-type="float" office:value="101740">
            <text:p>101740</text:p>
          </table:table-cell>
          <table:table-cell office:value-type="float" office:value="0">
            <text:p>0</text:p>
          </table:table-cell>
          <table:table-cell office:value-type="string">
            <text:p>Centus</text:p>
          </table:table-cell>
          <table:table-cell office:value-type="string">
            <text:p>Reactive 1;Reactive 2;Reactive 3;Metal 2;Metal 1;Metal 3;Hydrocarbon 1;Hydrocarbon 2;Hydrocarbon 3;Gem 1;Gem 2;Gem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</text:p>
          </table:table-cell>
          <table:table-cell office:value-type="string">
            <text:p>Field 1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53921.8">
            <text:p>53921.8</text:p>
          </table:table-cell>
          <table:table-cell office:value-type="float" office:value="-53768.7">
            <text:p>-53768.7</text:p>
          </table:table-cell>
          <table:table-cell office:value-type="float" office:value="0">
            <text:p>0</text:p>
          </table:table-cell>
          <table:table-cell office:value-type="string">
            <text:p>Castor V 3</text:p>
          </table:table-cell>
          <table:table-cell office:value-type="string">
            <text:p>Metal 1;Metal 2;Hydrocarbon 1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</text:p>
          </table:table-cell>
          <table:table-cell office:value-type="string">
            <text:p>Gas Field 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6729.9">
            <text:p>26729.9</text:p>
          </table:table-cell>
          <table:table-cell office:value-type="float" office:value="41671.7">
            <text:p>41671.7</text:p>
          </table:table-cell>
          <table:table-cell office:value-type="float" office:value="2000">
            <text:p>2000</text:p>
          </table:table-cell>
          <table:table-cell office:value-type="string">
            <text:p>Ishuan Processing Plant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</text:p>
          </table:table-cell>
          <table:table-cell office:value-type="string">
            <text:p>Gas Field 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-9934.28">
            <text:p>-9934.28</text:p>
          </table:table-cell>
          <table:table-cell office:value-type="float" office:value="67082.4">
            <text:p>67082.4</text:p>
          </table:table-cell>
          <table:table-cell office:value-type="float" office:value="0">
            <text:p>0</text:p>
          </table:table-cell>
          <table:table-cell office:value-type="string">
            <text:p>Castor Skyway 2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 Gas Giant</text:p>
          </table:table-cell>
          <table:table-cell office:value-type="string">
            <text:p>O4F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2849.8">
            <text:p>52849.8</text:p>
          </table:table-cell>
          <table:table-cell office:value-type="float" office:value="49453.6">
            <text:p>49453.6</text:p>
          </table:table-cell>
          <table:table-cell office:value-type="float" office:value="0">
            <text:p>0</text:p>
          </table:table-cell>
          <table:table-cell office:value-type="string">
            <text:p>Accelerator to Upper Atmosphere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 Gas Giant</text:p>
          </table:table-cell>
          <table:table-cell office:value-type="string">
            <text:p>O3F0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-48096.1">
            <text:p>-48096.1</text:p>
          </table:table-cell>
          <table:table-cell office:value-type="float" office:value="35912">
            <text:p>35912</text:p>
          </table:table-cell>
          <table:table-cell office:value-type="float" office:value="0">
            <text:p>0</text:p>
          </table:table-cell>
          <table:table-cell office:value-type="string">
            <text:p>Sharim Communication Relay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 Gas Giant</text:p>
          </table:table-cell>
          <table:table-cell office:value-type="string">
            <text:p>O3F0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-25662.2">
            <text:p>-25662.2</text:p>
          </table:table-cell>
          <table:table-cell office:value-type="float" office:value="42364.3">
            <text:p>42364.3</text:p>
          </table:table-cell>
          <table:table-cell office:value-type="float" office:value="0">
            <text:p>0</text:p>
          </table:table-cell>
          <table:table-cell office:value-type="string">
            <text:p>Sharim Communication Relay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 Gas Giant</text:p>
          </table:table-cell>
          <table:table-cell office:value-type="string">
            <text:p>O3F0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-41745.5">
            <text:p>-41745.5</text:p>
          </table:table-cell>
          <table:table-cell office:value-type="float" office:value="50829.2">
            <text:p>50829.2</text:p>
          </table:table-cell>
          <table:table-cell office:value-type="float" office:value="0">
            <text:p>0</text:p>
          </table:table-cell>
          <table:table-cell office:value-type="string">
            <text:p>Sharim Communication Relay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 Gas Giant</text:p>
          </table:table-cell>
          <table:table-cell office:value-type="string">
            <text:p>O3F1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-8520.73">
            <text:p>-8520.73</text:p>
          </table:table-cell>
          <table:table-cell office:value-type="float" office:value="30407.6">
            <text:p>30407.6</text:p>
          </table:table-cell>
          <table:table-cell office:value-type="float" office:value="0">
            <text:p>0</text:p>
          </table:table-cell>
          <table:table-cell office:value-type="string">
            <text:p>Sharim Communication Relay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 Gas Giant</text:p>
          </table:table-cell>
          <table:table-cell office:value-type="string">
            <text:p>O3F1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-3335.98">
            <text:p>-3335.98</text:p>
          </table:table-cell>
          <table:table-cell office:value-type="float" office:value="50088.5">
            <text:p>50088.5</text:p>
          </table:table-cell>
          <table:table-cell office:value-type="float" office:value="0">
            <text:p>0</text:p>
          </table:table-cell>
          <table:table-cell office:value-type="string">
            <text:p>Sharim Communication Relay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 Gas Giant</text:p>
          </table:table-cell>
          <table:table-cell office:value-type="string">
            <text:p>O3F1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631.1">
            <text:p>10631.1</text:p>
          </table:table-cell>
          <table:table-cell office:value-type="float" office:value="34640.1">
            <text:p>34640.1</text:p>
          </table:table-cell>
          <table:table-cell office:value-type="float" office:value="0">
            <text:p>0</text:p>
          </table:table-cell>
          <table:table-cell office:value-type="string">
            <text:p>Nav Path 2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 Gas Giant</text:p>
          </table:table-cell>
          <table:table-cell office:value-type="string">
            <text:p>O3F1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7614.6">
            <text:p>17614.6</text:p>
          </table:table-cell>
          <table:table-cell office:value-type="float" office:value="51993.1">
            <text:p>51993.1</text:p>
          </table:table-cell>
          <table:table-cell office:value-type="float" office:value="0">
            <text:p>0</text:p>
          </table:table-cell>
          <table:table-cell office:value-type="string">
            <text:p>Nav Path 2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 Gas Giant</text:p>
          </table:table-cell>
          <table:table-cell office:value-type="string">
            <text:p>O3F1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4967.7">
            <text:p>34967.7</text:p>
          </table:table-cell>
          <table:table-cell office:value-type="float" office:value="42999.1">
            <text:p>42999.1</text:p>
          </table:table-cell>
          <table:table-cell office:value-type="float" office:value="0">
            <text:p>0</text:p>
          </table:table-cell>
          <table:table-cell office:value-type="string">
            <text:p>Nav Path 1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 Gas Giant</text:p>
          </table:table-cell>
          <table:table-cell office:value-type="string">
            <text:p>O3F1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6608.6">
            <text:p>26608.6</text:p>
          </table:table-cell>
          <table:table-cell office:value-type="float" office:value="25540.3">
            <text:p>25540.3</text:p>
          </table:table-cell>
          <table:table-cell office:value-type="float" office:value="0">
            <text:p>0</text:p>
          </table:table-cell>
          <table:table-cell office:value-type="string">
            <text:p>Nav Path 2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 Gas Giant</text:p>
          </table:table-cell>
          <table:table-cell office:value-type="string">
            <text:p>O3F1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7030.2">
            <text:p>47030.2</text:p>
          </table:table-cell>
          <table:table-cell office:value-type="float" office:value="28291.4">
            <text:p>28291.4</text:p>
          </table:table-cell>
          <table:table-cell office:value-type="float" office:value="0">
            <text:p>0</text:p>
          </table:table-cell>
          <table:table-cell office:value-type="string">
            <text:p>Accelerator to Upper Atmosphere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 Gas Giant</text:p>
          </table:table-cell>
          <table:table-cell office:value-type="string">
            <text:p>O2F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7645.3">
            <text:p>47645.3</text:p>
          </table:table-cell>
          <table:table-cell office:value-type="float" office:value="-47540.8">
            <text:p>-47540.8</text:p>
          </table:table-cell>
          <table:table-cell office:value-type="float" office:value="0">
            <text:p>0</text:p>
          </table:table-cell>
          <table:table-cell office:value-type="string">
            <text:p>Accelerator to Upper Atmosphere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 Gas Giant</text:p>
          </table:table-cell>
          <table:table-cell office:value-type="string">
            <text:p>O2F0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3572.6">
            <text:p>33572.6</text:p>
          </table:table-cell>
          <table:table-cell office:value-type="float" office:value="-28283.5">
            <text:p>-28283.5</text:p>
          </table:table-cell>
          <table:table-cell office:value-type="float" office:value="0">
            <text:p>0</text:p>
          </table:table-cell>
          <table:table-cell office:value-type="string">
            <text:p>Nav Path 1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 Gas Giant</text:p>
          </table:table-cell>
          <table:table-cell office:value-type="string">
            <text:p>O2F0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093.3">
            <text:p>12093.3</text:p>
          </table:table-cell>
          <table:table-cell office:value-type="float" office:value="-44454.7">
            <text:p>-44454.7</text:p>
          </table:table-cell>
          <table:table-cell office:value-type="float" office:value="0">
            <text:p>0</text:p>
          </table:table-cell>
          <table:table-cell office:value-type="string">
            <text:p>Nav Path 2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 Gas Giant</text:p>
          </table:table-cell>
          <table:table-cell office:value-type="string">
            <text:p>O2F0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-479.08">
            <text:p>-479.08</text:p>
          </table:table-cell>
          <table:table-cell office:value-type="float" office:value="-24614.2">
            <text:p>-24614.2</text:p>
          </table:table-cell>
          <table:table-cell office:value-type="float" office:value="0">
            <text:p>0</text:p>
          </table:table-cell>
          <table:table-cell office:value-type="string">
            <text:p>Nav Path 3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 Gas Giant</text:p>
          </table:table-cell>
          <table:table-cell office:value-type="string">
            <text:p>O2F0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-22393.3">
            <text:p>-22393.3</text:p>
          </table:table-cell>
          <table:table-cell office:value-type="float" office:value="-43885.8">
            <text:p>-43885.8</text:p>
          </table:table-cell>
          <table:table-cell office:value-type="float" office:value="0">
            <text:p>0</text:p>
          </table:table-cell>
          <table:table-cell office:value-type="string">
            <text:p>Sharim Manufacturing Plant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Ishuan Gas Giant</text:p>
          </table:table-cell>
          <table:table-cell office:value-type="string">
            <text:p>O2F0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-37497.2">
            <text:p>-37497.2</text:p>
          </table:table-cell>
          <table:table-cell office:value-type="float" office:value="-31347.7">
            <text:p>-31347.7</text:p>
          </table:table-cell>
          <table:table-cell office:value-type="float" office:value="0">
            <text:p>0</text:p>
          </table:table-cell>
          <table:table-cell office:value-type="string">
            <text:p>Sharim Weather Station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Ores CGH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5704.5">
            <text:p>15704.5</text:p>
          </table:table-cell>
          <table:table-cell office:value-type="float" office:value="-126878">
            <text:p>-126878</text:p>
          </table:table-cell>
          <table:table-cell office:value-type="float" office:value="0">
            <text:p>0</text:p>
          </table:table-cell>
          <table:table-cell office:value-type="string">
            <text:p>Sector Gate to Odin Rex</text:p>
          </table:table-cell>
          <table:table-cell office:value-type="string">
            <text:p>Gem 2;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Field 3 A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-27732.9">
            <text:p>-27732.9</text:p>
          </table:table-cell>
          <table:table-cell office:value-type="float" office:value="-5600.52">
            <text:p>-5600.52</text:p>
          </table:table-cell>
          <table:table-cell office:value-type="float" office:value="0">
            <text:p>0</text:p>
          </table:table-cell>
          <table:table-cell office:value-type="string">
            <text:p>Jotunheim</text:p>
          </table:table-cell>
          <table:table-cell office:value-type="string">
            <text:p>Hydrocarbon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Field 6 ACH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-20266.3">
            <text:p>-20266.3</text:p>
          </table:table-cell>
          <table:table-cell office:value-type="float" office:value="-18400.5">
            <text:p>-18400.5</text:p>
          </table:table-cell>
          <table:table-cell office:value-type="float" office:value="0">
            <text:p>0</text:p>
          </table:table-cell>
          <table:table-cell office:value-type="string">
            <text:p>Jotunheim</text:p>
          </table:table-cell>
          <table:table-cell office:value-type="string">
            <text:p>Metal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Field 10 ACH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5638.5">
            <text:p>15638.5</text:p>
          </table:table-cell>
          <table:table-cell office:value-type="float" office:value="-19391">
            <text:p>-19391</text:p>
          </table:table-cell>
          <table:table-cell office:value-type="float" office:value="0">
            <text:p>0</text:p>
          </table:table-cell>
          <table:table-cell office:value-type="string">
            <text:p>Jotunheim</text:p>
          </table:table-cell>
          <table:table-cell office:value-type="string">
            <text:p>Metal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Field 11 GH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2067.1">
            <text:p>22067.1</text:p>
          </table:table-cell>
          <table:table-cell office:value-type="float" office:value="-11771.9">
            <text:p>-11771.9</text:p>
          </table:table-cell>
          <table:table-cell office:value-type="float" office:value="0">
            <text:p>0</text:p>
          </table:table-cell>
          <table:table-cell office:value-type="string">
            <text:p>Jotunheim</text:p>
          </table:table-cell>
          <table:table-cell office:value-type="string">
            <text:p>Hydrocarbon 3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Field 13 ACH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5876.6">
            <text:p>25876.6</text:p>
          </table:table-cell>
          <table:table-cell office:value-type="float" office:value="3466.13">
            <text:p>3466.13</text:p>
          </table:table-cell>
          <table:table-cell office:value-type="float" office:value="0">
            <text:p>0</text:p>
          </table:table-cell>
          <table:table-cell office:value-type="string">
            <text:p>Jotunheim</text:p>
          </table:table-cell>
          <table:table-cell office:value-type="string">
            <text:p>Metal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Field 16 ACH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2067.1">
            <text:p>12067.1</text:p>
          </table:table-cell>
          <table:table-cell office:value-type="float" office:value="19418.5">
            <text:p>19418.5</text:p>
          </table:table-cell>
          <table:table-cell office:value-type="float" office:value="0">
            <text:p>0</text:p>
          </table:table-cell>
          <table:table-cell office:value-type="string">
            <text:p>Jotunheim</text:p>
          </table:table-cell>
          <table:table-cell office:value-type="string">
            <text:p>Gem 3;Hydrocarbon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Ores ACGH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-13369.8">
            <text:p>-13369.8</text:p>
          </table:table-cell>
          <table:table-cell office:value-type="float" office:value="109349">
            <text:p>109349</text:p>
          </table:table-cell>
          <table:table-cell office:value-type="float" office:value="0">
            <text:p>0</text:p>
          </table:table-cell>
          <table:table-cell office:value-type="string">
            <text:p>Arx Ymir</text:p>
          </table:table-cell>
          <table:table-cell office:value-type="string">
            <text:p>Metal 1;Gem 1;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Ores ACGH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4319">
            <text:p>104319</text:p>
          </table:table-cell>
          <table:table-cell office:value-type="float" office:value="-4733.7">
            <text:p>-4733.7</text:p>
          </table:table-cell>
          <table:table-cell office:value-type="float" office:value="0">
            <text:p>0</text:p>
          </table:table-cell>
          <table:table-cell office:value-type="string">
            <text:p>Deep Jotunheim 1</text:p>
          </table:table-cell>
          <table:table-cell office:value-type="string">
            <text:p>Metal 1;Gem 1;Reactive 3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Ores CH Gas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4968.24">
            <text:p>4968.24</text:p>
          </table:table-cell>
          <table:table-cell office:value-type="float" office:value="-68951.2">
            <text:p>-68951.2</text:p>
          </table:table-cell>
          <table:table-cell office:value-type="float" office:value="0">
            <text:p>0</text:p>
          </table:table-cell>
          <table:table-cell office:value-type="string">
            <text:p>Jotunheim Ring Entry Point 1</text:p>
          </table:table-cell>
          <table:table-cell office:value-type="string">
            <text:p>Gem 2;Hydrocarbon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Ores CH Gas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-6823.23">
            <text:p>-6823.23</text:p>
          </table:table-cell>
          <table:table-cell office:value-type="float" office:value="62549.5">
            <text:p>62549.5</text:p>
          </table:table-cell>
          <table:table-cell office:value-type="float" office:value="0">
            <text:p>0</text:p>
          </table:table-cell>
          <table:table-cell office:value-type="string">
            <text:p>Jotunheim Ring Entry Point 3</text:p>
          </table:table-cell>
          <table:table-cell office:value-type="string">
            <text:p>Gem 1;Hydrocarbon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Field 2 AH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-30666.3">
            <text:p>-30666.3</text:p>
          </table:table-cell>
          <table:table-cell office:value-type="float" office:value="532.818">
            <text:p>532.82</text:p>
          </table:table-cell>
          <table:table-cell office:value-type="float" office:value="0">
            <text:p>0</text:p>
          </table:table-cell>
          <table:table-cell office:value-type="string">
            <text:p>Jotunheim</text:p>
          </table:table-cell>
          <table:table-cell office:value-type="string">
            <text:p>Metal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Field 4 AH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-24532.9">
            <text:p>-24532.9</text:p>
          </table:table-cell>
          <table:table-cell office:value-type="float" office:value="13866.2">
            <text:p>13866.2</text:p>
          </table:table-cell>
          <table:table-cell office:value-type="float" office:value="0">
            <text:p>0</text:p>
          </table:table-cell>
          <table:table-cell office:value-type="string">
            <text:p>Jotunheim</text:p>
          </table:table-cell>
          <table:table-cell office:value-type="string">
            <text:p>Hydrocarbon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Field 7 AH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-14933">
            <text:p>-14933</text:p>
          </table:table-cell>
          <table:table-cell office:value-type="float" office:value="-22133.8">
            <text:p>-22133.8</text:p>
          </table:table-cell>
          <table:table-cell office:value-type="float" office:value="0">
            <text:p>0</text:p>
          </table:table-cell>
          <table:table-cell office:value-type="string">
            <text:p>Jotunheim</text:p>
          </table:table-cell>
          <table:table-cell office:value-type="string">
            <text:p>Metal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Field 9 ACGH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547.4">
            <text:p>10547.4</text:p>
          </table:table-cell>
          <table:table-cell office:value-type="float" office:value="-23025.9">
            <text:p>-23025.9</text:p>
          </table:table-cell>
          <table:table-cell office:value-type="float" office:value="0">
            <text:p>0</text:p>
          </table:table-cell>
          <table:table-cell office:value-type="string">
            <text:p>Jotunheim</text:p>
          </table:table-cell>
          <table:table-cell office:value-type="string">
            <text:p>Gem 3;Hydrocarbon 3;Metal 3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Field 14 ACH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686.1">
            <text:p>19686.1</text:p>
          </table:table-cell>
          <table:table-cell office:value-type="float" office:value="12989.9">
            <text:p>12989.9</text:p>
          </table:table-cell>
          <table:table-cell office:value-type="float" office:value="0">
            <text:p>0</text:p>
          </table:table-cell>
          <table:table-cell office:value-type="string">
            <text:p>Jotunheim</text:p>
          </table:table-cell>
          <table:table-cell office:value-type="string">
            <text:p>Metal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Ores CH Gas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-7464.1">
            <text:p>-7464.1</text:p>
          </table:table-cell>
          <table:table-cell office:value-type="float" office:value="-68694.9">
            <text:p>-68694.9</text:p>
          </table:table-cell>
          <table:table-cell office:value-type="float" office:value="0">
            <text:p>0</text:p>
          </table:table-cell>
          <table:table-cell office:value-type="string">
            <text:p>Jotunheim Ring Entry Point 1</text:p>
          </table:table-cell>
          <table:table-cell office:value-type="string">
            <text:p>Gem 2;Hydrocarbon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Ores CH Gas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454.16">
            <text:p>9454.16</text:p>
          </table:table-cell>
          <table:table-cell office:value-type="float" office:value="63703">
            <text:p>63703</text:p>
          </table:table-cell>
          <table:table-cell office:value-type="float" office:value="0">
            <text:p>0</text:p>
          </table:table-cell>
          <table:table-cell office:value-type="string">
            <text:p>Jotunheim Ring Entry Point 3</text:p>
          </table:table-cell>
          <table:table-cell office:value-type="string">
            <text:p>Gem 2;Hydrocarbon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Field 1 AH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-29964.1">
            <text:p>-29964.1</text:p>
          </table:table-cell>
          <table:table-cell office:value-type="float" office:value="2018.93">
            <text:p>2018.93</text:p>
          </table:table-cell>
          <table:table-cell office:value-type="float" office:value="0">
            <text:p>0</text:p>
          </table:table-cell>
          <table:table-cell office:value-type="string">
            <text:p>Jotunheim</text:p>
          </table:table-cell>
          <table:table-cell office:value-type="string">
            <text:p>Hydrocarbon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Field 5 ACH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-20266.3">
            <text:p>-20266.3</text:p>
          </table:table-cell>
          <table:table-cell office:value-type="float" office:value="19732.8">
            <text:p>19732.8</text:p>
          </table:table-cell>
          <table:table-cell office:value-type="float" office:value="0">
            <text:p>0</text:p>
          </table:table-cell>
          <table:table-cell office:value-type="string">
            <text:p>Jotunheim</text:p>
          </table:table-cell>
          <table:table-cell office:value-type="string">
            <text:p>Metal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Field 8 AC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-7466.29">
            <text:p>-7466.29</text:p>
          </table:table-cell>
          <table:table-cell office:value-type="float" office:value="-24000.5">
            <text:p>-24000.5</text:p>
          </table:table-cell>
          <table:table-cell office:value-type="float" office:value="0">
            <text:p>0</text:p>
          </table:table-cell>
          <table:table-cell office:value-type="string">
            <text:p>Jotunheim</text:p>
          </table:table-cell>
          <table:table-cell office:value-type="string">
            <text:p>Gem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Field 12 AH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5162.3">
            <text:p>25162.3</text:p>
          </table:table-cell>
          <table:table-cell office:value-type="float" office:value="-7486.25">
            <text:p>-7486.25</text:p>
          </table:table-cell>
          <table:table-cell office:value-type="float" office:value="0">
            <text:p>0</text:p>
          </table:table-cell>
          <table:table-cell office:value-type="string">
            <text:p>Jotunheim</text:p>
          </table:table-cell>
          <table:table-cell office:value-type="string">
            <text:p>Hydrocarbon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Field 15 AH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209.9">
            <text:p>19209.9</text:p>
          </table:table-cell>
          <table:table-cell office:value-type="float" office:value="14894.7">
            <text:p>14894.7</text:p>
          </table:table-cell>
          <table:table-cell office:value-type="float" office:value="0">
            <text:p>0</text:p>
          </table:table-cell>
          <table:table-cell office:value-type="string">
            <text:p>Jotunheim</text:p>
          </table:table-cell>
          <table:table-cell office:value-type="string">
            <text:p>Metal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otunheim</text:p>
          </table:table-cell>
          <table:table-cell office:value-type="string">
            <text:p>Field 17 AH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590.87">
            <text:p>6590.87</text:p>
          </table:table-cell>
          <table:table-cell office:value-type="float" office:value="22037.6">
            <text:p>22037.6</text:p>
          </table:table-cell>
          <table:table-cell office:value-type="float" office:value="0">
            <text:p>0</text:p>
          </table:table-cell>
          <table:table-cell office:value-type="string">
            <text:p>Jotunheim</text:p>
          </table:table-cell>
          <table:table-cell office:value-type="string">
            <text:p>Metal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upiter</text:p>
          </table:table-cell>
          <table:table-cell office:value-type="string">
            <text:p>Harvest Field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-26400">
            <text:p>-26400</text:p>
          </table:table-cell>
          <table:table-cell office:value-type="float" office:value="-236788">
            <text:p>-236788</text:p>
          </table:table-cell>
          <table:table-cell office:value-type="float" office:value="0">
            <text:p>0</text:p>
          </table:table-cell>
          <table:table-cell office:value-type="string">
            <text:p>Asteroid JP-R10</text:p>
          </table:table-cell>
          <table:table-cell office:value-type="string">
            <text:p>Gem 3;Gem 1;Hydrocarbon 1;Metal 2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upiter</text:p>
          </table:table-cell>
          <table:table-cell office:value-type="string">
            <text:p>FIELD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36630">
            <text:p>136630</text:p>
          </table:table-cell>
          <table:table-cell office:value-type="float" office:value="92878">
            <text:p>92878</text:p>
          </table:table-cell>
          <table:table-cell office:value-type="float" office:value="0">
            <text:p>0</text:p>
          </table:table-cell>
          <table:table-cell office:value-type="string">
            <text:p>Asteroid JP-R28</text:p>
          </table:table-cell>
          <table:table-cell office:value-type="string">
            <text:p>Metal 1;Metal 3;Hydrocarbon 2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upiter</text:p>
          </table:table-cell>
          <table:table-cell office:value-type="string">
            <text:p>Weird Spawn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0958">
            <text:p>110958</text:p>
          </table:table-cell>
          <table:table-cell office:value-type="float" office:value="-157949">
            <text:p>-157949</text:p>
          </table:table-cell>
          <table:table-cell office:value-type="float" office:value="-553">
            <text:p>-553</text:p>
          </table:table-cell>
          <table:table-cell office:value-type="string">
            <text:p>Gas Field Deep 3</text:p>
          </table:table-cell>
          <table:table-cell office:value-type="string">
            <text:p>Gas Pocket 1;Hydrocarbon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upiter</text:p>
          </table:table-cell>
          <table:table-cell office:value-type="string">
            <text:p>GasCloud 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2667">
            <text:p>122667</text:p>
          </table:table-cell>
          <table:table-cell office:value-type="float" office:value="-107253">
            <text:p>-107253</text:p>
          </table:table-cell>
          <table:table-cell office:value-type="float" office:value="0">
            <text:p>0</text:p>
          </table:table-cell>
          <table:table-cell office:value-type="string">
            <text:p>Gas Field Deep 3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upiter</text:p>
          </table:table-cell>
          <table:table-cell office:value-type="string">
            <text:p>GasCloud 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45334">
            <text:p>145334</text:p>
          </table:table-cell>
          <table:table-cell office:value-type="float" office:value="-68864">
            <text:p>-68864</text:p>
          </table:table-cell>
          <table:table-cell office:value-type="float" office:value="0">
            <text:p>0</text:p>
          </table:table-cell>
          <table:table-cell office:value-type="string">
            <text:p>Gas Field Deep 2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Jupiter</text:p>
          </table:table-cell>
          <table:table-cell office:value-type="string">
            <text:p>GasCloud 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60485">
            <text:p>160485</text:p>
          </table:table-cell>
          <table:table-cell office:value-type="float" office:value="-27197">
            <text:p>-27197</text:p>
          </table:table-cell>
          <table:table-cell office:value-type="float" office:value="0">
            <text:p>0</text:p>
          </table:table-cell>
          <table:table-cell office:value-type="string">
            <text:p>Gas Field Deep 1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Kailaasa</text:p>
          </table:table-cell>
          <table:table-cell office:value-type="string">
            <text:p>Kkixx Field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-175268">
            <text:p>-175268</text:p>
          </table:table-cell>
          <table:table-cell office:value-type="float" office:value="221636">
            <text:p>221636</text:p>
          </table:table-cell>
          <table:table-cell office:value-type="float" office:value="0">
            <text:p>0</text:p>
          </table:table-cell>
          <table:table-cell office:value-type="string">
            <text:p>Kkixx Field</text:p>
          </table:table-cell>
          <table:table-cell office:value-type="string">
            <text:p>Gem 1;Gem 2;Gem 3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Kailaasa</text:p>
          </table:table-cell>
          <table:table-cell office:value-type="string">
            <text:p>L3 field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-64534">
            <text:p>-64534</text:p>
          </table:table-cell>
          <table:table-cell office:value-type="float" office:value="288174">
            <text:p>288174</text:p>
          </table:table-cell>
          <table:table-cell office:value-type="float" office:value="0">
            <text:p>0</text:p>
          </table:table-cell>
          <table:table-cell office:value-type="string">
            <text:p>Uma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Lagarto</text:p>
          </table:table-cell>
          <table:table-cell office:value-type="string">
            <text:p>resByak_GW4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08990">
            <text:p>208990</text:p>
          </table:table-cell>
          <table:table-cell office:value-type="float" office:value="308372">
            <text:p>308372</text:p>
          </table:table-cell>
          <table:table-cell office:value-type="float" office:value="-1000">
            <text:p>-1000</text:p>
          </table:table-cell>
          <table:table-cell office:value-type="string">
            <text:p>PAX Decima Gemina</text:p>
          </table:table-cell>
          <table:table-cell office:value-type="string">
            <text:p>Inorganic Hulk 01;Metal 1;Metal 2;Metal 3;Gas Pocket 1</text:p>
          </table:table-cell>
          <table:table-cell office:value-type="string">
            <text:p>Insatiable Blood;Energy Sink Senio;Manticore\'s Dire Agony;Tactical Computer Eight;Explosives</text:p>
          </table:table-cell>
          <table:table-cell table:number-columns-repeated="1014"/>
        </table:table-row>
        <table:table-row table:style-name="ro1">
          <table:table-cell office:value-type="string">
            <text:p>Lagarto</text:p>
          </table:table-cell>
          <table:table-cell office:value-type="string">
            <text:p>resByak_GW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15813">
            <text:p>215813</text:p>
          </table:table-cell>
          <table:table-cell office:value-type="float" office:value="304341">
            <text:p>304341</text:p>
          </table:table-cell>
          <table:table-cell office:value-type="float" office:value="-500">
            <text:p>-500</text:p>
          </table:table-cell>
          <table:table-cell office:value-type="string">
            <text:p>PAX Decima Gemina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Lagarto</text:p>
          </table:table-cell>
          <table:table-cell office:value-type="string">
            <text:p>resByak_GW6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18949">
            <text:p>218949</text:p>
          </table:table-cell>
          <table:table-cell office:value-type="float" office:value="298154">
            <text:p>298154</text:p>
          </table:table-cell>
          <table:table-cell office:value-type="float" office:value="500">
            <text:p>500</text:p>
          </table:table-cell>
          <table:table-cell office:value-type="string">
            <text:p>PAX Decima Gemina</text:p>
          </table:table-cell>
          <table:table-cell office:value-type="string">
            <text:p>Gas Pocket 1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Lagarto</text:p>
          </table:table-cell>
          <table:table-cell office:value-type="string">
            <text:p>resByak_GW7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21775">
            <text:p>221775</text:p>
          </table:table-cell>
          <table:table-cell office:value-type="float" office:value="290823">
            <text:p>290823</text:p>
          </table:table-cell>
          <table:table-cell office:value-type="float" office:value="1000">
            <text:p>1000</text:p>
          </table:table-cell>
          <table:table-cell office:value-type="string">
            <text:p>PAX Decima Gemina</text:p>
          </table:table-cell>
          <table:table-cell office:value-type="string">
            <text:p>Hydrocarbon 2;Gem 2;Reactive 2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Lagarto</text:p>
          </table:table-cell>
          <table:table-cell office:value-type="string">
            <text:p>_Byak_Hulk_0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19837">
            <text:p>219837</text:p>
          </table:table-cell>
          <table:table-cell office:value-type="float" office:value="301552">
            <text:p>301552</text:p>
          </table:table-cell>
          <table:table-cell office:value-type="float" office:value="0">
            <text:p>0</text:p>
          </table:table-cell>
          <table:table-cell office:value-type="string">
            <text:p>PAX Decima Gemina</text:p>
          </table:table-cell>
          <table:table-cell office:value-type="string">
            <text:p>Inorganic Hulk 01;Organic Hulk 01;Gas Pocket 1;Reactive 2</text:p>
          </table:table-cell>
          <table:table-cell office:value-type="string">
            <text:p>Ravenous Blood;Harpy\'s Grasp;Salamander\'s Fell Draught;Satyr\'s Fell Shuffling;Gorgon\'s Dire Gaze;Harpy\'s Dire Avarice;Manticore\'s Dire Agony;Roc\'s Dire Celerity;Explosives</text:p>
          </table:table-cell>
          <table:table-cell table:number-columns-repeated="1014"/>
        </table:table-row>
        <table:table-row table:style-name="ro1">
          <table:table-cell office:value-type="string">
            <text:p>Lagarto</text:p>
          </table:table-cell>
          <table:table-cell office:value-type="string">
            <text:p>resByak_GW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24264">
            <text:p>224264</text:p>
          </table:table-cell>
          <table:table-cell office:value-type="float" office:value="304622">
            <text:p>304622</text:p>
          </table:table-cell>
          <table:table-cell office:value-type="float" office:value="0">
            <text:p>0</text:p>
          </table:table-cell>
          <table:table-cell office:value-type="string">
            <text:p>PAX Decima Gemina</text:p>
          </table:table-cell>
          <table:table-cell office:value-type="string">
            <text:p>Reactive 1;Metal 2;Hydrocarbon 2;Reactive 2;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Lagarto</text:p>
          </table:table-cell>
          <table:table-cell office:value-type="string">
            <text:p>_Byak_Res_Level-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13817">
            <text:p>213817</text:p>
          </table:table-cell>
          <table:table-cell office:value-type="float" office:value="296247">
            <text:p>296247</text:p>
          </table:table-cell>
          <table:table-cell office:value-type="float" office:value="0">
            <text:p>0</text:p>
          </table:table-cell>
          <table:table-cell office:value-type="string">
            <text:p>PAX Decima Gemina</text:p>
          </table:table-cell>
          <table:table-cell office:value-type="string">
            <text:p>Inorganic Hulk 01;Gas Pocket 1;Reactive 3</text:p>
          </table:table-cell>
          <table:table-cell office:value-type="string">
            <text:p>Auriga Minor ICWS 5;Laser Scope Septem;Lethargic Septem</text:p>
          </table:table-cell>
          <table:table-cell table:number-columns-repeated="1014"/>
        </table:table-row>
        <table:table-row table:style-name="ro1">
          <table:table-cell office:value-type="string">
            <text:p>Lagarto</text:p>
          </table:table-cell>
          <table:table-cell office:value-type="string">
            <text:p>Asteroid Field 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-90598.9">
            <text:p>-90598.9</text:p>
          </table:table-cell>
          <table:table-cell office:value-type="float" office:value="340226">
            <text:p>340226</text:p>
          </table:table-cell>
          <table:table-cell office:value-type="float" office:value="0">
            <text:p>0</text:p>
          </table:table-cell>
          <table:table-cell office:value-type="string">
            <text:p>Nav Hyperia 1</text:p>
          </table:table-cell>
          <table:table-cell office:value-type="string">
            <text:p>Reactive 1;Reactive 2;Reactive 3;Hydrocarbon 1;Hydrocarbon 2;Hydrocarbon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Lagarto</text:p>
          </table:table-cell>
          <table:table-cell office:value-type="string">
            <text:p>resByak_GW2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04874">
            <text:p>204874</text:p>
          </table:table-cell>
          <table:table-cell office:value-type="float" office:value="296507">
            <text:p>296507</text:p>
          </table:table-cell>
          <table:table-cell office:value-type="float" office:value="0">
            <text:p>0</text:p>
          </table:table-cell>
          <table:table-cell office:value-type="string">
            <text:p>PAX Decima Gemina</text:p>
          </table:table-cell>
          <table:table-cell office:value-type="string">
            <text:p>Hydrocarbon 1;Gem 1;Metal 3;Inorganic Hulk 01;Reactive 2</text:p>
          </table:table-cell>
          <table:table-cell office:value-type="string">
            <text:p>Basilisk\'s Fell Turmoil;Chimaera\'s Fell Faze</text:p>
          </table:table-cell>
          <table:table-cell table:number-columns-repeated="1014"/>
        </table:table-row>
        <table:table-row table:style-name="ro1">
          <table:table-cell office:value-type="string">
            <text:p>Lagarto</text:p>
          </table:table-cell>
          <table:table-cell office:value-type="string">
            <text:p>resByak_GW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18456">
            <text:p>218456</text:p>
          </table:table-cell>
          <table:table-cell office:value-type="float" office:value="300402">
            <text:p>300402</text:p>
          </table:table-cell>
          <table:table-cell office:value-type="float" office:value="0">
            <text:p>0</text:p>
          </table:table-cell>
          <table:table-cell office:value-type="string">
            <text:p>PAX Decima Gemina</text:p>
          </table:table-cell>
          <table:table-cell office:value-type="string">
            <text:p>Gas Pocket 1;Hydrocarbon 3;Metal 3;Metal 2;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Lagarto</text:p>
          </table:table-cell>
          <table:table-cell office:value-type="string">
            <text:p>resByak_GW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80677">
            <text:p>180677</text:p>
          </table:table-cell>
          <table:table-cell office:value-type="float" office:value="313964">
            <text:p>313964</text:p>
          </table:table-cell>
          <table:table-cell office:value-type="float" office:value="0">
            <text:p>0</text:p>
          </table:table-cell>
          <table:table-cell office:value-type="string">
            <text:p>PAX Decima Gemina</text:p>
          </table:table-cell>
          <table:table-cell office:value-type="string">
            <text:p>Hydrocarbon 1;Gem 1;Organic Hulk 01;Reactive 3;Metal 3;Gas Pocket 1</text:p>
          </table:table-cell>
          <table:table-cell office:value-type="string">
            <text:p>Seeking Eye;Shieldgen XT</text:p>
          </table:table-cell>
          <table:table-cell table:number-columns-repeated="1014"/>
        </table:table-row>
        <table:table-row table:style-name="ro1">
          <table:table-cell office:value-type="string">
            <text:p>Lagarto</text:p>
          </table:table-cell>
          <table:table-cell office:value-type="string">
            <text:p>resByak_GW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09022">
            <text:p>209022</text:p>
          </table:table-cell>
          <table:table-cell office:value-type="float" office:value="270581">
            <text:p>270581</text:p>
          </table:table-cell>
          <table:table-cell office:value-type="float" office:value="0">
            <text:p>0</text:p>
          </table:table-cell>
          <table:table-cell office:value-type="string">
            <text:p>PAX Decima Gemina</text:p>
          </table:table-cell>
          <table:table-cell office:value-type="string">
            <text:p>Metal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Lagarto</text:p>
          </table:table-cell>
          <table:table-cell office:value-type="string">
            <text:p>_Byak-Res_000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7826">
            <text:p>217826</text:p>
          </table:table-cell>
          <table:table-cell office:value-type="float" office:value="309343">
            <text:p>309343</text:p>
          </table:table-cell>
          <table:table-cell office:value-type="float" office:value="0">
            <text:p>0</text:p>
          </table:table-cell>
          <table:table-cell office:value-type="string">
            <text:p>PAX Decima Gemina</text:p>
          </table:table-cell>
          <table:table-cell office:value-type="string">
            <text:p>Gem 1;Metal 3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Lagarto</text:p>
          </table:table-cell>
          <table:table-cell office:value-type="string">
            <text:p>_Byak_Res_000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19433">
            <text:p>219433</text:p>
          </table:table-cell>
          <table:table-cell office:value-type="float" office:value="293565">
            <text:p>293565</text:p>
          </table:table-cell>
          <table:table-cell office:value-type="float" office:value="0">
            <text:p>0</text:p>
          </table:table-cell>
          <table:table-cell office:value-type="string">
            <text:p>PAX Decima Gemina</text:p>
          </table:table-cell>
          <table:table-cell office:value-type="string">
            <text:p>Gem 2;Metal 2;Reactive 1</text:p>
          </table:table-cell>
          <table:table-cell office:value-type="string">
            <text:p>Titanium Ore</text:p>
          </table:table-cell>
          <table:table-cell table:number-columns-repeated="1014"/>
        </table:table-row>
        <table:table-row table:style-name="ro1">
          <table:table-cell office:value-type="string">
            <text:p>Lagarto</text:p>
          </table:table-cell>
          <table:table-cell office:value-type="string">
            <text:p>Asteroid Field 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70898.1">
            <text:p>-70898.1</text:p>
          </table:table-cell>
          <table:table-cell office:value-type="float" office:value="119789">
            <text:p>119789</text:p>
          </table:table-cell>
          <table:table-cell office:value-type="float" office:value="0">
            <text:p>0</text:p>
          </table:table-cell>
          <table:table-cell office:value-type="string">
            <text:p>Ruins of the ECS Sierpe</text:p>
          </table:table-cell>
          <table:table-cell office:value-type="string">
            <text:p>Reactive 1;Reactive 2;Reactive 3;Metal 1;Metal 2;Metal 3;Hydrocarbon 1;Hydrocarbon 2;Hydrocarbon 3;Gem 1;Gem 2;Gem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Lagarto</text:p>
          </table:table-cell>
          <table:table-cell office:value-type="string">
            <text:p>Asteroid Field 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3707.7">
            <text:p>13707.7</text:p>
          </table:table-cell>
          <table:table-cell office:value-type="float" office:value="18703.8">
            <text:p>18703.8</text:p>
          </table:table-cell>
          <table:table-cell office:value-type="float" office:value="0">
            <text:p>0</text:p>
          </table:table-cell>
          <table:table-cell office:value-type="string">
            <text:p>Nav Observatory Oreja Side</text:p>
          </table:table-cell>
          <table:table-cell office:value-type="string">
            <text:p>Reactive 1;Reactive 2;Reactive 3;Metal 1;Metal 2;Metal 3;Hydrocarbon 1;Hydrocarbon 2;Hydrocarbon 3;Gem 1;Gem 2;Gem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Lagarto</text:p>
          </table:table-cell>
          <table:table-cell office:value-type="string">
            <text:p>Asteroid Field 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3022.1">
            <text:p>13022.1</text:p>
          </table:table-cell>
          <table:table-cell office:value-type="float" office:value="-23812.9">
            <text:p>-23812.9</text:p>
          </table:table-cell>
          <table:table-cell office:value-type="float" office:value="0">
            <text:p>0</text:p>
          </table:table-cell>
          <table:table-cell office:value-type="string">
            <text:p>System Gate to Sol</text:p>
          </table:table-cell>
          <table:table-cell office:value-type="string">
            <text:p>Reactive 1;Reactive 2;Reactive 3;Metal 1;Metal 2;Metal 3;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Lagarto</text:p>
          </table:table-cell>
          <table:table-cell office:value-type="string">
            <text:p>Debris</text:p>
          </table:table-cell>
          <table:table-cell table:number-columns-repeated="2" office:value-type="string">
            <text:p>NULL</text:p>
          </table:table-cell>
          <table:table-cell office:value-type="float" office:value="-81823.4">
            <text:p>-81823.4</text:p>
          </table:table-cell>
          <table:table-cell office:value-type="float" office:value="56758.6">
            <text:p>56758.6</text:p>
          </table:table-cell>
          <table:table-cell office:value-type="float" office:value="-35">
            <text:p>-35</text:p>
          </table:table-cell>
          <table:table-cell office:value-type="string">
            <text:p>Ruins of the ECS Sierpe</text:p>
          </table:table-cell>
          <table:table-cell office:value-type="string">
            <text:p>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Luna</text:p>
          </table:table-cell>
          <table:table-cell office:value-type="string">
            <text:p>Luna Mob Spawn 6</text:p>
          </table:table-cell>
          <table:table-cell table:number-columns-repeated="2" office:value-type="string">
            <text:p>NULL</text:p>
          </table:table-cell>
          <table:table-cell office:value-type="float" office:value="-130267">
            <text:p>-130267</text:p>
          </table:table-cell>
          <table:table-cell office:value-type="float" office:value="74657.8">
            <text:p>74657.8</text:p>
          </table:table-cell>
          <table:table-cell office:value-type="float" office:value="0">
            <text:p>0</text:p>
          </table:table-cell>
          <table:table-cell office:value-type="string">
            <text:p>Basic Shooting Range Alpha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gesi</text:p>
          </table:table-cell>
          <table:table-cell office:value-type="string">
            <text:p>RM Asteroid Field 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349.31">
            <text:p>8349.31</text:p>
          </table:table-cell>
          <table:table-cell office:value-type="float" office:value="6908.61">
            <text:p>6908.61</text:p>
          </table:table-cell>
          <table:table-cell office:value-type="float" office:value="3413.97">
            <text:p>3413.97</text:p>
          </table:table-cell>
          <table:table-cell office:value-type="string">
            <text:p>Shipyard Beltway 1</text:p>
          </table:table-cell>
          <table:table-cell office:value-type="string">
            <text:p>Metal 2;Metal 3;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gesi</text:p>
          </table:table-cell>
          <table:table-cell office:value-type="string">
            <text:p>RM Asteroid Field 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9028.5">
            <text:p>9028.5</text:p>
          </table:table-cell>
          <table:table-cell office:value-type="float" office:value="4509.08">
            <text:p>4509.08</text:p>
          </table:table-cell>
          <table:table-cell office:value-type="float" office:value="0">
            <text:p>0</text:p>
          </table:table-cell>
          <table:table-cell office:value-type="string">
            <text:p>Shipyard Beltway 1</text:p>
          </table:table-cell>
          <table:table-cell office:value-type="string">
            <text:p>Metal 2;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gesi</text:p>
          </table:table-cell>
          <table:table-cell office:value-type="string">
            <text:p>Margesi Gas/Debris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-84056.3">
            <text:p>-84056.3</text:p>
          </table:table-cell>
          <table:table-cell office:value-type="float" office:value="61399">
            <text:p>61399</text:p>
          </table:table-cell>
          <table:table-cell office:value-type="float" office:value="0">
            <text:p>0</text:p>
          </table:table-cell>
          <table:table-cell office:value-type="string">
            <text:p>Shipyard Beltway 10</text:p>
          </table:table-cell>
          <table:table-cell office:value-type="string">
            <text:p>Gas Pocket 1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gesi</text:p>
          </table:table-cell>
          <table:table-cell office:value-type="string">
            <text:p>RM Asteroid Field 3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7631.2">
            <text:p>7631.2</text:p>
          </table:table-cell>
          <table:table-cell office:value-type="float" office:value="6252.94">
            <text:p>6252.94</text:p>
          </table:table-cell>
          <table:table-cell office:value-type="float" office:value="0">
            <text:p>0</text:p>
          </table:table-cell>
          <table:table-cell office:value-type="string">
            <text:p>Shipyard Beltway 1</text:p>
          </table:table-cell>
          <table:table-cell office:value-type="string">
            <text:p>Metal 1;Metal 3;Reactive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gesi</text:p>
          </table:table-cell>
          <table:table-cell office:value-type="string">
            <text:p>Margesi Gas 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69763.1">
            <text:p>-69763.1</text:p>
          </table:table-cell>
          <table:table-cell office:value-type="float" office:value="-45150.5">
            <text:p>-45150.5</text:p>
          </table:table-cell>
          <table:table-cell office:value-type="float" office:value="0">
            <text:p>0</text:p>
          </table:table-cell>
          <table:table-cell office:value-type="string">
            <text:p>Shipyard Beltway 6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gesi</text:p>
          </table:table-cell>
          <table:table-cell office:value-type="string">
            <text:p>RM Hydrocarb Field 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3229.87">
            <text:p>-3229.87</text:p>
          </table:table-cell>
          <table:table-cell office:value-type="float" office:value="11667.9">
            <text:p>11667.9</text:p>
          </table:table-cell>
          <table:table-cell office:value-type="float" office:value="0">
            <text:p>0</text:p>
          </table:table-cell>
          <table:table-cell office:value-type="string">
            <text:p>Shipyard Beltway 1</text:p>
          </table:table-cell>
          <table:table-cell office:value-type="string">
            <text:p>Hydrocarbon 2;Hydrocarbon 1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gesi</text:p>
          </table:table-cell>
          <table:table-cell office:value-type="string">
            <text:p>RM Hydrocarb Field 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995.1">
            <text:p>10995.1</text:p>
          </table:table-cell>
          <table:table-cell office:value-type="float" office:value="-8443.27">
            <text:p>-8443.27</text:p>
          </table:table-cell>
          <table:table-cell office:value-type="float" office:value="0">
            <text:p>0</text:p>
          </table:table-cell>
          <table:table-cell office:value-type="string">
            <text:p>Shipyard Beltway 2</text:p>
          </table:table-cell>
          <table:table-cell office:value-type="string">
            <text:p>Hydrocarbon 2;Hydrocarbon 3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gesi</text:p>
          </table:table-cell>
          <table:table-cell office:value-type="string">
            <text:p>RM H/C/A Field 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8843.4">
            <text:p>18843.4</text:p>
          </table:table-cell>
          <table:table-cell office:value-type="float" office:value="9215.34">
            <text:p>9215.34</text:p>
          </table:table-cell>
          <table:table-cell office:value-type="float" office:value="0">
            <text:p>0</text:p>
          </table:table-cell>
          <table:table-cell office:value-type="string">
            <text:p>Shipyard Beltway 1</text:p>
          </table:table-cell>
          <table:table-cell office:value-type="string">
            <text:p>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gesi</text:p>
          </table:table-cell>
          <table:table-cell office:value-type="string">
            <text:p>Margesi Gas 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-99215.8">
            <text:p>-99215.8</text:p>
          </table:table-cell>
          <table:table-cell office:value-type="float" office:value="23716.9">
            <text:p>23716.9</text:p>
          </table:table-cell>
          <table:table-cell office:value-type="float" office:value="0">
            <text:p>0</text:p>
          </table:table-cell>
          <table:table-cell office:value-type="string">
            <text:p>Shipyard Beltway 8</text:p>
          </table:table-cell>
          <table:table-cell office:value-type="string">
            <text:p>Gas Pocket 1;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</text:p>
          </table:table-cell>
          <table:table-cell office:value-type="string">
            <text:p>Harvest 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-97978.9">
            <text:p>-97978.9</text:p>
          </table:table-cell>
          <table:table-cell office:value-type="float" office:value="55394.4">
            <text:p>55394.4</text:p>
          </table:table-cell>
          <table:table-cell office:value-type="float" office:value="0">
            <text:p>0</text:p>
          </table:table-cell>
          <table:table-cell office:value-type="string">
            <text:p>Asteroid Remus 558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</text:p>
          </table:table-cell>
          <table:table-cell office:value-type="string">
            <text:p>Harvest 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9738.2">
            <text:p>99738.2</text:p>
          </table:table-cell>
          <table:table-cell office:value-type="float" office:value="72078.2">
            <text:p>72078.2</text:p>
          </table:table-cell>
          <table:table-cell office:value-type="float" office:value="0">
            <text:p>0</text:p>
          </table:table-cell>
          <table:table-cell office:value-type="string">
            <text:p>Asteroid Romulus 578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</text:p>
          </table:table-cell>
          <table:table-cell office:value-type="string">
            <text:p>O4F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-121221">
            <text:p>-121221</text:p>
          </table:table-cell>
          <table:table-cell office:value-type="float" office:value="-36107.7">
            <text:p>-36107.7</text:p>
          </table:table-cell>
          <table:table-cell office:value-type="float" office:value="0">
            <text:p>0</text:p>
          </table:table-cell>
          <table:table-cell office:value-type="string">
            <text:p>Remus Back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</text:p>
          </table:table-cell>
          <table:table-cell office:value-type="string">
            <text:p>O4F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26479">
            <text:p>126479</text:p>
          </table:table-cell>
          <table:table-cell office:value-type="float" office:value="-36817.6">
            <text:p>-36817.6</text:p>
          </table:table-cell>
          <table:table-cell office:value-type="float" office:value="0">
            <text:p>0</text:p>
          </table:table-cell>
          <table:table-cell office:value-type="string">
            <text:p>Romulus Back</text:p>
          </table:table-cell>
          <table:table-cell office:value-type="string">
            <text:p>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</text:p>
          </table:table-cell>
          <table:table-cell office:value-type="string">
            <text:p>O4F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-119972">
            <text:p>-119972</text:p>
          </table:table-cell>
          <table:table-cell office:value-type="float" office:value="-109867">
            <text:p>-109867</text:p>
          </table:table-cell>
          <table:table-cell office:value-type="float" office:value="0">
            <text:p>0</text:p>
          </table:table-cell>
          <table:table-cell office:value-type="string">
            <text:p>Remus Back</text:p>
          </table:table-cell>
          <table:table-cell office:value-type="string">
            <text:p>Reactive 1;Reactive 2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</text:p>
          </table:table-cell>
          <table:table-cell office:value-type="string">
            <text:p>Harvest 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-84573.5">
            <text:p>-84573.5</text:p>
          </table:table-cell>
          <table:table-cell office:value-type="float" office:value="66542.2">
            <text:p>66542.2</text:p>
          </table:table-cell>
          <table:table-cell office:value-type="float" office:value="0">
            <text:p>0</text:p>
          </table:table-cell>
          <table:table-cell office:value-type="string">
            <text:p>Asteroid Remus 557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</text:p>
          </table:table-cell>
          <table:table-cell office:value-type="string">
            <text:p>Harvest 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-105740">
            <text:p>-105740</text:p>
          </table:table-cell>
          <table:table-cell office:value-type="float" office:value="73033">
            <text:p>73033</text:p>
          </table:table-cell>
          <table:table-cell office:value-type="float" office:value="0">
            <text:p>0</text:p>
          </table:table-cell>
          <table:table-cell office:value-type="string">
            <text:p>Asteroid Remus 559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</text:p>
          </table:table-cell>
          <table:table-cell office:value-type="string">
            <text:p>Harvest 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2968.2">
            <text:p>82968.2</text:p>
          </table:table-cell>
          <table:table-cell office:value-type="float" office:value="104615">
            <text:p>104615</text:p>
          </table:table-cell>
          <table:table-cell office:value-type="float" office:value="0">
            <text:p>0</text:p>
          </table:table-cell>
          <table:table-cell office:value-type="string">
            <text:p>Asteroid Belt Way 2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</text:p>
          </table:table-cell>
          <table:table-cell office:value-type="string">
            <text:p>Harvest 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2908.3">
            <text:p>92908.3</text:p>
          </table:table-cell>
          <table:table-cell office:value-type="float" office:value="57686.6">
            <text:p>57686.6</text:p>
          </table:table-cell>
          <table:table-cell office:value-type="float" office:value="0">
            <text:p>0</text:p>
          </table:table-cell>
          <table:table-cell office:value-type="string">
            <text:p>Asteroid Romulus 577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</text:p>
          </table:table-cell>
          <table:table-cell office:value-type="string">
            <text:p>Harvest 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20228">
            <text:p>120228</text:p>
          </table:table-cell>
          <table:table-cell office:value-type="float" office:value="74273.5">
            <text:p>74273.5</text:p>
          </table:table-cell>
          <table:table-cell office:value-type="float" office:value="0">
            <text:p>0</text:p>
          </table:table-cell>
          <table:table-cell office:value-type="string">
            <text:p>Asteroid Romulus 580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</text:p>
          </table:table-cell>
          <table:table-cell office:value-type="string">
            <text:p>O3F3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-121828">
            <text:p>-121828</text:p>
          </table:table-cell>
          <table:table-cell office:value-type="float" office:value="-38129.1">
            <text:p>-38129.1</text:p>
          </table:table-cell>
          <table:table-cell office:value-type="float" office:value="0">
            <text:p>0</text:p>
          </table:table-cell>
          <table:table-cell office:value-type="string">
            <text:p>Remus Back</text:p>
          </table:table-cell>
          <table:table-cell office:value-type="string">
            <text:p>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</text:p>
          </table:table-cell>
          <table:table-cell office:value-type="string">
            <text:p>O3F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-123590">
            <text:p>-123590</text:p>
          </table:table-cell>
          <table:table-cell office:value-type="float" office:value="-36255.7">
            <text:p>-36255.7</text:p>
          </table:table-cell>
          <table:table-cell office:value-type="float" office:value="0">
            <text:p>0</text:p>
          </table:table-cell>
          <table:table-cell office:value-type="string">
            <text:p>Remus Back</text:p>
          </table:table-cell>
          <table:table-cell office:value-type="string">
            <text:p>Reactive 1;Reactive 2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</text:p>
          </table:table-cell>
          <table:table-cell office:value-type="string">
            <text:p>O3F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24595">
            <text:p>124595</text:p>
          </table:table-cell>
          <table:table-cell office:value-type="float" office:value="-36349.9">
            <text:p>-36349.9</text:p>
          </table:table-cell>
          <table:table-cell office:value-type="float" office:value="0">
            <text:p>0</text:p>
          </table:table-cell>
          <table:table-cell office:value-type="string">
            <text:p>Romulus Back</text:p>
          </table:table-cell>
          <table:table-cell office:value-type="string">
            <text:p>Reactive 1;Reactive 2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</text:p>
          </table:table-cell>
          <table:table-cell office:value-type="string">
            <text:p>O3F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27254">
            <text:p>127254</text:p>
          </table:table-cell>
          <table:table-cell office:value-type="float" office:value="-35156.9">
            <text:p>-35156.9</text:p>
          </table:table-cell>
          <table:table-cell office:value-type="float" office:value="0">
            <text:p>0</text:p>
          </table:table-cell>
          <table:table-cell office:value-type="string">
            <text:p>Romulus Back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</text:p>
          </table:table-cell>
          <table:table-cell office:value-type="string">
            <text:p>O3F7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-118537">
            <text:p>-118537</text:p>
          </table:table-cell>
          <table:table-cell office:value-type="float" office:value="-108573">
            <text:p>-108573</text:p>
          </table:table-cell>
          <table:table-cell office:value-type="float" office:value="0">
            <text:p>0</text:p>
          </table:table-cell>
          <table:table-cell office:value-type="string">
            <text:p>Remus Back</text:p>
          </table:table-cell>
          <table:table-cell office:value-type="string">
            <text:p>Reactive 1;Reactive 2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</text:p>
          </table:table-cell>
          <table:table-cell office:value-type="string">
            <text:p>O3F9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-120792">
            <text:p>-120792</text:p>
          </table:table-cell>
          <table:table-cell office:value-type="float" office:value="-108364">
            <text:p>-108364</text:p>
          </table:table-cell>
          <table:table-cell office:value-type="float" office:value="0">
            <text:p>0</text:p>
          </table:table-cell>
          <table:table-cell office:value-type="string">
            <text:p>Remus Back</text:p>
          </table:table-cell>
          <table:table-cell office:value-type="string">
            <text:p>Reactive 2;Reactive 1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</text:p>
          </table:table-cell>
          <table:table-cell office:value-type="string">
            <text:p>Diridium Spot</text:p>
          </table:table-cell>
          <table:table-cell table:number-columns-repeated="2" office:value-type="string">
            <text:p>NULL</text:p>
          </table:table-cell>
          <table:table-cell office:value-type="float" office:value="2642.89">
            <text:p>2642.89</text:p>
          </table:table-cell>
          <table:table-cell office:value-type="float" office:value="-65346.1">
            <text:p>-65346.1</text:p>
          </table:table-cell>
          <table:table-cell office:value-type="float" office:value="0">
            <text:p>0</text:p>
          </table:table-cell>
          <table:table-cell office:value-type="string">
            <text:p>Mars</text:p>
          </table:table-cell>
          <table:table-cell office:value-type="string">
            <text:p>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 Beta</text:p>
          </table:table-cell>
          <table:table-cell office:value-type="string">
            <text:p>Prospect Genetic Materia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-200678">
            <text:p>-200678</text:p>
          </table:table-cell>
          <table:table-cell office:value-type="float" office:value="-108275">
            <text:p>-108275</text:p>
          </table:table-cell>
          <table:table-cell office:value-type="float" office:value="0">
            <text:p>0</text:p>
          </table:table-cell>
          <table:table-cell office:value-type="string">
            <text:p>Nav Brightside 3</text:p>
          </table:table-cell>
          <table:table-cell office:value-type="string">
            <text:p>Inorganic Hulk 01</text:p>
          </table:table-cell>
          <table:table-cell office:value-type="string">
            <text:p>Centuriata Legionaire Gene-Map;Centuriata Lancearate Gene-Map</text:p>
          </table:table-cell>
          <table:table-cell table:number-columns-repeated="1014"/>
        </table:table-row>
        <table:table-row table:style-name="ro1">
          <table:table-cell office:value-type="string">
            <text:p>Mars Beta</text:p>
          </table:table-cell>
          <table:table-cell office:value-type="string">
            <text:p>Asteroid Field 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-86881.2">
            <text:p>-86881.2</text:p>
          </table:table-cell>
          <table:table-cell office:value-type="float" office:value="36684.6">
            <text:p>36684.6</text:p>
          </table:table-cell>
          <table:table-cell office:value-type="float" office:value="0">
            <text:p>0</text:p>
          </table:table-cell>
          <table:table-cell office:value-type="string">
            <text:p>Debris Area Alpha</text:p>
          </table:table-cell>
          <table:table-cell office:value-type="string">
            <text:p>Metal 1;Metal 2</text:p>
          </table:table-cell>
          <table:table-cell office:value-type="string">
            <text:p>Copper Ore;Iron Ore</text:p>
          </table:table-cell>
          <table:table-cell table:number-columns-repeated="1014"/>
        </table:table-row>
        <table:table-row table:style-name="ro1">
          <table:table-cell office:value-type="string">
            <text:p>Mars Beta</text:p>
          </table:table-cell>
          <table:table-cell office:value-type="string">
            <text:p>Asteroid field 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-44201.8">
            <text:p>-44201.8</text:p>
          </table:table-cell>
          <table:table-cell office:value-type="float" office:value="77888.3">
            <text:p>77888.3</text:p>
          </table:table-cell>
          <table:table-cell office:value-type="float" office:value="0">
            <text:p>0</text:p>
          </table:table-cell>
          <table:table-cell office:value-type="string">
            <text:p>Debris Area Beta</text:p>
          </table:table-cell>
          <table:table-cell office:value-type="string">
            <text:p>Metal 1;Reactive 1;Hydrocarbon 1</text:p>
          </table:table-cell>
          <table:table-cell office:value-type="string">
            <text:p>Copper Ore;Iron Ore</text:p>
          </table:table-cell>
          <table:table-cell table:number-columns-repeated="1014"/>
        </table:table-row>
        <table:table-row table:style-name="ro1">
          <table:table-cell office:value-type="string">
            <text:p>Mars Beta</text:p>
          </table:table-cell>
          <table:table-cell office:value-type="string">
            <text:p>Asteroid field 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-56991.8">
            <text:p>-56991.8</text:p>
          </table:table-cell>
          <table:table-cell office:value-type="float" office:value="74164.6">
            <text:p>74164.6</text:p>
          </table:table-cell>
          <table:table-cell office:value-type="float" office:value="0">
            <text:p>0</text:p>
          </table:table-cell>
          <table:table-cell office:value-type="string">
            <text:p>Debris Area Beta</text:p>
          </table:table-cell>
          <table:table-cell office:value-type="string">
            <text:p>Metal 2</text:p>
          </table:table-cell>
          <table:table-cell office:value-type="string">
            <text:p>Copper Ore;Iron Ore</text:p>
          </table:table-cell>
          <table:table-cell table:number-columns-repeated="1014"/>
        </table:table-row>
        <table:table-row table:style-name="ro1">
          <table:table-cell office:value-type="string">
            <text:p>Mars Beta</text:p>
          </table:table-cell>
          <table:table-cell office:value-type="string">
            <text:p>Asteroid field 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-50356.2">
            <text:p>-50356.2</text:p>
          </table:table-cell>
          <table:table-cell office:value-type="float" office:value="126444">
            <text:p>126444</text:p>
          </table:table-cell>
          <table:table-cell office:value-type="float" office:value="0">
            <text:p>0</text:p>
          </table:table-cell>
          <table:table-cell office:value-type="string">
            <text:p>Debris Area Gamma</text:p>
          </table:table-cell>
          <table:table-cell office:value-type="string">
            <text:p>Metal 1</text:p>
          </table:table-cell>
          <table:table-cell office:value-type="string">
            <text:p>Copper Ore;Iron Ore</text:p>
          </table:table-cell>
          <table:table-cell table:number-columns-repeated="1014"/>
        </table:table-row>
        <table:table-row table:style-name="ro1">
          <table:table-cell office:value-type="string">
            <text:p>Mars Beta</text:p>
          </table:table-cell>
          <table:table-cell office:value-type="string">
            <text:p>Asteroid Field 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-159375">
            <text:p>-159375</text:p>
          </table:table-cell>
          <table:table-cell office:value-type="float" office:value="22784.5">
            <text:p>22784.5</text:p>
          </table:table-cell>
          <table:table-cell office:value-type="float" office:value="0">
            <text:p>0</text:p>
          </table:table-cell>
          <table:table-cell office:value-type="string">
            <text:p>Debris Area Epsilon</text:p>
          </table:table-cell>
          <table:table-cell office:value-type="string">
            <text:p>Metal 1</text:p>
          </table:table-cell>
          <table:table-cell office:value-type="string">
            <text:p>Copper Ore;Iron Ore</text:p>
          </table:table-cell>
          <table:table-cell table:number-columns-repeated="1014"/>
        </table:table-row>
        <table:table-row table:style-name="ro1">
          <table:table-cell office:value-type="string">
            <text:p>Mars Beta</text:p>
          </table:table-cell>
          <table:table-cell office:value-type="string">
            <text:p>Asteroid Field 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-191097">
            <text:p>-191097</text:p>
          </table:table-cell>
          <table:table-cell office:value-type="float" office:value="58807.6">
            <text:p>58807.6</text:p>
          </table:table-cell>
          <table:table-cell office:value-type="float" office:value="0">
            <text:p>0</text:p>
          </table:table-cell>
          <table:table-cell office:value-type="string">
            <text:p>Debris Area Zeta</text:p>
          </table:table-cell>
          <table:table-cell office:value-type="string">
            <text:p>Metal 1</text:p>
          </table:table-cell>
          <table:table-cell office:value-type="string">
            <text:p>Copper Ore;Iron Ore</text:p>
          </table:table-cell>
          <table:table-cell table:number-columns-repeated="1014"/>
        </table:table-row>
        <table:table-row table:style-name="ro1">
          <table:table-cell office:value-type="string">
            <text:p>Mars Beta</text:p>
          </table:table-cell>
          <table:table-cell office:value-type="string">
            <text:p>Asteroid Field 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-8918.62">
            <text:p>-8918.62</text:p>
          </table:table-cell>
          <table:table-cell office:value-type="float" office:value="-9246.6">
            <text:p>-9246.6</text:p>
          </table:table-cell>
          <table:table-cell office:value-type="float" office:value="0">
            <text:p>0</text:p>
          </table:table-cell>
          <table:table-cell office:value-type="string">
            <text:p>Psionic Emitter 1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 Beta</text:p>
          </table:table-cell>
          <table:table-cell office:value-type="string">
            <text:p>Asteroid Field 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5786.5">
            <text:p>65786.5</text:p>
          </table:table-cell>
          <table:table-cell office:value-type="float" office:value="11439">
            <text:p>11439</text:p>
          </table:table-cell>
          <table:table-cell office:value-type="float" office:value="0">
            <text:p>0</text:p>
          </table:table-cell>
          <table:table-cell office:value-type="string">
            <text:p>Psionic Emitter 3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rs Beta</text:p>
          </table:table-cell>
          <table:table-cell office:value-type="string">
            <text:p>Diridium Detour 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-179610">
            <text:p>-179610</text:p>
          </table:table-cell>
          <table:table-cell office:value-type="float" office:value="234199">
            <text:p>234199</text:p>
          </table:table-cell>
          <table:table-cell office:value-type="float" office:value="0">
            <text:p>0</text:p>
          </table:table-cell>
          <table:table-cell office:value-type="string">
            <text:p>Crystal Field</text:p>
          </table:table-cell>
          <table:table-cell office:value-type="string">
            <text:p>Gem 1;Gem 2;Gem 3</text:p>
          </table:table-cell>
          <table:table-cell office:value-type="string">
            <text:p>Diridium Crystal</text:p>
          </table:table-cell>
          <table:table-cell table:number-columns-repeated="1014"/>
        </table:table-row>
        <table:table-row table:style-name="ro1">
          <table:table-cell office:value-type="string">
            <text:p>Mars Beta</text:p>
          </table:table-cell>
          <table:table-cell office:value-type="string">
            <text:p>Diridium Detour 0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-176633">
            <text:p>-176633</text:p>
          </table:table-cell>
          <table:table-cell office:value-type="float" office:value="233904">
            <text:p>233904</text:p>
          </table:table-cell>
          <table:table-cell office:value-type="float" office:value="0">
            <text:p>0</text:p>
          </table:table-cell>
          <table:table-cell office:value-type="string">
            <text:p>Crystal Field</text:p>
          </table:table-cell>
          <table:table-cell office:value-type="string">
            <text:p>Gem 1;Gem 3;Gem 2</text:p>
          </table:table-cell>
          <table:table-cell office:value-type="string">
            <text:p>Diridium Crystal</text:p>
          </table:table-cell>
          <table:table-cell table:number-columns-repeated="1014"/>
        </table:table-row>
        <table:table-row table:style-name="ro1">
          <table:table-cell office:value-type="string">
            <text:p>Mazzaroth Maelstrom</text:p>
          </table:table-cell>
          <table:table-cell office:value-type="string">
            <text:p>Harvest 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-190300">
            <text:p>-190300</text:p>
          </table:table-cell>
          <table:table-cell office:value-type="float" office:value="67579.8">
            <text:p>67579.8</text:p>
          </table:table-cell>
          <table:table-cell office:value-type="float" office:value="0">
            <text:p>0</text:p>
          </table:table-cell>
          <table:table-cell office:value-type="string">
            <text:p>Deep Field 1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zzaroth Maelstrom</text:p>
          </table:table-cell>
          <table:table-cell office:value-type="string">
            <text:p>Harvest 6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-178093">
            <text:p>-178093</text:p>
          </table:table-cell>
          <table:table-cell office:value-type="float" office:value="-52427.3">
            <text:p>-52427.3</text:p>
          </table:table-cell>
          <table:table-cell office:value-type="float" office:value="0">
            <text:p>0</text:p>
          </table:table-cell>
          <table:table-cell office:value-type="string">
            <text:p>Frenzy Field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zzaroth Maelstrom</text:p>
          </table:table-cell>
          <table:table-cell office:value-type="string">
            <text:p>Harvest 1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-118336">
            <text:p>-118336</text:p>
          </table:table-cell>
          <table:table-cell office:value-type="float" office:value="-36867.5">
            <text:p>-36867.5</text:p>
          </table:table-cell>
          <table:table-cell office:value-type="float" office:value="0">
            <text:p>0</text:p>
          </table:table-cell>
          <table:table-cell office:value-type="string">
            <text:p>Harvest Cluster 1</text:p>
          </table:table-cell>
          <table:table-cell office:value-type="string">
            <text:p>Hydrocarbon 3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zzaroth Maelstrom</text:p>
          </table:table-cell>
          <table:table-cell office:value-type="string">
            <text:p>Harvest 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-137493">
            <text:p>-137493</text:p>
          </table:table-cell>
          <table:table-cell office:value-type="float" office:value="60871">
            <text:p>60871</text:p>
          </table:table-cell>
          <table:table-cell office:value-type="float" office:value="0">
            <text:p>0</text:p>
          </table:table-cell>
          <table:table-cell office:value-type="string">
            <text:p>Harvest Cluster 2</text:p>
          </table:table-cell>
          <table:table-cell office:value-type="string">
            <text:p>Reactive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zzaroth Maelstrom</text:p>
          </table:table-cell>
          <table:table-cell office:value-type="string">
            <text:p>Harvest 3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-240601">
            <text:p>-240601</text:p>
          </table:table-cell>
          <table:table-cell office:value-type="float" office:value="-46361.1">
            <text:p>-46361.1</text:p>
          </table:table-cell>
          <table:table-cell office:value-type="float" office:value="0">
            <text:p>0</text:p>
          </table:table-cell>
          <table:table-cell office:value-type="string">
            <text:p>Deep Field 2</text:p>
          </table:table-cell>
          <table:table-cell office:value-type="string">
            <text:p>Hydrocarbon 3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azzaroth Maelstrom</text:p>
          </table:table-cell>
          <table:table-cell office:value-type="string">
            <text:p>Harvest 4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-246740">
            <text:p>-246740</text:p>
          </table:table-cell>
          <table:table-cell office:value-type="float" office:value="28867">
            <text:p>28867</text:p>
          </table:table-cell>
          <table:table-cell office:value-type="float" office:value="0">
            <text:p>0</text:p>
          </table:table-cell>
          <table:table-cell office:value-type="string">
            <text:p>Hunter\'s Respite 1</text:p>
          </table:table-cell>
          <table:table-cell office:value-type="string">
            <text:p>Reactive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norb</text:p>
          </table:table-cell>
          <table:table-cell office:value-type="string">
            <text:p>O5F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55101.1">
            <text:p>55101.1</text:p>
          </table:table-cell>
          <table:table-cell office:value-type="float" office:value="72867.3">
            <text:p>72867.3</text:p>
          </table:table-cell>
          <table:table-cell office:value-type="float" office:value="-2500">
            <text:p>-2500</text:p>
          </table:table-cell>
          <table:table-cell office:value-type="string">
            <text:p>Menorb Skyway 6</text:p>
          </table:table-cell>
          <table:table-cell office:value-type="string">
            <text:p>Reactive 1;Metal 2;Hydrocarbon 3;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norb</text:p>
          </table:table-cell>
          <table:table-cell office:value-type="string">
            <text:p>O5F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48035.4">
            <text:p>48035.4</text:p>
          </table:table-cell>
          <table:table-cell office:value-type="float" office:value="71078.5">
            <text:p>71078.5</text:p>
          </table:table-cell>
          <table:table-cell office:value-type="float" office:value="-4200">
            <text:p>-4200</text:p>
          </table:table-cell>
          <table:table-cell office:value-type="string">
            <text:p>Menorb Skyway 6</text:p>
          </table:table-cell>
          <table:table-cell office:value-type="string">
            <text:p>Metal 1;Reactive 2;Hydrocarbon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norb</text:p>
          </table:table-cell>
          <table:table-cell office:value-type="string">
            <text:p>O4F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0803.6">
            <text:p>20803.6</text:p>
          </table:table-cell>
          <table:table-cell office:value-type="float" office:value="-18520.4">
            <text:p>-18520.4</text:p>
          </table:table-cell>
          <table:table-cell office:value-type="float" office:value="0">
            <text:p>0</text:p>
          </table:table-cell>
          <table:table-cell office:value-type="string">
            <text:p>Tendrius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norb</text:p>
          </table:table-cell>
          <table:table-cell office:value-type="string">
            <text:p>O4F4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5610.9">
            <text:p>25610.9</text:p>
          </table:table-cell>
          <table:table-cell office:value-type="float" office:value="-19990.3">
            <text:p>-19990.3</text:p>
          </table:table-cell>
          <table:table-cell office:value-type="float" office:value="0">
            <text:p>0</text:p>
          </table:table-cell>
          <table:table-cell office:value-type="string">
            <text:p>Tendrius</text:p>
          </table:table-cell>
          <table:table-cell office:value-type="string">
            <text:p>Metal 2;Reactive 2;Hydrocarbon 1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norb</text:p>
          </table:table-cell>
          <table:table-cell office:value-type="string">
            <text:p>O4F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7923.6">
            <text:p>67923.6</text:p>
          </table:table-cell>
          <table:table-cell office:value-type="float" office:value="53881.5">
            <text:p>53881.5</text:p>
          </table:table-cell>
          <table:table-cell office:value-type="float" office:value="-2500">
            <text:p>-2500</text:p>
          </table:table-cell>
          <table:table-cell office:value-type="string">
            <text:p>Menorb Skyway 5</text:p>
          </table:table-cell>
          <table:table-cell office:value-type="string">
            <text:p>Gem 1;Gem 3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norb</text:p>
          </table:table-cell>
          <table:table-cell office:value-type="string">
            <text:p>O4F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6615.8">
            <text:p>46615.8</text:p>
          </table:table-cell>
          <table:table-cell office:value-type="float" office:value="40911.5">
            <text:p>40911.5</text:p>
          </table:table-cell>
          <table:table-cell office:value-type="float" office:value="-2500">
            <text:p>-2500</text:p>
          </table:table-cell>
          <table:table-cell office:value-type="string">
            <text:p>Menorb Skyway 5</text:p>
          </table:table-cell>
          <table:table-cell office:value-type="string">
            <text:p>Gem 1;Gem 3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norb</text:p>
          </table:table-cell>
          <table:table-cell office:value-type="string">
            <text:p>O4F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1132.1">
            <text:p>51132.1</text:p>
          </table:table-cell>
          <table:table-cell office:value-type="float" office:value="15434.8">
            <text:p>15434.8</text:p>
          </table:table-cell>
          <table:table-cell office:value-type="float" office:value="-2000">
            <text:p>-2000</text:p>
          </table:table-cell>
          <table:table-cell office:value-type="string">
            <text:p>Menorb Skyway 4</text:p>
          </table:table-cell>
          <table:table-cell office:value-type="string">
            <text:p>Gem 1;Reactive 3;Reactive 2;Metal 3;Metal 1;Hydrocarbon 2;Gem 3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norb</text:p>
          </table:table-cell>
          <table:table-cell office:value-type="string">
            <text:p>O4F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4728.9">
            <text:p>24728.9</text:p>
          </table:table-cell>
          <table:table-cell office:value-type="float" office:value="18677.3">
            <text:p>18677.3</text:p>
          </table:table-cell>
          <table:table-cell office:value-type="float" office:value="-1500">
            <text:p>-1500</text:p>
          </table:table-cell>
          <table:table-cell office:value-type="string">
            <text:p>Menorb Skyway 3</text:p>
          </table:table-cell>
          <table:table-cell office:value-type="string">
            <text:p>Reactive 1;Gem 3;Hydrocarbon 2;Metal 2;Metal 1;Hydrocarbon 3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norb</text:p>
          </table:table-cell>
          <table:table-cell office:value-type="string">
            <text:p>O3F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-9119.2">
            <text:p>-9119.2</text:p>
          </table:table-cell>
          <table:table-cell office:value-type="float" office:value="8776.49">
            <text:p>8776.49</text:p>
          </table:table-cell>
          <table:table-cell office:value-type="float" office:value="0">
            <text:p>0</text:p>
          </table:table-cell>
          <table:table-cell office:value-type="string">
            <text:p>Menorb Skyway 2</text:p>
          </table:table-cell>
          <table:table-cell office:value-type="string">
            <text:p>Gem 1;Gem 3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norb</text:p>
          </table:table-cell>
          <table:table-cell office:value-type="string">
            <text:p>O3F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-21476.6">
            <text:p>-21476.6</text:p>
          </table:table-cell>
          <table:table-cell office:value-type="float" office:value="39058.6">
            <text:p>39058.6</text:p>
          </table:table-cell>
          <table:table-cell office:value-type="float" office:value="-500">
            <text:p>-500</text:p>
          </table:table-cell>
          <table:table-cell office:value-type="string">
            <text:p>Menorb Skyway 1</text:p>
          </table:table-cell>
          <table:table-cell office:value-type="string">
            <text:p>Reactive 1;Reactive 3;Metal 2;Hydrocarbon 1;Gem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table:number-columns-repeated="2" office:value-type="string">
            <text:p>Menorb</text:p>
          </table:table-cell>
          <table:table-cell table:number-columns-repeated="2" office:value-type="string">
            <text:p>NULL</text:p>
          </table:table-cell>
          <table:table-cell office:value-type="float" office:value="11200.1">
            <text:p>11200.1</text:p>
          </table:table-cell>
          <table:table-cell office:value-type="float" office:value="73333.3">
            <text:p>73333.3</text:p>
          </table:table-cell>
          <table:table-cell office:value-type="float" office:value="0">
            <text:p>0</text:p>
          </table:table-cell>
          <table:table-cell office:value-type="string">
            <text:p>Menorb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string">
            <text:p>hidden crystal 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0736.1">
            <text:p>60736.1</text:p>
          </table:table-cell>
          <table:table-cell office:value-type="float" office:value="-31573.5">
            <text:p>-31573.5</text:p>
          </table:table-cell>
          <table:table-cell office:value-type="float" office:value="0">
            <text:p>0</text:p>
          </table:table-cell>
          <table:table-cell office:value-type="string">
            <text:p>Helios Major </text:p>
          </table:table-cell>
          <table:table-cell office:value-type="string">
            <text:p>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string">
            <text:p>hidden crystal 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21909.5">
            <text:p>-21909.5</text:p>
          </table:table-cell>
          <table:table-cell office:value-type="float" office:value="33059.5">
            <text:p>33059.5</text:p>
          </table:table-cell>
          <table:table-cell office:value-type="float" office:value="0">
            <text:p>0</text:p>
          </table:table-cell>
          <table:table-cell office:value-type="string">
            <text:p>Star Clipper 4</text:p>
          </table:table-cell>
          <table:table-cell office:value-type="string">
            <text:p>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string">
            <text:p>hidden crystal 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718.313">
            <text:p>-718.31</text:p>
          </table:table-cell>
          <table:table-cell office:value-type="float" office:value="146432">
            <text:p>146432</text:p>
          </table:table-cell>
          <table:table-cell office:value-type="float" office:value="0">
            <text:p>0</text:p>
          </table:table-cell>
          <table:table-cell office:value-type="string">
            <text:p>Helios Major </text:p>
          </table:table-cell>
          <table:table-cell office:value-type="string">
            <text:p>Gem 1;Gem 2;Gem 3;Reactive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string">
            <text:p>random 0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-39832.3">
            <text:p>-39832.3</text:p>
          </table:table-cell>
          <table:table-cell office:value-type="float" office:value="-341423">
            <text:p>-341423</text:p>
          </table:table-cell>
          <table:table-cell office:value-type="float" office:value="0">
            <text:p>0</text:p>
          </table:table-cell>
          <table:table-cell office:value-type="string">
            <text:p>Mercury 2</text:p>
          </table:table-cell>
          <table:table-cell office:value-type="string">
            <text:p>Gem 1;Gem 2;Gem 3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string">
            <text:p>hidden crystal 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3914.8">
            <text:p>63914.8</text:p>
          </table:table-cell>
          <table:table-cell office:value-type="float" office:value="-32633.1">
            <text:p>-32633.1</text:p>
          </table:table-cell>
          <table:table-cell office:value-type="float" office:value="0">
            <text:p>0</text:p>
          </table:table-cell>
          <table:table-cell office:value-type="string">
            <text:p>Helios Major </text:p>
          </table:table-cell>
          <table:table-cell office:value-type="string">
            <text:p>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string">
            <text:p>hidden crystal 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-17671.3">
            <text:p>-17671.3</text:p>
          </table:table-cell>
          <table:table-cell office:value-type="float" office:value="27761.7">
            <text:p>27761.7</text:p>
          </table:table-cell>
          <table:table-cell office:value-type="float" office:value="0">
            <text:p>0</text:p>
          </table:table-cell>
          <table:table-cell office:value-type="string">
            <text:p>Star Clipper 4</text:p>
          </table:table-cell>
          <table:table-cell office:value-type="string">
            <text:p>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string">
            <text:p>hidden crystal 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-718.313">
            <text:p>-718.31</text:p>
          </table:table-cell>
          <table:table-cell office:value-type="float" office:value="144313">
            <text:p>144313</text:p>
          </table:table-cell>
          <table:table-cell office:value-type="float" office:value="0">
            <text:p>0</text:p>
          </table:table-cell>
          <table:table-cell office:value-type="string">
            <text:p>Helios Major </text:p>
          </table:table-cell>
          <table:table-cell office:value-type="string">
            <text:p>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string">
            <text:p>random ring 0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-127435">
            <text:p>-127435</text:p>
          </table:table-cell>
          <table:table-cell office:value-type="float" office:value="-46574.4">
            <text:p>-46574.4</text:p>
          </table:table-cell>
          <table:table-cell office:value-type="float" office:value="0">
            <text:p>0</text:p>
          </table:table-cell>
          <table:table-cell office:value-type="string">
            <text:p>Star Clipper 3</text:p>
          </table:table-cell>
          <table:table-cell office:value-type="string">
            <text:p>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string">
            <text:p>merc cylinder 1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-160989">
            <text:p>-160989</text:p>
          </table:table-cell>
          <table:table-cell office:value-type="float" office:value="-150509">
            <text:p>-150509</text:p>
          </table:table-cell>
          <table:table-cell office:value-type="float" office:value="0">
            <text:p>0</text:p>
          </table:table-cell>
          <table:table-cell office:value-type="string">
            <text:p>Star Clipper 1</text:p>
          </table:table-cell>
          <table:table-cell office:value-type="string">
            <text:p>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string">
            <text:p>merc cylinder 0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-61860.9">
            <text:p>-61860.9</text:p>
          </table:table-cell>
          <table:table-cell office:value-type="float" office:value="-157852">
            <text:p>-157852</text:p>
          </table:table-cell>
          <table:table-cell office:value-type="float" office:value="0">
            <text:p>0</text:p>
          </table:table-cell>
          <table:table-cell office:value-type="string">
            <text:p>Mercury 4</text:p>
          </table:table-cell>
          <table:table-cell office:value-type="string">
            <text:p>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string">
            <text:p>Harvest Field 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-141512">
            <text:p>-141512</text:p>
          </table:table-cell>
          <table:table-cell office:value-type="float" office:value="-340047">
            <text:p>-340047</text:p>
          </table:table-cell>
          <table:table-cell office:value-type="float" office:value="0">
            <text:p>0</text:p>
          </table:table-cell>
          <table:table-cell office:value-type="string">
            <text:p>StarClipper Station</text:p>
          </table:table-cell>
          <table:table-cell office:value-type="string">
            <text:p>Hydrocarbon 1;Gem 1;Reactive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string">
            <text:p>Harvest Field 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0365.7">
            <text:p>50365.7</text:p>
          </table:table-cell>
          <table:table-cell office:value-type="float" office:value="-260642">
            <text:p>-260642</text:p>
          </table:table-cell>
          <table:table-cell office:value-type="float" office:value="0">
            <text:p>0</text:p>
          </table:table-cell>
          <table:table-cell office:value-type="string">
            <text:p>Mercury 1</text:p>
          </table:table-cell>
          <table:table-cell office:value-type="string">
            <text:p>Reactive 1;Hydrocarbon 1;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string">
            <text:p>&lt;New Sector Object&gt;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-162213">
            <text:p>-162213</text:p>
          </table:table-cell>
          <table:table-cell office:value-type="float" office:value="-151733">
            <text:p>-151733</text:p>
          </table:table-cell>
          <table:table-cell office:value-type="float" office:value="0">
            <text:p>0</text:p>
          </table:table-cell>
          <table:table-cell office:value-type="string">
            <text:p>Star Clipper 1</text:p>
          </table:table-cell>
          <table:table-cell office:value-type="string">
            <text:p>Inorganic Hulk 01;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string">
            <text:p>hidden crystal 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-718.313">
            <text:p>-718.31</text:p>
          </table:table-cell>
          <table:table-cell office:value-type="float" office:value="147492">
            <text:p>147492</text:p>
          </table:table-cell>
          <table:table-cell office:value-type="float" office:value="0">
            <text:p>0</text:p>
          </table:table-cell>
          <table:table-cell office:value-type="string">
            <text:p>Helios Major </text:p>
          </table:table-cell>
          <table:table-cell office:value-type="string">
            <text:p>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string">
            <text:p>hidden crystal 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-17671.3">
            <text:p>-17671.3</text:p>
          </table:table-cell>
          <table:table-cell office:value-type="float" office:value="28821.3">
            <text:p>28821.3</text:p>
          </table:table-cell>
          <table:table-cell office:value-type="float" office:value="0">
            <text:p>0</text:p>
          </table:table-cell>
          <table:table-cell office:value-type="string">
            <text:p>Star Clipper 4</text:p>
          </table:table-cell>
          <table:table-cell office:value-type="string">
            <text:p>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string">
            <text:p>random donut 0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128673">
            <text:p>-128673</text:p>
          </table:table-cell>
          <table:table-cell office:value-type="float" office:value="-49051.7">
            <text:p>-49051.7</text:p>
          </table:table-cell>
          <table:table-cell office:value-type="float" office:value="0">
            <text:p>0</text:p>
          </table:table-cell>
          <table:table-cell office:value-type="string">
            <text:p>Star Clipper 3</text:p>
          </table:table-cell>
          <table:table-cell office:value-type="string">
            <text:p>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string">
            <text:p>merc cylinder 0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19027.6">
            <text:p>-19027.6</text:p>
          </table:table-cell>
          <table:table-cell office:value-type="float" office:value="-272890">
            <text:p>-272890</text:p>
          </table:table-cell>
          <table:table-cell office:value-type="float" office:value="0">
            <text:p>0</text:p>
          </table:table-cell>
          <table:table-cell office:value-type="string">
            <text:p>Mercury 2</text:p>
          </table:table-cell>
          <table:table-cell office:value-type="string">
            <text:p>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string">
            <text:p>debris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-94903.7">
            <text:p>-94903.7</text:p>
          </table:table-cell>
          <table:table-cell office:value-type="float" office:value="-239847">
            <text:p>-239847</text:p>
          </table:table-cell>
          <table:table-cell office:value-type="float" office:value="0">
            <text:p>0</text:p>
          </table:table-cell>
          <table:table-cell office:value-type="string">
            <text:p>Mercury 4</text:p>
          </table:table-cell>
          <table:table-cell office:value-type="string">
            <text:p>Inorganic Hulk 01;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string">
            <text:p>Inorganic Hulk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2169.9">
            <text:p>52169.9</text:p>
          </table:table-cell>
          <table:table-cell office:value-type="float" office:value="-139118">
            <text:p>-139118</text:p>
          </table:table-cell>
          <table:table-cell office:value-type="float" office:value="0">
            <text:p>0</text:p>
          </table:table-cell>
          <table:table-cell office:value-type="string">
            <text:p>Mercury</text:p>
          </table:table-cell>
          <table:table-cell office:value-type="string">
            <text:p>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ndara Maelstrom</text:p>
          </table:table-cell>
          <table:table-cell office:value-type="string">
            <text:p>Harvest 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5637.5">
            <text:p>65637.5</text:p>
          </table:table-cell>
          <table:table-cell office:value-type="float" office:value="-10577.1">
            <text:p>-10577.1</text:p>
          </table:table-cell>
          <table:table-cell office:value-type="float" office:value="0">
            <text:p>0</text:p>
          </table:table-cell>
          <table:table-cell office:value-type="string">
            <text:p>Domice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ndara Maelstrom</text:p>
          </table:table-cell>
          <table:table-cell office:value-type="string">
            <text:p>harvest 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8974.2">
            <text:p>38974.2</text:p>
          </table:table-cell>
          <table:table-cell office:value-type="float" office:value="46498.2">
            <text:p>46498.2</text:p>
          </table:table-cell>
          <table:table-cell office:value-type="float" office:value="0">
            <text:p>0</text:p>
          </table:table-cell>
          <table:table-cell office:value-type="string">
            <text:p>Hunting Point Gallus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ndara Maelstrom</text:p>
          </table:table-cell>
          <table:table-cell office:value-type="string">
            <text:p>Harvest 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65267.2">
            <text:p>65267.2</text:p>
          </table:table-cell>
          <table:table-cell office:value-type="float" office:value="-13354">
            <text:p>-13354</text:p>
          </table:table-cell>
          <table:table-cell office:value-type="float" office:value="0">
            <text:p>0</text:p>
          </table:table-cell>
          <table:table-cell office:value-type="string">
            <text:p>Domice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ndara Maelstrom</text:p>
          </table:table-cell>
          <table:table-cell office:value-type="string">
            <text:p>Harvest 3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7103">
            <text:p>37103</text:p>
          </table:table-cell>
          <table:table-cell office:value-type="float" office:value="46498.2">
            <text:p>46498.2</text:p>
          </table:table-cell>
          <table:table-cell office:value-type="float" office:value="0">
            <text:p>0</text:p>
          </table:table-cell>
          <table:table-cell office:value-type="string">
            <text:p>Hunting Point Gallus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9F14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42354.8">
            <text:p>42354.8</text:p>
          </table:table-cell>
          <table:table-cell office:value-type="float" office:value="-215080">
            <text:p>-215080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5F04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6073.7">
            <text:p>36073.7</text:p>
          </table:table-cell>
          <table:table-cell office:value-type="float" office:value="-262834">
            <text:p>-262834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8F1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41328.2">
            <text:p>41328.2</text:p>
          </table:table-cell>
          <table:table-cell office:value-type="float" office:value="-225819">
            <text:p>-225819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8F2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47830.5">
            <text:p>47830.5</text:p>
          </table:table-cell>
          <table:table-cell office:value-type="float" office:value="-187322">
            <text:p>-187322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7F0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5266.6">
            <text:p>35266.6</text:p>
          </table:table-cell>
          <table:table-cell office:value-type="float" office:value="-272250">
            <text:p>-272250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7F0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8748.9">
            <text:p>38748.9</text:p>
          </table:table-cell>
          <table:table-cell office:value-type="float" office:value="-243421">
            <text:p>-243421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3;Metal 1;Metal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7F1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9921.1">
            <text:p>39921.1</text:p>
          </table:table-cell>
          <table:table-cell office:value-type="float" office:value="-234337">
            <text:p>-234337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7F16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3947.8">
            <text:p>43947.8</text:p>
          </table:table-cell>
          <table:table-cell office:value-type="float" office:value="-205648">
            <text:p>-205648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2;Metal 1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7F1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5811.5">
            <text:p>45811.5</text:p>
          </table:table-cell>
          <table:table-cell office:value-type="float" office:value="-196640">
            <text:p>-196640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2;Metal 3;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6F06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7640.1">
            <text:p>37640.1</text:p>
          </table:table-cell>
          <table:table-cell office:value-type="float" office:value="-253709">
            <text:p>-253709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6F13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1719.9">
            <text:p>41719.9</text:p>
          </table:table-cell>
          <table:table-cell office:value-type="float" office:value="-220159">
            <text:p>-220159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2;Metal 1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6F19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7180.9">
            <text:p>47180.9</text:p>
          </table:table-cell>
          <table:table-cell office:value-type="float" office:value="-192954">
            <text:p>-192954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1;Metal 3;Metal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Hydrocarbon 01 test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62649">
            <text:p>162649</text:p>
          </table:table-cell>
          <table:table-cell office:value-type="float" office:value="-178059">
            <text:p>-178059</text:p>
          </table:table-cell>
          <table:table-cell office:value-type="float" office:value="0">
            <text:p>0</text:p>
          </table:table-cell>
          <table:table-cell office:value-type="string">
            <text:p>Pax Remar</text:p>
          </table:table-cell>
          <table:table-cell office:value-type="string">
            <text:p>Hydrocarbon 1;Hydrocarbon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5F0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4997.6">
            <text:p>34997.6</text:p>
          </table:table-cell>
          <table:table-cell office:value-type="float" office:value="-277093">
            <text:p>-277093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1;Metal 3;Metal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5F0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5266.6">
            <text:p>35266.6</text:p>
          </table:table-cell>
          <table:table-cell office:value-type="float" office:value="-267408">
            <text:p>-267408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5F0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6611.8">
            <text:p>36611.8</text:p>
          </table:table-cell>
          <table:table-cell office:value-type="float" office:value="-257992">
            <text:p>-257992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5F07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8616.3">
            <text:p>38616.3</text:p>
          </table:table-cell>
          <table:table-cell office:value-type="float" office:value="-249072">
            <text:p>-249072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5F09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9628">
            <text:p>39628</text:p>
          </table:table-cell>
          <table:table-cell office:value-type="float" office:value="-238439">
            <text:p>-238439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5F1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0529.5">
            <text:p>40529.5</text:p>
          </table:table-cell>
          <table:table-cell office:value-type="float" office:value="-230556">
            <text:p>-230556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1;Metal 3;Metal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5F1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3016">
            <text:p>43016</text:p>
          </table:table-cell>
          <table:table-cell office:value-type="float" office:value="-209841">
            <text:p>-209841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2;Metal 1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oto - Do Not Delete, Or You Will Die!</text:p>
          </table:table-cell>
          <table:table-cell office:value-type="string">
            <text:p>O5F17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5035">
            <text:p>45035</text:p>
          </table:table-cell>
          <table:table-cell office:value-type="float" office:value="-200989">
            <text:p>-200989</text:p>
          </table:table-cell>
          <table:table-cell office:value-type="float" office:value="0">
            <text:p>0</text:p>
          </table:table-cell>
          <table:table-cell office:value-type="string">
            <text:p>Hidden Path 04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uspelheim</text:p>
          </table:table-cell>
          <table:table-cell office:value-type="string">
            <text:p>Harvest Field 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7148">
            <text:p>187148</text:p>
          </table:table-cell>
          <table:table-cell office:value-type="float" office:value="-105988">
            <text:p>-105988</text:p>
          </table:table-cell>
          <table:table-cell office:value-type="float" office:value="0">
            <text:p>0</text:p>
          </table:table-cell>
          <table:table-cell office:value-type="string">
            <text:p>Asteroid MP-297</text:p>
          </table:table-cell>
          <table:table-cell office:value-type="string">
            <text:p>Hydrocarbon 3;Reactive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uspelheim</text:p>
          </table:table-cell>
          <table:table-cell office:value-type="string">
            <text:p>Harvest Field 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71401">
            <text:p>171401</text:p>
          </table:table-cell>
          <table:table-cell office:value-type="float" office:value="-115741">
            <text:p>-115741</text:p>
          </table:table-cell>
          <table:table-cell office:value-type="float" office:value="0">
            <text:p>0</text:p>
          </table:table-cell>
          <table:table-cell office:value-type="string">
            <text:p>Asteroid MP-298</text:p>
          </table:table-cell>
          <table:table-cell office:value-type="string">
            <text:p>Hydrocarbon 3;Reactive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uspelheim</text:p>
          </table:table-cell>
          <table:table-cell office:value-type="string">
            <text:p>Harvest Field 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972.18">
            <text:p>3972.18</text:p>
          </table:table-cell>
          <table:table-cell office:value-type="float" office:value="52049.7">
            <text:p>52049.7</text:p>
          </table:table-cell>
          <table:table-cell office:value-type="float" office:value="0">
            <text:p>0</text:p>
          </table:table-cell>
          <table:table-cell office:value-type="string">
            <text:p>Asteroid MP-125</text:p>
          </table:table-cell>
          <table:table-cell office:value-type="string">
            <text:p>Hydrocarbon 3;Reactive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uspelheim</text:p>
          </table:table-cell>
          <table:table-cell office:value-type="string">
            <text:p>Harvest Field 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-12689.2">
            <text:p>-12689.2</text:p>
          </table:table-cell>
          <table:table-cell office:value-type="float" office:value="45674.1">
            <text:p>45674.1</text:p>
          </table:table-cell>
          <table:table-cell office:value-type="float" office:value="0">
            <text:p>0</text:p>
          </table:table-cell>
          <table:table-cell office:value-type="string">
            <text:p>Asteroid MP-124</text:p>
          </table:table-cell>
          <table:table-cell office:value-type="string">
            <text:p>Hydrocarbon 3;Metal 3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uspelheim</text:p>
          </table:table-cell>
          <table:table-cell office:value-type="string">
            <text:p>Harvest Field 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90145">
            <text:p>190145</text:p>
          </table:table-cell>
          <table:table-cell office:value-type="float" office:value="-103318">
            <text:p>-103318</text:p>
          </table:table-cell>
          <table:table-cell office:value-type="float" office:value="0">
            <text:p>0</text:p>
          </table:table-cell>
          <table:table-cell office:value-type="string">
            <text:p>Asteroid MP-297</text:p>
          </table:table-cell>
          <table:table-cell office:value-type="string">
            <text:p>Hydrocarbon 3;Reactive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uspelheim</text:p>
          </table:table-cell>
          <table:table-cell office:value-type="string">
            <text:p>Harvest Field 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73090">
            <text:p>173090</text:p>
          </table:table-cell>
          <table:table-cell office:value-type="float" office:value="-113453">
            <text:p>-113453</text:p>
          </table:table-cell>
          <table:table-cell office:value-type="float" office:value="0">
            <text:p>0</text:p>
          </table:table-cell>
          <table:table-cell office:value-type="string">
            <text:p>Asteroid MP-298</text:p>
          </table:table-cell>
          <table:table-cell office:value-type="string">
            <text:p>Hydrocarbon 3;Reactive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uspelheim</text:p>
          </table:table-cell>
          <table:table-cell office:value-type="string">
            <text:p>Harvest Field 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26.919">
            <text:p>826.92</text:p>
          </table:table-cell>
          <table:table-cell office:value-type="float" office:value="49754.5">
            <text:p>49754.5</text:p>
          </table:table-cell>
          <table:table-cell office:value-type="float" office:value="0">
            <text:p>0</text:p>
          </table:table-cell>
          <table:table-cell office:value-type="string">
            <text:p>Asteroid MP-125</text:p>
          </table:table-cell>
          <table:table-cell office:value-type="string">
            <text:p>Hydrocarbon 3;Reactive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uspelheim</text:p>
          </table:table-cell>
          <table:table-cell office:value-type="string">
            <text:p>Harvest Field 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-9543.95">
            <text:p>-9543.95</text:p>
          </table:table-cell>
          <table:table-cell office:value-type="float" office:value="47799.3">
            <text:p>47799.3</text:p>
          </table:table-cell>
          <table:table-cell office:value-type="float" office:value="0">
            <text:p>0</text:p>
          </table:table-cell>
          <table:table-cell office:value-type="string">
            <text:p>Asteroid MP-124</text:p>
          </table:table-cell>
          <table:table-cell office:value-type="string">
            <text:p>Hydrocarbon 3;Reactive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uspelheim</text:p>
          </table:table-cell>
          <table:table-cell office:value-type="string">
            <text:p>Surti Alpha 4 Resources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29979">
            <text:p>129979</text:p>
          </table:table-cell>
          <table:table-cell office:value-type="float" office:value="49465">
            <text:p>49465</text:p>
          </table:table-cell>
          <table:table-cell office:value-type="float" office:value="0">
            <text:p>0</text:p>
          </table:table-cell>
          <table:table-cell office:value-type="string">
            <text:p>Surti Alpha 4</text:p>
          </table:table-cell>
          <table:table-cell office:value-type="string">
            <text:p>Reactive 1;Reactive 2;Reactive 3;Metal 1;Metal 2;Metal 3;Hydrocarbon 1;Hydrocarbon 2;Hydrocarbon 3;Gem 1;Gem 2;Gem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Muspelheim</text:p>
          </table:table-cell>
          <table:table-cell office:value-type="string">
            <text:p>Nav Muspelheim 6</text:p>
          </table:table-cell>
          <table:table-cell table:number-columns-repeated="2" office:value-type="string">
            <text:p>NULL</text:p>
          </table:table-cell>
          <table:table-cell office:value-type="float" office:value="150610">
            <text:p>150610</text:p>
          </table:table-cell>
          <table:table-cell office:value-type="float" office:value="-57810">
            <text:p>-57810</text:p>
          </table:table-cell>
          <table:table-cell office:value-type="float" office:value="0">
            <text:p>0</text:p>
          </table:table-cell>
          <table:table-cell office:value-type="string">
            <text:p>Nav Muspelheim 6</text:p>
          </table:table-cell>
          <table:table-cell office:value-type="string">
            <text:p>Inorganic Hulk 01;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ebiros</text:p>
          </table:table-cell>
          <table:table-cell office:value-type="string">
            <text:p>Crystal field 1 L7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11583.1">
            <text:p>11583.1</text:p>
          </table:table-cell>
          <table:table-cell office:value-type="float" office:value="36236.8">
            <text:p>36236.8</text:p>
          </table:table-cell>
          <table:table-cell office:value-type="float" office:value="0">
            <text:p>0</text:p>
          </table:table-cell>
          <table:table-cell office:value-type="string">
            <text:p>Nebiros Aperture</text:p>
          </table:table-cell>
          <table:table-cell office:value-type="string">
            <text:p>Gem 3;Gem 2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ebiros</text:p>
          </table:table-cell>
          <table:table-cell office:value-type="string">
            <text:p>Crystal Field [NOT SHOWING UP]I know why KK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54133.6">
            <text:p>54133.6</text:p>
          </table:table-cell>
          <table:table-cell office:value-type="float" office:value="38933.1">
            <text:p>38933.1</text:p>
          </table:table-cell>
          <table:table-cell office:value-type="float" office:value="0">
            <text:p>0</text:p>
          </table:table-cell>
          <table:table-cell office:value-type="string">
            <text:p>Nebiros Highland</text:p>
          </table:table-cell>
          <table:table-cell office:value-type="string">
            <text:p>Gem 1;Gem 2;Gem 3;Reactive 1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ebiros</text:p>
          </table:table-cell>
          <table:table-cell office:value-type="string">
            <text:p>Junkyard Field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-73461.8">
            <text:p>-73461.8</text:p>
          </table:table-cell>
          <table:table-cell office:value-type="float" office:value="-62013.7">
            <text:p>-62013.7</text:p>
          </table:table-cell>
          <table:table-cell office:value-type="float" office:value="0">
            <text:p>0</text:p>
          </table:table-cell>
          <table:table-cell office:value-type="string">
            <text:p>Junkyard Point</text:p>
          </table:table-cell>
          <table:table-cell office:value-type="string">
            <text:p>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ebulous</text:p>
          </table:table-cell>
          <table:table-cell office:value-type="string">
            <text:p>&lt;ARN 1&gt;</text:p>
          </table:table-cell>
          <table:table-cell table:number-columns-repeated="2" office:value-type="string">
            <text:p>NULL</text:p>
          </table:table-cell>
          <table:table-cell office:value-type="float" office:value="-53654.9">
            <text:p>-53654.9</text:p>
          </table:table-cell>
          <table:table-cell office:value-type="float" office:value="-18523">
            <text:p>-18523</text:p>
          </table:table-cell>
          <table:table-cell office:value-type="float" office:value="0">
            <text:p>0</text:p>
          </table:table-cell>
          <table:table-cell office:value-type="string">
            <text:p>deco 2054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eptune</text:p>
          </table:table-cell>
          <table:table-cell office:value-type="string">
            <text:p>Mysterious Wreck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av 5</text:p>
          </table:table-cell>
          <table:table-cell office:value-type="string">
            <text:p>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eptune</text:p>
          </table:table-cell>
          <table:table-cell office:value-type="string">
            <text:p>wrecked vesse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391.85">
            <text:p>1391.85</text:p>
          </table:table-cell>
          <table:table-cell office:value-type="float" office:value="-1032.34">
            <text:p>-1032.34</text:p>
          </table:table-cell>
          <table:table-cell office:value-type="float" office:value="0">
            <text:p>0</text:p>
          </table:table-cell>
          <table:table-cell office:value-type="string">
            <text:p>Nav 2</text:p>
          </table:table-cell>
          <table:table-cell office:value-type="string">
            <text:p>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eptune</text:p>
          </table:table-cell>
          <table:table-cell office:value-type="string">
            <text:p>wrecked vessel</text:p>
          </table:table-cell>
          <table:table-cell table:number-columns-repeated="2" office:value-type="float" office:value="5">
            <text:p>5</text:p>
          </table:table-cell>
          <table:table-cell office:value-type="float" office:value="5000">
            <text:p>5000</text:p>
          </table:table-cell>
          <table:table-cell office:value-type="float" office:value="-5000">
            <text:p>-5000</text:p>
          </table:table-cell>
          <table:table-cell office:value-type="float" office:value="0">
            <text:p>0</text:p>
          </table:table-cell>
          <table:table-cell office:value-type="string">
            <text:p>Nav 2</text:p>
          </table:table-cell>
          <table:table-cell office:value-type="string">
            <text:p>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eptune</text:p>
          </table:table-cell>
          <table:table-cell office:value-type="string">
            <text:p>wrecked vesse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string">
            <text:p>Nav 5</text:p>
          </table:table-cell>
          <table:table-cell office:value-type="string">
            <text:p>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eptune</text:p>
          </table:table-cell>
          <table:table-cell office:value-type="string">
            <text:p>carbonaceous asteroi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-45000">
            <text:p>-45000</text:p>
          </table:table-cell>
          <table:table-cell office:value-type="float" office:value="22000">
            <text:p>22000</text:p>
          </table:table-cell>
          <table:table-cell office:value-type="float" office:value="2000">
            <text:p>2000</text:p>
          </table:table-cell>
          <table:table-cell office:value-type="string">
            <text:p>Nav 6</text:p>
          </table:table-cell>
          <table:table-cell office:value-type="string">
            <text:p>Metal 1;Hydrocarbon 1;Hydrocarbon 2;Reactive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eptune</text:p>
          </table:table-cell>
          <table:table-cell office:value-type="string">
            <text:p>icy asteroi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0000">
            <text:p>40000</text:p>
          </table:table-cell>
          <table:table-cell office:value-type="float" office:value="10000">
            <text:p>10000</text:p>
          </table:table-cell>
          <table:table-cell office:value-type="float" office:value="2000">
            <text:p>2000</text:p>
          </table:table-cell>
          <table:table-cell office:value-type="string">
            <text:p>Nav 2</text:p>
          </table:table-cell>
          <table:table-cell office:value-type="string">
            <text:p>Gem 1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eptune</text:p>
          </table:table-cell>
          <table:table-cell office:value-type="string">
            <text:p>wrecked vessel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string">
            <text:p>Nav 5</text:p>
          </table:table-cell>
          <table:table-cell office:value-type="string">
            <text:p>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eptune</text:p>
          </table:table-cell>
          <table:table-cell office:value-type="string">
            <text:p>wrecked vessel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5000">
            <text:p>-500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string">
            <text:p>Nav 5</text:p>
          </table:table-cell>
          <table:table-cell office:value-type="string">
            <text:p>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eptune</text:p>
          </table:table-cell>
          <table:table-cell office:value-type="string">
            <text:p>nickel-iron asteroid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5000">
            <text:p>-45000</text:p>
          </table:table-cell>
          <table:table-cell office:value-type="float" office:value="-20000">
            <text:p>-20000</text:p>
          </table:table-cell>
          <table:table-cell office:value-type="float" office:value="2000">
            <text:p>2000</text:p>
          </table:table-cell>
          <table:table-cell office:value-type="string">
            <text:p>Nav 8</text:p>
          </table:table-cell>
          <table:table-cell office:value-type="string">
            <text:p>Metal 2;Metal 1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eptune</text:p>
          </table:table-cell>
          <table:table-cell office:value-type="string">
            <text:p>wrecked vessel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-5000">
            <text:p>-5000</text:p>
          </table:table-cell>
          <table:table-cell office:value-type="float" office:value="0">
            <text:p>0</text:p>
          </table:table-cell>
          <table:table-cell office:value-type="string">
            <text:p>Nav 8</text:p>
          </table:table-cell>
          <table:table-cell office:value-type="string">
            <text:p>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ifleheim Cloud</text:p>
          </table:table-cell>
          <table:table-cell office:value-type="string">
            <text:p>Harvest 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-162522">
            <text:p>-162522</text:p>
          </table:table-cell>
          <table:table-cell office:value-type="float" office:value="-63975.6">
            <text:p>-63975.6</text:p>
          </table:table-cell>
          <table:table-cell office:value-type="float" office:value="0">
            <text:p>0</text:p>
          </table:table-cell>
          <table:table-cell office:value-type="string">
            <text:p>Einherjar Research Platform</text:p>
          </table:table-cell>
          <table:table-cell office:value-type="string">
            <text:p>Metal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ifleheim Cloud</text:p>
          </table:table-cell>
          <table:table-cell office:value-type="string">
            <text:p>Harvest 2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-156339">
            <text:p>-156339</text:p>
          </table:table-cell>
          <table:table-cell office:value-type="float" office:value="-64148.6">
            <text:p>-64148.6</text:p>
          </table:table-cell>
          <table:table-cell office:value-type="float" office:value="0">
            <text:p>0</text:p>
          </table:table-cell>
          <table:table-cell office:value-type="string">
            <text:p>Nav Vindis 6 (Security Code R)</text:p>
          </table:table-cell>
          <table:table-cell office:value-type="string">
            <text:p>Gem 3;Hydrocarbon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ifleheim Cloud</text:p>
          </table:table-cell>
          <table:table-cell office:value-type="string">
            <text:p>Harvest 4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76583">
            <text:p>176583</text:p>
          </table:table-cell>
          <table:table-cell office:value-type="float" office:value="12295">
            <text:p>12295</text:p>
          </table:table-cell>
          <table:table-cell office:value-type="float" office:value="0">
            <text:p>0</text:p>
          </table:table-cell>
          <table:table-cell office:value-type="string">
            <text:p>Wreckage of Pax Theseus</text:p>
          </table:table-cell>
          <table:table-cell office:value-type="string">
            <text:p>Gem 3;Hydrocarbon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ifleheim Cloud</text:p>
          </table:table-cell>
          <table:table-cell office:value-type="string">
            <text:p>Harvest 5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79685">
            <text:p>179685</text:p>
          </table:table-cell>
          <table:table-cell office:value-type="float" office:value="15397.2">
            <text:p>15397.2</text:p>
          </table:table-cell>
          <table:table-cell office:value-type="float" office:value="0">
            <text:p>0</text:p>
          </table:table-cell>
          <table:table-cell office:value-type="string">
            <text:p>Wreckage of Pax Theseus</text:p>
          </table:table-cell>
          <table:table-cell office:value-type="string">
            <text:p>Metal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ifleheim Cloud</text:p>
          </table:table-cell>
          <table:table-cell office:value-type="string">
            <text:p>Ores ACGH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-128071">
            <text:p>-128071</text:p>
          </table:table-cell>
          <table:table-cell office:value-type="float" office:value="82174.9">
            <text:p>82174.9</text:p>
          </table:table-cell>
          <table:table-cell office:value-type="float" office:value="0">
            <text:p>0</text:p>
          </table:table-cell>
          <table:table-cell office:value-type="string">
            <text:p>Nav Nifleheim Cloud 5</text:p>
          </table:table-cell>
          <table:table-cell office:value-type="string">
            <text:p>Metal 2;Gem 2;Reactive 3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ifleheim Cloud</text:p>
          </table:table-cell>
          <table:table-cell office:value-type="string">
            <text:p>Harvest 3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-167137">
            <text:p>-167137</text:p>
          </table:table-cell>
          <table:table-cell office:value-type="float" office:value="-62798.9">
            <text:p>-62798.9</text:p>
          </table:table-cell>
          <table:table-cell office:value-type="float" office:value="0">
            <text:p>0</text:p>
          </table:table-cell>
          <table:table-cell office:value-type="string">
            <text:p>Einherjar Research Platform</text:p>
          </table:table-cell>
          <table:table-cell office:value-type="string">
            <text:p>Metal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ifleheim Cloud</text:p>
          </table:table-cell>
          <table:table-cell office:value-type="string">
            <text:p>Harvest 6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83474">
            <text:p>183474</text:p>
          </table:table-cell>
          <table:table-cell office:value-type="float" office:value="21324.1">
            <text:p>21324.1</text:p>
          </table:table-cell>
          <table:table-cell office:value-type="float" office:value="0">
            <text:p>0</text:p>
          </table:table-cell>
          <table:table-cell office:value-type="string">
            <text:p>Wreckage of Pax Theseus</text:p>
          </table:table-cell>
          <table:table-cell office:value-type="string">
            <text:p>Gem 3;Hydrocarbon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ifleheim Cloud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-124474">
            <text:p>-124474</text:p>
          </table:table-cell>
          <table:table-cell office:value-type="float" office:value="81963.4">
            <text:p>81963.4</text:p>
          </table:table-cell>
          <table:table-cell office:value-type="float" office:value="0">
            <text:p>0</text:p>
          </table:table-cell>
          <table:table-cell office:value-type="string">
            <text:p>Nav Nifleheim Cloud 5</text:p>
          </table:table-cell>
          <table:table-cell office:value-type="string">
            <text:p>Metal 1;Gem 3;Reactive 2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ifleheim Cloud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73884.5">
            <text:p>-73884.5</text:p>
          </table:table-cell>
          <table:table-cell office:value-type="float" office:value="60306.5">
            <text:p>60306.5</text:p>
          </table:table-cell>
          <table:table-cell office:value-type="float" office:value="0">
            <text:p>0</text:p>
          </table:table-cell>
          <table:table-cell office:value-type="string">
            <text:p>Modi\'s Eye</text:p>
          </table:table-cell>
          <table:table-cell office:value-type="string">
            <text:p>Metal 1;Gem 2;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ifleheim Cloud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-105332">
            <text:p>-105332</text:p>
          </table:table-cell>
          <table:table-cell office:value-type="float" office:value="193960">
            <text:p>193960</text:p>
          </table:table-cell>
          <table:table-cell office:value-type="float" office:value="0">
            <text:p>0</text:p>
          </table:table-cell>
          <table:table-cell office:value-type="string">
            <text:p>Nav Nifleheim Cloud 2</text:p>
          </table:table-cell>
          <table:table-cell office:value-type="string">
            <text:p>Metal 2;Gem 3;Reactive 2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ifleheim Cloud</text:p>
          </table:table-cell>
          <table:table-cell office:value-type="string">
            <text:p>Harvest Field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-198739">
            <text:p>-198739</text:p>
          </table:table-cell>
          <table:table-cell office:value-type="float" office:value="98934.9">
            <text:p>98934.9</text:p>
          </table:table-cell>
          <table:table-cell office:value-type="float" office:value="0">
            <text:p>0</text:p>
          </table:table-cell>
          <table:table-cell office:value-type="string">
            <text:p>Nav Nifleheim Waypoint</text:p>
          </table:table-cell>
          <table:table-cell office:value-type="string">
            <text:p>Reactive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ifleheim Cloud</text:p>
          </table:table-cell>
          <table:table-cell office:value-type="string">
            <text:p>Ores ACGH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-105637">
            <text:p>-105637</text:p>
          </table:table-cell>
          <table:table-cell office:value-type="float" office:value="-47323.7">
            <text:p>-47323.7</text:p>
          </table:table-cell>
          <table:table-cell office:value-type="float" office:value="0">
            <text:p>0</text:p>
          </table:table-cell>
          <table:table-cell office:value-type="string">
            <text:p>Nav Vindis 6 (Security Code R)</text:p>
          </table:table-cell>
          <table:table-cell office:value-type="string">
            <text:p>Metal 2;Gem 3;Reactive 3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ifleheim Cloud</text:p>
          </table:table-cell>
          <table:table-cell office:value-type="string">
            <text:p>Ores ACGH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-239566">
            <text:p>-239566</text:p>
          </table:table-cell>
          <table:table-cell office:value-type="float" office:value="130123">
            <text:p>130123</text:p>
          </table:table-cell>
          <table:table-cell office:value-type="float" office:value="0">
            <text:p>0</text:p>
          </table:table-cell>
          <table:table-cell office:value-type="string">
            <text:p>Nav Nifleheim Cloud 11</text:p>
          </table:table-cell>
          <table:table-cell office:value-type="string">
            <text:p>Metal 1;Gem 1;Reactive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ifleheim Cloud</text:p>
          </table:table-cell>
          <table:table-cell office:value-type="string">
            <text:p>Ores ACGH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142226">
            <text:p>-142226</text:p>
          </table:table-cell>
          <table:table-cell office:value-type="float" office:value="124221">
            <text:p>124221</text:p>
          </table:table-cell>
          <table:table-cell office:value-type="float" office:value="0">
            <text:p>0</text:p>
          </table:table-cell>
          <table:table-cell office:value-type="string">
            <text:p>Nav Nifleheim Cloud 4</text:p>
          </table:table-cell>
          <table:table-cell office:value-type="string">
            <text:p>Metal 1;Gem 1;Reactive 3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ifleheim Cloud</text:p>
          </table:table-cell>
          <table:table-cell office:value-type="string">
            <text:p>Ores ACGH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242097">
            <text:p>-242097</text:p>
          </table:table-cell>
          <table:table-cell office:value-type="float" office:value="-23921.5">
            <text:p>-23921.5</text:p>
          </table:table-cell>
          <table:table-cell office:value-type="float" office:value="0">
            <text:p>0</text:p>
          </table:table-cell>
          <table:table-cell office:value-type="string">
            <text:p>Einherjar Research Platform</text:p>
          </table:table-cell>
          <table:table-cell office:value-type="string">
            <text:p>Metal 2;Gem 2;Reactive 2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ifleheim Cloud</text:p>
          </table:table-cell>
          <table:table-cell office:value-type="string">
            <text:p>Harvest Fiel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98056">
            <text:p>-198056</text:p>
          </table:table-cell>
          <table:table-cell office:value-type="float" office:value="97797.3">
            <text:p>97797.3</text:p>
          </table:table-cell>
          <table:table-cell office:value-type="float" office:value="0">
            <text:p>0</text:p>
          </table:table-cell>
          <table:table-cell office:value-type="string">
            <text:p>Nav Nifleheim Waypoint</text:p>
          </table:table-cell>
          <table:table-cell office:value-type="string">
            <text:p>Reactive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ifleheim Cloud</text:p>
          </table:table-cell>
          <table:table-cell office:value-type="string">
            <text:p>Harvest 7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-262936">
            <text:p>-262936</text:p>
          </table:table-cell>
          <table:table-cell office:value-type="float" office:value="162839">
            <text:p>162839</text:p>
          </table:table-cell>
          <table:table-cell office:value-type="float" office:value="0">
            <text:p>0</text:p>
          </table:table-cell>
          <table:table-cell office:value-type="string">
            <text:p>Nav Nifleheim Cloud 11</text:p>
          </table:table-cell>
          <table:table-cell office:value-type="string">
            <text:p>Gem 3;Hydrocarbon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Nifleheim Cloud</text:p>
          </table:table-cell>
          <table:table-cell office:value-type="string">
            <text:p>Harvest Field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-196919">
            <text:p>-196919</text:p>
          </table:table-cell>
          <table:table-cell office:value-type="float" office:value="97114.6">
            <text:p>97114.6</text:p>
          </table:table-cell>
          <table:table-cell office:value-type="float" office:value="0">
            <text:p>0</text:p>
          </table:table-cell>
          <table:table-cell office:value-type="string">
            <text:p>Nav Nifleheim Waypoint</text:p>
          </table:table-cell>
          <table:table-cell office:value-type="string">
            <text:p>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 Rex</text:p>
          </table:table-cell>
          <table:table-cell office:value-type="string">
            <text:p>Gas Cloud Cluster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-20486.4">
            <text:p>-20486.4</text:p>
          </table:table-cell>
          <table:table-cell office:value-type="float" office:value="88888.9">
            <text:p>88888.9</text:p>
          </table:table-cell>
          <table:table-cell office:value-type="float" office:value="0">
            <text:p>0</text:p>
          </table:table-cell>
          <table:table-cell office:value-type="string">
            <text:p>The Sinker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 Rex</text:p>
          </table:table-cell>
          <table:table-cell office:value-type="string">
            <text:p>Gas Cloud Cluster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-267823">
            <text:p>-267823</text:p>
          </table:table-cell>
          <table:table-cell office:value-type="float" office:value="243655">
            <text:p>243655</text:p>
          </table:table-cell>
          <table:table-cell office:value-type="float" office:value="0">
            <text:p>0</text:p>
          </table:table-cell>
          <table:table-cell office:value-type="string">
            <text:p>Focus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 Rex</text:p>
          </table:table-cell>
          <table:table-cell office:value-type="string">
            <text:p>Gas Cloud Cluster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-277948">
            <text:p>-277948</text:p>
          </table:table-cell>
          <table:table-cell office:value-type="float" office:value="245102">
            <text:p>245102</text:p>
          </table:table-cell>
          <table:table-cell office:value-type="float" office:value="0">
            <text:p>0</text:p>
          </table:table-cell>
          <table:table-cell office:value-type="string">
            <text:p>Focus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 Rex</text:p>
          </table:table-cell>
          <table:table-cell office:value-type="string">
            <text:p>Gas Cloud Cluster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3030.9">
            <text:p>33030.9</text:p>
          </table:table-cell>
          <table:table-cell office:value-type="float" office:value="266798">
            <text:p>266798</text:p>
          </table:table-cell>
          <table:table-cell office:value-type="float" office:value="0">
            <text:p>0</text:p>
          </table:table-cell>
          <table:table-cell office:value-type="string">
            <text:p>Hodr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 Rex</text:p>
          </table:table-cell>
          <table:table-cell office:value-type="string">
            <text:p>Gas Cloud Cluster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798.8">
            <text:p>25798.8</text:p>
          </table:table-cell>
          <table:table-cell office:value-type="float" office:value="268244">
            <text:p>268244</text:p>
          </table:table-cell>
          <table:table-cell office:value-type="float" office:value="0">
            <text:p>0</text:p>
          </table:table-cell>
          <table:table-cell office:value-type="string">
            <text:p>Hodr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 Rex</text:p>
          </table:table-cell>
          <table:table-cell office:value-type="string">
            <text:p>Gas Cloud Cluster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1584.5">
            <text:p>31584.5</text:p>
          </table:table-cell>
          <table:table-cell office:value-type="float" office:value="261012">
            <text:p>261012</text:p>
          </table:table-cell>
          <table:table-cell office:value-type="float" office:value="0">
            <text:p>0</text:p>
          </table:table-cell>
          <table:table-cell office:value-type="string">
            <text:p>Hodr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 Rex</text:p>
          </table:table-cell>
          <table:table-cell office:value-type="string">
            <text:p>Gas Cloud Cluster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32057.8">
            <text:p>-32057.8</text:p>
          </table:table-cell>
          <table:table-cell office:value-type="float" office:value="90335.3">
            <text:p>90335.3</text:p>
          </table:table-cell>
          <table:table-cell office:value-type="float" office:value="0">
            <text:p>0</text:p>
          </table:table-cell>
          <table:table-cell office:value-type="string">
            <text:p>The Sinker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 Rex</text:p>
          </table:table-cell>
          <table:table-cell office:value-type="string">
            <text:p>Gas Cloud Cluster </text:p>
          </table:table-cell>
          <table:table-cell table:number-columns-repeated="2" office:value-type="float" office:value="3">
            <text:p>3</text:p>
          </table:table-cell>
          <table:table-cell office:value-type="float" office:value="-20486.4">
            <text:p>-20486.4</text:p>
          </table:table-cell>
          <table:table-cell office:value-type="float" office:value="97567.4">
            <text:p>97567.4</text:p>
          </table:table-cell>
          <table:table-cell office:value-type="float" office:value="0">
            <text:p>0</text:p>
          </table:table-cell>
          <table:table-cell office:value-type="string">
            <text:p>The Sinker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s Belt</text:p>
          </table:table-cell>
          <table:table-cell office:value-type="string">
            <text:p>Harvest Field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-20241.5">
            <text:p>-20241.5</text:p>
          </table:table-cell>
          <table:table-cell office:value-type="float" office:value="-28911.2">
            <text:p>-28911.2</text:p>
          </table:table-cell>
          <table:table-cell office:value-type="float" office:value="0">
            <text:p>0</text:p>
          </table:table-cell>
          <table:table-cell office:value-type="string">
            <text:p>Nav Odin\'s Belt 4</text:p>
          </table:table-cell>
          <table:table-cell office:value-type="string">
            <text:p>Reactive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s Belt</text:p>
          </table:table-cell>
          <table:table-cell office:value-type="string">
            <text:p>Harvest Field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-20311.7">
            <text:p>-20311.7</text:p>
          </table:table-cell>
          <table:table-cell office:value-type="float" office:value="-28667.6">
            <text:p>-28667.6</text:p>
          </table:table-cell>
          <table:table-cell office:value-type="float" office:value="0">
            <text:p>0</text:p>
          </table:table-cell>
          <table:table-cell office:value-type="string">
            <text:p>Nav Odin\'s Belt 4</text:p>
          </table:table-cell>
          <table:table-cell office:value-type="string">
            <text:p>Reactive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s Belt</text:p>
          </table:table-cell>
          <table:table-cell office:value-type="string">
            <text:p>Harvest Field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3573.1">
            <text:p>13573.1</text:p>
          </table:table-cell>
          <table:table-cell office:value-type="float" office:value="10691.1">
            <text:p>10691.1</text:p>
          </table:table-cell>
          <table:table-cell office:value-type="float" office:value="0">
            <text:p>0</text:p>
          </table:table-cell>
          <table:table-cell office:value-type="string">
            <text:p>Nav Beltway 3</text:p>
          </table:table-cell>
          <table:table-cell office:value-type="string">
            <text:p>Metal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s Belt</text:p>
          </table:table-cell>
          <table:table-cell office:value-type="string">
            <text:p>Harvest Field 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-5488.24">
            <text:p>-5488.24</text:p>
          </table:table-cell>
          <table:table-cell office:value-type="float" office:value="57125.2">
            <text:p>57125.2</text:p>
          </table:table-cell>
          <table:table-cell office:value-type="float" office:value="0">
            <text:p>0</text:p>
          </table:table-cell>
          <table:table-cell office:value-type="string">
            <text:p>Nav Beltway 3</text:p>
          </table:table-cell>
          <table:table-cell office:value-type="string">
            <text:p>Reactive 3;Metal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s Belt</text:p>
          </table:table-cell>
          <table:table-cell office:value-type="string">
            <text:p>Harvest Field 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-53550.8">
            <text:p>-53550.8</text:p>
          </table:table-cell>
          <table:table-cell office:value-type="float" office:value="-3589.23">
            <text:p>-3589.23</text:p>
          </table:table-cell>
          <table:table-cell office:value-type="float" office:value="0">
            <text:p>0</text:p>
          </table:table-cell>
          <table:table-cell office:value-type="string">
            <text:p>Nav Beltway 2</text:p>
          </table:table-cell>
          <table:table-cell office:value-type="string">
            <text:p>Reactive 3;Metal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s Belt</text:p>
          </table:table-cell>
          <table:table-cell office:value-type="string">
            <text:p>Harvest Field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672.3">
            <text:p>12672.3</text:p>
          </table:table-cell>
          <table:table-cell office:value-type="float" office:value="11254.1">
            <text:p>11254.1</text:p>
          </table:table-cell>
          <table:table-cell office:value-type="float" office:value="0">
            <text:p>0</text:p>
          </table:table-cell>
          <table:table-cell office:value-type="string">
            <text:p>Nav Beltway 3</text:p>
          </table:table-cell>
          <table:table-cell office:value-type="string">
            <text:p>Reactive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s Belt</text:p>
          </table:table-cell>
          <table:table-cell office:value-type="string">
            <text:p>Harvest Field 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47947">
            <text:p>-47947</text:p>
          </table:table-cell>
          <table:table-cell office:value-type="float" office:value="-9912.48">
            <text:p>-9912.48</text:p>
          </table:table-cell>
          <table:table-cell office:value-type="float" office:value="0">
            <text:p>0</text:p>
          </table:table-cell>
          <table:table-cell office:value-type="string">
            <text:p>Nav Beltway 2</text:p>
          </table:table-cell>
          <table:table-cell office:value-type="string">
            <text:p>Reactive 3;Metal 3;Gem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s Belt</text:p>
          </table:table-cell>
          <table:table-cell office:value-type="string">
            <text:p>Harvest Field 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1969.8">
            <text:p>71969.8</text:p>
          </table:table-cell>
          <table:table-cell office:value-type="float" office:value="34526.1">
            <text:p>34526.1</text:p>
          </table:table-cell>
          <table:table-cell office:value-type="float" office:value="0">
            <text:p>0</text:p>
          </table:table-cell>
          <table:table-cell office:value-type="string">
            <text:p>Nav Odin\'s Belt 1</text:p>
          </table:table-cell>
          <table:table-cell office:value-type="string">
            <text:p>Metal 3;Gem 3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s Belt</text:p>
          </table:table-cell>
          <table:table-cell office:value-type="string">
            <text:p>Harvest Field 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7216.1">
            <text:p>17216.1</text:p>
          </table:table-cell>
          <table:table-cell office:value-type="float" office:value="-52477.4">
            <text:p>-52477.4</text:p>
          </table:table-cell>
          <table:table-cell office:value-type="float" office:value="0">
            <text:p>0</text:p>
          </table:table-cell>
          <table:table-cell office:value-type="string">
            <text:p>Nav Odin\'s Belt 3</text:p>
          </table:table-cell>
          <table:table-cell office:value-type="string">
            <text:p>Metal 3;Gem 3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s Belt</text:p>
          </table:table-cell>
          <table:table-cell office:value-type="string">
            <text:p>Harvest Field 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-14592.1">
            <text:p>-14592.1</text:p>
          </table:table-cell>
          <table:table-cell office:value-type="float" office:value="55920.3">
            <text:p>55920.3</text:p>
          </table:table-cell>
          <table:table-cell office:value-type="float" office:value="0">
            <text:p>0</text:p>
          </table:table-cell>
          <table:table-cell office:value-type="string">
            <text:p>Nav Beltway 3</text:p>
          </table:table-cell>
          <table:table-cell office:value-type="string">
            <text:p>Metal 3;Gem 3;Reactive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s Belt</text:p>
          </table:table-cell>
          <table:table-cell office:value-type="string">
            <text:p>Harvest Field 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72510.6">
            <text:p>72510.6</text:p>
          </table:table-cell>
          <table:table-cell office:value-type="float" office:value="40042.4">
            <text:p>40042.4</text:p>
          </table:table-cell>
          <table:table-cell office:value-type="float" office:value="0">
            <text:p>0</text:p>
          </table:table-cell>
          <table:table-cell office:value-type="string">
            <text:p>Nav Odin\'s Belt 1</text:p>
          </table:table-cell>
          <table:table-cell office:value-type="string">
            <text:p>Reactive 3;Metal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Odins Belt</text:p>
          </table:table-cell>
          <table:table-cell office:value-type="string">
            <text:p>Harvest Field 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576.9">
            <text:p>12576.9</text:p>
          </table:table-cell>
          <table:table-cell office:value-type="float" office:value="-52408.2">
            <text:p>-52408.2</text:p>
          </table:table-cell>
          <table:table-cell office:value-type="float" office:value="0">
            <text:p>0</text:p>
          </table:table-cell>
          <table:table-cell office:value-type="string">
            <text:p>Nav Odin\'s Belt 3</text:p>
          </table:table-cell>
          <table:table-cell office:value-type="string">
            <text:p>Metal 3;Reactive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aramis</text:p>
          </table:table-cell>
          <table:table-cell office:value-type="string">
            <text:p>HF 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83370.2">
            <text:p>83370.2</text:p>
          </table:table-cell>
          <table:table-cell office:value-type="float" office:value="30449.5">
            <text:p>30449.5</text:p>
          </table:table-cell>
          <table:table-cell office:value-type="float" office:value="0">
            <text:p>0</text:p>
          </table:table-cell>
          <table:table-cell office:value-type="string">
            <text:p>Path of Black Dragon Uhr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aramis</text:p>
          </table:table-cell>
          <table:table-cell office:value-type="string">
            <text:p>HF 3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-26129.2">
            <text:p>-26129.2</text:p>
          </table:table-cell>
          <table:table-cell office:value-type="float" office:value="70145.3">
            <text:p>70145.3</text:p>
          </table:table-cell>
          <table:table-cell office:value-type="float" office:value="0">
            <text:p>0</text:p>
          </table:table-cell>
          <table:table-cell office:value-type="string">
            <text:p>Teach\'s Hole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aramis</text:p>
          </table:table-cell>
          <table:table-cell office:value-type="string">
            <text:p>HF 5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-88588.7">
            <text:p>-88588.7</text:p>
          </table:table-cell>
          <table:table-cell office:value-type="float" office:value="-46456.1">
            <text:p>-46456.1</text:p>
          </table:table-cell>
          <table:table-cell office:value-type="float" office:value="0">
            <text:p>0</text:p>
          </table:table-cell>
          <table:table-cell office:value-type="string">
            <text:p>Path of Fear Lyo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aramis</text:p>
          </table:table-cell>
          <table:table-cell office:value-type="string">
            <text:p>HF 7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-188165">
            <text:p>-188165</text:p>
          </table:table-cell>
          <table:table-cell office:value-type="float" office:value="61431.8">
            <text:p>61431.8</text:p>
          </table:table-cell>
          <table:table-cell office:value-type="float" office:value="0">
            <text:p>0</text:p>
          </table:table-cell>
          <table:table-cell office:value-type="string">
            <text:p>Path of Fear Uhr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aramis</text:p>
          </table:table-cell>
          <table:table-cell office:value-type="string">
            <text:p>HF 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84254.9">
            <text:p>84254.9</text:p>
          </table:table-cell>
          <table:table-cell office:value-type="float" office:value="31711.9">
            <text:p>31711.9</text:p>
          </table:table-cell>
          <table:table-cell office:value-type="float" office:value="0">
            <text:p>0</text:p>
          </table:table-cell>
          <table:table-cell office:value-type="string">
            <text:p>Path of Black Dragon Uhr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aramis</text:p>
          </table:table-cell>
          <table:table-cell office:value-type="string">
            <text:p>HF 4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-26129.1">
            <text:p>-26129.1</text:p>
          </table:table-cell>
          <table:table-cell office:value-type="float" office:value="70145.2">
            <text:p>70145.2</text:p>
          </table:table-cell>
          <table:table-cell office:value-type="float" office:value="0">
            <text:p>0</text:p>
          </table:table-cell>
          <table:table-cell office:value-type="string">
            <text:p>Teach\'s Hole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aramis</text:p>
          </table:table-cell>
          <table:table-cell office:value-type="string">
            <text:p>HF 6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-88186.1">
            <text:p>-88186.1</text:p>
          </table:table-cell>
          <table:table-cell office:value-type="float" office:value="-47277.5">
            <text:p>-47277.5</text:p>
          </table:table-cell>
          <table:table-cell office:value-type="float" office:value="0">
            <text:p>0</text:p>
          </table:table-cell>
          <table:table-cell office:value-type="string">
            <text:p>Path of Fear Lyo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aramis</text:p>
          </table:table-cell>
          <table:table-cell office:value-type="string">
            <text:p>HF 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-187788">
            <text:p>-187788</text:p>
          </table:table-cell>
          <table:table-cell office:value-type="float" office:value="60571.6">
            <text:p>60571.6</text:p>
          </table:table-cell>
          <table:table-cell office:value-type="float" office:value="0">
            <text:p>0</text:p>
          </table:table-cell>
          <table:table-cell office:value-type="string">
            <text:p>Path of Fear Uhr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7gas1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92189.9">
            <text:p>92189.9</text:p>
          </table:table-cell>
          <table:table-cell office:value-type="float" office:value="29972.7">
            <text:p>29972.7</text:p>
          </table:table-cell>
          <table:table-cell office:value-type="float" office:value="0">
            <text:p>0</text:p>
          </table:table-cell>
          <table:table-cell office:value-type="string">
            <text:p>Charon Course 4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7gas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5333.37">
            <text:p>5333.37</text:p>
          </table:table-cell>
          <table:table-cell office:value-type="float" office:value="74666.5">
            <text:p>74666.5</text:p>
          </table:table-cell>
          <table:table-cell office:value-type="float" office:value="0">
            <text:p>0</text:p>
          </table:table-cell>
          <table:table-cell office:value-type="string">
            <text:p>Pluto Path 5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7roid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322.95">
            <text:p>1322.95</text:p>
          </table:table-cell>
          <table:table-cell office:value-type="float" office:value="-77197.3">
            <text:p>-77197.3</text:p>
          </table:table-cell>
          <table:table-cell office:value-type="float" office:value="0">
            <text:p>0</text:p>
          </table:table-cell>
          <table:table-cell office:value-type="string">
            <text:p>Charon Course 6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7glowingroid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5200.1">
            <text:p>15200.1</text:p>
          </table:table-cell>
          <table:table-cell office:value-type="float" office:value="-13600">
            <text:p>-13600</text:p>
          </table:table-cell>
          <table:table-cell office:value-type="float" office:value="0">
            <text:p>0</text:p>
          </table:table-cell>
          <table:table-cell office:value-type="string">
            <text:p>Charon Course 6</text:p>
          </table:table-cell>
          <table:table-cell office:value-type="string">
            <text:p>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6roid1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-5156.97">
            <text:p>-5156.97</text:p>
          </table:table-cell>
          <table:table-cell office:value-type="float" office:value="72919.9">
            <text:p>72919.9</text:p>
          </table:table-cell>
          <table:table-cell office:value-type="float" office:value="0">
            <text:p>0</text:p>
          </table:table-cell>
          <table:table-cell office:value-type="string">
            <text:p>Pluto Path 5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6glowingroid1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-6302.42">
            <text:p>-6302.42</text:p>
          </table:table-cell>
          <table:table-cell office:value-type="float" office:value="-75963.6">
            <text:p>-75963.6</text:p>
          </table:table-cell>
          <table:table-cell office:value-type="float" office:value="0">
            <text:p>0</text:p>
          </table:table-cell>
          <table:table-cell office:value-type="string">
            <text:p>Charon Course 6</text:p>
          </table:table-cell>
          <table:table-cell office:value-type="string">
            <text:p>Reactive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6hydro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-50967.3">
            <text:p>-50967.3</text:p>
          </table:table-cell>
          <table:table-cell office:value-type="float" office:value="-37597.5">
            <text:p>-37597.5</text:p>
          </table:table-cell>
          <table:table-cell office:value-type="float" office:value="0">
            <text:p>0</text:p>
          </table:table-cell>
          <table:table-cell office:value-type="string">
            <text:p>Pluto Path 5</text:p>
          </table:table-cell>
          <table:table-cell office:value-type="string">
            <text:p>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6crystalroid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-58771.1">
            <text:p>-58771.1</text:p>
          </table:table-cell>
          <table:table-cell office:value-type="float" office:value="-40985.4">
            <text:p>-40985.4</text:p>
          </table:table-cell>
          <table:table-cell office:value-type="float" office:value="0">
            <text:p>0</text:p>
          </table:table-cell>
          <table:table-cell office:value-type="string">
            <text:p>Pluto Path 5</text:p>
          </table:table-cell>
          <table:table-cell office:value-type="string">
            <text:p>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6roid2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04788">
            <text:p>104788</text:p>
          </table:table-cell>
          <table:table-cell office:value-type="float" office:value="34553.7">
            <text:p>34553.7</text:p>
          </table:table-cell>
          <table:table-cell office:value-type="float" office:value="0">
            <text:p>0</text:p>
          </table:table-cell>
          <table:table-cell office:value-type="string">
            <text:p>Charon Cloister</text:p>
          </table:table-cell>
          <table:table-cell office:value-type="string">
            <text:p>Metal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6glowingroid2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36188.7">
            <text:p>36188.7</text:p>
          </table:table-cell>
          <table:table-cell office:value-type="float" office:value="-60248.3">
            <text:p>-60248.3</text:p>
          </table:table-cell>
          <table:table-cell office:value-type="float" office:value="0">
            <text:p>0</text:p>
          </table:table-cell>
          <table:table-cell office:value-type="string">
            <text:p>Charon Course 4</text:p>
          </table:table-cell>
          <table:table-cell office:value-type="string">
            <text:p>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6hydro2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16030.3">
            <text:p>16030.3</text:p>
          </table:table-cell>
          <table:table-cell office:value-type="float" office:value="78646.1">
            <text:p>78646.1</text:p>
          </table:table-cell>
          <table:table-cell office:value-type="float" office:value="0">
            <text:p>0</text:p>
          </table:table-cell>
          <table:table-cell office:value-type="string">
            <text:p>Pluto Path 6</text:p>
          </table:table-cell>
          <table:table-cell office:value-type="string">
            <text:p>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6crystalroid2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5401.2">
            <text:p>35401.2</text:p>
          </table:table-cell>
          <table:table-cell office:value-type="float" office:value="-59854.6">
            <text:p>-59854.6</text:p>
          </table:table-cell>
          <table:table-cell office:value-type="float" office:value="0">
            <text:p>0</text:p>
          </table:table-cell>
          <table:table-cell office:value-type="string">
            <text:p>Charon Course 4</text:p>
          </table:table-cell>
          <table:table-cell office:value-type="string">
            <text:p>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5hydro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57179.2">
            <text:p>57179.2</text:p>
          </table:table-cell>
          <table:table-cell office:value-type="float" office:value="78560.6">
            <text:p>78560.6</text:p>
          </table:table-cell>
          <table:table-cell office:value-type="float" office:value="0">
            <text:p>0</text:p>
          </table:table-cell>
          <table:table-cell office:value-type="string">
            <text:p>Charon Course 5</text:p>
          </table:table-cell>
          <table:table-cell office:value-type="string">
            <text:p>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5crystalroid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87036.3">
            <text:p>87036.3</text:p>
          </table:table-cell>
          <table:table-cell office:value-type="float" office:value="74065.1">
            <text:p>74065.1</text:p>
          </table:table-cell>
          <table:table-cell office:value-type="float" office:value="0">
            <text:p>0</text:p>
          </table:table-cell>
          <table:table-cell office:value-type="string">
            <text:p>Charon Course 5</text:p>
          </table:table-cell>
          <table:table-cell office:value-type="string">
            <text:p>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5hydro2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-28634.8">
            <text:p>-28634.8</text:p>
          </table:table-cell>
          <table:table-cell office:value-type="float" office:value="21383.3">
            <text:p>21383.3</text:p>
          </table:table-cell>
          <table:table-cell office:value-type="float" office:value="0">
            <text:p>0</text:p>
          </table:table-cell>
          <table:table-cell office:value-type="string">
            <text:p>Pluto Path 5</text:p>
          </table:table-cell>
          <table:table-cell office:value-type="string">
            <text:p>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5glowingroid2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32266.7">
            <text:p>32266.7</text:p>
          </table:table-cell>
          <table:table-cell office:value-type="float" office:value="-32000">
            <text:p>-32000</text:p>
          </table:table-cell>
          <table:table-cell office:value-type="float" office:value="0">
            <text:p>0</text:p>
          </table:table-cell>
          <table:table-cell office:value-type="string">
            <text:p>Charon Course 5</text:p>
          </table:table-cell>
          <table:table-cell office:value-type="string">
            <text:p>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5roid3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-90478.7">
            <text:p>-90478.7</text:p>
          </table:table-cell>
          <table:table-cell office:value-type="float" office:value="-7248.19">
            <text:p>-7248.19</text:p>
          </table:table-cell>
          <table:table-cell office:value-type="float" office:value="0">
            <text:p>0</text:p>
          </table:table-cell>
          <table:table-cell office:value-type="string">
            <text:p>Pluto Path 4</text:p>
          </table:table-cell>
          <table:table-cell office:value-type="string">
            <text:p>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5glowingroid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-14891.7">
            <text:p>-14891.7</text:p>
          </table:table-cell>
          <table:table-cell office:value-type="float" office:value="-27290.2">
            <text:p>-27290.2</text:p>
          </table:table-cell>
          <table:table-cell office:value-type="float" office:value="0">
            <text:p>0</text:p>
          </table:table-cell>
          <table:table-cell office:value-type="string">
            <text:p>Pluto Path 6</text:p>
          </table:table-cell>
          <table:table-cell office:value-type="string">
            <text:p>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5crystalroid3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-61847.2">
            <text:p>-61847.2</text:p>
          </table:table-cell>
          <table:table-cell office:value-type="float" office:value="31117.9">
            <text:p>31117.9</text:p>
          </table:table-cell>
          <table:table-cell office:value-type="float" office:value="0">
            <text:p>0</text:p>
          </table:table-cell>
          <table:table-cell office:value-type="string">
            <text:p>Pluto Path 4</text:p>
          </table:table-cell>
          <table:table-cell office:value-type="string">
            <text:p>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4glowingroi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1466.7">
            <text:p>51466.7</text:p>
          </table:table-cell>
          <table:table-cell office:value-type="float" office:value="-34666.7">
            <text:p>-34666.7</text:p>
          </table:table-cell>
          <table:table-cell office:value-type="float" office:value="0">
            <text:p>0</text:p>
          </table:table-cell>
          <table:table-cell office:value-type="string">
            <text:p>Charon Course 4</text:p>
          </table:table-cell>
          <table:table-cell office:value-type="string">
            <text:p>Reactive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5glowingroid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9884">
            <text:p>99884</text:p>
          </table:table-cell>
          <table:table-cell office:value-type="float" office:value="32663.7">
            <text:p>32663.7</text:p>
          </table:table-cell>
          <table:table-cell office:value-type="float" office:value="0">
            <text:p>0</text:p>
          </table:table-cell>
          <table:table-cell office:value-type="string">
            <text:p>Charon Cloister</text:p>
          </table:table-cell>
          <table:table-cell office:value-type="string">
            <text:p>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luto and Charon</text:p>
          </table:table-cell>
          <table:table-cell office:value-type="string">
            <text:p>L5roid1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71466.7">
            <text:p>71466.7</text:p>
          </table:table-cell>
          <table:table-cell office:value-type="float" office:value="76266.5">
            <text:p>76266.5</text:p>
          </table:table-cell>
          <table:table-cell office:value-type="float" office:value="0">
            <text:p>0</text:p>
          </table:table-cell>
          <table:table-cell office:value-type="string">
            <text:p>Charon Course 5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orvenir Mons Area</text:p>
          </table:table-cell>
          <table:table-cell office:value-type="string">
            <text:p>O4F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-3712.59">
            <text:p>-3712.59</text:p>
          </table:table-cell>
          <table:table-cell office:value-type="float" office:value="15707.2">
            <text:p>15707.2</text:p>
          </table:table-cell>
          <table:table-cell office:value-type="float" office:value="1000">
            <text:p>1000</text:p>
          </table:table-cell>
          <table:table-cell office:value-type="string">
            <text:p>Fumar Trench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orvenir Mons Area</text:p>
          </table:table-cell>
          <table:table-cell office:value-type="string">
            <text:p>_Byak_Res_00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8622">
            <text:p>18622</text:p>
          </table:table-cell>
          <table:table-cell office:value-type="float" office:value="15824.9">
            <text:p>15824.9</text:p>
          </table:table-cell>
          <table:table-cell office:value-type="float" office:value="5000">
            <text:p>5000</text:p>
          </table:table-cell>
          <table:table-cell office:value-type="string">
            <text:p>Ancient Ruins</text:p>
          </table:table-cell>
          <table:table-cell office:value-type="string">
            <text:p>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rimus</text:p>
          </table:table-cell>
          <table:table-cell office:value-type="string">
            <text:p>ERN lvl 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62133">
            <text:p>162133</text:p>
          </table:table-cell>
          <table:table-cell office:value-type="float" office:value="41599.8">
            <text:p>41599.8</text:p>
          </table:table-cell>
          <table:table-cell office:value-type="float" office:value="0">
            <text:p>0</text:p>
          </table:table-cell>
          <table:table-cell office:value-type="string">
            <text:p>Heart of Julius</text:p>
          </table:table-cell>
          <table:table-cell office:value-type="string">
            <text:p>Metal 1;Metal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rimus</text:p>
          </table:table-cell>
          <table:table-cell office:value-type="string">
            <text:p>ERN lvl 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6534">
            <text:p>136534</text:p>
          </table:table-cell>
          <table:table-cell office:value-type="float" office:value="41598.9">
            <text:p>41598.9</text:p>
          </table:table-cell>
          <table:table-cell office:value-type="float" office:value="0">
            <text:p>0</text:p>
          </table:table-cell>
          <table:table-cell office:value-type="string">
            <text:p>Dagger of Brutus</text:p>
          </table:table-cell>
          <table:table-cell office:value-type="string">
            <text:p>Metal 1;Metal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rimus</text:p>
          </table:table-cell>
          <table:table-cell office:value-type="string">
            <text:p>ERN lvl 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1601">
            <text:p>141601</text:p>
          </table:table-cell>
          <table:table-cell office:value-type="float" office:value="40798.9">
            <text:p>40798.9</text:p>
          </table:table-cell>
          <table:table-cell office:value-type="float" office:value="0">
            <text:p>0</text:p>
          </table:table-cell>
          <table:table-cell office:value-type="string">
            <text:p>Dagger of Brutus</text:p>
          </table:table-cell>
          <table:table-cell office:value-type="string">
            <text:p>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rimus</text:p>
          </table:table-cell>
          <table:table-cell office:value-type="string">
            <text:p>ERN lvl 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9733">
            <text:p>159733</text:p>
          </table:table-cell>
          <table:table-cell office:value-type="float" office:value="36266.5">
            <text:p>36266.5</text:p>
          </table:table-cell>
          <table:table-cell office:value-type="float" office:value="0">
            <text:p>0</text:p>
          </table:table-cell>
          <table:table-cell office:value-type="string">
            <text:p>Heart of Julius</text:p>
          </table:table-cell>
          <table:table-cell office:value-type="string">
            <text:p>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rimus</text:p>
          </table:table-cell>
          <table:table-cell office:value-type="string">
            <text:p>ERN lvl 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5867.6">
            <text:p>45867.6</text:p>
          </table:table-cell>
          <table:table-cell office:value-type="float" office:value="45599.1">
            <text:p>45599.1</text:p>
          </table:table-cell>
          <table:table-cell office:value-type="float" office:value="0">
            <text:p>0</text:p>
          </table:table-cell>
          <table:table-cell office:value-type="string">
            <text:p>Augustus\' Pride</text:p>
          </table:table-cell>
          <table:table-cell office:value-type="string">
            <text:p>Metal 1;Reactive 2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rimus</text:p>
          </table:table-cell>
          <table:table-cell office:value-type="string">
            <text:p>RN Lv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-39199.5">
            <text:p>-39199.5</text:p>
          </table:table-cell>
          <table:table-cell office:value-type="float" office:value="21599.4">
            <text:p>21599.4</text:p>
          </table:table-cell>
          <table:table-cell office:value-type="float" office:value="0">
            <text:p>0</text:p>
          </table:table-cell>
          <table:table-cell office:value-type="string">
            <text:p>Octavian\'s Field</text:p>
          </table:table-cell>
          <table:table-cell office:value-type="string">
            <text:p>Hydrocarbon 2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rimus</text:p>
          </table:table-cell>
          <table:table-cell office:value-type="string">
            <text:p>ERN lvl 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9067.6">
            <text:p>49067.6</text:p>
          </table:table-cell>
          <table:table-cell office:value-type="float" office:value="33865.8">
            <text:p>33865.8</text:p>
          </table:table-cell>
          <table:table-cell office:value-type="float" office:value="0">
            <text:p>0</text:p>
          </table:table-cell>
          <table:table-cell office:value-type="string">
            <text:p>Augustus\' Pride</text:p>
          </table:table-cell>
          <table:table-cell office:value-type="string">
            <text:p>Metal 3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rimus</text:p>
          </table:table-cell>
          <table:table-cell office:value-type="string">
            <text:p>Rn LV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-75466.5">
            <text:p>-75466.5</text:p>
          </table:table-cell>
          <table:table-cell office:value-type="float" office:value="46933.2">
            <text:p>46933.2</text:p>
          </table:table-cell>
          <table:table-cell office:value-type="float" office:value="0">
            <text:p>0</text:p>
          </table:table-cell>
          <table:table-cell office:value-type="string">
            <text:p>Stone of Carthage</text:p>
          </table:table-cell>
          <table:table-cell office:value-type="string">
            <text:p>Gem 1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rimus</text:p>
          </table:table-cell>
          <table:table-cell office:value-type="string">
            <text:p>RN lv 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-38399.5">
            <text:p>-38399.5</text:p>
          </table:table-cell>
          <table:table-cell office:value-type="float" office:value="34132.8">
            <text:p>34132.8</text:p>
          </table:table-cell>
          <table:table-cell office:value-type="float" office:value="0">
            <text:p>0</text:p>
          </table:table-cell>
          <table:table-cell office:value-type="string">
            <text:p>Octavian\'s Field</text:p>
          </table:table-cell>
          <table:table-cell office:value-type="string">
            <text:p>Metal 1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rimus</text:p>
          </table:table-cell>
          <table:table-cell office:value-type="string">
            <text:p>RN Lv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26933.2">
            <text:p>-26933.2</text:p>
          </table:table-cell>
          <table:table-cell office:value-type="float" office:value="22666.5">
            <text:p>22666.5</text:p>
          </table:table-cell>
          <table:table-cell office:value-type="float" office:value="0">
            <text:p>0</text:p>
          </table:table-cell>
          <table:table-cell office:value-type="string">
            <text:p>Octavian\'s Field</text:p>
          </table:table-cell>
          <table:table-cell office:value-type="string">
            <text:p>Metal 2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rimus</text:p>
          </table:table-cell>
          <table:table-cell office:value-type="string">
            <text:p>RN L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24799.5">
            <text:p>-24799.5</text:p>
          </table:table-cell>
          <table:table-cell office:value-type="float" office:value="34132.8">
            <text:p>34132.8</text:p>
          </table:table-cell>
          <table:table-cell office:value-type="float" office:value="0">
            <text:p>0</text:p>
          </table:table-cell>
          <table:table-cell office:value-type="string">
            <text:p>Octavian\'s Field</text:p>
          </table:table-cell>
          <table:table-cell office:value-type="string">
            <text:p>Hydrocarbon 1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rimus</text:p>
          </table:table-cell>
          <table:table-cell office:value-type="string">
            <text:p>ERN lvl 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6801">
            <text:p>116801</text:p>
          </table:table-cell>
          <table:table-cell office:value-type="float" office:value="-36267.4">
            <text:p>-36267.4</text:p>
          </table:table-cell>
          <table:table-cell office:value-type="float" office:value="0">
            <text:p>0</text:p>
          </table:table-cell>
          <table:table-cell office:value-type="string">
            <text:p>Nav Primus 5</text:p>
          </table:table-cell>
          <table:table-cell office:value-type="string">
            <text:p>Gem 3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rimus</text:p>
          </table:table-cell>
          <table:table-cell office:value-type="string">
            <text:p>ERN lvl 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2401">
            <text:p>102401</text:p>
          </table:table-cell>
          <table:table-cell office:value-type="float" office:value="-24267.4">
            <text:p>-24267.4</text:p>
          </table:table-cell>
          <table:table-cell office:value-type="float" office:value="0">
            <text:p>0</text:p>
          </table:table-cell>
          <table:table-cell office:value-type="string">
            <text:p>Tiberius Shipyard Duo</text:p>
          </table:table-cell>
          <table:table-cell office:value-type="string">
            <text:p>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rimus</text:p>
          </table:table-cell>
          <table:table-cell office:value-type="string">
            <text:p>ERN lvl 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1467.2">
            <text:p>91467.2</text:p>
          </table:table-cell>
          <table:table-cell office:value-type="float" office:value="-37867.4">
            <text:p>-37867.4</text:p>
          </table:table-cell>
          <table:table-cell office:value-type="float" office:value="0">
            <text:p>0</text:p>
          </table:table-cell>
          <table:table-cell office:value-type="string">
            <text:p>Pax Corsun</text:p>
          </table:table-cell>
          <table:table-cell office:value-type="string">
            <text:p>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rimus</text:p>
          </table:table-cell>
          <table:table-cell office:value-type="string">
            <text:p>ERN lvl 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5067">
            <text:p>105067</text:p>
          </table:table-cell>
          <table:table-cell office:value-type="float" office:value="-46934">
            <text:p>-46934</text:p>
          </table:table-cell>
          <table:table-cell office:value-type="float" office:value="0">
            <text:p>0</text:p>
          </table:table-cell>
          <table:table-cell office:value-type="string">
            <text:p>Pax Herbus</text:p>
          </table:table-cell>
          <table:table-cell office:value-type="string">
            <text:p>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rimus</text:p>
          </table:table-cell>
          <table:table-cell office:value-type="string">
            <text:p>ERN lvl 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4534.3">
            <text:p>44534.3</text:p>
          </table:table-cell>
          <table:table-cell office:value-type="float" office:value="52265.8">
            <text:p>52265.8</text:p>
          </table:table-cell>
          <table:table-cell office:value-type="float" office:value="0">
            <text:p>0</text:p>
          </table:table-cell>
          <table:table-cell office:value-type="string">
            <text:p>Augustus\' Pride</text:p>
          </table:table-cell>
          <table:table-cell office:value-type="string">
            <text:p>Gem 3;Metal 1;Reactive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rimus</text:p>
          </table:table-cell>
          <table:table-cell office:value-type="string">
            <text:p>ERN lvl 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401">
            <text:p>18401</text:p>
          </table:table-cell>
          <table:table-cell office:value-type="float" office:value="-9067.19">
            <text:p>-9067.19</text:p>
          </table:table-cell>
          <table:table-cell office:value-type="float" office:value="0">
            <text:p>0</text:p>
          </table:table-cell>
          <table:table-cell office:value-type="string">
            <text:p>Nav Primus 3</text:p>
          </table:table-cell>
          <table:table-cell office:value-type="string">
            <text:p>Gem 2;Reactive 2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rimus</text:p>
          </table:table-cell>
          <table:table-cell office:value-type="string">
            <text:p>ERN lvl 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801">
            <text:p>16801</text:p>
          </table:table-cell>
          <table:table-cell office:value-type="float" office:value="-30133.8">
            <text:p>-30133.8</text:p>
          </table:table-cell>
          <table:table-cell office:value-type="float" office:value="0">
            <text:p>0</text:p>
          </table:table-cell>
          <table:table-cell office:value-type="string">
            <text:p>Nav Primus 3</text:p>
          </table:table-cell>
          <table:table-cell office:value-type="string">
            <text:p>Reactive 1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Primus</text:p>
          </table:table-cell>
          <table:table-cell office:value-type="string">
            <text:p>Mob 3</text:p>
          </table:table-cell>
          <table:table-cell table:number-columns-repeated="2" office:value-type="string">
            <text:p>NULL</text:p>
          </table:table-cell>
          <table:table-cell office:value-type="float" office:value="41066.8">
            <text:p>41066.8</text:p>
          </table:table-cell>
          <table:table-cell office:value-type="float" office:value="-25866.8">
            <text:p>-25866.8</text:p>
          </table:table-cell>
          <table:table-cell office:value-type="float" office:value="0">
            <text:p>0</text:p>
          </table:table-cell>
          <table:table-cell office:value-type="string">
            <text:p>Nav Primus 3</text:p>
          </table:table-cell>
          <table:table-cell office:value-type="string">
            <text:p>Reactive 2;Reactive 3;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Harvest Field 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04738">
            <text:p>104738</text:p>
          </table:table-cell>
          <table:table-cell office:value-type="float" office:value="159.939">
            <text:p>159.94</text:p>
          </table:table-cell>
          <table:table-cell office:value-type="float" office:value="0">
            <text:p>0</text:p>
          </table:table-cell>
          <table:table-cell office:value-type="string">
            <text:p>Trader\'s Fort</text:p>
          </table:table-cell>
          <table:table-cell office:value-type="string">
            <text:p>Gem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Harvest Field 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-21527.2">
            <text:p>-21527.2</text:p>
          </table:table-cell>
          <table:table-cell office:value-type="float" office:value="20427.1">
            <text:p>20427.1</text:p>
          </table:table-cell>
          <table:table-cell office:value-type="float" office:value="0">
            <text:p>0</text:p>
          </table:table-cell>
          <table:table-cell office:value-type="string">
            <text:p>Calamity</text:p>
          </table:table-cell>
          <table:table-cell office:value-type="string">
            <text:p>Hydrocarbon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Gas Field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7941">
            <text:p>57941</text:p>
          </table:table-cell>
          <table:table-cell office:value-type="float" office:value="-87319">
            <text:p>-87319</text:p>
          </table:table-cell>
          <table:table-cell office:value-type="float" office:value="0">
            <text:p>0</text:p>
          </table:table-cell>
          <table:table-cell office:value-type="string">
            <text:p>Trader\'s Fort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Gas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4146.5">
            <text:p>54146.5</text:p>
          </table:table-cell>
          <table:table-cell office:value-type="float" office:value="-55551">
            <text:p>-55551</text:p>
          </table:table-cell>
          <table:table-cell office:value-type="float" office:value="0">
            <text:p>0</text:p>
          </table:table-cell>
          <table:table-cell office:value-type="string">
            <text:p>Trader\'s Fort</text:p>
          </table:table-cell>
          <table:table-cell office:value-type="string">
            <text:p>Reactive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Harvest 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-150906">
            <text:p>-150906</text:p>
          </table:table-cell>
          <table:table-cell office:value-type="float" office:value="55239.5">
            <text:p>55239.5</text:p>
          </table:table-cell>
          <table:table-cell office:value-type="float" office:value="0">
            <text:p>0</text:p>
          </table:table-cell>
          <table:table-cell office:value-type="string">
            <text:p>Sector Gate to Jotunheim</text:p>
          </table:table-cell>
          <table:table-cell office:value-type="string">
            <text:p>Gem 3;Hydrocarbon 3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-90872.1">
            <text:p>-90872.1</text:p>
          </table:table-cell>
          <table:table-cell office:value-type="float" office:value="99029">
            <text:p>99029</text:p>
          </table:table-cell>
          <table:table-cell office:value-type="float" office:value="0">
            <text:p>0</text:p>
          </table:table-cell>
          <table:table-cell office:value-type="string">
            <text:p>Dolor Chasm 1</text:p>
          </table:table-cell>
          <table:table-cell office:value-type="string">
            <text:p>Metal 1;Gem 3;Reactive 3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91304.7">
            <text:p>91304.7</text:p>
          </table:table-cell>
          <table:table-cell office:value-type="float" office:value="92512.9">
            <text:p>92512.9</text:p>
          </table:table-cell>
          <table:table-cell office:value-type="float" office:value="0">
            <text:p>0</text:p>
          </table:table-cell>
          <table:table-cell office:value-type="string">
            <text:p>Ragnarok\'s Terminal</text:p>
          </table:table-cell>
          <table:table-cell office:value-type="string">
            <text:p>Metal 2;Gem 3;Reactive 2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Gas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4246.8">
            <text:p>64246.8</text:p>
          </table:table-cell>
          <table:table-cell office:value-type="float" office:value="-84815.6">
            <text:p>-84815.6</text:p>
          </table:table-cell>
          <table:table-cell office:value-type="float" office:value="0">
            <text:p>0</text:p>
          </table:table-cell>
          <table:table-cell office:value-type="string">
            <text:p>Trader\'s Fort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Gas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8133.3">
            <text:p>58133.3</text:p>
          </table:table-cell>
          <table:table-cell office:value-type="float" office:value="-86666.7">
            <text:p>-86666.7</text:p>
          </table:table-cell>
          <table:table-cell office:value-type="float" office:value="0">
            <text:p>0</text:p>
          </table:table-cell>
          <table:table-cell office:value-type="string">
            <text:p>Trader\'s Fort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Gas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51466.7">
            <text:p>51466.7</text:p>
          </table:table-cell>
          <table:table-cell office:value-type="float" office:value="-86933.3">
            <text:p>-86933.3</text:p>
          </table:table-cell>
          <table:table-cell office:value-type="float" office:value="0">
            <text:p>0</text:p>
          </table:table-cell>
          <table:table-cell office:value-type="string">
            <text:p>Trader\'s Fort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Harvest Field 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53022.8">
            <text:p>-53022.8</text:p>
          </table:table-cell>
          <table:table-cell office:value-type="float" office:value="78885.2">
            <text:p>78885.2</text:p>
          </table:table-cell>
          <table:table-cell office:value-type="float" office:value="0">
            <text:p>0</text:p>
          </table:table-cell>
          <table:table-cell office:value-type="string">
            <text:p>Dolor Chasm 1</text:p>
          </table:table-cell>
          <table:table-cell office:value-type="string">
            <text:p>Metal 3;Gem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Harvest 7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-151505">
            <text:p>-151505</text:p>
          </table:table-cell>
          <table:table-cell office:value-type="float" office:value="54640.4">
            <text:p>54640.4</text:p>
          </table:table-cell>
          <table:table-cell office:value-type="float" office:value="0">
            <text:p>0</text:p>
          </table:table-cell>
          <table:table-cell office:value-type="string">
            <text:p>Sector Gate to Jotunheim</text:p>
          </table:table-cell>
          <table:table-cell office:value-type="string">
            <text:p>Metal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Ores ACGH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2410.6">
            <text:p>32410.6</text:p>
          </table:table-cell>
          <table:table-cell office:value-type="float" office:value="30312.8">
            <text:p>30312.8</text:p>
          </table:table-cell>
          <table:table-cell office:value-type="float" office:value="0">
            <text:p>0</text:p>
          </table:table-cell>
          <table:table-cell office:value-type="string">
            <text:p>Calamity\'s Downfall</text:p>
          </table:table-cell>
          <table:table-cell office:value-type="string">
            <text:p>Metal 2;Gem 2;Reactive 3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Ores CHGas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-7688.33">
            <text:p>-7688.33</text:p>
          </table:table-cell>
          <table:table-cell office:value-type="float" office:value="118074">
            <text:p>118074</text:p>
          </table:table-cell>
          <table:table-cell office:value-type="float" office:value="0">
            <text:p>0</text:p>
          </table:table-cell>
          <table:table-cell office:value-type="string">
            <text:p>Dolor</text:p>
          </table:table-cell>
          <table:table-cell office:value-type="string">
            <text:p>Gem 2;Hydrocarbon 1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Ores ACGH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848.77">
            <text:p>3848.77</text:p>
          </table:table-cell>
          <table:table-cell office:value-type="float" office:value="-59006.4">
            <text:p>-59006.4</text:p>
          </table:table-cell>
          <table:table-cell office:value-type="float" office:value="0">
            <text:p>0</text:p>
          </table:table-cell>
          <table:table-cell office:value-type="string">
            <text:p>Nav Ragnarok 2</text:p>
          </table:table-cell>
          <table:table-cell office:value-type="string">
            <text:p>Metal 2;Gem 2;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Gas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-70506.4">
            <text:p>-70506.4</text:p>
          </table:table-cell>
          <table:table-cell office:value-type="float" office:value="41306.6">
            <text:p>41306.6</text:p>
          </table:table-cell>
          <table:table-cell office:value-type="float" office:value="0">
            <text:p>0</text:p>
          </table:table-cell>
          <table:table-cell office:value-type="string">
            <text:p>Nav Ragnarok 5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Ores CH Gas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47473.9">
            <text:p>47473.9</text:p>
          </table:table-cell>
          <table:table-cell office:value-type="float" office:value="53292.2">
            <text:p>53292.2</text:p>
          </table:table-cell>
          <table:table-cell office:value-type="float" office:value="0">
            <text:p>0</text:p>
          </table:table-cell>
          <table:table-cell office:value-type="string">
            <text:p>Ragnarok\'s Path</text:p>
          </table:table-cell>
          <table:table-cell office:value-type="string">
            <text:p>Gem 1;Hydrocarbon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Gas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67891.5">
            <text:p>-67891.5</text:p>
          </table:table-cell>
          <table:table-cell office:value-type="float" office:value="26804.3">
            <text:p>26804.3</text:p>
          </table:table-cell>
          <table:table-cell office:value-type="float" office:value="0">
            <text:p>0</text:p>
          </table:table-cell>
          <table:table-cell office:value-type="string">
            <text:p>Nav Ragnarok 5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Gas Field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3838.7">
            <text:p>53838.7</text:p>
          </table:table-cell>
          <table:table-cell office:value-type="float" office:value="-87319">
            <text:p>-87319</text:p>
          </table:table-cell>
          <table:table-cell office:value-type="float" office:value="0">
            <text:p>0</text:p>
          </table:table-cell>
          <table:table-cell office:value-type="string">
            <text:p>Trader\'s Fort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Gas Field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61856.9">
            <text:p>61856.9</text:p>
          </table:table-cell>
          <table:table-cell office:value-type="float" office:value="-86697.4">
            <text:p>-86697.4</text:p>
          </table:table-cell>
          <table:table-cell office:value-type="float" office:value="0">
            <text:p>0</text:p>
          </table:table-cell>
          <table:table-cell office:value-type="string">
            <text:p>Trader\'s Fort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Harvest Field 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625.82">
            <text:p>2625.82</text:p>
          </table:table-cell>
          <table:table-cell office:value-type="float" office:value="-25511.3">
            <text:p>-25511.3</text:p>
          </table:table-cell>
          <table:table-cell office:value-type="float" office:value="0">
            <text:p>0</text:p>
          </table:table-cell>
          <table:table-cell office:value-type="string">
            <text:p>Calamity</text:p>
          </table:table-cell>
          <table:table-cell office:value-type="string">
            <text:p>Hydrocarbon 3;Gem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Harvest Field 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-50700.9">
            <text:p>-50700.9</text:p>
          </table:table-cell>
          <table:table-cell office:value-type="float" office:value="75613.4">
            <text:p>75613.4</text:p>
          </table:table-cell>
          <table:table-cell office:value-type="float" office:value="0">
            <text:p>0</text:p>
          </table:table-cell>
          <table:table-cell office:value-type="string">
            <text:p>Dolor Chasm 1</text:p>
          </table:table-cell>
          <table:table-cell office:value-type="string">
            <text:p>Hydrocarbon 3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Ores ACGH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-39603.5">
            <text:p>-39603.5</text:p>
          </table:table-cell>
          <table:table-cell office:value-type="float" office:value="-31763.1">
            <text:p>-31763.1</text:p>
          </table:table-cell>
          <table:table-cell office:value-type="float" office:value="0">
            <text:p>0</text:p>
          </table:table-cell>
          <table:table-cell office:value-type="string">
            <text:p>Nav Ragnarok 3</text:p>
          </table:table-cell>
          <table:table-cell office:value-type="string">
            <text:p>Metal 1;Gem 3;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agnarok</text:p>
          </table:table-cell>
          <table:table-cell office:value-type="string">
            <text:p>Harvest 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4195.2">
            <text:p>74195.2</text:p>
          </table:table-cell>
          <table:table-cell office:value-type="float" office:value="-63266.6">
            <text:p>-63266.6</text:p>
          </table:table-cell>
          <table:table-cell office:value-type="float" office:value="0">
            <text:p>0</text:p>
          </table:table-cell>
          <table:table-cell office:value-type="string">
            <text:p>Trader\'s Fort</text:p>
          </table:table-cell>
          <table:table-cell office:value-type="string">
            <text:p>Reactive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oc</text:p>
          </table:table-cell>
          <table:table-cell office:value-type="string">
            <text:p>RN 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3600.4">
            <text:p>73600.4</text:p>
          </table:table-cell>
          <table:table-cell office:value-type="float" office:value="18399.6">
            <text:p>18399.6</text:p>
          </table:table-cell>
          <table:table-cell office:value-type="float" office:value="0">
            <text:p>0</text:p>
          </table:table-cell>
          <table:table-cell office:value-type="string">
            <text:p>Kuiper 8</text:p>
          </table:table-cell>
          <table:table-cell office:value-type="string">
            <text:p>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oc</text:p>
          </table:table-cell>
          <table:table-cell office:value-type="string">
            <text:p>RN 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3454.3">
            <text:p>53454.3</text:p>
          </table:table-cell>
          <table:table-cell office:value-type="float" office:value="41296.9">
            <text:p>41296.9</text:p>
          </table:table-cell>
          <table:table-cell office:value-type="float" office:value="0">
            <text:p>0</text:p>
          </table:table-cell>
          <table:table-cell office:value-type="string">
            <text:p>Kuiper 7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oc</text:p>
          </table:table-cell>
          <table:table-cell office:value-type="string">
            <text:p>RN LV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3757.7">
            <text:p>33757.7</text:p>
          </table:table-cell>
          <table:table-cell office:value-type="float" office:value="32755">
            <text:p>32755</text:p>
          </table:table-cell>
          <table:table-cell office:value-type="float" office:value="0">
            <text:p>0</text:p>
          </table:table-cell>
          <table:table-cell office:value-type="string">
            <text:p>Kuiper 7</text:p>
          </table:table-cell>
          <table:table-cell office:value-type="string">
            <text:p>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oc</text:p>
          </table:table-cell>
          <table:table-cell office:value-type="string">
            <text:p>Rn LV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-98531.3">
            <text:p>-98531.3</text:p>
          </table:table-cell>
          <table:table-cell office:value-type="float" office:value="-49863.6">
            <text:p>-49863.6</text:p>
          </table:table-cell>
          <table:table-cell office:value-type="float" office:value="0">
            <text:p>0</text:p>
          </table:table-cell>
          <table:table-cell office:value-type="string">
            <text:p>Resource Field 1</text:p>
          </table:table-cell>
          <table:table-cell office:value-type="string">
            <text:p>Hydrocarbon 1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oc</text:p>
          </table:table-cell>
          <table:table-cell office:value-type="string">
            <text:p>Resource Field 1</text:p>
          </table:table-cell>
          <table:table-cell table:number-columns-repeated="2" office:value-type="string">
            <text:p>NULL</text:p>
          </table:table-cell>
          <table:table-cell office:value-type="float" office:value="-104533">
            <text:p>-104533</text:p>
          </table:table-cell>
          <table:table-cell office:value-type="float" office:value="-46933.6">
            <text:p>-46933.6</text:p>
          </table:table-cell>
          <table:table-cell office:value-type="float" office:value="0">
            <text:p>0</text:p>
          </table:table-cell>
          <table:table-cell office:value-type="string">
            <text:p>Resource Field 1</text:p>
          </table:table-cell>
          <table:table-cell office:value-type="string">
            <text:p>Metal 1;Metal 2;Metal 3;Hydrocarbon 1;Hydrocarbon 2;Hydrocarbon 3;Reactive 1;Reactive 2;Reactive 3;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Roc</text:p>
          </table:table-cell>
          <table:table-cell office:value-type="string">
            <text:p>Kuiper Junction</text:p>
          </table:table-cell>
          <table:table-cell table:number-columns-repeated="2" office:value-type="string">
            <text:p>NULL</text:p>
          </table:table-cell>
          <table:table-cell office:value-type="float" office:value="-89599.4">
            <text:p>-89599.4</text:p>
          </table:table-cell>
          <table:table-cell office:value-type="float" office:value="-16267">
            <text:p>-16267</text:p>
          </table:table-cell>
          <table:table-cell office:value-type="float" office:value="0">
            <text:p>0</text:p>
          </table:table-cell>
          <table:table-cell office:value-type="string">
            <text:p>Kuiper Junction</text:p>
          </table:table-cell>
          <table:table-cell office:value-type="string">
            <text:p>Reactive 1;Reactive 3;Metal 1;Reactive 2;Metal 2;Metal 3;Hydrocarbon 1;Hydrocarbon 2;Hydrocarbon 3;Gem 1;Gem 2;Gem 3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aturn</text:p>
          </table:table-cell>
          <table:table-cell office:value-type="string">
            <text:p>Harvestables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32853">
            <text:p>132853</text:p>
          </table:table-cell>
          <table:table-cell office:value-type="float" office:value="-422248">
            <text:p>-422248</text:p>
          </table:table-cell>
          <table:table-cell office:value-type="float" office:value="0">
            <text:p>0</text:p>
          </table:table-cell>
          <table:table-cell office:value-type="string">
            <text:p>Saturn 3</text:p>
          </table:table-cell>
          <table:table-cell office:value-type="string">
            <text:p>Gem 1;Gem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aturn</text:p>
          </table:table-cell>
          <table:table-cell office:value-type="string">
            <text:p>Hidden Asteroid Field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2706">
            <text:p>192706</text:p>
          </table:table-cell>
          <table:table-cell office:value-type="float" office:value="-499871">
            <text:p>-499871</text:p>
          </table:table-cell>
          <table:table-cell office:value-type="float" office:value="0">
            <text:p>0</text:p>
          </table:table-cell>
          <table:table-cell office:value-type="string">
            <text:p>Abandoned Pathway</text:p>
          </table:table-cell>
          <table:table-cell office:value-type="string">
            <text:p>Metal 1;Hydrocarbon 1;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aturn</text:p>
          </table:table-cell>
          <table:table-cell office:value-type="string">
            <text:p>crystalasteroidslv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2796">
            <text:p>152796</text:p>
          </table:table-cell>
          <table:table-cell office:value-type="float" office:value="-266398">
            <text:p>-266398</text:p>
          </table:table-cell>
          <table:table-cell office:value-type="float" office:value="0">
            <text:p>0</text:p>
          </table:table-cell>
          <table:table-cell office:value-type="string">
            <text:p>Accelerator to Uranus</text:p>
          </table:table-cell>
          <table:table-cell office:value-type="string">
            <text:p>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aturn</text:p>
          </table:table-cell>
          <table:table-cell office:value-type="string">
            <text:p>gascloudlv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10981">
            <text:p>210981</text:p>
          </table:table-cell>
          <table:table-cell office:value-type="float" office:value="-403230">
            <text:p>-403230</text:p>
          </table:table-cell>
          <table:table-cell office:value-type="float" office:value="0">
            <text:p>0</text:p>
          </table:table-cell>
          <table:table-cell office:value-type="string">
            <text:p>Abandoned Pathway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hepard</text:p>
          </table:table-cell>
          <table:table-cell office:value-type="string">
            <text:p>Ores ACH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7400.7">
            <text:p>17400.7</text:p>
          </table:table-cell>
          <table:table-cell office:value-type="float" office:value="76920.6">
            <text:p>76920.6</text:p>
          </table:table-cell>
          <table:table-cell office:value-type="float" office:value="0">
            <text:p>0</text:p>
          </table:table-cell>
          <table:table-cell office:value-type="string">
            <text:p>Lucre Resource Field</text:p>
          </table:table-cell>
          <table:table-cell office:value-type="string">
            <text:p>Metal 1;Gem 3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hepard</text:p>
          </table:table-cell>
          <table:table-cell office:value-type="string">
            <text:p>Ores ACGH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-141550">
            <text:p>-141550</text:p>
          </table:table-cell>
          <table:table-cell office:value-type="float" office:value="126648">
            <text:p>126648</text:p>
          </table:table-cell>
          <table:table-cell office:value-type="float" office:value="0">
            <text:p>0</text:p>
          </table:table-cell>
          <table:table-cell office:value-type="string">
            <text:p>Frontier Field Beta</text:p>
          </table:table-cell>
          <table:table-cell office:value-type="string">
            <text:p>Reactive 3;Metal 1;Hydrocarbon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hepard</text:p>
          </table:table-cell>
          <table:table-cell office:value-type="string">
            <text:p>Ores CH Gas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-2528.61">
            <text:p>-2528.61</text:p>
          </table:table-cell>
          <table:table-cell office:value-type="float" office:value="-92462.5">
            <text:p>-92462.5</text:p>
          </table:table-cell>
          <table:table-cell office:value-type="float" office:value="100">
            <text:p>100</text:p>
          </table:table-cell>
          <table:table-cell office:value-type="string">
            <text:p>Frontier Field Alpha</text:p>
          </table:table-cell>
          <table:table-cell office:value-type="string">
            <text:p>Gem 2;Gem 1;Hydrocarbon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hepard</text:p>
          </table:table-cell>
          <table:table-cell office:value-type="string">
            <text:p>Ores ACGH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-88041.3">
            <text:p>-88041.3</text:p>
          </table:table-cell>
          <table:table-cell office:value-type="float" office:value="72064.3">
            <text:p>72064.3</text:p>
          </table:table-cell>
          <table:table-cell office:value-type="float" office:value="0">
            <text:p>0</text:p>
          </table:table-cell>
          <table:table-cell office:value-type="string">
            <text:p>Nav Shepard 3</text:p>
          </table:table-cell>
          <table:table-cell office:value-type="string">
            <text:p>Metal 2;Gem 1;Reactive 1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hepard</text:p>
          </table:table-cell>
          <table:table-cell office:value-type="string">
            <text:p>Ores ACGH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8119.5">
            <text:p>18119.5</text:p>
          </table:table-cell>
          <table:table-cell office:value-type="float" office:value="81986">
            <text:p>81986</text:p>
          </table:table-cell>
          <table:table-cell office:value-type="float" office:value="0">
            <text:p>0</text:p>
          </table:table-cell>
          <table:table-cell office:value-type="string">
            <text:p>Geezer Rock</text:p>
          </table:table-cell>
          <table:table-cell office:value-type="string">
            <text:p>Metal 1;Gem 1;Reactive 2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hepard</text:p>
          </table:table-cell>
          <table:table-cell office:value-type="string">
            <text:p>Ores CH Gas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135643">
            <text:p>-135643</text:p>
          </table:table-cell>
          <table:table-cell office:value-type="float" office:value="126101">
            <text:p>126101</text:p>
          </table:table-cell>
          <table:table-cell office:value-type="float" office:value="0">
            <text:p>0</text:p>
          </table:table-cell>
          <table:table-cell office:value-type="string">
            <text:p>Frontier Field Beta</text:p>
          </table:table-cell>
          <table:table-cell office:value-type="string">
            <text:p>Gem 1;Gem 2;Hydrocarbon 1;Hydrocarbon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hepard</text:p>
          </table:table-cell>
          <table:table-cell office:value-type="string">
            <text:p>Ores CH Gas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-182679">
            <text:p>-182679</text:p>
          </table:table-cell>
          <table:table-cell office:value-type="float" office:value="141608">
            <text:p>141608</text:p>
          </table:table-cell>
          <table:table-cell office:value-type="float" office:value="0">
            <text:p>0</text:p>
          </table:table-cell>
          <table:table-cell office:value-type="string">
            <text:p>Frontier Field Delta</text:p>
          </table:table-cell>
          <table:table-cell office:value-type="string">
            <text:p>Hydrocarbon 2;Hydrocarbon 1;Gem 3;Gem 1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hepard</text:p>
          </table:table-cell>
          <table:table-cell office:value-type="string">
            <text:p>Ores ACH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192781">
            <text:p>-192781</text:p>
          </table:table-cell>
          <table:table-cell office:value-type="float" office:value="134347">
            <text:p>134347</text:p>
          </table:table-cell>
          <table:table-cell office:value-type="float" office:value="0">
            <text:p>0</text:p>
          </table:table-cell>
          <table:table-cell office:value-type="string">
            <text:p>Frontier Field Delta</text:p>
          </table:table-cell>
          <table:table-cell office:value-type="string">
            <text:p>Metal 3;Hydrocarbon 1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hepard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-31829.9">
            <text:p>-31829.9</text:p>
          </table:table-cell>
          <table:table-cell office:value-type="float" office:value="144766">
            <text:p>144766</text:p>
          </table:table-cell>
          <table:table-cell office:value-type="float" office:value="0">
            <text:p>0</text:p>
          </table:table-cell>
          <table:table-cell office:value-type="string">
            <text:p>Frontier Buoy</text:p>
          </table:table-cell>
          <table:table-cell office:value-type="string">
            <text:p>Metal 2;Gem 1;Reactive 3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hepard</text:p>
          </table:table-cell>
          <table:table-cell office:value-type="string">
            <text:p>Ores CH Gas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13599.5">
            <text:p>-13599.5</text:p>
          </table:table-cell>
          <table:table-cell office:value-type="float" office:value="-95141">
            <text:p>-95141</text:p>
          </table:table-cell>
          <table:table-cell office:value-type="float" office:value="500">
            <text:p>500</text:p>
          </table:table-cell>
          <table:table-cell office:value-type="string">
            <text:p>Frontier Field Alpha</text:p>
          </table:table-cell>
          <table:table-cell office:value-type="string">
            <text:p>Hydrocarbon 2;Gem 2;Gem 3;Hydrocarbon 1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hepard</text:p>
          </table:table-cell>
          <table:table-cell office:value-type="string">
            <text:p>Ores G GAS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4178.2">
            <text:p>24178.2</text:p>
          </table:table-cell>
          <table:table-cell office:value-type="float" office:value="143804">
            <text:p>143804</text:p>
          </table:table-cell>
          <table:table-cell office:value-type="float" office:value="0">
            <text:p>0</text:p>
          </table:table-cell>
          <table:table-cell office:value-type="string">
            <text:p>Geezer Rock</text:p>
          </table:table-cell>
          <table:table-cell office:value-type="string">
            <text:p>Reactive 1;Reactive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hepard</text:p>
          </table:table-cell>
          <table:table-cell office:value-type="string">
            <text:p>Ores ACGH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12423.8">
            <text:p>-12423.8</text:p>
          </table:table-cell>
          <table:table-cell office:value-type="float" office:value="-33371.4">
            <text:p>-33371.4</text:p>
          </table:table-cell>
          <table:table-cell office:value-type="float" office:value="0">
            <text:p>0</text:p>
          </table:table-cell>
          <table:table-cell office:value-type="string">
            <text:p>Nav Shepard 6</text:p>
          </table:table-cell>
          <table:table-cell office:value-type="string">
            <text:p>Metal 1;Gem 2;Reactive 2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hepard</text:p>
          </table:table-cell>
          <table:table-cell office:value-type="string">
            <text:p>Ores ACH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83897.8">
            <text:p>-83897.8</text:p>
          </table:table-cell>
          <table:table-cell office:value-type="float" office:value="72656.2">
            <text:p>72656.2</text:p>
          </table:table-cell>
          <table:table-cell office:value-type="float" office:value="0">
            <text:p>0</text:p>
          </table:table-cell>
          <table:table-cell office:value-type="string">
            <text:p>Nav Shepard 3</text:p>
          </table:table-cell>
          <table:table-cell office:value-type="string">
            <text:p>Metal 2;Gem 1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hepard</text:p>
          </table:table-cell>
          <table:table-cell office:value-type="string">
            <text:p>Ores ACGH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-13883.8">
            <text:p>-13883.8</text:p>
          </table:table-cell>
          <table:table-cell office:value-type="float" office:value="9860.4">
            <text:p>9860.4</text:p>
          </table:table-cell>
          <table:table-cell office:value-type="float" office:value="0">
            <text:p>0</text:p>
          </table:table-cell>
          <table:table-cell office:value-type="string">
            <text:p>Lucre Trail</text:p>
          </table:table-cell>
          <table:table-cell office:value-type="string">
            <text:p>Metal 1;Hydrocarbon 2;Gem 3;Reactive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hepard</text:p>
          </table:table-cell>
          <table:table-cell office:value-type="string">
            <text:p>Ores ACGH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981.79">
            <text:p>4981.79</text:p>
          </table:table-cell>
          <table:table-cell office:value-type="float" office:value="19498.2">
            <text:p>19498.2</text:p>
          </table:table-cell>
          <table:table-cell office:value-type="float" office:value="0">
            <text:p>0</text:p>
          </table:table-cell>
          <table:table-cell office:value-type="string">
            <text:p>Lucre Resource Field</text:p>
          </table:table-cell>
          <table:table-cell office:value-type="string">
            <text:p>Gas Pocket 1;Gem 3;Metal 2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hepard</text:p>
          </table:table-cell>
          <table:table-cell office:value-type="string">
            <text:p>Ores ACG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-54450.2">
            <text:p>-54450.2</text:p>
          </table:table-cell>
          <table:table-cell office:value-type="float" office:value="-5847.05">
            <text:p>-5847.05</text:p>
          </table:table-cell>
          <table:table-cell office:value-type="float" office:value="0">
            <text:p>0</text:p>
          </table:table-cell>
          <table:table-cell office:value-type="string">
            <text:p>Nav Shepard 5</text:p>
          </table:table-cell>
          <table:table-cell office:value-type="string">
            <text:p>Metal 2;Gem 2;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hepard</text:p>
          </table:table-cell>
          <table:table-cell office:value-type="string">
            <text:p>DLVRD L23</text:p>
          </table:table-cell>
          <table:table-cell table:number-columns-repeated="2" office:value-type="string">
            <text:p>NULL</text:p>
          </table:table-cell>
          <table:table-cell office:value-type="float" office:value="-167368">
            <text:p>-167368</text:p>
          </table:table-cell>
          <table:table-cell office:value-type="float" office:value="-19875">
            <text:p>-19875</text:p>
          </table:table-cell>
          <table:table-cell office:value-type="float" office:value="0">
            <text:p>0</text:p>
          </table:table-cell>
          <table:table-cell office:value-type="string">
            <text:p>Particle Ring 2</text:p>
          </table:table-cell>
          <table:table-cell office:value-type="string">
            <text:p>Hydrocarbon 1;Hydrocarbon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hepard</text:p>
          </table:table-cell>
          <table:table-cell office:value-type="string">
            <text:p>Bio L20</text:p>
          </table:table-cell>
          <table:table-cell table:number-columns-repeated="2" office:value-type="string">
            <text:p>NULL</text:p>
          </table:table-cell>
          <table:table-cell office:value-type="float" office:value="17192.7">
            <text:p>17192.7</text:p>
          </table:table-cell>
          <table:table-cell office:value-type="float" office:value="-53017.2">
            <text:p>-53017.2</text:p>
          </table:table-cell>
          <table:table-cell office:value-type="float" office:value="-1000">
            <text:p>-1000</text:p>
          </table:table-cell>
          <table:table-cell office:value-type="string">
            <text:p>Nav Shepard 7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layton</text:p>
          </table:table-cell>
          <table:table-cell office:value-type="string">
            <text:p>Ores ACH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59502.4">
            <text:p>-59502.4</text:p>
          </table:table-cell>
          <table:table-cell office:value-type="float" office:value="12392">
            <text:p>12392</text:p>
          </table:table-cell>
          <table:table-cell office:value-type="float" office:value="0">
            <text:p>0</text:p>
          </table:table-cell>
          <table:table-cell office:value-type="string">
            <text:p>Red Dragon Camp 8</text:p>
          </table:table-cell>
          <table:table-cell office:value-type="string">
            <text:p>Metal 1;Gem 2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layton</text:p>
          </table:table-cell>
          <table:table-cell office:value-type="string">
            <text:p>Ores ACGH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-99261.7">
            <text:p>-99261.7</text:p>
          </table:table-cell>
          <table:table-cell office:value-type="float" office:value="-39427.4">
            <text:p>-39427.4</text:p>
          </table:table-cell>
          <table:table-cell office:value-type="float" office:value="0">
            <text:p>0</text:p>
          </table:table-cell>
          <table:table-cell office:value-type="string">
            <text:p>Brand\'s Barrow</text:p>
          </table:table-cell>
          <table:table-cell office:value-type="string">
            <text:p>Metal 1;Reactive 3;Gem 3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layton</text:p>
          </table:table-cell>
          <table:table-cell office:value-type="string">
            <text:p>Ores AGH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102772">
            <text:p>-102772</text:p>
          </table:table-cell>
          <table:table-cell office:value-type="float" office:value="-88347.6">
            <text:p>-88347.6</text:p>
          </table:table-cell>
          <table:table-cell office:value-type="float" office:value="0">
            <text:p>0</text:p>
          </table:table-cell>
          <table:table-cell office:value-type="string">
            <text:p>Nav Brand 3</text:p>
          </table:table-cell>
          <table:table-cell office:value-type="string">
            <text:p>Hydrocarbon 1;Hydrocarbon 3;Metal 2;Reactive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layton</text:p>
          </table:table-cell>
          <table:table-cell office:value-type="string">
            <text:p>Ores ACGH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9246.31">
            <text:p>-9246.31</text:p>
          </table:table-cell>
          <table:table-cell office:value-type="float" office:value="-73003.5">
            <text:p>-73003.5</text:p>
          </table:table-cell>
          <table:table-cell office:value-type="float" office:value="0">
            <text:p>0</text:p>
          </table:table-cell>
          <table:table-cell office:value-type="string">
            <text:p>Nav Brand 1</text:p>
          </table:table-cell>
          <table:table-cell office:value-type="string">
            <text:p>Hydrocarbon 2;Metal 2;Reactive 2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layton</text:p>
          </table:table-cell>
          <table:table-cell office:value-type="string">
            <text:p>Ores ACGH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-93360.6">
            <text:p>-93360.6</text:p>
          </table:table-cell>
          <table:table-cell office:value-type="float" office:value="-56212.5">
            <text:p>-56212.5</text:p>
          </table:table-cell>
          <table:table-cell office:value-type="float" office:value="0">
            <text:p>0</text:p>
          </table:table-cell>
          <table:table-cell office:value-type="string">
            <text:p>Brand\'s Remains</text:p>
          </table:table-cell>
          <table:table-cell office:value-type="string">
            <text:p>Metal 2;Gem 3;Reactive 1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layton</text:p>
          </table:table-cell>
          <table:table-cell office:value-type="string">
            <text:p>Ores AG Gas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-45674.3">
            <text:p>-45674.3</text:p>
          </table:table-cell>
          <table:table-cell office:value-type="float" office:value="-41321.6">
            <text:p>-41321.6</text:p>
          </table:table-cell>
          <table:table-cell office:value-type="float" office:value="0">
            <text:p>0</text:p>
          </table:table-cell>
          <table:table-cell office:value-type="string">
            <text:p>Red Dragon Camp 9</text:p>
          </table:table-cell>
          <table:table-cell office:value-type="string">
            <text:p>Metal 2;Reactive 1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layton</text:p>
          </table:table-cell>
          <table:table-cell office:value-type="string">
            <text:p>Ores ACGH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-108564">
            <text:p>-108564</text:p>
          </table:table-cell>
          <table:table-cell office:value-type="float" office:value="-51746.4">
            <text:p>-51746.4</text:p>
          </table:table-cell>
          <table:table-cell office:value-type="float" office:value="0">
            <text:p>0</text:p>
          </table:table-cell>
          <table:table-cell office:value-type="string">
            <text:p>Brand\'s Remains</text:p>
          </table:table-cell>
          <table:table-cell office:value-type="string">
            <text:p>Metal 2;Gem 3;Reactive 2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layton</text:p>
          </table:table-cell>
          <table:table-cell office:value-type="string">
            <text:p>Ores H Gas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-1887.98">
            <text:p>-1887.98</text:p>
          </table:table-cell>
          <table:table-cell office:value-type="float" office:value="13278.2">
            <text:p>13278.2</text:p>
          </table:table-cell>
          <table:table-cell office:value-type="float" office:value="0">
            <text:p>0</text:p>
          </table:table-cell>
          <table:table-cell office:value-type="string">
            <text:p>Stafford\'s Cairn</text:p>
          </table:table-cell>
          <table:table-cell office:value-type="string">
            <text:p>Hydrocarbon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layton</text:p>
          </table:table-cell>
          <table:table-cell office:value-type="string">
            <text:p>Ores AG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552.47">
            <text:p>2552.47</text:p>
          </table:table-cell>
          <table:table-cell office:value-type="float" office:value="48946.1">
            <text:p>48946.1</text:p>
          </table:table-cell>
          <table:table-cell office:value-type="float" office:value="0">
            <text:p>0</text:p>
          </table:table-cell>
          <table:table-cell office:value-type="string">
            <text:p>Red Dragon Camp 5</text:p>
          </table:table-cell>
          <table:table-cell office:value-type="string">
            <text:p>Metal 2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layton</text:p>
          </table:table-cell>
          <table:table-cell office:value-type="string">
            <text:p>Ores ACG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7811.9">
            <text:p>77811.9</text:p>
          </table:table-cell>
          <table:table-cell office:value-type="float" office:value="57812">
            <text:p>57812</text:p>
          </table:table-cell>
          <table:table-cell office:value-type="float" office:value="0">
            <text:p>0</text:p>
          </table:table-cell>
          <table:table-cell office:value-type="string">
            <text:p>Nav Slayton 5</text:p>
          </table:table-cell>
          <table:table-cell office:value-type="string">
            <text:p>Reactive 1;Metal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layton</text:p>
          </table:table-cell>
          <table:table-cell office:value-type="string">
            <text:p>Ores ACH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8555.9">
            <text:p>48555.9</text:p>
          </table:table-cell>
          <table:table-cell office:value-type="float" office:value="42344.3">
            <text:p>42344.3</text:p>
          </table:table-cell>
          <table:table-cell office:value-type="float" office:value="0">
            <text:p>0</text:p>
          </table:table-cell>
          <table:table-cell office:value-type="string">
            <text:p>Nav Slayton 4</text:p>
          </table:table-cell>
          <table:table-cell office:value-type="string">
            <text:p>Hydrocarbon 2;Metal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layton</text:p>
          </table:table-cell>
          <table:table-cell office:value-type="string">
            <text:p>Ores AGH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5982">
            <text:p>55982</text:p>
          </table:table-cell>
          <table:table-cell office:value-type="float" office:value="84106.7">
            <text:p>84106.7</text:p>
          </table:table-cell>
          <table:table-cell office:value-type="float" office:value="0">
            <text:p>0</text:p>
          </table:table-cell>
          <table:table-cell office:value-type="string">
            <text:p>Sector Gate to Glory\'s Orbit</text:p>
          </table:table-cell>
          <table:table-cell office:value-type="string">
            <text:p>Hydrocarbon 3;Metal 1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layton</text:p>
          </table:table-cell>
          <table:table-cell office:value-type="string">
            <text:p>Ores ACH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6302.3">
            <text:p>96302.3</text:p>
          </table:table-cell>
          <table:table-cell office:value-type="float" office:value="662.554">
            <text:p>662.55</text:p>
          </table:table-cell>
          <table:table-cell office:value-type="float" office:value="0">
            <text:p>0</text:p>
          </table:table-cell>
          <table:table-cell office:value-type="string">
            <text:p>Nav Slayton 1</text:p>
          </table:table-cell>
          <table:table-cell office:value-type="string">
            <text:p>Hydrocarbon 1;Gem 2;Metal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wooping Eagle</text:p>
          </table:table-cell>
          <table:table-cell office:value-type="string">
            <text:p>Resource Field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3213.9">
            <text:p>-3213.9</text:p>
          </table:table-cell>
          <table:table-cell office:value-type="float" office:value="44778.2">
            <text:p>44778.2</text:p>
          </table:table-cell>
          <table:table-cell office:value-type="float" office:value="0">
            <text:p>0</text:p>
          </table:table-cell>
          <table:table-cell office:value-type="string">
            <text:p>Hytlac Resource Point</text:p>
          </table:table-cell>
          <table:table-cell office:value-type="string">
            <text:p>Metal 1;Metal 2;Metal 3;Hydrocarbon 1;Hydrocarbon 2;Hydrocarbon 3;Gem 2;Gem 1;Gem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wooping Eagle</text:p>
          </table:table-cell>
          <table:table-cell office:value-type="string">
            <text:p>Resource Field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86.79">
            <text:p>2186.79</text:p>
          </table:table-cell>
          <table:table-cell office:value-type="float" office:value="54697.8">
            <text:p>54697.8</text:p>
          </table:table-cell>
          <table:table-cell office:value-type="float" office:value="0">
            <text:p>0</text:p>
          </table:table-cell>
          <table:table-cell office:value-type="string">
            <text:p>Hytlac Resource Point</text:p>
          </table:table-cell>
          <table:table-cell office:value-type="string">
            <text:p>Hydrocarbon 1;Hydrocarbon 2;Hydrocarbon 3;Metal 1;Metal 3;Metal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wooping Eagle</text:p>
          </table:table-cell>
          <table:table-cell office:value-type="string">
            <text:p>Resource Field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894">
            <text:p>10894</text:p>
          </table:table-cell>
          <table:table-cell office:value-type="float" office:value="63184.6">
            <text:p>63184.6</text:p>
          </table:table-cell>
          <table:table-cell office:value-type="float" office:value="0">
            <text:p>0</text:p>
          </table:table-cell>
          <table:table-cell office:value-type="string">
            <text:p>Putotl Resource Point</text:p>
          </table:table-cell>
          <table:table-cell office:value-type="string">
            <text:p>Gem 1;Hydrocarbon 1;Hydrocarbon 2;Hydrocarbon 3;Gem 2;Gem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wooping Eagle</text:p>
          </table:table-cell>
          <table:table-cell office:value-type="string">
            <text:p>Resource Field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-46733.2">
            <text:p>-46733.2</text:p>
          </table:table-cell>
          <table:table-cell office:value-type="float" office:value="11626.3">
            <text:p>11626.3</text:p>
          </table:table-cell>
          <table:table-cell office:value-type="float" office:value="0">
            <text:p>0</text:p>
          </table:table-cell>
          <table:table-cell office:value-type="string">
            <text:p>Asteroid Quetzal</text:p>
          </table:table-cell>
          <table:table-cell office:value-type="string">
            <text:p>Hydrocarbon 1;Hydrocarbon 2;Hydrocarbon 3;Gem 2;Gem 1;Gem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wooping Eagle</text:p>
          </table:table-cell>
          <table:table-cell office:value-type="string">
            <text:p>Crystal Field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-7771.17">
            <text:p>-7771.17</text:p>
          </table:table-cell>
          <table:table-cell office:value-type="float" office:value="21563.8">
            <text:p>21563.8</text:p>
          </table:table-cell>
          <table:table-cell office:value-type="float" office:value="0">
            <text:p>0</text:p>
          </table:table-cell>
          <table:table-cell office:value-type="string">
            <text:p>Field of Glass Point</text:p>
          </table:table-cell>
          <table:table-cell office:value-type="string">
            <text:p>Gem 1;Hydrocarbon 1;Hydrocarbon 2;Gem 2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wooping Eagle</text:p>
          </table:table-cell>
          <table:table-cell office:value-type="string">
            <text:p>Resource Field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-11207.5">
            <text:p>-11207.5</text:p>
          </table:table-cell>
          <table:table-cell office:value-type="float" office:value="32932.4">
            <text:p>32932.4</text:p>
          </table:table-cell>
          <table:table-cell office:value-type="float" office:value="0">
            <text:p>0</text:p>
          </table:table-cell>
          <table:table-cell office:value-type="string">
            <text:p>Hytlac Resource Point</text:p>
          </table:table-cell>
          <table:table-cell office:value-type="string">
            <text:p>Hydrocarbon 1;Hydrocarbon 2;Hydrocarbon 3;Gem 1;Gem 2;Gem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wooping Eagle</text:p>
          </table:table-cell>
          <table:table-cell office:value-type="string">
            <text:p>Resource Field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-82773.5">
            <text:p>-82773.5</text:p>
          </table:table-cell>
          <table:table-cell office:value-type="float" office:value="-5090.74">
            <text:p>-5090.74</text:p>
          </table:table-cell>
          <table:table-cell office:value-type="float" office:value="0">
            <text:p>0</text:p>
          </table:table-cell>
          <table:table-cell office:value-type="string">
            <text:p>Lonyatl Resource Point</text:p>
          </table:table-cell>
          <table:table-cell office:value-type="string">
            <text:p>Hydrocarbon 1;Hydrocarbon 2;Hydrocarbon 3;Gem 1;Gem 2;Gem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wooping Eagle</text:p>
          </table:table-cell>
          <table:table-cell office:value-type="string">
            <text:p>Resource Field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-69543.6">
            <text:p>-69543.6</text:p>
          </table:table-cell>
          <table:table-cell office:value-type="float" office:value="-518.569">
            <text:p>-518.57</text:p>
          </table:table-cell>
          <table:table-cell office:value-type="float" office:value="0">
            <text:p>0</text:p>
          </table:table-cell>
          <table:table-cell office:value-type="string">
            <text:p>Lonyatl Resource Point</text:p>
          </table:table-cell>
          <table:table-cell office:value-type="string">
            <text:p>Metal 1;Hydrocarbon 1;Hydrocarbon 2;Gem 1;Hydrocarbon 3;Gem 3;Gem 2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wooping Eagle</text:p>
          </table:table-cell>
          <table:table-cell office:value-type="string">
            <text:p>Crystal Field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-20634.4">
            <text:p>-20634.4</text:p>
          </table:table-cell>
          <table:table-cell office:value-type="float" office:value="22278.8">
            <text:p>22278.8</text:p>
          </table:table-cell>
          <table:table-cell office:value-type="float" office:value="0">
            <text:p>0</text:p>
          </table:table-cell>
          <table:table-cell office:value-type="string">
            <text:p>Field of Glass Point</text:p>
          </table:table-cell>
          <table:table-cell office:value-type="string">
            <text:p>Hydrocarbon 1;Hydrocarbon 2;Gem 2;Gem 1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wooping Eagle</text:p>
          </table:table-cell>
          <table:table-cell office:value-type="string">
            <text:p>Resource Field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-58584.2">
            <text:p>-58584.2</text:p>
          </table:table-cell>
          <table:table-cell office:value-type="float" office:value="6832.68">
            <text:p>6832.68</text:p>
          </table:table-cell>
          <table:table-cell office:value-type="float" office:value="0">
            <text:p>0</text:p>
          </table:table-cell>
          <table:table-cell office:value-type="string">
            <text:p>Asteroid Quetzal</text:p>
          </table:table-cell>
          <table:table-cell office:value-type="string">
            <text:p>Hydrocarbon 1;Hydrocarbon 2;Hydrocarbon 3;Gem 1;Gem 2;Gem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wooping Eagle</text:p>
          </table:table-cell>
          <table:table-cell office:value-type="string">
            <text:p>Resource Field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-33417.5">
            <text:p>-33417.5</text:p>
          </table:table-cell>
          <table:table-cell office:value-type="float" office:value="17218.9">
            <text:p>17218.9</text:p>
          </table:table-cell>
          <table:table-cell office:value-type="float" office:value="0">
            <text:p>0</text:p>
          </table:table-cell>
          <table:table-cell office:value-type="string">
            <text:p>Field of Glass Point</text:p>
          </table:table-cell>
          <table:table-cell office:value-type="string">
            <text:p>Metal 1;Metal 2;Hydrocarbon 1;Metal 3;Hydrocarbon 2;Hydrocarbon 3;Gem 1;Gem 2;Gem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Swooping Eagle</text:p>
          </table:table-cell>
          <table:table-cell office:value-type="string">
            <text:p>Resource Field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0372.8">
            <text:p>20372.8</text:p>
          </table:table-cell>
          <table:table-cell office:value-type="float" office:value="70899.9">
            <text:p>70899.9</text:p>
          </table:table-cell>
          <table:table-cell office:value-type="float" office:value="0">
            <text:p>0</text:p>
          </table:table-cell>
          <table:table-cell office:value-type="string">
            <text:p>Putotl Resource Point</text:p>
          </table:table-cell>
          <table:table-cell office:value-type="string">
            <text:p>Metal 1;Metal 2;Metal 3;Hydrocarbon 1;Hydrocarbon 3;Hydrocarbon 2;Gem 2;Gem 1;Gem 3;Gas Pocket 1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arsis</text:p>
          </table:table-cell>
          <table:table-cell office:value-type="string">
            <text:p>RN lv6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107998">
            <text:p>107998</text:p>
          </table:table-cell>
          <table:table-cell office:value-type="float" office:value="9695.5">
            <text:p>9695.5</text:p>
          </table:table-cell>
          <table:table-cell office:value-type="float" office:value="0">
            <text:p>0</text:p>
          </table:table-cell>
          <table:table-cell office:value-type="string">
            <text:p>Cassius\' Will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arsis</text:p>
          </table:table-cell>
          <table:table-cell office:value-type="string">
            <text:p>RN lv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5565.5">
            <text:p>85565.5</text:p>
          </table:table-cell>
          <table:table-cell office:value-type="float" office:value="-119882">
            <text:p>-119882</text:p>
          </table:table-cell>
          <table:table-cell office:value-type="float" office:value="0">
            <text:p>0</text:p>
          </table:table-cell>
          <table:table-cell office:value-type="string">
            <text:p>Tarsis Resource Belt</text:p>
          </table:table-cell>
          <table:table-cell office:value-type="string">
            <text:p>Hydrocarbon 2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arsis</text:p>
          </table:table-cell>
          <table:table-cell office:value-type="string">
            <text:p>RN Lv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11733">
            <text:p>111733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string">
            <text:p>Cassius\' Will</text:p>
          </table:table-cell>
          <table:table-cell office:value-type="string">
            <text:p>Reactive 3;Metal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arsis</text:p>
          </table:table-cell>
          <table:table-cell office:value-type="string">
            <text:p>ERN lvl 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-71268.4">
            <text:p>-71268.4</text:p>
          </table:table-cell>
          <table:table-cell office:value-type="float" office:value="67345.8">
            <text:p>67345.8</text:p>
          </table:table-cell>
          <table:table-cell office:value-type="float" office:value="0">
            <text:p>0</text:p>
          </table:table-cell>
          <table:table-cell office:value-type="string">
            <text:p>Tarsis Defense 1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arsis</text:p>
          </table:table-cell>
          <table:table-cell office:value-type="string">
            <text:p>ERN lvl 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-23695.6">
            <text:p>-23695.6</text:p>
          </table:table-cell>
          <table:table-cell office:value-type="float" office:value="20547.7">
            <text:p>20547.7</text:p>
          </table:table-cell>
          <table:table-cell office:value-type="float" office:value="0">
            <text:p>0</text:p>
          </table:table-cell>
          <table:table-cell office:value-type="string">
            <text:p>Nav Promethicus 2</text:p>
          </table:table-cell>
          <table:table-cell office:value-type="string">
            <text:p>Reactive 1;Reactive 2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arsis</text:p>
          </table:table-cell>
          <table:table-cell office:value-type="string">
            <text:p>ERN lvl 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-23131.1">
            <text:p>-23131.1</text:p>
          </table:table-cell>
          <table:table-cell office:value-type="float" office:value="14150.1">
            <text:p>14150.1</text:p>
          </table:table-cell>
          <table:table-cell office:value-type="float" office:value="0">
            <text:p>0</text:p>
          </table:table-cell>
          <table:table-cell office:value-type="string">
            <text:p>Nav Promethicus 2</text:p>
          </table:table-cell>
          <table:table-cell office:value-type="string">
            <text:p>Reactive 2;Metal 2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arsis</text:p>
          </table:table-cell>
          <table:table-cell office:value-type="string">
            <text:p>RN lv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200.3">
            <text:p>91200.3</text:p>
          </table:table-cell>
          <table:table-cell office:value-type="float" office:value="-104800">
            <text:p>-104800</text:p>
          </table:table-cell>
          <table:table-cell office:value-type="float" office:value="0">
            <text:p>0</text:p>
          </table:table-cell>
          <table:table-cell office:value-type="string">
            <text:p>Tarsis Resource Belt</text:p>
          </table:table-cell>
          <table:table-cell office:value-type="string">
            <text:p>Metal 1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arsis</text:p>
          </table:table-cell>
          <table:table-cell office:value-type="string">
            <text:p>RN Lv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79059">
            <text:p>79059</text:p>
          </table:table-cell>
          <table:table-cell office:value-type="float" office:value="-112907">
            <text:p>-112907</text:p>
          </table:table-cell>
          <table:table-cell office:value-type="float" office:value="0">
            <text:p>0</text:p>
          </table:table-cell>
          <table:table-cell office:value-type="string">
            <text:p>Tarsis Resource Belt</text:p>
          </table:table-cell>
          <table:table-cell office:value-type="string">
            <text:p>Reactive 1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arsis</text:p>
          </table:table-cell>
          <table:table-cell office:value-type="string">
            <text:p>ERN lvl 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81.05">
            <text:p>1281.05</text:p>
          </table:table-cell>
          <table:table-cell office:value-type="float" office:value="-88861">
            <text:p>-88861</text:p>
          </table:table-cell>
          <table:table-cell office:value-type="float" office:value="0">
            <text:p>0</text:p>
          </table:table-cell>
          <table:table-cell office:value-type="string">
            <text:p>Nav Tarsis 3</text:p>
          </table:table-cell>
          <table:table-cell office:value-type="string">
            <text:p>Metal 3;Reactive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arsis</text:p>
          </table:table-cell>
          <table:table-cell office:value-type="string">
            <text:p>ERN lvl 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75089.9">
            <text:p>-75089.9</text:p>
          </table:table-cell>
          <table:table-cell office:value-type="float" office:value="70804.5">
            <text:p>70804.5</text:p>
          </table:table-cell>
          <table:table-cell office:value-type="float" office:value="0">
            <text:p>0</text:p>
          </table:table-cell>
          <table:table-cell office:value-type="string">
            <text:p>Tarsis Defense 1</text:p>
          </table:table-cell>
          <table:table-cell office:value-type="string">
            <text:p>Reactive 2;Metal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arsis</text:p>
          </table:table-cell>
          <table:table-cell office:value-type="string">
            <text:p>ERN lvl 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25246.4">
            <text:p>-25246.4</text:p>
          </table:table-cell>
          <table:table-cell office:value-type="float" office:value="16649.1">
            <text:p>16649.1</text:p>
          </table:table-cell>
          <table:table-cell office:value-type="float" office:value="0">
            <text:p>0</text:p>
          </table:table-cell>
          <table:table-cell office:value-type="string">
            <text:p>Nav Promethicus 2</text:p>
          </table:table-cell>
          <table:table-cell office:value-type="string">
            <text:p>Hydrocarbon 1;Metal 1;Gem 3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arsis</text:p>
          </table:table-cell>
          <table:table-cell office:value-type="string">
            <text:p>ERN lvl 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3226.7">
            <text:p>33226.7</text:p>
          </table:table-cell>
          <table:table-cell office:value-type="float" office:value="-50394.5">
            <text:p>-50394.5</text:p>
          </table:table-cell>
          <table:table-cell office:value-type="float" office:value="0">
            <text:p>0</text:p>
          </table:table-cell>
          <table:table-cell office:value-type="string">
            <text:p>Nav Brattus 1</text:p>
          </table:table-cell>
          <table:table-cell office:value-type="string">
            <text:p>Reactive 1;Metal 2;Hydrocarbon 3;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arsis</text:p>
          </table:table-cell>
          <table:table-cell office:value-type="string">
            <text:p>ERN lvl 4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09670">
            <text:p>109670</text:p>
          </table:table-cell>
          <table:table-cell office:value-type="float" office:value="-80991.1">
            <text:p>-80991.1</text:p>
          </table:table-cell>
          <table:table-cell office:value-type="float" office:value="0">
            <text:p>0</text:p>
          </table:table-cell>
          <table:table-cell office:value-type="string">
            <text:p>Brutus\' Hand</text:p>
          </table:table-cell>
          <table:table-cell office:value-type="string">
            <text:p>Reactive 1;Metal 1;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arsis</text:p>
          </table:table-cell>
          <table:table-cell office:value-type="string">
            <text:p>ERN lvl 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940.3">
            <text:p>14940.3</text:p>
          </table:table-cell>
          <table:table-cell office:value-type="float" office:value="-100828">
            <text:p>-100828</text:p>
          </table:table-cell>
          <table:table-cell office:value-type="float" office:value="0">
            <text:p>0</text:p>
          </table:table-cell>
          <table:table-cell office:value-type="string">
            <text:p>Nav Tarsis 3</text:p>
          </table:table-cell>
          <table:table-cell office:value-type="string">
            <text:p>Reactive 2;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arsis</text:p>
          </table:table-cell>
          <table:table-cell office:value-type="string">
            <text:p>ERN lvl 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458">
            <text:p>14458</text:p>
          </table:table-cell>
          <table:table-cell office:value-type="float" office:value="-91424.8">
            <text:p>-91424.8</text:p>
          </table:table-cell>
          <table:table-cell office:value-type="float" office:value="0">
            <text:p>0</text:p>
          </table:table-cell>
          <table:table-cell office:value-type="string">
            <text:p>Nav Tarsis 3</text:p>
          </table:table-cell>
          <table:table-cell office:value-type="string">
            <text:p>Reactive 3;Metal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arsis</text:p>
          </table:table-cell>
          <table:table-cell office:value-type="string">
            <text:p>ERN lvl 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-73806.2">
            <text:p>-73806.2</text:p>
          </table:table-cell>
          <table:table-cell office:value-type="float" office:value="66730.7">
            <text:p>66730.7</text:p>
          </table:table-cell>
          <table:table-cell office:value-type="float" office:value="0">
            <text:p>0</text:p>
          </table:table-cell>
          <table:table-cell office:value-type="string">
            <text:p>Tarsis Defense 1</text:p>
          </table:table-cell>
          <table:table-cell office:value-type="string">
            <text:p>Gem 1;Hydrocarbon 2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arsis</text:p>
          </table:table-cell>
          <table:table-cell office:value-type="string">
            <text:p>ERN lvl 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520.7">
            <text:p>14520.7</text:p>
          </table:table-cell>
          <table:table-cell office:value-type="float" office:value="-55332.9">
            <text:p>-55332.9</text:p>
          </table:table-cell>
          <table:table-cell office:value-type="float" office:value="0">
            <text:p>0</text:p>
          </table:table-cell>
          <table:table-cell office:value-type="string">
            <text:p>Nav Brattus 1</text:p>
          </table:table-cell>
          <table:table-cell office:value-type="string">
            <text:p>Metal 2;Hydrocarbon 2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arsis</text:p>
          </table:table-cell>
          <table:table-cell office:value-type="string">
            <text:p>RN Lv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79166.1">
            <text:p>79166.1</text:p>
          </table:table-cell>
          <table:table-cell office:value-type="float" office:value="-106281">
            <text:p>-106281</text:p>
          </table:table-cell>
          <table:table-cell office:value-type="float" office:value="0">
            <text:p>0</text:p>
          </table:table-cell>
          <table:table-cell office:value-type="string">
            <text:p>Tarsis Resource Belt</text:p>
          </table:table-cell>
          <table:table-cell office:value-type="string">
            <text:p>Metal 2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est Sector</text:p>
          </table:table-cell>
          <table:table-cell office:value-type="string">
            <text:p>&lt;New Sector Object&gt;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-5299.1">
            <text:p>-5299.1</text:p>
          </table:table-cell>
          <table:table-cell office:value-type="float" office:value="-108554">
            <text:p>-108554</text:p>
          </table:table-cell>
          <table:table-cell office:value-type="float" office:value="0">
            <text:p>0</text:p>
          </table:table-cell>
          <table:table-cell office:value-type="string">
            <text:p>Testing //rsectors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est Sector</text:p>
          </table:table-cell>
          <table:table-cell office:value-type="string">
            <text:p>Test Field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224530">
            <text:p>224530</text:p>
          </table:table-cell>
          <table:table-cell office:value-type="float" office:value="-12790.2">
            <text:p>-12790.2</text:p>
          </table:table-cell>
          <table:table-cell office:value-type="float" office:value="0">
            <text:p>0</text:p>
          </table:table-cell>
          <table:table-cell office:value-type="string">
            <text:p>Ore Field</text:p>
          </table:table-cell>
          <table:table-cell office:value-type="string">
            <text:p>Reactive 3;Metal 3;Hydrocarbon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est Sector</text:p>
          </table:table-cell>
          <table:table-cell office:value-type="string">
            <text:p>Ore 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23181">
            <text:p>223181</text:p>
          </table:table-cell>
          <table:table-cell office:value-type="float" office:value="-710.172">
            <text:p>-710.17</text:p>
          </table:table-cell>
          <table:table-cell office:value-type="float" office:value="0">
            <text:p>0</text:p>
          </table:table-cell>
          <table:table-cell office:value-type="string">
            <text:p>Ore Field</text:p>
          </table:table-cell>
          <table:table-cell office:value-type="string">
            <text:p>Reactive 1;Reactive 3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est Sector</text:p>
          </table:table-cell>
          <table:table-cell office:value-type="string">
            <text:p>Ore 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24645">
            <text:p>224645</text:p>
          </table:table-cell>
          <table:table-cell office:value-type="float" office:value="510.101">
            <text:p>510.1</text:p>
          </table:table-cell>
          <table:table-cell office:value-type="float" office:value="0">
            <text:p>0</text:p>
          </table:table-cell>
          <table:table-cell office:value-type="string">
            <text:p>Ore Field</text:p>
          </table:table-cell>
          <table:table-cell office:value-type="string">
            <text:p>Reactive 1;Reactive 3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est Sector</text:p>
          </table:table-cell>
          <table:table-cell office:value-type="string">
            <text:p>Field concep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8837.7">
            <text:p>18837.7</text:p>
          </table:table-cell>
          <table:table-cell office:value-type="float" office:value="-109516">
            <text:p>-109516</text:p>
          </table:table-cell>
          <table:table-cell office:value-type="float" office:value="0">
            <text:p>0</text:p>
          </table:table-cell>
          <table:table-cell office:value-type="string">
            <text:p>Testing //rsectors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est Sector</text:p>
          </table:table-cell>
          <table:table-cell office:value-type="string">
            <text:p>Ore 1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22937">
            <text:p>222937</text:p>
          </table:table-cell>
          <table:table-cell office:value-type="float" office:value="227.898">
            <text:p>227.9</text:p>
          </table:table-cell>
          <table:table-cell office:value-type="float" office:value="0">
            <text:p>0</text:p>
          </table:table-cell>
          <table:table-cell office:value-type="string">
            <text:p>Ore Field</text:p>
          </table:table-cell>
          <table:table-cell office:value-type="string">
            <text:p>Reactive 3;Reactive 1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est Sector</text:p>
          </table:table-cell>
          <table:table-cell office:value-type="string">
            <text:p>Ore 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24447">
            <text:p>224447</text:p>
          </table:table-cell>
          <table:table-cell office:value-type="float" office:value="-923.851">
            <text:p>-923.85</text:p>
          </table:table-cell>
          <table:table-cell office:value-type="float" office:value="0">
            <text:p>0</text:p>
          </table:table-cell>
          <table:table-cell office:value-type="string">
            <text:p>Ore Field</text:p>
          </table:table-cell>
          <table:table-cell office:value-type="string">
            <text:p>Reactive 1;Reactive 2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est Sector</text:p>
          </table:table-cell>
          <table:table-cell office:value-type="string">
            <text:p>Field 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436">
            <text:p>41436</text:p>
          </table:table-cell>
          <table:table-cell office:value-type="float" office:value="-110381">
            <text:p>-110381</text:p>
          </table:table-cell>
          <table:table-cell office:value-type="float" office:value="0">
            <text:p>0</text:p>
          </table:table-cell>
          <table:table-cell office:value-type="string">
            <text:p>Testing //rsectors</text:p>
          </table:table-cell>
          <table:table-cell office:value-type="string">
            <text:p>Metal 1;Metal 3;Metal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est Sector 1</text:p>
          </table:table-cell>
          <table:table-cell office:value-type="string">
            <text:p>&lt;New Sector Object&gt;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-941.703">
            <text:p>-941.7</text:p>
          </table:table-cell>
          <table:table-cell office:value-type="float" office:value="-9631.96">
            <text:p>-9631.96</text:p>
          </table:table-cell>
          <table:table-cell office:value-type="float" office:value="0">
            <text:p>0</text:p>
          </table:table-cell>
          <table:table-cell office:value-type="string">
            <text:p>&lt;New Sector Object&gt;</text:p>
          </table:table-cell>
          <table:table-cell office:value-type="string">
            <text:p>Reactive 1;Gas Pocket 1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Test Sector 1</text:p>
          </table:table-cell>
          <table:table-cell office:value-type="string">
            <text:p>&lt;New Sector Object&gt;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-25293">
            <text:p>-25293</text:p>
          </table:table-cell>
          <table:table-cell office:value-type="float" office:value="23065.6">
            <text:p>23065.6</text:p>
          </table:table-cell>
          <table:table-cell office:value-type="float" office:value="0">
            <text:p>0</text:p>
          </table:table-cell>
          <table:table-cell office:value-type="string">
            <text:p>&lt;New Sector Object&gt;</text:p>
          </table:table-cell>
          <table:table-cell office:value-type="string">
            <text:p>Gem 2;Reactive 1;Hydrocarbon 1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string">
            <text:p>l9roid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1534.9">
            <text:p>21534.9</text:p>
          </table:table-cell>
          <table:table-cell office:value-type="float" office:value="111172">
            <text:p>111172</text:p>
          </table:table-cell>
          <table:table-cell office:value-type="float" office:value="0">
            <text:p>0</text:p>
          </table:table-cell>
          <table:table-cell office:value-type="string">
            <text:p>Accelerator to Pluto and Charon</text:p>
          </table:table-cell>
          <table:table-cell office:value-type="string">
            <text:p>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string">
            <text:p>L9glowingroid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1767.4">
            <text:p>21767.4</text:p>
          </table:table-cell>
          <table:table-cell office:value-type="float" office:value="110707">
            <text:p>110707</text:p>
          </table:table-cell>
          <table:table-cell office:value-type="float" office:value="0">
            <text:p>0</text:p>
          </table:table-cell>
          <table:table-cell office:value-type="string">
            <text:p>Accelerator to Pluto and Charon</text:p>
          </table:table-cell>
          <table:table-cell office:value-type="string">
            <text:p>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string">
            <text:p>L9gascloud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1999.9">
            <text:p>21999.9</text:p>
          </table:table-cell>
          <table:table-cell office:value-type="float" office:value="111288">
            <text:p>111288</text:p>
          </table:table-cell>
          <table:table-cell office:value-type="float" office:value="0">
            <text:p>0</text:p>
          </table:table-cell>
          <table:table-cell office:value-type="string">
            <text:p>Accelerator to Pluto and Charon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string">
            <text:p>L8gasfield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71161.3">
            <text:p>-71161.3</text:p>
          </table:table-cell>
          <table:table-cell office:value-type="float" office:value="84628.7">
            <text:p>84628.7</text:p>
          </table:table-cell>
          <table:table-cell office:value-type="float" office:value="0">
            <text:p>0</text:p>
          </table:table-cell>
          <table:table-cell office:value-type="string">
            <text:p>Puck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string">
            <text:p>l8gascloud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70991.8">
            <text:p>-70991.8</text:p>
          </table:table-cell>
          <table:table-cell office:value-type="float" office:value="81578.3">
            <text:p>81578.3</text:p>
          </table:table-cell>
          <table:table-cell office:value-type="float" office:value="0">
            <text:p>0</text:p>
          </table:table-cell>
          <table:table-cell office:value-type="string">
            <text:p>Puck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string">
            <text:p>l7gascloud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68988.2">
            <text:p>68988.2</text:p>
          </table:table-cell>
          <table:table-cell office:value-type="float" office:value="-82283.1">
            <text:p>-82283.1</text:p>
          </table:table-cell>
          <table:table-cell office:value-type="float" office:value="0">
            <text:p>0</text:p>
          </table:table-cell>
          <table:table-cell office:value-type="string">
            <text:p>Accelerator to Saturn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string">
            <text:p>l7glowingroid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29470.2">
            <text:p>-29470.2</text:p>
          </table:table-cell>
          <table:table-cell office:value-type="float" office:value="-93457">
            <text:p>-93457</text:p>
          </table:table-cell>
          <table:table-cell office:value-type="float" office:value="0">
            <text:p>0</text:p>
          </table:table-cell>
          <table:table-cell office:value-type="string">
            <text:p>Saturn Way 2</text:p>
          </table:table-cell>
          <table:table-cell office:value-type="string">
            <text:p>Reactive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string">
            <text:p>L7glowingroid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32184.6">
            <text:p>-32184.6</text:p>
          </table:table-cell>
          <table:table-cell office:value-type="float" office:value="-87847.2">
            <text:p>-87847.2</text:p>
          </table:table-cell>
          <table:table-cell office:value-type="float" office:value="0">
            <text:p>0</text:p>
          </table:table-cell>
          <table:table-cell office:value-type="string">
            <text:p>Saturn Way 2</text:p>
          </table:table-cell>
          <table:table-cell office:value-type="string">
            <text:p>Reactive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string">
            <text:p>l7glowingroids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86.487">
            <text:p>686.49</text:p>
          </table:table-cell>
          <table:table-cell office:value-type="float" office:value="-30919.2">
            <text:p>-30919.2</text:p>
          </table:table-cell>
          <table:table-cell office:value-type="float" office:value="0">
            <text:p>0</text:p>
          </table:table-cell>
          <table:table-cell office:value-type="string">
            <text:p>Saturn Way 2</text:p>
          </table:table-cell>
          <table:table-cell office:value-type="string">
            <text:p>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string">
            <text:p>l7gascloud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97.427">
            <text:p>797.43</text:p>
          </table:table-cell>
          <table:table-cell office:value-type="float" office:value="-31141">
            <text:p>-31141</text:p>
          </table:table-cell>
          <table:table-cell office:value-type="float" office:value="0">
            <text:p>0</text:p>
          </table:table-cell>
          <table:table-cell office:value-type="string">
            <text:p>Saturn Way 2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string">
            <text:p>L6gascloud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36165.8">
            <text:p>-36165.8</text:p>
          </table:table-cell>
          <table:table-cell office:value-type="float" office:value="-80789.7">
            <text:p>-80789.7</text:p>
          </table:table-cell>
          <table:table-cell office:value-type="float" office:value="0">
            <text:p>0</text:p>
          </table:table-cell>
          <table:table-cell office:value-type="string">
            <text:p>Saturn Way 3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string">
            <text:p>l6gascloud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28022.5">
            <text:p>-28022.5</text:p>
          </table:table-cell>
          <table:table-cell office:value-type="float" office:value="-97257.3">
            <text:p>-97257.3</text:p>
          </table:table-cell>
          <table:table-cell office:value-type="float" office:value="0">
            <text:p>0</text:p>
          </table:table-cell>
          <table:table-cell office:value-type="string">
            <text:p>Saturn Way 2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string">
            <text:p>L7roid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86.487">
            <text:p>686.49</text:p>
          </table:table-cell>
          <table:table-cell office:value-type="float" office:value="-30697.3">
            <text:p>-30697.3</text:p>
          </table:table-cell>
          <table:table-cell office:value-type="float" office:value="0">
            <text:p>0</text:p>
          </table:table-cell>
          <table:table-cell office:value-type="string">
            <text:p>Saturn Way 2</text:p>
          </table:table-cell>
          <table:table-cell office:value-type="string">
            <text:p>Metal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string">
            <text:p>L7hydro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64.607">
            <text:p>464.61</text:p>
          </table:table-cell>
          <table:table-cell office:value-type="float" office:value="-30697.3">
            <text:p>-30697.3</text:p>
          </table:table-cell>
          <table:table-cell office:value-type="float" office:value="0">
            <text:p>0</text:p>
          </table:table-cell>
          <table:table-cell office:value-type="string">
            <text:p>Saturn Way 2</text:p>
          </table:table-cell>
          <table:table-cell office:value-type="string">
            <text:p>Hydrocarbon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string">
            <text:p>L6gascloud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6743.6">
            <text:p>36743.6</text:p>
          </table:table-cell>
          <table:table-cell office:value-type="float" office:value="-12571.8">
            <text:p>-12571.8</text:p>
          </table:table-cell>
          <table:table-cell office:value-type="float" office:value="0">
            <text:p>0</text:p>
          </table:table-cell>
          <table:table-cell office:value-type="string">
            <text:p>Accelerator to Neptune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string">
            <text:p>l6roid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-32874.1">
            <text:p>-32874.1</text:p>
          </table:table-cell>
          <table:table-cell office:value-type="float" office:value="54390">
            <text:p>54390</text:p>
          </table:table-cell>
          <table:table-cell office:value-type="float" office:value="0">
            <text:p>0</text:p>
          </table:table-cell>
          <table:table-cell office:value-type="string">
            <text:p>Pluto Way 3</text:p>
          </table:table-cell>
          <table:table-cell office:value-type="string">
            <text:p>Metal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string">
            <text:p>l6glowing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04869">
            <text:p>104869</text:p>
          </table:table-cell>
          <table:table-cell office:value-type="float" office:value="66050.8">
            <text:p>66050.8</text:p>
          </table:table-cell>
          <table:table-cell office:value-type="float" office:value="0">
            <text:p>0</text:p>
          </table:table-cell>
          <table:table-cell office:value-type="string">
            <text:p>Accelerator to Pluto and Charon</text:p>
          </table:table-cell>
          <table:table-cell office:value-type="string">
            <text:p>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string">
            <text:p>l5hydro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3769.1">
            <text:p>13769.1</text:p>
          </table:table-cell>
          <table:table-cell office:value-type="float" office:value="18678.8">
            <text:p>18678.8</text:p>
          </table:table-cell>
          <table:table-cell office:value-type="float" office:value="0">
            <text:p>0</text:p>
          </table:table-cell>
          <table:table-cell office:value-type="string">
            <text:p>Neptune Way 1</text:p>
          </table:table-cell>
          <table:table-cell office:value-type="string">
            <text:p>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string">
            <text:p>deco2</text:p>
          </table:table-cell>
          <table:table-cell table:number-columns-repeated="2" office:value-type="string">
            <text:p>NULL</text:p>
          </table:table-cell>
          <table:table-cell office:value-type="float" office:value="34818.5">
            <text:p>34818.5</text:p>
          </table:table-cell>
          <table:table-cell office:value-type="float" office:value="-12035.7">
            <text:p>-12035.7</text:p>
          </table:table-cell>
          <table:table-cell office:value-type="float" office:value="0">
            <text:p>0</text:p>
          </table:table-cell>
          <table:table-cell office:value-type="string">
            <text:p>Accelerator to Neptune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lkyrie Twins</text:p>
          </table:table-cell>
          <table:table-cell office:value-type="string">
            <text:p>Harvest Field 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84674">
            <text:p>184674</text:p>
          </table:table-cell>
          <table:table-cell office:value-type="float" office:value="-32384">
            <text:p>-32384</text:p>
          </table:table-cell>
          <table:table-cell office:value-type="float" office:value="0">
            <text:p>0</text:p>
          </table:table-cell>
          <table:table-cell office:value-type="string">
            <text:p>Nav Valkyrie 3</text:p>
          </table:table-cell>
          <table:table-cell office:value-type="string">
            <text:p>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lkyrie Twins</text:p>
          </table:table-cell>
          <table:table-cell office:value-type="string">
            <text:p>Harvest Field 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88895">
            <text:p>188895</text:p>
          </table:table-cell>
          <table:table-cell office:value-type="float" office:value="-32556.3">
            <text:p>-32556.3</text:p>
          </table:table-cell>
          <table:table-cell office:value-type="float" office:value="0">
            <text:p>0</text:p>
          </table:table-cell>
          <table:table-cell office:value-type="string">
            <text:p>Nav Valkyrie 3</text:p>
          </table:table-cell>
          <table:table-cell office:value-type="string">
            <text:p>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lkyrie Twins</text:p>
          </table:table-cell>
          <table:table-cell office:value-type="string">
            <text:p>Harvest Field 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-148373">
            <text:p>-148373</text:p>
          </table:table-cell>
          <table:table-cell office:value-type="float" office:value="-39928.2">
            <text:p>-39928.2</text:p>
          </table:table-cell>
          <table:table-cell office:value-type="float" office:value="0">
            <text:p>0</text:p>
          </table:table-cell>
          <table:table-cell office:value-type="string">
            <text:p>Field of Danger</text:p>
          </table:table-cell>
          <table:table-cell office:value-type="string">
            <text:p>Gem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lkyrie Twins</text:p>
          </table:table-cell>
          <table:table-cell office:value-type="string">
            <text:p>Harvest Field 3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85363">
            <text:p>185363</text:p>
          </table:table-cell>
          <table:table-cell office:value-type="float" office:value="-36519">
            <text:p>-36519</text:p>
          </table:table-cell>
          <table:table-cell office:value-type="float" office:value="0">
            <text:p>0</text:p>
          </table:table-cell>
          <table:table-cell office:value-type="string">
            <text:p>Nav Valkyrie 3</text:p>
          </table:table-cell>
          <table:table-cell office:value-type="string">
            <text:p>Reactive 3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lkyrie Twins</text:p>
          </table:table-cell>
          <table:table-cell office:value-type="string">
            <text:p>Harvest Field 9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-146355">
            <text:p>-146355</text:p>
          </table:table-cell>
          <table:table-cell office:value-type="float" office:value="-40839.5">
            <text:p>-40839.5</text:p>
          </table:table-cell>
          <table:table-cell office:value-type="float" office:value="0">
            <text:p>0</text:p>
          </table:table-cell>
          <table:table-cell office:value-type="string">
            <text:p>Field of Danger</text:p>
          </table:table-cell>
          <table:table-cell office:value-type="string">
            <text:p>Reactive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lkyrie Twins</text:p>
          </table:table-cell>
          <table:table-cell office:value-type="string">
            <text:p>Harvest Field 1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-102256">
            <text:p>-102256</text:p>
          </table:table-cell>
          <table:table-cell office:value-type="float" office:value="53162.6">
            <text:p>53162.6</text:p>
          </table:table-cell>
          <table:table-cell office:value-type="float" office:value="0">
            <text:p>0</text:p>
          </table:table-cell>
          <table:table-cell office:value-type="string">
            <text:p>Remote Minefield</text:p>
          </table:table-cell>
          <table:table-cell office:value-type="string">
            <text:p>Metal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lkyrie Twins</text:p>
          </table:table-cell>
          <table:table-cell office:value-type="string">
            <text:p>Harvest Field 4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29380">
            <text:p>129380</text:p>
          </table:table-cell>
          <table:table-cell office:value-type="float" office:value="-12366.5">
            <text:p>-12366.5</text:p>
          </table:table-cell>
          <table:table-cell office:value-type="float" office:value="0">
            <text:p>0</text:p>
          </table:table-cell>
          <table:table-cell office:value-type="string">
            <text:p>Nav Valkyrie 3</text:p>
          </table:table-cell>
          <table:table-cell office:value-type="string">
            <text:p>Hydrocarbon 3;Gem 3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lkyrie Twins</text:p>
          </table:table-cell>
          <table:table-cell office:value-type="string">
            <text:p>Harvest Field 6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42727">
            <text:p>142727</text:p>
          </table:table-cell>
          <table:table-cell office:value-type="float" office:value="-12282.2">
            <text:p>-12282.2</text:p>
          </table:table-cell>
          <table:table-cell office:value-type="float" office:value="0">
            <text:p>0</text:p>
          </table:table-cell>
          <table:table-cell office:value-type="string">
            <text:p>Nav Valkyrie 3</text:p>
          </table:table-cell>
          <table:table-cell office:value-type="string">
            <text:p>Hydrocarbon 3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lkyrie Twins</text:p>
          </table:table-cell>
          <table:table-cell office:value-type="string">
            <text:p>Harvest Field 1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99677.8">
            <text:p>-99677.8</text:p>
          </table:table-cell>
          <table:table-cell office:value-type="float" office:value="60791.8">
            <text:p>60791.8</text:p>
          </table:table-cell>
          <table:table-cell office:value-type="float" office:value="0">
            <text:p>0</text:p>
          </table:table-cell>
          <table:table-cell office:value-type="string">
            <text:p>Remote Minefield</text:p>
          </table:table-cell>
          <table:table-cell office:value-type="string">
            <text:p>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lkyrie Twins</text:p>
          </table:table-cell>
          <table:table-cell office:value-type="string">
            <text:p>Harvest Field 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30532">
            <text:p>130532</text:p>
          </table:table-cell>
          <table:table-cell office:value-type="float" office:value="-13989.2">
            <text:p>-13989.2</text:p>
          </table:table-cell>
          <table:table-cell office:value-type="float" office:value="0">
            <text:p>0</text:p>
          </table:table-cell>
          <table:table-cell office:value-type="string">
            <text:p>Nav Valkyrie 3</text:p>
          </table:table-cell>
          <table:table-cell office:value-type="string">
            <text:p>Gem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lkyrie Twins</text:p>
          </table:table-cell>
          <table:table-cell office:value-type="string">
            <text:p>Harvest Field 7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43589">
            <text:p>143589</text:p>
          </table:table-cell>
          <table:table-cell office:value-type="float" office:value="-13066.5">
            <text:p>-13066.5</text:p>
          </table:table-cell>
          <table:table-cell office:value-type="float" office:value="0">
            <text:p>0</text:p>
          </table:table-cell>
          <table:table-cell office:value-type="string">
            <text:p>Nav Valkyrie 3</text:p>
          </table:table-cell>
          <table:table-cell office:value-type="string">
            <text:p>Gas Pocket 1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lkyrie Twins</text:p>
          </table:table-cell>
          <table:table-cell office:value-type="string">
            <text:p>Harvest Field 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9849.5">
            <text:p>39849.5</text:p>
          </table:table-cell>
          <table:table-cell office:value-type="float" office:value="-34445.2">
            <text:p>-34445.2</text:p>
          </table:table-cell>
          <table:table-cell office:value-type="float" office:value="0">
            <text:p>0</text:p>
          </table:table-cell>
          <table:table-cell office:value-type="string">
            <text:p>Sector Gate to Aragoth Prime</text:p>
          </table:table-cell>
          <table:table-cell office:value-type="string">
            <text:p>Hydrocarbon 3;Reactive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lkyrie Twins</text:p>
          </table:table-cell>
          <table:table-cell office:value-type="string">
            <text:p>Resource Field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14375.3">
            <text:p>-14375.3</text:p>
          </table:table-cell>
          <table:table-cell office:value-type="float" office:value="51242.9">
            <text:p>51242.9</text:p>
          </table:table-cell>
          <table:table-cell office:value-type="float" office:value="0">
            <text:p>0</text:p>
          </table:table-cell>
          <table:table-cell office:value-type="string">
            <text:p>Remote Mine Path 1</text:p>
          </table:table-cell>
          <table:table-cell office:value-type="string">
            <text:p>Reactive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lkyrie Twins</text:p>
          </table:table-cell>
          <table:table-cell office:value-type="string">
            <text:p>Resource Field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-14992.6">
            <text:p>-14992.6</text:p>
          </table:table-cell>
          <table:table-cell office:value-type="float" office:value="51736.7">
            <text:p>51736.7</text:p>
          </table:table-cell>
          <table:table-cell office:value-type="float" office:value="0">
            <text:p>0</text:p>
          </table:table-cell>
          <table:table-cell office:value-type="string">
            <text:p>Remote Mine Path 1</text:p>
          </table:table-cell>
          <table:table-cell office:value-type="string">
            <text:p>Reactive 3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lkyrie Twins</text:p>
          </table:table-cell>
          <table:table-cell office:value-type="string">
            <text:p>Harvest Field 1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1373.4">
            <text:p>41373.4</text:p>
          </table:table-cell>
          <table:table-cell office:value-type="float" office:value="-35435.7">
            <text:p>-35435.7</text:p>
          </table:table-cell>
          <table:table-cell office:value-type="float" office:value="0">
            <text:p>0</text:p>
          </table:table-cell>
          <table:table-cell office:value-type="string">
            <text:p>Sector Gate to Aragoth Prime</text:p>
          </table:table-cell>
          <table:table-cell office:value-type="string">
            <text:p>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rens Girdle</text:p>
          </table:table-cell>
          <table:table-cell office:value-type="string">
            <text:p>Resource Field 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08843">
            <text:p>108843</text:p>
          </table:table-cell>
          <table:table-cell office:value-type="float" office:value="49703.5">
            <text:p>49703.5</text:p>
          </table:table-cell>
          <table:table-cell office:value-type="float" office:value="0">
            <text:p>0</text:p>
          </table:table-cell>
          <table:table-cell office:value-type="string">
            <text:p>Nav Varen\'s Girdle 2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rens Girdle</text:p>
          </table:table-cell>
          <table:table-cell office:value-type="string">
            <text:p>Resource Field 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11686">
            <text:p>111686</text:p>
          </table:table-cell>
          <table:table-cell office:value-type="float" office:value="54742.8">
            <text:p>54742.8</text:p>
          </table:table-cell>
          <table:table-cell office:value-type="float" office:value="0">
            <text:p>0</text:p>
          </table:table-cell>
          <table:table-cell office:value-type="string">
            <text:p>Nav Varen\'s Girdle 2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rens Girdle</text:p>
          </table:table-cell>
          <table:table-cell office:value-type="string">
            <text:p>Ore ACH 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30252">
            <text:p>130252</text:p>
          </table:table-cell>
          <table:table-cell office:value-type="float" office:value="118975">
            <text:p>118975</text:p>
          </table:table-cell>
          <table:table-cell office:value-type="float" office:value="0">
            <text:p>0</text:p>
          </table:table-cell>
          <table:table-cell office:value-type="string">
            <text:p>Nav Nithogg Trail 4</text:p>
          </table:table-cell>
          <table:table-cell office:value-type="string">
            <text:p>Metal 1;Gem 1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rens Girdle</text:p>
          </table:table-cell>
          <table:table-cell office:value-type="string">
            <text:p>Ore AC 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79123">
            <text:p>179123</text:p>
          </table:table-cell>
          <table:table-cell office:value-type="float" office:value="92011.8">
            <text:p>92011.8</text:p>
          </table:table-cell>
          <table:table-cell office:value-type="float" office:value="0">
            <text:p>0</text:p>
          </table:table-cell>
          <table:table-cell office:value-type="string">
            <text:p>Nav Nithogg Trail 6</text:p>
          </table:table-cell>
          <table:table-cell office:value-type="string">
            <text:p>Metal 1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rens Girdle</text:p>
          </table:table-cell>
          <table:table-cell office:value-type="string">
            <text:p>Ore GH 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82493">
            <text:p>182493</text:p>
          </table:table-cell>
          <table:table-cell office:value-type="float" office:value="74317">
            <text:p>74317</text:p>
          </table:table-cell>
          <table:table-cell office:value-type="float" office:value="0">
            <text:p>0</text:p>
          </table:table-cell>
          <table:table-cell office:value-type="string">
            <text:p>Nav Nithogg Trail 7</text:p>
          </table:table-cell>
          <table:table-cell office:value-type="string">
            <text:p>Reactive 3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rens Girdle</text:p>
          </table:table-cell>
          <table:table-cell office:value-type="string">
            <text:p>Ore ACH 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29409">
            <text:p>129409</text:p>
          </table:table-cell>
          <table:table-cell office:value-type="float" office:value="130772">
            <text:p>130772</text:p>
          </table:table-cell>
          <table:table-cell office:value-type="float" office:value="0">
            <text:p>0</text:p>
          </table:table-cell>
          <table:table-cell office:value-type="string">
            <text:p>Nav Nithogg Trail 4</text:p>
          </table:table-cell>
          <table:table-cell office:value-type="string">
            <text:p>Metal 1;Gem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rens Girdle</text:p>
          </table:table-cell>
          <table:table-cell office:value-type="string">
            <text:p>Ore ACH 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41205">
            <text:p>141205</text:p>
          </table:table-cell>
          <table:table-cell office:value-type="float" office:value="135827">
            <text:p>135827</text:p>
          </table:table-cell>
          <table:table-cell office:value-type="float" office:value="0">
            <text:p>0</text:p>
          </table:table-cell>
          <table:table-cell office:value-type="string">
            <text:p>Nav Nithogg Trail 4</text:p>
          </table:table-cell>
          <table:table-cell office:value-type="string">
            <text:p>Metal 3;Gem 2;Hydrocarbon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rens Girdle</text:p>
          </table:table-cell>
          <table:table-cell office:value-type="string">
            <text:p>Gas 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31937">
            <text:p>131937</text:p>
          </table:table-cell>
          <table:table-cell office:value-type="float" office:value="46511">
            <text:p>46511</text:p>
          </table:table-cell>
          <table:table-cell office:value-type="float" office:value="0">
            <text:p>0</text:p>
          </table:table-cell>
          <table:table-cell office:value-type="string">
            <text:p>Nav Varen\'s Girdle 3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rens Girdle</text:p>
          </table:table-cell>
          <table:table-cell office:value-type="string">
            <text:p>Ore <text:s/>GH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6770">
            <text:p>116770</text:p>
          </table:table-cell>
          <table:table-cell office:value-type="float" office:value="105494">
            <text:p>105494</text:p>
          </table:table-cell>
          <table:table-cell office:value-type="float" office:value="0">
            <text:p>0</text:p>
          </table:table-cell>
          <table:table-cell office:value-type="string">
            <text:p>Nav Nithogg Trail 3</text:p>
          </table:table-cell>
          <table:table-cell office:value-type="string">
            <text:p>Reactive 1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rens Girdle</text:p>
          </table:table-cell>
          <table:table-cell office:value-type="string">
            <text:p>Ore AC 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4862">
            <text:p>94862</text:p>
          </table:table-cell>
          <table:table-cell office:value-type="float" office:value="102123">
            <text:p>102123</text:p>
          </table:table-cell>
          <table:table-cell office:value-type="float" office:value="0">
            <text:p>0</text:p>
          </table:table-cell>
          <table:table-cell office:value-type="string">
            <text:p>Nav Nithogg Trail 2</text:p>
          </table:table-cell>
          <table:table-cell office:value-type="string">
            <text:p>Metal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rens Girdle</text:p>
          </table:table-cell>
          <table:table-cell office:value-type="string">
            <text:p>Gas 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12557">
            <text:p>112557</text:p>
          </table:table-cell>
          <table:table-cell office:value-type="float" office:value="93697">
            <text:p>93697</text:p>
          </table:table-cell>
          <table:table-cell office:value-type="float" office:value="0">
            <text:p>0</text:p>
          </table:table-cell>
          <table:table-cell office:value-type="string">
            <text:p>Nav Nithogg Trail 2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rens Girdle</text:p>
          </table:table-cell>
          <table:table-cell office:value-type="string">
            <text:p>Gas 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40363">
            <text:p>140363</text:p>
          </table:table-cell>
          <table:table-cell office:value-type="float" office:value="63363.2">
            <text:p>63363.2</text:p>
          </table:table-cell>
          <table:table-cell office:value-type="float" office:value="0">
            <text:p>0</text:p>
          </table:table-cell>
          <table:table-cell office:value-type="string">
            <text:p>Nav Varen\'s Girdle 3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rens Girdle</text:p>
          </table:table-cell>
          <table:table-cell office:value-type="string">
            <text:p>Gas 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50474">
            <text:p>150474</text:p>
          </table:table-cell>
          <table:table-cell office:value-type="float" office:value="55779.7">
            <text:p>55779.7</text:p>
          </table:table-cell>
          <table:table-cell office:value-type="float" office:value="0">
            <text:p>0</text:p>
          </table:table-cell>
          <table:table-cell office:value-type="string">
            <text:p>Nav Varen\'s Girdle 3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rens Girdle</text:p>
          </table:table-cell>
          <table:table-cell office:value-type="string">
            <text:p>Gas 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2891">
            <text:p>142891</text:p>
          </table:table-cell>
          <table:table-cell office:value-type="float" office:value="49038.9">
            <text:p>49038.9</text:p>
          </table:table-cell>
          <table:table-cell office:value-type="float" office:value="0">
            <text:p>0</text:p>
          </table:table-cell>
          <table:table-cell office:value-type="string">
            <text:p>Nav Varen\'s Girdle 3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rens Girdle</text:p>
          </table:table-cell>
          <table:table-cell office:value-type="string">
            <text:p>Ore <text:s/>GH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5816">
            <text:p>105816</text:p>
          </table:table-cell>
          <table:table-cell office:value-type="float" office:value="110549">
            <text:p>110549</text:p>
          </table:table-cell>
          <table:table-cell office:value-type="float" office:value="0">
            <text:p>0</text:p>
          </table:table-cell>
          <table:table-cell office:value-type="string">
            <text:p>Nav Nithogg Trail 3</text:p>
          </table:table-cell>
          <table:table-cell office:value-type="string">
            <text:p>Reactive 2;Hydrocarbon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rens Girdle</text:p>
          </table:table-cell>
          <table:table-cell office:value-type="string">
            <text:p>Ore AC 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04973">
            <text:p>104973</text:p>
          </table:table-cell>
          <table:table-cell office:value-type="float" office:value="86956.1">
            <text:p>86956.1</text:p>
          </table:table-cell>
          <table:table-cell office:value-type="float" office:value="0">
            <text:p>0</text:p>
          </table:table-cell>
          <table:table-cell office:value-type="string">
            <text:p>Nav Nithogg Trail 2</text:p>
          </table:table-cell>
          <table:table-cell office:value-type="string">
            <text:p>Metal 2;Gem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rens Girdle</text:p>
          </table:table-cell>
          <table:table-cell office:value-type="string">
            <text:p>Gas 3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03288">
            <text:p>103288</text:p>
          </table:table-cell>
          <table:table-cell office:value-type="float" office:value="97067.4">
            <text:p>97067.4</text:p>
          </table:table-cell>
          <table:table-cell office:value-type="float" office:value="0">
            <text:p>0</text:p>
          </table:table-cell>
          <table:table-cell office:value-type="string">
            <text:p>Nav Nithogg Trail 2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arens Girdle</text:p>
          </table:table-cell>
          <table:table-cell office:value-type="string">
            <text:p>Gupta the Sander</text:p>
          </table:table-cell>
          <table:table-cell table:number-columns-repeated="2" office:value-type="string">
            <text:p>NULL</text:p>
          </table:table-cell>
          <table:table-cell office:value-type="float" office:value="239097">
            <text:p>239097</text:p>
          </table:table-cell>
          <table:table-cell office:value-type="float" office:value="185513">
            <text:p>185513</text:p>
          </table:table-cell>
          <table:table-cell office:value-type="float" office:value="0">
            <text:p>0</text:p>
          </table:table-cell>
          <table:table-cell office:value-type="string">
            <text:p>Lattice 2</text:p>
          </table:table-cell>
          <table:table-cell office:value-type="string">
            <text:p>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enus</text:p>
          </table:table-cell>
          <table:table-cell office:value-type="string">
            <text:p>L5gasfield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4839">
            <text:p>74839</text:p>
          </table:table-cell>
          <table:table-cell office:value-type="float" office:value="-69297">
            <text:p>-69297</text:p>
          </table:table-cell>
          <table:table-cell office:value-type="float" office:value="0">
            <text:p>0</text:p>
          </table:table-cell>
          <table:table-cell office:value-type="string">
            <text:p>Nav Venus Highport 4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enus</text:p>
          </table:table-cell>
          <table:table-cell office:value-type="string">
            <text:p>L5gasclou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9797.29">
            <text:p>-9797.29</text:p>
          </table:table-cell>
          <table:table-cell office:value-type="float" office:value="-59645.4">
            <text:p>-59645.4</text:p>
          </table:table-cell>
          <table:table-cell office:value-type="float" office:value="0">
            <text:p>0</text:p>
          </table:table-cell>
          <table:table-cell office:value-type="string">
            <text:p>Nav Venus Highport 3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enus</text:p>
          </table:table-cell>
          <table:table-cell office:value-type="string">
            <text:p>gasfieldL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6672.4">
            <text:p>66672.4</text:p>
          </table:table-cell>
          <table:table-cell office:value-type="float" office:value="-80433.3">
            <text:p>-80433.3</text:p>
          </table:table-cell>
          <table:table-cell office:value-type="float" office:value="0">
            <text:p>0</text:p>
          </table:table-cell>
          <table:table-cell office:value-type="string">
            <text:p>Nav Venus Highport 4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enus</text:p>
          </table:table-cell>
          <table:table-cell office:value-type="string">
            <text:p>L4gasfiel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21676.1">
            <text:p>-21676.1</text:p>
          </table:table-cell>
          <table:table-cell office:value-type="float" office:value="-59645.4">
            <text:p>-59645.4</text:p>
          </table:table-cell>
          <table:table-cell office:value-type="float" office:value="0">
            <text:p>0</text:p>
          </table:table-cell>
          <table:table-cell office:value-type="string">
            <text:p>Nav Venus Highport 2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enus</text:p>
          </table:table-cell>
          <table:table-cell office:value-type="string">
            <text:p>L4gascloud3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-3115.47">
            <text:p>-3115.47</text:p>
          </table:table-cell>
          <table:table-cell office:value-type="float" office:value="27218.2">
            <text:p>27218.2</text:p>
          </table:table-cell>
          <table:table-cell office:value-type="float" office:value="0">
            <text:p>0</text:p>
          </table:table-cell>
          <table:table-cell office:value-type="string">
            <text:p>Nav Commerce Lane 2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enus</text:p>
          </table:table-cell>
          <table:table-cell office:value-type="string">
            <text:p>L3gascloud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-12767">
            <text:p>-12767</text:p>
          </table:table-cell>
          <table:table-cell office:value-type="float" office:value="28703">
            <text:p>28703</text:p>
          </table:table-cell>
          <table:table-cell office:value-type="float" office:value="0">
            <text:p>0</text:p>
          </table:table-cell>
          <table:table-cell office:value-type="string">
            <text:p>Nav Commerce Lane 2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Venus</text:p>
          </table:table-cell>
          <table:table-cell office:value-type="string">
            <text:p>L2gascloud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339.1">
            <text:p>50339.1</text:p>
          </table:table-cell>
          <table:table-cell office:value-type="float" office:value="105173">
            <text:p>105173</text:p>
          </table:table-cell>
          <table:table-cell office:value-type="float" office:value="0">
            <text:p>0</text:p>
          </table:table-cell>
          <table:table-cell office:value-type="string">
            <text:p>Nav Commerce Lane 4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Xipe Totec</text:p>
          </table:table-cell>
          <table:table-cell office:value-type="string">
            <text:p>Mining Field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93770.7">
            <text:p>93770.7</text:p>
          </table:table-cell>
          <table:table-cell office:value-type="float" office:value="15584.2">
            <text:p>15584.2</text:p>
          </table:table-cell>
          <table:table-cell office:value-type="float" office:value="0">
            <text:p>0</text:p>
          </table:table-cell>
          <table:table-cell office:value-type="string">
            <text:p>Tetl</text:p>
          </table:table-cell>
          <table:table-cell office:value-type="string">
            <text:p>Metal 1;Metal 2;Metal 3;Hydrocarbon 1;Reactive 1;Reactive 2;Reactive 3;Hydrocarbon 2;Hydrocarbon 3;Gem 1;Gem 2;Gem 3;Gas Pocket 1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Xipe Totec</text:p>
          </table:table-cell>
          <table:table-cell office:value-type="string">
            <text:p>Ore Field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85608.4">
            <text:p>85608.4</text:p>
          </table:table-cell>
          <table:table-cell office:value-type="float" office:value="53018.3">
            <text:p>53018.3</text:p>
          </table:table-cell>
          <table:table-cell office:value-type="float" office:value="0">
            <text:p>0</text:p>
          </table:table-cell>
          <table:table-cell office:value-type="string">
            <text:p>Asteroid XT-131</text:p>
          </table:table-cell>
          <table:table-cell office:value-type="string">
            <text:p>Reactive 1;Reactive 2;Metal 1;Reactive 3;Metal 2;Metal 3;Hydrocarbon 2;Hydrocarbon 1;Hydrocarbon 3;Gem 1;Gem 2;Gem 3;Gas Pocket 1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Xipe Totec</text:p>
          </table:table-cell>
          <table:table-cell office:value-type="string">
            <text:p>Roid Field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-189906">
            <text:p>-189906</text:p>
          </table:table-cell>
          <table:table-cell office:value-type="float" office:value="26920.9">
            <text:p>26920.9</text:p>
          </table:table-cell>
          <table:table-cell office:value-type="float" office:value="0">
            <text:p>0</text:p>
          </table:table-cell>
          <table:table-cell office:value-type="string">
            <text:p>Asteroid XT-N15</text:p>
          </table:table-cell>
          <table:table-cell office:value-type="string">
            <text:p>Reactive 1;Reactive 2;Reactive 3;Inorganic Hulk 01;Metal 1;Metal 2;Metal 3;Hydrocarbon 2;Hydrocarbon 1;Hydrocarbon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Xipe Totec</text:p>
          </table:table-cell>
          <table:table-cell office:value-type="string">
            <text:p>Roid Field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-158190">
            <text:p>-158190</text:p>
          </table:table-cell>
          <table:table-cell office:value-type="float" office:value="29813.9">
            <text:p>29813.9</text:p>
          </table:table-cell>
          <table:table-cell office:value-type="float" office:value="0">
            <text:p>0</text:p>
          </table:table-cell>
          <table:table-cell office:value-type="string">
            <text:p>Prasad Wreckyard</text:p>
          </table:table-cell>
          <table:table-cell office:value-type="string">
            <text:p>Reactive 1;Reactive 2;Reactive 3;Metal 1;Metal 3;Metal 2;Hydrocarbon 1;Hydrocarbon 2;Hydrocarbon 3;Gas Pocket 1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Xipe Totec</text:p>
          </table:table-cell>
          <table:table-cell office:value-type="string">
            <text:p>Roid Field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-188380">
            <text:p>-188380</text:p>
          </table:table-cell>
          <table:table-cell office:value-type="float" office:value="14066.4">
            <text:p>14066.4</text:p>
          </table:table-cell>
          <table:table-cell office:value-type="float" office:value="0">
            <text:p>0</text:p>
          </table:table-cell>
          <table:table-cell office:value-type="string">
            <text:p>Asteroid XT-N14</text:p>
          </table:table-cell>
          <table:table-cell office:value-type="string">
            <text:p>Reactive 1;Reactive 2;Reactive 3;Metal 1;Metal 2;Metal 3;Hydrocarbon 1;Hydrocarbon 2;Hydrocarbon 3;Inorganic Hulk 01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Xipe Totec</text:p>
          </table:table-cell>
          <table:table-cell office:value-type="string">
            <text:p>Wreck Field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-153310">
            <text:p>-153310</text:p>
          </table:table-cell>
          <table:table-cell office:value-type="float" office:value="65757.7">
            <text:p>65757.7</text:p>
          </table:table-cell>
          <table:table-cell office:value-type="float" office:value="0">
            <text:p>0</text:p>
          </table:table-cell>
          <table:table-cell office:value-type="string">
            <text:p>Prasad Wreckyard</text:p>
          </table:table-cell>
          <table:table-cell office:value-type="string">
            <text:p>Inorganic Hulk 01;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Xipe Totec</text:p>
          </table:table-cell>
          <table:table-cell office:value-type="string">
            <text:p>Wreckage Field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-18208.9">
            <text:p>-18208.9</text:p>
          </table:table-cell>
          <table:table-cell office:value-type="float" office:value="13231.8">
            <text:p>13231.8</text:p>
          </table:table-cell>
          <table:table-cell office:value-type="float" office:value="0">
            <text:p>0</text:p>
          </table:table-cell>
          <table:table-cell office:value-type="string">
            <text:p>Dragon\'s Watch Alpha</text:p>
          </table:table-cell>
          <table:table-cell office:value-type="string">
            <text:p>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Xipe Totec</text:p>
          </table:table-cell>
          <table:table-cell office:value-type="string">
            <text:p>Wreck Field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-149676">
            <text:p>-149676</text:p>
          </table:table-cell>
          <table:table-cell office:value-type="float" office:value="56012.3">
            <text:p>56012.3</text:p>
          </table:table-cell>
          <table:table-cell office:value-type="float" office:value="0">
            <text:p>0</text:p>
          </table:table-cell>
          <table:table-cell office:value-type="string">
            <text:p>Prasad Wreckyard</text:p>
          </table:table-cell>
          <table:table-cell office:value-type="string">
            <text:p>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Yasuragi Area </text:p>
          </table:table-cell>
          <table:table-cell office:value-type="string">
            <text:p>Cybertronic Wights</text:p>
          </table:table-cell>
          <table:table-cell table:number-columns-repeated="2" office:value-type="string">
            <text:p>NULL</text:p>
          </table:table-cell>
          <table:table-cell office:value-type="float" office:value="-9464.82">
            <text:p>-9464.82</text:p>
          </table:table-cell>
          <table:table-cell office:value-type="float" office:value="-5570.75">
            <text:p>-5570.75</text:p>
          </table:table-cell>
          <table:table-cell office:value-type="float" office:value="10000">
            <text:p>10000</text:p>
          </table:table-cell>
          <table:table-cell office:value-type="string">
            <text:p>Master Cha\'han\'s Dojo</text:p>
          </table:table-cell>
          <table:table-cell office:value-type="string">
            <text:p>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Yokan</text:p>
          </table:table-cell>
          <table:table-cell office:value-type="string">
            <text:p>Gas 3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-123138">
            <text:p>-123138</text:p>
          </table:table-cell>
          <table:table-cell office:value-type="float" office:value="-68910.9">
            <text:p>-68910.9</text:p>
          </table:table-cell>
          <table:table-cell office:value-type="float" office:value="0">
            <text:p>0</text:p>
          </table:table-cell>
          <table:table-cell office:value-type="string">
            <text:p>Yokan Beltway 5</text:p>
          </table:table-cell>
          <table:table-cell office:value-type="string">
            <text:p>Reactive 1;Reactive 2;Metal 2;Metal 3;Hydrocarbon 2;Hydrocarbon 3;Gem 1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Yokan</text:p>
          </table:table-cell>
          <table:table-cell office:value-type="string">
            <text:p>Gas 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0869">
            <text:p>90869</text:p>
          </table:table-cell>
          <table:table-cell office:value-type="float" office:value="-210328">
            <text:p>-210328</text:p>
          </table:table-cell>
          <table:table-cell office:value-type="float" office:value="0">
            <text:p>0</text:p>
          </table:table-cell>
          <table:table-cell office:value-type="string">
            <text:p>Ouza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Yokan</text:p>
          </table:table-cell>
          <table:table-cell office:value-type="string">
            <text:p>Gas 1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60612.8">
            <text:p>60612.8</text:p>
          </table:table-cell>
          <table:table-cell office:value-type="float" office:value="-179726">
            <text:p>-179726</text:p>
          </table:table-cell>
          <table:table-cell office:value-type="float" office:value="0">
            <text:p>0</text:p>
          </table:table-cell>
          <table:table-cell office:value-type="string">
            <text:p>Ksuru</text:p>
          </table:table-cell>
          <table:table-cell office:value-type="string">
            <text:p>Reactive 3;Metal 2;Hydrocarbon 2;Gem 1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Yokan</text:p>
          </table:table-cell>
          <table:table-cell office:value-type="string">
            <text:p>Gas 2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-16027.9">
            <text:p>-16027.9</text:p>
          </table:table-cell>
          <table:table-cell office:value-type="float" office:value="-185532">
            <text:p>-185532</text:p>
          </table:table-cell>
          <table:table-cell office:value-type="float" office:value="0">
            <text:p>0</text:p>
          </table:table-cell>
          <table:table-cell office:value-type="string">
            <text:p>Shiva Beacon</text:p>
          </table:table-cell>
          <table:table-cell office:value-type="string">
            <text:p>Reactive 2;Reactive 1;Metal 2;Metal 1;Hydrocarbon 2;Hydrocarbon 1;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Yokan</text:p>
          </table:table-cell>
          <table:table-cell office:value-type="string">
            <text:p>Gas 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-35198.5">
            <text:p>-35198.5</text:p>
          </table:table-cell>
          <table:table-cell office:value-type="float" office:value="-186620">
            <text:p>-186620</text:p>
          </table:table-cell>
          <table:table-cell office:value-type="float" office:value="0">
            <text:p>0</text:p>
          </table:table-cell>
          <table:table-cell office:value-type="string">
            <text:p>Southern Connector</text:p>
          </table:table-cell>
          <table:table-cell office:value-type="string">
            <text:p>Reactive 1;Reactive 2;Metal 2;Metal 3;Hydrocarbon 2;Hydrocarbon 3;Gem 3;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Yokan</text:p>
          </table:table-cell>
          <table:table-cell office:value-type="string">
            <text:p>Gas 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663.98">
            <text:p>6663.98</text:p>
          </table:table-cell>
          <table:table-cell office:value-type="float" office:value="-86547.3">
            <text:p>-86547.3</text:p>
          </table:table-cell>
          <table:table-cell office:value-type="float" office:value="0">
            <text:p>0</text:p>
          </table:table-cell>
          <table:table-cell office:value-type="string">
            <text:p>Ketsugo\'s Rock</text:p>
          </table:table-cell>
          <table:table-cell office:value-type="string">
            <text:p>Gem 2;Hydrocarbon 2;Gem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Yokan</text:p>
          </table:table-cell>
          <table:table-cell office:value-type="string">
            <text:p>Gas 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4632.9">
            <text:p>14632.9</text:p>
          </table:table-cell>
          <table:table-cell office:value-type="float" office:value="-205621">
            <text:p>-205621</text:p>
          </table:table-cell>
          <table:table-cell office:value-type="float" office:value="0">
            <text:p>0</text:p>
          </table:table-cell>
          <table:table-cell office:value-type="string">
            <text:p>Ishi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Yokan</text:p>
          </table:table-cell>
          <table:table-cell office:value-type="string">
            <text:p>Gas 9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69515.5">
            <text:p>69515.5</text:p>
          </table:table-cell>
          <table:table-cell office:value-type="float" office:value="-161921">
            <text:p>-161921</text:p>
          </table:table-cell>
          <table:table-cell office:value-type="float" office:value="0">
            <text:p>0</text:p>
          </table:table-cell>
          <table:table-cell office:value-type="string">
            <text:p>Saiseki</text:p>
          </table:table-cell>
          <table:table-cell office:value-type="string">
            <text:p>Reactive 2;Metal 2;Hydrocarbon 2;Gas Pocket 1;Gem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Yokan</text:p>
          </table:table-cell>
          <table:table-cell office:value-type="string">
            <text:p>Gas 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72812.6">
            <text:p>72812.6</text:p>
          </table:table-cell>
          <table:table-cell office:value-type="float" office:value="-137894">
            <text:p>-137894</text:p>
          </table:table-cell>
          <table:table-cell office:value-type="float" office:value="0">
            <text:p>0</text:p>
          </table:table-cell>
          <table:table-cell office:value-type="string">
            <text:p>Nav P4</text:p>
          </table:table-cell>
          <table:table-cell office:value-type="string">
            <text:p>Metal 2;Hydrocarbon 2;Gem 2;Reactive 2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Yokan</text:p>
          </table:table-cell>
          <table:table-cell office:value-type="string">
            <text:p>Gas 11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7001.2">
            <text:p>37001.2</text:p>
          </table:table-cell>
          <table:table-cell office:value-type="float" office:value="-180113">
            <text:p>-180113</text:p>
          </table:table-cell>
          <table:table-cell office:value-type="float" office:value="0">
            <text:p>0</text:p>
          </table:table-cell>
          <table:table-cell office:value-type="string">
            <text:p>Ksuru</text:p>
          </table:table-cell>
          <table:table-cell office:value-type="string">
            <text:p>Reactive 1;Metal 2;Hydrocarbon 2;Gem 1;Inorganic Hulk 0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Yokan</text:p>
          </table:table-cell>
          <table:table-cell office:value-type="string">
            <text:p>Gas 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1546.3">
            <text:p>71546.3</text:p>
          </table:table-cell>
          <table:table-cell office:value-type="float" office:value="-47921.5">
            <text:p>-47921.5</text:p>
          </table:table-cell>
          <table:table-cell office:value-type="float" office:value="0">
            <text:p>0</text:p>
          </table:table-cell>
          <table:table-cell office:value-type="string">
            <text:p>Nav P2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Yokan</text:p>
          </table:table-cell>
          <table:table-cell office:value-type="string">
            <text:p>Southern Connector</text:p>
          </table:table-cell>
          <table:table-cell table:number-columns-repeated="2" office:value-type="string">
            <text:p>NULL</text:p>
          </table:table-cell>
          <table:table-cell office:value-type="float" office:value="-52173.3">
            <text:p>-52173.3</text:p>
          </table:table-cell>
          <table:table-cell office:value-type="float" office:value="-193300">
            <text:p>-193300</text:p>
          </table:table-cell>
          <table:table-cell office:value-type="float" office:value="0">
            <text:p>0</text:p>
          </table:table-cell>
          <table:table-cell office:value-type="string">
            <text:p>Southern Connector</text:p>
          </table:table-cell>
          <table:table-cell office:value-type="string">
            <text:p>Gas Pocket 1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Zweihander</text:p>
          </table:table-cell>
          <table:table-cell office:value-type="string">
            <text:p>Level 7 Spawn - Asteroid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-141346">
            <text:p>-141346</text:p>
          </table:table-cell>
          <table:table-cell office:value-type="float" office:value="-112708">
            <text:p>-112708</text:p>
          </table:table-cell>
          <table:table-cell office:value-type="float" office:value="0">
            <text:p>0</text:p>
          </table:table-cell>
          <table:table-cell office:value-type="string">
            <text:p>Level 7 Spawn - Asteroid</text:p>
          </table:table-cell>
          <table:table-cell office:value-type="string">
            <text:p>Metal 1;Metal 2;Metal 3</text:p>
          </table:table-cell>
          <table:table-cell office:value-type="string">
            <text:p>NULL</text:p>
          </table:table-cell>
          <table:table-cell table:number-columns-repeated="1014"/>
        </table:table-row>
        <table:table-row table:style-name="ro1">
          <table:table-cell office:value-type="string">
            <text:p>Zweihander</text:p>
          </table:table-cell>
          <table:table-cell office:value-type="string">
            <text:p>Level 8 Spawn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-153515">
            <text:p>-153515</text:p>
          </table:table-cell>
          <table:table-cell office:value-type="float" office:value="-117103">
            <text:p>-117103</text:p>
          </table:table-cell>
          <table:table-cell office:value-type="float" office:value="0">
            <text:p>0</text:p>
          </table:table-cell>
          <table:table-cell office:value-type="string">
            <text:p>Level 7 Spawn - Asteroid</text:p>
          </table:table-cell>
          <table:table-cell office:value-type="string">
            <text:p>Reactive 1;Reactive 2;Reactive 3</text:p>
          </table:table-cell>
          <table:table-cell office:value-type="string">
            <text:p>NULL</text:p>
          </table:table-cell>
          <table:table-cell table:number-columns-repeated="1014"/>
        </table:table-row>
      </table:table>
      <table:table table:name="Output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Sect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PosX</text:p>
          </table:table-cell>
          <table:table-cell table:style-name="ce1" office:value-type="string">
            <text:p>PosY</text:p>
          </table:table-cell>
          <table:table-cell table:style-name="ce1" office:value-type="string">
            <text:p>PosZ</text:p>
          </table:table-cell>
          <table:table-cell table:style-name="ce1" office:value-type="string">
            <text:p>NearestNav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Extras</text:p>
          </table:table-cell>
          <table:table-cell table:style-name="ce1" table:number-columns-repeated="1014"/>
        </table:table-row>
        <table:table-row table:style-name="ro1">
          <table:table-cell table:formula="of:=[Input.A2]" office:value-type="string" office:string-value="Adriel Prime">
            <text:p>Adriel Prime</text:p>
          </table:table-cell>
          <table:table-cell table:formula="of:=CONCATENATE(&quot;['&quot;;[Input.B2];&quot;',&quot;)" office:value-type="string" office:string-value="['Gas Field 2',">
            <text:p>['Gas Field 2',</text:p>
          </table:table-cell>
          <table:table-cell table:formula="of:=CONCATENATE([Input.C2];&quot;,&quot;)" office:value-type="string" office:string-value="2,">
            <text:p>2,</text:p>
          </table:table-cell>
          <table:table-cell table:formula="of:=CONCATENATE([Input.D2];&quot;,&quot;)" office:value-type="string" office:string-value="50,">
            <text:p>50,</text:p>
          </table:table-cell>
          <table:table-cell table:formula="of:=CONCATENATE([Input.E2];&quot;,&quot;)" office:value-type="string" office:string-value="-101333,">
            <text:p>-101333,</text:p>
          </table:table-cell>
          <table:table-cell table:formula="of:=CONCATENATE([Input.F2];&quot;,&quot;)" office:value-type="string" office:string-value="25333.1,">
            <text:p>25333.1,</text:p>
          </table:table-cell>
          <table:table-cell table:formula="of:=CONCATENATE([Input.G2];&quot;,&quot;)" office:value-type="string" office:string-value="0,">
            <text:p>0,</text:p>
          </table:table-cell>
          <table:table-cell table:formula="of:=CONCATENATE(&quot;'&quot;;[Input.H2];&quot;',&quot;)" office:value-type="string" office:string-value="'Gas Collection Ring 2',">
            <text:p>'Gas Collection Ring 2',</text:p>
          </table:table-cell>
          <table:table-cell table:formula="of:=CONCATENATE(&quot;'&quot;;[Input.I2];&quot;',&quot;)" office:value-type="string" office:string-value="'Gas Pocket 1',">
            <text:p>'Gas Pocket 1',</text:p>
          </table:table-cell>
          <table:table-cell table:formula="of:=CONCATENATE(&quot;'&quot;;[Input.J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]" office:value-type="string" office:string-value="Adriel Prime">
            <text:p>Adriel Prime</text:p>
          </table:table-cell>
          <table:table-cell table:formula="of:=CONCATENATE(&quot;['&quot;;[Input.B3];&quot;',&quot;)" office:value-type="string" office:string-value="['Gas Cloud 5',">
            <text:p>['Gas Cloud 5',</text:p>
          </table:table-cell>
          <table:table-cell table:formula="of:=CONCATENATE([Input.C3];&quot;,&quot;)" office:value-type="string" office:string-value="2,">
            <text:p>2,</text:p>
          </table:table-cell>
          <table:table-cell table:formula="of:=CONCATENATE([Input.D3];&quot;,&quot;)" office:value-type="string" office:string-value="50,">
            <text:p>50,</text:p>
          </table:table-cell>
          <table:table-cell table:formula="of:=CONCATENATE([Input.E3];&quot;,&quot;)" office:value-type="string" office:string-value="-149866,">
            <text:p>-149866,</text:p>
          </table:table-cell>
          <table:table-cell table:formula="of:=CONCATENATE([Input.F3];&quot;,&quot;)" office:value-type="string" office:string-value="-11733.6,">
            <text:p>-11733.6,</text:p>
          </table:table-cell>
          <table:table-cell table:formula="of:=CONCATENATE([Input.G3];&quot;,&quot;)" office:value-type="string" office:string-value="0,">
            <text:p>0,</text:p>
          </table:table-cell>
          <table:table-cell table:formula="of:=CONCATENATE(&quot;'&quot;;[Input.H3];&quot;',&quot;)" office:value-type="string" office:string-value="'Gas Collection Ring 5',">
            <text:p>'Gas Collection Ring 5',</text:p>
          </table:table-cell>
          <table:table-cell table:formula="of:=CONCATENATE(&quot;'&quot;;[Input.I3];&quot;',&quot;)" office:value-type="string" office:string-value="'Gas Pocket 1',">
            <text:p>'Gas Pocket 1',</text:p>
          </table:table-cell>
          <table:table-cell table:formula="of:=CONCATENATE(&quot;'&quot;;[Input.J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]" office:value-type="string" office:string-value="Adriel Prime">
            <text:p>Adriel Prime</text:p>
          </table:table-cell>
          <table:table-cell table:formula="of:=CONCATENATE(&quot;['&quot;;[Input.B4];&quot;',&quot;)" office:value-type="string" office:string-value="['Gas Field 1',">
            <text:p>['Gas Field 1',</text:p>
          </table:table-cell>
          <table:table-cell table:formula="of:=CONCATENATE([Input.C4];&quot;,&quot;)" office:value-type="string" office:string-value="1,">
            <text:p>1,</text:p>
          </table:table-cell>
          <table:table-cell table:formula="of:=CONCATENATE([Input.D4];&quot;,&quot;)" office:value-type="string" office:string-value="50,">
            <text:p>50,</text:p>
          </table:table-cell>
          <table:table-cell table:formula="of:=CONCATENATE([Input.E4];&quot;,&quot;)" office:value-type="string" office:string-value="-85903.4,">
            <text:p>-85903.4,</text:p>
          </table:table-cell>
          <table:table-cell table:formula="of:=CONCATENATE([Input.F4];&quot;,&quot;)" office:value-type="string" office:string-value="42562.9,">
            <text:p>42562.9,</text:p>
          </table:table-cell>
          <table:table-cell table:formula="of:=CONCATENATE([Input.G4];&quot;,&quot;)" office:value-type="string" office:string-value="0,">
            <text:p>0,</text:p>
          </table:table-cell>
          <table:table-cell table:formula="of:=CONCATENATE(&quot;'&quot;;[Input.H4];&quot;',&quot;)" office:value-type="string" office:string-value="'Gas Collection Ring 1',">
            <text:p>'Gas Collection Ring 1',</text:p>
          </table:table-cell>
          <table:table-cell table:formula="of:=CONCATENATE(&quot;'&quot;;[Input.I4];&quot;',&quot;)" office:value-type="string" office:string-value="'Gas Pocket 1',">
            <text:p>'Gas Pocket 1',</text:p>
          </table:table-cell>
          <table:table-cell table:formula="of:=CONCATENATE(&quot;'&quot;;[Input.J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]" office:value-type="string" office:string-value="Adriel Prime">
            <text:p>Adriel Prime</text:p>
          </table:table-cell>
          <table:table-cell table:formula="of:=CONCATENATE(&quot;['&quot;;[Input.B5];&quot;',&quot;)" office:value-type="string" office:string-value="['Gas Cloud 3',">
            <text:p>['Gas Cloud 3',</text:p>
          </table:table-cell>
          <table:table-cell table:formula="of:=CONCATENATE([Input.C5];&quot;,&quot;)" office:value-type="string" office:string-value="1,">
            <text:p>1,</text:p>
          </table:table-cell>
          <table:table-cell table:formula="of:=CONCATENATE([Input.D5];&quot;,&quot;)" office:value-type="string" office:string-value="50,">
            <text:p>50,</text:p>
          </table:table-cell>
          <table:table-cell table:formula="of:=CONCATENATE([Input.E5];&quot;,&quot;)" office:value-type="string" office:string-value="-116799,">
            <text:p>-116799,</text:p>
          </table:table-cell>
          <table:table-cell table:formula="of:=CONCATENATE([Input.F5];&quot;,&quot;)" office:value-type="string" office:string-value="9866.41,">
            <text:p>9866.41,</text:p>
          </table:table-cell>
          <table:table-cell table:formula="of:=CONCATENATE([Input.G5];&quot;,&quot;)" office:value-type="string" office:string-value="0,">
            <text:p>0,</text:p>
          </table:table-cell>
          <table:table-cell table:formula="of:=CONCATENATE(&quot;'&quot;;[Input.H5];&quot;',&quot;)" office:value-type="string" office:string-value="'Gas Collection Ring 3',">
            <text:p>'Gas Collection Ring 3',</text:p>
          </table:table-cell>
          <table:table-cell table:formula="of:=CONCATENATE(&quot;'&quot;;[Input.I5];&quot;',&quot;)" office:value-type="string" office:string-value="'Gas Pocket 1',">
            <text:p>'Gas Pocket 1',</text:p>
          </table:table-cell>
          <table:table-cell table:formula="of:=CONCATENATE(&quot;'&quot;;[Input.J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]" office:value-type="string" office:string-value="Adriel Prime">
            <text:p>Adriel Prime</text:p>
          </table:table-cell>
          <table:table-cell table:formula="of:=CONCATENATE(&quot;['&quot;;[Input.B6];&quot;',&quot;)" office:value-type="string" office:string-value="['Gas Cloud 4',">
            <text:p>['Gas Cloud 4',</text:p>
          </table:table-cell>
          <table:table-cell table:formula="of:=CONCATENATE([Input.C6];&quot;,&quot;)" office:value-type="string" office:string-value="1,">
            <text:p>1,</text:p>
          </table:table-cell>
          <table:table-cell table:formula="of:=CONCATENATE([Input.D6];&quot;,&quot;)" office:value-type="string" office:string-value="50,">
            <text:p>50,</text:p>
          </table:table-cell>
          <table:table-cell table:formula="of:=CONCATENATE([Input.E6];&quot;,&quot;)" office:value-type="string" office:string-value="-132533,">
            <text:p>-132533,</text:p>
          </table:table-cell>
          <table:table-cell table:formula="of:=CONCATENATE([Input.F6];&quot;,&quot;)" office:value-type="string" office:string-value="-1600.25,">
            <text:p>-1600.25,</text:p>
          </table:table-cell>
          <table:table-cell table:formula="of:=CONCATENATE([Input.G6];&quot;,&quot;)" office:value-type="string" office:string-value="0,">
            <text:p>0,</text:p>
          </table:table-cell>
          <table:table-cell table:formula="of:=CONCATENATE(&quot;'&quot;;[Input.H6];&quot;',&quot;)" office:value-type="string" office:string-value="'Gas Collection Ring 4',">
            <text:p>'Gas Collection Ring 4',</text:p>
          </table:table-cell>
          <table:table-cell table:formula="of:=CONCATENATE(&quot;'&quot;;[Input.I6];&quot;',&quot;)" office:value-type="string" office:string-value="'Gas Pocket 1',">
            <text:p>'Gas Pocket 1',</text:p>
          </table:table-cell>
          <table:table-cell table:formula="of:=CONCATENATE(&quot;'&quot;;[Input.J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]" office:value-type="string" office:string-value="Adriel Prime">
            <text:p>Adriel Prime</text:p>
          </table:table-cell>
          <table:table-cell table:formula="of:=CONCATENATE(&quot;['&quot;;[Input.B7];&quot;',&quot;)" office:value-type="string" office:string-value="['Gas Cloud 36',">
            <text:p>['Gas Cloud 36',</text:p>
          </table:table-cell>
          <table:table-cell table:formula="of:=CONCATENATE([Input.C7];&quot;,&quot;)" office:value-type="string" office:string-value="1,">
            <text:p>1,</text:p>
          </table:table-cell>
          <table:table-cell table:formula="of:=CONCATENATE([Input.D7];&quot;,&quot;)" office:value-type="string" office:string-value="50,">
            <text:p>50,</text:p>
          </table:table-cell>
          <table:table-cell table:formula="of:=CONCATENATE([Input.E7];&quot;,&quot;)" office:value-type="string" office:string-value="-76532.8,">
            <text:p>-76532.8,</text:p>
          </table:table-cell>
          <table:table-cell table:formula="of:=CONCATENATE([Input.F7];&quot;,&quot;)" office:value-type="string" office:string-value="60533.1,">
            <text:p>60533.1,</text:p>
          </table:table-cell>
          <table:table-cell table:formula="of:=CONCATENATE([Input.G7];&quot;,&quot;)" office:value-type="string" office:string-value="0,">
            <text:p>0,</text:p>
          </table:table-cell>
          <table:table-cell table:formula="of:=CONCATENATE(&quot;'&quot;;[Input.H7];&quot;',&quot;)" office:value-type="string" office:string-value="'Gas Collection Ring 36',">
            <text:p>'Gas Collection Ring 36',</text:p>
          </table:table-cell>
          <table:table-cell table:formula="of:=CONCATENATE(&quot;'&quot;;[Input.I7];&quot;',&quot;)" office:value-type="string" office:string-value="'Gas Pocket 1',">
            <text:p>'Gas Pocket 1',</text:p>
          </table:table-cell>
          <table:table-cell table:formula="of:=CONCATENATE(&quot;'&quot;;[Input.J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8]" office:value-type="string" office:string-value="Adriel Prime">
            <text:p>Adriel Prime</text:p>
          </table:table-cell>
          <table:table-cell table:formula="of:=CONCATENATE(&quot;['&quot;;[Input.B8];&quot;',&quot;)" office:value-type="string" office:string-value="['Gas Cloud 35',">
            <text:p>['Gas Cloud 35',</text:p>
          </table:table-cell>
          <table:table-cell table:formula="of:=CONCATENATE([Input.C8];&quot;,&quot;)" office:value-type="string" office:string-value="1,">
            <text:p>1,</text:p>
          </table:table-cell>
          <table:table-cell table:formula="of:=CONCATENATE([Input.D8];&quot;,&quot;)" office:value-type="string" office:string-value="50,">
            <text:p>50,</text:p>
          </table:table-cell>
          <table:table-cell table:formula="of:=CONCATENATE([Input.E8];&quot;,&quot;)" office:value-type="string" office:string-value="-69866.1,">
            <text:p>-69866.1,</text:p>
          </table:table-cell>
          <table:table-cell table:formula="of:=CONCATENATE([Input.F8];&quot;,&quot;)" office:value-type="string" office:string-value="78399.7,">
            <text:p>78399.7,</text:p>
          </table:table-cell>
          <table:table-cell table:formula="of:=CONCATENATE([Input.G8];&quot;,&quot;)" office:value-type="string" office:string-value="0,">
            <text:p>0,</text:p>
          </table:table-cell>
          <table:table-cell table:formula="of:=CONCATENATE(&quot;'&quot;;[Input.H8];&quot;',&quot;)" office:value-type="string" office:string-value="'Gas Collector Ring 35',">
            <text:p>'Gas Collector Ring 35',</text:p>
          </table:table-cell>
          <table:table-cell table:formula="of:=CONCATENATE(&quot;'&quot;;[Input.I8];&quot;',&quot;)" office:value-type="string" office:string-value="'Gas Pocket 1',">
            <text:p>'Gas Pocket 1',</text:p>
          </table:table-cell>
          <table:table-cell table:formula="of:=CONCATENATE(&quot;'&quot;;[Input.J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9]" office:value-type="string" office:string-value="Akerons Gate">
            <text:p>Akerons Gate</text:p>
          </table:table-cell>
          <table:table-cell table:formula="of:=CONCATENATE(&quot;['&quot;;[Input.B9];&quot;',&quot;)" office:value-type="string" office:string-value="['asteroid lv6',">
            <text:p>['asteroid lv6',</text:p>
          </table:table-cell>
          <table:table-cell table:formula="of:=CONCATENATE([Input.C9];&quot;,&quot;)" office:value-type="string" office:string-value="6,">
            <text:p>6,</text:p>
          </table:table-cell>
          <table:table-cell table:formula="of:=CONCATENATE([Input.D9];&quot;,&quot;)" office:value-type="string" office:string-value="25,">
            <text:p>25,</text:p>
          </table:table-cell>
          <table:table-cell table:formula="of:=CONCATENATE([Input.E9];&quot;,&quot;)" office:value-type="string" office:string-value="-30576.6,">
            <text:p>-30576.6,</text:p>
          </table:table-cell>
          <table:table-cell table:formula="of:=CONCATENATE([Input.F9];&quot;,&quot;)" office:value-type="string" office:string-value="77837,">
            <text:p>77837,</text:p>
          </table:table-cell>
          <table:table-cell table:formula="of:=CONCATENATE([Input.G9];&quot;,&quot;)" office:value-type="string" office:string-value="0,">
            <text:p>0,</text:p>
          </table:table-cell>
          <table:table-cell table:formula="of:=CONCATENATE(&quot;'&quot;;[Input.H9];&quot;',&quot;)" office:value-type="string" office:string-value="'Peat',">
            <text:p>'Peat',</text:p>
          </table:table-cell>
          <table:table-cell table:formula="of:=CONCATENATE(&quot;'&quot;;[Input.I9];&quot;',&quot;)" office:value-type="string" office:string-value="'Metal 1',">
            <text:p>'Metal 1',</text:p>
          </table:table-cell>
          <table:table-cell table:formula="of:=CONCATENATE(&quot;'&quot;;[Input.J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0]" office:value-type="string" office:string-value="Akerons Gate">
            <text:p>Akerons Gate</text:p>
          </table:table-cell>
          <table:table-cell table:formula="of:=CONCATENATE(&quot;['&quot;;[Input.B10];&quot;',&quot;)" office:value-type="string" office:string-value="['hyrdocarbslv6',">
            <text:p>['hyrdocarbslv6',</text:p>
          </table:table-cell>
          <table:table-cell table:formula="of:=CONCATENATE([Input.C10];&quot;,&quot;)" office:value-type="string" office:string-value="6,">
            <text:p>6,</text:p>
          </table:table-cell>
          <table:table-cell table:formula="of:=CONCATENATE([Input.D10];&quot;,&quot;)" office:value-type="string" office:string-value="0,">
            <text:p>0,</text:p>
          </table:table-cell>
          <table:table-cell table:formula="of:=CONCATENATE([Input.E10];&quot;,&quot;)" office:value-type="string" office:string-value="-63114.2,">
            <text:p>-63114.2,</text:p>
          </table:table-cell>
          <table:table-cell table:formula="of:=CONCATENATE([Input.F10];&quot;,&quot;)" office:value-type="string" office:string-value="47438.6,">
            <text:p>47438.6,</text:p>
          </table:table-cell>
          <table:table-cell table:formula="of:=CONCATENATE([Input.G10];&quot;,&quot;)" office:value-type="string" office:string-value="0,">
            <text:p>0,</text:p>
          </table:table-cell>
          <table:table-cell table:formula="of:=CONCATENATE(&quot;'&quot;;[Input.H10];&quot;',&quot;)" office:value-type="string" office:string-value="'EarthCorps Warning Beacon Eta',">
            <text:p>'EarthCorps Warning Beacon Eta',</text:p>
          </table:table-cell>
          <table:table-cell table:formula="of:=CONCATENATE(&quot;'&quot;;[Input.I10];&quot;',&quot;)" office:value-type="string" office:string-value="'Hydrocarbon 2',">
            <text:p>'Hydrocarbon 2',</text:p>
          </table:table-cell>
          <table:table-cell table:formula="of:=CONCATENATE(&quot;'&quot;;[Input.J1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1]" office:value-type="string" office:string-value="Akerons Gate">
            <text:p>Akerons Gate</text:p>
          </table:table-cell>
          <table:table-cell table:formula="of:=CONCATENATE(&quot;['&quot;;[Input.B11];&quot;',&quot;)" office:value-type="string" office:string-value="['asteroid Lv5',">
            <text:p>['asteroid Lv5',</text:p>
          </table:table-cell>
          <table:table-cell table:formula="of:=CONCATENATE([Input.C11];&quot;,&quot;)" office:value-type="string" office:string-value="5,">
            <text:p>5,</text:p>
          </table:table-cell>
          <table:table-cell table:formula="of:=CONCATENATE([Input.D11];&quot;,&quot;)" office:value-type="string" office:string-value="25,">
            <text:p>25,</text:p>
          </table:table-cell>
          <table:table-cell table:formula="of:=CONCATENATE([Input.E11];&quot;,&quot;)" office:value-type="string" office:string-value="0.0291824,">
            <text:p>0.0291824,</text:p>
          </table:table-cell>
          <table:table-cell table:formula="of:=CONCATENATE([Input.F11];&quot;,&quot;)" office:value-type="string" office:string-value="95333.1,">
            <text:p>95333.1,</text:p>
          </table:table-cell>
          <table:table-cell table:formula="of:=CONCATENATE([Input.G11];&quot;,&quot;)" office:value-type="string" office:string-value="0,">
            <text:p>0,</text:p>
          </table:table-cell>
          <table:table-cell table:formula="of:=CONCATENATE(&quot;'&quot;;[Input.H11];&quot;',&quot;)" office:value-type="string" office:string-value="'Jyn',">
            <text:p>'Jyn',</text:p>
          </table:table-cell>
          <table:table-cell table:formula="of:=CONCATENATE(&quot;'&quot;;[Input.I11];&quot;',&quot;)" office:value-type="string" office:string-value="'Metal 1',">
            <text:p>'Metal 1',</text:p>
          </table:table-cell>
          <table:table-cell table:formula="of:=CONCATENATE(&quot;'&quot;;[Input.J1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2]" office:value-type="string" office:string-value="Akerons Gate">
            <text:p>Akerons Gate</text:p>
          </table:table-cell>
          <table:table-cell table:formula="of:=CONCATENATE(&quot;['&quot;;[Input.B12];&quot;',&quot;)" office:value-type="string" office:string-value="['gas cloud lv5',">
            <text:p>['gas cloud lv5',</text:p>
          </table:table-cell>
          <table:table-cell table:formula="of:=CONCATENATE([Input.C12];&quot;,&quot;)" office:value-type="string" office:string-value="5,">
            <text:p>5,</text:p>
          </table:table-cell>
          <table:table-cell table:formula="of:=CONCATENATE([Input.D12];&quot;,&quot;)" office:value-type="string" office:string-value="0,">
            <text:p>0,</text:p>
          </table:table-cell>
          <table:table-cell table:formula="of:=CONCATENATE([Input.E12];&quot;,&quot;)" office:value-type="string" office:string-value="36728.7,">
            <text:p>36728.7,</text:p>
          </table:table-cell>
          <table:table-cell table:formula="of:=CONCATENATE([Input.F12];&quot;,&quot;)" office:value-type="string" office:string-value="103664,">
            <text:p>103664,</text:p>
          </table:table-cell>
          <table:table-cell table:formula="of:=CONCATENATE([Input.G12];&quot;,&quot;)" office:value-type="string" office:string-value="0,">
            <text:p>0,</text:p>
          </table:table-cell>
          <table:table-cell table:formula="of:=CONCATENATE(&quot;'&quot;;[Input.H12];&quot;',&quot;)" office:value-type="string" office:string-value="'Astis',">
            <text:p>'Astis',</text:p>
          </table:table-cell>
          <table:table-cell table:formula="of:=CONCATENATE(&quot;'&quot;;[Input.I12];&quot;',&quot;)" office:value-type="string" office:string-value="'Gas Pocket 1',">
            <text:p>'Gas Pocket 1',</text:p>
          </table:table-cell>
          <table:table-cell table:formula="of:=CONCATENATE(&quot;'&quot;;[Input.J1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3]" office:value-type="string" office:string-value="Akerons Gate">
            <text:p>Akerons Gate</text:p>
          </table:table-cell>
          <table:table-cell table:formula="of:=CONCATENATE(&quot;['&quot;;[Input.B13];&quot;',&quot;)" office:value-type="string" office:string-value="['asteroid lv4',">
            <text:p>['asteroid lv4',</text:p>
          </table:table-cell>
          <table:table-cell table:formula="of:=CONCATENATE([Input.C13];&quot;,&quot;)" office:value-type="string" office:string-value="4,">
            <text:p>4,</text:p>
          </table:table-cell>
          <table:table-cell table:formula="of:=CONCATENATE([Input.D13];&quot;,&quot;)" office:value-type="string" office:string-value="0,">
            <text:p>0,</text:p>
          </table:table-cell>
          <table:table-cell table:formula="of:=CONCATENATE([Input.E13];&quot;,&quot;)" office:value-type="string" office:string-value="27728.6,">
            <text:p>27728.6,</text:p>
          </table:table-cell>
          <table:table-cell table:formula="of:=CONCATENATE([Input.F13];&quot;,&quot;)" office:value-type="string" office:string-value="111490,">
            <text:p>111490,</text:p>
          </table:table-cell>
          <table:table-cell table:formula="of:=CONCATENATE([Input.G13];&quot;,&quot;)" office:value-type="string" office:string-value="0,">
            <text:p>0,</text:p>
          </table:table-cell>
          <table:table-cell table:formula="of:=CONCATENATE(&quot;'&quot;;[Input.H13];&quot;',&quot;)" office:value-type="string" office:string-value="'Trin',">
            <text:p>'Trin',</text:p>
          </table:table-cell>
          <table:table-cell table:formula="of:=CONCATENATE(&quot;'&quot;;[Input.I13];&quot;',&quot;)" office:value-type="string" office:string-value="'Metal 1',">
            <text:p>'Metal 1',</text:p>
          </table:table-cell>
          <table:table-cell table:formula="of:=CONCATENATE(&quot;'&quot;;[Input.J1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4]" office:value-type="string" office:string-value="Akerons Gate">
            <text:p>Akerons Gate</text:p>
          </table:table-cell>
          <table:table-cell table:formula="of:=CONCATENATE(&quot;['&quot;;[Input.B14];&quot;',&quot;)" office:value-type="string" office:string-value="['gas cloud lv4',">
            <text:p>['gas cloud lv4',</text:p>
          </table:table-cell>
          <table:table-cell table:formula="of:=CONCATENATE([Input.C14];&quot;,&quot;)" office:value-type="string" office:string-value="4,">
            <text:p>4,</text:p>
          </table:table-cell>
          <table:table-cell table:formula="of:=CONCATENATE([Input.D14];&quot;,&quot;)" office:value-type="string" office:string-value="25,">
            <text:p>25,</text:p>
          </table:table-cell>
          <table:table-cell table:formula="of:=CONCATENATE([Input.E14];&quot;,&quot;)" office:value-type="string" office:string-value="-55620.4,">
            <text:p>-55620.4,</text:p>
          </table:table-cell>
          <table:table-cell table:formula="of:=CONCATENATE([Input.F14];&quot;,&quot;)" office:value-type="string" office:string-value="125186,">
            <text:p>125186,</text:p>
          </table:table-cell>
          <table:table-cell table:formula="of:=CONCATENATE([Input.G14];&quot;,&quot;)" office:value-type="string" office:string-value="0,">
            <text:p>0,</text:p>
          </table:table-cell>
          <table:table-cell table:formula="of:=CONCATENATE(&quot;'&quot;;[Input.H14];&quot;',&quot;)" office:value-type="string" office:string-value="'EarthCorps Warning Beacon Gamma',">
            <text:p>'EarthCorps Warning Beacon Gamma',</text:p>
          </table:table-cell>
          <table:table-cell table:formula="of:=CONCATENATE(&quot;'&quot;;[Input.I14];&quot;',&quot;)" office:value-type="string" office:string-value="'Gas Pocket 1',">
            <text:p>'Gas Pocket 1',</text:p>
          </table:table-cell>
          <table:table-cell table:formula="of:=CONCATENATE(&quot;'&quot;;[Input.J1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5]" office:value-type="string" office:string-value="Akerons Gate">
            <text:p>Akerons Gate</text:p>
          </table:table-cell>
          <table:table-cell table:formula="of:=CONCATENATE(&quot;['&quot;;[Input.B15];&quot;',&quot;)" office:value-type="string" office:string-value="['hydrocarbslv5',">
            <text:p>['hydrocarbslv5',</text:p>
          </table:table-cell>
          <table:table-cell table:formula="of:=CONCATENATE([Input.C15];&quot;,&quot;)" office:value-type="string" office:string-value="1,">
            <text:p>1,</text:p>
          </table:table-cell>
          <table:table-cell table:formula="of:=CONCATENATE([Input.D15];&quot;,&quot;)" office:value-type="string" office:string-value="0,">
            <text:p>0,</text:p>
          </table:table-cell>
          <table:table-cell table:formula="of:=CONCATENATE([Input.E15];&quot;,&quot;)" office:value-type="string" office:string-value="-20425.7,">
            <text:p>-20425.7,</text:p>
          </table:table-cell>
          <table:table-cell table:formula="of:=CONCATENATE([Input.F15];&quot;,&quot;)" office:value-type="string" office:string-value="154604,">
            <text:p>154604,</text:p>
          </table:table-cell>
          <table:table-cell table:formula="of:=CONCATENATE([Input.G15];&quot;,&quot;)" office:value-type="string" office:string-value="0,">
            <text:p>0,</text:p>
          </table:table-cell>
          <table:table-cell table:formula="of:=CONCATENATE(&quot;'&quot;;[Input.H15];&quot;',&quot;)" office:value-type="string" office:string-value="'ECS Colossus',">
            <text:p>'ECS Colossus',</text:p>
          </table:table-cell>
          <table:table-cell table:formula="of:=CONCATENATE(&quot;'&quot;;[Input.I15];&quot;',&quot;)" office:value-type="string" office:string-value="'Hydrocarbon 3',">
            <text:p>'Hydrocarbon 3',</text:p>
          </table:table-cell>
          <table:table-cell table:formula="of:=CONCATENATE(&quot;'&quot;;[Input.J1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6]" office:value-type="string" office:string-value="Altair III">
            <text:p>Altair III</text:p>
          </table:table-cell>
          <table:table-cell table:formula="of:=CONCATENATE(&quot;['&quot;;[Input.B16];&quot;',&quot;)" office:value-type="string" office:string-value="['Harvest 2',">
            <text:p>['Harvest 2',</text:p>
          </table:table-cell>
          <table:table-cell table:formula="of:=CONCATENATE([Input.C16];&quot;,&quot;)" office:value-type="string" office:string-value="2,">
            <text:p>2,</text:p>
          </table:table-cell>
          <table:table-cell table:formula="of:=CONCATENATE([Input.D16];&quot;,&quot;)" office:value-type="string" office:string-value="15,">
            <text:p>15,</text:p>
          </table:table-cell>
          <table:table-cell table:formula="of:=CONCATENATE([Input.E16];&quot;,&quot;)" office:value-type="string" office:string-value="-115941,">
            <text:p>-115941,</text:p>
          </table:table-cell>
          <table:table-cell table:formula="of:=CONCATENATE([Input.F16];&quot;,&quot;)" office:value-type="string" office:string-value="-17799.7,">
            <text:p>-17799.7,</text:p>
          </table:table-cell>
          <table:table-cell table:formula="of:=CONCATENATE([Input.G16];&quot;,&quot;)" office:value-type="string" office:string-value="0,">
            <text:p>0,</text:p>
          </table:table-cell>
          <table:table-cell table:formula="of:=CONCATENATE(&quot;'&quot;;[Input.H16];&quot;',&quot;)" office:value-type="string" office:string-value="'Altair Debris Field 2',">
            <text:p>'Altair Debris Field 2',</text:p>
          </table:table-cell>
          <table:table-cell table:formula="of:=CONCATENATE(&quot;'&quot;;[Input.I16];&quot;',&quot;)" office:value-type="string" office:string-value="'Metal 1',">
            <text:p>'Metal 1',</text:p>
          </table:table-cell>
          <table:table-cell table:formula="of:=CONCATENATE(&quot;'&quot;;[Input.J1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7]" office:value-type="string" office:string-value="Altair III">
            <text:p>Altair III</text:p>
          </table:table-cell>
          <table:table-cell table:formula="of:=CONCATENATE(&quot;['&quot;;[Input.B17];&quot;',&quot;)" office:value-type="string" office:string-value="['Harvest 1',">
            <text:p>['Harvest 1',</text:p>
          </table:table-cell>
          <table:table-cell table:formula="of:=CONCATENATE([Input.C17];&quot;,&quot;)" office:value-type="string" office:string-value="1,">
            <text:p>1,</text:p>
          </table:table-cell>
          <table:table-cell table:formula="of:=CONCATENATE([Input.D17];&quot;,&quot;)" office:value-type="string" office:string-value="15,">
            <text:p>15,</text:p>
          </table:table-cell>
          <table:table-cell table:formula="of:=CONCATENATE([Input.E17];&quot;,&quot;)" office:value-type="string" office:string-value="-104099,">
            <text:p>-104099,</text:p>
          </table:table-cell>
          <table:table-cell table:formula="of:=CONCATENATE([Input.F17];&quot;,&quot;)" office:value-type="string" office:string-value="-27582.4,">
            <text:p>-27582.4,</text:p>
          </table:table-cell>
          <table:table-cell table:formula="of:=CONCATENATE([Input.G17];&quot;,&quot;)" office:value-type="string" office:string-value="0,">
            <text:p>0,</text:p>
          </table:table-cell>
          <table:table-cell table:formula="of:=CONCATENATE(&quot;'&quot;;[Input.H17];&quot;',&quot;)" office:value-type="string" office:string-value="'Altair Debris Field 2',">
            <text:p>'Altair Debris Field 2',</text:p>
          </table:table-cell>
          <table:table-cell table:formula="of:=CONCATENATE(&quot;'&quot;;[Input.I17];&quot;',&quot;)" office:value-type="string" office:string-value="'Metal 1',">
            <text:p>'Metal 1',</text:p>
          </table:table-cell>
          <table:table-cell table:formula="of:=CONCATENATE(&quot;'&quot;;[Input.J1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8]" office:value-type="string" office:string-value="Altair III">
            <text:p>Altair III</text:p>
          </table:table-cell>
          <table:table-cell table:formula="of:=CONCATENATE(&quot;['&quot;;[Input.B18];&quot;',&quot;)" office:value-type="string" office:string-value="['Harvest 3',">
            <text:p>['Harvest 3',</text:p>
          </table:table-cell>
          <table:table-cell table:formula="of:=CONCATENATE([Input.C18];&quot;,&quot;)" office:value-type="string" office:string-value="1,">
            <text:p>1,</text:p>
          </table:table-cell>
          <table:table-cell table:formula="of:=CONCATENATE([Input.D18];&quot;,&quot;)" office:value-type="string" office:string-value="15,">
            <text:p>15,</text:p>
          </table:table-cell>
          <table:table-cell table:formula="of:=CONCATENATE([Input.E18];&quot;,&quot;)" office:value-type="string" office:string-value="-93286.1,">
            <text:p>-93286.1,</text:p>
          </table:table-cell>
          <table:table-cell table:formula="of:=CONCATENATE([Input.F18];&quot;,&quot;)" office:value-type="string" office:string-value="-36850.3,">
            <text:p>-36850.3,</text:p>
          </table:table-cell>
          <table:table-cell table:formula="of:=CONCATENATE([Input.G18];&quot;,&quot;)" office:value-type="string" office:string-value="0,">
            <text:p>0,</text:p>
          </table:table-cell>
          <table:table-cell table:formula="of:=CONCATENATE(&quot;'&quot;;[Input.H18];&quot;',&quot;)" office:value-type="string" office:string-value="'Altair Debris Field 2',">
            <text:p>'Altair Debris Field 2',</text:p>
          </table:table-cell>
          <table:table-cell table:formula="of:=CONCATENATE(&quot;'&quot;;[Input.I18];&quot;',&quot;)" office:value-type="string" office:string-value="'Metal 1',">
            <text:p>'Metal 1',</text:p>
          </table:table-cell>
          <table:table-cell table:formula="of:=CONCATENATE(&quot;'&quot;;[Input.J1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9]" office:value-type="string" office:string-value="Altair III">
            <text:p>Altair III</text:p>
          </table:table-cell>
          <table:table-cell table:formula="of:=CONCATENATE(&quot;['&quot;;[Input.B19];&quot;',&quot;)" office:value-type="string" office:string-value="['Harvest 3',">
            <text:p>['Harvest 3',</text:p>
          </table:table-cell>
          <table:table-cell table:formula="of:=CONCATENATE([Input.C19];&quot;,&quot;)" office:value-type="string" office:string-value="1,">
            <text:p>1,</text:p>
          </table:table-cell>
          <table:table-cell table:formula="of:=CONCATENATE([Input.D19];&quot;,&quot;)" office:value-type="string" office:string-value="15,">
            <text:p>15,</text:p>
          </table:table-cell>
          <table:table-cell table:formula="of:=CONCATENATE([Input.E19];&quot;,&quot;)" office:value-type="string" office:string-value="-87622.4,">
            <text:p>-87622.4,</text:p>
          </table:table-cell>
          <table:table-cell table:formula="of:=CONCATENATE([Input.F19];&quot;,&quot;)" office:value-type="string" office:string-value="-47662.8,">
            <text:p>-47662.8,</text:p>
          </table:table-cell>
          <table:table-cell table:formula="of:=CONCATENATE([Input.G19];&quot;,&quot;)" office:value-type="string" office:string-value="0,">
            <text:p>0,</text:p>
          </table:table-cell>
          <table:table-cell table:formula="of:=CONCATENATE(&quot;'&quot;;[Input.H19];&quot;',&quot;)" office:value-type="string" office:string-value="'Altair Debris Field 2',">
            <text:p>'Altair Debris Field 2',</text:p>
          </table:table-cell>
          <table:table-cell table:formula="of:=CONCATENATE(&quot;'&quot;;[Input.I19];&quot;',&quot;)" office:value-type="string" office:string-value="'Metal 1',">
            <text:p>'Metal 1',</text:p>
          </table:table-cell>
          <table:table-cell table:formula="of:=CONCATENATE(&quot;'&quot;;[Input.J1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0]" office:value-type="string" office:string-value="Antares Frontier">
            <text:p>Antares Frontier</text:p>
          </table:table-cell>
          <table:table-cell table:formula="of:=CONCATENATE(&quot;['&quot;;[Input.B20];&quot;',&quot;)" office:value-type="string" office:string-value="['level 8 field',">
            <text:p>['level 8 field',</text:p>
          </table:table-cell>
          <table:table-cell table:formula="of:=CONCATENATE([Input.C20];&quot;,&quot;)" office:value-type="string" office:string-value="8,">
            <text:p>8,</text:p>
          </table:table-cell>
          <table:table-cell table:formula="of:=CONCATENATE([Input.D20];&quot;,&quot;)" office:value-type="string" office:string-value="55,">
            <text:p>55,</text:p>
          </table:table-cell>
          <table:table-cell table:formula="of:=CONCATENATE([Input.E20];&quot;,&quot;)" office:value-type="string" office:string-value="-58000.8,">
            <text:p>-58000.8,</text:p>
          </table:table-cell>
          <table:table-cell table:formula="of:=CONCATENATE([Input.F20];&quot;,&quot;)" office:value-type="string" office:string-value="51031.2,">
            <text:p>51031.2,</text:p>
          </table:table-cell>
          <table:table-cell table:formula="of:=CONCATENATE([Input.G20];&quot;,&quot;)" office:value-type="string" office:string-value="0,">
            <text:p>0,</text:p>
          </table:table-cell>
          <table:table-cell table:formula="of:=CONCATENATE(&quot;'&quot;;[Input.H20];&quot;',&quot;)" office:value-type="string" office:string-value="'Glass Spire Point',">
            <text:p>'Glass Spire Point',</text:p>
          </table:table-cell>
          <table:table-cell table:formula="of:=CONCATENATE(&quot;'&quot;;[Input.I20];&quot;',&quot;)" office:value-type="string" office:string-value="'Reactive 1;Reactive 2;Reactive 3;Metal 1;Metal 2;Gem 1;Gem 2;Gem 3;Gas Pocket 1;Metal 3',">
            <text:p>'Reactive 1;Reactive 2;Reactive 3;Metal 1;Metal 2;Gem 1;Gem 2;Gem 3;Gas Pocket 1;Metal 3',</text:p>
          </table:table-cell>
          <table:table-cell table:formula="of:=CONCATENATE(&quot;'&quot;;[Input.J2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1]" office:value-type="string" office:string-value="Antares Frontier">
            <text:p>Antares Frontier</text:p>
          </table:table-cell>
          <table:table-cell table:formula="of:=CONCATENATE(&quot;['&quot;;[Input.B21];&quot;',&quot;)" office:value-type="string" office:string-value="['field 1',">
            <text:p>['field 1',</text:p>
          </table:table-cell>
          <table:table-cell table:formula="of:=CONCATENATE([Input.C21];&quot;,&quot;)" office:value-type="string" office:string-value="7,">
            <text:p>7,</text:p>
          </table:table-cell>
          <table:table-cell table:formula="of:=CONCATENATE([Input.D21];&quot;,&quot;)" office:value-type="string" office:string-value="75,">
            <text:p>75,</text:p>
          </table:table-cell>
          <table:table-cell table:formula="of:=CONCATENATE([Input.E21];&quot;,&quot;)" office:value-type="string" office:string-value="37231.3,">
            <text:p>37231.3,</text:p>
          </table:table-cell>
          <table:table-cell table:formula="of:=CONCATENATE([Input.F21];&quot;,&quot;)" office:value-type="string" office:string-value="61996.1,">
            <text:p>61996.1,</text:p>
          </table:table-cell>
          <table:table-cell table:formula="of:=CONCATENATE([Input.G21];&quot;,&quot;)" office:value-type="string" office:string-value="0,">
            <text:p>0,</text:p>
          </table:table-cell>
          <table:table-cell table:formula="of:=CONCATENATE(&quot;'&quot;;[Input.H21];&quot;',&quot;)" office:value-type="string" office:string-value="'Vio',">
            <text:p>'Vio',</text:p>
          </table:table-cell>
          <table:table-cell table:formula="of:=CONCATENATE(&quot;'&quot;;[Input.I21];&quot;',&quot;)" office:value-type="string" office:string-value="'Reactive 2;Reactive 3;Reactive 1;Metal 2;Metal 3;Gem 3;Gem 2;Hydrocarbon 3',">
            <text:p>'Reactive 2;Reactive 3;Reactive 1;Metal 2;Metal 3;Gem 3;Gem 2;Hydrocarbon 3',</text:p>
          </table:table-cell>
          <table:table-cell table:formula="of:=CONCATENATE(&quot;'&quot;;[Input.J2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2]" office:value-type="string" office:string-value="Antares Frontier">
            <text:p>Antares Frontier</text:p>
          </table:table-cell>
          <table:table-cell table:formula="of:=CONCATENATE(&quot;['&quot;;[Input.B22];&quot;',&quot;)" office:value-type="string" office:string-value="['field 4',">
            <text:p>['field 4',</text:p>
          </table:table-cell>
          <table:table-cell table:formula="of:=CONCATENATE([Input.C22];&quot;,&quot;)" office:value-type="string" office:string-value="7,">
            <text:p>7,</text:p>
          </table:table-cell>
          <table:table-cell table:formula="of:=CONCATENATE([Input.D22];&quot;,&quot;)" office:value-type="string" office:string-value="65,">
            <text:p>65,</text:p>
          </table:table-cell>
          <table:table-cell table:formula="of:=CONCATENATE([Input.E22];&quot;,&quot;)" office:value-type="string" office:string-value="-33979.2,">
            <text:p>-33979.2,</text:p>
          </table:table-cell>
          <table:table-cell table:formula="of:=CONCATENATE([Input.F22];&quot;,&quot;)" office:value-type="string" office:string-value="24401,">
            <text:p>24401,</text:p>
          </table:table-cell>
          <table:table-cell table:formula="of:=CONCATENATE([Input.G22];&quot;,&quot;)" office:value-type="string" office:string-value="0,">
            <text:p>0,</text:p>
          </table:table-cell>
          <table:table-cell table:formula="of:=CONCATENATE(&quot;'&quot;;[Input.H22];&quot;',&quot;)" office:value-type="string" office:string-value="'Anci',">
            <text:p>'Anci',</text:p>
          </table:table-cell>
          <table:table-cell table:formula="of:=CONCATENATE(&quot;'&quot;;[Input.I22];&quot;',&quot;)" office:value-type="string" office:string-value="'Hydrocarbon 3;Hydrocarbon 2;Hydrocarbon 1;Metal 3;Metal 2;Reactive 3;Reactive 2;Gem 3',">
            <text:p>'Hydrocarbon 3;Hydrocarbon 2;Hydrocarbon 1;Metal 3;Metal 2;Reactive 3;Reactive 2;Gem 3',</text:p>
          </table:table-cell>
          <table:table-cell table:formula="of:=CONCATENATE(&quot;'&quot;;[Input.J2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3]" office:value-type="string" office:string-value="Antares Frontier">
            <text:p>Antares Frontier</text:p>
          </table:table-cell>
          <table:table-cell table:formula="of:=CONCATENATE(&quot;['&quot;;[Input.B23];&quot;',&quot;)" office:value-type="string" office:string-value="['level 7 field',">
            <text:p>['level 7 field',</text:p>
          </table:table-cell>
          <table:table-cell table:formula="of:=CONCATENATE([Input.C23];&quot;,&quot;)" office:value-type="string" office:string-value="7,">
            <text:p>7,</text:p>
          </table:table-cell>
          <table:table-cell table:formula="of:=CONCATENATE([Input.D23];&quot;,&quot;)" office:value-type="string" office:string-value="35,">
            <text:p>35,</text:p>
          </table:table-cell>
          <table:table-cell table:formula="of:=CONCATENATE([Input.E23];&quot;,&quot;)" office:value-type="string" office:string-value="12859.7,">
            <text:p>12859.7,</text:p>
          </table:table-cell>
          <table:table-cell table:formula="of:=CONCATENATE([Input.F23];&quot;,&quot;)" office:value-type="string" office:string-value="24209,">
            <text:p>24209,</text:p>
          </table:table-cell>
          <table:table-cell table:formula="of:=CONCATENATE([Input.G23];&quot;,&quot;)" office:value-type="string" office:string-value="0,">
            <text:p>0,</text:p>
          </table:table-cell>
          <table:table-cell table:formula="of:=CONCATENATE(&quot;'&quot;;[Input.H23];&quot;',&quot;)" office:value-type="string" office:string-value="'Antares 1 [Under Construction]',">
            <text:p>'Antares 1 [Under Construction]',</text:p>
          </table:table-cell>
          <table:table-cell table:formula="of:=CONCATENATE(&quot;'&quot;;[Input.I23];&quot;',&quot;)" office:value-type="string" office:string-value="'Reactive 1;Reactive 2;Reactive 3;Metal 1;Metal 2;Metal 3;Gem 1;Gem 2;Gem 3;Gas Pocket 1',">
            <text:p>'Reactive 1;Reactive 2;Reactive 3;Metal 1;Metal 2;Metal 3;Gem 1;Gem 2;Gem 3;Gas Pocket 1',</text:p>
          </table:table-cell>
          <table:table-cell table:formula="of:=CONCATENATE(&quot;'&quot;;[Input.J2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4]" office:value-type="string" office:string-value="Antares Frontier">
            <text:p>Antares Frontier</text:p>
          </table:table-cell>
          <table:table-cell table:formula="of:=CONCATENATE(&quot;['&quot;;[Input.B24];&quot;',&quot;)" office:value-type="string" office:string-value="['Large level 6 Field',">
            <text:p>['Large level 6 Field',</text:p>
          </table:table-cell>
          <table:table-cell table:formula="of:=CONCATENATE([Input.C24];&quot;,&quot;)" office:value-type="string" office:string-value="6,">
            <text:p>6,</text:p>
          </table:table-cell>
          <table:table-cell table:formula="of:=CONCATENATE([Input.D24];&quot;,&quot;)" office:value-type="string" office:string-value="75,">
            <text:p>75,</text:p>
          </table:table-cell>
          <table:table-cell table:formula="of:=CONCATENATE([Input.E24];&quot;,&quot;)" office:value-type="string" office:string-value="-3194.57,">
            <text:p>-3194.57,</text:p>
          </table:table-cell>
          <table:table-cell table:formula="of:=CONCATENATE([Input.F24];&quot;,&quot;)" office:value-type="string" office:string-value="47610.1,">
            <text:p>47610.1,</text:p>
          </table:table-cell>
          <table:table-cell table:formula="of:=CONCATENATE([Input.G24];&quot;,&quot;)" office:value-type="string" office:string-value="0,">
            <text:p>0,</text:p>
          </table:table-cell>
          <table:table-cell table:formula="of:=CONCATENATE(&quot;'&quot;;[Input.H24];&quot;',&quot;)" office:value-type="string" office:string-value="'Vishao\'s Gate',">
            <text:p>'Vishao\'s Gate',</text:p>
          </table:table-cell>
          <table:table-cell table:formula="of:=CONCATENATE(&quot;'&quot;;[Input.I24];&quot;',&quot;)" office:value-type="string" office:string-value="'Reactive 1;Reactive 3;Reactive 2;Metal 1;Metal 2;Metal 3;Gem 1;Gem 2;Gem 3;Gas Pocket 1',">
            <text:p>'Reactive 1;Reactive 3;Reactive 2;Metal 1;Metal 2;Metal 3;Gem 1;Gem 2;Gem 3;Gas Pocket 1',</text:p>
          </table:table-cell>
          <table:table-cell table:formula="of:=CONCATENATE(&quot;'&quot;;[Input.J2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5]" office:value-type="string" office:string-value="Antares Frontier">
            <text:p>Antares Frontier</text:p>
          </table:table-cell>
          <table:table-cell table:formula="of:=CONCATENATE(&quot;['&quot;;[Input.B25];&quot;',&quot;)" office:value-type="string" office:string-value="['Gas Field',">
            <text:p>['Gas Field',</text:p>
          </table:table-cell>
          <table:table-cell table:formula="of:=CONCATENATE([Input.C25];&quot;,&quot;)" office:value-type="string" office:string-value="5,">
            <text:p>5,</text:p>
          </table:table-cell>
          <table:table-cell table:formula="of:=CONCATENATE([Input.D25];&quot;,&quot;)" office:value-type="string" office:string-value="30,">
            <text:p>30,</text:p>
          </table:table-cell>
          <table:table-cell table:formula="of:=CONCATENATE([Input.E25];&quot;,&quot;)" office:value-type="string" office:string-value="14448.6,">
            <text:p>14448.6,</text:p>
          </table:table-cell>
          <table:table-cell table:formula="of:=CONCATENATE([Input.F25];&quot;,&quot;)" office:value-type="string" office:string-value="58868.2,">
            <text:p>58868.2,</text:p>
          </table:table-cell>
          <table:table-cell table:formula="of:=CONCATENATE([Input.G25];&quot;,&quot;)" office:value-type="string" office:string-value="0,">
            <text:p>0,</text:p>
          </table:table-cell>
          <table:table-cell table:formula="of:=CONCATENATE(&quot;'&quot;;[Input.H25];&quot;',&quot;)" office:value-type="string" office:string-value="'Vishao\'s Gate',">
            <text:p>'Vishao\'s Gate',</text:p>
          </table:table-cell>
          <table:table-cell table:formula="of:=CONCATENATE(&quot;'&quot;;[Input.I25];&quot;',&quot;)" office:value-type="string" office:string-value="'Gas Pocket 1',">
            <text:p>'Gas Pocket 1',</text:p>
          </table:table-cell>
          <table:table-cell table:formula="of:=CONCATENATE(&quot;'&quot;;[Input.J2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6]" office:value-type="string" office:string-value="Aragoth Prime">
            <text:p>Aragoth Prime</text:p>
          </table:table-cell>
          <table:table-cell table:formula="of:=CONCATENATE(&quot;['&quot;;[Input.B26];&quot;',&quot;)" office:value-type="string" office:string-value="['Harvestable 14',">
            <text:p>['Harvestable 14',</text:p>
          </table:table-cell>
          <table:table-cell table:formula="of:=CONCATENATE([Input.C26];&quot;,&quot;)" office:value-type="string" office:string-value="7,">
            <text:p>7,</text:p>
          </table:table-cell>
          <table:table-cell table:formula="of:=CONCATENATE([Input.D26];&quot;,&quot;)" office:value-type="string" office:string-value="5,">
            <text:p>5,</text:p>
          </table:table-cell>
          <table:table-cell table:formula="of:=CONCATENATE([Input.E26];&quot;,&quot;)" office:value-type="string" office:string-value="-33662.8,">
            <text:p>-33662.8,</text:p>
          </table:table-cell>
          <table:table-cell table:formula="of:=CONCATENATE([Input.F26];&quot;,&quot;)" office:value-type="string" office:string-value="-3417.75,">
            <text:p>-3417.75,</text:p>
          </table:table-cell>
          <table:table-cell table:formula="of:=CONCATENATE([Input.G26];&quot;,&quot;)" office:value-type="string" office:string-value="0,">
            <text:p>0,</text:p>
          </table:table-cell>
          <table:table-cell table:formula="of:=CONCATENATE(&quot;'&quot;;[Input.H26];&quot;',&quot;)" office:value-type="string" office:string-value="'Aragoth Resource Field 2',">
            <text:p>'Aragoth Resource Field 2',</text:p>
          </table:table-cell>
          <table:table-cell table:formula="of:=CONCATENATE(&quot;'&quot;;[Input.I26];&quot;',&quot;)" office:value-type="string" office:string-value="'Hydrocarbon 3',">
            <text:p>'Hydrocarbon 3',</text:p>
          </table:table-cell>
          <table:table-cell table:formula="of:=CONCATENATE(&quot;'&quot;;[Input.J2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7]" office:value-type="string" office:string-value="Aragoth Prime">
            <text:p>Aragoth Prime</text:p>
          </table:table-cell>
          <table:table-cell table:formula="of:=CONCATENATE(&quot;['&quot;;[Input.B27];&quot;',&quot;)" office:value-type="string" office:string-value="['Harvestable 3',">
            <text:p>['Harvestable 3',</text:p>
          </table:table-cell>
          <table:table-cell table:formula="of:=CONCATENATE([Input.C27];&quot;,&quot;)" office:value-type="string" office:string-value="6,">
            <text:p>6,</text:p>
          </table:table-cell>
          <table:table-cell table:formula="of:=CONCATENATE([Input.D27];&quot;,&quot;)" office:value-type="string" office:string-value="10,">
            <text:p>10,</text:p>
          </table:table-cell>
          <table:table-cell table:formula="of:=CONCATENATE([Input.E27];&quot;,&quot;)" office:value-type="string" office:string-value="157335,">
            <text:p>157335,</text:p>
          </table:table-cell>
          <table:table-cell table:formula="of:=CONCATENATE([Input.F27];&quot;,&quot;)" office:value-type="string" office:string-value="98243.5,">
            <text:p>98243.5,</text:p>
          </table:table-cell>
          <table:table-cell table:formula="of:=CONCATENATE([Input.G27];&quot;,&quot;)" office:value-type="string" office:string-value="0,">
            <text:p>0,</text:p>
          </table:table-cell>
          <table:table-cell table:formula="of:=CONCATENATE(&quot;'&quot;;[Input.H27];&quot;',&quot;)" office:value-type="string" office:string-value="'Old Resource Field 2',">
            <text:p>'Old Resource Field 2',</text:p>
          </table:table-cell>
          <table:table-cell table:formula="of:=CONCATENATE(&quot;'&quot;;[Input.I27];&quot;',&quot;)" office:value-type="string" office:string-value="'Reactive 3;Metal 3;Hydrocarbon 3',">
            <text:p>'Reactive 3;Metal 3;Hydrocarbon 3',</text:p>
          </table:table-cell>
          <table:table-cell table:formula="of:=CONCATENATE(&quot;'&quot;;[Input.J2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8]" office:value-type="string" office:string-value="Aragoth Prime">
            <text:p>Aragoth Prime</text:p>
          </table:table-cell>
          <table:table-cell table:formula="of:=CONCATENATE(&quot;['&quot;;[Input.B28];&quot;',&quot;)" office:value-type="string" office:string-value="['Harvestable 11',">
            <text:p>['Harvestable 11',</text:p>
          </table:table-cell>
          <table:table-cell table:formula="of:=CONCATENATE([Input.C28];&quot;,&quot;)" office:value-type="string" office:string-value="6,">
            <text:p>6,</text:p>
          </table:table-cell>
          <table:table-cell table:formula="of:=CONCATENATE([Input.D28];&quot;,&quot;)" office:value-type="string" office:string-value="10,">
            <text:p>10,</text:p>
          </table:table-cell>
          <table:table-cell table:formula="of:=CONCATENATE([Input.E28];&quot;,&quot;)" office:value-type="string" office:string-value="-31899.3,">
            <text:p>-31899.3,</text:p>
          </table:table-cell>
          <table:table-cell table:formula="of:=CONCATENATE([Input.F28];&quot;,&quot;)" office:value-type="string" office:string-value="-2774.23,">
            <text:p>-2774.23,</text:p>
          </table:table-cell>
          <table:table-cell table:formula="of:=CONCATENATE([Input.G28];&quot;,&quot;)" office:value-type="string" office:string-value="0,">
            <text:p>0,</text:p>
          </table:table-cell>
          <table:table-cell table:formula="of:=CONCATENATE(&quot;'&quot;;[Input.H28];&quot;',&quot;)" office:value-type="string" office:string-value="'Aragoth Resource Field 2',">
            <text:p>'Aragoth Resource Field 2',</text:p>
          </table:table-cell>
          <table:table-cell table:formula="of:=CONCATENATE(&quot;'&quot;;[Input.I28];&quot;',&quot;)" office:value-type="string" office:string-value="'Hydrocarbon 3',">
            <text:p>'Hydrocarbon 3',</text:p>
          </table:table-cell>
          <table:table-cell table:formula="of:=CONCATENATE(&quot;'&quot;;[Input.J2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9]" office:value-type="string" office:string-value="Aragoth Prime">
            <text:p>Aragoth Prime</text:p>
          </table:table-cell>
          <table:table-cell table:formula="of:=CONCATENATE(&quot;['&quot;;[Input.B29];&quot;',&quot;)" office:value-type="string" office:string-value="['Harvestable 12',">
            <text:p>['Harvestable 12',</text:p>
          </table:table-cell>
          <table:table-cell table:formula="of:=CONCATENATE([Input.C29];&quot;,&quot;)" office:value-type="string" office:string-value="6,">
            <text:p>6,</text:p>
          </table:table-cell>
          <table:table-cell table:formula="of:=CONCATENATE([Input.D29];&quot;,&quot;)" office:value-type="string" office:string-value="10,">
            <text:p>10,</text:p>
          </table:table-cell>
          <table:table-cell table:formula="of:=CONCATENATE([Input.E29];&quot;,&quot;)" office:value-type="string" office:string-value="-28091.6,">
            <text:p>-28091.6,</text:p>
          </table:table-cell>
          <table:table-cell table:formula="of:=CONCATENATE([Input.F29];&quot;,&quot;)" office:value-type="string" office:string-value="-5307.96,">
            <text:p>-5307.96,</text:p>
          </table:table-cell>
          <table:table-cell table:formula="of:=CONCATENATE([Input.G29];&quot;,&quot;)" office:value-type="string" office:string-value="0,">
            <text:p>0,</text:p>
          </table:table-cell>
          <table:table-cell table:formula="of:=CONCATENATE(&quot;'&quot;;[Input.H29];&quot;',&quot;)" office:value-type="string" office:string-value="'Aragoth Resource Field 2',">
            <text:p>'Aragoth Resource Field 2',</text:p>
          </table:table-cell>
          <table:table-cell table:formula="of:=CONCATENATE(&quot;'&quot;;[Input.I29];&quot;',&quot;)" office:value-type="string" office:string-value="'Hydrocarbon 3',">
            <text:p>'Hydrocarbon 3',</text:p>
          </table:table-cell>
          <table:table-cell table:formula="of:=CONCATENATE(&quot;'&quot;;[Input.J2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0]" office:value-type="string" office:string-value="Aragoth Prime">
            <text:p>Aragoth Prime</text:p>
          </table:table-cell>
          <table:table-cell table:formula="of:=CONCATENATE(&quot;['&quot;;[Input.B30];&quot;',&quot;)" office:value-type="string" office:string-value="['Harvestable 13',">
            <text:p>['Harvestable 13',</text:p>
          </table:table-cell>
          <table:table-cell table:formula="of:=CONCATENATE([Input.C30];&quot;,&quot;)" office:value-type="string" office:string-value="6,">
            <text:p>6,</text:p>
          </table:table-cell>
          <table:table-cell table:formula="of:=CONCATENATE([Input.D30];&quot;,&quot;)" office:value-type="string" office:string-value="10,">
            <text:p>10,</text:p>
          </table:table-cell>
          <table:table-cell table:formula="of:=CONCATENATE([Input.E30];&quot;,&quot;)" office:value-type="string" office:string-value="37275.3,">
            <text:p>37275.3,</text:p>
          </table:table-cell>
          <table:table-cell table:formula="of:=CONCATENATE([Input.F30];&quot;,&quot;)" office:value-type="string" office:string-value="13545.8,">
            <text:p>13545.8,</text:p>
          </table:table-cell>
          <table:table-cell table:formula="of:=CONCATENATE([Input.G30];&quot;,&quot;)" office:value-type="string" office:string-value="0,">
            <text:p>0,</text:p>
          </table:table-cell>
          <table:table-cell table:formula="of:=CONCATENATE(&quot;'&quot;;[Input.H30];&quot;',&quot;)" office:value-type="string" office:string-value="'Aragoth Resource Field 1',">
            <text:p>'Aragoth Resource Field 1',</text:p>
          </table:table-cell>
          <table:table-cell table:formula="of:=CONCATENATE(&quot;'&quot;;[Input.I30];&quot;',&quot;)" office:value-type="string" office:string-value="'Hydrocarbon 3;Gem 3',">
            <text:p>'Hydrocarbon 3;Gem 3',</text:p>
          </table:table-cell>
          <table:table-cell table:formula="of:=CONCATENATE(&quot;'&quot;;[Input.J3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1]" office:value-type="string" office:string-value="Aragoth Prime">
            <text:p>Aragoth Prime</text:p>
          </table:table-cell>
          <table:table-cell table:formula="of:=CONCATENATE(&quot;['&quot;;[Input.B31];&quot;',&quot;)" office:value-type="string" office:string-value="['Harvestable 15',">
            <text:p>['Harvestable 15',</text:p>
          </table:table-cell>
          <table:table-cell table:formula="of:=CONCATENATE([Input.C31];&quot;,&quot;)" office:value-type="string" office:string-value="6,">
            <text:p>6,</text:p>
          </table:table-cell>
          <table:table-cell table:formula="of:=CONCATENATE([Input.D31];&quot;,&quot;)" office:value-type="string" office:string-value="5,">
            <text:p>5,</text:p>
          </table:table-cell>
          <table:table-cell table:formula="of:=CONCATENATE([Input.E31];&quot;,&quot;)" office:value-type="string" office:string-value="37048.2,">
            <text:p>37048.2,</text:p>
          </table:table-cell>
          <table:table-cell table:formula="of:=CONCATENATE([Input.F31];&quot;,&quot;)" office:value-type="string" office:string-value="10479.5,">
            <text:p>10479.5,</text:p>
          </table:table-cell>
          <table:table-cell table:formula="of:=CONCATENATE([Input.G31];&quot;,&quot;)" office:value-type="string" office:string-value="0,">
            <text:p>0,</text:p>
          </table:table-cell>
          <table:table-cell table:formula="of:=CONCATENATE(&quot;'&quot;;[Input.H31];&quot;',&quot;)" office:value-type="string" office:string-value="'Aragoth Resource Field 1',">
            <text:p>'Aragoth Resource Field 1',</text:p>
          </table:table-cell>
          <table:table-cell table:formula="of:=CONCATENATE(&quot;'&quot;;[Input.I31];&quot;',&quot;)" office:value-type="string" office:string-value="'Hydrocarbon 3;Reactive 3',">
            <text:p>'Hydrocarbon 3;Reactive 3',</text:p>
          </table:table-cell>
          <table:table-cell table:formula="of:=CONCATENATE(&quot;'&quot;;[Input.J3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2]" office:value-type="string" office:string-value="Aragoth Prime">
            <text:p>Aragoth Prime</text:p>
          </table:table-cell>
          <table:table-cell table:formula="of:=CONCATENATE(&quot;['&quot;;[Input.B32];&quot;',&quot;)" office:value-type="string" office:string-value="['Harvest Field',">
            <text:p>['Harvest Field',</text:p>
          </table:table-cell>
          <table:table-cell table:formula="of:=CONCATENATE([Input.C32];&quot;,&quot;)" office:value-type="string" office:string-value="6,">
            <text:p>6,</text:p>
          </table:table-cell>
          <table:table-cell table:formula="of:=CONCATENATE([Input.D32];&quot;,&quot;)" office:value-type="string" office:string-value="15,">
            <text:p>15,</text:p>
          </table:table-cell>
          <table:table-cell table:formula="of:=CONCATENATE([Input.E32];&quot;,&quot;)" office:value-type="string" office:string-value="-174264,">
            <text:p>-174264,</text:p>
          </table:table-cell>
          <table:table-cell table:formula="of:=CONCATENATE([Input.F32];&quot;,&quot;)" office:value-type="string" office:string-value="45377.9,">
            <text:p>45377.9,</text:p>
          </table:table-cell>
          <table:table-cell table:formula="of:=CONCATENATE([Input.G32];&quot;,&quot;)" office:value-type="string" office:string-value="0,">
            <text:p>0,</text:p>
          </table:table-cell>
          <table:table-cell table:formula="of:=CONCATENATE(&quot;'&quot;;[Input.H32];&quot;',&quot;)" office:value-type="string" office:string-value="'Duth Field',">
            <text:p>'Duth Field',</text:p>
          </table:table-cell>
          <table:table-cell table:formula="of:=CONCATENATE(&quot;'&quot;;[Input.I32];&quot;',&quot;)" office:value-type="string" office:string-value="'Gas Pocket 1',">
            <text:p>'Gas Pocket 1',</text:p>
          </table:table-cell>
          <table:table-cell table:formula="of:=CONCATENATE(&quot;'&quot;;[Input.J3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3]" office:value-type="string" office:string-value="Aragoth Prime">
            <text:p>Aragoth Prime</text:p>
          </table:table-cell>
          <table:table-cell table:formula="of:=CONCATENATE(&quot;['&quot;;[Input.B33];&quot;',&quot;)" office:value-type="string" office:string-value="['Harvest Field',">
            <text:p>['Harvest Field',</text:p>
          </table:table-cell>
          <table:table-cell table:formula="of:=CONCATENATE([Input.C33];&quot;,&quot;)" office:value-type="string" office:string-value="6,">
            <text:p>6,</text:p>
          </table:table-cell>
          <table:table-cell table:formula="of:=CONCATENATE([Input.D33];&quot;,&quot;)" office:value-type="string" office:string-value="0,">
            <text:p>0,</text:p>
          </table:table-cell>
          <table:table-cell table:formula="of:=CONCATENATE([Input.E33];&quot;,&quot;)" office:value-type="string" office:string-value="-172990,">
            <text:p>-172990,</text:p>
          </table:table-cell>
          <table:table-cell table:formula="of:=CONCATENATE([Input.F33];&quot;,&quot;)" office:value-type="string" office:string-value="44741.4,">
            <text:p>44741.4,</text:p>
          </table:table-cell>
          <table:table-cell table:formula="of:=CONCATENATE([Input.G33];&quot;,&quot;)" office:value-type="string" office:string-value="0,">
            <text:p>0,</text:p>
          </table:table-cell>
          <table:table-cell table:formula="of:=CONCATENATE(&quot;'&quot;;[Input.H33];&quot;',&quot;)" office:value-type="string" office:string-value="'Duth Field',">
            <text:p>'Duth Field',</text:p>
          </table:table-cell>
          <table:table-cell table:formula="of:=CONCATENATE(&quot;'&quot;;[Input.I33];&quot;',&quot;)" office:value-type="string" office:string-value="'Gas Pocket 1',">
            <text:p>'Gas Pocket 1',</text:p>
          </table:table-cell>
          <table:table-cell table:formula="of:=CONCATENATE(&quot;'&quot;;[Input.J3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4]" office:value-type="string" office:string-value="Aragoth Prime">
            <text:p>Aragoth Prime</text:p>
          </table:table-cell>
          <table:table-cell table:formula="of:=CONCATENATE(&quot;['&quot;;[Input.B34];&quot;',&quot;)" office:value-type="string" office:string-value="['Harvestable 1',">
            <text:p>['Harvestable 1',</text:p>
          </table:table-cell>
          <table:table-cell table:formula="of:=CONCATENATE([Input.C34];&quot;,&quot;)" office:value-type="string" office:string-value="5,">
            <text:p>5,</text:p>
          </table:table-cell>
          <table:table-cell table:formula="of:=CONCATENATE([Input.D34];&quot;,&quot;)" office:value-type="string" office:string-value="15,">
            <text:p>15,</text:p>
          </table:table-cell>
          <table:table-cell table:formula="of:=CONCATENATE([Input.E34];&quot;,&quot;)" office:value-type="string" office:string-value="155331,">
            <text:p>155331,</text:p>
          </table:table-cell>
          <table:table-cell table:formula="of:=CONCATENATE([Input.F34];&quot;,&quot;)" office:value-type="string" office:string-value="96513.6,">
            <text:p>96513.6,</text:p>
          </table:table-cell>
          <table:table-cell table:formula="of:=CONCATENATE([Input.G34];&quot;,&quot;)" office:value-type="string" office:string-value="0,">
            <text:p>0,</text:p>
          </table:table-cell>
          <table:table-cell table:formula="of:=CONCATENATE(&quot;'&quot;;[Input.H34];&quot;',&quot;)" office:value-type="string" office:string-value="'Old Resource Field 2',">
            <text:p>'Old Resource Field 2',</text:p>
          </table:table-cell>
          <table:table-cell table:formula="of:=CONCATENATE(&quot;'&quot;;[Input.I34];&quot;',&quot;)" office:value-type="string" office:string-value="'Reactive 3;Hydrocarbon 3;Gem 3',">
            <text:p>'Reactive 3;Hydrocarbon 3;Gem 3',</text:p>
          </table:table-cell>
          <table:table-cell table:formula="of:=CONCATENATE(&quot;'&quot;;[Input.J3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5]" office:value-type="string" office:string-value="Aragoth Prime">
            <text:p>Aragoth Prime</text:p>
          </table:table-cell>
          <table:table-cell table:formula="of:=CONCATENATE(&quot;['&quot;;[Input.B35];&quot;',&quot;)" office:value-type="string" office:string-value="['Havestable 9',">
            <text:p>['Havestable 9',</text:p>
          </table:table-cell>
          <table:table-cell table:formula="of:=CONCATENATE([Input.C35];&quot;,&quot;)" office:value-type="string" office:string-value="5,">
            <text:p>5,</text:p>
          </table:table-cell>
          <table:table-cell table:formula="of:=CONCATENATE([Input.D35];&quot;,&quot;)" office:value-type="string" office:string-value="10,">
            <text:p>10,</text:p>
          </table:table-cell>
          <table:table-cell table:formula="of:=CONCATENATE([Input.E35];&quot;,&quot;)" office:value-type="string" office:string-value="-33267.9,">
            <text:p>-33267.9,</text:p>
          </table:table-cell>
          <table:table-cell table:formula="of:=CONCATENATE([Input.F35];&quot;,&quot;)" office:value-type="string" office:string-value="-6387.43,">
            <text:p>-6387.43,</text:p>
          </table:table-cell>
          <table:table-cell table:formula="of:=CONCATENATE([Input.G35];&quot;,&quot;)" office:value-type="string" office:string-value="0,">
            <text:p>0,</text:p>
          </table:table-cell>
          <table:table-cell table:formula="of:=CONCATENATE(&quot;'&quot;;[Input.H35];&quot;',&quot;)" office:value-type="string" office:string-value="'Aragoth Resource Field 2',">
            <text:p>'Aragoth Resource Field 2',</text:p>
          </table:table-cell>
          <table:table-cell table:formula="of:=CONCATENATE(&quot;'&quot;;[Input.I35];&quot;',&quot;)" office:value-type="string" office:string-value="'Hydrocarbon 3',">
            <text:p>'Hydrocarbon 3',</text:p>
          </table:table-cell>
          <table:table-cell table:formula="of:=CONCATENATE(&quot;'&quot;;[Input.J3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6]" office:value-type="string" office:string-value="Aragoth Prime">
            <text:p>Aragoth Prime</text:p>
          </table:table-cell>
          <table:table-cell table:formula="of:=CONCATENATE(&quot;['&quot;;[Input.B36];&quot;',&quot;)" office:value-type="string" office:string-value="['Harvestable 10',">
            <text:p>['Harvestable 10',</text:p>
          </table:table-cell>
          <table:table-cell table:formula="of:=CONCATENATE([Input.C36];&quot;,&quot;)" office:value-type="string" office:string-value="5,">
            <text:p>5,</text:p>
          </table:table-cell>
          <table:table-cell table:formula="of:=CONCATENATE([Input.D36];&quot;,&quot;)" office:value-type="string" office:string-value="15,">
            <text:p>15,</text:p>
          </table:table-cell>
          <table:table-cell table:formula="of:=CONCATENATE([Input.E36];&quot;,&quot;)" office:value-type="string" office:string-value="35855.7,">
            <text:p>35855.7,</text:p>
          </table:table-cell>
          <table:table-cell table:formula="of:=CONCATENATE([Input.F36];&quot;,&quot;)" office:value-type="string" office:string-value="12466.9,">
            <text:p>12466.9,</text:p>
          </table:table-cell>
          <table:table-cell table:formula="of:=CONCATENATE([Input.G36];&quot;,&quot;)" office:value-type="string" office:string-value="0,">
            <text:p>0,</text:p>
          </table:table-cell>
          <table:table-cell table:formula="of:=CONCATENATE(&quot;'&quot;;[Input.H36];&quot;',&quot;)" office:value-type="string" office:string-value="'Aragoth Resource Field 1',">
            <text:p>'Aragoth Resource Field 1',</text:p>
          </table:table-cell>
          <table:table-cell table:formula="of:=CONCATENATE(&quot;'&quot;;[Input.I36];&quot;',&quot;)" office:value-type="string" office:string-value="'Hydrocarbon 3;Reactive 3',">
            <text:p>'Hydrocarbon 3;Reactive 3',</text:p>
          </table:table-cell>
          <table:table-cell table:formula="of:=CONCATENATE(&quot;'&quot;;[Input.J3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7]" office:value-type="string" office:string-value="Aragoth Prime">
            <text:p>Aragoth Prime</text:p>
          </table:table-cell>
          <table:table-cell table:formula="of:=CONCATENATE(&quot;['&quot;;[Input.B37];&quot;',&quot;)" office:value-type="string" office:string-value="['Harvestable 12a',">
            <text:p>['Harvestable 12a',</text:p>
          </table:table-cell>
          <table:table-cell table:formula="of:=CONCATENATE([Input.C37];&quot;,&quot;)" office:value-type="string" office:string-value="5,">
            <text:p>5,</text:p>
          </table:table-cell>
          <table:table-cell table:formula="of:=CONCATENATE([Input.D37];&quot;,&quot;)" office:value-type="string" office:string-value="10,">
            <text:p>10,</text:p>
          </table:table-cell>
          <table:table-cell table:formula="of:=CONCATENATE([Input.E37];&quot;,&quot;)" office:value-type="string" office:string-value="34549.7,">
            <text:p>34549.7,</text:p>
          </table:table-cell>
          <table:table-cell table:formula="of:=CONCATENATE([Input.F37];&quot;,&quot;)" office:value-type="string" office:string-value="11160.9,">
            <text:p>11160.9,</text:p>
          </table:table-cell>
          <table:table-cell table:formula="of:=CONCATENATE([Input.G37];&quot;,&quot;)" office:value-type="string" office:string-value="0,">
            <text:p>0,</text:p>
          </table:table-cell>
          <table:table-cell table:formula="of:=CONCATENATE(&quot;'&quot;;[Input.H37];&quot;',&quot;)" office:value-type="string" office:string-value="'Aragoth Resource Field 1',">
            <text:p>'Aragoth Resource Field 1',</text:p>
          </table:table-cell>
          <table:table-cell table:formula="of:=CONCATENATE(&quot;'&quot;;[Input.I37];&quot;',&quot;)" office:value-type="string" office:string-value="'Hydrocarbon 3',">
            <text:p>'Hydrocarbon 3',</text:p>
          </table:table-cell>
          <table:table-cell table:formula="of:=CONCATENATE(&quot;'&quot;;[Input.J3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8]" office:value-type="string" office:string-value="Aragoth Prime">
            <text:p>Aragoth Prime</text:p>
          </table:table-cell>
          <table:table-cell table:formula="of:=CONCATENATE(&quot;['&quot;;[Input.B38];&quot;',&quot;)" office:value-type="string" office:string-value="['Field 1',">
            <text:p>['Field 1',</text:p>
          </table:table-cell>
          <table:table-cell table:formula="of:=CONCATENATE([Input.C38];&quot;,&quot;)" office:value-type="string" office:string-value="5,">
            <text:p>5,</text:p>
          </table:table-cell>
          <table:table-cell table:formula="of:=CONCATENATE([Input.D38];&quot;,&quot;)" office:value-type="string" office:string-value="5,">
            <text:p>5,</text:p>
          </table:table-cell>
          <table:table-cell table:formula="of:=CONCATENATE([Input.E38];&quot;,&quot;)" office:value-type="string" office:string-value="-137809,">
            <text:p>-137809,</text:p>
          </table:table-cell>
          <table:table-cell table:formula="of:=CONCATENATE([Input.F38];&quot;,&quot;)" office:value-type="string" office:string-value="113458,">
            <text:p>113458,</text:p>
          </table:table-cell>
          <table:table-cell table:formula="of:=CONCATENATE([Input.G38];&quot;,&quot;)" office:value-type="string" office:string-value="0,">
            <text:p>0,</text:p>
          </table:table-cell>
          <table:table-cell table:formula="of:=CONCATENATE(&quot;'&quot;;[Input.H38];&quot;',&quot;)" office:value-type="string" office:string-value="'Old Resource Field 1',">
            <text:p>'Old Resource Field 1',</text:p>
          </table:table-cell>
          <table:table-cell table:formula="of:=CONCATENATE(&quot;'&quot;;[Input.I38];&quot;',&quot;)" office:value-type="string" office:string-value="'Metal 1;Reactive 1;Metal 2;Hydrocarbon 2',">
            <text:p>'Metal 1;Reactive 1;Metal 2;Hydrocarbon 2',</text:p>
          </table:table-cell>
          <table:table-cell table:formula="of:=CONCATENATE(&quot;'&quot;;[Input.J3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9]" office:value-type="string" office:string-value="Aragoth Prime">
            <text:p>Aragoth Prime</text:p>
          </table:table-cell>
          <table:table-cell table:formula="of:=CONCATENATE(&quot;['&quot;;[Input.B39];&quot;',&quot;)" office:value-type="string" office:string-value="['Field 3',">
            <text:p>['Field 3',</text:p>
          </table:table-cell>
          <table:table-cell table:formula="of:=CONCATENATE([Input.C39];&quot;,&quot;)" office:value-type="string" office:string-value="5,">
            <text:p>5,</text:p>
          </table:table-cell>
          <table:table-cell table:formula="of:=CONCATENATE([Input.D39];&quot;,&quot;)" office:value-type="string" office:string-value="12,">
            <text:p>12,</text:p>
          </table:table-cell>
          <table:table-cell table:formula="of:=CONCATENATE([Input.E39];&quot;,&quot;)" office:value-type="string" office:string-value="154549,">
            <text:p>154549,</text:p>
          </table:table-cell>
          <table:table-cell table:formula="of:=CONCATENATE([Input.F39];&quot;,&quot;)" office:value-type="string" office:string-value="61057.1,">
            <text:p>61057.1,</text:p>
          </table:table-cell>
          <table:table-cell table:formula="of:=CONCATENATE([Input.G39];&quot;,&quot;)" office:value-type="string" office:string-value="0,">
            <text:p>0,</text:p>
          </table:table-cell>
          <table:table-cell table:formula="of:=CONCATENATE(&quot;'&quot;;[Input.H39];&quot;',&quot;)" office:value-type="string" office:string-value="'Old Resource Field 2',">
            <text:p>'Old Resource Field 2',</text:p>
          </table:table-cell>
          <table:table-cell table:formula="of:=CONCATENATE(&quot;'&quot;;[Input.I39];&quot;',&quot;)" office:value-type="string" office:string-value="'Reactive 2',">
            <text:p>'Reactive 2',</text:p>
          </table:table-cell>
          <table:table-cell table:formula="of:=CONCATENATE(&quot;'&quot;;[Input.J3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0]" office:value-type="string" office:string-value="Aragoth Prime">
            <text:p>Aragoth Prime</text:p>
          </table:table-cell>
          <table:table-cell table:formula="of:=CONCATENATE(&quot;['&quot;;[Input.B40];&quot;',&quot;)" office:value-type="string" office:string-value="['Harvestable 2',">
            <text:p>['Harvestable 2',</text:p>
          </table:table-cell>
          <table:table-cell table:formula="of:=CONCATENATE([Input.C40];&quot;,&quot;)" office:value-type="string" office:string-value="4,">
            <text:p>4,</text:p>
          </table:table-cell>
          <table:table-cell table:formula="of:=CONCATENATE([Input.D40];&quot;,&quot;)" office:value-type="string" office:string-value="10,">
            <text:p>10,</text:p>
          </table:table-cell>
          <table:table-cell table:formula="of:=CONCATENATE([Input.E40];&quot;,&quot;)" office:value-type="string" office:string-value="158085,">
            <text:p>158085,</text:p>
          </table:table-cell>
          <table:table-cell table:formula="of:=CONCATENATE([Input.F40];&quot;,&quot;)" office:value-type="string" office:string-value="95839.2,">
            <text:p>95839.2,</text:p>
          </table:table-cell>
          <table:table-cell table:formula="of:=CONCATENATE([Input.G40];&quot;,&quot;)" office:value-type="string" office:string-value="0,">
            <text:p>0,</text:p>
          </table:table-cell>
          <table:table-cell table:formula="of:=CONCATENATE(&quot;'&quot;;[Input.H40];&quot;',&quot;)" office:value-type="string" office:string-value="'Old Resource Field 2',">
            <text:p>'Old Resource Field 2',</text:p>
          </table:table-cell>
          <table:table-cell table:formula="of:=CONCATENATE(&quot;'&quot;;[Input.I40];&quot;',&quot;)" office:value-type="string" office:string-value="'Reactive 3;Metal 3;Hydrocarbon 3',">
            <text:p>'Reactive 3;Metal 3;Hydrocarbon 3',</text:p>
          </table:table-cell>
          <table:table-cell table:formula="of:=CONCATENATE(&quot;'&quot;;[Input.J4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1]" office:value-type="string" office:string-value="Aragoth Prime">
            <text:p>Aragoth Prime</text:p>
          </table:table-cell>
          <table:table-cell table:formula="of:=CONCATENATE(&quot;['&quot;;[Input.B41];&quot;',&quot;)" office:value-type="string" office:string-value="['Harvestable 7',">
            <text:p>['Harvestable 7',</text:p>
          </table:table-cell>
          <table:table-cell table:formula="of:=CONCATENATE([Input.C41];&quot;,&quot;)" office:value-type="string" office:string-value="4,">
            <text:p>4,</text:p>
          </table:table-cell>
          <table:table-cell table:formula="of:=CONCATENATE([Input.D41];&quot;,&quot;)" office:value-type="string" office:string-value="10,">
            <text:p>10,</text:p>
          </table:table-cell>
          <table:table-cell table:formula="of:=CONCATENATE([Input.E41];&quot;,&quot;)" office:value-type="string" office:string-value="-36716.9,">
            <text:p>-36716.9,</text:p>
          </table:table-cell>
          <table:table-cell table:formula="of:=CONCATENATE([Input.F41];&quot;,&quot;)" office:value-type="string" office:string-value="-2391.02,">
            <text:p>-2391.02,</text:p>
          </table:table-cell>
          <table:table-cell table:formula="of:=CONCATENATE([Input.G41];&quot;,&quot;)" office:value-type="string" office:string-value="0,">
            <text:p>0,</text:p>
          </table:table-cell>
          <table:table-cell table:formula="of:=CONCATENATE(&quot;'&quot;;[Input.H41];&quot;',&quot;)" office:value-type="string" office:string-value="'Aragoth Resource Field 2',">
            <text:p>'Aragoth Resource Field 2',</text:p>
          </table:table-cell>
          <table:table-cell table:formula="of:=CONCATENATE(&quot;'&quot;;[Input.I41];&quot;',&quot;)" office:value-type="string" office:string-value="'Reactive 3;Metal 3;Hydrocarbon 3',">
            <text:p>'Reactive 3;Metal 3;Hydrocarbon 3',</text:p>
          </table:table-cell>
          <table:table-cell table:formula="of:=CONCATENATE(&quot;'&quot;;[Input.J4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2]" office:value-type="string" office:string-value="Aragoth Prime">
            <text:p>Aragoth Prime</text:p>
          </table:table-cell>
          <table:table-cell table:formula="of:=CONCATENATE(&quot;['&quot;;[Input.B42];&quot;',&quot;)" office:value-type="string" office:string-value="['Harvestable 8',">
            <text:p>['Harvestable 8',</text:p>
          </table:table-cell>
          <table:table-cell table:formula="of:=CONCATENATE([Input.C42];&quot;,&quot;)" office:value-type="string" office:string-value="4,">
            <text:p>4,</text:p>
          </table:table-cell>
          <table:table-cell table:formula="of:=CONCATENATE([Input.D42];&quot;,&quot;)" office:value-type="string" office:string-value="15,">
            <text:p>15,</text:p>
          </table:table-cell>
          <table:table-cell table:formula="of:=CONCATENATE([Input.E42];&quot;,&quot;)" office:value-type="string" office:string-value="33981.9,">
            <text:p>33981.9,</text:p>
          </table:table-cell>
          <table:table-cell table:formula="of:=CONCATENATE([Input.F42];&quot;,&quot;)" office:value-type="string" office:string-value="13091.5,">
            <text:p>13091.5,</text:p>
          </table:table-cell>
          <table:table-cell table:formula="of:=CONCATENATE([Input.G42];&quot;,&quot;)" office:value-type="string" office:string-value="0,">
            <text:p>0,</text:p>
          </table:table-cell>
          <table:table-cell table:formula="of:=CONCATENATE(&quot;'&quot;;[Input.H42];&quot;',&quot;)" office:value-type="string" office:string-value="'Aragoth Resource Field 1',">
            <text:p>'Aragoth Resource Field 1',</text:p>
          </table:table-cell>
          <table:table-cell table:formula="of:=CONCATENATE(&quot;'&quot;;[Input.I42];&quot;',&quot;)" office:value-type="string" office:string-value="'Reactive 3;Metal 3;Hydrocarbon 3',">
            <text:p>'Reactive 3;Metal 3;Hydrocarbon 3',</text:p>
          </table:table-cell>
          <table:table-cell table:formula="of:=CONCATENATE(&quot;'&quot;;[Input.J4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3]" office:value-type="string" office:string-value="Aragoth Prime">
            <text:p>Aragoth Prime</text:p>
          </table:table-cell>
          <table:table-cell table:formula="of:=CONCATENATE(&quot;['&quot;;[Input.B43];&quot;',&quot;)" office:value-type="string" office:string-value="['Field 2',">
            <text:p>['Field 2',</text:p>
          </table:table-cell>
          <table:table-cell table:formula="of:=CONCATENATE([Input.C43];&quot;,&quot;)" office:value-type="string" office:string-value="4,">
            <text:p>4,</text:p>
          </table:table-cell>
          <table:table-cell table:formula="of:=CONCATENATE([Input.D43];&quot;,&quot;)" office:value-type="string" office:string-value="8,">
            <text:p>8,</text:p>
          </table:table-cell>
          <table:table-cell table:formula="of:=CONCATENATE([Input.E43];&quot;,&quot;)" office:value-type="string" office:string-value="-141873,">
            <text:p>-141873,</text:p>
          </table:table-cell>
          <table:table-cell table:formula="of:=CONCATENATE([Input.F43];&quot;,&quot;)" office:value-type="string" office:string-value="119510,">
            <text:p>119510,</text:p>
          </table:table-cell>
          <table:table-cell table:formula="of:=CONCATENATE([Input.G43];&quot;,&quot;)" office:value-type="string" office:string-value="0,">
            <text:p>0,</text:p>
          </table:table-cell>
          <table:table-cell table:formula="of:=CONCATENATE(&quot;'&quot;;[Input.H43];&quot;',&quot;)" office:value-type="string" office:string-value="'Old Resource Field 1',">
            <text:p>'Old Resource Field 1',</text:p>
          </table:table-cell>
          <table:table-cell table:formula="of:=CONCATENATE(&quot;'&quot;;[Input.I43];&quot;',&quot;)" office:value-type="string" office:string-value="'Gem 3;Reactive 2',">
            <text:p>'Gem 3;Reactive 2',</text:p>
          </table:table-cell>
          <table:table-cell table:formula="of:=CONCATENATE(&quot;'&quot;;[Input.J4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4]" office:value-type="string" office:string-value="Aragoth Prime">
            <text:p>Aragoth Prime</text:p>
          </table:table-cell>
          <table:table-cell table:formula="of:=CONCATENATE(&quot;['&quot;;[Input.B44];&quot;',&quot;)" office:value-type="string" office:string-value="['Field 4',">
            <text:p>['Field 4',</text:p>
          </table:table-cell>
          <table:table-cell table:formula="of:=CONCATENATE([Input.C44];&quot;,&quot;)" office:value-type="string" office:string-value="4,">
            <text:p>4,</text:p>
          </table:table-cell>
          <table:table-cell table:formula="of:=CONCATENATE([Input.D44];&quot;,&quot;)" office:value-type="string" office:string-value="9,">
            <text:p>9,</text:p>
          </table:table-cell>
          <table:table-cell table:formula="of:=CONCATENATE([Input.E44];&quot;,&quot;)" office:value-type="string" office:string-value="146245,">
            <text:p>146245,</text:p>
          </table:table-cell>
          <table:table-cell table:formula="of:=CONCATENATE([Input.F44];&quot;,&quot;)" office:value-type="string" office:string-value="59643.7,">
            <text:p>59643.7,</text:p>
          </table:table-cell>
          <table:table-cell table:formula="of:=CONCATENATE([Input.G44];&quot;,&quot;)" office:value-type="string" office:string-value="0,">
            <text:p>0,</text:p>
          </table:table-cell>
          <table:table-cell table:formula="of:=CONCATENATE(&quot;'&quot;;[Input.H44];&quot;',&quot;)" office:value-type="string" office:string-value="'Old Resource Field 2',">
            <text:p>'Old Resource Field 2',</text:p>
          </table:table-cell>
          <table:table-cell table:formula="of:=CONCATENATE(&quot;'&quot;;[Input.I44];&quot;',&quot;)" office:value-type="string" office:string-value="'Reactive 3',">
            <text:p>'Reactive 3',</text:p>
          </table:table-cell>
          <table:table-cell table:formula="of:=CONCATENATE(&quot;'&quot;;[Input.J4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5]" office:value-type="string" office:string-value="Aragoth Prime">
            <text:p>Aragoth Prime</text:p>
          </table:table-cell>
          <table:table-cell table:formula="of:=CONCATENATE(&quot;['&quot;;[Input.B45];&quot;',&quot;)" office:value-type="string" office:string-value="['Harvestable 6',">
            <text:p>['Harvestable 6',</text:p>
          </table:table-cell>
          <table:table-cell table:formula="of:=CONCATENATE([Input.C45];&quot;,&quot;)" office:value-type="string" office:string-value="3,">
            <text:p>3,</text:p>
          </table:table-cell>
          <table:table-cell table:formula="of:=CONCATENATE([Input.D45];&quot;,&quot;)" office:value-type="string" office:string-value="15,">
            <text:p>15,</text:p>
          </table:table-cell>
          <table:table-cell table:formula="of:=CONCATENATE([Input.E45];&quot;,&quot;)" office:value-type="string" office:string-value="-170841,">
            <text:p>-170841,</text:p>
          </table:table-cell>
          <table:table-cell table:formula="of:=CONCATENATE([Input.F45];&quot;,&quot;)" office:value-type="string" office:string-value="-124814,">
            <text:p>-124814,</text:p>
          </table:table-cell>
          <table:table-cell table:formula="of:=CONCATENATE([Input.G45];&quot;,&quot;)" office:value-type="string" office:string-value="0,">
            <text:p>0,</text:p>
          </table:table-cell>
          <table:table-cell table:formula="of:=CONCATENATE(&quot;'&quot;;[Input.H45];&quot;',&quot;)" office:value-type="string" office:string-value="'Sector Gate to The Valkyrie Twins',">
            <text:p>'Sector Gate to The Valkyrie Twins',</text:p>
          </table:table-cell>
          <table:table-cell table:formula="of:=CONCATENATE(&quot;'&quot;;[Input.I45];&quot;',&quot;)" office:value-type="string" office:string-value="'Reactive 3;Metal 3;Hydrocarbon 3',">
            <text:p>'Reactive 3;Metal 3;Hydrocarbon 3',</text:p>
          </table:table-cell>
          <table:table-cell table:formula="of:=CONCATENATE(&quot;'&quot;;[Input.J4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6]" office:value-type="string" office:string-value="Aragoth Prime">
            <text:p>Aragoth Prime</text:p>
          </table:table-cell>
          <table:table-cell table:formula="of:=CONCATENATE(&quot;['&quot;;[Input.B46];&quot;',&quot;)" office:value-type="string" office:string-value="['Harvestable 5',">
            <text:p>['Harvestable 5',</text:p>
          </table:table-cell>
          <table:table-cell table:formula="of:=CONCATENATE([Input.C46];&quot;,&quot;)" office:value-type="string" office:string-value="2,">
            <text:p>2,</text:p>
          </table:table-cell>
          <table:table-cell table:formula="of:=CONCATENATE([Input.D46];&quot;,&quot;)" office:value-type="string" office:string-value="15,">
            <text:p>15,</text:p>
          </table:table-cell>
          <table:table-cell table:formula="of:=CONCATENATE([Input.E46];&quot;,&quot;)" office:value-type="string" office:string-value="-174044,">
            <text:p>-174044,</text:p>
          </table:table-cell>
          <table:table-cell table:formula="of:=CONCATENATE([Input.F46];&quot;,&quot;)" office:value-type="string" office:string-value="-121765,">
            <text:p>-121765,</text:p>
          </table:table-cell>
          <table:table-cell table:formula="of:=CONCATENATE([Input.G46];&quot;,&quot;)" office:value-type="string" office:string-value="0,">
            <text:p>0,</text:p>
          </table:table-cell>
          <table:table-cell table:formula="of:=CONCATENATE(&quot;'&quot;;[Input.H46];&quot;',&quot;)" office:value-type="string" office:string-value="'Sector Gate to The Valkyrie Twins',">
            <text:p>'Sector Gate to The Valkyrie Twins',</text:p>
          </table:table-cell>
          <table:table-cell table:formula="of:=CONCATENATE(&quot;'&quot;;[Input.I46];&quot;',&quot;)" office:value-type="string" office:string-value="'Metal 3;Hydrocarbon 3;Gem 3',">
            <text:p>'Metal 3;Hydrocarbon 3;Gem 3',</text:p>
          </table:table-cell>
          <table:table-cell table:formula="of:=CONCATENATE(&quot;'&quot;;[Input.J4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7]" office:value-type="string" office:string-value="Aragoth Prime">
            <text:p>Aragoth Prime</text:p>
          </table:table-cell>
          <table:table-cell table:formula="of:=CONCATENATE(&quot;['&quot;;[Input.B47];&quot;',&quot;)" office:value-type="string" office:string-value="['Harvestable 4',">
            <text:p>['Harvestable 4',</text:p>
          </table:table-cell>
          <table:table-cell table:formula="of:=CONCATENATE([Input.C47];&quot;,&quot;)" office:value-type="string" office:string-value="1,">
            <text:p>1,</text:p>
          </table:table-cell>
          <table:table-cell table:formula="of:=CONCATENATE([Input.D47];&quot;,&quot;)" office:value-type="string" office:string-value="10,">
            <text:p>10,</text:p>
          </table:table-cell>
          <table:table-cell table:formula="of:=CONCATENATE([Input.E47];&quot;,&quot;)" office:value-type="string" office:string-value="-173939,">
            <text:p>-173939,</text:p>
          </table:table-cell>
          <table:table-cell table:formula="of:=CONCATENATE([Input.F47];&quot;,&quot;)" office:value-type="string" office:string-value="-119629,">
            <text:p>-119629,</text:p>
          </table:table-cell>
          <table:table-cell table:formula="of:=CONCATENATE([Input.G47];&quot;,&quot;)" office:value-type="string" office:string-value="0,">
            <text:p>0,</text:p>
          </table:table-cell>
          <table:table-cell table:formula="of:=CONCATENATE(&quot;'&quot;;[Input.H47];&quot;',&quot;)" office:value-type="string" office:string-value="'Sector Gate to The Valkyrie Twins',">
            <text:p>'Sector Gate to The Valkyrie Twins',</text:p>
          </table:table-cell>
          <table:table-cell table:formula="of:=CONCATENATE(&quot;'&quot;;[Input.I47];&quot;',&quot;)" office:value-type="string" office:string-value="'Reactive 3;Metal 3;Hydrocarbon 3',">
            <text:p>'Reactive 3;Metal 3;Hydrocarbon 3',</text:p>
          </table:table-cell>
          <table:table-cell table:formula="of:=CONCATENATE(&quot;'&quot;;[Input.J4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8]" office:value-type="string" office:string-value="Aragoth Prime">
            <text:p>Aragoth Prime</text:p>
          </table:table-cell>
          <table:table-cell table:formula="of:=CONCATENATE(&quot;['&quot;;[Input.B48];&quot;',&quot;)" office:value-type="string" office:string-value="['Mughwa Field Resources',">
            <text:p>['Mughwa Field Resources',</text:p>
          </table:table-cell>
          <table:table-cell table:formula="of:=CONCATENATE([Input.C48];&quot;,&quot;)" office:value-type="string" office:string-value="1,">
            <text:p>1,</text:p>
          </table:table-cell>
          <table:table-cell table:formula="of:=CONCATENATE([Input.D48];&quot;,&quot;)" office:value-type="string" office:string-value="40,">
            <text:p>40,</text:p>
          </table:table-cell>
          <table:table-cell table:formula="of:=CONCATENATE([Input.E48];&quot;,&quot;)" office:value-type="string" office:string-value="-110012,">
            <text:p>-110012,</text:p>
          </table:table-cell>
          <table:table-cell table:formula="of:=CONCATENATE([Input.F48];&quot;,&quot;)" office:value-type="string" office:string-value="-96971.4,">
            <text:p>-96971.4,</text:p>
          </table:table-cell>
          <table:table-cell table:formula="of:=CONCATENATE([Input.G48];&quot;,&quot;)" office:value-type="string" office:string-value="0,">
            <text:p>0,</text:p>
          </table:table-cell>
          <table:table-cell table:formula="of:=CONCATENATE(&quot;'&quot;;[Input.H48];&quot;',&quot;)" office:value-type="string" office:string-value="'Mughwa Field',">
            <text:p>'Mughwa Field',</text:p>
          </table:table-cell>
          <table:table-cell table:formula="of:=CONCATENATE(&quot;'&quot;;[Input.I48];&quot;',&quot;)" office:value-type="string" office:string-value="'Reactive 1;Reactive 3;Reactive 2;Metal 1;Metal 2;Metal 3;Hydrocarbon 1;Hydrocarbon 2;Hydrocarbon 3;Gem 1;Gem 2;Gem 3',">
            <text:p>'Reactive 1;Reactive 3;Reactive 2;Metal 1;Metal 2;Metal 3;Hydrocarbon 1;Hydrocarbon 2;Hydrocarbon 3;Gem 1;Gem 2;Gem 3',</text:p>
          </table:table-cell>
          <table:table-cell table:formula="of:=CONCATENATE(&quot;'&quot;;[Input.J4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9]" office:value-type="string" office:string-value="Arduinne">
            <text:p>Arduinne</text:p>
          </table:table-cell>
          <table:table-cell table:formula="of:=CONCATENATE(&quot;['&quot;;[Input.B49];&quot;',&quot;)" office:value-type="string" office:string-value="['Shetland Hipo 1',">
            <text:p>['Shetland Hipo 1',</text:p>
          </table:table-cell>
          <table:table-cell table:formula="of:=CONCATENATE([Input.C49];&quot;,&quot;)" office:value-type="string" office:string-value="NULL,">
            <text:p>NULL,</text:p>
          </table:table-cell>
          <table:table-cell table:formula="of:=CONCATENATE([Input.D49];&quot;,&quot;)" office:value-type="string" office:string-value="NULL,">
            <text:p>NULL,</text:p>
          </table:table-cell>
          <table:table-cell table:formula="of:=CONCATENATE([Input.E49];&quot;,&quot;)" office:value-type="string" office:string-value="200863,">
            <text:p>200863,</text:p>
          </table:table-cell>
          <table:table-cell table:formula="of:=CONCATENATE([Input.F49];&quot;,&quot;)" office:value-type="string" office:string-value="-205704,">
            <text:p>-205704,</text:p>
          </table:table-cell>
          <table:table-cell table:formula="of:=CONCATENATE([Input.G49];&quot;,&quot;)" office:value-type="string" office:string-value="0,">
            <text:p>0,</text:p>
          </table:table-cell>
          <table:table-cell table:formula="of:=CONCATENATE(&quot;'&quot;;[Input.H49];&quot;',&quot;)" office:value-type="string" office:string-value="'Shetland',">
            <text:p>'Shetland',</text:p>
          </table:table-cell>
          <table:table-cell table:formula="of:=CONCATENATE(&quot;'&quot;;[Input.I49];&quot;',&quot;)" office:value-type="string" office:string-value="'Reactive 1;Reactive 2;Reactive 3;Metal 1;Metal 2;Metal 3;Gem 1;Gem 2;Gem 3;Hydrocarbon 1;Hydrocarbon 2;Hydrocarbon 3;Gas Pocket 1',">
            <text:p>'Reactive 1;Reactive 2;Reactive 3;Metal 1;Metal 2;Metal 3;Gem 1;Gem 2;Gem 3;Hydrocarbon 1;Hydrocarbon 2;Hydrocarbon 3;Gas Pocket 1',</text:p>
          </table:table-cell>
          <table:table-cell table:formula="of:=CONCATENATE(&quot;'&quot;;[Input.J4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0]" office:value-type="string" office:string-value="Arduinne Gas Cloud">
            <text:p>Arduinne Gas Cloud</text:p>
          </table:table-cell>
          <table:table-cell table:formula="of:=CONCATENATE(&quot;['&quot;;[Input.B50];&quot;',&quot;)" office:value-type="string" office:string-value="['Main Gas',">
            <text:p>['Main Gas',</text:p>
          </table:table-cell>
          <table:table-cell table:formula="of:=CONCATENATE([Input.C50];&quot;,&quot;)" office:value-type="string" office:string-value="5,">
            <text:p>5,</text:p>
          </table:table-cell>
          <table:table-cell table:formula="of:=CONCATENATE([Input.D50];&quot;,&quot;)" office:value-type="string" office:string-value="500,">
            <text:p>500,</text:p>
          </table:table-cell>
          <table:table-cell table:formula="of:=CONCATENATE([Input.E50];&quot;,&quot;)" office:value-type="string" office:string-value="114.407,">
            <text:p>114.407,</text:p>
          </table:table-cell>
          <table:table-cell table:formula="of:=CONCATENATE([Input.F50];&quot;,&quot;)" office:value-type="string" office:string-value="-287.48,">
            <text:p>-287.48,</text:p>
          </table:table-cell>
          <table:table-cell table:formula="of:=CONCATENATE([Input.G50];&quot;,&quot;)" office:value-type="string" office:string-value="0,">
            <text:p>0,</text:p>
          </table:table-cell>
          <table:table-cell table:formula="of:=CONCATENATE(&quot;'&quot;;[Input.H50];&quot;',&quot;)" office:value-type="string" office:string-value="'Nav Arduinne Core 5',">
            <text:p>'Nav Arduinne Core 5',</text:p>
          </table:table-cell>
          <table:table-cell table:formula="of:=CONCATENATE(&quot;'&quot;;[Input.I50];&quot;',&quot;)" office:value-type="string" office:string-value="'Gas Pocket 1;Organic Hulk 01;Inorganic Hulk 01',">
            <text:p>'Gas Pocket 1;Organic Hulk 01;Inorganic Hulk 01',</text:p>
          </table:table-cell>
          <table:table-cell table:formula="of:=CONCATENATE(&quot;'&quot;;[Input.J5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1]" office:value-type="string" office:string-value="Asteroid Belt Alpha">
            <text:p>Asteroid Belt Alpha</text:p>
          </table:table-cell>
          <table:table-cell table:formula="of:=CONCATENATE(&quot;['&quot;;[Input.B51];&quot;',&quot;)" office:value-type="string" office:string-value="['Asteroid Field 1',">
            <text:p>['Asteroid Field 1',</text:p>
          </table:table-cell>
          <table:table-cell table:formula="of:=CONCATENATE([Input.C51];&quot;,&quot;)" office:value-type="string" office:string-value="6,">
            <text:p>6,</text:p>
          </table:table-cell>
          <table:table-cell table:formula="of:=CONCATENATE([Input.D51];&quot;,&quot;)" office:value-type="string" office:string-value="15,">
            <text:p>15,</text:p>
          </table:table-cell>
          <table:table-cell table:formula="of:=CONCATENATE([Input.E51];&quot;,&quot;)" office:value-type="string" office:string-value="-11107.6,">
            <text:p>-11107.6,</text:p>
          </table:table-cell>
          <table:table-cell table:formula="of:=CONCATENATE([Input.F51];&quot;,&quot;)" office:value-type="string" office:string-value="11211.8,">
            <text:p>11211.8,</text:p>
          </table:table-cell>
          <table:table-cell table:formula="of:=CONCATENATE([Input.G51];&quot;,&quot;)" office:value-type="string" office:string-value="0,">
            <text:p>0,</text:p>
          </table:table-cell>
          <table:table-cell table:formula="of:=CONCATENATE(&quot;'&quot;;[Input.H51];&quot;',&quot;)" office:value-type="string" office:string-value="'Asteroid AA-244',">
            <text:p>'Asteroid AA-244',</text:p>
          </table:table-cell>
          <table:table-cell table:formula="of:=CONCATENATE(&quot;'&quot;;[Input.I51];&quot;',&quot;)" office:value-type="string" office:string-value="'Reactive 1;Metal 1',">
            <text:p>'Reactive 1;Metal 1',</text:p>
          </table:table-cell>
          <table:table-cell table:formula="of:=CONCATENATE(&quot;'&quot;;[Input.J51];&quot;'],&quot;)" office:value-type="string" office:string-value="'aa Bahtu Ky;aa Bahtu Sa;aa Bahtu Ry Ne'],">
            <text:p>'aa Bahtu Ky;aa Bahtu Sa;aa Bahtu Ry Ne'],</text:p>
          </table:table-cell>
          <table:table-cell table:number-columns-repeated="1014"/>
        </table:table-row>
        <table:table-row table:style-name="ro1">
          <table:table-cell table:formula="of:=[Input.A52]" office:value-type="string" office:string-value="Asteroid Belt Alpha">
            <text:p>Asteroid Belt Alpha</text:p>
          </table:table-cell>
          <table:table-cell table:formula="of:=CONCATENATE(&quot;['&quot;;[Input.B52];&quot;',&quot;)" office:value-type="string" office:string-value="['Asteroid 5',">
            <text:p>['Asteroid 5',</text:p>
          </table:table-cell>
          <table:table-cell table:formula="of:=CONCATENATE([Input.C52];&quot;,&quot;)" office:value-type="string" office:string-value="5,">
            <text:p>5,</text:p>
          </table:table-cell>
          <table:table-cell table:formula="of:=CONCATENATE([Input.D52];&quot;,&quot;)" office:value-type="string" office:string-value="30,">
            <text:p>30,</text:p>
          </table:table-cell>
          <table:table-cell table:formula="of:=CONCATENATE([Input.E52];&quot;,&quot;)" office:value-type="string" office:string-value="-188861,">
            <text:p>-188861,</text:p>
          </table:table-cell>
          <table:table-cell table:formula="of:=CONCATENATE([Input.F52];&quot;,&quot;)" office:value-type="string" office:string-value="-18931.5,">
            <text:p>-18931.5,</text:p>
          </table:table-cell>
          <table:table-cell table:formula="of:=CONCATENATE([Input.G52];&quot;,&quot;)" office:value-type="string" office:string-value="0,">
            <text:p>0,</text:p>
          </table:table-cell>
          <table:table-cell table:formula="of:=CONCATENATE(&quot;'&quot;;[Input.H52];&quot;',&quot;)" office:value-type="string" office:string-value="'Mining Station',">
            <text:p>'Mining Station',</text:p>
          </table:table-cell>
          <table:table-cell table:formula="of:=CONCATENATE(&quot;'&quot;;[Input.I52];&quot;',&quot;)" office:value-type="string" office:string-value="'Reactive 1;Gem 1;Reactive 3;Metal 2;Hydrocarbon 3;Hydrocarbon 1',">
            <text:p>'Reactive 1;Gem 1;Reactive 3;Metal 2;Hydrocarbon 3;Hydrocarbon 1',</text:p>
          </table:table-cell>
          <table:table-cell table:formula="of:=CONCATENATE(&quot;'&quot;;[Input.J5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3]" office:value-type="string" office:string-value="Asteroid Belt Alpha">
            <text:p>Asteroid Belt Alpha</text:p>
          </table:table-cell>
          <table:table-cell table:formula="of:=CONCATENATE(&quot;['&quot;;[Input.B53];&quot;',&quot;)" office:value-type="string" office:string-value="['Harvestables',">
            <text:p>['Harvestables',</text:p>
          </table:table-cell>
          <table:table-cell table:formula="of:=CONCATENATE([Input.C53];&quot;,&quot;)" office:value-type="string" office:string-value="5,">
            <text:p>5,</text:p>
          </table:table-cell>
          <table:table-cell table:formula="of:=CONCATENATE([Input.D53];&quot;,&quot;)" office:value-type="string" office:string-value="8,">
            <text:p>8,</text:p>
          </table:table-cell>
          <table:table-cell table:formula="of:=CONCATENATE([Input.E53];&quot;,&quot;)" office:value-type="string" office:string-value="-120608,">
            <text:p>-120608,</text:p>
          </table:table-cell>
          <table:table-cell table:formula="of:=CONCATENATE([Input.F53];&quot;,&quot;)" office:value-type="string" office:string-value="-29947.6,">
            <text:p>-29947.6,</text:p>
          </table:table-cell>
          <table:table-cell table:formula="of:=CONCATENATE([Input.G53];&quot;,&quot;)" office:value-type="string" office:string-value="0,">
            <text:p>0,</text:p>
          </table:table-cell>
          <table:table-cell table:formula="of:=CONCATENATE(&quot;'&quot;;[Input.H53];&quot;',&quot;)" office:value-type="string" office:string-value="'InfinitiCorp Beltway 3',">
            <text:p>'InfinitiCorp Beltway 3',</text:p>
          </table:table-cell>
          <table:table-cell table:formula="of:=CONCATENATE(&quot;'&quot;;[Input.I53];&quot;',&quot;)" office:value-type="string" office:string-value="'Metal 1;Metal 2;Metal 3',">
            <text:p>'Metal 1;Metal 2;Metal 3',</text:p>
          </table:table-cell>
          <table:table-cell table:formula="of:=CONCATENATE(&quot;'&quot;;[Input.J5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4]" office:value-type="string" office:string-value="Asteroid Belt Alpha">
            <text:p>Asteroid Belt Alpha</text:p>
          </table:table-cell>
          <table:table-cell table:formula="of:=CONCATENATE(&quot;['&quot;;[Input.B54];&quot;',&quot;)" office:value-type="string" office:string-value="['Mining Field 4,5,6',">
            <text:p>['Mining Field 4,5,6',</text:p>
          </table:table-cell>
          <table:table-cell table:formula="of:=CONCATENATE([Input.C54];&quot;,&quot;)" office:value-type="string" office:string-value="5,">
            <text:p>5,</text:p>
          </table:table-cell>
          <table:table-cell table:formula="of:=CONCATENATE([Input.D54];&quot;,&quot;)" office:value-type="string" office:string-value="50,">
            <text:p>50,</text:p>
          </table:table-cell>
          <table:table-cell table:formula="of:=CONCATENATE([Input.E54];&quot;,&quot;)" office:value-type="string" office:string-value="134057,">
            <text:p>134057,</text:p>
          </table:table-cell>
          <table:table-cell table:formula="of:=CONCATENATE([Input.F54];&quot;,&quot;)" office:value-type="string" office:string-value="82921.8,">
            <text:p>82921.8,</text:p>
          </table:table-cell>
          <table:table-cell table:formula="of:=CONCATENATE([Input.G54];&quot;,&quot;)" office:value-type="string" office:string-value="0,">
            <text:p>0,</text:p>
          </table:table-cell>
          <table:table-cell table:formula="of:=CONCATENATE(&quot;'&quot;;[Input.H54];&quot;',&quot;)" office:value-type="string" office:string-value="'Saturn Beltway 5',">
            <text:p>'Saturn Beltway 5',</text:p>
          </table:table-cell>
          <table:table-cell table:formula="of:=CONCATENATE(&quot;'&quot;;[Input.I54];&quot;',&quot;)" office:value-type="string" office:string-value="'Reactive 1;Reactive 2;Reactive 3;Metal 1;Metal 2;Metal 3;Hydrocarbon 1;Hydrocarbon 2;Hydrocarbon 3;Gem 1;Gem 2;Gem 3;Inorganic Hulk 01',">
            <text:p>'Reactive 1;Reactive 2;Reactive 3;Metal 1;Metal 2;Metal 3;Hydrocarbon 1;Hydrocarbon 2;Hydrocarbon 3;Gem 1;Gem 2;Gem 3;Inorganic Hulk 01',</text:p>
          </table:table-cell>
          <table:table-cell table:formula="of:=CONCATENATE(&quot;'&quot;;[Input.J5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5]" office:value-type="string" office:string-value="Asteroid Belt Alpha">
            <text:p>Asteroid Belt Alpha</text:p>
          </table:table-cell>
          <table:table-cell table:formula="of:=CONCATENATE(&quot;['&quot;;[Input.B55];&quot;',&quot;)" office:value-type="string" office:string-value="['Earth Gate Field 4,5,6',">
            <text:p>['Earth Gate Field 4,5,6',</text:p>
          </table:table-cell>
          <table:table-cell table:formula="of:=CONCATENATE([Input.C55];&quot;,&quot;)" office:value-type="string" office:string-value="5,">
            <text:p>5,</text:p>
          </table:table-cell>
          <table:table-cell table:formula="of:=CONCATENATE([Input.D55];&quot;,&quot;)" office:value-type="string" office:string-value="20,">
            <text:p>20,</text:p>
          </table:table-cell>
          <table:table-cell table:formula="of:=CONCATENATE([Input.E55];&quot;,&quot;)" office:value-type="string" office:string-value="-142286,">
            <text:p>-142286,</text:p>
          </table:table-cell>
          <table:table-cell table:formula="of:=CONCATENATE([Input.F55];&quot;,&quot;)" office:value-type="string" office:string-value="134256,">
            <text:p>134256,</text:p>
          </table:table-cell>
          <table:table-cell table:formula="of:=CONCATENATE([Input.G55];&quot;,&quot;)" office:value-type="string" office:string-value="0,">
            <text:p>0,</text:p>
          </table:table-cell>
          <table:table-cell table:formula="of:=CONCATENATE(&quot;'&quot;;[Input.H55];&quot;',&quot;)" office:value-type="string" office:string-value="'Sector Gate to Earth',">
            <text:p>'Sector Gate to Earth',</text:p>
          </table:table-cell>
          <table:table-cell table:formula="of:=CONCATENATE(&quot;'&quot;;[Input.I55];&quot;',&quot;)" office:value-type="string" office:string-value="'Metal 1;Metal 2;Metal 3;Hydrocarbon 2;Hydrocarbon 1;Hydrocarbon 3;Gem 1;Gem 2;Gem 3',">
            <text:p>'Metal 1;Metal 2;Metal 3;Hydrocarbon 2;Hydrocarbon 1;Hydrocarbon 3;Gem 1;Gem 2;Gem 3',</text:p>
          </table:table-cell>
          <table:table-cell table:formula="of:=CONCATENATE(&quot;'&quot;;[Input.J5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6]" office:value-type="string" office:string-value="Asteroid Belt Alpha">
            <text:p>Asteroid Belt Alpha</text:p>
          </table:table-cell>
          <table:table-cell table:formula="of:=CONCATENATE(&quot;['&quot;;[Input.B56];&quot;',&quot;)" office:value-type="string" office:string-value="['Harvestables',">
            <text:p>['Harvestables',</text:p>
          </table:table-cell>
          <table:table-cell table:formula="of:=CONCATENATE([Input.C56];&quot;,&quot;)" office:value-type="string" office:string-value="4,">
            <text:p>4,</text:p>
          </table:table-cell>
          <table:table-cell table:formula="of:=CONCATENATE([Input.D56];&quot;,&quot;)" office:value-type="string" office:string-value="20,">
            <text:p>20,</text:p>
          </table:table-cell>
          <table:table-cell table:formula="of:=CONCATENATE([Input.E56];&quot;,&quot;)" office:value-type="string" office:string-value="-161665,">
            <text:p>-161665,</text:p>
          </table:table-cell>
          <table:table-cell table:formula="of:=CONCATENATE([Input.F56];&quot;,&quot;)" office:value-type="string" office:string-value="-74624.4,">
            <text:p>-74624.4,</text:p>
          </table:table-cell>
          <table:table-cell table:formula="of:=CONCATENATE([Input.G56];&quot;,&quot;)" office:value-type="string" office:string-value="0,">
            <text:p>0,</text:p>
          </table:table-cell>
          <table:table-cell table:formula="of:=CONCATENATE(&quot;'&quot;;[Input.H56];&quot;',&quot;)" office:value-type="string" office:string-value="'Mining Station',">
            <text:p>'Mining Station',</text:p>
          </table:table-cell>
          <table:table-cell table:formula="of:=CONCATENATE(&quot;'&quot;;[Input.I56];&quot;',&quot;)" office:value-type="string" office:string-value="'Gem 2;Hydrocarbon 2;Hydrocarbon 1;Hydrocarbon 3;Gem 3;Metal 2',">
            <text:p>'Gem 2;Hydrocarbon 2;Hydrocarbon 1;Hydrocarbon 3;Gem 3;Metal 2',</text:p>
          </table:table-cell>
          <table:table-cell table:formula="of:=CONCATENATE(&quot;'&quot;;[Input.J5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7]" office:value-type="string" office:string-value="Asteroid Belt Alpha">
            <text:p>Asteroid Belt Alpha</text:p>
          </table:table-cell>
          <table:table-cell table:formula="of:=CONCATENATE(&quot;['&quot;;[Input.B57];&quot;',&quot;)" office:value-type="string" office:string-value="['&lt;New Sector Object&gt;',">
            <text:p>['&lt;New Sector Object&gt;',</text:p>
          </table:table-cell>
          <table:table-cell table:formula="of:=CONCATENATE([Input.C57];&quot;,&quot;)" office:value-type="string" office:string-value="4,">
            <text:p>4,</text:p>
          </table:table-cell>
          <table:table-cell table:formula="of:=CONCATENATE([Input.D57];&quot;,&quot;)" office:value-type="string" office:string-value="6,">
            <text:p>6,</text:p>
          </table:table-cell>
          <table:table-cell table:formula="of:=CONCATENATE([Input.E57];&quot;,&quot;)" office:value-type="string" office:string-value="-79301.3,">
            <text:p>-79301.3,</text:p>
          </table:table-cell>
          <table:table-cell table:formula="of:=CONCATENATE([Input.F57];&quot;,&quot;)" office:value-type="string" office:string-value="-114543,">
            <text:p>-114543,</text:p>
          </table:table-cell>
          <table:table-cell table:formula="of:=CONCATENATE([Input.G57];&quot;,&quot;)" office:value-type="string" office:string-value="0,">
            <text:p>0,</text:p>
          </table:table-cell>
          <table:table-cell table:formula="of:=CONCATENATE(&quot;'&quot;;[Input.H57];&quot;',&quot;)" office:value-type="string" office:string-value="'InfinitiCorp Beltway 5',">
            <text:p>'InfinitiCorp Beltway 5',</text:p>
          </table:table-cell>
          <table:table-cell table:formula="of:=CONCATENATE(&quot;'&quot;;[Input.I57];&quot;',&quot;)" office:value-type="string" office:string-value="'Gas Pocket 1',">
            <text:p>'Gas Pocket 1',</text:p>
          </table:table-cell>
          <table:table-cell table:formula="of:=CONCATENATE(&quot;'&quot;;[Input.J5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8]" office:value-type="string" office:string-value="Asteroid Belt Alpha">
            <text:p>Asteroid Belt Alpha</text:p>
          </table:table-cell>
          <table:table-cell table:formula="of:=CONCATENATE(&quot;['&quot;;[Input.B58];&quot;',&quot;)" office:value-type="string" office:string-value="['Harvestables',">
            <text:p>['Harvestables',</text:p>
          </table:table-cell>
          <table:table-cell table:formula="of:=CONCATENATE([Input.C58];&quot;,&quot;)" office:value-type="string" office:string-value="3,">
            <text:p>3,</text:p>
          </table:table-cell>
          <table:table-cell table:formula="of:=CONCATENATE([Input.D58];&quot;,&quot;)" office:value-type="string" office:string-value="5,">
            <text:p>5,</text:p>
          </table:table-cell>
          <table:table-cell table:formula="of:=CONCATENATE([Input.E58];&quot;,&quot;)" office:value-type="string" office:string-value="38348.7,">
            <text:p>38348.7,</text:p>
          </table:table-cell>
          <table:table-cell table:formula="of:=CONCATENATE([Input.F58];&quot;,&quot;)" office:value-type="string" office:string-value="130825,">
            <text:p>130825,</text:p>
          </table:table-cell>
          <table:table-cell table:formula="of:=CONCATENATE([Input.G58];&quot;,&quot;)" office:value-type="string" office:string-value="0,">
            <text:p>0,</text:p>
          </table:table-cell>
          <table:table-cell table:formula="of:=CONCATENATE(&quot;'&quot;;[Input.H58];&quot;',&quot;)" office:value-type="string" office:string-value="'Saturn Beltway 3',">
            <text:p>'Saturn Beltway 3',</text:p>
          </table:table-cell>
          <table:table-cell table:formula="of:=CONCATENATE(&quot;'&quot;;[Input.I58];&quot;',&quot;)" office:value-type="string" office:string-value="'Metal 2;Metal 1;Reactive 2',">
            <text:p>'Metal 2;Metal 1;Reactive 2',</text:p>
          </table:table-cell>
          <table:table-cell table:formula="of:=CONCATENATE(&quot;'&quot;;[Input.J5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9]" office:value-type="string" office:string-value="Asteroid Belt Alpha">
            <text:p>Asteroid Belt Alpha</text:p>
          </table:table-cell>
          <table:table-cell table:formula="of:=CONCATENATE(&quot;['&quot;;[Input.B59];&quot;',&quot;)" office:value-type="string" office:string-value="['Harvestables',">
            <text:p>['Harvestables',</text:p>
          </table:table-cell>
          <table:table-cell table:formula="of:=CONCATENATE([Input.C59];&quot;,&quot;)" office:value-type="string" office:string-value="3,">
            <text:p>3,</text:p>
          </table:table-cell>
          <table:table-cell table:formula="of:=CONCATENATE([Input.D59];&quot;,&quot;)" office:value-type="string" office:string-value="10,">
            <text:p>10,</text:p>
          </table:table-cell>
          <table:table-cell table:formula="of:=CONCATENATE([Input.E59];&quot;,&quot;)" office:value-type="string" office:string-value="144262,">
            <text:p>144262,</text:p>
          </table:table-cell>
          <table:table-cell table:formula="of:=CONCATENATE([Input.F59];&quot;,&quot;)" office:value-type="string" office:string-value="29650.9,">
            <text:p>29650.9,</text:p>
          </table:table-cell>
          <table:table-cell table:formula="of:=CONCATENATE([Input.G59];&quot;,&quot;)" office:value-type="string" office:string-value="0,">
            <text:p>0,</text:p>
          </table:table-cell>
          <table:table-cell table:formula="of:=CONCATENATE(&quot;'&quot;;[Input.H59];&quot;',&quot;)" office:value-type="string" office:string-value="'Saturn Beltway 6',">
            <text:p>'Saturn Beltway 6',</text:p>
          </table:table-cell>
          <table:table-cell table:formula="of:=CONCATENATE(&quot;'&quot;;[Input.I59];&quot;',&quot;)" office:value-type="string" office:string-value="'Gas Pocket 1',">
            <text:p>'Gas Pocket 1',</text:p>
          </table:table-cell>
          <table:table-cell table:formula="of:=CONCATENATE(&quot;'&quot;;[Input.J5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0]" office:value-type="string" office:string-value="Asteroid Belt Alpha">
            <text:p>Asteroid Belt Alpha</text:p>
          </table:table-cell>
          <table:table-cell table:formula="of:=CONCATENATE(&quot;['&quot;;[Input.B60];&quot;',&quot;)" office:value-type="string" office:string-value="['Asteroid 4',">
            <text:p>['Asteroid 4',</text:p>
          </table:table-cell>
          <table:table-cell table:formula="of:=CONCATENATE([Input.C60];&quot;,&quot;)" office:value-type="string" office:string-value="3,">
            <text:p>3,</text:p>
          </table:table-cell>
          <table:table-cell table:formula="of:=CONCATENATE([Input.D60];&quot;,&quot;)" office:value-type="string" office:string-value="40,">
            <text:p>40,</text:p>
          </table:table-cell>
          <table:table-cell table:formula="of:=CONCATENATE([Input.E60];&quot;,&quot;)" office:value-type="string" office:string-value="-128711,">
            <text:p>-128711,</text:p>
          </table:table-cell>
          <table:table-cell table:formula="of:=CONCATENATE([Input.F60];&quot;,&quot;)" office:value-type="string" office:string-value="22141.6,">
            <text:p>22141.6,</text:p>
          </table:table-cell>
          <table:table-cell table:formula="of:=CONCATENATE([Input.G60];&quot;,&quot;)" office:value-type="string" office:string-value="0,">
            <text:p>0,</text:p>
          </table:table-cell>
          <table:table-cell table:formula="of:=CONCATENATE(&quot;'&quot;;[Input.H60];&quot;',&quot;)" office:value-type="string" office:string-value="'InfinitiCorp Beltway 2',">
            <text:p>'InfinitiCorp Beltway 2',</text:p>
          </table:table-cell>
          <table:table-cell table:formula="of:=CONCATENATE(&quot;'&quot;;[Input.I60];&quot;',&quot;)" office:value-type="string" office:string-value="'Metal 2;Metal 1;Hydrocarbon 1;Metal 3;Hydrocarbon 3;Hydrocarbon 2;Gas Pocket 1',">
            <text:p>'Metal 2;Metal 1;Hydrocarbon 1;Metal 3;Hydrocarbon 3;Hydrocarbon 2;Gas Pocket 1',</text:p>
          </table:table-cell>
          <table:table-cell table:formula="of:=CONCATENATE(&quot;'&quot;;[Input.J6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1]" office:value-type="string" office:string-value="Asteroid Belt Alpha">
            <text:p>Asteroid Belt Alpha</text:p>
          </table:table-cell>
          <table:table-cell table:formula="of:=CONCATENATE(&quot;['&quot;;[Input.B61];&quot;',&quot;)" office:value-type="string" office:string-value="['Harvestables',">
            <text:p>['Harvestables',</text:p>
          </table:table-cell>
          <table:table-cell table:formula="of:=CONCATENATE([Input.C61];&quot;,&quot;)" office:value-type="string" office:string-value="3,">
            <text:p>3,</text:p>
          </table:table-cell>
          <table:table-cell table:formula="of:=CONCATENATE([Input.D61];&quot;,&quot;)" office:value-type="string" office:string-value="8,">
            <text:p>8,</text:p>
          </table:table-cell>
          <table:table-cell table:formula="of:=CONCATENATE([Input.E61];&quot;,&quot;)" office:value-type="string" office:string-value="-110296,">
            <text:p>-110296,</text:p>
          </table:table-cell>
          <table:table-cell table:formula="of:=CONCATENATE([Input.F61];&quot;,&quot;)" office:value-type="string" office:string-value="-75473.7,">
            <text:p>-75473.7,</text:p>
          </table:table-cell>
          <table:table-cell table:formula="of:=CONCATENATE([Input.G61];&quot;,&quot;)" office:value-type="string" office:string-value="0,">
            <text:p>0,</text:p>
          </table:table-cell>
          <table:table-cell table:formula="of:=CONCATENATE(&quot;'&quot;;[Input.H61];&quot;',&quot;)" office:value-type="string" office:string-value="'InfinitiCorp Beltway 4',">
            <text:p>'InfinitiCorp Beltway 4',</text:p>
          </table:table-cell>
          <table:table-cell table:formula="of:=CONCATENATE(&quot;'&quot;;[Input.I61];&quot;',&quot;)" office:value-type="string" office:string-value="'Reactive 2;Metal 2;Hydrocarbon 2;Gem 2',">
            <text:p>'Reactive 2;Metal 2;Hydrocarbon 2;Gem 2',</text:p>
          </table:table-cell>
          <table:table-cell table:formula="of:=CONCATENATE(&quot;'&quot;;[Input.J6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2]" office:value-type="string" office:string-value="Asteroid Belt Alpha">
            <text:p>Asteroid Belt Alpha</text:p>
          </table:table-cell>
          <table:table-cell table:formula="of:=CONCATENATE(&quot;['&quot;;[Input.B62];&quot;',&quot;)" office:value-type="string" office:string-value="['Gas Cloud 3',">
            <text:p>['Gas Cloud 3',</text:p>
          </table:table-cell>
          <table:table-cell table:formula="of:=CONCATENATE([Input.C62];&quot;,&quot;)" office:value-type="string" office:string-value="3,">
            <text:p>3,</text:p>
          </table:table-cell>
          <table:table-cell table:formula="of:=CONCATENATE([Input.D62];&quot;,&quot;)" office:value-type="string" office:string-value="30,">
            <text:p>30,</text:p>
          </table:table-cell>
          <table:table-cell table:formula="of:=CONCATENATE([Input.E62];&quot;,&quot;)" office:value-type="string" office:string-value="-60786.2,">
            <text:p>-60786.2,</text:p>
          </table:table-cell>
          <table:table-cell table:formula="of:=CONCATENATE([Input.F62];&quot;,&quot;)" office:value-type="string" office:string-value="-120372,">
            <text:p>-120372,</text:p>
          </table:table-cell>
          <table:table-cell table:formula="of:=CONCATENATE([Input.G62];&quot;,&quot;)" office:value-type="string" office:string-value="0,">
            <text:p>0,</text:p>
          </table:table-cell>
          <table:table-cell table:formula="of:=CONCATENATE(&quot;'&quot;;[Input.H62];&quot;',&quot;)" office:value-type="string" office:string-value="'InfinitiCorp Beltway 6',">
            <text:p>'InfinitiCorp Beltway 6',</text:p>
          </table:table-cell>
          <table:table-cell table:formula="of:=CONCATENATE(&quot;'&quot;;[Input.I62];&quot;',&quot;)" office:value-type="string" office:string-value="'Gas Pocket 1',">
            <text:p>'Gas Pocket 1',</text:p>
          </table:table-cell>
          <table:table-cell table:formula="of:=CONCATENATE(&quot;'&quot;;[Input.J6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3]" office:value-type="string" office:string-value="Asteroid Belt Alpha">
            <text:p>Asteroid Belt Alpha</text:p>
          </table:table-cell>
          <table:table-cell table:formula="of:=CONCATENATE(&quot;['&quot;;[Input.B63];&quot;',&quot;)" office:value-type="string" office:string-value="['Harvestables',">
            <text:p>['Harvestables',</text:p>
          </table:table-cell>
          <table:table-cell table:formula="of:=CONCATENATE([Input.C63];&quot;,&quot;)" office:value-type="string" office:string-value="3,">
            <text:p>3,</text:p>
          </table:table-cell>
          <table:table-cell table:formula="of:=CONCATENATE([Input.D63];&quot;,&quot;)" office:value-type="string" office:string-value="30,">
            <text:p>30,</text:p>
          </table:table-cell>
          <table:table-cell table:formula="of:=CONCATENATE([Input.E63];&quot;,&quot;)" office:value-type="string" office:string-value="-95387,">
            <text:p>-95387,</text:p>
          </table:table-cell>
          <table:table-cell table:formula="of:=CONCATENATE([Input.F63];&quot;,&quot;)" office:value-type="string" office:string-value="101465,">
            <text:p>101465,</text:p>
          </table:table-cell>
          <table:table-cell table:formula="of:=CONCATENATE([Input.G63];&quot;,&quot;)" office:value-type="string" office:string-value="0,">
            <text:p>0,</text:p>
          </table:table-cell>
          <table:table-cell table:formula="of:=CONCATENATE(&quot;'&quot;;[Input.H63];&quot;',&quot;)" office:value-type="string" office:string-value="'Beltway Junction',">
            <text:p>'Beltway Junction',</text:p>
          </table:table-cell>
          <table:table-cell table:formula="of:=CONCATENATE(&quot;'&quot;;[Input.I63];&quot;',&quot;)" office:value-type="string" office:string-value="'Metal 1;Hydrocarbon 2;Hydrocarbon 1;Metal 2;Hydrocarbon 3;Gem 2;Gem 1;Inorganic Hulk 01;Metal 3;Gem 3',">
            <text:p>'Metal 1;Hydrocarbon 2;Hydrocarbon 1;Metal 2;Hydrocarbon 3;Gem 2;Gem 1;Inorganic Hulk 01;Metal 3;Gem 3',</text:p>
          </table:table-cell>
          <table:table-cell table:formula="of:=CONCATENATE(&quot;'&quot;;[Input.J6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4]" office:value-type="string" office:string-value="Asteroid Belt Alpha">
            <text:p>Asteroid Belt Alpha</text:p>
          </table:table-cell>
          <table:table-cell table:formula="of:=CONCATENATE(&quot;['&quot;;[Input.B64];&quot;',&quot;)" office:value-type="string" office:string-value="['Harvestables',">
            <text:p>['Harvestables',</text:p>
          </table:table-cell>
          <table:table-cell table:formula="of:=CONCATENATE([Input.C64];&quot;,&quot;)" office:value-type="string" office:string-value="3,">
            <text:p>3,</text:p>
          </table:table-cell>
          <table:table-cell table:formula="of:=CONCATENATE([Input.D64];&quot;,&quot;)" office:value-type="string" office:string-value="9,">
            <text:p>9,</text:p>
          </table:table-cell>
          <table:table-cell table:formula="of:=CONCATENATE([Input.E64];&quot;,&quot;)" office:value-type="string" office:string-value="-118436,">
            <text:p>-118436,</text:p>
          </table:table-cell>
          <table:table-cell table:formula="of:=CONCATENATE([Input.F64];&quot;,&quot;)" office:value-type="string" office:string-value="53835.8,">
            <text:p>53835.8,</text:p>
          </table:table-cell>
          <table:table-cell table:formula="of:=CONCATENATE([Input.G64];&quot;,&quot;)" office:value-type="string" office:string-value="0,">
            <text:p>0,</text:p>
          </table:table-cell>
          <table:table-cell table:formula="of:=CONCATENATE(&quot;'&quot;;[Input.H64];&quot;',&quot;)" office:value-type="string" office:string-value="'InfinitiCorp Beltway 1',">
            <text:p>'InfinitiCorp Beltway 1',</text:p>
          </table:table-cell>
          <table:table-cell table:formula="of:=CONCATENATE(&quot;'&quot;;[Input.I64];&quot;',&quot;)" office:value-type="string" office:string-value="'Gas Pocket 1',">
            <text:p>'Gas Pocket 1',</text:p>
          </table:table-cell>
          <table:table-cell table:formula="of:=CONCATENATE(&quot;'&quot;;[Input.J6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5]" office:value-type="string" office:string-value="Asteroid Belt Alpha">
            <text:p>Asteroid Belt Alpha</text:p>
          </table:table-cell>
          <table:table-cell table:formula="of:=CONCATENATE(&quot;['&quot;;[Input.B65];&quot;',&quot;)" office:value-type="string" office:string-value="['Mining field 2,3,4',">
            <text:p>['Mining field 2,3,4',</text:p>
          </table:table-cell>
          <table:table-cell table:formula="of:=CONCATENATE([Input.C65];&quot;,&quot;)" office:value-type="string" office:string-value="3,">
            <text:p>3,</text:p>
          </table:table-cell>
          <table:table-cell table:formula="of:=CONCATENATE([Input.D65];&quot;,&quot;)" office:value-type="string" office:string-value="50,">
            <text:p>50,</text:p>
          </table:table-cell>
          <table:table-cell table:formula="of:=CONCATENATE([Input.E65];&quot;,&quot;)" office:value-type="string" office:string-value="121658,">
            <text:p>121658,</text:p>
          </table:table-cell>
          <table:table-cell table:formula="of:=CONCATENATE([Input.F65];&quot;,&quot;)" office:value-type="string" office:string-value="93530.3,">
            <text:p>93530.3,</text:p>
          </table:table-cell>
          <table:table-cell table:formula="of:=CONCATENATE([Input.G65];&quot;,&quot;)" office:value-type="string" office:string-value="0,">
            <text:p>0,</text:p>
          </table:table-cell>
          <table:table-cell table:formula="of:=CONCATENATE(&quot;'&quot;;[Input.H65];&quot;',&quot;)" office:value-type="string" office:string-value="'Saturn Beltway 4',">
            <text:p>'Saturn Beltway 4',</text:p>
          </table:table-cell>
          <table:table-cell table:formula="of:=CONCATENATE(&quot;'&quot;;[Input.I65];&quot;',&quot;)" office:value-type="string" office:string-value="'Reactive 1;Reactive 3;Reactive 2;Metal 2;Metal 1;Metal 3;Hydrocarbon 1;Hydrocarbon 2;Hydrocarbon 3;Gem 1;Gem 2;Gem 3;Inorganic Hulk 01',">
            <text:p>'Reactive 1;Reactive 3;Reactive 2;Metal 2;Metal 1;Metal 3;Hydrocarbon 1;Hydrocarbon 2;Hydrocarbon 3;Gem 1;Gem 2;Gem 3;Inorganic Hulk 01',</text:p>
          </table:table-cell>
          <table:table-cell table:formula="of:=CONCATENATE(&quot;'&quot;;[Input.J6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6]" office:value-type="string" office:string-value="Asteroid Belt Alpha">
            <text:p>Asteroid Belt Alpha</text:p>
          </table:table-cell>
          <table:table-cell table:formula="of:=CONCATENATE(&quot;['&quot;;[Input.B66];&quot;',&quot;)" office:value-type="string" office:string-value="['Earth Gate Field 2,3,4',">
            <text:p>['Earth Gate Field 2,3,4',</text:p>
          </table:table-cell>
          <table:table-cell table:formula="of:=CONCATENATE([Input.C66];&quot;,&quot;)" office:value-type="string" office:string-value="3,">
            <text:p>3,</text:p>
          </table:table-cell>
          <table:table-cell table:formula="of:=CONCATENATE([Input.D66];&quot;,&quot;)" office:value-type="string" office:string-value="30,">
            <text:p>30,</text:p>
          </table:table-cell>
          <table:table-cell table:formula="of:=CONCATENATE([Input.E66];&quot;,&quot;)" office:value-type="string" office:string-value="-152511,">
            <text:p>-152511,</text:p>
          </table:table-cell>
          <table:table-cell table:formula="of:=CONCATENATE([Input.F66];&quot;,&quot;)" office:value-type="string" office:string-value="132115,">
            <text:p>132115,</text:p>
          </table:table-cell>
          <table:table-cell table:formula="of:=CONCATENATE([Input.G66];&quot;,&quot;)" office:value-type="string" office:string-value="0,">
            <text:p>0,</text:p>
          </table:table-cell>
          <table:table-cell table:formula="of:=CONCATENATE(&quot;'&quot;;[Input.H66];&quot;',&quot;)" office:value-type="string" office:string-value="'Sector Gate to Earth',">
            <text:p>'Sector Gate to Earth',</text:p>
          </table:table-cell>
          <table:table-cell table:formula="of:=CONCATENATE(&quot;'&quot;;[Input.I66];&quot;',&quot;)" office:value-type="string" office:string-value="'Metal 1;Metal 2;Metal 3;Hydrocarbon 1;Hydrocarbon 3;Hydrocarbon 2;Gem 2;Gem 1;Gem 3',">
            <text:p>'Metal 1;Metal 2;Metal 3;Hydrocarbon 1;Hydrocarbon 3;Hydrocarbon 2;Gem 2;Gem 1;Gem 3',</text:p>
          </table:table-cell>
          <table:table-cell table:formula="of:=CONCATENATE(&quot;'&quot;;[Input.J6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7]" office:value-type="string" office:string-value="Asteroid Belt Alpha">
            <text:p>Asteroid Belt Alpha</text:p>
          </table:table-cell>
          <table:table-cell table:formula="of:=CONCATENATE(&quot;['&quot;;[Input.B67];&quot;',&quot;)" office:value-type="string" office:string-value="['Transition Roid Field',">
            <text:p>['Transition Roid Field',</text:p>
          </table:table-cell>
          <table:table-cell table:formula="of:=CONCATENATE([Input.C67];&quot;,&quot;)" office:value-type="string" office:string-value="3,">
            <text:p>3,</text:p>
          </table:table-cell>
          <table:table-cell table:formula="of:=CONCATENATE([Input.D67];&quot;,&quot;)" office:value-type="string" office:string-value="30,">
            <text:p>30,</text:p>
          </table:table-cell>
          <table:table-cell table:formula="of:=CONCATENATE([Input.E67];&quot;,&quot;)" office:value-type="string" office:string-value="119891,">
            <text:p>119891,</text:p>
          </table:table-cell>
          <table:table-cell table:formula="of:=CONCATENATE([Input.F67];&quot;,&quot;)" office:value-type="string" office:string-value="68617.3,">
            <text:p>68617.3,</text:p>
          </table:table-cell>
          <table:table-cell table:formula="of:=CONCATENATE([Input.G67];&quot;,&quot;)" office:value-type="string" office:string-value="0,">
            <text:p>0,</text:p>
          </table:table-cell>
          <table:table-cell table:formula="of:=CONCATENATE(&quot;'&quot;;[Input.H67];&quot;',&quot;)" office:value-type="string" office:string-value="'Saturn Beltway 5',">
            <text:p>'Saturn Beltway 5',</text:p>
          </table:table-cell>
          <table:table-cell table:formula="of:=CONCATENATE(&quot;'&quot;;[Input.I67];&quot;',&quot;)" office:value-type="string" office:string-value="'Reactive 1;Reactive 2;Reactive 3;Metal 2;Metal 1;Metal 3;Hydrocarbon 2;Hydrocarbon 1;Gem 1;Gem 2;Gas Pocket 1',">
            <text:p>'Reactive 1;Reactive 2;Reactive 3;Metal 2;Metal 1;Metal 3;Hydrocarbon 2;Hydrocarbon 1;Gem 1;Gem 2;Gas Pocket 1',</text:p>
          </table:table-cell>
          <table:table-cell table:formula="of:=CONCATENATE(&quot;'&quot;;[Input.J6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8]" office:value-type="string" office:string-value="Asteroid Belt Alpha">
            <text:p>Asteroid Belt Alpha</text:p>
          </table:table-cell>
          <table:table-cell table:formula="of:=CONCATENATE(&quot;['&quot;;[Input.B68];&quot;',&quot;)" office:value-type="string" office:string-value="['Harvestables',">
            <text:p>['Harvestables',</text:p>
          </table:table-cell>
          <table:table-cell table:formula="of:=CONCATENATE([Input.C68];&quot;,&quot;)" office:value-type="string" office:string-value="2,">
            <text:p>2,</text:p>
          </table:table-cell>
          <table:table-cell table:formula="of:=CONCATENATE([Input.D68];&quot;,&quot;)" office:value-type="string" office:string-value="15,">
            <text:p>15,</text:p>
          </table:table-cell>
          <table:table-cell table:formula="of:=CONCATENATE([Input.E68];&quot;,&quot;)" office:value-type="string" office:string-value="126461,">
            <text:p>126461,</text:p>
          </table:table-cell>
          <table:table-cell table:formula="of:=CONCATENATE([Input.F68];&quot;,&quot;)" office:value-type="string" office:string-value="52188.9,">
            <text:p>52188.9,</text:p>
          </table:table-cell>
          <table:table-cell table:formula="of:=CONCATENATE([Input.G68];&quot;,&quot;)" office:value-type="string" office:string-value="0,">
            <text:p>0,</text:p>
          </table:table-cell>
          <table:table-cell table:formula="of:=CONCATENATE(&quot;'&quot;;[Input.H68];&quot;',&quot;)" office:value-type="string" office:string-value="'Saturn Beltway 5',">
            <text:p>'Saturn Beltway 5',</text:p>
          </table:table-cell>
          <table:table-cell table:formula="of:=CONCATENATE(&quot;'&quot;;[Input.I68];&quot;',&quot;)" office:value-type="string" office:string-value="'Metal 1;Reactive 1;Gem 1',">
            <text:p>'Metal 1;Reactive 1;Gem 1',</text:p>
          </table:table-cell>
          <table:table-cell table:formula="of:=CONCATENATE(&quot;'&quot;;[Input.J6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9]" office:value-type="string" office:string-value="Asteroid Belt Alpha">
            <text:p>Asteroid Belt Alpha</text:p>
          </table:table-cell>
          <table:table-cell table:formula="of:=CONCATENATE(&quot;['&quot;;[Input.B69];&quot;',&quot;)" office:value-type="string" office:string-value="['Harvestables',">
            <text:p>['Harvestables',</text:p>
          </table:table-cell>
          <table:table-cell table:formula="of:=CONCATENATE([Input.C69];&quot;,&quot;)" office:value-type="string" office:string-value="2,">
            <text:p>2,</text:p>
          </table:table-cell>
          <table:table-cell table:formula="of:=CONCATENATE([Input.D69];&quot;,&quot;)" office:value-type="string" office:string-value="10,">
            <text:p>10,</text:p>
          </table:table-cell>
          <table:table-cell table:formula="of:=CONCATENATE([Input.E69];&quot;,&quot;)" office:value-type="string" office:string-value="-4266.59,">
            <text:p>-4266.59,</text:p>
          </table:table-cell>
          <table:table-cell table:formula="of:=CONCATENATE([Input.F69];&quot;,&quot;)" office:value-type="string" office:string-value="112267,">
            <text:p>112267,</text:p>
          </table:table-cell>
          <table:table-cell table:formula="of:=CONCATENATE([Input.G69];&quot;,&quot;)" office:value-type="string" office:string-value="0,">
            <text:p>0,</text:p>
          </table:table-cell>
          <table:table-cell table:formula="of:=CONCATENATE(&quot;'&quot;;[Input.H69];&quot;',&quot;)" office:value-type="string" office:string-value="'Saturn Beltway 2',">
            <text:p>'Saturn Beltway 2',</text:p>
          </table:table-cell>
          <table:table-cell table:formula="of:=CONCATENATE(&quot;'&quot;;[Input.I69];&quot;',&quot;)" office:value-type="string" office:string-value="'Metal 1;Reactive 3;Gem 3;Metal 3',">
            <text:p>'Metal 1;Reactive 3;Gem 3;Metal 3',</text:p>
          </table:table-cell>
          <table:table-cell table:formula="of:=CONCATENATE(&quot;'&quot;;[Input.J6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0]" office:value-type="string" office:string-value="Asteroid Belt Alpha">
            <text:p>Asteroid Belt Alpha</text:p>
          </table:table-cell>
          <table:table-cell table:formula="of:=CONCATENATE(&quot;['&quot;;[Input.B70];&quot;',&quot;)" office:value-type="string" office:string-value="['Harvestables',">
            <text:p>['Harvestables',</text:p>
          </table:table-cell>
          <table:table-cell table:formula="of:=CONCATENATE([Input.C70];&quot;,&quot;)" office:value-type="string" office:string-value="2,">
            <text:p>2,</text:p>
          </table:table-cell>
          <table:table-cell table:formula="of:=CONCATENATE([Input.D70];&quot;,&quot;)" office:value-type="string" office:string-value="80,">
            <text:p>80,</text:p>
          </table:table-cell>
          <table:table-cell table:formula="of:=CONCATENATE([Input.E70];&quot;,&quot;)" office:value-type="string" office:string-value="85608.3,">
            <text:p>85608.3,</text:p>
          </table:table-cell>
          <table:table-cell table:formula="of:=CONCATENATE([Input.F70];&quot;,&quot;)" office:value-type="string" office:string-value="-72089.1,">
            <text:p>-72089.1,</text:p>
          </table:table-cell>
          <table:table-cell table:formula="of:=CONCATENATE([Input.G70];&quot;,&quot;)" office:value-type="string" office:string-value="0,">
            <text:p>0,</text:p>
          </table:table-cell>
          <table:table-cell table:formula="of:=CONCATENATE(&quot;'&quot;;[Input.H70];&quot;',&quot;)" office:value-type="string" office:string-value="'Jackson Clump',">
            <text:p>'Jackson Clump',</text:p>
          </table:table-cell>
          <table:table-cell table:formula="of:=CONCATENATE(&quot;'&quot;;[Input.I70];&quot;',&quot;)" office:value-type="string" office:string-value="'Metal 1',">
            <text:p>'Metal 1',</text:p>
          </table:table-cell>
          <table:table-cell table:formula="of:=CONCATENATE(&quot;'&quot;;[Input.J7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1]" office:value-type="string" office:string-value="Asteroid Belt Alpha">
            <text:p>Asteroid Belt Alpha</text:p>
          </table:table-cell>
          <table:table-cell table:formula="of:=CONCATENATE(&quot;['&quot;;[Input.B71];&quot;',&quot;)" office:value-type="string" office:string-value="['Cresson Field',">
            <text:p>['Cresson Field',</text:p>
          </table:table-cell>
          <table:table-cell table:formula="of:=CONCATENATE([Input.C71];&quot;,&quot;)" office:value-type="string" office:string-value="2,">
            <text:p>2,</text:p>
          </table:table-cell>
          <table:table-cell table:formula="of:=CONCATENATE([Input.D71];&quot;,&quot;)" office:value-type="string" office:string-value="40,">
            <text:p>40,</text:p>
          </table:table-cell>
          <table:table-cell table:formula="of:=CONCATENATE([Input.E71];&quot;,&quot;)" office:value-type="string" office:string-value="-56475.2,">
            <text:p>-56475.2,</text:p>
          </table:table-cell>
          <table:table-cell table:formula="of:=CONCATENATE([Input.F71];&quot;,&quot;)" office:value-type="string" office:string-value="144383,">
            <text:p>144383,</text:p>
          </table:table-cell>
          <table:table-cell table:formula="of:=CONCATENATE([Input.G71];&quot;,&quot;)" office:value-type="string" office:string-value="0,">
            <text:p>0,</text:p>
          </table:table-cell>
          <table:table-cell table:formula="of:=CONCATENATE(&quot;'&quot;;[Input.H71];&quot;',&quot;)" office:value-type="string" office:string-value="'Cresson Pit',">
            <text:p>'Cresson Pit',</text:p>
          </table:table-cell>
          <table:table-cell table:formula="of:=CONCATENATE(&quot;'&quot;;[Input.I71];&quot;',&quot;)" office:value-type="string" office:string-value="'Metal 1;Metal 3;Metal 2;Reactive 1;Reactive 3;Reactive 2',">
            <text:p>'Metal 1;Metal 3;Metal 2;Reactive 1;Reactive 3;Reactive 2',</text:p>
          </table:table-cell>
          <table:table-cell table:formula="of:=CONCATENATE(&quot;'&quot;;[Input.J7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2]" office:value-type="string" office:string-value="Asteroid Belt Alpha">
            <text:p>Asteroid Belt Alpha</text:p>
          </table:table-cell>
          <table:table-cell table:formula="of:=CONCATENATE(&quot;['&quot;;[Input.B72];&quot;',&quot;)" office:value-type="string" office:string-value="['Beltway 1 Gas Clump',">
            <text:p>['Beltway 1 Gas Clump',</text:p>
          </table:table-cell>
          <table:table-cell table:formula="of:=CONCATENATE([Input.C72];&quot;,&quot;)" office:value-type="string" office:string-value="2,">
            <text:p>2,</text:p>
          </table:table-cell>
          <table:table-cell table:formula="of:=CONCATENATE([Input.D72];&quot;,&quot;)" office:value-type="string" office:string-value="30,">
            <text:p>30,</text:p>
          </table:table-cell>
          <table:table-cell table:formula="of:=CONCATENATE([Input.E72];&quot;,&quot;)" office:value-type="string" office:string-value="-52798.5,">
            <text:p>-52798.5,</text:p>
          </table:table-cell>
          <table:table-cell table:formula="of:=CONCATENATE([Input.F72];&quot;,&quot;)" office:value-type="string" office:string-value="104090,">
            <text:p>104090,</text:p>
          </table:table-cell>
          <table:table-cell table:formula="of:=CONCATENATE([Input.G72];&quot;,&quot;)" office:value-type="string" office:string-value="0,">
            <text:p>0,</text:p>
          </table:table-cell>
          <table:table-cell table:formula="of:=CONCATENATE(&quot;'&quot;;[Input.H72];&quot;',&quot;)" office:value-type="string" office:string-value="'Saturn Beltway 1',">
            <text:p>'Saturn Beltway 1',</text:p>
          </table:table-cell>
          <table:table-cell table:formula="of:=CONCATENATE(&quot;'&quot;;[Input.I72];&quot;',&quot;)" office:value-type="string" office:string-value="'Gas Pocket 1',">
            <text:p>'Gas Pocket 1',</text:p>
          </table:table-cell>
          <table:table-cell table:formula="of:=CONCATENATE(&quot;'&quot;;[Input.J7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3]" office:value-type="string" office:string-value="Asteroid Belt Alpha">
            <text:p>Asteroid Belt Alpha</text:p>
          </table:table-cell>
          <table:table-cell table:formula="of:=CONCATENATE(&quot;['&quot;;[Input.B73];&quot;',&quot;)" office:value-type="string" office:string-value="['Pirate Concealing Field',">
            <text:p>['Pirate Concealing Field',</text:p>
          </table:table-cell>
          <table:table-cell table:formula="of:=CONCATENATE([Input.C73];&quot;,&quot;)" office:value-type="string" office:string-value="1,">
            <text:p>1,</text:p>
          </table:table-cell>
          <table:table-cell table:formula="of:=CONCATENATE([Input.D73];&quot;,&quot;)" office:value-type="string" office:string-value="20,">
            <text:p>20,</text:p>
          </table:table-cell>
          <table:table-cell table:formula="of:=CONCATENATE([Input.E73];&quot;,&quot;)" office:value-type="string" office:string-value="27161,">
            <text:p>27161,</text:p>
          </table:table-cell>
          <table:table-cell table:formula="of:=CONCATENATE([Input.F73];&quot;,&quot;)" office:value-type="string" office:string-value="159321,">
            <text:p>159321,</text:p>
          </table:table-cell>
          <table:table-cell table:formula="of:=CONCATENATE([Input.G73];&quot;,&quot;)" office:value-type="string" office:string-value="0,">
            <text:p>0,</text:p>
          </table:table-cell>
          <table:table-cell table:formula="of:=CONCATENATE(&quot;'&quot;;[Input.H73];&quot;',&quot;)" office:value-type="string" office:string-value="'Techatticup Pit',">
            <text:p>'Techatticup Pit',</text:p>
          </table:table-cell>
          <table:table-cell table:formula="of:=CONCATENATE(&quot;'&quot;;[Input.I73];&quot;',&quot;)" office:value-type="string" office:string-value="'Gas Pocket 1;Gem 1;Gem 2;Gem 3;Hydrocarbon 1;Hydrocarbon 2;Hydrocarbon 3',">
            <text:p>'Gas Pocket 1;Gem 1;Gem 2;Gem 3;Hydrocarbon 1;Hydrocarbon 2;Hydrocarbon 3',</text:p>
          </table:table-cell>
          <table:table-cell table:formula="of:=CONCATENATE(&quot;'&quot;;[Input.J7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4]" office:value-type="string" office:string-value="Asteroid Belt Beta">
            <text:p>Asteroid Belt Beta</text:p>
          </table:table-cell>
          <table:table-cell table:formula="of:=CONCATENATE(&quot;['&quot;;[Input.B74];&quot;',&quot;)" office:value-type="string" office:string-value="['Harvestables',">
            <text:p>['Harvestables',</text:p>
          </table:table-cell>
          <table:table-cell table:formula="of:=CONCATENATE([Input.C74];&quot;,&quot;)" office:value-type="string" office:string-value="5,">
            <text:p>5,</text:p>
          </table:table-cell>
          <table:table-cell table:formula="of:=CONCATENATE([Input.D74];&quot;,&quot;)" office:value-type="string" office:string-value="5,">
            <text:p>5,</text:p>
          </table:table-cell>
          <table:table-cell table:formula="of:=CONCATENATE([Input.E74];&quot;,&quot;)" office:value-type="string" office:string-value="-46633.9,">
            <text:p>-46633.9,</text:p>
          </table:table-cell>
          <table:table-cell table:formula="of:=CONCATENATE([Input.F74];&quot;,&quot;)" office:value-type="string" office:string-value="3750.32,">
            <text:p>3750.32,</text:p>
          </table:table-cell>
          <table:table-cell table:formula="of:=CONCATENATE([Input.G74];&quot;,&quot;)" office:value-type="string" office:string-value="0,">
            <text:p>0,</text:p>
          </table:table-cell>
          <table:table-cell table:formula="of:=CONCATENATE(&quot;'&quot;;[Input.H74];&quot;',&quot;)" office:value-type="string" office:string-value="'Ruined Hulk',">
            <text:p>'Ruined Hulk',</text:p>
          </table:table-cell>
          <table:table-cell table:formula="of:=CONCATENATE(&quot;'&quot;;[Input.I74];&quot;',&quot;)" office:value-type="string" office:string-value="'Metal 2;Reactive 2;Hydrocarbon 3;Hydrocarbon 1',">
            <text:p>'Metal 2;Reactive 2;Hydrocarbon 3;Hydrocarbon 1',</text:p>
          </table:table-cell>
          <table:table-cell table:formula="of:=CONCATENATE(&quot;'&quot;;[Input.J7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5]" office:value-type="string" office:string-value="Asteroid Belt Beta">
            <text:p>Asteroid Belt Beta</text:p>
          </table:table-cell>
          <table:table-cell table:formula="of:=CONCATENATE(&quot;['&quot;;[Input.B75];&quot;',&quot;)" office:value-type="string" office:string-value="['Harvestables',">
            <text:p>['Harvestables',</text:p>
          </table:table-cell>
          <table:table-cell table:formula="of:=CONCATENATE([Input.C75];&quot;,&quot;)" office:value-type="string" office:string-value="4,">
            <text:p>4,</text:p>
          </table:table-cell>
          <table:table-cell table:formula="of:=CONCATENATE([Input.D75];&quot;,&quot;)" office:value-type="string" office:string-value="10,">
            <text:p>10,</text:p>
          </table:table-cell>
          <table:table-cell table:formula="of:=CONCATENATE([Input.E75];&quot;,&quot;)" office:value-type="string" office:string-value="39787.3,">
            <text:p>39787.3,</text:p>
          </table:table-cell>
          <table:table-cell table:formula="of:=CONCATENATE([Input.F75];&quot;,&quot;)" office:value-type="string" office:string-value="-29365.4,">
            <text:p>-29365.4,</text:p>
          </table:table-cell>
          <table:table-cell table:formula="of:=CONCATENATE([Input.G75];&quot;,&quot;)" office:value-type="string" office:string-value="0,">
            <text:p>0,</text:p>
          </table:table-cell>
          <table:table-cell table:formula="of:=CONCATENATE(&quot;'&quot;;[Input.H75];&quot;',&quot;)" office:value-type="string" office:string-value="'Accelerator Sphere 1 [Under Construction]',">
            <text:p>'Accelerator Sphere 1 [Under Construction]',</text:p>
          </table:table-cell>
          <table:table-cell table:formula="of:=CONCATENATE(&quot;'&quot;;[Input.I75];&quot;',&quot;)" office:value-type="string" office:string-value="'Reactive 1;Reactive 2;Reactive 3;Metal 1;Metal 2;Metal 3;Hydrocarbon 1;Hydrocarbon 2;Hydrocarbon 3;Gem 1;Gem 2;Gem 3;Gas Pocket 1',">
            <text:p>'Reactive 1;Reactive 2;Reactive 3;Metal 1;Metal 2;Metal 3;Hydrocarbon 1;Hydrocarbon 2;Hydrocarbon 3;Gem 1;Gem 2;Gem 3;Gas Pocket 1',</text:p>
          </table:table-cell>
          <table:table-cell table:formula="of:=CONCATENATE(&quot;'&quot;;[Input.J7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6]" office:value-type="string" office:string-value="Asteroid Belt Beta">
            <text:p>Asteroid Belt Beta</text:p>
          </table:table-cell>
          <table:table-cell table:formula="of:=CONCATENATE(&quot;['&quot;;[Input.B76];&quot;',&quot;)" office:value-type="string" office:string-value="['Gas Clump',">
            <text:p>['Gas Clump',</text:p>
          </table:table-cell>
          <table:table-cell table:formula="of:=CONCATENATE([Input.C76];&quot;,&quot;)" office:value-type="string" office:string-value="4,">
            <text:p>4,</text:p>
          </table:table-cell>
          <table:table-cell table:formula="of:=CONCATENATE([Input.D76];&quot;,&quot;)" office:value-type="string" office:string-value="10,">
            <text:p>10,</text:p>
          </table:table-cell>
          <table:table-cell table:formula="of:=CONCATENATE([Input.E76];&quot;,&quot;)" office:value-type="string" office:string-value="-117032,">
            <text:p>-117032,</text:p>
          </table:table-cell>
          <table:table-cell table:formula="of:=CONCATENATE([Input.F76];&quot;,&quot;)" office:value-type="string" office:string-value="62.4991,">
            <text:p>62.4991,</text:p>
          </table:table-cell>
          <table:table-cell table:formula="of:=CONCATENATE([Input.G76];&quot;,&quot;)" office:value-type="string" office:string-value="0,">
            <text:p>0,</text:p>
          </table:table-cell>
          <table:table-cell table:formula="of:=CONCATENATE(&quot;'&quot;;[Input.H76];&quot;',&quot;)" office:value-type="string" office:string-value="'Mining Marker 2',">
            <text:p>'Mining Marker 2',</text:p>
          </table:table-cell>
          <table:table-cell table:formula="of:=CONCATENATE(&quot;'&quot;;[Input.I76];&quot;',&quot;)" office:value-type="string" office:string-value="'Gas Pocket 1',">
            <text:p>'Gas Pocket 1',</text:p>
          </table:table-cell>
          <table:table-cell table:formula="of:=CONCATENATE(&quot;'&quot;;[Input.J7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7]" office:value-type="string" office:string-value="Asteroid Belt Beta">
            <text:p>Asteroid Belt Beta</text:p>
          </table:table-cell>
          <table:table-cell table:formula="of:=CONCATENATE(&quot;['&quot;;[Input.B77];&quot;',&quot;)" office:value-type="string" office:string-value="['Harvestables',">
            <text:p>['Harvestables',</text:p>
          </table:table-cell>
          <table:table-cell table:formula="of:=CONCATENATE([Input.C77];&quot;,&quot;)" office:value-type="string" office:string-value="4,">
            <text:p>4,</text:p>
          </table:table-cell>
          <table:table-cell table:formula="of:=CONCATENATE([Input.D77];&quot;,&quot;)" office:value-type="string" office:string-value="10,">
            <text:p>10,</text:p>
          </table:table-cell>
          <table:table-cell table:formula="of:=CONCATENATE([Input.E77];&quot;,&quot;)" office:value-type="string" office:string-value="-118128,">
            <text:p>-118128,</text:p>
          </table:table-cell>
          <table:table-cell table:formula="of:=CONCATENATE([Input.F77];&quot;,&quot;)" office:value-type="string" office:string-value="1021.1,">
            <text:p>1021.1,</text:p>
          </table:table-cell>
          <table:table-cell table:formula="of:=CONCATENATE([Input.G77];&quot;,&quot;)" office:value-type="string" office:string-value="0,">
            <text:p>0,</text:p>
          </table:table-cell>
          <table:table-cell table:formula="of:=CONCATENATE(&quot;'&quot;;[Input.H77];&quot;',&quot;)" office:value-type="string" office:string-value="'Mining Marker 2',">
            <text:p>'Mining Marker 2',</text:p>
          </table:table-cell>
          <table:table-cell table:formula="of:=CONCATENATE(&quot;'&quot;;[Input.I77];&quot;',&quot;)" office:value-type="string" office:string-value="'Reactive 2;Metal 3;Gem 2;Gem 1;Reactive 3;Metal 1',">
            <text:p>'Reactive 2;Metal 3;Gem 2;Gem 1;Reactive 3;Metal 1',</text:p>
          </table:table-cell>
          <table:table-cell table:formula="of:=CONCATENATE(&quot;'&quot;;[Input.J7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8]" office:value-type="string" office:string-value="Asteroid Belt Beta">
            <text:p>Asteroid Belt Beta</text:p>
          </table:table-cell>
          <table:table-cell table:formula="of:=CONCATENATE(&quot;['&quot;;[Input.B78];&quot;',&quot;)" office:value-type="string" office:string-value="['Harvestables',">
            <text:p>['Harvestables',</text:p>
          </table:table-cell>
          <table:table-cell table:formula="of:=CONCATENATE([Input.C78];&quot;,&quot;)" office:value-type="string" office:string-value="4,">
            <text:p>4,</text:p>
          </table:table-cell>
          <table:table-cell table:formula="of:=CONCATENATE([Input.D78];&quot;,&quot;)" office:value-type="string" office:string-value="10,">
            <text:p>10,</text:p>
          </table:table-cell>
          <table:table-cell table:formula="of:=CONCATENATE([Input.E78];&quot;,&quot;)" office:value-type="string" office:string-value="-51410.7,">
            <text:p>-51410.7,</text:p>
          </table:table-cell>
          <table:table-cell table:formula="of:=CONCATENATE([Input.F78];&quot;,&quot;)" office:value-type="string" office:string-value="71706.2,">
            <text:p>71706.2,</text:p>
          </table:table-cell>
          <table:table-cell table:formula="of:=CONCATENATE([Input.G78];&quot;,&quot;)" office:value-type="string" office:string-value="0,">
            <text:p>0,</text:p>
          </table:table-cell>
          <table:table-cell table:formula="of:=CONCATENATE(&quot;'&quot;;[Input.H78];&quot;',&quot;)" office:value-type="string" office:string-value="'Asteroid BA-482',">
            <text:p>'Asteroid BA-482',</text:p>
          </table:table-cell>
          <table:table-cell table:formula="of:=CONCATENATE(&quot;'&quot;;[Input.I78];&quot;',&quot;)" office:value-type="string" office:string-value="'Reactive 1;Metal 3;Metal 1;Hydrocarbon 3',">
            <text:p>'Reactive 1;Metal 3;Metal 1;Hydrocarbon 3',</text:p>
          </table:table-cell>
          <table:table-cell table:formula="of:=CONCATENATE(&quot;'&quot;;[Input.J7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9]" office:value-type="string" office:string-value="Asteroid Belt Beta">
            <text:p>Asteroid Belt Beta</text:p>
          </table:table-cell>
          <table:table-cell table:formula="of:=CONCATENATE(&quot;['&quot;;[Input.B79];&quot;',&quot;)" office:value-type="string" office:string-value="['Gravity Field Roid Field',">
            <text:p>['Gravity Field Roid Field',</text:p>
          </table:table-cell>
          <table:table-cell table:formula="of:=CONCATENATE([Input.C79];&quot;,&quot;)" office:value-type="string" office:string-value="3,">
            <text:p>3,</text:p>
          </table:table-cell>
          <table:table-cell table:formula="of:=CONCATENATE([Input.D79];&quot;,&quot;)" office:value-type="string" office:string-value="30,">
            <text:p>30,</text:p>
          </table:table-cell>
          <table:table-cell table:formula="of:=CONCATENATE([Input.E79];&quot;,&quot;)" office:value-type="string" office:string-value="43109.7,">
            <text:p>43109.7,</text:p>
          </table:table-cell>
          <table:table-cell table:formula="of:=CONCATENATE([Input.F79];&quot;,&quot;)" office:value-type="string" office:string-value="-16224.4,">
            <text:p>-16224.4,</text:p>
          </table:table-cell>
          <table:table-cell table:formula="of:=CONCATENATE([Input.G79];&quot;,&quot;)" office:value-type="string" office:string-value="0,">
            <text:p>0,</text:p>
          </table:table-cell>
          <table:table-cell table:formula="of:=CONCATENATE(&quot;'&quot;;[Input.H79];&quot;',&quot;)" office:value-type="string" office:string-value="'Accelerator Sphere 1 [Under Construction]',">
            <text:p>'Accelerator Sphere 1 [Under Construction]',</text:p>
          </table:table-cell>
          <table:table-cell table:formula="of:=CONCATENATE(&quot;'&quot;;[Input.I79];&quot;',&quot;)" office:value-type="string" office:string-value="'Reactive 1;Reactive 3;Reactive 2;Metal 2;Metal 1;Hydrocarbon 2;Hydrocarbon 1;Gas Pocket 1;Gem 1;Hydrocarbon 3;Metal 3;Gem 2;Gem 3',">
            <text:p>'Reactive 1;Reactive 3;Reactive 2;Metal 2;Metal 1;Hydrocarbon 2;Hydrocarbon 1;Gas Pocket 1;Gem 1;Hydrocarbon 3;Metal 3;Gem 2;Gem 3',</text:p>
          </table:table-cell>
          <table:table-cell table:formula="of:=CONCATENATE(&quot;'&quot;;[Input.J7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80]" office:value-type="string" office:string-value="Asteroid Belt Beta">
            <text:p>Asteroid Belt Beta</text:p>
          </table:table-cell>
          <table:table-cell table:formula="of:=CONCATENATE(&quot;['&quot;;[Input.B80];&quot;',&quot;)" office:value-type="string" office:string-value="['Gas Cluster',">
            <text:p>['Gas Cluster',</text:p>
          </table:table-cell>
          <table:table-cell table:formula="of:=CONCATENATE([Input.C80];&quot;,&quot;)" office:value-type="string" office:string-value="3,">
            <text:p>3,</text:p>
          </table:table-cell>
          <table:table-cell table:formula="of:=CONCATENATE([Input.D80];&quot;,&quot;)" office:value-type="string" office:string-value="10,">
            <text:p>10,</text:p>
          </table:table-cell>
          <table:table-cell table:formula="of:=CONCATENATE([Input.E80];&quot;,&quot;)" office:value-type="string" office:string-value="-125525,">
            <text:p>-125525,</text:p>
          </table:table-cell>
          <table:table-cell table:formula="of:=CONCATENATE([Input.F80];&quot;,&quot;)" office:value-type="string" office:string-value="-60877,">
            <text:p>-60877,</text:p>
          </table:table-cell>
          <table:table-cell table:formula="of:=CONCATENATE([Input.G80];&quot;,&quot;)" office:value-type="string" office:string-value="0,">
            <text:p>0,</text:p>
          </table:table-cell>
          <table:table-cell table:formula="of:=CONCATENATE(&quot;'&quot;;[Input.H80];&quot;',&quot;)" office:value-type="string" office:string-value="'Mining Marker 3',">
            <text:p>'Mining Marker 3',</text:p>
          </table:table-cell>
          <table:table-cell table:formula="of:=CONCATENATE(&quot;'&quot;;[Input.I80];&quot;',&quot;)" office:value-type="string" office:string-value="'Gas Pocket 1',">
            <text:p>'Gas Pocket 1',</text:p>
          </table:table-cell>
          <table:table-cell table:formula="of:=CONCATENATE(&quot;'&quot;;[Input.J8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81]" office:value-type="string" office:string-value="Asteroid Belt Beta">
            <text:p>Asteroid Belt Beta</text:p>
          </table:table-cell>
          <table:table-cell table:formula="of:=CONCATENATE(&quot;['&quot;;[Input.B81];&quot;',&quot;)" office:value-type="string" office:string-value="['Harvestables',">
            <text:p>['Harvestables',</text:p>
          </table:table-cell>
          <table:table-cell table:formula="of:=CONCATENATE([Input.C81];&quot;,&quot;)" office:value-type="string" office:string-value="3,">
            <text:p>3,</text:p>
          </table:table-cell>
          <table:table-cell table:formula="of:=CONCATENATE([Input.D81];&quot;,&quot;)" office:value-type="string" office:string-value="15,">
            <text:p>15,</text:p>
          </table:table-cell>
          <table:table-cell table:formula="of:=CONCATENATE([Input.E81];&quot;,&quot;)" office:value-type="string" office:string-value="-122786,">
            <text:p>-122786,</text:p>
          </table:table-cell>
          <table:table-cell table:formula="of:=CONCATENATE([Input.F81];&quot;,&quot;)" office:value-type="string" office:string-value="-62109.5,">
            <text:p>-62109.5,</text:p>
          </table:table-cell>
          <table:table-cell table:formula="of:=CONCATENATE([Input.G81];&quot;,&quot;)" office:value-type="string" office:string-value="0,">
            <text:p>0,</text:p>
          </table:table-cell>
          <table:table-cell table:formula="of:=CONCATENATE(&quot;'&quot;;[Input.H81];&quot;',&quot;)" office:value-type="string" office:string-value="'Mining Marker 3',">
            <text:p>'Mining Marker 3',</text:p>
          </table:table-cell>
          <table:table-cell table:formula="of:=CONCATENATE(&quot;'&quot;;[Input.I81];&quot;',&quot;)" office:value-type="string" office:string-value="'Hydrocarbon 1;Hydrocarbon 2;Gem 1;Gem 2;Metal 1;Reactive 3',">
            <text:p>'Hydrocarbon 1;Hydrocarbon 2;Gem 1;Gem 2;Metal 1;Reactive 3',</text:p>
          </table:table-cell>
          <table:table-cell table:formula="of:=CONCATENATE(&quot;'&quot;;[Input.J8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82]" office:value-type="string" office:string-value="Asteroid Belt Beta">
            <text:p>Asteroid Belt Beta</text:p>
          </table:table-cell>
          <table:table-cell table:formula="of:=CONCATENATE(&quot;['&quot;;[Input.B82];&quot;',&quot;)" office:value-type="string" office:string-value="['Harvestables',">
            <text:p>['Harvestables',</text:p>
          </table:table-cell>
          <table:table-cell table:formula="of:=CONCATENATE([Input.C82];&quot;,&quot;)" office:value-type="string" office:string-value="3,">
            <text:p>3,</text:p>
          </table:table-cell>
          <table:table-cell table:formula="of:=CONCATENATE([Input.D82];&quot;,&quot;)" office:value-type="string" office:string-value="10,">
            <text:p>10,</text:p>
          </table:table-cell>
          <table:table-cell table:formula="of:=CONCATENATE([Input.E82];&quot;,&quot;)" office:value-type="string" office:string-value="-124975,">
            <text:p>-124975,</text:p>
          </table:table-cell>
          <table:table-cell table:formula="of:=CONCATENATE([Input.F82];&quot;,&quot;)" office:value-type="string" office:string-value="61138.3,">
            <text:p>61138.3,</text:p>
          </table:table-cell>
          <table:table-cell table:formula="of:=CONCATENATE([Input.G82];&quot;,&quot;)" office:value-type="string" office:string-value="0,">
            <text:p>0,</text:p>
          </table:table-cell>
          <table:table-cell table:formula="of:=CONCATENATE(&quot;'&quot;;[Input.H82];&quot;',&quot;)" office:value-type="string" office:string-value="'Mining Marker 1',">
            <text:p>'Mining Marker 1',</text:p>
          </table:table-cell>
          <table:table-cell table:formula="of:=CONCATENATE(&quot;'&quot;;[Input.I82];&quot;',&quot;)" office:value-type="string" office:string-value="'Metal 2;Gas Pocket 1;Gem 1',">
            <text:p>'Metal 2;Gas Pocket 1;Gem 1',</text:p>
          </table:table-cell>
          <table:table-cell table:formula="of:=CONCATENATE(&quot;'&quot;;[Input.J8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83]" office:value-type="string" office:string-value="Asteroid Belt Beta">
            <text:p>Asteroid Belt Beta</text:p>
          </table:table-cell>
          <table:table-cell table:formula="of:=CONCATENATE(&quot;['&quot;;[Input.B83];&quot;',&quot;)" office:value-type="string" office:string-value="['level 3 field',">
            <text:p>['level 3 field',</text:p>
          </table:table-cell>
          <table:table-cell table:formula="of:=CONCATENATE([Input.C83];&quot;,&quot;)" office:value-type="string" office:string-value="3,">
            <text:p>3,</text:p>
          </table:table-cell>
          <table:table-cell table:formula="of:=CONCATENATE([Input.D83];&quot;,&quot;)" office:value-type="string" office:string-value="30,">
            <text:p>30,</text:p>
          </table:table-cell>
          <table:table-cell table:formula="of:=CONCATENATE([Input.E83];&quot;,&quot;)" office:value-type="string" office:string-value="126515,">
            <text:p>126515,</text:p>
          </table:table-cell>
          <table:table-cell table:formula="of:=CONCATENATE([Input.F83];&quot;,&quot;)" office:value-type="string" office:string-value="-47297.4,">
            <text:p>-47297.4,</text:p>
          </table:table-cell>
          <table:table-cell table:formula="of:=CONCATENATE([Input.G83];&quot;,&quot;)" office:value-type="string" office:string-value="0,">
            <text:p>0,</text:p>
          </table:table-cell>
          <table:table-cell table:formula="of:=CONCATENATE(&quot;'&quot;;[Input.H83];&quot;',&quot;)" office:value-type="string" office:string-value="'Mining Marker 4',">
            <text:p>'Mining Marker 4',</text:p>
          </table:table-cell>
          <table:table-cell table:formula="of:=CONCATENATE(&quot;'&quot;;[Input.I83];&quot;',&quot;)" office:value-type="string" office:string-value="'Gas Pocket 1;Metal 1;Metal 2;Metal 3;Hydrocarbon 1;Hydrocarbon 2;Hydrocarbon 3',">
            <text:p>'Gas Pocket 1;Metal 1;Metal 2;Metal 3;Hydrocarbon 1;Hydrocarbon 2;Hydrocarbon 3',</text:p>
          </table:table-cell>
          <table:table-cell table:formula="of:=CONCATENATE(&quot;'&quot;;[Input.J8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84]" office:value-type="string" office:string-value="Asteroid Belt Beta">
            <text:p>Asteroid Belt Beta</text:p>
          </table:table-cell>
          <table:table-cell table:formula="of:=CONCATENATE(&quot;['&quot;;[Input.B84];&quot;',&quot;)" office:value-type="string" office:string-value="['Harvestables',">
            <text:p>['Harvestables',</text:p>
          </table:table-cell>
          <table:table-cell table:formula="of:=CONCATENATE([Input.C84];&quot;,&quot;)" office:value-type="string" office:string-value="1,">
            <text:p>1,</text:p>
          </table:table-cell>
          <table:table-cell table:formula="of:=CONCATENATE([Input.D84];&quot;,&quot;)" office:value-type="string" office:string-value="15,">
            <text:p>15,</text:p>
          </table:table-cell>
          <table:table-cell table:formula="of:=CONCATENATE([Input.E84];&quot;,&quot;)" office:value-type="string" office:string-value="10683.1,">
            <text:p>10683.1,</text:p>
          </table:table-cell>
          <table:table-cell table:formula="of:=CONCATENATE([Input.F84];&quot;,&quot;)" office:value-type="string" office:string-value="-35591.1,">
            <text:p>-35591.1,</text:p>
          </table:table-cell>
          <table:table-cell table:formula="of:=CONCATENATE([Input.G84];&quot;,&quot;)" office:value-type="string" office:string-value="0,">
            <text:p>0,</text:p>
          </table:table-cell>
          <table:table-cell table:formula="of:=CONCATENATE(&quot;'&quot;;[Input.H84];&quot;',&quot;)" office:value-type="string" office:string-value="'Accelerator 2 [Under Construction]',">
            <text:p>'Accelerator 2 [Under Construction]',</text:p>
          </table:table-cell>
          <table:table-cell table:formula="of:=CONCATENATE(&quot;'&quot;;[Input.I84];&quot;',&quot;)" office:value-type="string" office:string-value="'Reactive 1;Reactive 2;Reactive 3;Metal 1;Metal 2;Hydrocarbon 1;Metal 3;Hydrocarbon 3;Hydrocarbon 2;Gem 1;Gem 3;Gem 2;Gas Pocket 1',">
            <text:p>'Reactive 1;Reactive 2;Reactive 3;Metal 1;Metal 2;Hydrocarbon 1;Metal 3;Hydrocarbon 3;Hydrocarbon 2;Gem 1;Gem 3;Gem 2;Gas Pocket 1',</text:p>
          </table:table-cell>
          <table:table-cell table:formula="of:=CONCATENATE(&quot;'&quot;;[Input.J8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85]" office:value-type="string" office:string-value="Asteroid Belt Beta">
            <text:p>Asteroid Belt Beta</text:p>
          </table:table-cell>
          <table:table-cell table:formula="of:=CONCATENATE(&quot;['&quot;;[Input.B85];&quot;',&quot;)" office:value-type="string" office:string-value="['Harvestables',">
            <text:p>['Harvestables',</text:p>
          </table:table-cell>
          <table:table-cell table:formula="of:=CONCATENATE([Input.C85];&quot;,&quot;)" office:value-type="string" office:string-value="1,">
            <text:p>1,</text:p>
          </table:table-cell>
          <table:table-cell table:formula="of:=CONCATENATE([Input.D85];&quot;,&quot;)" office:value-type="string" office:string-value="20,">
            <text:p>20,</text:p>
          </table:table-cell>
          <table:table-cell table:formula="of:=CONCATENATE([Input.E85];&quot;,&quot;)" office:value-type="string" office:string-value="21232.7,">
            <text:p>21232.7,</text:p>
          </table:table-cell>
          <table:table-cell table:formula="of:=CONCATENATE([Input.F85];&quot;,&quot;)" office:value-type="string" office:string-value="4644.5,">
            <text:p>4644.5,</text:p>
          </table:table-cell>
          <table:table-cell table:formula="of:=CONCATENATE([Input.G85];&quot;,&quot;)" office:value-type="string" office:string-value="0,">
            <text:p>0,</text:p>
          </table:table-cell>
          <table:table-cell table:formula="of:=CONCATENATE(&quot;'&quot;;[Input.H85];&quot;',&quot;)" office:value-type="string" office:string-value="'Gate War Hulk',">
            <text:p>'Gate War Hulk',</text:p>
          </table:table-cell>
          <table:table-cell table:formula="of:=CONCATENATE(&quot;'&quot;;[Input.I85];&quot;',&quot;)" office:value-type="string" office:string-value="'Reactive 1;Reactive 2;Reactive 3;Metal 1;Metal 2;Metal 3;Hydrocarbon 1;Hydrocarbon 2;Hydrocarbon 3;Gem 1;Gem 2;Gem 3;Gas Pocket 1',">
            <text:p>'Reactive 1;Reactive 2;Reactive 3;Metal 1;Metal 2;Metal 3;Hydrocarbon 1;Hydrocarbon 2;Hydrocarbon 3;Gem 1;Gem 2;Gem 3;Gas Pocket 1',</text:p>
          </table:table-cell>
          <table:table-cell table:formula="of:=CONCATENATE(&quot;'&quot;;[Input.J8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86]" office:value-type="string" office:string-value="Asteroid Belt Beta">
            <text:p>Asteroid Belt Beta</text:p>
          </table:table-cell>
          <table:table-cell table:formula="of:=CONCATENATE(&quot;['&quot;;[Input.B86];&quot;',&quot;)" office:value-type="string" office:string-value="['Harvestables',">
            <text:p>['Harvestables',</text:p>
          </table:table-cell>
          <table:table-cell table:formula="of:=CONCATENATE([Input.C86];&quot;,&quot;)" office:value-type="string" office:string-value="1,">
            <text:p>1,</text:p>
          </table:table-cell>
          <table:table-cell table:formula="of:=CONCATENATE([Input.D86];&quot;,&quot;)" office:value-type="string" office:string-value="20,">
            <text:p>20,</text:p>
          </table:table-cell>
          <table:table-cell table:formula="of:=CONCATENATE([Input.E86];&quot;,&quot;)" office:value-type="string" office:string-value="27805.8,">
            <text:p>27805.8,</text:p>
          </table:table-cell>
          <table:table-cell table:formula="of:=CONCATENATE([Input.F86];&quot;,&quot;)" office:value-type="string" office:string-value="-17174.9,">
            <text:p>-17174.9,</text:p>
          </table:table-cell>
          <table:table-cell table:formula="of:=CONCATENATE([Input.G86];&quot;,&quot;)" office:value-type="string" office:string-value="0,">
            <text:p>0,</text:p>
          </table:table-cell>
          <table:table-cell table:formula="of:=CONCATENATE(&quot;'&quot;;[Input.H86];&quot;',&quot;)" office:value-type="string" office:string-value="'Accelerator Sphere 1 [Under Construction]',">
            <text:p>'Accelerator Sphere 1 [Under Construction]',</text:p>
          </table:table-cell>
          <table:table-cell table:formula="of:=CONCATENATE(&quot;'&quot;;[Input.I86];&quot;',&quot;)" office:value-type="string" office:string-value="'Reactive 2;Reactive 1;Reactive 3;Metal 1;Metal 2;Metal 3;Hydrocarbon 1;Hydrocarbon 2;Hydrocarbon 3;Gem 1;Gem 2;Gem 3;Gas Pocket 1',">
            <text:p>'Reactive 2;Reactive 1;Reactive 3;Metal 1;Metal 2;Metal 3;Hydrocarbon 1;Hydrocarbon 2;Hydrocarbon 3;Gem 1;Gem 2;Gem 3;Gas Pocket 1',</text:p>
          </table:table-cell>
          <table:table-cell table:formula="of:=CONCATENATE(&quot;'&quot;;[Input.J8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87]" office:value-type="string" office:string-value="Asteroid Belt Gamma">
            <text:p>Asteroid Belt Gamma</text:p>
          </table:table-cell>
          <table:table-cell table:formula="of:=CONCATENATE(&quot;['&quot;;[Input.B87];&quot;',&quot;)" office:value-type="string" office:string-value="['O5F2',">
            <text:p>['O5F2',</text:p>
          </table:table-cell>
          <table:table-cell table:formula="of:=CONCATENATE([Input.C87];&quot;,&quot;)" office:value-type="string" office:string-value="5,">
            <text:p>5,</text:p>
          </table:table-cell>
          <table:table-cell table:formula="of:=CONCATENATE([Input.D87];&quot;,&quot;)" office:value-type="string" office:string-value="30,">
            <text:p>30,</text:p>
          </table:table-cell>
          <table:table-cell table:formula="of:=CONCATENATE([Input.E87];&quot;,&quot;)" office:value-type="string" office:string-value="38875.4,">
            <text:p>38875.4,</text:p>
          </table:table-cell>
          <table:table-cell table:formula="of:=CONCATENATE([Input.F87];&quot;,&quot;)" office:value-type="string" office:string-value="-72244.9,">
            <text:p>-72244.9,</text:p>
          </table:table-cell>
          <table:table-cell table:formula="of:=CONCATENATE([Input.G87];&quot;,&quot;)" office:value-type="string" office:string-value="0,">
            <text:p>0,</text:p>
          </table:table-cell>
          <table:table-cell table:formula="of:=CONCATENATE(&quot;'&quot;;[Input.H87];&quot;',&quot;)" office:value-type="string" office:string-value="'Thern\'s Field',">
            <text:p>'Thern\'s Field',</text:p>
          </table:table-cell>
          <table:table-cell table:formula="of:=CONCATENATE(&quot;'&quot;;[Input.I87];&quot;',&quot;)" office:value-type="string" office:string-value="'Reactive 3;Reactive 1;Reactive 2',">
            <text:p>'Reactive 3;Reactive 1;Reactive 2',</text:p>
          </table:table-cell>
          <table:table-cell table:formula="of:=CONCATENATE(&quot;'&quot;;[Input.J8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88]" office:value-type="string" office:string-value="Asteroid Belt Gamma">
            <text:p>Asteroid Belt Gamma</text:p>
          </table:table-cell>
          <table:table-cell table:formula="of:=CONCATENATE(&quot;['&quot;;[Input.B88];&quot;',&quot;)" office:value-type="string" office:string-value="['Harvestables',">
            <text:p>['Harvestables',</text:p>
          </table:table-cell>
          <table:table-cell table:formula="of:=CONCATENATE([Input.C88];&quot;,&quot;)" office:value-type="string" office:string-value="4,">
            <text:p>4,</text:p>
          </table:table-cell>
          <table:table-cell table:formula="of:=CONCATENATE([Input.D88];&quot;,&quot;)" office:value-type="string" office:string-value="50,">
            <text:p>50,</text:p>
          </table:table-cell>
          <table:table-cell table:formula="of:=CONCATENATE([Input.E88];&quot;,&quot;)" office:value-type="string" office:string-value="45.4836,">
            <text:p>45.4836,</text:p>
          </table:table-cell>
          <table:table-cell table:formula="of:=CONCATENATE([Input.F88];&quot;,&quot;)" office:value-type="string" office:string-value="-145267,">
            <text:p>-145267,</text:p>
          </table:table-cell>
          <table:table-cell table:formula="of:=CONCATENATE([Input.G88];&quot;,&quot;)" office:value-type="string" office:string-value="0,">
            <text:p>0,</text:p>
          </table:table-cell>
          <table:table-cell table:formula="of:=CONCATENATE(&quot;'&quot;;[Input.H88];&quot;',&quot;)" office:value-type="string" office:string-value="'Sector Gate to Mars',">
            <text:p>'Sector Gate to Mars',</text:p>
          </table:table-cell>
          <table:table-cell table:formula="of:=CONCATENATE(&quot;'&quot;;[Input.I88];&quot;',&quot;)" office:value-type="string" office:string-value="'Gem 2;Hydrocarbon 2;Metal 2;Reactive 3;Gem 1;Inorganic Hulk 01;Organic Hulk 01;Hydrocarbon 3;Reactive 2;Metal 3',">
            <text:p>'Gem 2;Hydrocarbon 2;Metal 2;Reactive 3;Gem 1;Inorganic Hulk 01;Organic Hulk 01;Hydrocarbon 3;Reactive 2;Metal 3',</text:p>
          </table:table-cell>
          <table:table-cell table:formula="of:=CONCATENATE(&quot;'&quot;;[Input.J8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89]" office:value-type="string" office:string-value="Asteroid Belt Gamma">
            <text:p>Asteroid Belt Gamma</text:p>
          </table:table-cell>
          <table:table-cell table:formula="of:=CONCATENATE(&quot;['&quot;;[Input.B89];&quot;',&quot;)" office:value-type="string" office:string-value="['Harvestables',">
            <text:p>['Harvestables',</text:p>
          </table:table-cell>
          <table:table-cell table:formula="of:=CONCATENATE([Input.C89];&quot;,&quot;)" office:value-type="string" office:string-value="4,">
            <text:p>4,</text:p>
          </table:table-cell>
          <table:table-cell table:formula="of:=CONCATENATE([Input.D89];&quot;,&quot;)" office:value-type="string" office:string-value="15,">
            <text:p>15,</text:p>
          </table:table-cell>
          <table:table-cell table:formula="of:=CONCATENATE([Input.E89];&quot;,&quot;)" office:value-type="string" office:string-value="290077,">
            <text:p>290077,</text:p>
          </table:table-cell>
          <table:table-cell table:formula="of:=CONCATENATE([Input.F89];&quot;,&quot;)" office:value-type="string" office:string-value="-56992.6,">
            <text:p>-56992.6,</text:p>
          </table:table-cell>
          <table:table-cell table:formula="of:=CONCATENATE([Input.G89];&quot;,&quot;)" office:value-type="string" office:string-value="0,">
            <text:p>0,</text:p>
          </table:table-cell>
          <table:table-cell table:formula="of:=CONCATENATE(&quot;'&quot;;[Input.H89];&quot;',&quot;)" office:value-type="string" office:string-value="'Easten\'s Field',">
            <text:p>'Easten\'s Field',</text:p>
          </table:table-cell>
          <table:table-cell table:formula="of:=CONCATENATE(&quot;'&quot;;[Input.I89];&quot;',&quot;)" office:value-type="string" office:string-value="'Metal 3;Reactive 2;Hydrocarbon 3;Gem 2;Metal 2;Reactive 3',">
            <text:p>'Metal 3;Reactive 2;Hydrocarbon 3;Gem 2;Metal 2;Reactive 3',</text:p>
          </table:table-cell>
          <table:table-cell table:formula="of:=CONCATENATE(&quot;'&quot;;[Input.J8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90]" office:value-type="string" office:string-value="Asteroid Belt Gamma">
            <text:p>Asteroid Belt Gamma</text:p>
          </table:table-cell>
          <table:table-cell table:formula="of:=CONCATENATE(&quot;['&quot;;[Input.B90];&quot;',&quot;)" office:value-type="string" office:string-value="['Harvestables',">
            <text:p>['Harvestables',</text:p>
          </table:table-cell>
          <table:table-cell table:formula="of:=CONCATENATE([Input.C90];&quot;,&quot;)" office:value-type="string" office:string-value="4,">
            <text:p>4,</text:p>
          </table:table-cell>
          <table:table-cell table:formula="of:=CONCATENATE([Input.D90];&quot;,&quot;)" office:value-type="string" office:string-value="30,">
            <text:p>30,</text:p>
          </table:table-cell>
          <table:table-cell table:formula="of:=CONCATENATE([Input.E90];&quot;,&quot;)" office:value-type="string" office:string-value="107444,">
            <text:p>107444,</text:p>
          </table:table-cell>
          <table:table-cell table:formula="of:=CONCATENATE([Input.F90];&quot;,&quot;)" office:value-type="string" office:string-value="-191103,">
            <text:p>-191103,</text:p>
          </table:table-cell>
          <table:table-cell table:formula="of:=CONCATENATE([Input.G90];&quot;,&quot;)" office:value-type="string" office:string-value="0,">
            <text:p>0,</text:p>
          </table:table-cell>
          <table:table-cell table:formula="of:=CONCATENATE(&quot;'&quot;;[Input.H90];&quot;',&quot;)" office:value-type="string" office:string-value="'Mutation Viability Field Lab',">
            <text:p>'Mutation Viability Field Lab',</text:p>
          </table:table-cell>
          <table:table-cell table:formula="of:=CONCATENATE(&quot;'&quot;;[Input.I90];&quot;',&quot;)" office:value-type="string" office:string-value="'Metal 1;Inorganic Hulk 01',">
            <text:p>'Metal 1;Inorganic Hulk 01',</text:p>
          </table:table-cell>
          <table:table-cell table:formula="of:=CONCATENATE(&quot;'&quot;;[Input.J9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91]" office:value-type="string" office:string-value="Asteroid Belt Gamma">
            <text:p>Asteroid Belt Gamma</text:p>
          </table:table-cell>
          <table:table-cell table:formula="of:=CONCATENATE(&quot;['&quot;;[Input.B91];&quot;',&quot;)" office:value-type="string" office:string-value="['Harvestables',">
            <text:p>['Harvestables',</text:p>
          </table:table-cell>
          <table:table-cell table:formula="of:=CONCATENATE([Input.C91];&quot;,&quot;)" office:value-type="string" office:string-value="4,">
            <text:p>4,</text:p>
          </table:table-cell>
          <table:table-cell table:formula="of:=CONCATENATE([Input.D91];&quot;,&quot;)" office:value-type="string" office:string-value="10,">
            <text:p>10,</text:p>
          </table:table-cell>
          <table:table-cell table:formula="of:=CONCATENATE([Input.E91];&quot;,&quot;)" office:value-type="string" office:string-value="66920,">
            <text:p>66920,</text:p>
          </table:table-cell>
          <table:table-cell table:formula="of:=CONCATENATE([Input.F91];&quot;,&quot;)" office:value-type="string" office:string-value="2970,">
            <text:p>2970,</text:p>
          </table:table-cell>
          <table:table-cell table:formula="of:=CONCATENATE([Input.G91];&quot;,&quot;)" office:value-type="string" office:string-value="0,">
            <text:p>0,</text:p>
          </table:table-cell>
          <table:table-cell table:formula="of:=CONCATENATE(&quot;'&quot;;[Input.H91];&quot;',&quot;)" office:value-type="string" office:string-value="'Nort\'s Field',">
            <text:p>'Nort\'s Field',</text:p>
          </table:table-cell>
          <table:table-cell table:formula="of:=CONCATENATE(&quot;'&quot;;[Input.I91];&quot;',&quot;)" office:value-type="string" office:string-value="'Reactive 1;Metal 1;Metal 2;Hydrocarbon 1;Gas Pocket 1',">
            <text:p>'Reactive 1;Metal 1;Metal 2;Hydrocarbon 1;Gas Pocket 1',</text:p>
          </table:table-cell>
          <table:table-cell table:formula="of:=CONCATENATE(&quot;'&quot;;[Input.J9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92]" office:value-type="string" office:string-value="Asteroid Belt Gamma">
            <text:p>Asteroid Belt Gamma</text:p>
          </table:table-cell>
          <table:table-cell table:formula="of:=CONCATENATE(&quot;['&quot;;[Input.B92];&quot;',&quot;)" office:value-type="string" office:string-value="['O4F1',">
            <text:p>['O4F1',</text:p>
          </table:table-cell>
          <table:table-cell table:formula="of:=CONCATENATE([Input.C92];&quot;,&quot;)" office:value-type="string" office:string-value="4,">
            <text:p>4,</text:p>
          </table:table-cell>
          <table:table-cell table:formula="of:=CONCATENATE([Input.D92];&quot;,&quot;)" office:value-type="string" office:string-value="30,">
            <text:p>30,</text:p>
          </table:table-cell>
          <table:table-cell table:formula="of:=CONCATENATE([Input.E92];&quot;,&quot;)" office:value-type="string" office:string-value="37634.3,">
            <text:p>37634.3,</text:p>
          </table:table-cell>
          <table:table-cell table:formula="of:=CONCATENATE([Input.F92];&quot;,&quot;)" office:value-type="string" office:string-value="-71624.3,">
            <text:p>-71624.3,</text:p>
          </table:table-cell>
          <table:table-cell table:formula="of:=CONCATENATE([Input.G92];&quot;,&quot;)" office:value-type="string" office:string-value="0,">
            <text:p>0,</text:p>
          </table:table-cell>
          <table:table-cell table:formula="of:=CONCATENATE(&quot;'&quot;;[Input.H92];&quot;',&quot;)" office:value-type="string" office:string-value="'Thern\'s Field',">
            <text:p>'Thern\'s Field',</text:p>
          </table:table-cell>
          <table:table-cell table:formula="of:=CONCATENATE(&quot;'&quot;;[Input.I92];&quot;',&quot;)" office:value-type="string" office:string-value="'Gem 1;Gem 2;Gem 3',">
            <text:p>'Gem 1;Gem 2;Gem 3',</text:p>
          </table:table-cell>
          <table:table-cell table:formula="of:=CONCATENATE(&quot;'&quot;;[Input.J9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93]" office:value-type="string" office:string-value="Asteroid Belt Gamma">
            <text:p>Asteroid Belt Gamma</text:p>
          </table:table-cell>
          <table:table-cell table:formula="of:=CONCATENATE(&quot;['&quot;;[Input.B93];&quot;',&quot;)" office:value-type="string" office:string-value="['O4F3',">
            <text:p>['O4F3',</text:p>
          </table:table-cell>
          <table:table-cell table:formula="of:=CONCATENATE([Input.C93];&quot;,&quot;)" office:value-type="string" office:string-value="4,">
            <text:p>4,</text:p>
          </table:table-cell>
          <table:table-cell table:formula="of:=CONCATENATE([Input.D93];&quot;,&quot;)" office:value-type="string" office:string-value="30,">
            <text:p>30,</text:p>
          </table:table-cell>
          <table:table-cell table:formula="of:=CONCATENATE([Input.E93];&quot;,&quot;)" office:value-type="string" office:string-value="40633.7,">
            <text:p>40633.7,</text:p>
          </table:table-cell>
          <table:table-cell table:formula="of:=CONCATENATE([Input.F93];&quot;,&quot;)" office:value-type="string" office:string-value="-71727.8,">
            <text:p>-71727.8,</text:p>
          </table:table-cell>
          <table:table-cell table:formula="of:=CONCATENATE([Input.G93];&quot;,&quot;)" office:value-type="string" office:string-value="0,">
            <text:p>0,</text:p>
          </table:table-cell>
          <table:table-cell table:formula="of:=CONCATENATE(&quot;'&quot;;[Input.H93];&quot;',&quot;)" office:value-type="string" office:string-value="'Thern\'s Field',">
            <text:p>'Thern\'s Field',</text:p>
          </table:table-cell>
          <table:table-cell table:formula="of:=CONCATENATE(&quot;'&quot;;[Input.I93];&quot;',&quot;)" office:value-type="string" office:string-value="'Metal 1;Metal 3;Metal 2',">
            <text:p>'Metal 1;Metal 3;Metal 2',</text:p>
          </table:table-cell>
          <table:table-cell table:formula="of:=CONCATENATE(&quot;'&quot;;[Input.J9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94]" office:value-type="string" office:string-value="Asteroid Belt Gamma">
            <text:p>Asteroid Belt Gamma</text:p>
          </table:table-cell>
          <table:table-cell table:formula="of:=CONCATENATE(&quot;['&quot;;[Input.B94];&quot;',&quot;)" office:value-type="string" office:string-value="['Harvestables',">
            <text:p>['Harvestables',</text:p>
          </table:table-cell>
          <table:table-cell table:formula="of:=CONCATENATE([Input.C94];&quot;,&quot;)" office:value-type="string" office:string-value="3,">
            <text:p>3,</text:p>
          </table:table-cell>
          <table:table-cell table:formula="of:=CONCATENATE([Input.D94];&quot;,&quot;)" office:value-type="string" office:string-value="10,">
            <text:p>10,</text:p>
          </table:table-cell>
          <table:table-cell table:formula="of:=CONCATENATE([Input.E94];&quot;,&quot;)" office:value-type="string" office:string-value="-33922.3,">
            <text:p>-33922.3,</text:p>
          </table:table-cell>
          <table:table-cell table:formula="of:=CONCATENATE([Input.F94];&quot;,&quot;)" office:value-type="string" office:string-value="-10445.3,">
            <text:p>-10445.3,</text:p>
          </table:table-cell>
          <table:table-cell table:formula="of:=CONCATENATE([Input.G94];&quot;,&quot;)" office:value-type="string" office:string-value="0,">
            <text:p>0,</text:p>
          </table:table-cell>
          <table:table-cell table:formula="of:=CONCATENATE(&quot;'&quot;;[Input.H94];&quot;',&quot;)" office:value-type="string" office:string-value="'Beta Gamma Beltway 1',">
            <text:p>'Beta Gamma Beltway 1',</text:p>
          </table:table-cell>
          <table:table-cell table:formula="of:=CONCATENATE(&quot;'&quot;;[Input.I94];&quot;',&quot;)" office:value-type="string" office:string-value="'Metal 1;Reactive 2;Metal 3;Hydrocarbon 3',">
            <text:p>'Metal 1;Reactive 2;Metal 3;Hydrocarbon 3',</text:p>
          </table:table-cell>
          <table:table-cell table:formula="of:=CONCATENATE(&quot;'&quot;;[Input.J9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95]" office:value-type="string" office:string-value="Asteroid Belt Gamma">
            <text:p>Asteroid Belt Gamma</text:p>
          </table:table-cell>
          <table:table-cell table:formula="of:=CONCATENATE(&quot;['&quot;;[Input.B95];&quot;',&quot;)" office:value-type="string" office:string-value="['Harvestables',">
            <text:p>['Harvestables',</text:p>
          </table:table-cell>
          <table:table-cell table:formula="of:=CONCATENATE([Input.C95];&quot;,&quot;)" office:value-type="string" office:string-value="2,">
            <text:p>2,</text:p>
          </table:table-cell>
          <table:table-cell table:formula="of:=CONCATENATE([Input.D95];&quot;,&quot;)" office:value-type="string" office:string-value="20,">
            <text:p>20,</text:p>
          </table:table-cell>
          <table:table-cell table:formula="of:=CONCATENATE([Input.E95];&quot;,&quot;)" office:value-type="string" office:string-value="36410.7,">
            <text:p>36410.7,</text:p>
          </table:table-cell>
          <table:table-cell table:formula="of:=CONCATENATE([Input.F95];&quot;,&quot;)" office:value-type="string" office:string-value="-40117,">
            <text:p>-40117,</text:p>
          </table:table-cell>
          <table:table-cell table:formula="of:=CONCATENATE([Input.G95];&quot;,&quot;)" office:value-type="string" office:string-value="0,">
            <text:p>0,</text:p>
          </table:table-cell>
          <table:table-cell table:formula="of:=CONCATENATE(&quot;'&quot;;[Input.H95];&quot;',&quot;)" office:value-type="string" office:string-value="'Beta Gamma Beltway 5',">
            <text:p>'Beta Gamma Beltway 5',</text:p>
          </table:table-cell>
          <table:table-cell table:formula="of:=CONCATENATE(&quot;'&quot;;[Input.I95];&quot;',&quot;)" office:value-type="string" office:string-value="'Reactive 3;Reactive 1;Metal 2;Hydrocarbon 2',">
            <text:p>'Reactive 3;Reactive 1;Metal 2;Hydrocarbon 2',</text:p>
          </table:table-cell>
          <table:table-cell table:formula="of:=CONCATENATE(&quot;'&quot;;[Input.J9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96]" office:value-type="string" office:string-value="Asteroid Belt Gamma">
            <text:p>Asteroid Belt Gamma</text:p>
          </table:table-cell>
          <table:table-cell table:formula="of:=CONCATENATE(&quot;['&quot;;[Input.B96];&quot;',&quot;)" office:value-type="string" office:string-value="['Harvestables',">
            <text:p>['Harvestables',</text:p>
          </table:table-cell>
          <table:table-cell table:formula="of:=CONCATENATE([Input.C96];&quot;,&quot;)" office:value-type="string" office:string-value="1,">
            <text:p>1,</text:p>
          </table:table-cell>
          <table:table-cell table:formula="of:=CONCATENATE([Input.D96];&quot;,&quot;)" office:value-type="string" office:string-value="20,">
            <text:p>20,</text:p>
          </table:table-cell>
          <table:table-cell table:formula="of:=CONCATENATE([Input.E96];&quot;,&quot;)" office:value-type="string" office:string-value="81834,">
            <text:p>81834,</text:p>
          </table:table-cell>
          <table:table-cell table:formula="of:=CONCATENATE([Input.F96];&quot;,&quot;)" office:value-type="string" office:string-value="-70521.4,">
            <text:p>-70521.4,</text:p>
          </table:table-cell>
          <table:table-cell table:formula="of:=CONCATENATE([Input.G96];&quot;,&quot;)" office:value-type="string" office:string-value="0,">
            <text:p>0,</text:p>
          </table:table-cell>
          <table:table-cell table:formula="of:=CONCATENATE(&quot;'&quot;;[Input.H96];&quot;',&quot;)" office:value-type="string" office:string-value="'Beta Gamma Beltway 6',">
            <text:p>'Beta Gamma Beltway 6',</text:p>
          </table:table-cell>
          <table:table-cell table:formula="of:=CONCATENATE(&quot;'&quot;;[Input.I96];&quot;',&quot;)" office:value-type="string" office:string-value="'Metal 1;Reactive 1;Reactive 3;Hydrocarbon 2;Metal 2',">
            <text:p>'Metal 1;Reactive 1;Reactive 3;Hydrocarbon 2;Metal 2',</text:p>
          </table:table-cell>
          <table:table-cell table:formula="of:=CONCATENATE(&quot;'&quot;;[Input.J9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97]" office:value-type="string" office:string-value="Blackbeards Wake">
            <text:p>Blackbeards Wake</text:p>
          </table:table-cell>
          <table:table-cell table:formula="of:=CONCATENATE(&quot;['&quot;;[Input.B97];&quot;',&quot;)" office:value-type="string" office:string-value="['Harvest Field 2',">
            <text:p>['Harvest Field 2',</text:p>
          </table:table-cell>
          <table:table-cell table:formula="of:=CONCATENATE([Input.C97];&quot;,&quot;)" office:value-type="string" office:string-value="9,">
            <text:p>9,</text:p>
          </table:table-cell>
          <table:table-cell table:formula="of:=CONCATENATE([Input.D97];&quot;,&quot;)" office:value-type="string" office:string-value="20,">
            <text:p>20,</text:p>
          </table:table-cell>
          <table:table-cell table:formula="of:=CONCATENATE([Input.E97];&quot;,&quot;)" office:value-type="string" office:string-value="-82770.5,">
            <text:p>-82770.5,</text:p>
          </table:table-cell>
          <table:table-cell table:formula="of:=CONCATENATE([Input.F97];&quot;,&quot;)" office:value-type="string" office:string-value="-72124.8,">
            <text:p>-72124.8,</text:p>
          </table:table-cell>
          <table:table-cell table:formula="of:=CONCATENATE([Input.G97];&quot;,&quot;)" office:value-type="string" office:string-value="0,">
            <text:p>0,</text:p>
          </table:table-cell>
          <table:table-cell table:formula="of:=CONCATENATE(&quot;'&quot;;[Input.H97];&quot;',&quot;)" office:value-type="string" office:string-value="'Novice Training Nav Uhr',">
            <text:p>'Novice Training Nav Uhr',</text:p>
          </table:table-cell>
          <table:table-cell table:formula="of:=CONCATENATE(&quot;'&quot;;[Input.I97];&quot;',&quot;)" office:value-type="string" office:string-value="'Reactive 3;Hydrocarbon 3;Gem 3',">
            <text:p>'Reactive 3;Hydrocarbon 3;Gem 3',</text:p>
          </table:table-cell>
          <table:table-cell table:formula="of:=CONCATENATE(&quot;'&quot;;[Input.J9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98]" office:value-type="string" office:string-value="Blackbeards Wake">
            <text:p>Blackbeards Wake</text:p>
          </table:table-cell>
          <table:table-cell table:formula="of:=CONCATENATE(&quot;['&quot;;[Input.B98];&quot;',&quot;)" office:value-type="string" office:string-value="['Harvest Field 4',">
            <text:p>['Harvest Field 4',</text:p>
          </table:table-cell>
          <table:table-cell table:formula="of:=CONCATENATE([Input.C98];&quot;,&quot;)" office:value-type="string" office:string-value="9,">
            <text:p>9,</text:p>
          </table:table-cell>
          <table:table-cell table:formula="of:=CONCATENATE([Input.D98];&quot;,&quot;)" office:value-type="string" office:string-value="20,">
            <text:p>20,</text:p>
          </table:table-cell>
          <table:table-cell table:formula="of:=CONCATENATE([Input.E98];&quot;,&quot;)" office:value-type="string" office:string-value="65449.9,">
            <text:p>65449.9,</text:p>
          </table:table-cell>
          <table:table-cell table:formula="of:=CONCATENATE([Input.F98];&quot;,&quot;)" office:value-type="string" office:string-value="-81130.7,">
            <text:p>-81130.7,</text:p>
          </table:table-cell>
          <table:table-cell table:formula="of:=CONCATENATE([Input.G98];&quot;,&quot;)" office:value-type="string" office:string-value="0,">
            <text:p>0,</text:p>
          </table:table-cell>
          <table:table-cell table:formula="of:=CONCATENATE(&quot;'&quot;;[Input.H98];&quot;',&quot;)" office:value-type="string" office:string-value="'Twilight Path Sahn',">
            <text:p>'Twilight Path Sahn',</text:p>
          </table:table-cell>
          <table:table-cell table:formula="of:=CONCATENATE(&quot;'&quot;;[Input.I98];&quot;',&quot;)" office:value-type="string" office:string-value="'Reactive 3;Hydrocarbon 3;Gem 3',">
            <text:p>'Reactive 3;Hydrocarbon 3;Gem 3',</text:p>
          </table:table-cell>
          <table:table-cell table:formula="of:=CONCATENATE(&quot;'&quot;;[Input.J9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99]" office:value-type="string" office:string-value="Blackbeards Wake">
            <text:p>Blackbeards Wake</text:p>
          </table:table-cell>
          <table:table-cell table:formula="of:=CONCATENATE(&quot;['&quot;;[Input.B99];&quot;',&quot;)" office:value-type="string" office:string-value="['Harvest Field 6',">
            <text:p>['Harvest Field 6',</text:p>
          </table:table-cell>
          <table:table-cell table:formula="of:=CONCATENATE([Input.C99];&quot;,&quot;)" office:value-type="string" office:string-value="9,">
            <text:p>9,</text:p>
          </table:table-cell>
          <table:table-cell table:formula="of:=CONCATENATE([Input.D99];&quot;,&quot;)" office:value-type="string" office:string-value="20,">
            <text:p>20,</text:p>
          </table:table-cell>
          <table:table-cell table:formula="of:=CONCATENATE([Input.E99];&quot;,&quot;)" office:value-type="string" office:string-value="154226,">
            <text:p>154226,</text:p>
          </table:table-cell>
          <table:table-cell table:formula="of:=CONCATENATE([Input.F99];&quot;,&quot;)" office:value-type="string" office:string-value="209528,">
            <text:p>209528,</text:p>
          </table:table-cell>
          <table:table-cell table:formula="of:=CONCATENATE([Input.G99];&quot;,&quot;)" office:value-type="string" office:string-value="0,">
            <text:p>0,</text:p>
          </table:table-cell>
          <table:table-cell table:formula="of:=CONCATENATE(&quot;'&quot;;[Input.H99];&quot;',&quot;)" office:value-type="string" office:string-value="'Drone Fabrication Plant',">
            <text:p>'Drone Fabrication Plant',</text:p>
          </table:table-cell>
          <table:table-cell table:formula="of:=CONCATENATE(&quot;'&quot;;[Input.I99];&quot;',&quot;)" office:value-type="string" office:string-value="'Reactive 3;Hydrocarbon 3;Gem 3',">
            <text:p>'Reactive 3;Hydrocarbon 3;Gem 3',</text:p>
          </table:table-cell>
          <table:table-cell table:formula="of:=CONCATENATE(&quot;'&quot;;[Input.J9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00]" office:value-type="string" office:string-value="Blackbeards Wake">
            <text:p>Blackbeards Wake</text:p>
          </table:table-cell>
          <table:table-cell table:formula="of:=CONCATENATE(&quot;['&quot;;[Input.B100];&quot;',&quot;)" office:value-type="string" office:string-value="['Harvest Field 8',">
            <text:p>['Harvest Field 8',</text:p>
          </table:table-cell>
          <table:table-cell table:formula="of:=CONCATENATE([Input.C100];&quot;,&quot;)" office:value-type="string" office:string-value="9,">
            <text:p>9,</text:p>
          </table:table-cell>
          <table:table-cell table:formula="of:=CONCATENATE([Input.D100];&quot;,&quot;)" office:value-type="string" office:string-value="20,">
            <text:p>20,</text:p>
          </table:table-cell>
          <table:table-cell table:formula="of:=CONCATENATE([Input.E100];&quot;,&quot;)" office:value-type="string" office:string-value="255102,">
            <text:p>255102,</text:p>
          </table:table-cell>
          <table:table-cell table:formula="of:=CONCATENATE([Input.F100];&quot;,&quot;)" office:value-type="string" office:string-value="205424,">
            <text:p>205424,</text:p>
          </table:table-cell>
          <table:table-cell table:formula="of:=CONCATENATE([Input.G100];&quot;,&quot;)" office:value-type="string" office:string-value="0,">
            <text:p>0,</text:p>
          </table:table-cell>
          <table:table-cell table:formula="of:=CONCATENATE(&quot;'&quot;;[Input.H100];&quot;',&quot;)" office:value-type="string" office:string-value="'Drone Fabrication Plant',">
            <text:p>'Drone Fabrication Plant',</text:p>
          </table:table-cell>
          <table:table-cell table:formula="of:=CONCATENATE(&quot;'&quot;;[Input.I100];&quot;',&quot;)" office:value-type="string" office:string-value="'Reactive 3;Hydrocarbon 3;Gem 3',">
            <text:p>'Reactive 3;Hydrocarbon 3;Gem 3',</text:p>
          </table:table-cell>
          <table:table-cell table:formula="of:=CONCATENATE(&quot;'&quot;;[Input.J10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01]" office:value-type="string" office:string-value="Blackbeards Wake">
            <text:p>Blackbeards Wake</text:p>
          </table:table-cell>
          <table:table-cell table:formula="of:=CONCATENATE(&quot;['&quot;;[Input.B101];&quot;',&quot;)" office:value-type="string" office:string-value="['Harvest',">
            <text:p>['Harvest',</text:p>
          </table:table-cell>
          <table:table-cell table:formula="of:=CONCATENATE([Input.C101];&quot;,&quot;)" office:value-type="string" office:string-value="9,">
            <text:p>9,</text:p>
          </table:table-cell>
          <table:table-cell table:formula="of:=CONCATENATE([Input.D101];&quot;,&quot;)" office:value-type="string" office:string-value="50,">
            <text:p>50,</text:p>
          </table:table-cell>
          <table:table-cell table:formula="of:=CONCATENATE([Input.E101];&quot;,&quot;)" office:value-type="string" office:string-value="-125283,">
            <text:p>-125283,</text:p>
          </table:table-cell>
          <table:table-cell table:formula="of:=CONCATENATE([Input.F101];&quot;,&quot;)" office:value-type="string" office:string-value="102694,">
            <text:p>102694,</text:p>
          </table:table-cell>
          <table:table-cell table:formula="of:=CONCATENATE([Input.G101];&quot;,&quot;)" office:value-type="string" office:string-value="0,">
            <text:p>0,</text:p>
          </table:table-cell>
          <table:table-cell table:formula="of:=CONCATENATE(&quot;'&quot;;[Input.H101];&quot;',&quot;)" office:value-type="string" office:string-value="'Dragon\'s View',">
            <text:p>'Dragon\'s View',</text:p>
          </table:table-cell>
          <table:table-cell table:formula="of:=CONCATENATE(&quot;'&quot;;[Input.I101];&quot;',&quot;)" office:value-type="string" office:string-value="'Gem 3',">
            <text:p>'Gem 3',</text:p>
          </table:table-cell>
          <table:table-cell table:formula="of:=CONCATENATE(&quot;'&quot;;[Input.J10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02]" office:value-type="string" office:string-value="Blackbeards Wake">
            <text:p>Blackbeards Wake</text:p>
          </table:table-cell>
          <table:table-cell table:formula="of:=CONCATENATE(&quot;['&quot;;[Input.B102];&quot;',&quot;)" office:value-type="string" office:string-value="['Harvest Field 1',">
            <text:p>['Harvest Field 1',</text:p>
          </table:table-cell>
          <table:table-cell table:formula="of:=CONCATENATE([Input.C102];&quot;,&quot;)" office:value-type="string" office:string-value="8,">
            <text:p>8,</text:p>
          </table:table-cell>
          <table:table-cell table:formula="of:=CONCATENATE([Input.D102];&quot;,&quot;)" office:value-type="string" office:string-value="25,">
            <text:p>25,</text:p>
          </table:table-cell>
          <table:table-cell table:formula="of:=CONCATENATE([Input.E102];&quot;,&quot;)" office:value-type="string" office:string-value="-83384.8,">
            <text:p>-83384.8,</text:p>
          </table:table-cell>
          <table:table-cell table:formula="of:=CONCATENATE([Input.F102];&quot;,&quot;)" office:value-type="string" office:string-value="-71305.8,">
            <text:p>-71305.8,</text:p>
          </table:table-cell>
          <table:table-cell table:formula="of:=CONCATENATE([Input.G102];&quot;,&quot;)" office:value-type="string" office:string-value="0,">
            <text:p>0,</text:p>
          </table:table-cell>
          <table:table-cell table:formula="of:=CONCATENATE(&quot;'&quot;;[Input.H102];&quot;',&quot;)" office:value-type="string" office:string-value="'Novice Training Nav Uhr',">
            <text:p>'Novice Training Nav Uhr',</text:p>
          </table:table-cell>
          <table:table-cell table:formula="of:=CONCATENATE(&quot;'&quot;;[Input.I102];&quot;',&quot;)" office:value-type="string" office:string-value="'Reactive 3;Hydrocarbon 3;Gem 3',">
            <text:p>'Reactive 3;Hydrocarbon 3;Gem 3',</text:p>
          </table:table-cell>
          <table:table-cell table:formula="of:=CONCATENATE(&quot;'&quot;;[Input.J10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03]" office:value-type="string" office:string-value="Blackbeards Wake">
            <text:p>Blackbeards Wake</text:p>
          </table:table-cell>
          <table:table-cell table:formula="of:=CONCATENATE(&quot;['&quot;;[Input.B103];&quot;',&quot;)" office:value-type="string" office:string-value="['Harvest Field 3',">
            <text:p>['Harvest Field 3',</text:p>
          </table:table-cell>
          <table:table-cell table:formula="of:=CONCATENATE([Input.C103];&quot;,&quot;)" office:value-type="string" office:string-value="8,">
            <text:p>8,</text:p>
          </table:table-cell>
          <table:table-cell table:formula="of:=CONCATENATE([Input.D103];&quot;,&quot;)" office:value-type="string" office:string-value="25,">
            <text:p>25,</text:p>
          </table:table-cell>
          <table:table-cell table:formula="of:=CONCATENATE([Input.E103];&quot;,&quot;)" office:value-type="string" office:string-value="64915.7,">
            <text:p>64915.7,</text:p>
          </table:table-cell>
          <table:table-cell table:formula="of:=CONCATENATE([Input.F103];&quot;,&quot;)" office:value-type="string" office:string-value="-80240.4,">
            <text:p>-80240.4,</text:p>
          </table:table-cell>
          <table:table-cell table:formula="of:=CONCATENATE([Input.G103];&quot;,&quot;)" office:value-type="string" office:string-value="0,">
            <text:p>0,</text:p>
          </table:table-cell>
          <table:table-cell table:formula="of:=CONCATENATE(&quot;'&quot;;[Input.H103];&quot;',&quot;)" office:value-type="string" office:string-value="'Twilight Path Sahn',">
            <text:p>'Twilight Path Sahn',</text:p>
          </table:table-cell>
          <table:table-cell table:formula="of:=CONCATENATE(&quot;'&quot;;[Input.I103];&quot;',&quot;)" office:value-type="string" office:string-value="'Reactive 3;Hydrocarbon 3;Gem 3',">
            <text:p>'Reactive 3;Hydrocarbon 3;Gem 3',</text:p>
          </table:table-cell>
          <table:table-cell table:formula="of:=CONCATENATE(&quot;'&quot;;[Input.J10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04]" office:value-type="string" office:string-value="Blackbeards Wake">
            <text:p>Blackbeards Wake</text:p>
          </table:table-cell>
          <table:table-cell table:formula="of:=CONCATENATE(&quot;['&quot;;[Input.B104];&quot;',&quot;)" office:value-type="string" office:string-value="['Harvest Field 5',">
            <text:p>['Harvest Field 5',</text:p>
          </table:table-cell>
          <table:table-cell table:formula="of:=CONCATENATE([Input.C104];&quot;,&quot;)" office:value-type="string" office:string-value="8,">
            <text:p>8,</text:p>
          </table:table-cell>
          <table:table-cell table:formula="of:=CONCATENATE([Input.D104];&quot;,&quot;)" office:value-type="string" office:string-value="25,">
            <text:p>25,</text:p>
          </table:table-cell>
          <table:table-cell table:formula="of:=CONCATENATE([Input.E104];&quot;,&quot;)" office:value-type="string" office:string-value="153787,">
            <text:p>153787,</text:p>
          </table:table-cell>
          <table:table-cell table:formula="of:=CONCATENATE([Input.F104];&quot;,&quot;)" office:value-type="string" office:string-value="209967,">
            <text:p>209967,</text:p>
          </table:table-cell>
          <table:table-cell table:formula="of:=CONCATENATE([Input.G104];&quot;,&quot;)" office:value-type="string" office:string-value="0,">
            <text:p>0,</text:p>
          </table:table-cell>
          <table:table-cell table:formula="of:=CONCATENATE(&quot;'&quot;;[Input.H104];&quot;',&quot;)" office:value-type="string" office:string-value="'Drone Fabrication Plant',">
            <text:p>'Drone Fabrication Plant',</text:p>
          </table:table-cell>
          <table:table-cell table:formula="of:=CONCATENATE(&quot;'&quot;;[Input.I104];&quot;',&quot;)" office:value-type="string" office:string-value="'Reactive 3;Hydrocarbon 3;Gem 3',">
            <text:p>'Reactive 3;Hydrocarbon 3;Gem 3',</text:p>
          </table:table-cell>
          <table:table-cell table:formula="of:=CONCATENATE(&quot;'&quot;;[Input.J10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05]" office:value-type="string" office:string-value="Blackbeards Wake">
            <text:p>Blackbeards Wake</text:p>
          </table:table-cell>
          <table:table-cell table:formula="of:=CONCATENATE(&quot;['&quot;;[Input.B105];&quot;',&quot;)" office:value-type="string" office:string-value="['Harvest Field 7',">
            <text:p>['Harvest Field 7',</text:p>
          </table:table-cell>
          <table:table-cell table:formula="of:=CONCATENATE([Input.C105];&quot;,&quot;)" office:value-type="string" office:string-value="8,">
            <text:p>8,</text:p>
          </table:table-cell>
          <table:table-cell table:formula="of:=CONCATENATE([Input.D105];&quot;,&quot;)" office:value-type="string" office:string-value="25,">
            <text:p>25,</text:p>
          </table:table-cell>
          <table:table-cell table:formula="of:=CONCATENATE([Input.E105];&quot;,&quot;)" office:value-type="string" office:string-value="254623,">
            <text:p>254623,</text:p>
          </table:table-cell>
          <table:table-cell table:formula="of:=CONCATENATE([Input.F105];&quot;,&quot;)" office:value-type="string" office:string-value="205902,">
            <text:p>205902,</text:p>
          </table:table-cell>
          <table:table-cell table:formula="of:=CONCATENATE([Input.G105];&quot;,&quot;)" office:value-type="string" office:string-value="0,">
            <text:p>0,</text:p>
          </table:table-cell>
          <table:table-cell table:formula="of:=CONCATENATE(&quot;'&quot;;[Input.H105];&quot;',&quot;)" office:value-type="string" office:string-value="'Drone Fabrication Plant',">
            <text:p>'Drone Fabrication Plant',</text:p>
          </table:table-cell>
          <table:table-cell table:formula="of:=CONCATENATE(&quot;'&quot;;[Input.I105];&quot;',&quot;)" office:value-type="string" office:string-value="'Reactive 3;Hydrocarbon 3;Gem 3',">
            <text:p>'Reactive 3;Hydrocarbon 3;Gem 3',</text:p>
          </table:table-cell>
          <table:table-cell table:formula="of:=CONCATENATE(&quot;'&quot;;[Input.J10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06]" office:value-type="string" office:string-value="Blackbeards Wake">
            <text:p>Blackbeards Wake</text:p>
          </table:table-cell>
          <table:table-cell table:formula="of:=CONCATENATE(&quot;['&quot;;[Input.B106];&quot;',&quot;)" office:value-type="string" office:string-value="['Harvest Field 9',">
            <text:p>['Harvest Field 9',</text:p>
          </table:table-cell>
          <table:table-cell table:formula="of:=CONCATENATE([Input.C106];&quot;,&quot;)" office:value-type="string" office:string-value="7,">
            <text:p>7,</text:p>
          </table:table-cell>
          <table:table-cell table:formula="of:=CONCATENATE([Input.D106];&quot;,&quot;)" office:value-type="string" office:string-value="20,">
            <text:p>20,</text:p>
          </table:table-cell>
          <table:table-cell table:formula="of:=CONCATENATE([Input.E106];&quot;,&quot;)" office:value-type="string" office:string-value="29198.2,">
            <text:p>29198.2,</text:p>
          </table:table-cell>
          <table:table-cell table:formula="of:=CONCATENATE([Input.F106];&quot;,&quot;)" office:value-type="string" office:string-value="40029.5,">
            <text:p>40029.5,</text:p>
          </table:table-cell>
          <table:table-cell table:formula="of:=CONCATENATE([Input.G106];&quot;,&quot;)" office:value-type="string" office:string-value="0,">
            <text:p>0,</text:p>
          </table:table-cell>
          <table:table-cell table:formula="of:=CONCATENATE(&quot;'&quot;;[Input.H106];&quot;',&quot;)" office:value-type="string" office:string-value="'Dragon\'s Flight at Evening',">
            <text:p>'Dragon\'s Flight at Evening',</text:p>
          </table:table-cell>
          <table:table-cell table:formula="of:=CONCATENATE(&quot;'&quot;;[Input.I106];&quot;',&quot;)" office:value-type="string" office:string-value="'Reactive 3;Hydrocarbon 3;Gem 3',">
            <text:p>'Reactive 3;Hydrocarbon 3;Gem 3',</text:p>
          </table:table-cell>
          <table:table-cell table:formula="of:=CONCATENATE(&quot;'&quot;;[Input.J10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07]" office:value-type="string" office:string-value="Carpenter">
            <text:p>Carpenter</text:p>
          </table:table-cell>
          <table:table-cell table:formula="of:=CONCATENATE(&quot;['&quot;;[Input.B107];&quot;',&quot;)" office:value-type="string" office:string-value="['Ores H Gas',">
            <text:p>['Ores H Gas',</text:p>
          </table:table-cell>
          <table:table-cell table:formula="of:=CONCATENATE([Input.C107];&quot;,&quot;)" office:value-type="string" office:string-value="9,">
            <text:p>9,</text:p>
          </table:table-cell>
          <table:table-cell table:formula="of:=CONCATENATE([Input.D107];&quot;,&quot;)" office:value-type="string" office:string-value="7,">
            <text:p>7,</text:p>
          </table:table-cell>
          <table:table-cell table:formula="of:=CONCATENATE([Input.E107];&quot;,&quot;)" office:value-type="string" office:string-value="-96409,">
            <text:p>-96409,</text:p>
          </table:table-cell>
          <table:table-cell table:formula="of:=CONCATENATE([Input.F107];&quot;,&quot;)" office:value-type="string" office:string-value="3582.73,">
            <text:p>3582.73,</text:p>
          </table:table-cell>
          <table:table-cell table:formula="of:=CONCATENATE([Input.G107];&quot;,&quot;)" office:value-type="string" office:string-value="0,">
            <text:p>0,</text:p>
          </table:table-cell>
          <table:table-cell table:formula="of:=CONCATENATE(&quot;'&quot;;[Input.H107];&quot;',&quot;)" office:value-type="string" office:string-value="'Yamuna\'s Weft',">
            <text:p>'Yamuna\'s Weft',</text:p>
          </table:table-cell>
          <table:table-cell table:formula="of:=CONCATENATE(&quot;'&quot;;[Input.I107];&quot;',&quot;)" office:value-type="string" office:string-value="'Hydrocarbon 2;Gas Pocket 1',">
            <text:p>'Hydrocarbon 2;Gas Pocket 1',</text:p>
          </table:table-cell>
          <table:table-cell table:formula="of:=CONCATENATE(&quot;'&quot;;[Input.J10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08]" office:value-type="string" office:string-value="Carpenter">
            <text:p>Carpenter</text:p>
          </table:table-cell>
          <table:table-cell table:formula="of:=CONCATENATE(&quot;['&quot;;[Input.B108];&quot;',&quot;)" office:value-type="string" office:string-value="['Ores GH 3',">
            <text:p>['Ores GH 3',</text:p>
          </table:table-cell>
          <table:table-cell table:formula="of:=CONCATENATE([Input.C108];&quot;,&quot;)" office:value-type="string" office:string-value="8,">
            <text:p>8,</text:p>
          </table:table-cell>
          <table:table-cell table:formula="of:=CONCATENATE([Input.D108];&quot;,&quot;)" office:value-type="string" office:string-value="10,">
            <text:p>10,</text:p>
          </table:table-cell>
          <table:table-cell table:formula="of:=CONCATENATE([Input.E108];&quot;,&quot;)" office:value-type="string" office:string-value="32055.4,">
            <text:p>32055.4,</text:p>
          </table:table-cell>
          <table:table-cell table:formula="of:=CONCATENATE([Input.F108];&quot;,&quot;)" office:value-type="string" office:string-value="-4526.49,">
            <text:p>-4526.49,</text:p>
          </table:table-cell>
          <table:table-cell table:formula="of:=CONCATENATE([Input.G108];&quot;,&quot;)" office:value-type="string" office:string-value="0,">
            <text:p>0,</text:p>
          </table:table-cell>
          <table:table-cell table:formula="of:=CONCATENATE(&quot;'&quot;;[Input.H108];&quot;',&quot;)" office:value-type="string" office:string-value="'Gate to Tau Ceti System',">
            <text:p>'Gate to Tau Ceti System',</text:p>
          </table:table-cell>
          <table:table-cell table:formula="of:=CONCATENATE(&quot;'&quot;;[Input.I108];&quot;',&quot;)" office:value-type="string" office:string-value="'Hydrocarbon 2;Reactive 2',">
            <text:p>'Hydrocarbon 2;Reactive 2',</text:p>
          </table:table-cell>
          <table:table-cell table:formula="of:=CONCATENATE(&quot;'&quot;;[Input.J10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09]" office:value-type="string" office:string-value="Carpenter">
            <text:p>Carpenter</text:p>
          </table:table-cell>
          <table:table-cell table:formula="of:=CONCATENATE(&quot;['&quot;;[Input.B109];&quot;',&quot;)" office:value-type="string" office:string-value="['Ores GH 1',">
            <text:p>['Ores GH 1',</text:p>
          </table:table-cell>
          <table:table-cell table:formula="of:=CONCATENATE([Input.C109];&quot;,&quot;)" office:value-type="string" office:string-value="7,">
            <text:p>7,</text:p>
          </table:table-cell>
          <table:table-cell table:formula="of:=CONCATENATE([Input.D109];&quot;,&quot;)" office:value-type="string" office:string-value="10,">
            <text:p>10,</text:p>
          </table:table-cell>
          <table:table-cell table:formula="of:=CONCATENATE([Input.E109];&quot;,&quot;)" office:value-type="string" office:string-value="-94330.7,">
            <text:p>-94330.7,</text:p>
          </table:table-cell>
          <table:table-cell table:formula="of:=CONCATENATE([Input.F109];&quot;,&quot;)" office:value-type="string" office:string-value="-2721.71,">
            <text:p>-2721.71,</text:p>
          </table:table-cell>
          <table:table-cell table:formula="of:=CONCATENATE([Input.G109];&quot;,&quot;)" office:value-type="string" office:string-value="0,">
            <text:p>0,</text:p>
          </table:table-cell>
          <table:table-cell table:formula="of:=CONCATENATE(&quot;'&quot;;[Input.H109];&quot;',&quot;)" office:value-type="string" office:string-value="'Aurora 7',">
            <text:p>'Aurora 7',</text:p>
          </table:table-cell>
          <table:table-cell table:formula="of:=CONCATENATE(&quot;'&quot;;[Input.I109];&quot;',&quot;)" office:value-type="string" office:string-value="'Reactive 2;Hydrocarbon 3',">
            <text:p>'Reactive 2;Hydrocarbon 3',</text:p>
          </table:table-cell>
          <table:table-cell table:formula="of:=CONCATENATE(&quot;'&quot;;[Input.J10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10]" office:value-type="string" office:string-value="Carpenter">
            <text:p>Carpenter</text:p>
          </table:table-cell>
          <table:table-cell table:formula="of:=CONCATENATE(&quot;['&quot;;[Input.B110];&quot;',&quot;)" office:value-type="string" office:string-value="['Ores GH 2',">
            <text:p>['Ores GH 2',</text:p>
          </table:table-cell>
          <table:table-cell table:formula="of:=CONCATENATE([Input.C110];&quot;,&quot;)" office:value-type="string" office:string-value="7,">
            <text:p>7,</text:p>
          </table:table-cell>
          <table:table-cell table:formula="of:=CONCATENATE([Input.D110];&quot;,&quot;)" office:value-type="string" office:string-value="15,">
            <text:p>15,</text:p>
          </table:table-cell>
          <table:table-cell table:formula="of:=CONCATENATE([Input.E110];&quot;,&quot;)" office:value-type="string" office:string-value="-98701.9,">
            <text:p>-98701.9,</text:p>
          </table:table-cell>
          <table:table-cell table:formula="of:=CONCATENATE([Input.F110];&quot;,&quot;)" office:value-type="string" office:string-value="10090.5,">
            <text:p>10090.5,</text:p>
          </table:table-cell>
          <table:table-cell table:formula="of:=CONCATENATE([Input.G110];&quot;,&quot;)" office:value-type="string" office:string-value="0,">
            <text:p>0,</text:p>
          </table:table-cell>
          <table:table-cell table:formula="of:=CONCATENATE(&quot;'&quot;;[Input.H110];&quot;',&quot;)" office:value-type="string" office:string-value="'Yamuna\'s Weft',">
            <text:p>'Yamuna\'s Weft',</text:p>
          </table:table-cell>
          <table:table-cell table:formula="of:=CONCATENATE(&quot;'&quot;;[Input.I110];&quot;',&quot;)" office:value-type="string" office:string-value="'Hydrocarbon 2;Reactive 3',">
            <text:p>'Hydrocarbon 2;Reactive 3',</text:p>
          </table:table-cell>
          <table:table-cell table:formula="of:=CONCATENATE(&quot;'&quot;;[Input.J11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11]" office:value-type="string" office:string-value="Carpenter">
            <text:p>Carpenter</text:p>
          </table:table-cell>
          <table:table-cell table:formula="of:=CONCATENATE(&quot;['&quot;;[Input.B111];&quot;',&quot;)" office:value-type="string" office:string-value="['Ores ACGH',">
            <text:p>['Ores ACGH',</text:p>
          </table:table-cell>
          <table:table-cell table:formula="of:=CONCATENATE([Input.C111];&quot;,&quot;)" office:value-type="string" office:string-value="6,">
            <text:p>6,</text:p>
          </table:table-cell>
          <table:table-cell table:formula="of:=CONCATENATE([Input.D111];&quot;,&quot;)" office:value-type="string" office:string-value="10,">
            <text:p>10,</text:p>
          </table:table-cell>
          <table:table-cell table:formula="of:=CONCATENATE([Input.E111];&quot;,&quot;)" office:value-type="string" office:string-value="24513,">
            <text:p>24513,</text:p>
          </table:table-cell>
          <table:table-cell table:formula="of:=CONCATENATE([Input.F111];&quot;,&quot;)" office:value-type="string" office:string-value="-5413.83,">
            <text:p>-5413.83,</text:p>
          </table:table-cell>
          <table:table-cell table:formula="of:=CONCATENATE([Input.G111];&quot;,&quot;)" office:value-type="string" office:string-value="0,">
            <text:p>0,</text:p>
          </table:table-cell>
          <table:table-cell table:formula="of:=CONCATENATE(&quot;'&quot;;[Input.H111];&quot;',&quot;)" office:value-type="string" office:string-value="'Gate to Tau Ceti System',">
            <text:p>'Gate to Tau Ceti System',</text:p>
          </table:table-cell>
          <table:table-cell table:formula="of:=CONCATENATE(&quot;'&quot;;[Input.I111];&quot;',&quot;)" office:value-type="string" office:string-value="'Reactive 2;Metal 1;Hydrocarbon 3;Gem 2',">
            <text:p>'Reactive 2;Metal 1;Hydrocarbon 3;Gem 2',</text:p>
          </table:table-cell>
          <table:table-cell table:formula="of:=CONCATENATE(&quot;'&quot;;[Input.J11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12]" office:value-type="string" office:string-value="Carpenter">
            <text:p>Carpenter</text:p>
          </table:table-cell>
          <table:table-cell table:formula="of:=CONCATENATE(&quot;['&quot;;[Input.B112];&quot;',&quot;)" office:value-type="string" office:string-value="['Ores ACGH',">
            <text:p>['Ores ACGH',</text:p>
          </table:table-cell>
          <table:table-cell table:formula="of:=CONCATENATE([Input.C112];&quot;,&quot;)" office:value-type="string" office:string-value="6,">
            <text:p>6,</text:p>
          </table:table-cell>
          <table:table-cell table:formula="of:=CONCATENATE([Input.D112];&quot;,&quot;)" office:value-type="string" office:string-value="10,">
            <text:p>10,</text:p>
          </table:table-cell>
          <table:table-cell table:formula="of:=CONCATENATE([Input.E112];&quot;,&quot;)" office:value-type="string" office:string-value="34865.3,">
            <text:p>34865.3,</text:p>
          </table:table-cell>
          <table:table-cell table:formula="of:=CONCATENATE([Input.F112];&quot;,&quot;)" office:value-type="string" office:string-value="4346.89,">
            <text:p>4346.89,</text:p>
          </table:table-cell>
          <table:table-cell table:formula="of:=CONCATENATE([Input.G112];&quot;,&quot;)" office:value-type="string" office:string-value="0,">
            <text:p>0,</text:p>
          </table:table-cell>
          <table:table-cell table:formula="of:=CONCATENATE(&quot;'&quot;;[Input.H112];&quot;',&quot;)" office:value-type="string" office:string-value="'Gate to Tau Ceti System',">
            <text:p>'Gate to Tau Ceti System',</text:p>
          </table:table-cell>
          <table:table-cell table:formula="of:=CONCATENATE(&quot;'&quot;;[Input.I112];&quot;',&quot;)" office:value-type="string" office:string-value="'Metal 2;Gem 2;Reactive 1;Hydrocarbon 2',">
            <text:p>'Metal 2;Gem 2;Reactive 1;Hydrocarbon 2',</text:p>
          </table:table-cell>
          <table:table-cell table:formula="of:=CONCATENATE(&quot;'&quot;;[Input.J11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13]" office:value-type="string" office:string-value="Carpenter">
            <text:p>Carpenter</text:p>
          </table:table-cell>
          <table:table-cell table:formula="of:=CONCATENATE(&quot;['&quot;;[Input.B113];&quot;',&quot;)" office:value-type="string" office:string-value="['Ores ACGH 9',">
            <text:p>['Ores ACGH 9',</text:p>
          </table:table-cell>
          <table:table-cell table:formula="of:=CONCATENATE([Input.C113];&quot;,&quot;)" office:value-type="string" office:string-value="5,">
            <text:p>5,</text:p>
          </table:table-cell>
          <table:table-cell table:formula="of:=CONCATENATE([Input.D113];&quot;,&quot;)" office:value-type="string" office:string-value="40,">
            <text:p>40,</text:p>
          </table:table-cell>
          <table:table-cell table:formula="of:=CONCATENATE([Input.E113];&quot;,&quot;)" office:value-type="string" office:string-value="8893.49,">
            <text:p>8893.49,</text:p>
          </table:table-cell>
          <table:table-cell table:formula="of:=CONCATENATE([Input.F113];&quot;,&quot;)" office:value-type="string" office:string-value="126932,">
            <text:p>126932,</text:p>
          </table:table-cell>
          <table:table-cell table:formula="of:=CONCATENATE([Input.G113];&quot;,&quot;)" office:value-type="string" office:string-value="0,">
            <text:p>0,</text:p>
          </table:table-cell>
          <table:table-cell table:formula="of:=CONCATENATE(&quot;'&quot;;[Input.H113];&quot;',&quot;)" office:value-type="string" office:string-value="'LaGrange 4 point',">
            <text:p>'LaGrange 4 point',</text:p>
          </table:table-cell>
          <table:table-cell table:formula="of:=CONCATENATE(&quot;'&quot;;[Input.I113];&quot;',&quot;)" office:value-type="string" office:string-value="'Metal 1;Gem 2;Reactive 2;Hydrocarbon 2',">
            <text:p>'Metal 1;Gem 2;Reactive 2;Hydrocarbon 2',</text:p>
          </table:table-cell>
          <table:table-cell table:formula="of:=CONCATENATE(&quot;'&quot;;[Input.J11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14]" office:value-type="string" office:string-value="Carpenter">
            <text:p>Carpenter</text:p>
          </table:table-cell>
          <table:table-cell table:formula="of:=CONCATENATE(&quot;['&quot;;[Input.B114];&quot;',&quot;)" office:value-type="string" office:string-value="['Ores ACGH 5',">
            <text:p>['Ores ACGH 5',</text:p>
          </table:table-cell>
          <table:table-cell table:formula="of:=CONCATENATE([Input.C114];&quot;,&quot;)" office:value-type="string" office:string-value="5,">
            <text:p>5,</text:p>
          </table:table-cell>
          <table:table-cell table:formula="of:=CONCATENATE([Input.D114];&quot;,&quot;)" office:value-type="string" office:string-value="15,">
            <text:p>15,</text:p>
          </table:table-cell>
          <table:table-cell table:formula="of:=CONCATENATE([Input.E114];&quot;,&quot;)" office:value-type="string" office:string-value="484.696,">
            <text:p>484.696,</text:p>
          </table:table-cell>
          <table:table-cell table:formula="of:=CONCATENATE([Input.F114];&quot;,&quot;)" office:value-type="string" office:string-value="-124232,">
            <text:p>-124232,</text:p>
          </table:table-cell>
          <table:table-cell table:formula="of:=CONCATENATE([Input.G114];&quot;,&quot;)" office:value-type="string" office:string-value="0,">
            <text:p>0,</text:p>
          </table:table-cell>
          <table:table-cell table:formula="of:=CONCATENATE(&quot;'&quot;;[Input.H114];&quot;',&quot;)" office:value-type="string" office:string-value="'LaGrange 5 point',">
            <text:p>'LaGrange 5 point',</text:p>
          </table:table-cell>
          <table:table-cell table:formula="of:=CONCATENATE(&quot;'&quot;;[Input.I114];&quot;',&quot;)" office:value-type="string" office:string-value="'Metal 2;Gem 2;Reactive 2;Hydrocarbon 2',">
            <text:p>'Metal 2;Gem 2;Reactive 2;Hydrocarbon 2',</text:p>
          </table:table-cell>
          <table:table-cell table:formula="of:=CONCATENATE(&quot;'&quot;;[Input.J11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15]" office:value-type="string" office:string-value="Carpenter">
            <text:p>Carpenter</text:p>
          </table:table-cell>
          <table:table-cell table:formula="of:=CONCATENATE(&quot;['&quot;;[Input.B115];&quot;',&quot;)" office:value-type="string" office:string-value="['Ores ACGH 2',">
            <text:p>['Ores ACGH 2',</text:p>
          </table:table-cell>
          <table:table-cell table:formula="of:=CONCATENATE([Input.C115];&quot;,&quot;)" office:value-type="string" office:string-value="4,">
            <text:p>4,</text:p>
          </table:table-cell>
          <table:table-cell table:formula="of:=CONCATENATE([Input.D115];&quot;,&quot;)" office:value-type="string" office:string-value="20,">
            <text:p>20,</text:p>
          </table:table-cell>
          <table:table-cell table:formula="of:=CONCATENATE([Input.E115];&quot;,&quot;)" office:value-type="string" office:string-value="-6098.15,">
            <text:p>-6098.15,</text:p>
          </table:table-cell>
          <table:table-cell table:formula="of:=CONCATENATE([Input.F115];&quot;,&quot;)" office:value-type="string" office:string-value="-128416,">
            <text:p>-128416,</text:p>
          </table:table-cell>
          <table:table-cell table:formula="of:=CONCATENATE([Input.G115];&quot;,&quot;)" office:value-type="string" office:string-value="0,">
            <text:p>0,</text:p>
          </table:table-cell>
          <table:table-cell table:formula="of:=CONCATENATE(&quot;'&quot;;[Input.H115];&quot;',&quot;)" office:value-type="string" office:string-value="'LaGrange 5 point',">
            <text:p>'LaGrange 5 point',</text:p>
          </table:table-cell>
          <table:table-cell table:formula="of:=CONCATENATE(&quot;'&quot;;[Input.I115];&quot;',&quot;)" office:value-type="string" office:string-value="'Metal 1;Gem 1;Reactive 3;Hydrocarbon 2',">
            <text:p>'Metal 1;Gem 1;Reactive 3;Hydrocarbon 2',</text:p>
          </table:table-cell>
          <table:table-cell table:formula="of:=CONCATENATE(&quot;'&quot;;[Input.J11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16]" office:value-type="string" office:string-value="Carpenter">
            <text:p>Carpenter</text:p>
          </table:table-cell>
          <table:table-cell table:formula="of:=CONCATENATE(&quot;['&quot;;[Input.B116];&quot;',&quot;)" office:value-type="string" office:string-value="['Ores ACGH 3',">
            <text:p>['Ores ACGH 3',</text:p>
          </table:table-cell>
          <table:table-cell table:formula="of:=CONCATENATE([Input.C116];&quot;,&quot;)" office:value-type="string" office:string-value="4,">
            <text:p>4,</text:p>
          </table:table-cell>
          <table:table-cell table:formula="of:=CONCATENATE([Input.D116];&quot;,&quot;)" office:value-type="string" office:string-value="15,">
            <text:p>15,</text:p>
          </table:table-cell>
          <table:table-cell table:formula="of:=CONCATENATE([Input.E116];&quot;,&quot;)" office:value-type="string" office:string-value="7020.86,">
            <text:p>7020.86,</text:p>
          </table:table-cell>
          <table:table-cell table:formula="of:=CONCATENATE([Input.F116];&quot;,&quot;)" office:value-type="string" office:string-value="-129466,">
            <text:p>-129466,</text:p>
          </table:table-cell>
          <table:table-cell table:formula="of:=CONCATENATE([Input.G116];&quot;,&quot;)" office:value-type="string" office:string-value="0,">
            <text:p>0,</text:p>
          </table:table-cell>
          <table:table-cell table:formula="of:=CONCATENATE(&quot;'&quot;;[Input.H116];&quot;',&quot;)" office:value-type="string" office:string-value="'LaGrange 5 point',">
            <text:p>'LaGrange 5 point',</text:p>
          </table:table-cell>
          <table:table-cell table:formula="of:=CONCATENATE(&quot;'&quot;;[Input.I116];&quot;',&quot;)" office:value-type="string" office:string-value="'Metal 3;Hydrocarbon 3;Gem 1;Reactive 3',">
            <text:p>'Metal 3;Hydrocarbon 3;Gem 1;Reactive 3',</text:p>
          </table:table-cell>
          <table:table-cell table:formula="of:=CONCATENATE(&quot;'&quot;;[Input.J11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17]" office:value-type="string" office:string-value="Carpenter">
            <text:p>Carpenter</text:p>
          </table:table-cell>
          <table:table-cell table:formula="of:=CONCATENATE(&quot;['&quot;;[Input.B117];&quot;',&quot;)" office:value-type="string" office:string-value="['Ores ACGH 4',">
            <text:p>['Ores ACGH 4',</text:p>
          </table:table-cell>
          <table:table-cell table:formula="of:=CONCATENATE([Input.C117];&quot;,&quot;)" office:value-type="string" office:string-value="4,">
            <text:p>4,</text:p>
          </table:table-cell>
          <table:table-cell table:formula="of:=CONCATENATE([Input.D117];&quot;,&quot;)" office:value-type="string" office:string-value="15,">
            <text:p>15,</text:p>
          </table:table-cell>
          <table:table-cell table:formula="of:=CONCATENATE([Input.E117];&quot;,&quot;)" office:value-type="string" office:string-value="854.923,">
            <text:p>854.923,</text:p>
          </table:table-cell>
          <table:table-cell table:formula="of:=CONCATENATE([Input.F117];&quot;,&quot;)" office:value-type="string" office:string-value="-117921,">
            <text:p>-117921,</text:p>
          </table:table-cell>
          <table:table-cell table:formula="of:=CONCATENATE([Input.G117];&quot;,&quot;)" office:value-type="string" office:string-value="0,">
            <text:p>0,</text:p>
          </table:table-cell>
          <table:table-cell table:formula="of:=CONCATENATE(&quot;'&quot;;[Input.H117];&quot;',&quot;)" office:value-type="string" office:string-value="'LaGrange 5 point',">
            <text:p>'LaGrange 5 point',</text:p>
          </table:table-cell>
          <table:table-cell table:formula="of:=CONCATENATE(&quot;'&quot;;[Input.I117];&quot;',&quot;)" office:value-type="string" office:string-value="'Hydrocarbon 1;Metal 2;Reactive 3;Gem 2',">
            <text:p>'Hydrocarbon 1;Metal 2;Reactive 3;Gem 2',</text:p>
          </table:table-cell>
          <table:table-cell table:formula="of:=CONCATENATE(&quot;'&quot;;[Input.J11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18]" office:value-type="string" office:string-value="Carpenter">
            <text:p>Carpenter</text:p>
          </table:table-cell>
          <table:table-cell table:formula="of:=CONCATENATE(&quot;['&quot;;[Input.B118];&quot;',&quot;)" office:value-type="string" office:string-value="['Ores ACGH 6',">
            <text:p>['Ores ACGH 6',</text:p>
          </table:table-cell>
          <table:table-cell table:formula="of:=CONCATENATE([Input.C118];&quot;,&quot;)" office:value-type="string" office:string-value="4,">
            <text:p>4,</text:p>
          </table:table-cell>
          <table:table-cell table:formula="of:=CONCATENATE([Input.D118];&quot;,&quot;)" office:value-type="string" office:string-value="30,">
            <text:p>30,</text:p>
          </table:table-cell>
          <table:table-cell table:formula="of:=CONCATENATE([Input.E118];&quot;,&quot;)" office:value-type="string" office:string-value="-9408.44,">
            <text:p>-9408.44,</text:p>
          </table:table-cell>
          <table:table-cell table:formula="of:=CONCATENATE([Input.F118];&quot;,&quot;)" office:value-type="string" office:string-value="120418,">
            <text:p>120418,</text:p>
          </table:table-cell>
          <table:table-cell table:formula="of:=CONCATENATE([Input.G118];&quot;,&quot;)" office:value-type="string" office:string-value="0,">
            <text:p>0,</text:p>
          </table:table-cell>
          <table:table-cell table:formula="of:=CONCATENATE(&quot;'&quot;;[Input.H118];&quot;',&quot;)" office:value-type="string" office:string-value="'LaGrange 4 point',">
            <text:p>'LaGrange 4 point',</text:p>
          </table:table-cell>
          <table:table-cell table:formula="of:=CONCATENATE(&quot;'&quot;;[Input.I118];&quot;',&quot;)" office:value-type="string" office:string-value="'Metal 1;Gem 2;Reactive 2;Hydrocarbon 1',">
            <text:p>'Metal 1;Gem 2;Reactive 2;Hydrocarbon 1',</text:p>
          </table:table-cell>
          <table:table-cell table:formula="of:=CONCATENATE(&quot;'&quot;;[Input.J11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19]" office:value-type="string" office:string-value="Carpenter">
            <text:p>Carpenter</text:p>
          </table:table-cell>
          <table:table-cell table:formula="of:=CONCATENATE(&quot;['&quot;;[Input.B119];&quot;',&quot;)" office:value-type="string" office:string-value="['Ores ACGH 7',">
            <text:p>['Ores ACGH 7',</text:p>
          </table:table-cell>
          <table:table-cell table:formula="of:=CONCATENATE([Input.C119];&quot;,&quot;)" office:value-type="string" office:string-value="4,">
            <text:p>4,</text:p>
          </table:table-cell>
          <table:table-cell table:formula="of:=CONCATENATE([Input.D119];&quot;,&quot;)" office:value-type="string" office:string-value="15,">
            <text:p>15,</text:p>
          </table:table-cell>
          <table:table-cell table:formula="of:=CONCATENATE([Input.E119];&quot;,&quot;)" office:value-type="string" office:string-value="2922.1,">
            <text:p>2922.1,</text:p>
          </table:table-cell>
          <table:table-cell table:formula="of:=CONCATENATE([Input.F119];&quot;,&quot;)" office:value-type="string" office:string-value="115842,">
            <text:p>115842,</text:p>
          </table:table-cell>
          <table:table-cell table:formula="of:=CONCATENATE([Input.G119];&quot;,&quot;)" office:value-type="string" office:string-value="0,">
            <text:p>0,</text:p>
          </table:table-cell>
          <table:table-cell table:formula="of:=CONCATENATE(&quot;'&quot;;[Input.H119];&quot;',&quot;)" office:value-type="string" office:string-value="'LaGrange 4 point',">
            <text:p>'LaGrange 4 point',</text:p>
          </table:table-cell>
          <table:table-cell table:formula="of:=CONCATENATE(&quot;'&quot;;[Input.I119];&quot;',&quot;)" office:value-type="string" office:string-value="'Metal 2;Gem 2;Reactive 2;Hydrocarbon 2',">
            <text:p>'Metal 2;Gem 2;Reactive 2;Hydrocarbon 2',</text:p>
          </table:table-cell>
          <table:table-cell table:formula="of:=CONCATENATE(&quot;'&quot;;[Input.J11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20]" office:value-type="string" office:string-value="Carpenter">
            <text:p>Carpenter</text:p>
          </table:table-cell>
          <table:table-cell table:formula="of:=CONCATENATE(&quot;['&quot;;[Input.B120];&quot;',&quot;)" office:value-type="string" office:string-value="['Ores ACGH 8',">
            <text:p>['Ores ACGH 8',</text:p>
          </table:table-cell>
          <table:table-cell table:formula="of:=CONCATENATE([Input.C120];&quot;,&quot;)" office:value-type="string" office:string-value="4,">
            <text:p>4,</text:p>
          </table:table-cell>
          <table:table-cell table:formula="of:=CONCATENATE([Input.D120];&quot;,&quot;)" office:value-type="string" office:string-value="35,">
            <text:p>35,</text:p>
          </table:table-cell>
          <table:table-cell table:formula="of:=CONCATENATE([Input.E120];&quot;,&quot;)" office:value-type="string" office:string-value="-4755.41,">
            <text:p>-4755.41,</text:p>
          </table:table-cell>
          <table:table-cell table:formula="of:=CONCATENATE([Input.F120];&quot;,&quot;)" office:value-type="string" office:string-value="131973,">
            <text:p>131973,</text:p>
          </table:table-cell>
          <table:table-cell table:formula="of:=CONCATENATE([Input.G120];&quot;,&quot;)" office:value-type="string" office:string-value="0,">
            <text:p>0,</text:p>
          </table:table-cell>
          <table:table-cell table:formula="of:=CONCATENATE(&quot;'&quot;;[Input.H120];&quot;',&quot;)" office:value-type="string" office:string-value="'LaGrange 4 point',">
            <text:p>'LaGrange 4 point',</text:p>
          </table:table-cell>
          <table:table-cell table:formula="of:=CONCATENATE(&quot;'&quot;;[Input.I120];&quot;',&quot;)" office:value-type="string" office:string-value="'Metal 1;Gem 1;Reactive 2;Hydrocarbon 2',">
            <text:p>'Metal 1;Gem 1;Reactive 2;Hydrocarbon 2',</text:p>
          </table:table-cell>
          <table:table-cell table:formula="of:=CONCATENATE(&quot;'&quot;;[Input.J12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21]" office:value-type="string" office:string-value="Carpenter">
            <text:p>Carpenter</text:p>
          </table:table-cell>
          <table:table-cell table:formula="of:=CONCATENATE(&quot;['&quot;;[Input.B121];&quot;',&quot;)" office:value-type="string" office:string-value="['Ores ACGH 10',">
            <text:p>['Ores ACGH 10',</text:p>
          </table:table-cell>
          <table:table-cell table:formula="of:=CONCATENATE([Input.C121];&quot;,&quot;)" office:value-type="string" office:string-value="3,">
            <text:p>3,</text:p>
          </table:table-cell>
          <table:table-cell table:formula="of:=CONCATENATE([Input.D121];&quot;,&quot;)" office:value-type="string" office:string-value="30,">
            <text:p>30,</text:p>
          </table:table-cell>
          <table:table-cell table:formula="of:=CONCATENATE([Input.E121];&quot;,&quot;)" office:value-type="string" office:string-value="1507.71,">
            <text:p>1507.71,</text:p>
          </table:table-cell>
          <table:table-cell table:formula="of:=CONCATENATE([Input.F121];&quot;,&quot;)" office:value-type="string" office:string-value="124568,">
            <text:p>124568,</text:p>
          </table:table-cell>
          <table:table-cell table:formula="of:=CONCATENATE([Input.G121];&quot;,&quot;)" office:value-type="string" office:string-value="0,">
            <text:p>0,</text:p>
          </table:table-cell>
          <table:table-cell table:formula="of:=CONCATENATE(&quot;'&quot;;[Input.H121];&quot;',&quot;)" office:value-type="string" office:string-value="'LaGrange 4 point',">
            <text:p>'LaGrange 4 point',</text:p>
          </table:table-cell>
          <table:table-cell table:formula="of:=CONCATENATE(&quot;'&quot;;[Input.I121];&quot;',&quot;)" office:value-type="string" office:string-value="'Metal 2;Gem 1;Reactive 3;Hydrocarbon 2',">
            <text:p>'Metal 2;Gem 1;Reactive 3;Hydrocarbon 2',</text:p>
          </table:table-cell>
          <table:table-cell table:formula="of:=CONCATENATE(&quot;'&quot;;[Input.J12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22]" office:value-type="string" office:string-value="Carpenter">
            <text:p>Carpenter</text:p>
          </table:table-cell>
          <table:table-cell table:formula="of:=CONCATENATE(&quot;['&quot;;[Input.B122];&quot;',&quot;)" office:value-type="string" office:string-value="['Ores ACGH 1',">
            <text:p>['Ores ACGH 1',</text:p>
          </table:table-cell>
          <table:table-cell table:formula="of:=CONCATENATE([Input.C122];&quot;,&quot;)" office:value-type="string" office:string-value="3,">
            <text:p>3,</text:p>
          </table:table-cell>
          <table:table-cell table:formula="of:=CONCATENATE([Input.D122];&quot;,&quot;)" office:value-type="string" office:string-value="15,">
            <text:p>15,</text:p>
          </table:table-cell>
          <table:table-cell table:formula="of:=CONCATENATE([Input.E122];&quot;,&quot;)" office:value-type="string" office:string-value="-2510.83,">
            <text:p>-2510.83,</text:p>
          </table:table-cell>
          <table:table-cell table:formula="of:=CONCATENATE([Input.F122];&quot;,&quot;)" office:value-type="string" office:string-value="-126171,">
            <text:p>-126171,</text:p>
          </table:table-cell>
          <table:table-cell table:formula="of:=CONCATENATE([Input.G122];&quot;,&quot;)" office:value-type="string" office:string-value="0,">
            <text:p>0,</text:p>
          </table:table-cell>
          <table:table-cell table:formula="of:=CONCATENATE(&quot;'&quot;;[Input.H122];&quot;',&quot;)" office:value-type="string" office:string-value="'LaGrange 5 point',">
            <text:p>'LaGrange 5 point',</text:p>
          </table:table-cell>
          <table:table-cell table:formula="of:=CONCATENATE(&quot;'&quot;;[Input.I122];&quot;',&quot;)" office:value-type="string" office:string-value="'Metal 1;Gem 2;Reactive 2;Hydrocarbon 3',">
            <text:p>'Metal 1;Gem 2;Reactive 2;Hydrocarbon 3',</text:p>
          </table:table-cell>
          <table:table-cell table:formula="of:=CONCATENATE(&quot;'&quot;;[Input.J12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23]" office:value-type="string" office:string-value="Carpenter">
            <text:p>Carpenter</text:p>
          </table:table-cell>
          <table:table-cell table:formula="of:=CONCATENATE(&quot;['&quot;;[Input.B123];&quot;',&quot;)" office:value-type="string" office:string-value="['Gas 1',">
            <text:p>['Gas 1',</text:p>
          </table:table-cell>
          <table:table-cell table:formula="of:=CONCATENATE([Input.C123];&quot;,&quot;)" office:value-type="string" office:string-value="1,">
            <text:p>1,</text:p>
          </table:table-cell>
          <table:table-cell table:formula="of:=CONCATENATE([Input.D123];&quot;,&quot;)" office:value-type="string" office:string-value="10,">
            <text:p>10,</text:p>
          </table:table-cell>
          <table:table-cell table:formula="of:=CONCATENATE([Input.E123];&quot;,&quot;)" office:value-type="string" office:string-value="-103381,">
            <text:p>-103381,</text:p>
          </table:table-cell>
          <table:table-cell table:formula="of:=CONCATENATE([Input.F123];&quot;,&quot;)" office:value-type="string" office:string-value="-103253,">
            <text:p>-103253,</text:p>
          </table:table-cell>
          <table:table-cell table:formula="of:=CONCATENATE([Input.G123];&quot;,&quot;)" office:value-type="string" office:string-value="0,">
            <text:p>0,</text:p>
          </table:table-cell>
          <table:table-cell table:formula="of:=CONCATENATE(&quot;'&quot;;[Input.H123];&quot;',&quot;)" office:value-type="string" office:string-value="'Nav Carpenter 8',">
            <text:p>'Nav Carpenter 8',</text:p>
          </table:table-cell>
          <table:table-cell table:formula="of:=CONCATENATE(&quot;'&quot;;[Input.I123];&quot;',&quot;)" office:value-type="string" office:string-value="'Gas Pocket 1',">
            <text:p>'Gas Pocket 1',</text:p>
          </table:table-cell>
          <table:table-cell table:formula="of:=CONCATENATE(&quot;'&quot;;[Input.J12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24]" office:value-type="string" office:string-value="Carpenter">
            <text:p>Carpenter</text:p>
          </table:table-cell>
          <table:table-cell table:formula="of:=CONCATENATE(&quot;['&quot;;[Input.B124];&quot;',&quot;)" office:value-type="string" office:string-value="['Gas 2',">
            <text:p>['Gas 2',</text:p>
          </table:table-cell>
          <table:table-cell table:formula="of:=CONCATENATE([Input.C124];&quot;,&quot;)" office:value-type="string" office:string-value="1,">
            <text:p>1,</text:p>
          </table:table-cell>
          <table:table-cell table:formula="of:=CONCATENATE([Input.D124];&quot;,&quot;)" office:value-type="string" office:string-value="10,">
            <text:p>10,</text:p>
          </table:table-cell>
          <table:table-cell table:formula="of:=CONCATENATE([Input.E124];&quot;,&quot;)" office:value-type="string" office:string-value="-114014,">
            <text:p>-114014,</text:p>
          </table:table-cell>
          <table:table-cell table:formula="of:=CONCATENATE([Input.F124];&quot;,&quot;)" office:value-type="string" office:string-value="-109833,">
            <text:p>-109833,</text:p>
          </table:table-cell>
          <table:table-cell table:formula="of:=CONCATENATE([Input.G124];&quot;,&quot;)" office:value-type="string" office:string-value="0,">
            <text:p>0,</text:p>
          </table:table-cell>
          <table:table-cell table:formula="of:=CONCATENATE(&quot;'&quot;;[Input.H124];&quot;',&quot;)" office:value-type="string" office:string-value="'Nav Carpenter 8',">
            <text:p>'Nav Carpenter 8',</text:p>
          </table:table-cell>
          <table:table-cell table:formula="of:=CONCATENATE(&quot;'&quot;;[Input.I124];&quot;',&quot;)" office:value-type="string" office:string-value="'Gas Pocket 1',">
            <text:p>'Gas Pocket 1',</text:p>
          </table:table-cell>
          <table:table-cell table:formula="of:=CONCATENATE(&quot;'&quot;;[Input.J12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25]" office:value-type="string" office:string-value="Cooper">
            <text:p>Cooper</text:p>
          </table:table-cell>
          <table:table-cell table:formula="of:=CONCATENATE(&quot;['&quot;;[Input.B125];&quot;',&quot;)" office:value-type="string" office:string-value="['Ores ACGH',">
            <text:p>['Ores ACGH',</text:p>
          </table:table-cell>
          <table:table-cell table:formula="of:=CONCATENATE([Input.C125];&quot;,&quot;)" office:value-type="string" office:string-value="9,">
            <text:p>9,</text:p>
          </table:table-cell>
          <table:table-cell table:formula="of:=CONCATENATE([Input.D125];&quot;,&quot;)" office:value-type="string" office:string-value="35,">
            <text:p>35,</text:p>
          </table:table-cell>
          <table:table-cell table:formula="of:=CONCATENATE([Input.E125];&quot;,&quot;)" office:value-type="string" office:string-value="160911,">
            <text:p>160911,</text:p>
          </table:table-cell>
          <table:table-cell table:formula="of:=CONCATENATE([Input.F125];&quot;,&quot;)" office:value-type="string" office:string-value="68493.6,">
            <text:p>68493.6,</text:p>
          </table:table-cell>
          <table:table-cell table:formula="of:=CONCATENATE([Input.G125];&quot;,&quot;)" office:value-type="string" office:string-value="0,">
            <text:p>0,</text:p>
          </table:table-cell>
          <table:table-cell table:formula="of:=CONCATENATE(&quot;'&quot;;[Input.H125];&quot;',&quot;)" office:value-type="string" office:string-value="'Wreckage of Alliance 7',">
            <text:p>'Wreckage of Alliance 7',</text:p>
          </table:table-cell>
          <table:table-cell table:formula="of:=CONCATENATE(&quot;'&quot;;[Input.I125];&quot;',&quot;)" office:value-type="string" office:string-value="'Metal 1;Gem 1;Reactive 1;Hydrocarbon 2',">
            <text:p>'Metal 1;Gem 1;Reactive 1;Hydrocarbon 2',</text:p>
          </table:table-cell>
          <table:table-cell table:formula="of:=CONCATENATE(&quot;'&quot;;[Input.J12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26]" office:value-type="string" office:string-value="Cooper">
            <text:p>Cooper</text:p>
          </table:table-cell>
          <table:table-cell table:formula="of:=CONCATENATE(&quot;['&quot;;[Input.B126];&quot;',&quot;)" office:value-type="string" office:string-value="['Ores ACGH',">
            <text:p>['Ores ACGH',</text:p>
          </table:table-cell>
          <table:table-cell table:formula="of:=CONCATENATE([Input.C126];&quot;,&quot;)" office:value-type="string" office:string-value="8,">
            <text:p>8,</text:p>
          </table:table-cell>
          <table:table-cell table:formula="of:=CONCATENATE([Input.D126];&quot;,&quot;)" office:value-type="string" office:string-value="15,">
            <text:p>15,</text:p>
          </table:table-cell>
          <table:table-cell table:formula="of:=CONCATENATE([Input.E126];&quot;,&quot;)" office:value-type="string" office:string-value="22213.7,">
            <text:p>22213.7,</text:p>
          </table:table-cell>
          <table:table-cell table:formula="of:=CONCATENATE([Input.F126];&quot;,&quot;)" office:value-type="string" office:string-value="40211,">
            <text:p>40211,</text:p>
          </table:table-cell>
          <table:table-cell table:formula="of:=CONCATENATE([Input.G126];&quot;,&quot;)" office:value-type="string" office:string-value="0,">
            <text:p>0,</text:p>
          </table:table-cell>
          <table:table-cell table:formula="of:=CONCATENATE(&quot;'&quot;;[Input.H126];&quot;',&quot;)" office:value-type="string" office:string-value="'Inner Ring 3',">
            <text:p>'Inner Ring 3',</text:p>
          </table:table-cell>
          <table:table-cell table:formula="of:=CONCATENATE(&quot;'&quot;;[Input.I126];&quot;',&quot;)" office:value-type="string" office:string-value="'Reactive 1;Metal 3;Hydrocarbon 3;Gem 1',">
            <text:p>'Reactive 1;Metal 3;Hydrocarbon 3;Gem 1',</text:p>
          </table:table-cell>
          <table:table-cell table:formula="of:=CONCATENATE(&quot;'&quot;;[Input.J12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27]" office:value-type="string" office:string-value="Cooper">
            <text:p>Cooper</text:p>
          </table:table-cell>
          <table:table-cell table:formula="of:=CONCATENATE(&quot;['&quot;;[Input.B127];&quot;',&quot;)" office:value-type="string" office:string-value="['Ores ACGH',">
            <text:p>['Ores ACGH',</text:p>
          </table:table-cell>
          <table:table-cell table:formula="of:=CONCATENATE([Input.C127];&quot;,&quot;)" office:value-type="string" office:string-value="8,">
            <text:p>8,</text:p>
          </table:table-cell>
          <table:table-cell table:formula="of:=CONCATENATE([Input.D127];&quot;,&quot;)" office:value-type="string" office:string-value="20,">
            <text:p>20,</text:p>
          </table:table-cell>
          <table:table-cell table:formula="of:=CONCATENATE([Input.E127];&quot;,&quot;)" office:value-type="string" office:string-value="59412.5,">
            <text:p>59412.5,</text:p>
          </table:table-cell>
          <table:table-cell table:formula="of:=CONCATENATE([Input.F127];&quot;,&quot;)" office:value-type="string" office:string-value="65137.2,">
            <text:p>65137.2,</text:p>
          </table:table-cell>
          <table:table-cell table:formula="of:=CONCATENATE([Input.G127];&quot;,&quot;)" office:value-type="string" office:string-value="0,">
            <text:p>0,</text:p>
          </table:table-cell>
          <table:table-cell table:formula="of:=CONCATENATE(&quot;'&quot;;[Input.H127];&quot;',&quot;)" office:value-type="string" office:string-value="'Inner Ring 4',">
            <text:p>'Inner Ring 4',</text:p>
          </table:table-cell>
          <table:table-cell table:formula="of:=CONCATENATE(&quot;'&quot;;[Input.I127];&quot;',&quot;)" office:value-type="string" office:string-value="'Reactive 1;Metal 3;Hydrocarbon 3;Gem 2',">
            <text:p>'Reactive 1;Metal 3;Hydrocarbon 3;Gem 2',</text:p>
          </table:table-cell>
          <table:table-cell table:formula="of:=CONCATENATE(&quot;'&quot;;[Input.J12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28]" office:value-type="string" office:string-value="Cooper">
            <text:p>Cooper</text:p>
          </table:table-cell>
          <table:table-cell table:formula="of:=CONCATENATE(&quot;['&quot;;[Input.B128];&quot;',&quot;)" office:value-type="string" office:string-value="['Ores AG',">
            <text:p>['Ores AG',</text:p>
          </table:table-cell>
          <table:table-cell table:formula="of:=CONCATENATE([Input.C128];&quot;,&quot;)" office:value-type="string" office:string-value="8,">
            <text:p>8,</text:p>
          </table:table-cell>
          <table:table-cell table:formula="of:=CONCATENATE([Input.D128];&quot;,&quot;)" office:value-type="string" office:string-value="25,">
            <text:p>25,</text:p>
          </table:table-cell>
          <table:table-cell table:formula="of:=CONCATENATE([Input.E128];&quot;,&quot;)" office:value-type="string" office:string-value="161001,">
            <text:p>161001,</text:p>
          </table:table-cell>
          <table:table-cell table:formula="of:=CONCATENATE([Input.F128];&quot;,&quot;)" office:value-type="string" office:string-value="65823.8,">
            <text:p>65823.8,</text:p>
          </table:table-cell>
          <table:table-cell table:formula="of:=CONCATENATE([Input.G128];&quot;,&quot;)" office:value-type="string" office:string-value="0,">
            <text:p>0,</text:p>
          </table:table-cell>
          <table:table-cell table:formula="of:=CONCATENATE(&quot;'&quot;;[Input.H128];&quot;',&quot;)" office:value-type="string" office:string-value="'Wreckage of Alliance 7',">
            <text:p>'Wreckage of Alliance 7',</text:p>
          </table:table-cell>
          <table:table-cell table:formula="of:=CONCATENATE(&quot;'&quot;;[Input.I128];&quot;',&quot;)" office:value-type="string" office:string-value="'Metal 1;Reactive 2',">
            <text:p>'Metal 1;Reactive 2',</text:p>
          </table:table-cell>
          <table:table-cell table:formula="of:=CONCATENATE(&quot;'&quot;;[Input.J12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29]" office:value-type="string" office:string-value="Cooper">
            <text:p>Cooper</text:p>
          </table:table-cell>
          <table:table-cell table:formula="of:=CONCATENATE(&quot;['&quot;;[Input.B129];&quot;',&quot;)" office:value-type="string" office:string-value="['Ores ACGH',">
            <text:p>['Ores ACGH',</text:p>
          </table:table-cell>
          <table:table-cell table:formula="of:=CONCATENATE([Input.C129];&quot;,&quot;)" office:value-type="string" office:string-value="8,">
            <text:p>8,</text:p>
          </table:table-cell>
          <table:table-cell table:formula="of:=CONCATENATE([Input.D129];&quot;,&quot;)" office:value-type="string" office:string-value="35,">
            <text:p>35,</text:p>
          </table:table-cell>
          <table:table-cell table:formula="of:=CONCATENATE([Input.E129];&quot;,&quot;)" office:value-type="string" office:string-value="95562.3,">
            <text:p>95562.3,</text:p>
          </table:table-cell>
          <table:table-cell table:formula="of:=CONCATENATE([Input.F129];&quot;,&quot;)" office:value-type="string" office:string-value="-51584.1,">
            <text:p>-51584.1,</text:p>
          </table:table-cell>
          <table:table-cell table:formula="of:=CONCATENATE([Input.G129];&quot;,&quot;)" office:value-type="string" office:string-value="0,">
            <text:p>0,</text:p>
          </table:table-cell>
          <table:table-cell table:formula="of:=CONCATENATE(&quot;'&quot;;[Input.H129];&quot;',&quot;)" office:value-type="string" office:string-value="'Misery Point',">
            <text:p>'Misery Point',</text:p>
          </table:table-cell>
          <table:table-cell table:formula="of:=CONCATENATE(&quot;'&quot;;[Input.I129];&quot;',&quot;)" office:value-type="string" office:string-value="'Metal 2;Gem 2;Reactive 1;Hydrocarbon 1',">
            <text:p>'Metal 2;Gem 2;Reactive 1;Hydrocarbon 1',</text:p>
          </table:table-cell>
          <table:table-cell table:formula="of:=CONCATENATE(&quot;'&quot;;[Input.J12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30]" office:value-type="string" office:string-value="Cooper">
            <text:p>Cooper</text:p>
          </table:table-cell>
          <table:table-cell table:formula="of:=CONCATENATE(&quot;['&quot;;[Input.B130];&quot;',&quot;)" office:value-type="string" office:string-value="['Ores AG',">
            <text:p>['Ores AG',</text:p>
          </table:table-cell>
          <table:table-cell table:formula="of:=CONCATENATE([Input.C130];&quot;,&quot;)" office:value-type="string" office:string-value="8,">
            <text:p>8,</text:p>
          </table:table-cell>
          <table:table-cell table:formula="of:=CONCATENATE([Input.D130];&quot;,&quot;)" office:value-type="string" office:string-value="40,">
            <text:p>40,</text:p>
          </table:table-cell>
          <table:table-cell table:formula="of:=CONCATENATE([Input.E130];&quot;,&quot;)" office:value-type="string" office:string-value="-22388.2,">
            <text:p>-22388.2,</text:p>
          </table:table-cell>
          <table:table-cell table:formula="of:=CONCATENATE([Input.F130];&quot;,&quot;)" office:value-type="string" office:string-value="65553.3,">
            <text:p>65553.3,</text:p>
          </table:table-cell>
          <table:table-cell table:formula="of:=CONCATENATE([Input.G130];&quot;,&quot;)" office:value-type="string" office:string-value="0,">
            <text:p>0,</text:p>
          </table:table-cell>
          <table:table-cell table:formula="of:=CONCATENATE(&quot;'&quot;;[Input.H130];&quot;',&quot;)" office:value-type="string" office:string-value="'Bran\'s View',">
            <text:p>'Bran\'s View',</text:p>
          </table:table-cell>
          <table:table-cell table:formula="of:=CONCATENATE(&quot;'&quot;;[Input.I130];&quot;',&quot;)" office:value-type="string" office:string-value="'Metal 2;Reactive 2',">
            <text:p>'Metal 2;Reactive 2',</text:p>
          </table:table-cell>
          <table:table-cell table:formula="of:=CONCATENATE(&quot;'&quot;;[Input.J13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31]" office:value-type="string" office:string-value="Cooper">
            <text:p>Cooper</text:p>
          </table:table-cell>
          <table:table-cell table:formula="of:=CONCATENATE(&quot;['&quot;;[Input.B131];&quot;',&quot;)" office:value-type="string" office:string-value="['Ores ACH',">
            <text:p>['Ores ACH',</text:p>
          </table:table-cell>
          <table:table-cell table:formula="of:=CONCATENATE([Input.C131];&quot;,&quot;)" office:value-type="string" office:string-value="7,">
            <text:p>7,</text:p>
          </table:table-cell>
          <table:table-cell table:formula="of:=CONCATENATE([Input.D131];&quot;,&quot;)" office:value-type="string" office:string-value="25,">
            <text:p>25,</text:p>
          </table:table-cell>
          <table:table-cell table:formula="of:=CONCATENATE([Input.E131];&quot;,&quot;)" office:value-type="string" office:string-value="-59605.2,">
            <text:p>-59605.2,</text:p>
          </table:table-cell>
          <table:table-cell table:formula="of:=CONCATENATE([Input.F131];&quot;,&quot;)" office:value-type="string" office:string-value="84545.5,">
            <text:p>84545.5,</text:p>
          </table:table-cell>
          <table:table-cell table:formula="of:=CONCATENATE([Input.G131];&quot;,&quot;)" office:value-type="string" office:string-value="0,">
            <text:p>0,</text:p>
          </table:table-cell>
          <table:table-cell table:formula="of:=CONCATENATE(&quot;'&quot;;[Input.H131];&quot;',&quot;)" office:value-type="string" office:string-value="'Inner Ring 1',">
            <text:p>'Inner Ring 1',</text:p>
          </table:table-cell>
          <table:table-cell table:formula="of:=CONCATENATE(&quot;'&quot;;[Input.I131];&quot;',&quot;)" office:value-type="string" office:string-value="'Gem 3;Hydrocarbon 3;Metal 3',">
            <text:p>'Gem 3;Hydrocarbon 3;Metal 3',</text:p>
          </table:table-cell>
          <table:table-cell table:formula="of:=CONCATENATE(&quot;'&quot;;[Input.J13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32]" office:value-type="string" office:string-value="Cooper">
            <text:p>Cooper</text:p>
          </table:table-cell>
          <table:table-cell table:formula="of:=CONCATENATE(&quot;['&quot;;[Input.B132];&quot;',&quot;)" office:value-type="string" office:string-value="['Ores ACH',">
            <text:p>['Ores ACH',</text:p>
          </table:table-cell>
          <table:table-cell table:formula="of:=CONCATENATE([Input.C132];&quot;,&quot;)" office:value-type="string" office:string-value="7,">
            <text:p>7,</text:p>
          </table:table-cell>
          <table:table-cell table:formula="of:=CONCATENATE([Input.D132];&quot;,&quot;)" office:value-type="string" office:string-value="25,">
            <text:p>25,</text:p>
          </table:table-cell>
          <table:table-cell table:formula="of:=CONCATENATE([Input.E132];&quot;,&quot;)" office:value-type="string" office:string-value="-37901.1,">
            <text:p>-37901.1,</text:p>
          </table:table-cell>
          <table:table-cell table:formula="of:=CONCATENATE([Input.F132];&quot;,&quot;)" office:value-type="string" office:string-value="43604.1,">
            <text:p>43604.1,</text:p>
          </table:table-cell>
          <table:table-cell table:formula="of:=CONCATENATE([Input.G132];&quot;,&quot;)" office:value-type="string" office:string-value="0,">
            <text:p>0,</text:p>
          </table:table-cell>
          <table:table-cell table:formula="of:=CONCATENATE(&quot;'&quot;;[Input.H132];&quot;',&quot;)" office:value-type="string" office:string-value="'Inner Ring 2',">
            <text:p>'Inner Ring 2',</text:p>
          </table:table-cell>
          <table:table-cell table:formula="of:=CONCATENATE(&quot;'&quot;;[Input.I132];&quot;',&quot;)" office:value-type="string" office:string-value="'Metal 2;Hydrocarbon 2;Gem 2',">
            <text:p>'Metal 2;Hydrocarbon 2;Gem 2',</text:p>
          </table:table-cell>
          <table:table-cell table:formula="of:=CONCATENATE(&quot;'&quot;;[Input.J13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33]" office:value-type="string" office:string-value="Cooper">
            <text:p>Cooper</text:p>
          </table:table-cell>
          <table:table-cell table:formula="of:=CONCATENATE(&quot;['&quot;;[Input.B133];&quot;',&quot;)" office:value-type="string" office:string-value="['Ores ACGH',">
            <text:p>['Ores ACGH',</text:p>
          </table:table-cell>
          <table:table-cell table:formula="of:=CONCATENATE([Input.C133];&quot;,&quot;)" office:value-type="string" office:string-value="7,">
            <text:p>7,</text:p>
          </table:table-cell>
          <table:table-cell table:formula="of:=CONCATENATE([Input.D133];&quot;,&quot;)" office:value-type="string" office:string-value="30,">
            <text:p>30,</text:p>
          </table:table-cell>
          <table:table-cell table:formula="of:=CONCATENATE([Input.E133];&quot;,&quot;)" office:value-type="string" office:string-value="-159199,">
            <text:p>-159199,</text:p>
          </table:table-cell>
          <table:table-cell table:formula="of:=CONCATENATE([Input.F133];&quot;,&quot;)" office:value-type="string" office:string-value="-50133.7,">
            <text:p>-50133.7,</text:p>
          </table:table-cell>
          <table:table-cell table:formula="of:=CONCATENATE([Input.G133];&quot;,&quot;)" office:value-type="string" office:string-value="0,">
            <text:p>0,</text:p>
          </table:table-cell>
          <table:table-cell table:formula="of:=CONCATENATE(&quot;'&quot;;[Input.H133];&quot;',&quot;)" office:value-type="string" office:string-value="'Sector Gate to Grissom',">
            <text:p>'Sector Gate to Grissom',</text:p>
          </table:table-cell>
          <table:table-cell table:formula="of:=CONCATENATE(&quot;'&quot;;[Input.I133];&quot;',&quot;)" office:value-type="string" office:string-value="'Metal 1;Gem 3;Reactive 1;Hydrocarbon 2',">
            <text:p>'Metal 1;Gem 3;Reactive 1;Hydrocarbon 2',</text:p>
          </table:table-cell>
          <table:table-cell table:formula="of:=CONCATENATE(&quot;'&quot;;[Input.J13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34]" office:value-type="string" office:string-value="Cooper">
            <text:p>Cooper</text:p>
          </table:table-cell>
          <table:table-cell table:formula="of:=CONCATENATE(&quot;['&quot;;[Input.B134];&quot;',&quot;)" office:value-type="string" office:string-value="['Ores ACGH',">
            <text:p>['Ores ACGH',</text:p>
          </table:table-cell>
          <table:table-cell table:formula="of:=CONCATENATE([Input.C134];&quot;,&quot;)" office:value-type="string" office:string-value="7,">
            <text:p>7,</text:p>
          </table:table-cell>
          <table:table-cell table:formula="of:=CONCATENATE([Input.D134];&quot;,&quot;)" office:value-type="string" office:string-value="30,">
            <text:p>30,</text:p>
          </table:table-cell>
          <table:table-cell table:formula="of:=CONCATENATE([Input.E134];&quot;,&quot;)" office:value-type="string" office:string-value="-156533,">
            <text:p>-156533,</text:p>
          </table:table-cell>
          <table:table-cell table:formula="of:=CONCATENATE([Input.F134];&quot;,&quot;)" office:value-type="string" office:string-value="18933,">
            <text:p>18933,</text:p>
          </table:table-cell>
          <table:table-cell table:formula="of:=CONCATENATE([Input.G134];&quot;,&quot;)" office:value-type="string" office:string-value="0,">
            <text:p>0,</text:p>
          </table:table-cell>
          <table:table-cell table:formula="of:=CONCATENATE(&quot;'&quot;;[Input.H134];&quot;',&quot;)" office:value-type="string" office:string-value="'Sector Gate to Grissom',">
            <text:p>'Sector Gate to Grissom',</text:p>
          </table:table-cell>
          <table:table-cell table:formula="of:=CONCATENATE(&quot;'&quot;;[Input.I134];&quot;',&quot;)" office:value-type="string" office:string-value="'Metal 2;Gem 2;Reactive 2;Hydrocarbon 3',">
            <text:p>'Metal 2;Gem 2;Reactive 2;Hydrocarbon 3',</text:p>
          </table:table-cell>
          <table:table-cell table:formula="of:=CONCATENATE(&quot;'&quot;;[Input.J13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35]" office:value-type="string" office:string-value="Cooper">
            <text:p>Cooper</text:p>
          </table:table-cell>
          <table:table-cell table:formula="of:=CONCATENATE(&quot;['&quot;;[Input.B135];&quot;',&quot;)" office:value-type="string" office:string-value="['Ores ACGH',">
            <text:p>['Ores ACGH',</text:p>
          </table:table-cell>
          <table:table-cell table:formula="of:=CONCATENATE([Input.C135];&quot;,&quot;)" office:value-type="string" office:string-value="7,">
            <text:p>7,</text:p>
          </table:table-cell>
          <table:table-cell table:formula="of:=CONCATENATE([Input.D135];&quot;,&quot;)" office:value-type="string" office:string-value="20,">
            <text:p>20,</text:p>
          </table:table-cell>
          <table:table-cell table:formula="of:=CONCATENATE([Input.E135];&quot;,&quot;)" office:value-type="string" office:string-value="147426,">
            <text:p>147426,</text:p>
          </table:table-cell>
          <table:table-cell table:formula="of:=CONCATENATE([Input.F135];&quot;,&quot;)" office:value-type="string" office:string-value="78222.1,">
            <text:p>78222.1,</text:p>
          </table:table-cell>
          <table:table-cell table:formula="of:=CONCATENATE([Input.G135];&quot;,&quot;)" office:value-type="string" office:string-value="0,">
            <text:p>0,</text:p>
          </table:table-cell>
          <table:table-cell table:formula="of:=CONCATENATE(&quot;'&quot;;[Input.H135];&quot;',&quot;)" office:value-type="string" office:string-value="'Wreckage of Alliance 7',">
            <text:p>'Wreckage of Alliance 7',</text:p>
          </table:table-cell>
          <table:table-cell table:formula="of:=CONCATENATE(&quot;'&quot;;[Input.I135];&quot;',&quot;)" office:value-type="string" office:string-value="'Metal 2;Gem 2;Reactive 2;Hydrocarbon 3',">
            <text:p>'Metal 2;Gem 2;Reactive 2;Hydrocarbon 3',</text:p>
          </table:table-cell>
          <table:table-cell table:formula="of:=CONCATENATE(&quot;'&quot;;[Input.J13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36]" office:value-type="string" office:string-value="Cooper">
            <text:p>Cooper</text:p>
          </table:table-cell>
          <table:table-cell table:formula="of:=CONCATENATE(&quot;['&quot;;[Input.B136];&quot;',&quot;)" office:value-type="string" office:string-value="['Ores ACGH',">
            <text:p>['Ores ACGH',</text:p>
          </table:table-cell>
          <table:table-cell table:formula="of:=CONCATENATE([Input.C136];&quot;,&quot;)" office:value-type="string" office:string-value="7,">
            <text:p>7,</text:p>
          </table:table-cell>
          <table:table-cell table:formula="of:=CONCATENATE([Input.D136];&quot;,&quot;)" office:value-type="string" office:string-value="30,">
            <text:p>30,</text:p>
          </table:table-cell>
          <table:table-cell table:formula="of:=CONCATENATE([Input.E136];&quot;,&quot;)" office:value-type="string" office:string-value="94396.8,">
            <text:p>94396.8,</text:p>
          </table:table-cell>
          <table:table-cell table:formula="of:=CONCATENATE([Input.F136];&quot;,&quot;)" office:value-type="string" office:string-value="-47067.8,">
            <text:p>-47067.8,</text:p>
          </table:table-cell>
          <table:table-cell table:formula="of:=CONCATENATE([Input.G136];&quot;,&quot;)" office:value-type="string" office:string-value="0,">
            <text:p>0,</text:p>
          </table:table-cell>
          <table:table-cell table:formula="of:=CONCATENATE(&quot;'&quot;;[Input.H136];&quot;',&quot;)" office:value-type="string" office:string-value="'Misery Point',">
            <text:p>'Misery Point',</text:p>
          </table:table-cell>
          <table:table-cell table:formula="of:=CONCATENATE(&quot;'&quot;;[Input.I136];&quot;',&quot;)" office:value-type="string" office:string-value="'Metal 2;Gem 1;Reactive 2;Hydrocarbon 3',">
            <text:p>'Metal 2;Gem 1;Reactive 2;Hydrocarbon 3',</text:p>
          </table:table-cell>
          <table:table-cell table:formula="of:=CONCATENATE(&quot;'&quot;;[Input.J13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37]" office:value-type="string" office:string-value="Cooper">
            <text:p>Cooper</text:p>
          </table:table-cell>
          <table:table-cell table:formula="of:=CONCATENATE(&quot;['&quot;;[Input.B137];&quot;',&quot;)" office:value-type="string" office:string-value="['Fish L50-53',">
            <text:p>['Fish L50-53',</text:p>
          </table:table-cell>
          <table:table-cell table:formula="of:=CONCATENATE([Input.C137];&quot;,&quot;)" office:value-type="string" office:string-value="NULL,">
            <text:p>NULL,</text:p>
          </table:table-cell>
          <table:table-cell table:formula="of:=CONCATENATE([Input.D137];&quot;,&quot;)" office:value-type="string" office:string-value="NULL,">
            <text:p>NULL,</text:p>
          </table:table-cell>
          <table:table-cell table:formula="of:=CONCATENATE([Input.E137];&quot;,&quot;)" office:value-type="string" office:string-value="-201747,">
            <text:p>-201747,</text:p>
          </table:table-cell>
          <table:table-cell table:formula="of:=CONCATENATE([Input.F137];&quot;,&quot;)" office:value-type="string" office:string-value="-134949,">
            <text:p>-134949,</text:p>
          </table:table-cell>
          <table:table-cell table:formula="of:=CONCATENATE([Input.G137];&quot;,&quot;)" office:value-type="string" office:string-value="0,">
            <text:p>0,</text:p>
          </table:table-cell>
          <table:table-cell table:formula="of:=CONCATENATE(&quot;'&quot;;[Input.H137];&quot;',&quot;)" office:value-type="string" office:string-value="'Hulk of Research Ship Tet',">
            <text:p>'Hulk of Research Ship Tet',</text:p>
          </table:table-cell>
          <table:table-cell table:formula="of:=CONCATENATE(&quot;'&quot;;[Input.I137];&quot;',&quot;)" office:value-type="string" office:string-value="'Reactive 3;Metal 2;Reactive 1;Metal 3;Reactive 2;Metal 1',">
            <text:p>'Reactive 3;Metal 2;Reactive 1;Metal 3;Reactive 2;Metal 1',</text:p>
          </table:table-cell>
          <table:table-cell table:formula="of:=CONCATENATE(&quot;'&quot;;[Input.J13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38]" office:value-type="string" office:string-value="Dahin">
            <text:p>Dahin</text:p>
          </table:table-cell>
          <table:table-cell table:formula="of:=CONCATENATE(&quot;['&quot;;[Input.B138];&quot;',&quot;)" office:value-type="string" office:string-value="['far east mining 1',">
            <text:p>['far east mining 1',</text:p>
          </table:table-cell>
          <table:table-cell table:formula="of:=CONCATENATE([Input.C138];&quot;,&quot;)" office:value-type="string" office:string-value="6,">
            <text:p>6,</text:p>
          </table:table-cell>
          <table:table-cell table:formula="of:=CONCATENATE([Input.D138];&quot;,&quot;)" office:value-type="string" office:string-value="40,">
            <text:p>40,</text:p>
          </table:table-cell>
          <table:table-cell table:formula="of:=CONCATENATE([Input.E138];&quot;,&quot;)" office:value-type="string" office:string-value="-186609,">
            <text:p>-186609,</text:p>
          </table:table-cell>
          <table:table-cell table:formula="of:=CONCATENATE([Input.F138];&quot;,&quot;)" office:value-type="string" office:string-value="48586.9,">
            <text:p>48586.9,</text:p>
          </table:table-cell>
          <table:table-cell table:formula="of:=CONCATENATE([Input.G138];&quot;,&quot;)" office:value-type="string" office:string-value="0,">
            <text:p>0,</text:p>
          </table:table-cell>
          <table:table-cell table:formula="of:=CONCATENATE(&quot;'&quot;;[Input.H138];&quot;',&quot;)" office:value-type="string" office:string-value="'Dahin',">
            <text:p>'Dahin',</text:p>
          </table:table-cell>
          <table:table-cell table:formula="of:=CONCATENATE(&quot;'&quot;;[Input.I138];&quot;',&quot;)" office:value-type="string" office:string-value="'Gem 3;Gem 2;Gem 1;Organic Hulk 01',">
            <text:p>'Gem 3;Gem 2;Gem 1;Organic Hulk 01',</text:p>
          </table:table-cell>
          <table:table-cell table:formula="of:=CONCATENATE(&quot;'&quot;;[Input.J13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39]" office:value-type="string" office:string-value="Dahin">
            <text:p>Dahin</text:p>
          </table:table-cell>
          <table:table-cell table:formula="of:=CONCATENATE(&quot;['&quot;;[Input.B139];&quot;',&quot;)" office:value-type="string" office:string-value="['level 4 field',">
            <text:p>['level 4 field',</text:p>
          </table:table-cell>
          <table:table-cell table:formula="of:=CONCATENATE([Input.C139];&quot;,&quot;)" office:value-type="string" office:string-value="4,">
            <text:p>4,</text:p>
          </table:table-cell>
          <table:table-cell table:formula="of:=CONCATENATE([Input.D139];&quot;,&quot;)" office:value-type="string" office:string-value="40,">
            <text:p>40,</text:p>
          </table:table-cell>
          <table:table-cell table:formula="of:=CONCATENATE([Input.E139];&quot;,&quot;)" office:value-type="string" office:string-value="106622,">
            <text:p>106622,</text:p>
          </table:table-cell>
          <table:table-cell table:formula="of:=CONCATENATE([Input.F139];&quot;,&quot;)" office:value-type="string" office:string-value="177550,">
            <text:p>177550,</text:p>
          </table:table-cell>
          <table:table-cell table:formula="of:=CONCATENATE([Input.G139];&quot;,&quot;)" office:value-type="string" office:string-value="0,">
            <text:p>0,</text:p>
          </table:table-cell>
          <table:table-cell table:formula="of:=CONCATENATE(&quot;'&quot;;[Input.H139];&quot;',&quot;)" office:value-type="string" office:string-value="'Dahin Skyway 5',">
            <text:p>'Dahin Skyway 5',</text:p>
          </table:table-cell>
          <table:table-cell table:formula="of:=CONCATENATE(&quot;'&quot;;[Input.I139];&quot;',&quot;)" office:value-type="string" office:string-value="'Metal 1;Metal 2;Metal 3;Hydrocarbon 1;Hydrocarbon 2;Hydrocarbon 3;Inorganic Hulk 01',">
            <text:p>'Metal 1;Metal 2;Metal 3;Hydrocarbon 1;Hydrocarbon 2;Hydrocarbon 3;Inorganic Hulk 01',</text:p>
          </table:table-cell>
          <table:table-cell table:formula="of:=CONCATENATE(&quot;'&quot;;[Input.J13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40]" office:value-type="string" office:string-value="Dahin">
            <text:p>Dahin</text:p>
          </table:table-cell>
          <table:table-cell table:formula="of:=CONCATENATE(&quot;['&quot;;[Input.B140];&quot;',&quot;)" office:value-type="string" office:string-value="['random harvest 1',">
            <text:p>['random harvest 1',</text:p>
          </table:table-cell>
          <table:table-cell table:formula="of:=CONCATENATE([Input.C140];&quot;,&quot;)" office:value-type="string" office:string-value="3,">
            <text:p>3,</text:p>
          </table:table-cell>
          <table:table-cell table:formula="of:=CONCATENATE([Input.D140];&quot;,&quot;)" office:value-type="string" office:string-value="30,">
            <text:p>30,</text:p>
          </table:table-cell>
          <table:table-cell table:formula="of:=CONCATENATE([Input.E140];&quot;,&quot;)" office:value-type="string" office:string-value="149972,">
            <text:p>149972,</text:p>
          </table:table-cell>
          <table:table-cell table:formula="of:=CONCATENATE([Input.F140];&quot;,&quot;)" office:value-type="string" office:string-value="79163.1,">
            <text:p>79163.1,</text:p>
          </table:table-cell>
          <table:table-cell table:formula="of:=CONCATENATE([Input.G140];&quot;,&quot;)" office:value-type="string" office:string-value="0,">
            <text:p>0,</text:p>
          </table:table-cell>
          <table:table-cell table:formula="of:=CONCATENATE(&quot;'&quot;;[Input.H140];&quot;',&quot;)" office:value-type="string" office:string-value="'Hau Field Beacon',">
            <text:p>'Hau Field Beacon',</text:p>
          </table:table-cell>
          <table:table-cell table:formula="of:=CONCATENATE(&quot;'&quot;;[Input.I140];&quot;',&quot;)" office:value-type="string" office:string-value="'Reactive 2;Reactive 3;Metal 2;Metal 3;Hydrocarbon 2;Hydrocarbon 3;Gas Pocket 1;Gem 2',">
            <text:p>'Reactive 2;Reactive 3;Metal 2;Metal 3;Hydrocarbon 2;Hydrocarbon 3;Gas Pocket 1;Gem 2',</text:p>
          </table:table-cell>
          <table:table-cell table:formula="of:=CONCATENATE(&quot;'&quot;;[Input.J14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41]" office:value-type="string" office:string-value="Dahin">
            <text:p>Dahin</text:p>
          </table:table-cell>
          <table:table-cell table:formula="of:=CONCATENATE(&quot;['&quot;;[Input.B141];&quot;',&quot;)" office:value-type="string" office:string-value="['Level 2-4 field',">
            <text:p>['Level 2-4 field',</text:p>
          </table:table-cell>
          <table:table-cell table:formula="of:=CONCATENATE([Input.C141];&quot;,&quot;)" office:value-type="string" office:string-value="3,">
            <text:p>3,</text:p>
          </table:table-cell>
          <table:table-cell table:formula="of:=CONCATENATE([Input.D141];&quot;,&quot;)" office:value-type="string" office:string-value="50,">
            <text:p>50,</text:p>
          </table:table-cell>
          <table:table-cell table:formula="of:=CONCATENATE([Input.E141];&quot;,&quot;)" office:value-type="string" office:string-value="157231,">
            <text:p>157231,</text:p>
          </table:table-cell>
          <table:table-cell table:formula="of:=CONCATENATE([Input.F141];&quot;,&quot;)" office:value-type="string" office:string-value="-8209.06,">
            <text:p>-8209.06,</text:p>
          </table:table-cell>
          <table:table-cell table:formula="of:=CONCATENATE([Input.G141];&quot;,&quot;)" office:value-type="string" office:string-value="0,">
            <text:p>0,</text:p>
          </table:table-cell>
          <table:table-cell table:formula="of:=CONCATENATE(&quot;'&quot;;[Input.H141];&quot;',&quot;)" office:value-type="string" office:string-value="'Dahin Skyway 1',">
            <text:p>'Dahin Skyway 1',</text:p>
          </table:table-cell>
          <table:table-cell table:formula="of:=CONCATENATE(&quot;'&quot;;[Input.I141];&quot;',&quot;)" office:value-type="string" office:string-value="'Reactive 1;Reactive 2;Reactive 3;Metal 1;Metal 2;Metal 3;Hydrocarbon 1;Hydrocarbon 2;Hydrocarbon 3;Gem 1;Gem 2;Gem 3;Inorganic Hulk 01',">
            <text:p>'Reactive 1;Reactive 2;Reactive 3;Metal 1;Metal 2;Metal 3;Hydrocarbon 1;Hydrocarbon 2;Hydrocarbon 3;Gem 1;Gem 2;Gem 3;Inorganic Hulk 01',</text:p>
          </table:table-cell>
          <table:table-cell table:formula="of:=CONCATENATE(&quot;'&quot;;[Input.J14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42]" office:value-type="string" office:string-value="Dahin">
            <text:p>Dahin</text:p>
          </table:table-cell>
          <table:table-cell table:formula="of:=CONCATENATE(&quot;['&quot;;[Input.B142];&quot;',&quot;)" office:value-type="string" office:string-value="['level 3 field',">
            <text:p>['level 3 field',</text:p>
          </table:table-cell>
          <table:table-cell table:formula="of:=CONCATENATE([Input.C142];&quot;,&quot;)" office:value-type="string" office:string-value="3,">
            <text:p>3,</text:p>
          </table:table-cell>
          <table:table-cell table:formula="of:=CONCATENATE([Input.D142];&quot;,&quot;)" office:value-type="string" office:string-value="0,">
            <text:p>0,</text:p>
          </table:table-cell>
          <table:table-cell table:formula="of:=CONCATENATE([Input.E142];&quot;,&quot;)" office:value-type="string" office:string-value="214351,">
            <text:p>214351,</text:p>
          </table:table-cell>
          <table:table-cell table:formula="of:=CONCATENATE([Input.F142];&quot;,&quot;)" office:value-type="string" office:string-value="90656.8,">
            <text:p>90656.8,</text:p>
          </table:table-cell>
          <table:table-cell table:formula="of:=CONCATENATE([Input.G142];&quot;,&quot;)" office:value-type="string" office:string-value="0,">
            <text:p>0,</text:p>
          </table:table-cell>
          <table:table-cell table:formula="of:=CONCATENATE(&quot;'&quot;;[Input.H142];&quot;',&quot;)" office:value-type="string" office:string-value="'Nav P17',">
            <text:p>'Nav P17',</text:p>
          </table:table-cell>
          <table:table-cell table:formula="of:=CONCATENATE(&quot;'&quot;;[Input.I142];&quot;',&quot;)" office:value-type="string" office:string-value="'Reactive 1;Reactive 2;Reactive 3;Metal 1;Metal 2;Metal 3;Hydrocarbon 1;Hydrocarbon 2;Hydrocarbon 3;Gem 1;Gem 2;Gem 3;Inorganic Hulk 01',">
            <text:p>'Reactive 1;Reactive 2;Reactive 3;Metal 1;Metal 2;Metal 3;Hydrocarbon 1;Hydrocarbon 2;Hydrocarbon 3;Gem 1;Gem 2;Gem 3;Inorganic Hulk 01',</text:p>
          </table:table-cell>
          <table:table-cell table:formula="of:=CONCATENATE(&quot;'&quot;;[Input.J14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43]" office:value-type="string" office:string-value="Dahin">
            <text:p>Dahin</text:p>
          </table:table-cell>
          <table:table-cell table:formula="of:=CONCATENATE(&quot;['&quot;;[Input.B143];&quot;',&quot;)" office:value-type="string" office:string-value="['level 2 field w/ spindle',">
            <text:p>['level 2 field w/ spindle',</text:p>
          </table:table-cell>
          <table:table-cell table:formula="of:=CONCATENATE([Input.C143];&quot;,&quot;)" office:value-type="string" office:string-value="2,">
            <text:p>2,</text:p>
          </table:table-cell>
          <table:table-cell table:formula="of:=CONCATENATE([Input.D143];&quot;,&quot;)" office:value-type="string" office:string-value="45,">
            <text:p>45,</text:p>
          </table:table-cell>
          <table:table-cell table:formula="of:=CONCATENATE([Input.E143];&quot;,&quot;)" office:value-type="string" office:string-value="158070,">
            <text:p>158070,</text:p>
          </table:table-cell>
          <table:table-cell table:formula="of:=CONCATENATE([Input.F143];&quot;,&quot;)" office:value-type="string" office:string-value="-53238.2,">
            <text:p>-53238.2,</text:p>
          </table:table-cell>
          <table:table-cell table:formula="of:=CONCATENATE([Input.G143];&quot;,&quot;)" office:value-type="string" office:string-value="0,">
            <text:p>0,</text:p>
          </table:table-cell>
          <table:table-cell table:formula="of:=CONCATENATE(&quot;'&quot;;[Input.H143];&quot;',&quot;)" office:value-type="string" office:string-value="'Dahin Skyway 1',">
            <text:p>'Dahin Skyway 1',</text:p>
          </table:table-cell>
          <table:table-cell table:formula="of:=CONCATENATE(&quot;'&quot;;[Input.I143];&quot;',&quot;)" office:value-type="string" office:string-value="'Reactive 1;Reactive 2;Reactive 3;Metal 1;Metal 2;Metal 3;Hydrocarbon 1;Hydrocarbon 2;Hydrocarbon 3;Gem 1;Gem 2;Gem 3',">
            <text:p>'Reactive 1;Reactive 2;Reactive 3;Metal 1;Metal 2;Metal 3;Hydrocarbon 1;Hydrocarbon 2;Hydrocarbon 3;Gem 1;Gem 2;Gem 3',</text:p>
          </table:table-cell>
          <table:table-cell table:formula="of:=CONCATENATE(&quot;'&quot;;[Input.J14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44]" office:value-type="string" office:string-value="Dahin">
            <text:p>Dahin</text:p>
          </table:table-cell>
          <table:table-cell table:formula="of:=CONCATENATE(&quot;['&quot;;[Input.B144];&quot;',&quot;)" office:value-type="string" office:string-value="['level 2 roids',">
            <text:p>['level 2 roids',</text:p>
          </table:table-cell>
          <table:table-cell table:formula="of:=CONCATENATE([Input.C144];&quot;,&quot;)" office:value-type="string" office:string-value="2,">
            <text:p>2,</text:p>
          </table:table-cell>
          <table:table-cell table:formula="of:=CONCATENATE([Input.D144];&quot;,&quot;)" office:value-type="string" office:string-value="30,">
            <text:p>30,</text:p>
          </table:table-cell>
          <table:table-cell table:formula="of:=CONCATENATE([Input.E144];&quot;,&quot;)" office:value-type="string" office:string-value="185671,">
            <text:p>185671,</text:p>
          </table:table-cell>
          <table:table-cell table:formula="of:=CONCATENATE([Input.F144];&quot;,&quot;)" office:value-type="string" office:string-value="140952,">
            <text:p>140952,</text:p>
          </table:table-cell>
          <table:table-cell table:formula="of:=CONCATENATE([Input.G144];&quot;,&quot;)" office:value-type="string" office:string-value="0,">
            <text:p>0,</text:p>
          </table:table-cell>
          <table:table-cell table:formula="of:=CONCATENATE(&quot;'&quot;;[Input.H144];&quot;',&quot;)" office:value-type="string" office:string-value="'Nav P18',">
            <text:p>'Nav P18',</text:p>
          </table:table-cell>
          <table:table-cell table:formula="of:=CONCATENATE(&quot;'&quot;;[Input.I144];&quot;',&quot;)" office:value-type="string" office:string-value="'Reactive 1;Reactive 2;Reactive 3;Metal 1;Metal 2;Metal 3;Hydrocarbon 1;Hydrocarbon 2;Hydrocarbon 3;Gem 1;Gem 2;Gem 3;Inorganic Hulk 01',">
            <text:p>'Reactive 1;Reactive 2;Reactive 3;Metal 1;Metal 2;Metal 3;Hydrocarbon 1;Hydrocarbon 2;Hydrocarbon 3;Gem 1;Gem 2;Gem 3;Inorganic Hulk 01',</text:p>
          </table:table-cell>
          <table:table-cell table:formula="of:=CONCATENATE(&quot;'&quot;;[Input.J14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45]" office:value-type="string" office:string-value="Dahin">
            <text:p>Dahin</text:p>
          </table:table-cell>
          <table:table-cell table:formula="of:=CONCATENATE(&quot;['&quot;;[Input.B145];&quot;',&quot;)" office:value-type="string" office:string-value="['level 1 field',">
            <text:p>['level 1 field',</text:p>
          </table:table-cell>
          <table:table-cell table:formula="of:=CONCATENATE([Input.C145];&quot;,&quot;)" office:value-type="string" office:string-value="1,">
            <text:p>1,</text:p>
          </table:table-cell>
          <table:table-cell table:formula="of:=CONCATENATE([Input.D145];&quot;,&quot;)" office:value-type="string" office:string-value="15,">
            <text:p>15,</text:p>
          </table:table-cell>
          <table:table-cell table:formula="of:=CONCATENATE([Input.E145];&quot;,&quot;)" office:value-type="string" office:string-value="92546.6,">
            <text:p>92546.6,</text:p>
          </table:table-cell>
          <table:table-cell table:formula="of:=CONCATENATE([Input.F145];&quot;,&quot;)" office:value-type="string" office:string-value="-52157.4,">
            <text:p>-52157.4,</text:p>
          </table:table-cell>
          <table:table-cell table:formula="of:=CONCATENATE([Input.G145];&quot;,&quot;)" office:value-type="string" office:string-value="0,">
            <text:p>0,</text:p>
          </table:table-cell>
          <table:table-cell table:formula="of:=CONCATENATE(&quot;'&quot;;[Input.H145];&quot;',&quot;)" office:value-type="string" office:string-value="'Dahin Skyway 2',">
            <text:p>'Dahin Skyway 2',</text:p>
          </table:table-cell>
          <table:table-cell table:formula="of:=CONCATENATE(&quot;'&quot;;[Input.I145];&quot;',&quot;)" office:value-type="string" office:string-value="'Metal 1;Metal 2;Metal 3;Reactive 1;Reactive 2;Reactive 3',">
            <text:p>'Metal 1;Metal 2;Metal 3;Reactive 1;Reactive 2;Reactive 3',</text:p>
          </table:table-cell>
          <table:table-cell table:formula="of:=CONCATENATE(&quot;'&quot;;[Input.J14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46]" office:value-type="string" office:string-value="Dahin">
            <text:p>Dahin</text:p>
          </table:table-cell>
          <table:table-cell table:formula="of:=CONCATENATE(&quot;['&quot;;[Input.B146];&quot;',&quot;)" office:value-type="string" office:string-value="['(Mordanite) Field',">
            <text:p>['(Mordanite) Field',</text:p>
          </table:table-cell>
          <table:table-cell table:formula="of:=CONCATENATE([Input.C146];&quot;,&quot;)" office:value-type="string" office:string-value="1,">
            <text:p>1,</text:p>
          </table:table-cell>
          <table:table-cell table:formula="of:=CONCATENATE([Input.D146];&quot;,&quot;)" office:value-type="string" office:string-value="30,">
            <text:p>30,</text:p>
          </table:table-cell>
          <table:table-cell table:formula="of:=CONCATENATE([Input.E146];&quot;,&quot;)" office:value-type="string" office:string-value="129093,">
            <text:p>129093,</text:p>
          </table:table-cell>
          <table:table-cell table:formula="of:=CONCATENATE([Input.F146];&quot;,&quot;)" office:value-type="string" office:string-value="42810.2,">
            <text:p>42810.2,</text:p>
          </table:table-cell>
          <table:table-cell table:formula="of:=CONCATENATE([Input.G146];&quot;,&quot;)" office:value-type="string" office:string-value="0,">
            <text:p>0,</text:p>
          </table:table-cell>
          <table:table-cell table:formula="of:=CONCATENATE(&quot;'&quot;;[Input.H146];&quot;',&quot;)" office:value-type="string" office:string-value="'Hau Field Beacon',">
            <text:p>'Hau Field Beacon',</text:p>
          </table:table-cell>
          <table:table-cell table:formula="of:=CONCATENATE(&quot;'&quot;;[Input.I146];&quot;',&quot;)" office:value-type="string" office:string-value="'Metal 1;Metal 2;Metal 3',">
            <text:p>'Metal 1;Metal 2;Metal 3',</text:p>
          </table:table-cell>
          <table:table-cell table:formula="of:=CONCATENATE(&quot;'&quot;;[Input.J14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47]" office:value-type="string" office:string-value="Dahin Mining Interest">
            <text:p>Dahin Mining Interest</text:p>
          </table:table-cell>
          <table:table-cell table:formula="of:=CONCATENATE(&quot;['&quot;;[Input.B147];&quot;',&quot;)" office:value-type="string" office:string-value="['Gas Field 1',">
            <text:p>['Gas Field 1',</text:p>
          </table:table-cell>
          <table:table-cell table:formula="of:=CONCATENATE([Input.C147];&quot;,&quot;)" office:value-type="string" office:string-value="6,">
            <text:p>6,</text:p>
          </table:table-cell>
          <table:table-cell table:formula="of:=CONCATENATE([Input.D147];&quot;,&quot;)" office:value-type="string" office:string-value="5,">
            <text:p>5,</text:p>
          </table:table-cell>
          <table:table-cell table:formula="of:=CONCATENATE([Input.E147];&quot;,&quot;)" office:value-type="string" office:string-value="-8971.55,">
            <text:p>-8971.55,</text:p>
          </table:table-cell>
          <table:table-cell table:formula="of:=CONCATENATE([Input.F147];&quot;,&quot;)" office:value-type="string" office:string-value="17005.6,">
            <text:p>17005.6,</text:p>
          </table:table-cell>
          <table:table-cell table:formula="of:=CONCATENATE([Input.G147];&quot;,&quot;)" office:value-type="string" office:string-value="2123.79,">
            <text:p>2123.79,</text:p>
          </table:table-cell>
          <table:table-cell table:formula="of:=CONCATENATE(&quot;'&quot;;[Input.H147];&quot;',&quot;)" office:value-type="string" office:string-value="'Weather Station',">
            <text:p>'Weather Station',</text:p>
          </table:table-cell>
          <table:table-cell table:formula="of:=CONCATENATE(&quot;'&quot;;[Input.I147];&quot;',&quot;)" office:value-type="string" office:string-value="'Gas Pocket 1;Organic Hulk 01',">
            <text:p>'Gas Pocket 1;Organic Hulk 01',</text:p>
          </table:table-cell>
          <table:table-cell table:formula="of:=CONCATENATE(&quot;'&quot;;[Input.J14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48]" office:value-type="string" office:string-value="Dahin Mining Interest">
            <text:p>Dahin Mining Interest</text:p>
          </table:table-cell>
          <table:table-cell table:formula="of:=CONCATENATE(&quot;['&quot;;[Input.B148];&quot;',&quot;)" office:value-type="string" office:string-value="['Gas field 2',">
            <text:p>['Gas field 2',</text:p>
          </table:table-cell>
          <table:table-cell table:formula="of:=CONCATENATE([Input.C148];&quot;,&quot;)" office:value-type="string" office:string-value="6,">
            <text:p>6,</text:p>
          </table:table-cell>
          <table:table-cell table:formula="of:=CONCATENATE([Input.D148];&quot;,&quot;)" office:value-type="string" office:string-value="5,">
            <text:p>5,</text:p>
          </table:table-cell>
          <table:table-cell table:formula="of:=CONCATENATE([Input.E148];&quot;,&quot;)" office:value-type="string" office:string-value="-16371.9,">
            <text:p>-16371.9,</text:p>
          </table:table-cell>
          <table:table-cell table:formula="of:=CONCATENATE([Input.F148];&quot;,&quot;)" office:value-type="string" office:string-value="6280.2,">
            <text:p>6280.2,</text:p>
          </table:table-cell>
          <table:table-cell table:formula="of:=CONCATENATE([Input.G148];&quot;,&quot;)" office:value-type="string" office:string-value="1.5,">
            <text:p>1.5,</text:p>
          </table:table-cell>
          <table:table-cell table:formula="of:=CONCATENATE(&quot;'&quot;;[Input.H148];&quot;',&quot;)" office:value-type="string" office:string-value="'Defunct Weather Station',">
            <text:p>'Defunct Weather Station',</text:p>
          </table:table-cell>
          <table:table-cell table:formula="of:=CONCATENATE(&quot;'&quot;;[Input.I148];&quot;',&quot;)" office:value-type="string" office:string-value="'Gas Pocket 1',">
            <text:p>'Gas Pocket 1',</text:p>
          </table:table-cell>
          <table:table-cell table:formula="of:=CONCATENATE(&quot;'&quot;;[Input.J14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49]" office:value-type="string" office:string-value="Dahin Mining Interest">
            <text:p>Dahin Mining Interest</text:p>
          </table:table-cell>
          <table:table-cell table:formula="of:=CONCATENATE(&quot;['&quot;;[Input.B149];&quot;',&quot;)" office:value-type="string" office:string-value="['Gas Field 3',">
            <text:p>['Gas Field 3',</text:p>
          </table:table-cell>
          <table:table-cell table:formula="of:=CONCATENATE([Input.C149];&quot;,&quot;)" office:value-type="string" office:string-value="6,">
            <text:p>6,</text:p>
          </table:table-cell>
          <table:table-cell table:formula="of:=CONCATENATE([Input.D149];&quot;,&quot;)" office:value-type="string" office:string-value="5,">
            <text:p>5,</text:p>
          </table:table-cell>
          <table:table-cell table:formula="of:=CONCATENATE([Input.E149];&quot;,&quot;)" office:value-type="string" office:string-value="-25833.4,">
            <text:p>-25833.4,</text:p>
          </table:table-cell>
          <table:table-cell table:formula="of:=CONCATENATE([Input.F149];&quot;,&quot;)" office:value-type="string" office:string-value="-4738.88,">
            <text:p>-4738.88,</text:p>
          </table:table-cell>
          <table:table-cell table:formula="of:=CONCATENATE([Input.G149];&quot;,&quot;)" office:value-type="string" office:string-value="1.8,">
            <text:p>1.8,</text:p>
          </table:table-cell>
          <table:table-cell table:formula="of:=CONCATENATE(&quot;'&quot;;[Input.H149];&quot;',&quot;)" office:value-type="string" office:string-value="'Defunct Weather Station',">
            <text:p>'Defunct Weather Station',</text:p>
          </table:table-cell>
          <table:table-cell table:formula="of:=CONCATENATE(&quot;'&quot;;[Input.I149];&quot;',&quot;)" office:value-type="string" office:string-value="'Gas Pocket 1;Hydrocarbon 1;Gem 1',">
            <text:p>'Gas Pocket 1;Hydrocarbon 1;Gem 1',</text:p>
          </table:table-cell>
          <table:table-cell table:formula="of:=CONCATENATE(&quot;'&quot;;[Input.J14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50]" office:value-type="string" office:string-value="Dahin Mining Interest">
            <text:p>Dahin Mining Interest</text:p>
          </table:table-cell>
          <table:table-cell table:formula="of:=CONCATENATE(&quot;['&quot;;[Input.B150];&quot;',&quot;)" office:value-type="string" office:string-value="['L2 Field',">
            <text:p>['L2 Field',</text:p>
          </table:table-cell>
          <table:table-cell table:formula="of:=CONCATENATE([Input.C150];&quot;,&quot;)" office:value-type="string" office:string-value="2,">
            <text:p>2,</text:p>
          </table:table-cell>
          <table:table-cell table:formula="of:=CONCATENATE([Input.D150];&quot;,&quot;)" office:value-type="string" office:string-value="20,">
            <text:p>20,</text:p>
          </table:table-cell>
          <table:table-cell table:formula="of:=CONCATENATE([Input.E150];&quot;,&quot;)" office:value-type="string" office:string-value="-13422,">
            <text:p>-13422,</text:p>
          </table:table-cell>
          <table:table-cell table:formula="of:=CONCATENATE([Input.F150];&quot;,&quot;)" office:value-type="string" office:string-value="-17419.7,">
            <text:p>-17419.7,</text:p>
          </table:table-cell>
          <table:table-cell table:formula="of:=CONCATENATE([Input.G150];&quot;,&quot;)" office:value-type="string" office:string-value="1481.11,">
            <text:p>1481.11,</text:p>
          </table:table-cell>
          <table:table-cell table:formula="of:=CONCATENATE(&quot;'&quot;;[Input.H150];&quot;',&quot;)" office:value-type="string" office:string-value="'Defunct Weather Station',">
            <text:p>'Defunct Weather Station',</text:p>
          </table:table-cell>
          <table:table-cell table:formula="of:=CONCATENATE(&quot;'&quot;;[Input.I150];&quot;',&quot;)" office:value-type="string" office:string-value="'Gas Pocket 1;Organic Hulk 01',">
            <text:p>'Gas Pocket 1;Organic Hulk 01',</text:p>
          </table:table-cell>
          <table:table-cell table:formula="of:=CONCATENATE(&quot;'&quot;;[Input.J15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51]" office:value-type="string" office:string-value="Earth">
            <text:p>Earth</text:p>
          </table:table-cell>
          <table:table-cell table:formula="of:=CONCATENATE(&quot;['&quot;;[Input.B151];&quot;',&quot;)" office:value-type="string" office:string-value="['Harvestables 5',">
            <text:p>['Harvestables 5',</text:p>
          </table:table-cell>
          <table:table-cell table:formula="of:=CONCATENATE([Input.C151];&quot;,&quot;)" office:value-type="string" office:string-value="3,">
            <text:p>3,</text:p>
          </table:table-cell>
          <table:table-cell table:formula="of:=CONCATENATE([Input.D151];&quot;,&quot;)" office:value-type="string" office:string-value="25,">
            <text:p>25,</text:p>
          </table:table-cell>
          <table:table-cell table:formula="of:=CONCATENATE([Input.E151];&quot;,&quot;)" office:value-type="string" office:string-value="23609.3,">
            <text:p>23609.3,</text:p>
          </table:table-cell>
          <table:table-cell table:formula="of:=CONCATENATE([Input.F151];&quot;,&quot;)" office:value-type="string" office:string-value="61884.8,">
            <text:p>61884.8,</text:p>
          </table:table-cell>
          <table:table-cell table:formula="of:=CONCATENATE([Input.G151];&quot;,&quot;)" office:value-type="string" office:string-value="0,">
            <text:p>0,</text:p>
          </table:table-cell>
          <table:table-cell table:formula="of:=CONCATENATE(&quot;'&quot;;[Input.H151];&quot;',&quot;)" office:value-type="string" office:string-value="'Sector Gate to Luna ',">
            <text:p>'Sector Gate to Luna ',</text:p>
          </table:table-cell>
          <table:table-cell table:formula="of:=CONCATENATE(&quot;'&quot;;[Input.I151];&quot;',&quot;)" office:value-type="string" office:string-value="'Metal 1;Reactive 2;Hydrocarbon 2;Hydrocarbon 1;Hydrocarbon 3',">
            <text:p>'Metal 1;Reactive 2;Hydrocarbon 2;Hydrocarbon 1;Hydrocarbon 3',</text:p>
          </table:table-cell>
          <table:table-cell table:formula="of:=CONCATENATE(&quot;'&quot;;[Input.J15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52]" office:value-type="string" office:string-value="Earth">
            <text:p>Earth</text:p>
          </table:table-cell>
          <table:table-cell table:formula="of:=CONCATENATE(&quot;['&quot;;[Input.B152];&quot;',&quot;)" office:value-type="string" office:string-value="['Harvestables 4',">
            <text:p>['Harvestables 4',</text:p>
          </table:table-cell>
          <table:table-cell table:formula="of:=CONCATENATE([Input.C152];&quot;,&quot;)" office:value-type="string" office:string-value="3,">
            <text:p>3,</text:p>
          </table:table-cell>
          <table:table-cell table:formula="of:=CONCATENATE([Input.D152];&quot;,&quot;)" office:value-type="string" office:string-value="25,">
            <text:p>25,</text:p>
          </table:table-cell>
          <table:table-cell table:formula="of:=CONCATENATE([Input.E152];&quot;,&quot;)" office:value-type="string" office:string-value="-98728.1,">
            <text:p>-98728.1,</text:p>
          </table:table-cell>
          <table:table-cell table:formula="of:=CONCATENATE([Input.F152];&quot;,&quot;)" office:value-type="string" office:string-value="20307.7,">
            <text:p>20307.7,</text:p>
          </table:table-cell>
          <table:table-cell table:formula="of:=CONCATENATE([Input.G152];&quot;,&quot;)" office:value-type="string" office:string-value="0,">
            <text:p>0,</text:p>
          </table:table-cell>
          <table:table-cell table:formula="of:=CONCATENATE(&quot;'&quot;;[Input.H152];&quot;',&quot;)" office:value-type="string" office:string-value="'Infiniti Campus',">
            <text:p>'Infiniti Campus',</text:p>
          </table:table-cell>
          <table:table-cell table:formula="of:=CONCATENATE(&quot;'&quot;;[Input.I152];&quot;',&quot;)" office:value-type="string" office:string-value="'Metal 1;Hydrocarbon 1;Hydrocarbon 2;Gem 2;Gas Pocket 1',">
            <text:p>'Metal 1;Hydrocarbon 1;Hydrocarbon 2;Gem 2;Gas Pocket 1',</text:p>
          </table:table-cell>
          <table:table-cell table:formula="of:=CONCATENATE(&quot;'&quot;;[Input.J15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53]" office:value-type="string" office:string-value="Earth">
            <text:p>Earth</text:p>
          </table:table-cell>
          <table:table-cell table:formula="of:=CONCATENATE(&quot;['&quot;;[Input.B153];&quot;',&quot;)" office:value-type="string" office:string-value="['Harvestables 1',">
            <text:p>['Harvestables 1',</text:p>
          </table:table-cell>
          <table:table-cell table:formula="of:=CONCATENATE([Input.C153];&quot;,&quot;)" office:value-type="string" office:string-value="3,">
            <text:p>3,</text:p>
          </table:table-cell>
          <table:table-cell table:formula="of:=CONCATENATE([Input.D153];&quot;,&quot;)" office:value-type="string" office:string-value="10,">
            <text:p>10,</text:p>
          </table:table-cell>
          <table:table-cell table:formula="of:=CONCATENATE([Input.E153];&quot;,&quot;)" office:value-type="string" office:string-value="-68659.9,">
            <text:p>-68659.9,</text:p>
          </table:table-cell>
          <table:table-cell table:formula="of:=CONCATENATE([Input.F153];&quot;,&quot;)" office:value-type="string" office:string-value="67308.9,">
            <text:p>67308.9,</text:p>
          </table:table-cell>
          <table:table-cell table:formula="of:=CONCATENATE([Input.G153];&quot;,&quot;)" office:value-type="string" office:string-value="0,">
            <text:p>0,</text:p>
          </table:table-cell>
          <table:table-cell table:formula="of:=CONCATENATE(&quot;'&quot;;[Input.H153];&quot;',&quot;)" office:value-type="string" office:string-value="'Sector Gate to Asteroid Belt Alpha',">
            <text:p>'Sector Gate to Asteroid Belt Alpha',</text:p>
          </table:table-cell>
          <table:table-cell table:formula="of:=CONCATENATE(&quot;'&quot;;[Input.I153];&quot;',&quot;)" office:value-type="string" office:string-value="'Hydrocarbon 2;Gem 2;Gas Pocket 1;Hydrocarbon 1;Hydrocarbon 3',">
            <text:p>'Hydrocarbon 2;Gem 2;Gas Pocket 1;Hydrocarbon 1;Hydrocarbon 3',</text:p>
          </table:table-cell>
          <table:table-cell table:formula="of:=CONCATENATE(&quot;'&quot;;[Input.J15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54]" office:value-type="string" office:string-value="Earth">
            <text:p>Earth</text:p>
          </table:table-cell>
          <table:table-cell table:formula="of:=CONCATENATE(&quot;['&quot;;[Input.B154];&quot;',&quot;)" office:value-type="string" office:string-value="['Harvestables 3',">
            <text:p>['Harvestables 3',</text:p>
          </table:table-cell>
          <table:table-cell table:formula="of:=CONCATENATE([Input.C154];&quot;,&quot;)" office:value-type="string" office:string-value="2,">
            <text:p>2,</text:p>
          </table:table-cell>
          <table:table-cell table:formula="of:=CONCATENATE([Input.D154];&quot;,&quot;)" office:value-type="string" office:string-value="15,">
            <text:p>15,</text:p>
          </table:table-cell>
          <table:table-cell table:formula="of:=CONCATENATE([Input.E154];&quot;,&quot;)" office:value-type="string" office:string-value="-104251,">
            <text:p>-104251,</text:p>
          </table:table-cell>
          <table:table-cell table:formula="of:=CONCATENATE([Input.F154];&quot;,&quot;)" office:value-type="string" office:string-value="57689.8,">
            <text:p>57689.8,</text:p>
          </table:table-cell>
          <table:table-cell table:formula="of:=CONCATENATE([Input.G154];&quot;,&quot;)" office:value-type="string" office:string-value="0,">
            <text:p>0,</text:p>
          </table:table-cell>
          <table:table-cell table:formula="of:=CONCATENATE(&quot;'&quot;;[Input.H154];&quot;',&quot;)" office:value-type="string" office:string-value="'Infiniti Campus',">
            <text:p>'Infiniti Campus',</text:p>
          </table:table-cell>
          <table:table-cell table:formula="of:=CONCATENATE(&quot;'&quot;;[Input.I154];&quot;',&quot;)" office:value-type="string" office:string-value="'Metal 2;Hydrocarbon 2;Gas Pocket 1;Hydrocarbon 3;Hydrocarbon 1',">
            <text:p>'Metal 2;Hydrocarbon 2;Gas Pocket 1;Hydrocarbon 3;Hydrocarbon 1',</text:p>
          </table:table-cell>
          <table:table-cell table:formula="of:=CONCATENATE(&quot;'&quot;;[Input.J15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55]" office:value-type="string" office:string-value="Earth">
            <text:p>Earth</text:p>
          </table:table-cell>
          <table:table-cell table:formula="of:=CONCATENATE(&quot;['&quot;;[Input.B155];&quot;',&quot;)" office:value-type="string" office:string-value="['Harvestables 2',">
            <text:p>['Harvestables 2',</text:p>
          </table:table-cell>
          <table:table-cell table:formula="of:=CONCATENATE([Input.C155];&quot;,&quot;)" office:value-type="string" office:string-value="1,">
            <text:p>1,</text:p>
          </table:table-cell>
          <table:table-cell table:formula="of:=CONCATENATE([Input.D155];&quot;,&quot;)" office:value-type="string" office:string-value="10,">
            <text:p>10,</text:p>
          </table:table-cell>
          <table:table-cell table:formula="of:=CONCATENATE([Input.E155];&quot;,&quot;)" office:value-type="string" office:string-value="-85224.1,">
            <text:p>-85224.1,</text:p>
          </table:table-cell>
          <table:table-cell table:formula="of:=CONCATENATE([Input.F155];&quot;,&quot;)" office:value-type="string" office:string-value="66239.7,">
            <text:p>66239.7,</text:p>
          </table:table-cell>
          <table:table-cell table:formula="of:=CONCATENATE([Input.G155];&quot;,&quot;)" office:value-type="string" office:string-value="0,">
            <text:p>0,</text:p>
          </table:table-cell>
          <table:table-cell table:formula="of:=CONCATENATE(&quot;'&quot;;[Input.H155];&quot;',&quot;)" office:value-type="string" office:string-value="'Infiniti Campus',">
            <text:p>'Infiniti Campus',</text:p>
          </table:table-cell>
          <table:table-cell table:formula="of:=CONCATENATE(&quot;'&quot;;[Input.I155];&quot;',&quot;)" office:value-type="string" office:string-value="'Reactive 2;Metal 3;Hydrocarbon 2;Gem 2;Gas Pocket 1',">
            <text:p>'Reactive 2;Metal 3;Hydrocarbon 2;Gem 2;Gas Pocket 1',</text:p>
          </table:table-cell>
          <table:table-cell table:formula="of:=CONCATENATE(&quot;'&quot;;[Input.J15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56]" office:value-type="string" office:string-value="Endriago">
            <text:p>Endriago</text:p>
          </table:table-cell>
          <table:table-cell table:formula="of:=CONCATENATE(&quot;['&quot;;[Input.B156];&quot;',&quot;)" office:value-type="string" office:string-value="['_Byak_Res_L7_01',">
            <text:p>['_Byak_Res_L7_01',</text:p>
          </table:table-cell>
          <table:table-cell table:formula="of:=CONCATENATE([Input.C156];&quot;,&quot;)" office:value-type="string" office:string-value="7,">
            <text:p>7,</text:p>
          </table:table-cell>
          <table:table-cell table:formula="of:=CONCATENATE([Input.D156];&quot;,&quot;)" office:value-type="string" office:string-value="6,">
            <text:p>6,</text:p>
          </table:table-cell>
          <table:table-cell table:formula="of:=CONCATENATE([Input.E156];&quot;,&quot;)" office:value-type="string" office:string-value="14603.6,">
            <text:p>14603.6,</text:p>
          </table:table-cell>
          <table:table-cell table:formula="of:=CONCATENATE([Input.F156];&quot;,&quot;)" office:value-type="string" office:string-value="99321.2,">
            <text:p>99321.2,</text:p>
          </table:table-cell>
          <table:table-cell table:formula="of:=CONCATENATE([Input.G156];&quot;,&quot;)" office:value-type="string" office:string-value="0,">
            <text:p>0,</text:p>
          </table:table-cell>
          <table:table-cell table:formula="of:=CONCATENATE(&quot;'&quot;;[Input.H156];&quot;',&quot;)" office:value-type="string" office:string-value="'Asteroid EG9722',">
            <text:p>'Asteroid EG9722',</text:p>
          </table:table-cell>
          <table:table-cell table:formula="of:=CONCATENATE(&quot;'&quot;;[Input.I156];&quot;',&quot;)" office:value-type="string" office:string-value="'Reactive 1',">
            <text:p>'Reactive 1',</text:p>
          </table:table-cell>
          <table:table-cell table:formula="of:=CONCATENATE(&quot;'&quot;;[Input.J156];&quot;'],&quot;)" office:value-type="string" office:string-value="'Apollonite'],">
            <text:p>'Apollonite'],</text:p>
          </table:table-cell>
          <table:table-cell table:number-columns-repeated="1014"/>
        </table:table-row>
        <table:table-row table:style-name="ro1">
          <table:table-cell table:formula="of:=[Input.A157]" office:value-type="string" office:string-value="Endriago">
            <text:p>Endriago</text:p>
          </table:table-cell>
          <table:table-cell table:formula="of:=CONCATENATE(&quot;['&quot;;[Input.B157];&quot;',&quot;)" office:value-type="string" office:string-value="['_Byak_Res_L6_03',">
            <text:p>['_Byak_Res_L6_03',</text:p>
          </table:table-cell>
          <table:table-cell table:formula="of:=CONCATENATE([Input.C157];&quot;,&quot;)" office:value-type="string" office:string-value="6,">
            <text:p>6,</text:p>
          </table:table-cell>
          <table:table-cell table:formula="of:=CONCATENATE([Input.D157];&quot;,&quot;)" office:value-type="string" office:string-value="30,">
            <text:p>30,</text:p>
          </table:table-cell>
          <table:table-cell table:formula="of:=CONCATENATE([Input.E157];&quot;,&quot;)" office:value-type="string" office:string-value="14837.5,">
            <text:p>14837.5,</text:p>
          </table:table-cell>
          <table:table-cell table:formula="of:=CONCATENATE([Input.F157];&quot;,&quot;)" office:value-type="string" office:string-value="95417.5,">
            <text:p>95417.5,</text:p>
          </table:table-cell>
          <table:table-cell table:formula="of:=CONCATENATE([Input.G157];&quot;,&quot;)" office:value-type="string" office:string-value="0,">
            <text:p>0,</text:p>
          </table:table-cell>
          <table:table-cell table:formula="of:=CONCATENATE(&quot;'&quot;;[Input.H157];&quot;',&quot;)" office:value-type="string" office:string-value="'Asteroid EG9722',">
            <text:p>'Asteroid EG9722',</text:p>
          </table:table-cell>
          <table:table-cell table:formula="of:=CONCATENATE(&quot;'&quot;;[Input.I157];&quot;',&quot;)" office:value-type="string" office:string-value="'Reactive 3;Metal 1',">
            <text:p>'Reactive 3;Metal 1',</text:p>
          </table:table-cell>
          <table:table-cell table:formula="of:=CONCATENATE(&quot;'&quot;;[Input.J157];&quot;'],&quot;)" office:value-type="string" office:string-value="'Cannon Explosive Missile;Longbow Chemical Round;Longbow Plasma Round;Adamantine Ore;Discordite;Raw Flawless Ruby;Stygian Blackwater;Apollonite;Titus VI'],">
            <text:p>'Cannon Explosive Missile;Longbow Chemical Round;Longbow Plasma Round;Adamantine Ore;Discordite;Raw Flawless Ruby;Stygian Blackwater;Apollonite;Titus VI'],</text:p>
          </table:table-cell>
          <table:table-cell table:number-columns-repeated="1014"/>
        </table:table-row>
        <table:table-row table:style-name="ro1">
          <table:table-cell table:formula="of:=[Input.A158]" office:value-type="string" office:string-value="Endriago">
            <text:p>Endriago</text:p>
          </table:table-cell>
          <table:table-cell table:formula="of:=CONCATENATE(&quot;['&quot;;[Input.B158];&quot;',&quot;)" office:value-type="string" office:string-value="['_Byak_Res_L6_02',">
            <text:p>['_Byak_Res_L6_02',</text:p>
          </table:table-cell>
          <table:table-cell table:formula="of:=CONCATENATE([Input.C158];&quot;,&quot;)" office:value-type="string" office:string-value="6,">
            <text:p>6,</text:p>
          </table:table-cell>
          <table:table-cell table:formula="of:=CONCATENATE([Input.D158];&quot;,&quot;)" office:value-type="string" office:string-value="20,">
            <text:p>20,</text:p>
          </table:table-cell>
          <table:table-cell table:formula="of:=CONCATENATE([Input.E158];&quot;,&quot;)" office:value-type="string" office:string-value="6903.54,">
            <text:p>6903.54,</text:p>
          </table:table-cell>
          <table:table-cell table:formula="of:=CONCATENATE([Input.F158];&quot;,&quot;)" office:value-type="string" office:string-value="96057.3,">
            <text:p>96057.3,</text:p>
          </table:table-cell>
          <table:table-cell table:formula="of:=CONCATENATE([Input.G158];&quot;,&quot;)" office:value-type="string" office:string-value="0,">
            <text:p>0,</text:p>
          </table:table-cell>
          <table:table-cell table:formula="of:=CONCATENATE(&quot;'&quot;;[Input.H158];&quot;',&quot;)" office:value-type="string" office:string-value="'Asteroid EG9722',">
            <text:p>'Asteroid EG9722',</text:p>
          </table:table-cell>
          <table:table-cell table:formula="of:=CONCATENATE(&quot;'&quot;;[Input.I158];&quot;',&quot;)" office:value-type="string" office:string-value="'Metal 1;Reactive 2;Gem 2;Inorganic Hulk 01',">
            <text:p>'Metal 1;Reactive 2;Gem 2;Inorganic Hulk 01',</text:p>
          </table:table-cell>
          <table:table-cell table:formula="of:=CONCATENATE(&quot;'&quot;;[Input.J158];&quot;'],&quot;)" office:value-type="string" office:string-value="'Cannon Explosive Missile;Longbow Chemical Round;Longbow Plasma Round;Harpy\'s Pluck;Binder Tria;Energy Sink Tria;Miner Tria;Shelter Tria;Adamantine Ore;Discordite;Raw Flawless Ruby;Stygian Blackwater;Apollonite;Hadrian III'],">
            <text:p>'Cannon Explosive Missile;Longbow Chemical Round;Longbow Plasma Round;Harpy\'s Pluck;Binder Tria;Energy Sink Tria;Miner Tria;Shelter Tria;Adamantine Ore;Discordite;Raw Flawless Ruby;Stygian Blackwater;Apollonite;Hadrian III'],</text:p>
          </table:table-cell>
          <table:table-cell table:number-columns-repeated="1014"/>
        </table:table-row>
        <table:table-row table:style-name="ro1">
          <table:table-cell table:formula="of:=[Input.A159]" office:value-type="string" office:string-value="Endriago">
            <text:p>Endriago</text:p>
          </table:table-cell>
          <table:table-cell table:formula="of:=CONCATENATE(&quot;['&quot;;[Input.B159];&quot;',&quot;)" office:value-type="string" office:string-value="['_Byak_Res_L6_04',">
            <text:p>['_Byak_Res_L6_04',</text:p>
          </table:table-cell>
          <table:table-cell table:formula="of:=CONCATENATE([Input.C159];&quot;,&quot;)" office:value-type="string" office:string-value="6,">
            <text:p>6,</text:p>
          </table:table-cell>
          <table:table-cell table:formula="of:=CONCATENATE([Input.D159];&quot;,&quot;)" office:value-type="string" office:string-value="20,">
            <text:p>20,</text:p>
          </table:table-cell>
          <table:table-cell table:formula="of:=CONCATENATE([Input.E159];&quot;,&quot;)" office:value-type="string" office:string-value="23027.4,">
            <text:p>23027.4,</text:p>
          </table:table-cell>
          <table:table-cell table:formula="of:=CONCATENATE([Input.F159];&quot;,&quot;)" office:value-type="string" office:string-value="95161.6,">
            <text:p>95161.6,</text:p>
          </table:table-cell>
          <table:table-cell table:formula="of:=CONCATENATE([Input.G159];&quot;,&quot;)" office:value-type="string" office:string-value="0,">
            <text:p>0,</text:p>
          </table:table-cell>
          <table:table-cell table:formula="of:=CONCATENATE(&quot;'&quot;;[Input.H159];&quot;',&quot;)" office:value-type="string" office:string-value="'Asteroid EG9722',">
            <text:p>'Asteroid EG9722',</text:p>
          </table:table-cell>
          <table:table-cell table:formula="of:=CONCATENATE(&quot;'&quot;;[Input.I159];&quot;',&quot;)" office:value-type="string" office:string-value="'Metal 1;Reactive 2;Hydrocarbon 2;Inorganic Hulk 01',">
            <text:p>'Metal 1;Reactive 2;Hydrocarbon 2;Inorganic Hulk 01',</text:p>
          </table:table-cell>
          <table:table-cell table:formula="of:=CONCATENATE(&quot;'&quot;;[Input.J159];&quot;'],&quot;)" office:value-type="string" office:string-value="'Shield Augmentation Nanoprobes;Burden Tria;Laser Scope Tria;Plague Tria;Sting Tria;Energy Sink Quattuor;Falkirk Beta'],">
            <text:p>'Shield Augmentation Nanoprobes;Burden Tria;Laser Scope Tria;Plague Tria;Sting Tria;Energy Sink Quattuor;Falkirk Beta'],</text:p>
          </table:table-cell>
          <table:table-cell table:number-columns-repeated="1014"/>
        </table:table-row>
        <table:table-row table:style-name="ro1">
          <table:table-cell table:formula="of:=[Input.A160]" office:value-type="string" office:string-value="Endriago">
            <text:p>Endriago</text:p>
          </table:table-cell>
          <table:table-cell table:formula="of:=CONCATENATE(&quot;['&quot;;[Input.B160];&quot;',&quot;)" office:value-type="string" office:string-value="['_Byak_Res_L6_01',">
            <text:p>['_Byak_Res_L6_01',</text:p>
          </table:table-cell>
          <table:table-cell table:formula="of:=CONCATENATE([Input.C160];&quot;,&quot;)" office:value-type="string" office:string-value="6,">
            <text:p>6,</text:p>
          </table:table-cell>
          <table:table-cell table:formula="of:=CONCATENATE([Input.D160];&quot;,&quot;)" office:value-type="string" office:string-value="30,">
            <text:p>30,</text:p>
          </table:table-cell>
          <table:table-cell table:formula="of:=CONCATENATE([Input.E160];&quot;,&quot;)" office:value-type="string" office:string-value="1048.39,">
            <text:p>1048.39,</text:p>
          </table:table-cell>
          <table:table-cell table:formula="of:=CONCATENATE([Input.F160];&quot;,&quot;)" office:value-type="string" office:string-value="89162.3,">
            <text:p>89162.3,</text:p>
          </table:table-cell>
          <table:table-cell table:formula="of:=CONCATENATE([Input.G160];&quot;,&quot;)" office:value-type="string" office:string-value="0,">
            <text:p>0,</text:p>
          </table:table-cell>
          <table:table-cell table:formula="of:=CONCATENATE(&quot;'&quot;;[Input.H160];&quot;',&quot;)" office:value-type="string" office:string-value="'Asteroid EG9722',">
            <text:p>'Asteroid EG9722',</text:p>
          </table:table-cell>
          <table:table-cell table:formula="of:=CONCATENATE(&quot;'&quot;;[Input.I160];&quot;',&quot;)" office:value-type="string" office:string-value="'Metal 1;Reactive 1;Inorganic Hulk 01;Gem 1',">
            <text:p>'Metal 1;Reactive 1;Inorganic Hulk 01;Gem 1',</text:p>
          </table:table-cell>
          <table:table-cell table:formula="of:=CONCATENATE(&quot;'&quot;;[Input.J160];&quot;'],&quot;)" office:value-type="string" office:string-value="'Cannon Explosive Missile;Longbow Chemical Round;Longbow Plasma Round;Gazing Eye;Roc\'s Burst;Decay Tria;Lethargic Tria;Shatter Tria;Waking Tail;Adamantine Ore;Discordite;Raw Flawless Ruby;Stygian Blackwater;Apollonite'],">
            <text:p>'Cannon Explosive Missile;Longbow Chemical Round;Longbow Plasma Round;Gazing Eye;Roc\'s Burst;Decay Tria;Lethargic Tria;Shatter Tria;Waking Tail;Adamantine Ore;Discordite;Raw Flawless Ruby;Stygian Blackwater;Apollonite'],</text:p>
          </table:table-cell>
          <table:table-cell table:number-columns-repeated="1014"/>
        </table:table-row>
        <table:table-row table:style-name="ro1">
          <table:table-cell table:formula="of:=[Input.A161]" office:value-type="string" office:string-value="Endriago">
            <text:p>Endriago</text:p>
          </table:table-cell>
          <table:table-cell table:formula="of:=CONCATENATE(&quot;['&quot;;[Input.B161];&quot;',&quot;)" office:value-type="string" office:string-value="['_Byak_Res_L6_05',">
            <text:p>['_Byak_Res_L6_05',</text:p>
          </table:table-cell>
          <table:table-cell table:formula="of:=CONCATENATE([Input.C161];&quot;,&quot;)" office:value-type="string" office:string-value="6,">
            <text:p>6,</text:p>
          </table:table-cell>
          <table:table-cell table:formula="of:=CONCATENATE([Input.D161];&quot;,&quot;)" office:value-type="string" office:string-value="30,">
            <text:p>30,</text:p>
          </table:table-cell>
          <table:table-cell table:formula="of:=CONCATENATE([Input.E161];&quot;,&quot;)" office:value-type="string" office:string-value="31588.4,">
            <text:p>31588.4,</text:p>
          </table:table-cell>
          <table:table-cell table:formula="of:=CONCATENATE([Input.F161];&quot;,&quot;)" office:value-type="string" office:string-value="89064.4,">
            <text:p>89064.4,</text:p>
          </table:table-cell>
          <table:table-cell table:formula="of:=CONCATENATE([Input.G161];&quot;,&quot;)" office:value-type="string" office:string-value="0,">
            <text:p>0,</text:p>
          </table:table-cell>
          <table:table-cell table:formula="of:=CONCATENATE(&quot;'&quot;;[Input.H161];&quot;',&quot;)" office:value-type="string" office:string-value="'Asteroid EG9723',">
            <text:p>'Asteroid EG9723',</text:p>
          </table:table-cell>
          <table:table-cell table:formula="of:=CONCATENATE(&quot;'&quot;;[Input.I161];&quot;',&quot;)" office:value-type="string" office:string-value="'Metal 1;Reactive 1;Gem 1',">
            <text:p>'Metal 1;Reactive 1;Gem 1',</text:p>
          </table:table-cell>
          <table:table-cell table:formula="of:=CONCATENATE(&quot;'&quot;;[Input.J161];&quot;'],&quot;)" office:value-type="string" office:string-value="'Adamantine Ore;Discordite;Raw Flawless Ruby;Stygian Blackwater;Apollonite'],">
            <text:p>'Adamantine Ore;Discordite;Raw Flawless Ruby;Stygian Blackwater;Apollonite'],</text:p>
          </table:table-cell>
          <table:table-cell table:number-columns-repeated="1014"/>
        </table:table-row>
        <table:table-row table:style-name="ro1">
          <table:table-cell table:formula="of:=[Input.A162]" office:value-type="string" office:string-value="Endriago">
            <text:p>Endriago</text:p>
          </table:table-cell>
          <table:table-cell table:formula="of:=CONCATENATE(&quot;['&quot;;[Input.B162];&quot;',&quot;)" office:value-type="string" office:string-value="['_Byak_Res_L6_07',">
            <text:p>['_Byak_Res_L6_07',</text:p>
          </table:table-cell>
          <table:table-cell table:formula="of:=CONCATENATE([Input.C162];&quot;,&quot;)" office:value-type="string" office:string-value="6,">
            <text:p>6,</text:p>
          </table:table-cell>
          <table:table-cell table:formula="of:=CONCATENATE([Input.D162];&quot;,&quot;)" office:value-type="string" office:string-value="15,">
            <text:p>15,</text:p>
          </table:table-cell>
          <table:table-cell table:formula="of:=CONCATENATE([Input.E162];&quot;,&quot;)" office:value-type="string" office:string-value="-15806.2,">
            <text:p>-15806.2,</text:p>
          </table:table-cell>
          <table:table-cell table:formula="of:=CONCATENATE([Input.F162];&quot;,&quot;)" office:value-type="string" office:string-value="94882.5,">
            <text:p>94882.5,</text:p>
          </table:table-cell>
          <table:table-cell table:formula="of:=CONCATENATE([Input.G162];&quot;,&quot;)" office:value-type="string" office:string-value="25,">
            <text:p>25,</text:p>
          </table:table-cell>
          <table:table-cell table:formula="of:=CONCATENATE(&quot;'&quot;;[Input.H162];&quot;',&quot;)" office:value-type="string" office:string-value="'Asteroid EG9721',">
            <text:p>'Asteroid EG9721',</text:p>
          </table:table-cell>
          <table:table-cell table:formula="of:=CONCATENATE(&quot;'&quot;;[Input.I162];&quot;',&quot;)" office:value-type="string" office:string-value="'Metal 1;Hydrocarbon 1',">
            <text:p>'Metal 1;Hydrocarbon 1',</text:p>
          </table:table-cell>
          <table:table-cell table:formula="of:=CONCATENATE(&quot;'&quot;;[Input.J162];&quot;'],&quot;)" office:value-type="string" office:string-value="'Adamantine Ore;Discordite;Raw Flawless Ruby;Stygian Blackwater;Apollonite'],">
            <text:p>'Adamantine Ore;Discordite;Raw Flawless Ruby;Stygian Blackwater;Apollonite'],</text:p>
          </table:table-cell>
          <table:table-cell table:number-columns-repeated="1014"/>
        </table:table-row>
        <table:table-row table:style-name="ro1">
          <table:table-cell table:formula="of:=[Input.A163]" office:value-type="string" office:string-value="Endriago">
            <text:p>Endriago</text:p>
          </table:table-cell>
          <table:table-cell table:formula="of:=CONCATENATE(&quot;['&quot;;[Input.B163];&quot;',&quot;)" office:value-type="string" office:string-value="['_Byak_Res_L6_08',">
            <text:p>['_Byak_Res_L6_08',</text:p>
          </table:table-cell>
          <table:table-cell table:formula="of:=CONCATENATE([Input.C163];&quot;,&quot;)" office:value-type="string" office:string-value="6,">
            <text:p>6,</text:p>
          </table:table-cell>
          <table:table-cell table:formula="of:=CONCATENATE([Input.D163];&quot;,&quot;)" office:value-type="string" office:string-value="16,">
            <text:p>16,</text:p>
          </table:table-cell>
          <table:table-cell table:formula="of:=CONCATENATE([Input.E163];&quot;,&quot;)" office:value-type="string" office:string-value="-7641.7,">
            <text:p>-7641.7,</text:p>
          </table:table-cell>
          <table:table-cell table:formula="of:=CONCATENATE([Input.F163];&quot;,&quot;)" office:value-type="string" office:string-value="87586.5,">
            <text:p>87586.5,</text:p>
          </table:table-cell>
          <table:table-cell table:formula="of:=CONCATENATE([Input.G163];&quot;,&quot;)" office:value-type="string" office:string-value="-25,">
            <text:p>-25,</text:p>
          </table:table-cell>
          <table:table-cell table:formula="of:=CONCATENATE(&quot;'&quot;;[Input.H163];&quot;',&quot;)" office:value-type="string" office:string-value="'Asteroid EG9721',">
            <text:p>'Asteroid EG9721',</text:p>
          </table:table-cell>
          <table:table-cell table:formula="of:=CONCATENATE(&quot;'&quot;;[Input.I163];&quot;',&quot;)" office:value-type="string" office:string-value="'Metal 1;Hydrocarbon 1',">
            <text:p>'Metal 1;Hydrocarbon 1',</text:p>
          </table:table-cell>
          <table:table-cell table:formula="of:=CONCATENATE(&quot;'&quot;;[Input.J16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64]" office:value-type="string" office:string-value="Endriago">
            <text:p>Endriago</text:p>
          </table:table-cell>
          <table:table-cell table:formula="of:=CONCATENATE(&quot;['&quot;;[Input.B164];&quot;',&quot;)" office:value-type="string" office:string-value="['_Byak_Res_L6_09',">
            <text:p>['_Byak_Res_L6_09',</text:p>
          </table:table-cell>
          <table:table-cell table:formula="of:=CONCATENATE([Input.C164];&quot;,&quot;)" office:value-type="string" office:string-value="6,">
            <text:p>6,</text:p>
          </table:table-cell>
          <table:table-cell table:formula="of:=CONCATENATE([Input.D164];&quot;,&quot;)" office:value-type="string" office:string-value="16,">
            <text:p>16,</text:p>
          </table:table-cell>
          <table:table-cell table:formula="of:=CONCATENATE([Input.E164];&quot;,&quot;)" office:value-type="string" office:string-value="-3646.29,">
            <text:p>-3646.29,</text:p>
          </table:table-cell>
          <table:table-cell table:formula="of:=CONCATENATE([Input.F164];&quot;,&quot;)" office:value-type="string" office:string-value="106000,">
            <text:p>106000,</text:p>
          </table:table-cell>
          <table:table-cell table:formula="of:=CONCATENATE([Input.G164];&quot;,&quot;)" office:value-type="string" office:string-value="25,">
            <text:p>25,</text:p>
          </table:table-cell>
          <table:table-cell table:formula="of:=CONCATENATE(&quot;'&quot;;[Input.H164];&quot;',&quot;)" office:value-type="string" office:string-value="'Asteroid EG9721',">
            <text:p>'Asteroid EG9721',</text:p>
          </table:table-cell>
          <table:table-cell table:formula="of:=CONCATENATE(&quot;'&quot;;[Input.I164];&quot;',&quot;)" office:value-type="string" office:string-value="'Metal 1;Reactive 1;Inorganic Hulk 01',">
            <text:p>'Metal 1;Reactive 1;Inorganic Hulk 01',</text:p>
          </table:table-cell>
          <table:table-cell table:formula="of:=CONCATENATE(&quot;'&quot;;[Input.J164];&quot;'],&quot;)" office:value-type="string" office:string-value="'Energy Sink Senio;Restore Senio;Adamantine Ore;Discordite;Raw Flawless Ruby;Stygian Blackwater;Apollonite'],">
            <text:p>'Energy Sink Senio;Restore Senio;Adamantine Ore;Discordite;Raw Flawless Ruby;Stygian Blackwater;Apollonite'],</text:p>
          </table:table-cell>
          <table:table-cell table:number-columns-repeated="1014"/>
        </table:table-row>
        <table:table-row table:style-name="ro1">
          <table:table-cell table:formula="of:=[Input.A165]" office:value-type="string" office:string-value="Endriago">
            <text:p>Endriago</text:p>
          </table:table-cell>
          <table:table-cell table:formula="of:=CONCATENATE(&quot;['&quot;;[Input.B165];&quot;',&quot;)" office:value-type="string" office:string-value="['_Byak_Res_L4_02',">
            <text:p>['_Byak_Res_L4_02',</text:p>
          </table:table-cell>
          <table:table-cell table:formula="of:=CONCATENATE([Input.C165];&quot;,&quot;)" office:value-type="string" office:string-value="4,">
            <text:p>4,</text:p>
          </table:table-cell>
          <table:table-cell table:formula="of:=CONCATENATE([Input.D165];&quot;,&quot;)" office:value-type="string" office:string-value="30,">
            <text:p>30,</text:p>
          </table:table-cell>
          <table:table-cell table:formula="of:=CONCATENATE([Input.E165];&quot;,&quot;)" office:value-type="string" office:string-value="9790.29,">
            <text:p>9790.29,</text:p>
          </table:table-cell>
          <table:table-cell table:formula="of:=CONCATENATE([Input.F165];&quot;,&quot;)" office:value-type="string" office:string-value="86131.2,">
            <text:p>86131.2,</text:p>
          </table:table-cell>
          <table:table-cell table:formula="of:=CONCATENATE([Input.G165];&quot;,&quot;)" office:value-type="string" office:string-value="0,">
            <text:p>0,</text:p>
          </table:table-cell>
          <table:table-cell table:formula="of:=CONCATENATE(&quot;'&quot;;[Input.H165];&quot;',&quot;)" office:value-type="string" office:string-value="'Asteroid EG9722',">
            <text:p>'Asteroid EG9722',</text:p>
          </table:table-cell>
          <table:table-cell table:formula="of:=CONCATENATE(&quot;'&quot;;[Input.I165];&quot;',&quot;)" office:value-type="string" office:string-value="'Metal 2;Hydrocarbon 1',">
            <text:p>'Metal 2;Hydrocarbon 1',</text:p>
          </table:table-cell>
          <table:table-cell table:formula="of:=CONCATENATE(&quot;'&quot;;[Input.J165];&quot;'],&quot;)" office:value-type="string" office:string-value="'Gallium Ore;Galactic Ore;Manganese Ore;Solar Sweet Oil'],">
            <text:p>'Gallium Ore;Galactic Ore;Manganese Ore;Solar Sweet Oil'],</text:p>
          </table:table-cell>
          <table:table-cell table:number-columns-repeated="1014"/>
        </table:table-row>
        <table:table-row table:style-name="ro1">
          <table:table-cell table:formula="of:=[Input.A166]" office:value-type="string" office:string-value="Endriago">
            <text:p>Endriago</text:p>
          </table:table-cell>
          <table:table-cell table:formula="of:=CONCATENATE(&quot;['&quot;;[Input.B166];&quot;',&quot;)" office:value-type="string" office:string-value="['_Byak_Res_L4_04',">
            <text:p>['_Byak_Res_L4_04',</text:p>
          </table:table-cell>
          <table:table-cell table:formula="of:=CONCATENATE([Input.C166];&quot;,&quot;)" office:value-type="string" office:string-value="4,">
            <text:p>4,</text:p>
          </table:table-cell>
          <table:table-cell table:formula="of:=CONCATENATE([Input.D166];&quot;,&quot;)" office:value-type="string" office:string-value="20,">
            <text:p>20,</text:p>
          </table:table-cell>
          <table:table-cell table:formula="of:=CONCATENATE([Input.E166];&quot;,&quot;)" office:value-type="string" office:string-value="27655.4,">
            <text:p>27655.4,</text:p>
          </table:table-cell>
          <table:table-cell table:formula="of:=CONCATENATE([Input.F166];&quot;,&quot;)" office:value-type="string" office:string-value="90216.9,">
            <text:p>90216.9,</text:p>
          </table:table-cell>
          <table:table-cell table:formula="of:=CONCATENATE([Input.G166];&quot;,&quot;)" office:value-type="string" office:string-value="0,">
            <text:p>0,</text:p>
          </table:table-cell>
          <table:table-cell table:formula="of:=CONCATENATE(&quot;'&quot;;[Input.H166];&quot;',&quot;)" office:value-type="string" office:string-value="'Asteroid EG9722',">
            <text:p>'Asteroid EG9722',</text:p>
          </table:table-cell>
          <table:table-cell table:formula="of:=CONCATENATE(&quot;'&quot;;[Input.I166];&quot;',&quot;)" office:value-type="string" office:string-value="'Metal 1;Hydrocarbon 2',">
            <text:p>'Metal 1;Hydrocarbon 2',</text:p>
          </table:table-cell>
          <table:table-cell table:formula="of:=CONCATENATE(&quot;'&quot;;[Input.J166];&quot;'],&quot;)" office:value-type="string" office:string-value="'Gallium Ore;Galactic Ore;Manganese Ore;Solar Sweet Oil'],">
            <text:p>'Gallium Ore;Galactic Ore;Manganese Ore;Solar Sweet Oil'],</text:p>
          </table:table-cell>
          <table:table-cell table:number-columns-repeated="1014"/>
        </table:table-row>
        <table:table-row table:style-name="ro1">
          <table:table-cell table:formula="of:=[Input.A167]" office:value-type="string" office:string-value="Endriago">
            <text:p>Endriago</text:p>
          </table:table-cell>
          <table:table-cell table:formula="of:=CONCATENATE(&quot;['&quot;;[Input.B167];&quot;',&quot;)" office:value-type="string" office:string-value="['_Byak_Res_L4_03',">
            <text:p>['_Byak_Res_L4_03',</text:p>
          </table:table-cell>
          <table:table-cell table:formula="of:=CONCATENATE([Input.C167];&quot;,&quot;)" office:value-type="string" office:string-value="4,">
            <text:p>4,</text:p>
          </table:table-cell>
          <table:table-cell table:formula="of:=CONCATENATE([Input.D167];&quot;,&quot;)" office:value-type="string" office:string-value="30,">
            <text:p>30,</text:p>
          </table:table-cell>
          <table:table-cell table:formula="of:=CONCATENATE([Input.E167];&quot;,&quot;)" office:value-type="string" office:string-value="15451.6,">
            <text:p>15451.6,</text:p>
          </table:table-cell>
          <table:table-cell table:formula="of:=CONCATENATE([Input.F167];&quot;,&quot;)" office:value-type="string" office:string-value="94205.8,">
            <text:p>94205.8,</text:p>
          </table:table-cell>
          <table:table-cell table:formula="of:=CONCATENATE([Input.G167];&quot;,&quot;)" office:value-type="string" office:string-value="0,">
            <text:p>0,</text:p>
          </table:table-cell>
          <table:table-cell table:formula="of:=CONCATENATE(&quot;'&quot;;[Input.H167];&quot;',&quot;)" office:value-type="string" office:string-value="'Asteroid EG9722',">
            <text:p>'Asteroid EG9722',</text:p>
          </table:table-cell>
          <table:table-cell table:formula="of:=CONCATENATE(&quot;'&quot;;[Input.I167];&quot;',&quot;)" office:value-type="string" office:string-value="'Metal 1;Hydrocarbon 1',">
            <text:p>'Metal 1;Hydrocarbon 1',</text:p>
          </table:table-cell>
          <table:table-cell table:formula="of:=CONCATENATE(&quot;'&quot;;[Input.J167];&quot;'],&quot;)" office:value-type="string" office:string-value="'Apollo IV;Galactic Ore;Manganese Ore;Solar Sweet Oil'],">
            <text:p>'Apollo IV;Galactic Ore;Manganese Ore;Solar Sweet Oil'],</text:p>
          </table:table-cell>
          <table:table-cell table:number-columns-repeated="1014"/>
        </table:table-row>
        <table:table-row table:style-name="ro1">
          <table:table-cell table:formula="of:=[Input.A168]" office:value-type="string" office:string-value="Endriago">
            <text:p>Endriago</text:p>
          </table:table-cell>
          <table:table-cell table:formula="of:=CONCATENATE(&quot;['&quot;;[Input.B168];&quot;',&quot;)" office:value-type="string" office:string-value="['_Byak_Res_L4_05',">
            <text:p>['_Byak_Res_L4_05',</text:p>
          </table:table-cell>
          <table:table-cell table:formula="of:=CONCATENATE([Input.C168];&quot;,&quot;)" office:value-type="string" office:string-value="4,">
            <text:p>4,</text:p>
          </table:table-cell>
          <table:table-cell table:formula="of:=CONCATENATE([Input.D168];&quot;,&quot;)" office:value-type="string" office:string-value="30,">
            <text:p>30,</text:p>
          </table:table-cell>
          <table:table-cell table:formula="of:=CONCATENATE([Input.E168];&quot;,&quot;)" office:value-type="string" office:string-value="38146.6,">
            <text:p>38146.6,</text:p>
          </table:table-cell>
          <table:table-cell table:formula="of:=CONCATENATE([Input.F168];&quot;,&quot;)" office:value-type="string" office:string-value="80548.5,">
            <text:p>80548.5,</text:p>
          </table:table-cell>
          <table:table-cell table:formula="of:=CONCATENATE([Input.G168];&quot;,&quot;)" office:value-type="string" office:string-value="0,">
            <text:p>0,</text:p>
          </table:table-cell>
          <table:table-cell table:formula="of:=CONCATENATE(&quot;'&quot;;[Input.H168];&quot;',&quot;)" office:value-type="string" office:string-value="'Asteroid EG9723',">
            <text:p>'Asteroid EG9723',</text:p>
          </table:table-cell>
          <table:table-cell table:formula="of:=CONCATENATE(&quot;'&quot;;[Input.I168];&quot;',&quot;)" office:value-type="string" office:string-value="'Metal 1;Hydrocarbon 1',">
            <text:p>'Metal 1;Hydrocarbon 1',</text:p>
          </table:table-cell>
          <table:table-cell table:formula="of:=CONCATENATE(&quot;'&quot;;[Input.J168];&quot;'],&quot;)" office:value-type="string" office:string-value="'Gallium Ore;Galactic Ore;Manganese Ore;Solar Sweet Oil'],">
            <text:p>'Gallium Ore;Galactic Ore;Manganese Ore;Solar Sweet Oil'],</text:p>
          </table:table-cell>
          <table:table-cell table:number-columns-repeated="1014"/>
        </table:table-row>
        <table:table-row table:style-name="ro1">
          <table:table-cell table:formula="of:=[Input.A169]" office:value-type="string" office:string-value="Endriago">
            <text:p>Endriago</text:p>
          </table:table-cell>
          <table:table-cell table:formula="of:=CONCATENATE(&quot;['&quot;;[Input.B169];&quot;',&quot;)" office:value-type="string" office:string-value="['_Byak_Res_L4_01',">
            <text:p>['_Byak_Res_L4_01',</text:p>
          </table:table-cell>
          <table:table-cell table:formula="of:=CONCATENATE([Input.C169];&quot;,&quot;)" office:value-type="string" office:string-value="4,">
            <text:p>4,</text:p>
          </table:table-cell>
          <table:table-cell table:formula="of:=CONCATENATE([Input.D169];&quot;,&quot;)" office:value-type="string" office:string-value="30,">
            <text:p>30,</text:p>
          </table:table-cell>
          <table:table-cell table:formula="of:=CONCATENATE([Input.E169];&quot;,&quot;)" office:value-type="string" office:string-value="-5999.3,">
            <text:p>-5999.3,</text:p>
          </table:table-cell>
          <table:table-cell table:formula="of:=CONCATENATE([Input.F169];&quot;,&quot;)" office:value-type="string" office:string-value="97286.7,">
            <text:p>97286.7,</text:p>
          </table:table-cell>
          <table:table-cell table:formula="of:=CONCATENATE([Input.G169];&quot;,&quot;)" office:value-type="string" office:string-value="0,">
            <text:p>0,</text:p>
          </table:table-cell>
          <table:table-cell table:formula="of:=CONCATENATE(&quot;'&quot;;[Input.H169];&quot;',&quot;)" office:value-type="string" office:string-value="'Asteroid EG9721',">
            <text:p>'Asteroid EG9721',</text:p>
          </table:table-cell>
          <table:table-cell table:formula="of:=CONCATENATE(&quot;'&quot;;[Input.I169];&quot;',&quot;)" office:value-type="string" office:string-value="'Metal 1;Hydrocarbon 1',">
            <text:p>'Metal 1;Hydrocarbon 1',</text:p>
          </table:table-cell>
          <table:table-cell table:formula="of:=CONCATENATE(&quot;'&quot;;[Input.J16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70]" office:value-type="string" office:string-value="Endriago">
            <text:p>Endriago</text:p>
          </table:table-cell>
          <table:table-cell table:formula="of:=CONCATENATE(&quot;['&quot;;[Input.B170];&quot;',&quot;)" office:value-type="string" office:string-value="['_Byak_Res_L4_10',">
            <text:p>['_Byak_Res_L4_10',</text:p>
          </table:table-cell>
          <table:table-cell table:formula="of:=CONCATENATE([Input.C170];&quot;,&quot;)" office:value-type="string" office:string-value="4,">
            <text:p>4,</text:p>
          </table:table-cell>
          <table:table-cell table:formula="of:=CONCATENATE([Input.D170];&quot;,&quot;)" office:value-type="string" office:string-value="10,">
            <text:p>10,</text:p>
          </table:table-cell>
          <table:table-cell table:formula="of:=CONCATENATE([Input.E170];&quot;,&quot;)" office:value-type="string" office:string-value="12266.8,">
            <text:p>12266.8,</text:p>
          </table:table-cell>
          <table:table-cell table:formula="of:=CONCATENATE([Input.F170];&quot;,&quot;)" office:value-type="string" office:string-value="90666.2,">
            <text:p>90666.2,</text:p>
          </table:table-cell>
          <table:table-cell table:formula="of:=CONCATENATE([Input.G170];&quot;,&quot;)" office:value-type="string" office:string-value="0,">
            <text:p>0,</text:p>
          </table:table-cell>
          <table:table-cell table:formula="of:=CONCATENATE(&quot;'&quot;;[Input.H170];&quot;',&quot;)" office:value-type="string" office:string-value="'Asteroid EG9722',">
            <text:p>'Asteroid EG9722',</text:p>
          </table:table-cell>
          <table:table-cell table:formula="of:=CONCATENATE(&quot;'&quot;;[Input.I170];&quot;',&quot;)" office:value-type="string" office:string-value="'Metal 1;Reactive 1;Inorganic Hulk 01',">
            <text:p>'Metal 1;Reactive 1;Inorganic Hulk 01',</text:p>
          </table:table-cell>
          <table:table-cell table:formula="of:=CONCATENATE(&quot;'&quot;;[Input.J170];&quot;'],&quot;)" office:value-type="string" office:string-value="'Arbalest Explosive Missile;Arbalest Primoris;Cannon VIII;Gallium Ore;Galactic Ore;Manganese Ore;Solar Sweet Oil'],">
            <text:p>'Arbalest Explosive Missile;Arbalest Primoris;Cannon VIII;Gallium Ore;Galactic Ore;Manganese Ore;Solar Sweet Oil'],</text:p>
          </table:table-cell>
          <table:table-cell table:number-columns-repeated="1014"/>
        </table:table-row>
        <table:table-row table:style-name="ro1">
          <table:table-cell table:formula="of:=[Input.A171]" office:value-type="string" office:string-value="Endriago">
            <text:p>Endriago</text:p>
          </table:table-cell>
          <table:table-cell table:formula="of:=CONCATENATE(&quot;['&quot;;[Input.B171];&quot;',&quot;)" office:value-type="string" office:string-value="['_Byak_Res_L4_Hulk',">
            <text:p>['_Byak_Res_L4_Hulk',</text:p>
          </table:table-cell>
          <table:table-cell table:formula="of:=CONCATENATE([Input.C171];&quot;,&quot;)" office:value-type="string" office:string-value="4,">
            <text:p>4,</text:p>
          </table:table-cell>
          <table:table-cell table:formula="of:=CONCATENATE([Input.D171];&quot;,&quot;)" office:value-type="string" office:string-value="4,">
            <text:p>4,</text:p>
          </table:table-cell>
          <table:table-cell table:formula="of:=CONCATENATE([Input.E171];&quot;,&quot;)" office:value-type="string" office:string-value="-13200.5,">
            <text:p>-13200.5,</text:p>
          </table:table-cell>
          <table:table-cell table:formula="of:=CONCATENATE([Input.F171];&quot;,&quot;)" office:value-type="string" office:string-value="105132,">
            <text:p>105132,</text:p>
          </table:table-cell>
          <table:table-cell table:formula="of:=CONCATENATE([Input.G171];&quot;,&quot;)" office:value-type="string" office:string-value="-25,">
            <text:p>-25,</text:p>
          </table:table-cell>
          <table:table-cell table:formula="of:=CONCATENATE(&quot;'&quot;;[Input.H171];&quot;',&quot;)" office:value-type="string" office:string-value="'Asteroid EG9721',">
            <text:p>'Asteroid EG9721',</text:p>
          </table:table-cell>
          <table:table-cell table:formula="of:=CONCATENATE(&quot;'&quot;;[Input.I171];&quot;',&quot;)" office:value-type="string" office:string-value="'Inorganic Hulk 01',">
            <text:p>'Inorganic Hulk 01',</text:p>
          </table:table-cell>
          <table:table-cell table:formula="of:=CONCATENATE(&quot;'&quot;;[Input.J171];&quot;'],&quot;)" office:value-type="string" office:string-value="'Catapult Plasma Missile;Arbalest Explosive Missile;Mangonel Chemical Missile;Mangonel Plasma Missile;Trebuchet Explosive Missile;Atrophy Quattuor;Energy Sink Quattuor;Sting Quattuor'],">
            <text:p>'Catapult Plasma Missile;Arbalest Explosive Missile;Mangonel Chemical Missile;Mangonel Plasma Missile;Trebuchet Explosive Missile;Atrophy Quattuor;Energy Sink Quattuor;Sting Quattuor'],</text:p>
          </table:table-cell>
          <table:table-cell table:number-columns-repeated="1014"/>
        </table:table-row>
        <table:table-row table:style-name="ro1">
          <table:table-cell table:formula="of:=[Input.A172]" office:value-type="string" office:string-value="Endriago">
            <text:p>Endriago</text:p>
          </table:table-cell>
          <table:table-cell table:formula="of:=CONCATENATE(&quot;['&quot;;[Input.B172];&quot;',&quot;)" office:value-type="string" office:string-value="['_Byak_Res_L4_06',">
            <text:p>['_Byak_Res_L4_06',</text:p>
          </table:table-cell>
          <table:table-cell table:formula="of:=CONCATENATE([Input.C172];&quot;,&quot;)" office:value-type="string" office:string-value="4,">
            <text:p>4,</text:p>
          </table:table-cell>
          <table:table-cell table:formula="of:=CONCATENATE([Input.D172];&quot;,&quot;)" office:value-type="string" office:string-value="16,">
            <text:p>16,</text:p>
          </table:table-cell>
          <table:table-cell table:formula="of:=CONCATENATE([Input.E172];&quot;,&quot;)" office:value-type="string" office:string-value="5907.93,">
            <text:p>5907.93,</text:p>
          </table:table-cell>
          <table:table-cell table:formula="of:=CONCATENATE([Input.F172];&quot;,&quot;)" office:value-type="string" office:string-value="103047,">
            <text:p>103047,</text:p>
          </table:table-cell>
          <table:table-cell table:formula="of:=CONCATENATE([Input.G172];&quot;,&quot;)" office:value-type="string" office:string-value="-100,">
            <text:p>-100,</text:p>
          </table:table-cell>
          <table:table-cell table:formula="of:=CONCATENATE(&quot;'&quot;;[Input.H172];&quot;',&quot;)" office:value-type="string" office:string-value="'Asteroid EG9722',">
            <text:p>'Asteroid EG9722',</text:p>
          </table:table-cell>
          <table:table-cell table:formula="of:=CONCATENATE(&quot;'&quot;;[Input.I172];&quot;',&quot;)" office:value-type="string" office:string-value="'Hydrocarbon 1;Metal 1',">
            <text:p>'Hydrocarbon 1;Metal 1',</text:p>
          </table:table-cell>
          <table:table-cell table:formula="of:=CONCATENATE(&quot;'&quot;;[Input.J172];&quot;'],&quot;)" office:value-type="string" office:string-value="'Gallium Ore;Galactic Ore;Manganese Ore;Solar Sweet Oil;Adamantine Ore;Discordite;Raw Flawless Ruby;Stygian Blackwater;Apollonite'],">
            <text:p>'Gallium Ore;Galactic Ore;Manganese Ore;Solar Sweet Oil;Adamantine Ore;Discordite;Raw Flawless Ruby;Stygian Blackwater;Apollonite'],</text:p>
          </table:table-cell>
          <table:table-cell table:number-columns-repeated="1014"/>
        </table:table-row>
        <table:table-row table:style-name="ro1">
          <table:table-cell table:formula="of:=[Input.A173]" office:value-type="string" office:string-value="Endriago">
            <text:p>Endriago</text:p>
          </table:table-cell>
          <table:table-cell table:formula="of:=CONCATENATE(&quot;['&quot;;[Input.B173];&quot;',&quot;)" office:value-type="string" office:string-value="['_ByakRes_L3_S03',">
            <text:p>['_ByakRes_L3_S03',</text:p>
          </table:table-cell>
          <table:table-cell table:formula="of:=CONCATENATE([Input.C173];&quot;,&quot;)" office:value-type="string" office:string-value="3,">
            <text:p>3,</text:p>
          </table:table-cell>
          <table:table-cell table:formula="of:=CONCATENATE([Input.D173];&quot;,&quot;)" office:value-type="string" office:string-value="25,">
            <text:p>25,</text:p>
          </table:table-cell>
          <table:table-cell table:formula="of:=CONCATENATE([Input.E173];&quot;,&quot;)" office:value-type="string" office:string-value="107739,">
            <text:p>107739,</text:p>
          </table:table-cell>
          <table:table-cell table:formula="of:=CONCATENATE([Input.F173];&quot;,&quot;)" office:value-type="string" office:string-value="18944.8,">
            <text:p>18944.8,</text:p>
          </table:table-cell>
          <table:table-cell table:formula="of:=CONCATENATE([Input.G173];&quot;,&quot;)" office:value-type="string" office:string-value="4700,">
            <text:p>4700,</text:p>
          </table:table-cell>
          <table:table-cell table:formula="of:=CONCATENATE(&quot;'&quot;;[Input.H173];&quot;',&quot;)" office:value-type="string" office:string-value="'Spinward Belt Point 5',">
            <text:p>'Spinward Belt Point 5',</text:p>
          </table:table-cell>
          <table:table-cell table:formula="of:=CONCATENATE(&quot;'&quot;;[Input.I173];&quot;',&quot;)" office:value-type="string" office:string-value="'Reactive 1;Metal 1',">
            <text:p>'Reactive 1;Metal 1',</text:p>
          </table:table-cell>
          <table:table-cell table:formula="of:=CONCATENATE(&quot;'&quot;;[Input.J173];&quot;'],&quot;)" office:value-type="string" office:string-value="'Calcite;Raw Topaz;Phosphates'],">
            <text:p>'Calcite;Raw Topaz;Phosphates'],</text:p>
          </table:table-cell>
          <table:table-cell table:number-columns-repeated="1014"/>
        </table:table-row>
        <table:table-row table:style-name="ro1">
          <table:table-cell table:formula="of:=[Input.A174]" office:value-type="string" office:string-value="Endriago">
            <text:p>Endriago</text:p>
          </table:table-cell>
          <table:table-cell table:formula="of:=CONCATENATE(&quot;['&quot;;[Input.B174];&quot;',&quot;)" office:value-type="string" office:string-value="['_ByakRes_L3_S03',">
            <text:p>['_ByakRes_L3_S03',</text:p>
          </table:table-cell>
          <table:table-cell table:formula="of:=CONCATENATE([Input.C174];&quot;,&quot;)" office:value-type="string" office:string-value="3,">
            <text:p>3,</text:p>
          </table:table-cell>
          <table:table-cell table:formula="of:=CONCATENATE([Input.D174];&quot;,&quot;)" office:value-type="string" office:string-value="25,">
            <text:p>25,</text:p>
          </table:table-cell>
          <table:table-cell table:formula="of:=CONCATENATE([Input.E174];&quot;,&quot;)" office:value-type="string" office:string-value="99075.3,">
            <text:p>99075.3,</text:p>
          </table:table-cell>
          <table:table-cell table:formula="of:=CONCATENATE([Input.F174];&quot;,&quot;)" office:value-type="string" office:string-value="24924.1,">
            <text:p>24924.1,</text:p>
          </table:table-cell>
          <table:table-cell table:formula="of:=CONCATENATE([Input.G174];&quot;,&quot;)" office:value-type="string" office:string-value="4500,">
            <text:p>4500,</text:p>
          </table:table-cell>
          <table:table-cell table:formula="of:=CONCATENATE(&quot;'&quot;;[Input.H174];&quot;',&quot;)" office:value-type="string" office:string-value="'Spinward Belt Point 5',">
            <text:p>'Spinward Belt Point 5',</text:p>
          </table:table-cell>
          <table:table-cell table:formula="of:=CONCATENATE(&quot;'&quot;;[Input.I174];&quot;',&quot;)" office:value-type="string" office:string-value="'Inorganic Hulk 01;Metal 2;Reactive 2',">
            <text:p>'Inorganic Hulk 01;Metal 2;Reactive 2',</text:p>
          </table:table-cell>
          <table:table-cell table:formula="of:=CONCATENATE(&quot;'&quot;;[Input.J174];&quot;'],&quot;)" office:value-type="string" office:string-value="'Lethargic Duo;Oraculum Secondus;Sting Duo;Calcite;Raw Topaz;Phosphates;Barite;Gallium Ore;Polonium Ore'],">
            <text:p>'Lethargic Duo;Oraculum Secondus;Sting Duo;Calcite;Raw Topaz;Phosphates;Barite;Gallium Ore;Polonium Ore'],</text:p>
          </table:table-cell>
          <table:table-cell table:number-columns-repeated="1014"/>
        </table:table-row>
        <table:table-row table:style-name="ro1">
          <table:table-cell table:formula="of:=[Input.A175]" office:value-type="string" office:string-value="Endriago">
            <text:p>Endriago</text:p>
          </table:table-cell>
          <table:table-cell table:formula="of:=CONCATENATE(&quot;['&quot;;[Input.B175];&quot;',&quot;)" office:value-type="string" office:string-value="['_ByakRes_L3_S01',">
            <text:p>['_ByakRes_L3_S01',</text:p>
          </table:table-cell>
          <table:table-cell table:formula="of:=CONCATENATE([Input.C175];&quot;,&quot;)" office:value-type="string" office:string-value="3,">
            <text:p>3,</text:p>
          </table:table-cell>
          <table:table-cell table:formula="of:=CONCATENATE([Input.D175];&quot;,&quot;)" office:value-type="string" office:string-value="20,">
            <text:p>20,</text:p>
          </table:table-cell>
          <table:table-cell table:formula="of:=CONCATENATE([Input.E175];&quot;,&quot;)" office:value-type="string" office:string-value="88092.8,">
            <text:p>88092.8,</text:p>
          </table:table-cell>
          <table:table-cell table:formula="of:=CONCATENATE([Input.F175];&quot;,&quot;)" office:value-type="string" office:string-value="27974.8,">
            <text:p>27974.8,</text:p>
          </table:table-cell>
          <table:table-cell table:formula="of:=CONCATENATE([Input.G175];&quot;,&quot;)" office:value-type="string" office:string-value="4800,">
            <text:p>4800,</text:p>
          </table:table-cell>
          <table:table-cell table:formula="of:=CONCATENATE(&quot;'&quot;;[Input.H175];&quot;',&quot;)" office:value-type="string" office:string-value="'Spinward Belt Point 5',">
            <text:p>'Spinward Belt Point 5',</text:p>
          </table:table-cell>
          <table:table-cell table:formula="of:=CONCATENATE(&quot;'&quot;;[Input.I175];&quot;',&quot;)" office:value-type="string" office:string-value="'Reactive 3;Metal 3',">
            <text:p>'Reactive 3;Metal 3',</text:p>
          </table:table-cell>
          <table:table-cell table:formula="of:=CONCATENATE(&quot;'&quot;;[Input.J175];&quot;'],&quot;)" office:value-type="string" office:string-value="'Phosphates'],">
            <text:p>'Phosphates'],</text:p>
          </table:table-cell>
          <table:table-cell table:number-columns-repeated="1014"/>
        </table:table-row>
        <table:table-row table:style-name="ro1">
          <table:table-cell table:formula="of:=[Input.A176]" office:value-type="string" office:string-value="Endriago">
            <text:p>Endriago</text:p>
          </table:table-cell>
          <table:table-cell table:formula="of:=CONCATENATE(&quot;['&quot;;[Input.B176];&quot;',&quot;)" office:value-type="string" office:string-value="['_ByakRes_L3_S04',">
            <text:p>['_ByakRes_L3_S04',</text:p>
          </table:table-cell>
          <table:table-cell table:formula="of:=CONCATENATE([Input.C176];&quot;,&quot;)" office:value-type="string" office:string-value="3,">
            <text:p>3,</text:p>
          </table:table-cell>
          <table:table-cell table:formula="of:=CONCATENATE([Input.D176];&quot;,&quot;)" office:value-type="string" office:string-value="24,">
            <text:p>24,</text:p>
          </table:table-cell>
          <table:table-cell table:formula="of:=CONCATENATE([Input.E176];&quot;,&quot;)" office:value-type="string" office:string-value="101150,">
            <text:p>101150,</text:p>
          </table:table-cell>
          <table:table-cell table:formula="of:=CONCATENATE([Input.F176];&quot;,&quot;)" office:value-type="string" office:string-value="-5338.75,">
            <text:p>-5338.75,</text:p>
          </table:table-cell>
          <table:table-cell table:formula="of:=CONCATENATE([Input.G176];&quot;,&quot;)" office:value-type="string" office:string-value="3500,">
            <text:p>3500,</text:p>
          </table:table-cell>
          <table:table-cell table:formula="of:=CONCATENATE(&quot;'&quot;;[Input.H176];&quot;',&quot;)" office:value-type="string" office:string-value="'Spinward Belt Point 4',">
            <text:p>'Spinward Belt Point 4',</text:p>
          </table:table-cell>
          <table:table-cell table:formula="of:=CONCATENATE(&quot;'&quot;;[Input.I176];&quot;',&quot;)" office:value-type="string" office:string-value="'Metal 1;Reactive 2',">
            <text:p>'Metal 1;Reactive 2',</text:p>
          </table:table-cell>
          <table:table-cell table:formula="of:=CONCATENATE(&quot;'&quot;;[Input.J176];&quot;'],&quot;)" office:value-type="string" office:string-value="'Calcite;Raw Topaz;Phosphates;Barite;Gallium Ore;Polonium Ore;Galactic Ore;Manganese Ore;Solar Sweet Oil'],">
            <text:p>'Calcite;Raw Topaz;Phosphates;Barite;Gallium Ore;Polonium Ore;Galactic Ore;Manganese Ore;Solar Sweet Oil'],</text:p>
          </table:table-cell>
          <table:table-cell table:number-columns-repeated="1014"/>
        </table:table-row>
        <table:table-row table:style-name="ro1">
          <table:table-cell table:formula="of:=[Input.A177]" office:value-type="string" office:string-value="Endriago">
            <text:p>Endriago</text:p>
          </table:table-cell>
          <table:table-cell table:formula="of:=CONCATENATE(&quot;['&quot;;[Input.B177];&quot;',&quot;)" office:value-type="string" office:string-value="['_ByakRes_L3_A01',">
            <text:p>['_ByakRes_L3_A01',</text:p>
          </table:table-cell>
          <table:table-cell table:formula="of:=CONCATENATE([Input.C177];&quot;,&quot;)" office:value-type="string" office:string-value="3,">
            <text:p>3,</text:p>
          </table:table-cell>
          <table:table-cell table:formula="of:=CONCATENATE([Input.D177];&quot;,&quot;)" office:value-type="string" office:string-value="30,">
            <text:p>30,</text:p>
          </table:table-cell>
          <table:table-cell table:formula="of:=CONCATENATE([Input.E177];&quot;,&quot;)" office:value-type="string" office:string-value="-88191.5,">
            <text:p>-88191.5,</text:p>
          </table:table-cell>
          <table:table-cell table:formula="of:=CONCATENATE([Input.F177];&quot;,&quot;)" office:value-type="string" office:string-value="46858.3,">
            <text:p>46858.3,</text:p>
          </table:table-cell>
          <table:table-cell table:formula="of:=CONCATENATE([Input.G177];&quot;,&quot;)" office:value-type="string" office:string-value="6200,">
            <text:p>6200,</text:p>
          </table:table-cell>
          <table:table-cell table:formula="of:=CONCATENATE(&quot;'&quot;;[Input.H177];&quot;',&quot;)" office:value-type="string" office:string-value="'Anti-Spinward Belt Point 3',">
            <text:p>'Anti-Spinward Belt Point 3',</text:p>
          </table:table-cell>
          <table:table-cell table:formula="of:=CONCATENATE(&quot;'&quot;;[Input.I177];&quot;',&quot;)" office:value-type="string" office:string-value="'Reactive 1',">
            <text:p>'Reactive 1',</text:p>
          </table:table-cell>
          <table:table-cell table:formula="of:=CONCATENATE(&quot;'&quot;;[Input.J177];&quot;'],&quot;)" office:value-type="string" office:string-value="'Catapult Plasma Missile;Burden Tria;Decay Tria;Phosphates;Barite;Gallium Ore;Polonium Ore'],">
            <text:p>'Catapult Plasma Missile;Burden Tria;Decay Tria;Phosphates;Barite;Gallium Ore;Polonium Ore'],</text:p>
          </table:table-cell>
          <table:table-cell table:number-columns-repeated="1014"/>
        </table:table-row>
        <table:table-row table:style-name="ro1">
          <table:table-cell table:formula="of:=[Input.A178]" office:value-type="string" office:string-value="Endriago">
            <text:p>Endriago</text:p>
          </table:table-cell>
          <table:table-cell table:formula="of:=CONCATENATE(&quot;['&quot;;[Input.B178];&quot;',&quot;)" office:value-type="string" office:string-value="['_ByakRes_L3_A02',">
            <text:p>['_ByakRes_L3_A02',</text:p>
          </table:table-cell>
          <table:table-cell table:formula="of:=CONCATENATE([Input.C178];&quot;,&quot;)" office:value-type="string" office:string-value="3,">
            <text:p>3,</text:p>
          </table:table-cell>
          <table:table-cell table:formula="of:=CONCATENATE([Input.D178];&quot;,&quot;)" office:value-type="string" office:string-value="30,">
            <text:p>30,</text:p>
          </table:table-cell>
          <table:table-cell table:formula="of:=CONCATENATE([Input.E178];&quot;,&quot;)" office:value-type="string" office:string-value="-102141,">
            <text:p>-102141,</text:p>
          </table:table-cell>
          <table:table-cell table:formula="of:=CONCATENATE([Input.F178];&quot;,&quot;)" office:value-type="string" office:string-value="39204.7,">
            <text:p>39204.7,</text:p>
          </table:table-cell>
          <table:table-cell table:formula="of:=CONCATENATE([Input.G178];&quot;,&quot;)" office:value-type="string" office:string-value="5000,">
            <text:p>5000,</text:p>
          </table:table-cell>
          <table:table-cell table:formula="of:=CONCATENATE(&quot;'&quot;;[Input.H178];&quot;',&quot;)" office:value-type="string" office:string-value="'Anti-Spinward Belt Point 3',">
            <text:p>'Anti-Spinward Belt Point 3',</text:p>
          </table:table-cell>
          <table:table-cell table:formula="of:=CONCATENATE(&quot;'&quot;;[Input.I178];&quot;',&quot;)" office:value-type="string" office:string-value="'Gem 1;Reactive 3;Reactive 2;Inorganic Hulk 01',">
            <text:p>'Gem 1;Reactive 3;Reactive 2;Inorganic Hulk 01',</text:p>
          </table:table-cell>
          <table:table-cell table:formula="of:=CONCATENATE(&quot;'&quot;;[Input.J178];&quot;'],&quot;)" office:value-type="string" office:string-value="'Crossbow Projectile Round;Decay Duo;Miner Duo;Shelter Duo;Sting Duo;Aluminum Ore;Crude Oil;Germanium Ore;Phosphates'],">
            <text:p>'Crossbow Projectile Round;Decay Duo;Miner Duo;Shelter Duo;Sting Duo;Aluminum Ore;Crude Oil;Germanium Ore;Phosphates'],</text:p>
          </table:table-cell>
          <table:table-cell table:number-columns-repeated="1014"/>
        </table:table-row>
        <table:table-row table:style-name="ro1">
          <table:table-cell table:formula="of:=[Input.A179]" office:value-type="string" office:string-value="Endriago">
            <text:p>Endriago</text:p>
          </table:table-cell>
          <table:table-cell table:formula="of:=CONCATENATE(&quot;['&quot;;[Input.B179];&quot;',&quot;)" office:value-type="string" office:string-value="['_ByakRes_L3_A03',">
            <text:p>['_ByakRes_L3_A03',</text:p>
          </table:table-cell>
          <table:table-cell table:formula="of:=CONCATENATE([Input.C179];&quot;,&quot;)" office:value-type="string" office:string-value="3,">
            <text:p>3,</text:p>
          </table:table-cell>
          <table:table-cell table:formula="of:=CONCATENATE([Input.D179];&quot;,&quot;)" office:value-type="string" office:string-value="27,">
            <text:p>27,</text:p>
          </table:table-cell>
          <table:table-cell table:formula="of:=CONCATENATE([Input.E179];&quot;,&quot;)" office:value-type="string" office:string-value="-73748.5,">
            <text:p>-73748.5,</text:p>
          </table:table-cell>
          <table:table-cell table:formula="of:=CONCATENATE([Input.F179];&quot;,&quot;)" office:value-type="string" office:string-value="39575.1,">
            <text:p>39575.1,</text:p>
          </table:table-cell>
          <table:table-cell table:formula="of:=CONCATENATE([Input.G179];&quot;,&quot;)" office:value-type="string" office:string-value="5000,">
            <text:p>5000,</text:p>
          </table:table-cell>
          <table:table-cell table:formula="of:=CONCATENATE(&quot;'&quot;;[Input.H179];&quot;',&quot;)" office:value-type="string" office:string-value="'Anti-Spinward Belt Point 3',">
            <text:p>'Anti-Spinward Belt Point 3',</text:p>
          </table:table-cell>
          <table:table-cell table:formula="of:=CONCATENATE(&quot;'&quot;;[Input.I179];&quot;',&quot;)" office:value-type="string" office:string-value="'Reactive 1',">
            <text:p>'Reactive 1',</text:p>
          </table:table-cell>
          <table:table-cell table:formula="of:=CONCATENATE(&quot;'&quot;;[Input.J17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80]" office:value-type="string" office:string-value="Endriago">
            <text:p>Endriago</text:p>
          </table:table-cell>
          <table:table-cell table:formula="of:=CONCATENATE(&quot;['&quot;;[Input.B180];&quot;',&quot;)" office:value-type="string" office:string-value="['_ByakRes_L3_A04',">
            <text:p>['_ByakRes_L3_A04',</text:p>
          </table:table-cell>
          <table:table-cell table:formula="of:=CONCATENATE([Input.C180];&quot;,&quot;)" office:value-type="string" office:string-value="3,">
            <text:p>3,</text:p>
          </table:table-cell>
          <table:table-cell table:formula="of:=CONCATENATE([Input.D180];&quot;,&quot;)" office:value-type="string" office:string-value="18,">
            <text:p>18,</text:p>
          </table:table-cell>
          <table:table-cell table:formula="of:=CONCATENATE([Input.E180];&quot;,&quot;)" office:value-type="string" office:string-value="-98493.9,">
            <text:p>-98493.9,</text:p>
          </table:table-cell>
          <table:table-cell table:formula="of:=CONCATENATE([Input.F180];&quot;,&quot;)" office:value-type="string" office:string-value="5121.23,">
            <text:p>5121.23,</text:p>
          </table:table-cell>
          <table:table-cell table:formula="of:=CONCATENATE([Input.G180];&quot;,&quot;)" office:value-type="string" office:string-value="2500,">
            <text:p>2500,</text:p>
          </table:table-cell>
          <table:table-cell table:formula="of:=CONCATENATE(&quot;'&quot;;[Input.H180];&quot;',&quot;)" office:value-type="string" office:string-value="'Anti-Spinward Belt Point 2',">
            <text:p>'Anti-Spinward Belt Point 2',</text:p>
          </table:table-cell>
          <table:table-cell table:formula="of:=CONCATENATE(&quot;'&quot;;[Input.I180];&quot;',&quot;)" office:value-type="string" office:string-value="'Metal 1',">
            <text:p>'Metal 1',</text:p>
          </table:table-cell>
          <table:table-cell table:formula="of:=CONCATENATE(&quot;'&quot;;[Input.J180];&quot;'],&quot;)" office:value-type="string" office:string-value="'Catapult Plasma Missile;Aluminum Ore;Crude Oil;Phosphates;Barite;Gallium Ore;Polonium Ore'],">
            <text:p>'Catapult Plasma Missile;Aluminum Ore;Crude Oil;Phosphates;Barite;Gallium Ore;Polonium Ore'],</text:p>
          </table:table-cell>
          <table:table-cell table:number-columns-repeated="1014"/>
        </table:table-row>
        <table:table-row table:style-name="ro1">
          <table:table-cell table:formula="of:=[Input.A181]" office:value-type="string" office:string-value="Endriago">
            <text:p>Endriago</text:p>
          </table:table-cell>
          <table:table-cell table:formula="of:=CONCATENATE(&quot;['&quot;;[Input.B181];&quot;',&quot;)" office:value-type="string" office:string-value="['_ByakRes_L2_S08',">
            <text:p>['_ByakRes_L2_S08',</text:p>
          </table:table-cell>
          <table:table-cell table:formula="of:=CONCATENATE([Input.C181];&quot;,&quot;)" office:value-type="string" office:string-value="2,">
            <text:p>2,</text:p>
          </table:table-cell>
          <table:table-cell table:formula="of:=CONCATENATE([Input.D181];&quot;,&quot;)" office:value-type="string" office:string-value="9,">
            <text:p>9,</text:p>
          </table:table-cell>
          <table:table-cell table:formula="of:=CONCATENATE([Input.E181];&quot;,&quot;)" office:value-type="string" office:string-value="110130,">
            <text:p>110130,</text:p>
          </table:table-cell>
          <table:table-cell table:formula="of:=CONCATENATE([Input.F181];&quot;,&quot;)" office:value-type="string" office:string-value="-54520.9,">
            <text:p>-54520.9,</text:p>
          </table:table-cell>
          <table:table-cell table:formula="of:=CONCATENATE([Input.G181];&quot;,&quot;)" office:value-type="string" office:string-value="300,">
            <text:p>300,</text:p>
          </table:table-cell>
          <table:table-cell table:formula="of:=CONCATENATE(&quot;'&quot;;[Input.H181];&quot;',&quot;)" office:value-type="string" office:string-value="'En0898 Scan Relay',">
            <text:p>'En0898 Scan Relay',</text:p>
          </table:table-cell>
          <table:table-cell table:formula="of:=CONCATENATE(&quot;'&quot;;[Input.I181];&quot;',&quot;)" office:value-type="string" office:string-value="'Metal 1;Hydrocarbon 1',">
            <text:p>'Metal 1;Hydrocarbon 1',</text:p>
          </table:table-cell>
          <table:table-cell table:formula="of:=CONCATENATE(&quot;'&quot;;[Input.J18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82]" office:value-type="string" office:string-value="Endriago">
            <text:p>Endriago</text:p>
          </table:table-cell>
          <table:table-cell table:formula="of:=CONCATENATE(&quot;['&quot;;[Input.B182];&quot;',&quot;)" office:value-type="string" office:string-value="['_ByakRes_L2_S01',">
            <text:p>['_ByakRes_L2_S01',</text:p>
          </table:table-cell>
          <table:table-cell table:formula="of:=CONCATENATE([Input.C182];&quot;,&quot;)" office:value-type="string" office:string-value="2,">
            <text:p>2,</text:p>
          </table:table-cell>
          <table:table-cell table:formula="of:=CONCATENATE([Input.D182];&quot;,&quot;)" office:value-type="string" office:string-value="25,">
            <text:p>25,</text:p>
          </table:table-cell>
          <table:table-cell table:formula="of:=CONCATENATE([Input.E182];&quot;,&quot;)" office:value-type="string" office:string-value="112255,">
            <text:p>112255,</text:p>
          </table:table-cell>
          <table:table-cell table:formula="of:=CONCATENATE([Input.F182];&quot;,&quot;)" office:value-type="string" office:string-value="8084.18,">
            <text:p>8084.18,</text:p>
          </table:table-cell>
          <table:table-cell table:formula="of:=CONCATENATE([Input.G182];&quot;,&quot;)" office:value-type="string" office:string-value="3500,">
            <text:p>3500,</text:p>
          </table:table-cell>
          <table:table-cell table:formula="of:=CONCATENATE(&quot;'&quot;;[Input.H182];&quot;',&quot;)" office:value-type="string" office:string-value="'Spinward Belt Point 5',">
            <text:p>'Spinward Belt Point 5',</text:p>
          </table:table-cell>
          <table:table-cell table:formula="of:=CONCATENATE(&quot;'&quot;;[Input.I182];&quot;',&quot;)" office:value-type="string" office:string-value="'Metal 1;Inorganic Hulk 01',">
            <text:p>'Metal 1;Inorganic Hulk 01',</text:p>
          </table:table-cell>
          <table:table-cell table:formula="of:=CONCATENATE(&quot;'&quot;;[Input.J182];&quot;'],&quot;)" office:value-type="string" office:string-value="'Crossbow Projectile Round;CE3K Model 2;Aluminum Ore;Crude Oil;Germanium Ore;Phosphates'],">
            <text:p>'Crossbow Projectile Round;CE3K Model 2;Aluminum Ore;Crude Oil;Germanium Ore;Phosphates'],</text:p>
          </table:table-cell>
          <table:table-cell table:number-columns-repeated="1014"/>
        </table:table-row>
        <table:table-row table:style-name="ro1">
          <table:table-cell table:formula="of:=[Input.A183]" office:value-type="string" office:string-value="Endriago">
            <text:p>Endriago</text:p>
          </table:table-cell>
          <table:table-cell table:formula="of:=CONCATENATE(&quot;['&quot;;[Input.B183];&quot;',&quot;)" office:value-type="string" office:string-value="['_ByakRes_L2_S04',">
            <text:p>['_ByakRes_L2_S04',</text:p>
          </table:table-cell>
          <table:table-cell table:formula="of:=CONCATENATE([Input.C183];&quot;,&quot;)" office:value-type="string" office:string-value="2,">
            <text:p>2,</text:p>
          </table:table-cell>
          <table:table-cell table:formula="of:=CONCATENATE([Input.D183];&quot;,&quot;)" office:value-type="string" office:string-value="21,">
            <text:p>21,</text:p>
          </table:table-cell>
          <table:table-cell table:formula="of:=CONCATENATE([Input.E183];&quot;,&quot;)" office:value-type="string" office:string-value="88703,">
            <text:p>88703,</text:p>
          </table:table-cell>
          <table:table-cell table:formula="of:=CONCATENATE([Input.F183];&quot;,&quot;)" office:value-type="string" office:string-value="-21324.3,">
            <text:p>-21324.3,</text:p>
          </table:table-cell>
          <table:table-cell table:formula="of:=CONCATENATE([Input.G183];&quot;,&quot;)" office:value-type="string" office:string-value="0,">
            <text:p>0,</text:p>
          </table:table-cell>
          <table:table-cell table:formula="of:=CONCATENATE(&quot;'&quot;;[Input.H183];&quot;',&quot;)" office:value-type="string" office:string-value="'Spinward Belt Point 4',">
            <text:p>'Spinward Belt Point 4',</text:p>
          </table:table-cell>
          <table:table-cell table:formula="of:=CONCATENATE(&quot;'&quot;;[Input.I183];&quot;',&quot;)" office:value-type="string" office:string-value="'Reactive 3;Hydrocarbon 1',">
            <text:p>'Reactive 3;Hydrocarbon 1',</text:p>
          </table:table-cell>
          <table:table-cell table:formula="of:=CONCATENATE(&quot;'&quot;;[Input.J183];&quot;'],&quot;)" office:value-type="string" office:string-value="'Calcite;Raw Topaz'],">
            <text:p>'Calcite;Raw Topaz'],</text:p>
          </table:table-cell>
          <table:table-cell table:number-columns-repeated="1014"/>
        </table:table-row>
        <table:table-row table:style-name="ro1">
          <table:table-cell table:formula="of:=[Input.A184]" office:value-type="string" office:string-value="Endriago">
            <text:p>Endriago</text:p>
          </table:table-cell>
          <table:table-cell table:formula="of:=CONCATENATE(&quot;['&quot;;[Input.B184];&quot;',&quot;)" office:value-type="string" office:string-value="['_ByakRes_L2_S02',">
            <text:p>['_ByakRes_L2_S02',</text:p>
          </table:table-cell>
          <table:table-cell table:formula="of:=CONCATENATE([Input.C184];&quot;,&quot;)" office:value-type="string" office:string-value="2,">
            <text:p>2,</text:p>
          </table:table-cell>
          <table:table-cell table:formula="of:=CONCATENATE([Input.D184];&quot;,&quot;)" office:value-type="string" office:string-value="24,">
            <text:p>24,</text:p>
          </table:table-cell>
          <table:table-cell table:formula="of:=CONCATENATE([Input.E184];&quot;,&quot;)" office:value-type="string" office:string-value="109204,">
            <text:p>109204,</text:p>
          </table:table-cell>
          <table:table-cell table:formula="of:=CONCATENATE([Input.F184];&quot;,&quot;)" office:value-type="string" office:string-value="640.544,">
            <text:p>640.544,</text:p>
          </table:table-cell>
          <table:table-cell table:formula="of:=CONCATENATE([Input.G184];&quot;,&quot;)" office:value-type="string" office:string-value="3800,">
            <text:p>3800,</text:p>
          </table:table-cell>
          <table:table-cell table:formula="of:=CONCATENATE(&quot;'&quot;;[Input.H184];&quot;',&quot;)" office:value-type="string" office:string-value="'Spinward Belt Point 5',">
            <text:p>'Spinward Belt Point 5',</text:p>
          </table:table-cell>
          <table:table-cell table:formula="of:=CONCATENATE(&quot;'&quot;;[Input.I184];&quot;',&quot;)" office:value-type="string" office:string-value="'Metal 1;Hydrocarbon 1',">
            <text:p>'Metal 1;Hydrocarbon 1',</text:p>
          </table:table-cell>
          <table:table-cell table:formula="of:=CONCATENATE(&quot;'&quot;;[Input.J184];&quot;'],&quot;)" office:value-type="string" office:string-value="'Aluminum Ore;Crude Oil;Germanium Ore;Phosphates'],">
            <text:p>'Aluminum Ore;Crude Oil;Germanium Ore;Phosphates'],</text:p>
          </table:table-cell>
          <table:table-cell table:number-columns-repeated="1014"/>
        </table:table-row>
        <table:table-row table:style-name="ro1">
          <table:table-cell table:formula="of:=[Input.A185]" office:value-type="string" office:string-value="Endriago">
            <text:p>Endriago</text:p>
          </table:table-cell>
          <table:table-cell table:formula="of:=CONCATENATE(&quot;['&quot;;[Input.B185];&quot;',&quot;)" office:value-type="string" office:string-value="['_ByakRes_L2_S03',">
            <text:p>['_ByakRes_L2_S03',</text:p>
          </table:table-cell>
          <table:table-cell table:formula="of:=CONCATENATE([Input.C185];&quot;,&quot;)" office:value-type="string" office:string-value="2,">
            <text:p>2,</text:p>
          </table:table-cell>
          <table:table-cell table:formula="of:=CONCATENATE([Input.D185];&quot;,&quot;)" office:value-type="string" office:string-value="21,">
            <text:p>21,</text:p>
          </table:table-cell>
          <table:table-cell table:formula="of:=CONCATENATE([Input.E185];&quot;,&quot;)" office:value-type="string" office:string-value="93039.5,">
            <text:p>93039.5,</text:p>
          </table:table-cell>
          <table:table-cell table:formula="of:=CONCATENATE([Input.F185];&quot;,&quot;)" office:value-type="string" office:string-value="-12825,">
            <text:p>-12825,</text:p>
          </table:table-cell>
          <table:table-cell table:formula="of:=CONCATENATE([Input.G185];&quot;,&quot;)" office:value-type="string" office:string-value="2700,">
            <text:p>2700,</text:p>
          </table:table-cell>
          <table:table-cell table:formula="of:=CONCATENATE(&quot;'&quot;;[Input.H185];&quot;',&quot;)" office:value-type="string" office:string-value="'Spinward Belt Point 4',">
            <text:p>'Spinward Belt Point 4',</text:p>
          </table:table-cell>
          <table:table-cell table:formula="of:=CONCATENATE(&quot;'&quot;;[Input.I185];&quot;',&quot;)" office:value-type="string" office:string-value="'Reactive 2;Metal 1',">
            <text:p>'Reactive 2;Metal 1',</text:p>
          </table:table-cell>
          <table:table-cell table:formula="of:=CONCATENATE(&quot;'&quot;;[Input.J18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86]" office:value-type="string" office:string-value="Endriago">
            <text:p>Endriago</text:p>
          </table:table-cell>
          <table:table-cell table:formula="of:=CONCATENATE(&quot;['&quot;;[Input.B186];&quot;',&quot;)" office:value-type="string" office:string-value="['_ByakRes_L2_S05',">
            <text:p>['_ByakRes_L2_S05',</text:p>
          </table:table-cell>
          <table:table-cell table:formula="of:=CONCATENATE([Input.C186];&quot;,&quot;)" office:value-type="string" office:string-value="2,">
            <text:p>2,</text:p>
          </table:table-cell>
          <table:table-cell table:formula="of:=CONCATENATE([Input.D186];&quot;,&quot;)" office:value-type="string" office:string-value="18,">
            <text:p>18,</text:p>
          </table:table-cell>
          <table:table-cell table:formula="of:=CONCATENATE([Input.E186];&quot;,&quot;)" office:value-type="string" office:string-value="94296.2,">
            <text:p>94296.2,</text:p>
          </table:table-cell>
          <table:table-cell table:formula="of:=CONCATENATE([Input.F186];&quot;,&quot;)" office:value-type="string" office:string-value="-30082.3,">
            <text:p>-30082.3,</text:p>
          </table:table-cell>
          <table:table-cell table:formula="of:=CONCATENATE([Input.G186];&quot;,&quot;)" office:value-type="string" office:string-value="1800,">
            <text:p>1800,</text:p>
          </table:table-cell>
          <table:table-cell table:formula="of:=CONCATENATE(&quot;'&quot;;[Input.H186];&quot;',&quot;)" office:value-type="string" office:string-value="'Spinward Belt Point 4',">
            <text:p>'Spinward Belt Point 4',</text:p>
          </table:table-cell>
          <table:table-cell table:formula="of:=CONCATENATE(&quot;'&quot;;[Input.I186];&quot;',&quot;)" office:value-type="string" office:string-value="'Reactive 2;Gas Pocket 1',">
            <text:p>'Reactive 2;Gas Pocket 1',</text:p>
          </table:table-cell>
          <table:table-cell table:formula="of:=CONCATENATE(&quot;'&quot;;[Input.J186];&quot;'],&quot;)" office:value-type="string" office:string-value="'Methane'],">
            <text:p>'Methane'],</text:p>
          </table:table-cell>
          <table:table-cell table:number-columns-repeated="1014"/>
        </table:table-row>
        <table:table-row table:style-name="ro1">
          <table:table-cell table:formula="of:=[Input.A187]" office:value-type="string" office:string-value="Endriago">
            <text:p>Endriago</text:p>
          </table:table-cell>
          <table:table-cell table:formula="of:=CONCATENATE(&quot;['&quot;;[Input.B187];&quot;',&quot;)" office:value-type="string" office:string-value="['_ByakRes_L2_S06',">
            <text:p>['_ByakRes_L2_S06',</text:p>
          </table:table-cell>
          <table:table-cell table:formula="of:=CONCATENATE([Input.C187];&quot;,&quot;)" office:value-type="string" office:string-value="2,">
            <text:p>2,</text:p>
          </table:table-cell>
          <table:table-cell table:formula="of:=CONCATENATE([Input.D187];&quot;,&quot;)" office:value-type="string" office:string-value="15,">
            <text:p>15,</text:p>
          </table:table-cell>
          <table:table-cell table:formula="of:=CONCATENATE([Input.E187];&quot;,&quot;)" office:value-type="string" office:string-value="97833.3,">
            <text:p>97833.3,</text:p>
          </table:table-cell>
          <table:table-cell table:formula="of:=CONCATENATE([Input.F187];&quot;,&quot;)" office:value-type="string" office:string-value="-38620,">
            <text:p>-38620,</text:p>
          </table:table-cell>
          <table:table-cell table:formula="of:=CONCATENATE([Input.G187];&quot;,&quot;)" office:value-type="string" office:string-value="1500,">
            <text:p>1500,</text:p>
          </table:table-cell>
          <table:table-cell table:formula="of:=CONCATENATE(&quot;'&quot;;[Input.H187];&quot;',&quot;)" office:value-type="string" office:string-value="'Spinward Belt Point 3',">
            <text:p>'Spinward Belt Point 3',</text:p>
          </table:table-cell>
          <table:table-cell table:formula="of:=CONCATENATE(&quot;'&quot;;[Input.I187];&quot;',&quot;)" office:value-type="string" office:string-value="'Metal 2',">
            <text:p>'Metal 2',</text:p>
          </table:table-cell>
          <table:table-cell table:formula="of:=CONCATENATE(&quot;'&quot;;[Input.J187];&quot;'],&quot;)" office:value-type="string" office:string-value="'Aluminum Ore;Crude Oil;Germanium Ore;Phosphates'],">
            <text:p>'Aluminum Ore;Crude Oil;Germanium Ore;Phosphates'],</text:p>
          </table:table-cell>
          <table:table-cell table:number-columns-repeated="1014"/>
        </table:table-row>
        <table:table-row table:style-name="ro1">
          <table:table-cell table:formula="of:=[Input.A188]" office:value-type="string" office:string-value="Endriago">
            <text:p>Endriago</text:p>
          </table:table-cell>
          <table:table-cell table:formula="of:=CONCATENATE(&quot;['&quot;;[Input.B188];&quot;',&quot;)" office:value-type="string" office:string-value="['_ByakRes_L2_S07',">
            <text:p>['_ByakRes_L2_S07',</text:p>
          </table:table-cell>
          <table:table-cell table:formula="of:=CONCATENATE([Input.C188];&quot;,&quot;)" office:value-type="string" office:string-value="2,">
            <text:p>2,</text:p>
          </table:table-cell>
          <table:table-cell table:formula="of:=CONCATENATE([Input.D188];&quot;,&quot;)" office:value-type="string" office:string-value="12,">
            <text:p>12,</text:p>
          </table:table-cell>
          <table:table-cell table:formula="of:=CONCATENATE([Input.E188];&quot;,&quot;)" office:value-type="string" office:string-value="103566,">
            <text:p>103566,</text:p>
          </table:table-cell>
          <table:table-cell table:formula="of:=CONCATENATE([Input.F188];&quot;,&quot;)" office:value-type="string" office:string-value="-47035.7,">
            <text:p>-47035.7,</text:p>
          </table:table-cell>
          <table:table-cell table:formula="of:=CONCATENATE([Input.G188];&quot;,&quot;)" office:value-type="string" office:string-value="700,">
            <text:p>700,</text:p>
          </table:table-cell>
          <table:table-cell table:formula="of:=CONCATENATE(&quot;'&quot;;[Input.H188];&quot;',&quot;)" office:value-type="string" office:string-value="'Spinward Belt Point 3',">
            <text:p>'Spinward Belt Point 3',</text:p>
          </table:table-cell>
          <table:table-cell table:formula="of:=CONCATENATE(&quot;'&quot;;[Input.I188];&quot;',&quot;)" office:value-type="string" office:string-value="'Metal 2;Reactive 1',">
            <text:p>'Metal 2;Reactive 1',</text:p>
          </table:table-cell>
          <table:table-cell table:formula="of:=CONCATENATE(&quot;'&quot;;[Input.J188];&quot;'],&quot;)" office:value-type="string" office:string-value="'Crude Oil;Methane;Phosphates'],">
            <text:p>'Crude Oil;Methane;Phosphates'],</text:p>
          </table:table-cell>
          <table:table-cell table:number-columns-repeated="1014"/>
        </table:table-row>
        <table:table-row table:style-name="ro1">
          <table:table-cell table:formula="of:=[Input.A189]" office:value-type="string" office:string-value="Endriago">
            <text:p>Endriago</text:p>
          </table:table-cell>
          <table:table-cell table:formula="of:=CONCATENATE(&quot;['&quot;;[Input.B189];&quot;',&quot;)" office:value-type="string" office:string-value="['_ByakRes_L2_A02',">
            <text:p>['_ByakRes_L2_A02',</text:p>
          </table:table-cell>
          <table:table-cell table:formula="of:=CONCATENATE([Input.C189];&quot;,&quot;)" office:value-type="string" office:string-value="2,">
            <text:p>2,</text:p>
          </table:table-cell>
          <table:table-cell table:formula="of:=CONCATENATE([Input.D189];&quot;,&quot;)" office:value-type="string" office:string-value="24,">
            <text:p>24,</text:p>
          </table:table-cell>
          <table:table-cell table:formula="of:=CONCATENATE([Input.E189];&quot;,&quot;)" office:value-type="string" office:string-value="-87697.7,">
            <text:p>-87697.7,</text:p>
          </table:table-cell>
          <table:table-cell table:formula="of:=CONCATENATE([Input.F189];&quot;,&quot;)" office:value-type="string" office:string-value="24514.9,">
            <text:p>24514.9,</text:p>
          </table:table-cell>
          <table:table-cell table:formula="of:=CONCATENATE([Input.G189];&quot;,&quot;)" office:value-type="string" office:string-value="3700,">
            <text:p>3700,</text:p>
          </table:table-cell>
          <table:table-cell table:formula="of:=CONCATENATE(&quot;'&quot;;[Input.H189];&quot;',&quot;)" office:value-type="string" office:string-value="'Anti-Spinward Belt Point 3',">
            <text:p>'Anti-Spinward Belt Point 3',</text:p>
          </table:table-cell>
          <table:table-cell table:formula="of:=CONCATENATE(&quot;'&quot;;[Input.I189];&quot;',&quot;)" office:value-type="string" office:string-value="'Gem 1;Reactive 2;Reactive 3',">
            <text:p>'Gem 1;Reactive 2;Reactive 3',</text:p>
          </table:table-cell>
          <table:table-cell table:formula="of:=CONCATENATE(&quot;'&quot;;[Input.J189];&quot;'],&quot;)" office:value-type="string" office:string-value="'CE3K Model 2;Calcite;Raw Topaz;Aluminum Ore;Crude Oil;Germanium Ore;Phosphates'],">
            <text:p>'CE3K Model 2;Calcite;Raw Topaz;Aluminum Ore;Crude Oil;Germanium Ore;Phosphates'],</text:p>
          </table:table-cell>
          <table:table-cell table:number-columns-repeated="1014"/>
        </table:table-row>
        <table:table-row table:style-name="ro1">
          <table:table-cell table:formula="of:=[Input.A190]" office:value-type="string" office:string-value="Endriago">
            <text:p>Endriago</text:p>
          </table:table-cell>
          <table:table-cell table:formula="of:=CONCATENATE(&quot;['&quot;;[Input.B190];&quot;',&quot;)" office:value-type="string" office:string-value="['_ByakRes_L2_A03',">
            <text:p>['_ByakRes_L2_A03',</text:p>
          </table:table-cell>
          <table:table-cell table:formula="of:=CONCATENATE([Input.C190];&quot;,&quot;)" office:value-type="string" office:string-value="2,">
            <text:p>2,</text:p>
          </table:table-cell>
          <table:table-cell table:formula="of:=CONCATENATE([Input.D190];&quot;,&quot;)" office:value-type="string" office:string-value="24,">
            <text:p>24,</text:p>
          </table:table-cell>
          <table:table-cell table:formula="of:=CONCATENATE([Input.E190];&quot;,&quot;)" office:value-type="string" office:string-value="-79034,">
            <text:p>-79034,</text:p>
          </table:table-cell>
          <table:table-cell table:formula="of:=CONCATENATE([Input.F190];&quot;,&quot;)" office:value-type="string" office:string-value="4631.67,">
            <text:p>4631.67,</text:p>
          </table:table-cell>
          <table:table-cell table:formula="of:=CONCATENATE([Input.G190];&quot;,&quot;)" office:value-type="string" office:string-value="2500,">
            <text:p>2500,</text:p>
          </table:table-cell>
          <table:table-cell table:formula="of:=CONCATENATE(&quot;'&quot;;[Input.H190];&quot;',&quot;)" office:value-type="string" office:string-value="'Anti-Spinward Belt Point 2',">
            <text:p>'Anti-Spinward Belt Point 2',</text:p>
          </table:table-cell>
          <table:table-cell table:formula="of:=CONCATENATE(&quot;'&quot;;[Input.I190];&quot;',&quot;)" office:value-type="string" office:string-value="'Hydrocarbon 1;Reactive 2;Reactive 3',">
            <text:p>'Hydrocarbon 1;Reactive 2;Reactive 3',</text:p>
          </table:table-cell>
          <table:table-cell table:formula="of:=CONCATENATE(&quot;'&quot;;[Input.J19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91]" office:value-type="string" office:string-value="Endriago">
            <text:p>Endriago</text:p>
          </table:table-cell>
          <table:table-cell table:formula="of:=CONCATENATE(&quot;['&quot;;[Input.B191];&quot;',&quot;)" office:value-type="string" office:string-value="['_ByakRes_L2_A05',">
            <text:p>['_ByakRes_L2_A05',</text:p>
          </table:table-cell>
          <table:table-cell table:formula="of:=CONCATENATE([Input.C191];&quot;,&quot;)" office:value-type="string" office:string-value="2,">
            <text:p>2,</text:p>
          </table:table-cell>
          <table:table-cell table:formula="of:=CONCATENATE([Input.D191];&quot;,&quot;)" office:value-type="string" office:string-value="21,">
            <text:p>21,</text:p>
          </table:table-cell>
          <table:table-cell table:formula="of:=CONCATENATE([Input.E191];&quot;,&quot;)" office:value-type="string" office:string-value="-88335.5,">
            <text:p>-88335.5,</text:p>
          </table:table-cell>
          <table:table-cell table:formula="of:=CONCATENATE([Input.F191];&quot;,&quot;)" office:value-type="string" office:string-value="-12135.6,">
            <text:p>-12135.6,</text:p>
          </table:table-cell>
          <table:table-cell table:formula="of:=CONCATENATE([Input.G191];&quot;,&quot;)" office:value-type="string" office:string-value="1200,">
            <text:p>1200,</text:p>
          </table:table-cell>
          <table:table-cell table:formula="of:=CONCATENATE(&quot;'&quot;;[Input.H191];&quot;',&quot;)" office:value-type="string" office:string-value="'Anti-Spinward Belt Point 1',">
            <text:p>'Anti-Spinward Belt Point 1',</text:p>
          </table:table-cell>
          <table:table-cell table:formula="of:=CONCATENATE(&quot;'&quot;;[Input.I191];&quot;',&quot;)" office:value-type="string" office:string-value="'Reactive 1;Reactive 2;Reactive 3',">
            <text:p>'Reactive 1;Reactive 2;Reactive 3',</text:p>
          </table:table-cell>
          <table:table-cell table:formula="of:=CONCATENATE(&quot;'&quot;;[Input.J191];&quot;'],&quot;)" office:value-type="string" office:string-value="'Aluminum Ore;Crude Oil;Germanium Ore;Phosphates'],">
            <text:p>'Aluminum Ore;Crude Oil;Germanium Ore;Phosphates'],</text:p>
          </table:table-cell>
          <table:table-cell table:number-columns-repeated="1014"/>
        </table:table-row>
        <table:table-row table:style-name="ro1">
          <table:table-cell table:formula="of:=[Input.A192]" office:value-type="string" office:string-value="Endriago">
            <text:p>Endriago</text:p>
          </table:table-cell>
          <table:table-cell table:formula="of:=CONCATENATE(&quot;['&quot;;[Input.B192];&quot;',&quot;)" office:value-type="string" office:string-value="['_ByakRes_L2_A06',">
            <text:p>['_ByakRes_L2_A06',</text:p>
          </table:table-cell>
          <table:table-cell table:formula="of:=CONCATENATE([Input.C192];&quot;,&quot;)" office:value-type="string" office:string-value="2,">
            <text:p>2,</text:p>
          </table:table-cell>
          <table:table-cell table:formula="of:=CONCATENATE([Input.D192];&quot;,&quot;)" office:value-type="string" office:string-value="12,">
            <text:p>12,</text:p>
          </table:table-cell>
          <table:table-cell table:formula="of:=CONCATENATE([Input.E192];&quot;,&quot;)" office:value-type="string" office:string-value="-96652,">
            <text:p>-96652,</text:p>
          </table:table-cell>
          <table:table-cell table:formula="of:=CONCATENATE([Input.F192];&quot;,&quot;)" office:value-type="string" office:string-value="-28538.6,">
            <text:p>-28538.6,</text:p>
          </table:table-cell>
          <table:table-cell table:formula="of:=CONCATENATE([Input.G192];&quot;,&quot;)" office:value-type="string" office:string-value="0,">
            <text:p>0,</text:p>
          </table:table-cell>
          <table:table-cell table:formula="of:=CONCATENATE(&quot;'&quot;;[Input.H192];&quot;',&quot;)" office:value-type="string" office:string-value="'Anti-Spinward Belt Point 1',">
            <text:p>'Anti-Spinward Belt Point 1',</text:p>
          </table:table-cell>
          <table:table-cell table:formula="of:=CONCATENATE(&quot;'&quot;;[Input.I192];&quot;',&quot;)" office:value-type="string" office:string-value="'Gem 1;Reactive 2;Reactive 3',">
            <text:p>'Gem 1;Reactive 2;Reactive 3',</text:p>
          </table:table-cell>
          <table:table-cell table:formula="of:=CONCATENATE(&quot;'&quot;;[Input.J192];&quot;'],&quot;)" office:value-type="string" office:string-value="'Calcite;Raw Topaz;Aluminum Ore;Crude Oil;Germanium Ore;Phosphates'],">
            <text:p>'Calcite;Raw Topaz;Aluminum Ore;Crude Oil;Germanium Ore;Phosphates'],</text:p>
          </table:table-cell>
          <table:table-cell table:number-columns-repeated="1014"/>
        </table:table-row>
        <table:table-row table:style-name="ro1">
          <table:table-cell table:formula="of:=[Input.A193]" office:value-type="string" office:string-value="Endriago">
            <text:p>Endriago</text:p>
          </table:table-cell>
          <table:table-cell table:formula="of:=CONCATENATE(&quot;['&quot;;[Input.B193];&quot;',&quot;)" office:value-type="string" office:string-value="['_ByakRes_L2_A08',">
            <text:p>['_ByakRes_L2_A08',</text:p>
          </table:table-cell>
          <table:table-cell table:formula="of:=CONCATENATE([Input.C193];&quot;,&quot;)" office:value-type="string" office:string-value="2,">
            <text:p>2,</text:p>
          </table:table-cell>
          <table:table-cell table:formula="of:=CONCATENATE([Input.D193];&quot;,&quot;)" office:value-type="string" office:string-value="9,">
            <text:p>9,</text:p>
          </table:table-cell>
          <table:table-cell table:formula="of:=CONCATENATE([Input.E193];&quot;,&quot;)" office:value-type="string" office:string-value="-81772.4,">
            <text:p>-81772.4,</text:p>
          </table:table-cell>
          <table:table-cell table:formula="of:=CONCATENATE([Input.F193];&quot;,&quot;)" office:value-type="string" office:string-value="-28566.2,">
            <text:p>-28566.2,</text:p>
          </table:table-cell>
          <table:table-cell table:formula="of:=CONCATENATE([Input.G193];&quot;,&quot;)" office:value-type="string" office:string-value="0,">
            <text:p>0,</text:p>
          </table:table-cell>
          <table:table-cell table:formula="of:=CONCATENATE(&quot;'&quot;;[Input.H193];&quot;',&quot;)" office:value-type="string" office:string-value="'Anti-Spinward Belt Point 1',">
            <text:p>'Anti-Spinward Belt Point 1',</text:p>
          </table:table-cell>
          <table:table-cell table:formula="of:=CONCATENATE(&quot;'&quot;;[Input.I193];&quot;',&quot;)" office:value-type="string" office:string-value="'Metal 1;Reactive 2;Reactive 3',">
            <text:p>'Metal 1;Reactive 2;Reactive 3',</text:p>
          </table:table-cell>
          <table:table-cell table:formula="of:=CONCATENATE(&quot;'&quot;;[Input.J193];&quot;'],&quot;)" office:value-type="string" office:string-value="'Calcite;Raw Topaz;Aluminum Ore;Crude Oil;Germanium Ore;Phosphates;Mordanite'],">
            <text:p>'Calcite;Raw Topaz;Aluminum Ore;Crude Oil;Germanium Ore;Phosphates;Mordanite'],</text:p>
          </table:table-cell>
          <table:table-cell table:number-columns-repeated="1014"/>
        </table:table-row>
        <table:table-row table:style-name="ro1">
          <table:table-cell table:formula="of:=[Input.A194]" office:value-type="string" office:string-value="Endriago">
            <text:p>Endriago</text:p>
          </table:table-cell>
          <table:table-cell table:formula="of:=CONCATENATE(&quot;['&quot;;[Input.B194];&quot;',&quot;)" office:value-type="string" office:string-value="['_ByakRes_L2_A07',">
            <text:p>['_ByakRes_L2_A07',</text:p>
          </table:table-cell>
          <table:table-cell table:formula="of:=CONCATENATE([Input.C194];&quot;,&quot;)" office:value-type="string" office:string-value="2,">
            <text:p>2,</text:p>
          </table:table-cell>
          <table:table-cell table:formula="of:=CONCATENATE([Input.D194];&quot;,&quot;)" office:value-type="string" office:string-value="6,">
            <text:p>6,</text:p>
          </table:table-cell>
          <table:table-cell table:formula="of:=CONCATENATE([Input.E194];&quot;,&quot;)" office:value-type="string" office:string-value="-88846.9,">
            <text:p>-88846.9,</text:p>
          </table:table-cell>
          <table:table-cell table:formula="of:=CONCATENATE([Input.F194];&quot;,&quot;)" office:value-type="string" office:string-value="-28194.8,">
            <text:p>-28194.8,</text:p>
          </table:table-cell>
          <table:table-cell table:formula="of:=CONCATENATE([Input.G194];&quot;,&quot;)" office:value-type="string" office:string-value="0,">
            <text:p>0,</text:p>
          </table:table-cell>
          <table:table-cell table:formula="of:=CONCATENATE(&quot;'&quot;;[Input.H194];&quot;',&quot;)" office:value-type="string" office:string-value="'Anti-Spinward Belt Point 1',">
            <text:p>'Anti-Spinward Belt Point 1',</text:p>
          </table:table-cell>
          <table:table-cell table:formula="of:=CONCATENATE(&quot;'&quot;;[Input.I194];&quot;',&quot;)" office:value-type="string" office:string-value="'Hydrocarbon 1;Reactive 2;Reactive 3',">
            <text:p>'Hydrocarbon 1;Reactive 2;Reactive 3',</text:p>
          </table:table-cell>
          <table:table-cell table:formula="of:=CONCATENATE(&quot;'&quot;;[Input.J194];&quot;'],&quot;)" office:value-type="string" office:string-value="'Calcite;Raw Topaz;Mordanite'],">
            <text:p>'Calcite;Raw Topaz;Mordanite'],</text:p>
          </table:table-cell>
          <table:table-cell table:number-columns-repeated="1014"/>
        </table:table-row>
        <table:table-row table:style-name="ro1">
          <table:table-cell table:formula="of:=[Input.A195]" office:value-type="string" office:string-value="Endriago">
            <text:p>Endriago</text:p>
          </table:table-cell>
          <table:table-cell table:formula="of:=CONCATENATE(&quot;['&quot;;[Input.B195];&quot;',&quot;)" office:value-type="string" office:string-value="['_ByakRes_L2_A04',">
            <text:p>['_ByakRes_L2_A04',</text:p>
          </table:table-cell>
          <table:table-cell table:formula="of:=CONCATENATE([Input.C195];&quot;,&quot;)" office:value-type="string" office:string-value="2,">
            <text:p>2,</text:p>
          </table:table-cell>
          <table:table-cell table:formula="of:=CONCATENATE([Input.D195];&quot;,&quot;)" office:value-type="string" office:string-value="15,">
            <text:p>15,</text:p>
          </table:table-cell>
          <table:table-cell table:formula="of:=CONCATENATE([Input.E195];&quot;,&quot;)" office:value-type="string" office:string-value="-88416,">
            <text:p>-88416,</text:p>
          </table:table-cell>
          <table:table-cell table:formula="of:=CONCATENATE([Input.F195];&quot;,&quot;)" office:value-type="string" office:string-value="4654.35,">
            <text:p>4654.35,</text:p>
          </table:table-cell>
          <table:table-cell table:formula="of:=CONCATENATE([Input.G195];&quot;,&quot;)" office:value-type="string" office:string-value="2500,">
            <text:p>2500,</text:p>
          </table:table-cell>
          <table:table-cell table:formula="of:=CONCATENATE(&quot;'&quot;;[Input.H195];&quot;',&quot;)" office:value-type="string" office:string-value="'Anti-Spinward Belt Point 2',">
            <text:p>'Anti-Spinward Belt Point 2',</text:p>
          </table:table-cell>
          <table:table-cell table:formula="of:=CONCATENATE(&quot;'&quot;;[Input.I195];&quot;',&quot;)" office:value-type="string" office:string-value="'Reactive 1;Reactive 2;Reactive 3',">
            <text:p>'Reactive 1;Reactive 2;Reactive 3',</text:p>
          </table:table-cell>
          <table:table-cell table:formula="of:=CONCATENATE(&quot;'&quot;;[Input.J19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196]" office:value-type="string" office:string-value="Endriago">
            <text:p>Endriago</text:p>
          </table:table-cell>
          <table:table-cell table:formula="of:=CONCATENATE(&quot;['&quot;;[Input.B196];&quot;',&quot;)" office:value-type="string" office:string-value="['_ByakRes_L2_A01',">
            <text:p>['_ByakRes_L2_A01',</text:p>
          </table:table-cell>
          <table:table-cell table:formula="of:=CONCATENATE([Input.C196];&quot;,&quot;)" office:value-type="string" office:string-value="2,">
            <text:p>2,</text:p>
          </table:table-cell>
          <table:table-cell table:formula="of:=CONCATENATE([Input.D196];&quot;,&quot;)" office:value-type="string" office:string-value="24,">
            <text:p>24,</text:p>
          </table:table-cell>
          <table:table-cell table:formula="of:=CONCATENATE([Input.E196];&quot;,&quot;)" office:value-type="string" office:string-value="-90138.9,">
            <text:p>-90138.9,</text:p>
          </table:table-cell>
          <table:table-cell table:formula="of:=CONCATENATE([Input.F196];&quot;,&quot;)" office:value-type="string" office:string-value="39011.2,">
            <text:p>39011.2,</text:p>
          </table:table-cell>
          <table:table-cell table:formula="of:=CONCATENATE([Input.G196];&quot;,&quot;)" office:value-type="string" office:string-value="5000,">
            <text:p>5000,</text:p>
          </table:table-cell>
          <table:table-cell table:formula="of:=CONCATENATE(&quot;'&quot;;[Input.H196];&quot;',&quot;)" office:value-type="string" office:string-value="'Anti-Spinward Belt Point 3',">
            <text:p>'Anti-Spinward Belt Point 3',</text:p>
          </table:table-cell>
          <table:table-cell table:formula="of:=CONCATENATE(&quot;'&quot;;[Input.I196];&quot;',&quot;)" office:value-type="string" office:string-value="'Metal 1',">
            <text:p>'Metal 1',</text:p>
          </table:table-cell>
          <table:table-cell table:formula="of:=CONCATENATE(&quot;'&quot;;[Input.J196];&quot;'],&quot;)" office:value-type="string" office:string-value="'Crossbow Projectile Round;Calcite;Raw Topaz;Aluminum Ore;Crude Oil;Germanium Ore;Phosphates'],">
            <text:p>'Crossbow Projectile Round;Calcite;Raw Topaz;Aluminum Ore;Crude Oil;Germanium Ore;Phosphates'],</text:p>
          </table:table-cell>
          <table:table-cell table:number-columns-repeated="1014"/>
        </table:table-row>
        <table:table-row table:style-name="ro1">
          <table:table-cell table:formula="of:=[Input.A197]" office:value-type="string" office:string-value="Endriago">
            <text:p>Endriago</text:p>
          </table:table-cell>
          <table:table-cell table:formula="of:=CONCATENATE(&quot;['&quot;;[Input.B197];&quot;',&quot;)" office:value-type="string" office:string-value="['_ByakRes_AC01_L1',">
            <text:p>['_ByakRes_AC01_L1',</text:p>
          </table:table-cell>
          <table:table-cell table:formula="of:=CONCATENATE([Input.C197];&quot;,&quot;)" office:value-type="string" office:string-value="1,">
            <text:p>1,</text:p>
          </table:table-cell>
          <table:table-cell table:formula="of:=CONCATENATE([Input.D197];&quot;,&quot;)" office:value-type="string" office:string-value="6,">
            <text:p>6,</text:p>
          </table:table-cell>
          <table:table-cell table:formula="of:=CONCATENATE([Input.E197];&quot;,&quot;)" office:value-type="string" office:string-value="117192,">
            <text:p>117192,</text:p>
          </table:table-cell>
          <table:table-cell table:formula="of:=CONCATENATE([Input.F197];&quot;,&quot;)" office:value-type="string" office:string-value="-58977.8,">
            <text:p>-58977.8,</text:p>
          </table:table-cell>
          <table:table-cell table:formula="of:=CONCATENATE([Input.G197];&quot;,&quot;)" office:value-type="string" office:string-value="0,">
            <text:p>0,</text:p>
          </table:table-cell>
          <table:table-cell table:formula="of:=CONCATENATE(&quot;'&quot;;[Input.H197];&quot;',&quot;)" office:value-type="string" office:string-value="'En0898 Scan Relay',">
            <text:p>'En0898 Scan Relay',</text:p>
          </table:table-cell>
          <table:table-cell table:formula="of:=CONCATENATE(&quot;'&quot;;[Input.I197];&quot;',&quot;)" office:value-type="string" office:string-value="'Reactive 1;Reactive 2;Reactive 3',">
            <text:p>'Reactive 1;Reactive 2;Reactive 3',</text:p>
          </table:table-cell>
          <table:table-cell table:formula="of:=CONCATENATE(&quot;'&quot;;[Input.J197];&quot;'],&quot;)" office:value-type="string" office:string-value="'Calcite;Raw Topaz'],">
            <text:p>'Calcite;Raw Topaz'],</text:p>
          </table:table-cell>
          <table:table-cell table:number-columns-repeated="1014"/>
        </table:table-row>
        <table:table-row table:style-name="ro1">
          <table:table-cell table:formula="of:=[Input.A198]" office:value-type="string" office:string-value="Endriago">
            <text:p>Endriago</text:p>
          </table:table-cell>
          <table:table-cell table:formula="of:=CONCATENATE(&quot;['&quot;;[Input.B198];&quot;',&quot;)" office:value-type="string" office:string-value="['_ByakRes_AC02_L1',">
            <text:p>['_ByakRes_AC02_L1',</text:p>
          </table:table-cell>
          <table:table-cell table:formula="of:=CONCATENATE([Input.C198];&quot;,&quot;)" office:value-type="string" office:string-value="1,">
            <text:p>1,</text:p>
          </table:table-cell>
          <table:table-cell table:formula="of:=CONCATENATE([Input.D198];&quot;,&quot;)" office:value-type="string" office:string-value="3,">
            <text:p>3,</text:p>
          </table:table-cell>
          <table:table-cell table:formula="of:=CONCATENATE([Input.E198];&quot;,&quot;)" office:value-type="string" office:string-value="120232,">
            <text:p>120232,</text:p>
          </table:table-cell>
          <table:table-cell table:formula="of:=CONCATENATE([Input.F198];&quot;,&quot;)" office:value-type="string" office:string-value="-62937.4,">
            <text:p>-62937.4,</text:p>
          </table:table-cell>
          <table:table-cell table:formula="of:=CONCATENATE([Input.G198];&quot;,&quot;)" office:value-type="string" office:string-value="-300,">
            <text:p>-300,</text:p>
          </table:table-cell>
          <table:table-cell table:formula="of:=CONCATENATE(&quot;'&quot;;[Input.H198];&quot;',&quot;)" office:value-type="string" office:string-value="'En0898 Scan Relay',">
            <text:p>'En0898 Scan Relay',</text:p>
          </table:table-cell>
          <table:table-cell table:formula="of:=CONCATENATE(&quot;'&quot;;[Input.I198];&quot;',&quot;)" office:value-type="string" office:string-value="'Reactive 1;Reactive 2;Reactive 3',">
            <text:p>'Reactive 1;Reactive 2;Reactive 3',</text:p>
          </table:table-cell>
          <table:table-cell table:formula="of:=CONCATENATE(&quot;'&quot;;[Input.J198];&quot;'],&quot;)" office:value-type="string" office:string-value="'Calcite;Raw Topaz'],">
            <text:p>'Calcite;Raw Topaz'],</text:p>
          </table:table-cell>
          <table:table-cell table:number-columns-repeated="1014"/>
        </table:table-row>
        <table:table-row table:style-name="ro1">
          <table:table-cell table:formula="of:=[Input.A199]" office:value-type="string" office:string-value="Endriago">
            <text:p>Endriago</text:p>
          </table:table-cell>
          <table:table-cell table:formula="of:=CONCATENATE(&quot;['&quot;;[Input.B199];&quot;',&quot;)" office:value-type="string" office:string-value="['Arx Spartoi',">
            <text:p>['Arx Spartoi',</text:p>
          </table:table-cell>
          <table:table-cell table:formula="of:=CONCATENATE([Input.C199];&quot;,&quot;)" office:value-type="string" office:string-value="NULL,">
            <text:p>NULL,</text:p>
          </table:table-cell>
          <table:table-cell table:formula="of:=CONCATENATE([Input.D199];&quot;,&quot;)" office:value-type="string" office:string-value="NULL,">
            <text:p>NULL,</text:p>
          </table:table-cell>
          <table:table-cell table:formula="of:=CONCATENATE([Input.E199];&quot;,&quot;)" office:value-type="string" office:string-value="23121.1,">
            <text:p>23121.1,</text:p>
          </table:table-cell>
          <table:table-cell table:formula="of:=CONCATENATE([Input.F199];&quot;,&quot;)" office:value-type="string" office:string-value="-39168.6,">
            <text:p>-39168.6,</text:p>
          </table:table-cell>
          <table:table-cell table:formula="of:=CONCATENATE([Input.G199];&quot;,&quot;)" office:value-type="string" office:string-value="0,">
            <text:p>0,</text:p>
          </table:table-cell>
          <table:table-cell table:formula="of:=CONCATENATE(&quot;'&quot;;[Input.H199];&quot;',&quot;)" office:value-type="string" office:string-value="'Arx Spartoi',">
            <text:p>'Arx Spartoi',</text:p>
          </table:table-cell>
          <table:table-cell table:formula="of:=CONCATENATE(&quot;'&quot;;[Input.I199];&quot;',&quot;)" office:value-type="string" office:string-value="'Reactive 2',">
            <text:p>'Reactive 2',</text:p>
          </table:table-cell>
          <table:table-cell table:formula="of:=CONCATENATE(&quot;'&quot;;[Input.J19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00]" office:value-type="string" office:string-value="Endriago">
            <text:p>Endriago</text:p>
          </table:table-cell>
          <table:table-cell table:formula="of:=CONCATENATE(&quot;['&quot;;[Input.B200];&quot;',&quot;)" office:value-type="string" office:string-value="['Anti-Spinward Belt Point 1',">
            <text:p>['Anti-Spinward Belt Point 1',</text:p>
          </table:table-cell>
          <table:table-cell table:formula="of:=CONCATENATE([Input.C200];&quot;,&quot;)" office:value-type="string" office:string-value="NULL,">
            <text:p>NULL,</text:p>
          </table:table-cell>
          <table:table-cell table:formula="of:=CONCATENATE([Input.D200];&quot;,&quot;)" office:value-type="string" office:string-value="NULL,">
            <text:p>NULL,</text:p>
          </table:table-cell>
          <table:table-cell table:formula="of:=CONCATENATE([Input.E200];&quot;,&quot;)" office:value-type="string" office:string-value="-89350.1,">
            <text:p>-89350.1,</text:p>
          </table:table-cell>
          <table:table-cell table:formula="of:=CONCATENATE([Input.F200];&quot;,&quot;)" office:value-type="string" office:string-value="-28439.7,">
            <text:p>-28439.7,</text:p>
          </table:table-cell>
          <table:table-cell table:formula="of:=CONCATENATE([Input.G200];&quot;,&quot;)" office:value-type="string" office:string-value="0,">
            <text:p>0,</text:p>
          </table:table-cell>
          <table:table-cell table:formula="of:=CONCATENATE(&quot;'&quot;;[Input.H200];&quot;',&quot;)" office:value-type="string" office:string-value="'Anti-Spinward Belt Point 1',">
            <text:p>'Anti-Spinward Belt Point 1',</text:p>
          </table:table-cell>
          <table:table-cell table:formula="of:=CONCATENATE(&quot;'&quot;;[Input.I200];&quot;',&quot;)" office:value-type="string" office:string-value="'Hydrocarbon 1',">
            <text:p>'Hydrocarbon 1',</text:p>
          </table:table-cell>
          <table:table-cell table:formula="of:=CONCATENATE(&quot;'&quot;;[Input.J20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01]" office:value-type="string" office:string-value="Endriago">
            <text:p>Endriago</text:p>
          </table:table-cell>
          <table:table-cell table:formula="of:=CONCATENATE(&quot;['&quot;;[Input.B201];&quot;',&quot;)" office:value-type="string" office:string-value="['Rogue Progen Lv-8 03',">
            <text:p>['Rogue Progen Lv-8 03',</text:p>
          </table:table-cell>
          <table:table-cell table:formula="of:=CONCATENATE([Input.C201];&quot;,&quot;)" office:value-type="string" office:string-value="NULL,">
            <text:p>NULL,</text:p>
          </table:table-cell>
          <table:table-cell table:formula="of:=CONCATENATE([Input.D201];&quot;,&quot;)" office:value-type="string" office:string-value="NULL,">
            <text:p>NULL,</text:p>
          </table:table-cell>
          <table:table-cell table:formula="of:=CONCATENATE([Input.E201];&quot;,&quot;)" office:value-type="string" office:string-value="102937,">
            <text:p>102937,</text:p>
          </table:table-cell>
          <table:table-cell table:formula="of:=CONCATENATE([Input.F201];&quot;,&quot;)" office:value-type="string" office:string-value="56379.4,">
            <text:p>56379.4,</text:p>
          </table:table-cell>
          <table:table-cell table:formula="of:=CONCATENATE([Input.G201];&quot;,&quot;)" office:value-type="string" office:string-value="3000,">
            <text:p>3000,</text:p>
          </table:table-cell>
          <table:table-cell table:formula="of:=CONCATENATE(&quot;'&quot;;[Input.H201];&quot;',&quot;)" office:value-type="string" office:string-value="'Spinward Belt Point 5',">
            <text:p>'Spinward Belt Point 5',</text:p>
          </table:table-cell>
          <table:table-cell table:formula="of:=CONCATENATE(&quot;'&quot;;[Input.I201];&quot;',&quot;)" office:value-type="string" office:string-value="'Gem 1',">
            <text:p>'Gem 1',</text:p>
          </table:table-cell>
          <table:table-cell table:formula="of:=CONCATENATE(&quot;'&quot;;[Input.J20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02]" office:value-type="string" office:string-value="Endriago">
            <text:p>Endriago</text:p>
          </table:table-cell>
          <table:table-cell table:formula="of:=CONCATENATE(&quot;['&quot;;[Input.B202];&quot;',&quot;)" office:value-type="string" office:string-value="['Luminous Manes',">
            <text:p>['Luminous Manes',</text:p>
          </table:table-cell>
          <table:table-cell table:formula="of:=CONCATENATE([Input.C202];&quot;,&quot;)" office:value-type="string" office:string-value="NULL,">
            <text:p>NULL,</text:p>
          </table:table-cell>
          <table:table-cell table:formula="of:=CONCATENATE([Input.D202];&quot;,&quot;)" office:value-type="string" office:string-value="NULL,">
            <text:p>NULL,</text:p>
          </table:table-cell>
          <table:table-cell table:formula="of:=CONCATENATE([Input.E202];&quot;,&quot;)" office:value-type="string" office:string-value="78406.3,">
            <text:p>78406.3,</text:p>
          </table:table-cell>
          <table:table-cell table:formula="of:=CONCATENATE([Input.F202];&quot;,&quot;)" office:value-type="string" office:string-value="-21583.2,">
            <text:p>-21583.2,</text:p>
          </table:table-cell>
          <table:table-cell table:formula="of:=CONCATENATE([Input.G202];&quot;,&quot;)" office:value-type="string" office:string-value="1750,">
            <text:p>1750,</text:p>
          </table:table-cell>
          <table:table-cell table:formula="of:=CONCATENATE(&quot;'&quot;;[Input.H202];&quot;',&quot;)" office:value-type="string" office:string-value="'Spinward Belt Point 4',">
            <text:p>'Spinward Belt Point 4',</text:p>
          </table:table-cell>
          <table:table-cell table:formula="of:=CONCATENATE(&quot;'&quot;;[Input.I202];&quot;',&quot;)" office:value-type="string" office:string-value="'Metal 1',">
            <text:p>'Metal 1',</text:p>
          </table:table-cell>
          <table:table-cell table:formula="of:=CONCATENATE(&quot;'&quot;;[Input.J20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03]" office:value-type="string" office:string-value="Equatorial Earth">
            <text:p>Equatorial Earth</text:p>
          </table:table-cell>
          <table:table-cell table:formula="of:=CONCATENATE(&quot;['&quot;;[Input.B203];&quot;',&quot;)" office:value-type="string" office:string-value="['Cassini Hydrocarbon Field',">
            <text:p>['Cassini Hydrocarbon Field',</text:p>
          </table:table-cell>
          <table:table-cell table:formula="of:=CONCATENATE([Input.C203];&quot;,&quot;)" office:value-type="string" office:string-value="1,">
            <text:p>1,</text:p>
          </table:table-cell>
          <table:table-cell table:formula="of:=CONCATENATE([Input.D203];&quot;,&quot;)" office:value-type="string" office:string-value="20,">
            <text:p>20,</text:p>
          </table:table-cell>
          <table:table-cell table:formula="of:=CONCATENATE([Input.E203];&quot;,&quot;)" office:value-type="string" office:string-value="70449.8,">
            <text:p>70449.8,</text:p>
          </table:table-cell>
          <table:table-cell table:formula="of:=CONCATENATE([Input.F203];&quot;,&quot;)" office:value-type="string" office:string-value="49929.5,">
            <text:p>49929.5,</text:p>
          </table:table-cell>
          <table:table-cell table:formula="of:=CONCATENATE([Input.G203];&quot;,&quot;)" office:value-type="string" office:string-value="0,">
            <text:p>0,</text:p>
          </table:table-cell>
          <table:table-cell table:formula="of:=CONCATENATE(&quot;'&quot;;[Input.H203];&quot;',&quot;)" office:value-type="string" office:string-value="'asteroid_deco',">
            <text:p>'asteroid_deco',</text:p>
          </table:table-cell>
          <table:table-cell table:formula="of:=CONCATENATE(&quot;'&quot;;[Input.I203];&quot;',&quot;)" office:value-type="string" office:string-value="'Hydrocarbon 1;Hydrocarbon 2;Hydrocarbon 3',">
            <text:p>'Hydrocarbon 1;Hydrocarbon 2;Hydrocarbon 3',</text:p>
          </table:table-cell>
          <table:table-cell table:formula="of:=CONCATENATE(&quot;'&quot;;[Input.J20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04]" office:value-type="string" office:string-value="Equatorial Earth">
            <text:p>Equatorial Earth</text:p>
          </table:table-cell>
          <table:table-cell table:formula="of:=CONCATENATE(&quot;['&quot;;[Input.B204];&quot;',&quot;)" office:value-type="string" office:string-value="['Kampala Crystal Field',">
            <text:p>['Kampala Crystal Field',</text:p>
          </table:table-cell>
          <table:table-cell table:formula="of:=CONCATENATE([Input.C204];&quot;,&quot;)" office:value-type="string" office:string-value="1,">
            <text:p>1,</text:p>
          </table:table-cell>
          <table:table-cell table:formula="of:=CONCATENATE([Input.D204];&quot;,&quot;)" office:value-type="string" office:string-value="16,">
            <text:p>16,</text:p>
          </table:table-cell>
          <table:table-cell table:formula="of:=CONCATENATE([Input.E204];&quot;,&quot;)" office:value-type="string" office:string-value="-13683.7,">
            <text:p>-13683.7,</text:p>
          </table:table-cell>
          <table:table-cell table:formula="of:=CONCATENATE([Input.F204];&quot;,&quot;)" office:value-type="string" office:string-value="-3944.43,">
            <text:p>-3944.43,</text:p>
          </table:table-cell>
          <table:table-cell table:formula="of:=CONCATENATE([Input.G204];&quot;,&quot;)" office:value-type="string" office:string-value="0,">
            <text:p>0,</text:p>
          </table:table-cell>
          <table:table-cell table:formula="of:=CONCATENATE(&quot;'&quot;;[Input.H204];&quot;',&quot;)" office:value-type="string" office:string-value="'Research Station Earth',">
            <text:p>'Research Station Earth',</text:p>
          </table:table-cell>
          <table:table-cell table:formula="of:=CONCATENATE(&quot;'&quot;;[Input.I204];&quot;',&quot;)" office:value-type="string" office:string-value="'Gem 1;Gem 3',">
            <text:p>'Gem 1;Gem 3',</text:p>
          </table:table-cell>
          <table:table-cell table:formula="of:=CONCATENATE(&quot;'&quot;;[Input.J20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05]" office:value-type="string" office:string-value="Equatorial Earth">
            <text:p>Equatorial Earth</text:p>
          </table:table-cell>
          <table:table-cell table:formula="of:=CONCATENATE(&quot;['&quot;;[Input.B205];&quot;',&quot;)" office:value-type="string" office:string-value="['Ulysses Asteroid Field',">
            <text:p>['Ulysses Asteroid Field',</text:p>
          </table:table-cell>
          <table:table-cell table:formula="of:=CONCATENATE([Input.C205];&quot;,&quot;)" office:value-type="string" office:string-value="1,">
            <text:p>1,</text:p>
          </table:table-cell>
          <table:table-cell table:formula="of:=CONCATENATE([Input.D205];&quot;,&quot;)" office:value-type="string" office:string-value="10,">
            <text:p>10,</text:p>
          </table:table-cell>
          <table:table-cell table:formula="of:=CONCATENATE([Input.E205];&quot;,&quot;)" office:value-type="string" office:string-value="-55447,">
            <text:p>-55447,</text:p>
          </table:table-cell>
          <table:table-cell table:formula="of:=CONCATENATE([Input.F205];&quot;,&quot;)" office:value-type="string" office:string-value="-17692.6,">
            <text:p>-17692.6,</text:p>
          </table:table-cell>
          <table:table-cell table:formula="of:=CONCATENATE([Input.G205];&quot;,&quot;)" office:value-type="string" office:string-value="0,">
            <text:p>0,</text:p>
          </table:table-cell>
          <table:table-cell table:formula="of:=CONCATENATE(&quot;'&quot;;[Input.H205];&quot;',&quot;)" office:value-type="string" office:string-value="'Ulysses Point',">
            <text:p>'Ulysses Point',</text:p>
          </table:table-cell>
          <table:table-cell table:formula="of:=CONCATENATE(&quot;'&quot;;[Input.I205];&quot;',&quot;)" office:value-type="string" office:string-value="'Metal 2;Metal 3;Reactive 1',">
            <text:p>'Metal 2;Metal 3;Reactive 1',</text:p>
          </table:table-cell>
          <table:table-cell table:formula="of:=CONCATENATE(&quot;'&quot;;[Input.J20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06]" office:value-type="string" office:string-value="Equatorial Earth">
            <text:p>Equatorial Earth</text:p>
          </table:table-cell>
          <table:table-cell table:formula="of:=CONCATENATE(&quot;['&quot;;[Input.B206];&quot;',&quot;)" office:value-type="string" office:string-value="['Rosetta H/A/C Field',">
            <text:p>['Rosetta H/A/C Field',</text:p>
          </table:table-cell>
          <table:table-cell table:formula="of:=CONCATENATE([Input.C206];&quot;,&quot;)" office:value-type="string" office:string-value="1,">
            <text:p>1,</text:p>
          </table:table-cell>
          <table:table-cell table:formula="of:=CONCATENATE([Input.D206];&quot;,&quot;)" office:value-type="string" office:string-value="32,">
            <text:p>32,</text:p>
          </table:table-cell>
          <table:table-cell table:formula="of:=CONCATENATE([Input.E206];&quot;,&quot;)" office:value-type="string" office:string-value="-89498.8,">
            <text:p>-89498.8,</text:p>
          </table:table-cell>
          <table:table-cell table:formula="of:=CONCATENATE([Input.F206];&quot;,&quot;)" office:value-type="string" office:string-value="49119.8,">
            <text:p>49119.8,</text:p>
          </table:table-cell>
          <table:table-cell table:formula="of:=CONCATENATE([Input.G206];&quot;,&quot;)" office:value-type="string" office:string-value="0,">
            <text:p>0,</text:p>
          </table:table-cell>
          <table:table-cell table:formula="of:=CONCATENATE(&quot;'&quot;;[Input.H206];&quot;',&quot;)" office:value-type="string" office:string-value="'Rosetta Point',">
            <text:p>'Rosetta Point',</text:p>
          </table:table-cell>
          <table:table-cell table:formula="of:=CONCATENATE(&quot;'&quot;;[Input.I206];&quot;',&quot;)" office:value-type="string" office:string-value="'Reactive 3;Metal 3;Hydrocarbon 2;Gem 1',">
            <text:p>'Reactive 3;Metal 3;Hydrocarbon 2;Gem 1',</text:p>
          </table:table-cell>
          <table:table-cell table:formula="of:=CONCATENATE(&quot;'&quot;;[Input.J20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07]" office:value-type="string" office:string-value="Fenris">
            <text:p>Fenris</text:p>
          </table:table-cell>
          <table:table-cell table:formula="of:=CONCATENATE(&quot;['&quot;;[Input.B207];&quot;',&quot;)" office:value-type="string" office:string-value="['Field 1',">
            <text:p>['Field 1',</text:p>
          </table:table-cell>
          <table:table-cell table:formula="of:=CONCATENATE([Input.C207];&quot;,&quot;)" office:value-type="string" office:string-value="9,">
            <text:p>9,</text:p>
          </table:table-cell>
          <table:table-cell table:formula="of:=CONCATENATE([Input.D207];&quot;,&quot;)" office:value-type="string" office:string-value="4,">
            <text:p>4,</text:p>
          </table:table-cell>
          <table:table-cell table:formula="of:=CONCATENATE([Input.E207];&quot;,&quot;)" office:value-type="string" office:string-value="128087,">
            <text:p>128087,</text:p>
          </table:table-cell>
          <table:table-cell table:formula="of:=CONCATENATE([Input.F207];&quot;,&quot;)" office:value-type="string" office:string-value="112823,">
            <text:p>112823,</text:p>
          </table:table-cell>
          <table:table-cell table:formula="of:=CONCATENATE([Input.G207];&quot;,&quot;)" office:value-type="string" office:string-value="0,">
            <text:p>0,</text:p>
          </table:table-cell>
          <table:table-cell table:formula="of:=CONCATENATE(&quot;'&quot;;[Input.H207];&quot;',&quot;)" office:value-type="string" office:string-value="'Derelict Nav Point',">
            <text:p>'Derelict Nav Point',</text:p>
          </table:table-cell>
          <table:table-cell table:formula="of:=CONCATENATE(&quot;'&quot;;[Input.I207];&quot;',&quot;)" office:value-type="string" office:string-value="'Reactive 3',">
            <text:p>'Reactive 3',</text:p>
          </table:table-cell>
          <table:table-cell table:formula="of:=CONCATENATE(&quot;'&quot;;[Input.J20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08]" office:value-type="string" office:string-value="Fenris">
            <text:p>Fenris</text:p>
          </table:table-cell>
          <table:table-cell table:formula="of:=CONCATENATE(&quot;['&quot;;[Input.B208];&quot;',&quot;)" office:value-type="string" office:string-value="['Field 2',">
            <text:p>['Field 2',</text:p>
          </table:table-cell>
          <table:table-cell table:formula="of:=CONCATENATE([Input.C208];&quot;,&quot;)" office:value-type="string" office:string-value="9,">
            <text:p>9,</text:p>
          </table:table-cell>
          <table:table-cell table:formula="of:=CONCATENATE([Input.D208];&quot;,&quot;)" office:value-type="string" office:string-value="4,">
            <text:p>4,</text:p>
          </table:table-cell>
          <table:table-cell table:formula="of:=CONCATENATE([Input.E208];&quot;,&quot;)" office:value-type="string" office:string-value="150801,">
            <text:p>150801,</text:p>
          </table:table-cell>
          <table:table-cell table:formula="of:=CONCATENATE([Input.F208];&quot;,&quot;)" office:value-type="string" office:string-value="124314,">
            <text:p>124314,</text:p>
          </table:table-cell>
          <table:table-cell table:formula="of:=CONCATENATE([Input.G208];&quot;,&quot;)" office:value-type="string" office:string-value="0,">
            <text:p>0,</text:p>
          </table:table-cell>
          <table:table-cell table:formula="of:=CONCATENATE(&quot;'&quot;;[Input.H208];&quot;',&quot;)" office:value-type="string" office:string-value="'Derelict Nav Point',">
            <text:p>'Derelict Nav Point',</text:p>
          </table:table-cell>
          <table:table-cell table:formula="of:=CONCATENATE(&quot;'&quot;;[Input.I208];&quot;',&quot;)" office:value-type="string" office:string-value="'Metal 3',">
            <text:p>'Metal 3',</text:p>
          </table:table-cell>
          <table:table-cell table:formula="of:=CONCATENATE(&quot;'&quot;;[Input.J20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09]" office:value-type="string" office:string-value="Fenris">
            <text:p>Fenris</text:p>
          </table:table-cell>
          <table:table-cell table:formula="of:=CONCATENATE(&quot;['&quot;;[Input.B209];&quot;',&quot;)" office:value-type="string" office:string-value="['Field 3',">
            <text:p>['Field 3',</text:p>
          </table:table-cell>
          <table:table-cell table:formula="of:=CONCATENATE([Input.C209];&quot;,&quot;)" office:value-type="string" office:string-value="9,">
            <text:p>9,</text:p>
          </table:table-cell>
          <table:table-cell table:formula="of:=CONCATENATE([Input.D209];&quot;,&quot;)" office:value-type="string" office:string-value="4,">
            <text:p>4,</text:p>
          </table:table-cell>
          <table:table-cell table:formula="of:=CONCATENATE([Input.E209];&quot;,&quot;)" office:value-type="string" office:string-value="114458,">
            <text:p>114458,</text:p>
          </table:table-cell>
          <table:table-cell table:formula="of:=CONCATENATE([Input.F209];&quot;,&quot;)" office:value-type="string" office:string-value="134736,">
            <text:p>134736,</text:p>
          </table:table-cell>
          <table:table-cell table:formula="of:=CONCATENATE([Input.G209];&quot;,&quot;)" office:value-type="string" office:string-value="0,">
            <text:p>0,</text:p>
          </table:table-cell>
          <table:table-cell table:formula="of:=CONCATENATE(&quot;'&quot;;[Input.H209];&quot;',&quot;)" office:value-type="string" office:string-value="'Nav Fenris 11',">
            <text:p>'Nav Fenris 11',</text:p>
          </table:table-cell>
          <table:table-cell table:formula="of:=CONCATENATE(&quot;'&quot;;[Input.I209];&quot;',&quot;)" office:value-type="string" office:string-value="'Hydrocarbon 3',">
            <text:p>'Hydrocarbon 3',</text:p>
          </table:table-cell>
          <table:table-cell table:formula="of:=CONCATENATE(&quot;'&quot;;[Input.J20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10]" office:value-type="string" office:string-value="Fenris">
            <text:p>Fenris</text:p>
          </table:table-cell>
          <table:table-cell table:formula="of:=CONCATENATE(&quot;['&quot;;[Input.B210];&quot;',&quot;)" office:value-type="string" office:string-value="['Field 4',">
            <text:p>['Field 4',</text:p>
          </table:table-cell>
          <table:table-cell table:formula="of:=CONCATENATE([Input.C210];&quot;,&quot;)" office:value-type="string" office:string-value="9,">
            <text:p>9,</text:p>
          </table:table-cell>
          <table:table-cell table:formula="of:=CONCATENATE([Input.D210];&quot;,&quot;)" office:value-type="string" office:string-value="2,">
            <text:p>2,</text:p>
          </table:table-cell>
          <table:table-cell table:formula="of:=CONCATENATE([Input.E210];&quot;,&quot;)" office:value-type="string" office:string-value="136103,">
            <text:p>136103,</text:p>
          </table:table-cell>
          <table:table-cell table:formula="of:=CONCATENATE([Input.F210];&quot;,&quot;)" office:value-type="string" office:string-value="135003,">
            <text:p>135003,</text:p>
          </table:table-cell>
          <table:table-cell table:formula="of:=CONCATENATE([Input.G210];&quot;,&quot;)" office:value-type="string" office:string-value="0,">
            <text:p>0,</text:p>
          </table:table-cell>
          <table:table-cell table:formula="of:=CONCATENATE(&quot;'&quot;;[Input.H210];&quot;',&quot;)" office:value-type="string" office:string-value="'Derelict Nav Point',">
            <text:p>'Derelict Nav Point',</text:p>
          </table:table-cell>
          <table:table-cell table:formula="of:=CONCATENATE(&quot;'&quot;;[Input.I210];&quot;',&quot;)" office:value-type="string" office:string-value="'Metal 3',">
            <text:p>'Metal 3',</text:p>
          </table:table-cell>
          <table:table-cell table:formula="of:=CONCATENATE(&quot;'&quot;;[Input.J21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11]" office:value-type="string" office:string-value="Fenris">
            <text:p>Fenris</text:p>
          </table:table-cell>
          <table:table-cell table:formula="of:=CONCATENATE(&quot;['&quot;;[Input.B211];&quot;',&quot;)" office:value-type="string" office:string-value="['Field 5',">
            <text:p>['Field 5',</text:p>
          </table:table-cell>
          <table:table-cell table:formula="of:=CONCATENATE([Input.C211];&quot;,&quot;)" office:value-type="string" office:string-value="9,">
            <text:p>9,</text:p>
          </table:table-cell>
          <table:table-cell table:formula="of:=CONCATENATE([Input.D211];&quot;,&quot;)" office:value-type="string" office:string-value="3,">
            <text:p>3,</text:p>
          </table:table-cell>
          <table:table-cell table:formula="of:=CONCATENATE([Input.E211];&quot;,&quot;)" office:value-type="string" office:string-value="93347.8,">
            <text:p>93347.8,</text:p>
          </table:table-cell>
          <table:table-cell table:formula="of:=CONCATENATE([Input.F211];&quot;,&quot;)" office:value-type="string" office:string-value="137675,">
            <text:p>137675,</text:p>
          </table:table-cell>
          <table:table-cell table:formula="of:=CONCATENATE([Input.G211];&quot;,&quot;)" office:value-type="string" office:string-value="0,">
            <text:p>0,</text:p>
          </table:table-cell>
          <table:table-cell table:formula="of:=CONCATENATE(&quot;'&quot;;[Input.H211];&quot;',&quot;)" office:value-type="string" office:string-value="'Nav Fenris 11',">
            <text:p>'Nav Fenris 11',</text:p>
          </table:table-cell>
          <table:table-cell table:formula="of:=CONCATENATE(&quot;'&quot;;[Input.I211];&quot;',&quot;)" office:value-type="string" office:string-value="'Gem 3',">
            <text:p>'Gem 3',</text:p>
          </table:table-cell>
          <table:table-cell table:formula="of:=CONCATENATE(&quot;'&quot;;[Input.J21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12]" office:value-type="string" office:string-value="Fenris">
            <text:p>Fenris</text:p>
          </table:table-cell>
          <table:table-cell table:formula="of:=CONCATENATE(&quot;['&quot;;[Input.B212];&quot;',&quot;)" office:value-type="string" office:string-value="['Harvestable Field 8',">
            <text:p>['Harvestable Field 8',</text:p>
          </table:table-cell>
          <table:table-cell table:formula="of:=CONCATENATE([Input.C212];&quot;,&quot;)" office:value-type="string" office:string-value="8,">
            <text:p>8,</text:p>
          </table:table-cell>
          <table:table-cell table:formula="of:=CONCATENATE([Input.D212];&quot;,&quot;)" office:value-type="string" office:string-value="15,">
            <text:p>15,</text:p>
          </table:table-cell>
          <table:table-cell table:formula="of:=CONCATENATE([Input.E212];&quot;,&quot;)" office:value-type="string" office:string-value="128038,">
            <text:p>128038,</text:p>
          </table:table-cell>
          <table:table-cell table:formula="of:=CONCATENATE([Input.F212];&quot;,&quot;)" office:value-type="string" office:string-value="-19792.6,">
            <text:p>-19792.6,</text:p>
          </table:table-cell>
          <table:table-cell table:formula="of:=CONCATENATE([Input.G212];&quot;,&quot;)" office:value-type="string" office:string-value="0,">
            <text:p>0,</text:p>
          </table:table-cell>
          <table:table-cell table:formula="of:=CONCATENATE(&quot;'&quot;;[Input.H212];&quot;',&quot;)" office:value-type="string" office:string-value="'Observer Relay 1',">
            <text:p>'Observer Relay 1',</text:p>
          </table:table-cell>
          <table:table-cell table:formula="of:=CONCATENATE(&quot;'&quot;;[Input.I212];&quot;',&quot;)" office:value-type="string" office:string-value="'Hydrocarbon 1;Gem 1',">
            <text:p>'Hydrocarbon 1;Gem 1',</text:p>
          </table:table-cell>
          <table:table-cell table:formula="of:=CONCATENATE(&quot;'&quot;;[Input.J21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13]" office:value-type="string" office:string-value="Fenris">
            <text:p>Fenris</text:p>
          </table:table-cell>
          <table:table-cell table:formula="of:=CONCATENATE(&quot;['&quot;;[Input.B213];&quot;',&quot;)" office:value-type="string" office:string-value="['Harvestable Field 9',">
            <text:p>['Harvestable Field 9',</text:p>
          </table:table-cell>
          <table:table-cell table:formula="of:=CONCATENATE([Input.C213];&quot;,&quot;)" office:value-type="string" office:string-value="8,">
            <text:p>8,</text:p>
          </table:table-cell>
          <table:table-cell table:formula="of:=CONCATENATE([Input.D213];&quot;,&quot;)" office:value-type="string" office:string-value="8,">
            <text:p>8,</text:p>
          </table:table-cell>
          <table:table-cell table:formula="of:=CONCATENATE([Input.E213];&quot;,&quot;)" office:value-type="string" office:string-value="129969,">
            <text:p>129969,</text:p>
          </table:table-cell>
          <table:table-cell table:formula="of:=CONCATENATE([Input.F213];&quot;,&quot;)" office:value-type="string" office:string-value="-21965.1,">
            <text:p>-21965.1,</text:p>
          </table:table-cell>
          <table:table-cell table:formula="of:=CONCATENATE([Input.G213];&quot;,&quot;)" office:value-type="string" office:string-value="0,">
            <text:p>0,</text:p>
          </table:table-cell>
          <table:table-cell table:formula="of:=CONCATENATE(&quot;'&quot;;[Input.H213];&quot;',&quot;)" office:value-type="string" office:string-value="'Observer Relay 1',">
            <text:p>'Observer Relay 1',</text:p>
          </table:table-cell>
          <table:table-cell table:formula="of:=CONCATENATE(&quot;'&quot;;[Input.I213];&quot;',&quot;)" office:value-type="string" office:string-value="'Gem 1;Hydrocarbon 1',">
            <text:p>'Gem 1;Hydrocarbon 1',</text:p>
          </table:table-cell>
          <table:table-cell table:formula="of:=CONCATENATE(&quot;'&quot;;[Input.J21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14]" office:value-type="string" office:string-value="Fenris">
            <text:p>Fenris</text:p>
          </table:table-cell>
          <table:table-cell table:formula="of:=CONCATENATE(&quot;['&quot;;[Input.B214];&quot;',&quot;)" office:value-type="string" office:string-value="['Harvestable Field 11',">
            <text:p>['Harvestable Field 11',</text:p>
          </table:table-cell>
          <table:table-cell table:formula="of:=CONCATENATE([Input.C214];&quot;,&quot;)" office:value-type="string" office:string-value="8,">
            <text:p>8,</text:p>
          </table:table-cell>
          <table:table-cell table:formula="of:=CONCATENATE([Input.D214];&quot;,&quot;)" office:value-type="string" office:string-value="15,">
            <text:p>15,</text:p>
          </table:table-cell>
          <table:table-cell table:formula="of:=CONCATENATE([Input.E214];&quot;,&quot;)" office:value-type="string" office:string-value="-150714,">
            <text:p>-150714,</text:p>
          </table:table-cell>
          <table:table-cell table:formula="of:=CONCATENATE([Input.F214];&quot;,&quot;)" office:value-type="string" office:string-value="-16461.3,">
            <text:p>-16461.3,</text:p>
          </table:table-cell>
          <table:table-cell table:formula="of:=CONCATENATE([Input.G214];&quot;,&quot;)" office:value-type="string" office:string-value="0,">
            <text:p>0,</text:p>
          </table:table-cell>
          <table:table-cell table:formula="of:=CONCATENATE(&quot;'&quot;;[Input.H214];&quot;',&quot;)" office:value-type="string" office:string-value="'Nav Fenris 4',">
            <text:p>'Nav Fenris 4',</text:p>
          </table:table-cell>
          <table:table-cell table:formula="of:=CONCATENATE(&quot;'&quot;;[Input.I214];&quot;',&quot;)" office:value-type="string" office:string-value="'Gem 1;Hydrocarbon 1',">
            <text:p>'Gem 1;Hydrocarbon 1',</text:p>
          </table:table-cell>
          <table:table-cell table:formula="of:=CONCATENATE(&quot;'&quot;;[Input.J21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15]" office:value-type="string" office:string-value="Fenris">
            <text:p>Fenris</text:p>
          </table:table-cell>
          <table:table-cell table:formula="of:=CONCATENATE(&quot;['&quot;;[Input.B215];&quot;',&quot;)" office:value-type="string" office:string-value="['Harvestable Field 12',">
            <text:p>['Harvestable Field 12',</text:p>
          </table:table-cell>
          <table:table-cell table:formula="of:=CONCATENATE([Input.C215];&quot;,&quot;)" office:value-type="string" office:string-value="8,">
            <text:p>8,</text:p>
          </table:table-cell>
          <table:table-cell table:formula="of:=CONCATENATE([Input.D215];&quot;,&quot;)" office:value-type="string" office:string-value="8,">
            <text:p>8,</text:p>
          </table:table-cell>
          <table:table-cell table:formula="of:=CONCATENATE([Input.E215];&quot;,&quot;)" office:value-type="string" office:string-value="-150070,">
            <text:p>-150070,</text:p>
          </table:table-cell>
          <table:table-cell table:formula="of:=CONCATENATE([Input.F215];&quot;,&quot;)" office:value-type="string" office:string-value="-19521.2,">
            <text:p>-19521.2,</text:p>
          </table:table-cell>
          <table:table-cell table:formula="of:=CONCATENATE([Input.G215];&quot;,&quot;)" office:value-type="string" office:string-value="0,">
            <text:p>0,</text:p>
          </table:table-cell>
          <table:table-cell table:formula="of:=CONCATENATE(&quot;'&quot;;[Input.H215];&quot;',&quot;)" office:value-type="string" office:string-value="'Nav Fenris 4',">
            <text:p>'Nav Fenris 4',</text:p>
          </table:table-cell>
          <table:table-cell table:formula="of:=CONCATENATE(&quot;'&quot;;[Input.I215];&quot;',&quot;)" office:value-type="string" office:string-value="'Gem 1;Hydrocarbon 1',">
            <text:p>'Gem 1;Hydrocarbon 1',</text:p>
          </table:table-cell>
          <table:table-cell table:formula="of:=CONCATENATE(&quot;'&quot;;[Input.J21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16]" office:value-type="string" office:string-value="Fenris">
            <text:p>Fenris</text:p>
          </table:table-cell>
          <table:table-cell table:formula="of:=CONCATENATE(&quot;['&quot;;[Input.B216];&quot;',&quot;)" office:value-type="string" office:string-value="['Harvestable Field 13',">
            <text:p>['Harvestable Field 13',</text:p>
          </table:table-cell>
          <table:table-cell table:formula="of:=CONCATENATE([Input.C216];&quot;,&quot;)" office:value-type="string" office:string-value="8,">
            <text:p>8,</text:p>
          </table:table-cell>
          <table:table-cell table:formula="of:=CONCATENATE([Input.D216];&quot;,&quot;)" office:value-type="string" office:string-value="20,">
            <text:p>20,</text:p>
          </table:table-cell>
          <table:table-cell table:formula="of:=CONCATENATE([Input.E216];&quot;,&quot;)" office:value-type="string" office:string-value="24533.4,">
            <text:p>24533.4,</text:p>
          </table:table-cell>
          <table:table-cell table:formula="of:=CONCATENATE([Input.F216];&quot;,&quot;)" office:value-type="string" office:string-value="-140533,">
            <text:p>-140533,</text:p>
          </table:table-cell>
          <table:table-cell table:formula="of:=CONCATENATE([Input.G216];&quot;,&quot;)" office:value-type="string" office:string-value="0,">
            <text:p>0,</text:p>
          </table:table-cell>
          <table:table-cell table:formula="of:=CONCATENATE(&quot;'&quot;;[Input.H216];&quot;',&quot;)" office:value-type="string" office:string-value="'Nav Fenris 1',">
            <text:p>'Nav Fenris 1',</text:p>
          </table:table-cell>
          <table:table-cell table:formula="of:=CONCATENATE(&quot;'&quot;;[Input.I216];&quot;',&quot;)" office:value-type="string" office:string-value="'Hydrocarbon 1;Metal 1',">
            <text:p>'Hydrocarbon 1;Metal 1',</text:p>
          </table:table-cell>
          <table:table-cell table:formula="of:=CONCATENATE(&quot;'&quot;;[Input.J21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17]" office:value-type="string" office:string-value="Fenris">
            <text:p>Fenris</text:p>
          </table:table-cell>
          <table:table-cell table:formula="of:=CONCATENATE(&quot;['&quot;;[Input.B217];&quot;',&quot;)" office:value-type="string" office:string-value="['Harvestable Field 14',">
            <text:p>['Harvestable Field 14',</text:p>
          </table:table-cell>
          <table:table-cell table:formula="of:=CONCATENATE([Input.C217];&quot;,&quot;)" office:value-type="string" office:string-value="8,">
            <text:p>8,</text:p>
          </table:table-cell>
          <table:table-cell table:formula="of:=CONCATENATE([Input.D217];&quot;,&quot;)" office:value-type="string" office:string-value="20,">
            <text:p>20,</text:p>
          </table:table-cell>
          <table:table-cell table:formula="of:=CONCATENATE([Input.E217];&quot;,&quot;)" office:value-type="string" office:string-value="23733.4,">
            <text:p>23733.4,</text:p>
          </table:table-cell>
          <table:table-cell table:formula="of:=CONCATENATE([Input.F217];&quot;,&quot;)" office:value-type="string" office:string-value="-141067,">
            <text:p>-141067,</text:p>
          </table:table-cell>
          <table:table-cell table:formula="of:=CONCATENATE([Input.G217];&quot;,&quot;)" office:value-type="string" office:string-value="0,">
            <text:p>0,</text:p>
          </table:table-cell>
          <table:table-cell table:formula="of:=CONCATENATE(&quot;'&quot;;[Input.H217];&quot;',&quot;)" office:value-type="string" office:string-value="'Nav Fenris 1',">
            <text:p>'Nav Fenris 1',</text:p>
          </table:table-cell>
          <table:table-cell table:formula="of:=CONCATENATE(&quot;'&quot;;[Input.I217];&quot;',&quot;)" office:value-type="string" office:string-value="'Gem 2;Hydrocarbon 2',">
            <text:p>'Gem 2;Hydrocarbon 2',</text:p>
          </table:table-cell>
          <table:table-cell table:formula="of:=CONCATENATE(&quot;'&quot;;[Input.J21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18]" office:value-type="string" office:string-value="Fenris">
            <text:p>Fenris</text:p>
          </table:table-cell>
          <table:table-cell table:formula="of:=CONCATENATE(&quot;['&quot;;[Input.B218];&quot;',&quot;)" office:value-type="string" office:string-value="['Harvestable Field 7',">
            <text:p>['Harvestable Field 7',</text:p>
          </table:table-cell>
          <table:table-cell table:formula="of:=CONCATENATE([Input.C218];&quot;,&quot;)" office:value-type="string" office:string-value="7,">
            <text:p>7,</text:p>
          </table:table-cell>
          <table:table-cell table:formula="of:=CONCATENATE([Input.D218];&quot;,&quot;)" office:value-type="string" office:string-value="15,">
            <text:p>15,</text:p>
          </table:table-cell>
          <table:table-cell table:formula="of:=CONCATENATE([Input.E218];&quot;,&quot;)" office:value-type="string" office:string-value="126650,">
            <text:p>126650,</text:p>
          </table:table-cell>
          <table:table-cell table:formula="of:=CONCATENATE([Input.F218];&quot;,&quot;)" office:value-type="string" office:string-value="-22085.8,">
            <text:p>-22085.8,</text:p>
          </table:table-cell>
          <table:table-cell table:formula="of:=CONCATENATE([Input.G218];&quot;,&quot;)" office:value-type="string" office:string-value="0,">
            <text:p>0,</text:p>
          </table:table-cell>
          <table:table-cell table:formula="of:=CONCATENATE(&quot;'&quot;;[Input.H218];&quot;',&quot;)" office:value-type="string" office:string-value="'Observer Relay 1',">
            <text:p>'Observer Relay 1',</text:p>
          </table:table-cell>
          <table:table-cell table:formula="of:=CONCATENATE(&quot;'&quot;;[Input.I218];&quot;',&quot;)" office:value-type="string" office:string-value="'Hydrocarbon 1;Gem 1',">
            <text:p>'Hydrocarbon 1;Gem 1',</text:p>
          </table:table-cell>
          <table:table-cell table:formula="of:=CONCATENATE(&quot;'&quot;;[Input.J21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19]" office:value-type="string" office:string-value="Fenris">
            <text:p>Fenris</text:p>
          </table:table-cell>
          <table:table-cell table:formula="of:=CONCATENATE(&quot;['&quot;;[Input.B219];&quot;',&quot;)" office:value-type="string" office:string-value="['Harvestable Field 10',">
            <text:p>['Harvestable Field 10',</text:p>
          </table:table-cell>
          <table:table-cell table:formula="of:=CONCATENATE([Input.C219];&quot;,&quot;)" office:value-type="string" office:string-value="7,">
            <text:p>7,</text:p>
          </table:table-cell>
          <table:table-cell table:formula="of:=CONCATENATE([Input.D219];&quot;,&quot;)" office:value-type="string" office:string-value="15,">
            <text:p>15,</text:p>
          </table:table-cell>
          <table:table-cell table:formula="of:=CONCATENATE([Input.E219];&quot;,&quot;)" office:value-type="string" office:string-value="-148379,">
            <text:p>-148379,</text:p>
          </table:table-cell>
          <table:table-cell table:formula="of:=CONCATENATE([Input.F219];&quot;,&quot;)" office:value-type="string" office:string-value="-17588.6,">
            <text:p>-17588.6,</text:p>
          </table:table-cell>
          <table:table-cell table:formula="of:=CONCATENATE([Input.G219];&quot;,&quot;)" office:value-type="string" office:string-value="0,">
            <text:p>0,</text:p>
          </table:table-cell>
          <table:table-cell table:formula="of:=CONCATENATE(&quot;'&quot;;[Input.H219];&quot;',&quot;)" office:value-type="string" office:string-value="'Nav Fenris 4',">
            <text:p>'Nav Fenris 4',</text:p>
          </table:table-cell>
          <table:table-cell table:formula="of:=CONCATENATE(&quot;'&quot;;[Input.I219];&quot;',&quot;)" office:value-type="string" office:string-value="'Gem 1;Hydrocarbon 1',">
            <text:p>'Gem 1;Hydrocarbon 1',</text:p>
          </table:table-cell>
          <table:table-cell table:formula="of:=CONCATENATE(&quot;'&quot;;[Input.J21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20]" office:value-type="string" office:string-value="Fenris">
            <text:p>Fenris</text:p>
          </table:table-cell>
          <table:table-cell table:formula="of:=CONCATENATE(&quot;['&quot;;[Input.B220];&quot;',&quot;)" office:value-type="string" office:string-value="['Harvestable Field 15',">
            <text:p>['Harvestable Field 15',</text:p>
          </table:table-cell>
          <table:table-cell table:formula="of:=CONCATENATE([Input.C220];&quot;,&quot;)" office:value-type="string" office:string-value="7,">
            <text:p>7,</text:p>
          </table:table-cell>
          <table:table-cell table:formula="of:=CONCATENATE([Input.D220];&quot;,&quot;)" office:value-type="string" office:string-value="30,">
            <text:p>30,</text:p>
          </table:table-cell>
          <table:table-cell table:formula="of:=CONCATENATE([Input.E220];&quot;,&quot;)" office:value-type="string" office:string-value="9322.08,">
            <text:p>9322.08,</text:p>
          </table:table-cell>
          <table:table-cell table:formula="of:=CONCATENATE([Input.F220];&quot;,&quot;)" office:value-type="string" office:string-value="8796.31,">
            <text:p>8796.31,</text:p>
          </table:table-cell>
          <table:table-cell table:formula="of:=CONCATENATE([Input.G220];&quot;,&quot;)" office:value-type="string" office:string-value="0,">
            <text:p>0,</text:p>
          </table:table-cell>
          <table:table-cell table:formula="of:=CONCATENATE(&quot;'&quot;;[Input.H220];&quot;',&quot;)" office:value-type="string" office:string-value="'Observer Relay 3',">
            <text:p>'Observer Relay 3',</text:p>
          </table:table-cell>
          <table:table-cell table:formula="of:=CONCATENATE(&quot;'&quot;;[Input.I220];&quot;',&quot;)" office:value-type="string" office:string-value="'Gas Pocket 1',">
            <text:p>'Gas Pocket 1',</text:p>
          </table:table-cell>
          <table:table-cell table:formula="of:=CONCATENATE(&quot;'&quot;;[Input.J22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21]" office:value-type="string" office:string-value="Fenris">
            <text:p>Fenris</text:p>
          </table:table-cell>
          <table:table-cell table:formula="of:=CONCATENATE(&quot;['&quot;;[Input.B221];&quot;',&quot;)" office:value-type="string" office:string-value="['Harvestable Field 4',">
            <text:p>['Harvestable Field 4',</text:p>
          </table:table-cell>
          <table:table-cell table:formula="of:=CONCATENATE([Input.C221];&quot;,&quot;)" office:value-type="string" office:string-value="5,">
            <text:p>5,</text:p>
          </table:table-cell>
          <table:table-cell table:formula="of:=CONCATENATE([Input.D221];&quot;,&quot;)" office:value-type="string" office:string-value="15,">
            <text:p>15,</text:p>
          </table:table-cell>
          <table:table-cell table:formula="of:=CONCATENATE([Input.E221];&quot;,&quot;)" office:value-type="string" office:string-value="-147493,">
            <text:p>-147493,</text:p>
          </table:table-cell>
          <table:table-cell table:formula="of:=CONCATENATE([Input.F221];&quot;,&quot;)" office:value-type="string" office:string-value="104968,">
            <text:p>104968,</text:p>
          </table:table-cell>
          <table:table-cell table:formula="of:=CONCATENATE([Input.G221];&quot;,&quot;)" office:value-type="string" office:string-value="0,">
            <text:p>0,</text:p>
          </table:table-cell>
          <table:table-cell table:formula="of:=CONCATENATE(&quot;'&quot;;[Input.H221];&quot;',&quot;)" office:value-type="string" office:string-value="'Nav Fenris 6',">
            <text:p>'Nav Fenris 6',</text:p>
          </table:table-cell>
          <table:table-cell table:formula="of:=CONCATENATE(&quot;'&quot;;[Input.I221];&quot;',&quot;)" office:value-type="string" office:string-value="'Hydrocarbon 1',">
            <text:p>'Hydrocarbon 1',</text:p>
          </table:table-cell>
          <table:table-cell table:formula="of:=CONCATENATE(&quot;'&quot;;[Input.J22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22]" office:value-type="string" office:string-value="Fenris">
            <text:p>Fenris</text:p>
          </table:table-cell>
          <table:table-cell table:formula="of:=CONCATENATE(&quot;['&quot;;[Input.B222];&quot;',&quot;)" office:value-type="string" office:string-value="['Harvestable Field 6',">
            <text:p>['Harvestable Field 6',</text:p>
          </table:table-cell>
          <table:table-cell table:formula="of:=CONCATENATE([Input.C222];&quot;,&quot;)" office:value-type="string" office:string-value="5,">
            <text:p>5,</text:p>
          </table:table-cell>
          <table:table-cell table:formula="of:=CONCATENATE([Input.D222];&quot;,&quot;)" office:value-type="string" office:string-value="10,">
            <text:p>10,</text:p>
          </table:table-cell>
          <table:table-cell table:formula="of:=CONCATENATE([Input.E222];&quot;,&quot;)" office:value-type="string" office:string-value="70626.7,">
            <text:p>70626.7,</text:p>
          </table:table-cell>
          <table:table-cell table:formula="of:=CONCATENATE([Input.F222];&quot;,&quot;)" office:value-type="string" office:string-value="69933.8,">
            <text:p>69933.8,</text:p>
          </table:table-cell>
          <table:table-cell table:formula="of:=CONCATENATE([Input.G222];&quot;,&quot;)" office:value-type="string" office:string-value="0,">
            <text:p>0,</text:p>
          </table:table-cell>
          <table:table-cell table:formula="of:=CONCATENATE(&quot;'&quot;;[Input.H222];&quot;',&quot;)" office:value-type="string" office:string-value="'Gleipnir',">
            <text:p>'Gleipnir',</text:p>
          </table:table-cell>
          <table:table-cell table:formula="of:=CONCATENATE(&quot;'&quot;;[Input.I222];&quot;',&quot;)" office:value-type="string" office:string-value="'Hydrocarbon 1',">
            <text:p>'Hydrocarbon 1',</text:p>
          </table:table-cell>
          <table:table-cell table:formula="of:=CONCATENATE(&quot;'&quot;;[Input.J22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23]" office:value-type="string" office:string-value="Fenris">
            <text:p>Fenris</text:p>
          </table:table-cell>
          <table:table-cell table:formula="of:=CONCATENATE(&quot;['&quot;;[Input.B223];&quot;',&quot;)" office:value-type="string" office:string-value="['Harvestable Field 3',">
            <text:p>['Harvestable Field 3',</text:p>
          </table:table-cell>
          <table:table-cell table:formula="of:=CONCATENATE([Input.C223];&quot;,&quot;)" office:value-type="string" office:string-value="4,">
            <text:p>4,</text:p>
          </table:table-cell>
          <table:table-cell table:formula="of:=CONCATENATE([Input.D223];&quot;,&quot;)" office:value-type="string" office:string-value="15,">
            <text:p>15,</text:p>
          </table:table-cell>
          <table:table-cell table:formula="of:=CONCATENATE([Input.E223];&quot;,&quot;)" office:value-type="string" office:string-value="-149075,">
            <text:p>-149075,</text:p>
          </table:table-cell>
          <table:table-cell table:formula="of:=CONCATENATE([Input.F223];&quot;,&quot;)" office:value-type="string" office:string-value="99616.7,">
            <text:p>99616.7,</text:p>
          </table:table-cell>
          <table:table-cell table:formula="of:=CONCATENATE([Input.G223];&quot;,&quot;)" office:value-type="string" office:string-value="0,">
            <text:p>0,</text:p>
          </table:table-cell>
          <table:table-cell table:formula="of:=CONCATENATE(&quot;'&quot;;[Input.H223];&quot;',&quot;)" office:value-type="string" office:string-value="'Nav Fenris 6',">
            <text:p>'Nav Fenris 6',</text:p>
          </table:table-cell>
          <table:table-cell table:formula="of:=CONCATENATE(&quot;'&quot;;[Input.I223];&quot;',&quot;)" office:value-type="string" office:string-value="'Hydrocarbon 1',">
            <text:p>'Hydrocarbon 1',</text:p>
          </table:table-cell>
          <table:table-cell table:formula="of:=CONCATENATE(&quot;'&quot;;[Input.J22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24]" office:value-type="string" office:string-value="Fenris">
            <text:p>Fenris</text:p>
          </table:table-cell>
          <table:table-cell table:formula="of:=CONCATENATE(&quot;['&quot;;[Input.B224];&quot;',&quot;)" office:value-type="string" office:string-value="['Harvestable Field 5',">
            <text:p>['Harvestable Field 5',</text:p>
          </table:table-cell>
          <table:table-cell table:formula="of:=CONCATENATE([Input.C224];&quot;,&quot;)" office:value-type="string" office:string-value="4,">
            <text:p>4,</text:p>
          </table:table-cell>
          <table:table-cell table:formula="of:=CONCATENATE([Input.D224];&quot;,&quot;)" office:value-type="string" office:string-value="10,">
            <text:p>10,</text:p>
          </table:table-cell>
          <table:table-cell table:formula="of:=CONCATENATE([Input.E224];&quot;,&quot;)" office:value-type="string" office:string-value="68864.5,">
            <text:p>68864.5,</text:p>
          </table:table-cell>
          <table:table-cell table:formula="of:=CONCATENATE([Input.F224];&quot;,&quot;)" office:value-type="string" office:string-value="69124.1,">
            <text:p>69124.1,</text:p>
          </table:table-cell>
          <table:table-cell table:formula="of:=CONCATENATE([Input.G224];&quot;,&quot;)" office:value-type="string" office:string-value="0,">
            <text:p>0,</text:p>
          </table:table-cell>
          <table:table-cell table:formula="of:=CONCATENATE(&quot;'&quot;;[Input.H224];&quot;',&quot;)" office:value-type="string" office:string-value="'Gleipnir',">
            <text:p>'Gleipnir',</text:p>
          </table:table-cell>
          <table:table-cell table:formula="of:=CONCATENATE(&quot;'&quot;;[Input.I224];&quot;',&quot;)" office:value-type="string" office:string-value="'Hydrocarbon 1',">
            <text:p>'Hydrocarbon 1',</text:p>
          </table:table-cell>
          <table:table-cell table:formula="of:=CONCATENATE(&quot;'&quot;;[Input.J22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25]" office:value-type="string" office:string-value="Fenris">
            <text:p>Fenris</text:p>
          </table:table-cell>
          <table:table-cell table:formula="of:=CONCATENATE(&quot;['&quot;;[Input.B225];&quot;',&quot;)" office:value-type="string" office:string-value="['Harvestable Field 2',">
            <text:p>['Harvestable Field 2',</text:p>
          </table:table-cell>
          <table:table-cell table:formula="of:=CONCATENATE([Input.C225];&quot;,&quot;)" office:value-type="string" office:string-value="3,">
            <text:p>3,</text:p>
          </table:table-cell>
          <table:table-cell table:formula="of:=CONCATENATE([Input.D225];&quot;,&quot;)" office:value-type="string" office:string-value="15,">
            <text:p>15,</text:p>
          </table:table-cell>
          <table:table-cell table:formula="of:=CONCATENATE([Input.E225];&quot;,&quot;)" office:value-type="string" office:string-value="-30402.3,">
            <text:p>-30402.3,</text:p>
          </table:table-cell>
          <table:table-cell table:formula="of:=CONCATENATE([Input.F225];&quot;,&quot;)" office:value-type="string" office:string-value="109998,">
            <text:p>109998,</text:p>
          </table:table-cell>
          <table:table-cell table:formula="of:=CONCATENATE([Input.G225];&quot;,&quot;)" office:value-type="string" office:string-value="0,">
            <text:p>0,</text:p>
          </table:table-cell>
          <table:table-cell table:formula="of:=CONCATENATE(&quot;'&quot;;[Input.H225];&quot;',&quot;)" office:value-type="string" office:string-value="'Nav Fenris 9',">
            <text:p>'Nav Fenris 9',</text:p>
          </table:table-cell>
          <table:table-cell table:formula="of:=CONCATENATE(&quot;'&quot;;[Input.I225];&quot;',&quot;)" office:value-type="string" office:string-value="'Gem 1',">
            <text:p>'Gem 1',</text:p>
          </table:table-cell>
          <table:table-cell table:formula="of:=CONCATENATE(&quot;'&quot;;[Input.J22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26]" office:value-type="string" office:string-value="Fenris">
            <text:p>Fenris</text:p>
          </table:table-cell>
          <table:table-cell table:formula="of:=CONCATENATE(&quot;['&quot;;[Input.B226];&quot;',&quot;)" office:value-type="string" office:string-value="['Harvestable Field 1',">
            <text:p>['Harvestable Field 1',</text:p>
          </table:table-cell>
          <table:table-cell table:formula="of:=CONCATENATE([Input.C226];&quot;,&quot;)" office:value-type="string" office:string-value="1,">
            <text:p>1,</text:p>
          </table:table-cell>
          <table:table-cell table:formula="of:=CONCATENATE([Input.D226];&quot;,&quot;)" office:value-type="string" office:string-value="15,">
            <text:p>15,</text:p>
          </table:table-cell>
          <table:table-cell table:formula="of:=CONCATENATE([Input.E226];&quot;,&quot;)" office:value-type="string" office:string-value="-34656.2,">
            <text:p>-34656.2,</text:p>
          </table:table-cell>
          <table:table-cell table:formula="of:=CONCATENATE([Input.F226];&quot;,&quot;)" office:value-type="string" office:string-value="110055,">
            <text:p>110055,</text:p>
          </table:table-cell>
          <table:table-cell table:formula="of:=CONCATENATE([Input.G226];&quot;,&quot;)" office:value-type="string" office:string-value="0,">
            <text:p>0,</text:p>
          </table:table-cell>
          <table:table-cell table:formula="of:=CONCATENATE(&quot;'&quot;;[Input.H226];&quot;',&quot;)" office:value-type="string" office:string-value="'Nav Fenris 9',">
            <text:p>'Nav Fenris 9',</text:p>
          </table:table-cell>
          <table:table-cell table:formula="of:=CONCATENATE(&quot;'&quot;;[Input.I226];&quot;',&quot;)" office:value-type="string" office:string-value="'Hydrocarbon 2;Metal 3',">
            <text:p>'Hydrocarbon 2;Metal 3',</text:p>
          </table:table-cell>
          <table:table-cell table:formula="of:=CONCATENATE(&quot;'&quot;;[Input.J22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27]" office:value-type="string" office:string-value="Fenris">
            <text:p>Fenris</text:p>
          </table:table-cell>
          <table:table-cell table:formula="of:=CONCATENATE(&quot;['&quot;;[Input.B227];&quot;',&quot;)" office:value-type="string" office:string-value="['Harvest Spawn 4',">
            <text:p>['Harvest Spawn 4',</text:p>
          </table:table-cell>
          <table:table-cell table:formula="of:=CONCATENATE([Input.C227];&quot;,&quot;)" office:value-type="string" office:string-value="NULL,">
            <text:p>NULL,</text:p>
          </table:table-cell>
          <table:table-cell table:formula="of:=CONCATENATE([Input.D227];&quot;,&quot;)" office:value-type="string" office:string-value="NULL,">
            <text:p>NULL,</text:p>
          </table:table-cell>
          <table:table-cell table:formula="of:=CONCATENATE([Input.E227];&quot;,&quot;)" office:value-type="string" office:string-value="127917,">
            <text:p>127917,</text:p>
          </table:table-cell>
          <table:table-cell table:formula="of:=CONCATENATE([Input.F227];&quot;,&quot;)" office:value-type="string" office:string-value="-23534.2,">
            <text:p>-23534.2,</text:p>
          </table:table-cell>
          <table:table-cell table:formula="of:=CONCATENATE([Input.G227];&quot;,&quot;)" office:value-type="string" office:string-value="0,">
            <text:p>0,</text:p>
          </table:table-cell>
          <table:table-cell table:formula="of:=CONCATENATE(&quot;'&quot;;[Input.H227];&quot;',&quot;)" office:value-type="string" office:string-value="'Observer Relay 1',">
            <text:p>'Observer Relay 1',</text:p>
          </table:table-cell>
          <table:table-cell table:formula="of:=CONCATENATE(&quot;'&quot;;[Input.I227];&quot;',&quot;)" office:value-type="string" office:string-value="'Metal 1',">
            <text:p>'Metal 1',</text:p>
          </table:table-cell>
          <table:table-cell table:formula="of:=CONCATENATE(&quot;'&quot;;[Input.J22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28]" office:value-type="string" office:string-value="Freya">
            <text:p>Freya</text:p>
          </table:table-cell>
          <table:table-cell table:formula="of:=CONCATENATE(&quot;['&quot;;[Input.B228];&quot;',&quot;)" office:value-type="string" office:string-value="['Hidden Harvestable CGH',">
            <text:p>['Hidden Harvestable CGH',</text:p>
          </table:table-cell>
          <table:table-cell table:formula="of:=CONCATENATE([Input.C228];&quot;,&quot;)" office:value-type="string" office:string-value="8,">
            <text:p>8,</text:p>
          </table:table-cell>
          <table:table-cell table:formula="of:=CONCATENATE([Input.D228];&quot;,&quot;)" office:value-type="string" office:string-value="100,">
            <text:p>100,</text:p>
          </table:table-cell>
          <table:table-cell table:formula="of:=CONCATENATE([Input.E228];&quot;,&quot;)" office:value-type="string" office:string-value="197561,">
            <text:p>197561,</text:p>
          </table:table-cell>
          <table:table-cell table:formula="of:=CONCATENATE([Input.F228];&quot;,&quot;)" office:value-type="string" office:string-value="-2561.18,">
            <text:p>-2561.18,</text:p>
          </table:table-cell>
          <table:table-cell table:formula="of:=CONCATENATE([Input.G228];&quot;,&quot;)" office:value-type="string" office:string-value="0,">
            <text:p>0,</text:p>
          </table:table-cell>
          <table:table-cell table:formula="of:=CONCATENATE(&quot;'&quot;;[Input.H228];&quot;',&quot;)" office:value-type="string" office:string-value="'Nav Freya 2',">
            <text:p>'Nav Freya 2',</text:p>
          </table:table-cell>
          <table:table-cell table:formula="of:=CONCATENATE(&quot;'&quot;;[Input.I228];&quot;',&quot;)" office:value-type="string" office:string-value="'Reactive 3;Hydrocarbon 3;Gem 3',">
            <text:p>'Reactive 3;Hydrocarbon 3;Gem 3',</text:p>
          </table:table-cell>
          <table:table-cell table:formula="of:=CONCATENATE(&quot;'&quot;;[Input.J22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29]" office:value-type="string" office:string-value="Freya">
            <text:p>Freya</text:p>
          </table:table-cell>
          <table:table-cell table:formula="of:=CONCATENATE(&quot;['&quot;;[Input.B229];&quot;',&quot;)" office:value-type="string" office:string-value="['Hidden Harvestable ACH',">
            <text:p>['Hidden Harvestable ACH',</text:p>
          </table:table-cell>
          <table:table-cell table:formula="of:=CONCATENATE([Input.C229];&quot;,&quot;)" office:value-type="string" office:string-value="7,">
            <text:p>7,</text:p>
          </table:table-cell>
          <table:table-cell table:formula="of:=CONCATENATE([Input.D229];&quot;,&quot;)" office:value-type="string" office:string-value="29,">
            <text:p>29,</text:p>
          </table:table-cell>
          <table:table-cell table:formula="of:=CONCATENATE([Input.E229];&quot;,&quot;)" office:value-type="string" office:string-value="201188,">
            <text:p>201188,</text:p>
          </table:table-cell>
          <table:table-cell table:formula="of:=CONCATENATE([Input.F229];&quot;,&quot;)" office:value-type="string" office:string-value="5987.34,">
            <text:p>5987.34,</text:p>
          </table:table-cell>
          <table:table-cell table:formula="of:=CONCATENATE([Input.G229];&quot;,&quot;)" office:value-type="string" office:string-value="0,">
            <text:p>0,</text:p>
          </table:table-cell>
          <table:table-cell table:formula="of:=CONCATENATE(&quot;'&quot;;[Input.H229];&quot;',&quot;)" office:value-type="string" office:string-value="'Asteroid RF-103',">
            <text:p>'Asteroid RF-103',</text:p>
          </table:table-cell>
          <table:table-cell table:formula="of:=CONCATENATE(&quot;'&quot;;[Input.I229];&quot;',&quot;)" office:value-type="string" office:string-value="'Gem 3;Hydrocarbon 3;Metal 3',">
            <text:p>'Gem 3;Hydrocarbon 3;Metal 3',</text:p>
          </table:table-cell>
          <table:table-cell table:formula="of:=CONCATENATE(&quot;'&quot;;[Input.J22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30]" office:value-type="string" office:string-value="Freya">
            <text:p>Freya</text:p>
          </table:table-cell>
          <table:table-cell table:formula="of:=CONCATENATE(&quot;['&quot;;[Input.B230];&quot;',&quot;)" office:value-type="string" office:string-value="['Ore G',">
            <text:p>['Ore G',</text:p>
          </table:table-cell>
          <table:table-cell table:formula="of:=CONCATENATE([Input.C230];&quot;,&quot;)" office:value-type="string" office:string-value="6,">
            <text:p>6,</text:p>
          </table:table-cell>
          <table:table-cell table:formula="of:=CONCATENATE([Input.D230];&quot;,&quot;)" office:value-type="string" office:string-value="12,">
            <text:p>12,</text:p>
          </table:table-cell>
          <table:table-cell table:formula="of:=CONCATENATE([Input.E230];&quot;,&quot;)" office:value-type="string" office:string-value="-39836.9,">
            <text:p>-39836.9,</text:p>
          </table:table-cell>
          <table:table-cell table:formula="of:=CONCATENATE([Input.F230];&quot;,&quot;)" office:value-type="string" office:string-value="-72869.9,">
            <text:p>-72869.9,</text:p>
          </table:table-cell>
          <table:table-cell table:formula="of:=CONCATENATE([Input.G230];&quot;,&quot;)" office:value-type="string" office:string-value="0,">
            <text:p>0,</text:p>
          </table:table-cell>
          <table:table-cell table:formula="of:=CONCATENATE(&quot;'&quot;;[Input.H230];&quot;',&quot;)" office:value-type="string" office:string-value="'Freya Field 2',">
            <text:p>'Freya Field 2',</text:p>
          </table:table-cell>
          <table:table-cell table:formula="of:=CONCATENATE(&quot;'&quot;;[Input.I230];&quot;',&quot;)" office:value-type="string" office:string-value="'Reactive 1',">
            <text:p>'Reactive 1',</text:p>
          </table:table-cell>
          <table:table-cell table:formula="of:=CONCATENATE(&quot;'&quot;;[Input.J23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31]" office:value-type="string" office:string-value="Freya">
            <text:p>Freya</text:p>
          </table:table-cell>
          <table:table-cell table:formula="of:=CONCATENATE(&quot;['&quot;;[Input.B231];&quot;',&quot;)" office:value-type="string" office:string-value="['Ore ACH',">
            <text:p>['Ore ACH',</text:p>
          </table:table-cell>
          <table:table-cell table:formula="of:=CONCATENATE([Input.C231];&quot;,&quot;)" office:value-type="string" office:string-value="5,">
            <text:p>5,</text:p>
          </table:table-cell>
          <table:table-cell table:formula="of:=CONCATENATE([Input.D231];&quot;,&quot;)" office:value-type="string" office:string-value="25,">
            <text:p>25,</text:p>
          </table:table-cell>
          <table:table-cell table:formula="of:=CONCATENATE([Input.E231];&quot;,&quot;)" office:value-type="string" office:string-value="-37222.7,">
            <text:p>-37222.7,</text:p>
          </table:table-cell>
          <table:table-cell table:formula="of:=CONCATENATE([Input.F231];&quot;,&quot;)" office:value-type="string" office:string-value="-71275.9,">
            <text:p>-71275.9,</text:p>
          </table:table-cell>
          <table:table-cell table:formula="of:=CONCATENATE([Input.G231];&quot;,&quot;)" office:value-type="string" office:string-value="0,">
            <text:p>0,</text:p>
          </table:table-cell>
          <table:table-cell table:formula="of:=CONCATENATE(&quot;'&quot;;[Input.H231];&quot;',&quot;)" office:value-type="string" office:string-value="'Freya Field 2',">
            <text:p>'Freya Field 2',</text:p>
          </table:table-cell>
          <table:table-cell table:formula="of:=CONCATENATE(&quot;'&quot;;[Input.I231];&quot;',&quot;)" office:value-type="string" office:string-value="'Metal 3;Gem 3;Hydrocarbon 3',">
            <text:p>'Metal 3;Gem 3;Hydrocarbon 3',</text:p>
          </table:table-cell>
          <table:table-cell table:formula="of:=CONCATENATE(&quot;'&quot;;[Input.J23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32]" office:value-type="string" office:string-value="Freya">
            <text:p>Freya</text:p>
          </table:table-cell>
          <table:table-cell table:formula="of:=CONCATENATE(&quot;['&quot;;[Input.B232];&quot;',&quot;)" office:value-type="string" office:string-value="['Gas 1',">
            <text:p>['Gas 1',</text:p>
          </table:table-cell>
          <table:table-cell table:formula="of:=CONCATENATE([Input.C232];&quot;,&quot;)" office:value-type="string" office:string-value="5,">
            <text:p>5,</text:p>
          </table:table-cell>
          <table:table-cell table:formula="of:=CONCATENATE([Input.D232];&quot;,&quot;)" office:value-type="string" office:string-value="20,">
            <text:p>20,</text:p>
          </table:table-cell>
          <table:table-cell table:formula="of:=CONCATENATE([Input.E232];&quot;,&quot;)" office:value-type="string" office:string-value="7596.71,">
            <text:p>7596.71,</text:p>
          </table:table-cell>
          <table:table-cell table:formula="of:=CONCATENATE([Input.F232];&quot;,&quot;)" office:value-type="string" office:string-value="-24009.7,">
            <text:p>-24009.7,</text:p>
          </table:table-cell>
          <table:table-cell table:formula="of:=CONCATENATE([Input.G232];&quot;,&quot;)" office:value-type="string" office:string-value="0,">
            <text:p>0,</text:p>
          </table:table-cell>
          <table:table-cell table:formula="of:=CONCATENATE(&quot;'&quot;;[Input.H232];&quot;',&quot;)" office:value-type="string" office:string-value="'Asteroid FP-X19',">
            <text:p>'Asteroid FP-X19',</text:p>
          </table:table-cell>
          <table:table-cell table:formula="of:=CONCATENATE(&quot;'&quot;;[Input.I232];&quot;',&quot;)" office:value-type="string" office:string-value="'Gas Pocket 1',">
            <text:p>'Gas Pocket 1',</text:p>
          </table:table-cell>
          <table:table-cell table:formula="of:=CONCATENATE(&quot;'&quot;;[Input.J23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33]" office:value-type="string" office:string-value="Freya">
            <text:p>Freya</text:p>
          </table:table-cell>
          <table:table-cell table:formula="of:=CONCATENATE(&quot;['&quot;;[Input.B233];&quot;',&quot;)" office:value-type="string" office:string-value="['Gas 2',">
            <text:p>['Gas 2',</text:p>
          </table:table-cell>
          <table:table-cell table:formula="of:=CONCATENATE([Input.C233];&quot;,&quot;)" office:value-type="string" office:string-value="5,">
            <text:p>5,</text:p>
          </table:table-cell>
          <table:table-cell table:formula="of:=CONCATENATE([Input.D233];&quot;,&quot;)" office:value-type="string" office:string-value="20,">
            <text:p>20,</text:p>
          </table:table-cell>
          <table:table-cell table:formula="of:=CONCATENATE([Input.E233];&quot;,&quot;)" office:value-type="string" office:string-value="46851.3,">
            <text:p>46851.3,</text:p>
          </table:table-cell>
          <table:table-cell table:formula="of:=CONCATENATE([Input.F233];&quot;,&quot;)" office:value-type="string" office:string-value="-18835.2,">
            <text:p>-18835.2,</text:p>
          </table:table-cell>
          <table:table-cell table:formula="of:=CONCATENATE([Input.G233];&quot;,&quot;)" office:value-type="string" office:string-value="0,">
            <text:p>0,</text:p>
          </table:table-cell>
          <table:table-cell table:formula="of:=CONCATENATE(&quot;'&quot;;[Input.H233];&quot;',&quot;)" office:value-type="string" office:string-value="'Asteroid FP-X18',">
            <text:p>'Asteroid FP-X18',</text:p>
          </table:table-cell>
          <table:table-cell table:formula="of:=CONCATENATE(&quot;'&quot;;[Input.I233];&quot;',&quot;)" office:value-type="string" office:string-value="'Gas Pocket 1',">
            <text:p>'Gas Pocket 1',</text:p>
          </table:table-cell>
          <table:table-cell table:formula="of:=CONCATENATE(&quot;'&quot;;[Input.J23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34]" office:value-type="string" office:string-value="Freya">
            <text:p>Freya</text:p>
          </table:table-cell>
          <table:table-cell table:formula="of:=CONCATENATE(&quot;['&quot;;[Input.B234];&quot;',&quot;)" office:value-type="string" office:string-value="['Ores CH',">
            <text:p>['Ores CH',</text:p>
          </table:table-cell>
          <table:table-cell table:formula="of:=CONCATENATE([Input.C234];&quot;,&quot;)" office:value-type="string" office:string-value="5,">
            <text:p>5,</text:p>
          </table:table-cell>
          <table:table-cell table:formula="of:=CONCATENATE([Input.D234];&quot;,&quot;)" office:value-type="string" office:string-value="13,">
            <text:p>13,</text:p>
          </table:table-cell>
          <table:table-cell table:formula="of:=CONCATENATE([Input.E234];&quot;,&quot;)" office:value-type="string" office:string-value="171375,">
            <text:p>171375,</text:p>
          </table:table-cell>
          <table:table-cell table:formula="of:=CONCATENATE([Input.F234];&quot;,&quot;)" office:value-type="string" office:string-value="75118.8,">
            <text:p>75118.8,</text:p>
          </table:table-cell>
          <table:table-cell table:formula="of:=CONCATENATE([Input.G234];&quot;,&quot;)" office:value-type="string" office:string-value="0,">
            <text:p>0,</text:p>
          </table:table-cell>
          <table:table-cell table:formula="of:=CONCATENATE(&quot;'&quot;;[Input.H234];&quot;',&quot;)" office:value-type="string" office:string-value="'Nav Freya 1',">
            <text:p>'Nav Freya 1',</text:p>
          </table:table-cell>
          <table:table-cell table:formula="of:=CONCATENATE(&quot;'&quot;;[Input.I234];&quot;',&quot;)" office:value-type="string" office:string-value="'Gem 1;Hydrocarbon 2',">
            <text:p>'Gem 1;Hydrocarbon 2',</text:p>
          </table:table-cell>
          <table:table-cell table:formula="of:=CONCATENATE(&quot;'&quot;;[Input.J23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35]" office:value-type="string" office:string-value="Freya">
            <text:p>Freya</text:p>
          </table:table-cell>
          <table:table-cell table:formula="of:=CONCATENATE(&quot;['&quot;;[Input.B235];&quot;',&quot;)" office:value-type="string" office:string-value="['Ores ACGH',">
            <text:p>['Ores ACGH',</text:p>
          </table:table-cell>
          <table:table-cell table:formula="of:=CONCATENATE([Input.C235];&quot;,&quot;)" office:value-type="string" office:string-value="5,">
            <text:p>5,</text:p>
          </table:table-cell>
          <table:table-cell table:formula="of:=CONCATENATE([Input.D235];&quot;,&quot;)" office:value-type="string" office:string-value="50,">
            <text:p>50,</text:p>
          </table:table-cell>
          <table:table-cell table:formula="of:=CONCATENATE([Input.E235];&quot;,&quot;)" office:value-type="string" office:string-value="174617,">
            <text:p>174617,</text:p>
          </table:table-cell>
          <table:table-cell table:formula="of:=CONCATENATE([Input.F235];&quot;,&quot;)" office:value-type="string" office:string-value="-80395.3,">
            <text:p>-80395.3,</text:p>
          </table:table-cell>
          <table:table-cell table:formula="of:=CONCATENATE([Input.G235];&quot;,&quot;)" office:value-type="string" office:string-value="0,">
            <text:p>0,</text:p>
          </table:table-cell>
          <table:table-cell table:formula="of:=CONCATENATE(&quot;'&quot;;[Input.H235];&quot;',&quot;)" office:value-type="string" office:string-value="'Falk',">
            <text:p>'Falk',</text:p>
          </table:table-cell>
          <table:table-cell table:formula="of:=CONCATENATE(&quot;'&quot;;[Input.I235];&quot;',&quot;)" office:value-type="string" office:string-value="'Metal 1;Gem 3;Reactive 2;Hydrocarbon 3',">
            <text:p>'Metal 1;Gem 3;Reactive 2;Hydrocarbon 3',</text:p>
          </table:table-cell>
          <table:table-cell table:formula="of:=CONCATENATE(&quot;'&quot;;[Input.J23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36]" office:value-type="string" office:string-value="Freya">
            <text:p>Freya</text:p>
          </table:table-cell>
          <table:table-cell table:formula="of:=CONCATENATE(&quot;['&quot;;[Input.B236];&quot;',&quot;)" office:value-type="string" office:string-value="['Ores ACH',">
            <text:p>['Ores ACH',</text:p>
          </table:table-cell>
          <table:table-cell table:formula="of:=CONCATENATE([Input.C236];&quot;,&quot;)" office:value-type="string" office:string-value="4,">
            <text:p>4,</text:p>
          </table:table-cell>
          <table:table-cell table:formula="of:=CONCATENATE([Input.D236];&quot;,&quot;)" office:value-type="string" office:string-value="28,">
            <text:p>28,</text:p>
          </table:table-cell>
          <table:table-cell table:formula="of:=CONCATENATE([Input.E236];&quot;,&quot;)" office:value-type="string" office:string-value="220579,">
            <text:p>220579,</text:p>
          </table:table-cell>
          <table:table-cell table:formula="of:=CONCATENATE([Input.F236];&quot;,&quot;)" office:value-type="string" office:string-value="-50163.7,">
            <text:p>-50163.7,</text:p>
          </table:table-cell>
          <table:table-cell table:formula="of:=CONCATENATE([Input.G236];&quot;,&quot;)" office:value-type="string" office:string-value="0,">
            <text:p>0,</text:p>
          </table:table-cell>
          <table:table-cell table:formula="of:=CONCATENATE(&quot;'&quot;;[Input.H236];&quot;',&quot;)" office:value-type="string" office:string-value="'Nifleheim Cloud 3',">
            <text:p>'Nifleheim Cloud 3',</text:p>
          </table:table-cell>
          <table:table-cell table:formula="of:=CONCATENATE(&quot;'&quot;;[Input.I236];&quot;',&quot;)" office:value-type="string" office:string-value="'Gem 3;Hydrocarbon 2;Metal 1',">
            <text:p>'Gem 3;Hydrocarbon 2;Metal 1',</text:p>
          </table:table-cell>
          <table:table-cell table:formula="of:=CONCATENATE(&quot;'&quot;;[Input.J23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37]" office:value-type="string" office:string-value="Freya">
            <text:p>Freya</text:p>
          </table:table-cell>
          <table:table-cell table:formula="of:=CONCATENATE(&quot;['&quot;;[Input.B237];&quot;',&quot;)" office:value-type="string" office:string-value="['Ores ACGH',">
            <text:p>['Ores ACGH',</text:p>
          </table:table-cell>
          <table:table-cell table:formula="of:=CONCATENATE([Input.C237];&quot;,&quot;)" office:value-type="string" office:string-value="4,">
            <text:p>4,</text:p>
          </table:table-cell>
          <table:table-cell table:formula="of:=CONCATENATE([Input.D237];&quot;,&quot;)" office:value-type="string" office:string-value="25,">
            <text:p>25,</text:p>
          </table:table-cell>
          <table:table-cell table:formula="of:=CONCATENATE([Input.E237];&quot;,&quot;)" office:value-type="string" office:string-value="196168,">
            <text:p>196168,</text:p>
          </table:table-cell>
          <table:table-cell table:formula="of:=CONCATENATE([Input.F237];&quot;,&quot;)" office:value-type="string" office:string-value="-107929,">
            <text:p>-107929,</text:p>
          </table:table-cell>
          <table:table-cell table:formula="of:=CONCATENATE([Input.G237];&quot;,&quot;)" office:value-type="string" office:string-value="0,">
            <text:p>0,</text:p>
          </table:table-cell>
          <table:table-cell table:formula="of:=CONCATENATE(&quot;'&quot;;[Input.H237];&quot;',&quot;)" office:value-type="string" office:string-value="'Nifleheim Cloud 3',">
            <text:p>'Nifleheim Cloud 3',</text:p>
          </table:table-cell>
          <table:table-cell table:formula="of:=CONCATENATE(&quot;'&quot;;[Input.I237];&quot;',&quot;)" office:value-type="string" office:string-value="'Reactive 3;Metal 2;Hydrocarbon 3;Gem 3',">
            <text:p>'Reactive 3;Metal 2;Hydrocarbon 3;Gem 3',</text:p>
          </table:table-cell>
          <table:table-cell table:formula="of:=CONCATENATE(&quot;'&quot;;[Input.J23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38]" office:value-type="string" office:string-value="Freya">
            <text:p>Freya</text:p>
          </table:table-cell>
          <table:table-cell table:formula="of:=CONCATENATE(&quot;['&quot;;[Input.B238];&quot;',&quot;)" office:value-type="string" office:string-value="['Ores ACGH',">
            <text:p>['Ores ACGH',</text:p>
          </table:table-cell>
          <table:table-cell table:formula="of:=CONCATENATE([Input.C238];&quot;,&quot;)" office:value-type="string" office:string-value="4,">
            <text:p>4,</text:p>
          </table:table-cell>
          <table:table-cell table:formula="of:=CONCATENATE([Input.D238];&quot;,&quot;)" office:value-type="string" office:string-value="20,">
            <text:p>20,</text:p>
          </table:table-cell>
          <table:table-cell table:formula="of:=CONCATENATE([Input.E238];&quot;,&quot;)" office:value-type="string" office:string-value="34580.4,">
            <text:p>34580.4,</text:p>
          </table:table-cell>
          <table:table-cell table:formula="of:=CONCATENATE([Input.F238];&quot;,&quot;)" office:value-type="string" office:string-value="-84507.1,">
            <text:p>-84507.1,</text:p>
          </table:table-cell>
          <table:table-cell table:formula="of:=CONCATENATE([Input.G238];&quot;,&quot;)" office:value-type="string" office:string-value="0,">
            <text:p>0,</text:p>
          </table:table-cell>
          <table:table-cell table:formula="of:=CONCATENATE(&quot;'&quot;;[Input.H238];&quot;',&quot;)" office:value-type="string" office:string-value="'System Gate to Alpha Centauri',">
            <text:p>'System Gate to Alpha Centauri',</text:p>
          </table:table-cell>
          <table:table-cell table:formula="of:=CONCATENATE(&quot;'&quot;;[Input.I238];&quot;',&quot;)" office:value-type="string" office:string-value="'Metal 2;Gem 2;Reactive 2;Hydrocarbon 2',">
            <text:p>'Metal 2;Gem 2;Reactive 2;Hydrocarbon 2',</text:p>
          </table:table-cell>
          <table:table-cell table:formula="of:=CONCATENATE(&quot;'&quot;;[Input.J23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39]" office:value-type="string" office:string-value="Freya">
            <text:p>Freya</text:p>
          </table:table-cell>
          <table:table-cell table:formula="of:=CONCATENATE(&quot;['&quot;;[Input.B239];&quot;',&quot;)" office:value-type="string" office:string-value="['Ores ACGH',">
            <text:p>['Ores ACGH',</text:p>
          </table:table-cell>
          <table:table-cell table:formula="of:=CONCATENATE([Input.C239];&quot;,&quot;)" office:value-type="string" office:string-value="4,">
            <text:p>4,</text:p>
          </table:table-cell>
          <table:table-cell table:formula="of:=CONCATENATE([Input.D239];&quot;,&quot;)" office:value-type="string" office:string-value="30,">
            <text:p>30,</text:p>
          </table:table-cell>
          <table:table-cell table:formula="of:=CONCATENATE([Input.E239];&quot;,&quot;)" office:value-type="string" office:string-value="163367,">
            <text:p>163367,</text:p>
          </table:table-cell>
          <table:table-cell table:formula="of:=CONCATENATE([Input.F239];&quot;,&quot;)" office:value-type="string" office:string-value="-72896.4,">
            <text:p>-72896.4,</text:p>
          </table:table-cell>
          <table:table-cell table:formula="of:=CONCATENATE([Input.G239];&quot;,&quot;)" office:value-type="string" office:string-value="0,">
            <text:p>0,</text:p>
          </table:table-cell>
          <table:table-cell table:formula="of:=CONCATENATE(&quot;'&quot;;[Input.H239];&quot;',&quot;)" office:value-type="string" office:string-value="'Falk',">
            <text:p>'Falk',</text:p>
          </table:table-cell>
          <table:table-cell table:formula="of:=CONCATENATE(&quot;'&quot;;[Input.I239];&quot;',&quot;)" office:value-type="string" office:string-value="'Metal 3;Gem 2;Reactive 2;Hydrocarbon 2',">
            <text:p>'Metal 3;Gem 2;Reactive 2;Hydrocarbon 2',</text:p>
          </table:table-cell>
          <table:table-cell table:formula="of:=CONCATENATE(&quot;'&quot;;[Input.J23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40]" office:value-type="string" office:string-value="Freya">
            <text:p>Freya</text:p>
          </table:table-cell>
          <table:table-cell table:formula="of:=CONCATENATE(&quot;['&quot;;[Input.B240];&quot;',&quot;)" office:value-type="string" office:string-value="['Ores ACGH',">
            <text:p>['Ores ACGH',</text:p>
          </table:table-cell>
          <table:table-cell table:formula="of:=CONCATENATE([Input.C240];&quot;,&quot;)" office:value-type="string" office:string-value="3,">
            <text:p>3,</text:p>
          </table:table-cell>
          <table:table-cell table:formula="of:=CONCATENATE([Input.D240];&quot;,&quot;)" office:value-type="string" office:string-value="30,">
            <text:p>30,</text:p>
          </table:table-cell>
          <table:table-cell table:formula="of:=CONCATENATE([Input.E240];&quot;,&quot;)" office:value-type="string" office:string-value="219279,">
            <text:p>219279,</text:p>
          </table:table-cell>
          <table:table-cell table:formula="of:=CONCATENATE([Input.F240];&quot;,&quot;)" office:value-type="string" office:string-value="-50683.8,">
            <text:p>-50683.8,</text:p>
          </table:table-cell>
          <table:table-cell table:formula="of:=CONCATENATE([Input.G240];&quot;,&quot;)" office:value-type="string" office:string-value="0,">
            <text:p>0,</text:p>
          </table:table-cell>
          <table:table-cell table:formula="of:=CONCATENATE(&quot;'&quot;;[Input.H240];&quot;',&quot;)" office:value-type="string" office:string-value="'Nifleheim Cloud 3',">
            <text:p>'Nifleheim Cloud 3',</text:p>
          </table:table-cell>
          <table:table-cell table:formula="of:=CONCATENATE(&quot;'&quot;;[Input.I240];&quot;',&quot;)" office:value-type="string" office:string-value="'Metal 1;Gem 1;Reactive 3;Hydrocarbon 3',">
            <text:p>'Metal 1;Gem 1;Reactive 3;Hydrocarbon 3',</text:p>
          </table:table-cell>
          <table:table-cell table:formula="of:=CONCATENATE(&quot;'&quot;;[Input.J24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41]" office:value-type="string" office:string-value="Glenn">
            <text:p>Glenn</text:p>
          </table:table-cell>
          <table:table-cell table:formula="of:=CONCATENATE(&quot;['&quot;;[Input.B241];&quot;',&quot;)" office:value-type="string" office:string-value="['Gas',">
            <text:p>['Gas',</text:p>
          </table:table-cell>
          <table:table-cell table:formula="of:=CONCATENATE([Input.C241];&quot;,&quot;)" office:value-type="string" office:string-value="9,">
            <text:p>9,</text:p>
          </table:table-cell>
          <table:table-cell table:formula="of:=CONCATENATE([Input.D241];&quot;,&quot;)" office:value-type="string" office:string-value="15,">
            <text:p>15,</text:p>
          </table:table-cell>
          <table:table-cell table:formula="of:=CONCATENATE([Input.E241];&quot;,&quot;)" office:value-type="string" office:string-value="-27318.1,">
            <text:p>-27318.1,</text:p>
          </table:table-cell>
          <table:table-cell table:formula="of:=CONCATENATE([Input.F241];&quot;,&quot;)" office:value-type="string" office:string-value="22979.1,">
            <text:p>22979.1,</text:p>
          </table:table-cell>
          <table:table-cell table:formula="of:=CONCATENATE([Input.G241];&quot;,&quot;)" office:value-type="string" office:string-value="0,">
            <text:p>0,</text:p>
          </table:table-cell>
          <table:table-cell table:formula="of:=CONCATENATE(&quot;'&quot;;[Input.H241];&quot;',&quot;)" office:value-type="string" office:string-value="'Asteroid GP-X84',">
            <text:p>'Asteroid GP-X84',</text:p>
          </table:table-cell>
          <table:table-cell table:formula="of:=CONCATENATE(&quot;'&quot;;[Input.I241];&quot;',&quot;)" office:value-type="string" office:string-value="'Gas Pocket 1',">
            <text:p>'Gas Pocket 1',</text:p>
          </table:table-cell>
          <table:table-cell table:formula="of:=CONCATENATE(&quot;'&quot;;[Input.J24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42]" office:value-type="string" office:string-value="Glenn">
            <text:p>Glenn</text:p>
          </table:table-cell>
          <table:table-cell table:formula="of:=CONCATENATE(&quot;['&quot;;[Input.B242];&quot;',&quot;)" office:value-type="string" office:string-value="['Ores AGH',">
            <text:p>['Ores AGH',</text:p>
          </table:table-cell>
          <table:table-cell table:formula="of:=CONCATENATE([Input.C242];&quot;,&quot;)" office:value-type="string" office:string-value="8,">
            <text:p>8,</text:p>
          </table:table-cell>
          <table:table-cell table:formula="of:=CONCATENATE([Input.D242];&quot;,&quot;)" office:value-type="string" office:string-value="15,">
            <text:p>15,</text:p>
          </table:table-cell>
          <table:table-cell table:formula="of:=CONCATENATE([Input.E242];&quot;,&quot;)" office:value-type="string" office:string-value="225821,">
            <text:p>225821,</text:p>
          </table:table-cell>
          <table:table-cell table:formula="of:=CONCATENATE([Input.F242];&quot;,&quot;)" office:value-type="string" office:string-value="-89998.2,">
            <text:p>-89998.2,</text:p>
          </table:table-cell>
          <table:table-cell table:formula="of:=CONCATENATE([Input.G242];&quot;,&quot;)" office:value-type="string" office:string-value="1495,">
            <text:p>1495,</text:p>
          </table:table-cell>
          <table:table-cell table:formula="of:=CONCATENATE(&quot;'&quot;;[Input.H242];&quot;',&quot;)" office:value-type="string" office:string-value="'Asteroid GP-X30',">
            <text:p>'Asteroid GP-X30',</text:p>
          </table:table-cell>
          <table:table-cell table:formula="of:=CONCATENATE(&quot;'&quot;;[Input.I242];&quot;',&quot;)" office:value-type="string" office:string-value="'Metal 1;Reactive 2;Hydrocarbon 2',">
            <text:p>'Metal 1;Reactive 2;Hydrocarbon 2',</text:p>
          </table:table-cell>
          <table:table-cell table:formula="of:=CONCATENATE(&quot;'&quot;;[Input.J24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43]" office:value-type="string" office:string-value="Glenn">
            <text:p>Glenn</text:p>
          </table:table-cell>
          <table:table-cell table:formula="of:=CONCATENATE(&quot;['&quot;;[Input.B243];&quot;',&quot;)" office:value-type="string" office:string-value="['Ores AGH Gas',">
            <text:p>['Ores AGH Gas',</text:p>
          </table:table-cell>
          <table:table-cell table:formula="of:=CONCATENATE([Input.C243];&quot;,&quot;)" office:value-type="string" office:string-value="8,">
            <text:p>8,</text:p>
          </table:table-cell>
          <table:table-cell table:formula="of:=CONCATENATE([Input.D243];&quot;,&quot;)" office:value-type="string" office:string-value="20,">
            <text:p>20,</text:p>
          </table:table-cell>
          <table:table-cell table:formula="of:=CONCATENATE([Input.E243];&quot;,&quot;)" office:value-type="string" office:string-value="46210.3,">
            <text:p>46210.3,</text:p>
          </table:table-cell>
          <table:table-cell table:formula="of:=CONCATENATE([Input.F243];&quot;,&quot;)" office:value-type="string" office:string-value="-141335,">
            <text:p>-141335,</text:p>
          </table:table-cell>
          <table:table-cell table:formula="of:=CONCATENATE([Input.G243];&quot;,&quot;)" office:value-type="string" office:string-value="0,">
            <text:p>0,</text:p>
          </table:table-cell>
          <table:table-cell table:formula="of:=CONCATENATE(&quot;'&quot;;[Input.H243];&quot;',&quot;)" office:value-type="string" office:string-value="'Asteroid GP-X18',">
            <text:p>'Asteroid GP-X18',</text:p>
          </table:table-cell>
          <table:table-cell table:formula="of:=CONCATENATE(&quot;'&quot;;[Input.I243];&quot;',&quot;)" office:value-type="string" office:string-value="'Metal 2;Reactive 1;Hydrocarbon 2;Gas Pocket 1',">
            <text:p>'Metal 2;Reactive 1;Hydrocarbon 2;Gas Pocket 1',</text:p>
          </table:table-cell>
          <table:table-cell table:formula="of:=CONCATENATE(&quot;'&quot;;[Input.J24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44]" office:value-type="string" office:string-value="Glenn">
            <text:p>Glenn</text:p>
          </table:table-cell>
          <table:table-cell table:formula="of:=CONCATENATE(&quot;['&quot;;[Input.B244];&quot;',&quot;)" office:value-type="string" office:string-value="['Gas',">
            <text:p>['Gas',</text:p>
          </table:table-cell>
          <table:table-cell table:formula="of:=CONCATENATE([Input.C244];&quot;,&quot;)" office:value-type="string" office:string-value="8,">
            <text:p>8,</text:p>
          </table:table-cell>
          <table:table-cell table:formula="of:=CONCATENATE([Input.D244];&quot;,&quot;)" office:value-type="string" office:string-value="20,">
            <text:p>20,</text:p>
          </table:table-cell>
          <table:table-cell table:formula="of:=CONCATENATE([Input.E244];&quot;,&quot;)" office:value-type="string" office:string-value="-36576.5,">
            <text:p>-36576.5,</text:p>
          </table:table-cell>
          <table:table-cell table:formula="of:=CONCATENATE([Input.F244];&quot;,&quot;)" office:value-type="string" office:string-value="15263.8,">
            <text:p>15263.8,</text:p>
          </table:table-cell>
          <table:table-cell table:formula="of:=CONCATENATE([Input.G244];&quot;,&quot;)" office:value-type="string" office:string-value="0,">
            <text:p>0,</text:p>
          </table:table-cell>
          <table:table-cell table:formula="of:=CONCATENATE(&quot;'&quot;;[Input.H244];&quot;',&quot;)" office:value-type="string" office:string-value="'Asteroid GP-X88',">
            <text:p>'Asteroid GP-X88',</text:p>
          </table:table-cell>
          <table:table-cell table:formula="of:=CONCATENATE(&quot;'&quot;;[Input.I244];&quot;',&quot;)" office:value-type="string" office:string-value="'Gas Pocket 1',">
            <text:p>'Gas Pocket 1',</text:p>
          </table:table-cell>
          <table:table-cell table:formula="of:=CONCATENATE(&quot;'&quot;;[Input.J24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45]" office:value-type="string" office:string-value="Glenn">
            <text:p>Glenn</text:p>
          </table:table-cell>
          <table:table-cell table:formula="of:=CONCATENATE(&quot;['&quot;;[Input.B245];&quot;',&quot;)" office:value-type="string" office:string-value="['gas',">
            <text:p>['gas',</text:p>
          </table:table-cell>
          <table:table-cell table:formula="of:=CONCATENATE([Input.C245];&quot;,&quot;)" office:value-type="string" office:string-value="8,">
            <text:p>8,</text:p>
          </table:table-cell>
          <table:table-cell table:formula="of:=CONCATENATE([Input.D245];&quot;,&quot;)" office:value-type="string" office:string-value="20,">
            <text:p>20,</text:p>
          </table:table-cell>
          <table:table-cell table:formula="of:=CONCATENATE([Input.E245];&quot;,&quot;)" office:value-type="string" office:string-value="-17949.6,">
            <text:p>-17949.6,</text:p>
          </table:table-cell>
          <table:table-cell table:formula="of:=CONCATENATE([Input.F245];&quot;,&quot;)" office:value-type="string" office:string-value="27828.7,">
            <text:p>27828.7,</text:p>
          </table:table-cell>
          <table:table-cell table:formula="of:=CONCATENATE([Input.G245];&quot;,&quot;)" office:value-type="string" office:string-value="0,">
            <text:p>0,</text:p>
          </table:table-cell>
          <table:table-cell table:formula="of:=CONCATENATE(&quot;'&quot;;[Input.H245];&quot;',&quot;)" office:value-type="string" office:string-value="'Asteroid GP-X84',">
            <text:p>'Asteroid GP-X84',</text:p>
          </table:table-cell>
          <table:table-cell table:formula="of:=CONCATENATE(&quot;'&quot;;[Input.I245];&quot;',&quot;)" office:value-type="string" office:string-value="'Gas Pocket 1',">
            <text:p>'Gas Pocket 1',</text:p>
          </table:table-cell>
          <table:table-cell table:formula="of:=CONCATENATE(&quot;'&quot;;[Input.J24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46]" office:value-type="string" office:string-value="Glenn">
            <text:p>Glenn</text:p>
          </table:table-cell>
          <table:table-cell table:formula="of:=CONCATENATE(&quot;['&quot;;[Input.B246];&quot;',&quot;)" office:value-type="string" office:string-value="['Ores ACGH',">
            <text:p>['Ores ACGH',</text:p>
          </table:table-cell>
          <table:table-cell table:formula="of:=CONCATENATE([Input.C246];&quot;,&quot;)" office:value-type="string" office:string-value="7,">
            <text:p>7,</text:p>
          </table:table-cell>
          <table:table-cell table:formula="of:=CONCATENATE([Input.D246];&quot;,&quot;)" office:value-type="string" office:string-value="15,">
            <text:p>15,</text:p>
          </table:table-cell>
          <table:table-cell table:formula="of:=CONCATENATE([Input.E246];&quot;,&quot;)" office:value-type="string" office:string-value="200367,">
            <text:p>200367,</text:p>
          </table:table-cell>
          <table:table-cell table:formula="of:=CONCATENATE([Input.F246];&quot;,&quot;)" office:value-type="string" office:string-value="-102103,">
            <text:p>-102103,</text:p>
          </table:table-cell>
          <table:table-cell table:formula="of:=CONCATENATE([Input.G246];&quot;,&quot;)" office:value-type="string" office:string-value="778,">
            <text:p>778,</text:p>
          </table:table-cell>
          <table:table-cell table:formula="of:=CONCATENATE(&quot;'&quot;;[Input.H246];&quot;',&quot;)" office:value-type="string" office:string-value="'Sector Gate to Carpenter',">
            <text:p>'Sector Gate to Carpenter',</text:p>
          </table:table-cell>
          <table:table-cell table:formula="of:=CONCATENATE(&quot;'&quot;;[Input.I246];&quot;',&quot;)" office:value-type="string" office:string-value="'Metal 1;Gem 2;Reactive 3;Hydrocarbon 2',">
            <text:p>'Metal 1;Gem 2;Reactive 3;Hydrocarbon 2',</text:p>
          </table:table-cell>
          <table:table-cell table:formula="of:=CONCATENATE(&quot;'&quot;;[Input.J24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47]" office:value-type="string" office:string-value="Glenn">
            <text:p>Glenn</text:p>
          </table:table-cell>
          <table:table-cell table:formula="of:=CONCATENATE(&quot;['&quot;;[Input.B247];&quot;',&quot;)" office:value-type="string" office:string-value="['Ores ACGH',">
            <text:p>['Ores ACGH',</text:p>
          </table:table-cell>
          <table:table-cell table:formula="of:=CONCATENATE([Input.C247];&quot;,&quot;)" office:value-type="string" office:string-value="7,">
            <text:p>7,</text:p>
          </table:table-cell>
          <table:table-cell table:formula="of:=CONCATENATE([Input.D247];&quot;,&quot;)" office:value-type="string" office:string-value="15,">
            <text:p>15,</text:p>
          </table:table-cell>
          <table:table-cell table:formula="of:=CONCATENATE([Input.E247];&quot;,&quot;)" office:value-type="string" office:string-value="231588,">
            <text:p>231588,</text:p>
          </table:table-cell>
          <table:table-cell table:formula="of:=CONCATENATE([Input.F247];&quot;,&quot;)" office:value-type="string" office:string-value="-85198.5,">
            <text:p>-85198.5,</text:p>
          </table:table-cell>
          <table:table-cell table:formula="of:=CONCATENATE([Input.G247];&quot;,&quot;)" office:value-type="string" office:string-value="-1325,">
            <text:p>-1325,</text:p>
          </table:table-cell>
          <table:table-cell table:formula="of:=CONCATENATE(&quot;'&quot;;[Input.H247];&quot;',&quot;)" office:value-type="string" office:string-value="'Asteroid GP-X30',">
            <text:p>'Asteroid GP-X30',</text:p>
          </table:table-cell>
          <table:table-cell table:formula="of:=CONCATENATE(&quot;'&quot;;[Input.I247];&quot;',&quot;)" office:value-type="string" office:string-value="'Metal 1;Gem 3;Reactive 2;Hydrocarbon 3',">
            <text:p>'Metal 1;Gem 3;Reactive 2;Hydrocarbon 3',</text:p>
          </table:table-cell>
          <table:table-cell table:formula="of:=CONCATENATE(&quot;'&quot;;[Input.J24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48]" office:value-type="string" office:string-value="Glenn">
            <text:p>Glenn</text:p>
          </table:table-cell>
          <table:table-cell table:formula="of:=CONCATENATE(&quot;['&quot;;[Input.B248];&quot;',&quot;)" office:value-type="string" office:string-value="['Ores ACGH',">
            <text:p>['Ores ACGH',</text:p>
          </table:table-cell>
          <table:table-cell table:formula="of:=CONCATENATE([Input.C248];&quot;,&quot;)" office:value-type="string" office:string-value="7,">
            <text:p>7,</text:p>
          </table:table-cell>
          <table:table-cell table:formula="of:=CONCATENATE([Input.D248];&quot;,&quot;)" office:value-type="string" office:string-value="15,">
            <text:p>15,</text:p>
          </table:table-cell>
          <table:table-cell table:formula="of:=CONCATENATE([Input.E248];&quot;,&quot;)" office:value-type="string" office:string-value="32521.9,">
            <text:p>32521.9,</text:p>
          </table:table-cell>
          <table:table-cell table:formula="of:=CONCATENATE([Input.F248];&quot;,&quot;)" office:value-type="string" office:string-value="-141220,">
            <text:p>-141220,</text:p>
          </table:table-cell>
          <table:table-cell table:formula="of:=CONCATENATE([Input.G248];&quot;,&quot;)" office:value-type="string" office:string-value="0,">
            <text:p>0,</text:p>
          </table:table-cell>
          <table:table-cell table:formula="of:=CONCATENATE(&quot;'&quot;;[Input.H248];&quot;',&quot;)" office:value-type="string" office:string-value="'Asteroid GP-X18',">
            <text:p>'Asteroid GP-X18',</text:p>
          </table:table-cell>
          <table:table-cell table:formula="of:=CONCATENATE(&quot;'&quot;;[Input.I248];&quot;',&quot;)" office:value-type="string" office:string-value="'Metal 2;Gem 2;Reactive 1;Hydrocarbon 2',">
            <text:p>'Metal 2;Gem 2;Reactive 1;Hydrocarbon 2',</text:p>
          </table:table-cell>
          <table:table-cell table:formula="of:=CONCATENATE(&quot;'&quot;;[Input.J24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49]" office:value-type="string" office:string-value="Glenn">
            <text:p>Glenn</text:p>
          </table:table-cell>
          <table:table-cell table:formula="of:=CONCATENATE(&quot;['&quot;;[Input.B249];&quot;',&quot;)" office:value-type="string" office:string-value="['Ores ACGH',">
            <text:p>['Ores ACGH',</text:p>
          </table:table-cell>
          <table:table-cell table:formula="of:=CONCATENATE([Input.C249];&quot;,&quot;)" office:value-type="string" office:string-value="7,">
            <text:p>7,</text:p>
          </table:table-cell>
          <table:table-cell table:formula="of:=CONCATENATE([Input.D249];&quot;,&quot;)" office:value-type="string" office:string-value="15,">
            <text:p>15,</text:p>
          </table:table-cell>
          <table:table-cell table:formula="of:=CONCATENATE([Input.E249];&quot;,&quot;)" office:value-type="string" office:string-value="60013.7,">
            <text:p>60013.7,</text:p>
          </table:table-cell>
          <table:table-cell table:formula="of:=CONCATENATE([Input.F249];&quot;,&quot;)" office:value-type="string" office:string-value="-140875,">
            <text:p>-140875,</text:p>
          </table:table-cell>
          <table:table-cell table:formula="of:=CONCATENATE([Input.G249];&quot;,&quot;)" office:value-type="string" office:string-value="0,">
            <text:p>0,</text:p>
          </table:table-cell>
          <table:table-cell table:formula="of:=CONCATENATE(&quot;'&quot;;[Input.H249];&quot;',&quot;)" office:value-type="string" office:string-value="'Asteroid GP-X18',">
            <text:p>'Asteroid GP-X18',</text:p>
          </table:table-cell>
          <table:table-cell table:formula="of:=CONCATENATE(&quot;'&quot;;[Input.I249];&quot;',&quot;)" office:value-type="string" office:string-value="'Metal 1;Gem 2;Reactive 2;Hydrocarbon 3',">
            <text:p>'Metal 1;Gem 2;Reactive 2;Hydrocarbon 3',</text:p>
          </table:table-cell>
          <table:table-cell table:formula="of:=CONCATENATE(&quot;'&quot;;[Input.J24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50]" office:value-type="string" office:string-value="Glenn">
            <text:p>Glenn</text:p>
          </table:table-cell>
          <table:table-cell table:formula="of:=CONCATENATE(&quot;['&quot;;[Input.B250];&quot;',&quot;)" office:value-type="string" office:string-value="['Gas',">
            <text:p>['Gas',</text:p>
          </table:table-cell>
          <table:table-cell table:formula="of:=CONCATENATE([Input.C250];&quot;,&quot;)" office:value-type="string" office:string-value="7,">
            <text:p>7,</text:p>
          </table:table-cell>
          <table:table-cell table:formula="of:=CONCATENATE([Input.D250];&quot;,&quot;)" office:value-type="string" office:string-value="25,">
            <text:p>25,</text:p>
          </table:table-cell>
          <table:table-cell table:formula="of:=CONCATENATE([Input.E250];&quot;,&quot;)" office:value-type="string" office:string-value="-11446.8,">
            <text:p>-11446.8,</text:p>
          </table:table-cell>
          <table:table-cell table:formula="of:=CONCATENATE([Input.F250];&quot;,&quot;)" office:value-type="string" office:string-value="29592.2,">
            <text:p>29592.2,</text:p>
          </table:table-cell>
          <table:table-cell table:formula="of:=CONCATENATE([Input.G250];&quot;,&quot;)" office:value-type="string" office:string-value="0,">
            <text:p>0,</text:p>
          </table:table-cell>
          <table:table-cell table:formula="of:=CONCATENATE(&quot;'&quot;;[Input.H250];&quot;',&quot;)" office:value-type="string" office:string-value="'Asteroid GP-X84',">
            <text:p>'Asteroid GP-X84',</text:p>
          </table:table-cell>
          <table:table-cell table:formula="of:=CONCATENATE(&quot;'&quot;;[Input.I250];&quot;',&quot;)" office:value-type="string" office:string-value="'Gas Pocket 1',">
            <text:p>'Gas Pocket 1',</text:p>
          </table:table-cell>
          <table:table-cell table:formula="of:=CONCATENATE(&quot;'&quot;;[Input.J25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51]" office:value-type="string" office:string-value="Glenn">
            <text:p>Glenn</text:p>
          </table:table-cell>
          <table:table-cell table:formula="of:=CONCATENATE(&quot;['&quot;;[Input.B251];&quot;',&quot;)" office:value-type="string" office:string-value="['Gas',">
            <text:p>['Gas',</text:p>
          </table:table-cell>
          <table:table-cell table:formula="of:=CONCATENATE([Input.C251];&quot;,&quot;)" office:value-type="string" office:string-value="7,">
            <text:p>7,</text:p>
          </table:table-cell>
          <table:table-cell table:formula="of:=CONCATENATE([Input.D251];&quot;,&quot;)" office:value-type="string" office:string-value="25,">
            <text:p>25,</text:p>
          </table:table-cell>
          <table:table-cell table:formula="of:=CONCATENATE([Input.E251];&quot;,&quot;)" office:value-type="string" office:string-value="-40213.8,">
            <text:p>-40213.8,</text:p>
          </table:table-cell>
          <table:table-cell table:formula="of:=CONCATENATE([Input.F251];&quot;,&quot;)" office:value-type="string" office:string-value="9532.5,">
            <text:p>9532.5,</text:p>
          </table:table-cell>
          <table:table-cell table:formula="of:=CONCATENATE([Input.G251];&quot;,&quot;)" office:value-type="string" office:string-value="0,">
            <text:p>0,</text:p>
          </table:table-cell>
          <table:table-cell table:formula="of:=CONCATENATE(&quot;'&quot;;[Input.H251];&quot;',&quot;)" office:value-type="string" office:string-value="'Asteroid GP-X88',">
            <text:p>'Asteroid GP-X88',</text:p>
          </table:table-cell>
          <table:table-cell table:formula="of:=CONCATENATE(&quot;'&quot;;[Input.I251];&quot;',&quot;)" office:value-type="string" office:string-value="'Gas Pocket 1',">
            <text:p>'Gas Pocket 1',</text:p>
          </table:table-cell>
          <table:table-cell table:formula="of:=CONCATENATE(&quot;'&quot;;[Input.J25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52]" office:value-type="string" office:string-value="Glenn">
            <text:p>Glenn</text:p>
          </table:table-cell>
          <table:table-cell table:formula="of:=CONCATENATE(&quot;['&quot;;[Input.B252];&quot;',&quot;)" office:value-type="string" office:string-value="['Ores G',">
            <text:p>['Ores G',</text:p>
          </table:table-cell>
          <table:table-cell table:formula="of:=CONCATENATE([Input.C252];&quot;,&quot;)" office:value-type="string" office:string-value="6,">
            <text:p>6,</text:p>
          </table:table-cell>
          <table:table-cell table:formula="of:=CONCATENATE([Input.D252];&quot;,&quot;)" office:value-type="string" office:string-value="15,">
            <text:p>15,</text:p>
          </table:table-cell>
          <table:table-cell table:formula="of:=CONCATENATE([Input.E252];&quot;,&quot;)" office:value-type="string" office:string-value="211439,">
            <text:p>211439,</text:p>
          </table:table-cell>
          <table:table-cell table:formula="of:=CONCATENATE([Input.F252];&quot;,&quot;)" office:value-type="string" office:string-value="-97791,">
            <text:p>-97791,</text:p>
          </table:table-cell>
          <table:table-cell table:formula="of:=CONCATENATE([Input.G252];&quot;,&quot;)" office:value-type="string" office:string-value="329,">
            <text:p>329,</text:p>
          </table:table-cell>
          <table:table-cell table:formula="of:=CONCATENATE(&quot;'&quot;;[Input.H252];&quot;',&quot;)" office:value-type="string" office:string-value="'Sector Gate to Carpenter',">
            <text:p>'Sector Gate to Carpenter',</text:p>
          </table:table-cell>
          <table:table-cell table:formula="of:=CONCATENATE(&quot;'&quot;;[Input.I252];&quot;',&quot;)" office:value-type="string" office:string-value="'Reactive 2;Reactive 3;Reactive 1',">
            <text:p>'Reactive 2;Reactive 3;Reactive 1',</text:p>
          </table:table-cell>
          <table:table-cell table:formula="of:=CONCATENATE(&quot;'&quot;;[Input.J25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53]" office:value-type="string" office:string-value="Glenn">
            <text:p>Glenn</text:p>
          </table:table-cell>
          <table:table-cell table:formula="of:=CONCATENATE(&quot;['&quot;;[Input.B253];&quot;',&quot;)" office:value-type="string" office:string-value="['Ore AGH',">
            <text:p>['Ore AGH',</text:p>
          </table:table-cell>
          <table:table-cell table:formula="of:=CONCATENATE([Input.C253];&quot;,&quot;)" office:value-type="string" office:string-value="6,">
            <text:p>6,</text:p>
          </table:table-cell>
          <table:table-cell table:formula="of:=CONCATENATE([Input.D253];&quot;,&quot;)" office:value-type="string" office:string-value="15,">
            <text:p>15,</text:p>
          </table:table-cell>
          <table:table-cell table:formula="of:=CONCATENATE([Input.E253];&quot;,&quot;)" office:value-type="string" office:string-value="142834,">
            <text:p>142834,</text:p>
          </table:table-cell>
          <table:table-cell table:formula="of:=CONCATENATE([Input.F253];&quot;,&quot;)" office:value-type="string" office:string-value="-139609,">
            <text:p>-139609,</text:p>
          </table:table-cell>
          <table:table-cell table:formula="of:=CONCATENATE([Input.G253];&quot;,&quot;)" office:value-type="string" office:string-value="168,">
            <text:p>168,</text:p>
          </table:table-cell>
          <table:table-cell table:formula="of:=CONCATENATE(&quot;'&quot;;[Input.H253];&quot;',&quot;)" office:value-type="string" office:string-value="'Sector Gate to Slayton',">
            <text:p>'Sector Gate to Slayton',</text:p>
          </table:table-cell>
          <table:table-cell table:formula="of:=CONCATENATE(&quot;'&quot;;[Input.I253];&quot;',&quot;)" office:value-type="string" office:string-value="'Metal 2;Reactive 2;Hydrocarbon 3',">
            <text:p>'Metal 2;Reactive 2;Hydrocarbon 3',</text:p>
          </table:table-cell>
          <table:table-cell table:formula="of:=CONCATENATE(&quot;'&quot;;[Input.J25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54]" office:value-type="string" office:string-value="Glenn">
            <text:p>Glenn</text:p>
          </table:table-cell>
          <table:table-cell table:formula="of:=CONCATENATE(&quot;['&quot;;[Input.B254];&quot;',&quot;)" office:value-type="string" office:string-value="['Ores AGH',">
            <text:p>['Ores AGH',</text:p>
          </table:table-cell>
          <table:table-cell table:formula="of:=CONCATENATE([Input.C254];&quot;,&quot;)" office:value-type="string" office:string-value="6,">
            <text:p>6,</text:p>
          </table:table-cell>
          <table:table-cell table:formula="of:=CONCATENATE([Input.D254];&quot;,&quot;)" office:value-type="string" office:string-value="15,">
            <text:p>15,</text:p>
          </table:table-cell>
          <table:table-cell table:formula="of:=CONCATENATE([Input.E254];&quot;,&quot;)" office:value-type="string" office:string-value="190832,">
            <text:p>190832,</text:p>
          </table:table-cell>
          <table:table-cell table:formula="of:=CONCATENATE([Input.F254];&quot;,&quot;)" office:value-type="string" office:string-value="-106797,">
            <text:p>-106797,</text:p>
          </table:table-cell>
          <table:table-cell table:formula="of:=CONCATENATE([Input.G254];&quot;,&quot;)" office:value-type="string" office:string-value="-572,">
            <text:p>-572,</text:p>
          </table:table-cell>
          <table:table-cell table:formula="of:=CONCATENATE(&quot;'&quot;;[Input.H254];&quot;',&quot;)" office:value-type="string" office:string-value="'Sector Gate to Carpenter',">
            <text:p>'Sector Gate to Carpenter',</text:p>
          </table:table-cell>
          <table:table-cell table:formula="of:=CONCATENATE(&quot;'&quot;;[Input.I254];&quot;',&quot;)" office:value-type="string" office:string-value="'Metal 1;Reactive 2;Hydrocarbon 3',">
            <text:p>'Metal 1;Reactive 2;Hydrocarbon 3',</text:p>
          </table:table-cell>
          <table:table-cell table:formula="of:=CONCATENATE(&quot;'&quot;;[Input.J25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55]" office:value-type="string" office:string-value="Glenn">
            <text:p>Glenn</text:p>
          </table:table-cell>
          <table:table-cell table:formula="of:=CONCATENATE(&quot;['&quot;;[Input.B255];&quot;',&quot;)" office:value-type="string" office:string-value="['Ores ACGH Gas',">
            <text:p>['Ores ACGH Gas',</text:p>
          </table:table-cell>
          <table:table-cell table:formula="of:=CONCATENATE([Input.C255];&quot;,&quot;)" office:value-type="string" office:string-value="6,">
            <text:p>6,</text:p>
          </table:table-cell>
          <table:table-cell table:formula="of:=CONCATENATE([Input.D255];&quot;,&quot;)" office:value-type="string" office:string-value="15,">
            <text:p>15,</text:p>
          </table:table-cell>
          <table:table-cell table:formula="of:=CONCATENATE([Input.E255];&quot;,&quot;)" office:value-type="string" office:string-value="229207,">
            <text:p>229207,</text:p>
          </table:table-cell>
          <table:table-cell table:formula="of:=CONCATENATE([Input.F255];&quot;,&quot;)" office:value-type="string" office:string-value="-73781.7,">
            <text:p>-73781.7,</text:p>
          </table:table-cell>
          <table:table-cell table:formula="of:=CONCATENATE([Input.G255];&quot;,&quot;)" office:value-type="string" office:string-value="221,">
            <text:p>221,</text:p>
          </table:table-cell>
          <table:table-cell table:formula="of:=CONCATENATE(&quot;'&quot;;[Input.H255];&quot;',&quot;)" office:value-type="string" office:string-value="'Asteroid GP-X30',">
            <text:p>'Asteroid GP-X30',</text:p>
          </table:table-cell>
          <table:table-cell table:formula="of:=CONCATENATE(&quot;'&quot;;[Input.I255];&quot;',&quot;)" office:value-type="string" office:string-value="'Metal 2;Gem 3;Reactive 2;Hydrocarbon 2;Gas Pocket 1',">
            <text:p>'Metal 2;Gem 3;Reactive 2;Hydrocarbon 2;Gas Pocket 1',</text:p>
          </table:table-cell>
          <table:table-cell table:formula="of:=CONCATENATE(&quot;'&quot;;[Input.J25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56]" office:value-type="string" office:string-value="Glenn">
            <text:p>Glenn</text:p>
          </table:table-cell>
          <table:table-cell table:formula="of:=CONCATENATE(&quot;['&quot;;[Input.B256];&quot;',&quot;)" office:value-type="string" office:string-value="['Ore G',">
            <text:p>['Ore G',</text:p>
          </table:table-cell>
          <table:table-cell table:formula="of:=CONCATENATE([Input.C256];&quot;,&quot;)" office:value-type="string" office:string-value="6,">
            <text:p>6,</text:p>
          </table:table-cell>
          <table:table-cell table:formula="of:=CONCATENATE([Input.D256];&quot;,&quot;)" office:value-type="string" office:string-value="15,">
            <text:p>15,</text:p>
          </table:table-cell>
          <table:table-cell table:formula="of:=CONCATENATE([Input.E256];&quot;,&quot;)" office:value-type="string" office:string-value="127996,">
            <text:p>127996,</text:p>
          </table:table-cell>
          <table:table-cell table:formula="of:=CONCATENATE([Input.F256];&quot;,&quot;)" office:value-type="string" office:string-value="-141795,">
            <text:p>-141795,</text:p>
          </table:table-cell>
          <table:table-cell table:formula="of:=CONCATENATE([Input.G256];&quot;,&quot;)" office:value-type="string" office:string-value="-1125,">
            <text:p>-1125,</text:p>
          </table:table-cell>
          <table:table-cell table:formula="of:=CONCATENATE(&quot;'&quot;;[Input.H256];&quot;',&quot;)" office:value-type="string" office:string-value="'Asteroid GP-X21',">
            <text:p>'Asteroid GP-X21',</text:p>
          </table:table-cell>
          <table:table-cell table:formula="of:=CONCATENATE(&quot;'&quot;;[Input.I256];&quot;',&quot;)" office:value-type="string" office:string-value="'Reactive 3;Reactive 2;Reactive 1',">
            <text:p>'Reactive 3;Reactive 2;Reactive 1',</text:p>
          </table:table-cell>
          <table:table-cell table:formula="of:=CONCATENATE(&quot;'&quot;;[Input.J25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57]" office:value-type="string" office:string-value="Glenn">
            <text:p>Glenn</text:p>
          </table:table-cell>
          <table:table-cell table:formula="of:=CONCATENATE(&quot;['&quot;;[Input.B257];&quot;',&quot;)" office:value-type="string" office:string-value="['Ore AGH Gas',">
            <text:p>['Ore AGH Gas',</text:p>
          </table:table-cell>
          <table:table-cell table:formula="of:=CONCATENATE([Input.C257];&quot;,&quot;)" office:value-type="string" office:string-value="6,">
            <text:p>6,</text:p>
          </table:table-cell>
          <table:table-cell table:formula="of:=CONCATENATE([Input.D257];&quot;,&quot;)" office:value-type="string" office:string-value="30,">
            <text:p>30,</text:p>
          </table:table-cell>
          <table:table-cell table:formula="of:=CONCATENATE([Input.E257];&quot;,&quot;)" office:value-type="string" office:string-value="-21597.2,">
            <text:p>-21597.2,</text:p>
          </table:table-cell>
          <table:table-cell table:formula="of:=CONCATENATE([Input.F257];&quot;,&quot;)" office:value-type="string" office:string-value="-93825,">
            <text:p>-93825,</text:p>
          </table:table-cell>
          <table:table-cell table:formula="of:=CONCATENATE([Input.G257];&quot;,&quot;)" office:value-type="string" office:string-value="0,">
            <text:p>0,</text:p>
          </table:table-cell>
          <table:table-cell table:formula="of:=CONCATENATE(&quot;'&quot;;[Input.H257];&quot;',&quot;)" office:value-type="string" office:string-value="'Glenn 1',">
            <text:p>'Glenn 1',</text:p>
          </table:table-cell>
          <table:table-cell table:formula="of:=CONCATENATE(&quot;'&quot;;[Input.I257];&quot;',&quot;)" office:value-type="string" office:string-value="'Metal 1;Reactive 2;Hydrocarbon 2;Gas Pocket 1',">
            <text:p>'Metal 1;Reactive 2;Hydrocarbon 2;Gas Pocket 1',</text:p>
          </table:table-cell>
          <table:table-cell table:formula="of:=CONCATENATE(&quot;'&quot;;[Input.J25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58]" office:value-type="string" office:string-value="Glenn">
            <text:p>Glenn</text:p>
          </table:table-cell>
          <table:table-cell table:formula="of:=CONCATENATE(&quot;['&quot;;[Input.B258];&quot;',&quot;)" office:value-type="string" office:string-value="['Ore AGH Gas',">
            <text:p>['Ore AGH Gas',</text:p>
          </table:table-cell>
          <table:table-cell table:formula="of:=CONCATENATE([Input.C258];&quot;,&quot;)" office:value-type="string" office:string-value="6,">
            <text:p>6,</text:p>
          </table:table-cell>
          <table:table-cell table:formula="of:=CONCATENATE([Input.D258];&quot;,&quot;)" office:value-type="string" office:string-value="20,">
            <text:p>20,</text:p>
          </table:table-cell>
          <table:table-cell table:formula="of:=CONCATENATE([Input.E258];&quot;,&quot;)" office:value-type="string" office:string-value="20342.3,">
            <text:p>20342.3,</text:p>
          </table:table-cell>
          <table:table-cell table:formula="of:=CONCATENATE([Input.F258];&quot;,&quot;)" office:value-type="string" office:string-value="-137367,">
            <text:p>-137367,</text:p>
          </table:table-cell>
          <table:table-cell table:formula="of:=CONCATENATE([Input.G258];&quot;,&quot;)" office:value-type="string" office:string-value="0,">
            <text:p>0,</text:p>
          </table:table-cell>
          <table:table-cell table:formula="of:=CONCATENATE(&quot;'&quot;;[Input.H258];&quot;',&quot;)" office:value-type="string" office:string-value="'Glenn 1',">
            <text:p>'Glenn 1',</text:p>
          </table:table-cell>
          <table:table-cell table:formula="of:=CONCATENATE(&quot;'&quot;;[Input.I258];&quot;',&quot;)" office:value-type="string" office:string-value="'Metal 2;Reactive 2;Hydrocarbon 2;Gas Pocket 1',">
            <text:p>'Metal 2;Reactive 2;Hydrocarbon 2;Gas Pocket 1',</text:p>
          </table:table-cell>
          <table:table-cell table:formula="of:=CONCATENATE(&quot;'&quot;;[Input.J25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59]" office:value-type="string" office:string-value="Glenn">
            <text:p>Glenn</text:p>
          </table:table-cell>
          <table:table-cell table:formula="of:=CONCATENATE(&quot;['&quot;;[Input.B259];&quot;',&quot;)" office:value-type="string" office:string-value="['Ore AGH Gas',">
            <text:p>['Ore AGH Gas',</text:p>
          </table:table-cell>
          <table:table-cell table:formula="of:=CONCATENATE([Input.C259];&quot;,&quot;)" office:value-type="string" office:string-value="6,">
            <text:p>6,</text:p>
          </table:table-cell>
          <table:table-cell table:formula="of:=CONCATENATE([Input.D259];&quot;,&quot;)" office:value-type="string" office:string-value="20,">
            <text:p>20,</text:p>
          </table:table-cell>
          <table:table-cell table:formula="of:=CONCATENATE([Input.E259];&quot;,&quot;)" office:value-type="string" office:string-value="78993.4,">
            <text:p>78993.4,</text:p>
          </table:table-cell>
          <table:table-cell table:formula="of:=CONCATENATE([Input.F259];&quot;,&quot;)" office:value-type="string" office:string-value="-138689,">
            <text:p>-138689,</text:p>
          </table:table-cell>
          <table:table-cell table:formula="of:=CONCATENATE([Input.G259];&quot;,&quot;)" office:value-type="string" office:string-value="0,">
            <text:p>0,</text:p>
          </table:table-cell>
          <table:table-cell table:formula="of:=CONCATENATE(&quot;'&quot;;[Input.H259];&quot;',&quot;)" office:value-type="string" office:string-value="'Asteroid GP-X18',">
            <text:p>'Asteroid GP-X18',</text:p>
          </table:table-cell>
          <table:table-cell table:formula="of:=CONCATENATE(&quot;'&quot;;[Input.I259];&quot;',&quot;)" office:value-type="string" office:string-value="'Gas Pocket 1;Metal 1;Hydrocarbon 3;Reactive 2',">
            <text:p>'Gas Pocket 1;Metal 1;Hydrocarbon 3;Reactive 2',</text:p>
          </table:table-cell>
          <table:table-cell table:formula="of:=CONCATENATE(&quot;'&quot;;[Input.J25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60]" office:value-type="string" office:string-value="Glenn">
            <text:p>Glenn</text:p>
          </table:table-cell>
          <table:table-cell table:formula="of:=CONCATENATE(&quot;['&quot;;[Input.B260];&quot;',&quot;)" office:value-type="string" office:string-value="['Ores AC',">
            <text:p>['Ores AC',</text:p>
          </table:table-cell>
          <table:table-cell table:formula="of:=CONCATENATE([Input.C260];&quot;,&quot;)" office:value-type="string" office:string-value="5,">
            <text:p>5,</text:p>
          </table:table-cell>
          <table:table-cell table:formula="of:=CONCATENATE([Input.D260];&quot;,&quot;)" office:value-type="string" office:string-value="15,">
            <text:p>15,</text:p>
          </table:table-cell>
          <table:table-cell table:formula="of:=CONCATENATE([Input.E260];&quot;,&quot;)" office:value-type="string" office:string-value="235313,">
            <text:p>235313,</text:p>
          </table:table-cell>
          <table:table-cell table:formula="of:=CONCATENATE([Input.F260];&quot;,&quot;)" office:value-type="string" office:string-value="-64866.6,">
            <text:p>-64866.6,</text:p>
          </table:table-cell>
          <table:table-cell table:formula="of:=CONCATENATE([Input.G260];&quot;,&quot;)" office:value-type="string" office:string-value="-1496,">
            <text:p>-1496,</text:p>
          </table:table-cell>
          <table:table-cell table:formula="of:=CONCATENATE(&quot;'&quot;;[Input.H260];&quot;',&quot;)" office:value-type="string" office:string-value="'Asteroid GP-X30',">
            <text:p>'Asteroid GP-X30',</text:p>
          </table:table-cell>
          <table:table-cell table:formula="of:=CONCATENATE(&quot;'&quot;;[Input.I260];&quot;',&quot;)" office:value-type="string" office:string-value="'Metal 2;Gem 2',">
            <text:p>'Metal 2;Gem 2',</text:p>
          </table:table-cell>
          <table:table-cell table:formula="of:=CONCATENATE(&quot;'&quot;;[Input.J26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61]" office:value-type="string" office:string-value="Glenn">
            <text:p>Glenn</text:p>
          </table:table-cell>
          <table:table-cell table:formula="of:=CONCATENATE(&quot;['&quot;;[Input.B261];&quot;',&quot;)" office:value-type="string" office:string-value="['Ore AC',">
            <text:p>['Ore AC',</text:p>
          </table:table-cell>
          <table:table-cell table:formula="of:=CONCATENATE([Input.C261];&quot;,&quot;)" office:value-type="string" office:string-value="5,">
            <text:p>5,</text:p>
          </table:table-cell>
          <table:table-cell table:formula="of:=CONCATENATE([Input.D261];&quot;,&quot;)" office:value-type="string" office:string-value="30,">
            <text:p>30,</text:p>
          </table:table-cell>
          <table:table-cell table:formula="of:=CONCATENATE([Input.E261];&quot;,&quot;)" office:value-type="string" office:string-value="-32053.3,">
            <text:p>-32053.3,</text:p>
          </table:table-cell>
          <table:table-cell table:formula="of:=CONCATENATE([Input.F261];&quot;,&quot;)" office:value-type="string" office:string-value="-79838.3,">
            <text:p>-79838.3,</text:p>
          </table:table-cell>
          <table:table-cell table:formula="of:=CONCATENATE([Input.G261];&quot;,&quot;)" office:value-type="string" office:string-value="0,">
            <text:p>0,</text:p>
          </table:table-cell>
          <table:table-cell table:formula="of:=CONCATENATE(&quot;'&quot;;[Input.H261];&quot;',&quot;)" office:value-type="string" office:string-value="'Glenn 1',">
            <text:p>'Glenn 1',</text:p>
          </table:table-cell>
          <table:table-cell table:formula="of:=CONCATENATE(&quot;'&quot;;[Input.I261];&quot;',&quot;)" office:value-type="string" office:string-value="'Metal 1;Gem 2',">
            <text:p>'Metal 1;Gem 2',</text:p>
          </table:table-cell>
          <table:table-cell table:formula="of:=CONCATENATE(&quot;'&quot;;[Input.J26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62]" office:value-type="string" office:string-value="Glenn">
            <text:p>Glenn</text:p>
          </table:table-cell>
          <table:table-cell table:formula="of:=CONCATENATE(&quot;['&quot;;[Input.B262];&quot;',&quot;)" office:value-type="string" office:string-value="['Ore AC',">
            <text:p>['Ore AC',</text:p>
          </table:table-cell>
          <table:table-cell table:formula="of:=CONCATENATE([Input.C262];&quot;,&quot;)" office:value-type="string" office:string-value="5,">
            <text:p>5,</text:p>
          </table:table-cell>
          <table:table-cell table:formula="of:=CONCATENATE([Input.D262];&quot;,&quot;)" office:value-type="string" office:string-value="25,">
            <text:p>25,</text:p>
          </table:table-cell>
          <table:table-cell table:formula="of:=CONCATENATE([Input.E262];&quot;,&quot;)" office:value-type="string" office:string-value="-16844.4,">
            <text:p>-16844.4,</text:p>
          </table:table-cell>
          <table:table-cell table:formula="of:=CONCATENATE([Input.F262];&quot;,&quot;)" office:value-type="string" office:string-value="-100479,">
            <text:p>-100479,</text:p>
          </table:table-cell>
          <table:table-cell table:formula="of:=CONCATENATE([Input.G262];&quot;,&quot;)" office:value-type="string" office:string-value="0,">
            <text:p>0,</text:p>
          </table:table-cell>
          <table:table-cell table:formula="of:=CONCATENATE(&quot;'&quot;;[Input.H262];&quot;',&quot;)" office:value-type="string" office:string-value="'Glenn 1',">
            <text:p>'Glenn 1',</text:p>
          </table:table-cell>
          <table:table-cell table:formula="of:=CONCATENATE(&quot;'&quot;;[Input.I262];&quot;',&quot;)" office:value-type="string" office:string-value="'Metal 2;Gem 2',">
            <text:p>'Metal 2;Gem 2',</text:p>
          </table:table-cell>
          <table:table-cell table:formula="of:=CONCATENATE(&quot;'&quot;;[Input.J26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63]" office:value-type="string" office:string-value="Glorys Orbit">
            <text:p>Glorys Orbit</text:p>
          </table:table-cell>
          <table:table-cell table:formula="of:=CONCATENATE(&quot;['&quot;;[Input.B263];&quot;',&quot;)" office:value-type="string" office:string-value="['Ores ACGH',">
            <text:p>['Ores ACGH',</text:p>
          </table:table-cell>
          <table:table-cell table:formula="of:=CONCATENATE([Input.C263];&quot;,&quot;)" office:value-type="string" office:string-value="9,">
            <text:p>9,</text:p>
          </table:table-cell>
          <table:table-cell table:formula="of:=CONCATENATE([Input.D263];&quot;,&quot;)" office:value-type="string" office:string-value="40,">
            <text:p>40,</text:p>
          </table:table-cell>
          <table:table-cell table:formula="of:=CONCATENATE([Input.E263];&quot;,&quot;)" office:value-type="string" office:string-value="136839,">
            <text:p>136839,</text:p>
          </table:table-cell>
          <table:table-cell table:formula="of:=CONCATENATE([Input.F263];&quot;,&quot;)" office:value-type="string" office:string-value="80256,">
            <text:p>80256,</text:p>
          </table:table-cell>
          <table:table-cell table:formula="of:=CONCATENATE([Input.G263];&quot;,&quot;)" office:value-type="string" office:string-value="0,">
            <text:p>0,</text:p>
          </table:table-cell>
          <table:table-cell table:formula="of:=CONCATENATE(&quot;'&quot;;[Input.H263];&quot;',&quot;)" office:value-type="string" office:string-value="'Crystal Vantage',">
            <text:p>'Crystal Vantage',</text:p>
          </table:table-cell>
          <table:table-cell table:formula="of:=CONCATENATE(&quot;'&quot;;[Input.I263];&quot;',&quot;)" office:value-type="string" office:string-value="'Metal 2;Gem 1;Reactive 1;Hydrocarbon 1',">
            <text:p>'Metal 2;Gem 1;Reactive 1;Hydrocarbon 1',</text:p>
          </table:table-cell>
          <table:table-cell table:formula="of:=CONCATENATE(&quot;'&quot;;[Input.J26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64]" office:value-type="string" office:string-value="Glorys Orbit">
            <text:p>Glorys Orbit</text:p>
          </table:table-cell>
          <table:table-cell table:formula="of:=CONCATENATE(&quot;['&quot;;[Input.B264];&quot;',&quot;)" office:value-type="string" office:string-value="['Ores CG',">
            <text:p>['Ores CG',</text:p>
          </table:table-cell>
          <table:table-cell table:formula="of:=CONCATENATE([Input.C264];&quot;,&quot;)" office:value-type="string" office:string-value="8,">
            <text:p>8,</text:p>
          </table:table-cell>
          <table:table-cell table:formula="of:=CONCATENATE([Input.D264];&quot;,&quot;)" office:value-type="string" office:string-value="35,">
            <text:p>35,</text:p>
          </table:table-cell>
          <table:table-cell table:formula="of:=CONCATENATE([Input.E264];&quot;,&quot;)" office:value-type="string" office:string-value="32089.1,">
            <text:p>32089.1,</text:p>
          </table:table-cell>
          <table:table-cell table:formula="of:=CONCATENATE([Input.F264];&quot;,&quot;)" office:value-type="string" office:string-value="-125569,">
            <text:p>-125569,</text:p>
          </table:table-cell>
          <table:table-cell table:formula="of:=CONCATENATE([Input.G264];&quot;,&quot;)" office:value-type="string" office:string-value="0,">
            <text:p>0,</text:p>
          </table:table-cell>
          <table:table-cell table:formula="of:=CONCATENATE(&quot;'&quot;;[Input.H264];&quot;',&quot;)" office:value-type="string" office:string-value="'Crystal View',">
            <text:p>'Crystal View',</text:p>
          </table:table-cell>
          <table:table-cell table:formula="of:=CONCATENATE(&quot;'&quot;;[Input.I264];&quot;',&quot;)" office:value-type="string" office:string-value="'Gem 1;Reactive 3;Reactive 1;Gem 2',">
            <text:p>'Gem 1;Reactive 3;Reactive 1;Gem 2',</text:p>
          </table:table-cell>
          <table:table-cell table:formula="of:=CONCATENATE(&quot;'&quot;;[Input.J26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65]" office:value-type="string" office:string-value="Glorys Orbit">
            <text:p>Glorys Orbit</text:p>
          </table:table-cell>
          <table:table-cell table:formula="of:=CONCATENATE(&quot;['&quot;;[Input.B265];&quot;',&quot;)" office:value-type="string" office:string-value="['Ore ACGH',">
            <text:p>['Ore ACGH',</text:p>
          </table:table-cell>
          <table:table-cell table:formula="of:=CONCATENATE([Input.C265];&quot;,&quot;)" office:value-type="string" office:string-value="8,">
            <text:p>8,</text:p>
          </table:table-cell>
          <table:table-cell table:formula="of:=CONCATENATE([Input.D265];&quot;,&quot;)" office:value-type="string" office:string-value="55,">
            <text:p>55,</text:p>
          </table:table-cell>
          <table:table-cell table:formula="of:=CONCATENATE([Input.E265];&quot;,&quot;)" office:value-type="string" office:string-value="151461,">
            <text:p>151461,</text:p>
          </table:table-cell>
          <table:table-cell table:formula="of:=CONCATENATE([Input.F265];&quot;,&quot;)" office:value-type="string" office:string-value="-127034,">
            <text:p>-127034,</text:p>
          </table:table-cell>
          <table:table-cell table:formula="of:=CONCATENATE([Input.G265];&quot;,&quot;)" office:value-type="string" office:string-value="0,">
            <text:p>0,</text:p>
          </table:table-cell>
          <table:table-cell table:formula="of:=CONCATENATE(&quot;'&quot;;[Input.H265];&quot;',&quot;)" office:value-type="string" office:string-value="'Gahaarn\'s Rock',">
            <text:p>'Gahaarn\'s Rock',</text:p>
          </table:table-cell>
          <table:table-cell table:formula="of:=CONCATENATE(&quot;'&quot;;[Input.I265];&quot;',&quot;)" office:value-type="string" office:string-value="'Metal 1;Gem 2;Reactive 3;Hydrocarbon 2',">
            <text:p>'Metal 1;Gem 2;Reactive 3;Hydrocarbon 2',</text:p>
          </table:table-cell>
          <table:table-cell table:formula="of:=CONCATENATE(&quot;'&quot;;[Input.J26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66]" office:value-type="string" office:string-value="Glorys Orbit">
            <text:p>Glorys Orbit</text:p>
          </table:table-cell>
          <table:table-cell table:formula="of:=CONCATENATE(&quot;['&quot;;[Input.B266];&quot;',&quot;)" office:value-type="string" office:string-value="['Ores ACGH',">
            <text:p>['Ores ACGH',</text:p>
          </table:table-cell>
          <table:table-cell table:formula="of:=CONCATENATE([Input.C266];&quot;,&quot;)" office:value-type="string" office:string-value="8,">
            <text:p>8,</text:p>
          </table:table-cell>
          <table:table-cell table:formula="of:=CONCATENATE([Input.D266];&quot;,&quot;)" office:value-type="string" office:string-value="30,">
            <text:p>30,</text:p>
          </table:table-cell>
          <table:table-cell table:formula="of:=CONCATENATE([Input.E266];&quot;,&quot;)" office:value-type="string" office:string-value="71881,">
            <text:p>71881,</text:p>
          </table:table-cell>
          <table:table-cell table:formula="of:=CONCATENATE([Input.F266];&quot;,&quot;)" office:value-type="string" office:string-value="14110.4,">
            <text:p>14110.4,</text:p>
          </table:table-cell>
          <table:table-cell table:formula="of:=CONCATENATE([Input.G266];&quot;,&quot;)" office:value-type="string" office:string-value="0,">
            <text:p>0,</text:p>
          </table:table-cell>
          <table:table-cell table:formula="of:=CONCATENATE(&quot;'&quot;;[Input.H266];&quot;',&quot;)" office:value-type="string" office:string-value="'Resource Field 1',">
            <text:p>'Resource Field 1',</text:p>
          </table:table-cell>
          <table:table-cell table:formula="of:=CONCATENATE(&quot;'&quot;;[Input.I266];&quot;',&quot;)" office:value-type="string" office:string-value="'Metal 2;Gem 2;Reactive 1;Hydrocarbon 2',">
            <text:p>'Metal 2;Gem 2;Reactive 1;Hydrocarbon 2',</text:p>
          </table:table-cell>
          <table:table-cell table:formula="of:=CONCATENATE(&quot;'&quot;;[Input.J26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67]" office:value-type="string" office:string-value="Glorys Orbit">
            <text:p>Glorys Orbit</text:p>
          </table:table-cell>
          <table:table-cell table:formula="of:=CONCATENATE(&quot;['&quot;;[Input.B267];&quot;',&quot;)" office:value-type="string" office:string-value="['Ores ACGH',">
            <text:p>['Ores ACGH',</text:p>
          </table:table-cell>
          <table:table-cell table:formula="of:=CONCATENATE([Input.C267];&quot;,&quot;)" office:value-type="string" office:string-value="8,">
            <text:p>8,</text:p>
          </table:table-cell>
          <table:table-cell table:formula="of:=CONCATENATE([Input.D267];&quot;,&quot;)" office:value-type="string" office:string-value="30,">
            <text:p>30,</text:p>
          </table:table-cell>
          <table:table-cell table:formula="of:=CONCATENATE([Input.E267];&quot;,&quot;)" office:value-type="string" office:string-value="-71450.9,">
            <text:p>-71450.9,</text:p>
          </table:table-cell>
          <table:table-cell table:formula="of:=CONCATENATE([Input.F267];&quot;,&quot;)" office:value-type="string" office:string-value="89558.6,">
            <text:p>89558.6,</text:p>
          </table:table-cell>
          <table:table-cell table:formula="of:=CONCATENATE([Input.G267];&quot;,&quot;)" office:value-type="string" office:string-value="0,">
            <text:p>0,</text:p>
          </table:table-cell>
          <table:table-cell table:formula="of:=CONCATENATE(&quot;'&quot;;[Input.H267];&quot;',&quot;)" office:value-type="string" office:string-value="'Nav Glory\'s Orbit 2',">
            <text:p>'Nav Glory\'s Orbit 2',</text:p>
          </table:table-cell>
          <table:table-cell table:formula="of:=CONCATENATE(&quot;'&quot;;[Input.I267];&quot;',&quot;)" office:value-type="string" office:string-value="'Metal 2;Gem 1;Reactive 1;Hydrocarbon 2',">
            <text:p>'Metal 2;Gem 1;Reactive 1;Hydrocarbon 2',</text:p>
          </table:table-cell>
          <table:table-cell table:formula="of:=CONCATENATE(&quot;'&quot;;[Input.J26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68]" office:value-type="string" office:string-value="Glorys Orbit">
            <text:p>Glorys Orbit</text:p>
          </table:table-cell>
          <table:table-cell table:formula="of:=CONCATENATE(&quot;['&quot;;[Input.B268];&quot;',&quot;)" office:value-type="string" office:string-value="['Ores ACGH',">
            <text:p>['Ores ACGH',</text:p>
          </table:table-cell>
          <table:table-cell table:formula="of:=CONCATENATE([Input.C268];&quot;,&quot;)" office:value-type="string" office:string-value="8,">
            <text:p>8,</text:p>
          </table:table-cell>
          <table:table-cell table:formula="of:=CONCATENATE([Input.D268];&quot;,&quot;)" office:value-type="string" office:string-value="25,">
            <text:p>25,</text:p>
          </table:table-cell>
          <table:table-cell table:formula="of:=CONCATENATE([Input.E268];&quot;,&quot;)" office:value-type="string" office:string-value="-104910,">
            <text:p>-104910,</text:p>
          </table:table-cell>
          <table:table-cell table:formula="of:=CONCATENATE([Input.F268];&quot;,&quot;)" office:value-type="string" office:string-value="-28404.6,">
            <text:p>-28404.6,</text:p>
          </table:table-cell>
          <table:table-cell table:formula="of:=CONCATENATE([Input.G268];&quot;,&quot;)" office:value-type="string" office:string-value="0,">
            <text:p>0,</text:p>
          </table:table-cell>
          <table:table-cell table:formula="of:=CONCATENATE(&quot;'&quot;;[Input.H268];&quot;',&quot;)" office:value-type="string" office:string-value="'Schirra',">
            <text:p>'Schirra',</text:p>
          </table:table-cell>
          <table:table-cell table:formula="of:=CONCATENATE(&quot;'&quot;;[Input.I268];&quot;',&quot;)" office:value-type="string" office:string-value="'Metal 1;Gem 1;Reactive 1;Hydrocarbon 2',">
            <text:p>'Metal 1;Gem 1;Reactive 1;Hydrocarbon 2',</text:p>
          </table:table-cell>
          <table:table-cell table:formula="of:=CONCATENATE(&quot;'&quot;;[Input.J26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69]" office:value-type="string" office:string-value="Glorys Orbit">
            <text:p>Glorys Orbit</text:p>
          </table:table-cell>
          <table:table-cell table:formula="of:=CONCATENATE(&quot;['&quot;;[Input.B269];&quot;',&quot;)" office:value-type="string" office:string-value="['Ores ACGH',">
            <text:p>['Ores ACGH',</text:p>
          </table:table-cell>
          <table:table-cell table:formula="of:=CONCATENATE([Input.C269];&quot;,&quot;)" office:value-type="string" office:string-value="8,">
            <text:p>8,</text:p>
          </table:table-cell>
          <table:table-cell table:formula="of:=CONCATENATE([Input.D269];&quot;,&quot;)" office:value-type="string" office:string-value="30,">
            <text:p>30,</text:p>
          </table:table-cell>
          <table:table-cell table:formula="of:=CONCATENATE([Input.E269];&quot;,&quot;)" office:value-type="string" office:string-value="128627,">
            <text:p>128627,</text:p>
          </table:table-cell>
          <table:table-cell table:formula="of:=CONCATENATE([Input.F269];&quot;,&quot;)" office:value-type="string" office:string-value="76660.2,">
            <text:p>76660.2,</text:p>
          </table:table-cell>
          <table:table-cell table:formula="of:=CONCATENATE([Input.G269];&quot;,&quot;)" office:value-type="string" office:string-value="0,">
            <text:p>0,</text:p>
          </table:table-cell>
          <table:table-cell table:formula="of:=CONCATENATE(&quot;'&quot;;[Input.H269];&quot;',&quot;)" office:value-type="string" office:string-value="'The Terran Path',">
            <text:p>'The Terran Path',</text:p>
          </table:table-cell>
          <table:table-cell table:formula="of:=CONCATENATE(&quot;'&quot;;[Input.I269];&quot;',&quot;)" office:value-type="string" office:string-value="'Metal 3;Gem 3;Reactive 3;Hydrocarbon 3',">
            <text:p>'Metal 3;Gem 3;Reactive 3;Hydrocarbon 3',</text:p>
          </table:table-cell>
          <table:table-cell table:formula="of:=CONCATENATE(&quot;'&quot;;[Input.J26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70]" office:value-type="string" office:string-value="Glorys Orbit">
            <text:p>Glorys Orbit</text:p>
          </table:table-cell>
          <table:table-cell table:formula="of:=CONCATENATE(&quot;['&quot;;[Input.B270];&quot;',&quot;)" office:value-type="string" office:string-value="['Ores CG',">
            <text:p>['Ores CG',</text:p>
          </table:table-cell>
          <table:table-cell table:formula="of:=CONCATENATE([Input.C270];&quot;,&quot;)" office:value-type="string" office:string-value="7,">
            <text:p>7,</text:p>
          </table:table-cell>
          <table:table-cell table:formula="of:=CONCATENATE([Input.D270];&quot;,&quot;)" office:value-type="string" office:string-value="25,">
            <text:p>25,</text:p>
          </table:table-cell>
          <table:table-cell table:formula="of:=CONCATENATE([Input.E270];&quot;,&quot;)" office:value-type="string" office:string-value="187327,">
            <text:p>187327,</text:p>
          </table:table-cell>
          <table:table-cell table:formula="of:=CONCATENATE([Input.F270];&quot;,&quot;)" office:value-type="string" office:string-value="41274.2,">
            <text:p>41274.2,</text:p>
          </table:table-cell>
          <table:table-cell table:formula="of:=CONCATENATE([Input.G270];&quot;,&quot;)" office:value-type="string" office:string-value="0,">
            <text:p>0,</text:p>
          </table:table-cell>
          <table:table-cell table:formula="of:=CONCATENATE(&quot;'&quot;;[Input.H270];&quot;',&quot;)" office:value-type="string" office:string-value="'Crystal Vantage',">
            <text:p>'Crystal Vantage',</text:p>
          </table:table-cell>
          <table:table-cell table:formula="of:=CONCATENATE(&quot;'&quot;;[Input.I270];&quot;',&quot;)" office:value-type="string" office:string-value="'Gem 1;Reactive 2;Gem 2;Gem 3;Reactive 3',">
            <text:p>'Gem 1;Reactive 2;Gem 2;Gem 3;Reactive 3',</text:p>
          </table:table-cell>
          <table:table-cell table:formula="of:=CONCATENATE(&quot;'&quot;;[Input.J27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71]" office:value-type="string" office:string-value="Glorys Orbit">
            <text:p>Glorys Orbit</text:p>
          </table:table-cell>
          <table:table-cell table:formula="of:=CONCATENATE(&quot;['&quot;;[Input.B271];&quot;',&quot;)" office:value-type="string" office:string-value="['Ores ACGH',">
            <text:p>['Ores ACGH',</text:p>
          </table:table-cell>
          <table:table-cell table:formula="of:=CONCATENATE([Input.C271];&quot;,&quot;)" office:value-type="string" office:string-value="7,">
            <text:p>7,</text:p>
          </table:table-cell>
          <table:table-cell table:formula="of:=CONCATENATE([Input.D271];&quot;,&quot;)" office:value-type="string" office:string-value="30,">
            <text:p>30,</text:p>
          </table:table-cell>
          <table:table-cell table:formula="of:=CONCATENATE([Input.E271];&quot;,&quot;)" office:value-type="string" office:string-value="80140.6,">
            <text:p>80140.6,</text:p>
          </table:table-cell>
          <table:table-cell table:formula="of:=CONCATENATE([Input.F271];&quot;,&quot;)" office:value-type="string" office:string-value="15302.5,">
            <text:p>15302.5,</text:p>
          </table:table-cell>
          <table:table-cell table:formula="of:=CONCATENATE([Input.G271];&quot;,&quot;)" office:value-type="string" office:string-value="0,">
            <text:p>0,</text:p>
          </table:table-cell>
          <table:table-cell table:formula="of:=CONCATENATE(&quot;'&quot;;[Input.H271];&quot;',&quot;)" office:value-type="string" office:string-value="'Resource Field 1',">
            <text:p>'Resource Field 1',</text:p>
          </table:table-cell>
          <table:table-cell table:formula="of:=CONCATENATE(&quot;'&quot;;[Input.I271];&quot;',&quot;)" office:value-type="string" office:string-value="'Metal 1;Gem 2;Reactive 2;Hydrocarbon 2',">
            <text:p>'Metal 1;Gem 2;Reactive 2;Hydrocarbon 2',</text:p>
          </table:table-cell>
          <table:table-cell table:formula="of:=CONCATENATE(&quot;'&quot;;[Input.J27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72]" office:value-type="string" office:string-value="Glorys Orbit">
            <text:p>Glorys Orbit</text:p>
          </table:table-cell>
          <table:table-cell table:formula="of:=CONCATENATE(&quot;['&quot;;[Input.B272];&quot;',&quot;)" office:value-type="string" office:string-value="['Ores ACGH',">
            <text:p>['Ores ACGH',</text:p>
          </table:table-cell>
          <table:table-cell table:formula="of:=CONCATENATE([Input.C272];&quot;,&quot;)" office:value-type="string" office:string-value="7,">
            <text:p>7,</text:p>
          </table:table-cell>
          <table:table-cell table:formula="of:=CONCATENATE([Input.D272];&quot;,&quot;)" office:value-type="string" office:string-value="40,">
            <text:p>40,</text:p>
          </table:table-cell>
          <table:table-cell table:formula="of:=CONCATENATE([Input.E272];&quot;,&quot;)" office:value-type="string" office:string-value="35964.7,">
            <text:p>35964.7,</text:p>
          </table:table-cell>
          <table:table-cell table:formula="of:=CONCATENATE([Input.F272];&quot;,&quot;)" office:value-type="string" office:string-value="-115656,">
            <text:p>-115656,</text:p>
          </table:table-cell>
          <table:table-cell table:formula="of:=CONCATENATE([Input.G272];&quot;,&quot;)" office:value-type="string" office:string-value="0,">
            <text:p>0,</text:p>
          </table:table-cell>
          <table:table-cell table:formula="of:=CONCATENATE(&quot;'&quot;;[Input.H272];&quot;',&quot;)" office:value-type="string" office:string-value="'Crystal View',">
            <text:p>'Crystal View',</text:p>
          </table:table-cell>
          <table:table-cell table:formula="of:=CONCATENATE(&quot;'&quot;;[Input.I272];&quot;',&quot;)" office:value-type="string" office:string-value="'Metal 2;Gem 2;Reactive 1;Hydrocarbon 3',">
            <text:p>'Metal 2;Gem 2;Reactive 1;Hydrocarbon 3',</text:p>
          </table:table-cell>
          <table:table-cell table:formula="of:=CONCATENATE(&quot;'&quot;;[Input.J27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73]" office:value-type="string" office:string-value="Glorys Orbit">
            <text:p>Glorys Orbit</text:p>
          </table:table-cell>
          <table:table-cell table:formula="of:=CONCATENATE(&quot;['&quot;;[Input.B273];&quot;',&quot;)" office:value-type="string" office:string-value="['Ores ACGH',">
            <text:p>['Ores ACGH',</text:p>
          </table:table-cell>
          <table:table-cell table:formula="of:=CONCATENATE([Input.C273];&quot;,&quot;)" office:value-type="string" office:string-value="7,">
            <text:p>7,</text:p>
          </table:table-cell>
          <table:table-cell table:formula="of:=CONCATENATE([Input.D273];&quot;,&quot;)" office:value-type="string" office:string-value="30,">
            <text:p>30,</text:p>
          </table:table-cell>
          <table:table-cell table:formula="of:=CONCATENATE([Input.E273];&quot;,&quot;)" office:value-type="string" office:string-value="-32963.9,">
            <text:p>-32963.9,</text:p>
          </table:table-cell>
          <table:table-cell table:formula="of:=CONCATENATE([Input.F273];&quot;,&quot;)" office:value-type="string" office:string-value="-103542,">
            <text:p>-103542,</text:p>
          </table:table-cell>
          <table:table-cell table:formula="of:=CONCATENATE([Input.G273];&quot;,&quot;)" office:value-type="string" office:string-value="0,">
            <text:p>0,</text:p>
          </table:table-cell>
          <table:table-cell table:formula="of:=CONCATENATE(&quot;'&quot;;[Input.H273];&quot;',&quot;)" office:value-type="string" office:string-value="'Sigma 7',">
            <text:p>'Sigma 7',</text:p>
          </table:table-cell>
          <table:table-cell table:formula="of:=CONCATENATE(&quot;'&quot;;[Input.I273];&quot;',&quot;)" office:value-type="string" office:string-value="'Metal 2;Gem 3;Reactive 2;Hydrocarbon 2',">
            <text:p>'Metal 2;Gem 3;Reactive 2;Hydrocarbon 2',</text:p>
          </table:table-cell>
          <table:table-cell table:formula="of:=CONCATENATE(&quot;'&quot;;[Input.J27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74]" office:value-type="string" office:string-value="Glorys Orbit">
            <text:p>Glorys Orbit</text:p>
          </table:table-cell>
          <table:table-cell table:formula="of:=CONCATENATE(&quot;['&quot;;[Input.B274];&quot;',&quot;)" office:value-type="string" office:string-value="['Ores ACGH',">
            <text:p>['Ores ACGH',</text:p>
          </table:table-cell>
          <table:table-cell table:formula="of:=CONCATENATE([Input.C274];&quot;,&quot;)" office:value-type="string" office:string-value="7,">
            <text:p>7,</text:p>
          </table:table-cell>
          <table:table-cell table:formula="of:=CONCATENATE([Input.D274];&quot;,&quot;)" office:value-type="string" office:string-value="20,">
            <text:p>20,</text:p>
          </table:table-cell>
          <table:table-cell table:formula="of:=CONCATENATE([Input.E274];&quot;,&quot;)" office:value-type="string" office:string-value="-36063.7,">
            <text:p>-36063.7,</text:p>
          </table:table-cell>
          <table:table-cell table:formula="of:=CONCATENATE([Input.F274];&quot;,&quot;)" office:value-type="string" office:string-value="60832.7,">
            <text:p>60832.7,</text:p>
          </table:table-cell>
          <table:table-cell table:formula="of:=CONCATENATE([Input.G274];&quot;,&quot;)" office:value-type="string" office:string-value="0,">
            <text:p>0,</text:p>
          </table:table-cell>
          <table:table-cell table:formula="of:=CONCATENATE(&quot;'&quot;;[Input.H274];&quot;',&quot;)" office:value-type="string" office:string-value="'Nav Glory\'s Orbit 2',">
            <text:p>'Nav Glory\'s Orbit 2',</text:p>
          </table:table-cell>
          <table:table-cell table:formula="of:=CONCATENATE(&quot;'&quot;;[Input.I274];&quot;',&quot;)" office:value-type="string" office:string-value="'Metal 1;Gem 1;Reactive 2;Hydrocarbon 3',">
            <text:p>'Metal 1;Gem 1;Reactive 2;Hydrocarbon 3',</text:p>
          </table:table-cell>
          <table:table-cell table:formula="of:=CONCATENATE(&quot;'&quot;;[Input.J27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75]" office:value-type="string" office:string-value="Glorys Orbit">
            <text:p>Glorys Orbit</text:p>
          </table:table-cell>
          <table:table-cell table:formula="of:=CONCATENATE(&quot;['&quot;;[Input.B275];&quot;',&quot;)" office:value-type="string" office:string-value="['Ores ACGH',">
            <text:p>['Ores ACGH',</text:p>
          </table:table-cell>
          <table:table-cell table:formula="of:=CONCATENATE([Input.C275];&quot;,&quot;)" office:value-type="string" office:string-value="7,">
            <text:p>7,</text:p>
          </table:table-cell>
          <table:table-cell table:formula="of:=CONCATENATE([Input.D275];&quot;,&quot;)" office:value-type="string" office:string-value="25,">
            <text:p>25,</text:p>
          </table:table-cell>
          <table:table-cell table:formula="of:=CONCATENATE([Input.E275];&quot;,&quot;)" office:value-type="string" office:string-value="-50751.2,">
            <text:p>-50751.2,</text:p>
          </table:table-cell>
          <table:table-cell table:formula="of:=CONCATENATE([Input.F275];&quot;,&quot;)" office:value-type="string" office:string-value="-24481.5,">
            <text:p>-24481.5,</text:p>
          </table:table-cell>
          <table:table-cell table:formula="of:=CONCATENATE([Input.G275];&quot;,&quot;)" office:value-type="string" office:string-value="0,">
            <text:p>0,</text:p>
          </table:table-cell>
          <table:table-cell table:formula="of:=CONCATENATE(&quot;'&quot;;[Input.H275];&quot;',&quot;)" office:value-type="string" office:string-value="'Nav Glory\'s Orbit 3',">
            <text:p>'Nav Glory\'s Orbit 3',</text:p>
          </table:table-cell>
          <table:table-cell table:formula="of:=CONCATENATE(&quot;'&quot;;[Input.I275];&quot;',&quot;)" office:value-type="string" office:string-value="'Metal 1;Gem 3;Reactive 2;Hydrocarbon 1',">
            <text:p>'Metal 1;Gem 3;Reactive 2;Hydrocarbon 1',</text:p>
          </table:table-cell>
          <table:table-cell table:formula="of:=CONCATENATE(&quot;'&quot;;[Input.J27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76]" office:value-type="string" office:string-value="Grissom">
            <text:p>Grissom</text:p>
          </table:table-cell>
          <table:table-cell table:formula="of:=CONCATENATE(&quot;['&quot;;[Input.B276];&quot;',&quot;)" office:value-type="string" office:string-value="['Ores ACG Gas',">
            <text:p>['Ores ACG Gas',</text:p>
          </table:table-cell>
          <table:table-cell table:formula="of:=CONCATENATE([Input.C276];&quot;,&quot;)" office:value-type="string" office:string-value="9,">
            <text:p>9,</text:p>
          </table:table-cell>
          <table:table-cell table:formula="of:=CONCATENATE([Input.D276];&quot;,&quot;)" office:value-type="string" office:string-value="10,">
            <text:p>10,</text:p>
          </table:table-cell>
          <table:table-cell table:formula="of:=CONCATENATE([Input.E276];&quot;,&quot;)" office:value-type="string" office:string-value="-345892,">
            <text:p>-345892,</text:p>
          </table:table-cell>
          <table:table-cell table:formula="of:=CONCATENATE([Input.F276];&quot;,&quot;)" office:value-type="string" office:string-value="-3889.24,">
            <text:p>-3889.24,</text:p>
          </table:table-cell>
          <table:table-cell table:formula="of:=CONCATENATE([Input.G276];&quot;,&quot;)" office:value-type="string" office:string-value="0,">
            <text:p>0,</text:p>
          </table:table-cell>
          <table:table-cell table:formula="of:=CONCATENATE(&quot;'&quot;;[Input.H276];&quot;',&quot;)" office:value-type="string" office:string-value="'Houston Resource Field',">
            <text:p>'Houston Resource Field',</text:p>
          </table:table-cell>
          <table:table-cell table:formula="of:=CONCATENATE(&quot;'&quot;;[Input.I276];&quot;',&quot;)" office:value-type="string" office:string-value="'Metal 1;Reactive 3;Gas Pocket 1',">
            <text:p>'Metal 1;Reactive 3;Gas Pocket 1',</text:p>
          </table:table-cell>
          <table:table-cell table:formula="of:=CONCATENATE(&quot;'&quot;;[Input.J27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77]" office:value-type="string" office:string-value="Grissom">
            <text:p>Grissom</text:p>
          </table:table-cell>
          <table:table-cell table:formula="of:=CONCATENATE(&quot;['&quot;;[Input.B277];&quot;',&quot;)" office:value-type="string" office:string-value="['Ores ACG Gas',">
            <text:p>['Ores ACG Gas',</text:p>
          </table:table-cell>
          <table:table-cell table:formula="of:=CONCATENATE([Input.C277];&quot;,&quot;)" office:value-type="string" office:string-value="9,">
            <text:p>9,</text:p>
          </table:table-cell>
          <table:table-cell table:formula="of:=CONCATENATE([Input.D277];&quot;,&quot;)" office:value-type="string" office:string-value="40,">
            <text:p>40,</text:p>
          </table:table-cell>
          <table:table-cell table:formula="of:=CONCATENATE([Input.E277];&quot;,&quot;)" office:value-type="string" office:string-value="40851,">
            <text:p>40851,</text:p>
          </table:table-cell>
          <table:table-cell table:formula="of:=CONCATENATE([Input.F277];&quot;,&quot;)" office:value-type="string" office:string-value="-172668,">
            <text:p>-172668,</text:p>
          </table:table-cell>
          <table:table-cell table:formula="of:=CONCATENATE([Input.G277];&quot;,&quot;)" office:value-type="string" office:string-value="0,">
            <text:p>0,</text:p>
          </table:table-cell>
          <table:table-cell table:formula="of:=CONCATENATE(&quot;'&quot;;[Input.H277];&quot;',&quot;)" office:value-type="string" office:string-value="'Baikonur Resource Field',">
            <text:p>'Baikonur Resource Field',</text:p>
          </table:table-cell>
          <table:table-cell table:formula="of:=CONCATENATE(&quot;'&quot;;[Input.I277];&quot;',&quot;)" office:value-type="string" office:string-value="'Reactive 1;Metal 2;Gem 2;Gas Pocket 1',">
            <text:p>'Reactive 1;Metal 2;Gem 2;Gas Pocket 1',</text:p>
          </table:table-cell>
          <table:table-cell table:formula="of:=CONCATENATE(&quot;'&quot;;[Input.J27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78]" office:value-type="string" office:string-value="Grissom">
            <text:p>Grissom</text:p>
          </table:table-cell>
          <table:table-cell table:formula="of:=CONCATENATE(&quot;['&quot;;[Input.B278];&quot;',&quot;)" office:value-type="string" office:string-value="['Ores ACG Gas',">
            <text:p>['Ores ACG Gas',</text:p>
          </table:table-cell>
          <table:table-cell table:formula="of:=CONCATENATE([Input.C278];&quot;,&quot;)" office:value-type="string" office:string-value="9,">
            <text:p>9,</text:p>
          </table:table-cell>
          <table:table-cell table:formula="of:=CONCATENATE([Input.D278];&quot;,&quot;)" office:value-type="string" office:string-value="15,">
            <text:p>15,</text:p>
          </table:table-cell>
          <table:table-cell table:formula="of:=CONCATENATE([Input.E278];&quot;,&quot;)" office:value-type="string" office:string-value="-127429,">
            <text:p>-127429,</text:p>
          </table:table-cell>
          <table:table-cell table:formula="of:=CONCATENATE([Input.F278];&quot;,&quot;)" office:value-type="string" office:string-value="12370.6,">
            <text:p>12370.6,</text:p>
          </table:table-cell>
          <table:table-cell table:formula="of:=CONCATENATE([Input.G278];&quot;,&quot;)" office:value-type="string" office:string-value="0,">
            <text:p>0,</text:p>
          </table:table-cell>
          <table:table-cell table:formula="of:=CONCATENATE(&quot;'&quot;;[Input.H278];&quot;',&quot;)" office:value-type="string" office:string-value="'Nav Grissom Secundus 5',">
            <text:p>'Nav Grissom Secundus 5',</text:p>
          </table:table-cell>
          <table:table-cell table:formula="of:=CONCATENATE(&quot;'&quot;;[Input.I278];&quot;',&quot;)" office:value-type="string" office:string-value="'Gas Pocket 1;Metal 2;Reactive 2;Gem 2',">
            <text:p>'Gas Pocket 1;Metal 2;Reactive 2;Gem 2',</text:p>
          </table:table-cell>
          <table:table-cell table:formula="of:=CONCATENATE(&quot;'&quot;;[Input.J27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79]" office:value-type="string" office:string-value="Grissom">
            <text:p>Grissom</text:p>
          </table:table-cell>
          <table:table-cell table:formula="of:=CONCATENATE(&quot;['&quot;;[Input.B279];&quot;',&quot;)" office:value-type="string" office:string-value="['Ores AG Gas',">
            <text:p>['Ores AG Gas',</text:p>
          </table:table-cell>
          <table:table-cell table:formula="of:=CONCATENATE([Input.C279];&quot;,&quot;)" office:value-type="string" office:string-value="8,">
            <text:p>8,</text:p>
          </table:table-cell>
          <table:table-cell table:formula="of:=CONCATENATE([Input.D279];&quot;,&quot;)" office:value-type="string" office:string-value="15,">
            <text:p>15,</text:p>
          </table:table-cell>
          <table:table-cell table:formula="of:=CONCATENATE([Input.E279];&quot;,&quot;)" office:value-type="string" office:string-value="-352761,">
            <text:p>-352761,</text:p>
          </table:table-cell>
          <table:table-cell table:formula="of:=CONCATENATE([Input.F279];&quot;,&quot;)" office:value-type="string" office:string-value="-3746.51,">
            <text:p>-3746.51,</text:p>
          </table:table-cell>
          <table:table-cell table:formula="of:=CONCATENATE([Input.G279];&quot;,&quot;)" office:value-type="string" office:string-value="0,">
            <text:p>0,</text:p>
          </table:table-cell>
          <table:table-cell table:formula="of:=CONCATENATE(&quot;'&quot;;[Input.H279];&quot;',&quot;)" office:value-type="string" office:string-value="'Houston Resource Field',">
            <text:p>'Houston Resource Field',</text:p>
          </table:table-cell>
          <table:table-cell table:formula="of:=CONCATENATE(&quot;'&quot;;[Input.I279];&quot;',&quot;)" office:value-type="string" office:string-value="'Gas Pocket 1;Metal 2;Reactive 2',">
            <text:p>'Gas Pocket 1;Metal 2;Reactive 2',</text:p>
          </table:table-cell>
          <table:table-cell table:formula="of:=CONCATENATE(&quot;'&quot;;[Input.J27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80]" office:value-type="string" office:string-value="Grissom">
            <text:p>Grissom</text:p>
          </table:table-cell>
          <table:table-cell table:formula="of:=CONCATENATE(&quot;['&quot;;[Input.B280];&quot;',&quot;)" office:value-type="string" office:string-value="['Ores AG Gas',">
            <text:p>['Ores AG Gas',</text:p>
          </table:table-cell>
          <table:table-cell table:formula="of:=CONCATENATE([Input.C280];&quot;,&quot;)" office:value-type="string" office:string-value="8,">
            <text:p>8,</text:p>
          </table:table-cell>
          <table:table-cell table:formula="of:=CONCATENATE([Input.D280];&quot;,&quot;)" office:value-type="string" office:string-value="25,">
            <text:p>25,</text:p>
          </table:table-cell>
          <table:table-cell table:formula="of:=CONCATENATE([Input.E280];&quot;,&quot;)" office:value-type="string" office:string-value="-127828,">
            <text:p>-127828,</text:p>
          </table:table-cell>
          <table:table-cell table:formula="of:=CONCATENATE([Input.F280];&quot;,&quot;)" office:value-type="string" office:string-value="23153.5,">
            <text:p>23153.5,</text:p>
          </table:table-cell>
          <table:table-cell table:formula="of:=CONCATENATE([Input.G280];&quot;,&quot;)" office:value-type="string" office:string-value="0,">
            <text:p>0,</text:p>
          </table:table-cell>
          <table:table-cell table:formula="of:=CONCATENATE(&quot;'&quot;;[Input.H280];&quot;',&quot;)" office:value-type="string" office:string-value="'Nav Dzurai Delta 1',">
            <text:p>'Nav Dzurai Delta 1',</text:p>
          </table:table-cell>
          <table:table-cell table:formula="of:=CONCATENATE(&quot;'&quot;;[Input.I280];&quot;',&quot;)" office:value-type="string" office:string-value="'Metal 2;Reactive 2;Gas Pocket 1',">
            <text:p>'Metal 2;Reactive 2;Gas Pocket 1',</text:p>
          </table:table-cell>
          <table:table-cell table:formula="of:=CONCATENATE(&quot;'&quot;;[Input.J28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81]" office:value-type="string" office:string-value="Grissom">
            <text:p>Grissom</text:p>
          </table:table-cell>
          <table:table-cell table:formula="of:=CONCATENATE(&quot;['&quot;;[Input.B281];&quot;',&quot;)" office:value-type="string" office:string-value="['Ores AG Gas',">
            <text:p>['Ores AG Gas',</text:p>
          </table:table-cell>
          <table:table-cell table:formula="of:=CONCATENATE([Input.C281];&quot;,&quot;)" office:value-type="string" office:string-value="8,">
            <text:p>8,</text:p>
          </table:table-cell>
          <table:table-cell table:formula="of:=CONCATENATE([Input.D281];&quot;,&quot;)" office:value-type="string" office:string-value="40,">
            <text:p>40,</text:p>
          </table:table-cell>
          <table:table-cell table:formula="of:=CONCATENATE([Input.E281];&quot;,&quot;)" office:value-type="string" office:string-value="36226.9,">
            <text:p>36226.9,</text:p>
          </table:table-cell>
          <table:table-cell table:formula="of:=CONCATENATE([Input.F281];&quot;,&quot;)" office:value-type="string" office:string-value="-165678,">
            <text:p>-165678,</text:p>
          </table:table-cell>
          <table:table-cell table:formula="of:=CONCATENATE([Input.G281];&quot;,&quot;)" office:value-type="string" office:string-value="0,">
            <text:p>0,</text:p>
          </table:table-cell>
          <table:table-cell table:formula="of:=CONCATENATE(&quot;'&quot;;[Input.H281];&quot;',&quot;)" office:value-type="string" office:string-value="'Baikonur Resource Field',">
            <text:p>'Baikonur Resource Field',</text:p>
          </table:table-cell>
          <table:table-cell table:formula="of:=CONCATENATE(&quot;'&quot;;[Input.I281];&quot;',&quot;)" office:value-type="string" office:string-value="'Gas Pocket 1;Metal 1;Reactive 2',">
            <text:p>'Gas Pocket 1;Metal 1;Reactive 2',</text:p>
          </table:table-cell>
          <table:table-cell table:formula="of:=CONCATENATE(&quot;'&quot;;[Input.J28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82]" office:value-type="string" office:string-value="Grissom">
            <text:p>Grissom</text:p>
          </table:table-cell>
          <table:table-cell table:formula="of:=CONCATENATE(&quot;['&quot;;[Input.B282];&quot;',&quot;)" office:value-type="string" office:string-value="['Gas',">
            <text:p>['Gas',</text:p>
          </table:table-cell>
          <table:table-cell table:formula="of:=CONCATENATE([Input.C282];&quot;,&quot;)" office:value-type="string" office:string-value="8,">
            <text:p>8,</text:p>
          </table:table-cell>
          <table:table-cell table:formula="of:=CONCATENATE([Input.D282];&quot;,&quot;)" office:value-type="string" office:string-value="25,">
            <text:p>25,</text:p>
          </table:table-cell>
          <table:table-cell table:formula="of:=CONCATENATE([Input.E282];&quot;,&quot;)" office:value-type="string" office:string-value="-209558,">
            <text:p>-209558,</text:p>
          </table:table-cell>
          <table:table-cell table:formula="of:=CONCATENATE([Input.F282];&quot;,&quot;)" office:value-type="string" office:string-value="-255351,">
            <text:p>-255351,</text:p>
          </table:table-cell>
          <table:table-cell table:formula="of:=CONCATENATE([Input.G282];&quot;,&quot;)" office:value-type="string" office:string-value="1500,">
            <text:p>1500,</text:p>
          </table:table-cell>
          <table:table-cell table:formula="of:=CONCATENATE(&quot;'&quot;;[Input.H282];&quot;',&quot;)" office:value-type="string" office:string-value="'Nav Grissom Hub',">
            <text:p>'Nav Grissom Hub',</text:p>
          </table:table-cell>
          <table:table-cell table:formula="of:=CONCATENATE(&quot;'&quot;;[Input.I282];&quot;',&quot;)" office:value-type="string" office:string-value="'Gas Pocket 1',">
            <text:p>'Gas Pocket 1',</text:p>
          </table:table-cell>
          <table:table-cell table:formula="of:=CONCATENATE(&quot;'&quot;;[Input.J28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83]" office:value-type="string" office:string-value="Grissom">
            <text:p>Grissom</text:p>
          </table:table-cell>
          <table:table-cell table:formula="of:=CONCATENATE(&quot;['&quot;;[Input.B283];&quot;',&quot;)" office:value-type="string" office:string-value="['Ores AG Gas',">
            <text:p>['Ores AG Gas',</text:p>
          </table:table-cell>
          <table:table-cell table:formula="of:=CONCATENATE([Input.C283];&quot;,&quot;)" office:value-type="string" office:string-value="7,">
            <text:p>7,</text:p>
          </table:table-cell>
          <table:table-cell table:formula="of:=CONCATENATE([Input.D283];&quot;,&quot;)" office:value-type="string" office:string-value="25,">
            <text:p>25,</text:p>
          </table:table-cell>
          <table:table-cell table:formula="of:=CONCATENATE([Input.E283];&quot;,&quot;)" office:value-type="string" office:string-value="-347413,">
            <text:p>-347413,</text:p>
          </table:table-cell>
          <table:table-cell table:formula="of:=CONCATENATE([Input.F283];&quot;,&quot;)" office:value-type="string" office:string-value="-18400.8,">
            <text:p>-18400.8,</text:p>
          </table:table-cell>
          <table:table-cell table:formula="of:=CONCATENATE([Input.G283];&quot;,&quot;)" office:value-type="string" office:string-value="0,">
            <text:p>0,</text:p>
          </table:table-cell>
          <table:table-cell table:formula="of:=CONCATENATE(&quot;'&quot;;[Input.H283];&quot;',&quot;)" office:value-type="string" office:string-value="'Houston Resource Field',">
            <text:p>'Houston Resource Field',</text:p>
          </table:table-cell>
          <table:table-cell table:formula="of:=CONCATENATE(&quot;'&quot;;[Input.I283];&quot;',&quot;)" office:value-type="string" office:string-value="'Gas Pocket 1;Metal 1;Reactive 2',">
            <text:p>'Gas Pocket 1;Metal 1;Reactive 2',</text:p>
          </table:table-cell>
          <table:table-cell table:formula="of:=CONCATENATE(&quot;'&quot;;[Input.J28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84]" office:value-type="string" office:string-value="Grissom">
            <text:p>Grissom</text:p>
          </table:table-cell>
          <table:table-cell table:formula="of:=CONCATENATE(&quot;['&quot;;[Input.B284];&quot;',&quot;)" office:value-type="string" office:string-value="['Ores AG Gas',">
            <text:p>['Ores AG Gas',</text:p>
          </table:table-cell>
          <table:table-cell table:formula="of:=CONCATENATE([Input.C284];&quot;,&quot;)" office:value-type="string" office:string-value="7,">
            <text:p>7,</text:p>
          </table:table-cell>
          <table:table-cell table:formula="of:=CONCATENATE([Input.D284];&quot;,&quot;)" office:value-type="string" office:string-value="15,">
            <text:p>15,</text:p>
          </table:table-cell>
          <table:table-cell table:formula="of:=CONCATENATE([Input.E284];&quot;,&quot;)" office:value-type="string" office:string-value="-111083,">
            <text:p>-111083,</text:p>
          </table:table-cell>
          <table:table-cell table:formula="of:=CONCATENATE([Input.F284];&quot;,&quot;)" office:value-type="string" office:string-value="-415964,">
            <text:p>-415964,</text:p>
          </table:table-cell>
          <table:table-cell table:formula="of:=CONCATENATE([Input.G284];&quot;,&quot;)" office:value-type="string" office:string-value="0,">
            <text:p>0,</text:p>
          </table:table-cell>
          <table:table-cell table:formula="of:=CONCATENATE(&quot;'&quot;;[Input.H284];&quot;',&quot;)" office:value-type="string" office:string-value="'Cape Canaveral Resource Field',">
            <text:p>'Cape Canaveral Resource Field',</text:p>
          </table:table-cell>
          <table:table-cell table:formula="of:=CONCATENATE(&quot;'&quot;;[Input.I284];&quot;',&quot;)" office:value-type="string" office:string-value="'Metal 2;Reactive 2;Gas Pocket 1',">
            <text:p>'Metal 2;Reactive 2;Gas Pocket 1',</text:p>
          </table:table-cell>
          <table:table-cell table:formula="of:=CONCATENATE(&quot;'&quot;;[Input.J28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85]" office:value-type="string" office:string-value="Grissom">
            <text:p>Grissom</text:p>
          </table:table-cell>
          <table:table-cell table:formula="of:=CONCATENATE(&quot;['&quot;;[Input.B285];&quot;',&quot;)" office:value-type="string" office:string-value="['Ores AG Gas',">
            <text:p>['Ores AG Gas',</text:p>
          </table:table-cell>
          <table:table-cell table:formula="of:=CONCATENATE([Input.C285];&quot;,&quot;)" office:value-type="string" office:string-value="7,">
            <text:p>7,</text:p>
          </table:table-cell>
          <table:table-cell table:formula="of:=CONCATENATE([Input.D285];&quot;,&quot;)" office:value-type="string" office:string-value="40,">
            <text:p>40,</text:p>
          </table:table-cell>
          <table:table-cell table:formula="of:=CONCATENATE([Input.E285];&quot;,&quot;)" office:value-type="string" office:string-value="-46102.3,">
            <text:p>-46102.3,</text:p>
          </table:table-cell>
          <table:table-cell table:formula="of:=CONCATENATE([Input.F285];&quot;,&quot;)" office:value-type="string" office:string-value="-210555,">
            <text:p>-210555,</text:p>
          </table:table-cell>
          <table:table-cell table:formula="of:=CONCATENATE([Input.G285];&quot;,&quot;)" office:value-type="string" office:string-value="0,">
            <text:p>0,</text:p>
          </table:table-cell>
          <table:table-cell table:formula="of:=CONCATENATE(&quot;'&quot;;[Input.H285];&quot;',&quot;)" office:value-type="string" office:string-value="'Baikonur Resource Field',">
            <text:p>'Baikonur Resource Field',</text:p>
          </table:table-cell>
          <table:table-cell table:formula="of:=CONCATENATE(&quot;'&quot;;[Input.I285];&quot;',&quot;)" office:value-type="string" office:string-value="'Gas Pocket 1;Metal 2;Reactive 2',">
            <text:p>'Gas Pocket 1;Metal 2;Reactive 2',</text:p>
          </table:table-cell>
          <table:table-cell table:formula="of:=CONCATENATE(&quot;'&quot;;[Input.J28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86]" office:value-type="string" office:string-value="Grissom">
            <text:p>Grissom</text:p>
          </table:table-cell>
          <table:table-cell table:formula="of:=CONCATENATE(&quot;['&quot;;[Input.B286];&quot;',&quot;)" office:value-type="string" office:string-value="['Ores AG',">
            <text:p>['Ores AG',</text:p>
          </table:table-cell>
          <table:table-cell table:formula="of:=CONCATENATE([Input.C286];&quot;,&quot;)" office:value-type="string" office:string-value="6,">
            <text:p>6,</text:p>
          </table:table-cell>
          <table:table-cell table:formula="of:=CONCATENATE([Input.D286];&quot;,&quot;)" office:value-type="string" office:string-value="30,">
            <text:p>30,</text:p>
          </table:table-cell>
          <table:table-cell table:formula="of:=CONCATENATE([Input.E286];&quot;,&quot;)" office:value-type="string" office:string-value="-327236,">
            <text:p>-327236,</text:p>
          </table:table-cell>
          <table:table-cell table:formula="of:=CONCATENATE([Input.F286];&quot;,&quot;)" office:value-type="string" office:string-value="-262203,">
            <text:p>-262203,</text:p>
          </table:table-cell>
          <table:table-cell table:formula="of:=CONCATENATE([Input.G286];&quot;,&quot;)" office:value-type="string" office:string-value="0,">
            <text:p>0,</text:p>
          </table:table-cell>
          <table:table-cell table:formula="of:=CONCATENATE(&quot;'&quot;;[Input.H286];&quot;',&quot;)" office:value-type="string" office:string-value="'Liberty Resource Field',">
            <text:p>'Liberty Resource Field',</text:p>
          </table:table-cell>
          <table:table-cell table:formula="of:=CONCATENATE(&quot;'&quot;;[Input.I286];&quot;',&quot;)" office:value-type="string" office:string-value="'Metal 3;Reactive 1',">
            <text:p>'Metal 3;Reactive 1',</text:p>
          </table:table-cell>
          <table:table-cell table:formula="of:=CONCATENATE(&quot;'&quot;;[Input.J28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87]" office:value-type="string" office:string-value="Grissom">
            <text:p>Grissom</text:p>
          </table:table-cell>
          <table:table-cell table:formula="of:=CONCATENATE(&quot;['&quot;;[Input.B287];&quot;',&quot;)" office:value-type="string" office:string-value="['Ores AG Gas',">
            <text:p>['Ores AG Gas',</text:p>
          </table:table-cell>
          <table:table-cell table:formula="of:=CONCATENATE([Input.C287];&quot;,&quot;)" office:value-type="string" office:string-value="6,">
            <text:p>6,</text:p>
          </table:table-cell>
          <table:table-cell table:formula="of:=CONCATENATE([Input.D287];&quot;,&quot;)" office:value-type="string" office:string-value="20,">
            <text:p>20,</text:p>
          </table:table-cell>
          <table:table-cell table:formula="of:=CONCATENATE([Input.E287];&quot;,&quot;)" office:value-type="string" office:string-value="-108406,">
            <text:p>-108406,</text:p>
          </table:table-cell>
          <table:table-cell table:formula="of:=CONCATENATE([Input.F287];&quot;,&quot;)" office:value-type="string" office:string-value="-420013,">
            <text:p>-420013,</text:p>
          </table:table-cell>
          <table:table-cell table:formula="of:=CONCATENATE([Input.G287];&quot;,&quot;)" office:value-type="string" office:string-value="0,">
            <text:p>0,</text:p>
          </table:table-cell>
          <table:table-cell table:formula="of:=CONCATENATE(&quot;'&quot;;[Input.H287];&quot;',&quot;)" office:value-type="string" office:string-value="'Cape Canaveral Resource Field',">
            <text:p>'Cape Canaveral Resource Field',</text:p>
          </table:table-cell>
          <table:table-cell table:formula="of:=CONCATENATE(&quot;'&quot;;[Input.I287];&quot;',&quot;)" office:value-type="string" office:string-value="'Metal 1;Reactive 2;Gas Pocket 1',">
            <text:p>'Metal 1;Reactive 2;Gas Pocket 1',</text:p>
          </table:table-cell>
          <table:table-cell table:formula="of:=CONCATENATE(&quot;'&quot;;[Input.J28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88]" office:value-type="string" office:string-value="Grissom">
            <text:p>Grissom</text:p>
          </table:table-cell>
          <table:table-cell table:formula="of:=CONCATENATE(&quot;['&quot;;[Input.B288];&quot;',&quot;)" office:value-type="string" office:string-value="['Ores AG',">
            <text:p>['Ores AG',</text:p>
          </table:table-cell>
          <table:table-cell table:formula="of:=CONCATENATE([Input.C288];&quot;,&quot;)" office:value-type="string" office:string-value="5,">
            <text:p>5,</text:p>
          </table:table-cell>
          <table:table-cell table:formula="of:=CONCATENATE([Input.D288];&quot;,&quot;)" office:value-type="string" office:string-value="20,">
            <text:p>20,</text:p>
          </table:table-cell>
          <table:table-cell table:formula="of:=CONCATENATE([Input.E288];&quot;,&quot;)" office:value-type="string" office:string-value="-333632,">
            <text:p>-333632,</text:p>
          </table:table-cell>
          <table:table-cell table:formula="of:=CONCATENATE([Input.F288];&quot;,&quot;)" office:value-type="string" office:string-value="-253431,">
            <text:p>-253431,</text:p>
          </table:table-cell>
          <table:table-cell table:formula="of:=CONCATENATE([Input.G288];&quot;,&quot;)" office:value-type="string" office:string-value="0,">
            <text:p>0,</text:p>
          </table:table-cell>
          <table:table-cell table:formula="of:=CONCATENATE(&quot;'&quot;;[Input.H288];&quot;',&quot;)" office:value-type="string" office:string-value="'Liberty Resource Field',">
            <text:p>'Liberty Resource Field',</text:p>
          </table:table-cell>
          <table:table-cell table:formula="of:=CONCATENATE(&quot;'&quot;;[Input.I288];&quot;',&quot;)" office:value-type="string" office:string-value="'Metal 2;Reactive 2',">
            <text:p>'Metal 2;Reactive 2',</text:p>
          </table:table-cell>
          <table:table-cell table:formula="of:=CONCATENATE(&quot;'&quot;;[Input.J28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89]" office:value-type="string" office:string-value="Grissom Meteorological Site ">
            <text:p>Grissom Meteorological Site </text:p>
          </table:table-cell>
          <table:table-cell table:formula="of:=CONCATENATE(&quot;['&quot;;[Input.B289];&quot;',&quot;)" office:value-type="string" office:string-value="['Ores ACGH',">
            <text:p>['Ores ACGH',</text:p>
          </table:table-cell>
          <table:table-cell table:formula="of:=CONCATENATE([Input.C289];&quot;,&quot;)" office:value-type="string" office:string-value="8,">
            <text:p>8,</text:p>
          </table:table-cell>
          <table:table-cell table:formula="of:=CONCATENATE([Input.D289];&quot;,&quot;)" office:value-type="string" office:string-value="40,">
            <text:p>40,</text:p>
          </table:table-cell>
          <table:table-cell table:formula="of:=CONCATENATE([Input.E289];&quot;,&quot;)" office:value-type="string" office:string-value="1800.78,">
            <text:p>1800.78,</text:p>
          </table:table-cell>
          <table:table-cell table:formula="of:=CONCATENATE([Input.F289];&quot;,&quot;)" office:value-type="string" office:string-value="36687.1,">
            <text:p>36687.1,</text:p>
          </table:table-cell>
          <table:table-cell table:formula="of:=CONCATENATE([Input.G289];&quot;,&quot;)" office:value-type="string" office:string-value="0,">
            <text:p>0,</text:p>
          </table:table-cell>
          <table:table-cell table:formula="of:=CONCATENATE(&quot;'&quot;;[Input.H289];&quot;',&quot;)" office:value-type="string" office:string-value="'Grissom Meteorological Observatory',">
            <text:p>'Grissom Meteorological Observatory',</text:p>
          </table:table-cell>
          <table:table-cell table:formula="of:=CONCATENATE(&quot;'&quot;;[Input.I289];&quot;',&quot;)" office:value-type="string" office:string-value="'Metal 2;Gem 1;Reactive 2;Hydrocarbon 3',">
            <text:p>'Metal 2;Gem 1;Reactive 2;Hydrocarbon 3',</text:p>
          </table:table-cell>
          <table:table-cell table:formula="of:=CONCATENATE(&quot;'&quot;;[Input.J28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90]" office:value-type="string" office:string-value="Grissom Meteorological Site ">
            <text:p>Grissom Meteorological Site </text:p>
          </table:table-cell>
          <table:table-cell table:formula="of:=CONCATENATE(&quot;['&quot;;[Input.B290];&quot;',&quot;)" office:value-type="string" office:string-value="['Ores ACGH',">
            <text:p>['Ores ACGH',</text:p>
          </table:table-cell>
          <table:table-cell table:formula="of:=CONCATENATE([Input.C290];&quot;,&quot;)" office:value-type="string" office:string-value="8,">
            <text:p>8,</text:p>
          </table:table-cell>
          <table:table-cell table:formula="of:=CONCATENATE([Input.D290];&quot;,&quot;)" office:value-type="string" office:string-value="40,">
            <text:p>40,</text:p>
          </table:table-cell>
          <table:table-cell table:formula="of:=CONCATENATE([Input.E290];&quot;,&quot;)" office:value-type="string" office:string-value="-22968,">
            <text:p>-22968,</text:p>
          </table:table-cell>
          <table:table-cell table:formula="of:=CONCATENATE([Input.F290];&quot;,&quot;)" office:value-type="string" office:string-value="41984.4,">
            <text:p>41984.4,</text:p>
          </table:table-cell>
          <table:table-cell table:formula="of:=CONCATENATE([Input.G290];&quot;,&quot;)" office:value-type="string" office:string-value="0,">
            <text:p>0,</text:p>
          </table:table-cell>
          <table:table-cell table:formula="of:=CONCATENATE(&quot;'&quot;;[Input.H290];&quot;',&quot;)" office:value-type="string" office:string-value="'Grissom Meteorological 2',">
            <text:p>'Grissom Meteorological 2',</text:p>
          </table:table-cell>
          <table:table-cell table:formula="of:=CONCATENATE(&quot;'&quot;;[Input.I290];&quot;',&quot;)" office:value-type="string" office:string-value="'Metal 2;Gem 2;Reactive 3;Hydrocarbon 3',">
            <text:p>'Metal 2;Gem 2;Reactive 3;Hydrocarbon 3',</text:p>
          </table:table-cell>
          <table:table-cell table:formula="of:=CONCATENATE(&quot;'&quot;;[Input.J29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91]" office:value-type="string" office:string-value="Grissom Meteorological Site ">
            <text:p>Grissom Meteorological Site </text:p>
          </table:table-cell>
          <table:table-cell table:formula="of:=CONCATENATE(&quot;['&quot;;[Input.B291];&quot;',&quot;)" office:value-type="string" office:string-value="['Ores ACGH',">
            <text:p>['Ores ACGH',</text:p>
          </table:table-cell>
          <table:table-cell table:formula="of:=CONCATENATE([Input.C291];&quot;,&quot;)" office:value-type="string" office:string-value="7,">
            <text:p>7,</text:p>
          </table:table-cell>
          <table:table-cell table:formula="of:=CONCATENATE([Input.D291];&quot;,&quot;)" office:value-type="string" office:string-value="30,">
            <text:p>30,</text:p>
          </table:table-cell>
          <table:table-cell table:formula="of:=CONCATENATE([Input.E291];&quot;,&quot;)" office:value-type="string" office:string-value="-44368.7,">
            <text:p>-44368.7,</text:p>
          </table:table-cell>
          <table:table-cell table:formula="of:=CONCATENATE([Input.F291];&quot;,&quot;)" office:value-type="string" office:string-value="4723.95,">
            <text:p>4723.95,</text:p>
          </table:table-cell>
          <table:table-cell table:formula="of:=CONCATENATE([Input.G291];&quot;,&quot;)" office:value-type="string" office:string-value="0,">
            <text:p>0,</text:p>
          </table:table-cell>
          <table:table-cell table:formula="of:=CONCATENATE(&quot;'&quot;;[Input.H291];&quot;',&quot;)" office:value-type="string" office:string-value="'Scylla Storm Zone',">
            <text:p>'Scylla Storm Zone',</text:p>
          </table:table-cell>
          <table:table-cell table:formula="of:=CONCATENATE(&quot;'&quot;;[Input.I291];&quot;',&quot;)" office:value-type="string" office:string-value="'Metal 2;Gem 2;Reactive 2;Hydrocarbon 2',">
            <text:p>'Metal 2;Gem 2;Reactive 2;Hydrocarbon 2',</text:p>
          </table:table-cell>
          <table:table-cell table:formula="of:=CONCATENATE(&quot;'&quot;;[Input.J29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92]" office:value-type="string" office:string-value="Grissom Meteorological Site ">
            <text:p>Grissom Meteorological Site </text:p>
          </table:table-cell>
          <table:table-cell table:formula="of:=CONCATENATE(&quot;['&quot;;[Input.B292];&quot;',&quot;)" office:value-type="string" office:string-value="['Gas',">
            <text:p>['Gas',</text:p>
          </table:table-cell>
          <table:table-cell table:formula="of:=CONCATENATE([Input.C292];&quot;,&quot;)" office:value-type="string" office:string-value="5,">
            <text:p>5,</text:p>
          </table:table-cell>
          <table:table-cell table:formula="of:=CONCATENATE([Input.D292];&quot;,&quot;)" office:value-type="string" office:string-value="30,">
            <text:p>30,</text:p>
          </table:table-cell>
          <table:table-cell table:formula="of:=CONCATENATE([Input.E292];&quot;,&quot;)" office:value-type="string" office:string-value="-25545.1,">
            <text:p>-25545.1,</text:p>
          </table:table-cell>
          <table:table-cell table:formula="of:=CONCATENATE([Input.F292];&quot;,&quot;)" office:value-type="string" office:string-value="26092.3,">
            <text:p>26092.3,</text:p>
          </table:table-cell>
          <table:table-cell table:formula="of:=CONCATENATE([Input.G292];&quot;,&quot;)" office:value-type="string" office:string-value="0,">
            <text:p>0,</text:p>
          </table:table-cell>
          <table:table-cell table:formula="of:=CONCATENATE(&quot;'&quot;;[Input.H292];&quot;',&quot;)" office:value-type="string" office:string-value="'Grissom Prime',">
            <text:p>'Grissom Prime',</text:p>
          </table:table-cell>
          <table:table-cell table:formula="of:=CONCATENATE(&quot;'&quot;;[Input.I292];&quot;',&quot;)" office:value-type="string" office:string-value="'Gas Pocket 1',">
            <text:p>'Gas Pocket 1',</text:p>
          </table:table-cell>
          <table:table-cell table:formula="of:=CONCATENATE(&quot;'&quot;;[Input.J29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93]" office:value-type="string" office:string-value="Inverness">
            <text:p>Inverness</text:p>
          </table:table-cell>
          <table:table-cell table:formula="of:=CONCATENATE(&quot;['&quot;;[Input.B293];&quot;',&quot;)" office:value-type="string" office:string-value="['Nav 9 Gas 5',">
            <text:p>['Nav 9 Gas 5',</text:p>
          </table:table-cell>
          <table:table-cell table:formula="of:=CONCATENATE([Input.C293];&quot;,&quot;)" office:value-type="string" office:string-value="5,">
            <text:p>5,</text:p>
          </table:table-cell>
          <table:table-cell table:formula="of:=CONCATENATE([Input.D293];&quot;,&quot;)" office:value-type="string" office:string-value="60,">
            <text:p>60,</text:p>
          </table:table-cell>
          <table:table-cell table:formula="of:=CONCATENATE([Input.E293];&quot;,&quot;)" office:value-type="string" office:string-value="92632.9,">
            <text:p>92632.9,</text:p>
          </table:table-cell>
          <table:table-cell table:formula="of:=CONCATENATE([Input.F293];&quot;,&quot;)" office:value-type="string" office:string-value="18784.1,">
            <text:p>18784.1,</text:p>
          </table:table-cell>
          <table:table-cell table:formula="of:=CONCATENATE([Input.G293];&quot;,&quot;)" office:value-type="string" office:string-value="0,">
            <text:p>0,</text:p>
          </table:table-cell>
          <table:table-cell table:formula="of:=CONCATENATE(&quot;'&quot;;[Input.H293];&quot;',&quot;)" office:value-type="string" office:string-value="'Nav Inverness 9',">
            <text:p>'Nav Inverness 9',</text:p>
          </table:table-cell>
          <table:table-cell table:formula="of:=CONCATENATE(&quot;'&quot;;[Input.I293];&quot;',&quot;)" office:value-type="string" office:string-value="'Gas Pocket 1',">
            <text:p>'Gas Pocket 1',</text:p>
          </table:table-cell>
          <table:table-cell table:formula="of:=CONCATENATE(&quot;'&quot;;[Input.J29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94]" office:value-type="string" office:string-value="Inverness">
            <text:p>Inverness</text:p>
          </table:table-cell>
          <table:table-cell table:formula="of:=CONCATENATE(&quot;['&quot;;[Input.B294];&quot;',&quot;)" office:value-type="string" office:string-value="['Nav 9 Gas 5',">
            <text:p>['Nav 9 Gas 5',</text:p>
          </table:table-cell>
          <table:table-cell table:formula="of:=CONCATENATE([Input.C294];&quot;,&quot;)" office:value-type="string" office:string-value="5,">
            <text:p>5,</text:p>
          </table:table-cell>
          <table:table-cell table:formula="of:=CONCATENATE([Input.D294];&quot;,&quot;)" office:value-type="string" office:string-value="60,">
            <text:p>60,</text:p>
          </table:table-cell>
          <table:table-cell table:formula="of:=CONCATENATE([Input.E294];&quot;,&quot;)" office:value-type="string" office:string-value="70429.5,">
            <text:p>70429.5,</text:p>
          </table:table-cell>
          <table:table-cell table:formula="of:=CONCATENATE([Input.F294];&quot;,&quot;)" office:value-type="string" office:string-value="27808,">
            <text:p>27808,</text:p>
          </table:table-cell>
          <table:table-cell table:formula="of:=CONCATENATE([Input.G294];&quot;,&quot;)" office:value-type="string" office:string-value="0,">
            <text:p>0,</text:p>
          </table:table-cell>
          <table:table-cell table:formula="of:=CONCATENATE(&quot;'&quot;;[Input.H294];&quot;',&quot;)" office:value-type="string" office:string-value="'Nav Inverness 9',">
            <text:p>'Nav Inverness 9',</text:p>
          </table:table-cell>
          <table:table-cell table:formula="of:=CONCATENATE(&quot;'&quot;;[Input.I294];&quot;',&quot;)" office:value-type="string" office:string-value="'Gas Pocket 1',">
            <text:p>'Gas Pocket 1',</text:p>
          </table:table-cell>
          <table:table-cell table:formula="of:=CONCATENATE(&quot;'&quot;;[Input.J29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95]" office:value-type="string" office:string-value="Inverness">
            <text:p>Inverness</text:p>
          </table:table-cell>
          <table:table-cell table:formula="of:=CONCATENATE(&quot;['&quot;;[Input.B295];&quot;',&quot;)" office:value-type="string" office:string-value="['Nav 9 Gas 5',">
            <text:p>['Nav 9 Gas 5',</text:p>
          </table:table-cell>
          <table:table-cell table:formula="of:=CONCATENATE([Input.C295];&quot;,&quot;)" office:value-type="string" office:string-value="5,">
            <text:p>5,</text:p>
          </table:table-cell>
          <table:table-cell table:formula="of:=CONCATENATE([Input.D295];&quot;,&quot;)" office:value-type="string" office:string-value="60,">
            <text:p>60,</text:p>
          </table:table-cell>
          <table:table-cell table:formula="of:=CONCATENATE([Input.E295];&quot;,&quot;)" office:value-type="string" office:string-value="74347.7,">
            <text:p>74347.7,</text:p>
          </table:table-cell>
          <table:table-cell table:formula="of:=CONCATENATE([Input.F295];&quot;,&quot;)" office:value-type="string" office:string-value="3823.55,">
            <text:p>3823.55,</text:p>
          </table:table-cell>
          <table:table-cell table:formula="of:=CONCATENATE([Input.G295];&quot;,&quot;)" office:value-type="string" office:string-value="0,">
            <text:p>0,</text:p>
          </table:table-cell>
          <table:table-cell table:formula="of:=CONCATENATE(&quot;'&quot;;[Input.H295];&quot;',&quot;)" office:value-type="string" office:string-value="'Nav Inverness 9',">
            <text:p>'Nav Inverness 9',</text:p>
          </table:table-cell>
          <table:table-cell table:formula="of:=CONCATENATE(&quot;'&quot;;[Input.I295];&quot;',&quot;)" office:value-type="string" office:string-value="'Gas Pocket 1',">
            <text:p>'Gas Pocket 1',</text:p>
          </table:table-cell>
          <table:table-cell table:formula="of:=CONCATENATE(&quot;'&quot;;[Input.J29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96]" office:value-type="string" office:string-value="Inverness">
            <text:p>Inverness</text:p>
          </table:table-cell>
          <table:table-cell table:formula="of:=CONCATENATE(&quot;['&quot;;[Input.B296];&quot;',&quot;)" office:value-type="string" office:string-value="['Nav 9 Gas 5',">
            <text:p>['Nav 9 Gas 5',</text:p>
          </table:table-cell>
          <table:table-cell table:formula="of:=CONCATENATE([Input.C296];&quot;,&quot;)" office:value-type="string" office:string-value="5,">
            <text:p>5,</text:p>
          </table:table-cell>
          <table:table-cell table:formula="of:=CONCATENATE([Input.D296];&quot;,&quot;)" office:value-type="string" office:string-value="160,">
            <text:p>160,</text:p>
          </table:table-cell>
          <table:table-cell table:formula="of:=CONCATENATE([Input.E296];&quot;,&quot;)" office:value-type="string" office:string-value="79562.1,">
            <text:p>79562.1,</text:p>
          </table:table-cell>
          <table:table-cell table:formula="of:=CONCATENATE([Input.F296];&quot;,&quot;)" office:value-type="string" office:string-value="17304.4,">
            <text:p>17304.4,</text:p>
          </table:table-cell>
          <table:table-cell table:formula="of:=CONCATENATE([Input.G296];&quot;,&quot;)" office:value-type="string" office:string-value="0,">
            <text:p>0,</text:p>
          </table:table-cell>
          <table:table-cell table:formula="of:=CONCATENATE(&quot;'&quot;;[Input.H296];&quot;',&quot;)" office:value-type="string" office:string-value="'Nav Inverness 9',">
            <text:p>'Nav Inverness 9',</text:p>
          </table:table-cell>
          <table:table-cell table:formula="of:=CONCATENATE(&quot;'&quot;;[Input.I296];&quot;',&quot;)" office:value-type="string" office:string-value="'Gas Pocket 1',">
            <text:p>'Gas Pocket 1',</text:p>
          </table:table-cell>
          <table:table-cell table:formula="of:=CONCATENATE(&quot;'&quot;;[Input.J29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97]" office:value-type="string" office:string-value="Inverness">
            <text:p>Inverness</text:p>
          </table:table-cell>
          <table:table-cell table:formula="of:=CONCATENATE(&quot;['&quot;;[Input.B297];&quot;',&quot;)" office:value-type="string" office:string-value="['Nav 2 Roid 5',">
            <text:p>['Nav 2 Roid 5',</text:p>
          </table:table-cell>
          <table:table-cell table:formula="of:=CONCATENATE([Input.C297];&quot;,&quot;)" office:value-type="string" office:string-value="5,">
            <text:p>5,</text:p>
          </table:table-cell>
          <table:table-cell table:formula="of:=CONCATENATE([Input.D297];&quot;,&quot;)" office:value-type="string" office:string-value="160,">
            <text:p>160,</text:p>
          </table:table-cell>
          <table:table-cell table:formula="of:=CONCATENATE([Input.E297];&quot;,&quot;)" office:value-type="string" office:string-value="-26592.8,">
            <text:p>-26592.8,</text:p>
          </table:table-cell>
          <table:table-cell table:formula="of:=CONCATENATE([Input.F297];&quot;,&quot;)" office:value-type="string" office:string-value="-105880,">
            <text:p>-105880,</text:p>
          </table:table-cell>
          <table:table-cell table:formula="of:=CONCATENATE([Input.G297];&quot;,&quot;)" office:value-type="string" office:string-value="0,">
            <text:p>0,</text:p>
          </table:table-cell>
          <table:table-cell table:formula="of:=CONCATENATE(&quot;'&quot;;[Input.H297];&quot;',&quot;)" office:value-type="string" office:string-value="'Nav Inverness 2',">
            <text:p>'Nav Inverness 2',</text:p>
          </table:table-cell>
          <table:table-cell table:formula="of:=CONCATENATE(&quot;'&quot;;[Input.I297];&quot;',&quot;)" office:value-type="string" office:string-value="'Metal 2;Metal 3',">
            <text:p>'Metal 2;Metal 3',</text:p>
          </table:table-cell>
          <table:table-cell table:formula="of:=CONCATENATE(&quot;'&quot;;[Input.J29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98]" office:value-type="string" office:string-value="Inverness">
            <text:p>Inverness</text:p>
          </table:table-cell>
          <table:table-cell table:formula="of:=CONCATENATE(&quot;['&quot;;[Input.B298];&quot;',&quot;)" office:value-type="string" office:string-value="['Nav 2 Roid 5',">
            <text:p>['Nav 2 Roid 5',</text:p>
          </table:table-cell>
          <table:table-cell table:formula="of:=CONCATENATE([Input.C298];&quot;,&quot;)" office:value-type="string" office:string-value="5,">
            <text:p>5,</text:p>
          </table:table-cell>
          <table:table-cell table:formula="of:=CONCATENATE([Input.D298];&quot;,&quot;)" office:value-type="string" office:string-value="60,">
            <text:p>60,</text:p>
          </table:table-cell>
          <table:table-cell table:formula="of:=CONCATENATE([Input.E298];&quot;,&quot;)" office:value-type="string" office:string-value="-25070.3,">
            <text:p>-25070.3,</text:p>
          </table:table-cell>
          <table:table-cell table:formula="of:=CONCATENATE([Input.F298];&quot;,&quot;)" office:value-type="string" office:string-value="-96418.6,">
            <text:p>-96418.6,</text:p>
          </table:table-cell>
          <table:table-cell table:formula="of:=CONCATENATE([Input.G298];&quot;,&quot;)" office:value-type="string" office:string-value="0,">
            <text:p>0,</text:p>
          </table:table-cell>
          <table:table-cell table:formula="of:=CONCATENATE(&quot;'&quot;;[Input.H298];&quot;',&quot;)" office:value-type="string" office:string-value="'Nav Inverness 2',">
            <text:p>'Nav Inverness 2',</text:p>
          </table:table-cell>
          <table:table-cell table:formula="of:=CONCATENATE(&quot;'&quot;;[Input.I298];&quot;',&quot;)" office:value-type="string" office:string-value="'Metal 2;Metal 1',">
            <text:p>'Metal 2;Metal 1',</text:p>
          </table:table-cell>
          <table:table-cell table:formula="of:=CONCATENATE(&quot;'&quot;;[Input.J29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299]" office:value-type="string" office:string-value="Inverness">
            <text:p>Inverness</text:p>
          </table:table-cell>
          <table:table-cell table:formula="of:=CONCATENATE(&quot;['&quot;;[Input.B299];&quot;',&quot;)" office:value-type="string" office:string-value="['Nav 2 Roid 5',">
            <text:p>['Nav 2 Roid 5',</text:p>
          </table:table-cell>
          <table:table-cell table:formula="of:=CONCATENATE([Input.C299];&quot;,&quot;)" office:value-type="string" office:string-value="5,">
            <text:p>5,</text:p>
          </table:table-cell>
          <table:table-cell table:formula="of:=CONCATENATE([Input.D299];&quot;,&quot;)" office:value-type="string" office:string-value="60,">
            <text:p>60,</text:p>
          </table:table-cell>
          <table:table-cell table:formula="of:=CONCATENATE([Input.E299];&quot;,&quot;)" office:value-type="string" office:string-value="-19306.5,">
            <text:p>-19306.5,</text:p>
          </table:table-cell>
          <table:table-cell table:formula="of:=CONCATENATE([Input.F299];&quot;,&quot;)" office:value-type="string" office:string-value="-111970,">
            <text:p>-111970,</text:p>
          </table:table-cell>
          <table:table-cell table:formula="of:=CONCATENATE([Input.G299];&quot;,&quot;)" office:value-type="string" office:string-value="0,">
            <text:p>0,</text:p>
          </table:table-cell>
          <table:table-cell table:formula="of:=CONCATENATE(&quot;'&quot;;[Input.H299];&quot;',&quot;)" office:value-type="string" office:string-value="'Nav Inverness 2',">
            <text:p>'Nav Inverness 2',</text:p>
          </table:table-cell>
          <table:table-cell table:formula="of:=CONCATENATE(&quot;'&quot;;[Input.I299];&quot;',&quot;)" office:value-type="string" office:string-value="'Metal 1;Metal 2',">
            <text:p>'Metal 1;Metal 2',</text:p>
          </table:table-cell>
          <table:table-cell table:formula="of:=CONCATENATE(&quot;'&quot;;[Input.J29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00]" office:value-type="string" office:string-value="Inverness">
            <text:p>Inverness</text:p>
          </table:table-cell>
          <table:table-cell table:formula="of:=CONCATENATE(&quot;['&quot;;[Input.B300];&quot;',&quot;)" office:value-type="string" office:string-value="['Nav 2 Roid 5',">
            <text:p>['Nav 2 Roid 5',</text:p>
          </table:table-cell>
          <table:table-cell table:formula="of:=CONCATENATE([Input.C300];&quot;,&quot;)" office:value-type="string" office:string-value="5,">
            <text:p>5,</text:p>
          </table:table-cell>
          <table:table-cell table:formula="of:=CONCATENATE([Input.D300];&quot;,&quot;)" office:value-type="string" office:string-value="60,">
            <text:p>60,</text:p>
          </table:table-cell>
          <table:table-cell table:formula="of:=CONCATENATE([Input.E300];&quot;,&quot;)" office:value-type="string" office:string-value="-35292.9,">
            <text:p>-35292.9,</text:p>
          </table:table-cell>
          <table:table-cell table:formula="of:=CONCATENATE([Input.F300];&quot;,&quot;)" office:value-type="string" office:string-value="-109686,">
            <text:p>-109686,</text:p>
          </table:table-cell>
          <table:table-cell table:formula="of:=CONCATENATE([Input.G300];&quot;,&quot;)" office:value-type="string" office:string-value="0,">
            <text:p>0,</text:p>
          </table:table-cell>
          <table:table-cell table:formula="of:=CONCATENATE(&quot;'&quot;;[Input.H300];&quot;',&quot;)" office:value-type="string" office:string-value="'Nav Inverness 2',">
            <text:p>'Nav Inverness 2',</text:p>
          </table:table-cell>
          <table:table-cell table:formula="of:=CONCATENATE(&quot;'&quot;;[Input.I300];&quot;',&quot;)" office:value-type="string" office:string-value="'Metal 1;Metal 2',">
            <text:p>'Metal 1;Metal 2',</text:p>
          </table:table-cell>
          <table:table-cell table:formula="of:=CONCATENATE(&quot;'&quot;;[Input.J30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01]" office:value-type="string" office:string-value="Io">
            <text:p>Io</text:p>
          </table:table-cell>
          <table:table-cell table:formula="of:=CONCATENATE(&quot;['&quot;;[Input.B301];&quot;',&quot;)" office:value-type="string" office:string-value="['Asteroid Field',">
            <text:p>['Asteroid Field',</text:p>
          </table:table-cell>
          <table:table-cell table:formula="of:=CONCATENATE([Input.C301];&quot;,&quot;)" office:value-type="string" office:string-value="7,">
            <text:p>7,</text:p>
          </table:table-cell>
          <table:table-cell table:formula="of:=CONCATENATE([Input.D301];&quot;,&quot;)" office:value-type="string" office:string-value="25,">
            <text:p>25,</text:p>
          </table:table-cell>
          <table:table-cell table:formula="of:=CONCATENATE([Input.E301];&quot;,&quot;)" office:value-type="string" office:string-value="44880.7,">
            <text:p>44880.7,</text:p>
          </table:table-cell>
          <table:table-cell table:formula="of:=CONCATENATE([Input.F301];&quot;,&quot;)" office:value-type="string" office:string-value="133487,">
            <text:p>133487,</text:p>
          </table:table-cell>
          <table:table-cell table:formula="of:=CONCATENATE([Input.G301];&quot;,&quot;)" office:value-type="string" office:string-value="0,">
            <text:p>0,</text:p>
          </table:table-cell>
          <table:table-cell table:formula="of:=CONCATENATE(&quot;'&quot;;[Input.H301];&quot;',&quot;)" office:value-type="string" office:string-value="'Tempest Fringe',">
            <text:p>'Tempest Fringe',</text:p>
          </table:table-cell>
          <table:table-cell table:formula="of:=CONCATENATE(&quot;'&quot;;[Input.I301];&quot;',&quot;)" office:value-type="string" office:string-value="'Reactive 1;Reactive 3;Reactive 2;Gem 1;Gem 3;Gem 2;Gas Pocket 1',">
            <text:p>'Reactive 1;Reactive 3;Reactive 2;Gem 1;Gem 3;Gem 2;Gas Pocket 1',</text:p>
          </table:table-cell>
          <table:table-cell table:formula="of:=CONCATENATE(&quot;'&quot;;[Input.J30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02]" office:value-type="string" office:string-value="Io">
            <text:p>Io</text:p>
          </table:table-cell>
          <table:table-cell table:formula="of:=CONCATENATE(&quot;['&quot;;[Input.B302];&quot;',&quot;)" office:value-type="string" office:string-value="['Asteroid Field',">
            <text:p>['Asteroid Field',</text:p>
          </table:table-cell>
          <table:table-cell table:formula="of:=CONCATENATE([Input.C302];&quot;,&quot;)" office:value-type="string" office:string-value="6,">
            <text:p>6,</text:p>
          </table:table-cell>
          <table:table-cell table:formula="of:=CONCATENATE([Input.D302];&quot;,&quot;)" office:value-type="string" office:string-value="15,">
            <text:p>15,</text:p>
          </table:table-cell>
          <table:table-cell table:formula="of:=CONCATENATE([Input.E302];&quot;,&quot;)" office:value-type="string" office:string-value="27386.2,">
            <text:p>27386.2,</text:p>
          </table:table-cell>
          <table:table-cell table:formula="of:=CONCATENATE([Input.F302];&quot;,&quot;)" office:value-type="string" office:string-value="140543,">
            <text:p>140543,</text:p>
          </table:table-cell>
          <table:table-cell table:formula="of:=CONCATENATE([Input.G302];&quot;,&quot;)" office:value-type="string" office:string-value="0,">
            <text:p>0,</text:p>
          </table:table-cell>
          <table:table-cell table:formula="of:=CONCATENATE(&quot;'&quot;;[Input.H302];&quot;',&quot;)" office:value-type="string" office:string-value="'Tempest Fringe',">
            <text:p>'Tempest Fringe',</text:p>
          </table:table-cell>
          <table:table-cell table:formula="of:=CONCATENATE(&quot;'&quot;;[Input.I302];&quot;',&quot;)" office:value-type="string" office:string-value="'Reactive 2;Reactive 3;Gem 1;Gem 3;Gem 2;Reactive 1;Gas Pocket 1',">
            <text:p>'Reactive 2;Reactive 3;Gem 1;Gem 3;Gem 2;Reactive 1;Gas Pocket 1',</text:p>
          </table:table-cell>
          <table:table-cell table:formula="of:=CONCATENATE(&quot;'&quot;;[Input.J30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03]" office:value-type="string" office:string-value="Io">
            <text:p>Io</text:p>
          </table:table-cell>
          <table:table-cell table:formula="of:=CONCATENATE(&quot;['&quot;;[Input.B303];&quot;',&quot;)" office:value-type="string" office:string-value="['Replacement Field',">
            <text:p>['Replacement Field',</text:p>
          </table:table-cell>
          <table:table-cell table:formula="of:=CONCATENATE([Input.C303];&quot;,&quot;)" office:value-type="string" office:string-value="2,">
            <text:p>2,</text:p>
          </table:table-cell>
          <table:table-cell table:formula="of:=CONCATENATE([Input.D303];&quot;,&quot;)" office:value-type="string" office:string-value="65,">
            <text:p>65,</text:p>
          </table:table-cell>
          <table:table-cell table:formula="of:=CONCATENATE([Input.E303];&quot;,&quot;)" office:value-type="string" office:string-value="604.957,">
            <text:p>604.957,</text:p>
          </table:table-cell>
          <table:table-cell table:formula="of:=CONCATENATE([Input.F303];&quot;,&quot;)" office:value-type="string" office:string-value="71893.3,">
            <text:p>71893.3,</text:p>
          </table:table-cell>
          <table:table-cell table:formula="of:=CONCATENATE([Input.G303];&quot;,&quot;)" office:value-type="string" office:string-value="0,">
            <text:p>0,</text:p>
          </table:table-cell>
          <table:table-cell table:formula="of:=CONCATENATE(&quot;'&quot;;[Input.H303];&quot;',&quot;)" office:value-type="string" office:string-value="'Pylon Beta',">
            <text:p>'Pylon Beta',</text:p>
          </table:table-cell>
          <table:table-cell table:formula="of:=CONCATENATE(&quot;'&quot;;[Input.I303];&quot;',&quot;)" office:value-type="string" office:string-value="'Metal 1;Metal 2;Metal 3;Hydrocarbon 1;Hydrocarbon 2;Hydrocarbon 3;Gem 1;Gem 2;Gem 3;Gas Pocket 1;Inorganic Hulk 01;Reactive 1;Reactive 2;Reactive 3',">
            <text:p>'Metal 1;Metal 2;Metal 3;Hydrocarbon 1;Hydrocarbon 2;Hydrocarbon 3;Gem 1;Gem 2;Gem 3;Gas Pocket 1;Inorganic Hulk 01;Reactive 1;Reactive 2;Reactive 3',</text:p>
          </table:table-cell>
          <table:table-cell table:formula="of:=CONCATENATE(&quot;'&quot;;[Input.J30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04]" office:value-type="string" office:string-value="Io">
            <text:p>Io</text:p>
          </table:table-cell>
          <table:table-cell table:formula="of:=CONCATENATE(&quot;['&quot;;[Input.B304];&quot;',&quot;)" office:value-type="string" office:string-value="['Another Field',">
            <text:p>['Another Field',</text:p>
          </table:table-cell>
          <table:table-cell table:formula="of:=CONCATENATE([Input.C304];&quot;,&quot;)" office:value-type="string" office:string-value="2,">
            <text:p>2,</text:p>
          </table:table-cell>
          <table:table-cell table:formula="of:=CONCATENATE([Input.D304];&quot;,&quot;)" office:value-type="string" office:string-value="60,">
            <text:p>60,</text:p>
          </table:table-cell>
          <table:table-cell table:formula="of:=CONCATENATE([Input.E304];&quot;,&quot;)" office:value-type="string" office:string-value="-12589.7,">
            <text:p>-12589.7,</text:p>
          </table:table-cell>
          <table:table-cell table:formula="of:=CONCATENATE([Input.F304];&quot;,&quot;)" office:value-type="string" office:string-value="67759,">
            <text:p>67759,</text:p>
          </table:table-cell>
          <table:table-cell table:formula="of:=CONCATENATE([Input.G304];&quot;,&quot;)" office:value-type="string" office:string-value="0,">
            <text:p>0,</text:p>
          </table:table-cell>
          <table:table-cell table:formula="of:=CONCATENATE(&quot;'&quot;;[Input.H304];&quot;',&quot;)" office:value-type="string" office:string-value="'Pylon Beta',">
            <text:p>'Pylon Beta',</text:p>
          </table:table-cell>
          <table:table-cell table:formula="of:=CONCATENATE(&quot;'&quot;;[Input.I304];&quot;',&quot;)" office:value-type="string" office:string-value="'Metal 1;Metal 2;Metal 3;Gem 1;Gem 2;Gas Pocket 1;Hydrocarbon 1;Reactive 1;Reactive 2;Reactive 3;Hydrocarbon 2;Hydrocarbon 3;Gem 3;Inorganic Hulk 01',">
            <text:p>'Metal 1;Metal 2;Metal 3;Gem 1;Gem 2;Gas Pocket 1;Hydrocarbon 1;Reactive 1;Reactive 2;Reactive 3;Hydrocarbon 2;Hydrocarbon 3;Gem 3;Inorganic Hulk 01',</text:p>
          </table:table-cell>
          <table:table-cell table:formula="of:=CONCATENATE(&quot;'&quot;;[Input.J30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05]" office:value-type="string" office:string-value="Io">
            <text:p>Io</text:p>
          </table:table-cell>
          <table:table-cell table:formula="of:=CONCATENATE(&quot;['&quot;;[Input.B305];&quot;',&quot;)" office:value-type="string" office:string-value="['Refuse Area Roids',">
            <text:p>['Refuse Area Roids',</text:p>
          </table:table-cell>
          <table:table-cell table:formula="of:=CONCATENATE([Input.C305];&quot;,&quot;)" office:value-type="string" office:string-value="1,">
            <text:p>1,</text:p>
          </table:table-cell>
          <table:table-cell table:formula="of:=CONCATENATE([Input.D305];&quot;,&quot;)" office:value-type="string" office:string-value="45,">
            <text:p>45,</text:p>
          </table:table-cell>
          <table:table-cell table:formula="of:=CONCATENATE([Input.E305];&quot;,&quot;)" office:value-type="string" office:string-value="-77112.2,">
            <text:p>-77112.2,</text:p>
          </table:table-cell>
          <table:table-cell table:formula="of:=CONCATENATE([Input.F305];&quot;,&quot;)" office:value-type="string" office:string-value="111257,">
            <text:p>111257,</text:p>
          </table:table-cell>
          <table:table-cell table:formula="of:=CONCATENATE([Input.G305];&quot;,&quot;)" office:value-type="string" office:string-value="0,">
            <text:p>0,</text:p>
          </table:table-cell>
          <table:table-cell table:formula="of:=CONCATENATE(&quot;'&quot;;[Input.H305];&quot;',&quot;)" office:value-type="string" office:string-value="'Refuse Area',">
            <text:p>'Refuse Area',</text:p>
          </table:table-cell>
          <table:table-cell table:formula="of:=CONCATENATE(&quot;'&quot;;[Input.I305];&quot;',&quot;)" office:value-type="string" office:string-value="'Metal 1;Hydrocarbon 1',">
            <text:p>'Metal 1;Hydrocarbon 1',</text:p>
          </table:table-cell>
          <table:table-cell table:formula="of:=CONCATENATE(&quot;'&quot;;[Input.J30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06]" office:value-type="string" office:string-value="Io">
            <text:p>Io</text:p>
          </table:table-cell>
          <table:table-cell table:formula="of:=CONCATENATE(&quot;['&quot;;[Input.B306];&quot;',&quot;)" office:value-type="string" office:string-value="['REPLACEMENT FIELD',">
            <text:p>['REPLACEMENT FIELD',</text:p>
          </table:table-cell>
          <table:table-cell table:formula="of:=CONCATENATE([Input.C306];&quot;,&quot;)" office:value-type="string" office:string-value="1,">
            <text:p>1,</text:p>
          </table:table-cell>
          <table:table-cell table:formula="of:=CONCATENATE([Input.D306];&quot;,&quot;)" office:value-type="string" office:string-value="80,">
            <text:p>80,</text:p>
          </table:table-cell>
          <table:table-cell table:formula="of:=CONCATENATE([Input.E306];&quot;,&quot;)" office:value-type="string" office:string-value="-30665.2,">
            <text:p>-30665.2,</text:p>
          </table:table-cell>
          <table:table-cell table:formula="of:=CONCATENATE([Input.F306];&quot;,&quot;)" office:value-type="string" office:string-value="35283.7,">
            <text:p>35283.7,</text:p>
          </table:table-cell>
          <table:table-cell table:formula="of:=CONCATENATE([Input.G306];&quot;,&quot;)" office:value-type="string" office:string-value="0,">
            <text:p>0,</text:p>
          </table:table-cell>
          <table:table-cell table:formula="of:=CONCATENATE(&quot;'&quot;;[Input.H306];&quot;',&quot;)" office:value-type="string" office:string-value="'Pylon Beta',">
            <text:p>'Pylon Beta',</text:p>
          </table:table-cell>
          <table:table-cell table:formula="of:=CONCATENATE(&quot;'&quot;;[Input.I306];&quot;',&quot;)" office:value-type="string" office:string-value="'Metal 2;Metal 1;Metal 3;Hydrocarbon 1;Hydrocarbon 3;Hydrocarbon 2;Gem 1;Gem 2;Gem 3;Gas Pocket 1;Reactive 1;Reactive 2;Reactive 3;Inorganic Hulk 01',">
            <text:p>'Metal 2;Metal 1;Metal 3;Hydrocarbon 1;Hydrocarbon 3;Hydrocarbon 2;Gem 1;Gem 2;Gem 3;Gas Pocket 1;Reactive 1;Reactive 2;Reactive 3;Inorganic Hulk 01',</text:p>
          </table:table-cell>
          <table:table-cell table:formula="of:=CONCATENATE(&quot;'&quot;;[Input.J30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07]" office:value-type="string" office:string-value="Io">
            <text:p>Io</text:p>
          </table:table-cell>
          <table:table-cell table:formula="of:=CONCATENATE(&quot;['&quot;;[Input.B307];&quot;',&quot;)" office:value-type="string" office:string-value="['IO field',">
            <text:p>['IO field',</text:p>
          </table:table-cell>
          <table:table-cell table:formula="of:=CONCATENATE([Input.C307];&quot;,&quot;)" office:value-type="string" office:string-value="1,">
            <text:p>1,</text:p>
          </table:table-cell>
          <table:table-cell table:formula="of:=CONCATENATE([Input.D307];&quot;,&quot;)" office:value-type="string" office:string-value="80,">
            <text:p>80,</text:p>
          </table:table-cell>
          <table:table-cell table:formula="of:=CONCATENATE([Input.E307];&quot;,&quot;)" office:value-type="string" office:string-value="-23439,">
            <text:p>-23439,</text:p>
          </table:table-cell>
          <table:table-cell table:formula="of:=CONCATENATE([Input.F307];&quot;,&quot;)" office:value-type="string" office:string-value="53976.4,">
            <text:p>53976.4,</text:p>
          </table:table-cell>
          <table:table-cell table:formula="of:=CONCATENATE([Input.G307];&quot;,&quot;)" office:value-type="string" office:string-value="0,">
            <text:p>0,</text:p>
          </table:table-cell>
          <table:table-cell table:formula="of:=CONCATENATE(&quot;'&quot;;[Input.H307];&quot;',&quot;)" office:value-type="string" office:string-value="'Pylon Beta',">
            <text:p>'Pylon Beta',</text:p>
          </table:table-cell>
          <table:table-cell table:formula="of:=CONCATENATE(&quot;'&quot;;[Input.I307];&quot;',&quot;)" office:value-type="string" office:string-value="'Metal 2;Metal 1;Hydrocarbon 1;Metal 3;Hydrocarbon 3;Hydrocarbon 2;Gem 1;Gem 2;Gem 3;Gas Pocket 1;Reactive 1;Reactive 2;Reactive 3;Inorganic Hulk 01',">
            <text:p>'Metal 2;Metal 1;Hydrocarbon 1;Metal 3;Hydrocarbon 3;Hydrocarbon 2;Gem 1;Gem 2;Gem 3;Gas Pocket 1;Reactive 1;Reactive 2;Reactive 3;Inorganic Hulk 01',</text:p>
          </table:table-cell>
          <table:table-cell table:formula="of:=CONCATENATE(&quot;'&quot;;[Input.J30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08]" office:value-type="string" office:string-value="Io">
            <text:p>Io</text:p>
          </table:table-cell>
          <table:table-cell table:formula="of:=CONCATENATE(&quot;['&quot;;[Input.B308];&quot;',&quot;)" office:value-type="string" office:string-value="['Junk Field + roids',">
            <text:p>['Junk Field + roids',</text:p>
          </table:table-cell>
          <table:table-cell table:formula="of:=CONCATENATE([Input.C308];&quot;,&quot;)" office:value-type="string" office:string-value="1,">
            <text:p>1,</text:p>
          </table:table-cell>
          <table:table-cell table:formula="of:=CONCATENATE([Input.D308];&quot;,&quot;)" office:value-type="string" office:string-value="65,">
            <text:p>65,</text:p>
          </table:table-cell>
          <table:table-cell table:formula="of:=CONCATENATE([Input.E308];&quot;,&quot;)" office:value-type="string" office:string-value="-59554.9,">
            <text:p>-59554.9,</text:p>
          </table:table-cell>
          <table:table-cell table:formula="of:=CONCATENATE([Input.F308];&quot;,&quot;)" office:value-type="string" office:string-value="49471,">
            <text:p>49471,</text:p>
          </table:table-cell>
          <table:table-cell table:formula="of:=CONCATENATE([Input.G308];&quot;,&quot;)" office:value-type="string" office:string-value="0,">
            <text:p>0,</text:p>
          </table:table-cell>
          <table:table-cell table:formula="of:=CONCATENATE(&quot;'&quot;;[Input.H308];&quot;',&quot;)" office:value-type="string" office:string-value="'Nav Gateways',">
            <text:p>'Nav Gateways',</text:p>
          </table:table-cell>
          <table:table-cell table:formula="of:=CONCATENATE(&quot;'&quot;;[Input.I308];&quot;',&quot;)" office:value-type="string" office:string-value="'Inorganic Hulk 01;Metal 1;Metal 2;Metal 3',">
            <text:p>'Inorganic Hulk 01;Metal 1;Metal 2;Metal 3',</text:p>
          </table:table-cell>
          <table:table-cell table:formula="of:=CONCATENATE(&quot;'&quot;;[Input.J30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09]" office:value-type="string" office:string-value="Io">
            <text:p>Io</text:p>
          </table:table-cell>
          <table:table-cell table:formula="of:=CONCATENATE(&quot;['&quot;;[Input.B309];&quot;',&quot;)" office:value-type="string" office:string-value="['Copper Field',">
            <text:p>['Copper Field',</text:p>
          </table:table-cell>
          <table:table-cell table:formula="of:=CONCATENATE([Input.C309];&quot;,&quot;)" office:value-type="string" office:string-value="1,">
            <text:p>1,</text:p>
          </table:table-cell>
          <table:table-cell table:formula="of:=CONCATENATE([Input.D309];&quot;,&quot;)" office:value-type="string" office:string-value="75,">
            <text:p>75,</text:p>
          </table:table-cell>
          <table:table-cell table:formula="of:=CONCATENATE([Input.E309];&quot;,&quot;)" office:value-type="string" office:string-value="-86933.1,">
            <text:p>-86933.1,</text:p>
          </table:table-cell>
          <table:table-cell table:formula="of:=CONCATENATE([Input.F309];&quot;,&quot;)" office:value-type="string" office:string-value="129866,">
            <text:p>129866,</text:p>
          </table:table-cell>
          <table:table-cell table:formula="of:=CONCATENATE([Input.G309];&quot;,&quot;)" office:value-type="string" office:string-value="-500,">
            <text:p>-500,</text:p>
          </table:table-cell>
          <table:table-cell table:formula="of:=CONCATENATE(&quot;'&quot;;[Input.H309];&quot;',&quot;)" office:value-type="string" office:string-value="'Decommissioned Transport',">
            <text:p>'Decommissioned Transport',</text:p>
          </table:table-cell>
          <table:table-cell table:formula="of:=CONCATENATE(&quot;'&quot;;[Input.I309];&quot;',&quot;)" office:value-type="string" office:string-value="'Metal 1;Reactive 1;Reactive 2;Reactive 3;Metal 2;Metal 3;Hydrocarbon 1;Hydrocarbon 2;Hydrocarbon 3;Gem 1;Gem 2;Gem 3',">
            <text:p>'Metal 1;Reactive 1;Reactive 2;Reactive 3;Metal 2;Metal 3;Hydrocarbon 1;Hydrocarbon 2;Hydrocarbon 3;Gem 1;Gem 2;Gem 3',</text:p>
          </table:table-cell>
          <table:table-cell table:formula="of:=CONCATENATE(&quot;'&quot;;[Input.J30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10]" office:value-type="string" office:string-value="Io">
            <text:p>Io</text:p>
          </table:table-cell>
          <table:table-cell table:formula="of:=CONCATENATE(&quot;['&quot;;[Input.B310];&quot;',&quot;)" office:value-type="string" office:string-value="['hulk field1',">
            <text:p>['hulk field1',</text:p>
          </table:table-cell>
          <table:table-cell table:formula="of:=CONCATENATE([Input.C310];&quot;,&quot;)" office:value-type="string" office:string-value="1,">
            <text:p>1,</text:p>
          </table:table-cell>
          <table:table-cell table:formula="of:=CONCATENATE([Input.D310];&quot;,&quot;)" office:value-type="string" office:string-value="20,">
            <text:p>20,</text:p>
          </table:table-cell>
          <table:table-cell table:formula="of:=CONCATENATE([Input.E310];&quot;,&quot;)" office:value-type="string" office:string-value="-72713.3,">
            <text:p>-72713.3,</text:p>
          </table:table-cell>
          <table:table-cell table:formula="of:=CONCATENATE([Input.F310];&quot;,&quot;)" office:value-type="string" office:string-value="49572.1,">
            <text:p>49572.1,</text:p>
          </table:table-cell>
          <table:table-cell table:formula="of:=CONCATENATE([Input.G310];&quot;,&quot;)" office:value-type="string" office:string-value="0,">
            <text:p>0,</text:p>
          </table:table-cell>
          <table:table-cell table:formula="of:=CONCATENATE(&quot;'&quot;;[Input.H310];&quot;',&quot;)" office:value-type="string" office:string-value="'Nav Gateways',">
            <text:p>'Nav Gateways',</text:p>
          </table:table-cell>
          <table:table-cell table:formula="of:=CONCATENATE(&quot;'&quot;;[Input.I310];&quot;',&quot;)" office:value-type="string" office:string-value="'Inorganic Hulk 01;Metal 1;Metal 2;Metal 3;Gem 1;Gem 2;Gem 3;Hydrocarbon 1;Hydrocarbon 2;Hydrocarbon 3;Reactive 1;Reactive 2;Reactive 3',">
            <text:p>'Inorganic Hulk 01;Metal 1;Metal 2;Metal 3;Gem 1;Gem 2;Gem 3;Hydrocarbon 1;Hydrocarbon 2;Hydrocarbon 3;Reactive 1;Reactive 2;Reactive 3',</text:p>
          </table:table-cell>
          <table:table-cell table:formula="of:=CONCATENATE(&quot;'&quot;;[Input.J310];&quot;'],&quot;)" office:value-type="string" office:string-value="'Sculptor I IPS 1;Sextans I ISR 1'],">
            <text:p>'Sculptor I IPS 1;Sextans I ISR 1'],</text:p>
          </table:table-cell>
          <table:table-cell table:number-columns-repeated="1014"/>
        </table:table-row>
        <table:table-row table:style-name="ro1">
          <table:table-cell table:formula="of:=[Input.A311]" office:value-type="string" office:string-value="Ishuan">
            <text:p>Ishuan</text:p>
          </table:table-cell>
          <table:table-cell table:formula="of:=CONCATENATE(&quot;['&quot;;[Input.B311];&quot;',&quot;)" office:value-type="string" office:string-value="['Gas Field 2',">
            <text:p>['Gas Field 2',</text:p>
          </table:table-cell>
          <table:table-cell table:formula="of:=CONCATENATE([Input.C311];&quot;,&quot;)" office:value-type="string" office:string-value="4,">
            <text:p>4,</text:p>
          </table:table-cell>
          <table:table-cell table:formula="of:=CONCATENATE([Input.D311];&quot;,&quot;)" office:value-type="string" office:string-value="32,">
            <text:p>32,</text:p>
          </table:table-cell>
          <table:table-cell table:formula="of:=CONCATENATE([Input.E311];&quot;,&quot;)" office:value-type="string" office:string-value="12104,">
            <text:p>12104,</text:p>
          </table:table-cell>
          <table:table-cell table:formula="of:=CONCATENATE([Input.F311];&quot;,&quot;)" office:value-type="string" office:string-value="58462.6,">
            <text:p>58462.6,</text:p>
          </table:table-cell>
          <table:table-cell table:formula="of:=CONCATENATE([Input.G311];&quot;,&quot;)" office:value-type="string" office:string-value="1000,">
            <text:p>1000,</text:p>
          </table:table-cell>
          <table:table-cell table:formula="of:=CONCATENATE(&quot;'&quot;;[Input.H311];&quot;',&quot;)" office:value-type="string" office:string-value="'Castor Skyway 3',">
            <text:p>'Castor Skyway 3',</text:p>
          </table:table-cell>
          <table:table-cell table:formula="of:=CONCATENATE(&quot;'&quot;;[Input.I311];&quot;',&quot;)" office:value-type="string" office:string-value="'Gas Pocket 1',">
            <text:p>'Gas Pocket 1',</text:p>
          </table:table-cell>
          <table:table-cell table:formula="of:=CONCATENATE(&quot;'&quot;;[Input.J31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12]" office:value-type="string" office:string-value="Ishuan">
            <text:p>Ishuan</text:p>
          </table:table-cell>
          <table:table-cell table:formula="of:=CONCATENATE(&quot;['&quot;;[Input.B312];&quot;',&quot;)" office:value-type="string" office:string-value="['Gas Field 4',">
            <text:p>['Gas Field 4',</text:p>
          </table:table-cell>
          <table:table-cell table:formula="of:=CONCATENATE([Input.C312];&quot;,&quot;)" office:value-type="string" office:string-value="4,">
            <text:p>4,</text:p>
          </table:table-cell>
          <table:table-cell table:formula="of:=CONCATENATE([Input.D312];&quot;,&quot;)" office:value-type="string" office:string-value="32,">
            <text:p>32,</text:p>
          </table:table-cell>
          <table:table-cell table:formula="of:=CONCATENATE([Input.E312];&quot;,&quot;)" office:value-type="string" office:string-value="-30977.4,">
            <text:p>-30977.4,</text:p>
          </table:table-cell>
          <table:table-cell table:formula="of:=CONCATENATE([Input.F312];&quot;,&quot;)" office:value-type="string" office:string-value="59178.5,">
            <text:p>59178.5,</text:p>
          </table:table-cell>
          <table:table-cell table:formula="of:=CONCATENATE([Input.G312];&quot;,&quot;)" office:value-type="string" office:string-value="0,">
            <text:p>0,</text:p>
          </table:table-cell>
          <table:table-cell table:formula="of:=CONCATENATE(&quot;'&quot;;[Input.H312];&quot;',&quot;)" office:value-type="string" office:string-value="'Castor Skyway 2',">
            <text:p>'Castor Skyway 2',</text:p>
          </table:table-cell>
          <table:table-cell table:formula="of:=CONCATENATE(&quot;'&quot;;[Input.I312];&quot;',&quot;)" office:value-type="string" office:string-value="'Gas Pocket 1',">
            <text:p>'Gas Pocket 1',</text:p>
          </table:table-cell>
          <table:table-cell table:formula="of:=CONCATENATE(&quot;'&quot;;[Input.J31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13]" office:value-type="string" office:string-value="Ishuan">
            <text:p>Ishuan</text:p>
          </table:table-cell>
          <table:table-cell table:formula="of:=CONCATENATE(&quot;['&quot;;[Input.B313];&quot;',&quot;)" office:value-type="string" office:string-value="['Centus\'\' Friend',">
            <text:p>['Centus\'\' Friend',</text:p>
          </table:table-cell>
          <table:table-cell table:formula="of:=CONCATENATE([Input.C313];&quot;,&quot;)" office:value-type="string" office:string-value="4,">
            <text:p>4,</text:p>
          </table:table-cell>
          <table:table-cell table:formula="of:=CONCATENATE([Input.D313];&quot;,&quot;)" office:value-type="string" office:string-value="42,">
            <text:p>42,</text:p>
          </table:table-cell>
          <table:table-cell table:formula="of:=CONCATENATE([Input.E313];&quot;,&quot;)" office:value-type="string" office:string-value="-98621.7,">
            <text:p>-98621.7,</text:p>
          </table:table-cell>
          <table:table-cell table:formula="of:=CONCATENATE([Input.F313];&quot;,&quot;)" office:value-type="string" office:string-value="101740,">
            <text:p>101740,</text:p>
          </table:table-cell>
          <table:table-cell table:formula="of:=CONCATENATE([Input.G313];&quot;,&quot;)" office:value-type="string" office:string-value="0,">
            <text:p>0,</text:p>
          </table:table-cell>
          <table:table-cell table:formula="of:=CONCATENATE(&quot;'&quot;;[Input.H313];&quot;',&quot;)" office:value-type="string" office:string-value="'Centus',">
            <text:p>'Centus',</text:p>
          </table:table-cell>
          <table:table-cell table:formula="of:=CONCATENATE(&quot;'&quot;;[Input.I313];&quot;',&quot;)" office:value-type="string" office:string-value="'Reactive 1;Reactive 2;Reactive 3;Metal 2;Metal 1;Metal 3;Hydrocarbon 1;Hydrocarbon 2;Hydrocarbon 3;Gem 1;Gem 2;Gem 3;Gas Pocket 1',">
            <text:p>'Reactive 1;Reactive 2;Reactive 3;Metal 2;Metal 1;Metal 3;Hydrocarbon 1;Hydrocarbon 2;Hydrocarbon 3;Gem 1;Gem 2;Gem 3;Gas Pocket 1',</text:p>
          </table:table-cell>
          <table:table-cell table:formula="of:=CONCATENATE(&quot;'&quot;;[Input.J31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14]" office:value-type="string" office:string-value="Ishuan">
            <text:p>Ishuan</text:p>
          </table:table-cell>
          <table:table-cell table:formula="of:=CONCATENATE(&quot;['&quot;;[Input.B314];&quot;',&quot;)" office:value-type="string" office:string-value="['Field 1',">
            <text:p>['Field 1',</text:p>
          </table:table-cell>
          <table:table-cell table:formula="of:=CONCATENATE([Input.C314];&quot;,&quot;)" office:value-type="string" office:string-value="3,">
            <text:p>3,</text:p>
          </table:table-cell>
          <table:table-cell table:formula="of:=CONCATENATE([Input.D314];&quot;,&quot;)" office:value-type="string" office:string-value="60,">
            <text:p>60,</text:p>
          </table:table-cell>
          <table:table-cell table:formula="of:=CONCATENATE([Input.E314];&quot;,&quot;)" office:value-type="string" office:string-value="53921.8,">
            <text:p>53921.8,</text:p>
          </table:table-cell>
          <table:table-cell table:formula="of:=CONCATENATE([Input.F314];&quot;,&quot;)" office:value-type="string" office:string-value="-53768.7,">
            <text:p>-53768.7,</text:p>
          </table:table-cell>
          <table:table-cell table:formula="of:=CONCATENATE([Input.G314];&quot;,&quot;)" office:value-type="string" office:string-value="0,">
            <text:p>0,</text:p>
          </table:table-cell>
          <table:table-cell table:formula="of:=CONCATENATE(&quot;'&quot;;[Input.H314];&quot;',&quot;)" office:value-type="string" office:string-value="'Castor V 3',">
            <text:p>'Castor V 3',</text:p>
          </table:table-cell>
          <table:table-cell table:formula="of:=CONCATENATE(&quot;'&quot;;[Input.I314];&quot;',&quot;)" office:value-type="string" office:string-value="'Metal 1;Metal 2;Hydrocarbon 1;Hydrocarbon 2',">
            <text:p>'Metal 1;Metal 2;Hydrocarbon 1;Hydrocarbon 2',</text:p>
          </table:table-cell>
          <table:table-cell table:formula="of:=CONCATENATE(&quot;'&quot;;[Input.J31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15]" office:value-type="string" office:string-value="Ishuan">
            <text:p>Ishuan</text:p>
          </table:table-cell>
          <table:table-cell table:formula="of:=CONCATENATE(&quot;['&quot;;[Input.B315];&quot;',&quot;)" office:value-type="string" office:string-value="['Gas Field 1',">
            <text:p>['Gas Field 1',</text:p>
          </table:table-cell>
          <table:table-cell table:formula="of:=CONCATENATE([Input.C315];&quot;,&quot;)" office:value-type="string" office:string-value="3,">
            <text:p>3,</text:p>
          </table:table-cell>
          <table:table-cell table:formula="of:=CONCATENATE([Input.D315];&quot;,&quot;)" office:value-type="string" office:string-value="32,">
            <text:p>32,</text:p>
          </table:table-cell>
          <table:table-cell table:formula="of:=CONCATENATE([Input.E315];&quot;,&quot;)" office:value-type="string" office:string-value="26729.9,">
            <text:p>26729.9,</text:p>
          </table:table-cell>
          <table:table-cell table:formula="of:=CONCATENATE([Input.F315];&quot;,&quot;)" office:value-type="string" office:string-value="41671.7,">
            <text:p>41671.7,</text:p>
          </table:table-cell>
          <table:table-cell table:formula="of:=CONCATENATE([Input.G315];&quot;,&quot;)" office:value-type="string" office:string-value="2000,">
            <text:p>2000,</text:p>
          </table:table-cell>
          <table:table-cell table:formula="of:=CONCATENATE(&quot;'&quot;;[Input.H315];&quot;',&quot;)" office:value-type="string" office:string-value="'Ishuan Processing Plant',">
            <text:p>'Ishuan Processing Plant',</text:p>
          </table:table-cell>
          <table:table-cell table:formula="of:=CONCATENATE(&quot;'&quot;;[Input.I315];&quot;',&quot;)" office:value-type="string" office:string-value="'Gas Pocket 1',">
            <text:p>'Gas Pocket 1',</text:p>
          </table:table-cell>
          <table:table-cell table:formula="of:=CONCATENATE(&quot;'&quot;;[Input.J31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16]" office:value-type="string" office:string-value="Ishuan">
            <text:p>Ishuan</text:p>
          </table:table-cell>
          <table:table-cell table:formula="of:=CONCATENATE(&quot;['&quot;;[Input.B316];&quot;',&quot;)" office:value-type="string" office:string-value="['Gas Field 3',">
            <text:p>['Gas Field 3',</text:p>
          </table:table-cell>
          <table:table-cell table:formula="of:=CONCATENATE([Input.C316];&quot;,&quot;)" office:value-type="string" office:string-value="3,">
            <text:p>3,</text:p>
          </table:table-cell>
          <table:table-cell table:formula="of:=CONCATENATE([Input.D316];&quot;,&quot;)" office:value-type="string" office:string-value="32,">
            <text:p>32,</text:p>
          </table:table-cell>
          <table:table-cell table:formula="of:=CONCATENATE([Input.E316];&quot;,&quot;)" office:value-type="string" office:string-value="-9934.28,">
            <text:p>-9934.28,</text:p>
          </table:table-cell>
          <table:table-cell table:formula="of:=CONCATENATE([Input.F316];&quot;,&quot;)" office:value-type="string" office:string-value="67082.4,">
            <text:p>67082.4,</text:p>
          </table:table-cell>
          <table:table-cell table:formula="of:=CONCATENATE([Input.G316];&quot;,&quot;)" office:value-type="string" office:string-value="0,">
            <text:p>0,</text:p>
          </table:table-cell>
          <table:table-cell table:formula="of:=CONCATENATE(&quot;'&quot;;[Input.H316];&quot;',&quot;)" office:value-type="string" office:string-value="'Castor Skyway 2',">
            <text:p>'Castor Skyway 2',</text:p>
          </table:table-cell>
          <table:table-cell table:formula="of:=CONCATENATE(&quot;'&quot;;[Input.I316];&quot;',&quot;)" office:value-type="string" office:string-value="'Gas Pocket 1',">
            <text:p>'Gas Pocket 1',</text:p>
          </table:table-cell>
          <table:table-cell table:formula="of:=CONCATENATE(&quot;'&quot;;[Input.J31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17]" office:value-type="string" office:string-value="Ishuan Gas Giant">
            <text:p>Ishuan Gas Giant</text:p>
          </table:table-cell>
          <table:table-cell table:formula="of:=CONCATENATE(&quot;['&quot;;[Input.B317];&quot;',&quot;)" office:value-type="string" office:string-value="['O4F17',">
            <text:p>['O4F17',</text:p>
          </table:table-cell>
          <table:table-cell table:formula="of:=CONCATENATE([Input.C317];&quot;,&quot;)" office:value-type="string" office:string-value="4,">
            <text:p>4,</text:p>
          </table:table-cell>
          <table:table-cell table:formula="of:=CONCATENATE([Input.D317];&quot;,&quot;)" office:value-type="string" office:string-value="20,">
            <text:p>20,</text:p>
          </table:table-cell>
          <table:table-cell table:formula="of:=CONCATENATE([Input.E317];&quot;,&quot;)" office:value-type="string" office:string-value="52849.8,">
            <text:p>52849.8,</text:p>
          </table:table-cell>
          <table:table-cell table:formula="of:=CONCATENATE([Input.F317];&quot;,&quot;)" office:value-type="string" office:string-value="49453.6,">
            <text:p>49453.6,</text:p>
          </table:table-cell>
          <table:table-cell table:formula="of:=CONCATENATE([Input.G317];&quot;,&quot;)" office:value-type="string" office:string-value="0,">
            <text:p>0,</text:p>
          </table:table-cell>
          <table:table-cell table:formula="of:=CONCATENATE(&quot;'&quot;;[Input.H317];&quot;',&quot;)" office:value-type="string" office:string-value="'Accelerator to Upper Atmosphere',">
            <text:p>'Accelerator to Upper Atmosphere',</text:p>
          </table:table-cell>
          <table:table-cell table:formula="of:=CONCATENATE(&quot;'&quot;;[Input.I317];&quot;',&quot;)" office:value-type="string" office:string-value="'Gas Pocket 1',">
            <text:p>'Gas Pocket 1',</text:p>
          </table:table-cell>
          <table:table-cell table:formula="of:=CONCATENATE(&quot;'&quot;;[Input.J31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18]" office:value-type="string" office:string-value="Ishuan Gas Giant">
            <text:p>Ishuan Gas Giant</text:p>
          </table:table-cell>
          <table:table-cell table:formula="of:=CONCATENATE(&quot;['&quot;;[Input.B318];&quot;',&quot;)" office:value-type="string" office:string-value="['O3F07',">
            <text:p>['O3F07',</text:p>
          </table:table-cell>
          <table:table-cell table:formula="of:=CONCATENATE([Input.C318];&quot;,&quot;)" office:value-type="string" office:string-value="3,">
            <text:p>3,</text:p>
          </table:table-cell>
          <table:table-cell table:formula="of:=CONCATENATE([Input.D318];&quot;,&quot;)" office:value-type="string" office:string-value="20,">
            <text:p>20,</text:p>
          </table:table-cell>
          <table:table-cell table:formula="of:=CONCATENATE([Input.E318];&quot;,&quot;)" office:value-type="string" office:string-value="-48096.1,">
            <text:p>-48096.1,</text:p>
          </table:table-cell>
          <table:table-cell table:formula="of:=CONCATENATE([Input.F318];&quot;,&quot;)" office:value-type="string" office:string-value="35912,">
            <text:p>35912,</text:p>
          </table:table-cell>
          <table:table-cell table:formula="of:=CONCATENATE([Input.G318];&quot;,&quot;)" office:value-type="string" office:string-value="0,">
            <text:p>0,</text:p>
          </table:table-cell>
          <table:table-cell table:formula="of:=CONCATENATE(&quot;'&quot;;[Input.H318];&quot;',&quot;)" office:value-type="string" office:string-value="'Sharim Communication Relay',">
            <text:p>'Sharim Communication Relay',</text:p>
          </table:table-cell>
          <table:table-cell table:formula="of:=CONCATENATE(&quot;'&quot;;[Input.I318];&quot;',&quot;)" office:value-type="string" office:string-value="'Gas Pocket 1',">
            <text:p>'Gas Pocket 1',</text:p>
          </table:table-cell>
          <table:table-cell table:formula="of:=CONCATENATE(&quot;'&quot;;[Input.J31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19]" office:value-type="string" office:string-value="Ishuan Gas Giant">
            <text:p>Ishuan Gas Giant</text:p>
          </table:table-cell>
          <table:table-cell table:formula="of:=CONCATENATE(&quot;['&quot;;[Input.B319];&quot;',&quot;)" office:value-type="string" office:string-value="['O3F08',">
            <text:p>['O3F08',</text:p>
          </table:table-cell>
          <table:table-cell table:formula="of:=CONCATENATE([Input.C319];&quot;,&quot;)" office:value-type="string" office:string-value="3,">
            <text:p>3,</text:p>
          </table:table-cell>
          <table:table-cell table:formula="of:=CONCATENATE([Input.D319];&quot;,&quot;)" office:value-type="string" office:string-value="20,">
            <text:p>20,</text:p>
          </table:table-cell>
          <table:table-cell table:formula="of:=CONCATENATE([Input.E319];&quot;,&quot;)" office:value-type="string" office:string-value="-25662.2,">
            <text:p>-25662.2,</text:p>
          </table:table-cell>
          <table:table-cell table:formula="of:=CONCATENATE([Input.F319];&quot;,&quot;)" office:value-type="string" office:string-value="42364.3,">
            <text:p>42364.3,</text:p>
          </table:table-cell>
          <table:table-cell table:formula="of:=CONCATENATE([Input.G319];&quot;,&quot;)" office:value-type="string" office:string-value="0,">
            <text:p>0,</text:p>
          </table:table-cell>
          <table:table-cell table:formula="of:=CONCATENATE(&quot;'&quot;;[Input.H319];&quot;',&quot;)" office:value-type="string" office:string-value="'Sharim Communication Relay',">
            <text:p>'Sharim Communication Relay',</text:p>
          </table:table-cell>
          <table:table-cell table:formula="of:=CONCATENATE(&quot;'&quot;;[Input.I319];&quot;',&quot;)" office:value-type="string" office:string-value="'Gas Pocket 1',">
            <text:p>'Gas Pocket 1',</text:p>
          </table:table-cell>
          <table:table-cell table:formula="of:=CONCATENATE(&quot;'&quot;;[Input.J31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20]" office:value-type="string" office:string-value="Ishuan Gas Giant">
            <text:p>Ishuan Gas Giant</text:p>
          </table:table-cell>
          <table:table-cell table:formula="of:=CONCATENATE(&quot;['&quot;;[Input.B320];&quot;',&quot;)" office:value-type="string" office:string-value="['O3F09',">
            <text:p>['O3F09',</text:p>
          </table:table-cell>
          <table:table-cell table:formula="of:=CONCATENATE([Input.C320];&quot;,&quot;)" office:value-type="string" office:string-value="3,">
            <text:p>3,</text:p>
          </table:table-cell>
          <table:table-cell table:formula="of:=CONCATENATE([Input.D320];&quot;,&quot;)" office:value-type="string" office:string-value="20,">
            <text:p>20,</text:p>
          </table:table-cell>
          <table:table-cell table:formula="of:=CONCATENATE([Input.E320];&quot;,&quot;)" office:value-type="string" office:string-value="-41745.5,">
            <text:p>-41745.5,</text:p>
          </table:table-cell>
          <table:table-cell table:formula="of:=CONCATENATE([Input.F320];&quot;,&quot;)" office:value-type="string" office:string-value="50829.2,">
            <text:p>50829.2,</text:p>
          </table:table-cell>
          <table:table-cell table:formula="of:=CONCATENATE([Input.G320];&quot;,&quot;)" office:value-type="string" office:string-value="0,">
            <text:p>0,</text:p>
          </table:table-cell>
          <table:table-cell table:formula="of:=CONCATENATE(&quot;'&quot;;[Input.H320];&quot;',&quot;)" office:value-type="string" office:string-value="'Sharim Communication Relay',">
            <text:p>'Sharim Communication Relay',</text:p>
          </table:table-cell>
          <table:table-cell table:formula="of:=CONCATENATE(&quot;'&quot;;[Input.I320];&quot;',&quot;)" office:value-type="string" office:string-value="'Gas Pocket 1',">
            <text:p>'Gas Pocket 1',</text:p>
          </table:table-cell>
          <table:table-cell table:formula="of:=CONCATENATE(&quot;'&quot;;[Input.J32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21]" office:value-type="string" office:string-value="Ishuan Gas Giant">
            <text:p>Ishuan Gas Giant</text:p>
          </table:table-cell>
          <table:table-cell table:formula="of:=CONCATENATE(&quot;['&quot;;[Input.B321];&quot;',&quot;)" office:value-type="string" office:string-value="['O3F10',">
            <text:p>['O3F10',</text:p>
          </table:table-cell>
          <table:table-cell table:formula="of:=CONCATENATE([Input.C321];&quot;,&quot;)" office:value-type="string" office:string-value="3,">
            <text:p>3,</text:p>
          </table:table-cell>
          <table:table-cell table:formula="of:=CONCATENATE([Input.D321];&quot;,&quot;)" office:value-type="string" office:string-value="20,">
            <text:p>20,</text:p>
          </table:table-cell>
          <table:table-cell table:formula="of:=CONCATENATE([Input.E321];&quot;,&quot;)" office:value-type="string" office:string-value="-8520.73,">
            <text:p>-8520.73,</text:p>
          </table:table-cell>
          <table:table-cell table:formula="of:=CONCATENATE([Input.F321];&quot;,&quot;)" office:value-type="string" office:string-value="30407.6,">
            <text:p>30407.6,</text:p>
          </table:table-cell>
          <table:table-cell table:formula="of:=CONCATENATE([Input.G321];&quot;,&quot;)" office:value-type="string" office:string-value="0,">
            <text:p>0,</text:p>
          </table:table-cell>
          <table:table-cell table:formula="of:=CONCATENATE(&quot;'&quot;;[Input.H321];&quot;',&quot;)" office:value-type="string" office:string-value="'Sharim Communication Relay',">
            <text:p>'Sharim Communication Relay',</text:p>
          </table:table-cell>
          <table:table-cell table:formula="of:=CONCATENATE(&quot;'&quot;;[Input.I321];&quot;',&quot;)" office:value-type="string" office:string-value="'Gas Pocket 1',">
            <text:p>'Gas Pocket 1',</text:p>
          </table:table-cell>
          <table:table-cell table:formula="of:=CONCATENATE(&quot;'&quot;;[Input.J32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22]" office:value-type="string" office:string-value="Ishuan Gas Giant">
            <text:p>Ishuan Gas Giant</text:p>
          </table:table-cell>
          <table:table-cell table:formula="of:=CONCATENATE(&quot;['&quot;;[Input.B322];&quot;',&quot;)" office:value-type="string" office:string-value="['O3F11',">
            <text:p>['O3F11',</text:p>
          </table:table-cell>
          <table:table-cell table:formula="of:=CONCATENATE([Input.C322];&quot;,&quot;)" office:value-type="string" office:string-value="3,">
            <text:p>3,</text:p>
          </table:table-cell>
          <table:table-cell table:formula="of:=CONCATENATE([Input.D322];&quot;,&quot;)" office:value-type="string" office:string-value="20,">
            <text:p>20,</text:p>
          </table:table-cell>
          <table:table-cell table:formula="of:=CONCATENATE([Input.E322];&quot;,&quot;)" office:value-type="string" office:string-value="-3335.98,">
            <text:p>-3335.98,</text:p>
          </table:table-cell>
          <table:table-cell table:formula="of:=CONCATENATE([Input.F322];&quot;,&quot;)" office:value-type="string" office:string-value="50088.5,">
            <text:p>50088.5,</text:p>
          </table:table-cell>
          <table:table-cell table:formula="of:=CONCATENATE([Input.G322];&quot;,&quot;)" office:value-type="string" office:string-value="0,">
            <text:p>0,</text:p>
          </table:table-cell>
          <table:table-cell table:formula="of:=CONCATENATE(&quot;'&quot;;[Input.H322];&quot;',&quot;)" office:value-type="string" office:string-value="'Sharim Communication Relay',">
            <text:p>'Sharim Communication Relay',</text:p>
          </table:table-cell>
          <table:table-cell table:formula="of:=CONCATENATE(&quot;'&quot;;[Input.I322];&quot;',&quot;)" office:value-type="string" office:string-value="'Gas Pocket 1',">
            <text:p>'Gas Pocket 1',</text:p>
          </table:table-cell>
          <table:table-cell table:formula="of:=CONCATENATE(&quot;'&quot;;[Input.J32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23]" office:value-type="string" office:string-value="Ishuan Gas Giant">
            <text:p>Ishuan Gas Giant</text:p>
          </table:table-cell>
          <table:table-cell table:formula="of:=CONCATENATE(&quot;['&quot;;[Input.B323];&quot;',&quot;)" office:value-type="string" office:string-value="['O3F12',">
            <text:p>['O3F12',</text:p>
          </table:table-cell>
          <table:table-cell table:formula="of:=CONCATENATE([Input.C323];&quot;,&quot;)" office:value-type="string" office:string-value="3,">
            <text:p>3,</text:p>
          </table:table-cell>
          <table:table-cell table:formula="of:=CONCATENATE([Input.D323];&quot;,&quot;)" office:value-type="string" office:string-value="20,">
            <text:p>20,</text:p>
          </table:table-cell>
          <table:table-cell table:formula="of:=CONCATENATE([Input.E323];&quot;,&quot;)" office:value-type="string" office:string-value="10631.1,">
            <text:p>10631.1,</text:p>
          </table:table-cell>
          <table:table-cell table:formula="of:=CONCATENATE([Input.F323];&quot;,&quot;)" office:value-type="string" office:string-value="34640.1,">
            <text:p>34640.1,</text:p>
          </table:table-cell>
          <table:table-cell table:formula="of:=CONCATENATE([Input.G323];&quot;,&quot;)" office:value-type="string" office:string-value="0,">
            <text:p>0,</text:p>
          </table:table-cell>
          <table:table-cell table:formula="of:=CONCATENATE(&quot;'&quot;;[Input.H323];&quot;',&quot;)" office:value-type="string" office:string-value="'Nav Path 2',">
            <text:p>'Nav Path 2',</text:p>
          </table:table-cell>
          <table:table-cell table:formula="of:=CONCATENATE(&quot;'&quot;;[Input.I323];&quot;',&quot;)" office:value-type="string" office:string-value="'Gas Pocket 1',">
            <text:p>'Gas Pocket 1',</text:p>
          </table:table-cell>
          <table:table-cell table:formula="of:=CONCATENATE(&quot;'&quot;;[Input.J32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24]" office:value-type="string" office:string-value="Ishuan Gas Giant">
            <text:p>Ishuan Gas Giant</text:p>
          </table:table-cell>
          <table:table-cell table:formula="of:=CONCATENATE(&quot;['&quot;;[Input.B324];&quot;',&quot;)" office:value-type="string" office:string-value="['O3F13',">
            <text:p>['O3F13',</text:p>
          </table:table-cell>
          <table:table-cell table:formula="of:=CONCATENATE([Input.C324];&quot;,&quot;)" office:value-type="string" office:string-value="3,">
            <text:p>3,</text:p>
          </table:table-cell>
          <table:table-cell table:formula="of:=CONCATENATE([Input.D324];&quot;,&quot;)" office:value-type="string" office:string-value="20,">
            <text:p>20,</text:p>
          </table:table-cell>
          <table:table-cell table:formula="of:=CONCATENATE([Input.E324];&quot;,&quot;)" office:value-type="string" office:string-value="17614.6,">
            <text:p>17614.6,</text:p>
          </table:table-cell>
          <table:table-cell table:formula="of:=CONCATENATE([Input.F324];&quot;,&quot;)" office:value-type="string" office:string-value="51993.1,">
            <text:p>51993.1,</text:p>
          </table:table-cell>
          <table:table-cell table:formula="of:=CONCATENATE([Input.G324];&quot;,&quot;)" office:value-type="string" office:string-value="0,">
            <text:p>0,</text:p>
          </table:table-cell>
          <table:table-cell table:formula="of:=CONCATENATE(&quot;'&quot;;[Input.H324];&quot;',&quot;)" office:value-type="string" office:string-value="'Nav Path 2',">
            <text:p>'Nav Path 2',</text:p>
          </table:table-cell>
          <table:table-cell table:formula="of:=CONCATENATE(&quot;'&quot;;[Input.I324];&quot;',&quot;)" office:value-type="string" office:string-value="'Gas Pocket 1',">
            <text:p>'Gas Pocket 1',</text:p>
          </table:table-cell>
          <table:table-cell table:formula="of:=CONCATENATE(&quot;'&quot;;[Input.J32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25]" office:value-type="string" office:string-value="Ishuan Gas Giant">
            <text:p>Ishuan Gas Giant</text:p>
          </table:table-cell>
          <table:table-cell table:formula="of:=CONCATENATE(&quot;['&quot;;[Input.B325];&quot;',&quot;)" office:value-type="string" office:string-value="['O3F14',">
            <text:p>['O3F14',</text:p>
          </table:table-cell>
          <table:table-cell table:formula="of:=CONCATENATE([Input.C325];&quot;,&quot;)" office:value-type="string" office:string-value="3,">
            <text:p>3,</text:p>
          </table:table-cell>
          <table:table-cell table:formula="of:=CONCATENATE([Input.D325];&quot;,&quot;)" office:value-type="string" office:string-value="20,">
            <text:p>20,</text:p>
          </table:table-cell>
          <table:table-cell table:formula="of:=CONCATENATE([Input.E325];&quot;,&quot;)" office:value-type="string" office:string-value="34967.7,">
            <text:p>34967.7,</text:p>
          </table:table-cell>
          <table:table-cell table:formula="of:=CONCATENATE([Input.F325];&quot;,&quot;)" office:value-type="string" office:string-value="42999.1,">
            <text:p>42999.1,</text:p>
          </table:table-cell>
          <table:table-cell table:formula="of:=CONCATENATE([Input.G325];&quot;,&quot;)" office:value-type="string" office:string-value="0,">
            <text:p>0,</text:p>
          </table:table-cell>
          <table:table-cell table:formula="of:=CONCATENATE(&quot;'&quot;;[Input.H325];&quot;',&quot;)" office:value-type="string" office:string-value="'Nav Path 1',">
            <text:p>'Nav Path 1',</text:p>
          </table:table-cell>
          <table:table-cell table:formula="of:=CONCATENATE(&quot;'&quot;;[Input.I325];&quot;',&quot;)" office:value-type="string" office:string-value="'Gas Pocket 1',">
            <text:p>'Gas Pocket 1',</text:p>
          </table:table-cell>
          <table:table-cell table:formula="of:=CONCATENATE(&quot;'&quot;;[Input.J32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26]" office:value-type="string" office:string-value="Ishuan Gas Giant">
            <text:p>Ishuan Gas Giant</text:p>
          </table:table-cell>
          <table:table-cell table:formula="of:=CONCATENATE(&quot;['&quot;;[Input.B326];&quot;',&quot;)" office:value-type="string" office:string-value="['O3F15',">
            <text:p>['O3F15',</text:p>
          </table:table-cell>
          <table:table-cell table:formula="of:=CONCATENATE([Input.C326];&quot;,&quot;)" office:value-type="string" office:string-value="3,">
            <text:p>3,</text:p>
          </table:table-cell>
          <table:table-cell table:formula="of:=CONCATENATE([Input.D326];&quot;,&quot;)" office:value-type="string" office:string-value="20,">
            <text:p>20,</text:p>
          </table:table-cell>
          <table:table-cell table:formula="of:=CONCATENATE([Input.E326];&quot;,&quot;)" office:value-type="string" office:string-value="26608.6,">
            <text:p>26608.6,</text:p>
          </table:table-cell>
          <table:table-cell table:formula="of:=CONCATENATE([Input.F326];&quot;,&quot;)" office:value-type="string" office:string-value="25540.3,">
            <text:p>25540.3,</text:p>
          </table:table-cell>
          <table:table-cell table:formula="of:=CONCATENATE([Input.G326];&quot;,&quot;)" office:value-type="string" office:string-value="0,">
            <text:p>0,</text:p>
          </table:table-cell>
          <table:table-cell table:formula="of:=CONCATENATE(&quot;'&quot;;[Input.H326];&quot;',&quot;)" office:value-type="string" office:string-value="'Nav Path 2',">
            <text:p>'Nav Path 2',</text:p>
          </table:table-cell>
          <table:table-cell table:formula="of:=CONCATENATE(&quot;'&quot;;[Input.I326];&quot;',&quot;)" office:value-type="string" office:string-value="'Gas Pocket 1',">
            <text:p>'Gas Pocket 1',</text:p>
          </table:table-cell>
          <table:table-cell table:formula="of:=CONCATENATE(&quot;'&quot;;[Input.J32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27]" office:value-type="string" office:string-value="Ishuan Gas Giant">
            <text:p>Ishuan Gas Giant</text:p>
          </table:table-cell>
          <table:table-cell table:formula="of:=CONCATENATE(&quot;['&quot;;[Input.B327];&quot;',&quot;)" office:value-type="string" office:string-value="['O3F16',">
            <text:p>['O3F16',</text:p>
          </table:table-cell>
          <table:table-cell table:formula="of:=CONCATENATE([Input.C327];&quot;,&quot;)" office:value-type="string" office:string-value="3,">
            <text:p>3,</text:p>
          </table:table-cell>
          <table:table-cell table:formula="of:=CONCATENATE([Input.D327];&quot;,&quot;)" office:value-type="string" office:string-value="20,">
            <text:p>20,</text:p>
          </table:table-cell>
          <table:table-cell table:formula="of:=CONCATENATE([Input.E327];&quot;,&quot;)" office:value-type="string" office:string-value="47030.2,">
            <text:p>47030.2,</text:p>
          </table:table-cell>
          <table:table-cell table:formula="of:=CONCATENATE([Input.F327];&quot;,&quot;)" office:value-type="string" office:string-value="28291.4,">
            <text:p>28291.4,</text:p>
          </table:table-cell>
          <table:table-cell table:formula="of:=CONCATENATE([Input.G327];&quot;,&quot;)" office:value-type="string" office:string-value="0,">
            <text:p>0,</text:p>
          </table:table-cell>
          <table:table-cell table:formula="of:=CONCATENATE(&quot;'&quot;;[Input.H327];&quot;',&quot;)" office:value-type="string" office:string-value="'Accelerator to Upper Atmosphere',">
            <text:p>'Accelerator to Upper Atmosphere',</text:p>
          </table:table-cell>
          <table:table-cell table:formula="of:=CONCATENATE(&quot;'&quot;;[Input.I327];&quot;',&quot;)" office:value-type="string" office:string-value="'Gas Pocket 1',">
            <text:p>'Gas Pocket 1',</text:p>
          </table:table-cell>
          <table:table-cell table:formula="of:=CONCATENATE(&quot;'&quot;;[Input.J32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28]" office:value-type="string" office:string-value="Ishuan Gas Giant">
            <text:p>Ishuan Gas Giant</text:p>
          </table:table-cell>
          <table:table-cell table:formula="of:=CONCATENATE(&quot;['&quot;;[Input.B328];&quot;',&quot;)" office:value-type="string" office:string-value="['O2F01',">
            <text:p>['O2F01',</text:p>
          </table:table-cell>
          <table:table-cell table:formula="of:=CONCATENATE([Input.C328];&quot;,&quot;)" office:value-type="string" office:string-value="2,">
            <text:p>2,</text:p>
          </table:table-cell>
          <table:table-cell table:formula="of:=CONCATENATE([Input.D328];&quot;,&quot;)" office:value-type="string" office:string-value="15,">
            <text:p>15,</text:p>
          </table:table-cell>
          <table:table-cell table:formula="of:=CONCATENATE([Input.E328];&quot;,&quot;)" office:value-type="string" office:string-value="47645.3,">
            <text:p>47645.3,</text:p>
          </table:table-cell>
          <table:table-cell table:formula="of:=CONCATENATE([Input.F328];&quot;,&quot;)" office:value-type="string" office:string-value="-47540.8,">
            <text:p>-47540.8,</text:p>
          </table:table-cell>
          <table:table-cell table:formula="of:=CONCATENATE([Input.G328];&quot;,&quot;)" office:value-type="string" office:string-value="0,">
            <text:p>0,</text:p>
          </table:table-cell>
          <table:table-cell table:formula="of:=CONCATENATE(&quot;'&quot;;[Input.H328];&quot;',&quot;)" office:value-type="string" office:string-value="'Accelerator to Upper Atmosphere',">
            <text:p>'Accelerator to Upper Atmosphere',</text:p>
          </table:table-cell>
          <table:table-cell table:formula="of:=CONCATENATE(&quot;'&quot;;[Input.I328];&quot;',&quot;)" office:value-type="string" office:string-value="'Gas Pocket 1',">
            <text:p>'Gas Pocket 1',</text:p>
          </table:table-cell>
          <table:table-cell table:formula="of:=CONCATENATE(&quot;'&quot;;[Input.J32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29]" office:value-type="string" office:string-value="Ishuan Gas Giant">
            <text:p>Ishuan Gas Giant</text:p>
          </table:table-cell>
          <table:table-cell table:formula="of:=CONCATENATE(&quot;['&quot;;[Input.B329];&quot;',&quot;)" office:value-type="string" office:string-value="['O2F02',">
            <text:p>['O2F02',</text:p>
          </table:table-cell>
          <table:table-cell table:formula="of:=CONCATENATE([Input.C329];&quot;,&quot;)" office:value-type="string" office:string-value="2,">
            <text:p>2,</text:p>
          </table:table-cell>
          <table:table-cell table:formula="of:=CONCATENATE([Input.D329];&quot;,&quot;)" office:value-type="string" office:string-value="15,">
            <text:p>15,</text:p>
          </table:table-cell>
          <table:table-cell table:formula="of:=CONCATENATE([Input.E329];&quot;,&quot;)" office:value-type="string" office:string-value="33572.6,">
            <text:p>33572.6,</text:p>
          </table:table-cell>
          <table:table-cell table:formula="of:=CONCATENATE([Input.F329];&quot;,&quot;)" office:value-type="string" office:string-value="-28283.5,">
            <text:p>-28283.5,</text:p>
          </table:table-cell>
          <table:table-cell table:formula="of:=CONCATENATE([Input.G329];&quot;,&quot;)" office:value-type="string" office:string-value="0,">
            <text:p>0,</text:p>
          </table:table-cell>
          <table:table-cell table:formula="of:=CONCATENATE(&quot;'&quot;;[Input.H329];&quot;',&quot;)" office:value-type="string" office:string-value="'Nav Path 1',">
            <text:p>'Nav Path 1',</text:p>
          </table:table-cell>
          <table:table-cell table:formula="of:=CONCATENATE(&quot;'&quot;;[Input.I329];&quot;',&quot;)" office:value-type="string" office:string-value="'Gas Pocket 1',">
            <text:p>'Gas Pocket 1',</text:p>
          </table:table-cell>
          <table:table-cell table:formula="of:=CONCATENATE(&quot;'&quot;;[Input.J32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30]" office:value-type="string" office:string-value="Ishuan Gas Giant">
            <text:p>Ishuan Gas Giant</text:p>
          </table:table-cell>
          <table:table-cell table:formula="of:=CONCATENATE(&quot;['&quot;;[Input.B330];&quot;',&quot;)" office:value-type="string" office:string-value="['O2F03',">
            <text:p>['O2F03',</text:p>
          </table:table-cell>
          <table:table-cell table:formula="of:=CONCATENATE([Input.C330];&quot;,&quot;)" office:value-type="string" office:string-value="2,">
            <text:p>2,</text:p>
          </table:table-cell>
          <table:table-cell table:formula="of:=CONCATENATE([Input.D330];&quot;,&quot;)" office:value-type="string" office:string-value="15,">
            <text:p>15,</text:p>
          </table:table-cell>
          <table:table-cell table:formula="of:=CONCATENATE([Input.E330];&quot;,&quot;)" office:value-type="string" office:string-value="12093.3,">
            <text:p>12093.3,</text:p>
          </table:table-cell>
          <table:table-cell table:formula="of:=CONCATENATE([Input.F330];&quot;,&quot;)" office:value-type="string" office:string-value="-44454.7,">
            <text:p>-44454.7,</text:p>
          </table:table-cell>
          <table:table-cell table:formula="of:=CONCATENATE([Input.G330];&quot;,&quot;)" office:value-type="string" office:string-value="0,">
            <text:p>0,</text:p>
          </table:table-cell>
          <table:table-cell table:formula="of:=CONCATENATE(&quot;'&quot;;[Input.H330];&quot;',&quot;)" office:value-type="string" office:string-value="'Nav Path 2',">
            <text:p>'Nav Path 2',</text:p>
          </table:table-cell>
          <table:table-cell table:formula="of:=CONCATENATE(&quot;'&quot;;[Input.I330];&quot;',&quot;)" office:value-type="string" office:string-value="'Gas Pocket 1',">
            <text:p>'Gas Pocket 1',</text:p>
          </table:table-cell>
          <table:table-cell table:formula="of:=CONCATENATE(&quot;'&quot;;[Input.J33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31]" office:value-type="string" office:string-value="Ishuan Gas Giant">
            <text:p>Ishuan Gas Giant</text:p>
          </table:table-cell>
          <table:table-cell table:formula="of:=CONCATENATE(&quot;['&quot;;[Input.B331];&quot;',&quot;)" office:value-type="string" office:string-value="['O2F04',">
            <text:p>['O2F04',</text:p>
          </table:table-cell>
          <table:table-cell table:formula="of:=CONCATENATE([Input.C331];&quot;,&quot;)" office:value-type="string" office:string-value="2,">
            <text:p>2,</text:p>
          </table:table-cell>
          <table:table-cell table:formula="of:=CONCATENATE([Input.D331];&quot;,&quot;)" office:value-type="string" office:string-value="15,">
            <text:p>15,</text:p>
          </table:table-cell>
          <table:table-cell table:formula="of:=CONCATENATE([Input.E331];&quot;,&quot;)" office:value-type="string" office:string-value="-479.08,">
            <text:p>-479.08,</text:p>
          </table:table-cell>
          <table:table-cell table:formula="of:=CONCATENATE([Input.F331];&quot;,&quot;)" office:value-type="string" office:string-value="-24614.2,">
            <text:p>-24614.2,</text:p>
          </table:table-cell>
          <table:table-cell table:formula="of:=CONCATENATE([Input.G331];&quot;,&quot;)" office:value-type="string" office:string-value="0,">
            <text:p>0,</text:p>
          </table:table-cell>
          <table:table-cell table:formula="of:=CONCATENATE(&quot;'&quot;;[Input.H331];&quot;',&quot;)" office:value-type="string" office:string-value="'Nav Path 3',">
            <text:p>'Nav Path 3',</text:p>
          </table:table-cell>
          <table:table-cell table:formula="of:=CONCATENATE(&quot;'&quot;;[Input.I331];&quot;',&quot;)" office:value-type="string" office:string-value="'Gas Pocket 1',">
            <text:p>'Gas Pocket 1',</text:p>
          </table:table-cell>
          <table:table-cell table:formula="of:=CONCATENATE(&quot;'&quot;;[Input.J33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32]" office:value-type="string" office:string-value="Ishuan Gas Giant">
            <text:p>Ishuan Gas Giant</text:p>
          </table:table-cell>
          <table:table-cell table:formula="of:=CONCATENATE(&quot;['&quot;;[Input.B332];&quot;',&quot;)" office:value-type="string" office:string-value="['O2F05',">
            <text:p>['O2F05',</text:p>
          </table:table-cell>
          <table:table-cell table:formula="of:=CONCATENATE([Input.C332];&quot;,&quot;)" office:value-type="string" office:string-value="2,">
            <text:p>2,</text:p>
          </table:table-cell>
          <table:table-cell table:formula="of:=CONCATENATE([Input.D332];&quot;,&quot;)" office:value-type="string" office:string-value="15,">
            <text:p>15,</text:p>
          </table:table-cell>
          <table:table-cell table:formula="of:=CONCATENATE([Input.E332];&quot;,&quot;)" office:value-type="string" office:string-value="-22393.3,">
            <text:p>-22393.3,</text:p>
          </table:table-cell>
          <table:table-cell table:formula="of:=CONCATENATE([Input.F332];&quot;,&quot;)" office:value-type="string" office:string-value="-43885.8,">
            <text:p>-43885.8,</text:p>
          </table:table-cell>
          <table:table-cell table:formula="of:=CONCATENATE([Input.G332];&quot;,&quot;)" office:value-type="string" office:string-value="0,">
            <text:p>0,</text:p>
          </table:table-cell>
          <table:table-cell table:formula="of:=CONCATENATE(&quot;'&quot;;[Input.H332];&quot;',&quot;)" office:value-type="string" office:string-value="'Sharim Manufacturing Plant',">
            <text:p>'Sharim Manufacturing Plant',</text:p>
          </table:table-cell>
          <table:table-cell table:formula="of:=CONCATENATE(&quot;'&quot;;[Input.I332];&quot;',&quot;)" office:value-type="string" office:string-value="'Gas Pocket 1',">
            <text:p>'Gas Pocket 1',</text:p>
          </table:table-cell>
          <table:table-cell table:formula="of:=CONCATENATE(&quot;'&quot;;[Input.J33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33]" office:value-type="string" office:string-value="Ishuan Gas Giant">
            <text:p>Ishuan Gas Giant</text:p>
          </table:table-cell>
          <table:table-cell table:formula="of:=CONCATENATE(&quot;['&quot;;[Input.B333];&quot;',&quot;)" office:value-type="string" office:string-value="['O2F06',">
            <text:p>['O2F06',</text:p>
          </table:table-cell>
          <table:table-cell table:formula="of:=CONCATENATE([Input.C333];&quot;,&quot;)" office:value-type="string" office:string-value="2,">
            <text:p>2,</text:p>
          </table:table-cell>
          <table:table-cell table:formula="of:=CONCATENATE([Input.D333];&quot;,&quot;)" office:value-type="string" office:string-value="15,">
            <text:p>15,</text:p>
          </table:table-cell>
          <table:table-cell table:formula="of:=CONCATENATE([Input.E333];&quot;,&quot;)" office:value-type="string" office:string-value="-37497.2,">
            <text:p>-37497.2,</text:p>
          </table:table-cell>
          <table:table-cell table:formula="of:=CONCATENATE([Input.F333];&quot;,&quot;)" office:value-type="string" office:string-value="-31347.7,">
            <text:p>-31347.7,</text:p>
          </table:table-cell>
          <table:table-cell table:formula="of:=CONCATENATE([Input.G333];&quot;,&quot;)" office:value-type="string" office:string-value="0,">
            <text:p>0,</text:p>
          </table:table-cell>
          <table:table-cell table:formula="of:=CONCATENATE(&quot;'&quot;;[Input.H333];&quot;',&quot;)" office:value-type="string" office:string-value="'Sharim Weather Station',">
            <text:p>'Sharim Weather Station',</text:p>
          </table:table-cell>
          <table:table-cell table:formula="of:=CONCATENATE(&quot;'&quot;;[Input.I333];&quot;',&quot;)" office:value-type="string" office:string-value="'Gas Pocket 1',">
            <text:p>'Gas Pocket 1',</text:p>
          </table:table-cell>
          <table:table-cell table:formula="of:=CONCATENATE(&quot;'&quot;;[Input.J33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34]" office:value-type="string" office:string-value="Jotunheim">
            <text:p>Jotunheim</text:p>
          </table:table-cell>
          <table:table-cell table:formula="of:=CONCATENATE(&quot;['&quot;;[Input.B334];&quot;',&quot;)" office:value-type="string" office:string-value="['Ores CGH',">
            <text:p>['Ores CGH',</text:p>
          </table:table-cell>
          <table:table-cell table:formula="of:=CONCATENATE([Input.C334];&quot;,&quot;)" office:value-type="string" office:string-value="4,">
            <text:p>4,</text:p>
          </table:table-cell>
          <table:table-cell table:formula="of:=CONCATENATE([Input.D334];&quot;,&quot;)" office:value-type="string" office:string-value="12,">
            <text:p>12,</text:p>
          </table:table-cell>
          <table:table-cell table:formula="of:=CONCATENATE([Input.E334];&quot;,&quot;)" office:value-type="string" office:string-value="15704.5,">
            <text:p>15704.5,</text:p>
          </table:table-cell>
          <table:table-cell table:formula="of:=CONCATENATE([Input.F334];&quot;,&quot;)" office:value-type="string" office:string-value="-126878,">
            <text:p>-126878,</text:p>
          </table:table-cell>
          <table:table-cell table:formula="of:=CONCATENATE([Input.G334];&quot;,&quot;)" office:value-type="string" office:string-value="0,">
            <text:p>0,</text:p>
          </table:table-cell>
          <table:table-cell table:formula="of:=CONCATENATE(&quot;'&quot;;[Input.H334];&quot;',&quot;)" office:value-type="string" office:string-value="'Sector Gate to Odin Rex',">
            <text:p>'Sector Gate to Odin Rex',</text:p>
          </table:table-cell>
          <table:table-cell table:formula="of:=CONCATENATE(&quot;'&quot;;[Input.I334];&quot;',&quot;)" office:value-type="string" office:string-value="'Gem 2;Reactive 2;Hydrocarbon 3',">
            <text:p>'Gem 2;Reactive 2;Hydrocarbon 3',</text:p>
          </table:table-cell>
          <table:table-cell table:formula="of:=CONCATENATE(&quot;'&quot;;[Input.J33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35]" office:value-type="string" office:string-value="Jotunheim">
            <text:p>Jotunheim</text:p>
          </table:table-cell>
          <table:table-cell table:formula="of:=CONCATENATE(&quot;['&quot;;[Input.B335];&quot;',&quot;)" office:value-type="string" office:string-value="['Field 3 AH',">
            <text:p>['Field 3 AH',</text:p>
          </table:table-cell>
          <table:table-cell table:formula="of:=CONCATENATE([Input.C335];&quot;,&quot;)" office:value-type="string" office:string-value="3,">
            <text:p>3,</text:p>
          </table:table-cell>
          <table:table-cell table:formula="of:=CONCATENATE([Input.D335];&quot;,&quot;)" office:value-type="string" office:string-value="10,">
            <text:p>10,</text:p>
          </table:table-cell>
          <table:table-cell table:formula="of:=CONCATENATE([Input.E335];&quot;,&quot;)" office:value-type="string" office:string-value="-27732.9,">
            <text:p>-27732.9,</text:p>
          </table:table-cell>
          <table:table-cell table:formula="of:=CONCATENATE([Input.F335];&quot;,&quot;)" office:value-type="string" office:string-value="-5600.52,">
            <text:p>-5600.52,</text:p>
          </table:table-cell>
          <table:table-cell table:formula="of:=CONCATENATE([Input.G335];&quot;,&quot;)" office:value-type="string" office:string-value="0,">
            <text:p>0,</text:p>
          </table:table-cell>
          <table:table-cell table:formula="of:=CONCATENATE(&quot;'&quot;;[Input.H335];&quot;',&quot;)" office:value-type="string" office:string-value="'Jotunheim',">
            <text:p>'Jotunheim',</text:p>
          </table:table-cell>
          <table:table-cell table:formula="of:=CONCATENATE(&quot;'&quot;;[Input.I335];&quot;',&quot;)" office:value-type="string" office:string-value="'Hydrocarbon 3;Metal 3',">
            <text:p>'Hydrocarbon 3;Metal 3',</text:p>
          </table:table-cell>
          <table:table-cell table:formula="of:=CONCATENATE(&quot;'&quot;;[Input.J33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36]" office:value-type="string" office:string-value="Jotunheim">
            <text:p>Jotunheim</text:p>
          </table:table-cell>
          <table:table-cell table:formula="of:=CONCATENATE(&quot;['&quot;;[Input.B336];&quot;',&quot;)" office:value-type="string" office:string-value="['Field 6 ACH',">
            <text:p>['Field 6 ACH',</text:p>
          </table:table-cell>
          <table:table-cell table:formula="of:=CONCATENATE([Input.C336];&quot;,&quot;)" office:value-type="string" office:string-value="3,">
            <text:p>3,</text:p>
          </table:table-cell>
          <table:table-cell table:formula="of:=CONCATENATE([Input.D336];&quot;,&quot;)" office:value-type="string" office:string-value="15,">
            <text:p>15,</text:p>
          </table:table-cell>
          <table:table-cell table:formula="of:=CONCATENATE([Input.E336];&quot;,&quot;)" office:value-type="string" office:string-value="-20266.3,">
            <text:p>-20266.3,</text:p>
          </table:table-cell>
          <table:table-cell table:formula="of:=CONCATENATE([Input.F336];&quot;,&quot;)" office:value-type="string" office:string-value="-18400.5,">
            <text:p>-18400.5,</text:p>
          </table:table-cell>
          <table:table-cell table:formula="of:=CONCATENATE([Input.G336];&quot;,&quot;)" office:value-type="string" office:string-value="0,">
            <text:p>0,</text:p>
          </table:table-cell>
          <table:table-cell table:formula="of:=CONCATENATE(&quot;'&quot;;[Input.H336];&quot;',&quot;)" office:value-type="string" office:string-value="'Jotunheim',">
            <text:p>'Jotunheim',</text:p>
          </table:table-cell>
          <table:table-cell table:formula="of:=CONCATENATE(&quot;'&quot;;[Input.I336];&quot;',&quot;)" office:value-type="string" office:string-value="'Metal 3;Hydrocarbon 3;Gem 3',">
            <text:p>'Metal 3;Hydrocarbon 3;Gem 3',</text:p>
          </table:table-cell>
          <table:table-cell table:formula="of:=CONCATENATE(&quot;'&quot;;[Input.J33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37]" office:value-type="string" office:string-value="Jotunheim">
            <text:p>Jotunheim</text:p>
          </table:table-cell>
          <table:table-cell table:formula="of:=CONCATENATE(&quot;['&quot;;[Input.B337];&quot;',&quot;)" office:value-type="string" office:string-value="['Field 10 ACH',">
            <text:p>['Field 10 ACH',</text:p>
          </table:table-cell>
          <table:table-cell table:formula="of:=CONCATENATE([Input.C337];&quot;,&quot;)" office:value-type="string" office:string-value="3,">
            <text:p>3,</text:p>
          </table:table-cell>
          <table:table-cell table:formula="of:=CONCATENATE([Input.D337];&quot;,&quot;)" office:value-type="string" office:string-value="15,">
            <text:p>15,</text:p>
          </table:table-cell>
          <table:table-cell table:formula="of:=CONCATENATE([Input.E337];&quot;,&quot;)" office:value-type="string" office:string-value="15638.5,">
            <text:p>15638.5,</text:p>
          </table:table-cell>
          <table:table-cell table:formula="of:=CONCATENATE([Input.F337];&quot;,&quot;)" office:value-type="string" office:string-value="-19391,">
            <text:p>-19391,</text:p>
          </table:table-cell>
          <table:table-cell table:formula="of:=CONCATENATE([Input.G337];&quot;,&quot;)" office:value-type="string" office:string-value="0,">
            <text:p>0,</text:p>
          </table:table-cell>
          <table:table-cell table:formula="of:=CONCATENATE(&quot;'&quot;;[Input.H337];&quot;',&quot;)" office:value-type="string" office:string-value="'Jotunheim',">
            <text:p>'Jotunheim',</text:p>
          </table:table-cell>
          <table:table-cell table:formula="of:=CONCATENATE(&quot;'&quot;;[Input.I337];&quot;',&quot;)" office:value-type="string" office:string-value="'Metal 3;Hydrocarbon 3;Gem 3',">
            <text:p>'Metal 3;Hydrocarbon 3;Gem 3',</text:p>
          </table:table-cell>
          <table:table-cell table:formula="of:=CONCATENATE(&quot;'&quot;;[Input.J33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38]" office:value-type="string" office:string-value="Jotunheim">
            <text:p>Jotunheim</text:p>
          </table:table-cell>
          <table:table-cell table:formula="of:=CONCATENATE(&quot;['&quot;;[Input.B338];&quot;',&quot;)" office:value-type="string" office:string-value="['Field 11 GH',">
            <text:p>['Field 11 GH',</text:p>
          </table:table-cell>
          <table:table-cell table:formula="of:=CONCATENATE([Input.C338];&quot;,&quot;)" office:value-type="string" office:string-value="3,">
            <text:p>3,</text:p>
          </table:table-cell>
          <table:table-cell table:formula="of:=CONCATENATE([Input.D338];&quot;,&quot;)" office:value-type="string" office:string-value="15,">
            <text:p>15,</text:p>
          </table:table-cell>
          <table:table-cell table:formula="of:=CONCATENATE([Input.E338];&quot;,&quot;)" office:value-type="string" office:string-value="22067.1,">
            <text:p>22067.1,</text:p>
          </table:table-cell>
          <table:table-cell table:formula="of:=CONCATENATE([Input.F338];&quot;,&quot;)" office:value-type="string" office:string-value="-11771.9,">
            <text:p>-11771.9,</text:p>
          </table:table-cell>
          <table:table-cell table:formula="of:=CONCATENATE([Input.G338];&quot;,&quot;)" office:value-type="string" office:string-value="0,">
            <text:p>0,</text:p>
          </table:table-cell>
          <table:table-cell table:formula="of:=CONCATENATE(&quot;'&quot;;[Input.H338];&quot;',&quot;)" office:value-type="string" office:string-value="'Jotunheim',">
            <text:p>'Jotunheim',</text:p>
          </table:table-cell>
          <table:table-cell table:formula="of:=CONCATENATE(&quot;'&quot;;[Input.I338];&quot;',&quot;)" office:value-type="string" office:string-value="'Hydrocarbon 3;Reactive 3',">
            <text:p>'Hydrocarbon 3;Reactive 3',</text:p>
          </table:table-cell>
          <table:table-cell table:formula="of:=CONCATENATE(&quot;'&quot;;[Input.J33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39]" office:value-type="string" office:string-value="Jotunheim">
            <text:p>Jotunheim</text:p>
          </table:table-cell>
          <table:table-cell table:formula="of:=CONCATENATE(&quot;['&quot;;[Input.B339];&quot;',&quot;)" office:value-type="string" office:string-value="['Field 13 ACH',">
            <text:p>['Field 13 ACH',</text:p>
          </table:table-cell>
          <table:table-cell table:formula="of:=CONCATENATE([Input.C339];&quot;,&quot;)" office:value-type="string" office:string-value="3,">
            <text:p>3,</text:p>
          </table:table-cell>
          <table:table-cell table:formula="of:=CONCATENATE([Input.D339];&quot;,&quot;)" office:value-type="string" office:string-value="15,">
            <text:p>15,</text:p>
          </table:table-cell>
          <table:table-cell table:formula="of:=CONCATENATE([Input.E339];&quot;,&quot;)" office:value-type="string" office:string-value="25876.6,">
            <text:p>25876.6,</text:p>
          </table:table-cell>
          <table:table-cell table:formula="of:=CONCATENATE([Input.F339];&quot;,&quot;)" office:value-type="string" office:string-value="3466.13,">
            <text:p>3466.13,</text:p>
          </table:table-cell>
          <table:table-cell table:formula="of:=CONCATENATE([Input.G339];&quot;,&quot;)" office:value-type="string" office:string-value="0,">
            <text:p>0,</text:p>
          </table:table-cell>
          <table:table-cell table:formula="of:=CONCATENATE(&quot;'&quot;;[Input.H339];&quot;',&quot;)" office:value-type="string" office:string-value="'Jotunheim',">
            <text:p>'Jotunheim',</text:p>
          </table:table-cell>
          <table:table-cell table:formula="of:=CONCATENATE(&quot;'&quot;;[Input.I339];&quot;',&quot;)" office:value-type="string" office:string-value="'Metal 3;Hydrocarbon 3;Gem 3',">
            <text:p>'Metal 3;Hydrocarbon 3;Gem 3',</text:p>
          </table:table-cell>
          <table:table-cell table:formula="of:=CONCATENATE(&quot;'&quot;;[Input.J33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40]" office:value-type="string" office:string-value="Jotunheim">
            <text:p>Jotunheim</text:p>
          </table:table-cell>
          <table:table-cell table:formula="of:=CONCATENATE(&quot;['&quot;;[Input.B340];&quot;',&quot;)" office:value-type="string" office:string-value="['Field 16 ACH',">
            <text:p>['Field 16 ACH',</text:p>
          </table:table-cell>
          <table:table-cell table:formula="of:=CONCATENATE([Input.C340];&quot;,&quot;)" office:value-type="string" office:string-value="3,">
            <text:p>3,</text:p>
          </table:table-cell>
          <table:table-cell table:formula="of:=CONCATENATE([Input.D340];&quot;,&quot;)" office:value-type="string" office:string-value="15,">
            <text:p>15,</text:p>
          </table:table-cell>
          <table:table-cell table:formula="of:=CONCATENATE([Input.E340];&quot;,&quot;)" office:value-type="string" office:string-value="12067.1,">
            <text:p>12067.1,</text:p>
          </table:table-cell>
          <table:table-cell table:formula="of:=CONCATENATE([Input.F340];&quot;,&quot;)" office:value-type="string" office:string-value="19418.5,">
            <text:p>19418.5,</text:p>
          </table:table-cell>
          <table:table-cell table:formula="of:=CONCATENATE([Input.G340];&quot;,&quot;)" office:value-type="string" office:string-value="0,">
            <text:p>0,</text:p>
          </table:table-cell>
          <table:table-cell table:formula="of:=CONCATENATE(&quot;'&quot;;[Input.H340];&quot;',&quot;)" office:value-type="string" office:string-value="'Jotunheim',">
            <text:p>'Jotunheim',</text:p>
          </table:table-cell>
          <table:table-cell table:formula="of:=CONCATENATE(&quot;'&quot;;[Input.I340];&quot;',&quot;)" office:value-type="string" office:string-value="'Gem 3;Hydrocarbon 3;Metal 3',">
            <text:p>'Gem 3;Hydrocarbon 3;Metal 3',</text:p>
          </table:table-cell>
          <table:table-cell table:formula="of:=CONCATENATE(&quot;'&quot;;[Input.J34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41]" office:value-type="string" office:string-value="Jotunheim">
            <text:p>Jotunheim</text:p>
          </table:table-cell>
          <table:table-cell table:formula="of:=CONCATENATE(&quot;['&quot;;[Input.B341];&quot;',&quot;)" office:value-type="string" office:string-value="['Ores ACGH',">
            <text:p>['Ores ACGH',</text:p>
          </table:table-cell>
          <table:table-cell table:formula="of:=CONCATENATE([Input.C341];&quot;,&quot;)" office:value-type="string" office:string-value="3,">
            <text:p>3,</text:p>
          </table:table-cell>
          <table:table-cell table:formula="of:=CONCATENATE([Input.D341];&quot;,&quot;)" office:value-type="string" office:string-value="14,">
            <text:p>14,</text:p>
          </table:table-cell>
          <table:table-cell table:formula="of:=CONCATENATE([Input.E341];&quot;,&quot;)" office:value-type="string" office:string-value="-13369.8,">
            <text:p>-13369.8,</text:p>
          </table:table-cell>
          <table:table-cell table:formula="of:=CONCATENATE([Input.F341];&quot;,&quot;)" office:value-type="string" office:string-value="109349,">
            <text:p>109349,</text:p>
          </table:table-cell>
          <table:table-cell table:formula="of:=CONCATENATE([Input.G341];&quot;,&quot;)" office:value-type="string" office:string-value="0,">
            <text:p>0,</text:p>
          </table:table-cell>
          <table:table-cell table:formula="of:=CONCATENATE(&quot;'&quot;;[Input.H341];&quot;',&quot;)" office:value-type="string" office:string-value="'Arx Ymir',">
            <text:p>'Arx Ymir',</text:p>
          </table:table-cell>
          <table:table-cell table:formula="of:=CONCATENATE(&quot;'&quot;;[Input.I341];&quot;',&quot;)" office:value-type="string" office:string-value="'Metal 1;Gem 1;Reactive 2;Hydrocarbon 3',">
            <text:p>'Metal 1;Gem 1;Reactive 2;Hydrocarbon 3',</text:p>
          </table:table-cell>
          <table:table-cell table:formula="of:=CONCATENATE(&quot;'&quot;;[Input.J34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42]" office:value-type="string" office:string-value="Jotunheim">
            <text:p>Jotunheim</text:p>
          </table:table-cell>
          <table:table-cell table:formula="of:=CONCATENATE(&quot;['&quot;;[Input.B342];&quot;',&quot;)" office:value-type="string" office:string-value="['Ores ACGH',">
            <text:p>['Ores ACGH',</text:p>
          </table:table-cell>
          <table:table-cell table:formula="of:=CONCATENATE([Input.C342];&quot;,&quot;)" office:value-type="string" office:string-value="3,">
            <text:p>3,</text:p>
          </table:table-cell>
          <table:table-cell table:formula="of:=CONCATENATE([Input.D342];&quot;,&quot;)" office:value-type="string" office:string-value="15,">
            <text:p>15,</text:p>
          </table:table-cell>
          <table:table-cell table:formula="of:=CONCATENATE([Input.E342];&quot;,&quot;)" office:value-type="string" office:string-value="104319,">
            <text:p>104319,</text:p>
          </table:table-cell>
          <table:table-cell table:formula="of:=CONCATENATE([Input.F342];&quot;,&quot;)" office:value-type="string" office:string-value="-4733.7,">
            <text:p>-4733.7,</text:p>
          </table:table-cell>
          <table:table-cell table:formula="of:=CONCATENATE([Input.G342];&quot;,&quot;)" office:value-type="string" office:string-value="0,">
            <text:p>0,</text:p>
          </table:table-cell>
          <table:table-cell table:formula="of:=CONCATENATE(&quot;'&quot;;[Input.H342];&quot;',&quot;)" office:value-type="string" office:string-value="'Deep Jotunheim 1',">
            <text:p>'Deep Jotunheim 1',</text:p>
          </table:table-cell>
          <table:table-cell table:formula="of:=CONCATENATE(&quot;'&quot;;[Input.I342];&quot;',&quot;)" office:value-type="string" office:string-value="'Metal 1;Gem 1;Reactive 3;Hydrocarbon 1',">
            <text:p>'Metal 1;Gem 1;Reactive 3;Hydrocarbon 1',</text:p>
          </table:table-cell>
          <table:table-cell table:formula="of:=CONCATENATE(&quot;'&quot;;[Input.J34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43]" office:value-type="string" office:string-value="Jotunheim">
            <text:p>Jotunheim</text:p>
          </table:table-cell>
          <table:table-cell table:formula="of:=CONCATENATE(&quot;['&quot;;[Input.B343];&quot;',&quot;)" office:value-type="string" office:string-value="['Ores CH Gas',">
            <text:p>['Ores CH Gas',</text:p>
          </table:table-cell>
          <table:table-cell table:formula="of:=CONCATENATE([Input.C343];&quot;,&quot;)" office:value-type="string" office:string-value="3,">
            <text:p>3,</text:p>
          </table:table-cell>
          <table:table-cell table:formula="of:=CONCATENATE([Input.D343];&quot;,&quot;)" office:value-type="string" office:string-value="30,">
            <text:p>30,</text:p>
          </table:table-cell>
          <table:table-cell table:formula="of:=CONCATENATE([Input.E343];&quot;,&quot;)" office:value-type="string" office:string-value="4968.24,">
            <text:p>4968.24,</text:p>
          </table:table-cell>
          <table:table-cell table:formula="of:=CONCATENATE([Input.F343];&quot;,&quot;)" office:value-type="string" office:string-value="-68951.2,">
            <text:p>-68951.2,</text:p>
          </table:table-cell>
          <table:table-cell table:formula="of:=CONCATENATE([Input.G343];&quot;,&quot;)" office:value-type="string" office:string-value="0,">
            <text:p>0,</text:p>
          </table:table-cell>
          <table:table-cell table:formula="of:=CONCATENATE(&quot;'&quot;;[Input.H343];&quot;',&quot;)" office:value-type="string" office:string-value="'Jotunheim Ring Entry Point 1',">
            <text:p>'Jotunheim Ring Entry Point 1',</text:p>
          </table:table-cell>
          <table:table-cell table:formula="of:=CONCATENATE(&quot;'&quot;;[Input.I343];&quot;',&quot;)" office:value-type="string" office:string-value="'Gem 2;Hydrocarbon 2;Gas Pocket 1',">
            <text:p>'Gem 2;Hydrocarbon 2;Gas Pocket 1',</text:p>
          </table:table-cell>
          <table:table-cell table:formula="of:=CONCATENATE(&quot;'&quot;;[Input.J34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44]" office:value-type="string" office:string-value="Jotunheim">
            <text:p>Jotunheim</text:p>
          </table:table-cell>
          <table:table-cell table:formula="of:=CONCATENATE(&quot;['&quot;;[Input.B344];&quot;',&quot;)" office:value-type="string" office:string-value="['Ores CH Gas',">
            <text:p>['Ores CH Gas',</text:p>
          </table:table-cell>
          <table:table-cell table:formula="of:=CONCATENATE([Input.C344];&quot;,&quot;)" office:value-type="string" office:string-value="3,">
            <text:p>3,</text:p>
          </table:table-cell>
          <table:table-cell table:formula="of:=CONCATENATE([Input.D344];&quot;,&quot;)" office:value-type="string" office:string-value="30,">
            <text:p>30,</text:p>
          </table:table-cell>
          <table:table-cell table:formula="of:=CONCATENATE([Input.E344];&quot;,&quot;)" office:value-type="string" office:string-value="-6823.23,">
            <text:p>-6823.23,</text:p>
          </table:table-cell>
          <table:table-cell table:formula="of:=CONCATENATE([Input.F344];&quot;,&quot;)" office:value-type="string" office:string-value="62549.5,">
            <text:p>62549.5,</text:p>
          </table:table-cell>
          <table:table-cell table:formula="of:=CONCATENATE([Input.G344];&quot;,&quot;)" office:value-type="string" office:string-value="0,">
            <text:p>0,</text:p>
          </table:table-cell>
          <table:table-cell table:formula="of:=CONCATENATE(&quot;'&quot;;[Input.H344];&quot;',&quot;)" office:value-type="string" office:string-value="'Jotunheim Ring Entry Point 3',">
            <text:p>'Jotunheim Ring Entry Point 3',</text:p>
          </table:table-cell>
          <table:table-cell table:formula="of:=CONCATENATE(&quot;'&quot;;[Input.I344];&quot;',&quot;)" office:value-type="string" office:string-value="'Gem 1;Hydrocarbon 2;Gas Pocket 1',">
            <text:p>'Gem 1;Hydrocarbon 2;Gas Pocket 1',</text:p>
          </table:table-cell>
          <table:table-cell table:formula="of:=CONCATENATE(&quot;'&quot;;[Input.J34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45]" office:value-type="string" office:string-value="Jotunheim">
            <text:p>Jotunheim</text:p>
          </table:table-cell>
          <table:table-cell table:formula="of:=CONCATENATE(&quot;['&quot;;[Input.B345];&quot;',&quot;)" office:value-type="string" office:string-value="['Field 2 AH',">
            <text:p>['Field 2 AH',</text:p>
          </table:table-cell>
          <table:table-cell table:formula="of:=CONCATENATE([Input.C345];&quot;,&quot;)" office:value-type="string" office:string-value="2,">
            <text:p>2,</text:p>
          </table:table-cell>
          <table:table-cell table:formula="of:=CONCATENATE([Input.D345];&quot;,&quot;)" office:value-type="string" office:string-value="10,">
            <text:p>10,</text:p>
          </table:table-cell>
          <table:table-cell table:formula="of:=CONCATENATE([Input.E345];&quot;,&quot;)" office:value-type="string" office:string-value="-30666.3,">
            <text:p>-30666.3,</text:p>
          </table:table-cell>
          <table:table-cell table:formula="of:=CONCATENATE([Input.F345];&quot;,&quot;)" office:value-type="string" office:string-value="532.818,">
            <text:p>532.818,</text:p>
          </table:table-cell>
          <table:table-cell table:formula="of:=CONCATENATE([Input.G345];&quot;,&quot;)" office:value-type="string" office:string-value="0,">
            <text:p>0,</text:p>
          </table:table-cell>
          <table:table-cell table:formula="of:=CONCATENATE(&quot;'&quot;;[Input.H345];&quot;',&quot;)" office:value-type="string" office:string-value="'Jotunheim',">
            <text:p>'Jotunheim',</text:p>
          </table:table-cell>
          <table:table-cell table:formula="of:=CONCATENATE(&quot;'&quot;;[Input.I345];&quot;',&quot;)" office:value-type="string" office:string-value="'Metal 3;Hydrocarbon 3',">
            <text:p>'Metal 3;Hydrocarbon 3',</text:p>
          </table:table-cell>
          <table:table-cell table:formula="of:=CONCATENATE(&quot;'&quot;;[Input.J34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46]" office:value-type="string" office:string-value="Jotunheim">
            <text:p>Jotunheim</text:p>
          </table:table-cell>
          <table:table-cell table:formula="of:=CONCATENATE(&quot;['&quot;;[Input.B346];&quot;',&quot;)" office:value-type="string" office:string-value="['Field 4 AH',">
            <text:p>['Field 4 AH',</text:p>
          </table:table-cell>
          <table:table-cell table:formula="of:=CONCATENATE([Input.C346];&quot;,&quot;)" office:value-type="string" office:string-value="2,">
            <text:p>2,</text:p>
          </table:table-cell>
          <table:table-cell table:formula="of:=CONCATENATE([Input.D346];&quot;,&quot;)" office:value-type="string" office:string-value="15,">
            <text:p>15,</text:p>
          </table:table-cell>
          <table:table-cell table:formula="of:=CONCATENATE([Input.E346];&quot;,&quot;)" office:value-type="string" office:string-value="-24532.9,">
            <text:p>-24532.9,</text:p>
          </table:table-cell>
          <table:table-cell table:formula="of:=CONCATENATE([Input.F346];&quot;,&quot;)" office:value-type="string" office:string-value="13866.2,">
            <text:p>13866.2,</text:p>
          </table:table-cell>
          <table:table-cell table:formula="of:=CONCATENATE([Input.G346];&quot;,&quot;)" office:value-type="string" office:string-value="0,">
            <text:p>0,</text:p>
          </table:table-cell>
          <table:table-cell table:formula="of:=CONCATENATE(&quot;'&quot;;[Input.H346];&quot;',&quot;)" office:value-type="string" office:string-value="'Jotunheim',">
            <text:p>'Jotunheim',</text:p>
          </table:table-cell>
          <table:table-cell table:formula="of:=CONCATENATE(&quot;'&quot;;[Input.I346];&quot;',&quot;)" office:value-type="string" office:string-value="'Hydrocarbon 3;Metal 3',">
            <text:p>'Hydrocarbon 3;Metal 3',</text:p>
          </table:table-cell>
          <table:table-cell table:formula="of:=CONCATENATE(&quot;'&quot;;[Input.J34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47]" office:value-type="string" office:string-value="Jotunheim">
            <text:p>Jotunheim</text:p>
          </table:table-cell>
          <table:table-cell table:formula="of:=CONCATENATE(&quot;['&quot;;[Input.B347];&quot;',&quot;)" office:value-type="string" office:string-value="['Field 7 AH',">
            <text:p>['Field 7 AH',</text:p>
          </table:table-cell>
          <table:table-cell table:formula="of:=CONCATENATE([Input.C347];&quot;,&quot;)" office:value-type="string" office:string-value="2,">
            <text:p>2,</text:p>
          </table:table-cell>
          <table:table-cell table:formula="of:=CONCATENATE([Input.D347];&quot;,&quot;)" office:value-type="string" office:string-value="15,">
            <text:p>15,</text:p>
          </table:table-cell>
          <table:table-cell table:formula="of:=CONCATENATE([Input.E347];&quot;,&quot;)" office:value-type="string" office:string-value="-14933,">
            <text:p>-14933,</text:p>
          </table:table-cell>
          <table:table-cell table:formula="of:=CONCATENATE([Input.F347];&quot;,&quot;)" office:value-type="string" office:string-value="-22133.8,">
            <text:p>-22133.8,</text:p>
          </table:table-cell>
          <table:table-cell table:formula="of:=CONCATENATE([Input.G347];&quot;,&quot;)" office:value-type="string" office:string-value="0,">
            <text:p>0,</text:p>
          </table:table-cell>
          <table:table-cell table:formula="of:=CONCATENATE(&quot;'&quot;;[Input.H347];&quot;',&quot;)" office:value-type="string" office:string-value="'Jotunheim',">
            <text:p>'Jotunheim',</text:p>
          </table:table-cell>
          <table:table-cell table:formula="of:=CONCATENATE(&quot;'&quot;;[Input.I347];&quot;',&quot;)" office:value-type="string" office:string-value="'Metal 3;Hydrocarbon 3',">
            <text:p>'Metal 3;Hydrocarbon 3',</text:p>
          </table:table-cell>
          <table:table-cell table:formula="of:=CONCATENATE(&quot;'&quot;;[Input.J34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48]" office:value-type="string" office:string-value="Jotunheim">
            <text:p>Jotunheim</text:p>
          </table:table-cell>
          <table:table-cell table:formula="of:=CONCATENATE(&quot;['&quot;;[Input.B348];&quot;',&quot;)" office:value-type="string" office:string-value="['Field 9 ACGH',">
            <text:p>['Field 9 ACGH',</text:p>
          </table:table-cell>
          <table:table-cell table:formula="of:=CONCATENATE([Input.C348];&quot;,&quot;)" office:value-type="string" office:string-value="2,">
            <text:p>2,</text:p>
          </table:table-cell>
          <table:table-cell table:formula="of:=CONCATENATE([Input.D348];&quot;,&quot;)" office:value-type="string" office:string-value="15,">
            <text:p>15,</text:p>
          </table:table-cell>
          <table:table-cell table:formula="of:=CONCATENATE([Input.E348];&quot;,&quot;)" office:value-type="string" office:string-value="10547.4,">
            <text:p>10547.4,</text:p>
          </table:table-cell>
          <table:table-cell table:formula="of:=CONCATENATE([Input.F348];&quot;,&quot;)" office:value-type="string" office:string-value="-23025.9,">
            <text:p>-23025.9,</text:p>
          </table:table-cell>
          <table:table-cell table:formula="of:=CONCATENATE([Input.G348];&quot;,&quot;)" office:value-type="string" office:string-value="0,">
            <text:p>0,</text:p>
          </table:table-cell>
          <table:table-cell table:formula="of:=CONCATENATE(&quot;'&quot;;[Input.H348];&quot;',&quot;)" office:value-type="string" office:string-value="'Jotunheim',">
            <text:p>'Jotunheim',</text:p>
          </table:table-cell>
          <table:table-cell table:formula="of:=CONCATENATE(&quot;'&quot;;[Input.I348];&quot;',&quot;)" office:value-type="string" office:string-value="'Gem 3;Hydrocarbon 3;Metal 3;Reactive 3',">
            <text:p>'Gem 3;Hydrocarbon 3;Metal 3;Reactive 3',</text:p>
          </table:table-cell>
          <table:table-cell table:formula="of:=CONCATENATE(&quot;'&quot;;[Input.J34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49]" office:value-type="string" office:string-value="Jotunheim">
            <text:p>Jotunheim</text:p>
          </table:table-cell>
          <table:table-cell table:formula="of:=CONCATENATE(&quot;['&quot;;[Input.B349];&quot;',&quot;)" office:value-type="string" office:string-value="['Field 14 ACH',">
            <text:p>['Field 14 ACH',</text:p>
          </table:table-cell>
          <table:table-cell table:formula="of:=CONCATENATE([Input.C349];&quot;,&quot;)" office:value-type="string" office:string-value="2,">
            <text:p>2,</text:p>
          </table:table-cell>
          <table:table-cell table:formula="of:=CONCATENATE([Input.D349];&quot;,&quot;)" office:value-type="string" office:string-value="15,">
            <text:p>15,</text:p>
          </table:table-cell>
          <table:table-cell table:formula="of:=CONCATENATE([Input.E349];&quot;,&quot;)" office:value-type="string" office:string-value="19686.1,">
            <text:p>19686.1,</text:p>
          </table:table-cell>
          <table:table-cell table:formula="of:=CONCATENATE([Input.F349];&quot;,&quot;)" office:value-type="string" office:string-value="12989.9,">
            <text:p>12989.9,</text:p>
          </table:table-cell>
          <table:table-cell table:formula="of:=CONCATENATE([Input.G349];&quot;,&quot;)" office:value-type="string" office:string-value="0,">
            <text:p>0,</text:p>
          </table:table-cell>
          <table:table-cell table:formula="of:=CONCATENATE(&quot;'&quot;;[Input.H349];&quot;',&quot;)" office:value-type="string" office:string-value="'Jotunheim',">
            <text:p>'Jotunheim',</text:p>
          </table:table-cell>
          <table:table-cell table:formula="of:=CONCATENATE(&quot;'&quot;;[Input.I349];&quot;',&quot;)" office:value-type="string" office:string-value="'Metal 3;Hydrocarbon 3;Gem 3',">
            <text:p>'Metal 3;Hydrocarbon 3;Gem 3',</text:p>
          </table:table-cell>
          <table:table-cell table:formula="of:=CONCATENATE(&quot;'&quot;;[Input.J34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50]" office:value-type="string" office:string-value="Jotunheim">
            <text:p>Jotunheim</text:p>
          </table:table-cell>
          <table:table-cell table:formula="of:=CONCATENATE(&quot;['&quot;;[Input.B350];&quot;',&quot;)" office:value-type="string" office:string-value="['Ores CH Gas',">
            <text:p>['Ores CH Gas',</text:p>
          </table:table-cell>
          <table:table-cell table:formula="of:=CONCATENATE([Input.C350];&quot;,&quot;)" office:value-type="string" office:string-value="2,">
            <text:p>2,</text:p>
          </table:table-cell>
          <table:table-cell table:formula="of:=CONCATENATE([Input.D350];&quot;,&quot;)" office:value-type="string" office:string-value="30,">
            <text:p>30,</text:p>
          </table:table-cell>
          <table:table-cell table:formula="of:=CONCATENATE([Input.E350];&quot;,&quot;)" office:value-type="string" office:string-value="-7464.1,">
            <text:p>-7464.1,</text:p>
          </table:table-cell>
          <table:table-cell table:formula="of:=CONCATENATE([Input.F350];&quot;,&quot;)" office:value-type="string" office:string-value="-68694.9,">
            <text:p>-68694.9,</text:p>
          </table:table-cell>
          <table:table-cell table:formula="of:=CONCATENATE([Input.G350];&quot;,&quot;)" office:value-type="string" office:string-value="0,">
            <text:p>0,</text:p>
          </table:table-cell>
          <table:table-cell table:formula="of:=CONCATENATE(&quot;'&quot;;[Input.H350];&quot;',&quot;)" office:value-type="string" office:string-value="'Jotunheim Ring Entry Point 1',">
            <text:p>'Jotunheim Ring Entry Point 1',</text:p>
          </table:table-cell>
          <table:table-cell table:formula="of:=CONCATENATE(&quot;'&quot;;[Input.I350];&quot;',&quot;)" office:value-type="string" office:string-value="'Gem 2;Hydrocarbon 2;Gas Pocket 1',">
            <text:p>'Gem 2;Hydrocarbon 2;Gas Pocket 1',</text:p>
          </table:table-cell>
          <table:table-cell table:formula="of:=CONCATENATE(&quot;'&quot;;[Input.J35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51]" office:value-type="string" office:string-value="Jotunheim">
            <text:p>Jotunheim</text:p>
          </table:table-cell>
          <table:table-cell table:formula="of:=CONCATENATE(&quot;['&quot;;[Input.B351];&quot;',&quot;)" office:value-type="string" office:string-value="['Ores CH Gas',">
            <text:p>['Ores CH Gas',</text:p>
          </table:table-cell>
          <table:table-cell table:formula="of:=CONCATENATE([Input.C351];&quot;,&quot;)" office:value-type="string" office:string-value="2,">
            <text:p>2,</text:p>
          </table:table-cell>
          <table:table-cell table:formula="of:=CONCATENATE([Input.D351];&quot;,&quot;)" office:value-type="string" office:string-value="30,">
            <text:p>30,</text:p>
          </table:table-cell>
          <table:table-cell table:formula="of:=CONCATENATE([Input.E351];&quot;,&quot;)" office:value-type="string" office:string-value="9454.16,">
            <text:p>9454.16,</text:p>
          </table:table-cell>
          <table:table-cell table:formula="of:=CONCATENATE([Input.F351];&quot;,&quot;)" office:value-type="string" office:string-value="63703,">
            <text:p>63703,</text:p>
          </table:table-cell>
          <table:table-cell table:formula="of:=CONCATENATE([Input.G351];&quot;,&quot;)" office:value-type="string" office:string-value="0,">
            <text:p>0,</text:p>
          </table:table-cell>
          <table:table-cell table:formula="of:=CONCATENATE(&quot;'&quot;;[Input.H351];&quot;',&quot;)" office:value-type="string" office:string-value="'Jotunheim Ring Entry Point 3',">
            <text:p>'Jotunheim Ring Entry Point 3',</text:p>
          </table:table-cell>
          <table:table-cell table:formula="of:=CONCATENATE(&quot;'&quot;;[Input.I351];&quot;',&quot;)" office:value-type="string" office:string-value="'Gem 2;Hydrocarbon 3;Gas Pocket 1',">
            <text:p>'Gem 2;Hydrocarbon 3;Gas Pocket 1',</text:p>
          </table:table-cell>
          <table:table-cell table:formula="of:=CONCATENATE(&quot;'&quot;;[Input.J35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52]" office:value-type="string" office:string-value="Jotunheim">
            <text:p>Jotunheim</text:p>
          </table:table-cell>
          <table:table-cell table:formula="of:=CONCATENATE(&quot;['&quot;;[Input.B352];&quot;',&quot;)" office:value-type="string" office:string-value="['Field 1 AH',">
            <text:p>['Field 1 AH',</text:p>
          </table:table-cell>
          <table:table-cell table:formula="of:=CONCATENATE([Input.C352];&quot;,&quot;)" office:value-type="string" office:string-value="1,">
            <text:p>1,</text:p>
          </table:table-cell>
          <table:table-cell table:formula="of:=CONCATENATE([Input.D352];&quot;,&quot;)" office:value-type="string" office:string-value="10,">
            <text:p>10,</text:p>
          </table:table-cell>
          <table:table-cell table:formula="of:=CONCATENATE([Input.E352];&quot;,&quot;)" office:value-type="string" office:string-value="-29964.1,">
            <text:p>-29964.1,</text:p>
          </table:table-cell>
          <table:table-cell table:formula="of:=CONCATENATE([Input.F352];&quot;,&quot;)" office:value-type="string" office:string-value="2018.93,">
            <text:p>2018.93,</text:p>
          </table:table-cell>
          <table:table-cell table:formula="of:=CONCATENATE([Input.G352];&quot;,&quot;)" office:value-type="string" office:string-value="0,">
            <text:p>0,</text:p>
          </table:table-cell>
          <table:table-cell table:formula="of:=CONCATENATE(&quot;'&quot;;[Input.H352];&quot;',&quot;)" office:value-type="string" office:string-value="'Jotunheim',">
            <text:p>'Jotunheim',</text:p>
          </table:table-cell>
          <table:table-cell table:formula="of:=CONCATENATE(&quot;'&quot;;[Input.I352];&quot;',&quot;)" office:value-type="string" office:string-value="'Hydrocarbon 3;Metal 3',">
            <text:p>'Hydrocarbon 3;Metal 3',</text:p>
          </table:table-cell>
          <table:table-cell table:formula="of:=CONCATENATE(&quot;'&quot;;[Input.J35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53]" office:value-type="string" office:string-value="Jotunheim">
            <text:p>Jotunheim</text:p>
          </table:table-cell>
          <table:table-cell table:formula="of:=CONCATENATE(&quot;['&quot;;[Input.B353];&quot;',&quot;)" office:value-type="string" office:string-value="['Field 5 ACH',">
            <text:p>['Field 5 ACH',</text:p>
          </table:table-cell>
          <table:table-cell table:formula="of:=CONCATENATE([Input.C353];&quot;,&quot;)" office:value-type="string" office:string-value="1,">
            <text:p>1,</text:p>
          </table:table-cell>
          <table:table-cell table:formula="of:=CONCATENATE([Input.D353];&quot;,&quot;)" office:value-type="string" office:string-value="15,">
            <text:p>15,</text:p>
          </table:table-cell>
          <table:table-cell table:formula="of:=CONCATENATE([Input.E353];&quot;,&quot;)" office:value-type="string" office:string-value="-20266.3,">
            <text:p>-20266.3,</text:p>
          </table:table-cell>
          <table:table-cell table:formula="of:=CONCATENATE([Input.F353];&quot;,&quot;)" office:value-type="string" office:string-value="19732.8,">
            <text:p>19732.8,</text:p>
          </table:table-cell>
          <table:table-cell table:formula="of:=CONCATENATE([Input.G353];&quot;,&quot;)" office:value-type="string" office:string-value="0,">
            <text:p>0,</text:p>
          </table:table-cell>
          <table:table-cell table:formula="of:=CONCATENATE(&quot;'&quot;;[Input.H353];&quot;',&quot;)" office:value-type="string" office:string-value="'Jotunheim',">
            <text:p>'Jotunheim',</text:p>
          </table:table-cell>
          <table:table-cell table:formula="of:=CONCATENATE(&quot;'&quot;;[Input.I353];&quot;',&quot;)" office:value-type="string" office:string-value="'Metal 3;Hydrocarbon 3;Gem 3',">
            <text:p>'Metal 3;Hydrocarbon 3;Gem 3',</text:p>
          </table:table-cell>
          <table:table-cell table:formula="of:=CONCATENATE(&quot;'&quot;;[Input.J35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54]" office:value-type="string" office:string-value="Jotunheim">
            <text:p>Jotunheim</text:p>
          </table:table-cell>
          <table:table-cell table:formula="of:=CONCATENATE(&quot;['&quot;;[Input.B354];&quot;',&quot;)" office:value-type="string" office:string-value="['Field 8 AC',">
            <text:p>['Field 8 AC',</text:p>
          </table:table-cell>
          <table:table-cell table:formula="of:=CONCATENATE([Input.C354];&quot;,&quot;)" office:value-type="string" office:string-value="1,">
            <text:p>1,</text:p>
          </table:table-cell>
          <table:table-cell table:formula="of:=CONCATENATE([Input.D354];&quot;,&quot;)" office:value-type="string" office:string-value="15,">
            <text:p>15,</text:p>
          </table:table-cell>
          <table:table-cell table:formula="of:=CONCATENATE([Input.E354];&quot;,&quot;)" office:value-type="string" office:string-value="-7466.29,">
            <text:p>-7466.29,</text:p>
          </table:table-cell>
          <table:table-cell table:formula="of:=CONCATENATE([Input.F354];&quot;,&quot;)" office:value-type="string" office:string-value="-24000.5,">
            <text:p>-24000.5,</text:p>
          </table:table-cell>
          <table:table-cell table:formula="of:=CONCATENATE([Input.G354];&quot;,&quot;)" office:value-type="string" office:string-value="0,">
            <text:p>0,</text:p>
          </table:table-cell>
          <table:table-cell table:formula="of:=CONCATENATE(&quot;'&quot;;[Input.H354];&quot;',&quot;)" office:value-type="string" office:string-value="'Jotunheim',">
            <text:p>'Jotunheim',</text:p>
          </table:table-cell>
          <table:table-cell table:formula="of:=CONCATENATE(&quot;'&quot;;[Input.I354];&quot;',&quot;)" office:value-type="string" office:string-value="'Gem 3;Metal 3',">
            <text:p>'Gem 3;Metal 3',</text:p>
          </table:table-cell>
          <table:table-cell table:formula="of:=CONCATENATE(&quot;'&quot;;[Input.J35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55]" office:value-type="string" office:string-value="Jotunheim">
            <text:p>Jotunheim</text:p>
          </table:table-cell>
          <table:table-cell table:formula="of:=CONCATENATE(&quot;['&quot;;[Input.B355];&quot;',&quot;)" office:value-type="string" office:string-value="['Field 12 AH',">
            <text:p>['Field 12 AH',</text:p>
          </table:table-cell>
          <table:table-cell table:formula="of:=CONCATENATE([Input.C355];&quot;,&quot;)" office:value-type="string" office:string-value="1,">
            <text:p>1,</text:p>
          </table:table-cell>
          <table:table-cell table:formula="of:=CONCATENATE([Input.D355];&quot;,&quot;)" office:value-type="string" office:string-value="15,">
            <text:p>15,</text:p>
          </table:table-cell>
          <table:table-cell table:formula="of:=CONCATENATE([Input.E355];&quot;,&quot;)" office:value-type="string" office:string-value="25162.3,">
            <text:p>25162.3,</text:p>
          </table:table-cell>
          <table:table-cell table:formula="of:=CONCATENATE([Input.F355];&quot;,&quot;)" office:value-type="string" office:string-value="-7486.25,">
            <text:p>-7486.25,</text:p>
          </table:table-cell>
          <table:table-cell table:formula="of:=CONCATENATE([Input.G355];&quot;,&quot;)" office:value-type="string" office:string-value="0,">
            <text:p>0,</text:p>
          </table:table-cell>
          <table:table-cell table:formula="of:=CONCATENATE(&quot;'&quot;;[Input.H355];&quot;',&quot;)" office:value-type="string" office:string-value="'Jotunheim',">
            <text:p>'Jotunheim',</text:p>
          </table:table-cell>
          <table:table-cell table:formula="of:=CONCATENATE(&quot;'&quot;;[Input.I355];&quot;',&quot;)" office:value-type="string" office:string-value="'Hydrocarbon 3;Metal 3',">
            <text:p>'Hydrocarbon 3;Metal 3',</text:p>
          </table:table-cell>
          <table:table-cell table:formula="of:=CONCATENATE(&quot;'&quot;;[Input.J35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56]" office:value-type="string" office:string-value="Jotunheim">
            <text:p>Jotunheim</text:p>
          </table:table-cell>
          <table:table-cell table:formula="of:=CONCATENATE(&quot;['&quot;;[Input.B356];&quot;',&quot;)" office:value-type="string" office:string-value="['Field 15 AH',">
            <text:p>['Field 15 AH',</text:p>
          </table:table-cell>
          <table:table-cell table:formula="of:=CONCATENATE([Input.C356];&quot;,&quot;)" office:value-type="string" office:string-value="1,">
            <text:p>1,</text:p>
          </table:table-cell>
          <table:table-cell table:formula="of:=CONCATENATE([Input.D356];&quot;,&quot;)" office:value-type="string" office:string-value="15,">
            <text:p>15,</text:p>
          </table:table-cell>
          <table:table-cell table:formula="of:=CONCATENATE([Input.E356];&quot;,&quot;)" office:value-type="string" office:string-value="19209.9,">
            <text:p>19209.9,</text:p>
          </table:table-cell>
          <table:table-cell table:formula="of:=CONCATENATE([Input.F356];&quot;,&quot;)" office:value-type="string" office:string-value="14894.7,">
            <text:p>14894.7,</text:p>
          </table:table-cell>
          <table:table-cell table:formula="of:=CONCATENATE([Input.G356];&quot;,&quot;)" office:value-type="string" office:string-value="0,">
            <text:p>0,</text:p>
          </table:table-cell>
          <table:table-cell table:formula="of:=CONCATENATE(&quot;'&quot;;[Input.H356];&quot;',&quot;)" office:value-type="string" office:string-value="'Jotunheim',">
            <text:p>'Jotunheim',</text:p>
          </table:table-cell>
          <table:table-cell table:formula="of:=CONCATENATE(&quot;'&quot;;[Input.I356];&quot;',&quot;)" office:value-type="string" office:string-value="'Metal 3;Hydrocarbon 3',">
            <text:p>'Metal 3;Hydrocarbon 3',</text:p>
          </table:table-cell>
          <table:table-cell table:formula="of:=CONCATENATE(&quot;'&quot;;[Input.J35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57]" office:value-type="string" office:string-value="Jotunheim">
            <text:p>Jotunheim</text:p>
          </table:table-cell>
          <table:table-cell table:formula="of:=CONCATENATE(&quot;['&quot;;[Input.B357];&quot;',&quot;)" office:value-type="string" office:string-value="['Field 17 AH',">
            <text:p>['Field 17 AH',</text:p>
          </table:table-cell>
          <table:table-cell table:formula="of:=CONCATENATE([Input.C357];&quot;,&quot;)" office:value-type="string" office:string-value="1,">
            <text:p>1,</text:p>
          </table:table-cell>
          <table:table-cell table:formula="of:=CONCATENATE([Input.D357];&quot;,&quot;)" office:value-type="string" office:string-value="15,">
            <text:p>15,</text:p>
          </table:table-cell>
          <table:table-cell table:formula="of:=CONCATENATE([Input.E357];&quot;,&quot;)" office:value-type="string" office:string-value="6590.87,">
            <text:p>6590.87,</text:p>
          </table:table-cell>
          <table:table-cell table:formula="of:=CONCATENATE([Input.F357];&quot;,&quot;)" office:value-type="string" office:string-value="22037.6,">
            <text:p>22037.6,</text:p>
          </table:table-cell>
          <table:table-cell table:formula="of:=CONCATENATE([Input.G357];&quot;,&quot;)" office:value-type="string" office:string-value="0,">
            <text:p>0,</text:p>
          </table:table-cell>
          <table:table-cell table:formula="of:=CONCATENATE(&quot;'&quot;;[Input.H357];&quot;',&quot;)" office:value-type="string" office:string-value="'Jotunheim',">
            <text:p>'Jotunheim',</text:p>
          </table:table-cell>
          <table:table-cell table:formula="of:=CONCATENATE(&quot;'&quot;;[Input.I357];&quot;',&quot;)" office:value-type="string" office:string-value="'Metal 3;Hydrocarbon 3',">
            <text:p>'Metal 3;Hydrocarbon 3',</text:p>
          </table:table-cell>
          <table:table-cell table:formula="of:=CONCATENATE(&quot;'&quot;;[Input.J35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58]" office:value-type="string" office:string-value="Jupiter">
            <text:p>Jupiter</text:p>
          </table:table-cell>
          <table:table-cell table:formula="of:=CONCATENATE(&quot;['&quot;;[Input.B358];&quot;',&quot;)" office:value-type="string" office:string-value="['Harvest Field',">
            <text:p>['Harvest Field',</text:p>
          </table:table-cell>
          <table:table-cell table:formula="of:=CONCATENATE([Input.C358];&quot;,&quot;)" office:value-type="string" office:string-value="7,">
            <text:p>7,</text:p>
          </table:table-cell>
          <table:table-cell table:formula="of:=CONCATENATE([Input.D358];&quot;,&quot;)" office:value-type="string" office:string-value="10,">
            <text:p>10,</text:p>
          </table:table-cell>
          <table:table-cell table:formula="of:=CONCATENATE([Input.E358];&quot;,&quot;)" office:value-type="string" office:string-value="-26400,">
            <text:p>-26400,</text:p>
          </table:table-cell>
          <table:table-cell table:formula="of:=CONCATENATE([Input.F358];&quot;,&quot;)" office:value-type="string" office:string-value="-236788,">
            <text:p>-236788,</text:p>
          </table:table-cell>
          <table:table-cell table:formula="of:=CONCATENATE([Input.G358];&quot;,&quot;)" office:value-type="string" office:string-value="0,">
            <text:p>0,</text:p>
          </table:table-cell>
          <table:table-cell table:formula="of:=CONCATENATE(&quot;'&quot;;[Input.H358];&quot;',&quot;)" office:value-type="string" office:string-value="'Asteroid JP-R10',">
            <text:p>'Asteroid JP-R10',</text:p>
          </table:table-cell>
          <table:table-cell table:formula="of:=CONCATENATE(&quot;'&quot;;[Input.I358];&quot;',&quot;)" office:value-type="string" office:string-value="'Gem 3;Gem 1;Hydrocarbon 1;Metal 2;Reactive 2',">
            <text:p>'Gem 3;Gem 1;Hydrocarbon 1;Metal 2;Reactive 2',</text:p>
          </table:table-cell>
          <table:table-cell table:formula="of:=CONCATENATE(&quot;'&quot;;[Input.J35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59]" office:value-type="string" office:string-value="Jupiter">
            <text:p>Jupiter</text:p>
          </table:table-cell>
          <table:table-cell table:formula="of:=CONCATENATE(&quot;['&quot;;[Input.B359];&quot;',&quot;)" office:value-type="string" office:string-value="['FIELD',">
            <text:p>['FIELD',</text:p>
          </table:table-cell>
          <table:table-cell table:formula="of:=CONCATENATE([Input.C359];&quot;,&quot;)" office:value-type="string" office:string-value="5,">
            <text:p>5,</text:p>
          </table:table-cell>
          <table:table-cell table:formula="of:=CONCATENATE([Input.D359];&quot;,&quot;)" office:value-type="string" office:string-value="20,">
            <text:p>20,</text:p>
          </table:table-cell>
          <table:table-cell table:formula="of:=CONCATENATE([Input.E359];&quot;,&quot;)" office:value-type="string" office:string-value="136630,">
            <text:p>136630,</text:p>
          </table:table-cell>
          <table:table-cell table:formula="of:=CONCATENATE([Input.F359];&quot;,&quot;)" office:value-type="string" office:string-value="92878,">
            <text:p>92878,</text:p>
          </table:table-cell>
          <table:table-cell table:formula="of:=CONCATENATE([Input.G359];&quot;,&quot;)" office:value-type="string" office:string-value="0,">
            <text:p>0,</text:p>
          </table:table-cell>
          <table:table-cell table:formula="of:=CONCATENATE(&quot;'&quot;;[Input.H359];&quot;',&quot;)" office:value-type="string" office:string-value="'Asteroid JP-R28',">
            <text:p>'Asteroid JP-R28',</text:p>
          </table:table-cell>
          <table:table-cell table:formula="of:=CONCATENATE(&quot;'&quot;;[Input.I359];&quot;',&quot;)" office:value-type="string" office:string-value="'Metal 1;Metal 3;Hydrocarbon 2;Gem 2;Gem 3',">
            <text:p>'Metal 1;Metal 3;Hydrocarbon 2;Gem 2;Gem 3',</text:p>
          </table:table-cell>
          <table:table-cell table:formula="of:=CONCATENATE(&quot;'&quot;;[Input.J35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60]" office:value-type="string" office:string-value="Jupiter">
            <text:p>Jupiter</text:p>
          </table:table-cell>
          <table:table-cell table:formula="of:=CONCATENATE(&quot;['&quot;;[Input.B360];&quot;',&quot;)" office:value-type="string" office:string-value="['Weird Spawn',">
            <text:p>['Weird Spawn',</text:p>
          </table:table-cell>
          <table:table-cell table:formula="of:=CONCATENATE([Input.C360];&quot;,&quot;)" office:value-type="string" office:string-value="5,">
            <text:p>5,</text:p>
          </table:table-cell>
          <table:table-cell table:formula="of:=CONCATENATE([Input.D360];&quot;,&quot;)" office:value-type="string" office:string-value="20,">
            <text:p>20,</text:p>
          </table:table-cell>
          <table:table-cell table:formula="of:=CONCATENATE([Input.E360];&quot;,&quot;)" office:value-type="string" office:string-value="110958,">
            <text:p>110958,</text:p>
          </table:table-cell>
          <table:table-cell table:formula="of:=CONCATENATE([Input.F360];&quot;,&quot;)" office:value-type="string" office:string-value="-157949,">
            <text:p>-157949,</text:p>
          </table:table-cell>
          <table:table-cell table:formula="of:=CONCATENATE([Input.G360];&quot;,&quot;)" office:value-type="string" office:string-value="-553,">
            <text:p>-553,</text:p>
          </table:table-cell>
          <table:table-cell table:formula="of:=CONCATENATE(&quot;'&quot;;[Input.H360];&quot;',&quot;)" office:value-type="string" office:string-value="'Gas Field Deep 3',">
            <text:p>'Gas Field Deep 3',</text:p>
          </table:table-cell>
          <table:table-cell table:formula="of:=CONCATENATE(&quot;'&quot;;[Input.I360];&quot;',&quot;)" office:value-type="string" office:string-value="'Gas Pocket 1;Hydrocarbon 3;Metal 3',">
            <text:p>'Gas Pocket 1;Hydrocarbon 3;Metal 3',</text:p>
          </table:table-cell>
          <table:table-cell table:formula="of:=CONCATENATE(&quot;'&quot;;[Input.J36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61]" office:value-type="string" office:string-value="Jupiter">
            <text:p>Jupiter</text:p>
          </table:table-cell>
          <table:table-cell table:formula="of:=CONCATENATE(&quot;['&quot;;[Input.B361];&quot;',&quot;)" office:value-type="string" office:string-value="['GasCloud 3',">
            <text:p>['GasCloud 3',</text:p>
          </table:table-cell>
          <table:table-cell table:formula="of:=CONCATENATE([Input.C361];&quot;,&quot;)" office:value-type="string" office:string-value="3,">
            <text:p>3,</text:p>
          </table:table-cell>
          <table:table-cell table:formula="of:=CONCATENATE([Input.D361];&quot;,&quot;)" office:value-type="string" office:string-value="20,">
            <text:p>20,</text:p>
          </table:table-cell>
          <table:table-cell table:formula="of:=CONCATENATE([Input.E361];&quot;,&quot;)" office:value-type="string" office:string-value="122667,">
            <text:p>122667,</text:p>
          </table:table-cell>
          <table:table-cell table:formula="of:=CONCATENATE([Input.F361];&quot;,&quot;)" office:value-type="string" office:string-value="-107253,">
            <text:p>-107253,</text:p>
          </table:table-cell>
          <table:table-cell table:formula="of:=CONCATENATE([Input.G361];&quot;,&quot;)" office:value-type="string" office:string-value="0,">
            <text:p>0,</text:p>
          </table:table-cell>
          <table:table-cell table:formula="of:=CONCATENATE(&quot;'&quot;;[Input.H361];&quot;',&quot;)" office:value-type="string" office:string-value="'Gas Field Deep 3',">
            <text:p>'Gas Field Deep 3',</text:p>
          </table:table-cell>
          <table:table-cell table:formula="of:=CONCATENATE(&quot;'&quot;;[Input.I361];&quot;',&quot;)" office:value-type="string" office:string-value="'Gas Pocket 1',">
            <text:p>'Gas Pocket 1',</text:p>
          </table:table-cell>
          <table:table-cell table:formula="of:=CONCATENATE(&quot;'&quot;;[Input.J36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62]" office:value-type="string" office:string-value="Jupiter">
            <text:p>Jupiter</text:p>
          </table:table-cell>
          <table:table-cell table:formula="of:=CONCATENATE(&quot;['&quot;;[Input.B362];&quot;',&quot;)" office:value-type="string" office:string-value="['GasCloud 2',">
            <text:p>['GasCloud 2',</text:p>
          </table:table-cell>
          <table:table-cell table:formula="of:=CONCATENATE([Input.C362];&quot;,&quot;)" office:value-type="string" office:string-value="2,">
            <text:p>2,</text:p>
          </table:table-cell>
          <table:table-cell table:formula="of:=CONCATENATE([Input.D362];&quot;,&quot;)" office:value-type="string" office:string-value="25,">
            <text:p>25,</text:p>
          </table:table-cell>
          <table:table-cell table:formula="of:=CONCATENATE([Input.E362];&quot;,&quot;)" office:value-type="string" office:string-value="145334,">
            <text:p>145334,</text:p>
          </table:table-cell>
          <table:table-cell table:formula="of:=CONCATENATE([Input.F362];&quot;,&quot;)" office:value-type="string" office:string-value="-68864,">
            <text:p>-68864,</text:p>
          </table:table-cell>
          <table:table-cell table:formula="of:=CONCATENATE([Input.G362];&quot;,&quot;)" office:value-type="string" office:string-value="0,">
            <text:p>0,</text:p>
          </table:table-cell>
          <table:table-cell table:formula="of:=CONCATENATE(&quot;'&quot;;[Input.H362];&quot;',&quot;)" office:value-type="string" office:string-value="'Gas Field Deep 2',">
            <text:p>'Gas Field Deep 2',</text:p>
          </table:table-cell>
          <table:table-cell table:formula="of:=CONCATENATE(&quot;'&quot;;[Input.I362];&quot;',&quot;)" office:value-type="string" office:string-value="'Gas Pocket 1',">
            <text:p>'Gas Pocket 1',</text:p>
          </table:table-cell>
          <table:table-cell table:formula="of:=CONCATENATE(&quot;'&quot;;[Input.J36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63]" office:value-type="string" office:string-value="Jupiter">
            <text:p>Jupiter</text:p>
          </table:table-cell>
          <table:table-cell table:formula="of:=CONCATENATE(&quot;['&quot;;[Input.B363];&quot;',&quot;)" office:value-type="string" office:string-value="['GasCloud 1',">
            <text:p>['GasCloud 1',</text:p>
          </table:table-cell>
          <table:table-cell table:formula="of:=CONCATENATE([Input.C363];&quot;,&quot;)" office:value-type="string" office:string-value="1,">
            <text:p>1,</text:p>
          </table:table-cell>
          <table:table-cell table:formula="of:=CONCATENATE([Input.D363];&quot;,&quot;)" office:value-type="string" office:string-value="30,">
            <text:p>30,</text:p>
          </table:table-cell>
          <table:table-cell table:formula="of:=CONCATENATE([Input.E363];&quot;,&quot;)" office:value-type="string" office:string-value="160485,">
            <text:p>160485,</text:p>
          </table:table-cell>
          <table:table-cell table:formula="of:=CONCATENATE([Input.F363];&quot;,&quot;)" office:value-type="string" office:string-value="-27197,">
            <text:p>-27197,</text:p>
          </table:table-cell>
          <table:table-cell table:formula="of:=CONCATENATE([Input.G363];&quot;,&quot;)" office:value-type="string" office:string-value="0,">
            <text:p>0,</text:p>
          </table:table-cell>
          <table:table-cell table:formula="of:=CONCATENATE(&quot;'&quot;;[Input.H363];&quot;',&quot;)" office:value-type="string" office:string-value="'Gas Field Deep 1',">
            <text:p>'Gas Field Deep 1',</text:p>
          </table:table-cell>
          <table:table-cell table:formula="of:=CONCATENATE(&quot;'&quot;;[Input.I363];&quot;',&quot;)" office:value-type="string" office:string-value="'Gas Pocket 1',">
            <text:p>'Gas Pocket 1',</text:p>
          </table:table-cell>
          <table:table-cell table:formula="of:=CONCATENATE(&quot;'&quot;;[Input.J36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64]" office:value-type="string" office:string-value="Kailaasa">
            <text:p>Kailaasa</text:p>
          </table:table-cell>
          <table:table-cell table:formula="of:=CONCATENATE(&quot;['&quot;;[Input.B364];&quot;',&quot;)" office:value-type="string" office:string-value="['Kkixx Field',">
            <text:p>['Kkixx Field',</text:p>
          </table:table-cell>
          <table:table-cell table:formula="of:=CONCATENATE([Input.C364];&quot;,&quot;)" office:value-type="string" office:string-value="6,">
            <text:p>6,</text:p>
          </table:table-cell>
          <table:table-cell table:formula="of:=CONCATENATE([Input.D364];&quot;,&quot;)" office:value-type="string" office:string-value="25,">
            <text:p>25,</text:p>
          </table:table-cell>
          <table:table-cell table:formula="of:=CONCATENATE([Input.E364];&quot;,&quot;)" office:value-type="string" office:string-value="-175268,">
            <text:p>-175268,</text:p>
          </table:table-cell>
          <table:table-cell table:formula="of:=CONCATENATE([Input.F364];&quot;,&quot;)" office:value-type="string" office:string-value="221636,">
            <text:p>221636,</text:p>
          </table:table-cell>
          <table:table-cell table:formula="of:=CONCATENATE([Input.G364];&quot;,&quot;)" office:value-type="string" office:string-value="0,">
            <text:p>0,</text:p>
          </table:table-cell>
          <table:table-cell table:formula="of:=CONCATENATE(&quot;'&quot;;[Input.H364];&quot;',&quot;)" office:value-type="string" office:string-value="'Kkixx Field',">
            <text:p>'Kkixx Field',</text:p>
          </table:table-cell>
          <table:table-cell table:formula="of:=CONCATENATE(&quot;'&quot;;[Input.I364];&quot;',&quot;)" office:value-type="string" office:string-value="'Gem 1;Gem 2;Gem 3;Inorganic Hulk 01',">
            <text:p>'Gem 1;Gem 2;Gem 3;Inorganic Hulk 01',</text:p>
          </table:table-cell>
          <table:table-cell table:formula="of:=CONCATENATE(&quot;'&quot;;[Input.J36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65]" office:value-type="string" office:string-value="Kailaasa">
            <text:p>Kailaasa</text:p>
          </table:table-cell>
          <table:table-cell table:formula="of:=CONCATENATE(&quot;['&quot;;[Input.B365];&quot;',&quot;)" office:value-type="string" office:string-value="['L3 field',">
            <text:p>['L3 field',</text:p>
          </table:table-cell>
          <table:table-cell table:formula="of:=CONCATENATE([Input.C365];&quot;,&quot;)" office:value-type="string" office:string-value="2,">
            <text:p>2,</text:p>
          </table:table-cell>
          <table:table-cell table:formula="of:=CONCATENATE([Input.D365];&quot;,&quot;)" office:value-type="string" office:string-value="20,">
            <text:p>20,</text:p>
          </table:table-cell>
          <table:table-cell table:formula="of:=CONCATENATE([Input.E365];&quot;,&quot;)" office:value-type="string" office:string-value="-64534,">
            <text:p>-64534,</text:p>
          </table:table-cell>
          <table:table-cell table:formula="of:=CONCATENATE([Input.F365];&quot;,&quot;)" office:value-type="string" office:string-value="288174,">
            <text:p>288174,</text:p>
          </table:table-cell>
          <table:table-cell table:formula="of:=CONCATENATE([Input.G365];&quot;,&quot;)" office:value-type="string" office:string-value="0,">
            <text:p>0,</text:p>
          </table:table-cell>
          <table:table-cell table:formula="of:=CONCATENATE(&quot;'&quot;;[Input.H365];&quot;',&quot;)" office:value-type="string" office:string-value="'Uma',">
            <text:p>'Uma',</text:p>
          </table:table-cell>
          <table:table-cell table:formula="of:=CONCATENATE(&quot;'&quot;;[Input.I365];&quot;',&quot;)" office:value-type="string" office:string-value="'Gas Pocket 1',">
            <text:p>'Gas Pocket 1',</text:p>
          </table:table-cell>
          <table:table-cell table:formula="of:=CONCATENATE(&quot;'&quot;;[Input.J36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66]" office:value-type="string" office:string-value="Lagarto">
            <text:p>Lagarto</text:p>
          </table:table-cell>
          <table:table-cell table:formula="of:=CONCATENATE(&quot;['&quot;;[Input.B366];&quot;',&quot;)" office:value-type="string" office:string-value="['resByak_GW4',">
            <text:p>['resByak_GW4',</text:p>
          </table:table-cell>
          <table:table-cell table:formula="of:=CONCATENATE([Input.C366];&quot;,&quot;)" office:value-type="string" office:string-value="8,">
            <text:p>8,</text:p>
          </table:table-cell>
          <table:table-cell table:formula="of:=CONCATENATE([Input.D366];&quot;,&quot;)" office:value-type="string" office:string-value="30,">
            <text:p>30,</text:p>
          </table:table-cell>
          <table:table-cell table:formula="of:=CONCATENATE([Input.E366];&quot;,&quot;)" office:value-type="string" office:string-value="208990,">
            <text:p>208990,</text:p>
          </table:table-cell>
          <table:table-cell table:formula="of:=CONCATENATE([Input.F366];&quot;,&quot;)" office:value-type="string" office:string-value="308372,">
            <text:p>308372,</text:p>
          </table:table-cell>
          <table:table-cell table:formula="of:=CONCATENATE([Input.G366];&quot;,&quot;)" office:value-type="string" office:string-value="-1000,">
            <text:p>-1000,</text:p>
          </table:table-cell>
          <table:table-cell table:formula="of:=CONCATENATE(&quot;'&quot;;[Input.H366];&quot;',&quot;)" office:value-type="string" office:string-value="'PAX Decima Gemina',">
            <text:p>'PAX Decima Gemina',</text:p>
          </table:table-cell>
          <table:table-cell table:formula="of:=CONCATENATE(&quot;'&quot;;[Input.I366];&quot;',&quot;)" office:value-type="string" office:string-value="'Inorganic Hulk 01;Metal 1;Metal 2;Metal 3;Gas Pocket 1',">
            <text:p>'Inorganic Hulk 01;Metal 1;Metal 2;Metal 3;Gas Pocket 1',</text:p>
          </table:table-cell>
          <table:table-cell table:formula="of:=CONCATENATE(&quot;'&quot;;[Input.J366];&quot;'],&quot;)" office:value-type="string" office:string-value="'Insatiable Blood;Energy Sink Senio;Manticore\'s Dire Agony;Tactical Computer Eight;Explosives'],">
            <text:p>'Insatiable Blood;Energy Sink Senio;Manticore\'s Dire Agony;Tactical Computer Eight;Explosives'],</text:p>
          </table:table-cell>
          <table:table-cell table:number-columns-repeated="1014"/>
        </table:table-row>
        <table:table-row table:style-name="ro1">
          <table:table-cell table:formula="of:=[Input.A367]" office:value-type="string" office:string-value="Lagarto">
            <text:p>Lagarto</text:p>
          </table:table-cell>
          <table:table-cell table:formula="of:=CONCATENATE(&quot;['&quot;;[Input.B367];&quot;',&quot;)" office:value-type="string" office:string-value="['resByak_GW5',">
            <text:p>['resByak_GW5',</text:p>
          </table:table-cell>
          <table:table-cell table:formula="of:=CONCATENATE([Input.C367];&quot;,&quot;)" office:value-type="string" office:string-value="8,">
            <text:p>8,</text:p>
          </table:table-cell>
          <table:table-cell table:formula="of:=CONCATENATE([Input.D367];&quot;,&quot;)" office:value-type="string" office:string-value="30,">
            <text:p>30,</text:p>
          </table:table-cell>
          <table:table-cell table:formula="of:=CONCATENATE([Input.E367];&quot;,&quot;)" office:value-type="string" office:string-value="215813,">
            <text:p>215813,</text:p>
          </table:table-cell>
          <table:table-cell table:formula="of:=CONCATENATE([Input.F367];&quot;,&quot;)" office:value-type="string" office:string-value="304341,">
            <text:p>304341,</text:p>
          </table:table-cell>
          <table:table-cell table:formula="of:=CONCATENATE([Input.G367];&quot;,&quot;)" office:value-type="string" office:string-value="-500,">
            <text:p>-500,</text:p>
          </table:table-cell>
          <table:table-cell table:formula="of:=CONCATENATE(&quot;'&quot;;[Input.H367];&quot;',&quot;)" office:value-type="string" office:string-value="'PAX Decima Gemina',">
            <text:p>'PAX Decima Gemina',</text:p>
          </table:table-cell>
          <table:table-cell table:formula="of:=CONCATENATE(&quot;'&quot;;[Input.I367];&quot;',&quot;)" office:value-type="string" office:string-value="'Gas Pocket 1',">
            <text:p>'Gas Pocket 1',</text:p>
          </table:table-cell>
          <table:table-cell table:formula="of:=CONCATENATE(&quot;'&quot;;[Input.J36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68]" office:value-type="string" office:string-value="Lagarto">
            <text:p>Lagarto</text:p>
          </table:table-cell>
          <table:table-cell table:formula="of:=CONCATENATE(&quot;['&quot;;[Input.B368];&quot;',&quot;)" office:value-type="string" office:string-value="['resByak_GW6',">
            <text:p>['resByak_GW6',</text:p>
          </table:table-cell>
          <table:table-cell table:formula="of:=CONCATENATE([Input.C368];&quot;,&quot;)" office:value-type="string" office:string-value="8,">
            <text:p>8,</text:p>
          </table:table-cell>
          <table:table-cell table:formula="of:=CONCATENATE([Input.D368];&quot;,&quot;)" office:value-type="string" office:string-value="30,">
            <text:p>30,</text:p>
          </table:table-cell>
          <table:table-cell table:formula="of:=CONCATENATE([Input.E368];&quot;,&quot;)" office:value-type="string" office:string-value="218949,">
            <text:p>218949,</text:p>
          </table:table-cell>
          <table:table-cell table:formula="of:=CONCATENATE([Input.F368];&quot;,&quot;)" office:value-type="string" office:string-value="298154,">
            <text:p>298154,</text:p>
          </table:table-cell>
          <table:table-cell table:formula="of:=CONCATENATE([Input.G368];&quot;,&quot;)" office:value-type="string" office:string-value="500,">
            <text:p>500,</text:p>
          </table:table-cell>
          <table:table-cell table:formula="of:=CONCATENATE(&quot;'&quot;;[Input.H368];&quot;',&quot;)" office:value-type="string" office:string-value="'PAX Decima Gemina',">
            <text:p>'PAX Decima Gemina',</text:p>
          </table:table-cell>
          <table:table-cell table:formula="of:=CONCATENATE(&quot;'&quot;;[Input.I368];&quot;',&quot;)" office:value-type="string" office:string-value="'Gas Pocket 1;Inorganic Hulk 01',">
            <text:p>'Gas Pocket 1;Inorganic Hulk 01',</text:p>
          </table:table-cell>
          <table:table-cell table:formula="of:=CONCATENATE(&quot;'&quot;;[Input.J36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69]" office:value-type="string" office:string-value="Lagarto">
            <text:p>Lagarto</text:p>
          </table:table-cell>
          <table:table-cell table:formula="of:=CONCATENATE(&quot;['&quot;;[Input.B369];&quot;',&quot;)" office:value-type="string" office:string-value="['resByak_GW7',">
            <text:p>['resByak_GW7',</text:p>
          </table:table-cell>
          <table:table-cell table:formula="of:=CONCATENATE([Input.C369];&quot;,&quot;)" office:value-type="string" office:string-value="8,">
            <text:p>8,</text:p>
          </table:table-cell>
          <table:table-cell table:formula="of:=CONCATENATE([Input.D369];&quot;,&quot;)" office:value-type="string" office:string-value="30,">
            <text:p>30,</text:p>
          </table:table-cell>
          <table:table-cell table:formula="of:=CONCATENATE([Input.E369];&quot;,&quot;)" office:value-type="string" office:string-value="221775,">
            <text:p>221775,</text:p>
          </table:table-cell>
          <table:table-cell table:formula="of:=CONCATENATE([Input.F369];&quot;,&quot;)" office:value-type="string" office:string-value="290823,">
            <text:p>290823,</text:p>
          </table:table-cell>
          <table:table-cell table:formula="of:=CONCATENATE([Input.G369];&quot;,&quot;)" office:value-type="string" office:string-value="1000,">
            <text:p>1000,</text:p>
          </table:table-cell>
          <table:table-cell table:formula="of:=CONCATENATE(&quot;'&quot;;[Input.H369];&quot;',&quot;)" office:value-type="string" office:string-value="'PAX Decima Gemina',">
            <text:p>'PAX Decima Gemina',</text:p>
          </table:table-cell>
          <table:table-cell table:formula="of:=CONCATENATE(&quot;'&quot;;[Input.I369];&quot;',&quot;)" office:value-type="string" office:string-value="'Hydrocarbon 2;Gem 2;Reactive 2;Inorganic Hulk 01',">
            <text:p>'Hydrocarbon 2;Gem 2;Reactive 2;Inorganic Hulk 01',</text:p>
          </table:table-cell>
          <table:table-cell table:formula="of:=CONCATENATE(&quot;'&quot;;[Input.J36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70]" office:value-type="string" office:string-value="Lagarto">
            <text:p>Lagarto</text:p>
          </table:table-cell>
          <table:table-cell table:formula="of:=CONCATENATE(&quot;['&quot;;[Input.B370];&quot;',&quot;)" office:value-type="string" office:string-value="['_Byak_Hulk_01',">
            <text:p>['_Byak_Hulk_01',</text:p>
          </table:table-cell>
          <table:table-cell table:formula="of:=CONCATENATE([Input.C370];&quot;,&quot;)" office:value-type="string" office:string-value="8,">
            <text:p>8,</text:p>
          </table:table-cell>
          <table:table-cell table:formula="of:=CONCATENATE([Input.D370];&quot;,&quot;)" office:value-type="string" office:string-value="4,">
            <text:p>4,</text:p>
          </table:table-cell>
          <table:table-cell table:formula="of:=CONCATENATE([Input.E370];&quot;,&quot;)" office:value-type="string" office:string-value="219837,">
            <text:p>219837,</text:p>
          </table:table-cell>
          <table:table-cell table:formula="of:=CONCATENATE([Input.F370];&quot;,&quot;)" office:value-type="string" office:string-value="301552,">
            <text:p>301552,</text:p>
          </table:table-cell>
          <table:table-cell table:formula="of:=CONCATENATE([Input.G370];&quot;,&quot;)" office:value-type="string" office:string-value="0,">
            <text:p>0,</text:p>
          </table:table-cell>
          <table:table-cell table:formula="of:=CONCATENATE(&quot;'&quot;;[Input.H370];&quot;',&quot;)" office:value-type="string" office:string-value="'PAX Decima Gemina',">
            <text:p>'PAX Decima Gemina',</text:p>
          </table:table-cell>
          <table:table-cell table:formula="of:=CONCATENATE(&quot;'&quot;;[Input.I370];&quot;',&quot;)" office:value-type="string" office:string-value="'Inorganic Hulk 01;Organic Hulk 01;Gas Pocket 1;Reactive 2',">
            <text:p>'Inorganic Hulk 01;Organic Hulk 01;Gas Pocket 1;Reactive 2',</text:p>
          </table:table-cell>
          <table:table-cell table:formula="of:=CONCATENATE(&quot;'&quot;;[Input.J370];&quot;'],&quot;)" office:value-type="string" office:string-value="'Ravenous Blood;Harpy\'s Grasp;Salamander\'s Fell Draught;Satyr\'s Fell Shuffling;Gorgon\'s Dire Gaze;Harpy\'s Dire Avarice;Manticore\'s Dire Agony;Roc\'s Dire Celerity;Explosives'],">
            <text:p>'Ravenous Blood;Harpy\'s Grasp;Salamander\'s Fell Draught;Satyr\'s Fell Shuffling;Gorgon\'s Dire Gaze;Harpy\'s Dire Avarice;Manticore\'s Dire Agony;Roc\'s Dire Celerity;Explosives'],</text:p>
          </table:table-cell>
          <table:table-cell table:number-columns-repeated="1014"/>
        </table:table-row>
        <table:table-row table:style-name="ro1">
          <table:table-cell table:formula="of:=[Input.A371]" office:value-type="string" office:string-value="Lagarto">
            <text:p>Lagarto</text:p>
          </table:table-cell>
          <table:table-cell table:formula="of:=CONCATENATE(&quot;['&quot;;[Input.B371];&quot;',&quot;)" office:value-type="string" office:string-value="['resByak_GW9',">
            <text:p>['resByak_GW9',</text:p>
          </table:table-cell>
          <table:table-cell table:formula="of:=CONCATENATE([Input.C371];&quot;,&quot;)" office:value-type="string" office:string-value="7,">
            <text:p>7,</text:p>
          </table:table-cell>
          <table:table-cell table:formula="of:=CONCATENATE([Input.D371];&quot;,&quot;)" office:value-type="string" office:string-value="20,">
            <text:p>20,</text:p>
          </table:table-cell>
          <table:table-cell table:formula="of:=CONCATENATE([Input.E371];&quot;,&quot;)" office:value-type="string" office:string-value="224264,">
            <text:p>224264,</text:p>
          </table:table-cell>
          <table:table-cell table:formula="of:=CONCATENATE([Input.F371];&quot;,&quot;)" office:value-type="string" office:string-value="304622,">
            <text:p>304622,</text:p>
          </table:table-cell>
          <table:table-cell table:formula="of:=CONCATENATE([Input.G371];&quot;,&quot;)" office:value-type="string" office:string-value="0,">
            <text:p>0,</text:p>
          </table:table-cell>
          <table:table-cell table:formula="of:=CONCATENATE(&quot;'&quot;;[Input.H371];&quot;',&quot;)" office:value-type="string" office:string-value="'PAX Decima Gemina',">
            <text:p>'PAX Decima Gemina',</text:p>
          </table:table-cell>
          <table:table-cell table:formula="of:=CONCATENATE(&quot;'&quot;;[Input.I371];&quot;',&quot;)" office:value-type="string" office:string-value="'Reactive 1;Metal 2;Hydrocarbon 2;Reactive 2;Metal 1',">
            <text:p>'Reactive 1;Metal 2;Hydrocarbon 2;Reactive 2;Metal 1',</text:p>
          </table:table-cell>
          <table:table-cell table:formula="of:=CONCATENATE(&quot;'&quot;;[Input.J37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72]" office:value-type="string" office:string-value="Lagarto">
            <text:p>Lagarto</text:p>
          </table:table-cell>
          <table:table-cell table:formula="of:=CONCATENATE(&quot;['&quot;;[Input.B372];&quot;',&quot;)" office:value-type="string" office:string-value="['_Byak_Res_Level-7',">
            <text:p>['_Byak_Res_Level-7',</text:p>
          </table:table-cell>
          <table:table-cell table:formula="of:=CONCATENATE([Input.C372];&quot;,&quot;)" office:value-type="string" office:string-value="7,">
            <text:p>7,</text:p>
          </table:table-cell>
          <table:table-cell table:formula="of:=CONCATENATE([Input.D372];&quot;,&quot;)" office:value-type="string" office:string-value="25,">
            <text:p>25,</text:p>
          </table:table-cell>
          <table:table-cell table:formula="of:=CONCATENATE([Input.E372];&quot;,&quot;)" office:value-type="string" office:string-value="213817,">
            <text:p>213817,</text:p>
          </table:table-cell>
          <table:table-cell table:formula="of:=CONCATENATE([Input.F372];&quot;,&quot;)" office:value-type="string" office:string-value="296247,">
            <text:p>296247,</text:p>
          </table:table-cell>
          <table:table-cell table:formula="of:=CONCATENATE([Input.G372];&quot;,&quot;)" office:value-type="string" office:string-value="0,">
            <text:p>0,</text:p>
          </table:table-cell>
          <table:table-cell table:formula="of:=CONCATENATE(&quot;'&quot;;[Input.H372];&quot;',&quot;)" office:value-type="string" office:string-value="'PAX Decima Gemina',">
            <text:p>'PAX Decima Gemina',</text:p>
          </table:table-cell>
          <table:table-cell table:formula="of:=CONCATENATE(&quot;'&quot;;[Input.I372];&quot;',&quot;)" office:value-type="string" office:string-value="'Inorganic Hulk 01;Gas Pocket 1;Reactive 3',">
            <text:p>'Inorganic Hulk 01;Gas Pocket 1;Reactive 3',</text:p>
          </table:table-cell>
          <table:table-cell table:formula="of:=CONCATENATE(&quot;'&quot;;[Input.J372];&quot;'],&quot;)" office:value-type="string" office:string-value="'Auriga Minor ICWS 5;Laser Scope Septem;Lethargic Septem'],">
            <text:p>'Auriga Minor ICWS 5;Laser Scope Septem;Lethargic Septem'],</text:p>
          </table:table-cell>
          <table:table-cell table:number-columns-repeated="1014"/>
        </table:table-row>
        <table:table-row table:style-name="ro1">
          <table:table-cell table:formula="of:=[Input.A373]" office:value-type="string" office:string-value="Lagarto">
            <text:p>Lagarto</text:p>
          </table:table-cell>
          <table:table-cell table:formula="of:=CONCATENATE(&quot;['&quot;;[Input.B373];&quot;',&quot;)" office:value-type="string" office:string-value="['Asteroid Field 4',">
            <text:p>['Asteroid Field 4',</text:p>
          </table:table-cell>
          <table:table-cell table:formula="of:=CONCATENATE([Input.C373];&quot;,&quot;)" office:value-type="string" office:string-value="6,">
            <text:p>6,</text:p>
          </table:table-cell>
          <table:table-cell table:formula="of:=CONCATENATE([Input.D373];&quot;,&quot;)" office:value-type="string" office:string-value="25,">
            <text:p>25,</text:p>
          </table:table-cell>
          <table:table-cell table:formula="of:=CONCATENATE([Input.E373];&quot;,&quot;)" office:value-type="string" office:string-value="-90598.9,">
            <text:p>-90598.9,</text:p>
          </table:table-cell>
          <table:table-cell table:formula="of:=CONCATENATE([Input.F373];&quot;,&quot;)" office:value-type="string" office:string-value="340226,">
            <text:p>340226,</text:p>
          </table:table-cell>
          <table:table-cell table:formula="of:=CONCATENATE([Input.G373];&quot;,&quot;)" office:value-type="string" office:string-value="0,">
            <text:p>0,</text:p>
          </table:table-cell>
          <table:table-cell table:formula="of:=CONCATENATE(&quot;'&quot;;[Input.H373];&quot;',&quot;)" office:value-type="string" office:string-value="'Nav Hyperia 1',">
            <text:p>'Nav Hyperia 1',</text:p>
          </table:table-cell>
          <table:table-cell table:formula="of:=CONCATENATE(&quot;'&quot;;[Input.I373];&quot;',&quot;)" office:value-type="string" office:string-value="'Reactive 1;Reactive 2;Reactive 3;Hydrocarbon 1;Hydrocarbon 2;Hydrocarbon 3;Gas Pocket 1',">
            <text:p>'Reactive 1;Reactive 2;Reactive 3;Hydrocarbon 1;Hydrocarbon 2;Hydrocarbon 3;Gas Pocket 1',</text:p>
          </table:table-cell>
          <table:table-cell table:formula="of:=CONCATENATE(&quot;'&quot;;[Input.J37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74]" office:value-type="string" office:string-value="Lagarto">
            <text:p>Lagarto</text:p>
          </table:table-cell>
          <table:table-cell table:formula="of:=CONCATENATE(&quot;['&quot;;[Input.B374];&quot;',&quot;)" office:value-type="string" office:string-value="['resByak_GW2',">
            <text:p>['resByak_GW2',</text:p>
          </table:table-cell>
          <table:table-cell table:formula="of:=CONCATENATE([Input.C374];&quot;,&quot;)" office:value-type="string" office:string-value="6,">
            <text:p>6,</text:p>
          </table:table-cell>
          <table:table-cell table:formula="of:=CONCATENATE([Input.D374];&quot;,&quot;)" office:value-type="string" office:string-value="25,">
            <text:p>25,</text:p>
          </table:table-cell>
          <table:table-cell table:formula="of:=CONCATENATE([Input.E374];&quot;,&quot;)" office:value-type="string" office:string-value="204874,">
            <text:p>204874,</text:p>
          </table:table-cell>
          <table:table-cell table:formula="of:=CONCATENATE([Input.F374];&quot;,&quot;)" office:value-type="string" office:string-value="296507,">
            <text:p>296507,</text:p>
          </table:table-cell>
          <table:table-cell table:formula="of:=CONCATENATE([Input.G374];&quot;,&quot;)" office:value-type="string" office:string-value="0,">
            <text:p>0,</text:p>
          </table:table-cell>
          <table:table-cell table:formula="of:=CONCATENATE(&quot;'&quot;;[Input.H374];&quot;',&quot;)" office:value-type="string" office:string-value="'PAX Decima Gemina',">
            <text:p>'PAX Decima Gemina',</text:p>
          </table:table-cell>
          <table:table-cell table:formula="of:=CONCATENATE(&quot;'&quot;;[Input.I374];&quot;',&quot;)" office:value-type="string" office:string-value="'Hydrocarbon 1;Gem 1;Metal 3;Inorganic Hulk 01;Reactive 2',">
            <text:p>'Hydrocarbon 1;Gem 1;Metal 3;Inorganic Hulk 01;Reactive 2',</text:p>
          </table:table-cell>
          <table:table-cell table:formula="of:=CONCATENATE(&quot;'&quot;;[Input.J374];&quot;'],&quot;)" office:value-type="string" office:string-value="'Basilisk\'s Fell Turmoil;Chimaera\'s Fell Faze'],">
            <text:p>'Basilisk\'s Fell Turmoil;Chimaera\'s Fell Faze'],</text:p>
          </table:table-cell>
          <table:table-cell table:number-columns-repeated="1014"/>
        </table:table-row>
        <table:table-row table:style-name="ro1">
          <table:table-cell table:formula="of:=[Input.A375]" office:value-type="string" office:string-value="Lagarto">
            <text:p>Lagarto</text:p>
          </table:table-cell>
          <table:table-cell table:formula="of:=CONCATENATE(&quot;['&quot;;[Input.B375];&quot;',&quot;)" office:value-type="string" office:string-value="['resByak_GW8',">
            <text:p>['resByak_GW8',</text:p>
          </table:table-cell>
          <table:table-cell table:formula="of:=CONCATENATE([Input.C375];&quot;,&quot;)" office:value-type="string" office:string-value="6,">
            <text:p>6,</text:p>
          </table:table-cell>
          <table:table-cell table:formula="of:=CONCATENATE([Input.D375];&quot;,&quot;)" office:value-type="string" office:string-value="30,">
            <text:p>30,</text:p>
          </table:table-cell>
          <table:table-cell table:formula="of:=CONCATENATE([Input.E375];&quot;,&quot;)" office:value-type="string" office:string-value="218456,">
            <text:p>218456,</text:p>
          </table:table-cell>
          <table:table-cell table:formula="of:=CONCATENATE([Input.F375];&quot;,&quot;)" office:value-type="string" office:string-value="300402,">
            <text:p>300402,</text:p>
          </table:table-cell>
          <table:table-cell table:formula="of:=CONCATENATE([Input.G375];&quot;,&quot;)" office:value-type="string" office:string-value="0,">
            <text:p>0,</text:p>
          </table:table-cell>
          <table:table-cell table:formula="of:=CONCATENATE(&quot;'&quot;;[Input.H375];&quot;',&quot;)" office:value-type="string" office:string-value="'PAX Decima Gemina',">
            <text:p>'PAX Decima Gemina',</text:p>
          </table:table-cell>
          <table:table-cell table:formula="of:=CONCATENATE(&quot;'&quot;;[Input.I375];&quot;',&quot;)" office:value-type="string" office:string-value="'Gas Pocket 1;Hydrocarbon 3;Metal 3;Metal 2;Metal 1',">
            <text:p>'Gas Pocket 1;Hydrocarbon 3;Metal 3;Metal 2;Metal 1',</text:p>
          </table:table-cell>
          <table:table-cell table:formula="of:=CONCATENATE(&quot;'&quot;;[Input.J37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76]" office:value-type="string" office:string-value="Lagarto">
            <text:p>Lagarto</text:p>
          </table:table-cell>
          <table:table-cell table:formula="of:=CONCATENATE(&quot;['&quot;;[Input.B376];&quot;',&quot;)" office:value-type="string" office:string-value="['resByak_GW1',">
            <text:p>['resByak_GW1',</text:p>
          </table:table-cell>
          <table:table-cell table:formula="of:=CONCATENATE([Input.C376];&quot;,&quot;)" office:value-type="string" office:string-value="5,">
            <text:p>5,</text:p>
          </table:table-cell>
          <table:table-cell table:formula="of:=CONCATENATE([Input.D376];&quot;,&quot;)" office:value-type="string" office:string-value="25,">
            <text:p>25,</text:p>
          </table:table-cell>
          <table:table-cell table:formula="of:=CONCATENATE([Input.E376];&quot;,&quot;)" office:value-type="string" office:string-value="180677,">
            <text:p>180677,</text:p>
          </table:table-cell>
          <table:table-cell table:formula="of:=CONCATENATE([Input.F376];&quot;,&quot;)" office:value-type="string" office:string-value="313964,">
            <text:p>313964,</text:p>
          </table:table-cell>
          <table:table-cell table:formula="of:=CONCATENATE([Input.G376];&quot;,&quot;)" office:value-type="string" office:string-value="0,">
            <text:p>0,</text:p>
          </table:table-cell>
          <table:table-cell table:formula="of:=CONCATENATE(&quot;'&quot;;[Input.H376];&quot;',&quot;)" office:value-type="string" office:string-value="'PAX Decima Gemina',">
            <text:p>'PAX Decima Gemina',</text:p>
          </table:table-cell>
          <table:table-cell table:formula="of:=CONCATENATE(&quot;'&quot;;[Input.I376];&quot;',&quot;)" office:value-type="string" office:string-value="'Hydrocarbon 1;Gem 1;Organic Hulk 01;Reactive 3;Metal 3;Gas Pocket 1',">
            <text:p>'Hydrocarbon 1;Gem 1;Organic Hulk 01;Reactive 3;Metal 3;Gas Pocket 1',</text:p>
          </table:table-cell>
          <table:table-cell table:formula="of:=CONCATENATE(&quot;'&quot;;[Input.J376];&quot;'],&quot;)" office:value-type="string" office:string-value="'Seeking Eye;Shieldgen XT'],">
            <text:p>'Seeking Eye;Shieldgen XT'],</text:p>
          </table:table-cell>
          <table:table-cell table:number-columns-repeated="1014"/>
        </table:table-row>
        <table:table-row table:style-name="ro1">
          <table:table-cell table:formula="of:=[Input.A377]" office:value-type="string" office:string-value="Lagarto">
            <text:p>Lagarto</text:p>
          </table:table-cell>
          <table:table-cell table:formula="of:=CONCATENATE(&quot;['&quot;;[Input.B377];&quot;',&quot;)" office:value-type="string" office:string-value="['resByak_GW3',">
            <text:p>['resByak_GW3',</text:p>
          </table:table-cell>
          <table:table-cell table:formula="of:=CONCATENATE([Input.C377];&quot;,&quot;)" office:value-type="string" office:string-value="5,">
            <text:p>5,</text:p>
          </table:table-cell>
          <table:table-cell table:formula="of:=CONCATENATE([Input.D377];&quot;,&quot;)" office:value-type="string" office:string-value="25,">
            <text:p>25,</text:p>
          </table:table-cell>
          <table:table-cell table:formula="of:=CONCATENATE([Input.E377];&quot;,&quot;)" office:value-type="string" office:string-value="209022,">
            <text:p>209022,</text:p>
          </table:table-cell>
          <table:table-cell table:formula="of:=CONCATENATE([Input.F377];&quot;,&quot;)" office:value-type="string" office:string-value="270581,">
            <text:p>270581,</text:p>
          </table:table-cell>
          <table:table-cell table:formula="of:=CONCATENATE([Input.G377];&quot;,&quot;)" office:value-type="string" office:string-value="0,">
            <text:p>0,</text:p>
          </table:table-cell>
          <table:table-cell table:formula="of:=CONCATENATE(&quot;'&quot;;[Input.H377];&quot;',&quot;)" office:value-type="string" office:string-value="'PAX Decima Gemina',">
            <text:p>'PAX Decima Gemina',</text:p>
          </table:table-cell>
          <table:table-cell table:formula="of:=CONCATENATE(&quot;'&quot;;[Input.I377];&quot;',&quot;)" office:value-type="string" office:string-value="'Metal 2',">
            <text:p>'Metal 2',</text:p>
          </table:table-cell>
          <table:table-cell table:formula="of:=CONCATENATE(&quot;'&quot;;[Input.J37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78]" office:value-type="string" office:string-value="Lagarto">
            <text:p>Lagarto</text:p>
          </table:table-cell>
          <table:table-cell table:formula="of:=CONCATENATE(&quot;['&quot;;[Input.B378];&quot;',&quot;)" office:value-type="string" office:string-value="['_Byak-Res_0002',">
            <text:p>['_Byak-Res_0002',</text:p>
          </table:table-cell>
          <table:table-cell table:formula="of:=CONCATENATE([Input.C378];&quot;,&quot;)" office:value-type="string" office:string-value="5,">
            <text:p>5,</text:p>
          </table:table-cell>
          <table:table-cell table:formula="of:=CONCATENATE([Input.D378];&quot;,&quot;)" office:value-type="string" office:string-value="20,">
            <text:p>20,</text:p>
          </table:table-cell>
          <table:table-cell table:formula="of:=CONCATENATE([Input.E378];&quot;,&quot;)" office:value-type="string" office:string-value="217826,">
            <text:p>217826,</text:p>
          </table:table-cell>
          <table:table-cell table:formula="of:=CONCATENATE([Input.F378];&quot;,&quot;)" office:value-type="string" office:string-value="309343,">
            <text:p>309343,</text:p>
          </table:table-cell>
          <table:table-cell table:formula="of:=CONCATENATE([Input.G378];&quot;,&quot;)" office:value-type="string" office:string-value="0,">
            <text:p>0,</text:p>
          </table:table-cell>
          <table:table-cell table:formula="of:=CONCATENATE(&quot;'&quot;;[Input.H378];&quot;',&quot;)" office:value-type="string" office:string-value="'PAX Decima Gemina',">
            <text:p>'PAX Decima Gemina',</text:p>
          </table:table-cell>
          <table:table-cell table:formula="of:=CONCATENATE(&quot;'&quot;;[Input.I378];&quot;',&quot;)" office:value-type="string" office:string-value="'Gem 1;Metal 3;Reactive 2',">
            <text:p>'Gem 1;Metal 3;Reactive 2',</text:p>
          </table:table-cell>
          <table:table-cell table:formula="of:=CONCATENATE(&quot;'&quot;;[Input.J37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79]" office:value-type="string" office:string-value="Lagarto">
            <text:p>Lagarto</text:p>
          </table:table-cell>
          <table:table-cell table:formula="of:=CONCATENATE(&quot;['&quot;;[Input.B379];&quot;',&quot;)" office:value-type="string" office:string-value="['_Byak_Res_0002',">
            <text:p>['_Byak_Res_0002',</text:p>
          </table:table-cell>
          <table:table-cell table:formula="of:=CONCATENATE([Input.C379];&quot;,&quot;)" office:value-type="string" office:string-value="5,">
            <text:p>5,</text:p>
          </table:table-cell>
          <table:table-cell table:formula="of:=CONCATENATE([Input.D379];&quot;,&quot;)" office:value-type="string" office:string-value="10,">
            <text:p>10,</text:p>
          </table:table-cell>
          <table:table-cell table:formula="of:=CONCATENATE([Input.E379];&quot;,&quot;)" office:value-type="string" office:string-value="219433,">
            <text:p>219433,</text:p>
          </table:table-cell>
          <table:table-cell table:formula="of:=CONCATENATE([Input.F379];&quot;,&quot;)" office:value-type="string" office:string-value="293565,">
            <text:p>293565,</text:p>
          </table:table-cell>
          <table:table-cell table:formula="of:=CONCATENATE([Input.G379];&quot;,&quot;)" office:value-type="string" office:string-value="0,">
            <text:p>0,</text:p>
          </table:table-cell>
          <table:table-cell table:formula="of:=CONCATENATE(&quot;'&quot;;[Input.H379];&quot;',&quot;)" office:value-type="string" office:string-value="'PAX Decima Gemina',">
            <text:p>'PAX Decima Gemina',</text:p>
          </table:table-cell>
          <table:table-cell table:formula="of:=CONCATENATE(&quot;'&quot;;[Input.I379];&quot;',&quot;)" office:value-type="string" office:string-value="'Gem 2;Metal 2;Reactive 1',">
            <text:p>'Gem 2;Metal 2;Reactive 1',</text:p>
          </table:table-cell>
          <table:table-cell table:formula="of:=CONCATENATE(&quot;'&quot;;[Input.J379];&quot;'],&quot;)" office:value-type="string" office:string-value="'Titanium Ore'],">
            <text:p>'Titanium Ore'],</text:p>
          </table:table-cell>
          <table:table-cell table:number-columns-repeated="1014"/>
        </table:table-row>
        <table:table-row table:style-name="ro1">
          <table:table-cell table:formula="of:=[Input.A380]" office:value-type="string" office:string-value="Lagarto">
            <text:p>Lagarto</text:p>
          </table:table-cell>
          <table:table-cell table:formula="of:=CONCATENATE(&quot;['&quot;;[Input.B380];&quot;',&quot;)" office:value-type="string" office:string-value="['Asteroid Field 3',">
            <text:p>['Asteroid Field 3',</text:p>
          </table:table-cell>
          <table:table-cell table:formula="of:=CONCATENATE([Input.C380];&quot;,&quot;)" office:value-type="string" office:string-value="4,">
            <text:p>4,</text:p>
          </table:table-cell>
          <table:table-cell table:formula="of:=CONCATENATE([Input.D380];&quot;,&quot;)" office:value-type="string" office:string-value="20,">
            <text:p>20,</text:p>
          </table:table-cell>
          <table:table-cell table:formula="of:=CONCATENATE([Input.E380];&quot;,&quot;)" office:value-type="string" office:string-value="-70898.1,">
            <text:p>-70898.1,</text:p>
          </table:table-cell>
          <table:table-cell table:formula="of:=CONCATENATE([Input.F380];&quot;,&quot;)" office:value-type="string" office:string-value="119789,">
            <text:p>119789,</text:p>
          </table:table-cell>
          <table:table-cell table:formula="of:=CONCATENATE([Input.G380];&quot;,&quot;)" office:value-type="string" office:string-value="0,">
            <text:p>0,</text:p>
          </table:table-cell>
          <table:table-cell table:formula="of:=CONCATENATE(&quot;'&quot;;[Input.H380];&quot;',&quot;)" office:value-type="string" office:string-value="'Ruins of the ECS Sierpe',">
            <text:p>'Ruins of the ECS Sierpe',</text:p>
          </table:table-cell>
          <table:table-cell table:formula="of:=CONCATENATE(&quot;'&quot;;[Input.I380];&quot;',&quot;)" office:value-type="string" office:string-value="'Reactive 1;Reactive 2;Reactive 3;Metal 1;Metal 2;Metal 3;Hydrocarbon 1;Hydrocarbon 2;Hydrocarbon 3;Gem 1;Gem 2;Gem 3;Gas Pocket 1',">
            <text:p>'Reactive 1;Reactive 2;Reactive 3;Metal 1;Metal 2;Metal 3;Hydrocarbon 1;Hydrocarbon 2;Hydrocarbon 3;Gem 1;Gem 2;Gem 3;Gas Pocket 1',</text:p>
          </table:table-cell>
          <table:table-cell table:formula="of:=CONCATENATE(&quot;'&quot;;[Input.J38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81]" office:value-type="string" office:string-value="Lagarto">
            <text:p>Lagarto</text:p>
          </table:table-cell>
          <table:table-cell table:formula="of:=CONCATENATE(&quot;['&quot;;[Input.B381];&quot;',&quot;)" office:value-type="string" office:string-value="['Asteroid Field 2',">
            <text:p>['Asteroid Field 2',</text:p>
          </table:table-cell>
          <table:table-cell table:formula="of:=CONCATENATE([Input.C381];&quot;,&quot;)" office:value-type="string" office:string-value="2,">
            <text:p>2,</text:p>
          </table:table-cell>
          <table:table-cell table:formula="of:=CONCATENATE([Input.D381];&quot;,&quot;)" office:value-type="string" office:string-value="20,">
            <text:p>20,</text:p>
          </table:table-cell>
          <table:table-cell table:formula="of:=CONCATENATE([Input.E381];&quot;,&quot;)" office:value-type="string" office:string-value="13707.7,">
            <text:p>13707.7,</text:p>
          </table:table-cell>
          <table:table-cell table:formula="of:=CONCATENATE([Input.F381];&quot;,&quot;)" office:value-type="string" office:string-value="18703.8,">
            <text:p>18703.8,</text:p>
          </table:table-cell>
          <table:table-cell table:formula="of:=CONCATENATE([Input.G381];&quot;,&quot;)" office:value-type="string" office:string-value="0,">
            <text:p>0,</text:p>
          </table:table-cell>
          <table:table-cell table:formula="of:=CONCATENATE(&quot;'&quot;;[Input.H381];&quot;',&quot;)" office:value-type="string" office:string-value="'Nav Observatory Oreja Side',">
            <text:p>'Nav Observatory Oreja Side',</text:p>
          </table:table-cell>
          <table:table-cell table:formula="of:=CONCATENATE(&quot;'&quot;;[Input.I381];&quot;',&quot;)" office:value-type="string" office:string-value="'Reactive 1;Reactive 2;Reactive 3;Metal 1;Metal 2;Metal 3;Hydrocarbon 1;Hydrocarbon 2;Hydrocarbon 3;Gem 1;Gem 2;Gem 3;Gas Pocket 1',">
            <text:p>'Reactive 1;Reactive 2;Reactive 3;Metal 1;Metal 2;Metal 3;Hydrocarbon 1;Hydrocarbon 2;Hydrocarbon 3;Gem 1;Gem 2;Gem 3;Gas Pocket 1',</text:p>
          </table:table-cell>
          <table:table-cell table:formula="of:=CONCATENATE(&quot;'&quot;;[Input.J38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82]" office:value-type="string" office:string-value="Lagarto">
            <text:p>Lagarto</text:p>
          </table:table-cell>
          <table:table-cell table:formula="of:=CONCATENATE(&quot;['&quot;;[Input.B382];&quot;',&quot;)" office:value-type="string" office:string-value="['Asteroid Field 1',">
            <text:p>['Asteroid Field 1',</text:p>
          </table:table-cell>
          <table:table-cell table:formula="of:=CONCATENATE([Input.C382];&quot;,&quot;)" office:value-type="string" office:string-value="1,">
            <text:p>1,</text:p>
          </table:table-cell>
          <table:table-cell table:formula="of:=CONCATENATE([Input.D382];&quot;,&quot;)" office:value-type="string" office:string-value="15,">
            <text:p>15,</text:p>
          </table:table-cell>
          <table:table-cell table:formula="of:=CONCATENATE([Input.E382];&quot;,&quot;)" office:value-type="string" office:string-value="13022.1,">
            <text:p>13022.1,</text:p>
          </table:table-cell>
          <table:table-cell table:formula="of:=CONCATENATE([Input.F382];&quot;,&quot;)" office:value-type="string" office:string-value="-23812.9,">
            <text:p>-23812.9,</text:p>
          </table:table-cell>
          <table:table-cell table:formula="of:=CONCATENATE([Input.G382];&quot;,&quot;)" office:value-type="string" office:string-value="0,">
            <text:p>0,</text:p>
          </table:table-cell>
          <table:table-cell table:formula="of:=CONCATENATE(&quot;'&quot;;[Input.H382];&quot;',&quot;)" office:value-type="string" office:string-value="'System Gate to Sol',">
            <text:p>'System Gate to Sol',</text:p>
          </table:table-cell>
          <table:table-cell table:formula="of:=CONCATENATE(&quot;'&quot;;[Input.I382];&quot;',&quot;)" office:value-type="string" office:string-value="'Reactive 1;Reactive 2;Reactive 3;Metal 1;Metal 2;Metal 3;Gem 1;Gem 2;Gem 3',">
            <text:p>'Reactive 1;Reactive 2;Reactive 3;Metal 1;Metal 2;Metal 3;Gem 1;Gem 2;Gem 3',</text:p>
          </table:table-cell>
          <table:table-cell table:formula="of:=CONCATENATE(&quot;'&quot;;[Input.J38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83]" office:value-type="string" office:string-value="Lagarto">
            <text:p>Lagarto</text:p>
          </table:table-cell>
          <table:table-cell table:formula="of:=CONCATENATE(&quot;['&quot;;[Input.B383];&quot;',&quot;)" office:value-type="string" office:string-value="['Debris',">
            <text:p>['Debris',</text:p>
          </table:table-cell>
          <table:table-cell table:formula="of:=CONCATENATE([Input.C383];&quot;,&quot;)" office:value-type="string" office:string-value="NULL,">
            <text:p>NULL,</text:p>
          </table:table-cell>
          <table:table-cell table:formula="of:=CONCATENATE([Input.D383];&quot;,&quot;)" office:value-type="string" office:string-value="NULL,">
            <text:p>NULL,</text:p>
          </table:table-cell>
          <table:table-cell table:formula="of:=CONCATENATE([Input.E383];&quot;,&quot;)" office:value-type="string" office:string-value="-81823.4,">
            <text:p>-81823.4,</text:p>
          </table:table-cell>
          <table:table-cell table:formula="of:=CONCATENATE([Input.F383];&quot;,&quot;)" office:value-type="string" office:string-value="56758.6,">
            <text:p>56758.6,</text:p>
          </table:table-cell>
          <table:table-cell table:formula="of:=CONCATENATE([Input.G383];&quot;,&quot;)" office:value-type="string" office:string-value="-35,">
            <text:p>-35,</text:p>
          </table:table-cell>
          <table:table-cell table:formula="of:=CONCATENATE(&quot;'&quot;;[Input.H383];&quot;',&quot;)" office:value-type="string" office:string-value="'Ruins of the ECS Sierpe',">
            <text:p>'Ruins of the ECS Sierpe',</text:p>
          </table:table-cell>
          <table:table-cell table:formula="of:=CONCATENATE(&quot;'&quot;;[Input.I383];&quot;',&quot;)" office:value-type="string" office:string-value="'Hydrocarbon 3',">
            <text:p>'Hydrocarbon 3',</text:p>
          </table:table-cell>
          <table:table-cell table:formula="of:=CONCATENATE(&quot;'&quot;;[Input.J38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84]" office:value-type="string" office:string-value="Luna">
            <text:p>Luna</text:p>
          </table:table-cell>
          <table:table-cell table:formula="of:=CONCATENATE(&quot;['&quot;;[Input.B384];&quot;',&quot;)" office:value-type="string" office:string-value="['Luna Mob Spawn 6',">
            <text:p>['Luna Mob Spawn 6',</text:p>
          </table:table-cell>
          <table:table-cell table:formula="of:=CONCATENATE([Input.C384];&quot;,&quot;)" office:value-type="string" office:string-value="NULL,">
            <text:p>NULL,</text:p>
          </table:table-cell>
          <table:table-cell table:formula="of:=CONCATENATE([Input.D384];&quot;,&quot;)" office:value-type="string" office:string-value="NULL,">
            <text:p>NULL,</text:p>
          </table:table-cell>
          <table:table-cell table:formula="of:=CONCATENATE([Input.E384];&quot;,&quot;)" office:value-type="string" office:string-value="-130267,">
            <text:p>-130267,</text:p>
          </table:table-cell>
          <table:table-cell table:formula="of:=CONCATENATE([Input.F384];&quot;,&quot;)" office:value-type="string" office:string-value="74657.8,">
            <text:p>74657.8,</text:p>
          </table:table-cell>
          <table:table-cell table:formula="of:=CONCATENATE([Input.G384];&quot;,&quot;)" office:value-type="string" office:string-value="0,">
            <text:p>0,</text:p>
          </table:table-cell>
          <table:table-cell table:formula="of:=CONCATENATE(&quot;'&quot;;[Input.H384];&quot;',&quot;)" office:value-type="string" office:string-value="'Basic Shooting Range Alpha',">
            <text:p>'Basic Shooting Range Alpha',</text:p>
          </table:table-cell>
          <table:table-cell table:formula="of:=CONCATENATE(&quot;'&quot;;[Input.I384];&quot;',&quot;)" office:value-type="string" office:string-value="'Metal 1',">
            <text:p>'Metal 1',</text:p>
          </table:table-cell>
          <table:table-cell table:formula="of:=CONCATENATE(&quot;'&quot;;[Input.J38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85]" office:value-type="string" office:string-value="Margesi">
            <text:p>Margesi</text:p>
          </table:table-cell>
          <table:table-cell table:formula="of:=CONCATENATE(&quot;['&quot;;[Input.B385];&quot;',&quot;)" office:value-type="string" office:string-value="['RM Asteroid Field 1',">
            <text:p>['RM Asteroid Field 1',</text:p>
          </table:table-cell>
          <table:table-cell table:formula="of:=CONCATENATE([Input.C385];&quot;,&quot;)" office:value-type="string" office:string-value="5,">
            <text:p>5,</text:p>
          </table:table-cell>
          <table:table-cell table:formula="of:=CONCATENATE([Input.D385];&quot;,&quot;)" office:value-type="string" office:string-value="8,">
            <text:p>8,</text:p>
          </table:table-cell>
          <table:table-cell table:formula="of:=CONCATENATE([Input.E385];&quot;,&quot;)" office:value-type="string" office:string-value="8349.31,">
            <text:p>8349.31,</text:p>
          </table:table-cell>
          <table:table-cell table:formula="of:=CONCATENATE([Input.F385];&quot;,&quot;)" office:value-type="string" office:string-value="6908.61,">
            <text:p>6908.61,</text:p>
          </table:table-cell>
          <table:table-cell table:formula="of:=CONCATENATE([Input.G385];&quot;,&quot;)" office:value-type="string" office:string-value="3413.97,">
            <text:p>3413.97,</text:p>
          </table:table-cell>
          <table:table-cell table:formula="of:=CONCATENATE(&quot;'&quot;;[Input.H385];&quot;',&quot;)" office:value-type="string" office:string-value="'Shipyard Beltway 1',">
            <text:p>'Shipyard Beltway 1',</text:p>
          </table:table-cell>
          <table:table-cell table:formula="of:=CONCATENATE(&quot;'&quot;;[Input.I385];&quot;',&quot;)" office:value-type="string" office:string-value="'Metal 2;Metal 3;Metal 1',">
            <text:p>'Metal 2;Metal 3;Metal 1',</text:p>
          </table:table-cell>
          <table:table-cell table:formula="of:=CONCATENATE(&quot;'&quot;;[Input.J38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86]" office:value-type="string" office:string-value="Margesi">
            <text:p>Margesi</text:p>
          </table:table-cell>
          <table:table-cell table:formula="of:=CONCATENATE(&quot;['&quot;;[Input.B386];&quot;',&quot;)" office:value-type="string" office:string-value="['RM Asteroid Field 2',">
            <text:p>['RM Asteroid Field 2',</text:p>
          </table:table-cell>
          <table:table-cell table:formula="of:=CONCATENATE([Input.C386];&quot;,&quot;)" office:value-type="string" office:string-value="4,">
            <text:p>4,</text:p>
          </table:table-cell>
          <table:table-cell table:formula="of:=CONCATENATE([Input.D386];&quot;,&quot;)" office:value-type="string" office:string-value="23,">
            <text:p>23,</text:p>
          </table:table-cell>
          <table:table-cell table:formula="of:=CONCATENATE([Input.E386];&quot;,&quot;)" office:value-type="string" office:string-value="9028.5,">
            <text:p>9028.5,</text:p>
          </table:table-cell>
          <table:table-cell table:formula="of:=CONCATENATE([Input.F386];&quot;,&quot;)" office:value-type="string" office:string-value="4509.08,">
            <text:p>4509.08,</text:p>
          </table:table-cell>
          <table:table-cell table:formula="of:=CONCATENATE([Input.G386];&quot;,&quot;)" office:value-type="string" office:string-value="0,">
            <text:p>0,</text:p>
          </table:table-cell>
          <table:table-cell table:formula="of:=CONCATENATE(&quot;'&quot;;[Input.H386];&quot;',&quot;)" office:value-type="string" office:string-value="'Shipyard Beltway 1',">
            <text:p>'Shipyard Beltway 1',</text:p>
          </table:table-cell>
          <table:table-cell table:formula="of:=CONCATENATE(&quot;'&quot;;[Input.I386];&quot;',&quot;)" office:value-type="string" office:string-value="'Metal 2;Metal 1',">
            <text:p>'Metal 2;Metal 1',</text:p>
          </table:table-cell>
          <table:table-cell table:formula="of:=CONCATENATE(&quot;'&quot;;[Input.J38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87]" office:value-type="string" office:string-value="Margesi">
            <text:p>Margesi</text:p>
          </table:table-cell>
          <table:table-cell table:formula="of:=CONCATENATE(&quot;['&quot;;[Input.B387];&quot;',&quot;)" office:value-type="string" office:string-value="['Margesi Gas/Debris',">
            <text:p>['Margesi Gas/Debris',</text:p>
          </table:table-cell>
          <table:table-cell table:formula="of:=CONCATENATE([Input.C387];&quot;,&quot;)" office:value-type="string" office:string-value="4,">
            <text:p>4,</text:p>
          </table:table-cell>
          <table:table-cell table:formula="of:=CONCATENATE([Input.D387];&quot;,&quot;)" office:value-type="string" office:string-value="30,">
            <text:p>30,</text:p>
          </table:table-cell>
          <table:table-cell table:formula="of:=CONCATENATE([Input.E387];&quot;,&quot;)" office:value-type="string" office:string-value="-84056.3,">
            <text:p>-84056.3,</text:p>
          </table:table-cell>
          <table:table-cell table:formula="of:=CONCATENATE([Input.F387];&quot;,&quot;)" office:value-type="string" office:string-value="61399,">
            <text:p>61399,</text:p>
          </table:table-cell>
          <table:table-cell table:formula="of:=CONCATENATE([Input.G387];&quot;,&quot;)" office:value-type="string" office:string-value="0,">
            <text:p>0,</text:p>
          </table:table-cell>
          <table:table-cell table:formula="of:=CONCATENATE(&quot;'&quot;;[Input.H387];&quot;',&quot;)" office:value-type="string" office:string-value="'Shipyard Beltway 10',">
            <text:p>'Shipyard Beltway 10',</text:p>
          </table:table-cell>
          <table:table-cell table:formula="of:=CONCATENATE(&quot;'&quot;;[Input.I387];&quot;',&quot;)" office:value-type="string" office:string-value="'Gas Pocket 1;Inorganic Hulk 01',">
            <text:p>'Gas Pocket 1;Inorganic Hulk 01',</text:p>
          </table:table-cell>
          <table:table-cell table:formula="of:=CONCATENATE(&quot;'&quot;;[Input.J38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88]" office:value-type="string" office:string-value="Margesi">
            <text:p>Margesi</text:p>
          </table:table-cell>
          <table:table-cell table:formula="of:=CONCATENATE(&quot;['&quot;;[Input.B388];&quot;',&quot;)" office:value-type="string" office:string-value="['RM Asteroid Field 3',">
            <text:p>['RM Asteroid Field 3',</text:p>
          </table:table-cell>
          <table:table-cell table:formula="of:=CONCATENATE([Input.C388];&quot;,&quot;)" office:value-type="string" office:string-value="3,">
            <text:p>3,</text:p>
          </table:table-cell>
          <table:table-cell table:formula="of:=CONCATENATE([Input.D388];&quot;,&quot;)" office:value-type="string" office:string-value="46,">
            <text:p>46,</text:p>
          </table:table-cell>
          <table:table-cell table:formula="of:=CONCATENATE([Input.E388];&quot;,&quot;)" office:value-type="string" office:string-value="7631.2,">
            <text:p>7631.2,</text:p>
          </table:table-cell>
          <table:table-cell table:formula="of:=CONCATENATE([Input.F388];&quot;,&quot;)" office:value-type="string" office:string-value="6252.94,">
            <text:p>6252.94,</text:p>
          </table:table-cell>
          <table:table-cell table:formula="of:=CONCATENATE([Input.G388];&quot;,&quot;)" office:value-type="string" office:string-value="0,">
            <text:p>0,</text:p>
          </table:table-cell>
          <table:table-cell table:formula="of:=CONCATENATE(&quot;'&quot;;[Input.H388];&quot;',&quot;)" office:value-type="string" office:string-value="'Shipyard Beltway 1',">
            <text:p>'Shipyard Beltway 1',</text:p>
          </table:table-cell>
          <table:table-cell table:formula="of:=CONCATENATE(&quot;'&quot;;[Input.I388];&quot;',&quot;)" office:value-type="string" office:string-value="'Metal 1;Metal 3;Reactive 1',">
            <text:p>'Metal 1;Metal 3;Reactive 1',</text:p>
          </table:table-cell>
          <table:table-cell table:formula="of:=CONCATENATE(&quot;'&quot;;[Input.J38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89]" office:value-type="string" office:string-value="Margesi">
            <text:p>Margesi</text:p>
          </table:table-cell>
          <table:table-cell table:formula="of:=CONCATENATE(&quot;['&quot;;[Input.B389];&quot;',&quot;)" office:value-type="string" office:string-value="['Margesi Gas 2',">
            <text:p>['Margesi Gas 2',</text:p>
          </table:table-cell>
          <table:table-cell table:formula="of:=CONCATENATE([Input.C389];&quot;,&quot;)" office:value-type="string" office:string-value="3,">
            <text:p>3,</text:p>
          </table:table-cell>
          <table:table-cell table:formula="of:=CONCATENATE([Input.D389];&quot;,&quot;)" office:value-type="string" office:string-value="0,">
            <text:p>0,</text:p>
          </table:table-cell>
          <table:table-cell table:formula="of:=CONCATENATE([Input.E389];&quot;,&quot;)" office:value-type="string" office:string-value="-69763.1,">
            <text:p>-69763.1,</text:p>
          </table:table-cell>
          <table:table-cell table:formula="of:=CONCATENATE([Input.F389];&quot;,&quot;)" office:value-type="string" office:string-value="-45150.5,">
            <text:p>-45150.5,</text:p>
          </table:table-cell>
          <table:table-cell table:formula="of:=CONCATENATE([Input.G389];&quot;,&quot;)" office:value-type="string" office:string-value="0,">
            <text:p>0,</text:p>
          </table:table-cell>
          <table:table-cell table:formula="of:=CONCATENATE(&quot;'&quot;;[Input.H389];&quot;',&quot;)" office:value-type="string" office:string-value="'Shipyard Beltway 6',">
            <text:p>'Shipyard Beltway 6',</text:p>
          </table:table-cell>
          <table:table-cell table:formula="of:=CONCATENATE(&quot;'&quot;;[Input.I389];&quot;',&quot;)" office:value-type="string" office:string-value="'Gas Pocket 1',">
            <text:p>'Gas Pocket 1',</text:p>
          </table:table-cell>
          <table:table-cell table:formula="of:=CONCATENATE(&quot;'&quot;;[Input.J38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90]" office:value-type="string" office:string-value="Margesi">
            <text:p>Margesi</text:p>
          </table:table-cell>
          <table:table-cell table:formula="of:=CONCATENATE(&quot;['&quot;;[Input.B390];&quot;',&quot;)" office:value-type="string" office:string-value="['RM Hydrocarb Field 1',">
            <text:p>['RM Hydrocarb Field 1',</text:p>
          </table:table-cell>
          <table:table-cell table:formula="of:=CONCATENATE([Input.C390];&quot;,&quot;)" office:value-type="string" office:string-value="2,">
            <text:p>2,</text:p>
          </table:table-cell>
          <table:table-cell table:formula="of:=CONCATENATE([Input.D390];&quot;,&quot;)" office:value-type="string" office:string-value="8,">
            <text:p>8,</text:p>
          </table:table-cell>
          <table:table-cell table:formula="of:=CONCATENATE([Input.E390];&quot;,&quot;)" office:value-type="string" office:string-value="-3229.87,">
            <text:p>-3229.87,</text:p>
          </table:table-cell>
          <table:table-cell table:formula="of:=CONCATENATE([Input.F390];&quot;,&quot;)" office:value-type="string" office:string-value="11667.9,">
            <text:p>11667.9,</text:p>
          </table:table-cell>
          <table:table-cell table:formula="of:=CONCATENATE([Input.G390];&quot;,&quot;)" office:value-type="string" office:string-value="0,">
            <text:p>0,</text:p>
          </table:table-cell>
          <table:table-cell table:formula="of:=CONCATENATE(&quot;'&quot;;[Input.H390];&quot;',&quot;)" office:value-type="string" office:string-value="'Shipyard Beltway 1',">
            <text:p>'Shipyard Beltway 1',</text:p>
          </table:table-cell>
          <table:table-cell table:formula="of:=CONCATENATE(&quot;'&quot;;[Input.I390];&quot;',&quot;)" office:value-type="string" office:string-value="'Hydrocarbon 2;Hydrocarbon 1;Hydrocarbon 3',">
            <text:p>'Hydrocarbon 2;Hydrocarbon 1;Hydrocarbon 3',</text:p>
          </table:table-cell>
          <table:table-cell table:formula="of:=CONCATENATE(&quot;'&quot;;[Input.J39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91]" office:value-type="string" office:string-value="Margesi">
            <text:p>Margesi</text:p>
          </table:table-cell>
          <table:table-cell table:formula="of:=CONCATENATE(&quot;['&quot;;[Input.B391];&quot;',&quot;)" office:value-type="string" office:string-value="['RM Hydrocarb Field 2',">
            <text:p>['RM Hydrocarb Field 2',</text:p>
          </table:table-cell>
          <table:table-cell table:formula="of:=CONCATENATE([Input.C391];&quot;,&quot;)" office:value-type="string" office:string-value="2,">
            <text:p>2,</text:p>
          </table:table-cell>
          <table:table-cell table:formula="of:=CONCATENATE([Input.D391];&quot;,&quot;)" office:value-type="string" office:string-value="12,">
            <text:p>12,</text:p>
          </table:table-cell>
          <table:table-cell table:formula="of:=CONCATENATE([Input.E391];&quot;,&quot;)" office:value-type="string" office:string-value="10995.1,">
            <text:p>10995.1,</text:p>
          </table:table-cell>
          <table:table-cell table:formula="of:=CONCATENATE([Input.F391];&quot;,&quot;)" office:value-type="string" office:string-value="-8443.27,">
            <text:p>-8443.27,</text:p>
          </table:table-cell>
          <table:table-cell table:formula="of:=CONCATENATE([Input.G391];&quot;,&quot;)" office:value-type="string" office:string-value="0,">
            <text:p>0,</text:p>
          </table:table-cell>
          <table:table-cell table:formula="of:=CONCATENATE(&quot;'&quot;;[Input.H391];&quot;',&quot;)" office:value-type="string" office:string-value="'Shipyard Beltway 2',">
            <text:p>'Shipyard Beltway 2',</text:p>
          </table:table-cell>
          <table:table-cell table:formula="of:=CONCATENATE(&quot;'&quot;;[Input.I391];&quot;',&quot;)" office:value-type="string" office:string-value="'Hydrocarbon 2;Hydrocarbon 3;Hydrocarbon 1',">
            <text:p>'Hydrocarbon 2;Hydrocarbon 3;Hydrocarbon 1',</text:p>
          </table:table-cell>
          <table:table-cell table:formula="of:=CONCATENATE(&quot;'&quot;;[Input.J39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92]" office:value-type="string" office:string-value="Margesi">
            <text:p>Margesi</text:p>
          </table:table-cell>
          <table:table-cell table:formula="of:=CONCATENATE(&quot;['&quot;;[Input.B392];&quot;',&quot;)" office:value-type="string" office:string-value="['RM H/C/A Field 1',">
            <text:p>['RM H/C/A Field 1',</text:p>
          </table:table-cell>
          <table:table-cell table:formula="of:=CONCATENATE([Input.C392];&quot;,&quot;)" office:value-type="string" office:string-value="2,">
            <text:p>2,</text:p>
          </table:table-cell>
          <table:table-cell table:formula="of:=CONCATENATE([Input.D392];&quot;,&quot;)" office:value-type="string" office:string-value="8,">
            <text:p>8,</text:p>
          </table:table-cell>
          <table:table-cell table:formula="of:=CONCATENATE([Input.E392];&quot;,&quot;)" office:value-type="string" office:string-value="18843.4,">
            <text:p>18843.4,</text:p>
          </table:table-cell>
          <table:table-cell table:formula="of:=CONCATENATE([Input.F392];&quot;,&quot;)" office:value-type="string" office:string-value="9215.34,">
            <text:p>9215.34,</text:p>
          </table:table-cell>
          <table:table-cell table:formula="of:=CONCATENATE([Input.G392];&quot;,&quot;)" office:value-type="string" office:string-value="0,">
            <text:p>0,</text:p>
          </table:table-cell>
          <table:table-cell table:formula="of:=CONCATENATE(&quot;'&quot;;[Input.H392];&quot;',&quot;)" office:value-type="string" office:string-value="'Shipyard Beltway 1',">
            <text:p>'Shipyard Beltway 1',</text:p>
          </table:table-cell>
          <table:table-cell table:formula="of:=CONCATENATE(&quot;'&quot;;[Input.I392];&quot;',&quot;)" office:value-type="string" office:string-value="'Gem 1;Gem 2;Gem 3',">
            <text:p>'Gem 1;Gem 2;Gem 3',</text:p>
          </table:table-cell>
          <table:table-cell table:formula="of:=CONCATENATE(&quot;'&quot;;[Input.J39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93]" office:value-type="string" office:string-value="Margesi">
            <text:p>Margesi</text:p>
          </table:table-cell>
          <table:table-cell table:formula="of:=CONCATENATE(&quot;['&quot;;[Input.B393];&quot;',&quot;)" office:value-type="string" office:string-value="['Margesi Gas 1',">
            <text:p>['Margesi Gas 1',</text:p>
          </table:table-cell>
          <table:table-cell table:formula="of:=CONCATENATE([Input.C393];&quot;,&quot;)" office:value-type="string" office:string-value="2,">
            <text:p>2,</text:p>
          </table:table-cell>
          <table:table-cell table:formula="of:=CONCATENATE([Input.D393];&quot;,&quot;)" office:value-type="string" office:string-value="10,">
            <text:p>10,</text:p>
          </table:table-cell>
          <table:table-cell table:formula="of:=CONCATENATE([Input.E393];&quot;,&quot;)" office:value-type="string" office:string-value="-99215.8,">
            <text:p>-99215.8,</text:p>
          </table:table-cell>
          <table:table-cell table:formula="of:=CONCATENATE([Input.F393];&quot;,&quot;)" office:value-type="string" office:string-value="23716.9,">
            <text:p>23716.9,</text:p>
          </table:table-cell>
          <table:table-cell table:formula="of:=CONCATENATE([Input.G393];&quot;,&quot;)" office:value-type="string" office:string-value="0,">
            <text:p>0,</text:p>
          </table:table-cell>
          <table:table-cell table:formula="of:=CONCATENATE(&quot;'&quot;;[Input.H393];&quot;',&quot;)" office:value-type="string" office:string-value="'Shipyard Beltway 8',">
            <text:p>'Shipyard Beltway 8',</text:p>
          </table:table-cell>
          <table:table-cell table:formula="of:=CONCATENATE(&quot;'&quot;;[Input.I393];&quot;',&quot;)" office:value-type="string" office:string-value="'Gas Pocket 1;Gem 1',">
            <text:p>'Gas Pocket 1;Gem 1',</text:p>
          </table:table-cell>
          <table:table-cell table:formula="of:=CONCATENATE(&quot;'&quot;;[Input.J39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94]" office:value-type="string" office:string-value="Mars">
            <text:p>Mars</text:p>
          </table:table-cell>
          <table:table-cell table:formula="of:=CONCATENATE(&quot;['&quot;;[Input.B394];&quot;',&quot;)" office:value-type="string" office:string-value="['Harvest 2',">
            <text:p>['Harvest 2',</text:p>
          </table:table-cell>
          <table:table-cell table:formula="of:=CONCATENATE([Input.C394];&quot;,&quot;)" office:value-type="string" office:string-value="4,">
            <text:p>4,</text:p>
          </table:table-cell>
          <table:table-cell table:formula="of:=CONCATENATE([Input.D394];&quot;,&quot;)" office:value-type="string" office:string-value="15,">
            <text:p>15,</text:p>
          </table:table-cell>
          <table:table-cell table:formula="of:=CONCATENATE([Input.E394];&quot;,&quot;)" office:value-type="string" office:string-value="-97978.9,">
            <text:p>-97978.9,</text:p>
          </table:table-cell>
          <table:table-cell table:formula="of:=CONCATENATE([Input.F394];&quot;,&quot;)" office:value-type="string" office:string-value="55394.4,">
            <text:p>55394.4,</text:p>
          </table:table-cell>
          <table:table-cell table:formula="of:=CONCATENATE([Input.G394];&quot;,&quot;)" office:value-type="string" office:string-value="0,">
            <text:p>0,</text:p>
          </table:table-cell>
          <table:table-cell table:formula="of:=CONCATENATE(&quot;'&quot;;[Input.H394];&quot;',&quot;)" office:value-type="string" office:string-value="'Asteroid Remus 558',">
            <text:p>'Asteroid Remus 558',</text:p>
          </table:table-cell>
          <table:table-cell table:formula="of:=CONCATENATE(&quot;'&quot;;[Input.I394];&quot;',&quot;)" office:value-type="string" office:string-value="'Metal 1',">
            <text:p>'Metal 1',</text:p>
          </table:table-cell>
          <table:table-cell table:formula="of:=CONCATENATE(&quot;'&quot;;[Input.J39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95]" office:value-type="string" office:string-value="Mars">
            <text:p>Mars</text:p>
          </table:table-cell>
          <table:table-cell table:formula="of:=CONCATENATE(&quot;['&quot;;[Input.B395];&quot;',&quot;)" office:value-type="string" office:string-value="['Harvest 5',">
            <text:p>['Harvest 5',</text:p>
          </table:table-cell>
          <table:table-cell table:formula="of:=CONCATENATE([Input.C395];&quot;,&quot;)" office:value-type="string" office:string-value="4,">
            <text:p>4,</text:p>
          </table:table-cell>
          <table:table-cell table:formula="of:=CONCATENATE([Input.D395];&quot;,&quot;)" office:value-type="string" office:string-value="15,">
            <text:p>15,</text:p>
          </table:table-cell>
          <table:table-cell table:formula="of:=CONCATENATE([Input.E395];&quot;,&quot;)" office:value-type="string" office:string-value="99738.2,">
            <text:p>99738.2,</text:p>
          </table:table-cell>
          <table:table-cell table:formula="of:=CONCATENATE([Input.F395];&quot;,&quot;)" office:value-type="string" office:string-value="72078.2,">
            <text:p>72078.2,</text:p>
          </table:table-cell>
          <table:table-cell table:formula="of:=CONCATENATE([Input.G395];&quot;,&quot;)" office:value-type="string" office:string-value="0,">
            <text:p>0,</text:p>
          </table:table-cell>
          <table:table-cell table:formula="of:=CONCATENATE(&quot;'&quot;;[Input.H395];&quot;',&quot;)" office:value-type="string" office:string-value="'Asteroid Romulus 578',">
            <text:p>'Asteroid Romulus 578',</text:p>
          </table:table-cell>
          <table:table-cell table:formula="of:=CONCATENATE(&quot;'&quot;;[Input.I395];&quot;',&quot;)" office:value-type="string" office:string-value="'Metal 1',">
            <text:p>'Metal 1',</text:p>
          </table:table-cell>
          <table:table-cell table:formula="of:=CONCATENATE(&quot;'&quot;;[Input.J39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96]" office:value-type="string" office:string-value="Mars">
            <text:p>Mars</text:p>
          </table:table-cell>
          <table:table-cell table:formula="of:=CONCATENATE(&quot;['&quot;;[Input.B396];&quot;',&quot;)" office:value-type="string" office:string-value="['O4F2',">
            <text:p>['O4F2',</text:p>
          </table:table-cell>
          <table:table-cell table:formula="of:=CONCATENATE([Input.C396];&quot;,&quot;)" office:value-type="string" office:string-value="4,">
            <text:p>4,</text:p>
          </table:table-cell>
          <table:table-cell table:formula="of:=CONCATENATE([Input.D396];&quot;,&quot;)" office:value-type="string" office:string-value="30,">
            <text:p>30,</text:p>
          </table:table-cell>
          <table:table-cell table:formula="of:=CONCATENATE([Input.E396];&quot;,&quot;)" office:value-type="string" office:string-value="-121221,">
            <text:p>-121221,</text:p>
          </table:table-cell>
          <table:table-cell table:formula="of:=CONCATENATE([Input.F396];&quot;,&quot;)" office:value-type="string" office:string-value="-36107.7,">
            <text:p>-36107.7,</text:p>
          </table:table-cell>
          <table:table-cell table:formula="of:=CONCATENATE([Input.G396];&quot;,&quot;)" office:value-type="string" office:string-value="0,">
            <text:p>0,</text:p>
          </table:table-cell>
          <table:table-cell table:formula="of:=CONCATENATE(&quot;'&quot;;[Input.H396];&quot;',&quot;)" office:value-type="string" office:string-value="'Remus Back',">
            <text:p>'Remus Back',</text:p>
          </table:table-cell>
          <table:table-cell table:formula="of:=CONCATENATE(&quot;'&quot;;[Input.I396];&quot;',&quot;)" office:value-type="string" office:string-value="'Metal 1;Metal 2;Metal 3',">
            <text:p>'Metal 1;Metal 2;Metal 3',</text:p>
          </table:table-cell>
          <table:table-cell table:formula="of:=CONCATENATE(&quot;'&quot;;[Input.J39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97]" office:value-type="string" office:string-value="Mars">
            <text:p>Mars</text:p>
          </table:table-cell>
          <table:table-cell table:formula="of:=CONCATENATE(&quot;['&quot;;[Input.B397];&quot;',&quot;)" office:value-type="string" office:string-value="['O4F5',">
            <text:p>['O4F5',</text:p>
          </table:table-cell>
          <table:table-cell table:formula="of:=CONCATENATE([Input.C397];&quot;,&quot;)" office:value-type="string" office:string-value="4,">
            <text:p>4,</text:p>
          </table:table-cell>
          <table:table-cell table:formula="of:=CONCATENATE([Input.D397];&quot;,&quot;)" office:value-type="string" office:string-value="30,">
            <text:p>30,</text:p>
          </table:table-cell>
          <table:table-cell table:formula="of:=CONCATENATE([Input.E397];&quot;,&quot;)" office:value-type="string" office:string-value="126479,">
            <text:p>126479,</text:p>
          </table:table-cell>
          <table:table-cell table:formula="of:=CONCATENATE([Input.F397];&quot;,&quot;)" office:value-type="string" office:string-value="-36817.6,">
            <text:p>-36817.6,</text:p>
          </table:table-cell>
          <table:table-cell table:formula="of:=CONCATENATE([Input.G397];&quot;,&quot;)" office:value-type="string" office:string-value="0,">
            <text:p>0,</text:p>
          </table:table-cell>
          <table:table-cell table:formula="of:=CONCATENATE(&quot;'&quot;;[Input.H397];&quot;',&quot;)" office:value-type="string" office:string-value="'Romulus Back',">
            <text:p>'Romulus Back',</text:p>
          </table:table-cell>
          <table:table-cell table:formula="of:=CONCATENATE(&quot;'&quot;;[Input.I397];&quot;',&quot;)" office:value-type="string" office:string-value="'Gem 1;Gem 2;Gem 3',">
            <text:p>'Gem 1;Gem 2;Gem 3',</text:p>
          </table:table-cell>
          <table:table-cell table:formula="of:=CONCATENATE(&quot;'&quot;;[Input.J39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98]" office:value-type="string" office:string-value="Mars">
            <text:p>Mars</text:p>
          </table:table-cell>
          <table:table-cell table:formula="of:=CONCATENATE(&quot;['&quot;;[Input.B398];&quot;',&quot;)" office:value-type="string" office:string-value="['O4F8',">
            <text:p>['O4F8',</text:p>
          </table:table-cell>
          <table:table-cell table:formula="of:=CONCATENATE([Input.C398];&quot;,&quot;)" office:value-type="string" office:string-value="4,">
            <text:p>4,</text:p>
          </table:table-cell>
          <table:table-cell table:formula="of:=CONCATENATE([Input.D398];&quot;,&quot;)" office:value-type="string" office:string-value="30,">
            <text:p>30,</text:p>
          </table:table-cell>
          <table:table-cell table:formula="of:=CONCATENATE([Input.E398];&quot;,&quot;)" office:value-type="string" office:string-value="-119972,">
            <text:p>-119972,</text:p>
          </table:table-cell>
          <table:table-cell table:formula="of:=CONCATENATE([Input.F398];&quot;,&quot;)" office:value-type="string" office:string-value="-109867,">
            <text:p>-109867,</text:p>
          </table:table-cell>
          <table:table-cell table:formula="of:=CONCATENATE([Input.G398];&quot;,&quot;)" office:value-type="string" office:string-value="0,">
            <text:p>0,</text:p>
          </table:table-cell>
          <table:table-cell table:formula="of:=CONCATENATE(&quot;'&quot;;[Input.H398];&quot;',&quot;)" office:value-type="string" office:string-value="'Remus Back',">
            <text:p>'Remus Back',</text:p>
          </table:table-cell>
          <table:table-cell table:formula="of:=CONCATENATE(&quot;'&quot;;[Input.I398];&quot;',&quot;)" office:value-type="string" office:string-value="'Reactive 1;Reactive 2;Reactive 3',">
            <text:p>'Reactive 1;Reactive 2;Reactive 3',</text:p>
          </table:table-cell>
          <table:table-cell table:formula="of:=CONCATENATE(&quot;'&quot;;[Input.J39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399]" office:value-type="string" office:string-value="Mars">
            <text:p>Mars</text:p>
          </table:table-cell>
          <table:table-cell table:formula="of:=CONCATENATE(&quot;['&quot;;[Input.B399];&quot;',&quot;)" office:value-type="string" office:string-value="['Harvest 1',">
            <text:p>['Harvest 1',</text:p>
          </table:table-cell>
          <table:table-cell table:formula="of:=CONCATENATE([Input.C399];&quot;,&quot;)" office:value-type="string" office:string-value="3,">
            <text:p>3,</text:p>
          </table:table-cell>
          <table:table-cell table:formula="of:=CONCATENATE([Input.D399];&quot;,&quot;)" office:value-type="string" office:string-value="15,">
            <text:p>15,</text:p>
          </table:table-cell>
          <table:table-cell table:formula="of:=CONCATENATE([Input.E399];&quot;,&quot;)" office:value-type="string" office:string-value="-84573.5,">
            <text:p>-84573.5,</text:p>
          </table:table-cell>
          <table:table-cell table:formula="of:=CONCATENATE([Input.F399];&quot;,&quot;)" office:value-type="string" office:string-value="66542.2,">
            <text:p>66542.2,</text:p>
          </table:table-cell>
          <table:table-cell table:formula="of:=CONCATENATE([Input.G399];&quot;,&quot;)" office:value-type="string" office:string-value="0,">
            <text:p>0,</text:p>
          </table:table-cell>
          <table:table-cell table:formula="of:=CONCATENATE(&quot;'&quot;;[Input.H399];&quot;',&quot;)" office:value-type="string" office:string-value="'Asteroid Remus 557',">
            <text:p>'Asteroid Remus 557',</text:p>
          </table:table-cell>
          <table:table-cell table:formula="of:=CONCATENATE(&quot;'&quot;;[Input.I399];&quot;',&quot;)" office:value-type="string" office:string-value="'Metal 1',">
            <text:p>'Metal 1',</text:p>
          </table:table-cell>
          <table:table-cell table:formula="of:=CONCATENATE(&quot;'&quot;;[Input.J39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00]" office:value-type="string" office:string-value="Mars">
            <text:p>Mars</text:p>
          </table:table-cell>
          <table:table-cell table:formula="of:=CONCATENATE(&quot;['&quot;;[Input.B400];&quot;',&quot;)" office:value-type="string" office:string-value="['Harvest 3',">
            <text:p>['Harvest 3',</text:p>
          </table:table-cell>
          <table:table-cell table:formula="of:=CONCATENATE([Input.C400];&quot;,&quot;)" office:value-type="string" office:string-value="3,">
            <text:p>3,</text:p>
          </table:table-cell>
          <table:table-cell table:formula="of:=CONCATENATE([Input.D400];&quot;,&quot;)" office:value-type="string" office:string-value="15,">
            <text:p>15,</text:p>
          </table:table-cell>
          <table:table-cell table:formula="of:=CONCATENATE([Input.E400];&quot;,&quot;)" office:value-type="string" office:string-value="-105740,">
            <text:p>-105740,</text:p>
          </table:table-cell>
          <table:table-cell table:formula="of:=CONCATENATE([Input.F400];&quot;,&quot;)" office:value-type="string" office:string-value="73033,">
            <text:p>73033,</text:p>
          </table:table-cell>
          <table:table-cell table:formula="of:=CONCATENATE([Input.G400];&quot;,&quot;)" office:value-type="string" office:string-value="0,">
            <text:p>0,</text:p>
          </table:table-cell>
          <table:table-cell table:formula="of:=CONCATENATE(&quot;'&quot;;[Input.H400];&quot;',&quot;)" office:value-type="string" office:string-value="'Asteroid Remus 559',">
            <text:p>'Asteroid Remus 559',</text:p>
          </table:table-cell>
          <table:table-cell table:formula="of:=CONCATENATE(&quot;'&quot;;[Input.I400];&quot;',&quot;)" office:value-type="string" office:string-value="'Metal 1',">
            <text:p>'Metal 1',</text:p>
          </table:table-cell>
          <table:table-cell table:formula="of:=CONCATENATE(&quot;'&quot;;[Input.J40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01]" office:value-type="string" office:string-value="Mars">
            <text:p>Mars</text:p>
          </table:table-cell>
          <table:table-cell table:formula="of:=CONCATENATE(&quot;['&quot;;[Input.B401];&quot;',&quot;)" office:value-type="string" office:string-value="['Harvest 4',">
            <text:p>['Harvest 4',</text:p>
          </table:table-cell>
          <table:table-cell table:formula="of:=CONCATENATE([Input.C401];&quot;,&quot;)" office:value-type="string" office:string-value="3,">
            <text:p>3,</text:p>
          </table:table-cell>
          <table:table-cell table:formula="of:=CONCATENATE([Input.D401];&quot;,&quot;)" office:value-type="string" office:string-value="10,">
            <text:p>10,</text:p>
          </table:table-cell>
          <table:table-cell table:formula="of:=CONCATENATE([Input.E401];&quot;,&quot;)" office:value-type="string" office:string-value="82968.2,">
            <text:p>82968.2,</text:p>
          </table:table-cell>
          <table:table-cell table:formula="of:=CONCATENATE([Input.F401];&quot;,&quot;)" office:value-type="string" office:string-value="104615,">
            <text:p>104615,</text:p>
          </table:table-cell>
          <table:table-cell table:formula="of:=CONCATENATE([Input.G401];&quot;,&quot;)" office:value-type="string" office:string-value="0,">
            <text:p>0,</text:p>
          </table:table-cell>
          <table:table-cell table:formula="of:=CONCATENATE(&quot;'&quot;;[Input.H401];&quot;',&quot;)" office:value-type="string" office:string-value="'Asteroid Belt Way 2',">
            <text:p>'Asteroid Belt Way 2',</text:p>
          </table:table-cell>
          <table:table-cell table:formula="of:=CONCATENATE(&quot;'&quot;;[Input.I401];&quot;',&quot;)" office:value-type="string" office:string-value="'Metal 1',">
            <text:p>'Metal 1',</text:p>
          </table:table-cell>
          <table:table-cell table:formula="of:=CONCATENATE(&quot;'&quot;;[Input.J40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02]" office:value-type="string" office:string-value="Mars">
            <text:p>Mars</text:p>
          </table:table-cell>
          <table:table-cell table:formula="of:=CONCATENATE(&quot;['&quot;;[Input.B402];&quot;',&quot;)" office:value-type="string" office:string-value="['Harvest 6',">
            <text:p>['Harvest 6',</text:p>
          </table:table-cell>
          <table:table-cell table:formula="of:=CONCATENATE([Input.C402];&quot;,&quot;)" office:value-type="string" office:string-value="3,">
            <text:p>3,</text:p>
          </table:table-cell>
          <table:table-cell table:formula="of:=CONCATENATE([Input.D402];&quot;,&quot;)" office:value-type="string" office:string-value="15,">
            <text:p>15,</text:p>
          </table:table-cell>
          <table:table-cell table:formula="of:=CONCATENATE([Input.E402];&quot;,&quot;)" office:value-type="string" office:string-value="92908.3,">
            <text:p>92908.3,</text:p>
          </table:table-cell>
          <table:table-cell table:formula="of:=CONCATENATE([Input.F402];&quot;,&quot;)" office:value-type="string" office:string-value="57686.6,">
            <text:p>57686.6,</text:p>
          </table:table-cell>
          <table:table-cell table:formula="of:=CONCATENATE([Input.G402];&quot;,&quot;)" office:value-type="string" office:string-value="0,">
            <text:p>0,</text:p>
          </table:table-cell>
          <table:table-cell table:formula="of:=CONCATENATE(&quot;'&quot;;[Input.H402];&quot;',&quot;)" office:value-type="string" office:string-value="'Asteroid Romulus 577',">
            <text:p>'Asteroid Romulus 577',</text:p>
          </table:table-cell>
          <table:table-cell table:formula="of:=CONCATENATE(&quot;'&quot;;[Input.I402];&quot;',&quot;)" office:value-type="string" office:string-value="'Metal 1',">
            <text:p>'Metal 1',</text:p>
          </table:table-cell>
          <table:table-cell table:formula="of:=CONCATENATE(&quot;'&quot;;[Input.J40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03]" office:value-type="string" office:string-value="Mars">
            <text:p>Mars</text:p>
          </table:table-cell>
          <table:table-cell table:formula="of:=CONCATENATE(&quot;['&quot;;[Input.B403];&quot;',&quot;)" office:value-type="string" office:string-value="['Harvest 7',">
            <text:p>['Harvest 7',</text:p>
          </table:table-cell>
          <table:table-cell table:formula="of:=CONCATENATE([Input.C403];&quot;,&quot;)" office:value-type="string" office:string-value="3,">
            <text:p>3,</text:p>
          </table:table-cell>
          <table:table-cell table:formula="of:=CONCATENATE([Input.D403];&quot;,&quot;)" office:value-type="string" office:string-value="15,">
            <text:p>15,</text:p>
          </table:table-cell>
          <table:table-cell table:formula="of:=CONCATENATE([Input.E403];&quot;,&quot;)" office:value-type="string" office:string-value="120228,">
            <text:p>120228,</text:p>
          </table:table-cell>
          <table:table-cell table:formula="of:=CONCATENATE([Input.F403];&quot;,&quot;)" office:value-type="string" office:string-value="74273.5,">
            <text:p>74273.5,</text:p>
          </table:table-cell>
          <table:table-cell table:formula="of:=CONCATENATE([Input.G403];&quot;,&quot;)" office:value-type="string" office:string-value="0,">
            <text:p>0,</text:p>
          </table:table-cell>
          <table:table-cell table:formula="of:=CONCATENATE(&quot;'&quot;;[Input.H403];&quot;',&quot;)" office:value-type="string" office:string-value="'Asteroid Romulus 580',">
            <text:p>'Asteroid Romulus 580',</text:p>
          </table:table-cell>
          <table:table-cell table:formula="of:=CONCATENATE(&quot;'&quot;;[Input.I403];&quot;',&quot;)" office:value-type="string" office:string-value="'Metal 1',">
            <text:p>'Metal 1',</text:p>
          </table:table-cell>
          <table:table-cell table:formula="of:=CONCATENATE(&quot;'&quot;;[Input.J40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04]" office:value-type="string" office:string-value="Mars">
            <text:p>Mars</text:p>
          </table:table-cell>
          <table:table-cell table:formula="of:=CONCATENATE(&quot;['&quot;;[Input.B404];&quot;',&quot;)" office:value-type="string" office:string-value="['O3F3',">
            <text:p>['O3F3',</text:p>
          </table:table-cell>
          <table:table-cell table:formula="of:=CONCATENATE([Input.C404];&quot;,&quot;)" office:value-type="string" office:string-value="3,">
            <text:p>3,</text:p>
          </table:table-cell>
          <table:table-cell table:formula="of:=CONCATENATE([Input.D404];&quot;,&quot;)" office:value-type="string" office:string-value="30,">
            <text:p>30,</text:p>
          </table:table-cell>
          <table:table-cell table:formula="of:=CONCATENATE([Input.E404];&quot;,&quot;)" office:value-type="string" office:string-value="-121828,">
            <text:p>-121828,</text:p>
          </table:table-cell>
          <table:table-cell table:formula="of:=CONCATENATE([Input.F404];&quot;,&quot;)" office:value-type="string" office:string-value="-38129.1,">
            <text:p>-38129.1,</text:p>
          </table:table-cell>
          <table:table-cell table:formula="of:=CONCATENATE([Input.G404];&quot;,&quot;)" office:value-type="string" office:string-value="0,">
            <text:p>0,</text:p>
          </table:table-cell>
          <table:table-cell table:formula="of:=CONCATENATE(&quot;'&quot;;[Input.H404];&quot;',&quot;)" office:value-type="string" office:string-value="'Remus Back',">
            <text:p>'Remus Back',</text:p>
          </table:table-cell>
          <table:table-cell table:formula="of:=CONCATENATE(&quot;'&quot;;[Input.I404];&quot;',&quot;)" office:value-type="string" office:string-value="'Gem 1;Gem 2;Gem 3',">
            <text:p>'Gem 1;Gem 2;Gem 3',</text:p>
          </table:table-cell>
          <table:table-cell table:formula="of:=CONCATENATE(&quot;'&quot;;[Input.J40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05]" office:value-type="string" office:string-value="Mars">
            <text:p>Mars</text:p>
          </table:table-cell>
          <table:table-cell table:formula="of:=CONCATENATE(&quot;['&quot;;[Input.B405];&quot;',&quot;)" office:value-type="string" office:string-value="['O3F1',">
            <text:p>['O3F1',</text:p>
          </table:table-cell>
          <table:table-cell table:formula="of:=CONCATENATE([Input.C405];&quot;,&quot;)" office:value-type="string" office:string-value="3,">
            <text:p>3,</text:p>
          </table:table-cell>
          <table:table-cell table:formula="of:=CONCATENATE([Input.D405];&quot;,&quot;)" office:value-type="string" office:string-value="30,">
            <text:p>30,</text:p>
          </table:table-cell>
          <table:table-cell table:formula="of:=CONCATENATE([Input.E405];&quot;,&quot;)" office:value-type="string" office:string-value="-123590,">
            <text:p>-123590,</text:p>
          </table:table-cell>
          <table:table-cell table:formula="of:=CONCATENATE([Input.F405];&quot;,&quot;)" office:value-type="string" office:string-value="-36255.7,">
            <text:p>-36255.7,</text:p>
          </table:table-cell>
          <table:table-cell table:formula="of:=CONCATENATE([Input.G405];&quot;,&quot;)" office:value-type="string" office:string-value="0,">
            <text:p>0,</text:p>
          </table:table-cell>
          <table:table-cell table:formula="of:=CONCATENATE(&quot;'&quot;;[Input.H405];&quot;',&quot;)" office:value-type="string" office:string-value="'Remus Back',">
            <text:p>'Remus Back',</text:p>
          </table:table-cell>
          <table:table-cell table:formula="of:=CONCATENATE(&quot;'&quot;;[Input.I405];&quot;',&quot;)" office:value-type="string" office:string-value="'Reactive 1;Reactive 2;Reactive 3',">
            <text:p>'Reactive 1;Reactive 2;Reactive 3',</text:p>
          </table:table-cell>
          <table:table-cell table:formula="of:=CONCATENATE(&quot;'&quot;;[Input.J40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06]" office:value-type="string" office:string-value="Mars">
            <text:p>Mars</text:p>
          </table:table-cell>
          <table:table-cell table:formula="of:=CONCATENATE(&quot;['&quot;;[Input.B406];&quot;',&quot;)" office:value-type="string" office:string-value="['O3F4',">
            <text:p>['O3F4',</text:p>
          </table:table-cell>
          <table:table-cell table:formula="of:=CONCATENATE([Input.C406];&quot;,&quot;)" office:value-type="string" office:string-value="3,">
            <text:p>3,</text:p>
          </table:table-cell>
          <table:table-cell table:formula="of:=CONCATENATE([Input.D406];&quot;,&quot;)" office:value-type="string" office:string-value="30,">
            <text:p>30,</text:p>
          </table:table-cell>
          <table:table-cell table:formula="of:=CONCATENATE([Input.E406];&quot;,&quot;)" office:value-type="string" office:string-value="124595,">
            <text:p>124595,</text:p>
          </table:table-cell>
          <table:table-cell table:formula="of:=CONCATENATE([Input.F406];&quot;,&quot;)" office:value-type="string" office:string-value="-36349.9,">
            <text:p>-36349.9,</text:p>
          </table:table-cell>
          <table:table-cell table:formula="of:=CONCATENATE([Input.G406];&quot;,&quot;)" office:value-type="string" office:string-value="0,">
            <text:p>0,</text:p>
          </table:table-cell>
          <table:table-cell table:formula="of:=CONCATENATE(&quot;'&quot;;[Input.H406];&quot;',&quot;)" office:value-type="string" office:string-value="'Romulus Back',">
            <text:p>'Romulus Back',</text:p>
          </table:table-cell>
          <table:table-cell table:formula="of:=CONCATENATE(&quot;'&quot;;[Input.I406];&quot;',&quot;)" office:value-type="string" office:string-value="'Reactive 1;Reactive 2;Reactive 3',">
            <text:p>'Reactive 1;Reactive 2;Reactive 3',</text:p>
          </table:table-cell>
          <table:table-cell table:formula="of:=CONCATENATE(&quot;'&quot;;[Input.J40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07]" office:value-type="string" office:string-value="Mars">
            <text:p>Mars</text:p>
          </table:table-cell>
          <table:table-cell table:formula="of:=CONCATENATE(&quot;['&quot;;[Input.B407];&quot;',&quot;)" office:value-type="string" office:string-value="['O3F6',">
            <text:p>['O3F6',</text:p>
          </table:table-cell>
          <table:table-cell table:formula="of:=CONCATENATE([Input.C407];&quot;,&quot;)" office:value-type="string" office:string-value="3,">
            <text:p>3,</text:p>
          </table:table-cell>
          <table:table-cell table:formula="of:=CONCATENATE([Input.D407];&quot;,&quot;)" office:value-type="string" office:string-value="30,">
            <text:p>30,</text:p>
          </table:table-cell>
          <table:table-cell table:formula="of:=CONCATENATE([Input.E407];&quot;,&quot;)" office:value-type="string" office:string-value="127254,">
            <text:p>127254,</text:p>
          </table:table-cell>
          <table:table-cell table:formula="of:=CONCATENATE([Input.F407];&quot;,&quot;)" office:value-type="string" office:string-value="-35156.9,">
            <text:p>-35156.9,</text:p>
          </table:table-cell>
          <table:table-cell table:formula="of:=CONCATENATE([Input.G407];&quot;,&quot;)" office:value-type="string" office:string-value="0,">
            <text:p>0,</text:p>
          </table:table-cell>
          <table:table-cell table:formula="of:=CONCATENATE(&quot;'&quot;;[Input.H407];&quot;',&quot;)" office:value-type="string" office:string-value="'Romulus Back',">
            <text:p>'Romulus Back',</text:p>
          </table:table-cell>
          <table:table-cell table:formula="of:=CONCATENATE(&quot;'&quot;;[Input.I407];&quot;',&quot;)" office:value-type="string" office:string-value="'Metal 1;Metal 2;Metal 3',">
            <text:p>'Metal 1;Metal 2;Metal 3',</text:p>
          </table:table-cell>
          <table:table-cell table:formula="of:=CONCATENATE(&quot;'&quot;;[Input.J40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08]" office:value-type="string" office:string-value="Mars">
            <text:p>Mars</text:p>
          </table:table-cell>
          <table:table-cell table:formula="of:=CONCATENATE(&quot;['&quot;;[Input.B408];&quot;',&quot;)" office:value-type="string" office:string-value="['O3F7',">
            <text:p>['O3F7',</text:p>
          </table:table-cell>
          <table:table-cell table:formula="of:=CONCATENATE([Input.C408];&quot;,&quot;)" office:value-type="string" office:string-value="3,">
            <text:p>3,</text:p>
          </table:table-cell>
          <table:table-cell table:formula="of:=CONCATENATE([Input.D408];&quot;,&quot;)" office:value-type="string" office:string-value="30,">
            <text:p>30,</text:p>
          </table:table-cell>
          <table:table-cell table:formula="of:=CONCATENATE([Input.E408];&quot;,&quot;)" office:value-type="string" office:string-value="-118537,">
            <text:p>-118537,</text:p>
          </table:table-cell>
          <table:table-cell table:formula="of:=CONCATENATE([Input.F408];&quot;,&quot;)" office:value-type="string" office:string-value="-108573,">
            <text:p>-108573,</text:p>
          </table:table-cell>
          <table:table-cell table:formula="of:=CONCATENATE([Input.G408];&quot;,&quot;)" office:value-type="string" office:string-value="0,">
            <text:p>0,</text:p>
          </table:table-cell>
          <table:table-cell table:formula="of:=CONCATENATE(&quot;'&quot;;[Input.H408];&quot;',&quot;)" office:value-type="string" office:string-value="'Remus Back',">
            <text:p>'Remus Back',</text:p>
          </table:table-cell>
          <table:table-cell table:formula="of:=CONCATENATE(&quot;'&quot;;[Input.I408];&quot;',&quot;)" office:value-type="string" office:string-value="'Reactive 1;Reactive 2;Reactive 3',">
            <text:p>'Reactive 1;Reactive 2;Reactive 3',</text:p>
          </table:table-cell>
          <table:table-cell table:formula="of:=CONCATENATE(&quot;'&quot;;[Input.J40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09]" office:value-type="string" office:string-value="Mars">
            <text:p>Mars</text:p>
          </table:table-cell>
          <table:table-cell table:formula="of:=CONCATENATE(&quot;['&quot;;[Input.B409];&quot;',&quot;)" office:value-type="string" office:string-value="['O3F9',">
            <text:p>['O3F9',</text:p>
          </table:table-cell>
          <table:table-cell table:formula="of:=CONCATENATE([Input.C409];&quot;,&quot;)" office:value-type="string" office:string-value="3,">
            <text:p>3,</text:p>
          </table:table-cell>
          <table:table-cell table:formula="of:=CONCATENATE([Input.D409];&quot;,&quot;)" office:value-type="string" office:string-value="30,">
            <text:p>30,</text:p>
          </table:table-cell>
          <table:table-cell table:formula="of:=CONCATENATE([Input.E409];&quot;,&quot;)" office:value-type="string" office:string-value="-120792,">
            <text:p>-120792,</text:p>
          </table:table-cell>
          <table:table-cell table:formula="of:=CONCATENATE([Input.F409];&quot;,&quot;)" office:value-type="string" office:string-value="-108364,">
            <text:p>-108364,</text:p>
          </table:table-cell>
          <table:table-cell table:formula="of:=CONCATENATE([Input.G409];&quot;,&quot;)" office:value-type="string" office:string-value="0,">
            <text:p>0,</text:p>
          </table:table-cell>
          <table:table-cell table:formula="of:=CONCATENATE(&quot;'&quot;;[Input.H409];&quot;',&quot;)" office:value-type="string" office:string-value="'Remus Back',">
            <text:p>'Remus Back',</text:p>
          </table:table-cell>
          <table:table-cell table:formula="of:=CONCATENATE(&quot;'&quot;;[Input.I409];&quot;',&quot;)" office:value-type="string" office:string-value="'Reactive 2;Reactive 1;Reactive 3',">
            <text:p>'Reactive 2;Reactive 1;Reactive 3',</text:p>
          </table:table-cell>
          <table:table-cell table:formula="of:=CONCATENATE(&quot;'&quot;;[Input.J40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10]" office:value-type="string" office:string-value="Mars">
            <text:p>Mars</text:p>
          </table:table-cell>
          <table:table-cell table:formula="of:=CONCATENATE(&quot;['&quot;;[Input.B410];&quot;',&quot;)" office:value-type="string" office:string-value="['Diridium Spot',">
            <text:p>['Diridium Spot',</text:p>
          </table:table-cell>
          <table:table-cell table:formula="of:=CONCATENATE([Input.C410];&quot;,&quot;)" office:value-type="string" office:string-value="NULL,">
            <text:p>NULL,</text:p>
          </table:table-cell>
          <table:table-cell table:formula="of:=CONCATENATE([Input.D410];&quot;,&quot;)" office:value-type="string" office:string-value="NULL,">
            <text:p>NULL,</text:p>
          </table:table-cell>
          <table:table-cell table:formula="of:=CONCATENATE([Input.E410];&quot;,&quot;)" office:value-type="string" office:string-value="2642.89,">
            <text:p>2642.89,</text:p>
          </table:table-cell>
          <table:table-cell table:formula="of:=CONCATENATE([Input.F410];&quot;,&quot;)" office:value-type="string" office:string-value="-65346.1,">
            <text:p>-65346.1,</text:p>
          </table:table-cell>
          <table:table-cell table:formula="of:=CONCATENATE([Input.G410];&quot;,&quot;)" office:value-type="string" office:string-value="0,">
            <text:p>0,</text:p>
          </table:table-cell>
          <table:table-cell table:formula="of:=CONCATENATE(&quot;'&quot;;[Input.H410];&quot;',&quot;)" office:value-type="string" office:string-value="'Mars',">
            <text:p>'Mars',</text:p>
          </table:table-cell>
          <table:table-cell table:formula="of:=CONCATENATE(&quot;'&quot;;[Input.I410];&quot;',&quot;)" office:value-type="string" office:string-value="'Gem 1',">
            <text:p>'Gem 1',</text:p>
          </table:table-cell>
          <table:table-cell table:formula="of:=CONCATENATE(&quot;'&quot;;[Input.J41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11]" office:value-type="string" office:string-value="Mars Beta">
            <text:p>Mars Beta</text:p>
          </table:table-cell>
          <table:table-cell table:formula="of:=CONCATENATE(&quot;['&quot;;[Input.B411];&quot;',&quot;)" office:value-type="string" office:string-value="['Prospect Genetic Material',">
            <text:p>['Prospect Genetic Material',</text:p>
          </table:table-cell>
          <table:table-cell table:formula="of:=CONCATENATE([Input.C411];&quot;,&quot;)" office:value-type="string" office:string-value="2,">
            <text:p>2,</text:p>
          </table:table-cell>
          <table:table-cell table:formula="of:=CONCATENATE([Input.D411];&quot;,&quot;)" office:value-type="string" office:string-value="25,">
            <text:p>25,</text:p>
          </table:table-cell>
          <table:table-cell table:formula="of:=CONCATENATE([Input.E411];&quot;,&quot;)" office:value-type="string" office:string-value="-200678,">
            <text:p>-200678,</text:p>
          </table:table-cell>
          <table:table-cell table:formula="of:=CONCATENATE([Input.F411];&quot;,&quot;)" office:value-type="string" office:string-value="-108275,">
            <text:p>-108275,</text:p>
          </table:table-cell>
          <table:table-cell table:formula="of:=CONCATENATE([Input.G411];&quot;,&quot;)" office:value-type="string" office:string-value="0,">
            <text:p>0,</text:p>
          </table:table-cell>
          <table:table-cell table:formula="of:=CONCATENATE(&quot;'&quot;;[Input.H411];&quot;',&quot;)" office:value-type="string" office:string-value="'Nav Brightside 3',">
            <text:p>'Nav Brightside 3',</text:p>
          </table:table-cell>
          <table:table-cell table:formula="of:=CONCATENATE(&quot;'&quot;;[Input.I411];&quot;',&quot;)" office:value-type="string" office:string-value="'Inorganic Hulk 01',">
            <text:p>'Inorganic Hulk 01',</text:p>
          </table:table-cell>
          <table:table-cell table:formula="of:=CONCATENATE(&quot;'&quot;;[Input.J411];&quot;'],&quot;)" office:value-type="string" office:string-value="'Centuriata Legionaire Gene-Map;Centuriata Lancearate Gene-Map'],">
            <text:p>'Centuriata Legionaire Gene-Map;Centuriata Lancearate Gene-Map'],</text:p>
          </table:table-cell>
          <table:table-cell table:number-columns-repeated="1014"/>
        </table:table-row>
        <table:table-row table:style-name="ro1">
          <table:table-cell table:formula="of:=[Input.A412]" office:value-type="string" office:string-value="Mars Beta">
            <text:p>Mars Beta</text:p>
          </table:table-cell>
          <table:table-cell table:formula="of:=CONCATENATE(&quot;['&quot;;[Input.B412];&quot;',&quot;)" office:value-type="string" office:string-value="['Asteroid Field 1',">
            <text:p>['Asteroid Field 1',</text:p>
          </table:table-cell>
          <table:table-cell table:formula="of:=CONCATENATE([Input.C412];&quot;,&quot;)" office:value-type="string" office:string-value="1,">
            <text:p>1,</text:p>
          </table:table-cell>
          <table:table-cell table:formula="of:=CONCATENATE([Input.D412];&quot;,&quot;)" office:value-type="string" office:string-value="10,">
            <text:p>10,</text:p>
          </table:table-cell>
          <table:table-cell table:formula="of:=CONCATENATE([Input.E412];&quot;,&quot;)" office:value-type="string" office:string-value="-86881.2,">
            <text:p>-86881.2,</text:p>
          </table:table-cell>
          <table:table-cell table:formula="of:=CONCATENATE([Input.F412];&quot;,&quot;)" office:value-type="string" office:string-value="36684.6,">
            <text:p>36684.6,</text:p>
          </table:table-cell>
          <table:table-cell table:formula="of:=CONCATENATE([Input.G412];&quot;,&quot;)" office:value-type="string" office:string-value="0,">
            <text:p>0,</text:p>
          </table:table-cell>
          <table:table-cell table:formula="of:=CONCATENATE(&quot;'&quot;;[Input.H412];&quot;',&quot;)" office:value-type="string" office:string-value="'Debris Area Alpha',">
            <text:p>'Debris Area Alpha',</text:p>
          </table:table-cell>
          <table:table-cell table:formula="of:=CONCATENATE(&quot;'&quot;;[Input.I412];&quot;',&quot;)" office:value-type="string" office:string-value="'Metal 1;Metal 2',">
            <text:p>'Metal 1;Metal 2',</text:p>
          </table:table-cell>
          <table:table-cell table:formula="of:=CONCATENATE(&quot;'&quot;;[Input.J412];&quot;'],&quot;)" office:value-type="string" office:string-value="'Copper Ore;Iron Ore'],">
            <text:p>'Copper Ore;Iron Ore'],</text:p>
          </table:table-cell>
          <table:table-cell table:number-columns-repeated="1014"/>
        </table:table-row>
        <table:table-row table:style-name="ro1">
          <table:table-cell table:formula="of:=[Input.A413]" office:value-type="string" office:string-value="Mars Beta">
            <text:p>Mars Beta</text:p>
          </table:table-cell>
          <table:table-cell table:formula="of:=CONCATENATE(&quot;['&quot;;[Input.B413];&quot;',&quot;)" office:value-type="string" office:string-value="['Asteroid field 2',">
            <text:p>['Asteroid field 2',</text:p>
          </table:table-cell>
          <table:table-cell table:formula="of:=CONCATENATE([Input.C413];&quot;,&quot;)" office:value-type="string" office:string-value="1,">
            <text:p>1,</text:p>
          </table:table-cell>
          <table:table-cell table:formula="of:=CONCATENATE([Input.D413];&quot;,&quot;)" office:value-type="string" office:string-value="10,">
            <text:p>10,</text:p>
          </table:table-cell>
          <table:table-cell table:formula="of:=CONCATENATE([Input.E413];&quot;,&quot;)" office:value-type="string" office:string-value="-44201.8,">
            <text:p>-44201.8,</text:p>
          </table:table-cell>
          <table:table-cell table:formula="of:=CONCATENATE([Input.F413];&quot;,&quot;)" office:value-type="string" office:string-value="77888.3,">
            <text:p>77888.3,</text:p>
          </table:table-cell>
          <table:table-cell table:formula="of:=CONCATENATE([Input.G413];&quot;,&quot;)" office:value-type="string" office:string-value="0,">
            <text:p>0,</text:p>
          </table:table-cell>
          <table:table-cell table:formula="of:=CONCATENATE(&quot;'&quot;;[Input.H413];&quot;',&quot;)" office:value-type="string" office:string-value="'Debris Area Beta',">
            <text:p>'Debris Area Beta',</text:p>
          </table:table-cell>
          <table:table-cell table:formula="of:=CONCATENATE(&quot;'&quot;;[Input.I413];&quot;',&quot;)" office:value-type="string" office:string-value="'Metal 1;Reactive 1;Hydrocarbon 1',">
            <text:p>'Metal 1;Reactive 1;Hydrocarbon 1',</text:p>
          </table:table-cell>
          <table:table-cell table:formula="of:=CONCATENATE(&quot;'&quot;;[Input.J413];&quot;'],&quot;)" office:value-type="string" office:string-value="'Copper Ore;Iron Ore'],">
            <text:p>'Copper Ore;Iron Ore'],</text:p>
          </table:table-cell>
          <table:table-cell table:number-columns-repeated="1014"/>
        </table:table-row>
        <table:table-row table:style-name="ro1">
          <table:table-cell table:formula="of:=[Input.A414]" office:value-type="string" office:string-value="Mars Beta">
            <text:p>Mars Beta</text:p>
          </table:table-cell>
          <table:table-cell table:formula="of:=CONCATENATE(&quot;['&quot;;[Input.B414];&quot;',&quot;)" office:value-type="string" office:string-value="['Asteroid field 3',">
            <text:p>['Asteroid field 3',</text:p>
          </table:table-cell>
          <table:table-cell table:formula="of:=CONCATENATE([Input.C414];&quot;,&quot;)" office:value-type="string" office:string-value="1,">
            <text:p>1,</text:p>
          </table:table-cell>
          <table:table-cell table:formula="of:=CONCATENATE([Input.D414];&quot;,&quot;)" office:value-type="string" office:string-value="10,">
            <text:p>10,</text:p>
          </table:table-cell>
          <table:table-cell table:formula="of:=CONCATENATE([Input.E414];&quot;,&quot;)" office:value-type="string" office:string-value="-56991.8,">
            <text:p>-56991.8,</text:p>
          </table:table-cell>
          <table:table-cell table:formula="of:=CONCATENATE([Input.F414];&quot;,&quot;)" office:value-type="string" office:string-value="74164.6,">
            <text:p>74164.6,</text:p>
          </table:table-cell>
          <table:table-cell table:formula="of:=CONCATENATE([Input.G414];&quot;,&quot;)" office:value-type="string" office:string-value="0,">
            <text:p>0,</text:p>
          </table:table-cell>
          <table:table-cell table:formula="of:=CONCATENATE(&quot;'&quot;;[Input.H414];&quot;',&quot;)" office:value-type="string" office:string-value="'Debris Area Beta',">
            <text:p>'Debris Area Beta',</text:p>
          </table:table-cell>
          <table:table-cell table:formula="of:=CONCATENATE(&quot;'&quot;;[Input.I414];&quot;',&quot;)" office:value-type="string" office:string-value="'Metal 2',">
            <text:p>'Metal 2',</text:p>
          </table:table-cell>
          <table:table-cell table:formula="of:=CONCATENATE(&quot;'&quot;;[Input.J414];&quot;'],&quot;)" office:value-type="string" office:string-value="'Copper Ore;Iron Ore'],">
            <text:p>'Copper Ore;Iron Ore'],</text:p>
          </table:table-cell>
          <table:table-cell table:number-columns-repeated="1014"/>
        </table:table-row>
        <table:table-row table:style-name="ro1">
          <table:table-cell table:formula="of:=[Input.A415]" office:value-type="string" office:string-value="Mars Beta">
            <text:p>Mars Beta</text:p>
          </table:table-cell>
          <table:table-cell table:formula="of:=CONCATENATE(&quot;['&quot;;[Input.B415];&quot;',&quot;)" office:value-type="string" office:string-value="['Asteroid field 4',">
            <text:p>['Asteroid field 4',</text:p>
          </table:table-cell>
          <table:table-cell table:formula="of:=CONCATENATE([Input.C415];&quot;,&quot;)" office:value-type="string" office:string-value="1,">
            <text:p>1,</text:p>
          </table:table-cell>
          <table:table-cell table:formula="of:=CONCATENATE([Input.D415];&quot;,&quot;)" office:value-type="string" office:string-value="15,">
            <text:p>15,</text:p>
          </table:table-cell>
          <table:table-cell table:formula="of:=CONCATENATE([Input.E415];&quot;,&quot;)" office:value-type="string" office:string-value="-50356.2,">
            <text:p>-50356.2,</text:p>
          </table:table-cell>
          <table:table-cell table:formula="of:=CONCATENATE([Input.F415];&quot;,&quot;)" office:value-type="string" office:string-value="126444,">
            <text:p>126444,</text:p>
          </table:table-cell>
          <table:table-cell table:formula="of:=CONCATENATE([Input.G415];&quot;,&quot;)" office:value-type="string" office:string-value="0,">
            <text:p>0,</text:p>
          </table:table-cell>
          <table:table-cell table:formula="of:=CONCATENATE(&quot;'&quot;;[Input.H415];&quot;',&quot;)" office:value-type="string" office:string-value="'Debris Area Gamma',">
            <text:p>'Debris Area Gamma',</text:p>
          </table:table-cell>
          <table:table-cell table:formula="of:=CONCATENATE(&quot;'&quot;;[Input.I415];&quot;',&quot;)" office:value-type="string" office:string-value="'Metal 1',">
            <text:p>'Metal 1',</text:p>
          </table:table-cell>
          <table:table-cell table:formula="of:=CONCATENATE(&quot;'&quot;;[Input.J415];&quot;'],&quot;)" office:value-type="string" office:string-value="'Copper Ore;Iron Ore'],">
            <text:p>'Copper Ore;Iron Ore'],</text:p>
          </table:table-cell>
          <table:table-cell table:number-columns-repeated="1014"/>
        </table:table-row>
        <table:table-row table:style-name="ro1">
          <table:table-cell table:formula="of:=[Input.A416]" office:value-type="string" office:string-value="Mars Beta">
            <text:p>Mars Beta</text:p>
          </table:table-cell>
          <table:table-cell table:formula="of:=CONCATENATE(&quot;['&quot;;[Input.B416];&quot;',&quot;)" office:value-type="string" office:string-value="['Asteroid Field 5',">
            <text:p>['Asteroid Field 5',</text:p>
          </table:table-cell>
          <table:table-cell table:formula="of:=CONCATENATE([Input.C416];&quot;,&quot;)" office:value-type="string" office:string-value="1,">
            <text:p>1,</text:p>
          </table:table-cell>
          <table:table-cell table:formula="of:=CONCATENATE([Input.D416];&quot;,&quot;)" office:value-type="string" office:string-value="10,">
            <text:p>10,</text:p>
          </table:table-cell>
          <table:table-cell table:formula="of:=CONCATENATE([Input.E416];&quot;,&quot;)" office:value-type="string" office:string-value="-159375,">
            <text:p>-159375,</text:p>
          </table:table-cell>
          <table:table-cell table:formula="of:=CONCATENATE([Input.F416];&quot;,&quot;)" office:value-type="string" office:string-value="22784.5,">
            <text:p>22784.5,</text:p>
          </table:table-cell>
          <table:table-cell table:formula="of:=CONCATENATE([Input.G416];&quot;,&quot;)" office:value-type="string" office:string-value="0,">
            <text:p>0,</text:p>
          </table:table-cell>
          <table:table-cell table:formula="of:=CONCATENATE(&quot;'&quot;;[Input.H416];&quot;',&quot;)" office:value-type="string" office:string-value="'Debris Area Epsilon',">
            <text:p>'Debris Area Epsilon',</text:p>
          </table:table-cell>
          <table:table-cell table:formula="of:=CONCATENATE(&quot;'&quot;;[Input.I416];&quot;',&quot;)" office:value-type="string" office:string-value="'Metal 1',">
            <text:p>'Metal 1',</text:p>
          </table:table-cell>
          <table:table-cell table:formula="of:=CONCATENATE(&quot;'&quot;;[Input.J416];&quot;'],&quot;)" office:value-type="string" office:string-value="'Copper Ore;Iron Ore'],">
            <text:p>'Copper Ore;Iron Ore'],</text:p>
          </table:table-cell>
          <table:table-cell table:number-columns-repeated="1014"/>
        </table:table-row>
        <table:table-row table:style-name="ro1">
          <table:table-cell table:formula="of:=[Input.A417]" office:value-type="string" office:string-value="Mars Beta">
            <text:p>Mars Beta</text:p>
          </table:table-cell>
          <table:table-cell table:formula="of:=CONCATENATE(&quot;['&quot;;[Input.B417];&quot;',&quot;)" office:value-type="string" office:string-value="['Asteroid Field 6',">
            <text:p>['Asteroid Field 6',</text:p>
          </table:table-cell>
          <table:table-cell table:formula="of:=CONCATENATE([Input.C417];&quot;,&quot;)" office:value-type="string" office:string-value="1,">
            <text:p>1,</text:p>
          </table:table-cell>
          <table:table-cell table:formula="of:=CONCATENATE([Input.D417];&quot;,&quot;)" office:value-type="string" office:string-value="10,">
            <text:p>10,</text:p>
          </table:table-cell>
          <table:table-cell table:formula="of:=CONCATENATE([Input.E417];&quot;,&quot;)" office:value-type="string" office:string-value="-191097,">
            <text:p>-191097,</text:p>
          </table:table-cell>
          <table:table-cell table:formula="of:=CONCATENATE([Input.F417];&quot;,&quot;)" office:value-type="string" office:string-value="58807.6,">
            <text:p>58807.6,</text:p>
          </table:table-cell>
          <table:table-cell table:formula="of:=CONCATENATE([Input.G417];&quot;,&quot;)" office:value-type="string" office:string-value="0,">
            <text:p>0,</text:p>
          </table:table-cell>
          <table:table-cell table:formula="of:=CONCATENATE(&quot;'&quot;;[Input.H417];&quot;',&quot;)" office:value-type="string" office:string-value="'Debris Area Zeta',">
            <text:p>'Debris Area Zeta',</text:p>
          </table:table-cell>
          <table:table-cell table:formula="of:=CONCATENATE(&quot;'&quot;;[Input.I417];&quot;',&quot;)" office:value-type="string" office:string-value="'Metal 1',">
            <text:p>'Metal 1',</text:p>
          </table:table-cell>
          <table:table-cell table:formula="of:=CONCATENATE(&quot;'&quot;;[Input.J417];&quot;'],&quot;)" office:value-type="string" office:string-value="'Copper Ore;Iron Ore'],">
            <text:p>'Copper Ore;Iron Ore'],</text:p>
          </table:table-cell>
          <table:table-cell table:number-columns-repeated="1014"/>
        </table:table-row>
        <table:table-row table:style-name="ro1">
          <table:table-cell table:formula="of:=[Input.A418]" office:value-type="string" office:string-value="Mars Beta">
            <text:p>Mars Beta</text:p>
          </table:table-cell>
          <table:table-cell table:formula="of:=CONCATENATE(&quot;['&quot;;[Input.B418];&quot;',&quot;)" office:value-type="string" office:string-value="['Asteroid Field 6',">
            <text:p>['Asteroid Field 6',</text:p>
          </table:table-cell>
          <table:table-cell table:formula="of:=CONCATENATE([Input.C418];&quot;,&quot;)" office:value-type="string" office:string-value="1,">
            <text:p>1,</text:p>
          </table:table-cell>
          <table:table-cell table:formula="of:=CONCATENATE([Input.D418];&quot;,&quot;)" office:value-type="string" office:string-value="10,">
            <text:p>10,</text:p>
          </table:table-cell>
          <table:table-cell table:formula="of:=CONCATENATE([Input.E418];&quot;,&quot;)" office:value-type="string" office:string-value="-8918.62,">
            <text:p>-8918.62,</text:p>
          </table:table-cell>
          <table:table-cell table:formula="of:=CONCATENATE([Input.F418];&quot;,&quot;)" office:value-type="string" office:string-value="-9246.6,">
            <text:p>-9246.6,</text:p>
          </table:table-cell>
          <table:table-cell table:formula="of:=CONCATENATE([Input.G418];&quot;,&quot;)" office:value-type="string" office:string-value="0,">
            <text:p>0,</text:p>
          </table:table-cell>
          <table:table-cell table:formula="of:=CONCATENATE(&quot;'&quot;;[Input.H418];&quot;',&quot;)" office:value-type="string" office:string-value="'Psionic Emitter 1',">
            <text:p>'Psionic Emitter 1',</text:p>
          </table:table-cell>
          <table:table-cell table:formula="of:=CONCATENATE(&quot;'&quot;;[Input.I418];&quot;',&quot;)" office:value-type="string" office:string-value="'Metal 1',">
            <text:p>'Metal 1',</text:p>
          </table:table-cell>
          <table:table-cell table:formula="of:=CONCATENATE(&quot;'&quot;;[Input.J41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19]" office:value-type="string" office:string-value="Mars Beta">
            <text:p>Mars Beta</text:p>
          </table:table-cell>
          <table:table-cell table:formula="of:=CONCATENATE(&quot;['&quot;;[Input.B419];&quot;',&quot;)" office:value-type="string" office:string-value="['Asteroid Field 7',">
            <text:p>['Asteroid Field 7',</text:p>
          </table:table-cell>
          <table:table-cell table:formula="of:=CONCATENATE([Input.C419];&quot;,&quot;)" office:value-type="string" office:string-value="1,">
            <text:p>1,</text:p>
          </table:table-cell>
          <table:table-cell table:formula="of:=CONCATENATE([Input.D419];&quot;,&quot;)" office:value-type="string" office:string-value="10,">
            <text:p>10,</text:p>
          </table:table-cell>
          <table:table-cell table:formula="of:=CONCATENATE([Input.E419];&quot;,&quot;)" office:value-type="string" office:string-value="65786.5,">
            <text:p>65786.5,</text:p>
          </table:table-cell>
          <table:table-cell table:formula="of:=CONCATENATE([Input.F419];&quot;,&quot;)" office:value-type="string" office:string-value="11439,">
            <text:p>11439,</text:p>
          </table:table-cell>
          <table:table-cell table:formula="of:=CONCATENATE([Input.G419];&quot;,&quot;)" office:value-type="string" office:string-value="0,">
            <text:p>0,</text:p>
          </table:table-cell>
          <table:table-cell table:formula="of:=CONCATENATE(&quot;'&quot;;[Input.H419];&quot;',&quot;)" office:value-type="string" office:string-value="'Psionic Emitter 3',">
            <text:p>'Psionic Emitter 3',</text:p>
          </table:table-cell>
          <table:table-cell table:formula="of:=CONCATENATE(&quot;'&quot;;[Input.I419];&quot;',&quot;)" office:value-type="string" office:string-value="'Metal 1',">
            <text:p>'Metal 1',</text:p>
          </table:table-cell>
          <table:table-cell table:formula="of:=CONCATENATE(&quot;'&quot;;[Input.J41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20]" office:value-type="string" office:string-value="Mars Beta">
            <text:p>Mars Beta</text:p>
          </table:table-cell>
          <table:table-cell table:formula="of:=CONCATENATE(&quot;['&quot;;[Input.B420];&quot;',&quot;)" office:value-type="string" office:string-value="['Diridium Detour 01',">
            <text:p>['Diridium Detour 01',</text:p>
          </table:table-cell>
          <table:table-cell table:formula="of:=CONCATENATE([Input.C420];&quot;,&quot;)" office:value-type="string" office:string-value="1,">
            <text:p>1,</text:p>
          </table:table-cell>
          <table:table-cell table:formula="of:=CONCATENATE([Input.D420];&quot;,&quot;)" office:value-type="string" office:string-value="25,">
            <text:p>25,</text:p>
          </table:table-cell>
          <table:table-cell table:formula="of:=CONCATENATE([Input.E420];&quot;,&quot;)" office:value-type="string" office:string-value="-179610,">
            <text:p>-179610,</text:p>
          </table:table-cell>
          <table:table-cell table:formula="of:=CONCATENATE([Input.F420];&quot;,&quot;)" office:value-type="string" office:string-value="234199,">
            <text:p>234199,</text:p>
          </table:table-cell>
          <table:table-cell table:formula="of:=CONCATENATE([Input.G420];&quot;,&quot;)" office:value-type="string" office:string-value="0,">
            <text:p>0,</text:p>
          </table:table-cell>
          <table:table-cell table:formula="of:=CONCATENATE(&quot;'&quot;;[Input.H420];&quot;',&quot;)" office:value-type="string" office:string-value="'Crystal Field',">
            <text:p>'Crystal Field',</text:p>
          </table:table-cell>
          <table:table-cell table:formula="of:=CONCATENATE(&quot;'&quot;;[Input.I420];&quot;',&quot;)" office:value-type="string" office:string-value="'Gem 1;Gem 2;Gem 3',">
            <text:p>'Gem 1;Gem 2;Gem 3',</text:p>
          </table:table-cell>
          <table:table-cell table:formula="of:=CONCATENATE(&quot;'&quot;;[Input.J420];&quot;'],&quot;)" office:value-type="string" office:string-value="'Diridium Crystal'],">
            <text:p>'Diridium Crystal'],</text:p>
          </table:table-cell>
          <table:table-cell table:number-columns-repeated="1014"/>
        </table:table-row>
        <table:table-row table:style-name="ro1">
          <table:table-cell table:formula="of:=[Input.A421]" office:value-type="string" office:string-value="Mars Beta">
            <text:p>Mars Beta</text:p>
          </table:table-cell>
          <table:table-cell table:formula="of:=CONCATENATE(&quot;['&quot;;[Input.B421];&quot;',&quot;)" office:value-type="string" office:string-value="['Diridium Detour 02',">
            <text:p>['Diridium Detour 02',</text:p>
          </table:table-cell>
          <table:table-cell table:formula="of:=CONCATENATE([Input.C421];&quot;,&quot;)" office:value-type="string" office:string-value="1,">
            <text:p>1,</text:p>
          </table:table-cell>
          <table:table-cell table:formula="of:=CONCATENATE([Input.D421];&quot;,&quot;)" office:value-type="string" office:string-value="25,">
            <text:p>25,</text:p>
          </table:table-cell>
          <table:table-cell table:formula="of:=CONCATENATE([Input.E421];&quot;,&quot;)" office:value-type="string" office:string-value="-176633,">
            <text:p>-176633,</text:p>
          </table:table-cell>
          <table:table-cell table:formula="of:=CONCATENATE([Input.F421];&quot;,&quot;)" office:value-type="string" office:string-value="233904,">
            <text:p>233904,</text:p>
          </table:table-cell>
          <table:table-cell table:formula="of:=CONCATENATE([Input.G421];&quot;,&quot;)" office:value-type="string" office:string-value="0,">
            <text:p>0,</text:p>
          </table:table-cell>
          <table:table-cell table:formula="of:=CONCATENATE(&quot;'&quot;;[Input.H421];&quot;',&quot;)" office:value-type="string" office:string-value="'Crystal Field',">
            <text:p>'Crystal Field',</text:p>
          </table:table-cell>
          <table:table-cell table:formula="of:=CONCATENATE(&quot;'&quot;;[Input.I421];&quot;',&quot;)" office:value-type="string" office:string-value="'Gem 1;Gem 3;Gem 2',">
            <text:p>'Gem 1;Gem 3;Gem 2',</text:p>
          </table:table-cell>
          <table:table-cell table:formula="of:=CONCATENATE(&quot;'&quot;;[Input.J421];&quot;'],&quot;)" office:value-type="string" office:string-value="'Diridium Crystal'],">
            <text:p>'Diridium Crystal'],</text:p>
          </table:table-cell>
          <table:table-cell table:number-columns-repeated="1014"/>
        </table:table-row>
        <table:table-row table:style-name="ro1">
          <table:table-cell table:formula="of:=[Input.A422]" office:value-type="string" office:string-value="Mazzaroth Maelstrom">
            <text:p>Mazzaroth Maelstrom</text:p>
          </table:table-cell>
          <table:table-cell table:formula="of:=CONCATENATE(&quot;['&quot;;[Input.B422];&quot;',&quot;)" office:value-type="string" office:string-value="['Harvest 5',">
            <text:p>['Harvest 5',</text:p>
          </table:table-cell>
          <table:table-cell table:formula="of:=CONCATENATE([Input.C422];&quot;,&quot;)" office:value-type="string" office:string-value="5,">
            <text:p>5,</text:p>
          </table:table-cell>
          <table:table-cell table:formula="of:=CONCATENATE([Input.D422];&quot;,&quot;)" office:value-type="string" office:string-value="45,">
            <text:p>45,</text:p>
          </table:table-cell>
          <table:table-cell table:formula="of:=CONCATENATE([Input.E422];&quot;,&quot;)" office:value-type="string" office:string-value="-190300,">
            <text:p>-190300,</text:p>
          </table:table-cell>
          <table:table-cell table:formula="of:=CONCATENATE([Input.F422];&quot;,&quot;)" office:value-type="string" office:string-value="67579.8,">
            <text:p>67579.8,</text:p>
          </table:table-cell>
          <table:table-cell table:formula="of:=CONCATENATE([Input.G422];&quot;,&quot;)" office:value-type="string" office:string-value="0,">
            <text:p>0,</text:p>
          </table:table-cell>
          <table:table-cell table:formula="of:=CONCATENATE(&quot;'&quot;;[Input.H422];&quot;',&quot;)" office:value-type="string" office:string-value="'Deep Field 1',">
            <text:p>'Deep Field 1',</text:p>
          </table:table-cell>
          <table:table-cell table:formula="of:=CONCATENATE(&quot;'&quot;;[Input.I422];&quot;',&quot;)" office:value-type="string" office:string-value="'Gas Pocket 1',">
            <text:p>'Gas Pocket 1',</text:p>
          </table:table-cell>
          <table:table-cell table:formula="of:=CONCATENATE(&quot;'&quot;;[Input.J42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23]" office:value-type="string" office:string-value="Mazzaroth Maelstrom">
            <text:p>Mazzaroth Maelstrom</text:p>
          </table:table-cell>
          <table:table-cell table:formula="of:=CONCATENATE(&quot;['&quot;;[Input.B423];&quot;',&quot;)" office:value-type="string" office:string-value="['Harvest 6',">
            <text:p>['Harvest 6',</text:p>
          </table:table-cell>
          <table:table-cell table:formula="of:=CONCATENATE([Input.C423];&quot;,&quot;)" office:value-type="string" office:string-value="5,">
            <text:p>5,</text:p>
          </table:table-cell>
          <table:table-cell table:formula="of:=CONCATENATE([Input.D423];&quot;,&quot;)" office:value-type="string" office:string-value="45,">
            <text:p>45,</text:p>
          </table:table-cell>
          <table:table-cell table:formula="of:=CONCATENATE([Input.E423];&quot;,&quot;)" office:value-type="string" office:string-value="-178093,">
            <text:p>-178093,</text:p>
          </table:table-cell>
          <table:table-cell table:formula="of:=CONCATENATE([Input.F423];&quot;,&quot;)" office:value-type="string" office:string-value="-52427.3,">
            <text:p>-52427.3,</text:p>
          </table:table-cell>
          <table:table-cell table:formula="of:=CONCATENATE([Input.G423];&quot;,&quot;)" office:value-type="string" office:string-value="0,">
            <text:p>0,</text:p>
          </table:table-cell>
          <table:table-cell table:formula="of:=CONCATENATE(&quot;'&quot;;[Input.H423];&quot;',&quot;)" office:value-type="string" office:string-value="'Frenzy Field',">
            <text:p>'Frenzy Field',</text:p>
          </table:table-cell>
          <table:table-cell table:formula="of:=CONCATENATE(&quot;'&quot;;[Input.I423];&quot;',&quot;)" office:value-type="string" office:string-value="'Gas Pocket 1',">
            <text:p>'Gas Pocket 1',</text:p>
          </table:table-cell>
          <table:table-cell table:formula="of:=CONCATENATE(&quot;'&quot;;[Input.J42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24]" office:value-type="string" office:string-value="Mazzaroth Maelstrom">
            <text:p>Mazzaroth Maelstrom</text:p>
          </table:table-cell>
          <table:table-cell table:formula="of:=CONCATENATE(&quot;['&quot;;[Input.B424];&quot;',&quot;)" office:value-type="string" office:string-value="['Harvest 1',">
            <text:p>['Harvest 1',</text:p>
          </table:table-cell>
          <table:table-cell table:formula="of:=CONCATENATE([Input.C424];&quot;,&quot;)" office:value-type="string" office:string-value="4,">
            <text:p>4,</text:p>
          </table:table-cell>
          <table:table-cell table:formula="of:=CONCATENATE([Input.D424];&quot;,&quot;)" office:value-type="string" office:string-value="35,">
            <text:p>35,</text:p>
          </table:table-cell>
          <table:table-cell table:formula="of:=CONCATENATE([Input.E424];&quot;,&quot;)" office:value-type="string" office:string-value="-118336,">
            <text:p>-118336,</text:p>
          </table:table-cell>
          <table:table-cell table:formula="of:=CONCATENATE([Input.F424];&quot;,&quot;)" office:value-type="string" office:string-value="-36867.5,">
            <text:p>-36867.5,</text:p>
          </table:table-cell>
          <table:table-cell table:formula="of:=CONCATENATE([Input.G424];&quot;,&quot;)" office:value-type="string" office:string-value="0,">
            <text:p>0,</text:p>
          </table:table-cell>
          <table:table-cell table:formula="of:=CONCATENATE(&quot;'&quot;;[Input.H424];&quot;',&quot;)" office:value-type="string" office:string-value="'Harvest Cluster 1',">
            <text:p>'Harvest Cluster 1',</text:p>
          </table:table-cell>
          <table:table-cell table:formula="of:=CONCATENATE(&quot;'&quot;;[Input.I424];&quot;',&quot;)" office:value-type="string" office:string-value="'Hydrocarbon 3;Reactive 3',">
            <text:p>'Hydrocarbon 3;Reactive 3',</text:p>
          </table:table-cell>
          <table:table-cell table:formula="of:=CONCATENATE(&quot;'&quot;;[Input.J42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25]" office:value-type="string" office:string-value="Mazzaroth Maelstrom">
            <text:p>Mazzaroth Maelstrom</text:p>
          </table:table-cell>
          <table:table-cell table:formula="of:=CONCATENATE(&quot;['&quot;;[Input.B425];&quot;',&quot;)" office:value-type="string" office:string-value="['Harvest 2',">
            <text:p>['Harvest 2',</text:p>
          </table:table-cell>
          <table:table-cell table:formula="of:=CONCATENATE([Input.C425];&quot;,&quot;)" office:value-type="string" office:string-value="4,">
            <text:p>4,</text:p>
          </table:table-cell>
          <table:table-cell table:formula="of:=CONCATENATE([Input.D425];&quot;,&quot;)" office:value-type="string" office:string-value="40,">
            <text:p>40,</text:p>
          </table:table-cell>
          <table:table-cell table:formula="of:=CONCATENATE([Input.E425];&quot;,&quot;)" office:value-type="string" office:string-value="-137493,">
            <text:p>-137493,</text:p>
          </table:table-cell>
          <table:table-cell table:formula="of:=CONCATENATE([Input.F425];&quot;,&quot;)" office:value-type="string" office:string-value="60871,">
            <text:p>60871,</text:p>
          </table:table-cell>
          <table:table-cell table:formula="of:=CONCATENATE([Input.G425];&quot;,&quot;)" office:value-type="string" office:string-value="0,">
            <text:p>0,</text:p>
          </table:table-cell>
          <table:table-cell table:formula="of:=CONCATENATE(&quot;'&quot;;[Input.H425];&quot;',&quot;)" office:value-type="string" office:string-value="'Harvest Cluster 2',">
            <text:p>'Harvest Cluster 2',</text:p>
          </table:table-cell>
          <table:table-cell table:formula="of:=CONCATENATE(&quot;'&quot;;[Input.I425];&quot;',&quot;)" office:value-type="string" office:string-value="'Reactive 3;Hydrocarbon 3',">
            <text:p>'Reactive 3;Hydrocarbon 3',</text:p>
          </table:table-cell>
          <table:table-cell table:formula="of:=CONCATENATE(&quot;'&quot;;[Input.J42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26]" office:value-type="string" office:string-value="Mazzaroth Maelstrom">
            <text:p>Mazzaroth Maelstrom</text:p>
          </table:table-cell>
          <table:table-cell table:formula="of:=CONCATENATE(&quot;['&quot;;[Input.B426];&quot;',&quot;)" office:value-type="string" office:string-value="['Harvest 3',">
            <text:p>['Harvest 3',</text:p>
          </table:table-cell>
          <table:table-cell table:formula="of:=CONCATENATE([Input.C426];&quot;,&quot;)" office:value-type="string" office:string-value="4,">
            <text:p>4,</text:p>
          </table:table-cell>
          <table:table-cell table:formula="of:=CONCATENATE([Input.D426];&quot;,&quot;)" office:value-type="string" office:string-value="40,">
            <text:p>40,</text:p>
          </table:table-cell>
          <table:table-cell table:formula="of:=CONCATENATE([Input.E426];&quot;,&quot;)" office:value-type="string" office:string-value="-240601,">
            <text:p>-240601,</text:p>
          </table:table-cell>
          <table:table-cell table:formula="of:=CONCATENATE([Input.F426];&quot;,&quot;)" office:value-type="string" office:string-value="-46361.1,">
            <text:p>-46361.1,</text:p>
          </table:table-cell>
          <table:table-cell table:formula="of:=CONCATENATE([Input.G426];&quot;,&quot;)" office:value-type="string" office:string-value="0,">
            <text:p>0,</text:p>
          </table:table-cell>
          <table:table-cell table:formula="of:=CONCATENATE(&quot;'&quot;;[Input.H426];&quot;',&quot;)" office:value-type="string" office:string-value="'Deep Field 2',">
            <text:p>'Deep Field 2',</text:p>
          </table:table-cell>
          <table:table-cell table:formula="of:=CONCATENATE(&quot;'&quot;;[Input.I426];&quot;',&quot;)" office:value-type="string" office:string-value="'Hydrocarbon 3;Reactive 3',">
            <text:p>'Hydrocarbon 3;Reactive 3',</text:p>
          </table:table-cell>
          <table:table-cell table:formula="of:=CONCATENATE(&quot;'&quot;;[Input.J42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27]" office:value-type="string" office:string-value="Mazzaroth Maelstrom">
            <text:p>Mazzaroth Maelstrom</text:p>
          </table:table-cell>
          <table:table-cell table:formula="of:=CONCATENATE(&quot;['&quot;;[Input.B427];&quot;',&quot;)" office:value-type="string" office:string-value="['Harvest 4',">
            <text:p>['Harvest 4',</text:p>
          </table:table-cell>
          <table:table-cell table:formula="of:=CONCATENATE([Input.C427];&quot;,&quot;)" office:value-type="string" office:string-value="4,">
            <text:p>4,</text:p>
          </table:table-cell>
          <table:table-cell table:formula="of:=CONCATENATE([Input.D427];&quot;,&quot;)" office:value-type="string" office:string-value="40,">
            <text:p>40,</text:p>
          </table:table-cell>
          <table:table-cell table:formula="of:=CONCATENATE([Input.E427];&quot;,&quot;)" office:value-type="string" office:string-value="-246740,">
            <text:p>-246740,</text:p>
          </table:table-cell>
          <table:table-cell table:formula="of:=CONCATENATE([Input.F427];&quot;,&quot;)" office:value-type="string" office:string-value="28867,">
            <text:p>28867,</text:p>
          </table:table-cell>
          <table:table-cell table:formula="of:=CONCATENATE([Input.G427];&quot;,&quot;)" office:value-type="string" office:string-value="0,">
            <text:p>0,</text:p>
          </table:table-cell>
          <table:table-cell table:formula="of:=CONCATENATE(&quot;'&quot;;[Input.H427];&quot;',&quot;)" office:value-type="string" office:string-value="'Hunter\'s Respite 1',">
            <text:p>'Hunter\'s Respite 1',</text:p>
          </table:table-cell>
          <table:table-cell table:formula="of:=CONCATENATE(&quot;'&quot;;[Input.I427];&quot;',&quot;)" office:value-type="string" office:string-value="'Reactive 3;Hydrocarbon 3',">
            <text:p>'Reactive 3;Hydrocarbon 3',</text:p>
          </table:table-cell>
          <table:table-cell table:formula="of:=CONCATENATE(&quot;'&quot;;[Input.J42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28]" office:value-type="string" office:string-value="Menorb">
            <text:p>Menorb</text:p>
          </table:table-cell>
          <table:table-cell table:formula="of:=CONCATENATE(&quot;['&quot;;[Input.B428];&quot;',&quot;)" office:value-type="string" office:string-value="['O5F2',">
            <text:p>['O5F2',</text:p>
          </table:table-cell>
          <table:table-cell table:formula="of:=CONCATENATE([Input.C428];&quot;,&quot;)" office:value-type="string" office:string-value="5,">
            <text:p>5,</text:p>
          </table:table-cell>
          <table:table-cell table:formula="of:=CONCATENATE([Input.D428];&quot;,&quot;)" office:value-type="string" office:string-value="35,">
            <text:p>35,</text:p>
          </table:table-cell>
          <table:table-cell table:formula="of:=CONCATENATE([Input.E428];&quot;,&quot;)" office:value-type="string" office:string-value="55101.1,">
            <text:p>55101.1,</text:p>
          </table:table-cell>
          <table:table-cell table:formula="of:=CONCATENATE([Input.F428];&quot;,&quot;)" office:value-type="string" office:string-value="72867.3,">
            <text:p>72867.3,</text:p>
          </table:table-cell>
          <table:table-cell table:formula="of:=CONCATENATE([Input.G428];&quot;,&quot;)" office:value-type="string" office:string-value="-2500,">
            <text:p>-2500,</text:p>
          </table:table-cell>
          <table:table-cell table:formula="of:=CONCATENATE(&quot;'&quot;;[Input.H428];&quot;',&quot;)" office:value-type="string" office:string-value="'Menorb Skyway 6',">
            <text:p>'Menorb Skyway 6',</text:p>
          </table:table-cell>
          <table:table-cell table:formula="of:=CONCATENATE(&quot;'&quot;;[Input.I428];&quot;',&quot;)" office:value-type="string" office:string-value="'Reactive 1;Metal 2;Hydrocarbon 3;Gem 1',">
            <text:p>'Reactive 1;Metal 2;Hydrocarbon 3;Gem 1',</text:p>
          </table:table-cell>
          <table:table-cell table:formula="of:=CONCATENATE(&quot;'&quot;;[Input.J42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29]" office:value-type="string" office:string-value="Menorb">
            <text:p>Menorb</text:p>
          </table:table-cell>
          <table:table-cell table:formula="of:=CONCATENATE(&quot;['&quot;;[Input.B429];&quot;',&quot;)" office:value-type="string" office:string-value="['O5F3',">
            <text:p>['O5F3',</text:p>
          </table:table-cell>
          <table:table-cell table:formula="of:=CONCATENATE([Input.C429];&quot;,&quot;)" office:value-type="string" office:string-value="5,">
            <text:p>5,</text:p>
          </table:table-cell>
          <table:table-cell table:formula="of:=CONCATENATE([Input.D429];&quot;,&quot;)" office:value-type="string" office:string-value="35,">
            <text:p>35,</text:p>
          </table:table-cell>
          <table:table-cell table:formula="of:=CONCATENATE([Input.E429];&quot;,&quot;)" office:value-type="string" office:string-value="48035.4,">
            <text:p>48035.4,</text:p>
          </table:table-cell>
          <table:table-cell table:formula="of:=CONCATENATE([Input.F429];&quot;,&quot;)" office:value-type="string" office:string-value="71078.5,">
            <text:p>71078.5,</text:p>
          </table:table-cell>
          <table:table-cell table:formula="of:=CONCATENATE([Input.G429];&quot;,&quot;)" office:value-type="string" office:string-value="-4200,">
            <text:p>-4200,</text:p>
          </table:table-cell>
          <table:table-cell table:formula="of:=CONCATENATE(&quot;'&quot;;[Input.H429];&quot;',&quot;)" office:value-type="string" office:string-value="'Menorb Skyway 6',">
            <text:p>'Menorb Skyway 6',</text:p>
          </table:table-cell>
          <table:table-cell table:formula="of:=CONCATENATE(&quot;'&quot;;[Input.I429];&quot;',&quot;)" office:value-type="string" office:string-value="'Metal 1;Reactive 2;Hydrocarbon 2;Gem 3',">
            <text:p>'Metal 1;Reactive 2;Hydrocarbon 2;Gem 3',</text:p>
          </table:table-cell>
          <table:table-cell table:formula="of:=CONCATENATE(&quot;'&quot;;[Input.J42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30]" office:value-type="string" office:string-value="Menorb">
            <text:p>Menorb</text:p>
          </table:table-cell>
          <table:table-cell table:formula="of:=CONCATENATE(&quot;['&quot;;[Input.B430];&quot;',&quot;)" office:value-type="string" office:string-value="['O4F1',">
            <text:p>['O4F1',</text:p>
          </table:table-cell>
          <table:table-cell table:formula="of:=CONCATENATE([Input.C430];&quot;,&quot;)" office:value-type="string" office:string-value="4,">
            <text:p>4,</text:p>
          </table:table-cell>
          <table:table-cell table:formula="of:=CONCATENATE([Input.D430];&quot;,&quot;)" office:value-type="string" office:string-value="25,">
            <text:p>25,</text:p>
          </table:table-cell>
          <table:table-cell table:formula="of:=CONCATENATE([Input.E430];&quot;,&quot;)" office:value-type="string" office:string-value="20803.6,">
            <text:p>20803.6,</text:p>
          </table:table-cell>
          <table:table-cell table:formula="of:=CONCATENATE([Input.F430];&quot;,&quot;)" office:value-type="string" office:string-value="-18520.4,">
            <text:p>-18520.4,</text:p>
          </table:table-cell>
          <table:table-cell table:formula="of:=CONCATENATE([Input.G430];&quot;,&quot;)" office:value-type="string" office:string-value="0,">
            <text:p>0,</text:p>
          </table:table-cell>
          <table:table-cell table:formula="of:=CONCATENATE(&quot;'&quot;;[Input.H430];&quot;',&quot;)" office:value-type="string" office:string-value="'Tendrius',">
            <text:p>'Tendrius',</text:p>
          </table:table-cell>
          <table:table-cell table:formula="of:=CONCATENATE(&quot;'&quot;;[Input.I430];&quot;',&quot;)" office:value-type="string" office:string-value="'Gas Pocket 1',">
            <text:p>'Gas Pocket 1',</text:p>
          </table:table-cell>
          <table:table-cell table:formula="of:=CONCATENATE(&quot;'&quot;;[Input.J43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31]" office:value-type="string" office:string-value="Menorb">
            <text:p>Menorb</text:p>
          </table:table-cell>
          <table:table-cell table:formula="of:=CONCATENATE(&quot;['&quot;;[Input.B431];&quot;',&quot;)" office:value-type="string" office:string-value="['O4F4',">
            <text:p>['O4F4',</text:p>
          </table:table-cell>
          <table:table-cell table:formula="of:=CONCATENATE([Input.C431];&quot;,&quot;)" office:value-type="string" office:string-value="4,">
            <text:p>4,</text:p>
          </table:table-cell>
          <table:table-cell table:formula="of:=CONCATENATE([Input.D431];&quot;,&quot;)" office:value-type="string" office:string-value="25,">
            <text:p>25,</text:p>
          </table:table-cell>
          <table:table-cell table:formula="of:=CONCATENATE([Input.E431];&quot;,&quot;)" office:value-type="string" office:string-value="25610.9,">
            <text:p>25610.9,</text:p>
          </table:table-cell>
          <table:table-cell table:formula="of:=CONCATENATE([Input.F431];&quot;,&quot;)" office:value-type="string" office:string-value="-19990.3,">
            <text:p>-19990.3,</text:p>
          </table:table-cell>
          <table:table-cell table:formula="of:=CONCATENATE([Input.G431];&quot;,&quot;)" office:value-type="string" office:string-value="0,">
            <text:p>0,</text:p>
          </table:table-cell>
          <table:table-cell table:formula="of:=CONCATENATE(&quot;'&quot;;[Input.H431];&quot;',&quot;)" office:value-type="string" office:string-value="'Tendrius',">
            <text:p>'Tendrius',</text:p>
          </table:table-cell>
          <table:table-cell table:formula="of:=CONCATENATE(&quot;'&quot;;[Input.I431];&quot;',&quot;)" office:value-type="string" office:string-value="'Metal 2;Reactive 2;Hydrocarbon 1;Gem 3',">
            <text:p>'Metal 2;Reactive 2;Hydrocarbon 1;Gem 3',</text:p>
          </table:table-cell>
          <table:table-cell table:formula="of:=CONCATENATE(&quot;'&quot;;[Input.J43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32]" office:value-type="string" office:string-value="Menorb">
            <text:p>Menorb</text:p>
          </table:table-cell>
          <table:table-cell table:formula="of:=CONCATENATE(&quot;['&quot;;[Input.B432];&quot;',&quot;)" office:value-type="string" office:string-value="['O4F4',">
            <text:p>['O4F4',</text:p>
          </table:table-cell>
          <table:table-cell table:formula="of:=CONCATENATE([Input.C432];&quot;,&quot;)" office:value-type="string" office:string-value="4,">
            <text:p>4,</text:p>
          </table:table-cell>
          <table:table-cell table:formula="of:=CONCATENATE([Input.D432];&quot;,&quot;)" office:value-type="string" office:string-value="20,">
            <text:p>20,</text:p>
          </table:table-cell>
          <table:table-cell table:formula="of:=CONCATENATE([Input.E432];&quot;,&quot;)" office:value-type="string" office:string-value="67923.6,">
            <text:p>67923.6,</text:p>
          </table:table-cell>
          <table:table-cell table:formula="of:=CONCATENATE([Input.F432];&quot;,&quot;)" office:value-type="string" office:string-value="53881.5,">
            <text:p>53881.5,</text:p>
          </table:table-cell>
          <table:table-cell table:formula="of:=CONCATENATE([Input.G432];&quot;,&quot;)" office:value-type="string" office:string-value="-2500,">
            <text:p>-2500,</text:p>
          </table:table-cell>
          <table:table-cell table:formula="of:=CONCATENATE(&quot;'&quot;;[Input.H432];&quot;',&quot;)" office:value-type="string" office:string-value="'Menorb Skyway 5',">
            <text:p>'Menorb Skyway 5',</text:p>
          </table:table-cell>
          <table:table-cell table:formula="of:=CONCATENATE(&quot;'&quot;;[Input.I432];&quot;',&quot;)" office:value-type="string" office:string-value="'Gem 1;Gem 3;Gem 2',">
            <text:p>'Gem 1;Gem 3;Gem 2',</text:p>
          </table:table-cell>
          <table:table-cell table:formula="of:=CONCATENATE(&quot;'&quot;;[Input.J43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33]" office:value-type="string" office:string-value="Menorb">
            <text:p>Menorb</text:p>
          </table:table-cell>
          <table:table-cell table:formula="of:=CONCATENATE(&quot;['&quot;;[Input.B433];&quot;',&quot;)" office:value-type="string" office:string-value="['O4F5',">
            <text:p>['O4F5',</text:p>
          </table:table-cell>
          <table:table-cell table:formula="of:=CONCATENATE([Input.C433];&quot;,&quot;)" office:value-type="string" office:string-value="4,">
            <text:p>4,</text:p>
          </table:table-cell>
          <table:table-cell table:formula="of:=CONCATENATE([Input.D433];&quot;,&quot;)" office:value-type="string" office:string-value="20,">
            <text:p>20,</text:p>
          </table:table-cell>
          <table:table-cell table:formula="of:=CONCATENATE([Input.E433];&quot;,&quot;)" office:value-type="string" office:string-value="46615.8,">
            <text:p>46615.8,</text:p>
          </table:table-cell>
          <table:table-cell table:formula="of:=CONCATENATE([Input.F433];&quot;,&quot;)" office:value-type="string" office:string-value="40911.5,">
            <text:p>40911.5,</text:p>
          </table:table-cell>
          <table:table-cell table:formula="of:=CONCATENATE([Input.G433];&quot;,&quot;)" office:value-type="string" office:string-value="-2500,">
            <text:p>-2500,</text:p>
          </table:table-cell>
          <table:table-cell table:formula="of:=CONCATENATE(&quot;'&quot;;[Input.H433];&quot;',&quot;)" office:value-type="string" office:string-value="'Menorb Skyway 5',">
            <text:p>'Menorb Skyway 5',</text:p>
          </table:table-cell>
          <table:table-cell table:formula="of:=CONCATENATE(&quot;'&quot;;[Input.I433];&quot;',&quot;)" office:value-type="string" office:string-value="'Gem 1;Gem 3;Gem 2',">
            <text:p>'Gem 1;Gem 3;Gem 2',</text:p>
          </table:table-cell>
          <table:table-cell table:formula="of:=CONCATENATE(&quot;'&quot;;[Input.J43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34]" office:value-type="string" office:string-value="Menorb">
            <text:p>Menorb</text:p>
          </table:table-cell>
          <table:table-cell table:formula="of:=CONCATENATE(&quot;['&quot;;[Input.B434];&quot;',&quot;)" office:value-type="string" office:string-value="['O4F6',">
            <text:p>['O4F6',</text:p>
          </table:table-cell>
          <table:table-cell table:formula="of:=CONCATENATE([Input.C434];&quot;,&quot;)" office:value-type="string" office:string-value="4,">
            <text:p>4,</text:p>
          </table:table-cell>
          <table:table-cell table:formula="of:=CONCATENATE([Input.D434];&quot;,&quot;)" office:value-type="string" office:string-value="20,">
            <text:p>20,</text:p>
          </table:table-cell>
          <table:table-cell table:formula="of:=CONCATENATE([Input.E434];&quot;,&quot;)" office:value-type="string" office:string-value="51132.1,">
            <text:p>51132.1,</text:p>
          </table:table-cell>
          <table:table-cell table:formula="of:=CONCATENATE([Input.F434];&quot;,&quot;)" office:value-type="string" office:string-value="15434.8,">
            <text:p>15434.8,</text:p>
          </table:table-cell>
          <table:table-cell table:formula="of:=CONCATENATE([Input.G434];&quot;,&quot;)" office:value-type="string" office:string-value="-2000,">
            <text:p>-2000,</text:p>
          </table:table-cell>
          <table:table-cell table:formula="of:=CONCATENATE(&quot;'&quot;;[Input.H434];&quot;',&quot;)" office:value-type="string" office:string-value="'Menorb Skyway 4',">
            <text:p>'Menorb Skyway 4',</text:p>
          </table:table-cell>
          <table:table-cell table:formula="of:=CONCATENATE(&quot;'&quot;;[Input.I434];&quot;',&quot;)" office:value-type="string" office:string-value="'Gem 1;Reactive 3;Reactive 2;Metal 3;Metal 1;Hydrocarbon 2;Gem 3;Hydrocarbon 1',">
            <text:p>'Gem 1;Reactive 3;Reactive 2;Metal 3;Metal 1;Hydrocarbon 2;Gem 3;Hydrocarbon 1',</text:p>
          </table:table-cell>
          <table:table-cell table:formula="of:=CONCATENATE(&quot;'&quot;;[Input.J43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35]" office:value-type="string" office:string-value="Menorb">
            <text:p>Menorb</text:p>
          </table:table-cell>
          <table:table-cell table:formula="of:=CONCATENATE(&quot;['&quot;;[Input.B435];&quot;',&quot;)" office:value-type="string" office:string-value="['O4F7',">
            <text:p>['O4F7',</text:p>
          </table:table-cell>
          <table:table-cell table:formula="of:=CONCATENATE([Input.C435];&quot;,&quot;)" office:value-type="string" office:string-value="4,">
            <text:p>4,</text:p>
          </table:table-cell>
          <table:table-cell table:formula="of:=CONCATENATE([Input.D435];&quot;,&quot;)" office:value-type="string" office:string-value="20,">
            <text:p>20,</text:p>
          </table:table-cell>
          <table:table-cell table:formula="of:=CONCATENATE([Input.E435];&quot;,&quot;)" office:value-type="string" office:string-value="24728.9,">
            <text:p>24728.9,</text:p>
          </table:table-cell>
          <table:table-cell table:formula="of:=CONCATENATE([Input.F435];&quot;,&quot;)" office:value-type="string" office:string-value="18677.3,">
            <text:p>18677.3,</text:p>
          </table:table-cell>
          <table:table-cell table:formula="of:=CONCATENATE([Input.G435];&quot;,&quot;)" office:value-type="string" office:string-value="-1500,">
            <text:p>-1500,</text:p>
          </table:table-cell>
          <table:table-cell table:formula="of:=CONCATENATE(&quot;'&quot;;[Input.H435];&quot;',&quot;)" office:value-type="string" office:string-value="'Menorb Skyway 3',">
            <text:p>'Menorb Skyway 3',</text:p>
          </table:table-cell>
          <table:table-cell table:formula="of:=CONCATENATE(&quot;'&quot;;[Input.I435];&quot;',&quot;)" office:value-type="string" office:string-value="'Reactive 1;Gem 3;Hydrocarbon 2;Metal 2;Metal 1;Hydrocarbon 3;Gem 2',">
            <text:p>'Reactive 1;Gem 3;Hydrocarbon 2;Metal 2;Metal 1;Hydrocarbon 3;Gem 2',</text:p>
          </table:table-cell>
          <table:table-cell table:formula="of:=CONCATENATE(&quot;'&quot;;[Input.J43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36]" office:value-type="string" office:string-value="Menorb">
            <text:p>Menorb</text:p>
          </table:table-cell>
          <table:table-cell table:formula="of:=CONCATENATE(&quot;['&quot;;[Input.B436];&quot;',&quot;)" office:value-type="string" office:string-value="['O3F8',">
            <text:p>['O3F8',</text:p>
          </table:table-cell>
          <table:table-cell table:formula="of:=CONCATENATE([Input.C436];&quot;,&quot;)" office:value-type="string" office:string-value="3,">
            <text:p>3,</text:p>
          </table:table-cell>
          <table:table-cell table:formula="of:=CONCATENATE([Input.D436];&quot;,&quot;)" office:value-type="string" office:string-value="20,">
            <text:p>20,</text:p>
          </table:table-cell>
          <table:table-cell table:formula="of:=CONCATENATE([Input.E436];&quot;,&quot;)" office:value-type="string" office:string-value="-9119.2,">
            <text:p>-9119.2,</text:p>
          </table:table-cell>
          <table:table-cell table:formula="of:=CONCATENATE([Input.F436];&quot;,&quot;)" office:value-type="string" office:string-value="8776.49,">
            <text:p>8776.49,</text:p>
          </table:table-cell>
          <table:table-cell table:formula="of:=CONCATENATE([Input.G436];&quot;,&quot;)" office:value-type="string" office:string-value="0,">
            <text:p>0,</text:p>
          </table:table-cell>
          <table:table-cell table:formula="of:=CONCATENATE(&quot;'&quot;;[Input.H436];&quot;',&quot;)" office:value-type="string" office:string-value="'Menorb Skyway 2',">
            <text:p>'Menorb Skyway 2',</text:p>
          </table:table-cell>
          <table:table-cell table:formula="of:=CONCATENATE(&quot;'&quot;;[Input.I436];&quot;',&quot;)" office:value-type="string" office:string-value="'Gem 1;Gem 3;Gem 2',">
            <text:p>'Gem 1;Gem 3;Gem 2',</text:p>
          </table:table-cell>
          <table:table-cell table:formula="of:=CONCATENATE(&quot;'&quot;;[Input.J43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37]" office:value-type="string" office:string-value="Menorb">
            <text:p>Menorb</text:p>
          </table:table-cell>
          <table:table-cell table:formula="of:=CONCATENATE(&quot;['&quot;;[Input.B437];&quot;',&quot;)" office:value-type="string" office:string-value="['O3F9',">
            <text:p>['O3F9',</text:p>
          </table:table-cell>
          <table:table-cell table:formula="of:=CONCATENATE([Input.C437];&quot;,&quot;)" office:value-type="string" office:string-value="3,">
            <text:p>3,</text:p>
          </table:table-cell>
          <table:table-cell table:formula="of:=CONCATENATE([Input.D437];&quot;,&quot;)" office:value-type="string" office:string-value="20,">
            <text:p>20,</text:p>
          </table:table-cell>
          <table:table-cell table:formula="of:=CONCATENATE([Input.E437];&quot;,&quot;)" office:value-type="string" office:string-value="-21476.6,">
            <text:p>-21476.6,</text:p>
          </table:table-cell>
          <table:table-cell table:formula="of:=CONCATENATE([Input.F437];&quot;,&quot;)" office:value-type="string" office:string-value="39058.6,">
            <text:p>39058.6,</text:p>
          </table:table-cell>
          <table:table-cell table:formula="of:=CONCATENATE([Input.G437];&quot;,&quot;)" office:value-type="string" office:string-value="-500,">
            <text:p>-500,</text:p>
          </table:table-cell>
          <table:table-cell table:formula="of:=CONCATENATE(&quot;'&quot;;[Input.H437];&quot;',&quot;)" office:value-type="string" office:string-value="'Menorb Skyway 1',">
            <text:p>'Menorb Skyway 1',</text:p>
          </table:table-cell>
          <table:table-cell table:formula="of:=CONCATENATE(&quot;'&quot;;[Input.I437];&quot;',&quot;)" office:value-type="string" office:string-value="'Reactive 1;Reactive 3;Metal 2;Hydrocarbon 1;Gem 3;Metal 3',">
            <text:p>'Reactive 1;Reactive 3;Metal 2;Hydrocarbon 1;Gem 3;Metal 3',</text:p>
          </table:table-cell>
          <table:table-cell table:formula="of:=CONCATENATE(&quot;'&quot;;[Input.J43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38]" office:value-type="string" office:string-value="Menorb">
            <text:p>Menorb</text:p>
          </table:table-cell>
          <table:table-cell table:formula="of:=CONCATENATE(&quot;['&quot;;[Input.B438];&quot;',&quot;)" office:value-type="string" office:string-value="['Menorb',">
            <text:p>['Menorb',</text:p>
          </table:table-cell>
          <table:table-cell table:formula="of:=CONCATENATE([Input.C438];&quot;,&quot;)" office:value-type="string" office:string-value="NULL,">
            <text:p>NULL,</text:p>
          </table:table-cell>
          <table:table-cell table:formula="of:=CONCATENATE([Input.D438];&quot;,&quot;)" office:value-type="string" office:string-value="NULL,">
            <text:p>NULL,</text:p>
          </table:table-cell>
          <table:table-cell table:formula="of:=CONCATENATE([Input.E438];&quot;,&quot;)" office:value-type="string" office:string-value="11200.1,">
            <text:p>11200.1,</text:p>
          </table:table-cell>
          <table:table-cell table:formula="of:=CONCATENATE([Input.F438];&quot;,&quot;)" office:value-type="string" office:string-value="73333.3,">
            <text:p>73333.3,</text:p>
          </table:table-cell>
          <table:table-cell table:formula="of:=CONCATENATE([Input.G438];&quot;,&quot;)" office:value-type="string" office:string-value="0,">
            <text:p>0,</text:p>
          </table:table-cell>
          <table:table-cell table:formula="of:=CONCATENATE(&quot;'&quot;;[Input.H438];&quot;',&quot;)" office:value-type="string" office:string-value="'Menorb',">
            <text:p>'Menorb',</text:p>
          </table:table-cell>
          <table:table-cell table:formula="of:=CONCATENATE(&quot;'&quot;;[Input.I438];&quot;',&quot;)" office:value-type="string" office:string-value="'Gas Pocket 1',">
            <text:p>'Gas Pocket 1',</text:p>
          </table:table-cell>
          <table:table-cell table:formula="of:=CONCATENATE(&quot;'&quot;;[Input.J43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39]" office:value-type="string" office:string-value="Mercury">
            <text:p>Mercury</text:p>
          </table:table-cell>
          <table:table-cell table:formula="of:=CONCATENATE(&quot;['&quot;;[Input.B439];&quot;',&quot;)" office:value-type="string" office:string-value="['hidden crystal 1',">
            <text:p>['hidden crystal 1',</text:p>
          </table:table-cell>
          <table:table-cell table:formula="of:=CONCATENATE([Input.C439];&quot;,&quot;)" office:value-type="string" office:string-value="6,">
            <text:p>6,</text:p>
          </table:table-cell>
          <table:table-cell table:formula="of:=CONCATENATE([Input.D439];&quot;,&quot;)" office:value-type="string" office:string-value="15,">
            <text:p>15,</text:p>
          </table:table-cell>
          <table:table-cell table:formula="of:=CONCATENATE([Input.E439];&quot;,&quot;)" office:value-type="string" office:string-value="60736.1,">
            <text:p>60736.1,</text:p>
          </table:table-cell>
          <table:table-cell table:formula="of:=CONCATENATE([Input.F439];&quot;,&quot;)" office:value-type="string" office:string-value="-31573.5,">
            <text:p>-31573.5,</text:p>
          </table:table-cell>
          <table:table-cell table:formula="of:=CONCATENATE([Input.G439];&quot;,&quot;)" office:value-type="string" office:string-value="0,">
            <text:p>0,</text:p>
          </table:table-cell>
          <table:table-cell table:formula="of:=CONCATENATE(&quot;'&quot;;[Input.H439];&quot;',&quot;)" office:value-type="string" office:string-value="'Helios Major ',">
            <text:p>'Helios Major ',</text:p>
          </table:table-cell>
          <table:table-cell table:formula="of:=CONCATENATE(&quot;'&quot;;[Input.I439];&quot;',&quot;)" office:value-type="string" office:string-value="'Gem 1;Gem 2;Gem 3',">
            <text:p>'Gem 1;Gem 2;Gem 3',</text:p>
          </table:table-cell>
          <table:table-cell table:formula="of:=CONCATENATE(&quot;'&quot;;[Input.J43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40]" office:value-type="string" office:string-value="Mercury">
            <text:p>Mercury</text:p>
          </table:table-cell>
          <table:table-cell table:formula="of:=CONCATENATE(&quot;['&quot;;[Input.B440];&quot;',&quot;)" office:value-type="string" office:string-value="['hidden crystal 3',">
            <text:p>['hidden crystal 3',</text:p>
          </table:table-cell>
          <table:table-cell table:formula="of:=CONCATENATE([Input.C440];&quot;,&quot;)" office:value-type="string" office:string-value="6,">
            <text:p>6,</text:p>
          </table:table-cell>
          <table:table-cell table:formula="of:=CONCATENATE([Input.D440];&quot;,&quot;)" office:value-type="string" office:string-value="15,">
            <text:p>15,</text:p>
          </table:table-cell>
          <table:table-cell table:formula="of:=CONCATENATE([Input.E440];&quot;,&quot;)" office:value-type="string" office:string-value="-21909.5,">
            <text:p>-21909.5,</text:p>
          </table:table-cell>
          <table:table-cell table:formula="of:=CONCATENATE([Input.F440];&quot;,&quot;)" office:value-type="string" office:string-value="33059.5,">
            <text:p>33059.5,</text:p>
          </table:table-cell>
          <table:table-cell table:formula="of:=CONCATENATE([Input.G440];&quot;,&quot;)" office:value-type="string" office:string-value="0,">
            <text:p>0,</text:p>
          </table:table-cell>
          <table:table-cell table:formula="of:=CONCATENATE(&quot;'&quot;;[Input.H440];&quot;',&quot;)" office:value-type="string" office:string-value="'Star Clipper 4',">
            <text:p>'Star Clipper 4',</text:p>
          </table:table-cell>
          <table:table-cell table:formula="of:=CONCATENATE(&quot;'&quot;;[Input.I440];&quot;',&quot;)" office:value-type="string" office:string-value="'Gem 1;Gem 2;Gem 3',">
            <text:p>'Gem 1;Gem 2;Gem 3',</text:p>
          </table:table-cell>
          <table:table-cell table:formula="of:=CONCATENATE(&quot;'&quot;;[Input.J44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41]" office:value-type="string" office:string-value="Mercury">
            <text:p>Mercury</text:p>
          </table:table-cell>
          <table:table-cell table:formula="of:=CONCATENATE(&quot;['&quot;;[Input.B441];&quot;',&quot;)" office:value-type="string" office:string-value="['hidden crystal 8',">
            <text:p>['hidden crystal 8',</text:p>
          </table:table-cell>
          <table:table-cell table:formula="of:=CONCATENATE([Input.C441];&quot;,&quot;)" office:value-type="string" office:string-value="6,">
            <text:p>6,</text:p>
          </table:table-cell>
          <table:table-cell table:formula="of:=CONCATENATE([Input.D441];&quot;,&quot;)" office:value-type="string" office:string-value="15,">
            <text:p>15,</text:p>
          </table:table-cell>
          <table:table-cell table:formula="of:=CONCATENATE([Input.E441];&quot;,&quot;)" office:value-type="string" office:string-value="-718.313,">
            <text:p>-718.313,</text:p>
          </table:table-cell>
          <table:table-cell table:formula="of:=CONCATENATE([Input.F441];&quot;,&quot;)" office:value-type="string" office:string-value="146432,">
            <text:p>146432,</text:p>
          </table:table-cell>
          <table:table-cell table:formula="of:=CONCATENATE([Input.G441];&quot;,&quot;)" office:value-type="string" office:string-value="0,">
            <text:p>0,</text:p>
          </table:table-cell>
          <table:table-cell table:formula="of:=CONCATENATE(&quot;'&quot;;[Input.H441];&quot;',&quot;)" office:value-type="string" office:string-value="'Helios Major ',">
            <text:p>'Helios Major ',</text:p>
          </table:table-cell>
          <table:table-cell table:formula="of:=CONCATENATE(&quot;'&quot;;[Input.I441];&quot;',&quot;)" office:value-type="string" office:string-value="'Gem 1;Gem 2;Gem 3;Reactive 1',">
            <text:p>'Gem 1;Gem 2;Gem 3;Reactive 1',</text:p>
          </table:table-cell>
          <table:table-cell table:formula="of:=CONCATENATE(&quot;'&quot;;[Input.J44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42]" office:value-type="string" office:string-value="Mercury">
            <text:p>Mercury</text:p>
          </table:table-cell>
          <table:table-cell table:formula="of:=CONCATENATE(&quot;['&quot;;[Input.B442];&quot;',&quot;)" office:value-type="string" office:string-value="['random 01',">
            <text:p>['random 01',</text:p>
          </table:table-cell>
          <table:table-cell table:formula="of:=CONCATENATE([Input.C442];&quot;,&quot;)" office:value-type="string" office:string-value="6,">
            <text:p>6,</text:p>
          </table:table-cell>
          <table:table-cell table:formula="of:=CONCATENATE([Input.D442];&quot;,&quot;)" office:value-type="string" office:string-value="10,">
            <text:p>10,</text:p>
          </table:table-cell>
          <table:table-cell table:formula="of:=CONCATENATE([Input.E442];&quot;,&quot;)" office:value-type="string" office:string-value="-39832.3,">
            <text:p>-39832.3,</text:p>
          </table:table-cell>
          <table:table-cell table:formula="of:=CONCATENATE([Input.F442];&quot;,&quot;)" office:value-type="string" office:string-value="-341423,">
            <text:p>-341423,</text:p>
          </table:table-cell>
          <table:table-cell table:formula="of:=CONCATENATE([Input.G442];&quot;,&quot;)" office:value-type="string" office:string-value="0,">
            <text:p>0,</text:p>
          </table:table-cell>
          <table:table-cell table:formula="of:=CONCATENATE(&quot;'&quot;;[Input.H442];&quot;',&quot;)" office:value-type="string" office:string-value="'Mercury 2',">
            <text:p>'Mercury 2',</text:p>
          </table:table-cell>
          <table:table-cell table:formula="of:=CONCATENATE(&quot;'&quot;;[Input.I442];&quot;',&quot;)" office:value-type="string" office:string-value="'Gem 1;Gem 2;Gem 3;Reactive 2',">
            <text:p>'Gem 1;Gem 2;Gem 3;Reactive 2',</text:p>
          </table:table-cell>
          <table:table-cell table:formula="of:=CONCATENATE(&quot;'&quot;;[Input.J44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43]" office:value-type="string" office:string-value="Mercury">
            <text:p>Mercury</text:p>
          </table:table-cell>
          <table:table-cell table:formula="of:=CONCATENATE(&quot;['&quot;;[Input.B443];&quot;',&quot;)" office:value-type="string" office:string-value="['hidden crystal 2',">
            <text:p>['hidden crystal 2',</text:p>
          </table:table-cell>
          <table:table-cell table:formula="of:=CONCATENATE([Input.C443];&quot;,&quot;)" office:value-type="string" office:string-value="5,">
            <text:p>5,</text:p>
          </table:table-cell>
          <table:table-cell table:formula="of:=CONCATENATE([Input.D443];&quot;,&quot;)" office:value-type="string" office:string-value="15,">
            <text:p>15,</text:p>
          </table:table-cell>
          <table:table-cell table:formula="of:=CONCATENATE([Input.E443];&quot;,&quot;)" office:value-type="string" office:string-value="63914.8,">
            <text:p>63914.8,</text:p>
          </table:table-cell>
          <table:table-cell table:formula="of:=CONCATENATE([Input.F443];&quot;,&quot;)" office:value-type="string" office:string-value="-32633.1,">
            <text:p>-32633.1,</text:p>
          </table:table-cell>
          <table:table-cell table:formula="of:=CONCATENATE([Input.G443];&quot;,&quot;)" office:value-type="string" office:string-value="0,">
            <text:p>0,</text:p>
          </table:table-cell>
          <table:table-cell table:formula="of:=CONCATENATE(&quot;'&quot;;[Input.H443];&quot;',&quot;)" office:value-type="string" office:string-value="'Helios Major ',">
            <text:p>'Helios Major ',</text:p>
          </table:table-cell>
          <table:table-cell table:formula="of:=CONCATENATE(&quot;'&quot;;[Input.I443];&quot;',&quot;)" office:value-type="string" office:string-value="'Gem 1;Gem 2;Gem 3',">
            <text:p>'Gem 1;Gem 2;Gem 3',</text:p>
          </table:table-cell>
          <table:table-cell table:formula="of:=CONCATENATE(&quot;'&quot;;[Input.J44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44]" office:value-type="string" office:string-value="Mercury">
            <text:p>Mercury</text:p>
          </table:table-cell>
          <table:table-cell table:formula="of:=CONCATENATE(&quot;['&quot;;[Input.B444];&quot;',&quot;)" office:value-type="string" office:string-value="['hidden crystal 4',">
            <text:p>['hidden crystal 4',</text:p>
          </table:table-cell>
          <table:table-cell table:formula="of:=CONCATENATE([Input.C444];&quot;,&quot;)" office:value-type="string" office:string-value="5,">
            <text:p>5,</text:p>
          </table:table-cell>
          <table:table-cell table:formula="of:=CONCATENATE([Input.D444];&quot;,&quot;)" office:value-type="string" office:string-value="15,">
            <text:p>15,</text:p>
          </table:table-cell>
          <table:table-cell table:formula="of:=CONCATENATE([Input.E444];&quot;,&quot;)" office:value-type="string" office:string-value="-17671.3,">
            <text:p>-17671.3,</text:p>
          </table:table-cell>
          <table:table-cell table:formula="of:=CONCATENATE([Input.F444];&quot;,&quot;)" office:value-type="string" office:string-value="27761.7,">
            <text:p>27761.7,</text:p>
          </table:table-cell>
          <table:table-cell table:formula="of:=CONCATENATE([Input.G444];&quot;,&quot;)" office:value-type="string" office:string-value="0,">
            <text:p>0,</text:p>
          </table:table-cell>
          <table:table-cell table:formula="of:=CONCATENATE(&quot;'&quot;;[Input.H444];&quot;',&quot;)" office:value-type="string" office:string-value="'Star Clipper 4',">
            <text:p>'Star Clipper 4',</text:p>
          </table:table-cell>
          <table:table-cell table:formula="of:=CONCATENATE(&quot;'&quot;;[Input.I444];&quot;',&quot;)" office:value-type="string" office:string-value="'Gem 1;Gem 2;Gem 3',">
            <text:p>'Gem 1;Gem 2;Gem 3',</text:p>
          </table:table-cell>
          <table:table-cell table:formula="of:=CONCATENATE(&quot;'&quot;;[Input.J44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45]" office:value-type="string" office:string-value="Mercury">
            <text:p>Mercury</text:p>
          </table:table-cell>
          <table:table-cell table:formula="of:=CONCATENATE(&quot;['&quot;;[Input.B445];&quot;',&quot;)" office:value-type="string" office:string-value="['hidden crystal 6',">
            <text:p>['hidden crystal 6',</text:p>
          </table:table-cell>
          <table:table-cell table:formula="of:=CONCATENATE([Input.C445];&quot;,&quot;)" office:value-type="string" office:string-value="5,">
            <text:p>5,</text:p>
          </table:table-cell>
          <table:table-cell table:formula="of:=CONCATENATE([Input.D445];&quot;,&quot;)" office:value-type="string" office:string-value="15,">
            <text:p>15,</text:p>
          </table:table-cell>
          <table:table-cell table:formula="of:=CONCATENATE([Input.E445];&quot;,&quot;)" office:value-type="string" office:string-value="-718.313,">
            <text:p>-718.313,</text:p>
          </table:table-cell>
          <table:table-cell table:formula="of:=CONCATENATE([Input.F445];&quot;,&quot;)" office:value-type="string" office:string-value="144313,">
            <text:p>144313,</text:p>
          </table:table-cell>
          <table:table-cell table:formula="of:=CONCATENATE([Input.G445];&quot;,&quot;)" office:value-type="string" office:string-value="0,">
            <text:p>0,</text:p>
          </table:table-cell>
          <table:table-cell table:formula="of:=CONCATENATE(&quot;'&quot;;[Input.H445];&quot;',&quot;)" office:value-type="string" office:string-value="'Helios Major ',">
            <text:p>'Helios Major ',</text:p>
          </table:table-cell>
          <table:table-cell table:formula="of:=CONCATENATE(&quot;'&quot;;[Input.I445];&quot;',&quot;)" office:value-type="string" office:string-value="'Gem 1;Gem 2;Gem 3',">
            <text:p>'Gem 1;Gem 2;Gem 3',</text:p>
          </table:table-cell>
          <table:table-cell table:formula="of:=CONCATENATE(&quot;'&quot;;[Input.J44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46]" office:value-type="string" office:string-value="Mercury">
            <text:p>Mercury</text:p>
          </table:table-cell>
          <table:table-cell table:formula="of:=CONCATENATE(&quot;['&quot;;[Input.B446];&quot;',&quot;)" office:value-type="string" office:string-value="['random ring 02',">
            <text:p>['random ring 02',</text:p>
          </table:table-cell>
          <table:table-cell table:formula="of:=CONCATENATE([Input.C446];&quot;,&quot;)" office:value-type="string" office:string-value="5,">
            <text:p>5,</text:p>
          </table:table-cell>
          <table:table-cell table:formula="of:=CONCATENATE([Input.D446];&quot;,&quot;)" office:value-type="string" office:string-value="10,">
            <text:p>10,</text:p>
          </table:table-cell>
          <table:table-cell table:formula="of:=CONCATENATE([Input.E446];&quot;,&quot;)" office:value-type="string" office:string-value="-127435,">
            <text:p>-127435,</text:p>
          </table:table-cell>
          <table:table-cell table:formula="of:=CONCATENATE([Input.F446];&quot;,&quot;)" office:value-type="string" office:string-value="-46574.4,">
            <text:p>-46574.4,</text:p>
          </table:table-cell>
          <table:table-cell table:formula="of:=CONCATENATE([Input.G446];&quot;,&quot;)" office:value-type="string" office:string-value="0,">
            <text:p>0,</text:p>
          </table:table-cell>
          <table:table-cell table:formula="of:=CONCATENATE(&quot;'&quot;;[Input.H446];&quot;',&quot;)" office:value-type="string" office:string-value="'Star Clipper 3',">
            <text:p>'Star Clipper 3',</text:p>
          </table:table-cell>
          <table:table-cell table:formula="of:=CONCATENATE(&quot;'&quot;;[Input.I446];&quot;',&quot;)" office:value-type="string" office:string-value="'Gem 1',">
            <text:p>'Gem 1',</text:p>
          </table:table-cell>
          <table:table-cell table:formula="of:=CONCATENATE(&quot;'&quot;;[Input.J44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47]" office:value-type="string" office:string-value="Mercury">
            <text:p>Mercury</text:p>
          </table:table-cell>
          <table:table-cell table:formula="of:=CONCATENATE(&quot;['&quot;;[Input.B447];&quot;',&quot;)" office:value-type="string" office:string-value="['merc cylinder 12',">
            <text:p>['merc cylinder 12',</text:p>
          </table:table-cell>
          <table:table-cell table:formula="of:=CONCATENATE([Input.C447];&quot;,&quot;)" office:value-type="string" office:string-value="5,">
            <text:p>5,</text:p>
          </table:table-cell>
          <table:table-cell table:formula="of:=CONCATENATE([Input.D447];&quot;,&quot;)" office:value-type="string" office:string-value="20,">
            <text:p>20,</text:p>
          </table:table-cell>
          <table:table-cell table:formula="of:=CONCATENATE([Input.E447];&quot;,&quot;)" office:value-type="string" office:string-value="-160989,">
            <text:p>-160989,</text:p>
          </table:table-cell>
          <table:table-cell table:formula="of:=CONCATENATE([Input.F447];&quot;,&quot;)" office:value-type="string" office:string-value="-150509,">
            <text:p>-150509,</text:p>
          </table:table-cell>
          <table:table-cell table:formula="of:=CONCATENATE([Input.G447];&quot;,&quot;)" office:value-type="string" office:string-value="0,">
            <text:p>0,</text:p>
          </table:table-cell>
          <table:table-cell table:formula="of:=CONCATENATE(&quot;'&quot;;[Input.H447];&quot;',&quot;)" office:value-type="string" office:string-value="'Star Clipper 1',">
            <text:p>'Star Clipper 1',</text:p>
          </table:table-cell>
          <table:table-cell table:formula="of:=CONCATENATE(&quot;'&quot;;[Input.I447];&quot;',&quot;)" office:value-type="string" office:string-value="'Gem 1;Gem 2;Gem 3',">
            <text:p>'Gem 1;Gem 2;Gem 3',</text:p>
          </table:table-cell>
          <table:table-cell table:formula="of:=CONCATENATE(&quot;'&quot;;[Input.J44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48]" office:value-type="string" office:string-value="Mercury">
            <text:p>Mercury</text:p>
          </table:table-cell>
          <table:table-cell table:formula="of:=CONCATENATE(&quot;['&quot;;[Input.B448];&quot;',&quot;)" office:value-type="string" office:string-value="['merc cylinder 08',">
            <text:p>['merc cylinder 08',</text:p>
          </table:table-cell>
          <table:table-cell table:formula="of:=CONCATENATE([Input.C448];&quot;,&quot;)" office:value-type="string" office:string-value="5,">
            <text:p>5,</text:p>
          </table:table-cell>
          <table:table-cell table:formula="of:=CONCATENATE([Input.D448];&quot;,&quot;)" office:value-type="string" office:string-value="20,">
            <text:p>20,</text:p>
          </table:table-cell>
          <table:table-cell table:formula="of:=CONCATENATE([Input.E448];&quot;,&quot;)" office:value-type="string" office:string-value="-61860.9,">
            <text:p>-61860.9,</text:p>
          </table:table-cell>
          <table:table-cell table:formula="of:=CONCATENATE([Input.F448];&quot;,&quot;)" office:value-type="string" office:string-value="-157852,">
            <text:p>-157852,</text:p>
          </table:table-cell>
          <table:table-cell table:formula="of:=CONCATENATE([Input.G448];&quot;,&quot;)" office:value-type="string" office:string-value="0,">
            <text:p>0,</text:p>
          </table:table-cell>
          <table:table-cell table:formula="of:=CONCATENATE(&quot;'&quot;;[Input.H448];&quot;',&quot;)" office:value-type="string" office:string-value="'Mercury 4',">
            <text:p>'Mercury 4',</text:p>
          </table:table-cell>
          <table:table-cell table:formula="of:=CONCATENATE(&quot;'&quot;;[Input.I448];&quot;',&quot;)" office:value-type="string" office:string-value="'Gem 2;Gem 3',">
            <text:p>'Gem 2;Gem 3',</text:p>
          </table:table-cell>
          <table:table-cell table:formula="of:=CONCATENATE(&quot;'&quot;;[Input.J44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49]" office:value-type="string" office:string-value="Mercury">
            <text:p>Mercury</text:p>
          </table:table-cell>
          <table:table-cell table:formula="of:=CONCATENATE(&quot;['&quot;;[Input.B449];&quot;',&quot;)" office:value-type="string" office:string-value="['Harvest Field 1',">
            <text:p>['Harvest Field 1',</text:p>
          </table:table-cell>
          <table:table-cell table:formula="of:=CONCATENATE([Input.C449];&quot;,&quot;)" office:value-type="string" office:string-value="5,">
            <text:p>5,</text:p>
          </table:table-cell>
          <table:table-cell table:formula="of:=CONCATENATE([Input.D449];&quot;,&quot;)" office:value-type="string" office:string-value="30,">
            <text:p>30,</text:p>
          </table:table-cell>
          <table:table-cell table:formula="of:=CONCATENATE([Input.E449];&quot;,&quot;)" office:value-type="string" office:string-value="-141512,">
            <text:p>-141512,</text:p>
          </table:table-cell>
          <table:table-cell table:formula="of:=CONCATENATE([Input.F449];&quot;,&quot;)" office:value-type="string" office:string-value="-340047,">
            <text:p>-340047,</text:p>
          </table:table-cell>
          <table:table-cell table:formula="of:=CONCATENATE([Input.G449];&quot;,&quot;)" office:value-type="string" office:string-value="0,">
            <text:p>0,</text:p>
          </table:table-cell>
          <table:table-cell table:formula="of:=CONCATENATE(&quot;'&quot;;[Input.H449];&quot;',&quot;)" office:value-type="string" office:string-value="'StarClipper Station',">
            <text:p>'StarClipper Station',</text:p>
          </table:table-cell>
          <table:table-cell table:formula="of:=CONCATENATE(&quot;'&quot;;[Input.I449];&quot;',&quot;)" office:value-type="string" office:string-value="'Hydrocarbon 1;Gem 1;Reactive 1',">
            <text:p>'Hydrocarbon 1;Gem 1;Reactive 1',</text:p>
          </table:table-cell>
          <table:table-cell table:formula="of:=CONCATENATE(&quot;'&quot;;[Input.J44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50]" office:value-type="string" office:string-value="Mercury">
            <text:p>Mercury</text:p>
          </table:table-cell>
          <table:table-cell table:formula="of:=CONCATENATE(&quot;['&quot;;[Input.B450];&quot;',&quot;)" office:value-type="string" office:string-value="['Harvest Field 2',">
            <text:p>['Harvest Field 2',</text:p>
          </table:table-cell>
          <table:table-cell table:formula="of:=CONCATENATE([Input.C450];&quot;,&quot;)" office:value-type="string" office:string-value="5,">
            <text:p>5,</text:p>
          </table:table-cell>
          <table:table-cell table:formula="of:=CONCATENATE([Input.D450];&quot;,&quot;)" office:value-type="string" office:string-value="0,">
            <text:p>0,</text:p>
          </table:table-cell>
          <table:table-cell table:formula="of:=CONCATENATE([Input.E450];&quot;,&quot;)" office:value-type="string" office:string-value="50365.7,">
            <text:p>50365.7,</text:p>
          </table:table-cell>
          <table:table-cell table:formula="of:=CONCATENATE([Input.F450];&quot;,&quot;)" office:value-type="string" office:string-value="-260642,">
            <text:p>-260642,</text:p>
          </table:table-cell>
          <table:table-cell table:formula="of:=CONCATENATE([Input.G450];&quot;,&quot;)" office:value-type="string" office:string-value="0,">
            <text:p>0,</text:p>
          </table:table-cell>
          <table:table-cell table:formula="of:=CONCATENATE(&quot;'&quot;;[Input.H450];&quot;',&quot;)" office:value-type="string" office:string-value="'Mercury 1',">
            <text:p>'Mercury 1',</text:p>
          </table:table-cell>
          <table:table-cell table:formula="of:=CONCATENATE(&quot;'&quot;;[Input.I450];&quot;',&quot;)" office:value-type="string" office:string-value="'Reactive 1;Hydrocarbon 1;Gem 1',">
            <text:p>'Reactive 1;Hydrocarbon 1;Gem 1',</text:p>
          </table:table-cell>
          <table:table-cell table:formula="of:=CONCATENATE(&quot;'&quot;;[Input.J45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51]" office:value-type="string" office:string-value="Mercury">
            <text:p>Mercury</text:p>
          </table:table-cell>
          <table:table-cell table:formula="of:=CONCATENATE(&quot;['&quot;;[Input.B451];&quot;',&quot;)" office:value-type="string" office:string-value="['&lt;New Sector Object&gt;',">
            <text:p>['&lt;New Sector Object&gt;',</text:p>
          </table:table-cell>
          <table:table-cell table:formula="of:=CONCATENATE([Input.C451];&quot;,&quot;)" office:value-type="string" office:string-value="5,">
            <text:p>5,</text:p>
          </table:table-cell>
          <table:table-cell table:formula="of:=CONCATENATE([Input.D451];&quot;,&quot;)" office:value-type="string" office:string-value="20,">
            <text:p>20,</text:p>
          </table:table-cell>
          <table:table-cell table:formula="of:=CONCATENATE([Input.E451];&quot;,&quot;)" office:value-type="string" office:string-value="-162213,">
            <text:p>-162213,</text:p>
          </table:table-cell>
          <table:table-cell table:formula="of:=CONCATENATE([Input.F451];&quot;,&quot;)" office:value-type="string" office:string-value="-151733,">
            <text:p>-151733,</text:p>
          </table:table-cell>
          <table:table-cell table:formula="of:=CONCATENATE([Input.G451];&quot;,&quot;)" office:value-type="string" office:string-value="0,">
            <text:p>0,</text:p>
          </table:table-cell>
          <table:table-cell table:formula="of:=CONCATENATE(&quot;'&quot;;[Input.H451];&quot;',&quot;)" office:value-type="string" office:string-value="'Star Clipper 1',">
            <text:p>'Star Clipper 1',</text:p>
          </table:table-cell>
          <table:table-cell table:formula="of:=CONCATENATE(&quot;'&quot;;[Input.I451];&quot;',&quot;)" office:value-type="string" office:string-value="'Inorganic Hulk 01;Gem 1',">
            <text:p>'Inorganic Hulk 01;Gem 1',</text:p>
          </table:table-cell>
          <table:table-cell table:formula="of:=CONCATENATE(&quot;'&quot;;[Input.J45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52]" office:value-type="string" office:string-value="Mercury">
            <text:p>Mercury</text:p>
          </table:table-cell>
          <table:table-cell table:formula="of:=CONCATENATE(&quot;['&quot;;[Input.B452];&quot;',&quot;)" office:value-type="string" office:string-value="['hidden crystal 5',">
            <text:p>['hidden crystal 5',</text:p>
          </table:table-cell>
          <table:table-cell table:formula="of:=CONCATENATE([Input.C452];&quot;,&quot;)" office:value-type="string" office:string-value="4,">
            <text:p>4,</text:p>
          </table:table-cell>
          <table:table-cell table:formula="of:=CONCATENATE([Input.D452];&quot;,&quot;)" office:value-type="string" office:string-value="15,">
            <text:p>15,</text:p>
          </table:table-cell>
          <table:table-cell table:formula="of:=CONCATENATE([Input.E452];&quot;,&quot;)" office:value-type="string" office:string-value="-718.313,">
            <text:p>-718.313,</text:p>
          </table:table-cell>
          <table:table-cell table:formula="of:=CONCATENATE([Input.F452];&quot;,&quot;)" office:value-type="string" office:string-value="147492,">
            <text:p>147492,</text:p>
          </table:table-cell>
          <table:table-cell table:formula="of:=CONCATENATE([Input.G452];&quot;,&quot;)" office:value-type="string" office:string-value="0,">
            <text:p>0,</text:p>
          </table:table-cell>
          <table:table-cell table:formula="of:=CONCATENATE(&quot;'&quot;;[Input.H452];&quot;',&quot;)" office:value-type="string" office:string-value="'Helios Major ',">
            <text:p>'Helios Major ',</text:p>
          </table:table-cell>
          <table:table-cell table:formula="of:=CONCATENATE(&quot;'&quot;;[Input.I452];&quot;',&quot;)" office:value-type="string" office:string-value="'Gem 1;Gem 2;Gem 3',">
            <text:p>'Gem 1;Gem 2;Gem 3',</text:p>
          </table:table-cell>
          <table:table-cell table:formula="of:=CONCATENATE(&quot;'&quot;;[Input.J45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53]" office:value-type="string" office:string-value="Mercury">
            <text:p>Mercury</text:p>
          </table:table-cell>
          <table:table-cell table:formula="of:=CONCATENATE(&quot;['&quot;;[Input.B453];&quot;',&quot;)" office:value-type="string" office:string-value="['hidden crystal 7',">
            <text:p>['hidden crystal 7',</text:p>
          </table:table-cell>
          <table:table-cell table:formula="of:=CONCATENATE([Input.C453];&quot;,&quot;)" office:value-type="string" office:string-value="4,">
            <text:p>4,</text:p>
          </table:table-cell>
          <table:table-cell table:formula="of:=CONCATENATE([Input.D453];&quot;,&quot;)" office:value-type="string" office:string-value="15,">
            <text:p>15,</text:p>
          </table:table-cell>
          <table:table-cell table:formula="of:=CONCATENATE([Input.E453];&quot;,&quot;)" office:value-type="string" office:string-value="-17671.3,">
            <text:p>-17671.3,</text:p>
          </table:table-cell>
          <table:table-cell table:formula="of:=CONCATENATE([Input.F453];&quot;,&quot;)" office:value-type="string" office:string-value="28821.3,">
            <text:p>28821.3,</text:p>
          </table:table-cell>
          <table:table-cell table:formula="of:=CONCATENATE([Input.G453];&quot;,&quot;)" office:value-type="string" office:string-value="0,">
            <text:p>0,</text:p>
          </table:table-cell>
          <table:table-cell table:formula="of:=CONCATENATE(&quot;'&quot;;[Input.H453];&quot;',&quot;)" office:value-type="string" office:string-value="'Star Clipper 4',">
            <text:p>'Star Clipper 4',</text:p>
          </table:table-cell>
          <table:table-cell table:formula="of:=CONCATENATE(&quot;'&quot;;[Input.I453];&quot;',&quot;)" office:value-type="string" office:string-value="'Gem 1;Gem 2;Gem 3',">
            <text:p>'Gem 1;Gem 2;Gem 3',</text:p>
          </table:table-cell>
          <table:table-cell table:formula="of:=CONCATENATE(&quot;'&quot;;[Input.J45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54]" office:value-type="string" office:string-value="Mercury">
            <text:p>Mercury</text:p>
          </table:table-cell>
          <table:table-cell table:formula="of:=CONCATENATE(&quot;['&quot;;[Input.B454];&quot;',&quot;)" office:value-type="string" office:string-value="['random donut 03',">
            <text:p>['random donut 03',</text:p>
          </table:table-cell>
          <table:table-cell table:formula="of:=CONCATENATE([Input.C454];&quot;,&quot;)" office:value-type="string" office:string-value="4,">
            <text:p>4,</text:p>
          </table:table-cell>
          <table:table-cell table:formula="of:=CONCATENATE([Input.D454];&quot;,&quot;)" office:value-type="string" office:string-value="10,">
            <text:p>10,</text:p>
          </table:table-cell>
          <table:table-cell table:formula="of:=CONCATENATE([Input.E454];&quot;,&quot;)" office:value-type="string" office:string-value="-128673,">
            <text:p>-128673,</text:p>
          </table:table-cell>
          <table:table-cell table:formula="of:=CONCATENATE([Input.F454];&quot;,&quot;)" office:value-type="string" office:string-value="-49051.7,">
            <text:p>-49051.7,</text:p>
          </table:table-cell>
          <table:table-cell table:formula="of:=CONCATENATE([Input.G454];&quot;,&quot;)" office:value-type="string" office:string-value="0,">
            <text:p>0,</text:p>
          </table:table-cell>
          <table:table-cell table:formula="of:=CONCATENATE(&quot;'&quot;;[Input.H454];&quot;',&quot;)" office:value-type="string" office:string-value="'Star Clipper 3',">
            <text:p>'Star Clipper 3',</text:p>
          </table:table-cell>
          <table:table-cell table:formula="of:=CONCATENATE(&quot;'&quot;;[Input.I454];&quot;',&quot;)" office:value-type="string" office:string-value="'Gem 2',">
            <text:p>'Gem 2',</text:p>
          </table:table-cell>
          <table:table-cell table:formula="of:=CONCATENATE(&quot;'&quot;;[Input.J45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55]" office:value-type="string" office:string-value="Mercury">
            <text:p>Mercury</text:p>
          </table:table-cell>
          <table:table-cell table:formula="of:=CONCATENATE(&quot;['&quot;;[Input.B455];&quot;',&quot;)" office:value-type="string" office:string-value="['merc cylinder 05',">
            <text:p>['merc cylinder 05',</text:p>
          </table:table-cell>
          <table:table-cell table:formula="of:=CONCATENATE([Input.C455];&quot;,&quot;)" office:value-type="string" office:string-value="4,">
            <text:p>4,</text:p>
          </table:table-cell>
          <table:table-cell table:formula="of:=CONCATENATE([Input.D455];&quot;,&quot;)" office:value-type="string" office:string-value="20,">
            <text:p>20,</text:p>
          </table:table-cell>
          <table:table-cell table:formula="of:=CONCATENATE([Input.E455];&quot;,&quot;)" office:value-type="string" office:string-value="-19027.6,">
            <text:p>-19027.6,</text:p>
          </table:table-cell>
          <table:table-cell table:formula="of:=CONCATENATE([Input.F455];&quot;,&quot;)" office:value-type="string" office:string-value="-272890,">
            <text:p>-272890,</text:p>
          </table:table-cell>
          <table:table-cell table:formula="of:=CONCATENATE([Input.G455];&quot;,&quot;)" office:value-type="string" office:string-value="0,">
            <text:p>0,</text:p>
          </table:table-cell>
          <table:table-cell table:formula="of:=CONCATENATE(&quot;'&quot;;[Input.H455];&quot;',&quot;)" office:value-type="string" office:string-value="'Mercury 2',">
            <text:p>'Mercury 2',</text:p>
          </table:table-cell>
          <table:table-cell table:formula="of:=CONCATENATE(&quot;'&quot;;[Input.I455];&quot;',&quot;)" office:value-type="string" office:string-value="'Gem 1;Gem 2;Gem 3',">
            <text:p>'Gem 1;Gem 2;Gem 3',</text:p>
          </table:table-cell>
          <table:table-cell table:formula="of:=CONCATENATE(&quot;'&quot;;[Input.J45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56]" office:value-type="string" office:string-value="Mercury">
            <text:p>Mercury</text:p>
          </table:table-cell>
          <table:table-cell table:formula="of:=CONCATENATE(&quot;['&quot;;[Input.B456];&quot;',&quot;)" office:value-type="string" office:string-value="['debris2',">
            <text:p>['debris2',</text:p>
          </table:table-cell>
          <table:table-cell table:formula="of:=CONCATENATE([Input.C456];&quot;,&quot;)" office:value-type="string" office:string-value="4,">
            <text:p>4,</text:p>
          </table:table-cell>
          <table:table-cell table:formula="of:=CONCATENATE([Input.D456];&quot;,&quot;)" office:value-type="string" office:string-value="25,">
            <text:p>25,</text:p>
          </table:table-cell>
          <table:table-cell table:formula="of:=CONCATENATE([Input.E456];&quot;,&quot;)" office:value-type="string" office:string-value="-94903.7,">
            <text:p>-94903.7,</text:p>
          </table:table-cell>
          <table:table-cell table:formula="of:=CONCATENATE([Input.F456];&quot;,&quot;)" office:value-type="string" office:string-value="-239847,">
            <text:p>-239847,</text:p>
          </table:table-cell>
          <table:table-cell table:formula="of:=CONCATENATE([Input.G456];&quot;,&quot;)" office:value-type="string" office:string-value="0,">
            <text:p>0,</text:p>
          </table:table-cell>
          <table:table-cell table:formula="of:=CONCATENATE(&quot;'&quot;;[Input.H456];&quot;',&quot;)" office:value-type="string" office:string-value="'Mercury 4',">
            <text:p>'Mercury 4',</text:p>
          </table:table-cell>
          <table:table-cell table:formula="of:=CONCATENATE(&quot;'&quot;;[Input.I456];&quot;',&quot;)" office:value-type="string" office:string-value="'Inorganic Hulk 01;Gem 1',">
            <text:p>'Inorganic Hulk 01;Gem 1',</text:p>
          </table:table-cell>
          <table:table-cell table:formula="of:=CONCATENATE(&quot;'&quot;;[Input.J45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57]" office:value-type="string" office:string-value="Mercury">
            <text:p>Mercury</text:p>
          </table:table-cell>
          <table:table-cell table:formula="of:=CONCATENATE(&quot;['&quot;;[Input.B457];&quot;',&quot;)" office:value-type="string" office:string-value="['Inorganic Hulks',">
            <text:p>['Inorganic Hulks',</text:p>
          </table:table-cell>
          <table:table-cell table:formula="of:=CONCATENATE([Input.C457];&quot;,&quot;)" office:value-type="string" office:string-value="1,">
            <text:p>1,</text:p>
          </table:table-cell>
          <table:table-cell table:formula="of:=CONCATENATE([Input.D457];&quot;,&quot;)" office:value-type="string" office:string-value="20,">
            <text:p>20,</text:p>
          </table:table-cell>
          <table:table-cell table:formula="of:=CONCATENATE([Input.E457];&quot;,&quot;)" office:value-type="string" office:string-value="52169.9,">
            <text:p>52169.9,</text:p>
          </table:table-cell>
          <table:table-cell table:formula="of:=CONCATENATE([Input.F457];&quot;,&quot;)" office:value-type="string" office:string-value="-139118,">
            <text:p>-139118,</text:p>
          </table:table-cell>
          <table:table-cell table:formula="of:=CONCATENATE([Input.G457];&quot;,&quot;)" office:value-type="string" office:string-value="0,">
            <text:p>0,</text:p>
          </table:table-cell>
          <table:table-cell table:formula="of:=CONCATENATE(&quot;'&quot;;[Input.H457];&quot;',&quot;)" office:value-type="string" office:string-value="'Mercury',">
            <text:p>'Mercury',</text:p>
          </table:table-cell>
          <table:table-cell table:formula="of:=CONCATENATE(&quot;'&quot;;[Input.I457];&quot;',&quot;)" office:value-type="string" office:string-value="'Inorganic Hulk 01',">
            <text:p>'Inorganic Hulk 01',</text:p>
          </table:table-cell>
          <table:table-cell table:formula="of:=CONCATENATE(&quot;'&quot;;[Input.J45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58]" office:value-type="string" office:string-value="Mondara Maelstrom">
            <text:p>Mondara Maelstrom</text:p>
          </table:table-cell>
          <table:table-cell table:formula="of:=CONCATENATE(&quot;['&quot;;[Input.B458];&quot;',&quot;)" office:value-type="string" office:string-value="['Harvest 2',">
            <text:p>['Harvest 2',</text:p>
          </table:table-cell>
          <table:table-cell table:formula="of:=CONCATENATE([Input.C458];&quot;,&quot;)" office:value-type="string" office:string-value="4,">
            <text:p>4,</text:p>
          </table:table-cell>
          <table:table-cell table:formula="of:=CONCATENATE([Input.D458];&quot;,&quot;)" office:value-type="string" office:string-value="30,">
            <text:p>30,</text:p>
          </table:table-cell>
          <table:table-cell table:formula="of:=CONCATENATE([Input.E458];&quot;,&quot;)" office:value-type="string" office:string-value="65637.5,">
            <text:p>65637.5,</text:p>
          </table:table-cell>
          <table:table-cell table:formula="of:=CONCATENATE([Input.F458];&quot;,&quot;)" office:value-type="string" office:string-value="-10577.1,">
            <text:p>-10577.1,</text:p>
          </table:table-cell>
          <table:table-cell table:formula="of:=CONCATENATE([Input.G458];&quot;,&quot;)" office:value-type="string" office:string-value="0,">
            <text:p>0,</text:p>
          </table:table-cell>
          <table:table-cell table:formula="of:=CONCATENATE(&quot;'&quot;;[Input.H458];&quot;',&quot;)" office:value-type="string" office:string-value="'Domice',">
            <text:p>'Domice',</text:p>
          </table:table-cell>
          <table:table-cell table:formula="of:=CONCATENATE(&quot;'&quot;;[Input.I458];&quot;',&quot;)" office:value-type="string" office:string-value="'Gas Pocket 1',">
            <text:p>'Gas Pocket 1',</text:p>
          </table:table-cell>
          <table:table-cell table:formula="of:=CONCATENATE(&quot;'&quot;;[Input.J45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59]" office:value-type="string" office:string-value="Mondara Maelstrom">
            <text:p>Mondara Maelstrom</text:p>
          </table:table-cell>
          <table:table-cell table:formula="of:=CONCATENATE(&quot;['&quot;;[Input.B459];&quot;',&quot;)" office:value-type="string" office:string-value="['harvest 4',">
            <text:p>['harvest 4',</text:p>
          </table:table-cell>
          <table:table-cell table:formula="of:=CONCATENATE([Input.C459];&quot;,&quot;)" office:value-type="string" office:string-value="4,">
            <text:p>4,</text:p>
          </table:table-cell>
          <table:table-cell table:formula="of:=CONCATENATE([Input.D459];&quot;,&quot;)" office:value-type="string" office:string-value="30,">
            <text:p>30,</text:p>
          </table:table-cell>
          <table:table-cell table:formula="of:=CONCATENATE([Input.E459];&quot;,&quot;)" office:value-type="string" office:string-value="38974.2,">
            <text:p>38974.2,</text:p>
          </table:table-cell>
          <table:table-cell table:formula="of:=CONCATENATE([Input.F459];&quot;,&quot;)" office:value-type="string" office:string-value="46498.2,">
            <text:p>46498.2,</text:p>
          </table:table-cell>
          <table:table-cell table:formula="of:=CONCATENATE([Input.G459];&quot;,&quot;)" office:value-type="string" office:string-value="0,">
            <text:p>0,</text:p>
          </table:table-cell>
          <table:table-cell table:formula="of:=CONCATENATE(&quot;'&quot;;[Input.H459];&quot;',&quot;)" office:value-type="string" office:string-value="'Hunting Point Gallus',">
            <text:p>'Hunting Point Gallus',</text:p>
          </table:table-cell>
          <table:table-cell table:formula="of:=CONCATENATE(&quot;'&quot;;[Input.I459];&quot;',&quot;)" office:value-type="string" office:string-value="'Gas Pocket 1',">
            <text:p>'Gas Pocket 1',</text:p>
          </table:table-cell>
          <table:table-cell table:formula="of:=CONCATENATE(&quot;'&quot;;[Input.J45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60]" office:value-type="string" office:string-value="Mondara Maelstrom">
            <text:p>Mondara Maelstrom</text:p>
          </table:table-cell>
          <table:table-cell table:formula="of:=CONCATENATE(&quot;['&quot;;[Input.B460];&quot;',&quot;)" office:value-type="string" office:string-value="['Harvest 1',">
            <text:p>['Harvest 1',</text:p>
          </table:table-cell>
          <table:table-cell table:formula="of:=CONCATENATE([Input.C460];&quot;,&quot;)" office:value-type="string" office:string-value="3,">
            <text:p>3,</text:p>
          </table:table-cell>
          <table:table-cell table:formula="of:=CONCATENATE([Input.D460];&quot;,&quot;)" office:value-type="string" office:string-value="30,">
            <text:p>30,</text:p>
          </table:table-cell>
          <table:table-cell table:formula="of:=CONCATENATE([Input.E460];&quot;,&quot;)" office:value-type="string" office:string-value="65267.2,">
            <text:p>65267.2,</text:p>
          </table:table-cell>
          <table:table-cell table:formula="of:=CONCATENATE([Input.F460];&quot;,&quot;)" office:value-type="string" office:string-value="-13354,">
            <text:p>-13354,</text:p>
          </table:table-cell>
          <table:table-cell table:formula="of:=CONCATENATE([Input.G460];&quot;,&quot;)" office:value-type="string" office:string-value="0,">
            <text:p>0,</text:p>
          </table:table-cell>
          <table:table-cell table:formula="of:=CONCATENATE(&quot;'&quot;;[Input.H460];&quot;',&quot;)" office:value-type="string" office:string-value="'Domice',">
            <text:p>'Domice',</text:p>
          </table:table-cell>
          <table:table-cell table:formula="of:=CONCATENATE(&quot;'&quot;;[Input.I460];&quot;',&quot;)" office:value-type="string" office:string-value="'Gas Pocket 1',">
            <text:p>'Gas Pocket 1',</text:p>
          </table:table-cell>
          <table:table-cell table:formula="of:=CONCATENATE(&quot;'&quot;;[Input.J46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61]" office:value-type="string" office:string-value="Mondara Maelstrom">
            <text:p>Mondara Maelstrom</text:p>
          </table:table-cell>
          <table:table-cell table:formula="of:=CONCATENATE(&quot;['&quot;;[Input.B461];&quot;',&quot;)" office:value-type="string" office:string-value="['Harvest 3',">
            <text:p>['Harvest 3',</text:p>
          </table:table-cell>
          <table:table-cell table:formula="of:=CONCATENATE([Input.C461];&quot;,&quot;)" office:value-type="string" office:string-value="3,">
            <text:p>3,</text:p>
          </table:table-cell>
          <table:table-cell table:formula="of:=CONCATENATE([Input.D461];&quot;,&quot;)" office:value-type="string" office:string-value="30,">
            <text:p>30,</text:p>
          </table:table-cell>
          <table:table-cell table:formula="of:=CONCATENATE([Input.E461];&quot;,&quot;)" office:value-type="string" office:string-value="37103,">
            <text:p>37103,</text:p>
          </table:table-cell>
          <table:table-cell table:formula="of:=CONCATENATE([Input.F461];&quot;,&quot;)" office:value-type="string" office:string-value="46498.2,">
            <text:p>46498.2,</text:p>
          </table:table-cell>
          <table:table-cell table:formula="of:=CONCATENATE([Input.G461];&quot;,&quot;)" office:value-type="string" office:string-value="0,">
            <text:p>0,</text:p>
          </table:table-cell>
          <table:table-cell table:formula="of:=CONCATENATE(&quot;'&quot;;[Input.H461];&quot;',&quot;)" office:value-type="string" office:string-value="'Hunting Point Gallus',">
            <text:p>'Hunting Point Gallus',</text:p>
          </table:table-cell>
          <table:table-cell table:formula="of:=CONCATENATE(&quot;'&quot;;[Input.I461];&quot;',&quot;)" office:value-type="string" office:string-value="'Gas Pocket 1',">
            <text:p>'Gas Pocket 1',</text:p>
          </table:table-cell>
          <table:table-cell table:formula="of:=CONCATENATE(&quot;'&quot;;[Input.J46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62]" office:value-type="string" office:string-value="Moto - Do Not Delete, Or You Will Die!">
            <text:p>Moto - Do Not Delete, Or You Will Die!</text:p>
          </table:table-cell>
          <table:table-cell table:formula="of:=CONCATENATE(&quot;['&quot;;[Input.B462];&quot;',&quot;)" office:value-type="string" office:string-value="['O9F14',">
            <text:p>['O9F14',</text:p>
          </table:table-cell>
          <table:table-cell table:formula="of:=CONCATENATE([Input.C462];&quot;,&quot;)" office:value-type="string" office:string-value="9,">
            <text:p>9,</text:p>
          </table:table-cell>
          <table:table-cell table:formula="of:=CONCATENATE([Input.D462];&quot;,&quot;)" office:value-type="string" office:string-value="30,">
            <text:p>30,</text:p>
          </table:table-cell>
          <table:table-cell table:formula="of:=CONCATENATE([Input.E462];&quot;,&quot;)" office:value-type="string" office:string-value="42354.8,">
            <text:p>42354.8,</text:p>
          </table:table-cell>
          <table:table-cell table:formula="of:=CONCATENATE([Input.F462];&quot;,&quot;)" office:value-type="string" office:string-value="-215080,">
            <text:p>-215080,</text:p>
          </table:table-cell>
          <table:table-cell table:formula="of:=CONCATENATE([Input.G462];&quot;,&quot;)" office:value-type="string" office:string-value="0,">
            <text:p>0,</text:p>
          </table:table-cell>
          <table:table-cell table:formula="of:=CONCATENATE(&quot;'&quot;;[Input.H462];&quot;',&quot;)" office:value-type="string" office:string-value="'Hidden Path 04',">
            <text:p>'Hidden Path 04',</text:p>
          </table:table-cell>
          <table:table-cell table:formula="of:=CONCATENATE(&quot;'&quot;;[Input.I462];&quot;',&quot;)" office:value-type="string" office:string-value="'Metal 1;Metal 2;Metal 3',">
            <text:p>'Metal 1;Metal 2;Metal 3',</text:p>
          </table:table-cell>
          <table:table-cell table:formula="of:=CONCATENATE(&quot;'&quot;;[Input.J46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63]" office:value-type="string" office:string-value="Moto - Do Not Delete, Or You Will Die!">
            <text:p>Moto - Do Not Delete, Or You Will Die!</text:p>
          </table:table-cell>
          <table:table-cell table:formula="of:=CONCATENATE(&quot;['&quot;;[Input.B463];&quot;',&quot;)" office:value-type="string" office:string-value="['O5F04',">
            <text:p>['O5F04',</text:p>
          </table:table-cell>
          <table:table-cell table:formula="of:=CONCATENATE([Input.C463];&quot;,&quot;)" office:value-type="string" office:string-value="8,">
            <text:p>8,</text:p>
          </table:table-cell>
          <table:table-cell table:formula="of:=CONCATENATE([Input.D463];&quot;,&quot;)" office:value-type="string" office:string-value="30,">
            <text:p>30,</text:p>
          </table:table-cell>
          <table:table-cell table:formula="of:=CONCATENATE([Input.E463];&quot;,&quot;)" office:value-type="string" office:string-value="36073.7,">
            <text:p>36073.7,</text:p>
          </table:table-cell>
          <table:table-cell table:formula="of:=CONCATENATE([Input.F463];&quot;,&quot;)" office:value-type="string" office:string-value="-262834,">
            <text:p>-262834,</text:p>
          </table:table-cell>
          <table:table-cell table:formula="of:=CONCATENATE([Input.G463];&quot;,&quot;)" office:value-type="string" office:string-value="0,">
            <text:p>0,</text:p>
          </table:table-cell>
          <table:table-cell table:formula="of:=CONCATENATE(&quot;'&quot;;[Input.H463];&quot;',&quot;)" office:value-type="string" office:string-value="'Hidden Path 04',">
            <text:p>'Hidden Path 04',</text:p>
          </table:table-cell>
          <table:table-cell table:formula="of:=CONCATENATE(&quot;'&quot;;[Input.I463];&quot;',&quot;)" office:value-type="string" office:string-value="'Metal 1;Metal 2;Metal 3',">
            <text:p>'Metal 1;Metal 2;Metal 3',</text:p>
          </table:table-cell>
          <table:table-cell table:formula="of:=CONCATENATE(&quot;'&quot;;[Input.J46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64]" office:value-type="string" office:string-value="Moto - Do Not Delete, Or You Will Die!">
            <text:p>Moto - Do Not Delete, Or You Will Die!</text:p>
          </table:table-cell>
          <table:table-cell table:formula="of:=CONCATENATE(&quot;['&quot;;[Input.B464];&quot;',&quot;)" office:value-type="string" office:string-value="['O8F12',">
            <text:p>['O8F12',</text:p>
          </table:table-cell>
          <table:table-cell table:formula="of:=CONCATENATE([Input.C464];&quot;,&quot;)" office:value-type="string" office:string-value="8,">
            <text:p>8,</text:p>
          </table:table-cell>
          <table:table-cell table:formula="of:=CONCATENATE([Input.D464];&quot;,&quot;)" office:value-type="string" office:string-value="30,">
            <text:p>30,</text:p>
          </table:table-cell>
          <table:table-cell table:formula="of:=CONCATENATE([Input.E464];&quot;,&quot;)" office:value-type="string" office:string-value="41328.2,">
            <text:p>41328.2,</text:p>
          </table:table-cell>
          <table:table-cell table:formula="of:=CONCATENATE([Input.F464];&quot;,&quot;)" office:value-type="string" office:string-value="-225819,">
            <text:p>-225819,</text:p>
          </table:table-cell>
          <table:table-cell table:formula="of:=CONCATENATE([Input.G464];&quot;,&quot;)" office:value-type="string" office:string-value="0,">
            <text:p>0,</text:p>
          </table:table-cell>
          <table:table-cell table:formula="of:=CONCATENATE(&quot;'&quot;;[Input.H464];&quot;',&quot;)" office:value-type="string" office:string-value="'Hidden Path 04',">
            <text:p>'Hidden Path 04',</text:p>
          </table:table-cell>
          <table:table-cell table:formula="of:=CONCATENATE(&quot;'&quot;;[Input.I464];&quot;',&quot;)" office:value-type="string" office:string-value="'Metal 1;Metal 2;Metal 3',">
            <text:p>'Metal 1;Metal 2;Metal 3',</text:p>
          </table:table-cell>
          <table:table-cell table:formula="of:=CONCATENATE(&quot;'&quot;;[Input.J46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65]" office:value-type="string" office:string-value="Moto - Do Not Delete, Or You Will Die!">
            <text:p>Moto - Do Not Delete, Or You Will Die!</text:p>
          </table:table-cell>
          <table:table-cell table:formula="of:=CONCATENATE(&quot;['&quot;;[Input.B465];&quot;',&quot;)" office:value-type="string" office:string-value="['O8F20',">
            <text:p>['O8F20',</text:p>
          </table:table-cell>
          <table:table-cell table:formula="of:=CONCATENATE([Input.C465];&quot;,&quot;)" office:value-type="string" office:string-value="8,">
            <text:p>8,</text:p>
          </table:table-cell>
          <table:table-cell table:formula="of:=CONCATENATE([Input.D465];&quot;,&quot;)" office:value-type="string" office:string-value="30,">
            <text:p>30,</text:p>
          </table:table-cell>
          <table:table-cell table:formula="of:=CONCATENATE([Input.E465];&quot;,&quot;)" office:value-type="string" office:string-value="47830.5,">
            <text:p>47830.5,</text:p>
          </table:table-cell>
          <table:table-cell table:formula="of:=CONCATENATE([Input.F465];&quot;,&quot;)" office:value-type="string" office:string-value="-187322,">
            <text:p>-187322,</text:p>
          </table:table-cell>
          <table:table-cell table:formula="of:=CONCATENATE([Input.G465];&quot;,&quot;)" office:value-type="string" office:string-value="0,">
            <text:p>0,</text:p>
          </table:table-cell>
          <table:table-cell table:formula="of:=CONCATENATE(&quot;'&quot;;[Input.H465];&quot;',&quot;)" office:value-type="string" office:string-value="'Hidden Path 04',">
            <text:p>'Hidden Path 04',</text:p>
          </table:table-cell>
          <table:table-cell table:formula="of:=CONCATENATE(&quot;'&quot;;[Input.I465];&quot;',&quot;)" office:value-type="string" office:string-value="'Metal 1;Metal 2;Metal 3',">
            <text:p>'Metal 1;Metal 2;Metal 3',</text:p>
          </table:table-cell>
          <table:table-cell table:formula="of:=CONCATENATE(&quot;'&quot;;[Input.J46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66]" office:value-type="string" office:string-value="Moto - Do Not Delete, Or You Will Die!">
            <text:p>Moto - Do Not Delete, Or You Will Die!</text:p>
          </table:table-cell>
          <table:table-cell table:formula="of:=CONCATENATE(&quot;['&quot;;[Input.B466];&quot;',&quot;)" office:value-type="string" office:string-value="['O7F02',">
            <text:p>['O7F02',</text:p>
          </table:table-cell>
          <table:table-cell table:formula="of:=CONCATENATE([Input.C466];&quot;,&quot;)" office:value-type="string" office:string-value="7,">
            <text:p>7,</text:p>
          </table:table-cell>
          <table:table-cell table:formula="of:=CONCATENATE([Input.D466];&quot;,&quot;)" office:value-type="string" office:string-value="30,">
            <text:p>30,</text:p>
          </table:table-cell>
          <table:table-cell table:formula="of:=CONCATENATE([Input.E466];&quot;,&quot;)" office:value-type="string" office:string-value="35266.6,">
            <text:p>35266.6,</text:p>
          </table:table-cell>
          <table:table-cell table:formula="of:=CONCATENATE([Input.F466];&quot;,&quot;)" office:value-type="string" office:string-value="-272250,">
            <text:p>-272250,</text:p>
          </table:table-cell>
          <table:table-cell table:formula="of:=CONCATENATE([Input.G466];&quot;,&quot;)" office:value-type="string" office:string-value="0,">
            <text:p>0,</text:p>
          </table:table-cell>
          <table:table-cell table:formula="of:=CONCATENATE(&quot;'&quot;;[Input.H466];&quot;',&quot;)" office:value-type="string" office:string-value="'Hidden Path 04',">
            <text:p>'Hidden Path 04',</text:p>
          </table:table-cell>
          <table:table-cell table:formula="of:=CONCATENATE(&quot;'&quot;;[Input.I466];&quot;',&quot;)" office:value-type="string" office:string-value="'Metal 1;Metal 2;Metal 3',">
            <text:p>'Metal 1;Metal 2;Metal 3',</text:p>
          </table:table-cell>
          <table:table-cell table:formula="of:=CONCATENATE(&quot;'&quot;;[Input.J46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67]" office:value-type="string" office:string-value="Moto - Do Not Delete, Or You Will Die!">
            <text:p>Moto - Do Not Delete, Or You Will Die!</text:p>
          </table:table-cell>
          <table:table-cell table:formula="of:=CONCATENATE(&quot;['&quot;;[Input.B467];&quot;',&quot;)" office:value-type="string" office:string-value="['O7F08',">
            <text:p>['O7F08',</text:p>
          </table:table-cell>
          <table:table-cell table:formula="of:=CONCATENATE([Input.C467];&quot;,&quot;)" office:value-type="string" office:string-value="7,">
            <text:p>7,</text:p>
          </table:table-cell>
          <table:table-cell table:formula="of:=CONCATENATE([Input.D467];&quot;,&quot;)" office:value-type="string" office:string-value="30,">
            <text:p>30,</text:p>
          </table:table-cell>
          <table:table-cell table:formula="of:=CONCATENATE([Input.E467];&quot;,&quot;)" office:value-type="string" office:string-value="38748.9,">
            <text:p>38748.9,</text:p>
          </table:table-cell>
          <table:table-cell table:formula="of:=CONCATENATE([Input.F467];&quot;,&quot;)" office:value-type="string" office:string-value="-243421,">
            <text:p>-243421,</text:p>
          </table:table-cell>
          <table:table-cell table:formula="of:=CONCATENATE([Input.G467];&quot;,&quot;)" office:value-type="string" office:string-value="0,">
            <text:p>0,</text:p>
          </table:table-cell>
          <table:table-cell table:formula="of:=CONCATENATE(&quot;'&quot;;[Input.H467];&quot;',&quot;)" office:value-type="string" office:string-value="'Hidden Path 04',">
            <text:p>'Hidden Path 04',</text:p>
          </table:table-cell>
          <table:table-cell table:formula="of:=CONCATENATE(&quot;'&quot;;[Input.I467];&quot;',&quot;)" office:value-type="string" office:string-value="'Metal 3;Metal 1;Metal 2',">
            <text:p>'Metal 3;Metal 1;Metal 2',</text:p>
          </table:table-cell>
          <table:table-cell table:formula="of:=CONCATENATE(&quot;'&quot;;[Input.J46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68]" office:value-type="string" office:string-value="Moto - Do Not Delete, Or You Will Die!">
            <text:p>Moto - Do Not Delete, Or You Will Die!</text:p>
          </table:table-cell>
          <table:table-cell table:formula="of:=CONCATENATE(&quot;['&quot;;[Input.B468];&quot;',&quot;)" office:value-type="string" office:string-value="['O7F10',">
            <text:p>['O7F10',</text:p>
          </table:table-cell>
          <table:table-cell table:formula="of:=CONCATENATE([Input.C468];&quot;,&quot;)" office:value-type="string" office:string-value="7,">
            <text:p>7,</text:p>
          </table:table-cell>
          <table:table-cell table:formula="of:=CONCATENATE([Input.D468];&quot;,&quot;)" office:value-type="string" office:string-value="30,">
            <text:p>30,</text:p>
          </table:table-cell>
          <table:table-cell table:formula="of:=CONCATENATE([Input.E468];&quot;,&quot;)" office:value-type="string" office:string-value="39921.1,">
            <text:p>39921.1,</text:p>
          </table:table-cell>
          <table:table-cell table:formula="of:=CONCATENATE([Input.F468];&quot;,&quot;)" office:value-type="string" office:string-value="-234337,">
            <text:p>-234337,</text:p>
          </table:table-cell>
          <table:table-cell table:formula="of:=CONCATENATE([Input.G468];&quot;,&quot;)" office:value-type="string" office:string-value="0,">
            <text:p>0,</text:p>
          </table:table-cell>
          <table:table-cell table:formula="of:=CONCATENATE(&quot;'&quot;;[Input.H468];&quot;',&quot;)" office:value-type="string" office:string-value="'Hidden Path 04',">
            <text:p>'Hidden Path 04',</text:p>
          </table:table-cell>
          <table:table-cell table:formula="of:=CONCATENATE(&quot;'&quot;;[Input.I468];&quot;',&quot;)" office:value-type="string" office:string-value="'Metal 1;Metal 2;Metal 3',">
            <text:p>'Metal 1;Metal 2;Metal 3',</text:p>
          </table:table-cell>
          <table:table-cell table:formula="of:=CONCATENATE(&quot;'&quot;;[Input.J46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69]" office:value-type="string" office:string-value="Moto - Do Not Delete, Or You Will Die!">
            <text:p>Moto - Do Not Delete, Or You Will Die!</text:p>
          </table:table-cell>
          <table:table-cell table:formula="of:=CONCATENATE(&quot;['&quot;;[Input.B469];&quot;',&quot;)" office:value-type="string" office:string-value="['O7F16',">
            <text:p>['O7F16',</text:p>
          </table:table-cell>
          <table:table-cell table:formula="of:=CONCATENATE([Input.C469];&quot;,&quot;)" office:value-type="string" office:string-value="7,">
            <text:p>7,</text:p>
          </table:table-cell>
          <table:table-cell table:formula="of:=CONCATENATE([Input.D469];&quot;,&quot;)" office:value-type="string" office:string-value="30,">
            <text:p>30,</text:p>
          </table:table-cell>
          <table:table-cell table:formula="of:=CONCATENATE([Input.E469];&quot;,&quot;)" office:value-type="string" office:string-value="43947.8,">
            <text:p>43947.8,</text:p>
          </table:table-cell>
          <table:table-cell table:formula="of:=CONCATENATE([Input.F469];&quot;,&quot;)" office:value-type="string" office:string-value="-205648,">
            <text:p>-205648,</text:p>
          </table:table-cell>
          <table:table-cell table:formula="of:=CONCATENATE([Input.G469];&quot;,&quot;)" office:value-type="string" office:string-value="0,">
            <text:p>0,</text:p>
          </table:table-cell>
          <table:table-cell table:formula="of:=CONCATENATE(&quot;'&quot;;[Input.H469];&quot;',&quot;)" office:value-type="string" office:string-value="'Hidden Path 04',">
            <text:p>'Hidden Path 04',</text:p>
          </table:table-cell>
          <table:table-cell table:formula="of:=CONCATENATE(&quot;'&quot;;[Input.I469];&quot;',&quot;)" office:value-type="string" office:string-value="'Metal 2;Metal 1;Metal 3',">
            <text:p>'Metal 2;Metal 1;Metal 3',</text:p>
          </table:table-cell>
          <table:table-cell table:formula="of:=CONCATENATE(&quot;'&quot;;[Input.J46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70]" office:value-type="string" office:string-value="Moto - Do Not Delete, Or You Will Die!">
            <text:p>Moto - Do Not Delete, Or You Will Die!</text:p>
          </table:table-cell>
          <table:table-cell table:formula="of:=CONCATENATE(&quot;['&quot;;[Input.B470];&quot;',&quot;)" office:value-type="string" office:string-value="['O7F18',">
            <text:p>['O7F18',</text:p>
          </table:table-cell>
          <table:table-cell table:formula="of:=CONCATENATE([Input.C470];&quot;,&quot;)" office:value-type="string" office:string-value="7,">
            <text:p>7,</text:p>
          </table:table-cell>
          <table:table-cell table:formula="of:=CONCATENATE([Input.D470];&quot;,&quot;)" office:value-type="string" office:string-value="30,">
            <text:p>30,</text:p>
          </table:table-cell>
          <table:table-cell table:formula="of:=CONCATENATE([Input.E470];&quot;,&quot;)" office:value-type="string" office:string-value="45811.5,">
            <text:p>45811.5,</text:p>
          </table:table-cell>
          <table:table-cell table:formula="of:=CONCATENATE([Input.F470];&quot;,&quot;)" office:value-type="string" office:string-value="-196640,">
            <text:p>-196640,</text:p>
          </table:table-cell>
          <table:table-cell table:formula="of:=CONCATENATE([Input.G470];&quot;,&quot;)" office:value-type="string" office:string-value="0,">
            <text:p>0,</text:p>
          </table:table-cell>
          <table:table-cell table:formula="of:=CONCATENATE(&quot;'&quot;;[Input.H470];&quot;',&quot;)" office:value-type="string" office:string-value="'Hidden Path 04',">
            <text:p>'Hidden Path 04',</text:p>
          </table:table-cell>
          <table:table-cell table:formula="of:=CONCATENATE(&quot;'&quot;;[Input.I470];&quot;',&quot;)" office:value-type="string" office:string-value="'Metal 2;Metal 3;Metal 1',">
            <text:p>'Metal 2;Metal 3;Metal 1',</text:p>
          </table:table-cell>
          <table:table-cell table:formula="of:=CONCATENATE(&quot;'&quot;;[Input.J47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71]" office:value-type="string" office:string-value="Moto - Do Not Delete, Or You Will Die!">
            <text:p>Moto - Do Not Delete, Or You Will Die!</text:p>
          </table:table-cell>
          <table:table-cell table:formula="of:=CONCATENATE(&quot;['&quot;;[Input.B471];&quot;',&quot;)" office:value-type="string" office:string-value="['O6F06',">
            <text:p>['O6F06',</text:p>
          </table:table-cell>
          <table:table-cell table:formula="of:=CONCATENATE([Input.C471];&quot;,&quot;)" office:value-type="string" office:string-value="6,">
            <text:p>6,</text:p>
          </table:table-cell>
          <table:table-cell table:formula="of:=CONCATENATE([Input.D471];&quot;,&quot;)" office:value-type="string" office:string-value="30,">
            <text:p>30,</text:p>
          </table:table-cell>
          <table:table-cell table:formula="of:=CONCATENATE([Input.E471];&quot;,&quot;)" office:value-type="string" office:string-value="37640.1,">
            <text:p>37640.1,</text:p>
          </table:table-cell>
          <table:table-cell table:formula="of:=CONCATENATE([Input.F471];&quot;,&quot;)" office:value-type="string" office:string-value="-253709,">
            <text:p>-253709,</text:p>
          </table:table-cell>
          <table:table-cell table:formula="of:=CONCATENATE([Input.G471];&quot;,&quot;)" office:value-type="string" office:string-value="0,">
            <text:p>0,</text:p>
          </table:table-cell>
          <table:table-cell table:formula="of:=CONCATENATE(&quot;'&quot;;[Input.H471];&quot;',&quot;)" office:value-type="string" office:string-value="'Hidden Path 04',">
            <text:p>'Hidden Path 04',</text:p>
          </table:table-cell>
          <table:table-cell table:formula="of:=CONCATENATE(&quot;'&quot;;[Input.I471];&quot;',&quot;)" office:value-type="string" office:string-value="'Metal 1;Metal 2;Metal 3',">
            <text:p>'Metal 1;Metal 2;Metal 3',</text:p>
          </table:table-cell>
          <table:table-cell table:formula="of:=CONCATENATE(&quot;'&quot;;[Input.J47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72]" office:value-type="string" office:string-value="Moto - Do Not Delete, Or You Will Die!">
            <text:p>Moto - Do Not Delete, Or You Will Die!</text:p>
          </table:table-cell>
          <table:table-cell table:formula="of:=CONCATENATE(&quot;['&quot;;[Input.B472];&quot;',&quot;)" office:value-type="string" office:string-value="['O6F13',">
            <text:p>['O6F13',</text:p>
          </table:table-cell>
          <table:table-cell table:formula="of:=CONCATENATE([Input.C472];&quot;,&quot;)" office:value-type="string" office:string-value="6,">
            <text:p>6,</text:p>
          </table:table-cell>
          <table:table-cell table:formula="of:=CONCATENATE([Input.D472];&quot;,&quot;)" office:value-type="string" office:string-value="30,">
            <text:p>30,</text:p>
          </table:table-cell>
          <table:table-cell table:formula="of:=CONCATENATE([Input.E472];&quot;,&quot;)" office:value-type="string" office:string-value="41719.9,">
            <text:p>41719.9,</text:p>
          </table:table-cell>
          <table:table-cell table:formula="of:=CONCATENATE([Input.F472];&quot;,&quot;)" office:value-type="string" office:string-value="-220159,">
            <text:p>-220159,</text:p>
          </table:table-cell>
          <table:table-cell table:formula="of:=CONCATENATE([Input.G472];&quot;,&quot;)" office:value-type="string" office:string-value="0,">
            <text:p>0,</text:p>
          </table:table-cell>
          <table:table-cell table:formula="of:=CONCATENATE(&quot;'&quot;;[Input.H472];&quot;',&quot;)" office:value-type="string" office:string-value="'Hidden Path 04',">
            <text:p>'Hidden Path 04',</text:p>
          </table:table-cell>
          <table:table-cell table:formula="of:=CONCATENATE(&quot;'&quot;;[Input.I472];&quot;',&quot;)" office:value-type="string" office:string-value="'Metal 2;Metal 1;Metal 3',">
            <text:p>'Metal 2;Metal 1;Metal 3',</text:p>
          </table:table-cell>
          <table:table-cell table:formula="of:=CONCATENATE(&quot;'&quot;;[Input.J47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73]" office:value-type="string" office:string-value="Moto - Do Not Delete, Or You Will Die!">
            <text:p>Moto - Do Not Delete, Or You Will Die!</text:p>
          </table:table-cell>
          <table:table-cell table:formula="of:=CONCATENATE(&quot;['&quot;;[Input.B473];&quot;',&quot;)" office:value-type="string" office:string-value="['O6F19',">
            <text:p>['O6F19',</text:p>
          </table:table-cell>
          <table:table-cell table:formula="of:=CONCATENATE([Input.C473];&quot;,&quot;)" office:value-type="string" office:string-value="6,">
            <text:p>6,</text:p>
          </table:table-cell>
          <table:table-cell table:formula="of:=CONCATENATE([Input.D473];&quot;,&quot;)" office:value-type="string" office:string-value="30,">
            <text:p>30,</text:p>
          </table:table-cell>
          <table:table-cell table:formula="of:=CONCATENATE([Input.E473];&quot;,&quot;)" office:value-type="string" office:string-value="47180.9,">
            <text:p>47180.9,</text:p>
          </table:table-cell>
          <table:table-cell table:formula="of:=CONCATENATE([Input.F473];&quot;,&quot;)" office:value-type="string" office:string-value="-192954,">
            <text:p>-192954,</text:p>
          </table:table-cell>
          <table:table-cell table:formula="of:=CONCATENATE([Input.G473];&quot;,&quot;)" office:value-type="string" office:string-value="0,">
            <text:p>0,</text:p>
          </table:table-cell>
          <table:table-cell table:formula="of:=CONCATENATE(&quot;'&quot;;[Input.H473];&quot;',&quot;)" office:value-type="string" office:string-value="'Hidden Path 04',">
            <text:p>'Hidden Path 04',</text:p>
          </table:table-cell>
          <table:table-cell table:formula="of:=CONCATENATE(&quot;'&quot;;[Input.I473];&quot;',&quot;)" office:value-type="string" office:string-value="'Metal 1;Metal 3;Metal 2',">
            <text:p>'Metal 1;Metal 3;Metal 2',</text:p>
          </table:table-cell>
          <table:table-cell table:formula="of:=CONCATENATE(&quot;'&quot;;[Input.J47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74]" office:value-type="string" office:string-value="Moto - Do Not Delete, Or You Will Die!">
            <text:p>Moto - Do Not Delete, Or You Will Die!</text:p>
          </table:table-cell>
          <table:table-cell table:formula="of:=CONCATENATE(&quot;['&quot;;[Input.B474];&quot;',&quot;)" office:value-type="string" office:string-value="['Hydrocarbon 01 test',">
            <text:p>['Hydrocarbon 01 test',</text:p>
          </table:table-cell>
          <table:table-cell table:formula="of:=CONCATENATE([Input.C474];&quot;,&quot;)" office:value-type="string" office:string-value="6,">
            <text:p>6,</text:p>
          </table:table-cell>
          <table:table-cell table:formula="of:=CONCATENATE([Input.D474];&quot;,&quot;)" office:value-type="string" office:string-value="15,">
            <text:p>15,</text:p>
          </table:table-cell>
          <table:table-cell table:formula="of:=CONCATENATE([Input.E474];&quot;,&quot;)" office:value-type="string" office:string-value="162649,">
            <text:p>162649,</text:p>
          </table:table-cell>
          <table:table-cell table:formula="of:=CONCATENATE([Input.F474];&quot;,&quot;)" office:value-type="string" office:string-value="-178059,">
            <text:p>-178059,</text:p>
          </table:table-cell>
          <table:table-cell table:formula="of:=CONCATENATE([Input.G474];&quot;,&quot;)" office:value-type="string" office:string-value="0,">
            <text:p>0,</text:p>
          </table:table-cell>
          <table:table-cell table:formula="of:=CONCATENATE(&quot;'&quot;;[Input.H474];&quot;',&quot;)" office:value-type="string" office:string-value="'Pax Remar',">
            <text:p>'Pax Remar',</text:p>
          </table:table-cell>
          <table:table-cell table:formula="of:=CONCATENATE(&quot;'&quot;;[Input.I474];&quot;',&quot;)" office:value-type="string" office:string-value="'Hydrocarbon 1;Hydrocarbon 2;Hydrocarbon 3',">
            <text:p>'Hydrocarbon 1;Hydrocarbon 2;Hydrocarbon 3',</text:p>
          </table:table-cell>
          <table:table-cell table:formula="of:=CONCATENATE(&quot;'&quot;;[Input.J47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75]" office:value-type="string" office:string-value="Moto - Do Not Delete, Or You Will Die!">
            <text:p>Moto - Do Not Delete, Or You Will Die!</text:p>
          </table:table-cell>
          <table:table-cell table:formula="of:=CONCATENATE(&quot;['&quot;;[Input.B475];&quot;',&quot;)" office:value-type="string" office:string-value="['O5F01',">
            <text:p>['O5F01',</text:p>
          </table:table-cell>
          <table:table-cell table:formula="of:=CONCATENATE([Input.C475];&quot;,&quot;)" office:value-type="string" office:string-value="5,">
            <text:p>5,</text:p>
          </table:table-cell>
          <table:table-cell table:formula="of:=CONCATENATE([Input.D475];&quot;,&quot;)" office:value-type="string" office:string-value="30,">
            <text:p>30,</text:p>
          </table:table-cell>
          <table:table-cell table:formula="of:=CONCATENATE([Input.E475];&quot;,&quot;)" office:value-type="string" office:string-value="34997.6,">
            <text:p>34997.6,</text:p>
          </table:table-cell>
          <table:table-cell table:formula="of:=CONCATENATE([Input.F475];&quot;,&quot;)" office:value-type="string" office:string-value="-277093,">
            <text:p>-277093,</text:p>
          </table:table-cell>
          <table:table-cell table:formula="of:=CONCATENATE([Input.G475];&quot;,&quot;)" office:value-type="string" office:string-value="0,">
            <text:p>0,</text:p>
          </table:table-cell>
          <table:table-cell table:formula="of:=CONCATENATE(&quot;'&quot;;[Input.H475];&quot;',&quot;)" office:value-type="string" office:string-value="'Hidden Path 04',">
            <text:p>'Hidden Path 04',</text:p>
          </table:table-cell>
          <table:table-cell table:formula="of:=CONCATENATE(&quot;'&quot;;[Input.I475];&quot;',&quot;)" office:value-type="string" office:string-value="'Metal 1;Metal 3;Metal 2',">
            <text:p>'Metal 1;Metal 3;Metal 2',</text:p>
          </table:table-cell>
          <table:table-cell table:formula="of:=CONCATENATE(&quot;'&quot;;[Input.J47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76]" office:value-type="string" office:string-value="Moto - Do Not Delete, Or You Will Die!">
            <text:p>Moto - Do Not Delete, Or You Will Die!</text:p>
          </table:table-cell>
          <table:table-cell table:formula="of:=CONCATENATE(&quot;['&quot;;[Input.B476];&quot;',&quot;)" office:value-type="string" office:string-value="['O5F03',">
            <text:p>['O5F03',</text:p>
          </table:table-cell>
          <table:table-cell table:formula="of:=CONCATENATE([Input.C476];&quot;,&quot;)" office:value-type="string" office:string-value="5,">
            <text:p>5,</text:p>
          </table:table-cell>
          <table:table-cell table:formula="of:=CONCATENATE([Input.D476];&quot;,&quot;)" office:value-type="string" office:string-value="30,">
            <text:p>30,</text:p>
          </table:table-cell>
          <table:table-cell table:formula="of:=CONCATENATE([Input.E476];&quot;,&quot;)" office:value-type="string" office:string-value="35266.6,">
            <text:p>35266.6,</text:p>
          </table:table-cell>
          <table:table-cell table:formula="of:=CONCATENATE([Input.F476];&quot;,&quot;)" office:value-type="string" office:string-value="-267408,">
            <text:p>-267408,</text:p>
          </table:table-cell>
          <table:table-cell table:formula="of:=CONCATENATE([Input.G476];&quot;,&quot;)" office:value-type="string" office:string-value="0,">
            <text:p>0,</text:p>
          </table:table-cell>
          <table:table-cell table:formula="of:=CONCATENATE(&quot;'&quot;;[Input.H476];&quot;',&quot;)" office:value-type="string" office:string-value="'Hidden Path 04',">
            <text:p>'Hidden Path 04',</text:p>
          </table:table-cell>
          <table:table-cell table:formula="of:=CONCATENATE(&quot;'&quot;;[Input.I476];&quot;',&quot;)" office:value-type="string" office:string-value="'Metal 1;Metal 2;Metal 3',">
            <text:p>'Metal 1;Metal 2;Metal 3',</text:p>
          </table:table-cell>
          <table:table-cell table:formula="of:=CONCATENATE(&quot;'&quot;;[Input.J47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77]" office:value-type="string" office:string-value="Moto - Do Not Delete, Or You Will Die!">
            <text:p>Moto - Do Not Delete, Or You Will Die!</text:p>
          </table:table-cell>
          <table:table-cell table:formula="of:=CONCATENATE(&quot;['&quot;;[Input.B477];&quot;',&quot;)" office:value-type="string" office:string-value="['O5F05',">
            <text:p>['O5F05',</text:p>
          </table:table-cell>
          <table:table-cell table:formula="of:=CONCATENATE([Input.C477];&quot;,&quot;)" office:value-type="string" office:string-value="5,">
            <text:p>5,</text:p>
          </table:table-cell>
          <table:table-cell table:formula="of:=CONCATENATE([Input.D477];&quot;,&quot;)" office:value-type="string" office:string-value="30,">
            <text:p>30,</text:p>
          </table:table-cell>
          <table:table-cell table:formula="of:=CONCATENATE([Input.E477];&quot;,&quot;)" office:value-type="string" office:string-value="36611.8,">
            <text:p>36611.8,</text:p>
          </table:table-cell>
          <table:table-cell table:formula="of:=CONCATENATE([Input.F477];&quot;,&quot;)" office:value-type="string" office:string-value="-257992,">
            <text:p>-257992,</text:p>
          </table:table-cell>
          <table:table-cell table:formula="of:=CONCATENATE([Input.G477];&quot;,&quot;)" office:value-type="string" office:string-value="0,">
            <text:p>0,</text:p>
          </table:table-cell>
          <table:table-cell table:formula="of:=CONCATENATE(&quot;'&quot;;[Input.H477];&quot;',&quot;)" office:value-type="string" office:string-value="'Hidden Path 04',">
            <text:p>'Hidden Path 04',</text:p>
          </table:table-cell>
          <table:table-cell table:formula="of:=CONCATENATE(&quot;'&quot;;[Input.I477];&quot;',&quot;)" office:value-type="string" office:string-value="'Metal 1;Metal 2;Metal 3',">
            <text:p>'Metal 1;Metal 2;Metal 3',</text:p>
          </table:table-cell>
          <table:table-cell table:formula="of:=CONCATENATE(&quot;'&quot;;[Input.J47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78]" office:value-type="string" office:string-value="Moto - Do Not Delete, Or You Will Die!">
            <text:p>Moto - Do Not Delete, Or You Will Die!</text:p>
          </table:table-cell>
          <table:table-cell table:formula="of:=CONCATENATE(&quot;['&quot;;[Input.B478];&quot;',&quot;)" office:value-type="string" office:string-value="['O5F07',">
            <text:p>['O5F07',</text:p>
          </table:table-cell>
          <table:table-cell table:formula="of:=CONCATENATE([Input.C478];&quot;,&quot;)" office:value-type="string" office:string-value="5,">
            <text:p>5,</text:p>
          </table:table-cell>
          <table:table-cell table:formula="of:=CONCATENATE([Input.D478];&quot;,&quot;)" office:value-type="string" office:string-value="30,">
            <text:p>30,</text:p>
          </table:table-cell>
          <table:table-cell table:formula="of:=CONCATENATE([Input.E478];&quot;,&quot;)" office:value-type="string" office:string-value="38616.3,">
            <text:p>38616.3,</text:p>
          </table:table-cell>
          <table:table-cell table:formula="of:=CONCATENATE([Input.F478];&quot;,&quot;)" office:value-type="string" office:string-value="-249072,">
            <text:p>-249072,</text:p>
          </table:table-cell>
          <table:table-cell table:formula="of:=CONCATENATE([Input.G478];&quot;,&quot;)" office:value-type="string" office:string-value="0,">
            <text:p>0,</text:p>
          </table:table-cell>
          <table:table-cell table:formula="of:=CONCATENATE(&quot;'&quot;;[Input.H478];&quot;',&quot;)" office:value-type="string" office:string-value="'Hidden Path 04',">
            <text:p>'Hidden Path 04',</text:p>
          </table:table-cell>
          <table:table-cell table:formula="of:=CONCATENATE(&quot;'&quot;;[Input.I478];&quot;',&quot;)" office:value-type="string" office:string-value="'Metal 1;Metal 2;Metal 3',">
            <text:p>'Metal 1;Metal 2;Metal 3',</text:p>
          </table:table-cell>
          <table:table-cell table:formula="of:=CONCATENATE(&quot;'&quot;;[Input.J47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79]" office:value-type="string" office:string-value="Moto - Do Not Delete, Or You Will Die!">
            <text:p>Moto - Do Not Delete, Or You Will Die!</text:p>
          </table:table-cell>
          <table:table-cell table:formula="of:=CONCATENATE(&quot;['&quot;;[Input.B479];&quot;',&quot;)" office:value-type="string" office:string-value="['O5F09',">
            <text:p>['O5F09',</text:p>
          </table:table-cell>
          <table:table-cell table:formula="of:=CONCATENATE([Input.C479];&quot;,&quot;)" office:value-type="string" office:string-value="5,">
            <text:p>5,</text:p>
          </table:table-cell>
          <table:table-cell table:formula="of:=CONCATENATE([Input.D479];&quot;,&quot;)" office:value-type="string" office:string-value="30,">
            <text:p>30,</text:p>
          </table:table-cell>
          <table:table-cell table:formula="of:=CONCATENATE([Input.E479];&quot;,&quot;)" office:value-type="string" office:string-value="39628,">
            <text:p>39628,</text:p>
          </table:table-cell>
          <table:table-cell table:formula="of:=CONCATENATE([Input.F479];&quot;,&quot;)" office:value-type="string" office:string-value="-238439,">
            <text:p>-238439,</text:p>
          </table:table-cell>
          <table:table-cell table:formula="of:=CONCATENATE([Input.G479];&quot;,&quot;)" office:value-type="string" office:string-value="0,">
            <text:p>0,</text:p>
          </table:table-cell>
          <table:table-cell table:formula="of:=CONCATENATE(&quot;'&quot;;[Input.H479];&quot;',&quot;)" office:value-type="string" office:string-value="'Hidden Path 04',">
            <text:p>'Hidden Path 04',</text:p>
          </table:table-cell>
          <table:table-cell table:formula="of:=CONCATENATE(&quot;'&quot;;[Input.I479];&quot;',&quot;)" office:value-type="string" office:string-value="'Metal 1;Metal 2;Metal 3',">
            <text:p>'Metal 1;Metal 2;Metal 3',</text:p>
          </table:table-cell>
          <table:table-cell table:formula="of:=CONCATENATE(&quot;'&quot;;[Input.J47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80]" office:value-type="string" office:string-value="Moto - Do Not Delete, Or You Will Die!">
            <text:p>Moto - Do Not Delete, Or You Will Die!</text:p>
          </table:table-cell>
          <table:table-cell table:formula="of:=CONCATENATE(&quot;['&quot;;[Input.B480];&quot;',&quot;)" office:value-type="string" office:string-value="['O5F11',">
            <text:p>['O5F11',</text:p>
          </table:table-cell>
          <table:table-cell table:formula="of:=CONCATENATE([Input.C480];&quot;,&quot;)" office:value-type="string" office:string-value="5,">
            <text:p>5,</text:p>
          </table:table-cell>
          <table:table-cell table:formula="of:=CONCATENATE([Input.D480];&quot;,&quot;)" office:value-type="string" office:string-value="30,">
            <text:p>30,</text:p>
          </table:table-cell>
          <table:table-cell table:formula="of:=CONCATENATE([Input.E480];&quot;,&quot;)" office:value-type="string" office:string-value="40529.5,">
            <text:p>40529.5,</text:p>
          </table:table-cell>
          <table:table-cell table:formula="of:=CONCATENATE([Input.F480];&quot;,&quot;)" office:value-type="string" office:string-value="-230556,">
            <text:p>-230556,</text:p>
          </table:table-cell>
          <table:table-cell table:formula="of:=CONCATENATE([Input.G480];&quot;,&quot;)" office:value-type="string" office:string-value="0,">
            <text:p>0,</text:p>
          </table:table-cell>
          <table:table-cell table:formula="of:=CONCATENATE(&quot;'&quot;;[Input.H480];&quot;',&quot;)" office:value-type="string" office:string-value="'Hidden Path 04',">
            <text:p>'Hidden Path 04',</text:p>
          </table:table-cell>
          <table:table-cell table:formula="of:=CONCATENATE(&quot;'&quot;;[Input.I480];&quot;',&quot;)" office:value-type="string" office:string-value="'Metal 1;Metal 3;Metal 2',">
            <text:p>'Metal 1;Metal 3;Metal 2',</text:p>
          </table:table-cell>
          <table:table-cell table:formula="of:=CONCATENATE(&quot;'&quot;;[Input.J48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81]" office:value-type="string" office:string-value="Moto - Do Not Delete, Or You Will Die!">
            <text:p>Moto - Do Not Delete, Or You Will Die!</text:p>
          </table:table-cell>
          <table:table-cell table:formula="of:=CONCATENATE(&quot;['&quot;;[Input.B481];&quot;',&quot;)" office:value-type="string" office:string-value="['O5F15',">
            <text:p>['O5F15',</text:p>
          </table:table-cell>
          <table:table-cell table:formula="of:=CONCATENATE([Input.C481];&quot;,&quot;)" office:value-type="string" office:string-value="5,">
            <text:p>5,</text:p>
          </table:table-cell>
          <table:table-cell table:formula="of:=CONCATENATE([Input.D481];&quot;,&quot;)" office:value-type="string" office:string-value="30,">
            <text:p>30,</text:p>
          </table:table-cell>
          <table:table-cell table:formula="of:=CONCATENATE([Input.E481];&quot;,&quot;)" office:value-type="string" office:string-value="43016,">
            <text:p>43016,</text:p>
          </table:table-cell>
          <table:table-cell table:formula="of:=CONCATENATE([Input.F481];&quot;,&quot;)" office:value-type="string" office:string-value="-209841,">
            <text:p>-209841,</text:p>
          </table:table-cell>
          <table:table-cell table:formula="of:=CONCATENATE([Input.G481];&quot;,&quot;)" office:value-type="string" office:string-value="0,">
            <text:p>0,</text:p>
          </table:table-cell>
          <table:table-cell table:formula="of:=CONCATENATE(&quot;'&quot;;[Input.H481];&quot;',&quot;)" office:value-type="string" office:string-value="'Hidden Path 04',">
            <text:p>'Hidden Path 04',</text:p>
          </table:table-cell>
          <table:table-cell table:formula="of:=CONCATENATE(&quot;'&quot;;[Input.I481];&quot;',&quot;)" office:value-type="string" office:string-value="'Metal 2;Metal 1;Metal 3',">
            <text:p>'Metal 2;Metal 1;Metal 3',</text:p>
          </table:table-cell>
          <table:table-cell table:formula="of:=CONCATENATE(&quot;'&quot;;[Input.J48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82]" office:value-type="string" office:string-value="Moto - Do Not Delete, Or You Will Die!">
            <text:p>Moto - Do Not Delete, Or You Will Die!</text:p>
          </table:table-cell>
          <table:table-cell table:formula="of:=CONCATENATE(&quot;['&quot;;[Input.B482];&quot;',&quot;)" office:value-type="string" office:string-value="['O5F17',">
            <text:p>['O5F17',</text:p>
          </table:table-cell>
          <table:table-cell table:formula="of:=CONCATENATE([Input.C482];&quot;,&quot;)" office:value-type="string" office:string-value="5,">
            <text:p>5,</text:p>
          </table:table-cell>
          <table:table-cell table:formula="of:=CONCATENATE([Input.D482];&quot;,&quot;)" office:value-type="string" office:string-value="30,">
            <text:p>30,</text:p>
          </table:table-cell>
          <table:table-cell table:formula="of:=CONCATENATE([Input.E482];&quot;,&quot;)" office:value-type="string" office:string-value="45035,">
            <text:p>45035,</text:p>
          </table:table-cell>
          <table:table-cell table:formula="of:=CONCATENATE([Input.F482];&quot;,&quot;)" office:value-type="string" office:string-value="-200989,">
            <text:p>-200989,</text:p>
          </table:table-cell>
          <table:table-cell table:formula="of:=CONCATENATE([Input.G482];&quot;,&quot;)" office:value-type="string" office:string-value="0,">
            <text:p>0,</text:p>
          </table:table-cell>
          <table:table-cell table:formula="of:=CONCATENATE(&quot;'&quot;;[Input.H482];&quot;',&quot;)" office:value-type="string" office:string-value="'Hidden Path 04',">
            <text:p>'Hidden Path 04',</text:p>
          </table:table-cell>
          <table:table-cell table:formula="of:=CONCATENATE(&quot;'&quot;;[Input.I482];&quot;',&quot;)" office:value-type="string" office:string-value="'Metal 1;Metal 2;Metal 3',">
            <text:p>'Metal 1;Metal 2;Metal 3',</text:p>
          </table:table-cell>
          <table:table-cell table:formula="of:=CONCATENATE(&quot;'&quot;;[Input.J48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83]" office:value-type="string" office:string-value="Muspelheim">
            <text:p>Muspelheim</text:p>
          </table:table-cell>
          <table:table-cell table:formula="of:=CONCATENATE(&quot;['&quot;;[Input.B483];&quot;',&quot;)" office:value-type="string" office:string-value="['Harvest Field 3',">
            <text:p>['Harvest Field 3',</text:p>
          </table:table-cell>
          <table:table-cell table:formula="of:=CONCATENATE([Input.C483];&quot;,&quot;)" office:value-type="string" office:string-value="3,">
            <text:p>3,</text:p>
          </table:table-cell>
          <table:table-cell table:formula="of:=CONCATENATE([Input.D483];&quot;,&quot;)" office:value-type="string" office:string-value="15,">
            <text:p>15,</text:p>
          </table:table-cell>
          <table:table-cell table:formula="of:=CONCATENATE([Input.E483];&quot;,&quot;)" office:value-type="string" office:string-value="187148,">
            <text:p>187148,</text:p>
          </table:table-cell>
          <table:table-cell table:formula="of:=CONCATENATE([Input.F483];&quot;,&quot;)" office:value-type="string" office:string-value="-105988,">
            <text:p>-105988,</text:p>
          </table:table-cell>
          <table:table-cell table:formula="of:=CONCATENATE([Input.G483];&quot;,&quot;)" office:value-type="string" office:string-value="0,">
            <text:p>0,</text:p>
          </table:table-cell>
          <table:table-cell table:formula="of:=CONCATENATE(&quot;'&quot;;[Input.H483];&quot;',&quot;)" office:value-type="string" office:string-value="'Asteroid MP-297',">
            <text:p>'Asteroid MP-297',</text:p>
          </table:table-cell>
          <table:table-cell table:formula="of:=CONCATENATE(&quot;'&quot;;[Input.I483];&quot;',&quot;)" office:value-type="string" office:string-value="'Hydrocarbon 3;Reactive 3;Metal 3',">
            <text:p>'Hydrocarbon 3;Reactive 3;Metal 3',</text:p>
          </table:table-cell>
          <table:table-cell table:formula="of:=CONCATENATE(&quot;'&quot;;[Input.J48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84]" office:value-type="string" office:string-value="Muspelheim">
            <text:p>Muspelheim</text:p>
          </table:table-cell>
          <table:table-cell table:formula="of:=CONCATENATE(&quot;['&quot;;[Input.B484];&quot;',&quot;)" office:value-type="string" office:string-value="['Harvest Field 4',">
            <text:p>['Harvest Field 4',</text:p>
          </table:table-cell>
          <table:table-cell table:formula="of:=CONCATENATE([Input.C484];&quot;,&quot;)" office:value-type="string" office:string-value="3,">
            <text:p>3,</text:p>
          </table:table-cell>
          <table:table-cell table:formula="of:=CONCATENATE([Input.D484];&quot;,&quot;)" office:value-type="string" office:string-value="15,">
            <text:p>15,</text:p>
          </table:table-cell>
          <table:table-cell table:formula="of:=CONCATENATE([Input.E484];&quot;,&quot;)" office:value-type="string" office:string-value="171401,">
            <text:p>171401,</text:p>
          </table:table-cell>
          <table:table-cell table:formula="of:=CONCATENATE([Input.F484];&quot;,&quot;)" office:value-type="string" office:string-value="-115741,">
            <text:p>-115741,</text:p>
          </table:table-cell>
          <table:table-cell table:formula="of:=CONCATENATE([Input.G484];&quot;,&quot;)" office:value-type="string" office:string-value="0,">
            <text:p>0,</text:p>
          </table:table-cell>
          <table:table-cell table:formula="of:=CONCATENATE(&quot;'&quot;;[Input.H484];&quot;',&quot;)" office:value-type="string" office:string-value="'Asteroid MP-298',">
            <text:p>'Asteroid MP-298',</text:p>
          </table:table-cell>
          <table:table-cell table:formula="of:=CONCATENATE(&quot;'&quot;;[Input.I484];&quot;',&quot;)" office:value-type="string" office:string-value="'Hydrocarbon 3;Reactive 3;Metal 3',">
            <text:p>'Hydrocarbon 3;Reactive 3;Metal 3',</text:p>
          </table:table-cell>
          <table:table-cell table:formula="of:=CONCATENATE(&quot;'&quot;;[Input.J48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85]" office:value-type="string" office:string-value="Muspelheim">
            <text:p>Muspelheim</text:p>
          </table:table-cell>
          <table:table-cell table:formula="of:=CONCATENATE(&quot;['&quot;;[Input.B485];&quot;',&quot;)" office:value-type="string" office:string-value="['Harvest Field 7',">
            <text:p>['Harvest Field 7',</text:p>
          </table:table-cell>
          <table:table-cell table:formula="of:=CONCATENATE([Input.C485];&quot;,&quot;)" office:value-type="string" office:string-value="3,">
            <text:p>3,</text:p>
          </table:table-cell>
          <table:table-cell table:formula="of:=CONCATENATE([Input.D485];&quot;,&quot;)" office:value-type="string" office:string-value="15,">
            <text:p>15,</text:p>
          </table:table-cell>
          <table:table-cell table:formula="of:=CONCATENATE([Input.E485];&quot;,&quot;)" office:value-type="string" office:string-value="3972.18,">
            <text:p>3972.18,</text:p>
          </table:table-cell>
          <table:table-cell table:formula="of:=CONCATENATE([Input.F485];&quot;,&quot;)" office:value-type="string" office:string-value="52049.7,">
            <text:p>52049.7,</text:p>
          </table:table-cell>
          <table:table-cell table:formula="of:=CONCATENATE([Input.G485];&quot;,&quot;)" office:value-type="string" office:string-value="0,">
            <text:p>0,</text:p>
          </table:table-cell>
          <table:table-cell table:formula="of:=CONCATENATE(&quot;'&quot;;[Input.H485];&quot;',&quot;)" office:value-type="string" office:string-value="'Asteroid MP-125',">
            <text:p>'Asteroid MP-125',</text:p>
          </table:table-cell>
          <table:table-cell table:formula="of:=CONCATENATE(&quot;'&quot;;[Input.I485];&quot;',&quot;)" office:value-type="string" office:string-value="'Hydrocarbon 3;Reactive 3;Metal 3',">
            <text:p>'Hydrocarbon 3;Reactive 3;Metal 3',</text:p>
          </table:table-cell>
          <table:table-cell table:formula="of:=CONCATENATE(&quot;'&quot;;[Input.J48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86]" office:value-type="string" office:string-value="Muspelheim">
            <text:p>Muspelheim</text:p>
          </table:table-cell>
          <table:table-cell table:formula="of:=CONCATENATE(&quot;['&quot;;[Input.B486];&quot;',&quot;)" office:value-type="string" office:string-value="['Harvest Field 8',">
            <text:p>['Harvest Field 8',</text:p>
          </table:table-cell>
          <table:table-cell table:formula="of:=CONCATENATE([Input.C486];&quot;,&quot;)" office:value-type="string" office:string-value="3,">
            <text:p>3,</text:p>
          </table:table-cell>
          <table:table-cell table:formula="of:=CONCATENATE([Input.D486];&quot;,&quot;)" office:value-type="string" office:string-value="15,">
            <text:p>15,</text:p>
          </table:table-cell>
          <table:table-cell table:formula="of:=CONCATENATE([Input.E486];&quot;,&quot;)" office:value-type="string" office:string-value="-12689.2,">
            <text:p>-12689.2,</text:p>
          </table:table-cell>
          <table:table-cell table:formula="of:=CONCATENATE([Input.F486];&quot;,&quot;)" office:value-type="string" office:string-value="45674.1,">
            <text:p>45674.1,</text:p>
          </table:table-cell>
          <table:table-cell table:formula="of:=CONCATENATE([Input.G486];&quot;,&quot;)" office:value-type="string" office:string-value="0,">
            <text:p>0,</text:p>
          </table:table-cell>
          <table:table-cell table:formula="of:=CONCATENATE(&quot;'&quot;;[Input.H486];&quot;',&quot;)" office:value-type="string" office:string-value="'Asteroid MP-124',">
            <text:p>'Asteroid MP-124',</text:p>
          </table:table-cell>
          <table:table-cell table:formula="of:=CONCATENATE(&quot;'&quot;;[Input.I486];&quot;',&quot;)" office:value-type="string" office:string-value="'Hydrocarbon 3;Metal 3;Reactive 3',">
            <text:p>'Hydrocarbon 3;Metal 3;Reactive 3',</text:p>
          </table:table-cell>
          <table:table-cell table:formula="of:=CONCATENATE(&quot;'&quot;;[Input.J48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87]" office:value-type="string" office:string-value="Muspelheim">
            <text:p>Muspelheim</text:p>
          </table:table-cell>
          <table:table-cell table:formula="of:=CONCATENATE(&quot;['&quot;;[Input.B487];&quot;',&quot;)" office:value-type="string" office:string-value="['Harvest Field 1',">
            <text:p>['Harvest Field 1',</text:p>
          </table:table-cell>
          <table:table-cell table:formula="of:=CONCATENATE([Input.C487];&quot;,&quot;)" office:value-type="string" office:string-value="1,">
            <text:p>1,</text:p>
          </table:table-cell>
          <table:table-cell table:formula="of:=CONCATENATE([Input.D487];&quot;,&quot;)" office:value-type="string" office:string-value="20,">
            <text:p>20,</text:p>
          </table:table-cell>
          <table:table-cell table:formula="of:=CONCATENATE([Input.E487];&quot;,&quot;)" office:value-type="string" office:string-value="190145,">
            <text:p>190145,</text:p>
          </table:table-cell>
          <table:table-cell table:formula="of:=CONCATENATE([Input.F487];&quot;,&quot;)" office:value-type="string" office:string-value="-103318,">
            <text:p>-103318,</text:p>
          </table:table-cell>
          <table:table-cell table:formula="of:=CONCATENATE([Input.G487];&quot;,&quot;)" office:value-type="string" office:string-value="0,">
            <text:p>0,</text:p>
          </table:table-cell>
          <table:table-cell table:formula="of:=CONCATENATE(&quot;'&quot;;[Input.H487];&quot;',&quot;)" office:value-type="string" office:string-value="'Asteroid MP-297',">
            <text:p>'Asteroid MP-297',</text:p>
          </table:table-cell>
          <table:table-cell table:formula="of:=CONCATENATE(&quot;'&quot;;[Input.I487];&quot;',&quot;)" office:value-type="string" office:string-value="'Hydrocarbon 3;Reactive 3;Metal 3',">
            <text:p>'Hydrocarbon 3;Reactive 3;Metal 3',</text:p>
          </table:table-cell>
          <table:table-cell table:formula="of:=CONCATENATE(&quot;'&quot;;[Input.J48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88]" office:value-type="string" office:string-value="Muspelheim">
            <text:p>Muspelheim</text:p>
          </table:table-cell>
          <table:table-cell table:formula="of:=CONCATENATE(&quot;['&quot;;[Input.B488];&quot;',&quot;)" office:value-type="string" office:string-value="['Harvest Field 2',">
            <text:p>['Harvest Field 2',</text:p>
          </table:table-cell>
          <table:table-cell table:formula="of:=CONCATENATE([Input.C488];&quot;,&quot;)" office:value-type="string" office:string-value="1,">
            <text:p>1,</text:p>
          </table:table-cell>
          <table:table-cell table:formula="of:=CONCATENATE([Input.D488];&quot;,&quot;)" office:value-type="string" office:string-value="20,">
            <text:p>20,</text:p>
          </table:table-cell>
          <table:table-cell table:formula="of:=CONCATENATE([Input.E488];&quot;,&quot;)" office:value-type="string" office:string-value="173090,">
            <text:p>173090,</text:p>
          </table:table-cell>
          <table:table-cell table:formula="of:=CONCATENATE([Input.F488];&quot;,&quot;)" office:value-type="string" office:string-value="-113453,">
            <text:p>-113453,</text:p>
          </table:table-cell>
          <table:table-cell table:formula="of:=CONCATENATE([Input.G488];&quot;,&quot;)" office:value-type="string" office:string-value="0,">
            <text:p>0,</text:p>
          </table:table-cell>
          <table:table-cell table:formula="of:=CONCATENATE(&quot;'&quot;;[Input.H488];&quot;',&quot;)" office:value-type="string" office:string-value="'Asteroid MP-298',">
            <text:p>'Asteroid MP-298',</text:p>
          </table:table-cell>
          <table:table-cell table:formula="of:=CONCATENATE(&quot;'&quot;;[Input.I488];&quot;',&quot;)" office:value-type="string" office:string-value="'Hydrocarbon 3;Reactive 3;Metal 3',">
            <text:p>'Hydrocarbon 3;Reactive 3;Metal 3',</text:p>
          </table:table-cell>
          <table:table-cell table:formula="of:=CONCATENATE(&quot;'&quot;;[Input.J48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89]" office:value-type="string" office:string-value="Muspelheim">
            <text:p>Muspelheim</text:p>
          </table:table-cell>
          <table:table-cell table:formula="of:=CONCATENATE(&quot;['&quot;;[Input.B489];&quot;',&quot;)" office:value-type="string" office:string-value="['Harvest Field 5',">
            <text:p>['Harvest Field 5',</text:p>
          </table:table-cell>
          <table:table-cell table:formula="of:=CONCATENATE([Input.C489];&quot;,&quot;)" office:value-type="string" office:string-value="1,">
            <text:p>1,</text:p>
          </table:table-cell>
          <table:table-cell table:formula="of:=CONCATENATE([Input.D489];&quot;,&quot;)" office:value-type="string" office:string-value="20,">
            <text:p>20,</text:p>
          </table:table-cell>
          <table:table-cell table:formula="of:=CONCATENATE([Input.E489];&quot;,&quot;)" office:value-type="string" office:string-value="826.919,">
            <text:p>826.919,</text:p>
          </table:table-cell>
          <table:table-cell table:formula="of:=CONCATENATE([Input.F489];&quot;,&quot;)" office:value-type="string" office:string-value="49754.5,">
            <text:p>49754.5,</text:p>
          </table:table-cell>
          <table:table-cell table:formula="of:=CONCATENATE([Input.G489];&quot;,&quot;)" office:value-type="string" office:string-value="0,">
            <text:p>0,</text:p>
          </table:table-cell>
          <table:table-cell table:formula="of:=CONCATENATE(&quot;'&quot;;[Input.H489];&quot;',&quot;)" office:value-type="string" office:string-value="'Asteroid MP-125',">
            <text:p>'Asteroid MP-125',</text:p>
          </table:table-cell>
          <table:table-cell table:formula="of:=CONCATENATE(&quot;'&quot;;[Input.I489];&quot;',&quot;)" office:value-type="string" office:string-value="'Hydrocarbon 3;Reactive 3;Metal 3',">
            <text:p>'Hydrocarbon 3;Reactive 3;Metal 3',</text:p>
          </table:table-cell>
          <table:table-cell table:formula="of:=CONCATENATE(&quot;'&quot;;[Input.J48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90]" office:value-type="string" office:string-value="Muspelheim">
            <text:p>Muspelheim</text:p>
          </table:table-cell>
          <table:table-cell table:formula="of:=CONCATENATE(&quot;['&quot;;[Input.B490];&quot;',&quot;)" office:value-type="string" office:string-value="['Harvest Field 6',">
            <text:p>['Harvest Field 6',</text:p>
          </table:table-cell>
          <table:table-cell table:formula="of:=CONCATENATE([Input.C490];&quot;,&quot;)" office:value-type="string" office:string-value="1,">
            <text:p>1,</text:p>
          </table:table-cell>
          <table:table-cell table:formula="of:=CONCATENATE([Input.D490];&quot;,&quot;)" office:value-type="string" office:string-value="20,">
            <text:p>20,</text:p>
          </table:table-cell>
          <table:table-cell table:formula="of:=CONCATENATE([Input.E490];&quot;,&quot;)" office:value-type="string" office:string-value="-9543.95,">
            <text:p>-9543.95,</text:p>
          </table:table-cell>
          <table:table-cell table:formula="of:=CONCATENATE([Input.F490];&quot;,&quot;)" office:value-type="string" office:string-value="47799.3,">
            <text:p>47799.3,</text:p>
          </table:table-cell>
          <table:table-cell table:formula="of:=CONCATENATE([Input.G490];&quot;,&quot;)" office:value-type="string" office:string-value="0,">
            <text:p>0,</text:p>
          </table:table-cell>
          <table:table-cell table:formula="of:=CONCATENATE(&quot;'&quot;;[Input.H490];&quot;',&quot;)" office:value-type="string" office:string-value="'Asteroid MP-124',">
            <text:p>'Asteroid MP-124',</text:p>
          </table:table-cell>
          <table:table-cell table:formula="of:=CONCATENATE(&quot;'&quot;;[Input.I490];&quot;',&quot;)" office:value-type="string" office:string-value="'Hydrocarbon 3;Reactive 3;Metal 3',">
            <text:p>'Hydrocarbon 3;Reactive 3;Metal 3',</text:p>
          </table:table-cell>
          <table:table-cell table:formula="of:=CONCATENATE(&quot;'&quot;;[Input.J49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91]" office:value-type="string" office:string-value="Muspelheim">
            <text:p>Muspelheim</text:p>
          </table:table-cell>
          <table:table-cell table:formula="of:=CONCATENATE(&quot;['&quot;;[Input.B491];&quot;',&quot;)" office:value-type="string" office:string-value="['Surti Alpha 4 Resources',">
            <text:p>['Surti Alpha 4 Resources',</text:p>
          </table:table-cell>
          <table:table-cell table:formula="of:=CONCATENATE([Input.C491];&quot;,&quot;)" office:value-type="string" office:string-value="1,">
            <text:p>1,</text:p>
          </table:table-cell>
          <table:table-cell table:formula="of:=CONCATENATE([Input.D491];&quot;,&quot;)" office:value-type="string" office:string-value="15,">
            <text:p>15,</text:p>
          </table:table-cell>
          <table:table-cell table:formula="of:=CONCATENATE([Input.E491];&quot;,&quot;)" office:value-type="string" office:string-value="129979,">
            <text:p>129979,</text:p>
          </table:table-cell>
          <table:table-cell table:formula="of:=CONCATENATE([Input.F491];&quot;,&quot;)" office:value-type="string" office:string-value="49465,">
            <text:p>49465,</text:p>
          </table:table-cell>
          <table:table-cell table:formula="of:=CONCATENATE([Input.G491];&quot;,&quot;)" office:value-type="string" office:string-value="0,">
            <text:p>0,</text:p>
          </table:table-cell>
          <table:table-cell table:formula="of:=CONCATENATE(&quot;'&quot;;[Input.H491];&quot;',&quot;)" office:value-type="string" office:string-value="'Surti Alpha 4',">
            <text:p>'Surti Alpha 4',</text:p>
          </table:table-cell>
          <table:table-cell table:formula="of:=CONCATENATE(&quot;'&quot;;[Input.I491];&quot;',&quot;)" office:value-type="string" office:string-value="'Reactive 1;Reactive 2;Reactive 3;Metal 1;Metal 2;Metal 3;Hydrocarbon 1;Hydrocarbon 2;Hydrocarbon 3;Gem 1;Gem 2;Gem 3;Gas Pocket 1',">
            <text:p>'Reactive 1;Reactive 2;Reactive 3;Metal 1;Metal 2;Metal 3;Hydrocarbon 1;Hydrocarbon 2;Hydrocarbon 3;Gem 1;Gem 2;Gem 3;Gas Pocket 1',</text:p>
          </table:table-cell>
          <table:table-cell table:formula="of:=CONCATENATE(&quot;'&quot;;[Input.J49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92]" office:value-type="string" office:string-value="Muspelheim">
            <text:p>Muspelheim</text:p>
          </table:table-cell>
          <table:table-cell table:formula="of:=CONCATENATE(&quot;['&quot;;[Input.B492];&quot;',&quot;)" office:value-type="string" office:string-value="['Nav Muspelheim 6',">
            <text:p>['Nav Muspelheim 6',</text:p>
          </table:table-cell>
          <table:table-cell table:formula="of:=CONCATENATE([Input.C492];&quot;,&quot;)" office:value-type="string" office:string-value="NULL,">
            <text:p>NULL,</text:p>
          </table:table-cell>
          <table:table-cell table:formula="of:=CONCATENATE([Input.D492];&quot;,&quot;)" office:value-type="string" office:string-value="NULL,">
            <text:p>NULL,</text:p>
          </table:table-cell>
          <table:table-cell table:formula="of:=CONCATENATE([Input.E492];&quot;,&quot;)" office:value-type="string" office:string-value="150610,">
            <text:p>150610,</text:p>
          </table:table-cell>
          <table:table-cell table:formula="of:=CONCATENATE([Input.F492];&quot;,&quot;)" office:value-type="string" office:string-value="-57810,">
            <text:p>-57810,</text:p>
          </table:table-cell>
          <table:table-cell table:formula="of:=CONCATENATE([Input.G492];&quot;,&quot;)" office:value-type="string" office:string-value="0,">
            <text:p>0,</text:p>
          </table:table-cell>
          <table:table-cell table:formula="of:=CONCATENATE(&quot;'&quot;;[Input.H492];&quot;',&quot;)" office:value-type="string" office:string-value="'Nav Muspelheim 6',">
            <text:p>'Nav Muspelheim 6',</text:p>
          </table:table-cell>
          <table:table-cell table:formula="of:=CONCATENATE(&quot;'&quot;;[Input.I492];&quot;',&quot;)" office:value-type="string" office:string-value="'Inorganic Hulk 01;Gem 1',">
            <text:p>'Inorganic Hulk 01;Gem 1',</text:p>
          </table:table-cell>
          <table:table-cell table:formula="of:=CONCATENATE(&quot;'&quot;;[Input.J49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93]" office:value-type="string" office:string-value="Nebiros">
            <text:p>Nebiros</text:p>
          </table:table-cell>
          <table:table-cell table:formula="of:=CONCATENATE(&quot;['&quot;;[Input.B493];&quot;',&quot;)" office:value-type="string" office:string-value="['Crystal field 1 L7',">
            <text:p>['Crystal field 1 L7',</text:p>
          </table:table-cell>
          <table:table-cell table:formula="of:=CONCATENATE([Input.C493];&quot;,&quot;)" office:value-type="string" office:string-value="7,">
            <text:p>7,</text:p>
          </table:table-cell>
          <table:table-cell table:formula="of:=CONCATENATE([Input.D493];&quot;,&quot;)" office:value-type="string" office:string-value="32,">
            <text:p>32,</text:p>
          </table:table-cell>
          <table:table-cell table:formula="of:=CONCATENATE([Input.E493];&quot;,&quot;)" office:value-type="string" office:string-value="11583.1,">
            <text:p>11583.1,</text:p>
          </table:table-cell>
          <table:table-cell table:formula="of:=CONCATENATE([Input.F493];&quot;,&quot;)" office:value-type="string" office:string-value="36236.8,">
            <text:p>36236.8,</text:p>
          </table:table-cell>
          <table:table-cell table:formula="of:=CONCATENATE([Input.G493];&quot;,&quot;)" office:value-type="string" office:string-value="0,">
            <text:p>0,</text:p>
          </table:table-cell>
          <table:table-cell table:formula="of:=CONCATENATE(&quot;'&quot;;[Input.H493];&quot;',&quot;)" office:value-type="string" office:string-value="'Nebiros Aperture',">
            <text:p>'Nebiros Aperture',</text:p>
          </table:table-cell>
          <table:table-cell table:formula="of:=CONCATENATE(&quot;'&quot;;[Input.I493];&quot;',&quot;)" office:value-type="string" office:string-value="'Gem 3;Gem 2;Inorganic Hulk 01',">
            <text:p>'Gem 3;Gem 2;Inorganic Hulk 01',</text:p>
          </table:table-cell>
          <table:table-cell table:formula="of:=CONCATENATE(&quot;'&quot;;[Input.J49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94]" office:value-type="string" office:string-value="Nebiros">
            <text:p>Nebiros</text:p>
          </table:table-cell>
          <table:table-cell table:formula="of:=CONCATENATE(&quot;['&quot;;[Input.B494];&quot;',&quot;)" office:value-type="string" office:string-value="['Crystal Field [NOT SHOWING UP]I know why KK',">
            <text:p>['Crystal Field [NOT SHOWING UP]I know why KK',</text:p>
          </table:table-cell>
          <table:table-cell table:formula="of:=CONCATENATE([Input.C494];&quot;,&quot;)" office:value-type="string" office:string-value="6,">
            <text:p>6,</text:p>
          </table:table-cell>
          <table:table-cell table:formula="of:=CONCATENATE([Input.D494];&quot;,&quot;)" office:value-type="string" office:string-value="50,">
            <text:p>50,</text:p>
          </table:table-cell>
          <table:table-cell table:formula="of:=CONCATENATE([Input.E494];&quot;,&quot;)" office:value-type="string" office:string-value="54133.6,">
            <text:p>54133.6,</text:p>
          </table:table-cell>
          <table:table-cell table:formula="of:=CONCATENATE([Input.F494];&quot;,&quot;)" office:value-type="string" office:string-value="38933.1,">
            <text:p>38933.1,</text:p>
          </table:table-cell>
          <table:table-cell table:formula="of:=CONCATENATE([Input.G494];&quot;,&quot;)" office:value-type="string" office:string-value="0,">
            <text:p>0,</text:p>
          </table:table-cell>
          <table:table-cell table:formula="of:=CONCATENATE(&quot;'&quot;;[Input.H494];&quot;',&quot;)" office:value-type="string" office:string-value="'Nebiros Highland',">
            <text:p>'Nebiros Highland',</text:p>
          </table:table-cell>
          <table:table-cell table:formula="of:=CONCATENATE(&quot;'&quot;;[Input.I494];&quot;',&quot;)" office:value-type="string" office:string-value="'Gem 1;Gem 2;Gem 3;Reactive 1;Reactive 2',">
            <text:p>'Gem 1;Gem 2;Gem 3;Reactive 1;Reactive 2',</text:p>
          </table:table-cell>
          <table:table-cell table:formula="of:=CONCATENATE(&quot;'&quot;;[Input.J49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95]" office:value-type="string" office:string-value="Nebiros">
            <text:p>Nebiros</text:p>
          </table:table-cell>
          <table:table-cell table:formula="of:=CONCATENATE(&quot;['&quot;;[Input.B495];&quot;',&quot;)" office:value-type="string" office:string-value="['Junkyard Field',">
            <text:p>['Junkyard Field',</text:p>
          </table:table-cell>
          <table:table-cell table:formula="of:=CONCATENATE([Input.C495];&quot;,&quot;)" office:value-type="string" office:string-value="3,">
            <text:p>3,</text:p>
          </table:table-cell>
          <table:table-cell table:formula="of:=CONCATENATE([Input.D495];&quot;,&quot;)" office:value-type="string" office:string-value="20,">
            <text:p>20,</text:p>
          </table:table-cell>
          <table:table-cell table:formula="of:=CONCATENATE([Input.E495];&quot;,&quot;)" office:value-type="string" office:string-value="-73461.8,">
            <text:p>-73461.8,</text:p>
          </table:table-cell>
          <table:table-cell table:formula="of:=CONCATENATE([Input.F495];&quot;,&quot;)" office:value-type="string" office:string-value="-62013.7,">
            <text:p>-62013.7,</text:p>
          </table:table-cell>
          <table:table-cell table:formula="of:=CONCATENATE([Input.G495];&quot;,&quot;)" office:value-type="string" office:string-value="0,">
            <text:p>0,</text:p>
          </table:table-cell>
          <table:table-cell table:formula="of:=CONCATENATE(&quot;'&quot;;[Input.H495];&quot;',&quot;)" office:value-type="string" office:string-value="'Junkyard Point',">
            <text:p>'Junkyard Point',</text:p>
          </table:table-cell>
          <table:table-cell table:formula="of:=CONCATENATE(&quot;'&quot;;[Input.I495];&quot;',&quot;)" office:value-type="string" office:string-value="'Inorganic Hulk 01',">
            <text:p>'Inorganic Hulk 01',</text:p>
          </table:table-cell>
          <table:table-cell table:formula="of:=CONCATENATE(&quot;'&quot;;[Input.J49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96]" office:value-type="string" office:string-value="Nebulous">
            <text:p>Nebulous</text:p>
          </table:table-cell>
          <table:table-cell table:formula="of:=CONCATENATE(&quot;['&quot;;[Input.B496];&quot;',&quot;)" office:value-type="string" office:string-value="['&lt;ARN 1&gt;',">
            <text:p>['&lt;ARN 1&gt;',</text:p>
          </table:table-cell>
          <table:table-cell table:formula="of:=CONCATENATE([Input.C496];&quot;,&quot;)" office:value-type="string" office:string-value="NULL,">
            <text:p>NULL,</text:p>
          </table:table-cell>
          <table:table-cell table:formula="of:=CONCATENATE([Input.D496];&quot;,&quot;)" office:value-type="string" office:string-value="NULL,">
            <text:p>NULL,</text:p>
          </table:table-cell>
          <table:table-cell table:formula="of:=CONCATENATE([Input.E496];&quot;,&quot;)" office:value-type="string" office:string-value="-53654.9,">
            <text:p>-53654.9,</text:p>
          </table:table-cell>
          <table:table-cell table:formula="of:=CONCATENATE([Input.F496];&quot;,&quot;)" office:value-type="string" office:string-value="-18523,">
            <text:p>-18523,</text:p>
          </table:table-cell>
          <table:table-cell table:formula="of:=CONCATENATE([Input.G496];&quot;,&quot;)" office:value-type="string" office:string-value="0,">
            <text:p>0,</text:p>
          </table:table-cell>
          <table:table-cell table:formula="of:=CONCATENATE(&quot;'&quot;;[Input.H496];&quot;',&quot;)" office:value-type="string" office:string-value="'deco 2054',">
            <text:p>'deco 2054',</text:p>
          </table:table-cell>
          <table:table-cell table:formula="of:=CONCATENATE(&quot;'&quot;;[Input.I496];&quot;',&quot;)" office:value-type="string" office:string-value="'Gas Pocket 1',">
            <text:p>'Gas Pocket 1',</text:p>
          </table:table-cell>
          <table:table-cell table:formula="of:=CONCATENATE(&quot;'&quot;;[Input.J49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97]" office:value-type="string" office:string-value="Neptune">
            <text:p>Neptune</text:p>
          </table:table-cell>
          <table:table-cell table:formula="of:=CONCATENATE(&quot;['&quot;;[Input.B497];&quot;',&quot;)" office:value-type="string" office:string-value="['Mysterious Wreck',">
            <text:p>['Mysterious Wreck',</text:p>
          </table:table-cell>
          <table:table-cell table:formula="of:=CONCATENATE([Input.C497];&quot;,&quot;)" office:value-type="string" office:string-value="9,">
            <text:p>9,</text:p>
          </table:table-cell>
          <table:table-cell table:formula="of:=CONCATENATE([Input.D497];&quot;,&quot;)" office:value-type="string" office:string-value="10,">
            <text:p>10,</text:p>
          </table:table-cell>
          <table:table-cell table:formula="of:=CONCATENATE([Input.E497];&quot;,&quot;)" office:value-type="string" office:string-value="0,">
            <text:p>0,</text:p>
          </table:table-cell>
          <table:table-cell table:formula="of:=CONCATENATE([Input.F497];&quot;,&quot;)" office:value-type="string" office:string-value="0,">
            <text:p>0,</text:p>
          </table:table-cell>
          <table:table-cell table:formula="of:=CONCATENATE([Input.G497];&quot;,&quot;)" office:value-type="string" office:string-value="0,">
            <text:p>0,</text:p>
          </table:table-cell>
          <table:table-cell table:formula="of:=CONCATENATE(&quot;'&quot;;[Input.H497];&quot;',&quot;)" office:value-type="string" office:string-value="'Nav 5',">
            <text:p>'Nav 5',</text:p>
          </table:table-cell>
          <table:table-cell table:formula="of:=CONCATENATE(&quot;'&quot;;[Input.I497];&quot;',&quot;)" office:value-type="string" office:string-value="'Inorganic Hulk 01',">
            <text:p>'Inorganic Hulk 01',</text:p>
          </table:table-cell>
          <table:table-cell table:formula="of:=CONCATENATE(&quot;'&quot;;[Input.J49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98]" office:value-type="string" office:string-value="Neptune">
            <text:p>Neptune</text:p>
          </table:table-cell>
          <table:table-cell table:formula="of:=CONCATENATE(&quot;['&quot;;[Input.B498];&quot;',&quot;)" office:value-type="string" office:string-value="['wrecked vessel',">
            <text:p>['wrecked vessel',</text:p>
          </table:table-cell>
          <table:table-cell table:formula="of:=CONCATENATE([Input.C498];&quot;,&quot;)" office:value-type="string" office:string-value="7,">
            <text:p>7,</text:p>
          </table:table-cell>
          <table:table-cell table:formula="of:=CONCATENATE([Input.D498];&quot;,&quot;)" office:value-type="string" office:string-value="2,">
            <text:p>2,</text:p>
          </table:table-cell>
          <table:table-cell table:formula="of:=CONCATENATE([Input.E498];&quot;,&quot;)" office:value-type="string" office:string-value="1391.85,">
            <text:p>1391.85,</text:p>
          </table:table-cell>
          <table:table-cell table:formula="of:=CONCATENATE([Input.F498];&quot;,&quot;)" office:value-type="string" office:string-value="-1032.34,">
            <text:p>-1032.34,</text:p>
          </table:table-cell>
          <table:table-cell table:formula="of:=CONCATENATE([Input.G498];&quot;,&quot;)" office:value-type="string" office:string-value="0,">
            <text:p>0,</text:p>
          </table:table-cell>
          <table:table-cell table:formula="of:=CONCATENATE(&quot;'&quot;;[Input.H498];&quot;',&quot;)" office:value-type="string" office:string-value="'Nav 2',">
            <text:p>'Nav 2',</text:p>
          </table:table-cell>
          <table:table-cell table:formula="of:=CONCATENATE(&quot;'&quot;;[Input.I498];&quot;',&quot;)" office:value-type="string" office:string-value="'Inorganic Hulk 01',">
            <text:p>'Inorganic Hulk 01',</text:p>
          </table:table-cell>
          <table:table-cell table:formula="of:=CONCATENATE(&quot;'&quot;;[Input.J49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499]" office:value-type="string" office:string-value="Neptune">
            <text:p>Neptune</text:p>
          </table:table-cell>
          <table:table-cell table:formula="of:=CONCATENATE(&quot;['&quot;;[Input.B499];&quot;',&quot;)" office:value-type="string" office:string-value="['wrecked vessel',">
            <text:p>['wrecked vessel',</text:p>
          </table:table-cell>
          <table:table-cell table:formula="of:=CONCATENATE([Input.C499];&quot;,&quot;)" office:value-type="string" office:string-value="5,">
            <text:p>5,</text:p>
          </table:table-cell>
          <table:table-cell table:formula="of:=CONCATENATE([Input.D499];&quot;,&quot;)" office:value-type="string" office:string-value="5,">
            <text:p>5,</text:p>
          </table:table-cell>
          <table:table-cell table:formula="of:=CONCATENATE([Input.E499];&quot;,&quot;)" office:value-type="string" office:string-value="5000,">
            <text:p>5000,</text:p>
          </table:table-cell>
          <table:table-cell table:formula="of:=CONCATENATE([Input.F499];&quot;,&quot;)" office:value-type="string" office:string-value="-5000,">
            <text:p>-5000,</text:p>
          </table:table-cell>
          <table:table-cell table:formula="of:=CONCATENATE([Input.G499];&quot;,&quot;)" office:value-type="string" office:string-value="0,">
            <text:p>0,</text:p>
          </table:table-cell>
          <table:table-cell table:formula="of:=CONCATENATE(&quot;'&quot;;[Input.H499];&quot;',&quot;)" office:value-type="string" office:string-value="'Nav 2',">
            <text:p>'Nav 2',</text:p>
          </table:table-cell>
          <table:table-cell table:formula="of:=CONCATENATE(&quot;'&quot;;[Input.I499];&quot;',&quot;)" office:value-type="string" office:string-value="'Inorganic Hulk 01',">
            <text:p>'Inorganic Hulk 01',</text:p>
          </table:table-cell>
          <table:table-cell table:formula="of:=CONCATENATE(&quot;'&quot;;[Input.J49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00]" office:value-type="string" office:string-value="Neptune">
            <text:p>Neptune</text:p>
          </table:table-cell>
          <table:table-cell table:formula="of:=CONCATENATE(&quot;['&quot;;[Input.B500];&quot;',&quot;)" office:value-type="string" office:string-value="['wrecked vessel',">
            <text:p>['wrecked vessel',</text:p>
          </table:table-cell>
          <table:table-cell table:formula="of:=CONCATENATE([Input.C500];&quot;,&quot;)" office:value-type="string" office:string-value="5,">
            <text:p>5,</text:p>
          </table:table-cell>
          <table:table-cell table:formula="of:=CONCATENATE([Input.D500];&quot;,&quot;)" office:value-type="string" office:string-value="4,">
            <text:p>4,</text:p>
          </table:table-cell>
          <table:table-cell table:formula="of:=CONCATENATE([Input.E500];&quot;,&quot;)" office:value-type="string" office:string-value="3000,">
            <text:p>3000,</text:p>
          </table:table-cell>
          <table:table-cell table:formula="of:=CONCATENATE([Input.F500];&quot;,&quot;)" office:value-type="string" office:string-value="3000,">
            <text:p>3000,</text:p>
          </table:table-cell>
          <table:table-cell table:formula="of:=CONCATENATE([Input.G500];&quot;,&quot;)" office:value-type="string" office:string-value="0,">
            <text:p>0,</text:p>
          </table:table-cell>
          <table:table-cell table:formula="of:=CONCATENATE(&quot;'&quot;;[Input.H500];&quot;',&quot;)" office:value-type="string" office:string-value="'Nav 5',">
            <text:p>'Nav 5',</text:p>
          </table:table-cell>
          <table:table-cell table:formula="of:=CONCATENATE(&quot;'&quot;;[Input.I500];&quot;',&quot;)" office:value-type="string" office:string-value="'Inorganic Hulk 01',">
            <text:p>'Inorganic Hulk 01',</text:p>
          </table:table-cell>
          <table:table-cell table:formula="of:=CONCATENATE(&quot;'&quot;;[Input.J50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01]" office:value-type="string" office:string-value="Neptune">
            <text:p>Neptune</text:p>
          </table:table-cell>
          <table:table-cell table:formula="of:=CONCATENATE(&quot;['&quot;;[Input.B501];&quot;',&quot;)" office:value-type="string" office:string-value="['carbonaceous asteroid',">
            <text:p>['carbonaceous asteroid',</text:p>
          </table:table-cell>
          <table:table-cell table:formula="of:=CONCATENATE([Input.C501];&quot;,&quot;)" office:value-type="string" office:string-value="5,">
            <text:p>5,</text:p>
          </table:table-cell>
          <table:table-cell table:formula="of:=CONCATENATE([Input.D501];&quot;,&quot;)" office:value-type="string" office:string-value="8,">
            <text:p>8,</text:p>
          </table:table-cell>
          <table:table-cell table:formula="of:=CONCATENATE([Input.E501];&quot;,&quot;)" office:value-type="string" office:string-value="-45000,">
            <text:p>-45000,</text:p>
          </table:table-cell>
          <table:table-cell table:formula="of:=CONCATENATE([Input.F501];&quot;,&quot;)" office:value-type="string" office:string-value="22000,">
            <text:p>22000,</text:p>
          </table:table-cell>
          <table:table-cell table:formula="of:=CONCATENATE([Input.G501];&quot;,&quot;)" office:value-type="string" office:string-value="2000,">
            <text:p>2000,</text:p>
          </table:table-cell>
          <table:table-cell table:formula="of:=CONCATENATE(&quot;'&quot;;[Input.H501];&quot;',&quot;)" office:value-type="string" office:string-value="'Nav 6',">
            <text:p>'Nav 6',</text:p>
          </table:table-cell>
          <table:table-cell table:formula="of:=CONCATENATE(&quot;'&quot;;[Input.I501];&quot;',&quot;)" office:value-type="string" office:string-value="'Metal 1;Hydrocarbon 1;Hydrocarbon 2;Reactive 1',">
            <text:p>'Metal 1;Hydrocarbon 1;Hydrocarbon 2;Reactive 1',</text:p>
          </table:table-cell>
          <table:table-cell table:formula="of:=CONCATENATE(&quot;'&quot;;[Input.J50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02]" office:value-type="string" office:string-value="Neptune">
            <text:p>Neptune</text:p>
          </table:table-cell>
          <table:table-cell table:formula="of:=CONCATENATE(&quot;['&quot;;[Input.B502];&quot;',&quot;)" office:value-type="string" office:string-value="['icy asteroid',">
            <text:p>['icy asteroid',</text:p>
          </table:table-cell>
          <table:table-cell table:formula="of:=CONCATENATE([Input.C502];&quot;,&quot;)" office:value-type="string" office:string-value="5,">
            <text:p>5,</text:p>
          </table:table-cell>
          <table:table-cell table:formula="of:=CONCATENATE([Input.D502];&quot;,&quot;)" office:value-type="string" office:string-value="8,">
            <text:p>8,</text:p>
          </table:table-cell>
          <table:table-cell table:formula="of:=CONCATENATE([Input.E502];&quot;,&quot;)" office:value-type="string" office:string-value="40000,">
            <text:p>40000,</text:p>
          </table:table-cell>
          <table:table-cell table:formula="of:=CONCATENATE([Input.F502];&quot;,&quot;)" office:value-type="string" office:string-value="10000,">
            <text:p>10000,</text:p>
          </table:table-cell>
          <table:table-cell table:formula="of:=CONCATENATE([Input.G502];&quot;,&quot;)" office:value-type="string" office:string-value="2000,">
            <text:p>2000,</text:p>
          </table:table-cell>
          <table:table-cell table:formula="of:=CONCATENATE(&quot;'&quot;;[Input.H502];&quot;',&quot;)" office:value-type="string" office:string-value="'Nav 2',">
            <text:p>'Nav 2',</text:p>
          </table:table-cell>
          <table:table-cell table:formula="of:=CONCATENATE(&quot;'&quot;;[Input.I502];&quot;',&quot;)" office:value-type="string" office:string-value="'Gem 1;Gem 3',">
            <text:p>'Gem 1;Gem 3',</text:p>
          </table:table-cell>
          <table:table-cell table:formula="of:=CONCATENATE(&quot;'&quot;;[Input.J50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03]" office:value-type="string" office:string-value="Neptune">
            <text:p>Neptune</text:p>
          </table:table-cell>
          <table:table-cell table:formula="of:=CONCATENATE(&quot;['&quot;;[Input.B503];&quot;',&quot;)" office:value-type="string" office:string-value="['wrecked vessel',">
            <text:p>['wrecked vessel',</text:p>
          </table:table-cell>
          <table:table-cell table:formula="of:=CONCATENATE([Input.C503];&quot;,&quot;)" office:value-type="string" office:string-value="4,">
            <text:p>4,</text:p>
          </table:table-cell>
          <table:table-cell table:formula="of:=CONCATENATE([Input.D503];&quot;,&quot;)" office:value-type="string" office:string-value="5,">
            <text:p>5,</text:p>
          </table:table-cell>
          <table:table-cell table:formula="of:=CONCATENATE([Input.E503];&quot;,&quot;)" office:value-type="string" office:string-value="5000,">
            <text:p>5000,</text:p>
          </table:table-cell>
          <table:table-cell table:formula="of:=CONCATENATE([Input.F503];&quot;,&quot;)" office:value-type="string" office:string-value="5000,">
            <text:p>5000,</text:p>
          </table:table-cell>
          <table:table-cell table:formula="of:=CONCATENATE([Input.G503];&quot;,&quot;)" office:value-type="string" office:string-value="0,">
            <text:p>0,</text:p>
          </table:table-cell>
          <table:table-cell table:formula="of:=CONCATENATE(&quot;'&quot;;[Input.H503];&quot;',&quot;)" office:value-type="string" office:string-value="'Nav 5',">
            <text:p>'Nav 5',</text:p>
          </table:table-cell>
          <table:table-cell table:formula="of:=CONCATENATE(&quot;'&quot;;[Input.I503];&quot;',&quot;)" office:value-type="string" office:string-value="'Inorganic Hulk 01',">
            <text:p>'Inorganic Hulk 01',</text:p>
          </table:table-cell>
          <table:table-cell table:formula="of:=CONCATENATE(&quot;'&quot;;[Input.J50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04]" office:value-type="string" office:string-value="Neptune">
            <text:p>Neptune</text:p>
          </table:table-cell>
          <table:table-cell table:formula="of:=CONCATENATE(&quot;['&quot;;[Input.B504];&quot;',&quot;)" office:value-type="string" office:string-value="['wrecked vessel',">
            <text:p>['wrecked vessel',</text:p>
          </table:table-cell>
          <table:table-cell table:formula="of:=CONCATENATE([Input.C504];&quot;,&quot;)" office:value-type="string" office:string-value="4,">
            <text:p>4,</text:p>
          </table:table-cell>
          <table:table-cell table:formula="of:=CONCATENATE([Input.D504];&quot;,&quot;)" office:value-type="string" office:string-value="6,">
            <text:p>6,</text:p>
          </table:table-cell>
          <table:table-cell table:formula="of:=CONCATENATE([Input.E504];&quot;,&quot;)" office:value-type="string" office:string-value="-5000,">
            <text:p>-5000,</text:p>
          </table:table-cell>
          <table:table-cell table:formula="of:=CONCATENATE([Input.F504];&quot;,&quot;)" office:value-type="string" office:string-value="5000,">
            <text:p>5000,</text:p>
          </table:table-cell>
          <table:table-cell table:formula="of:=CONCATENATE([Input.G504];&quot;,&quot;)" office:value-type="string" office:string-value="0,">
            <text:p>0,</text:p>
          </table:table-cell>
          <table:table-cell table:formula="of:=CONCATENATE(&quot;'&quot;;[Input.H504];&quot;',&quot;)" office:value-type="string" office:string-value="'Nav 5',">
            <text:p>'Nav 5',</text:p>
          </table:table-cell>
          <table:table-cell table:formula="of:=CONCATENATE(&quot;'&quot;;[Input.I504];&quot;',&quot;)" office:value-type="string" office:string-value="'Inorganic Hulk 01',">
            <text:p>'Inorganic Hulk 01',</text:p>
          </table:table-cell>
          <table:table-cell table:formula="of:=CONCATENATE(&quot;'&quot;;[Input.J50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05]" office:value-type="string" office:string-value="Neptune">
            <text:p>Neptune</text:p>
          </table:table-cell>
          <table:table-cell table:formula="of:=CONCATENATE(&quot;['&quot;;[Input.B505];&quot;',&quot;)" office:value-type="string" office:string-value="['nickel-iron asteroid',">
            <text:p>['nickel-iron asteroid',</text:p>
          </table:table-cell>
          <table:table-cell table:formula="of:=CONCATENATE([Input.C505];&quot;,&quot;)" office:value-type="string" office:string-value="4,">
            <text:p>4,</text:p>
          </table:table-cell>
          <table:table-cell table:formula="of:=CONCATENATE([Input.D505];&quot;,&quot;)" office:value-type="string" office:string-value="8,">
            <text:p>8,</text:p>
          </table:table-cell>
          <table:table-cell table:formula="of:=CONCATENATE([Input.E505];&quot;,&quot;)" office:value-type="string" office:string-value="-45000,">
            <text:p>-45000,</text:p>
          </table:table-cell>
          <table:table-cell table:formula="of:=CONCATENATE([Input.F505];&quot;,&quot;)" office:value-type="string" office:string-value="-20000,">
            <text:p>-20000,</text:p>
          </table:table-cell>
          <table:table-cell table:formula="of:=CONCATENATE([Input.G505];&quot;,&quot;)" office:value-type="string" office:string-value="2000,">
            <text:p>2000,</text:p>
          </table:table-cell>
          <table:table-cell table:formula="of:=CONCATENATE(&quot;'&quot;;[Input.H505];&quot;',&quot;)" office:value-type="string" office:string-value="'Nav 8',">
            <text:p>'Nav 8',</text:p>
          </table:table-cell>
          <table:table-cell table:formula="of:=CONCATENATE(&quot;'&quot;;[Input.I505];&quot;',&quot;)" office:value-type="string" office:string-value="'Metal 2;Metal 1;Metal 3',">
            <text:p>'Metal 2;Metal 1;Metal 3',</text:p>
          </table:table-cell>
          <table:table-cell table:formula="of:=CONCATENATE(&quot;'&quot;;[Input.J50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06]" office:value-type="string" office:string-value="Neptune">
            <text:p>Neptune</text:p>
          </table:table-cell>
          <table:table-cell table:formula="of:=CONCATENATE(&quot;['&quot;;[Input.B506];&quot;',&quot;)" office:value-type="string" office:string-value="['wrecked vessel',">
            <text:p>['wrecked vessel',</text:p>
          </table:table-cell>
          <table:table-cell table:formula="of:=CONCATENATE([Input.C506];&quot;,&quot;)" office:value-type="string" office:string-value="3,">
            <text:p>3,</text:p>
          </table:table-cell>
          <table:table-cell table:formula="of:=CONCATENATE([Input.D506];&quot;,&quot;)" office:value-type="string" office:string-value="7,">
            <text:p>7,</text:p>
          </table:table-cell>
          <table:table-cell table:formula="of:=CONCATENATE([Input.E506];&quot;,&quot;)" office:value-type="string" office:string-value="-5000,">
            <text:p>-5000,</text:p>
          </table:table-cell>
          <table:table-cell table:formula="of:=CONCATENATE([Input.F506];&quot;,&quot;)" office:value-type="string" office:string-value="-5000,">
            <text:p>-5000,</text:p>
          </table:table-cell>
          <table:table-cell table:formula="of:=CONCATENATE([Input.G506];&quot;,&quot;)" office:value-type="string" office:string-value="0,">
            <text:p>0,</text:p>
          </table:table-cell>
          <table:table-cell table:formula="of:=CONCATENATE(&quot;'&quot;;[Input.H506];&quot;',&quot;)" office:value-type="string" office:string-value="'Nav 8',">
            <text:p>'Nav 8',</text:p>
          </table:table-cell>
          <table:table-cell table:formula="of:=CONCATENATE(&quot;'&quot;;[Input.I506];&quot;',&quot;)" office:value-type="string" office:string-value="'Inorganic Hulk 01',">
            <text:p>'Inorganic Hulk 01',</text:p>
          </table:table-cell>
          <table:table-cell table:formula="of:=CONCATENATE(&quot;'&quot;;[Input.J50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07]" office:value-type="string" office:string-value="Nifleheim Cloud">
            <text:p>Nifleheim Cloud</text:p>
          </table:table-cell>
          <table:table-cell table:formula="of:=CONCATENATE(&quot;['&quot;;[Input.B507];&quot;',&quot;)" office:value-type="string" office:string-value="['Harvest 1',">
            <text:p>['Harvest 1',</text:p>
          </table:table-cell>
          <table:table-cell table:formula="of:=CONCATENATE([Input.C507];&quot;,&quot;)" office:value-type="string" office:string-value="8,">
            <text:p>8,</text:p>
          </table:table-cell>
          <table:table-cell table:formula="of:=CONCATENATE([Input.D507];&quot;,&quot;)" office:value-type="string" office:string-value="15,">
            <text:p>15,</text:p>
          </table:table-cell>
          <table:table-cell table:formula="of:=CONCATENATE([Input.E507];&quot;,&quot;)" office:value-type="string" office:string-value="-162522,">
            <text:p>-162522,</text:p>
          </table:table-cell>
          <table:table-cell table:formula="of:=CONCATENATE([Input.F507];&quot;,&quot;)" office:value-type="string" office:string-value="-63975.6,">
            <text:p>-63975.6,</text:p>
          </table:table-cell>
          <table:table-cell table:formula="of:=CONCATENATE([Input.G507];&quot;,&quot;)" office:value-type="string" office:string-value="0,">
            <text:p>0,</text:p>
          </table:table-cell>
          <table:table-cell table:formula="of:=CONCATENATE(&quot;'&quot;;[Input.H507];&quot;',&quot;)" office:value-type="string" office:string-value="'Einherjar Research Platform',">
            <text:p>'Einherjar Research Platform',</text:p>
          </table:table-cell>
          <table:table-cell table:formula="of:=CONCATENATE(&quot;'&quot;;[Input.I507];&quot;',&quot;)" office:value-type="string" office:string-value="'Metal 3;Hydrocarbon 3;Gem 3',">
            <text:p>'Metal 3;Hydrocarbon 3;Gem 3',</text:p>
          </table:table-cell>
          <table:table-cell table:formula="of:=CONCATENATE(&quot;'&quot;;[Input.J50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08]" office:value-type="string" office:string-value="Nifleheim Cloud">
            <text:p>Nifleheim Cloud</text:p>
          </table:table-cell>
          <table:table-cell table:formula="of:=CONCATENATE(&quot;['&quot;;[Input.B508];&quot;',&quot;)" office:value-type="string" office:string-value="['Harvest 2',">
            <text:p>['Harvest 2',</text:p>
          </table:table-cell>
          <table:table-cell table:formula="of:=CONCATENATE([Input.C508];&quot;,&quot;)" office:value-type="string" office:string-value="8,">
            <text:p>8,</text:p>
          </table:table-cell>
          <table:table-cell table:formula="of:=CONCATENATE([Input.D508];&quot;,&quot;)" office:value-type="string" office:string-value="50,">
            <text:p>50,</text:p>
          </table:table-cell>
          <table:table-cell table:formula="of:=CONCATENATE([Input.E508];&quot;,&quot;)" office:value-type="string" office:string-value="-156339,">
            <text:p>-156339,</text:p>
          </table:table-cell>
          <table:table-cell table:formula="of:=CONCATENATE([Input.F508];&quot;,&quot;)" office:value-type="string" office:string-value="-64148.6,">
            <text:p>-64148.6,</text:p>
          </table:table-cell>
          <table:table-cell table:formula="of:=CONCATENATE([Input.G508];&quot;,&quot;)" office:value-type="string" office:string-value="0,">
            <text:p>0,</text:p>
          </table:table-cell>
          <table:table-cell table:formula="of:=CONCATENATE(&quot;'&quot;;[Input.H508];&quot;',&quot;)" office:value-type="string" office:string-value="'Nav Vindis 6 (Security Code R)',">
            <text:p>'Nav Vindis 6 (Security Code R)',</text:p>
          </table:table-cell>
          <table:table-cell table:formula="of:=CONCATENATE(&quot;'&quot;;[Input.I508];&quot;',&quot;)" office:value-type="string" office:string-value="'Gem 3;Hydrocarbon 3;Metal 3',">
            <text:p>'Gem 3;Hydrocarbon 3;Metal 3',</text:p>
          </table:table-cell>
          <table:table-cell table:formula="of:=CONCATENATE(&quot;'&quot;;[Input.J50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09]" office:value-type="string" office:string-value="Nifleheim Cloud">
            <text:p>Nifleheim Cloud</text:p>
          </table:table-cell>
          <table:table-cell table:formula="of:=CONCATENATE(&quot;['&quot;;[Input.B509];&quot;',&quot;)" office:value-type="string" office:string-value="['Harvest 4',">
            <text:p>['Harvest 4',</text:p>
          </table:table-cell>
          <table:table-cell table:formula="of:=CONCATENATE([Input.C509];&quot;,&quot;)" office:value-type="string" office:string-value="8,">
            <text:p>8,</text:p>
          </table:table-cell>
          <table:table-cell table:formula="of:=CONCATENATE([Input.D509];&quot;,&quot;)" office:value-type="string" office:string-value="50,">
            <text:p>50,</text:p>
          </table:table-cell>
          <table:table-cell table:formula="of:=CONCATENATE([Input.E509];&quot;,&quot;)" office:value-type="string" office:string-value="176583,">
            <text:p>176583,</text:p>
          </table:table-cell>
          <table:table-cell table:formula="of:=CONCATENATE([Input.F509];&quot;,&quot;)" office:value-type="string" office:string-value="12295,">
            <text:p>12295,</text:p>
          </table:table-cell>
          <table:table-cell table:formula="of:=CONCATENATE([Input.G509];&quot;,&quot;)" office:value-type="string" office:string-value="0,">
            <text:p>0,</text:p>
          </table:table-cell>
          <table:table-cell table:formula="of:=CONCATENATE(&quot;'&quot;;[Input.H509];&quot;',&quot;)" office:value-type="string" office:string-value="'Wreckage of Pax Theseus',">
            <text:p>'Wreckage of Pax Theseus',</text:p>
          </table:table-cell>
          <table:table-cell table:formula="of:=CONCATENATE(&quot;'&quot;;[Input.I509];&quot;',&quot;)" office:value-type="string" office:string-value="'Gem 3;Hydrocarbon 3;Metal 3',">
            <text:p>'Gem 3;Hydrocarbon 3;Metal 3',</text:p>
          </table:table-cell>
          <table:table-cell table:formula="of:=CONCATENATE(&quot;'&quot;;[Input.J50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10]" office:value-type="string" office:string-value="Nifleheim Cloud">
            <text:p>Nifleheim Cloud</text:p>
          </table:table-cell>
          <table:table-cell table:formula="of:=CONCATENATE(&quot;['&quot;;[Input.B510];&quot;',&quot;)" office:value-type="string" office:string-value="['Harvest 5',">
            <text:p>['Harvest 5',</text:p>
          </table:table-cell>
          <table:table-cell table:formula="of:=CONCATENATE([Input.C510];&quot;,&quot;)" office:value-type="string" office:string-value="8,">
            <text:p>8,</text:p>
          </table:table-cell>
          <table:table-cell table:formula="of:=CONCATENATE([Input.D510];&quot;,&quot;)" office:value-type="string" office:string-value="50,">
            <text:p>50,</text:p>
          </table:table-cell>
          <table:table-cell table:formula="of:=CONCATENATE([Input.E510];&quot;,&quot;)" office:value-type="string" office:string-value="179685,">
            <text:p>179685,</text:p>
          </table:table-cell>
          <table:table-cell table:formula="of:=CONCATENATE([Input.F510];&quot;,&quot;)" office:value-type="string" office:string-value="15397.2,">
            <text:p>15397.2,</text:p>
          </table:table-cell>
          <table:table-cell table:formula="of:=CONCATENATE([Input.G510];&quot;,&quot;)" office:value-type="string" office:string-value="0,">
            <text:p>0,</text:p>
          </table:table-cell>
          <table:table-cell table:formula="of:=CONCATENATE(&quot;'&quot;;[Input.H510];&quot;',&quot;)" office:value-type="string" office:string-value="'Wreckage of Pax Theseus',">
            <text:p>'Wreckage of Pax Theseus',</text:p>
          </table:table-cell>
          <table:table-cell table:formula="of:=CONCATENATE(&quot;'&quot;;[Input.I510];&quot;',&quot;)" office:value-type="string" office:string-value="'Metal 3;Hydrocarbon 3;Gem 3',">
            <text:p>'Metal 3;Hydrocarbon 3;Gem 3',</text:p>
          </table:table-cell>
          <table:table-cell table:formula="of:=CONCATENATE(&quot;'&quot;;[Input.J51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11]" office:value-type="string" office:string-value="Nifleheim Cloud">
            <text:p>Nifleheim Cloud</text:p>
          </table:table-cell>
          <table:table-cell table:formula="of:=CONCATENATE(&quot;['&quot;;[Input.B511];&quot;',&quot;)" office:value-type="string" office:string-value="['Ores ACGH',">
            <text:p>['Ores ACGH',</text:p>
          </table:table-cell>
          <table:table-cell table:formula="of:=CONCATENATE([Input.C511];&quot;,&quot;)" office:value-type="string" office:string-value="8,">
            <text:p>8,</text:p>
          </table:table-cell>
          <table:table-cell table:formula="of:=CONCATENATE([Input.D511];&quot;,&quot;)" office:value-type="string" office:string-value="20,">
            <text:p>20,</text:p>
          </table:table-cell>
          <table:table-cell table:formula="of:=CONCATENATE([Input.E511];&quot;,&quot;)" office:value-type="string" office:string-value="-128071,">
            <text:p>-128071,</text:p>
          </table:table-cell>
          <table:table-cell table:formula="of:=CONCATENATE([Input.F511];&quot;,&quot;)" office:value-type="string" office:string-value="82174.9,">
            <text:p>82174.9,</text:p>
          </table:table-cell>
          <table:table-cell table:formula="of:=CONCATENATE([Input.G511];&quot;,&quot;)" office:value-type="string" office:string-value="0,">
            <text:p>0,</text:p>
          </table:table-cell>
          <table:table-cell table:formula="of:=CONCATENATE(&quot;'&quot;;[Input.H511];&quot;',&quot;)" office:value-type="string" office:string-value="'Nav Nifleheim Cloud 5',">
            <text:p>'Nav Nifleheim Cloud 5',</text:p>
          </table:table-cell>
          <table:table-cell table:formula="of:=CONCATENATE(&quot;'&quot;;[Input.I511];&quot;',&quot;)" office:value-type="string" office:string-value="'Metal 2;Gem 2;Reactive 3;Hydrocarbon 2',">
            <text:p>'Metal 2;Gem 2;Reactive 3;Hydrocarbon 2',</text:p>
          </table:table-cell>
          <table:table-cell table:formula="of:=CONCATENATE(&quot;'&quot;;[Input.J51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12]" office:value-type="string" office:string-value="Nifleheim Cloud">
            <text:p>Nifleheim Cloud</text:p>
          </table:table-cell>
          <table:table-cell table:formula="of:=CONCATENATE(&quot;['&quot;;[Input.B512];&quot;',&quot;)" office:value-type="string" office:string-value="['Harvest 3',">
            <text:p>['Harvest 3',</text:p>
          </table:table-cell>
          <table:table-cell table:formula="of:=CONCATENATE([Input.C512];&quot;,&quot;)" office:value-type="string" office:string-value="7,">
            <text:p>7,</text:p>
          </table:table-cell>
          <table:table-cell table:formula="of:=CONCATENATE([Input.D512];&quot;,&quot;)" office:value-type="string" office:string-value="50,">
            <text:p>50,</text:p>
          </table:table-cell>
          <table:table-cell table:formula="of:=CONCATENATE([Input.E512];&quot;,&quot;)" office:value-type="string" office:string-value="-167137,">
            <text:p>-167137,</text:p>
          </table:table-cell>
          <table:table-cell table:formula="of:=CONCATENATE([Input.F512];&quot;,&quot;)" office:value-type="string" office:string-value="-62798.9,">
            <text:p>-62798.9,</text:p>
          </table:table-cell>
          <table:table-cell table:formula="of:=CONCATENATE([Input.G512];&quot;,&quot;)" office:value-type="string" office:string-value="0,">
            <text:p>0,</text:p>
          </table:table-cell>
          <table:table-cell table:formula="of:=CONCATENATE(&quot;'&quot;;[Input.H512];&quot;',&quot;)" office:value-type="string" office:string-value="'Einherjar Research Platform',">
            <text:p>'Einherjar Research Platform',</text:p>
          </table:table-cell>
          <table:table-cell table:formula="of:=CONCATENATE(&quot;'&quot;;[Input.I512];&quot;',&quot;)" office:value-type="string" office:string-value="'Metal 3;Hydrocarbon 3;Gem 3',">
            <text:p>'Metal 3;Hydrocarbon 3;Gem 3',</text:p>
          </table:table-cell>
          <table:table-cell table:formula="of:=CONCATENATE(&quot;'&quot;;[Input.J51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13]" office:value-type="string" office:string-value="Nifleheim Cloud">
            <text:p>Nifleheim Cloud</text:p>
          </table:table-cell>
          <table:table-cell table:formula="of:=CONCATENATE(&quot;['&quot;;[Input.B513];&quot;',&quot;)" office:value-type="string" office:string-value="['Harvest 6',">
            <text:p>['Harvest 6',</text:p>
          </table:table-cell>
          <table:table-cell table:formula="of:=CONCATENATE([Input.C513];&quot;,&quot;)" office:value-type="string" office:string-value="7,">
            <text:p>7,</text:p>
          </table:table-cell>
          <table:table-cell table:formula="of:=CONCATENATE([Input.D513];&quot;,&quot;)" office:value-type="string" office:string-value="50,">
            <text:p>50,</text:p>
          </table:table-cell>
          <table:table-cell table:formula="of:=CONCATENATE([Input.E513];&quot;,&quot;)" office:value-type="string" office:string-value="183474,">
            <text:p>183474,</text:p>
          </table:table-cell>
          <table:table-cell table:formula="of:=CONCATENATE([Input.F513];&quot;,&quot;)" office:value-type="string" office:string-value="21324.1,">
            <text:p>21324.1,</text:p>
          </table:table-cell>
          <table:table-cell table:formula="of:=CONCATENATE([Input.G513];&quot;,&quot;)" office:value-type="string" office:string-value="0,">
            <text:p>0,</text:p>
          </table:table-cell>
          <table:table-cell table:formula="of:=CONCATENATE(&quot;'&quot;;[Input.H513];&quot;',&quot;)" office:value-type="string" office:string-value="'Wreckage of Pax Theseus',">
            <text:p>'Wreckage of Pax Theseus',</text:p>
          </table:table-cell>
          <table:table-cell table:formula="of:=CONCATENATE(&quot;'&quot;;[Input.I513];&quot;',&quot;)" office:value-type="string" office:string-value="'Gem 3;Hydrocarbon 3;Metal 3',">
            <text:p>'Gem 3;Hydrocarbon 3;Metal 3',</text:p>
          </table:table-cell>
          <table:table-cell table:formula="of:=CONCATENATE(&quot;'&quot;;[Input.J51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14]" office:value-type="string" office:string-value="Nifleheim Cloud">
            <text:p>Nifleheim Cloud</text:p>
          </table:table-cell>
          <table:table-cell table:formula="of:=CONCATENATE(&quot;['&quot;;[Input.B514];&quot;',&quot;)" office:value-type="string" office:string-value="['Ores ACGH',">
            <text:p>['Ores ACGH',</text:p>
          </table:table-cell>
          <table:table-cell table:formula="of:=CONCATENATE([Input.C514];&quot;,&quot;)" office:value-type="string" office:string-value="7,">
            <text:p>7,</text:p>
          </table:table-cell>
          <table:table-cell table:formula="of:=CONCATENATE([Input.D514];&quot;,&quot;)" office:value-type="string" office:string-value="25,">
            <text:p>25,</text:p>
          </table:table-cell>
          <table:table-cell table:formula="of:=CONCATENATE([Input.E514];&quot;,&quot;)" office:value-type="string" office:string-value="-124474,">
            <text:p>-124474,</text:p>
          </table:table-cell>
          <table:table-cell table:formula="of:=CONCATENATE([Input.F514];&quot;,&quot;)" office:value-type="string" office:string-value="81963.4,">
            <text:p>81963.4,</text:p>
          </table:table-cell>
          <table:table-cell table:formula="of:=CONCATENATE([Input.G514];&quot;,&quot;)" office:value-type="string" office:string-value="0,">
            <text:p>0,</text:p>
          </table:table-cell>
          <table:table-cell table:formula="of:=CONCATENATE(&quot;'&quot;;[Input.H514];&quot;',&quot;)" office:value-type="string" office:string-value="'Nav Nifleheim Cloud 5',">
            <text:p>'Nav Nifleheim Cloud 5',</text:p>
          </table:table-cell>
          <table:table-cell table:formula="of:=CONCATENATE(&quot;'&quot;;[Input.I514];&quot;',&quot;)" office:value-type="string" office:string-value="'Metal 1;Gem 3;Reactive 2;Hydrocarbon 1',">
            <text:p>'Metal 1;Gem 3;Reactive 2;Hydrocarbon 1',</text:p>
          </table:table-cell>
          <table:table-cell table:formula="of:=CONCATENATE(&quot;'&quot;;[Input.J51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15]" office:value-type="string" office:string-value="Nifleheim Cloud">
            <text:p>Nifleheim Cloud</text:p>
          </table:table-cell>
          <table:table-cell table:formula="of:=CONCATENATE(&quot;['&quot;;[Input.B515];&quot;',&quot;)" office:value-type="string" office:string-value="['Ores ACGH',">
            <text:p>['Ores ACGH',</text:p>
          </table:table-cell>
          <table:table-cell table:formula="of:=CONCATENATE([Input.C515];&quot;,&quot;)" office:value-type="string" office:string-value="7,">
            <text:p>7,</text:p>
          </table:table-cell>
          <table:table-cell table:formula="of:=CONCATENATE([Input.D515];&quot;,&quot;)" office:value-type="string" office:string-value="15,">
            <text:p>15,</text:p>
          </table:table-cell>
          <table:table-cell table:formula="of:=CONCATENATE([Input.E515];&quot;,&quot;)" office:value-type="string" office:string-value="-73884.5,">
            <text:p>-73884.5,</text:p>
          </table:table-cell>
          <table:table-cell table:formula="of:=CONCATENATE([Input.F515];&quot;,&quot;)" office:value-type="string" office:string-value="60306.5,">
            <text:p>60306.5,</text:p>
          </table:table-cell>
          <table:table-cell table:formula="of:=CONCATENATE([Input.G515];&quot;,&quot;)" office:value-type="string" office:string-value="0,">
            <text:p>0,</text:p>
          </table:table-cell>
          <table:table-cell table:formula="of:=CONCATENATE(&quot;'&quot;;[Input.H515];&quot;',&quot;)" office:value-type="string" office:string-value="'Modi\'s Eye',">
            <text:p>'Modi\'s Eye',</text:p>
          </table:table-cell>
          <table:table-cell table:formula="of:=CONCATENATE(&quot;'&quot;;[Input.I515];&quot;',&quot;)" office:value-type="string" office:string-value="'Metal 1;Gem 2;Reactive 2;Hydrocarbon 3',">
            <text:p>'Metal 1;Gem 2;Reactive 2;Hydrocarbon 3',</text:p>
          </table:table-cell>
          <table:table-cell table:formula="of:=CONCATENATE(&quot;'&quot;;[Input.J51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16]" office:value-type="string" office:string-value="Nifleheim Cloud">
            <text:p>Nifleheim Cloud</text:p>
          </table:table-cell>
          <table:table-cell table:formula="of:=CONCATENATE(&quot;['&quot;;[Input.B516];&quot;',&quot;)" office:value-type="string" office:string-value="['Ores ACGH',">
            <text:p>['Ores ACGH',</text:p>
          </table:table-cell>
          <table:table-cell table:formula="of:=CONCATENATE([Input.C516];&quot;,&quot;)" office:value-type="string" office:string-value="7,">
            <text:p>7,</text:p>
          </table:table-cell>
          <table:table-cell table:formula="of:=CONCATENATE([Input.D516];&quot;,&quot;)" office:value-type="string" office:string-value="25,">
            <text:p>25,</text:p>
          </table:table-cell>
          <table:table-cell table:formula="of:=CONCATENATE([Input.E516];&quot;,&quot;)" office:value-type="string" office:string-value="-105332,">
            <text:p>-105332,</text:p>
          </table:table-cell>
          <table:table-cell table:formula="of:=CONCATENATE([Input.F516];&quot;,&quot;)" office:value-type="string" office:string-value="193960,">
            <text:p>193960,</text:p>
          </table:table-cell>
          <table:table-cell table:formula="of:=CONCATENATE([Input.G516];&quot;,&quot;)" office:value-type="string" office:string-value="0,">
            <text:p>0,</text:p>
          </table:table-cell>
          <table:table-cell table:formula="of:=CONCATENATE(&quot;'&quot;;[Input.H516];&quot;',&quot;)" office:value-type="string" office:string-value="'Nav Nifleheim Cloud 2',">
            <text:p>'Nav Nifleheim Cloud 2',</text:p>
          </table:table-cell>
          <table:table-cell table:formula="of:=CONCATENATE(&quot;'&quot;;[Input.I516];&quot;',&quot;)" office:value-type="string" office:string-value="'Metal 2;Gem 3;Reactive 2;Hydrocarbon 1',">
            <text:p>'Metal 2;Gem 3;Reactive 2;Hydrocarbon 1',</text:p>
          </table:table-cell>
          <table:table-cell table:formula="of:=CONCATENATE(&quot;'&quot;;[Input.J51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17]" office:value-type="string" office:string-value="Nifleheim Cloud">
            <text:p>Nifleheim Cloud</text:p>
          </table:table-cell>
          <table:table-cell table:formula="of:=CONCATENATE(&quot;['&quot;;[Input.B517];&quot;',&quot;)" office:value-type="string" office:string-value="['Harvest Field',">
            <text:p>['Harvest Field',</text:p>
          </table:table-cell>
          <table:table-cell table:formula="of:=CONCATENATE([Input.C517];&quot;,&quot;)" office:value-type="string" office:string-value="7,">
            <text:p>7,</text:p>
          </table:table-cell>
          <table:table-cell table:formula="of:=CONCATENATE([Input.D517];&quot;,&quot;)" office:value-type="string" office:string-value="25,">
            <text:p>25,</text:p>
          </table:table-cell>
          <table:table-cell table:formula="of:=CONCATENATE([Input.E517];&quot;,&quot;)" office:value-type="string" office:string-value="-198739,">
            <text:p>-198739,</text:p>
          </table:table-cell>
          <table:table-cell table:formula="of:=CONCATENATE([Input.F517];&quot;,&quot;)" office:value-type="string" office:string-value="98934.9,">
            <text:p>98934.9,</text:p>
          </table:table-cell>
          <table:table-cell table:formula="of:=CONCATENATE([Input.G517];&quot;,&quot;)" office:value-type="string" office:string-value="0,">
            <text:p>0,</text:p>
          </table:table-cell>
          <table:table-cell table:formula="of:=CONCATENATE(&quot;'&quot;;[Input.H517];&quot;',&quot;)" office:value-type="string" office:string-value="'Nav Nifleheim Waypoint',">
            <text:p>'Nav Nifleheim Waypoint',</text:p>
          </table:table-cell>
          <table:table-cell table:formula="of:=CONCATENATE(&quot;'&quot;;[Input.I517];&quot;',&quot;)" office:value-type="string" office:string-value="'Reactive 3;Hydrocarbon 3;Gem 3',">
            <text:p>'Reactive 3;Hydrocarbon 3;Gem 3',</text:p>
          </table:table-cell>
          <table:table-cell table:formula="of:=CONCATENATE(&quot;'&quot;;[Input.J51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18]" office:value-type="string" office:string-value="Nifleheim Cloud">
            <text:p>Nifleheim Cloud</text:p>
          </table:table-cell>
          <table:table-cell table:formula="of:=CONCATENATE(&quot;['&quot;;[Input.B518];&quot;',&quot;)" office:value-type="string" office:string-value="['Ores ACGH',">
            <text:p>['Ores ACGH',</text:p>
          </table:table-cell>
          <table:table-cell table:formula="of:=CONCATENATE([Input.C518];&quot;,&quot;)" office:value-type="string" office:string-value="6,">
            <text:p>6,</text:p>
          </table:table-cell>
          <table:table-cell table:formula="of:=CONCATENATE([Input.D518];&quot;,&quot;)" office:value-type="string" office:string-value="40,">
            <text:p>40,</text:p>
          </table:table-cell>
          <table:table-cell table:formula="of:=CONCATENATE([Input.E518];&quot;,&quot;)" office:value-type="string" office:string-value="-105637,">
            <text:p>-105637,</text:p>
          </table:table-cell>
          <table:table-cell table:formula="of:=CONCATENATE([Input.F518];&quot;,&quot;)" office:value-type="string" office:string-value="-47323.7,">
            <text:p>-47323.7,</text:p>
          </table:table-cell>
          <table:table-cell table:formula="of:=CONCATENATE([Input.G518];&quot;,&quot;)" office:value-type="string" office:string-value="0,">
            <text:p>0,</text:p>
          </table:table-cell>
          <table:table-cell table:formula="of:=CONCATENATE(&quot;'&quot;;[Input.H518];&quot;',&quot;)" office:value-type="string" office:string-value="'Nav Vindis 6 (Security Code R)',">
            <text:p>'Nav Vindis 6 (Security Code R)',</text:p>
          </table:table-cell>
          <table:table-cell table:formula="of:=CONCATENATE(&quot;'&quot;;[Input.I518];&quot;',&quot;)" office:value-type="string" office:string-value="'Metal 2;Gem 3;Reactive 3;Hydrocarbon 2',">
            <text:p>'Metal 2;Gem 3;Reactive 3;Hydrocarbon 2',</text:p>
          </table:table-cell>
          <table:table-cell table:formula="of:=CONCATENATE(&quot;'&quot;;[Input.J51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19]" office:value-type="string" office:string-value="Nifleheim Cloud">
            <text:p>Nifleheim Cloud</text:p>
          </table:table-cell>
          <table:table-cell table:formula="of:=CONCATENATE(&quot;['&quot;;[Input.B519];&quot;',&quot;)" office:value-type="string" office:string-value="['Ores ACGH',">
            <text:p>['Ores ACGH',</text:p>
          </table:table-cell>
          <table:table-cell table:formula="of:=CONCATENATE([Input.C519];&quot;,&quot;)" office:value-type="string" office:string-value="6,">
            <text:p>6,</text:p>
          </table:table-cell>
          <table:table-cell table:formula="of:=CONCATENATE([Input.D519];&quot;,&quot;)" office:value-type="string" office:string-value="25,">
            <text:p>25,</text:p>
          </table:table-cell>
          <table:table-cell table:formula="of:=CONCATENATE([Input.E519];&quot;,&quot;)" office:value-type="string" office:string-value="-239566,">
            <text:p>-239566,</text:p>
          </table:table-cell>
          <table:table-cell table:formula="of:=CONCATENATE([Input.F519];&quot;,&quot;)" office:value-type="string" office:string-value="130123,">
            <text:p>130123,</text:p>
          </table:table-cell>
          <table:table-cell table:formula="of:=CONCATENATE([Input.G519];&quot;,&quot;)" office:value-type="string" office:string-value="0,">
            <text:p>0,</text:p>
          </table:table-cell>
          <table:table-cell table:formula="of:=CONCATENATE(&quot;'&quot;;[Input.H519];&quot;',&quot;)" office:value-type="string" office:string-value="'Nav Nifleheim Cloud 11',">
            <text:p>'Nav Nifleheim Cloud 11',</text:p>
          </table:table-cell>
          <table:table-cell table:formula="of:=CONCATENATE(&quot;'&quot;;[Input.I519];&quot;',&quot;)" office:value-type="string" office:string-value="'Metal 1;Gem 1;Reactive 3;Hydrocarbon 3',">
            <text:p>'Metal 1;Gem 1;Reactive 3;Hydrocarbon 3',</text:p>
          </table:table-cell>
          <table:table-cell table:formula="of:=CONCATENATE(&quot;'&quot;;[Input.J51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20]" office:value-type="string" office:string-value="Nifleheim Cloud">
            <text:p>Nifleheim Cloud</text:p>
          </table:table-cell>
          <table:table-cell table:formula="of:=CONCATENATE(&quot;['&quot;;[Input.B520];&quot;',&quot;)" office:value-type="string" office:string-value="['Ores ACGH',">
            <text:p>['Ores ACGH',</text:p>
          </table:table-cell>
          <table:table-cell table:formula="of:=CONCATENATE([Input.C520];&quot;,&quot;)" office:value-type="string" office:string-value="6,">
            <text:p>6,</text:p>
          </table:table-cell>
          <table:table-cell table:formula="of:=CONCATENATE([Input.D520];&quot;,&quot;)" office:value-type="string" office:string-value="20,">
            <text:p>20,</text:p>
          </table:table-cell>
          <table:table-cell table:formula="of:=CONCATENATE([Input.E520];&quot;,&quot;)" office:value-type="string" office:string-value="-142226,">
            <text:p>-142226,</text:p>
          </table:table-cell>
          <table:table-cell table:formula="of:=CONCATENATE([Input.F520];&quot;,&quot;)" office:value-type="string" office:string-value="124221,">
            <text:p>124221,</text:p>
          </table:table-cell>
          <table:table-cell table:formula="of:=CONCATENATE([Input.G520];&quot;,&quot;)" office:value-type="string" office:string-value="0,">
            <text:p>0,</text:p>
          </table:table-cell>
          <table:table-cell table:formula="of:=CONCATENATE(&quot;'&quot;;[Input.H520];&quot;',&quot;)" office:value-type="string" office:string-value="'Nav Nifleheim Cloud 4',">
            <text:p>'Nav Nifleheim Cloud 4',</text:p>
          </table:table-cell>
          <table:table-cell table:formula="of:=CONCATENATE(&quot;'&quot;;[Input.I520];&quot;',&quot;)" office:value-type="string" office:string-value="'Metal 1;Gem 1;Reactive 3;Hydrocarbon 2',">
            <text:p>'Metal 1;Gem 1;Reactive 3;Hydrocarbon 2',</text:p>
          </table:table-cell>
          <table:table-cell table:formula="of:=CONCATENATE(&quot;'&quot;;[Input.J52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21]" office:value-type="string" office:string-value="Nifleheim Cloud">
            <text:p>Nifleheim Cloud</text:p>
          </table:table-cell>
          <table:table-cell table:formula="of:=CONCATENATE(&quot;['&quot;;[Input.B521];&quot;',&quot;)" office:value-type="string" office:string-value="['Ores ACGH',">
            <text:p>['Ores ACGH',</text:p>
          </table:table-cell>
          <table:table-cell table:formula="of:=CONCATENATE([Input.C521];&quot;,&quot;)" office:value-type="string" office:string-value="6,">
            <text:p>6,</text:p>
          </table:table-cell>
          <table:table-cell table:formula="of:=CONCATENATE([Input.D521];&quot;,&quot;)" office:value-type="string" office:string-value="20,">
            <text:p>20,</text:p>
          </table:table-cell>
          <table:table-cell table:formula="of:=CONCATENATE([Input.E521];&quot;,&quot;)" office:value-type="string" office:string-value="-242097,">
            <text:p>-242097,</text:p>
          </table:table-cell>
          <table:table-cell table:formula="of:=CONCATENATE([Input.F521];&quot;,&quot;)" office:value-type="string" office:string-value="-23921.5,">
            <text:p>-23921.5,</text:p>
          </table:table-cell>
          <table:table-cell table:formula="of:=CONCATENATE([Input.G521];&quot;,&quot;)" office:value-type="string" office:string-value="0,">
            <text:p>0,</text:p>
          </table:table-cell>
          <table:table-cell table:formula="of:=CONCATENATE(&quot;'&quot;;[Input.H521];&quot;',&quot;)" office:value-type="string" office:string-value="'Einherjar Research Platform',">
            <text:p>'Einherjar Research Platform',</text:p>
          </table:table-cell>
          <table:table-cell table:formula="of:=CONCATENATE(&quot;'&quot;;[Input.I521];&quot;',&quot;)" office:value-type="string" office:string-value="'Metal 2;Gem 2;Reactive 2;Hydrocarbon 1',">
            <text:p>'Metal 2;Gem 2;Reactive 2;Hydrocarbon 1',</text:p>
          </table:table-cell>
          <table:table-cell table:formula="of:=CONCATENATE(&quot;'&quot;;[Input.J52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22]" office:value-type="string" office:string-value="Nifleheim Cloud">
            <text:p>Nifleheim Cloud</text:p>
          </table:table-cell>
          <table:table-cell table:formula="of:=CONCATENATE(&quot;['&quot;;[Input.B522];&quot;',&quot;)" office:value-type="string" office:string-value="['Harvest Field',">
            <text:p>['Harvest Field',</text:p>
          </table:table-cell>
          <table:table-cell table:formula="of:=CONCATENATE([Input.C522];&quot;,&quot;)" office:value-type="string" office:string-value="6,">
            <text:p>6,</text:p>
          </table:table-cell>
          <table:table-cell table:formula="of:=CONCATENATE([Input.D522];&quot;,&quot;)" office:value-type="string" office:string-value="0,">
            <text:p>0,</text:p>
          </table:table-cell>
          <table:table-cell table:formula="of:=CONCATENATE([Input.E522];&quot;,&quot;)" office:value-type="string" office:string-value="-198056,">
            <text:p>-198056,</text:p>
          </table:table-cell>
          <table:table-cell table:formula="of:=CONCATENATE([Input.F522];&quot;,&quot;)" office:value-type="string" office:string-value="97797.3,">
            <text:p>97797.3,</text:p>
          </table:table-cell>
          <table:table-cell table:formula="of:=CONCATENATE([Input.G522];&quot;,&quot;)" office:value-type="string" office:string-value="0,">
            <text:p>0,</text:p>
          </table:table-cell>
          <table:table-cell table:formula="of:=CONCATENATE(&quot;'&quot;;[Input.H522];&quot;',&quot;)" office:value-type="string" office:string-value="'Nav Nifleheim Waypoint',">
            <text:p>'Nav Nifleheim Waypoint',</text:p>
          </table:table-cell>
          <table:table-cell table:formula="of:=CONCATENATE(&quot;'&quot;;[Input.I522];&quot;',&quot;)" office:value-type="string" office:string-value="'Reactive 3;Metal 3',">
            <text:p>'Reactive 3;Metal 3',</text:p>
          </table:table-cell>
          <table:table-cell table:formula="of:=CONCATENATE(&quot;'&quot;;[Input.J52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23]" office:value-type="string" office:string-value="Nifleheim Cloud">
            <text:p>Nifleheim Cloud</text:p>
          </table:table-cell>
          <table:table-cell table:formula="of:=CONCATENATE(&quot;['&quot;;[Input.B523];&quot;',&quot;)" office:value-type="string" office:string-value="['Harvest 7',">
            <text:p>['Harvest 7',</text:p>
          </table:table-cell>
          <table:table-cell table:formula="of:=CONCATENATE([Input.C523];&quot;,&quot;)" office:value-type="string" office:string-value="5,">
            <text:p>5,</text:p>
          </table:table-cell>
          <table:table-cell table:formula="of:=CONCATENATE([Input.D523];&quot;,&quot;)" office:value-type="string" office:string-value="35,">
            <text:p>35,</text:p>
          </table:table-cell>
          <table:table-cell table:formula="of:=CONCATENATE([Input.E523];&quot;,&quot;)" office:value-type="string" office:string-value="-262936,">
            <text:p>-262936,</text:p>
          </table:table-cell>
          <table:table-cell table:formula="of:=CONCATENATE([Input.F523];&quot;,&quot;)" office:value-type="string" office:string-value="162839,">
            <text:p>162839,</text:p>
          </table:table-cell>
          <table:table-cell table:formula="of:=CONCATENATE([Input.G523];&quot;,&quot;)" office:value-type="string" office:string-value="0,">
            <text:p>0,</text:p>
          </table:table-cell>
          <table:table-cell table:formula="of:=CONCATENATE(&quot;'&quot;;[Input.H523];&quot;',&quot;)" office:value-type="string" office:string-value="'Nav Nifleheim Cloud 11',">
            <text:p>'Nav Nifleheim Cloud 11',</text:p>
          </table:table-cell>
          <table:table-cell table:formula="of:=CONCATENATE(&quot;'&quot;;[Input.I523];&quot;',&quot;)" office:value-type="string" office:string-value="'Gem 3;Hydrocarbon 3;Metal 3',">
            <text:p>'Gem 3;Hydrocarbon 3;Metal 3',</text:p>
          </table:table-cell>
          <table:table-cell table:formula="of:=CONCATENATE(&quot;'&quot;;[Input.J52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24]" office:value-type="string" office:string-value="Nifleheim Cloud">
            <text:p>Nifleheim Cloud</text:p>
          </table:table-cell>
          <table:table-cell table:formula="of:=CONCATENATE(&quot;['&quot;;[Input.B524];&quot;',&quot;)" office:value-type="string" office:string-value="['Harvest Field',">
            <text:p>['Harvest Field',</text:p>
          </table:table-cell>
          <table:table-cell table:formula="of:=CONCATENATE([Input.C524];&quot;,&quot;)" office:value-type="string" office:string-value="5,">
            <text:p>5,</text:p>
          </table:table-cell>
          <table:table-cell table:formula="of:=CONCATENATE([Input.D524];&quot;,&quot;)" office:value-type="string" office:string-value="25,">
            <text:p>25,</text:p>
          </table:table-cell>
          <table:table-cell table:formula="of:=CONCATENATE([Input.E524];&quot;,&quot;)" office:value-type="string" office:string-value="-196919,">
            <text:p>-196919,</text:p>
          </table:table-cell>
          <table:table-cell table:formula="of:=CONCATENATE([Input.F524];&quot;,&quot;)" office:value-type="string" office:string-value="97114.6,">
            <text:p>97114.6,</text:p>
          </table:table-cell>
          <table:table-cell table:formula="of:=CONCATENATE([Input.G524];&quot;,&quot;)" office:value-type="string" office:string-value="0,">
            <text:p>0,</text:p>
          </table:table-cell>
          <table:table-cell table:formula="of:=CONCATENATE(&quot;'&quot;;[Input.H524];&quot;',&quot;)" office:value-type="string" office:string-value="'Nav Nifleheim Waypoint',">
            <text:p>'Nav Nifleheim Waypoint',</text:p>
          </table:table-cell>
          <table:table-cell table:formula="of:=CONCATENATE(&quot;'&quot;;[Input.I524];&quot;',&quot;)" office:value-type="string" office:string-value="'Hydrocarbon 3;Gem 3',">
            <text:p>'Hydrocarbon 3;Gem 3',</text:p>
          </table:table-cell>
          <table:table-cell table:formula="of:=CONCATENATE(&quot;'&quot;;[Input.J52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25]" office:value-type="string" office:string-value="Odin Rex">
            <text:p>Odin Rex</text:p>
          </table:table-cell>
          <table:table-cell table:formula="of:=CONCATENATE(&quot;['&quot;;[Input.B525];&quot;',&quot;)" office:value-type="string" office:string-value="['Gas Cloud Cluster2',">
            <text:p>['Gas Cloud Cluster2',</text:p>
          </table:table-cell>
          <table:table-cell table:formula="of:=CONCATENATE([Input.C525];&quot;,&quot;)" office:value-type="string" office:string-value="5,">
            <text:p>5,</text:p>
          </table:table-cell>
          <table:table-cell table:formula="of:=CONCATENATE([Input.D525];&quot;,&quot;)" office:value-type="string" office:string-value="10,">
            <text:p>10,</text:p>
          </table:table-cell>
          <table:table-cell table:formula="of:=CONCATENATE([Input.E525];&quot;,&quot;)" office:value-type="string" office:string-value="-20486.4,">
            <text:p>-20486.4,</text:p>
          </table:table-cell>
          <table:table-cell table:formula="of:=CONCATENATE([Input.F525];&quot;,&quot;)" office:value-type="string" office:string-value="88888.9,">
            <text:p>88888.9,</text:p>
          </table:table-cell>
          <table:table-cell table:formula="of:=CONCATENATE([Input.G525];&quot;,&quot;)" office:value-type="string" office:string-value="0,">
            <text:p>0,</text:p>
          </table:table-cell>
          <table:table-cell table:formula="of:=CONCATENATE(&quot;'&quot;;[Input.H525];&quot;',&quot;)" office:value-type="string" office:string-value="'The Sinker',">
            <text:p>'The Sinker',</text:p>
          </table:table-cell>
          <table:table-cell table:formula="of:=CONCATENATE(&quot;'&quot;;[Input.I525];&quot;',&quot;)" office:value-type="string" office:string-value="'Gas Pocket 1',">
            <text:p>'Gas Pocket 1',</text:p>
          </table:table-cell>
          <table:table-cell table:formula="of:=CONCATENATE(&quot;'&quot;;[Input.J52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26]" office:value-type="string" office:string-value="Odin Rex">
            <text:p>Odin Rex</text:p>
          </table:table-cell>
          <table:table-cell table:formula="of:=CONCATENATE(&quot;['&quot;;[Input.B526];&quot;',&quot;)" office:value-type="string" office:string-value="['Gas Cloud Cluster3',">
            <text:p>['Gas Cloud Cluster3',</text:p>
          </table:table-cell>
          <table:table-cell table:formula="of:=CONCATENATE([Input.C526];&quot;,&quot;)" office:value-type="string" office:string-value="5,">
            <text:p>5,</text:p>
          </table:table-cell>
          <table:table-cell table:formula="of:=CONCATENATE([Input.D526];&quot;,&quot;)" office:value-type="string" office:string-value="10,">
            <text:p>10,</text:p>
          </table:table-cell>
          <table:table-cell table:formula="of:=CONCATENATE([Input.E526];&quot;,&quot;)" office:value-type="string" office:string-value="-267823,">
            <text:p>-267823,</text:p>
          </table:table-cell>
          <table:table-cell table:formula="of:=CONCATENATE([Input.F526];&quot;,&quot;)" office:value-type="string" office:string-value="243655,">
            <text:p>243655,</text:p>
          </table:table-cell>
          <table:table-cell table:formula="of:=CONCATENATE([Input.G526];&quot;,&quot;)" office:value-type="string" office:string-value="0,">
            <text:p>0,</text:p>
          </table:table-cell>
          <table:table-cell table:formula="of:=CONCATENATE(&quot;'&quot;;[Input.H526];&quot;',&quot;)" office:value-type="string" office:string-value="'Focus',">
            <text:p>'Focus',</text:p>
          </table:table-cell>
          <table:table-cell table:formula="of:=CONCATENATE(&quot;'&quot;;[Input.I526];&quot;',&quot;)" office:value-type="string" office:string-value="'Gas Pocket 1',">
            <text:p>'Gas Pocket 1',</text:p>
          </table:table-cell>
          <table:table-cell table:formula="of:=CONCATENATE(&quot;'&quot;;[Input.J52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27]" office:value-type="string" office:string-value="Odin Rex">
            <text:p>Odin Rex</text:p>
          </table:table-cell>
          <table:table-cell table:formula="of:=CONCATENATE(&quot;['&quot;;[Input.B527];&quot;',&quot;)" office:value-type="string" office:string-value="['Gas Cloud Cluster4',">
            <text:p>['Gas Cloud Cluster4',</text:p>
          </table:table-cell>
          <table:table-cell table:formula="of:=CONCATENATE([Input.C527];&quot;,&quot;)" office:value-type="string" office:string-value="5,">
            <text:p>5,</text:p>
          </table:table-cell>
          <table:table-cell table:formula="of:=CONCATENATE([Input.D527];&quot;,&quot;)" office:value-type="string" office:string-value="10,">
            <text:p>10,</text:p>
          </table:table-cell>
          <table:table-cell table:formula="of:=CONCATENATE([Input.E527];&quot;,&quot;)" office:value-type="string" office:string-value="-277948,">
            <text:p>-277948,</text:p>
          </table:table-cell>
          <table:table-cell table:formula="of:=CONCATENATE([Input.F527];&quot;,&quot;)" office:value-type="string" office:string-value="245102,">
            <text:p>245102,</text:p>
          </table:table-cell>
          <table:table-cell table:formula="of:=CONCATENATE([Input.G527];&quot;,&quot;)" office:value-type="string" office:string-value="0,">
            <text:p>0,</text:p>
          </table:table-cell>
          <table:table-cell table:formula="of:=CONCATENATE(&quot;'&quot;;[Input.H527];&quot;',&quot;)" office:value-type="string" office:string-value="'Focus',">
            <text:p>'Focus',</text:p>
          </table:table-cell>
          <table:table-cell table:formula="of:=CONCATENATE(&quot;'&quot;;[Input.I527];&quot;',&quot;)" office:value-type="string" office:string-value="'Gas Pocket 1',">
            <text:p>'Gas Pocket 1',</text:p>
          </table:table-cell>
          <table:table-cell table:formula="of:=CONCATENATE(&quot;'&quot;;[Input.J52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28]" office:value-type="string" office:string-value="Odin Rex">
            <text:p>Odin Rex</text:p>
          </table:table-cell>
          <table:table-cell table:formula="of:=CONCATENATE(&quot;['&quot;;[Input.B528];&quot;',&quot;)" office:value-type="string" office:string-value="['Gas Cloud Cluster5',">
            <text:p>['Gas Cloud Cluster5',</text:p>
          </table:table-cell>
          <table:table-cell table:formula="of:=CONCATENATE([Input.C528];&quot;,&quot;)" office:value-type="string" office:string-value="5,">
            <text:p>5,</text:p>
          </table:table-cell>
          <table:table-cell table:formula="of:=CONCATENATE([Input.D528];&quot;,&quot;)" office:value-type="string" office:string-value="15,">
            <text:p>15,</text:p>
          </table:table-cell>
          <table:table-cell table:formula="of:=CONCATENATE([Input.E528];&quot;,&quot;)" office:value-type="string" office:string-value="33030.9,">
            <text:p>33030.9,</text:p>
          </table:table-cell>
          <table:table-cell table:formula="of:=CONCATENATE([Input.F528];&quot;,&quot;)" office:value-type="string" office:string-value="266798,">
            <text:p>266798,</text:p>
          </table:table-cell>
          <table:table-cell table:formula="of:=CONCATENATE([Input.G528];&quot;,&quot;)" office:value-type="string" office:string-value="0,">
            <text:p>0,</text:p>
          </table:table-cell>
          <table:table-cell table:formula="of:=CONCATENATE(&quot;'&quot;;[Input.H528];&quot;',&quot;)" office:value-type="string" office:string-value="'Hodr',">
            <text:p>'Hodr',</text:p>
          </table:table-cell>
          <table:table-cell table:formula="of:=CONCATENATE(&quot;'&quot;;[Input.I528];&quot;',&quot;)" office:value-type="string" office:string-value="'Gas Pocket 1',">
            <text:p>'Gas Pocket 1',</text:p>
          </table:table-cell>
          <table:table-cell table:formula="of:=CONCATENATE(&quot;'&quot;;[Input.J52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29]" office:value-type="string" office:string-value="Odin Rex">
            <text:p>Odin Rex</text:p>
          </table:table-cell>
          <table:table-cell table:formula="of:=CONCATENATE(&quot;['&quot;;[Input.B529];&quot;',&quot;)" office:value-type="string" office:string-value="['Gas Cloud Cluster6',">
            <text:p>['Gas Cloud Cluster6',</text:p>
          </table:table-cell>
          <table:table-cell table:formula="of:=CONCATENATE([Input.C529];&quot;,&quot;)" office:value-type="string" office:string-value="5,">
            <text:p>5,</text:p>
          </table:table-cell>
          <table:table-cell table:formula="of:=CONCATENATE([Input.D529];&quot;,&quot;)" office:value-type="string" office:string-value="15,">
            <text:p>15,</text:p>
          </table:table-cell>
          <table:table-cell table:formula="of:=CONCATENATE([Input.E529];&quot;,&quot;)" office:value-type="string" office:string-value="25798.8,">
            <text:p>25798.8,</text:p>
          </table:table-cell>
          <table:table-cell table:formula="of:=CONCATENATE([Input.F529];&quot;,&quot;)" office:value-type="string" office:string-value="268244,">
            <text:p>268244,</text:p>
          </table:table-cell>
          <table:table-cell table:formula="of:=CONCATENATE([Input.G529];&quot;,&quot;)" office:value-type="string" office:string-value="0,">
            <text:p>0,</text:p>
          </table:table-cell>
          <table:table-cell table:formula="of:=CONCATENATE(&quot;'&quot;;[Input.H529];&quot;',&quot;)" office:value-type="string" office:string-value="'Hodr',">
            <text:p>'Hodr',</text:p>
          </table:table-cell>
          <table:table-cell table:formula="of:=CONCATENATE(&quot;'&quot;;[Input.I529];&quot;',&quot;)" office:value-type="string" office:string-value="'Gas Pocket 1',">
            <text:p>'Gas Pocket 1',</text:p>
          </table:table-cell>
          <table:table-cell table:formula="of:=CONCATENATE(&quot;'&quot;;[Input.J52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30]" office:value-type="string" office:string-value="Odin Rex">
            <text:p>Odin Rex</text:p>
          </table:table-cell>
          <table:table-cell table:formula="of:=CONCATENATE(&quot;['&quot;;[Input.B530];&quot;',&quot;)" office:value-type="string" office:string-value="['Gas Cloud Cluster7',">
            <text:p>['Gas Cloud Cluster7',</text:p>
          </table:table-cell>
          <table:table-cell table:formula="of:=CONCATENATE([Input.C530];&quot;,&quot;)" office:value-type="string" office:string-value="5,">
            <text:p>5,</text:p>
          </table:table-cell>
          <table:table-cell table:formula="of:=CONCATENATE([Input.D530];&quot;,&quot;)" office:value-type="string" office:string-value="15,">
            <text:p>15,</text:p>
          </table:table-cell>
          <table:table-cell table:formula="of:=CONCATENATE([Input.E530];&quot;,&quot;)" office:value-type="string" office:string-value="31584.5,">
            <text:p>31584.5,</text:p>
          </table:table-cell>
          <table:table-cell table:formula="of:=CONCATENATE([Input.F530];&quot;,&quot;)" office:value-type="string" office:string-value="261012,">
            <text:p>261012,</text:p>
          </table:table-cell>
          <table:table-cell table:formula="of:=CONCATENATE([Input.G530];&quot;,&quot;)" office:value-type="string" office:string-value="0,">
            <text:p>0,</text:p>
          </table:table-cell>
          <table:table-cell table:formula="of:=CONCATENATE(&quot;'&quot;;[Input.H530];&quot;',&quot;)" office:value-type="string" office:string-value="'Hodr',">
            <text:p>'Hodr',</text:p>
          </table:table-cell>
          <table:table-cell table:formula="of:=CONCATENATE(&quot;'&quot;;[Input.I530];&quot;',&quot;)" office:value-type="string" office:string-value="'Gas Pocket 1',">
            <text:p>'Gas Pocket 1',</text:p>
          </table:table-cell>
          <table:table-cell table:formula="of:=CONCATENATE(&quot;'&quot;;[Input.J53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31]" office:value-type="string" office:string-value="Odin Rex">
            <text:p>Odin Rex</text:p>
          </table:table-cell>
          <table:table-cell table:formula="of:=CONCATENATE(&quot;['&quot;;[Input.B531];&quot;',&quot;)" office:value-type="string" office:string-value="['Gas Cloud Cluster1',">
            <text:p>['Gas Cloud Cluster1',</text:p>
          </table:table-cell>
          <table:table-cell table:formula="of:=CONCATENATE([Input.C531];&quot;,&quot;)" office:value-type="string" office:string-value="4,">
            <text:p>4,</text:p>
          </table:table-cell>
          <table:table-cell table:formula="of:=CONCATENATE([Input.D531];&quot;,&quot;)" office:value-type="string" office:string-value="3,">
            <text:p>3,</text:p>
          </table:table-cell>
          <table:table-cell table:formula="of:=CONCATENATE([Input.E531];&quot;,&quot;)" office:value-type="string" office:string-value="-32057.8,">
            <text:p>-32057.8,</text:p>
          </table:table-cell>
          <table:table-cell table:formula="of:=CONCATENATE([Input.F531];&quot;,&quot;)" office:value-type="string" office:string-value="90335.3,">
            <text:p>90335.3,</text:p>
          </table:table-cell>
          <table:table-cell table:formula="of:=CONCATENATE([Input.G531];&quot;,&quot;)" office:value-type="string" office:string-value="0,">
            <text:p>0,</text:p>
          </table:table-cell>
          <table:table-cell table:formula="of:=CONCATENATE(&quot;'&quot;;[Input.H531];&quot;',&quot;)" office:value-type="string" office:string-value="'The Sinker',">
            <text:p>'The Sinker',</text:p>
          </table:table-cell>
          <table:table-cell table:formula="of:=CONCATENATE(&quot;'&quot;;[Input.I531];&quot;',&quot;)" office:value-type="string" office:string-value="'Gas Pocket 1',">
            <text:p>'Gas Pocket 1',</text:p>
          </table:table-cell>
          <table:table-cell table:formula="of:=CONCATENATE(&quot;'&quot;;[Input.J53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32]" office:value-type="string" office:string-value="Odin Rex">
            <text:p>Odin Rex</text:p>
          </table:table-cell>
          <table:table-cell table:formula="of:=CONCATENATE(&quot;['&quot;;[Input.B532];&quot;',&quot;)" office:value-type="string" office:string-value="['Gas Cloud Cluster ',">
            <text:p>['Gas Cloud Cluster ',</text:p>
          </table:table-cell>
          <table:table-cell table:formula="of:=CONCATENATE([Input.C532];&quot;,&quot;)" office:value-type="string" office:string-value="3,">
            <text:p>3,</text:p>
          </table:table-cell>
          <table:table-cell table:formula="of:=CONCATENATE([Input.D532];&quot;,&quot;)" office:value-type="string" office:string-value="3,">
            <text:p>3,</text:p>
          </table:table-cell>
          <table:table-cell table:formula="of:=CONCATENATE([Input.E532];&quot;,&quot;)" office:value-type="string" office:string-value="-20486.4,">
            <text:p>-20486.4,</text:p>
          </table:table-cell>
          <table:table-cell table:formula="of:=CONCATENATE([Input.F532];&quot;,&quot;)" office:value-type="string" office:string-value="97567.4,">
            <text:p>97567.4,</text:p>
          </table:table-cell>
          <table:table-cell table:formula="of:=CONCATENATE([Input.G532];&quot;,&quot;)" office:value-type="string" office:string-value="0,">
            <text:p>0,</text:p>
          </table:table-cell>
          <table:table-cell table:formula="of:=CONCATENATE(&quot;'&quot;;[Input.H532];&quot;',&quot;)" office:value-type="string" office:string-value="'The Sinker',">
            <text:p>'The Sinker',</text:p>
          </table:table-cell>
          <table:table-cell table:formula="of:=CONCATENATE(&quot;'&quot;;[Input.I532];&quot;',&quot;)" office:value-type="string" office:string-value="'Gas Pocket 1',">
            <text:p>'Gas Pocket 1',</text:p>
          </table:table-cell>
          <table:table-cell table:formula="of:=CONCATENATE(&quot;'&quot;;[Input.J53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33]" office:value-type="string" office:string-value="Odins Belt">
            <text:p>Odins Belt</text:p>
          </table:table-cell>
          <table:table-cell table:formula="of:=CONCATENATE(&quot;['&quot;;[Input.B533];&quot;',&quot;)" office:value-type="string" office:string-value="['Harvest Field',">
            <text:p>['Harvest Field',</text:p>
          </table:table-cell>
          <table:table-cell table:formula="of:=CONCATENATE([Input.C533];&quot;,&quot;)" office:value-type="string" office:string-value="8,">
            <text:p>8,</text:p>
          </table:table-cell>
          <table:table-cell table:formula="of:=CONCATENATE([Input.D533];&quot;,&quot;)" office:value-type="string" office:string-value="15,">
            <text:p>15,</text:p>
          </table:table-cell>
          <table:table-cell table:formula="of:=CONCATENATE([Input.E533];&quot;,&quot;)" office:value-type="string" office:string-value="-20241.5,">
            <text:p>-20241.5,</text:p>
          </table:table-cell>
          <table:table-cell table:formula="of:=CONCATENATE([Input.F533];&quot;,&quot;)" office:value-type="string" office:string-value="-28911.2,">
            <text:p>-28911.2,</text:p>
          </table:table-cell>
          <table:table-cell table:formula="of:=CONCATENATE([Input.G533];&quot;,&quot;)" office:value-type="string" office:string-value="0,">
            <text:p>0,</text:p>
          </table:table-cell>
          <table:table-cell table:formula="of:=CONCATENATE(&quot;'&quot;;[Input.H533];&quot;',&quot;)" office:value-type="string" office:string-value="'Nav Odin\'s Belt 4',">
            <text:p>'Nav Odin\'s Belt 4',</text:p>
          </table:table-cell>
          <table:table-cell table:formula="of:=CONCATENATE(&quot;'&quot;;[Input.I533];&quot;',&quot;)" office:value-type="string" office:string-value="'Reactive 3;Gem 3',">
            <text:p>'Reactive 3;Gem 3',</text:p>
          </table:table-cell>
          <table:table-cell table:formula="of:=CONCATENATE(&quot;'&quot;;[Input.J53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34]" office:value-type="string" office:string-value="Odins Belt">
            <text:p>Odins Belt</text:p>
          </table:table-cell>
          <table:table-cell table:formula="of:=CONCATENATE(&quot;['&quot;;[Input.B534];&quot;',&quot;)" office:value-type="string" office:string-value="['Harvest Field',">
            <text:p>['Harvest Field',</text:p>
          </table:table-cell>
          <table:table-cell table:formula="of:=CONCATENATE([Input.C534];&quot;,&quot;)" office:value-type="string" office:string-value="7,">
            <text:p>7,</text:p>
          </table:table-cell>
          <table:table-cell table:formula="of:=CONCATENATE([Input.D534];&quot;,&quot;)" office:value-type="string" office:string-value="25,">
            <text:p>25,</text:p>
          </table:table-cell>
          <table:table-cell table:formula="of:=CONCATENATE([Input.E534];&quot;,&quot;)" office:value-type="string" office:string-value="-20311.7,">
            <text:p>-20311.7,</text:p>
          </table:table-cell>
          <table:table-cell table:formula="of:=CONCATENATE([Input.F534];&quot;,&quot;)" office:value-type="string" office:string-value="-28667.6,">
            <text:p>-28667.6,</text:p>
          </table:table-cell>
          <table:table-cell table:formula="of:=CONCATENATE([Input.G534];&quot;,&quot;)" office:value-type="string" office:string-value="0,">
            <text:p>0,</text:p>
          </table:table-cell>
          <table:table-cell table:formula="of:=CONCATENATE(&quot;'&quot;;[Input.H534];&quot;',&quot;)" office:value-type="string" office:string-value="'Nav Odin\'s Belt 4',">
            <text:p>'Nav Odin\'s Belt 4',</text:p>
          </table:table-cell>
          <table:table-cell table:formula="of:=CONCATENATE(&quot;'&quot;;[Input.I534];&quot;',&quot;)" office:value-type="string" office:string-value="'Reactive 3;Hydrocarbon 3;Gem 3',">
            <text:p>'Reactive 3;Hydrocarbon 3;Gem 3',</text:p>
          </table:table-cell>
          <table:table-cell table:formula="of:=CONCATENATE(&quot;'&quot;;[Input.J53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35]" office:value-type="string" office:string-value="Odins Belt">
            <text:p>Odins Belt</text:p>
          </table:table-cell>
          <table:table-cell table:formula="of:=CONCATENATE(&quot;['&quot;;[Input.B535];&quot;',&quot;)" office:value-type="string" office:string-value="['Harvest Field',">
            <text:p>['Harvest Field',</text:p>
          </table:table-cell>
          <table:table-cell table:formula="of:=CONCATENATE([Input.C535];&quot;,&quot;)" office:value-type="string" office:string-value="6,">
            <text:p>6,</text:p>
          </table:table-cell>
          <table:table-cell table:formula="of:=CONCATENATE([Input.D535];&quot;,&quot;)" office:value-type="string" office:string-value="15,">
            <text:p>15,</text:p>
          </table:table-cell>
          <table:table-cell table:formula="of:=CONCATENATE([Input.E535];&quot;,&quot;)" office:value-type="string" office:string-value="13573.1,">
            <text:p>13573.1,</text:p>
          </table:table-cell>
          <table:table-cell table:formula="of:=CONCATENATE([Input.F535];&quot;,&quot;)" office:value-type="string" office:string-value="10691.1,">
            <text:p>10691.1,</text:p>
          </table:table-cell>
          <table:table-cell table:formula="of:=CONCATENATE([Input.G535];&quot;,&quot;)" office:value-type="string" office:string-value="0,">
            <text:p>0,</text:p>
          </table:table-cell>
          <table:table-cell table:formula="of:=CONCATENATE(&quot;'&quot;;[Input.H535];&quot;',&quot;)" office:value-type="string" office:string-value="'Nav Beltway 3',">
            <text:p>'Nav Beltway 3',</text:p>
          </table:table-cell>
          <table:table-cell table:formula="of:=CONCATENATE(&quot;'&quot;;[Input.I535];&quot;',&quot;)" office:value-type="string" office:string-value="'Metal 3;Hydrocarbon 3',">
            <text:p>'Metal 3;Hydrocarbon 3',</text:p>
          </table:table-cell>
          <table:table-cell table:formula="of:=CONCATENATE(&quot;'&quot;;[Input.J53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36]" office:value-type="string" office:string-value="Odins Belt">
            <text:p>Odins Belt</text:p>
          </table:table-cell>
          <table:table-cell table:formula="of:=CONCATENATE(&quot;['&quot;;[Input.B536];&quot;',&quot;)" office:value-type="string" office:string-value="['Harvest Field 6',">
            <text:p>['Harvest Field 6',</text:p>
          </table:table-cell>
          <table:table-cell table:formula="of:=CONCATENATE([Input.C536];&quot;,&quot;)" office:value-type="string" office:string-value="5,">
            <text:p>5,</text:p>
          </table:table-cell>
          <table:table-cell table:formula="of:=CONCATENATE([Input.D536];&quot;,&quot;)" office:value-type="string" office:string-value="15,">
            <text:p>15,</text:p>
          </table:table-cell>
          <table:table-cell table:formula="of:=CONCATENATE([Input.E536];&quot;,&quot;)" office:value-type="string" office:string-value="-5488.24,">
            <text:p>-5488.24,</text:p>
          </table:table-cell>
          <table:table-cell table:formula="of:=CONCATENATE([Input.F536];&quot;,&quot;)" office:value-type="string" office:string-value="57125.2,">
            <text:p>57125.2,</text:p>
          </table:table-cell>
          <table:table-cell table:formula="of:=CONCATENATE([Input.G536];&quot;,&quot;)" office:value-type="string" office:string-value="0,">
            <text:p>0,</text:p>
          </table:table-cell>
          <table:table-cell table:formula="of:=CONCATENATE(&quot;'&quot;;[Input.H536];&quot;',&quot;)" office:value-type="string" office:string-value="'Nav Beltway 3',">
            <text:p>'Nav Beltway 3',</text:p>
          </table:table-cell>
          <table:table-cell table:formula="of:=CONCATENATE(&quot;'&quot;;[Input.I536];&quot;',&quot;)" office:value-type="string" office:string-value="'Reactive 3;Metal 3;Hydrocarbon 3;Gem 3',">
            <text:p>'Reactive 3;Metal 3;Hydrocarbon 3;Gem 3',</text:p>
          </table:table-cell>
          <table:table-cell table:formula="of:=CONCATENATE(&quot;'&quot;;[Input.J53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37]" office:value-type="string" office:string-value="Odins Belt">
            <text:p>Odins Belt</text:p>
          </table:table-cell>
          <table:table-cell table:formula="of:=CONCATENATE(&quot;['&quot;;[Input.B537];&quot;',&quot;)" office:value-type="string" office:string-value="['Harvest Field 8',">
            <text:p>['Harvest Field 8',</text:p>
          </table:table-cell>
          <table:table-cell table:formula="of:=CONCATENATE([Input.C537];&quot;,&quot;)" office:value-type="string" office:string-value="5,">
            <text:p>5,</text:p>
          </table:table-cell>
          <table:table-cell table:formula="of:=CONCATENATE([Input.D537];&quot;,&quot;)" office:value-type="string" office:string-value="15,">
            <text:p>15,</text:p>
          </table:table-cell>
          <table:table-cell table:formula="of:=CONCATENATE([Input.E537];&quot;,&quot;)" office:value-type="string" office:string-value="-53550.8,">
            <text:p>-53550.8,</text:p>
          </table:table-cell>
          <table:table-cell table:formula="of:=CONCATENATE([Input.F537];&quot;,&quot;)" office:value-type="string" office:string-value="-3589.23,">
            <text:p>-3589.23,</text:p>
          </table:table-cell>
          <table:table-cell table:formula="of:=CONCATENATE([Input.G537];&quot;,&quot;)" office:value-type="string" office:string-value="0,">
            <text:p>0,</text:p>
          </table:table-cell>
          <table:table-cell table:formula="of:=CONCATENATE(&quot;'&quot;;[Input.H537];&quot;',&quot;)" office:value-type="string" office:string-value="'Nav Beltway 2',">
            <text:p>'Nav Beltway 2',</text:p>
          </table:table-cell>
          <table:table-cell table:formula="of:=CONCATENATE(&quot;'&quot;;[Input.I537];&quot;',&quot;)" office:value-type="string" office:string-value="'Reactive 3;Metal 3;Hydrocarbon 3;Gem 3',">
            <text:p>'Reactive 3;Metal 3;Hydrocarbon 3;Gem 3',</text:p>
          </table:table-cell>
          <table:table-cell table:formula="of:=CONCATENATE(&quot;'&quot;;[Input.J53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38]" office:value-type="string" office:string-value="Odins Belt">
            <text:p>Odins Belt</text:p>
          </table:table-cell>
          <table:table-cell table:formula="of:=CONCATENATE(&quot;['&quot;;[Input.B538];&quot;',&quot;)" office:value-type="string" office:string-value="['Harvest Field',">
            <text:p>['Harvest Field',</text:p>
          </table:table-cell>
          <table:table-cell table:formula="of:=CONCATENATE([Input.C538];&quot;,&quot;)" office:value-type="string" office:string-value="5,">
            <text:p>5,</text:p>
          </table:table-cell>
          <table:table-cell table:formula="of:=CONCATENATE([Input.D538];&quot;,&quot;)" office:value-type="string" office:string-value="20,">
            <text:p>20,</text:p>
          </table:table-cell>
          <table:table-cell table:formula="of:=CONCATENATE([Input.E538];&quot;,&quot;)" office:value-type="string" office:string-value="12672.3,">
            <text:p>12672.3,</text:p>
          </table:table-cell>
          <table:table-cell table:formula="of:=CONCATENATE([Input.F538];&quot;,&quot;)" office:value-type="string" office:string-value="11254.1,">
            <text:p>11254.1,</text:p>
          </table:table-cell>
          <table:table-cell table:formula="of:=CONCATENATE([Input.G538];&quot;,&quot;)" office:value-type="string" office:string-value="0,">
            <text:p>0,</text:p>
          </table:table-cell>
          <table:table-cell table:formula="of:=CONCATENATE(&quot;'&quot;;[Input.H538];&quot;',&quot;)" office:value-type="string" office:string-value="'Nav Beltway 3',">
            <text:p>'Nav Beltway 3',</text:p>
          </table:table-cell>
          <table:table-cell table:formula="of:=CONCATENATE(&quot;'&quot;;[Input.I538];&quot;',&quot;)" office:value-type="string" office:string-value="'Reactive 3;Hydrocarbon 3;Gem 3',">
            <text:p>'Reactive 3;Hydrocarbon 3;Gem 3',</text:p>
          </table:table-cell>
          <table:table-cell table:formula="of:=CONCATENATE(&quot;'&quot;;[Input.J53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39]" office:value-type="string" office:string-value="Odins Belt">
            <text:p>Odins Belt</text:p>
          </table:table-cell>
          <table:table-cell table:formula="of:=CONCATENATE(&quot;['&quot;;[Input.B539];&quot;',&quot;)" office:value-type="string" office:string-value="['Harvest Field 7',">
            <text:p>['Harvest Field 7',</text:p>
          </table:table-cell>
          <table:table-cell table:formula="of:=CONCATENATE([Input.C539];&quot;,&quot;)" office:value-type="string" office:string-value="4,">
            <text:p>4,</text:p>
          </table:table-cell>
          <table:table-cell table:formula="of:=CONCATENATE([Input.D539];&quot;,&quot;)" office:value-type="string" office:string-value="20,">
            <text:p>20,</text:p>
          </table:table-cell>
          <table:table-cell table:formula="of:=CONCATENATE([Input.E539];&quot;,&quot;)" office:value-type="string" office:string-value="-47947,">
            <text:p>-47947,</text:p>
          </table:table-cell>
          <table:table-cell table:formula="of:=CONCATENATE([Input.F539];&quot;,&quot;)" office:value-type="string" office:string-value="-9912.48,">
            <text:p>-9912.48,</text:p>
          </table:table-cell>
          <table:table-cell table:formula="of:=CONCATENATE([Input.G539];&quot;,&quot;)" office:value-type="string" office:string-value="0,">
            <text:p>0,</text:p>
          </table:table-cell>
          <table:table-cell table:formula="of:=CONCATENATE(&quot;'&quot;;[Input.H539];&quot;',&quot;)" office:value-type="string" office:string-value="'Nav Beltway 2',">
            <text:p>'Nav Beltway 2',</text:p>
          </table:table-cell>
          <table:table-cell table:formula="of:=CONCATENATE(&quot;'&quot;;[Input.I539];&quot;',&quot;)" office:value-type="string" office:string-value="'Reactive 3;Metal 3;Gem 3;Hydrocarbon 3',">
            <text:p>'Reactive 3;Metal 3;Gem 3;Hydrocarbon 3',</text:p>
          </table:table-cell>
          <table:table-cell table:formula="of:=CONCATENATE(&quot;'&quot;;[Input.J53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40]" office:value-type="string" office:string-value="Odins Belt">
            <text:p>Odins Belt</text:p>
          </table:table-cell>
          <table:table-cell table:formula="of:=CONCATENATE(&quot;['&quot;;[Input.B540];&quot;',&quot;)" office:value-type="string" office:string-value="['Harvest Field 2',">
            <text:p>['Harvest Field 2',</text:p>
          </table:table-cell>
          <table:table-cell table:formula="of:=CONCATENATE([Input.C540];&quot;,&quot;)" office:value-type="string" office:string-value="3,">
            <text:p>3,</text:p>
          </table:table-cell>
          <table:table-cell table:formula="of:=CONCATENATE([Input.D540];&quot;,&quot;)" office:value-type="string" office:string-value="15,">
            <text:p>15,</text:p>
          </table:table-cell>
          <table:table-cell table:formula="of:=CONCATENATE([Input.E540];&quot;,&quot;)" office:value-type="string" office:string-value="71969.8,">
            <text:p>71969.8,</text:p>
          </table:table-cell>
          <table:table-cell table:formula="of:=CONCATENATE([Input.F540];&quot;,&quot;)" office:value-type="string" office:string-value="34526.1,">
            <text:p>34526.1,</text:p>
          </table:table-cell>
          <table:table-cell table:formula="of:=CONCATENATE([Input.G540];&quot;,&quot;)" office:value-type="string" office:string-value="0,">
            <text:p>0,</text:p>
          </table:table-cell>
          <table:table-cell table:formula="of:=CONCATENATE(&quot;'&quot;;[Input.H540];&quot;',&quot;)" office:value-type="string" office:string-value="'Nav Odin\'s Belt 1',">
            <text:p>'Nav Odin\'s Belt 1',</text:p>
          </table:table-cell>
          <table:table-cell table:formula="of:=CONCATENATE(&quot;'&quot;;[Input.I540];&quot;',&quot;)" office:value-type="string" office:string-value="'Metal 3;Gem 3;Reactive 3',">
            <text:p>'Metal 3;Gem 3;Reactive 3',</text:p>
          </table:table-cell>
          <table:table-cell table:formula="of:=CONCATENATE(&quot;'&quot;;[Input.J54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41]" office:value-type="string" office:string-value="Odins Belt">
            <text:p>Odins Belt</text:p>
          </table:table-cell>
          <table:table-cell table:formula="of:=CONCATENATE(&quot;['&quot;;[Input.B541];&quot;',&quot;)" office:value-type="string" office:string-value="['Harvest Field 4',">
            <text:p>['Harvest Field 4',</text:p>
          </table:table-cell>
          <table:table-cell table:formula="of:=CONCATENATE([Input.C541];&quot;,&quot;)" office:value-type="string" office:string-value="3,">
            <text:p>3,</text:p>
          </table:table-cell>
          <table:table-cell table:formula="of:=CONCATENATE([Input.D541];&quot;,&quot;)" office:value-type="string" office:string-value="15,">
            <text:p>15,</text:p>
          </table:table-cell>
          <table:table-cell table:formula="of:=CONCATENATE([Input.E541];&quot;,&quot;)" office:value-type="string" office:string-value="17216.1,">
            <text:p>17216.1,</text:p>
          </table:table-cell>
          <table:table-cell table:formula="of:=CONCATENATE([Input.F541];&quot;,&quot;)" office:value-type="string" office:string-value="-52477.4,">
            <text:p>-52477.4,</text:p>
          </table:table-cell>
          <table:table-cell table:formula="of:=CONCATENATE([Input.G541];&quot;,&quot;)" office:value-type="string" office:string-value="0,">
            <text:p>0,</text:p>
          </table:table-cell>
          <table:table-cell table:formula="of:=CONCATENATE(&quot;'&quot;;[Input.H541];&quot;',&quot;)" office:value-type="string" office:string-value="'Nav Odin\'s Belt 3',">
            <text:p>'Nav Odin\'s Belt 3',</text:p>
          </table:table-cell>
          <table:table-cell table:formula="of:=CONCATENATE(&quot;'&quot;;[Input.I541];&quot;',&quot;)" office:value-type="string" office:string-value="'Metal 3;Gem 3;Reactive 3',">
            <text:p>'Metal 3;Gem 3;Reactive 3',</text:p>
          </table:table-cell>
          <table:table-cell table:formula="of:=CONCATENATE(&quot;'&quot;;[Input.J54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42]" office:value-type="string" office:string-value="Odins Belt">
            <text:p>Odins Belt</text:p>
          </table:table-cell>
          <table:table-cell table:formula="of:=CONCATENATE(&quot;['&quot;;[Input.B542];&quot;',&quot;)" office:value-type="string" office:string-value="['Harvest Field 5',">
            <text:p>['Harvest Field 5',</text:p>
          </table:table-cell>
          <table:table-cell table:formula="of:=CONCATENATE([Input.C542];&quot;,&quot;)" office:value-type="string" office:string-value="3,">
            <text:p>3,</text:p>
          </table:table-cell>
          <table:table-cell table:formula="of:=CONCATENATE([Input.D542];&quot;,&quot;)" office:value-type="string" office:string-value="20,">
            <text:p>20,</text:p>
          </table:table-cell>
          <table:table-cell table:formula="of:=CONCATENATE([Input.E542];&quot;,&quot;)" office:value-type="string" office:string-value="-14592.1,">
            <text:p>-14592.1,</text:p>
          </table:table-cell>
          <table:table-cell table:formula="of:=CONCATENATE([Input.F542];&quot;,&quot;)" office:value-type="string" office:string-value="55920.3,">
            <text:p>55920.3,</text:p>
          </table:table-cell>
          <table:table-cell table:formula="of:=CONCATENATE([Input.G542];&quot;,&quot;)" office:value-type="string" office:string-value="0,">
            <text:p>0,</text:p>
          </table:table-cell>
          <table:table-cell table:formula="of:=CONCATENATE(&quot;'&quot;;[Input.H542];&quot;',&quot;)" office:value-type="string" office:string-value="'Nav Beltway 3',">
            <text:p>'Nav Beltway 3',</text:p>
          </table:table-cell>
          <table:table-cell table:formula="of:=CONCATENATE(&quot;'&quot;;[Input.I542];&quot;',&quot;)" office:value-type="string" office:string-value="'Metal 3;Gem 3;Reactive 3;Hydrocarbon 3',">
            <text:p>'Metal 3;Gem 3;Reactive 3;Hydrocarbon 3',</text:p>
          </table:table-cell>
          <table:table-cell table:formula="of:=CONCATENATE(&quot;'&quot;;[Input.J54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43]" office:value-type="string" office:string-value="Odins Belt">
            <text:p>Odins Belt</text:p>
          </table:table-cell>
          <table:table-cell table:formula="of:=CONCATENATE(&quot;['&quot;;[Input.B543];&quot;',&quot;)" office:value-type="string" office:string-value="['Harvest Field 1',">
            <text:p>['Harvest Field 1',</text:p>
          </table:table-cell>
          <table:table-cell table:formula="of:=CONCATENATE([Input.C543];&quot;,&quot;)" office:value-type="string" office:string-value="2,">
            <text:p>2,</text:p>
          </table:table-cell>
          <table:table-cell table:formula="of:=CONCATENATE([Input.D543];&quot;,&quot;)" office:value-type="string" office:string-value="20,">
            <text:p>20,</text:p>
          </table:table-cell>
          <table:table-cell table:formula="of:=CONCATENATE([Input.E543];&quot;,&quot;)" office:value-type="string" office:string-value="72510.6,">
            <text:p>72510.6,</text:p>
          </table:table-cell>
          <table:table-cell table:formula="of:=CONCATENATE([Input.F543];&quot;,&quot;)" office:value-type="string" office:string-value="40042.4,">
            <text:p>40042.4,</text:p>
          </table:table-cell>
          <table:table-cell table:formula="of:=CONCATENATE([Input.G543];&quot;,&quot;)" office:value-type="string" office:string-value="0,">
            <text:p>0,</text:p>
          </table:table-cell>
          <table:table-cell table:formula="of:=CONCATENATE(&quot;'&quot;;[Input.H543];&quot;',&quot;)" office:value-type="string" office:string-value="'Nav Odin\'s Belt 1',">
            <text:p>'Nav Odin\'s Belt 1',</text:p>
          </table:table-cell>
          <table:table-cell table:formula="of:=CONCATENATE(&quot;'&quot;;[Input.I543];&quot;',&quot;)" office:value-type="string" office:string-value="'Reactive 3;Metal 3;Gas Pocket 1',">
            <text:p>'Reactive 3;Metal 3;Gas Pocket 1',</text:p>
          </table:table-cell>
          <table:table-cell table:formula="of:=CONCATENATE(&quot;'&quot;;[Input.J54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44]" office:value-type="string" office:string-value="Odins Belt">
            <text:p>Odins Belt</text:p>
          </table:table-cell>
          <table:table-cell table:formula="of:=CONCATENATE(&quot;['&quot;;[Input.B544];&quot;',&quot;)" office:value-type="string" office:string-value="['Harvest Field 3',">
            <text:p>['Harvest Field 3',</text:p>
          </table:table-cell>
          <table:table-cell table:formula="of:=CONCATENATE([Input.C544];&quot;,&quot;)" office:value-type="string" office:string-value="2,">
            <text:p>2,</text:p>
          </table:table-cell>
          <table:table-cell table:formula="of:=CONCATENATE([Input.D544];&quot;,&quot;)" office:value-type="string" office:string-value="20,">
            <text:p>20,</text:p>
          </table:table-cell>
          <table:table-cell table:formula="of:=CONCATENATE([Input.E544];&quot;,&quot;)" office:value-type="string" office:string-value="12576.9,">
            <text:p>12576.9,</text:p>
          </table:table-cell>
          <table:table-cell table:formula="of:=CONCATENATE([Input.F544];&quot;,&quot;)" office:value-type="string" office:string-value="-52408.2,">
            <text:p>-52408.2,</text:p>
          </table:table-cell>
          <table:table-cell table:formula="of:=CONCATENATE([Input.G544];&quot;,&quot;)" office:value-type="string" office:string-value="0,">
            <text:p>0,</text:p>
          </table:table-cell>
          <table:table-cell table:formula="of:=CONCATENATE(&quot;'&quot;;[Input.H544];&quot;',&quot;)" office:value-type="string" office:string-value="'Nav Odin\'s Belt 3',">
            <text:p>'Nav Odin\'s Belt 3',</text:p>
          </table:table-cell>
          <table:table-cell table:formula="of:=CONCATENATE(&quot;'&quot;;[Input.I544];&quot;',&quot;)" office:value-type="string" office:string-value="'Metal 3;Reactive 3;Gas Pocket 1',">
            <text:p>'Metal 3;Reactive 3;Gas Pocket 1',</text:p>
          </table:table-cell>
          <table:table-cell table:formula="of:=CONCATENATE(&quot;'&quot;;[Input.J54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45]" office:value-type="string" office:string-value="Paramis">
            <text:p>Paramis</text:p>
          </table:table-cell>
          <table:table-cell table:formula="of:=CONCATENATE(&quot;['&quot;;[Input.B545];&quot;',&quot;)" office:value-type="string" office:string-value="['HF 1',">
            <text:p>['HF 1',</text:p>
          </table:table-cell>
          <table:table-cell table:formula="of:=CONCATENATE([Input.C545];&quot;,&quot;)" office:value-type="string" office:string-value="9,">
            <text:p>9,</text:p>
          </table:table-cell>
          <table:table-cell table:formula="of:=CONCATENATE([Input.D545];&quot;,&quot;)" office:value-type="string" office:string-value="30,">
            <text:p>30,</text:p>
          </table:table-cell>
          <table:table-cell table:formula="of:=CONCATENATE([Input.E545];&quot;,&quot;)" office:value-type="string" office:string-value="83370.2,">
            <text:p>83370.2,</text:p>
          </table:table-cell>
          <table:table-cell table:formula="of:=CONCATENATE([Input.F545];&quot;,&quot;)" office:value-type="string" office:string-value="30449.5,">
            <text:p>30449.5,</text:p>
          </table:table-cell>
          <table:table-cell table:formula="of:=CONCATENATE([Input.G545];&quot;,&quot;)" office:value-type="string" office:string-value="0,">
            <text:p>0,</text:p>
          </table:table-cell>
          <table:table-cell table:formula="of:=CONCATENATE(&quot;'&quot;;[Input.H545];&quot;',&quot;)" office:value-type="string" office:string-value="'Path of Black Dragon Uhr',">
            <text:p>'Path of Black Dragon Uhr',</text:p>
          </table:table-cell>
          <table:table-cell table:formula="of:=CONCATENATE(&quot;'&quot;;[Input.I545];&quot;',&quot;)" office:value-type="string" office:string-value="'Gas Pocket 1',">
            <text:p>'Gas Pocket 1',</text:p>
          </table:table-cell>
          <table:table-cell table:formula="of:=CONCATENATE(&quot;'&quot;;[Input.J54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46]" office:value-type="string" office:string-value="Paramis">
            <text:p>Paramis</text:p>
          </table:table-cell>
          <table:table-cell table:formula="of:=CONCATENATE(&quot;['&quot;;[Input.B546];&quot;',&quot;)" office:value-type="string" office:string-value="['HF 3',">
            <text:p>['HF 3',</text:p>
          </table:table-cell>
          <table:table-cell table:formula="of:=CONCATENATE([Input.C546];&quot;,&quot;)" office:value-type="string" office:string-value="9,">
            <text:p>9,</text:p>
          </table:table-cell>
          <table:table-cell table:formula="of:=CONCATENATE([Input.D546];&quot;,&quot;)" office:value-type="string" office:string-value="30,">
            <text:p>30,</text:p>
          </table:table-cell>
          <table:table-cell table:formula="of:=CONCATENATE([Input.E546];&quot;,&quot;)" office:value-type="string" office:string-value="-26129.2,">
            <text:p>-26129.2,</text:p>
          </table:table-cell>
          <table:table-cell table:formula="of:=CONCATENATE([Input.F546];&quot;,&quot;)" office:value-type="string" office:string-value="70145.3,">
            <text:p>70145.3,</text:p>
          </table:table-cell>
          <table:table-cell table:formula="of:=CONCATENATE([Input.G546];&quot;,&quot;)" office:value-type="string" office:string-value="0,">
            <text:p>0,</text:p>
          </table:table-cell>
          <table:table-cell table:formula="of:=CONCATENATE(&quot;'&quot;;[Input.H546];&quot;',&quot;)" office:value-type="string" office:string-value="'Teach\'s Hole',">
            <text:p>'Teach\'s Hole',</text:p>
          </table:table-cell>
          <table:table-cell table:formula="of:=CONCATENATE(&quot;'&quot;;[Input.I546];&quot;',&quot;)" office:value-type="string" office:string-value="'Gas Pocket 1',">
            <text:p>'Gas Pocket 1',</text:p>
          </table:table-cell>
          <table:table-cell table:formula="of:=CONCATENATE(&quot;'&quot;;[Input.J54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47]" office:value-type="string" office:string-value="Paramis">
            <text:p>Paramis</text:p>
          </table:table-cell>
          <table:table-cell table:formula="of:=CONCATENATE(&quot;['&quot;;[Input.B547];&quot;',&quot;)" office:value-type="string" office:string-value="['HF 5',">
            <text:p>['HF 5',</text:p>
          </table:table-cell>
          <table:table-cell table:formula="of:=CONCATENATE([Input.C547];&quot;,&quot;)" office:value-type="string" office:string-value="9,">
            <text:p>9,</text:p>
          </table:table-cell>
          <table:table-cell table:formula="of:=CONCATENATE([Input.D547];&quot;,&quot;)" office:value-type="string" office:string-value="30,">
            <text:p>30,</text:p>
          </table:table-cell>
          <table:table-cell table:formula="of:=CONCATENATE([Input.E547];&quot;,&quot;)" office:value-type="string" office:string-value="-88588.7,">
            <text:p>-88588.7,</text:p>
          </table:table-cell>
          <table:table-cell table:formula="of:=CONCATENATE([Input.F547];&quot;,&quot;)" office:value-type="string" office:string-value="-46456.1,">
            <text:p>-46456.1,</text:p>
          </table:table-cell>
          <table:table-cell table:formula="of:=CONCATENATE([Input.G547];&quot;,&quot;)" office:value-type="string" office:string-value="0,">
            <text:p>0,</text:p>
          </table:table-cell>
          <table:table-cell table:formula="of:=CONCATENATE(&quot;'&quot;;[Input.H547];&quot;',&quot;)" office:value-type="string" office:string-value="'Path of Fear Lyo',">
            <text:p>'Path of Fear Lyo',</text:p>
          </table:table-cell>
          <table:table-cell table:formula="of:=CONCATENATE(&quot;'&quot;;[Input.I547];&quot;',&quot;)" office:value-type="string" office:string-value="'Gas Pocket 1',">
            <text:p>'Gas Pocket 1',</text:p>
          </table:table-cell>
          <table:table-cell table:formula="of:=CONCATENATE(&quot;'&quot;;[Input.J54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48]" office:value-type="string" office:string-value="Paramis">
            <text:p>Paramis</text:p>
          </table:table-cell>
          <table:table-cell table:formula="of:=CONCATENATE(&quot;['&quot;;[Input.B548];&quot;',&quot;)" office:value-type="string" office:string-value="['HF 7',">
            <text:p>['HF 7',</text:p>
          </table:table-cell>
          <table:table-cell table:formula="of:=CONCATENATE([Input.C548];&quot;,&quot;)" office:value-type="string" office:string-value="9,">
            <text:p>9,</text:p>
          </table:table-cell>
          <table:table-cell table:formula="of:=CONCATENATE([Input.D548];&quot;,&quot;)" office:value-type="string" office:string-value="30,">
            <text:p>30,</text:p>
          </table:table-cell>
          <table:table-cell table:formula="of:=CONCATENATE([Input.E548];&quot;,&quot;)" office:value-type="string" office:string-value="-188165,">
            <text:p>-188165,</text:p>
          </table:table-cell>
          <table:table-cell table:formula="of:=CONCATENATE([Input.F548];&quot;,&quot;)" office:value-type="string" office:string-value="61431.8,">
            <text:p>61431.8,</text:p>
          </table:table-cell>
          <table:table-cell table:formula="of:=CONCATENATE([Input.G548];&quot;,&quot;)" office:value-type="string" office:string-value="0,">
            <text:p>0,</text:p>
          </table:table-cell>
          <table:table-cell table:formula="of:=CONCATENATE(&quot;'&quot;;[Input.H548];&quot;',&quot;)" office:value-type="string" office:string-value="'Path of Fear Uhr',">
            <text:p>'Path of Fear Uhr',</text:p>
          </table:table-cell>
          <table:table-cell table:formula="of:=CONCATENATE(&quot;'&quot;;[Input.I548];&quot;',&quot;)" office:value-type="string" office:string-value="'Gas Pocket 1',">
            <text:p>'Gas Pocket 1',</text:p>
          </table:table-cell>
          <table:table-cell table:formula="of:=CONCATENATE(&quot;'&quot;;[Input.J54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49]" office:value-type="string" office:string-value="Paramis">
            <text:p>Paramis</text:p>
          </table:table-cell>
          <table:table-cell table:formula="of:=CONCATENATE(&quot;['&quot;;[Input.B549];&quot;',&quot;)" office:value-type="string" office:string-value="['HF 2',">
            <text:p>['HF 2',</text:p>
          </table:table-cell>
          <table:table-cell table:formula="of:=CONCATENATE([Input.C549];&quot;,&quot;)" office:value-type="string" office:string-value="8,">
            <text:p>8,</text:p>
          </table:table-cell>
          <table:table-cell table:formula="of:=CONCATENATE([Input.D549];&quot;,&quot;)" office:value-type="string" office:string-value="30,">
            <text:p>30,</text:p>
          </table:table-cell>
          <table:table-cell table:formula="of:=CONCATENATE([Input.E549];&quot;,&quot;)" office:value-type="string" office:string-value="84254.9,">
            <text:p>84254.9,</text:p>
          </table:table-cell>
          <table:table-cell table:formula="of:=CONCATENATE([Input.F549];&quot;,&quot;)" office:value-type="string" office:string-value="31711.9,">
            <text:p>31711.9,</text:p>
          </table:table-cell>
          <table:table-cell table:formula="of:=CONCATENATE([Input.G549];&quot;,&quot;)" office:value-type="string" office:string-value="0,">
            <text:p>0,</text:p>
          </table:table-cell>
          <table:table-cell table:formula="of:=CONCATENATE(&quot;'&quot;;[Input.H549];&quot;',&quot;)" office:value-type="string" office:string-value="'Path of Black Dragon Uhr',">
            <text:p>'Path of Black Dragon Uhr',</text:p>
          </table:table-cell>
          <table:table-cell table:formula="of:=CONCATENATE(&quot;'&quot;;[Input.I549];&quot;',&quot;)" office:value-type="string" office:string-value="'Gas Pocket 1',">
            <text:p>'Gas Pocket 1',</text:p>
          </table:table-cell>
          <table:table-cell table:formula="of:=CONCATENATE(&quot;'&quot;;[Input.J54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50]" office:value-type="string" office:string-value="Paramis">
            <text:p>Paramis</text:p>
          </table:table-cell>
          <table:table-cell table:formula="of:=CONCATENATE(&quot;['&quot;;[Input.B550];&quot;',&quot;)" office:value-type="string" office:string-value="['HF 4',">
            <text:p>['HF 4',</text:p>
          </table:table-cell>
          <table:table-cell table:formula="of:=CONCATENATE([Input.C550];&quot;,&quot;)" office:value-type="string" office:string-value="8,">
            <text:p>8,</text:p>
          </table:table-cell>
          <table:table-cell table:formula="of:=CONCATENATE([Input.D550];&quot;,&quot;)" office:value-type="string" office:string-value="30,">
            <text:p>30,</text:p>
          </table:table-cell>
          <table:table-cell table:formula="of:=CONCATENATE([Input.E550];&quot;,&quot;)" office:value-type="string" office:string-value="-26129.1,">
            <text:p>-26129.1,</text:p>
          </table:table-cell>
          <table:table-cell table:formula="of:=CONCATENATE([Input.F550];&quot;,&quot;)" office:value-type="string" office:string-value="70145.2,">
            <text:p>70145.2,</text:p>
          </table:table-cell>
          <table:table-cell table:formula="of:=CONCATENATE([Input.G550];&quot;,&quot;)" office:value-type="string" office:string-value="0,">
            <text:p>0,</text:p>
          </table:table-cell>
          <table:table-cell table:formula="of:=CONCATENATE(&quot;'&quot;;[Input.H550];&quot;',&quot;)" office:value-type="string" office:string-value="'Teach\'s Hole',">
            <text:p>'Teach\'s Hole',</text:p>
          </table:table-cell>
          <table:table-cell table:formula="of:=CONCATENATE(&quot;'&quot;;[Input.I550];&quot;',&quot;)" office:value-type="string" office:string-value="'Gas Pocket 1',">
            <text:p>'Gas Pocket 1',</text:p>
          </table:table-cell>
          <table:table-cell table:formula="of:=CONCATENATE(&quot;'&quot;;[Input.J55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51]" office:value-type="string" office:string-value="Paramis">
            <text:p>Paramis</text:p>
          </table:table-cell>
          <table:table-cell table:formula="of:=CONCATENATE(&quot;['&quot;;[Input.B551];&quot;',&quot;)" office:value-type="string" office:string-value="['HF 6',">
            <text:p>['HF 6',</text:p>
          </table:table-cell>
          <table:table-cell table:formula="of:=CONCATENATE([Input.C551];&quot;,&quot;)" office:value-type="string" office:string-value="8,">
            <text:p>8,</text:p>
          </table:table-cell>
          <table:table-cell table:formula="of:=CONCATENATE([Input.D551];&quot;,&quot;)" office:value-type="string" office:string-value="30,">
            <text:p>30,</text:p>
          </table:table-cell>
          <table:table-cell table:formula="of:=CONCATENATE([Input.E551];&quot;,&quot;)" office:value-type="string" office:string-value="-88186.1,">
            <text:p>-88186.1,</text:p>
          </table:table-cell>
          <table:table-cell table:formula="of:=CONCATENATE([Input.F551];&quot;,&quot;)" office:value-type="string" office:string-value="-47277.5,">
            <text:p>-47277.5,</text:p>
          </table:table-cell>
          <table:table-cell table:formula="of:=CONCATENATE([Input.G551];&quot;,&quot;)" office:value-type="string" office:string-value="0,">
            <text:p>0,</text:p>
          </table:table-cell>
          <table:table-cell table:formula="of:=CONCATENATE(&quot;'&quot;;[Input.H551];&quot;',&quot;)" office:value-type="string" office:string-value="'Path of Fear Lyo',">
            <text:p>'Path of Fear Lyo',</text:p>
          </table:table-cell>
          <table:table-cell table:formula="of:=CONCATENATE(&quot;'&quot;;[Input.I551];&quot;',&quot;)" office:value-type="string" office:string-value="'Gas Pocket 1',">
            <text:p>'Gas Pocket 1',</text:p>
          </table:table-cell>
          <table:table-cell table:formula="of:=CONCATENATE(&quot;'&quot;;[Input.J55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52]" office:value-type="string" office:string-value="Paramis">
            <text:p>Paramis</text:p>
          </table:table-cell>
          <table:table-cell table:formula="of:=CONCATENATE(&quot;['&quot;;[Input.B552];&quot;',&quot;)" office:value-type="string" office:string-value="['HF 8',">
            <text:p>['HF 8',</text:p>
          </table:table-cell>
          <table:table-cell table:formula="of:=CONCATENATE([Input.C552];&quot;,&quot;)" office:value-type="string" office:string-value="8,">
            <text:p>8,</text:p>
          </table:table-cell>
          <table:table-cell table:formula="of:=CONCATENATE([Input.D552];&quot;,&quot;)" office:value-type="string" office:string-value="30,">
            <text:p>30,</text:p>
          </table:table-cell>
          <table:table-cell table:formula="of:=CONCATENATE([Input.E552];&quot;,&quot;)" office:value-type="string" office:string-value="-187788,">
            <text:p>-187788,</text:p>
          </table:table-cell>
          <table:table-cell table:formula="of:=CONCATENATE([Input.F552];&quot;,&quot;)" office:value-type="string" office:string-value="60571.6,">
            <text:p>60571.6,</text:p>
          </table:table-cell>
          <table:table-cell table:formula="of:=CONCATENATE([Input.G552];&quot;,&quot;)" office:value-type="string" office:string-value="0,">
            <text:p>0,</text:p>
          </table:table-cell>
          <table:table-cell table:formula="of:=CONCATENATE(&quot;'&quot;;[Input.H552];&quot;',&quot;)" office:value-type="string" office:string-value="'Path of Fear Uhr',">
            <text:p>'Path of Fear Uhr',</text:p>
          </table:table-cell>
          <table:table-cell table:formula="of:=CONCATENATE(&quot;'&quot;;[Input.I552];&quot;',&quot;)" office:value-type="string" office:string-value="'Gas Pocket 1',">
            <text:p>'Gas Pocket 1',</text:p>
          </table:table-cell>
          <table:table-cell table:formula="of:=CONCATENATE(&quot;'&quot;;[Input.J55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53]" office:value-type="string" office:string-value="Pluto and Charon">
            <text:p>Pluto and Charon</text:p>
          </table:table-cell>
          <table:table-cell table:formula="of:=CONCATENATE(&quot;['&quot;;[Input.B553];&quot;',&quot;)" office:value-type="string" office:string-value="['L7gas1',">
            <text:p>['L7gas1',</text:p>
          </table:table-cell>
          <table:table-cell table:formula="of:=CONCATENATE([Input.C553];&quot;,&quot;)" office:value-type="string" office:string-value="7,">
            <text:p>7,</text:p>
          </table:table-cell>
          <table:table-cell table:formula="of:=CONCATENATE([Input.D553];&quot;,&quot;)" office:value-type="string" office:string-value="33,">
            <text:p>33,</text:p>
          </table:table-cell>
          <table:table-cell table:formula="of:=CONCATENATE([Input.E553];&quot;,&quot;)" office:value-type="string" office:string-value="92189.9,">
            <text:p>92189.9,</text:p>
          </table:table-cell>
          <table:table-cell table:formula="of:=CONCATENATE([Input.F553];&quot;,&quot;)" office:value-type="string" office:string-value="29972.7,">
            <text:p>29972.7,</text:p>
          </table:table-cell>
          <table:table-cell table:formula="of:=CONCATENATE([Input.G553];&quot;,&quot;)" office:value-type="string" office:string-value="0,">
            <text:p>0,</text:p>
          </table:table-cell>
          <table:table-cell table:formula="of:=CONCATENATE(&quot;'&quot;;[Input.H553];&quot;',&quot;)" office:value-type="string" office:string-value="'Charon Course 4',">
            <text:p>'Charon Course 4',</text:p>
          </table:table-cell>
          <table:table-cell table:formula="of:=CONCATENATE(&quot;'&quot;;[Input.I553];&quot;',&quot;)" office:value-type="string" office:string-value="'Gas Pocket 1',">
            <text:p>'Gas Pocket 1',</text:p>
          </table:table-cell>
          <table:table-cell table:formula="of:=CONCATENATE(&quot;'&quot;;[Input.J55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54]" office:value-type="string" office:string-value="Pluto and Charon">
            <text:p>Pluto and Charon</text:p>
          </table:table-cell>
          <table:table-cell table:formula="of:=CONCATENATE(&quot;['&quot;;[Input.B554];&quot;',&quot;)" office:value-type="string" office:string-value="['L7gas2',">
            <text:p>['L7gas2',</text:p>
          </table:table-cell>
          <table:table-cell table:formula="of:=CONCATENATE([Input.C554];&quot;,&quot;)" office:value-type="string" office:string-value="7,">
            <text:p>7,</text:p>
          </table:table-cell>
          <table:table-cell table:formula="of:=CONCATENATE([Input.D554];&quot;,&quot;)" office:value-type="string" office:string-value="35,">
            <text:p>35,</text:p>
          </table:table-cell>
          <table:table-cell table:formula="of:=CONCATENATE([Input.E554];&quot;,&quot;)" office:value-type="string" office:string-value="5333.37,">
            <text:p>5333.37,</text:p>
          </table:table-cell>
          <table:table-cell table:formula="of:=CONCATENATE([Input.F554];&quot;,&quot;)" office:value-type="string" office:string-value="74666.5,">
            <text:p>74666.5,</text:p>
          </table:table-cell>
          <table:table-cell table:formula="of:=CONCATENATE([Input.G554];&quot;,&quot;)" office:value-type="string" office:string-value="0,">
            <text:p>0,</text:p>
          </table:table-cell>
          <table:table-cell table:formula="of:=CONCATENATE(&quot;'&quot;;[Input.H554];&quot;',&quot;)" office:value-type="string" office:string-value="'Pluto Path 5',">
            <text:p>'Pluto Path 5',</text:p>
          </table:table-cell>
          <table:table-cell table:formula="of:=CONCATENATE(&quot;'&quot;;[Input.I554];&quot;',&quot;)" office:value-type="string" office:string-value="'Gas Pocket 1',">
            <text:p>'Gas Pocket 1',</text:p>
          </table:table-cell>
          <table:table-cell table:formula="of:=CONCATENATE(&quot;'&quot;;[Input.J55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55]" office:value-type="string" office:string-value="Pluto and Charon">
            <text:p>Pluto and Charon</text:p>
          </table:table-cell>
          <table:table-cell table:formula="of:=CONCATENATE(&quot;['&quot;;[Input.B555];&quot;',&quot;)" office:value-type="string" office:string-value="['L7roid1',">
            <text:p>['L7roid1',</text:p>
          </table:table-cell>
          <table:table-cell table:formula="of:=CONCATENATE([Input.C555];&quot;,&quot;)" office:value-type="string" office:string-value="7,">
            <text:p>7,</text:p>
          </table:table-cell>
          <table:table-cell table:formula="of:=CONCATENATE([Input.D555];&quot;,&quot;)" office:value-type="string" office:string-value="25,">
            <text:p>25,</text:p>
          </table:table-cell>
          <table:table-cell table:formula="of:=CONCATENATE([Input.E555];&quot;,&quot;)" office:value-type="string" office:string-value="1322.95,">
            <text:p>1322.95,</text:p>
          </table:table-cell>
          <table:table-cell table:formula="of:=CONCATENATE([Input.F555];&quot;,&quot;)" office:value-type="string" office:string-value="-77197.3,">
            <text:p>-77197.3,</text:p>
          </table:table-cell>
          <table:table-cell table:formula="of:=CONCATENATE([Input.G555];&quot;,&quot;)" office:value-type="string" office:string-value="0,">
            <text:p>0,</text:p>
          </table:table-cell>
          <table:table-cell table:formula="of:=CONCATENATE(&quot;'&quot;;[Input.H555];&quot;',&quot;)" office:value-type="string" office:string-value="'Charon Course 6',">
            <text:p>'Charon Course 6',</text:p>
          </table:table-cell>
          <table:table-cell table:formula="of:=CONCATENATE(&quot;'&quot;;[Input.I555];&quot;',&quot;)" office:value-type="string" office:string-value="'Metal 1',">
            <text:p>'Metal 1',</text:p>
          </table:table-cell>
          <table:table-cell table:formula="of:=CONCATENATE(&quot;'&quot;;[Input.J55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56]" office:value-type="string" office:string-value="Pluto and Charon">
            <text:p>Pluto and Charon</text:p>
          </table:table-cell>
          <table:table-cell table:formula="of:=CONCATENATE(&quot;['&quot;;[Input.B556];&quot;',&quot;)" office:value-type="string" office:string-value="['L7glowingroid',">
            <text:p>['L7glowingroid',</text:p>
          </table:table-cell>
          <table:table-cell table:formula="of:=CONCATENATE([Input.C556];&quot;,&quot;)" office:value-type="string" office:string-value="7,">
            <text:p>7,</text:p>
          </table:table-cell>
          <table:table-cell table:formula="of:=CONCATENATE([Input.D556];&quot;,&quot;)" office:value-type="string" office:string-value="30,">
            <text:p>30,</text:p>
          </table:table-cell>
          <table:table-cell table:formula="of:=CONCATENATE([Input.E556];&quot;,&quot;)" office:value-type="string" office:string-value="15200.1,">
            <text:p>15200.1,</text:p>
          </table:table-cell>
          <table:table-cell table:formula="of:=CONCATENATE([Input.F556];&quot;,&quot;)" office:value-type="string" office:string-value="-13600,">
            <text:p>-13600,</text:p>
          </table:table-cell>
          <table:table-cell table:formula="of:=CONCATENATE([Input.G556];&quot;,&quot;)" office:value-type="string" office:string-value="0,">
            <text:p>0,</text:p>
          </table:table-cell>
          <table:table-cell table:formula="of:=CONCATENATE(&quot;'&quot;;[Input.H556];&quot;',&quot;)" office:value-type="string" office:string-value="'Charon Course 6',">
            <text:p>'Charon Course 6',</text:p>
          </table:table-cell>
          <table:table-cell table:formula="of:=CONCATENATE(&quot;'&quot;;[Input.I556];&quot;',&quot;)" office:value-type="string" office:string-value="'Reactive 3',">
            <text:p>'Reactive 3',</text:p>
          </table:table-cell>
          <table:table-cell table:formula="of:=CONCATENATE(&quot;'&quot;;[Input.J55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57]" office:value-type="string" office:string-value="Pluto and Charon">
            <text:p>Pluto and Charon</text:p>
          </table:table-cell>
          <table:table-cell table:formula="of:=CONCATENATE(&quot;['&quot;;[Input.B557];&quot;',&quot;)" office:value-type="string" office:string-value="['L6roid1',">
            <text:p>['L6roid1',</text:p>
          </table:table-cell>
          <table:table-cell table:formula="of:=CONCATENATE([Input.C557];&quot;,&quot;)" office:value-type="string" office:string-value="6,">
            <text:p>6,</text:p>
          </table:table-cell>
          <table:table-cell table:formula="of:=CONCATENATE([Input.D557];&quot;,&quot;)" office:value-type="string" office:string-value="40,">
            <text:p>40,</text:p>
          </table:table-cell>
          <table:table-cell table:formula="of:=CONCATENATE([Input.E557];&quot;,&quot;)" office:value-type="string" office:string-value="-5156.97,">
            <text:p>-5156.97,</text:p>
          </table:table-cell>
          <table:table-cell table:formula="of:=CONCATENATE([Input.F557];&quot;,&quot;)" office:value-type="string" office:string-value="72919.9,">
            <text:p>72919.9,</text:p>
          </table:table-cell>
          <table:table-cell table:formula="of:=CONCATENATE([Input.G557];&quot;,&quot;)" office:value-type="string" office:string-value="0,">
            <text:p>0,</text:p>
          </table:table-cell>
          <table:table-cell table:formula="of:=CONCATENATE(&quot;'&quot;;[Input.H557];&quot;',&quot;)" office:value-type="string" office:string-value="'Pluto Path 5',">
            <text:p>'Pluto Path 5',</text:p>
          </table:table-cell>
          <table:table-cell table:formula="of:=CONCATENATE(&quot;'&quot;;[Input.I557];&quot;',&quot;)" office:value-type="string" office:string-value="'Metal 1',">
            <text:p>'Metal 1',</text:p>
          </table:table-cell>
          <table:table-cell table:formula="of:=CONCATENATE(&quot;'&quot;;[Input.J55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58]" office:value-type="string" office:string-value="Pluto and Charon">
            <text:p>Pluto and Charon</text:p>
          </table:table-cell>
          <table:table-cell table:formula="of:=CONCATENATE(&quot;['&quot;;[Input.B558];&quot;',&quot;)" office:value-type="string" office:string-value="['L6glowingroid1',">
            <text:p>['L6glowingroid1',</text:p>
          </table:table-cell>
          <table:table-cell table:formula="of:=CONCATENATE([Input.C558];&quot;,&quot;)" office:value-type="string" office:string-value="6,">
            <text:p>6,</text:p>
          </table:table-cell>
          <table:table-cell table:formula="of:=CONCATENATE([Input.D558];&quot;,&quot;)" office:value-type="string" office:string-value="40,">
            <text:p>40,</text:p>
          </table:table-cell>
          <table:table-cell table:formula="of:=CONCATENATE([Input.E558];&quot;,&quot;)" office:value-type="string" office:string-value="-6302.42,">
            <text:p>-6302.42,</text:p>
          </table:table-cell>
          <table:table-cell table:formula="of:=CONCATENATE([Input.F558];&quot;,&quot;)" office:value-type="string" office:string-value="-75963.6,">
            <text:p>-75963.6,</text:p>
          </table:table-cell>
          <table:table-cell table:formula="of:=CONCATENATE([Input.G558];&quot;,&quot;)" office:value-type="string" office:string-value="0,">
            <text:p>0,</text:p>
          </table:table-cell>
          <table:table-cell table:formula="of:=CONCATENATE(&quot;'&quot;;[Input.H558];&quot;',&quot;)" office:value-type="string" office:string-value="'Charon Course 6',">
            <text:p>'Charon Course 6',</text:p>
          </table:table-cell>
          <table:table-cell table:formula="of:=CONCATENATE(&quot;'&quot;;[Input.I558];&quot;',&quot;)" office:value-type="string" office:string-value="'Reactive 1',">
            <text:p>'Reactive 1',</text:p>
          </table:table-cell>
          <table:table-cell table:formula="of:=CONCATENATE(&quot;'&quot;;[Input.J55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59]" office:value-type="string" office:string-value="Pluto and Charon">
            <text:p>Pluto and Charon</text:p>
          </table:table-cell>
          <table:table-cell table:formula="of:=CONCATENATE(&quot;['&quot;;[Input.B559];&quot;',&quot;)" office:value-type="string" office:string-value="['L6hydro1',">
            <text:p>['L6hydro1',</text:p>
          </table:table-cell>
          <table:table-cell table:formula="of:=CONCATENATE([Input.C559];&quot;,&quot;)" office:value-type="string" office:string-value="6,">
            <text:p>6,</text:p>
          </table:table-cell>
          <table:table-cell table:formula="of:=CONCATENATE([Input.D559];&quot;,&quot;)" office:value-type="string" office:string-value="33,">
            <text:p>33,</text:p>
          </table:table-cell>
          <table:table-cell table:formula="of:=CONCATENATE([Input.E559];&quot;,&quot;)" office:value-type="string" office:string-value="-50967.3,">
            <text:p>-50967.3,</text:p>
          </table:table-cell>
          <table:table-cell table:formula="of:=CONCATENATE([Input.F559];&quot;,&quot;)" office:value-type="string" office:string-value="-37597.5,">
            <text:p>-37597.5,</text:p>
          </table:table-cell>
          <table:table-cell table:formula="of:=CONCATENATE([Input.G559];&quot;,&quot;)" office:value-type="string" office:string-value="0,">
            <text:p>0,</text:p>
          </table:table-cell>
          <table:table-cell table:formula="of:=CONCATENATE(&quot;'&quot;;[Input.H559];&quot;',&quot;)" office:value-type="string" office:string-value="'Pluto Path 5',">
            <text:p>'Pluto Path 5',</text:p>
          </table:table-cell>
          <table:table-cell table:formula="of:=CONCATENATE(&quot;'&quot;;[Input.I559];&quot;',&quot;)" office:value-type="string" office:string-value="'Hydrocarbon 1',">
            <text:p>'Hydrocarbon 1',</text:p>
          </table:table-cell>
          <table:table-cell table:formula="of:=CONCATENATE(&quot;'&quot;;[Input.J55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60]" office:value-type="string" office:string-value="Pluto and Charon">
            <text:p>Pluto and Charon</text:p>
          </table:table-cell>
          <table:table-cell table:formula="of:=CONCATENATE(&quot;['&quot;;[Input.B560];&quot;',&quot;)" office:value-type="string" office:string-value="['L6crystalroid1',">
            <text:p>['L6crystalroid1',</text:p>
          </table:table-cell>
          <table:table-cell table:formula="of:=CONCATENATE([Input.C560];&quot;,&quot;)" office:value-type="string" office:string-value="6,">
            <text:p>6,</text:p>
          </table:table-cell>
          <table:table-cell table:formula="of:=CONCATENATE([Input.D560];&quot;,&quot;)" office:value-type="string" office:string-value="33,">
            <text:p>33,</text:p>
          </table:table-cell>
          <table:table-cell table:formula="of:=CONCATENATE([Input.E560];&quot;,&quot;)" office:value-type="string" office:string-value="-58771.1,">
            <text:p>-58771.1,</text:p>
          </table:table-cell>
          <table:table-cell table:formula="of:=CONCATENATE([Input.F560];&quot;,&quot;)" office:value-type="string" office:string-value="-40985.4,">
            <text:p>-40985.4,</text:p>
          </table:table-cell>
          <table:table-cell table:formula="of:=CONCATENATE([Input.G560];&quot;,&quot;)" office:value-type="string" office:string-value="0,">
            <text:p>0,</text:p>
          </table:table-cell>
          <table:table-cell table:formula="of:=CONCATENATE(&quot;'&quot;;[Input.H560];&quot;',&quot;)" office:value-type="string" office:string-value="'Pluto Path 5',">
            <text:p>'Pluto Path 5',</text:p>
          </table:table-cell>
          <table:table-cell table:formula="of:=CONCATENATE(&quot;'&quot;;[Input.I560];&quot;',&quot;)" office:value-type="string" office:string-value="'Gem 1',">
            <text:p>'Gem 1',</text:p>
          </table:table-cell>
          <table:table-cell table:formula="of:=CONCATENATE(&quot;'&quot;;[Input.J56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61]" office:value-type="string" office:string-value="Pluto and Charon">
            <text:p>Pluto and Charon</text:p>
          </table:table-cell>
          <table:table-cell table:formula="of:=CONCATENATE(&quot;['&quot;;[Input.B561];&quot;',&quot;)" office:value-type="string" office:string-value="['L6roid2',">
            <text:p>['L6roid2',</text:p>
          </table:table-cell>
          <table:table-cell table:formula="of:=CONCATENATE([Input.C561];&quot;,&quot;)" office:value-type="string" office:string-value="6,">
            <text:p>6,</text:p>
          </table:table-cell>
          <table:table-cell table:formula="of:=CONCATENATE([Input.D561];&quot;,&quot;)" office:value-type="string" office:string-value="33,">
            <text:p>33,</text:p>
          </table:table-cell>
          <table:table-cell table:formula="of:=CONCATENATE([Input.E561];&quot;,&quot;)" office:value-type="string" office:string-value="104788,">
            <text:p>104788,</text:p>
          </table:table-cell>
          <table:table-cell table:formula="of:=CONCATENATE([Input.F561];&quot;,&quot;)" office:value-type="string" office:string-value="34553.7,">
            <text:p>34553.7,</text:p>
          </table:table-cell>
          <table:table-cell table:formula="of:=CONCATENATE([Input.G561];&quot;,&quot;)" office:value-type="string" office:string-value="0,">
            <text:p>0,</text:p>
          </table:table-cell>
          <table:table-cell table:formula="of:=CONCATENATE(&quot;'&quot;;[Input.H561];&quot;',&quot;)" office:value-type="string" office:string-value="'Charon Cloister',">
            <text:p>'Charon Cloister',</text:p>
          </table:table-cell>
          <table:table-cell table:formula="of:=CONCATENATE(&quot;'&quot;;[Input.I561];&quot;',&quot;)" office:value-type="string" office:string-value="'Metal 2',">
            <text:p>'Metal 2',</text:p>
          </table:table-cell>
          <table:table-cell table:formula="of:=CONCATENATE(&quot;'&quot;;[Input.J56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62]" office:value-type="string" office:string-value="Pluto and Charon">
            <text:p>Pluto and Charon</text:p>
          </table:table-cell>
          <table:table-cell table:formula="of:=CONCATENATE(&quot;['&quot;;[Input.B562];&quot;',&quot;)" office:value-type="string" office:string-value="['L6glowingroid2',">
            <text:p>['L6glowingroid2',</text:p>
          </table:table-cell>
          <table:table-cell table:formula="of:=CONCATENATE([Input.C562];&quot;,&quot;)" office:value-type="string" office:string-value="6,">
            <text:p>6,</text:p>
          </table:table-cell>
          <table:table-cell table:formula="of:=CONCATENATE([Input.D562];&quot;,&quot;)" office:value-type="string" office:string-value="33,">
            <text:p>33,</text:p>
          </table:table-cell>
          <table:table-cell table:formula="of:=CONCATENATE([Input.E562];&quot;,&quot;)" office:value-type="string" office:string-value="36188.7,">
            <text:p>36188.7,</text:p>
          </table:table-cell>
          <table:table-cell table:formula="of:=CONCATENATE([Input.F562];&quot;,&quot;)" office:value-type="string" office:string-value="-60248.3,">
            <text:p>-60248.3,</text:p>
          </table:table-cell>
          <table:table-cell table:formula="of:=CONCATENATE([Input.G562];&quot;,&quot;)" office:value-type="string" office:string-value="0,">
            <text:p>0,</text:p>
          </table:table-cell>
          <table:table-cell table:formula="of:=CONCATENATE(&quot;'&quot;;[Input.H562];&quot;',&quot;)" office:value-type="string" office:string-value="'Charon Course 4',">
            <text:p>'Charon Course 4',</text:p>
          </table:table-cell>
          <table:table-cell table:formula="of:=CONCATENATE(&quot;'&quot;;[Input.I562];&quot;',&quot;)" office:value-type="string" office:string-value="'Reactive 2',">
            <text:p>'Reactive 2',</text:p>
          </table:table-cell>
          <table:table-cell table:formula="of:=CONCATENATE(&quot;'&quot;;[Input.J56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63]" office:value-type="string" office:string-value="Pluto and Charon">
            <text:p>Pluto and Charon</text:p>
          </table:table-cell>
          <table:table-cell table:formula="of:=CONCATENATE(&quot;['&quot;;[Input.B563];&quot;',&quot;)" office:value-type="string" office:string-value="['L6hydro2',">
            <text:p>['L6hydro2',</text:p>
          </table:table-cell>
          <table:table-cell table:formula="of:=CONCATENATE([Input.C563];&quot;,&quot;)" office:value-type="string" office:string-value="6,">
            <text:p>6,</text:p>
          </table:table-cell>
          <table:table-cell table:formula="of:=CONCATENATE([Input.D563];&quot;,&quot;)" office:value-type="string" office:string-value="40,">
            <text:p>40,</text:p>
          </table:table-cell>
          <table:table-cell table:formula="of:=CONCATENATE([Input.E563];&quot;,&quot;)" office:value-type="string" office:string-value="16030.3,">
            <text:p>16030.3,</text:p>
          </table:table-cell>
          <table:table-cell table:formula="of:=CONCATENATE([Input.F563];&quot;,&quot;)" office:value-type="string" office:string-value="78646.1,">
            <text:p>78646.1,</text:p>
          </table:table-cell>
          <table:table-cell table:formula="of:=CONCATENATE([Input.G563];&quot;,&quot;)" office:value-type="string" office:string-value="0,">
            <text:p>0,</text:p>
          </table:table-cell>
          <table:table-cell table:formula="of:=CONCATENATE(&quot;'&quot;;[Input.H563];&quot;',&quot;)" office:value-type="string" office:string-value="'Pluto Path 6',">
            <text:p>'Pluto Path 6',</text:p>
          </table:table-cell>
          <table:table-cell table:formula="of:=CONCATENATE(&quot;'&quot;;[Input.I563];&quot;',&quot;)" office:value-type="string" office:string-value="'Hydrocarbon 2',">
            <text:p>'Hydrocarbon 2',</text:p>
          </table:table-cell>
          <table:table-cell table:formula="of:=CONCATENATE(&quot;'&quot;;[Input.J56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64]" office:value-type="string" office:string-value="Pluto and Charon">
            <text:p>Pluto and Charon</text:p>
          </table:table-cell>
          <table:table-cell table:formula="of:=CONCATENATE(&quot;['&quot;;[Input.B564];&quot;',&quot;)" office:value-type="string" office:string-value="['L6crystalroid2',">
            <text:p>['L6crystalroid2',</text:p>
          </table:table-cell>
          <table:table-cell table:formula="of:=CONCATENATE([Input.C564];&quot;,&quot;)" office:value-type="string" office:string-value="6,">
            <text:p>6,</text:p>
          </table:table-cell>
          <table:table-cell table:formula="of:=CONCATENATE([Input.D564];&quot;,&quot;)" office:value-type="string" office:string-value="25,">
            <text:p>25,</text:p>
          </table:table-cell>
          <table:table-cell table:formula="of:=CONCATENATE([Input.E564];&quot;,&quot;)" office:value-type="string" office:string-value="35401.2,">
            <text:p>35401.2,</text:p>
          </table:table-cell>
          <table:table-cell table:formula="of:=CONCATENATE([Input.F564];&quot;,&quot;)" office:value-type="string" office:string-value="-59854.6,">
            <text:p>-59854.6,</text:p>
          </table:table-cell>
          <table:table-cell table:formula="of:=CONCATENATE([Input.G564];&quot;,&quot;)" office:value-type="string" office:string-value="0,">
            <text:p>0,</text:p>
          </table:table-cell>
          <table:table-cell table:formula="of:=CONCATENATE(&quot;'&quot;;[Input.H564];&quot;',&quot;)" office:value-type="string" office:string-value="'Charon Course 4',">
            <text:p>'Charon Course 4',</text:p>
          </table:table-cell>
          <table:table-cell table:formula="of:=CONCATENATE(&quot;'&quot;;[Input.I564];&quot;',&quot;)" office:value-type="string" office:string-value="'Gem 2',">
            <text:p>'Gem 2',</text:p>
          </table:table-cell>
          <table:table-cell table:formula="of:=CONCATENATE(&quot;'&quot;;[Input.J56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65]" office:value-type="string" office:string-value="Pluto and Charon">
            <text:p>Pluto and Charon</text:p>
          </table:table-cell>
          <table:table-cell table:formula="of:=CONCATENATE(&quot;['&quot;;[Input.B565];&quot;',&quot;)" office:value-type="string" office:string-value="['L5hydro1',">
            <text:p>['L5hydro1',</text:p>
          </table:table-cell>
          <table:table-cell table:formula="of:=CONCATENATE([Input.C565];&quot;,&quot;)" office:value-type="string" office:string-value="5,">
            <text:p>5,</text:p>
          </table:table-cell>
          <table:table-cell table:formula="of:=CONCATENATE([Input.D565];&quot;,&quot;)" office:value-type="string" office:string-value="33,">
            <text:p>33,</text:p>
          </table:table-cell>
          <table:table-cell table:formula="of:=CONCATENATE([Input.E565];&quot;,&quot;)" office:value-type="string" office:string-value="57179.2,">
            <text:p>57179.2,</text:p>
          </table:table-cell>
          <table:table-cell table:formula="of:=CONCATENATE([Input.F565];&quot;,&quot;)" office:value-type="string" office:string-value="78560.6,">
            <text:p>78560.6,</text:p>
          </table:table-cell>
          <table:table-cell table:formula="of:=CONCATENATE([Input.G565];&quot;,&quot;)" office:value-type="string" office:string-value="0,">
            <text:p>0,</text:p>
          </table:table-cell>
          <table:table-cell table:formula="of:=CONCATENATE(&quot;'&quot;;[Input.H565];&quot;',&quot;)" office:value-type="string" office:string-value="'Charon Course 5',">
            <text:p>'Charon Course 5',</text:p>
          </table:table-cell>
          <table:table-cell table:formula="of:=CONCATENATE(&quot;'&quot;;[Input.I565];&quot;',&quot;)" office:value-type="string" office:string-value="'Hydrocarbon 1',">
            <text:p>'Hydrocarbon 1',</text:p>
          </table:table-cell>
          <table:table-cell table:formula="of:=CONCATENATE(&quot;'&quot;;[Input.J56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66]" office:value-type="string" office:string-value="Pluto and Charon">
            <text:p>Pluto and Charon</text:p>
          </table:table-cell>
          <table:table-cell table:formula="of:=CONCATENATE(&quot;['&quot;;[Input.B566];&quot;',&quot;)" office:value-type="string" office:string-value="['L5crystalroid1',">
            <text:p>['L5crystalroid1',</text:p>
          </table:table-cell>
          <table:table-cell table:formula="of:=CONCATENATE([Input.C566];&quot;,&quot;)" office:value-type="string" office:string-value="5,">
            <text:p>5,</text:p>
          </table:table-cell>
          <table:table-cell table:formula="of:=CONCATENATE([Input.D566];&quot;,&quot;)" office:value-type="string" office:string-value="35,">
            <text:p>35,</text:p>
          </table:table-cell>
          <table:table-cell table:formula="of:=CONCATENATE([Input.E566];&quot;,&quot;)" office:value-type="string" office:string-value="87036.3,">
            <text:p>87036.3,</text:p>
          </table:table-cell>
          <table:table-cell table:formula="of:=CONCATENATE([Input.F566];&quot;,&quot;)" office:value-type="string" office:string-value="74065.1,">
            <text:p>74065.1,</text:p>
          </table:table-cell>
          <table:table-cell table:formula="of:=CONCATENATE([Input.G566];&quot;,&quot;)" office:value-type="string" office:string-value="0,">
            <text:p>0,</text:p>
          </table:table-cell>
          <table:table-cell table:formula="of:=CONCATENATE(&quot;'&quot;;[Input.H566];&quot;',&quot;)" office:value-type="string" office:string-value="'Charon Course 5',">
            <text:p>'Charon Course 5',</text:p>
          </table:table-cell>
          <table:table-cell table:formula="of:=CONCATENATE(&quot;'&quot;;[Input.I566];&quot;',&quot;)" office:value-type="string" office:string-value="'Gem 1',">
            <text:p>'Gem 1',</text:p>
          </table:table-cell>
          <table:table-cell table:formula="of:=CONCATENATE(&quot;'&quot;;[Input.J56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67]" office:value-type="string" office:string-value="Pluto and Charon">
            <text:p>Pluto and Charon</text:p>
          </table:table-cell>
          <table:table-cell table:formula="of:=CONCATENATE(&quot;['&quot;;[Input.B567];&quot;',&quot;)" office:value-type="string" office:string-value="['L5hydro2',">
            <text:p>['L5hydro2',</text:p>
          </table:table-cell>
          <table:table-cell table:formula="of:=CONCATENATE([Input.C567];&quot;,&quot;)" office:value-type="string" office:string-value="5,">
            <text:p>5,</text:p>
          </table:table-cell>
          <table:table-cell table:formula="of:=CONCATENATE([Input.D567];&quot;,&quot;)" office:value-type="string" office:string-value="40,">
            <text:p>40,</text:p>
          </table:table-cell>
          <table:table-cell table:formula="of:=CONCATENATE([Input.E567];&quot;,&quot;)" office:value-type="string" office:string-value="-28634.8,">
            <text:p>-28634.8,</text:p>
          </table:table-cell>
          <table:table-cell table:formula="of:=CONCATENATE([Input.F567];&quot;,&quot;)" office:value-type="string" office:string-value="21383.3,">
            <text:p>21383.3,</text:p>
          </table:table-cell>
          <table:table-cell table:formula="of:=CONCATENATE([Input.G567];&quot;,&quot;)" office:value-type="string" office:string-value="0,">
            <text:p>0,</text:p>
          </table:table-cell>
          <table:table-cell table:formula="of:=CONCATENATE(&quot;'&quot;;[Input.H567];&quot;',&quot;)" office:value-type="string" office:string-value="'Pluto Path 5',">
            <text:p>'Pluto Path 5',</text:p>
          </table:table-cell>
          <table:table-cell table:formula="of:=CONCATENATE(&quot;'&quot;;[Input.I567];&quot;',&quot;)" office:value-type="string" office:string-value="'Hydrocarbon 2',">
            <text:p>'Hydrocarbon 2',</text:p>
          </table:table-cell>
          <table:table-cell table:formula="of:=CONCATENATE(&quot;'&quot;;[Input.J56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68]" office:value-type="string" office:string-value="Pluto and Charon">
            <text:p>Pluto and Charon</text:p>
          </table:table-cell>
          <table:table-cell table:formula="of:=CONCATENATE(&quot;['&quot;;[Input.B568];&quot;',&quot;)" office:value-type="string" office:string-value="['L5glowingroid2',">
            <text:p>['L5glowingroid2',</text:p>
          </table:table-cell>
          <table:table-cell table:formula="of:=CONCATENATE([Input.C568];&quot;,&quot;)" office:value-type="string" office:string-value="5,">
            <text:p>5,</text:p>
          </table:table-cell>
          <table:table-cell table:formula="of:=CONCATENATE([Input.D568];&quot;,&quot;)" office:value-type="string" office:string-value="33,">
            <text:p>33,</text:p>
          </table:table-cell>
          <table:table-cell table:formula="of:=CONCATENATE([Input.E568];&quot;,&quot;)" office:value-type="string" office:string-value="32266.7,">
            <text:p>32266.7,</text:p>
          </table:table-cell>
          <table:table-cell table:formula="of:=CONCATENATE([Input.F568];&quot;,&quot;)" office:value-type="string" office:string-value="-32000,">
            <text:p>-32000,</text:p>
          </table:table-cell>
          <table:table-cell table:formula="of:=CONCATENATE([Input.G568];&quot;,&quot;)" office:value-type="string" office:string-value="0,">
            <text:p>0,</text:p>
          </table:table-cell>
          <table:table-cell table:formula="of:=CONCATENATE(&quot;'&quot;;[Input.H568];&quot;',&quot;)" office:value-type="string" office:string-value="'Charon Course 5',">
            <text:p>'Charon Course 5',</text:p>
          </table:table-cell>
          <table:table-cell table:formula="of:=CONCATENATE(&quot;'&quot;;[Input.I568];&quot;',&quot;)" office:value-type="string" office:string-value="'Reactive 2',">
            <text:p>'Reactive 2',</text:p>
          </table:table-cell>
          <table:table-cell table:formula="of:=CONCATENATE(&quot;'&quot;;[Input.J56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69]" office:value-type="string" office:string-value="Pluto and Charon">
            <text:p>Pluto and Charon</text:p>
          </table:table-cell>
          <table:table-cell table:formula="of:=CONCATENATE(&quot;['&quot;;[Input.B569];&quot;',&quot;)" office:value-type="string" office:string-value="['L5roid3',">
            <text:p>['L5roid3',</text:p>
          </table:table-cell>
          <table:table-cell table:formula="of:=CONCATENATE([Input.C569];&quot;,&quot;)" office:value-type="string" office:string-value="5,">
            <text:p>5,</text:p>
          </table:table-cell>
          <table:table-cell table:formula="of:=CONCATENATE([Input.D569];&quot;,&quot;)" office:value-type="string" office:string-value="40,">
            <text:p>40,</text:p>
          </table:table-cell>
          <table:table-cell table:formula="of:=CONCATENATE([Input.E569];&quot;,&quot;)" office:value-type="string" office:string-value="-90478.7,">
            <text:p>-90478.7,</text:p>
          </table:table-cell>
          <table:table-cell table:formula="of:=CONCATENATE([Input.F569];&quot;,&quot;)" office:value-type="string" office:string-value="-7248.19,">
            <text:p>-7248.19,</text:p>
          </table:table-cell>
          <table:table-cell table:formula="of:=CONCATENATE([Input.G569];&quot;,&quot;)" office:value-type="string" office:string-value="0,">
            <text:p>0,</text:p>
          </table:table-cell>
          <table:table-cell table:formula="of:=CONCATENATE(&quot;'&quot;;[Input.H569];&quot;',&quot;)" office:value-type="string" office:string-value="'Pluto Path 4',">
            <text:p>'Pluto Path 4',</text:p>
          </table:table-cell>
          <table:table-cell table:formula="of:=CONCATENATE(&quot;'&quot;;[Input.I569];&quot;',&quot;)" office:value-type="string" office:string-value="'Metal 3',">
            <text:p>'Metal 3',</text:p>
          </table:table-cell>
          <table:table-cell table:formula="of:=CONCATENATE(&quot;'&quot;;[Input.J56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70]" office:value-type="string" office:string-value="Pluto and Charon">
            <text:p>Pluto and Charon</text:p>
          </table:table-cell>
          <table:table-cell table:formula="of:=CONCATENATE(&quot;['&quot;;[Input.B570];&quot;',&quot;)" office:value-type="string" office:string-value="['L5glowingroid3',">
            <text:p>['L5glowingroid3',</text:p>
          </table:table-cell>
          <table:table-cell table:formula="of:=CONCATENATE([Input.C570];&quot;,&quot;)" office:value-type="string" office:string-value="5,">
            <text:p>5,</text:p>
          </table:table-cell>
          <table:table-cell table:formula="of:=CONCATENATE([Input.D570];&quot;,&quot;)" office:value-type="string" office:string-value="35,">
            <text:p>35,</text:p>
          </table:table-cell>
          <table:table-cell table:formula="of:=CONCATENATE([Input.E570];&quot;,&quot;)" office:value-type="string" office:string-value="-14891.7,">
            <text:p>-14891.7,</text:p>
          </table:table-cell>
          <table:table-cell table:formula="of:=CONCATENATE([Input.F570];&quot;,&quot;)" office:value-type="string" office:string-value="-27290.2,">
            <text:p>-27290.2,</text:p>
          </table:table-cell>
          <table:table-cell table:formula="of:=CONCATENATE([Input.G570];&quot;,&quot;)" office:value-type="string" office:string-value="0,">
            <text:p>0,</text:p>
          </table:table-cell>
          <table:table-cell table:formula="of:=CONCATENATE(&quot;'&quot;;[Input.H570];&quot;',&quot;)" office:value-type="string" office:string-value="'Pluto Path 6',">
            <text:p>'Pluto Path 6',</text:p>
          </table:table-cell>
          <table:table-cell table:formula="of:=CONCATENATE(&quot;'&quot;;[Input.I570];&quot;',&quot;)" office:value-type="string" office:string-value="'Reactive 3',">
            <text:p>'Reactive 3',</text:p>
          </table:table-cell>
          <table:table-cell table:formula="of:=CONCATENATE(&quot;'&quot;;[Input.J57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71]" office:value-type="string" office:string-value="Pluto and Charon">
            <text:p>Pluto and Charon</text:p>
          </table:table-cell>
          <table:table-cell table:formula="of:=CONCATENATE(&quot;['&quot;;[Input.B571];&quot;',&quot;)" office:value-type="string" office:string-value="['L5crystalroid3',">
            <text:p>['L5crystalroid3',</text:p>
          </table:table-cell>
          <table:table-cell table:formula="of:=CONCATENATE([Input.C571];&quot;,&quot;)" office:value-type="string" office:string-value="5,">
            <text:p>5,</text:p>
          </table:table-cell>
          <table:table-cell table:formula="of:=CONCATENATE([Input.D571];&quot;,&quot;)" office:value-type="string" office:string-value="40,">
            <text:p>40,</text:p>
          </table:table-cell>
          <table:table-cell table:formula="of:=CONCATENATE([Input.E571];&quot;,&quot;)" office:value-type="string" office:string-value="-61847.2,">
            <text:p>-61847.2,</text:p>
          </table:table-cell>
          <table:table-cell table:formula="of:=CONCATENATE([Input.F571];&quot;,&quot;)" office:value-type="string" office:string-value="31117.9,">
            <text:p>31117.9,</text:p>
          </table:table-cell>
          <table:table-cell table:formula="of:=CONCATENATE([Input.G571];&quot;,&quot;)" office:value-type="string" office:string-value="0,">
            <text:p>0,</text:p>
          </table:table-cell>
          <table:table-cell table:formula="of:=CONCATENATE(&quot;'&quot;;[Input.H571];&quot;',&quot;)" office:value-type="string" office:string-value="'Pluto Path 4',">
            <text:p>'Pluto Path 4',</text:p>
          </table:table-cell>
          <table:table-cell table:formula="of:=CONCATENATE(&quot;'&quot;;[Input.I571];&quot;',&quot;)" office:value-type="string" office:string-value="'Gem 3',">
            <text:p>'Gem 3',</text:p>
          </table:table-cell>
          <table:table-cell table:formula="of:=CONCATENATE(&quot;'&quot;;[Input.J57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72]" office:value-type="string" office:string-value="Pluto and Charon">
            <text:p>Pluto and Charon</text:p>
          </table:table-cell>
          <table:table-cell table:formula="of:=CONCATENATE(&quot;['&quot;;[Input.B572];&quot;',&quot;)" office:value-type="string" office:string-value="['l4glowingroid',">
            <text:p>['l4glowingroid',</text:p>
          </table:table-cell>
          <table:table-cell table:formula="of:=CONCATENATE([Input.C572];&quot;,&quot;)" office:value-type="string" office:string-value="4,">
            <text:p>4,</text:p>
          </table:table-cell>
          <table:table-cell table:formula="of:=CONCATENATE([Input.D572];&quot;,&quot;)" office:value-type="string" office:string-value="50,">
            <text:p>50,</text:p>
          </table:table-cell>
          <table:table-cell table:formula="of:=CONCATENATE([Input.E572];&quot;,&quot;)" office:value-type="string" office:string-value="51466.7,">
            <text:p>51466.7,</text:p>
          </table:table-cell>
          <table:table-cell table:formula="of:=CONCATENATE([Input.F572];&quot;,&quot;)" office:value-type="string" office:string-value="-34666.7,">
            <text:p>-34666.7,</text:p>
          </table:table-cell>
          <table:table-cell table:formula="of:=CONCATENATE([Input.G572];&quot;,&quot;)" office:value-type="string" office:string-value="0,">
            <text:p>0,</text:p>
          </table:table-cell>
          <table:table-cell table:formula="of:=CONCATENATE(&quot;'&quot;;[Input.H572];&quot;',&quot;)" office:value-type="string" office:string-value="'Charon Course 4',">
            <text:p>'Charon Course 4',</text:p>
          </table:table-cell>
          <table:table-cell table:formula="of:=CONCATENATE(&quot;'&quot;;[Input.I572];&quot;',&quot;)" office:value-type="string" office:string-value="'Reactive 1',">
            <text:p>'Reactive 1',</text:p>
          </table:table-cell>
          <table:table-cell table:formula="of:=CONCATENATE(&quot;'&quot;;[Input.J57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73]" office:value-type="string" office:string-value="Pluto and Charon">
            <text:p>Pluto and Charon</text:p>
          </table:table-cell>
          <table:table-cell table:formula="of:=CONCATENATE(&quot;['&quot;;[Input.B573];&quot;',&quot;)" office:value-type="string" office:string-value="['L5glowingroid1',">
            <text:p>['L5glowingroid1',</text:p>
          </table:table-cell>
          <table:table-cell table:formula="of:=CONCATENATE([Input.C573];&quot;,&quot;)" office:value-type="string" office:string-value="1,">
            <text:p>1,</text:p>
          </table:table-cell>
          <table:table-cell table:formula="of:=CONCATENATE([Input.D573];&quot;,&quot;)" office:value-type="string" office:string-value="6,">
            <text:p>6,</text:p>
          </table:table-cell>
          <table:table-cell table:formula="of:=CONCATENATE([Input.E573];&quot;,&quot;)" office:value-type="string" office:string-value="99884,">
            <text:p>99884,</text:p>
          </table:table-cell>
          <table:table-cell table:formula="of:=CONCATENATE([Input.F573];&quot;,&quot;)" office:value-type="string" office:string-value="32663.7,">
            <text:p>32663.7,</text:p>
          </table:table-cell>
          <table:table-cell table:formula="of:=CONCATENATE([Input.G573];&quot;,&quot;)" office:value-type="string" office:string-value="0,">
            <text:p>0,</text:p>
          </table:table-cell>
          <table:table-cell table:formula="of:=CONCATENATE(&quot;'&quot;;[Input.H573];&quot;',&quot;)" office:value-type="string" office:string-value="'Charon Cloister',">
            <text:p>'Charon Cloister',</text:p>
          </table:table-cell>
          <table:table-cell table:formula="of:=CONCATENATE(&quot;'&quot;;[Input.I573];&quot;',&quot;)" office:value-type="string" office:string-value="'Reactive 2',">
            <text:p>'Reactive 2',</text:p>
          </table:table-cell>
          <table:table-cell table:formula="of:=CONCATENATE(&quot;'&quot;;[Input.J57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74]" office:value-type="string" office:string-value="Pluto and Charon">
            <text:p>Pluto and Charon</text:p>
          </table:table-cell>
          <table:table-cell table:formula="of:=CONCATENATE(&quot;['&quot;;[Input.B574];&quot;',&quot;)" office:value-type="string" office:string-value="['L5roid1',">
            <text:p>['L5roid1',</text:p>
          </table:table-cell>
          <table:table-cell table:formula="of:=CONCATENATE([Input.C574];&quot;,&quot;)" office:value-type="string" office:string-value="1,">
            <text:p>1,</text:p>
          </table:table-cell>
          <table:table-cell table:formula="of:=CONCATENATE([Input.D574];&quot;,&quot;)" office:value-type="string" office:string-value="60,">
            <text:p>60,</text:p>
          </table:table-cell>
          <table:table-cell table:formula="of:=CONCATENATE([Input.E574];&quot;,&quot;)" office:value-type="string" office:string-value="71466.7,">
            <text:p>71466.7,</text:p>
          </table:table-cell>
          <table:table-cell table:formula="of:=CONCATENATE([Input.F574];&quot;,&quot;)" office:value-type="string" office:string-value="76266.5,">
            <text:p>76266.5,</text:p>
          </table:table-cell>
          <table:table-cell table:formula="of:=CONCATENATE([Input.G574];&quot;,&quot;)" office:value-type="string" office:string-value="0,">
            <text:p>0,</text:p>
          </table:table-cell>
          <table:table-cell table:formula="of:=CONCATENATE(&quot;'&quot;;[Input.H574];&quot;',&quot;)" office:value-type="string" office:string-value="'Charon Course 5',">
            <text:p>'Charon Course 5',</text:p>
          </table:table-cell>
          <table:table-cell table:formula="of:=CONCATENATE(&quot;'&quot;;[Input.I574];&quot;',&quot;)" office:value-type="string" office:string-value="'Metal 1',">
            <text:p>'Metal 1',</text:p>
          </table:table-cell>
          <table:table-cell table:formula="of:=CONCATENATE(&quot;'&quot;;[Input.J57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75]" office:value-type="string" office:string-value="Porvenir Mons Area">
            <text:p>Porvenir Mons Area</text:p>
          </table:table-cell>
          <table:table-cell table:formula="of:=CONCATENATE(&quot;['&quot;;[Input.B575];&quot;',&quot;)" office:value-type="string" office:string-value="['O4F1',">
            <text:p>['O4F1',</text:p>
          </table:table-cell>
          <table:table-cell table:formula="of:=CONCATENATE([Input.C575];&quot;,&quot;)" office:value-type="string" office:string-value="4,">
            <text:p>4,</text:p>
          </table:table-cell>
          <table:table-cell table:formula="of:=CONCATENATE([Input.D575];&quot;,&quot;)" office:value-type="string" office:string-value="30,">
            <text:p>30,</text:p>
          </table:table-cell>
          <table:table-cell table:formula="of:=CONCATENATE([Input.E575];&quot;,&quot;)" office:value-type="string" office:string-value="-3712.59,">
            <text:p>-3712.59,</text:p>
          </table:table-cell>
          <table:table-cell table:formula="of:=CONCATENATE([Input.F575];&quot;,&quot;)" office:value-type="string" office:string-value="15707.2,">
            <text:p>15707.2,</text:p>
          </table:table-cell>
          <table:table-cell table:formula="of:=CONCATENATE([Input.G575];&quot;,&quot;)" office:value-type="string" office:string-value="1000,">
            <text:p>1000,</text:p>
          </table:table-cell>
          <table:table-cell table:formula="of:=CONCATENATE(&quot;'&quot;;[Input.H575];&quot;',&quot;)" office:value-type="string" office:string-value="'Fumar Trench',">
            <text:p>'Fumar Trench',</text:p>
          </table:table-cell>
          <table:table-cell table:formula="of:=CONCATENATE(&quot;'&quot;;[Input.I575];&quot;',&quot;)" office:value-type="string" office:string-value="'Gas Pocket 1',">
            <text:p>'Gas Pocket 1',</text:p>
          </table:table-cell>
          <table:table-cell table:formula="of:=CONCATENATE(&quot;'&quot;;[Input.J57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76]" office:value-type="string" office:string-value="Porvenir Mons Area">
            <text:p>Porvenir Mons Area</text:p>
          </table:table-cell>
          <table:table-cell table:formula="of:=CONCATENATE(&quot;['&quot;;[Input.B576];&quot;',&quot;)" office:value-type="string" office:string-value="['_Byak_Res_001',">
            <text:p>['_Byak_Res_001',</text:p>
          </table:table-cell>
          <table:table-cell table:formula="of:=CONCATENATE([Input.C576];&quot;,&quot;)" office:value-type="string" office:string-value="1,">
            <text:p>1,</text:p>
          </table:table-cell>
          <table:table-cell table:formula="of:=CONCATENATE([Input.D576];&quot;,&quot;)" office:value-type="string" office:string-value="15,">
            <text:p>15,</text:p>
          </table:table-cell>
          <table:table-cell table:formula="of:=CONCATENATE([Input.E576];&quot;,&quot;)" office:value-type="string" office:string-value="18622,">
            <text:p>18622,</text:p>
          </table:table-cell>
          <table:table-cell table:formula="of:=CONCATENATE([Input.F576];&quot;,&quot;)" office:value-type="string" office:string-value="15824.9,">
            <text:p>15824.9,</text:p>
          </table:table-cell>
          <table:table-cell table:formula="of:=CONCATENATE([Input.G576];&quot;,&quot;)" office:value-type="string" office:string-value="5000,">
            <text:p>5000,</text:p>
          </table:table-cell>
          <table:table-cell table:formula="of:=CONCATENATE(&quot;'&quot;;[Input.H576];&quot;',&quot;)" office:value-type="string" office:string-value="'Ancient Ruins',">
            <text:p>'Ancient Ruins',</text:p>
          </table:table-cell>
          <table:table-cell table:formula="of:=CONCATENATE(&quot;'&quot;;[Input.I576];&quot;',&quot;)" office:value-type="string" office:string-value="'Gem 1',">
            <text:p>'Gem 1',</text:p>
          </table:table-cell>
          <table:table-cell table:formula="of:=CONCATENATE(&quot;'&quot;;[Input.J57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77]" office:value-type="string" office:string-value="Primus">
            <text:p>Primus</text:p>
          </table:table-cell>
          <table:table-cell table:formula="of:=CONCATENATE(&quot;['&quot;;[Input.B577];&quot;',&quot;)" office:value-type="string" office:string-value="['ERN lvl 9',">
            <text:p>['ERN lvl 9',</text:p>
          </table:table-cell>
          <table:table-cell table:formula="of:=CONCATENATE([Input.C577];&quot;,&quot;)" office:value-type="string" office:string-value="9,">
            <text:p>9,</text:p>
          </table:table-cell>
          <table:table-cell table:formula="of:=CONCATENATE([Input.D577];&quot;,&quot;)" office:value-type="string" office:string-value="10,">
            <text:p>10,</text:p>
          </table:table-cell>
          <table:table-cell table:formula="of:=CONCATENATE([Input.E577];&quot;,&quot;)" office:value-type="string" office:string-value="162133,">
            <text:p>162133,</text:p>
          </table:table-cell>
          <table:table-cell table:formula="of:=CONCATENATE([Input.F577];&quot;,&quot;)" office:value-type="string" office:string-value="41599.8,">
            <text:p>41599.8,</text:p>
          </table:table-cell>
          <table:table-cell table:formula="of:=CONCATENATE([Input.G577];&quot;,&quot;)" office:value-type="string" office:string-value="0,">
            <text:p>0,</text:p>
          </table:table-cell>
          <table:table-cell table:formula="of:=CONCATENATE(&quot;'&quot;;[Input.H577];&quot;',&quot;)" office:value-type="string" office:string-value="'Heart of Julius',">
            <text:p>'Heart of Julius',</text:p>
          </table:table-cell>
          <table:table-cell table:formula="of:=CONCATENATE(&quot;'&quot;;[Input.I577];&quot;',&quot;)" office:value-type="string" office:string-value="'Metal 1;Metal 2',">
            <text:p>'Metal 1;Metal 2',</text:p>
          </table:table-cell>
          <table:table-cell table:formula="of:=CONCATENATE(&quot;'&quot;;[Input.J57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78]" office:value-type="string" office:string-value="Primus">
            <text:p>Primus</text:p>
          </table:table-cell>
          <table:table-cell table:formula="of:=CONCATENATE(&quot;['&quot;;[Input.B578];&quot;',&quot;)" office:value-type="string" office:string-value="['ERN lvl 8',">
            <text:p>['ERN lvl 8',</text:p>
          </table:table-cell>
          <table:table-cell table:formula="of:=CONCATENATE([Input.C578];&quot;,&quot;)" office:value-type="string" office:string-value="8,">
            <text:p>8,</text:p>
          </table:table-cell>
          <table:table-cell table:formula="of:=CONCATENATE([Input.D578];&quot;,&quot;)" office:value-type="string" office:string-value="10,">
            <text:p>10,</text:p>
          </table:table-cell>
          <table:table-cell table:formula="of:=CONCATENATE([Input.E578];&quot;,&quot;)" office:value-type="string" office:string-value="136534,">
            <text:p>136534,</text:p>
          </table:table-cell>
          <table:table-cell table:formula="of:=CONCATENATE([Input.F578];&quot;,&quot;)" office:value-type="string" office:string-value="41598.9,">
            <text:p>41598.9,</text:p>
          </table:table-cell>
          <table:table-cell table:formula="of:=CONCATENATE([Input.G578];&quot;,&quot;)" office:value-type="string" office:string-value="0,">
            <text:p>0,</text:p>
          </table:table-cell>
          <table:table-cell table:formula="of:=CONCATENATE(&quot;'&quot;;[Input.H578];&quot;',&quot;)" office:value-type="string" office:string-value="'Dagger of Brutus',">
            <text:p>'Dagger of Brutus',</text:p>
          </table:table-cell>
          <table:table-cell table:formula="of:=CONCATENATE(&quot;'&quot;;[Input.I578];&quot;',&quot;)" office:value-type="string" office:string-value="'Metal 1;Metal 2',">
            <text:p>'Metal 1;Metal 2',</text:p>
          </table:table-cell>
          <table:table-cell table:formula="of:=CONCATENATE(&quot;'&quot;;[Input.J57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79]" office:value-type="string" office:string-value="Primus">
            <text:p>Primus</text:p>
          </table:table-cell>
          <table:table-cell table:formula="of:=CONCATENATE(&quot;['&quot;;[Input.B579];&quot;',&quot;)" office:value-type="string" office:string-value="['ERN lvl 9',">
            <text:p>['ERN lvl 9',</text:p>
          </table:table-cell>
          <table:table-cell table:formula="of:=CONCATENATE([Input.C579];&quot;,&quot;)" office:value-type="string" office:string-value="8,">
            <text:p>8,</text:p>
          </table:table-cell>
          <table:table-cell table:formula="of:=CONCATENATE([Input.D579];&quot;,&quot;)" office:value-type="string" office:string-value="10,">
            <text:p>10,</text:p>
          </table:table-cell>
          <table:table-cell table:formula="of:=CONCATENATE([Input.E579];&quot;,&quot;)" office:value-type="string" office:string-value="141601,">
            <text:p>141601,</text:p>
          </table:table-cell>
          <table:table-cell table:formula="of:=CONCATENATE([Input.F579];&quot;,&quot;)" office:value-type="string" office:string-value="40798.9,">
            <text:p>40798.9,</text:p>
          </table:table-cell>
          <table:table-cell table:formula="of:=CONCATENATE([Input.G579];&quot;,&quot;)" office:value-type="string" office:string-value="0,">
            <text:p>0,</text:p>
          </table:table-cell>
          <table:table-cell table:formula="of:=CONCATENATE(&quot;'&quot;;[Input.H579];&quot;',&quot;)" office:value-type="string" office:string-value="'Dagger of Brutus',">
            <text:p>'Dagger of Brutus',</text:p>
          </table:table-cell>
          <table:table-cell table:formula="of:=CONCATENATE(&quot;'&quot;;[Input.I579];&quot;',&quot;)" office:value-type="string" office:string-value="'Metal 2;Metal 3',">
            <text:p>'Metal 2;Metal 3',</text:p>
          </table:table-cell>
          <table:table-cell table:formula="of:=CONCATENATE(&quot;'&quot;;[Input.J57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80]" office:value-type="string" office:string-value="Primus">
            <text:p>Primus</text:p>
          </table:table-cell>
          <table:table-cell table:formula="of:=CONCATENATE(&quot;['&quot;;[Input.B580];&quot;',&quot;)" office:value-type="string" office:string-value="['ERN lvl 8',">
            <text:p>['ERN lvl 8',</text:p>
          </table:table-cell>
          <table:table-cell table:formula="of:=CONCATENATE([Input.C580];&quot;,&quot;)" office:value-type="string" office:string-value="8,">
            <text:p>8,</text:p>
          </table:table-cell>
          <table:table-cell table:formula="of:=CONCATENATE([Input.D580];&quot;,&quot;)" office:value-type="string" office:string-value="10,">
            <text:p>10,</text:p>
          </table:table-cell>
          <table:table-cell table:formula="of:=CONCATENATE([Input.E580];&quot;,&quot;)" office:value-type="string" office:string-value="159733,">
            <text:p>159733,</text:p>
          </table:table-cell>
          <table:table-cell table:formula="of:=CONCATENATE([Input.F580];&quot;,&quot;)" office:value-type="string" office:string-value="36266.5,">
            <text:p>36266.5,</text:p>
          </table:table-cell>
          <table:table-cell table:formula="of:=CONCATENATE([Input.G580];&quot;,&quot;)" office:value-type="string" office:string-value="0,">
            <text:p>0,</text:p>
          </table:table-cell>
          <table:table-cell table:formula="of:=CONCATENATE(&quot;'&quot;;[Input.H580];&quot;',&quot;)" office:value-type="string" office:string-value="'Heart of Julius',">
            <text:p>'Heart of Julius',</text:p>
          </table:table-cell>
          <table:table-cell table:formula="of:=CONCATENATE(&quot;'&quot;;[Input.I580];&quot;',&quot;)" office:value-type="string" office:string-value="'Metal 2;Metal 3',">
            <text:p>'Metal 2;Metal 3',</text:p>
          </table:table-cell>
          <table:table-cell table:formula="of:=CONCATENATE(&quot;'&quot;;[Input.J58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81]" office:value-type="string" office:string-value="Primus">
            <text:p>Primus</text:p>
          </table:table-cell>
          <table:table-cell table:formula="of:=CONCATENATE(&quot;['&quot;;[Input.B581];&quot;',&quot;)" office:value-type="string" office:string-value="['ERN lvl 8',">
            <text:p>['ERN lvl 8',</text:p>
          </table:table-cell>
          <table:table-cell table:formula="of:=CONCATENATE([Input.C581];&quot;,&quot;)" office:value-type="string" office:string-value="8,">
            <text:p>8,</text:p>
          </table:table-cell>
          <table:table-cell table:formula="of:=CONCATENATE([Input.D581];&quot;,&quot;)" office:value-type="string" office:string-value="10,">
            <text:p>10,</text:p>
          </table:table-cell>
          <table:table-cell table:formula="of:=CONCATENATE([Input.E581];&quot;,&quot;)" office:value-type="string" office:string-value="45867.6,">
            <text:p>45867.6,</text:p>
          </table:table-cell>
          <table:table-cell table:formula="of:=CONCATENATE([Input.F581];&quot;,&quot;)" office:value-type="string" office:string-value="45599.1,">
            <text:p>45599.1,</text:p>
          </table:table-cell>
          <table:table-cell table:formula="of:=CONCATENATE([Input.G581];&quot;,&quot;)" office:value-type="string" office:string-value="0,">
            <text:p>0,</text:p>
          </table:table-cell>
          <table:table-cell table:formula="of:=CONCATENATE(&quot;'&quot;;[Input.H581];&quot;',&quot;)" office:value-type="string" office:string-value="'Augustus\' Pride',">
            <text:p>'Augustus\' Pride',</text:p>
          </table:table-cell>
          <table:table-cell table:formula="of:=CONCATENATE(&quot;'&quot;;[Input.I581];&quot;',&quot;)" office:value-type="string" office:string-value="'Metal 1;Reactive 2;Gem 2',">
            <text:p>'Metal 1;Reactive 2;Gem 2',</text:p>
          </table:table-cell>
          <table:table-cell table:formula="of:=CONCATENATE(&quot;'&quot;;[Input.J58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82]" office:value-type="string" office:string-value="Primus">
            <text:p>Primus</text:p>
          </table:table-cell>
          <table:table-cell table:formula="of:=CONCATENATE(&quot;['&quot;;[Input.B582];&quot;',&quot;)" office:value-type="string" office:string-value="['RN Lv7',">
            <text:p>['RN Lv7',</text:p>
          </table:table-cell>
          <table:table-cell table:formula="of:=CONCATENATE([Input.C582];&quot;,&quot;)" office:value-type="string" office:string-value="7,">
            <text:p>7,</text:p>
          </table:table-cell>
          <table:table-cell table:formula="of:=CONCATENATE([Input.D582];&quot;,&quot;)" office:value-type="string" office:string-value="10,">
            <text:p>10,</text:p>
          </table:table-cell>
          <table:table-cell table:formula="of:=CONCATENATE([Input.E582];&quot;,&quot;)" office:value-type="string" office:string-value="-39199.5,">
            <text:p>-39199.5,</text:p>
          </table:table-cell>
          <table:table-cell table:formula="of:=CONCATENATE([Input.F582];&quot;,&quot;)" office:value-type="string" office:string-value="21599.4,">
            <text:p>21599.4,</text:p>
          </table:table-cell>
          <table:table-cell table:formula="of:=CONCATENATE([Input.G582];&quot;,&quot;)" office:value-type="string" office:string-value="0,">
            <text:p>0,</text:p>
          </table:table-cell>
          <table:table-cell table:formula="of:=CONCATENATE(&quot;'&quot;;[Input.H582];&quot;',&quot;)" office:value-type="string" office:string-value="'Octavian\'s Field',">
            <text:p>'Octavian\'s Field',</text:p>
          </table:table-cell>
          <table:table-cell table:formula="of:=CONCATENATE(&quot;'&quot;;[Input.I582];&quot;',&quot;)" office:value-type="string" office:string-value="'Hydrocarbon 2;Gem 2',">
            <text:p>'Hydrocarbon 2;Gem 2',</text:p>
          </table:table-cell>
          <table:table-cell table:formula="of:=CONCATENATE(&quot;'&quot;;[Input.J58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83]" office:value-type="string" office:string-value="Primus">
            <text:p>Primus</text:p>
          </table:table-cell>
          <table:table-cell table:formula="of:=CONCATENATE(&quot;['&quot;;[Input.B583];&quot;',&quot;)" office:value-type="string" office:string-value="['ERN lvl 6',">
            <text:p>['ERN lvl 6',</text:p>
          </table:table-cell>
          <table:table-cell table:formula="of:=CONCATENATE([Input.C583];&quot;,&quot;)" office:value-type="string" office:string-value="7,">
            <text:p>7,</text:p>
          </table:table-cell>
          <table:table-cell table:formula="of:=CONCATENATE([Input.D583];&quot;,&quot;)" office:value-type="string" office:string-value="10,">
            <text:p>10,</text:p>
          </table:table-cell>
          <table:table-cell table:formula="of:=CONCATENATE([Input.E583];&quot;,&quot;)" office:value-type="string" office:string-value="49067.6,">
            <text:p>49067.6,</text:p>
          </table:table-cell>
          <table:table-cell table:formula="of:=CONCATENATE([Input.F583];&quot;,&quot;)" office:value-type="string" office:string-value="33865.8,">
            <text:p>33865.8,</text:p>
          </table:table-cell>
          <table:table-cell table:formula="of:=CONCATENATE([Input.G583];&quot;,&quot;)" office:value-type="string" office:string-value="0,">
            <text:p>0,</text:p>
          </table:table-cell>
          <table:table-cell table:formula="of:=CONCATENATE(&quot;'&quot;;[Input.H583];&quot;',&quot;)" office:value-type="string" office:string-value="'Augustus\' Pride',">
            <text:p>'Augustus\' Pride',</text:p>
          </table:table-cell>
          <table:table-cell table:formula="of:=CONCATENATE(&quot;'&quot;;[Input.I583];&quot;',&quot;)" office:value-type="string" office:string-value="'Metal 3;Reactive 3',">
            <text:p>'Metal 3;Reactive 3',</text:p>
          </table:table-cell>
          <table:table-cell table:formula="of:=CONCATENATE(&quot;'&quot;;[Input.J58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84]" office:value-type="string" office:string-value="Primus">
            <text:p>Primus</text:p>
          </table:table-cell>
          <table:table-cell table:formula="of:=CONCATENATE(&quot;['&quot;;[Input.B584];&quot;',&quot;)" office:value-type="string" office:string-value="['Rn LV6',">
            <text:p>['Rn LV6',</text:p>
          </table:table-cell>
          <table:table-cell table:formula="of:=CONCATENATE([Input.C584];&quot;,&quot;)" office:value-type="string" office:string-value="6,">
            <text:p>6,</text:p>
          </table:table-cell>
          <table:table-cell table:formula="of:=CONCATENATE([Input.D584];&quot;,&quot;)" office:value-type="string" office:string-value="10,">
            <text:p>10,</text:p>
          </table:table-cell>
          <table:table-cell table:formula="of:=CONCATENATE([Input.E584];&quot;,&quot;)" office:value-type="string" office:string-value="-75466.5,">
            <text:p>-75466.5,</text:p>
          </table:table-cell>
          <table:table-cell table:formula="of:=CONCATENATE([Input.F584];&quot;,&quot;)" office:value-type="string" office:string-value="46933.2,">
            <text:p>46933.2,</text:p>
          </table:table-cell>
          <table:table-cell table:formula="of:=CONCATENATE([Input.G584];&quot;,&quot;)" office:value-type="string" office:string-value="0,">
            <text:p>0,</text:p>
          </table:table-cell>
          <table:table-cell table:formula="of:=CONCATENATE(&quot;'&quot;;[Input.H584];&quot;',&quot;)" office:value-type="string" office:string-value="'Stone of Carthage',">
            <text:p>'Stone of Carthage',</text:p>
          </table:table-cell>
          <table:table-cell table:formula="of:=CONCATENATE(&quot;'&quot;;[Input.I584];&quot;',&quot;)" office:value-type="string" office:string-value="'Gem 1;Gem 3',">
            <text:p>'Gem 1;Gem 3',</text:p>
          </table:table-cell>
          <table:table-cell table:formula="of:=CONCATENATE(&quot;'&quot;;[Input.J58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85]" office:value-type="string" office:string-value="Primus">
            <text:p>Primus</text:p>
          </table:table-cell>
          <table:table-cell table:formula="of:=CONCATENATE(&quot;['&quot;;[Input.B585];&quot;',&quot;)" office:value-type="string" office:string-value="['RN lv 5',">
            <text:p>['RN lv 5',</text:p>
          </table:table-cell>
          <table:table-cell table:formula="of:=CONCATENATE([Input.C585];&quot;,&quot;)" office:value-type="string" office:string-value="5,">
            <text:p>5,</text:p>
          </table:table-cell>
          <table:table-cell table:formula="of:=CONCATENATE([Input.D585];&quot;,&quot;)" office:value-type="string" office:string-value="10,">
            <text:p>10,</text:p>
          </table:table-cell>
          <table:table-cell table:formula="of:=CONCATENATE([Input.E585];&quot;,&quot;)" office:value-type="string" office:string-value="-38399.5,">
            <text:p>-38399.5,</text:p>
          </table:table-cell>
          <table:table-cell table:formula="of:=CONCATENATE([Input.F585];&quot;,&quot;)" office:value-type="string" office:string-value="34132.8,">
            <text:p>34132.8,</text:p>
          </table:table-cell>
          <table:table-cell table:formula="of:=CONCATENATE([Input.G585];&quot;,&quot;)" office:value-type="string" office:string-value="0,">
            <text:p>0,</text:p>
          </table:table-cell>
          <table:table-cell table:formula="of:=CONCATENATE(&quot;'&quot;;[Input.H585];&quot;',&quot;)" office:value-type="string" office:string-value="'Octavian\'s Field',">
            <text:p>'Octavian\'s Field',</text:p>
          </table:table-cell>
          <table:table-cell table:formula="of:=CONCATENATE(&quot;'&quot;;[Input.I585];&quot;',&quot;)" office:value-type="string" office:string-value="'Metal 1;Metal 3',">
            <text:p>'Metal 1;Metal 3',</text:p>
          </table:table-cell>
          <table:table-cell table:formula="of:=CONCATENATE(&quot;'&quot;;[Input.J58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86]" office:value-type="string" office:string-value="Primus">
            <text:p>Primus</text:p>
          </table:table-cell>
          <table:table-cell table:formula="of:=CONCATENATE(&quot;['&quot;;[Input.B586];&quot;',&quot;)" office:value-type="string" office:string-value="['RN Lv4',">
            <text:p>['RN Lv4',</text:p>
          </table:table-cell>
          <table:table-cell table:formula="of:=CONCATENATE([Input.C586];&quot;,&quot;)" office:value-type="string" office:string-value="4,">
            <text:p>4,</text:p>
          </table:table-cell>
          <table:table-cell table:formula="of:=CONCATENATE([Input.D586];&quot;,&quot;)" office:value-type="string" office:string-value="10,">
            <text:p>10,</text:p>
          </table:table-cell>
          <table:table-cell table:formula="of:=CONCATENATE([Input.E586];&quot;,&quot;)" office:value-type="string" office:string-value="-26933.2,">
            <text:p>-26933.2,</text:p>
          </table:table-cell>
          <table:table-cell table:formula="of:=CONCATENATE([Input.F586];&quot;,&quot;)" office:value-type="string" office:string-value="22666.5,">
            <text:p>22666.5,</text:p>
          </table:table-cell>
          <table:table-cell table:formula="of:=CONCATENATE([Input.G586];&quot;,&quot;)" office:value-type="string" office:string-value="0,">
            <text:p>0,</text:p>
          </table:table-cell>
          <table:table-cell table:formula="of:=CONCATENATE(&quot;'&quot;;[Input.H586];&quot;',&quot;)" office:value-type="string" office:string-value="'Octavian\'s Field',">
            <text:p>'Octavian\'s Field',</text:p>
          </table:table-cell>
          <table:table-cell table:formula="of:=CONCATENATE(&quot;'&quot;;[Input.I586];&quot;',&quot;)" office:value-type="string" office:string-value="'Metal 2;Reactive 2',">
            <text:p>'Metal 2;Reactive 2',</text:p>
          </table:table-cell>
          <table:table-cell table:formula="of:=CONCATENATE(&quot;'&quot;;[Input.J58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87]" office:value-type="string" office:string-value="Primus">
            <text:p>Primus</text:p>
          </table:table-cell>
          <table:table-cell table:formula="of:=CONCATENATE(&quot;['&quot;;[Input.B587];&quot;',&quot;)" office:value-type="string" office:string-value="['RN L4',">
            <text:p>['RN L4',</text:p>
          </table:table-cell>
          <table:table-cell table:formula="of:=CONCATENATE([Input.C587];&quot;,&quot;)" office:value-type="string" office:string-value="4,">
            <text:p>4,</text:p>
          </table:table-cell>
          <table:table-cell table:formula="of:=CONCATENATE([Input.D587];&quot;,&quot;)" office:value-type="string" office:string-value="10,">
            <text:p>10,</text:p>
          </table:table-cell>
          <table:table-cell table:formula="of:=CONCATENATE([Input.E587];&quot;,&quot;)" office:value-type="string" office:string-value="-24799.5,">
            <text:p>-24799.5,</text:p>
          </table:table-cell>
          <table:table-cell table:formula="of:=CONCATENATE([Input.F587];&quot;,&quot;)" office:value-type="string" office:string-value="34132.8,">
            <text:p>34132.8,</text:p>
          </table:table-cell>
          <table:table-cell table:formula="of:=CONCATENATE([Input.G587];&quot;,&quot;)" office:value-type="string" office:string-value="0,">
            <text:p>0,</text:p>
          </table:table-cell>
          <table:table-cell table:formula="of:=CONCATENATE(&quot;'&quot;;[Input.H587];&quot;',&quot;)" office:value-type="string" office:string-value="'Octavian\'s Field',">
            <text:p>'Octavian\'s Field',</text:p>
          </table:table-cell>
          <table:table-cell table:formula="of:=CONCATENATE(&quot;'&quot;;[Input.I587];&quot;',&quot;)" office:value-type="string" office:string-value="'Hydrocarbon 1;Hydrocarbon 3',">
            <text:p>'Hydrocarbon 1;Hydrocarbon 3',</text:p>
          </table:table-cell>
          <table:table-cell table:formula="of:=CONCATENATE(&quot;'&quot;;[Input.J58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88]" office:value-type="string" office:string-value="Primus">
            <text:p>Primus</text:p>
          </table:table-cell>
          <table:table-cell table:formula="of:=CONCATENATE(&quot;['&quot;;[Input.B588];&quot;',&quot;)" office:value-type="string" office:string-value="['ERN lvl 1',">
            <text:p>['ERN lvl 1',</text:p>
          </table:table-cell>
          <table:table-cell table:formula="of:=CONCATENATE([Input.C588];&quot;,&quot;)" office:value-type="string" office:string-value="1,">
            <text:p>1,</text:p>
          </table:table-cell>
          <table:table-cell table:formula="of:=CONCATENATE([Input.D588];&quot;,&quot;)" office:value-type="string" office:string-value="10,">
            <text:p>10,</text:p>
          </table:table-cell>
          <table:table-cell table:formula="of:=CONCATENATE([Input.E588];&quot;,&quot;)" office:value-type="string" office:string-value="116801,">
            <text:p>116801,</text:p>
          </table:table-cell>
          <table:table-cell table:formula="of:=CONCATENATE([Input.F588];&quot;,&quot;)" office:value-type="string" office:string-value="-36267.4,">
            <text:p>-36267.4,</text:p>
          </table:table-cell>
          <table:table-cell table:formula="of:=CONCATENATE([Input.G588];&quot;,&quot;)" office:value-type="string" office:string-value="0,">
            <text:p>0,</text:p>
          </table:table-cell>
          <table:table-cell table:formula="of:=CONCATENATE(&quot;'&quot;;[Input.H588];&quot;',&quot;)" office:value-type="string" office:string-value="'Nav Primus 5',">
            <text:p>'Nav Primus 5',</text:p>
          </table:table-cell>
          <table:table-cell table:formula="of:=CONCATENATE(&quot;'&quot;;[Input.I588];&quot;',&quot;)" office:value-type="string" office:string-value="'Gem 3;Gem 2',">
            <text:p>'Gem 3;Gem 2',</text:p>
          </table:table-cell>
          <table:table-cell table:formula="of:=CONCATENATE(&quot;'&quot;;[Input.J58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89]" office:value-type="string" office:string-value="Primus">
            <text:p>Primus</text:p>
          </table:table-cell>
          <table:table-cell table:formula="of:=CONCATENATE(&quot;['&quot;;[Input.B589];&quot;',&quot;)" office:value-type="string" office:string-value="['ERN lvl 1',">
            <text:p>['ERN lvl 1',</text:p>
          </table:table-cell>
          <table:table-cell table:formula="of:=CONCATENATE([Input.C589];&quot;,&quot;)" office:value-type="string" office:string-value="1,">
            <text:p>1,</text:p>
          </table:table-cell>
          <table:table-cell table:formula="of:=CONCATENATE([Input.D589];&quot;,&quot;)" office:value-type="string" office:string-value="10,">
            <text:p>10,</text:p>
          </table:table-cell>
          <table:table-cell table:formula="of:=CONCATENATE([Input.E589];&quot;,&quot;)" office:value-type="string" office:string-value="102401,">
            <text:p>102401,</text:p>
          </table:table-cell>
          <table:table-cell table:formula="of:=CONCATENATE([Input.F589];&quot;,&quot;)" office:value-type="string" office:string-value="-24267.4,">
            <text:p>-24267.4,</text:p>
          </table:table-cell>
          <table:table-cell table:formula="of:=CONCATENATE([Input.G589];&quot;,&quot;)" office:value-type="string" office:string-value="0,">
            <text:p>0,</text:p>
          </table:table-cell>
          <table:table-cell table:formula="of:=CONCATENATE(&quot;'&quot;;[Input.H589];&quot;',&quot;)" office:value-type="string" office:string-value="'Tiberius Shipyard Duo',">
            <text:p>'Tiberius Shipyard Duo',</text:p>
          </table:table-cell>
          <table:table-cell table:formula="of:=CONCATENATE(&quot;'&quot;;[Input.I589];&quot;',&quot;)" office:value-type="string" office:string-value="'Gem 1',">
            <text:p>'Gem 1',</text:p>
          </table:table-cell>
          <table:table-cell table:formula="of:=CONCATENATE(&quot;'&quot;;[Input.J58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90]" office:value-type="string" office:string-value="Primus">
            <text:p>Primus</text:p>
          </table:table-cell>
          <table:table-cell table:formula="of:=CONCATENATE(&quot;['&quot;;[Input.B590];&quot;',&quot;)" office:value-type="string" office:string-value="['ERN lvl 1',">
            <text:p>['ERN lvl 1',</text:p>
          </table:table-cell>
          <table:table-cell table:formula="of:=CONCATENATE([Input.C590];&quot;,&quot;)" office:value-type="string" office:string-value="1,">
            <text:p>1,</text:p>
          </table:table-cell>
          <table:table-cell table:formula="of:=CONCATENATE([Input.D590];&quot;,&quot;)" office:value-type="string" office:string-value="10,">
            <text:p>10,</text:p>
          </table:table-cell>
          <table:table-cell table:formula="of:=CONCATENATE([Input.E590];&quot;,&quot;)" office:value-type="string" office:string-value="91467.2,">
            <text:p>91467.2,</text:p>
          </table:table-cell>
          <table:table-cell table:formula="of:=CONCATENATE([Input.F590];&quot;,&quot;)" office:value-type="string" office:string-value="-37867.4,">
            <text:p>-37867.4,</text:p>
          </table:table-cell>
          <table:table-cell table:formula="of:=CONCATENATE([Input.G590];&quot;,&quot;)" office:value-type="string" office:string-value="0,">
            <text:p>0,</text:p>
          </table:table-cell>
          <table:table-cell table:formula="of:=CONCATENATE(&quot;'&quot;;[Input.H590];&quot;',&quot;)" office:value-type="string" office:string-value="'Pax Corsun',">
            <text:p>'Pax Corsun',</text:p>
          </table:table-cell>
          <table:table-cell table:formula="of:=CONCATENATE(&quot;'&quot;;[Input.I590];&quot;',&quot;)" office:value-type="string" office:string-value="'Gem 2',">
            <text:p>'Gem 2',</text:p>
          </table:table-cell>
          <table:table-cell table:formula="of:=CONCATENATE(&quot;'&quot;;[Input.J59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91]" office:value-type="string" office:string-value="Primus">
            <text:p>Primus</text:p>
          </table:table-cell>
          <table:table-cell table:formula="of:=CONCATENATE(&quot;['&quot;;[Input.B591];&quot;',&quot;)" office:value-type="string" office:string-value="['ERN lvl 1',">
            <text:p>['ERN lvl 1',</text:p>
          </table:table-cell>
          <table:table-cell table:formula="of:=CONCATENATE([Input.C591];&quot;,&quot;)" office:value-type="string" office:string-value="1,">
            <text:p>1,</text:p>
          </table:table-cell>
          <table:table-cell table:formula="of:=CONCATENATE([Input.D591];&quot;,&quot;)" office:value-type="string" office:string-value="10,">
            <text:p>10,</text:p>
          </table:table-cell>
          <table:table-cell table:formula="of:=CONCATENATE([Input.E591];&quot;,&quot;)" office:value-type="string" office:string-value="105067,">
            <text:p>105067,</text:p>
          </table:table-cell>
          <table:table-cell table:formula="of:=CONCATENATE([Input.F591];&quot;,&quot;)" office:value-type="string" office:string-value="-46934,">
            <text:p>-46934,</text:p>
          </table:table-cell>
          <table:table-cell table:formula="of:=CONCATENATE([Input.G591];&quot;,&quot;)" office:value-type="string" office:string-value="0,">
            <text:p>0,</text:p>
          </table:table-cell>
          <table:table-cell table:formula="of:=CONCATENATE(&quot;'&quot;;[Input.H591];&quot;',&quot;)" office:value-type="string" office:string-value="'Pax Herbus',">
            <text:p>'Pax Herbus',</text:p>
          </table:table-cell>
          <table:table-cell table:formula="of:=CONCATENATE(&quot;'&quot;;[Input.I591];&quot;',&quot;)" office:value-type="string" office:string-value="'Gem 2',">
            <text:p>'Gem 2',</text:p>
          </table:table-cell>
          <table:table-cell table:formula="of:=CONCATENATE(&quot;'&quot;;[Input.J59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92]" office:value-type="string" office:string-value="Primus">
            <text:p>Primus</text:p>
          </table:table-cell>
          <table:table-cell table:formula="of:=CONCATENATE(&quot;['&quot;;[Input.B592];&quot;',&quot;)" office:value-type="string" office:string-value="['ERN lvl 9',">
            <text:p>['ERN lvl 9',</text:p>
          </table:table-cell>
          <table:table-cell table:formula="of:=CONCATENATE([Input.C592];&quot;,&quot;)" office:value-type="string" office:string-value="1,">
            <text:p>1,</text:p>
          </table:table-cell>
          <table:table-cell table:formula="of:=CONCATENATE([Input.D592];&quot;,&quot;)" office:value-type="string" office:string-value="10,">
            <text:p>10,</text:p>
          </table:table-cell>
          <table:table-cell table:formula="of:=CONCATENATE([Input.E592];&quot;,&quot;)" office:value-type="string" office:string-value="44534.3,">
            <text:p>44534.3,</text:p>
          </table:table-cell>
          <table:table-cell table:formula="of:=CONCATENATE([Input.F592];&quot;,&quot;)" office:value-type="string" office:string-value="52265.8,">
            <text:p>52265.8,</text:p>
          </table:table-cell>
          <table:table-cell table:formula="of:=CONCATENATE([Input.G592];&quot;,&quot;)" office:value-type="string" office:string-value="0,">
            <text:p>0,</text:p>
          </table:table-cell>
          <table:table-cell table:formula="of:=CONCATENATE(&quot;'&quot;;[Input.H592];&quot;',&quot;)" office:value-type="string" office:string-value="'Augustus\' Pride',">
            <text:p>'Augustus\' Pride',</text:p>
          </table:table-cell>
          <table:table-cell table:formula="of:=CONCATENATE(&quot;'&quot;;[Input.I592];&quot;',&quot;)" office:value-type="string" office:string-value="'Gem 3;Metal 1;Reactive 1',">
            <text:p>'Gem 3;Metal 1;Reactive 1',</text:p>
          </table:table-cell>
          <table:table-cell table:formula="of:=CONCATENATE(&quot;'&quot;;[Input.J59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93]" office:value-type="string" office:string-value="Primus">
            <text:p>Primus</text:p>
          </table:table-cell>
          <table:table-cell table:formula="of:=CONCATENATE(&quot;['&quot;;[Input.B593];&quot;',&quot;)" office:value-type="string" office:string-value="['ERN lvl 1',">
            <text:p>['ERN lvl 1',</text:p>
          </table:table-cell>
          <table:table-cell table:formula="of:=CONCATENATE([Input.C593];&quot;,&quot;)" office:value-type="string" office:string-value="1,">
            <text:p>1,</text:p>
          </table:table-cell>
          <table:table-cell table:formula="of:=CONCATENATE([Input.D593];&quot;,&quot;)" office:value-type="string" office:string-value="10,">
            <text:p>10,</text:p>
          </table:table-cell>
          <table:table-cell table:formula="of:=CONCATENATE([Input.E593];&quot;,&quot;)" office:value-type="string" office:string-value="18401,">
            <text:p>18401,</text:p>
          </table:table-cell>
          <table:table-cell table:formula="of:=CONCATENATE([Input.F593];&quot;,&quot;)" office:value-type="string" office:string-value="-9067.19,">
            <text:p>-9067.19,</text:p>
          </table:table-cell>
          <table:table-cell table:formula="of:=CONCATENATE([Input.G593];&quot;,&quot;)" office:value-type="string" office:string-value="0,">
            <text:p>0,</text:p>
          </table:table-cell>
          <table:table-cell table:formula="of:=CONCATENATE(&quot;'&quot;;[Input.H593];&quot;',&quot;)" office:value-type="string" office:string-value="'Nav Primus 3',">
            <text:p>'Nav Primus 3',</text:p>
          </table:table-cell>
          <table:table-cell table:formula="of:=CONCATENATE(&quot;'&quot;;[Input.I593];&quot;',&quot;)" office:value-type="string" office:string-value="'Gem 2;Reactive 2;Hydrocarbon 1',">
            <text:p>'Gem 2;Reactive 2;Hydrocarbon 1',</text:p>
          </table:table-cell>
          <table:table-cell table:formula="of:=CONCATENATE(&quot;'&quot;;[Input.J59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94]" office:value-type="string" office:string-value="Primus">
            <text:p>Primus</text:p>
          </table:table-cell>
          <table:table-cell table:formula="of:=CONCATENATE(&quot;['&quot;;[Input.B594];&quot;',&quot;)" office:value-type="string" office:string-value="['ERN lvl 1',">
            <text:p>['ERN lvl 1',</text:p>
          </table:table-cell>
          <table:table-cell table:formula="of:=CONCATENATE([Input.C594];&quot;,&quot;)" office:value-type="string" office:string-value="1,">
            <text:p>1,</text:p>
          </table:table-cell>
          <table:table-cell table:formula="of:=CONCATENATE([Input.D594];&quot;,&quot;)" office:value-type="string" office:string-value="10,">
            <text:p>10,</text:p>
          </table:table-cell>
          <table:table-cell table:formula="of:=CONCATENATE([Input.E594];&quot;,&quot;)" office:value-type="string" office:string-value="16801,">
            <text:p>16801,</text:p>
          </table:table-cell>
          <table:table-cell table:formula="of:=CONCATENATE([Input.F594];&quot;,&quot;)" office:value-type="string" office:string-value="-30133.8,">
            <text:p>-30133.8,</text:p>
          </table:table-cell>
          <table:table-cell table:formula="of:=CONCATENATE([Input.G594];&quot;,&quot;)" office:value-type="string" office:string-value="0,">
            <text:p>0,</text:p>
          </table:table-cell>
          <table:table-cell table:formula="of:=CONCATENATE(&quot;'&quot;;[Input.H594];&quot;',&quot;)" office:value-type="string" office:string-value="'Nav Primus 3',">
            <text:p>'Nav Primus 3',</text:p>
          </table:table-cell>
          <table:table-cell table:formula="of:=CONCATENATE(&quot;'&quot;;[Input.I594];&quot;',&quot;)" office:value-type="string" office:string-value="'Reactive 1;Hydrocarbon 3;Gem 3',">
            <text:p>'Reactive 1;Hydrocarbon 3;Gem 3',</text:p>
          </table:table-cell>
          <table:table-cell table:formula="of:=CONCATENATE(&quot;'&quot;;[Input.J59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95]" office:value-type="string" office:string-value="Primus">
            <text:p>Primus</text:p>
          </table:table-cell>
          <table:table-cell table:formula="of:=CONCATENATE(&quot;['&quot;;[Input.B595];&quot;',&quot;)" office:value-type="string" office:string-value="['Mob 3',">
            <text:p>['Mob 3',</text:p>
          </table:table-cell>
          <table:table-cell table:formula="of:=CONCATENATE([Input.C595];&quot;,&quot;)" office:value-type="string" office:string-value="NULL,">
            <text:p>NULL,</text:p>
          </table:table-cell>
          <table:table-cell table:formula="of:=CONCATENATE([Input.D595];&quot;,&quot;)" office:value-type="string" office:string-value="NULL,">
            <text:p>NULL,</text:p>
          </table:table-cell>
          <table:table-cell table:formula="of:=CONCATENATE([Input.E595];&quot;,&quot;)" office:value-type="string" office:string-value="41066.8,">
            <text:p>41066.8,</text:p>
          </table:table-cell>
          <table:table-cell table:formula="of:=CONCATENATE([Input.F595];&quot;,&quot;)" office:value-type="string" office:string-value="-25866.8,">
            <text:p>-25866.8,</text:p>
          </table:table-cell>
          <table:table-cell table:formula="of:=CONCATENATE([Input.G595];&quot;,&quot;)" office:value-type="string" office:string-value="0,">
            <text:p>0,</text:p>
          </table:table-cell>
          <table:table-cell table:formula="of:=CONCATENATE(&quot;'&quot;;[Input.H595];&quot;',&quot;)" office:value-type="string" office:string-value="'Nav Primus 3',">
            <text:p>'Nav Primus 3',</text:p>
          </table:table-cell>
          <table:table-cell table:formula="of:=CONCATENATE(&quot;'&quot;;[Input.I595];&quot;',&quot;)" office:value-type="string" office:string-value="'Reactive 2;Reactive 3;Gem 1',">
            <text:p>'Reactive 2;Reactive 3;Gem 1',</text:p>
          </table:table-cell>
          <table:table-cell table:formula="of:=CONCATENATE(&quot;'&quot;;[Input.J59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96]" office:value-type="string" office:string-value="Ragnarok">
            <text:p>Ragnarok</text:p>
          </table:table-cell>
          <table:table-cell table:formula="of:=CONCATENATE(&quot;['&quot;;[Input.B596];&quot;',&quot;)" office:value-type="string" office:string-value="['Harvest Field 2',">
            <text:p>['Harvest Field 2',</text:p>
          </table:table-cell>
          <table:table-cell table:formula="of:=CONCATENATE([Input.C596];&quot;,&quot;)" office:value-type="string" office:string-value="8,">
            <text:p>8,</text:p>
          </table:table-cell>
          <table:table-cell table:formula="of:=CONCATENATE([Input.D596];&quot;,&quot;)" office:value-type="string" office:string-value="25,">
            <text:p>25,</text:p>
          </table:table-cell>
          <table:table-cell table:formula="of:=CONCATENATE([Input.E596];&quot;,&quot;)" office:value-type="string" office:string-value="104738,">
            <text:p>104738,</text:p>
          </table:table-cell>
          <table:table-cell table:formula="of:=CONCATENATE([Input.F596];&quot;,&quot;)" office:value-type="string" office:string-value="159.939,">
            <text:p>159.939,</text:p>
          </table:table-cell>
          <table:table-cell table:formula="of:=CONCATENATE([Input.G596];&quot;,&quot;)" office:value-type="string" office:string-value="0,">
            <text:p>0,</text:p>
          </table:table-cell>
          <table:table-cell table:formula="of:=CONCATENATE(&quot;'&quot;;[Input.H596];&quot;',&quot;)" office:value-type="string" office:string-value="'Trader\'s Fort',">
            <text:p>'Trader\'s Fort',</text:p>
          </table:table-cell>
          <table:table-cell table:formula="of:=CONCATENATE(&quot;'&quot;;[Input.I596];&quot;',&quot;)" office:value-type="string" office:string-value="'Gem 3;Hydrocarbon 3',">
            <text:p>'Gem 3;Hydrocarbon 3',</text:p>
          </table:table-cell>
          <table:table-cell table:formula="of:=CONCATENATE(&quot;'&quot;;[Input.J59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97]" office:value-type="string" office:string-value="Ragnarok">
            <text:p>Ragnarok</text:p>
          </table:table-cell>
          <table:table-cell table:formula="of:=CONCATENATE(&quot;['&quot;;[Input.B597];&quot;',&quot;)" office:value-type="string" office:string-value="['Harvest Field 9',">
            <text:p>['Harvest Field 9',</text:p>
          </table:table-cell>
          <table:table-cell table:formula="of:=CONCATENATE([Input.C597];&quot;,&quot;)" office:value-type="string" office:string-value="8,">
            <text:p>8,</text:p>
          </table:table-cell>
          <table:table-cell table:formula="of:=CONCATENATE([Input.D597];&quot;,&quot;)" office:value-type="string" office:string-value="25,">
            <text:p>25,</text:p>
          </table:table-cell>
          <table:table-cell table:formula="of:=CONCATENATE([Input.E597];&quot;,&quot;)" office:value-type="string" office:string-value="-21527.2,">
            <text:p>-21527.2,</text:p>
          </table:table-cell>
          <table:table-cell table:formula="of:=CONCATENATE([Input.F597];&quot;,&quot;)" office:value-type="string" office:string-value="20427.1,">
            <text:p>20427.1,</text:p>
          </table:table-cell>
          <table:table-cell table:formula="of:=CONCATENATE([Input.G597];&quot;,&quot;)" office:value-type="string" office:string-value="0,">
            <text:p>0,</text:p>
          </table:table-cell>
          <table:table-cell table:formula="of:=CONCATENATE(&quot;'&quot;;[Input.H597];&quot;',&quot;)" office:value-type="string" office:string-value="'Calamity',">
            <text:p>'Calamity',</text:p>
          </table:table-cell>
          <table:table-cell table:formula="of:=CONCATENATE(&quot;'&quot;;[Input.I597];&quot;',&quot;)" office:value-type="string" office:string-value="'Hydrocarbon 3;Metal 3',">
            <text:p>'Hydrocarbon 3;Metal 3',</text:p>
          </table:table-cell>
          <table:table-cell table:formula="of:=CONCATENATE(&quot;'&quot;;[Input.J59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98]" office:value-type="string" office:string-value="Ragnarok">
            <text:p>Ragnarok</text:p>
          </table:table-cell>
          <table:table-cell table:formula="of:=CONCATENATE(&quot;['&quot;;[Input.B598];&quot;',&quot;)" office:value-type="string" office:string-value="['Gas Field',">
            <text:p>['Gas Field',</text:p>
          </table:table-cell>
          <table:table-cell table:formula="of:=CONCATENATE([Input.C598];&quot;,&quot;)" office:value-type="string" office:string-value="8,">
            <text:p>8,</text:p>
          </table:table-cell>
          <table:table-cell table:formula="of:=CONCATENATE([Input.D598];&quot;,&quot;)" office:value-type="string" office:string-value="25,">
            <text:p>25,</text:p>
          </table:table-cell>
          <table:table-cell table:formula="of:=CONCATENATE([Input.E598];&quot;,&quot;)" office:value-type="string" office:string-value="57941,">
            <text:p>57941,</text:p>
          </table:table-cell>
          <table:table-cell table:formula="of:=CONCATENATE([Input.F598];&quot;,&quot;)" office:value-type="string" office:string-value="-87319,">
            <text:p>-87319,</text:p>
          </table:table-cell>
          <table:table-cell table:formula="of:=CONCATENATE([Input.G598];&quot;,&quot;)" office:value-type="string" office:string-value="0,">
            <text:p>0,</text:p>
          </table:table-cell>
          <table:table-cell table:formula="of:=CONCATENATE(&quot;'&quot;;[Input.H598];&quot;',&quot;)" office:value-type="string" office:string-value="'Trader\'s Fort',">
            <text:p>'Trader\'s Fort',</text:p>
          </table:table-cell>
          <table:table-cell table:formula="of:=CONCATENATE(&quot;'&quot;;[Input.I598];&quot;',&quot;)" office:value-type="string" office:string-value="'Gas Pocket 1',">
            <text:p>'Gas Pocket 1',</text:p>
          </table:table-cell>
          <table:table-cell table:formula="of:=CONCATENATE(&quot;'&quot;;[Input.J59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599]" office:value-type="string" office:string-value="Ragnarok">
            <text:p>Ragnarok</text:p>
          </table:table-cell>
          <table:table-cell table:formula="of:=CONCATENATE(&quot;['&quot;;[Input.B599];&quot;',&quot;)" office:value-type="string" office:string-value="['Gas',">
            <text:p>['Gas',</text:p>
          </table:table-cell>
          <table:table-cell table:formula="of:=CONCATENATE([Input.C599];&quot;,&quot;)" office:value-type="string" office:string-value="7,">
            <text:p>7,</text:p>
          </table:table-cell>
          <table:table-cell table:formula="of:=CONCATENATE([Input.D599];&quot;,&quot;)" office:value-type="string" office:string-value="30,">
            <text:p>30,</text:p>
          </table:table-cell>
          <table:table-cell table:formula="of:=CONCATENATE([Input.E599];&quot;,&quot;)" office:value-type="string" office:string-value="54146.5,">
            <text:p>54146.5,</text:p>
          </table:table-cell>
          <table:table-cell table:formula="of:=CONCATENATE([Input.F599];&quot;,&quot;)" office:value-type="string" office:string-value="-55551,">
            <text:p>-55551,</text:p>
          </table:table-cell>
          <table:table-cell table:formula="of:=CONCATENATE([Input.G599];&quot;,&quot;)" office:value-type="string" office:string-value="0,">
            <text:p>0,</text:p>
          </table:table-cell>
          <table:table-cell table:formula="of:=CONCATENATE(&quot;'&quot;;[Input.H599];&quot;',&quot;)" office:value-type="string" office:string-value="'Trader\'s Fort',">
            <text:p>'Trader\'s Fort',</text:p>
          </table:table-cell>
          <table:table-cell table:formula="of:=CONCATENATE(&quot;'&quot;;[Input.I599];&quot;',&quot;)" office:value-type="string" office:string-value="'Reactive 3;Hydrocarbon 3',">
            <text:p>'Reactive 3;Hydrocarbon 3',</text:p>
          </table:table-cell>
          <table:table-cell table:formula="of:=CONCATENATE(&quot;'&quot;;[Input.J59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00]" office:value-type="string" office:string-value="Ragnarok">
            <text:p>Ragnarok</text:p>
          </table:table-cell>
          <table:table-cell table:formula="of:=CONCATENATE(&quot;['&quot;;[Input.B600];&quot;',&quot;)" office:value-type="string" office:string-value="['Harvest 8',">
            <text:p>['Harvest 8',</text:p>
          </table:table-cell>
          <table:table-cell table:formula="of:=CONCATENATE([Input.C600];&quot;,&quot;)" office:value-type="string" office:string-value="7,">
            <text:p>7,</text:p>
          </table:table-cell>
          <table:table-cell table:formula="of:=CONCATENATE([Input.D600];&quot;,&quot;)" office:value-type="string" office:string-value="25,">
            <text:p>25,</text:p>
          </table:table-cell>
          <table:table-cell table:formula="of:=CONCATENATE([Input.E600];&quot;,&quot;)" office:value-type="string" office:string-value="-150906,">
            <text:p>-150906,</text:p>
          </table:table-cell>
          <table:table-cell table:formula="of:=CONCATENATE([Input.F600];&quot;,&quot;)" office:value-type="string" office:string-value="55239.5,">
            <text:p>55239.5,</text:p>
          </table:table-cell>
          <table:table-cell table:formula="of:=CONCATENATE([Input.G600];&quot;,&quot;)" office:value-type="string" office:string-value="0,">
            <text:p>0,</text:p>
          </table:table-cell>
          <table:table-cell table:formula="of:=CONCATENATE(&quot;'&quot;;[Input.H600];&quot;',&quot;)" office:value-type="string" office:string-value="'Sector Gate to Jotunheim',">
            <text:p>'Sector Gate to Jotunheim',</text:p>
          </table:table-cell>
          <table:table-cell table:formula="of:=CONCATENATE(&quot;'&quot;;[Input.I600];&quot;',&quot;)" office:value-type="string" office:string-value="'Gem 3;Hydrocarbon 3;Reactive 3',">
            <text:p>'Gem 3;Hydrocarbon 3;Reactive 3',</text:p>
          </table:table-cell>
          <table:table-cell table:formula="of:=CONCATENATE(&quot;'&quot;;[Input.J60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01]" office:value-type="string" office:string-value="Ragnarok">
            <text:p>Ragnarok</text:p>
          </table:table-cell>
          <table:table-cell table:formula="of:=CONCATENATE(&quot;['&quot;;[Input.B601];&quot;',&quot;)" office:value-type="string" office:string-value="['Ores ACGH',">
            <text:p>['Ores ACGH',</text:p>
          </table:table-cell>
          <table:table-cell table:formula="of:=CONCATENATE([Input.C601];&quot;,&quot;)" office:value-type="string" office:string-value="7,">
            <text:p>7,</text:p>
          </table:table-cell>
          <table:table-cell table:formula="of:=CONCATENATE([Input.D601];&quot;,&quot;)" office:value-type="string" office:string-value="30,">
            <text:p>30,</text:p>
          </table:table-cell>
          <table:table-cell table:formula="of:=CONCATENATE([Input.E601];&quot;,&quot;)" office:value-type="string" office:string-value="-90872.1,">
            <text:p>-90872.1,</text:p>
          </table:table-cell>
          <table:table-cell table:formula="of:=CONCATENATE([Input.F601];&quot;,&quot;)" office:value-type="string" office:string-value="99029,">
            <text:p>99029,</text:p>
          </table:table-cell>
          <table:table-cell table:formula="of:=CONCATENATE([Input.G601];&quot;,&quot;)" office:value-type="string" office:string-value="0,">
            <text:p>0,</text:p>
          </table:table-cell>
          <table:table-cell table:formula="of:=CONCATENATE(&quot;'&quot;;[Input.H601];&quot;',&quot;)" office:value-type="string" office:string-value="'Dolor Chasm 1',">
            <text:p>'Dolor Chasm 1',</text:p>
          </table:table-cell>
          <table:table-cell table:formula="of:=CONCATENATE(&quot;'&quot;;[Input.I601];&quot;',&quot;)" office:value-type="string" office:string-value="'Metal 1;Gem 3;Reactive 3;Hydrocarbon 2',">
            <text:p>'Metal 1;Gem 3;Reactive 3;Hydrocarbon 2',</text:p>
          </table:table-cell>
          <table:table-cell table:formula="of:=CONCATENATE(&quot;'&quot;;[Input.J60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02]" office:value-type="string" office:string-value="Ragnarok">
            <text:p>Ragnarok</text:p>
          </table:table-cell>
          <table:table-cell table:formula="of:=CONCATENATE(&quot;['&quot;;[Input.B602];&quot;',&quot;)" office:value-type="string" office:string-value="['Ores ACGH',">
            <text:p>['Ores ACGH',</text:p>
          </table:table-cell>
          <table:table-cell table:formula="of:=CONCATENATE([Input.C602];&quot;,&quot;)" office:value-type="string" office:string-value="7,">
            <text:p>7,</text:p>
          </table:table-cell>
          <table:table-cell table:formula="of:=CONCATENATE([Input.D602];&quot;,&quot;)" office:value-type="string" office:string-value="25,">
            <text:p>25,</text:p>
          </table:table-cell>
          <table:table-cell table:formula="of:=CONCATENATE([Input.E602];&quot;,&quot;)" office:value-type="string" office:string-value="91304.7,">
            <text:p>91304.7,</text:p>
          </table:table-cell>
          <table:table-cell table:formula="of:=CONCATENATE([Input.F602];&quot;,&quot;)" office:value-type="string" office:string-value="92512.9,">
            <text:p>92512.9,</text:p>
          </table:table-cell>
          <table:table-cell table:formula="of:=CONCATENATE([Input.G602];&quot;,&quot;)" office:value-type="string" office:string-value="0,">
            <text:p>0,</text:p>
          </table:table-cell>
          <table:table-cell table:formula="of:=CONCATENATE(&quot;'&quot;;[Input.H602];&quot;',&quot;)" office:value-type="string" office:string-value="'Ragnarok\'s Terminal',">
            <text:p>'Ragnarok\'s Terminal',</text:p>
          </table:table-cell>
          <table:table-cell table:formula="of:=CONCATENATE(&quot;'&quot;;[Input.I602];&quot;',&quot;)" office:value-type="string" office:string-value="'Metal 2;Gem 3;Reactive 2;Hydrocarbon 2',">
            <text:p>'Metal 2;Gem 3;Reactive 2;Hydrocarbon 2',</text:p>
          </table:table-cell>
          <table:table-cell table:formula="of:=CONCATENATE(&quot;'&quot;;[Input.J60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03]" office:value-type="string" office:string-value="Ragnarok">
            <text:p>Ragnarok</text:p>
          </table:table-cell>
          <table:table-cell table:formula="of:=CONCATENATE(&quot;['&quot;;[Input.B603];&quot;',&quot;)" office:value-type="string" office:string-value="['Gas',">
            <text:p>['Gas',</text:p>
          </table:table-cell>
          <table:table-cell table:formula="of:=CONCATENATE([Input.C603];&quot;,&quot;)" office:value-type="string" office:string-value="7,">
            <text:p>7,</text:p>
          </table:table-cell>
          <table:table-cell table:formula="of:=CONCATENATE([Input.D603];&quot;,&quot;)" office:value-type="string" office:string-value="25,">
            <text:p>25,</text:p>
          </table:table-cell>
          <table:table-cell table:formula="of:=CONCATENATE([Input.E603];&quot;,&quot;)" office:value-type="string" office:string-value="64246.8,">
            <text:p>64246.8,</text:p>
          </table:table-cell>
          <table:table-cell table:formula="of:=CONCATENATE([Input.F603];&quot;,&quot;)" office:value-type="string" office:string-value="-84815.6,">
            <text:p>-84815.6,</text:p>
          </table:table-cell>
          <table:table-cell table:formula="of:=CONCATENATE([Input.G603];&quot;,&quot;)" office:value-type="string" office:string-value="0,">
            <text:p>0,</text:p>
          </table:table-cell>
          <table:table-cell table:formula="of:=CONCATENATE(&quot;'&quot;;[Input.H603];&quot;',&quot;)" office:value-type="string" office:string-value="'Trader\'s Fort',">
            <text:p>'Trader\'s Fort',</text:p>
          </table:table-cell>
          <table:table-cell table:formula="of:=CONCATENATE(&quot;'&quot;;[Input.I603];&quot;',&quot;)" office:value-type="string" office:string-value="'Gas Pocket 1',">
            <text:p>'Gas Pocket 1',</text:p>
          </table:table-cell>
          <table:table-cell table:formula="of:=CONCATENATE(&quot;'&quot;;[Input.J60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04]" office:value-type="string" office:string-value="Ragnarok">
            <text:p>Ragnarok</text:p>
          </table:table-cell>
          <table:table-cell table:formula="of:=CONCATENATE(&quot;['&quot;;[Input.B604];&quot;',&quot;)" office:value-type="string" office:string-value="['Gas',">
            <text:p>['Gas',</text:p>
          </table:table-cell>
          <table:table-cell table:formula="of:=CONCATENATE([Input.C604];&quot;,&quot;)" office:value-type="string" office:string-value="7,">
            <text:p>7,</text:p>
          </table:table-cell>
          <table:table-cell table:formula="of:=CONCATENATE([Input.D604];&quot;,&quot;)" office:value-type="string" office:string-value="25,">
            <text:p>25,</text:p>
          </table:table-cell>
          <table:table-cell table:formula="of:=CONCATENATE([Input.E604];&quot;,&quot;)" office:value-type="string" office:string-value="58133.3,">
            <text:p>58133.3,</text:p>
          </table:table-cell>
          <table:table-cell table:formula="of:=CONCATENATE([Input.F604];&quot;,&quot;)" office:value-type="string" office:string-value="-86666.7,">
            <text:p>-86666.7,</text:p>
          </table:table-cell>
          <table:table-cell table:formula="of:=CONCATENATE([Input.G604];&quot;,&quot;)" office:value-type="string" office:string-value="0,">
            <text:p>0,</text:p>
          </table:table-cell>
          <table:table-cell table:formula="of:=CONCATENATE(&quot;'&quot;;[Input.H604];&quot;',&quot;)" office:value-type="string" office:string-value="'Trader\'s Fort',">
            <text:p>'Trader\'s Fort',</text:p>
          </table:table-cell>
          <table:table-cell table:formula="of:=CONCATENATE(&quot;'&quot;;[Input.I604];&quot;',&quot;)" office:value-type="string" office:string-value="'Gas Pocket 1',">
            <text:p>'Gas Pocket 1',</text:p>
          </table:table-cell>
          <table:table-cell table:formula="of:=CONCATENATE(&quot;'&quot;;[Input.J60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05]" office:value-type="string" office:string-value="Ragnarok">
            <text:p>Ragnarok</text:p>
          </table:table-cell>
          <table:table-cell table:formula="of:=CONCATENATE(&quot;['&quot;;[Input.B605];&quot;',&quot;)" office:value-type="string" office:string-value="['Gas',">
            <text:p>['Gas',</text:p>
          </table:table-cell>
          <table:table-cell table:formula="of:=CONCATENATE([Input.C605];&quot;,&quot;)" office:value-type="string" office:string-value="7,">
            <text:p>7,</text:p>
          </table:table-cell>
          <table:table-cell table:formula="of:=CONCATENATE([Input.D605];&quot;,&quot;)" office:value-type="string" office:string-value="35,">
            <text:p>35,</text:p>
          </table:table-cell>
          <table:table-cell table:formula="of:=CONCATENATE([Input.E605];&quot;,&quot;)" office:value-type="string" office:string-value="51466.7,">
            <text:p>51466.7,</text:p>
          </table:table-cell>
          <table:table-cell table:formula="of:=CONCATENATE([Input.F605];&quot;,&quot;)" office:value-type="string" office:string-value="-86933.3,">
            <text:p>-86933.3,</text:p>
          </table:table-cell>
          <table:table-cell table:formula="of:=CONCATENATE([Input.G605];&quot;,&quot;)" office:value-type="string" office:string-value="0,">
            <text:p>0,</text:p>
          </table:table-cell>
          <table:table-cell table:formula="of:=CONCATENATE(&quot;'&quot;;[Input.H605];&quot;',&quot;)" office:value-type="string" office:string-value="'Trader\'s Fort',">
            <text:p>'Trader\'s Fort',</text:p>
          </table:table-cell>
          <table:table-cell table:formula="of:=CONCATENATE(&quot;'&quot;;[Input.I605];&quot;',&quot;)" office:value-type="string" office:string-value="'Gas Pocket 1',">
            <text:p>'Gas Pocket 1',</text:p>
          </table:table-cell>
          <table:table-cell table:formula="of:=CONCATENATE(&quot;'&quot;;[Input.J60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06]" office:value-type="string" office:string-value="Ragnarok">
            <text:p>Ragnarok</text:p>
          </table:table-cell>
          <table:table-cell table:formula="of:=CONCATENATE(&quot;['&quot;;[Input.B606];&quot;',&quot;)" office:value-type="string" office:string-value="['Harvest Field 3',">
            <text:p>['Harvest Field 3',</text:p>
          </table:table-cell>
          <table:table-cell table:formula="of:=CONCATENATE([Input.C606];&quot;,&quot;)" office:value-type="string" office:string-value="6,">
            <text:p>6,</text:p>
          </table:table-cell>
          <table:table-cell table:formula="of:=CONCATENATE([Input.D606];&quot;,&quot;)" office:value-type="string" office:string-value="20,">
            <text:p>20,</text:p>
          </table:table-cell>
          <table:table-cell table:formula="of:=CONCATENATE([Input.E606];&quot;,&quot;)" office:value-type="string" office:string-value="-53022.8,">
            <text:p>-53022.8,</text:p>
          </table:table-cell>
          <table:table-cell table:formula="of:=CONCATENATE([Input.F606];&quot;,&quot;)" office:value-type="string" office:string-value="78885.2,">
            <text:p>78885.2,</text:p>
          </table:table-cell>
          <table:table-cell table:formula="of:=CONCATENATE([Input.G606];&quot;,&quot;)" office:value-type="string" office:string-value="0,">
            <text:p>0,</text:p>
          </table:table-cell>
          <table:table-cell table:formula="of:=CONCATENATE(&quot;'&quot;;[Input.H606];&quot;',&quot;)" office:value-type="string" office:string-value="'Dolor Chasm 1',">
            <text:p>'Dolor Chasm 1',</text:p>
          </table:table-cell>
          <table:table-cell table:formula="of:=CONCATENATE(&quot;'&quot;;[Input.I606];&quot;',&quot;)" office:value-type="string" office:string-value="'Metal 3;Gem 3;Hydrocarbon 3',">
            <text:p>'Metal 3;Gem 3;Hydrocarbon 3',</text:p>
          </table:table-cell>
          <table:table-cell table:formula="of:=CONCATENATE(&quot;'&quot;;[Input.J60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07]" office:value-type="string" office:string-value="Ragnarok">
            <text:p>Ragnarok</text:p>
          </table:table-cell>
          <table:table-cell table:formula="of:=CONCATENATE(&quot;['&quot;;[Input.B607];&quot;',&quot;)" office:value-type="string" office:string-value="['Harvest 7',">
            <text:p>['Harvest 7',</text:p>
          </table:table-cell>
          <table:table-cell table:formula="of:=CONCATENATE([Input.C607];&quot;,&quot;)" office:value-type="string" office:string-value="6,">
            <text:p>6,</text:p>
          </table:table-cell>
          <table:table-cell table:formula="of:=CONCATENATE([Input.D607];&quot;,&quot;)" office:value-type="string" office:string-value="25,">
            <text:p>25,</text:p>
          </table:table-cell>
          <table:table-cell table:formula="of:=CONCATENATE([Input.E607];&quot;,&quot;)" office:value-type="string" office:string-value="-151505,">
            <text:p>-151505,</text:p>
          </table:table-cell>
          <table:table-cell table:formula="of:=CONCATENATE([Input.F607];&quot;,&quot;)" office:value-type="string" office:string-value="54640.4,">
            <text:p>54640.4,</text:p>
          </table:table-cell>
          <table:table-cell table:formula="of:=CONCATENATE([Input.G607];&quot;,&quot;)" office:value-type="string" office:string-value="0,">
            <text:p>0,</text:p>
          </table:table-cell>
          <table:table-cell table:formula="of:=CONCATENATE(&quot;'&quot;;[Input.H607];&quot;',&quot;)" office:value-type="string" office:string-value="'Sector Gate to Jotunheim',">
            <text:p>'Sector Gate to Jotunheim',</text:p>
          </table:table-cell>
          <table:table-cell table:formula="of:=CONCATENATE(&quot;'&quot;;[Input.I607];&quot;',&quot;)" office:value-type="string" office:string-value="'Metal 3;Gem 3',">
            <text:p>'Metal 3;Gem 3',</text:p>
          </table:table-cell>
          <table:table-cell table:formula="of:=CONCATENATE(&quot;'&quot;;[Input.J60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08]" office:value-type="string" office:string-value="Ragnarok">
            <text:p>Ragnarok</text:p>
          </table:table-cell>
          <table:table-cell table:formula="of:=CONCATENATE(&quot;['&quot;;[Input.B608];&quot;',&quot;)" office:value-type="string" office:string-value="['Ores ACGH',">
            <text:p>['Ores ACGH',</text:p>
          </table:table-cell>
          <table:table-cell table:formula="of:=CONCATENATE([Input.C608];&quot;,&quot;)" office:value-type="string" office:string-value="6,">
            <text:p>6,</text:p>
          </table:table-cell>
          <table:table-cell table:formula="of:=CONCATENATE([Input.D608];&quot;,&quot;)" office:value-type="string" office:string-value="25,">
            <text:p>25,</text:p>
          </table:table-cell>
          <table:table-cell table:formula="of:=CONCATENATE([Input.E608];&quot;,&quot;)" office:value-type="string" office:string-value="32410.6,">
            <text:p>32410.6,</text:p>
          </table:table-cell>
          <table:table-cell table:formula="of:=CONCATENATE([Input.F608];&quot;,&quot;)" office:value-type="string" office:string-value="30312.8,">
            <text:p>30312.8,</text:p>
          </table:table-cell>
          <table:table-cell table:formula="of:=CONCATENATE([Input.G608];&quot;,&quot;)" office:value-type="string" office:string-value="0,">
            <text:p>0,</text:p>
          </table:table-cell>
          <table:table-cell table:formula="of:=CONCATENATE(&quot;'&quot;;[Input.H608];&quot;',&quot;)" office:value-type="string" office:string-value="'Calamity\'s Downfall',">
            <text:p>'Calamity\'s Downfall',</text:p>
          </table:table-cell>
          <table:table-cell table:formula="of:=CONCATENATE(&quot;'&quot;;[Input.I608];&quot;',&quot;)" office:value-type="string" office:string-value="'Metal 2;Gem 2;Reactive 3;Hydrocarbon 2',">
            <text:p>'Metal 2;Gem 2;Reactive 3;Hydrocarbon 2',</text:p>
          </table:table-cell>
          <table:table-cell table:formula="of:=CONCATENATE(&quot;'&quot;;[Input.J60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09]" office:value-type="string" office:string-value="Ragnarok">
            <text:p>Ragnarok</text:p>
          </table:table-cell>
          <table:table-cell table:formula="of:=CONCATENATE(&quot;['&quot;;[Input.B609];&quot;',&quot;)" office:value-type="string" office:string-value="['Ores CHGas',">
            <text:p>['Ores CHGas',</text:p>
          </table:table-cell>
          <table:table-cell table:formula="of:=CONCATENATE([Input.C609];&quot;,&quot;)" office:value-type="string" office:string-value="6,">
            <text:p>6,</text:p>
          </table:table-cell>
          <table:table-cell table:formula="of:=CONCATENATE([Input.D609];&quot;,&quot;)" office:value-type="string" office:string-value="30,">
            <text:p>30,</text:p>
          </table:table-cell>
          <table:table-cell table:formula="of:=CONCATENATE([Input.E609];&quot;,&quot;)" office:value-type="string" office:string-value="-7688.33,">
            <text:p>-7688.33,</text:p>
          </table:table-cell>
          <table:table-cell table:formula="of:=CONCATENATE([Input.F609];&quot;,&quot;)" office:value-type="string" office:string-value="118074,">
            <text:p>118074,</text:p>
          </table:table-cell>
          <table:table-cell table:formula="of:=CONCATENATE([Input.G609];&quot;,&quot;)" office:value-type="string" office:string-value="0,">
            <text:p>0,</text:p>
          </table:table-cell>
          <table:table-cell table:formula="of:=CONCATENATE(&quot;'&quot;;[Input.H609];&quot;',&quot;)" office:value-type="string" office:string-value="'Dolor',">
            <text:p>'Dolor',</text:p>
          </table:table-cell>
          <table:table-cell table:formula="of:=CONCATENATE(&quot;'&quot;;[Input.I609];&quot;',&quot;)" office:value-type="string" office:string-value="'Gem 2;Hydrocarbon 1;Gas Pocket 1',">
            <text:p>'Gem 2;Hydrocarbon 1;Gas Pocket 1',</text:p>
          </table:table-cell>
          <table:table-cell table:formula="of:=CONCATENATE(&quot;'&quot;;[Input.J60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10]" office:value-type="string" office:string-value="Ragnarok">
            <text:p>Ragnarok</text:p>
          </table:table-cell>
          <table:table-cell table:formula="of:=CONCATENATE(&quot;['&quot;;[Input.B610];&quot;',&quot;)" office:value-type="string" office:string-value="['Ores ACGH',">
            <text:p>['Ores ACGH',</text:p>
          </table:table-cell>
          <table:table-cell table:formula="of:=CONCATENATE([Input.C610];&quot;,&quot;)" office:value-type="string" office:string-value="6,">
            <text:p>6,</text:p>
          </table:table-cell>
          <table:table-cell table:formula="of:=CONCATENATE([Input.D610];&quot;,&quot;)" office:value-type="string" office:string-value="25,">
            <text:p>25,</text:p>
          </table:table-cell>
          <table:table-cell table:formula="of:=CONCATENATE([Input.E610];&quot;,&quot;)" office:value-type="string" office:string-value="3848.77,">
            <text:p>3848.77,</text:p>
          </table:table-cell>
          <table:table-cell table:formula="of:=CONCATENATE([Input.F610];&quot;,&quot;)" office:value-type="string" office:string-value="-59006.4,">
            <text:p>-59006.4,</text:p>
          </table:table-cell>
          <table:table-cell table:formula="of:=CONCATENATE([Input.G610];&quot;,&quot;)" office:value-type="string" office:string-value="0,">
            <text:p>0,</text:p>
          </table:table-cell>
          <table:table-cell table:formula="of:=CONCATENATE(&quot;'&quot;;[Input.H610];&quot;',&quot;)" office:value-type="string" office:string-value="'Nav Ragnarok 2',">
            <text:p>'Nav Ragnarok 2',</text:p>
          </table:table-cell>
          <table:table-cell table:formula="of:=CONCATENATE(&quot;'&quot;;[Input.I610];&quot;',&quot;)" office:value-type="string" office:string-value="'Metal 2;Gem 2;Reactive 2;Hydrocarbon 3',">
            <text:p>'Metal 2;Gem 2;Reactive 2;Hydrocarbon 3',</text:p>
          </table:table-cell>
          <table:table-cell table:formula="of:=CONCATENATE(&quot;'&quot;;[Input.J61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11]" office:value-type="string" office:string-value="Ragnarok">
            <text:p>Ragnarok</text:p>
          </table:table-cell>
          <table:table-cell table:formula="of:=CONCATENATE(&quot;['&quot;;[Input.B611];&quot;',&quot;)" office:value-type="string" office:string-value="['Gas',">
            <text:p>['Gas',</text:p>
          </table:table-cell>
          <table:table-cell table:formula="of:=CONCATENATE([Input.C611];&quot;,&quot;)" office:value-type="string" office:string-value="6,">
            <text:p>6,</text:p>
          </table:table-cell>
          <table:table-cell table:formula="of:=CONCATENATE([Input.D611];&quot;,&quot;)" office:value-type="string" office:string-value="5,">
            <text:p>5,</text:p>
          </table:table-cell>
          <table:table-cell table:formula="of:=CONCATENATE([Input.E611];&quot;,&quot;)" office:value-type="string" office:string-value="-70506.4,">
            <text:p>-70506.4,</text:p>
          </table:table-cell>
          <table:table-cell table:formula="of:=CONCATENATE([Input.F611];&quot;,&quot;)" office:value-type="string" office:string-value="41306.6,">
            <text:p>41306.6,</text:p>
          </table:table-cell>
          <table:table-cell table:formula="of:=CONCATENATE([Input.G611];&quot;,&quot;)" office:value-type="string" office:string-value="0,">
            <text:p>0,</text:p>
          </table:table-cell>
          <table:table-cell table:formula="of:=CONCATENATE(&quot;'&quot;;[Input.H611];&quot;',&quot;)" office:value-type="string" office:string-value="'Nav Ragnarok 5',">
            <text:p>'Nav Ragnarok 5',</text:p>
          </table:table-cell>
          <table:table-cell table:formula="of:=CONCATENATE(&quot;'&quot;;[Input.I611];&quot;',&quot;)" office:value-type="string" office:string-value="'Gas Pocket 1',">
            <text:p>'Gas Pocket 1',</text:p>
          </table:table-cell>
          <table:table-cell table:formula="of:=CONCATENATE(&quot;'&quot;;[Input.J61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12]" office:value-type="string" office:string-value="Ragnarok">
            <text:p>Ragnarok</text:p>
          </table:table-cell>
          <table:table-cell table:formula="of:=CONCATENATE(&quot;['&quot;;[Input.B612];&quot;',&quot;)" office:value-type="string" office:string-value="['Ores CH Gas',">
            <text:p>['Ores CH Gas',</text:p>
          </table:table-cell>
          <table:table-cell table:formula="of:=CONCATENATE([Input.C612];&quot;,&quot;)" office:value-type="string" office:string-value="6,">
            <text:p>6,</text:p>
          </table:table-cell>
          <table:table-cell table:formula="of:=CONCATENATE([Input.D612];&quot;,&quot;)" office:value-type="string" office:string-value="25,">
            <text:p>25,</text:p>
          </table:table-cell>
          <table:table-cell table:formula="of:=CONCATENATE([Input.E612];&quot;,&quot;)" office:value-type="string" office:string-value="47473.9,">
            <text:p>47473.9,</text:p>
          </table:table-cell>
          <table:table-cell table:formula="of:=CONCATENATE([Input.F612];&quot;,&quot;)" office:value-type="string" office:string-value="53292.2,">
            <text:p>53292.2,</text:p>
          </table:table-cell>
          <table:table-cell table:formula="of:=CONCATENATE([Input.G612];&quot;,&quot;)" office:value-type="string" office:string-value="0,">
            <text:p>0,</text:p>
          </table:table-cell>
          <table:table-cell table:formula="of:=CONCATENATE(&quot;'&quot;;[Input.H612];&quot;',&quot;)" office:value-type="string" office:string-value="'Ragnarok\'s Path',">
            <text:p>'Ragnarok\'s Path',</text:p>
          </table:table-cell>
          <table:table-cell table:formula="of:=CONCATENATE(&quot;'&quot;;[Input.I612];&quot;',&quot;)" office:value-type="string" office:string-value="'Gem 1;Hydrocarbon 2;Gas Pocket 1',">
            <text:p>'Gem 1;Hydrocarbon 2;Gas Pocket 1',</text:p>
          </table:table-cell>
          <table:table-cell table:formula="of:=CONCATENATE(&quot;'&quot;;[Input.J61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13]" office:value-type="string" office:string-value="Ragnarok">
            <text:p>Ragnarok</text:p>
          </table:table-cell>
          <table:table-cell table:formula="of:=CONCATENATE(&quot;['&quot;;[Input.B613];&quot;',&quot;)" office:value-type="string" office:string-value="['Gas',">
            <text:p>['Gas',</text:p>
          </table:table-cell>
          <table:table-cell table:formula="of:=CONCATENATE([Input.C613];&quot;,&quot;)" office:value-type="string" office:string-value="6,">
            <text:p>6,</text:p>
          </table:table-cell>
          <table:table-cell table:formula="of:=CONCATENATE([Input.D613];&quot;,&quot;)" office:value-type="string" office:string-value="20,">
            <text:p>20,</text:p>
          </table:table-cell>
          <table:table-cell table:formula="of:=CONCATENATE([Input.E613];&quot;,&quot;)" office:value-type="string" office:string-value="-67891.5,">
            <text:p>-67891.5,</text:p>
          </table:table-cell>
          <table:table-cell table:formula="of:=CONCATENATE([Input.F613];&quot;,&quot;)" office:value-type="string" office:string-value="26804.3,">
            <text:p>26804.3,</text:p>
          </table:table-cell>
          <table:table-cell table:formula="of:=CONCATENATE([Input.G613];&quot;,&quot;)" office:value-type="string" office:string-value="0,">
            <text:p>0,</text:p>
          </table:table-cell>
          <table:table-cell table:formula="of:=CONCATENATE(&quot;'&quot;;[Input.H613];&quot;',&quot;)" office:value-type="string" office:string-value="'Nav Ragnarok 5',">
            <text:p>'Nav Ragnarok 5',</text:p>
          </table:table-cell>
          <table:table-cell table:formula="of:=CONCATENATE(&quot;'&quot;;[Input.I613];&quot;',&quot;)" office:value-type="string" office:string-value="'Gas Pocket 1',">
            <text:p>'Gas Pocket 1',</text:p>
          </table:table-cell>
          <table:table-cell table:formula="of:=CONCATENATE(&quot;'&quot;;[Input.J61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14]" office:value-type="string" office:string-value="Ragnarok">
            <text:p>Ragnarok</text:p>
          </table:table-cell>
          <table:table-cell table:formula="of:=CONCATENATE(&quot;['&quot;;[Input.B614];&quot;',&quot;)" office:value-type="string" office:string-value="['Gas Field',">
            <text:p>['Gas Field',</text:p>
          </table:table-cell>
          <table:table-cell table:formula="of:=CONCATENATE([Input.C614];&quot;,&quot;)" office:value-type="string" office:string-value="6,">
            <text:p>6,</text:p>
          </table:table-cell>
          <table:table-cell table:formula="of:=CONCATENATE([Input.D614];&quot;,&quot;)" office:value-type="string" office:string-value="25,">
            <text:p>25,</text:p>
          </table:table-cell>
          <table:table-cell table:formula="of:=CONCATENATE([Input.E614];&quot;,&quot;)" office:value-type="string" office:string-value="53838.7,">
            <text:p>53838.7,</text:p>
          </table:table-cell>
          <table:table-cell table:formula="of:=CONCATENATE([Input.F614];&quot;,&quot;)" office:value-type="string" office:string-value="-87319,">
            <text:p>-87319,</text:p>
          </table:table-cell>
          <table:table-cell table:formula="of:=CONCATENATE([Input.G614];&quot;,&quot;)" office:value-type="string" office:string-value="0,">
            <text:p>0,</text:p>
          </table:table-cell>
          <table:table-cell table:formula="of:=CONCATENATE(&quot;'&quot;;[Input.H614];&quot;',&quot;)" office:value-type="string" office:string-value="'Trader\'s Fort',">
            <text:p>'Trader\'s Fort',</text:p>
          </table:table-cell>
          <table:table-cell table:formula="of:=CONCATENATE(&quot;'&quot;;[Input.I614];&quot;',&quot;)" office:value-type="string" office:string-value="'Gas Pocket 1',">
            <text:p>'Gas Pocket 1',</text:p>
          </table:table-cell>
          <table:table-cell table:formula="of:=CONCATENATE(&quot;'&quot;;[Input.J61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15]" office:value-type="string" office:string-value="Ragnarok">
            <text:p>Ragnarok</text:p>
          </table:table-cell>
          <table:table-cell table:formula="of:=CONCATENATE(&quot;['&quot;;[Input.B615];&quot;',&quot;)" office:value-type="string" office:string-value="['Gas Field',">
            <text:p>['Gas Field',</text:p>
          </table:table-cell>
          <table:table-cell table:formula="of:=CONCATENATE([Input.C615];&quot;,&quot;)" office:value-type="string" office:string-value="6,">
            <text:p>6,</text:p>
          </table:table-cell>
          <table:table-cell table:formula="of:=CONCATENATE([Input.D615];&quot;,&quot;)" office:value-type="string" office:string-value="25,">
            <text:p>25,</text:p>
          </table:table-cell>
          <table:table-cell table:formula="of:=CONCATENATE([Input.E615];&quot;,&quot;)" office:value-type="string" office:string-value="61856.9,">
            <text:p>61856.9,</text:p>
          </table:table-cell>
          <table:table-cell table:formula="of:=CONCATENATE([Input.F615];&quot;,&quot;)" office:value-type="string" office:string-value="-86697.4,">
            <text:p>-86697.4,</text:p>
          </table:table-cell>
          <table:table-cell table:formula="of:=CONCATENATE([Input.G615];&quot;,&quot;)" office:value-type="string" office:string-value="0,">
            <text:p>0,</text:p>
          </table:table-cell>
          <table:table-cell table:formula="of:=CONCATENATE(&quot;'&quot;;[Input.H615];&quot;',&quot;)" office:value-type="string" office:string-value="'Trader\'s Fort',">
            <text:p>'Trader\'s Fort',</text:p>
          </table:table-cell>
          <table:table-cell table:formula="of:=CONCATENATE(&quot;'&quot;;[Input.I615];&quot;',&quot;)" office:value-type="string" office:string-value="'Gas Pocket 1',">
            <text:p>'Gas Pocket 1',</text:p>
          </table:table-cell>
          <table:table-cell table:formula="of:=CONCATENATE(&quot;'&quot;;[Input.J61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16]" office:value-type="string" office:string-value="Ragnarok">
            <text:p>Ragnarok</text:p>
          </table:table-cell>
          <table:table-cell table:formula="of:=CONCATENATE(&quot;['&quot;;[Input.B616];&quot;',&quot;)" office:value-type="string" office:string-value="['Harvest Field 1',">
            <text:p>['Harvest Field 1',</text:p>
          </table:table-cell>
          <table:table-cell table:formula="of:=CONCATENATE([Input.C616];&quot;,&quot;)" office:value-type="string" office:string-value="5,">
            <text:p>5,</text:p>
          </table:table-cell>
          <table:table-cell table:formula="of:=CONCATENATE([Input.D616];&quot;,&quot;)" office:value-type="string" office:string-value="25,">
            <text:p>25,</text:p>
          </table:table-cell>
          <table:table-cell table:formula="of:=CONCATENATE([Input.E616];&quot;,&quot;)" office:value-type="string" office:string-value="2625.82,">
            <text:p>2625.82,</text:p>
          </table:table-cell>
          <table:table-cell table:formula="of:=CONCATENATE([Input.F616];&quot;,&quot;)" office:value-type="string" office:string-value="-25511.3,">
            <text:p>-25511.3,</text:p>
          </table:table-cell>
          <table:table-cell table:formula="of:=CONCATENATE([Input.G616];&quot;,&quot;)" office:value-type="string" office:string-value="0,">
            <text:p>0,</text:p>
          </table:table-cell>
          <table:table-cell table:formula="of:=CONCATENATE(&quot;'&quot;;[Input.H616];&quot;',&quot;)" office:value-type="string" office:string-value="'Calamity',">
            <text:p>'Calamity',</text:p>
          </table:table-cell>
          <table:table-cell table:formula="of:=CONCATENATE(&quot;'&quot;;[Input.I616];&quot;',&quot;)" office:value-type="string" office:string-value="'Hydrocarbon 3;Gem 3;Gas Pocket 1',">
            <text:p>'Hydrocarbon 3;Gem 3;Gas Pocket 1',</text:p>
          </table:table-cell>
          <table:table-cell table:formula="of:=CONCATENATE(&quot;'&quot;;[Input.J61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17]" office:value-type="string" office:string-value="Ragnarok">
            <text:p>Ragnarok</text:p>
          </table:table-cell>
          <table:table-cell table:formula="of:=CONCATENATE(&quot;['&quot;;[Input.B617];&quot;',&quot;)" office:value-type="string" office:string-value="['Harvest Field 4',">
            <text:p>['Harvest Field 4',</text:p>
          </table:table-cell>
          <table:table-cell table:formula="of:=CONCATENATE([Input.C617];&quot;,&quot;)" office:value-type="string" office:string-value="5,">
            <text:p>5,</text:p>
          </table:table-cell>
          <table:table-cell table:formula="of:=CONCATENATE([Input.D617];&quot;,&quot;)" office:value-type="string" office:string-value="20,">
            <text:p>20,</text:p>
          </table:table-cell>
          <table:table-cell table:formula="of:=CONCATENATE([Input.E617];&quot;,&quot;)" office:value-type="string" office:string-value="-50700.9,">
            <text:p>-50700.9,</text:p>
          </table:table-cell>
          <table:table-cell table:formula="of:=CONCATENATE([Input.F617];&quot;,&quot;)" office:value-type="string" office:string-value="75613.4,">
            <text:p>75613.4,</text:p>
          </table:table-cell>
          <table:table-cell table:formula="of:=CONCATENATE([Input.G617];&quot;,&quot;)" office:value-type="string" office:string-value="0,">
            <text:p>0,</text:p>
          </table:table-cell>
          <table:table-cell table:formula="of:=CONCATENATE(&quot;'&quot;;[Input.H617];&quot;',&quot;)" office:value-type="string" office:string-value="'Dolor Chasm 1',">
            <text:p>'Dolor Chasm 1',</text:p>
          </table:table-cell>
          <table:table-cell table:formula="of:=CONCATENATE(&quot;'&quot;;[Input.I617];&quot;',&quot;)" office:value-type="string" office:string-value="'Hydrocarbon 3;Metal 3',">
            <text:p>'Hydrocarbon 3;Metal 3',</text:p>
          </table:table-cell>
          <table:table-cell table:formula="of:=CONCATENATE(&quot;'&quot;;[Input.J61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18]" office:value-type="string" office:string-value="Ragnarok">
            <text:p>Ragnarok</text:p>
          </table:table-cell>
          <table:table-cell table:formula="of:=CONCATENATE(&quot;['&quot;;[Input.B618];&quot;',&quot;)" office:value-type="string" office:string-value="['Ores ACGH',">
            <text:p>['Ores ACGH',</text:p>
          </table:table-cell>
          <table:table-cell table:formula="of:=CONCATENATE([Input.C618];&quot;,&quot;)" office:value-type="string" office:string-value="5,">
            <text:p>5,</text:p>
          </table:table-cell>
          <table:table-cell table:formula="of:=CONCATENATE([Input.D618];&quot;,&quot;)" office:value-type="string" office:string-value="25,">
            <text:p>25,</text:p>
          </table:table-cell>
          <table:table-cell table:formula="of:=CONCATENATE([Input.E618];&quot;,&quot;)" office:value-type="string" office:string-value="-39603.5,">
            <text:p>-39603.5,</text:p>
          </table:table-cell>
          <table:table-cell table:formula="of:=CONCATENATE([Input.F618];&quot;,&quot;)" office:value-type="string" office:string-value="-31763.1,">
            <text:p>-31763.1,</text:p>
          </table:table-cell>
          <table:table-cell table:formula="of:=CONCATENATE([Input.G618];&quot;,&quot;)" office:value-type="string" office:string-value="0,">
            <text:p>0,</text:p>
          </table:table-cell>
          <table:table-cell table:formula="of:=CONCATENATE(&quot;'&quot;;[Input.H618];&quot;',&quot;)" office:value-type="string" office:string-value="'Nav Ragnarok 3',">
            <text:p>'Nav Ragnarok 3',</text:p>
          </table:table-cell>
          <table:table-cell table:formula="of:=CONCATENATE(&quot;'&quot;;[Input.I618];&quot;',&quot;)" office:value-type="string" office:string-value="'Metal 1;Gem 3;Reactive 2;Hydrocarbon 3',">
            <text:p>'Metal 1;Gem 3;Reactive 2;Hydrocarbon 3',</text:p>
          </table:table-cell>
          <table:table-cell table:formula="of:=CONCATENATE(&quot;'&quot;;[Input.J61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19]" office:value-type="string" office:string-value="Ragnarok">
            <text:p>Ragnarok</text:p>
          </table:table-cell>
          <table:table-cell table:formula="of:=CONCATENATE(&quot;['&quot;;[Input.B619];&quot;',&quot;)" office:value-type="string" office:string-value="['Harvest 6',">
            <text:p>['Harvest 6',</text:p>
          </table:table-cell>
          <table:table-cell table:formula="of:=CONCATENATE([Input.C619];&quot;,&quot;)" office:value-type="string" office:string-value="4,">
            <text:p>4,</text:p>
          </table:table-cell>
          <table:table-cell table:formula="of:=CONCATENATE([Input.D619];&quot;,&quot;)" office:value-type="string" office:string-value="25,">
            <text:p>25,</text:p>
          </table:table-cell>
          <table:table-cell table:formula="of:=CONCATENATE([Input.E619];&quot;,&quot;)" office:value-type="string" office:string-value="74195.2,">
            <text:p>74195.2,</text:p>
          </table:table-cell>
          <table:table-cell table:formula="of:=CONCATENATE([Input.F619];&quot;,&quot;)" office:value-type="string" office:string-value="-63266.6,">
            <text:p>-63266.6,</text:p>
          </table:table-cell>
          <table:table-cell table:formula="of:=CONCATENATE([Input.G619];&quot;,&quot;)" office:value-type="string" office:string-value="0,">
            <text:p>0,</text:p>
          </table:table-cell>
          <table:table-cell table:formula="of:=CONCATENATE(&quot;'&quot;;[Input.H619];&quot;',&quot;)" office:value-type="string" office:string-value="'Trader\'s Fort',">
            <text:p>'Trader\'s Fort',</text:p>
          </table:table-cell>
          <table:table-cell table:formula="of:=CONCATENATE(&quot;'&quot;;[Input.I619];&quot;',&quot;)" office:value-type="string" office:string-value="'Reactive 3;Gem 3',">
            <text:p>'Reactive 3;Gem 3',</text:p>
          </table:table-cell>
          <table:table-cell table:formula="of:=CONCATENATE(&quot;'&quot;;[Input.J61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20]" office:value-type="string" office:string-value="Roc">
            <text:p>Roc</text:p>
          </table:table-cell>
          <table:table-cell table:formula="of:=CONCATENATE(&quot;['&quot;;[Input.B620];&quot;',&quot;)" office:value-type="string" office:string-value="['RN 9',">
            <text:p>['RN 9',</text:p>
          </table:table-cell>
          <table:table-cell table:formula="of:=CONCATENATE([Input.C620];&quot;,&quot;)" office:value-type="string" office:string-value="9,">
            <text:p>9,</text:p>
          </table:table-cell>
          <table:table-cell table:formula="of:=CONCATENATE([Input.D620];&quot;,&quot;)" office:value-type="string" office:string-value="10,">
            <text:p>10,</text:p>
          </table:table-cell>
          <table:table-cell table:formula="of:=CONCATENATE([Input.E620];&quot;,&quot;)" office:value-type="string" office:string-value="73600.4,">
            <text:p>73600.4,</text:p>
          </table:table-cell>
          <table:table-cell table:formula="of:=CONCATENATE([Input.F620];&quot;,&quot;)" office:value-type="string" office:string-value="18399.6,">
            <text:p>18399.6,</text:p>
          </table:table-cell>
          <table:table-cell table:formula="of:=CONCATENATE([Input.G620];&quot;,&quot;)" office:value-type="string" office:string-value="0,">
            <text:p>0,</text:p>
          </table:table-cell>
          <table:table-cell table:formula="of:=CONCATENATE(&quot;'&quot;;[Input.H620];&quot;',&quot;)" office:value-type="string" office:string-value="'Kuiper 8',">
            <text:p>'Kuiper 8',</text:p>
          </table:table-cell>
          <table:table-cell table:formula="of:=CONCATENATE(&quot;'&quot;;[Input.I620];&quot;',&quot;)" office:value-type="string" office:string-value="'Metal 3',">
            <text:p>'Metal 3',</text:p>
          </table:table-cell>
          <table:table-cell table:formula="of:=CONCATENATE(&quot;'&quot;;[Input.J62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21]" office:value-type="string" office:string-value="Roc">
            <text:p>Roc</text:p>
          </table:table-cell>
          <table:table-cell table:formula="of:=CONCATENATE(&quot;['&quot;;[Input.B621];&quot;',&quot;)" office:value-type="string" office:string-value="['RN 8',">
            <text:p>['RN 8',</text:p>
          </table:table-cell>
          <table:table-cell table:formula="of:=CONCATENATE([Input.C621];&quot;,&quot;)" office:value-type="string" office:string-value="8,">
            <text:p>8,</text:p>
          </table:table-cell>
          <table:table-cell table:formula="of:=CONCATENATE([Input.D621];&quot;,&quot;)" office:value-type="string" office:string-value="10,">
            <text:p>10,</text:p>
          </table:table-cell>
          <table:table-cell table:formula="of:=CONCATENATE([Input.E621];&quot;,&quot;)" office:value-type="string" office:string-value="53454.3,">
            <text:p>53454.3,</text:p>
          </table:table-cell>
          <table:table-cell table:formula="of:=CONCATENATE([Input.F621];&quot;,&quot;)" office:value-type="string" office:string-value="41296.9,">
            <text:p>41296.9,</text:p>
          </table:table-cell>
          <table:table-cell table:formula="of:=CONCATENATE([Input.G621];&quot;,&quot;)" office:value-type="string" office:string-value="0,">
            <text:p>0,</text:p>
          </table:table-cell>
          <table:table-cell table:formula="of:=CONCATENATE(&quot;'&quot;;[Input.H621];&quot;',&quot;)" office:value-type="string" office:string-value="'Kuiper 7',">
            <text:p>'Kuiper 7',</text:p>
          </table:table-cell>
          <table:table-cell table:formula="of:=CONCATENATE(&quot;'&quot;;[Input.I621];&quot;',&quot;)" office:value-type="string" office:string-value="'Metal 1',">
            <text:p>'Metal 1',</text:p>
          </table:table-cell>
          <table:table-cell table:formula="of:=CONCATENATE(&quot;'&quot;;[Input.J62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22]" office:value-type="string" office:string-value="Roc">
            <text:p>Roc</text:p>
          </table:table-cell>
          <table:table-cell table:formula="of:=CONCATENATE(&quot;['&quot;;[Input.B622];&quot;',&quot;)" office:value-type="string" office:string-value="['RN LV7',">
            <text:p>['RN LV7',</text:p>
          </table:table-cell>
          <table:table-cell table:formula="of:=CONCATENATE([Input.C622];&quot;,&quot;)" office:value-type="string" office:string-value="8,">
            <text:p>8,</text:p>
          </table:table-cell>
          <table:table-cell table:formula="of:=CONCATENATE([Input.D622];&quot;,&quot;)" office:value-type="string" office:string-value="10,">
            <text:p>10,</text:p>
          </table:table-cell>
          <table:table-cell table:formula="of:=CONCATENATE([Input.E622];&quot;,&quot;)" office:value-type="string" office:string-value="33757.7,">
            <text:p>33757.7,</text:p>
          </table:table-cell>
          <table:table-cell table:formula="of:=CONCATENATE([Input.F622];&quot;,&quot;)" office:value-type="string" office:string-value="32755,">
            <text:p>32755,</text:p>
          </table:table-cell>
          <table:table-cell table:formula="of:=CONCATENATE([Input.G622];&quot;,&quot;)" office:value-type="string" office:string-value="0,">
            <text:p>0,</text:p>
          </table:table-cell>
          <table:table-cell table:formula="of:=CONCATENATE(&quot;'&quot;;[Input.H622];&quot;',&quot;)" office:value-type="string" office:string-value="'Kuiper 7',">
            <text:p>'Kuiper 7',</text:p>
          </table:table-cell>
          <table:table-cell table:formula="of:=CONCATENATE(&quot;'&quot;;[Input.I622];&quot;',&quot;)" office:value-type="string" office:string-value="'Hydrocarbon 1',">
            <text:p>'Hydrocarbon 1',</text:p>
          </table:table-cell>
          <table:table-cell table:formula="of:=CONCATENATE(&quot;'&quot;;[Input.J62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23]" office:value-type="string" office:string-value="Roc">
            <text:p>Roc</text:p>
          </table:table-cell>
          <table:table-cell table:formula="of:=CONCATENATE(&quot;['&quot;;[Input.B623];&quot;',&quot;)" office:value-type="string" office:string-value="['Rn LV1',">
            <text:p>['Rn LV1',</text:p>
          </table:table-cell>
          <table:table-cell table:formula="of:=CONCATENATE([Input.C623];&quot;,&quot;)" office:value-type="string" office:string-value="1,">
            <text:p>1,</text:p>
          </table:table-cell>
          <table:table-cell table:formula="of:=CONCATENATE([Input.D623];&quot;,&quot;)" office:value-type="string" office:string-value="15,">
            <text:p>15,</text:p>
          </table:table-cell>
          <table:table-cell table:formula="of:=CONCATENATE([Input.E623];&quot;,&quot;)" office:value-type="string" office:string-value="-98531.3,">
            <text:p>-98531.3,</text:p>
          </table:table-cell>
          <table:table-cell table:formula="of:=CONCATENATE([Input.F623];&quot;,&quot;)" office:value-type="string" office:string-value="-49863.6,">
            <text:p>-49863.6,</text:p>
          </table:table-cell>
          <table:table-cell table:formula="of:=CONCATENATE([Input.G623];&quot;,&quot;)" office:value-type="string" office:string-value="0,">
            <text:p>0,</text:p>
          </table:table-cell>
          <table:table-cell table:formula="of:=CONCATENATE(&quot;'&quot;;[Input.H623];&quot;',&quot;)" office:value-type="string" office:string-value="'Resource Field 1',">
            <text:p>'Resource Field 1',</text:p>
          </table:table-cell>
          <table:table-cell table:formula="of:=CONCATENATE(&quot;'&quot;;[Input.I623];&quot;',&quot;)" office:value-type="string" office:string-value="'Hydrocarbon 1;Hydrocarbon 2',">
            <text:p>'Hydrocarbon 1;Hydrocarbon 2',</text:p>
          </table:table-cell>
          <table:table-cell table:formula="of:=CONCATENATE(&quot;'&quot;;[Input.J62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24]" office:value-type="string" office:string-value="Roc">
            <text:p>Roc</text:p>
          </table:table-cell>
          <table:table-cell table:formula="of:=CONCATENATE(&quot;['&quot;;[Input.B624];&quot;',&quot;)" office:value-type="string" office:string-value="['Resource Field 1',">
            <text:p>['Resource Field 1',</text:p>
          </table:table-cell>
          <table:table-cell table:formula="of:=CONCATENATE([Input.C624];&quot;,&quot;)" office:value-type="string" office:string-value="NULL,">
            <text:p>NULL,</text:p>
          </table:table-cell>
          <table:table-cell table:formula="of:=CONCATENATE([Input.D624];&quot;,&quot;)" office:value-type="string" office:string-value="NULL,">
            <text:p>NULL,</text:p>
          </table:table-cell>
          <table:table-cell table:formula="of:=CONCATENATE([Input.E624];&quot;,&quot;)" office:value-type="string" office:string-value="-104533,">
            <text:p>-104533,</text:p>
          </table:table-cell>
          <table:table-cell table:formula="of:=CONCATENATE([Input.F624];&quot;,&quot;)" office:value-type="string" office:string-value="-46933.6,">
            <text:p>-46933.6,</text:p>
          </table:table-cell>
          <table:table-cell table:formula="of:=CONCATENATE([Input.G624];&quot;,&quot;)" office:value-type="string" office:string-value="0,">
            <text:p>0,</text:p>
          </table:table-cell>
          <table:table-cell table:formula="of:=CONCATENATE(&quot;'&quot;;[Input.H624];&quot;',&quot;)" office:value-type="string" office:string-value="'Resource Field 1',">
            <text:p>'Resource Field 1',</text:p>
          </table:table-cell>
          <table:table-cell table:formula="of:=CONCATENATE(&quot;'&quot;;[Input.I624];&quot;',&quot;)" office:value-type="string" office:string-value="'Metal 1;Metal 2;Metal 3;Hydrocarbon 1;Hydrocarbon 2;Hydrocarbon 3;Reactive 1;Reactive 2;Reactive 3;Gem 1;Gem 2;Gem 3',">
            <text:p>'Metal 1;Metal 2;Metal 3;Hydrocarbon 1;Hydrocarbon 2;Hydrocarbon 3;Reactive 1;Reactive 2;Reactive 3;Gem 1;Gem 2;Gem 3',</text:p>
          </table:table-cell>
          <table:table-cell table:formula="of:=CONCATENATE(&quot;'&quot;;[Input.J62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25]" office:value-type="string" office:string-value="Roc">
            <text:p>Roc</text:p>
          </table:table-cell>
          <table:table-cell table:formula="of:=CONCATENATE(&quot;['&quot;;[Input.B625];&quot;',&quot;)" office:value-type="string" office:string-value="['Kuiper Junction',">
            <text:p>['Kuiper Junction',</text:p>
          </table:table-cell>
          <table:table-cell table:formula="of:=CONCATENATE([Input.C625];&quot;,&quot;)" office:value-type="string" office:string-value="NULL,">
            <text:p>NULL,</text:p>
          </table:table-cell>
          <table:table-cell table:formula="of:=CONCATENATE([Input.D625];&quot;,&quot;)" office:value-type="string" office:string-value="NULL,">
            <text:p>NULL,</text:p>
          </table:table-cell>
          <table:table-cell table:formula="of:=CONCATENATE([Input.E625];&quot;,&quot;)" office:value-type="string" office:string-value="-89599.4,">
            <text:p>-89599.4,</text:p>
          </table:table-cell>
          <table:table-cell table:formula="of:=CONCATENATE([Input.F625];&quot;,&quot;)" office:value-type="string" office:string-value="-16267,">
            <text:p>-16267,</text:p>
          </table:table-cell>
          <table:table-cell table:formula="of:=CONCATENATE([Input.G625];&quot;,&quot;)" office:value-type="string" office:string-value="0,">
            <text:p>0,</text:p>
          </table:table-cell>
          <table:table-cell table:formula="of:=CONCATENATE(&quot;'&quot;;[Input.H625];&quot;',&quot;)" office:value-type="string" office:string-value="'Kuiper Junction',">
            <text:p>'Kuiper Junction',</text:p>
          </table:table-cell>
          <table:table-cell table:formula="of:=CONCATENATE(&quot;'&quot;;[Input.I625];&quot;',&quot;)" office:value-type="string" office:string-value="'Reactive 1;Reactive 3;Metal 1;Reactive 2;Metal 2;Metal 3;Hydrocarbon 1;Hydrocarbon 2;Hydrocarbon 3;Gem 1;Gem 2;Gem 3;Inorganic Hulk 01',">
            <text:p>'Reactive 1;Reactive 3;Metal 1;Reactive 2;Metal 2;Metal 3;Hydrocarbon 1;Hydrocarbon 2;Hydrocarbon 3;Gem 1;Gem 2;Gem 3;Inorganic Hulk 01',</text:p>
          </table:table-cell>
          <table:table-cell table:formula="of:=CONCATENATE(&quot;'&quot;;[Input.J62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26]" office:value-type="string" office:string-value="Saturn">
            <text:p>Saturn</text:p>
          </table:table-cell>
          <table:table-cell table:formula="of:=CONCATENATE(&quot;['&quot;;[Input.B626];&quot;',&quot;)" office:value-type="string" office:string-value="['Harvestables',">
            <text:p>['Harvestables',</text:p>
          </table:table-cell>
          <table:table-cell table:formula="of:=CONCATENATE([Input.C626];&quot;,&quot;)" office:value-type="string" office:string-value="6,">
            <text:p>6,</text:p>
          </table:table-cell>
          <table:table-cell table:formula="of:=CONCATENATE([Input.D626];&quot;,&quot;)" office:value-type="string" office:string-value="20,">
            <text:p>20,</text:p>
          </table:table-cell>
          <table:table-cell table:formula="of:=CONCATENATE([Input.E626];&quot;,&quot;)" office:value-type="string" office:string-value="132853,">
            <text:p>132853,</text:p>
          </table:table-cell>
          <table:table-cell table:formula="of:=CONCATENATE([Input.F626];&quot;,&quot;)" office:value-type="string" office:string-value="-422248,">
            <text:p>-422248,</text:p>
          </table:table-cell>
          <table:table-cell table:formula="of:=CONCATENATE([Input.G626];&quot;,&quot;)" office:value-type="string" office:string-value="0,">
            <text:p>0,</text:p>
          </table:table-cell>
          <table:table-cell table:formula="of:=CONCATENATE(&quot;'&quot;;[Input.H626];&quot;',&quot;)" office:value-type="string" office:string-value="'Saturn 3',">
            <text:p>'Saturn 3',</text:p>
          </table:table-cell>
          <table:table-cell table:formula="of:=CONCATENATE(&quot;'&quot;;[Input.I626];&quot;',&quot;)" office:value-type="string" office:string-value="'Gem 1;Gem 2;Gem 3',">
            <text:p>'Gem 1;Gem 2;Gem 3',</text:p>
          </table:table-cell>
          <table:table-cell table:formula="of:=CONCATENATE(&quot;'&quot;;[Input.J62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27]" office:value-type="string" office:string-value="Saturn">
            <text:p>Saturn</text:p>
          </table:table-cell>
          <table:table-cell table:formula="of:=CONCATENATE(&quot;['&quot;;[Input.B627];&quot;',&quot;)" office:value-type="string" office:string-value="['Hidden Asteroid Field',">
            <text:p>['Hidden Asteroid Field',</text:p>
          </table:table-cell>
          <table:table-cell table:formula="of:=CONCATENATE([Input.C627];&quot;,&quot;)" office:value-type="string" office:string-value="4,">
            <text:p>4,</text:p>
          </table:table-cell>
          <table:table-cell table:formula="of:=CONCATENATE([Input.D627];&quot;,&quot;)" office:value-type="string" office:string-value="20,">
            <text:p>20,</text:p>
          </table:table-cell>
          <table:table-cell table:formula="of:=CONCATENATE([Input.E627];&quot;,&quot;)" office:value-type="string" office:string-value="192706,">
            <text:p>192706,</text:p>
          </table:table-cell>
          <table:table-cell table:formula="of:=CONCATENATE([Input.F627];&quot;,&quot;)" office:value-type="string" office:string-value="-499871,">
            <text:p>-499871,</text:p>
          </table:table-cell>
          <table:table-cell table:formula="of:=CONCATENATE([Input.G627];&quot;,&quot;)" office:value-type="string" office:string-value="0,">
            <text:p>0,</text:p>
          </table:table-cell>
          <table:table-cell table:formula="of:=CONCATENATE(&quot;'&quot;;[Input.H627];&quot;',&quot;)" office:value-type="string" office:string-value="'Abandoned Pathway',">
            <text:p>'Abandoned Pathway',</text:p>
          </table:table-cell>
          <table:table-cell table:formula="of:=CONCATENATE(&quot;'&quot;;[Input.I627];&quot;',&quot;)" office:value-type="string" office:string-value="'Metal 1;Hydrocarbon 1;Gem 1',">
            <text:p>'Metal 1;Hydrocarbon 1;Gem 1',</text:p>
          </table:table-cell>
          <table:table-cell table:formula="of:=CONCATENATE(&quot;'&quot;;[Input.J62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28]" office:value-type="string" office:string-value="Saturn">
            <text:p>Saturn</text:p>
          </table:table-cell>
          <table:table-cell table:formula="of:=CONCATENATE(&quot;['&quot;;[Input.B628];&quot;',&quot;)" office:value-type="string" office:string-value="['crystalasteroidslv2',">
            <text:p>['crystalasteroidslv2',</text:p>
          </table:table-cell>
          <table:table-cell table:formula="of:=CONCATENATE([Input.C628];&quot;,&quot;)" office:value-type="string" office:string-value="2,">
            <text:p>2,</text:p>
          </table:table-cell>
          <table:table-cell table:formula="of:=CONCATENATE([Input.D628];&quot;,&quot;)" office:value-type="string" office:string-value="0,">
            <text:p>0,</text:p>
          </table:table-cell>
          <table:table-cell table:formula="of:=CONCATENATE([Input.E628];&quot;,&quot;)" office:value-type="string" office:string-value="152796,">
            <text:p>152796,</text:p>
          </table:table-cell>
          <table:table-cell table:formula="of:=CONCATENATE([Input.F628];&quot;,&quot;)" office:value-type="string" office:string-value="-266398,">
            <text:p>-266398,</text:p>
          </table:table-cell>
          <table:table-cell table:formula="of:=CONCATENATE([Input.G628];&quot;,&quot;)" office:value-type="string" office:string-value="0,">
            <text:p>0,</text:p>
          </table:table-cell>
          <table:table-cell table:formula="of:=CONCATENATE(&quot;'&quot;;[Input.H628];&quot;',&quot;)" office:value-type="string" office:string-value="'Accelerator to Uranus',">
            <text:p>'Accelerator to Uranus',</text:p>
          </table:table-cell>
          <table:table-cell table:formula="of:=CONCATENATE(&quot;'&quot;;[Input.I628];&quot;',&quot;)" office:value-type="string" office:string-value="'Gem 2',">
            <text:p>'Gem 2',</text:p>
          </table:table-cell>
          <table:table-cell table:formula="of:=CONCATENATE(&quot;'&quot;;[Input.J62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29]" office:value-type="string" office:string-value="Saturn">
            <text:p>Saturn</text:p>
          </table:table-cell>
          <table:table-cell table:formula="of:=CONCATENATE(&quot;['&quot;;[Input.B629];&quot;',&quot;)" office:value-type="string" office:string-value="['gascloudlv1',">
            <text:p>['gascloudlv1',</text:p>
          </table:table-cell>
          <table:table-cell table:formula="of:=CONCATENATE([Input.C629];&quot;,&quot;)" office:value-type="string" office:string-value="1,">
            <text:p>1,</text:p>
          </table:table-cell>
          <table:table-cell table:formula="of:=CONCATENATE([Input.D629];&quot;,&quot;)" office:value-type="string" office:string-value="10,">
            <text:p>10,</text:p>
          </table:table-cell>
          <table:table-cell table:formula="of:=CONCATENATE([Input.E629];&quot;,&quot;)" office:value-type="string" office:string-value="210981,">
            <text:p>210981,</text:p>
          </table:table-cell>
          <table:table-cell table:formula="of:=CONCATENATE([Input.F629];&quot;,&quot;)" office:value-type="string" office:string-value="-403230,">
            <text:p>-403230,</text:p>
          </table:table-cell>
          <table:table-cell table:formula="of:=CONCATENATE([Input.G629];&quot;,&quot;)" office:value-type="string" office:string-value="0,">
            <text:p>0,</text:p>
          </table:table-cell>
          <table:table-cell table:formula="of:=CONCATENATE(&quot;'&quot;;[Input.H629];&quot;',&quot;)" office:value-type="string" office:string-value="'Abandoned Pathway',">
            <text:p>'Abandoned Pathway',</text:p>
          </table:table-cell>
          <table:table-cell table:formula="of:=CONCATENATE(&quot;'&quot;;[Input.I629];&quot;',&quot;)" office:value-type="string" office:string-value="'Gas Pocket 1',">
            <text:p>'Gas Pocket 1',</text:p>
          </table:table-cell>
          <table:table-cell table:formula="of:=CONCATENATE(&quot;'&quot;;[Input.J62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30]" office:value-type="string" office:string-value="Shepard">
            <text:p>Shepard</text:p>
          </table:table-cell>
          <table:table-cell table:formula="of:=CONCATENATE(&quot;['&quot;;[Input.B630];&quot;',&quot;)" office:value-type="string" office:string-value="['Ores ACH',">
            <text:p>['Ores ACH',</text:p>
          </table:table-cell>
          <table:table-cell table:formula="of:=CONCATENATE([Input.C630];&quot;,&quot;)" office:value-type="string" office:string-value="9,">
            <text:p>9,</text:p>
          </table:table-cell>
          <table:table-cell table:formula="of:=CONCATENATE([Input.D630];&quot;,&quot;)" office:value-type="string" office:string-value="30,">
            <text:p>30,</text:p>
          </table:table-cell>
          <table:table-cell table:formula="of:=CONCATENATE([Input.E630];&quot;,&quot;)" office:value-type="string" office:string-value="17400.7,">
            <text:p>17400.7,</text:p>
          </table:table-cell>
          <table:table-cell table:formula="of:=CONCATENATE([Input.F630];&quot;,&quot;)" office:value-type="string" office:string-value="76920.6,">
            <text:p>76920.6,</text:p>
          </table:table-cell>
          <table:table-cell table:formula="of:=CONCATENATE([Input.G630];&quot;,&quot;)" office:value-type="string" office:string-value="0,">
            <text:p>0,</text:p>
          </table:table-cell>
          <table:table-cell table:formula="of:=CONCATENATE(&quot;'&quot;;[Input.H630];&quot;',&quot;)" office:value-type="string" office:string-value="'Lucre Resource Field',">
            <text:p>'Lucre Resource Field',</text:p>
          </table:table-cell>
          <table:table-cell table:formula="of:=CONCATENATE(&quot;'&quot;;[Input.I630];&quot;',&quot;)" office:value-type="string" office:string-value="'Metal 1;Gem 3;Hydrocarbon 1',">
            <text:p>'Metal 1;Gem 3;Hydrocarbon 1',</text:p>
          </table:table-cell>
          <table:table-cell table:formula="of:=CONCATENATE(&quot;'&quot;;[Input.J63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31]" office:value-type="string" office:string-value="Shepard">
            <text:p>Shepard</text:p>
          </table:table-cell>
          <table:table-cell table:formula="of:=CONCATENATE(&quot;['&quot;;[Input.B631];&quot;',&quot;)" office:value-type="string" office:string-value="['Ores ACGH',">
            <text:p>['Ores ACGH',</text:p>
          </table:table-cell>
          <table:table-cell table:formula="of:=CONCATENATE([Input.C631];&quot;,&quot;)" office:value-type="string" office:string-value="8,">
            <text:p>8,</text:p>
          </table:table-cell>
          <table:table-cell table:formula="of:=CONCATENATE([Input.D631];&quot;,&quot;)" office:value-type="string" office:string-value="10,">
            <text:p>10,</text:p>
          </table:table-cell>
          <table:table-cell table:formula="of:=CONCATENATE([Input.E631];&quot;,&quot;)" office:value-type="string" office:string-value="-141550,">
            <text:p>-141550,</text:p>
          </table:table-cell>
          <table:table-cell table:formula="of:=CONCATENATE([Input.F631];&quot;,&quot;)" office:value-type="string" office:string-value="126648,">
            <text:p>126648,</text:p>
          </table:table-cell>
          <table:table-cell table:formula="of:=CONCATENATE([Input.G631];&quot;,&quot;)" office:value-type="string" office:string-value="0,">
            <text:p>0,</text:p>
          </table:table-cell>
          <table:table-cell table:formula="of:=CONCATENATE(&quot;'&quot;;[Input.H631];&quot;',&quot;)" office:value-type="string" office:string-value="'Frontier Field Beta',">
            <text:p>'Frontier Field Beta',</text:p>
          </table:table-cell>
          <table:table-cell table:formula="of:=CONCATENATE(&quot;'&quot;;[Input.I631];&quot;',&quot;)" office:value-type="string" office:string-value="'Reactive 3;Metal 1;Hydrocarbon 2;Gem 3',">
            <text:p>'Reactive 3;Metal 1;Hydrocarbon 2;Gem 3',</text:p>
          </table:table-cell>
          <table:table-cell table:formula="of:=CONCATENATE(&quot;'&quot;;[Input.J63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32]" office:value-type="string" office:string-value="Shepard">
            <text:p>Shepard</text:p>
          </table:table-cell>
          <table:table-cell table:formula="of:=CONCATENATE(&quot;['&quot;;[Input.B632];&quot;',&quot;)" office:value-type="string" office:string-value="['Ores CH Gas',">
            <text:p>['Ores CH Gas',</text:p>
          </table:table-cell>
          <table:table-cell table:formula="of:=CONCATENATE([Input.C632];&quot;,&quot;)" office:value-type="string" office:string-value="8,">
            <text:p>8,</text:p>
          </table:table-cell>
          <table:table-cell table:formula="of:=CONCATENATE([Input.D632];&quot;,&quot;)" office:value-type="string" office:string-value="15,">
            <text:p>15,</text:p>
          </table:table-cell>
          <table:table-cell table:formula="of:=CONCATENATE([Input.E632];&quot;,&quot;)" office:value-type="string" office:string-value="-2528.61,">
            <text:p>-2528.61,</text:p>
          </table:table-cell>
          <table:table-cell table:formula="of:=CONCATENATE([Input.F632];&quot;,&quot;)" office:value-type="string" office:string-value="-92462.5,">
            <text:p>-92462.5,</text:p>
          </table:table-cell>
          <table:table-cell table:formula="of:=CONCATENATE([Input.G632];&quot;,&quot;)" office:value-type="string" office:string-value="100,">
            <text:p>100,</text:p>
          </table:table-cell>
          <table:table-cell table:formula="of:=CONCATENATE(&quot;'&quot;;[Input.H632];&quot;',&quot;)" office:value-type="string" office:string-value="'Frontier Field Alpha',">
            <text:p>'Frontier Field Alpha',</text:p>
          </table:table-cell>
          <table:table-cell table:formula="of:=CONCATENATE(&quot;'&quot;;[Input.I632];&quot;',&quot;)" office:value-type="string" office:string-value="'Gem 2;Gem 1;Hydrocarbon 2;Gas Pocket 1',">
            <text:p>'Gem 2;Gem 1;Hydrocarbon 2;Gas Pocket 1',</text:p>
          </table:table-cell>
          <table:table-cell table:formula="of:=CONCATENATE(&quot;'&quot;;[Input.J63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33]" office:value-type="string" office:string-value="Shepard">
            <text:p>Shepard</text:p>
          </table:table-cell>
          <table:table-cell table:formula="of:=CONCATENATE(&quot;['&quot;;[Input.B633];&quot;',&quot;)" office:value-type="string" office:string-value="['Ores ACGH',">
            <text:p>['Ores ACGH',</text:p>
          </table:table-cell>
          <table:table-cell table:formula="of:=CONCATENATE([Input.C633];&quot;,&quot;)" office:value-type="string" office:string-value="8,">
            <text:p>8,</text:p>
          </table:table-cell>
          <table:table-cell table:formula="of:=CONCATENATE([Input.D633];&quot;,&quot;)" office:value-type="string" office:string-value="7,">
            <text:p>7,</text:p>
          </table:table-cell>
          <table:table-cell table:formula="of:=CONCATENATE([Input.E633];&quot;,&quot;)" office:value-type="string" office:string-value="-88041.3,">
            <text:p>-88041.3,</text:p>
          </table:table-cell>
          <table:table-cell table:formula="of:=CONCATENATE([Input.F633];&quot;,&quot;)" office:value-type="string" office:string-value="72064.3,">
            <text:p>72064.3,</text:p>
          </table:table-cell>
          <table:table-cell table:formula="of:=CONCATENATE([Input.G633];&quot;,&quot;)" office:value-type="string" office:string-value="0,">
            <text:p>0,</text:p>
          </table:table-cell>
          <table:table-cell table:formula="of:=CONCATENATE(&quot;'&quot;;[Input.H633];&quot;',&quot;)" office:value-type="string" office:string-value="'Nav Shepard 3',">
            <text:p>'Nav Shepard 3',</text:p>
          </table:table-cell>
          <table:table-cell table:formula="of:=CONCATENATE(&quot;'&quot;;[Input.I633];&quot;',&quot;)" office:value-type="string" office:string-value="'Metal 2;Gem 1;Reactive 1;Hydrocarbon 2',">
            <text:p>'Metal 2;Gem 1;Reactive 1;Hydrocarbon 2',</text:p>
          </table:table-cell>
          <table:table-cell table:formula="of:=CONCATENATE(&quot;'&quot;;[Input.J63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34]" office:value-type="string" office:string-value="Shepard">
            <text:p>Shepard</text:p>
          </table:table-cell>
          <table:table-cell table:formula="of:=CONCATENATE(&quot;['&quot;;[Input.B634];&quot;',&quot;)" office:value-type="string" office:string-value="['Ores ACGH',">
            <text:p>['Ores ACGH',</text:p>
          </table:table-cell>
          <table:table-cell table:formula="of:=CONCATENATE([Input.C634];&quot;,&quot;)" office:value-type="string" office:string-value="8,">
            <text:p>8,</text:p>
          </table:table-cell>
          <table:table-cell table:formula="of:=CONCATENATE([Input.D634];&quot;,&quot;)" office:value-type="string" office:string-value="30,">
            <text:p>30,</text:p>
          </table:table-cell>
          <table:table-cell table:formula="of:=CONCATENATE([Input.E634];&quot;,&quot;)" office:value-type="string" office:string-value="18119.5,">
            <text:p>18119.5,</text:p>
          </table:table-cell>
          <table:table-cell table:formula="of:=CONCATENATE([Input.F634];&quot;,&quot;)" office:value-type="string" office:string-value="81986,">
            <text:p>81986,</text:p>
          </table:table-cell>
          <table:table-cell table:formula="of:=CONCATENATE([Input.G634];&quot;,&quot;)" office:value-type="string" office:string-value="0,">
            <text:p>0,</text:p>
          </table:table-cell>
          <table:table-cell table:formula="of:=CONCATENATE(&quot;'&quot;;[Input.H634];&quot;',&quot;)" office:value-type="string" office:string-value="'Geezer Rock',">
            <text:p>'Geezer Rock',</text:p>
          </table:table-cell>
          <table:table-cell table:formula="of:=CONCATENATE(&quot;'&quot;;[Input.I634];&quot;',&quot;)" office:value-type="string" office:string-value="'Metal 1;Gem 1;Reactive 2;Hydrocarbon 2',">
            <text:p>'Metal 1;Gem 1;Reactive 2;Hydrocarbon 2',</text:p>
          </table:table-cell>
          <table:table-cell table:formula="of:=CONCATENATE(&quot;'&quot;;[Input.J63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35]" office:value-type="string" office:string-value="Shepard">
            <text:p>Shepard</text:p>
          </table:table-cell>
          <table:table-cell table:formula="of:=CONCATENATE(&quot;['&quot;;[Input.B635];&quot;',&quot;)" office:value-type="string" office:string-value="['Ores CH Gas',">
            <text:p>['Ores CH Gas',</text:p>
          </table:table-cell>
          <table:table-cell table:formula="of:=CONCATENATE([Input.C635];&quot;,&quot;)" office:value-type="string" office:string-value="7,">
            <text:p>7,</text:p>
          </table:table-cell>
          <table:table-cell table:formula="of:=CONCATENATE([Input.D635];&quot;,&quot;)" office:value-type="string" office:string-value="15,">
            <text:p>15,</text:p>
          </table:table-cell>
          <table:table-cell table:formula="of:=CONCATENATE([Input.E635];&quot;,&quot;)" office:value-type="string" office:string-value="-135643,">
            <text:p>-135643,</text:p>
          </table:table-cell>
          <table:table-cell table:formula="of:=CONCATENATE([Input.F635];&quot;,&quot;)" office:value-type="string" office:string-value="126101,">
            <text:p>126101,</text:p>
          </table:table-cell>
          <table:table-cell table:formula="of:=CONCATENATE([Input.G635];&quot;,&quot;)" office:value-type="string" office:string-value="0,">
            <text:p>0,</text:p>
          </table:table-cell>
          <table:table-cell table:formula="of:=CONCATENATE(&quot;'&quot;;[Input.H635];&quot;',&quot;)" office:value-type="string" office:string-value="'Frontier Field Beta',">
            <text:p>'Frontier Field Beta',</text:p>
          </table:table-cell>
          <table:table-cell table:formula="of:=CONCATENATE(&quot;'&quot;;[Input.I635];&quot;',&quot;)" office:value-type="string" office:string-value="'Gem 1;Gem 2;Hydrocarbon 1;Hydrocarbon 3;Gas Pocket 1',">
            <text:p>'Gem 1;Gem 2;Hydrocarbon 1;Hydrocarbon 3;Gas Pocket 1',</text:p>
          </table:table-cell>
          <table:table-cell table:formula="of:=CONCATENATE(&quot;'&quot;;[Input.J63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36]" office:value-type="string" office:string-value="Shepard">
            <text:p>Shepard</text:p>
          </table:table-cell>
          <table:table-cell table:formula="of:=CONCATENATE(&quot;['&quot;;[Input.B636];&quot;',&quot;)" office:value-type="string" office:string-value="['Ores CH Gas',">
            <text:p>['Ores CH Gas',</text:p>
          </table:table-cell>
          <table:table-cell table:formula="of:=CONCATENATE([Input.C636];&quot;,&quot;)" office:value-type="string" office:string-value="7,">
            <text:p>7,</text:p>
          </table:table-cell>
          <table:table-cell table:formula="of:=CONCATENATE([Input.D636];&quot;,&quot;)" office:value-type="string" office:string-value="25,">
            <text:p>25,</text:p>
          </table:table-cell>
          <table:table-cell table:formula="of:=CONCATENATE([Input.E636];&quot;,&quot;)" office:value-type="string" office:string-value="-182679,">
            <text:p>-182679,</text:p>
          </table:table-cell>
          <table:table-cell table:formula="of:=CONCATENATE([Input.F636];&quot;,&quot;)" office:value-type="string" office:string-value="141608,">
            <text:p>141608,</text:p>
          </table:table-cell>
          <table:table-cell table:formula="of:=CONCATENATE([Input.G636];&quot;,&quot;)" office:value-type="string" office:string-value="0,">
            <text:p>0,</text:p>
          </table:table-cell>
          <table:table-cell table:formula="of:=CONCATENATE(&quot;'&quot;;[Input.H636];&quot;',&quot;)" office:value-type="string" office:string-value="'Frontier Field Delta',">
            <text:p>'Frontier Field Delta',</text:p>
          </table:table-cell>
          <table:table-cell table:formula="of:=CONCATENATE(&quot;'&quot;;[Input.I636];&quot;',&quot;)" office:value-type="string" office:string-value="'Hydrocarbon 2;Hydrocarbon 1;Gem 3;Gem 1;Gas Pocket 1',">
            <text:p>'Hydrocarbon 2;Hydrocarbon 1;Gem 3;Gem 1;Gas Pocket 1',</text:p>
          </table:table-cell>
          <table:table-cell table:formula="of:=CONCATENATE(&quot;'&quot;;[Input.J63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37]" office:value-type="string" office:string-value="Shepard">
            <text:p>Shepard</text:p>
          </table:table-cell>
          <table:table-cell table:formula="of:=CONCATENATE(&quot;['&quot;;[Input.B637];&quot;',&quot;)" office:value-type="string" office:string-value="['Ores ACH',">
            <text:p>['Ores ACH',</text:p>
          </table:table-cell>
          <table:table-cell table:formula="of:=CONCATENATE([Input.C637];&quot;,&quot;)" office:value-type="string" office:string-value="7,">
            <text:p>7,</text:p>
          </table:table-cell>
          <table:table-cell table:formula="of:=CONCATENATE([Input.D637];&quot;,&quot;)" office:value-type="string" office:string-value="15,">
            <text:p>15,</text:p>
          </table:table-cell>
          <table:table-cell table:formula="of:=CONCATENATE([Input.E637];&quot;,&quot;)" office:value-type="string" office:string-value="-192781,">
            <text:p>-192781,</text:p>
          </table:table-cell>
          <table:table-cell table:formula="of:=CONCATENATE([Input.F637];&quot;,&quot;)" office:value-type="string" office:string-value="134347,">
            <text:p>134347,</text:p>
          </table:table-cell>
          <table:table-cell table:formula="of:=CONCATENATE([Input.G637];&quot;,&quot;)" office:value-type="string" office:string-value="0,">
            <text:p>0,</text:p>
          </table:table-cell>
          <table:table-cell table:formula="of:=CONCATENATE(&quot;'&quot;;[Input.H637];&quot;',&quot;)" office:value-type="string" office:string-value="'Frontier Field Delta',">
            <text:p>'Frontier Field Delta',</text:p>
          </table:table-cell>
          <table:table-cell table:formula="of:=CONCATENATE(&quot;'&quot;;[Input.I637];&quot;',&quot;)" office:value-type="string" office:string-value="'Metal 3;Hydrocarbon 1;Gem 2',">
            <text:p>'Metal 3;Hydrocarbon 1;Gem 2',</text:p>
          </table:table-cell>
          <table:table-cell table:formula="of:=CONCATENATE(&quot;'&quot;;[Input.J63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38]" office:value-type="string" office:string-value="Shepard">
            <text:p>Shepard</text:p>
          </table:table-cell>
          <table:table-cell table:formula="of:=CONCATENATE(&quot;['&quot;;[Input.B638];&quot;',&quot;)" office:value-type="string" office:string-value="['Ores ACGH',">
            <text:p>['Ores ACGH',</text:p>
          </table:table-cell>
          <table:table-cell table:formula="of:=CONCATENATE([Input.C638];&quot;,&quot;)" office:value-type="string" office:string-value="7,">
            <text:p>7,</text:p>
          </table:table-cell>
          <table:table-cell table:formula="of:=CONCATENATE([Input.D638];&quot;,&quot;)" office:value-type="string" office:string-value="20,">
            <text:p>20,</text:p>
          </table:table-cell>
          <table:table-cell table:formula="of:=CONCATENATE([Input.E638];&quot;,&quot;)" office:value-type="string" office:string-value="-31829.9,">
            <text:p>-31829.9,</text:p>
          </table:table-cell>
          <table:table-cell table:formula="of:=CONCATENATE([Input.F638];&quot;,&quot;)" office:value-type="string" office:string-value="144766,">
            <text:p>144766,</text:p>
          </table:table-cell>
          <table:table-cell table:formula="of:=CONCATENATE([Input.G638];&quot;,&quot;)" office:value-type="string" office:string-value="0,">
            <text:p>0,</text:p>
          </table:table-cell>
          <table:table-cell table:formula="of:=CONCATENATE(&quot;'&quot;;[Input.H638];&quot;',&quot;)" office:value-type="string" office:string-value="'Frontier Buoy',">
            <text:p>'Frontier Buoy',</text:p>
          </table:table-cell>
          <table:table-cell table:formula="of:=CONCATENATE(&quot;'&quot;;[Input.I638];&quot;',&quot;)" office:value-type="string" office:string-value="'Metal 2;Gem 1;Reactive 3;Hydrocarbon 2',">
            <text:p>'Metal 2;Gem 1;Reactive 3;Hydrocarbon 2',</text:p>
          </table:table-cell>
          <table:table-cell table:formula="of:=CONCATENATE(&quot;'&quot;;[Input.J63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39]" office:value-type="string" office:string-value="Shepard">
            <text:p>Shepard</text:p>
          </table:table-cell>
          <table:table-cell table:formula="of:=CONCATENATE(&quot;['&quot;;[Input.B639];&quot;',&quot;)" office:value-type="string" office:string-value="['Ores CH Gas',">
            <text:p>['Ores CH Gas',</text:p>
          </table:table-cell>
          <table:table-cell table:formula="of:=CONCATENATE([Input.C639];&quot;,&quot;)" office:value-type="string" office:string-value="7,">
            <text:p>7,</text:p>
          </table:table-cell>
          <table:table-cell table:formula="of:=CONCATENATE([Input.D639];&quot;,&quot;)" office:value-type="string" office:string-value="15,">
            <text:p>15,</text:p>
          </table:table-cell>
          <table:table-cell table:formula="of:=CONCATENATE([Input.E639];&quot;,&quot;)" office:value-type="string" office:string-value="-13599.5,">
            <text:p>-13599.5,</text:p>
          </table:table-cell>
          <table:table-cell table:formula="of:=CONCATENATE([Input.F639];&quot;,&quot;)" office:value-type="string" office:string-value="-95141,">
            <text:p>-95141,</text:p>
          </table:table-cell>
          <table:table-cell table:formula="of:=CONCATENATE([Input.G639];&quot;,&quot;)" office:value-type="string" office:string-value="500,">
            <text:p>500,</text:p>
          </table:table-cell>
          <table:table-cell table:formula="of:=CONCATENATE(&quot;'&quot;;[Input.H639];&quot;',&quot;)" office:value-type="string" office:string-value="'Frontier Field Alpha',">
            <text:p>'Frontier Field Alpha',</text:p>
          </table:table-cell>
          <table:table-cell table:formula="of:=CONCATENATE(&quot;'&quot;;[Input.I639];&quot;',&quot;)" office:value-type="string" office:string-value="'Hydrocarbon 2;Gem 2;Gem 3;Hydrocarbon 1;Gas Pocket 1',">
            <text:p>'Hydrocarbon 2;Gem 2;Gem 3;Hydrocarbon 1;Gas Pocket 1',</text:p>
          </table:table-cell>
          <table:table-cell table:formula="of:=CONCATENATE(&quot;'&quot;;[Input.J63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40]" office:value-type="string" office:string-value="Shepard">
            <text:p>Shepard</text:p>
          </table:table-cell>
          <table:table-cell table:formula="of:=CONCATENATE(&quot;['&quot;;[Input.B640];&quot;',&quot;)" office:value-type="string" office:string-value="['Ores G GAS',">
            <text:p>['Ores G GAS',</text:p>
          </table:table-cell>
          <table:table-cell table:formula="of:=CONCATENATE([Input.C640];&quot;,&quot;)" office:value-type="string" office:string-value="7,">
            <text:p>7,</text:p>
          </table:table-cell>
          <table:table-cell table:formula="of:=CONCATENATE([Input.D640];&quot;,&quot;)" office:value-type="string" office:string-value="15,">
            <text:p>15,</text:p>
          </table:table-cell>
          <table:table-cell table:formula="of:=CONCATENATE([Input.E640];&quot;,&quot;)" office:value-type="string" office:string-value="24178.2,">
            <text:p>24178.2,</text:p>
          </table:table-cell>
          <table:table-cell table:formula="of:=CONCATENATE([Input.F640];&quot;,&quot;)" office:value-type="string" office:string-value="143804,">
            <text:p>143804,</text:p>
          </table:table-cell>
          <table:table-cell table:formula="of:=CONCATENATE([Input.G640];&quot;,&quot;)" office:value-type="string" office:string-value="0,">
            <text:p>0,</text:p>
          </table:table-cell>
          <table:table-cell table:formula="of:=CONCATENATE(&quot;'&quot;;[Input.H640];&quot;',&quot;)" office:value-type="string" office:string-value="'Geezer Rock',">
            <text:p>'Geezer Rock',</text:p>
          </table:table-cell>
          <table:table-cell table:formula="of:=CONCATENATE(&quot;'&quot;;[Input.I640];&quot;',&quot;)" office:value-type="string" office:string-value="'Reactive 1;Reactive 3;Gas Pocket 1',">
            <text:p>'Reactive 1;Reactive 3;Gas Pocket 1',</text:p>
          </table:table-cell>
          <table:table-cell table:formula="of:=CONCATENATE(&quot;'&quot;;[Input.J64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41]" office:value-type="string" office:string-value="Shepard">
            <text:p>Shepard</text:p>
          </table:table-cell>
          <table:table-cell table:formula="of:=CONCATENATE(&quot;['&quot;;[Input.B641];&quot;',&quot;)" office:value-type="string" office:string-value="['Ores ACGH',">
            <text:p>['Ores ACGH',</text:p>
          </table:table-cell>
          <table:table-cell table:formula="of:=CONCATENATE([Input.C641];&quot;,&quot;)" office:value-type="string" office:string-value="7,">
            <text:p>7,</text:p>
          </table:table-cell>
          <table:table-cell table:formula="of:=CONCATENATE([Input.D641];&quot;,&quot;)" office:value-type="string" office:string-value="15,">
            <text:p>15,</text:p>
          </table:table-cell>
          <table:table-cell table:formula="of:=CONCATENATE([Input.E641];&quot;,&quot;)" office:value-type="string" office:string-value="-12423.8,">
            <text:p>-12423.8,</text:p>
          </table:table-cell>
          <table:table-cell table:formula="of:=CONCATENATE([Input.F641];&quot;,&quot;)" office:value-type="string" office:string-value="-33371.4,">
            <text:p>-33371.4,</text:p>
          </table:table-cell>
          <table:table-cell table:formula="of:=CONCATENATE([Input.G641];&quot;,&quot;)" office:value-type="string" office:string-value="0,">
            <text:p>0,</text:p>
          </table:table-cell>
          <table:table-cell table:formula="of:=CONCATENATE(&quot;'&quot;;[Input.H641];&quot;',&quot;)" office:value-type="string" office:string-value="'Nav Shepard 6',">
            <text:p>'Nav Shepard 6',</text:p>
          </table:table-cell>
          <table:table-cell table:formula="of:=CONCATENATE(&quot;'&quot;;[Input.I641];&quot;',&quot;)" office:value-type="string" office:string-value="'Metal 1;Gem 2;Reactive 2;Hydrocarbon 2',">
            <text:p>'Metal 1;Gem 2;Reactive 2;Hydrocarbon 2',</text:p>
          </table:table-cell>
          <table:table-cell table:formula="of:=CONCATENATE(&quot;'&quot;;[Input.J64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42]" office:value-type="string" office:string-value="Shepard">
            <text:p>Shepard</text:p>
          </table:table-cell>
          <table:table-cell table:formula="of:=CONCATENATE(&quot;['&quot;;[Input.B642];&quot;',&quot;)" office:value-type="string" office:string-value="['Ores ACH',">
            <text:p>['Ores ACH',</text:p>
          </table:table-cell>
          <table:table-cell table:formula="of:=CONCATENATE([Input.C642];&quot;,&quot;)" office:value-type="string" office:string-value="6,">
            <text:p>6,</text:p>
          </table:table-cell>
          <table:table-cell table:formula="of:=CONCATENATE([Input.D642];&quot;,&quot;)" office:value-type="string" office:string-value="15,">
            <text:p>15,</text:p>
          </table:table-cell>
          <table:table-cell table:formula="of:=CONCATENATE([Input.E642];&quot;,&quot;)" office:value-type="string" office:string-value="-83897.8,">
            <text:p>-83897.8,</text:p>
          </table:table-cell>
          <table:table-cell table:formula="of:=CONCATENATE([Input.F642];&quot;,&quot;)" office:value-type="string" office:string-value="72656.2,">
            <text:p>72656.2,</text:p>
          </table:table-cell>
          <table:table-cell table:formula="of:=CONCATENATE([Input.G642];&quot;,&quot;)" office:value-type="string" office:string-value="0,">
            <text:p>0,</text:p>
          </table:table-cell>
          <table:table-cell table:formula="of:=CONCATENATE(&quot;'&quot;;[Input.H642];&quot;',&quot;)" office:value-type="string" office:string-value="'Nav Shepard 3',">
            <text:p>'Nav Shepard 3',</text:p>
          </table:table-cell>
          <table:table-cell table:formula="of:=CONCATENATE(&quot;'&quot;;[Input.I642];&quot;',&quot;)" office:value-type="string" office:string-value="'Metal 2;Gem 1;Hydrocarbon 1',">
            <text:p>'Metal 2;Gem 1;Hydrocarbon 1',</text:p>
          </table:table-cell>
          <table:table-cell table:formula="of:=CONCATENATE(&quot;'&quot;;[Input.J64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43]" office:value-type="string" office:string-value="Shepard">
            <text:p>Shepard</text:p>
          </table:table-cell>
          <table:table-cell table:formula="of:=CONCATENATE(&quot;['&quot;;[Input.B643];&quot;',&quot;)" office:value-type="string" office:string-value="['Ores ACGH',">
            <text:p>['Ores ACGH',</text:p>
          </table:table-cell>
          <table:table-cell table:formula="of:=CONCATENATE([Input.C643];&quot;,&quot;)" office:value-type="string" office:string-value="5,">
            <text:p>5,</text:p>
          </table:table-cell>
          <table:table-cell table:formula="of:=CONCATENATE([Input.D643];&quot;,&quot;)" office:value-type="string" office:string-value="30,">
            <text:p>30,</text:p>
          </table:table-cell>
          <table:table-cell table:formula="of:=CONCATENATE([Input.E643];&quot;,&quot;)" office:value-type="string" office:string-value="-13883.8,">
            <text:p>-13883.8,</text:p>
          </table:table-cell>
          <table:table-cell table:formula="of:=CONCATENATE([Input.F643];&quot;,&quot;)" office:value-type="string" office:string-value="9860.4,">
            <text:p>9860.4,</text:p>
          </table:table-cell>
          <table:table-cell table:formula="of:=CONCATENATE([Input.G643];&quot;,&quot;)" office:value-type="string" office:string-value="0,">
            <text:p>0,</text:p>
          </table:table-cell>
          <table:table-cell table:formula="of:=CONCATENATE(&quot;'&quot;;[Input.H643];&quot;',&quot;)" office:value-type="string" office:string-value="'Lucre Trail',">
            <text:p>'Lucre Trail',</text:p>
          </table:table-cell>
          <table:table-cell table:formula="of:=CONCATENATE(&quot;'&quot;;[Input.I643];&quot;',&quot;)" office:value-type="string" office:string-value="'Metal 1;Hydrocarbon 2;Gem 3;Reactive 1',">
            <text:p>'Metal 1;Hydrocarbon 2;Gem 3;Reactive 1',</text:p>
          </table:table-cell>
          <table:table-cell table:formula="of:=CONCATENATE(&quot;'&quot;;[Input.J64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44]" office:value-type="string" office:string-value="Shepard">
            <text:p>Shepard</text:p>
          </table:table-cell>
          <table:table-cell table:formula="of:=CONCATENATE(&quot;['&quot;;[Input.B644];&quot;',&quot;)" office:value-type="string" office:string-value="['Ores ACGH',">
            <text:p>['Ores ACGH',</text:p>
          </table:table-cell>
          <table:table-cell table:formula="of:=CONCATENATE([Input.C644];&quot;,&quot;)" office:value-type="string" office:string-value="5,">
            <text:p>5,</text:p>
          </table:table-cell>
          <table:table-cell table:formula="of:=CONCATENATE([Input.D644];&quot;,&quot;)" office:value-type="string" office:string-value="30,">
            <text:p>30,</text:p>
          </table:table-cell>
          <table:table-cell table:formula="of:=CONCATENATE([Input.E644];&quot;,&quot;)" office:value-type="string" office:string-value="4981.79,">
            <text:p>4981.79,</text:p>
          </table:table-cell>
          <table:table-cell table:formula="of:=CONCATENATE([Input.F644];&quot;,&quot;)" office:value-type="string" office:string-value="19498.2,">
            <text:p>19498.2,</text:p>
          </table:table-cell>
          <table:table-cell table:formula="of:=CONCATENATE([Input.G644];&quot;,&quot;)" office:value-type="string" office:string-value="0,">
            <text:p>0,</text:p>
          </table:table-cell>
          <table:table-cell table:formula="of:=CONCATENATE(&quot;'&quot;;[Input.H644];&quot;',&quot;)" office:value-type="string" office:string-value="'Lucre Resource Field',">
            <text:p>'Lucre Resource Field',</text:p>
          </table:table-cell>
          <table:table-cell table:formula="of:=CONCATENATE(&quot;'&quot;;[Input.I644];&quot;',&quot;)" office:value-type="string" office:string-value="'Gas Pocket 1;Gem 3;Metal 2;Hydrocarbon 1',">
            <text:p>'Gas Pocket 1;Gem 3;Metal 2;Hydrocarbon 1',</text:p>
          </table:table-cell>
          <table:table-cell table:formula="of:=CONCATENATE(&quot;'&quot;;[Input.J64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45]" office:value-type="string" office:string-value="Shepard">
            <text:p>Shepard</text:p>
          </table:table-cell>
          <table:table-cell table:formula="of:=CONCATENATE(&quot;['&quot;;[Input.B645];&quot;',&quot;)" office:value-type="string" office:string-value="['Ores ACGH',">
            <text:p>['Ores ACGH',</text:p>
          </table:table-cell>
          <table:table-cell table:formula="of:=CONCATENATE([Input.C645];&quot;,&quot;)" office:value-type="string" office:string-value="5,">
            <text:p>5,</text:p>
          </table:table-cell>
          <table:table-cell table:formula="of:=CONCATENATE([Input.D645];&quot;,&quot;)" office:value-type="string" office:string-value="10,">
            <text:p>10,</text:p>
          </table:table-cell>
          <table:table-cell table:formula="of:=CONCATENATE([Input.E645];&quot;,&quot;)" office:value-type="string" office:string-value="-54450.2,">
            <text:p>-54450.2,</text:p>
          </table:table-cell>
          <table:table-cell table:formula="of:=CONCATENATE([Input.F645];&quot;,&quot;)" office:value-type="string" office:string-value="-5847.05,">
            <text:p>-5847.05,</text:p>
          </table:table-cell>
          <table:table-cell table:formula="of:=CONCATENATE([Input.G645];&quot;,&quot;)" office:value-type="string" office:string-value="0,">
            <text:p>0,</text:p>
          </table:table-cell>
          <table:table-cell table:formula="of:=CONCATENATE(&quot;'&quot;;[Input.H645];&quot;',&quot;)" office:value-type="string" office:string-value="'Nav Shepard 5',">
            <text:p>'Nav Shepard 5',</text:p>
          </table:table-cell>
          <table:table-cell table:formula="of:=CONCATENATE(&quot;'&quot;;[Input.I645];&quot;',&quot;)" office:value-type="string" office:string-value="'Metal 2;Gem 2;Reactive 2;Hydrocarbon 3',">
            <text:p>'Metal 2;Gem 2;Reactive 2;Hydrocarbon 3',</text:p>
          </table:table-cell>
          <table:table-cell table:formula="of:=CONCATENATE(&quot;'&quot;;[Input.J64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46]" office:value-type="string" office:string-value="Shepard">
            <text:p>Shepard</text:p>
          </table:table-cell>
          <table:table-cell table:formula="of:=CONCATENATE(&quot;['&quot;;[Input.B646];&quot;',&quot;)" office:value-type="string" office:string-value="['DLVRD L23',">
            <text:p>['DLVRD L23',</text:p>
          </table:table-cell>
          <table:table-cell table:formula="of:=CONCATENATE([Input.C646];&quot;,&quot;)" office:value-type="string" office:string-value="NULL,">
            <text:p>NULL,</text:p>
          </table:table-cell>
          <table:table-cell table:formula="of:=CONCATENATE([Input.D646];&quot;,&quot;)" office:value-type="string" office:string-value="NULL,">
            <text:p>NULL,</text:p>
          </table:table-cell>
          <table:table-cell table:formula="of:=CONCATENATE([Input.E646];&quot;,&quot;)" office:value-type="string" office:string-value="-167368,">
            <text:p>-167368,</text:p>
          </table:table-cell>
          <table:table-cell table:formula="of:=CONCATENATE([Input.F646];&quot;,&quot;)" office:value-type="string" office:string-value="-19875,">
            <text:p>-19875,</text:p>
          </table:table-cell>
          <table:table-cell table:formula="of:=CONCATENATE([Input.G646];&quot;,&quot;)" office:value-type="string" office:string-value="0,">
            <text:p>0,</text:p>
          </table:table-cell>
          <table:table-cell table:formula="of:=CONCATENATE(&quot;'&quot;;[Input.H646];&quot;',&quot;)" office:value-type="string" office:string-value="'Particle Ring 2',">
            <text:p>'Particle Ring 2',</text:p>
          </table:table-cell>
          <table:table-cell table:formula="of:=CONCATENATE(&quot;'&quot;;[Input.I646];&quot;',&quot;)" office:value-type="string" office:string-value="'Hydrocarbon 1;Hydrocarbon 2;Hydrocarbon 3',">
            <text:p>'Hydrocarbon 1;Hydrocarbon 2;Hydrocarbon 3',</text:p>
          </table:table-cell>
          <table:table-cell table:formula="of:=CONCATENATE(&quot;'&quot;;[Input.J64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47]" office:value-type="string" office:string-value="Shepard">
            <text:p>Shepard</text:p>
          </table:table-cell>
          <table:table-cell table:formula="of:=CONCATENATE(&quot;['&quot;;[Input.B647];&quot;',&quot;)" office:value-type="string" office:string-value="['Bio L20',">
            <text:p>['Bio L20',</text:p>
          </table:table-cell>
          <table:table-cell table:formula="of:=CONCATENATE([Input.C647];&quot;,&quot;)" office:value-type="string" office:string-value="NULL,">
            <text:p>NULL,</text:p>
          </table:table-cell>
          <table:table-cell table:formula="of:=CONCATENATE([Input.D647];&quot;,&quot;)" office:value-type="string" office:string-value="NULL,">
            <text:p>NULL,</text:p>
          </table:table-cell>
          <table:table-cell table:formula="of:=CONCATENATE([Input.E647];&quot;,&quot;)" office:value-type="string" office:string-value="17192.7,">
            <text:p>17192.7,</text:p>
          </table:table-cell>
          <table:table-cell table:formula="of:=CONCATENATE([Input.F647];&quot;,&quot;)" office:value-type="string" office:string-value="-53017.2,">
            <text:p>-53017.2,</text:p>
          </table:table-cell>
          <table:table-cell table:formula="of:=CONCATENATE([Input.G647];&quot;,&quot;)" office:value-type="string" office:string-value="-1000,">
            <text:p>-1000,</text:p>
          </table:table-cell>
          <table:table-cell table:formula="of:=CONCATENATE(&quot;'&quot;;[Input.H647];&quot;',&quot;)" office:value-type="string" office:string-value="'Nav Shepard 7',">
            <text:p>'Nav Shepard 7',</text:p>
          </table:table-cell>
          <table:table-cell table:formula="of:=CONCATENATE(&quot;'&quot;;[Input.I647];&quot;',&quot;)" office:value-type="string" office:string-value="'Metal 1',">
            <text:p>'Metal 1',</text:p>
          </table:table-cell>
          <table:table-cell table:formula="of:=CONCATENATE(&quot;'&quot;;[Input.J64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48]" office:value-type="string" office:string-value="Slayton">
            <text:p>Slayton</text:p>
          </table:table-cell>
          <table:table-cell table:formula="of:=CONCATENATE(&quot;['&quot;;[Input.B648];&quot;',&quot;)" office:value-type="string" office:string-value="['Ores ACH',">
            <text:p>['Ores ACH',</text:p>
          </table:table-cell>
          <table:table-cell table:formula="of:=CONCATENATE([Input.C648];&quot;,&quot;)" office:value-type="string" office:string-value="4,">
            <text:p>4,</text:p>
          </table:table-cell>
          <table:table-cell table:formula="of:=CONCATENATE([Input.D648];&quot;,&quot;)" office:value-type="string" office:string-value="20,">
            <text:p>20,</text:p>
          </table:table-cell>
          <table:table-cell table:formula="of:=CONCATENATE([Input.E648];&quot;,&quot;)" office:value-type="string" office:string-value="-59502.4,">
            <text:p>-59502.4,</text:p>
          </table:table-cell>
          <table:table-cell table:formula="of:=CONCATENATE([Input.F648];&quot;,&quot;)" office:value-type="string" office:string-value="12392,">
            <text:p>12392,</text:p>
          </table:table-cell>
          <table:table-cell table:formula="of:=CONCATENATE([Input.G648];&quot;,&quot;)" office:value-type="string" office:string-value="0,">
            <text:p>0,</text:p>
          </table:table-cell>
          <table:table-cell table:formula="of:=CONCATENATE(&quot;'&quot;;[Input.H648];&quot;',&quot;)" office:value-type="string" office:string-value="'Red Dragon Camp 8',">
            <text:p>'Red Dragon Camp 8',</text:p>
          </table:table-cell>
          <table:table-cell table:formula="of:=CONCATENATE(&quot;'&quot;;[Input.I648];&quot;',&quot;)" office:value-type="string" office:string-value="'Metal 1;Gem 2;Hydrocarbon 2',">
            <text:p>'Metal 1;Gem 2;Hydrocarbon 2',</text:p>
          </table:table-cell>
          <table:table-cell table:formula="of:=CONCATENATE(&quot;'&quot;;[Input.J64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49]" office:value-type="string" office:string-value="Slayton">
            <text:p>Slayton</text:p>
          </table:table-cell>
          <table:table-cell table:formula="of:=CONCATENATE(&quot;['&quot;;[Input.B649];&quot;',&quot;)" office:value-type="string" office:string-value="['Ores ACGH',">
            <text:p>['Ores ACGH',</text:p>
          </table:table-cell>
          <table:table-cell table:formula="of:=CONCATENATE([Input.C649];&quot;,&quot;)" office:value-type="string" office:string-value="4,">
            <text:p>4,</text:p>
          </table:table-cell>
          <table:table-cell table:formula="of:=CONCATENATE([Input.D649];&quot;,&quot;)" office:value-type="string" office:string-value="25,">
            <text:p>25,</text:p>
          </table:table-cell>
          <table:table-cell table:formula="of:=CONCATENATE([Input.E649];&quot;,&quot;)" office:value-type="string" office:string-value="-99261.7,">
            <text:p>-99261.7,</text:p>
          </table:table-cell>
          <table:table-cell table:formula="of:=CONCATENATE([Input.F649];&quot;,&quot;)" office:value-type="string" office:string-value="-39427.4,">
            <text:p>-39427.4,</text:p>
          </table:table-cell>
          <table:table-cell table:formula="of:=CONCATENATE([Input.G649];&quot;,&quot;)" office:value-type="string" office:string-value="0,">
            <text:p>0,</text:p>
          </table:table-cell>
          <table:table-cell table:formula="of:=CONCATENATE(&quot;'&quot;;[Input.H649];&quot;',&quot;)" office:value-type="string" office:string-value="'Brand\'s Barrow',">
            <text:p>'Brand\'s Barrow',</text:p>
          </table:table-cell>
          <table:table-cell table:formula="of:=CONCATENATE(&quot;'&quot;;[Input.I649];&quot;',&quot;)" office:value-type="string" office:string-value="'Metal 1;Reactive 3;Gem 3;Hydrocarbon 2',">
            <text:p>'Metal 1;Reactive 3;Gem 3;Hydrocarbon 2',</text:p>
          </table:table-cell>
          <table:table-cell table:formula="of:=CONCATENATE(&quot;'&quot;;[Input.J64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50]" office:value-type="string" office:string-value="Slayton">
            <text:p>Slayton</text:p>
          </table:table-cell>
          <table:table-cell table:formula="of:=CONCATENATE(&quot;['&quot;;[Input.B650];&quot;',&quot;)" office:value-type="string" office:string-value="['Ores AGH',">
            <text:p>['Ores AGH',</text:p>
          </table:table-cell>
          <table:table-cell table:formula="of:=CONCATENATE([Input.C650];&quot;,&quot;)" office:value-type="string" office:string-value="4,">
            <text:p>4,</text:p>
          </table:table-cell>
          <table:table-cell table:formula="of:=CONCATENATE([Input.D650];&quot;,&quot;)" office:value-type="string" office:string-value="20,">
            <text:p>20,</text:p>
          </table:table-cell>
          <table:table-cell table:formula="of:=CONCATENATE([Input.E650];&quot;,&quot;)" office:value-type="string" office:string-value="-102772,">
            <text:p>-102772,</text:p>
          </table:table-cell>
          <table:table-cell table:formula="of:=CONCATENATE([Input.F650];&quot;,&quot;)" office:value-type="string" office:string-value="-88347.6,">
            <text:p>-88347.6,</text:p>
          </table:table-cell>
          <table:table-cell table:formula="of:=CONCATENATE([Input.G650];&quot;,&quot;)" office:value-type="string" office:string-value="0,">
            <text:p>0,</text:p>
          </table:table-cell>
          <table:table-cell table:formula="of:=CONCATENATE(&quot;'&quot;;[Input.H650];&quot;',&quot;)" office:value-type="string" office:string-value="'Nav Brand 3',">
            <text:p>'Nav Brand 3',</text:p>
          </table:table-cell>
          <table:table-cell table:formula="of:=CONCATENATE(&quot;'&quot;;[Input.I650];&quot;',&quot;)" office:value-type="string" office:string-value="'Hydrocarbon 1;Hydrocarbon 3;Metal 2;Reactive 1',">
            <text:p>'Hydrocarbon 1;Hydrocarbon 3;Metal 2;Reactive 1',</text:p>
          </table:table-cell>
          <table:table-cell table:formula="of:=CONCATENATE(&quot;'&quot;;[Input.J65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51]" office:value-type="string" office:string-value="Slayton">
            <text:p>Slayton</text:p>
          </table:table-cell>
          <table:table-cell table:formula="of:=CONCATENATE(&quot;['&quot;;[Input.B651];&quot;',&quot;)" office:value-type="string" office:string-value="['Ores ACGH',">
            <text:p>['Ores ACGH',</text:p>
          </table:table-cell>
          <table:table-cell table:formula="of:=CONCATENATE([Input.C651];&quot;,&quot;)" office:value-type="string" office:string-value="4,">
            <text:p>4,</text:p>
          </table:table-cell>
          <table:table-cell table:formula="of:=CONCATENATE([Input.D651];&quot;,&quot;)" office:value-type="string" office:string-value="20,">
            <text:p>20,</text:p>
          </table:table-cell>
          <table:table-cell table:formula="of:=CONCATENATE([Input.E651];&quot;,&quot;)" office:value-type="string" office:string-value="-9246.31,">
            <text:p>-9246.31,</text:p>
          </table:table-cell>
          <table:table-cell table:formula="of:=CONCATENATE([Input.F651];&quot;,&quot;)" office:value-type="string" office:string-value="-73003.5,">
            <text:p>-73003.5,</text:p>
          </table:table-cell>
          <table:table-cell table:formula="of:=CONCATENATE([Input.G651];&quot;,&quot;)" office:value-type="string" office:string-value="0,">
            <text:p>0,</text:p>
          </table:table-cell>
          <table:table-cell table:formula="of:=CONCATENATE(&quot;'&quot;;[Input.H651];&quot;',&quot;)" office:value-type="string" office:string-value="'Nav Brand 1',">
            <text:p>'Nav Brand 1',</text:p>
          </table:table-cell>
          <table:table-cell table:formula="of:=CONCATENATE(&quot;'&quot;;[Input.I651];&quot;',&quot;)" office:value-type="string" office:string-value="'Hydrocarbon 2;Metal 2;Reactive 2;Gem 2',">
            <text:p>'Hydrocarbon 2;Metal 2;Reactive 2;Gem 2',</text:p>
          </table:table-cell>
          <table:table-cell table:formula="of:=CONCATENATE(&quot;'&quot;;[Input.J65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52]" office:value-type="string" office:string-value="Slayton">
            <text:p>Slayton</text:p>
          </table:table-cell>
          <table:table-cell table:formula="of:=CONCATENATE(&quot;['&quot;;[Input.B652];&quot;',&quot;)" office:value-type="string" office:string-value="['Ores ACGH',">
            <text:p>['Ores ACGH',</text:p>
          </table:table-cell>
          <table:table-cell table:formula="of:=CONCATENATE([Input.C652];&quot;,&quot;)" office:value-type="string" office:string-value="4,">
            <text:p>4,</text:p>
          </table:table-cell>
          <table:table-cell table:formula="of:=CONCATENATE([Input.D652];&quot;,&quot;)" office:value-type="string" office:string-value="30,">
            <text:p>30,</text:p>
          </table:table-cell>
          <table:table-cell table:formula="of:=CONCATENATE([Input.E652];&quot;,&quot;)" office:value-type="string" office:string-value="-93360.6,">
            <text:p>-93360.6,</text:p>
          </table:table-cell>
          <table:table-cell table:formula="of:=CONCATENATE([Input.F652];&quot;,&quot;)" office:value-type="string" office:string-value="-56212.5,">
            <text:p>-56212.5,</text:p>
          </table:table-cell>
          <table:table-cell table:formula="of:=CONCATENATE([Input.G652];&quot;,&quot;)" office:value-type="string" office:string-value="0,">
            <text:p>0,</text:p>
          </table:table-cell>
          <table:table-cell table:formula="of:=CONCATENATE(&quot;'&quot;;[Input.H652];&quot;',&quot;)" office:value-type="string" office:string-value="'Brand\'s Remains',">
            <text:p>'Brand\'s Remains',</text:p>
          </table:table-cell>
          <table:table-cell table:formula="of:=CONCATENATE(&quot;'&quot;;[Input.I652];&quot;',&quot;)" office:value-type="string" office:string-value="'Metal 2;Gem 3;Reactive 1;Hydrocarbon 3',">
            <text:p>'Metal 2;Gem 3;Reactive 1;Hydrocarbon 3',</text:p>
          </table:table-cell>
          <table:table-cell table:formula="of:=CONCATENATE(&quot;'&quot;;[Input.J65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53]" office:value-type="string" office:string-value="Slayton">
            <text:p>Slayton</text:p>
          </table:table-cell>
          <table:table-cell table:formula="of:=CONCATENATE(&quot;['&quot;;[Input.B653];&quot;',&quot;)" office:value-type="string" office:string-value="['Ores AG Gas',">
            <text:p>['Ores AG Gas',</text:p>
          </table:table-cell>
          <table:table-cell table:formula="of:=CONCATENATE([Input.C653];&quot;,&quot;)" office:value-type="string" office:string-value="4,">
            <text:p>4,</text:p>
          </table:table-cell>
          <table:table-cell table:formula="of:=CONCATENATE([Input.D653];&quot;,&quot;)" office:value-type="string" office:string-value="30,">
            <text:p>30,</text:p>
          </table:table-cell>
          <table:table-cell table:formula="of:=CONCATENATE([Input.E653];&quot;,&quot;)" office:value-type="string" office:string-value="-45674.3,">
            <text:p>-45674.3,</text:p>
          </table:table-cell>
          <table:table-cell table:formula="of:=CONCATENATE([Input.F653];&quot;,&quot;)" office:value-type="string" office:string-value="-41321.6,">
            <text:p>-41321.6,</text:p>
          </table:table-cell>
          <table:table-cell table:formula="of:=CONCATENATE([Input.G653];&quot;,&quot;)" office:value-type="string" office:string-value="0,">
            <text:p>0,</text:p>
          </table:table-cell>
          <table:table-cell table:formula="of:=CONCATENATE(&quot;'&quot;;[Input.H653];&quot;',&quot;)" office:value-type="string" office:string-value="'Red Dragon Camp 9',">
            <text:p>'Red Dragon Camp 9',</text:p>
          </table:table-cell>
          <table:table-cell table:formula="of:=CONCATENATE(&quot;'&quot;;[Input.I653];&quot;',&quot;)" office:value-type="string" office:string-value="'Metal 2;Reactive 1;Gas Pocket 1',">
            <text:p>'Metal 2;Reactive 1;Gas Pocket 1',</text:p>
          </table:table-cell>
          <table:table-cell table:formula="of:=CONCATENATE(&quot;'&quot;;[Input.J65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54]" office:value-type="string" office:string-value="Slayton">
            <text:p>Slayton</text:p>
          </table:table-cell>
          <table:table-cell table:formula="of:=CONCATENATE(&quot;['&quot;;[Input.B654];&quot;',&quot;)" office:value-type="string" office:string-value="['Ores ACGH',">
            <text:p>['Ores ACGH',</text:p>
          </table:table-cell>
          <table:table-cell table:formula="of:=CONCATENATE([Input.C654];&quot;,&quot;)" office:value-type="string" office:string-value="4,">
            <text:p>4,</text:p>
          </table:table-cell>
          <table:table-cell table:formula="of:=CONCATENATE([Input.D654];&quot;,&quot;)" office:value-type="string" office:string-value="25,">
            <text:p>25,</text:p>
          </table:table-cell>
          <table:table-cell table:formula="of:=CONCATENATE([Input.E654];&quot;,&quot;)" office:value-type="string" office:string-value="-108564,">
            <text:p>-108564,</text:p>
          </table:table-cell>
          <table:table-cell table:formula="of:=CONCATENATE([Input.F654];&quot;,&quot;)" office:value-type="string" office:string-value="-51746.4,">
            <text:p>-51746.4,</text:p>
          </table:table-cell>
          <table:table-cell table:formula="of:=CONCATENATE([Input.G654];&quot;,&quot;)" office:value-type="string" office:string-value="0,">
            <text:p>0,</text:p>
          </table:table-cell>
          <table:table-cell table:formula="of:=CONCATENATE(&quot;'&quot;;[Input.H654];&quot;',&quot;)" office:value-type="string" office:string-value="'Brand\'s Remains',">
            <text:p>'Brand\'s Remains',</text:p>
          </table:table-cell>
          <table:table-cell table:formula="of:=CONCATENATE(&quot;'&quot;;[Input.I654];&quot;',&quot;)" office:value-type="string" office:string-value="'Metal 2;Gem 3;Reactive 2;Hydrocarbon 1',">
            <text:p>'Metal 2;Gem 3;Reactive 2;Hydrocarbon 1',</text:p>
          </table:table-cell>
          <table:table-cell table:formula="of:=CONCATENATE(&quot;'&quot;;[Input.J65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55]" office:value-type="string" office:string-value="Slayton">
            <text:p>Slayton</text:p>
          </table:table-cell>
          <table:table-cell table:formula="of:=CONCATENATE(&quot;['&quot;;[Input.B655];&quot;',&quot;)" office:value-type="string" office:string-value="['Ores H Gas',">
            <text:p>['Ores H Gas',</text:p>
          </table:table-cell>
          <table:table-cell table:formula="of:=CONCATENATE([Input.C655];&quot;,&quot;)" office:value-type="string" office:string-value="3,">
            <text:p>3,</text:p>
          </table:table-cell>
          <table:table-cell table:formula="of:=CONCATENATE([Input.D655];&quot;,&quot;)" office:value-type="string" office:string-value="20,">
            <text:p>20,</text:p>
          </table:table-cell>
          <table:table-cell table:formula="of:=CONCATENATE([Input.E655];&quot;,&quot;)" office:value-type="string" office:string-value="-1887.98,">
            <text:p>-1887.98,</text:p>
          </table:table-cell>
          <table:table-cell table:formula="of:=CONCATENATE([Input.F655];&quot;,&quot;)" office:value-type="string" office:string-value="13278.2,">
            <text:p>13278.2,</text:p>
          </table:table-cell>
          <table:table-cell table:formula="of:=CONCATENATE([Input.G655];&quot;,&quot;)" office:value-type="string" office:string-value="0,">
            <text:p>0,</text:p>
          </table:table-cell>
          <table:table-cell table:formula="of:=CONCATENATE(&quot;'&quot;;[Input.H655];&quot;',&quot;)" office:value-type="string" office:string-value="'Stafford\'s Cairn',">
            <text:p>'Stafford\'s Cairn',</text:p>
          </table:table-cell>
          <table:table-cell table:formula="of:=CONCATENATE(&quot;'&quot;;[Input.I655];&quot;',&quot;)" office:value-type="string" office:string-value="'Hydrocarbon 2;Gas Pocket 1',">
            <text:p>'Hydrocarbon 2;Gas Pocket 1',</text:p>
          </table:table-cell>
          <table:table-cell table:formula="of:=CONCATENATE(&quot;'&quot;;[Input.J65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56]" office:value-type="string" office:string-value="Slayton">
            <text:p>Slayton</text:p>
          </table:table-cell>
          <table:table-cell table:formula="of:=CONCATENATE(&quot;['&quot;;[Input.B656];&quot;',&quot;)" office:value-type="string" office:string-value="['Ores AG',">
            <text:p>['Ores AG',</text:p>
          </table:table-cell>
          <table:table-cell table:formula="of:=CONCATENATE([Input.C656];&quot;,&quot;)" office:value-type="string" office:string-value="3,">
            <text:p>3,</text:p>
          </table:table-cell>
          <table:table-cell table:formula="of:=CONCATENATE([Input.D656];&quot;,&quot;)" office:value-type="string" office:string-value="20,">
            <text:p>20,</text:p>
          </table:table-cell>
          <table:table-cell table:formula="of:=CONCATENATE([Input.E656];&quot;,&quot;)" office:value-type="string" office:string-value="2552.47,">
            <text:p>2552.47,</text:p>
          </table:table-cell>
          <table:table-cell table:formula="of:=CONCATENATE([Input.F656];&quot;,&quot;)" office:value-type="string" office:string-value="48946.1,">
            <text:p>48946.1,</text:p>
          </table:table-cell>
          <table:table-cell table:formula="of:=CONCATENATE([Input.G656];&quot;,&quot;)" office:value-type="string" office:string-value="0,">
            <text:p>0,</text:p>
          </table:table-cell>
          <table:table-cell table:formula="of:=CONCATENATE(&quot;'&quot;;[Input.H656];&quot;',&quot;)" office:value-type="string" office:string-value="'Red Dragon Camp 5',">
            <text:p>'Red Dragon Camp 5',</text:p>
          </table:table-cell>
          <table:table-cell table:formula="of:=CONCATENATE(&quot;'&quot;;[Input.I656];&quot;',&quot;)" office:value-type="string" office:string-value="'Metal 2;Reactive 2',">
            <text:p>'Metal 2;Reactive 2',</text:p>
          </table:table-cell>
          <table:table-cell table:formula="of:=CONCATENATE(&quot;'&quot;;[Input.J65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57]" office:value-type="string" office:string-value="Slayton">
            <text:p>Slayton</text:p>
          </table:table-cell>
          <table:table-cell table:formula="of:=CONCATENATE(&quot;['&quot;;[Input.B657];&quot;',&quot;)" office:value-type="string" office:string-value="['Ores ACG',">
            <text:p>['Ores ACG',</text:p>
          </table:table-cell>
          <table:table-cell table:formula="of:=CONCATENATE([Input.C657];&quot;,&quot;)" office:value-type="string" office:string-value="2,">
            <text:p>2,</text:p>
          </table:table-cell>
          <table:table-cell table:formula="of:=CONCATENATE([Input.D657];&quot;,&quot;)" office:value-type="string" office:string-value="10,">
            <text:p>10,</text:p>
          </table:table-cell>
          <table:table-cell table:formula="of:=CONCATENATE([Input.E657];&quot;,&quot;)" office:value-type="string" office:string-value="77811.9,">
            <text:p>77811.9,</text:p>
          </table:table-cell>
          <table:table-cell table:formula="of:=CONCATENATE([Input.F657];&quot;,&quot;)" office:value-type="string" office:string-value="57812,">
            <text:p>57812,</text:p>
          </table:table-cell>
          <table:table-cell table:formula="of:=CONCATENATE([Input.G657];&quot;,&quot;)" office:value-type="string" office:string-value="0,">
            <text:p>0,</text:p>
          </table:table-cell>
          <table:table-cell table:formula="of:=CONCATENATE(&quot;'&quot;;[Input.H657];&quot;',&quot;)" office:value-type="string" office:string-value="'Nav Slayton 5',">
            <text:p>'Nav Slayton 5',</text:p>
          </table:table-cell>
          <table:table-cell table:formula="of:=CONCATENATE(&quot;'&quot;;[Input.I657];&quot;',&quot;)" office:value-type="string" office:string-value="'Reactive 1;Metal 2;Gem 3',">
            <text:p>'Reactive 1;Metal 2;Gem 3',</text:p>
          </table:table-cell>
          <table:table-cell table:formula="of:=CONCATENATE(&quot;'&quot;;[Input.J65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58]" office:value-type="string" office:string-value="Slayton">
            <text:p>Slayton</text:p>
          </table:table-cell>
          <table:table-cell table:formula="of:=CONCATENATE(&quot;['&quot;;[Input.B658];&quot;',&quot;)" office:value-type="string" office:string-value="['Ores ACH',">
            <text:p>['Ores ACH',</text:p>
          </table:table-cell>
          <table:table-cell table:formula="of:=CONCATENATE([Input.C658];&quot;,&quot;)" office:value-type="string" office:string-value="2,">
            <text:p>2,</text:p>
          </table:table-cell>
          <table:table-cell table:formula="of:=CONCATENATE([Input.D658];&quot;,&quot;)" office:value-type="string" office:string-value="10,">
            <text:p>10,</text:p>
          </table:table-cell>
          <table:table-cell table:formula="of:=CONCATENATE([Input.E658];&quot;,&quot;)" office:value-type="string" office:string-value="48555.9,">
            <text:p>48555.9,</text:p>
          </table:table-cell>
          <table:table-cell table:formula="of:=CONCATENATE([Input.F658];&quot;,&quot;)" office:value-type="string" office:string-value="42344.3,">
            <text:p>42344.3,</text:p>
          </table:table-cell>
          <table:table-cell table:formula="of:=CONCATENATE([Input.G658];&quot;,&quot;)" office:value-type="string" office:string-value="0,">
            <text:p>0,</text:p>
          </table:table-cell>
          <table:table-cell table:formula="of:=CONCATENATE(&quot;'&quot;;[Input.H658];&quot;',&quot;)" office:value-type="string" office:string-value="'Nav Slayton 4',">
            <text:p>'Nav Slayton 4',</text:p>
          </table:table-cell>
          <table:table-cell table:formula="of:=CONCATENATE(&quot;'&quot;;[Input.I658];&quot;',&quot;)" office:value-type="string" office:string-value="'Hydrocarbon 2;Metal 2;Gem 3',">
            <text:p>'Hydrocarbon 2;Metal 2;Gem 3',</text:p>
          </table:table-cell>
          <table:table-cell table:formula="of:=CONCATENATE(&quot;'&quot;;[Input.J65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59]" office:value-type="string" office:string-value="Slayton">
            <text:p>Slayton</text:p>
          </table:table-cell>
          <table:table-cell table:formula="of:=CONCATENATE(&quot;['&quot;;[Input.B659];&quot;',&quot;)" office:value-type="string" office:string-value="['Ores AGH',">
            <text:p>['Ores AGH',</text:p>
          </table:table-cell>
          <table:table-cell table:formula="of:=CONCATENATE([Input.C659];&quot;,&quot;)" office:value-type="string" office:string-value="2,">
            <text:p>2,</text:p>
          </table:table-cell>
          <table:table-cell table:formula="of:=CONCATENATE([Input.D659];&quot;,&quot;)" office:value-type="string" office:string-value="15,">
            <text:p>15,</text:p>
          </table:table-cell>
          <table:table-cell table:formula="of:=CONCATENATE([Input.E659];&quot;,&quot;)" office:value-type="string" office:string-value="55982,">
            <text:p>55982,</text:p>
          </table:table-cell>
          <table:table-cell table:formula="of:=CONCATENATE([Input.F659];&quot;,&quot;)" office:value-type="string" office:string-value="84106.7,">
            <text:p>84106.7,</text:p>
          </table:table-cell>
          <table:table-cell table:formula="of:=CONCATENATE([Input.G659];&quot;,&quot;)" office:value-type="string" office:string-value="0,">
            <text:p>0,</text:p>
          </table:table-cell>
          <table:table-cell table:formula="of:=CONCATENATE(&quot;'&quot;;[Input.H659];&quot;',&quot;)" office:value-type="string" office:string-value="'Sector Gate to Glory\'s Orbit',">
            <text:p>'Sector Gate to Glory\'s Orbit',</text:p>
          </table:table-cell>
          <table:table-cell table:formula="of:=CONCATENATE(&quot;'&quot;;[Input.I659];&quot;',&quot;)" office:value-type="string" office:string-value="'Hydrocarbon 3;Metal 1;Reactive 2',">
            <text:p>'Hydrocarbon 3;Metal 1;Reactive 2',</text:p>
          </table:table-cell>
          <table:table-cell table:formula="of:=CONCATENATE(&quot;'&quot;;[Input.J65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60]" office:value-type="string" office:string-value="Slayton">
            <text:p>Slayton</text:p>
          </table:table-cell>
          <table:table-cell table:formula="of:=CONCATENATE(&quot;['&quot;;[Input.B660];&quot;',&quot;)" office:value-type="string" office:string-value="['Ores ACH',">
            <text:p>['Ores ACH',</text:p>
          </table:table-cell>
          <table:table-cell table:formula="of:=CONCATENATE([Input.C660];&quot;,&quot;)" office:value-type="string" office:string-value="2,">
            <text:p>2,</text:p>
          </table:table-cell>
          <table:table-cell table:formula="of:=CONCATENATE([Input.D660];&quot;,&quot;)" office:value-type="string" office:string-value="15,">
            <text:p>15,</text:p>
          </table:table-cell>
          <table:table-cell table:formula="of:=CONCATENATE([Input.E660];&quot;,&quot;)" office:value-type="string" office:string-value="96302.3,">
            <text:p>96302.3,</text:p>
          </table:table-cell>
          <table:table-cell table:formula="of:=CONCATENATE([Input.F660];&quot;,&quot;)" office:value-type="string" office:string-value="662.554,">
            <text:p>662.554,</text:p>
          </table:table-cell>
          <table:table-cell table:formula="of:=CONCATENATE([Input.G660];&quot;,&quot;)" office:value-type="string" office:string-value="0,">
            <text:p>0,</text:p>
          </table:table-cell>
          <table:table-cell table:formula="of:=CONCATENATE(&quot;'&quot;;[Input.H660];&quot;',&quot;)" office:value-type="string" office:string-value="'Nav Slayton 1',">
            <text:p>'Nav Slayton 1',</text:p>
          </table:table-cell>
          <table:table-cell table:formula="of:=CONCATENATE(&quot;'&quot;;[Input.I660];&quot;',&quot;)" office:value-type="string" office:string-value="'Hydrocarbon 1;Gem 2;Metal 2',">
            <text:p>'Hydrocarbon 1;Gem 2;Metal 2',</text:p>
          </table:table-cell>
          <table:table-cell table:formula="of:=CONCATENATE(&quot;'&quot;;[Input.J66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61]" office:value-type="string" office:string-value="Swooping Eagle">
            <text:p>Swooping Eagle</text:p>
          </table:table-cell>
          <table:table-cell table:formula="of:=CONCATENATE(&quot;['&quot;;[Input.B661];&quot;',&quot;)" office:value-type="string" office:string-value="['Resource Field',">
            <text:p>['Resource Field',</text:p>
          </table:table-cell>
          <table:table-cell table:formula="of:=CONCATENATE([Input.C661];&quot;,&quot;)" office:value-type="string" office:string-value="4,">
            <text:p>4,</text:p>
          </table:table-cell>
          <table:table-cell table:formula="of:=CONCATENATE([Input.D661];&quot;,&quot;)" office:value-type="string" office:string-value="20,">
            <text:p>20,</text:p>
          </table:table-cell>
          <table:table-cell table:formula="of:=CONCATENATE([Input.E661];&quot;,&quot;)" office:value-type="string" office:string-value="-3213.9,">
            <text:p>-3213.9,</text:p>
          </table:table-cell>
          <table:table-cell table:formula="of:=CONCATENATE([Input.F661];&quot;,&quot;)" office:value-type="string" office:string-value="44778.2,">
            <text:p>44778.2,</text:p>
          </table:table-cell>
          <table:table-cell table:formula="of:=CONCATENATE([Input.G661];&quot;,&quot;)" office:value-type="string" office:string-value="0,">
            <text:p>0,</text:p>
          </table:table-cell>
          <table:table-cell table:formula="of:=CONCATENATE(&quot;'&quot;;[Input.H661];&quot;',&quot;)" office:value-type="string" office:string-value="'Hytlac Resource Point',">
            <text:p>'Hytlac Resource Point',</text:p>
          </table:table-cell>
          <table:table-cell table:formula="of:=CONCATENATE(&quot;'&quot;;[Input.I661];&quot;',&quot;)" office:value-type="string" office:string-value="'Metal 1;Metal 2;Metal 3;Hydrocarbon 1;Hydrocarbon 2;Hydrocarbon 3;Gem 2;Gem 1;Gem 3;Gas Pocket 1',">
            <text:p>'Metal 1;Metal 2;Metal 3;Hydrocarbon 1;Hydrocarbon 2;Hydrocarbon 3;Gem 2;Gem 1;Gem 3;Gas Pocket 1',</text:p>
          </table:table-cell>
          <table:table-cell table:formula="of:=CONCATENATE(&quot;'&quot;;[Input.J66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62]" office:value-type="string" office:string-value="Swooping Eagle">
            <text:p>Swooping Eagle</text:p>
          </table:table-cell>
          <table:table-cell table:formula="of:=CONCATENATE(&quot;['&quot;;[Input.B662];&quot;',&quot;)" office:value-type="string" office:string-value="['Resource Field',">
            <text:p>['Resource Field',</text:p>
          </table:table-cell>
          <table:table-cell table:formula="of:=CONCATENATE([Input.C662];&quot;,&quot;)" office:value-type="string" office:string-value="4,">
            <text:p>4,</text:p>
          </table:table-cell>
          <table:table-cell table:formula="of:=CONCATENATE([Input.D662];&quot;,&quot;)" office:value-type="string" office:string-value="20,">
            <text:p>20,</text:p>
          </table:table-cell>
          <table:table-cell table:formula="of:=CONCATENATE([Input.E662];&quot;,&quot;)" office:value-type="string" office:string-value="2186.79,">
            <text:p>2186.79,</text:p>
          </table:table-cell>
          <table:table-cell table:formula="of:=CONCATENATE([Input.F662];&quot;,&quot;)" office:value-type="string" office:string-value="54697.8,">
            <text:p>54697.8,</text:p>
          </table:table-cell>
          <table:table-cell table:formula="of:=CONCATENATE([Input.G662];&quot;,&quot;)" office:value-type="string" office:string-value="0,">
            <text:p>0,</text:p>
          </table:table-cell>
          <table:table-cell table:formula="of:=CONCATENATE(&quot;'&quot;;[Input.H662];&quot;',&quot;)" office:value-type="string" office:string-value="'Hytlac Resource Point',">
            <text:p>'Hytlac Resource Point',</text:p>
          </table:table-cell>
          <table:table-cell table:formula="of:=CONCATENATE(&quot;'&quot;;[Input.I662];&quot;',&quot;)" office:value-type="string" office:string-value="'Hydrocarbon 1;Hydrocarbon 2;Hydrocarbon 3;Metal 1;Metal 3;Metal 2;Gas Pocket 1',">
            <text:p>'Hydrocarbon 1;Hydrocarbon 2;Hydrocarbon 3;Metal 1;Metal 3;Metal 2;Gas Pocket 1',</text:p>
          </table:table-cell>
          <table:table-cell table:formula="of:=CONCATENATE(&quot;'&quot;;[Input.J66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63]" office:value-type="string" office:string-value="Swooping Eagle">
            <text:p>Swooping Eagle</text:p>
          </table:table-cell>
          <table:table-cell table:formula="of:=CONCATENATE(&quot;['&quot;;[Input.B663];&quot;',&quot;)" office:value-type="string" office:string-value="['Resource Field',">
            <text:p>['Resource Field',</text:p>
          </table:table-cell>
          <table:table-cell table:formula="of:=CONCATENATE([Input.C663];&quot;,&quot;)" office:value-type="string" office:string-value="4,">
            <text:p>4,</text:p>
          </table:table-cell>
          <table:table-cell table:formula="of:=CONCATENATE([Input.D663];&quot;,&quot;)" office:value-type="string" office:string-value="20,">
            <text:p>20,</text:p>
          </table:table-cell>
          <table:table-cell table:formula="of:=CONCATENATE([Input.E663];&quot;,&quot;)" office:value-type="string" office:string-value="10894,">
            <text:p>10894,</text:p>
          </table:table-cell>
          <table:table-cell table:formula="of:=CONCATENATE([Input.F663];&quot;,&quot;)" office:value-type="string" office:string-value="63184.6,">
            <text:p>63184.6,</text:p>
          </table:table-cell>
          <table:table-cell table:formula="of:=CONCATENATE([Input.G663];&quot;,&quot;)" office:value-type="string" office:string-value="0,">
            <text:p>0,</text:p>
          </table:table-cell>
          <table:table-cell table:formula="of:=CONCATENATE(&quot;'&quot;;[Input.H663];&quot;',&quot;)" office:value-type="string" office:string-value="'Putotl Resource Point',">
            <text:p>'Putotl Resource Point',</text:p>
          </table:table-cell>
          <table:table-cell table:formula="of:=CONCATENATE(&quot;'&quot;;[Input.I663];&quot;',&quot;)" office:value-type="string" office:string-value="'Gem 1;Hydrocarbon 1;Hydrocarbon 2;Hydrocarbon 3;Gem 2;Gem 3;Gas Pocket 1',">
            <text:p>'Gem 1;Hydrocarbon 1;Hydrocarbon 2;Hydrocarbon 3;Gem 2;Gem 3;Gas Pocket 1',</text:p>
          </table:table-cell>
          <table:table-cell table:formula="of:=CONCATENATE(&quot;'&quot;;[Input.J66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64]" office:value-type="string" office:string-value="Swooping Eagle">
            <text:p>Swooping Eagle</text:p>
          </table:table-cell>
          <table:table-cell table:formula="of:=CONCATENATE(&quot;['&quot;;[Input.B664];&quot;',&quot;)" office:value-type="string" office:string-value="['Resource Field',">
            <text:p>['Resource Field',</text:p>
          </table:table-cell>
          <table:table-cell table:formula="of:=CONCATENATE([Input.C664];&quot;,&quot;)" office:value-type="string" office:string-value="3,">
            <text:p>3,</text:p>
          </table:table-cell>
          <table:table-cell table:formula="of:=CONCATENATE([Input.D664];&quot;,&quot;)" office:value-type="string" office:string-value="30,">
            <text:p>30,</text:p>
          </table:table-cell>
          <table:table-cell table:formula="of:=CONCATENATE([Input.E664];&quot;,&quot;)" office:value-type="string" office:string-value="-46733.2,">
            <text:p>-46733.2,</text:p>
          </table:table-cell>
          <table:table-cell table:formula="of:=CONCATENATE([Input.F664];&quot;,&quot;)" office:value-type="string" office:string-value="11626.3,">
            <text:p>11626.3,</text:p>
          </table:table-cell>
          <table:table-cell table:formula="of:=CONCATENATE([Input.G664];&quot;,&quot;)" office:value-type="string" office:string-value="0,">
            <text:p>0,</text:p>
          </table:table-cell>
          <table:table-cell table:formula="of:=CONCATENATE(&quot;'&quot;;[Input.H664];&quot;',&quot;)" office:value-type="string" office:string-value="'Asteroid Quetzal',">
            <text:p>'Asteroid Quetzal',</text:p>
          </table:table-cell>
          <table:table-cell table:formula="of:=CONCATENATE(&quot;'&quot;;[Input.I664];&quot;',&quot;)" office:value-type="string" office:string-value="'Hydrocarbon 1;Hydrocarbon 2;Hydrocarbon 3;Gem 2;Gem 1;Gem 3;Gas Pocket 1',">
            <text:p>'Hydrocarbon 1;Hydrocarbon 2;Hydrocarbon 3;Gem 2;Gem 1;Gem 3;Gas Pocket 1',</text:p>
          </table:table-cell>
          <table:table-cell table:formula="of:=CONCATENATE(&quot;'&quot;;[Input.J66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65]" office:value-type="string" office:string-value="Swooping Eagle">
            <text:p>Swooping Eagle</text:p>
          </table:table-cell>
          <table:table-cell table:formula="of:=CONCATENATE(&quot;['&quot;;[Input.B665];&quot;',&quot;)" office:value-type="string" office:string-value="['Crystal Field',">
            <text:p>['Crystal Field',</text:p>
          </table:table-cell>
          <table:table-cell table:formula="of:=CONCATENATE([Input.C665];&quot;,&quot;)" office:value-type="string" office:string-value="3,">
            <text:p>3,</text:p>
          </table:table-cell>
          <table:table-cell table:formula="of:=CONCATENATE([Input.D665];&quot;,&quot;)" office:value-type="string" office:string-value="30,">
            <text:p>30,</text:p>
          </table:table-cell>
          <table:table-cell table:formula="of:=CONCATENATE([Input.E665];&quot;,&quot;)" office:value-type="string" office:string-value="-7771.17,">
            <text:p>-7771.17,</text:p>
          </table:table-cell>
          <table:table-cell table:formula="of:=CONCATENATE([Input.F665];&quot;,&quot;)" office:value-type="string" office:string-value="21563.8,">
            <text:p>21563.8,</text:p>
          </table:table-cell>
          <table:table-cell table:formula="of:=CONCATENATE([Input.G665];&quot;,&quot;)" office:value-type="string" office:string-value="0,">
            <text:p>0,</text:p>
          </table:table-cell>
          <table:table-cell table:formula="of:=CONCATENATE(&quot;'&quot;;[Input.H665];&quot;',&quot;)" office:value-type="string" office:string-value="'Field of Glass Point',">
            <text:p>'Field of Glass Point',</text:p>
          </table:table-cell>
          <table:table-cell table:formula="of:=CONCATENATE(&quot;'&quot;;[Input.I665];&quot;',&quot;)" office:value-type="string" office:string-value="'Gem 1;Hydrocarbon 1;Hydrocarbon 2;Gem 2;Hydrocarbon 3;Gem 3',">
            <text:p>'Gem 1;Hydrocarbon 1;Hydrocarbon 2;Gem 2;Hydrocarbon 3;Gem 3',</text:p>
          </table:table-cell>
          <table:table-cell table:formula="of:=CONCATENATE(&quot;'&quot;;[Input.J66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66]" office:value-type="string" office:string-value="Swooping Eagle">
            <text:p>Swooping Eagle</text:p>
          </table:table-cell>
          <table:table-cell table:formula="of:=CONCATENATE(&quot;['&quot;;[Input.B666];&quot;',&quot;)" office:value-type="string" office:string-value="['Resource Field',">
            <text:p>['Resource Field',</text:p>
          </table:table-cell>
          <table:table-cell table:formula="of:=CONCATENATE([Input.C666];&quot;,&quot;)" office:value-type="string" office:string-value="3,">
            <text:p>3,</text:p>
          </table:table-cell>
          <table:table-cell table:formula="of:=CONCATENATE([Input.D666];&quot;,&quot;)" office:value-type="string" office:string-value="25,">
            <text:p>25,</text:p>
          </table:table-cell>
          <table:table-cell table:formula="of:=CONCATENATE([Input.E666];&quot;,&quot;)" office:value-type="string" office:string-value="-11207.5,">
            <text:p>-11207.5,</text:p>
          </table:table-cell>
          <table:table-cell table:formula="of:=CONCATENATE([Input.F666];&quot;,&quot;)" office:value-type="string" office:string-value="32932.4,">
            <text:p>32932.4,</text:p>
          </table:table-cell>
          <table:table-cell table:formula="of:=CONCATENATE([Input.G666];&quot;,&quot;)" office:value-type="string" office:string-value="0,">
            <text:p>0,</text:p>
          </table:table-cell>
          <table:table-cell table:formula="of:=CONCATENATE(&quot;'&quot;;[Input.H666];&quot;',&quot;)" office:value-type="string" office:string-value="'Hytlac Resource Point',">
            <text:p>'Hytlac Resource Point',</text:p>
          </table:table-cell>
          <table:table-cell table:formula="of:=CONCATENATE(&quot;'&quot;;[Input.I666];&quot;',&quot;)" office:value-type="string" office:string-value="'Hydrocarbon 1;Hydrocarbon 2;Hydrocarbon 3;Gem 1;Gem 2;Gem 3;Gas Pocket 1',">
            <text:p>'Hydrocarbon 1;Hydrocarbon 2;Hydrocarbon 3;Gem 1;Gem 2;Gem 3;Gas Pocket 1',</text:p>
          </table:table-cell>
          <table:table-cell table:formula="of:=CONCATENATE(&quot;'&quot;;[Input.J66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67]" office:value-type="string" office:string-value="Swooping Eagle">
            <text:p>Swooping Eagle</text:p>
          </table:table-cell>
          <table:table-cell table:formula="of:=CONCATENATE(&quot;['&quot;;[Input.B667];&quot;',&quot;)" office:value-type="string" office:string-value="['Resource Field',">
            <text:p>['Resource Field',</text:p>
          </table:table-cell>
          <table:table-cell table:formula="of:=CONCATENATE([Input.C667];&quot;,&quot;)" office:value-type="string" office:string-value="2,">
            <text:p>2,</text:p>
          </table:table-cell>
          <table:table-cell table:formula="of:=CONCATENATE([Input.D667];&quot;,&quot;)" office:value-type="string" office:string-value="30,">
            <text:p>30,</text:p>
          </table:table-cell>
          <table:table-cell table:formula="of:=CONCATENATE([Input.E667];&quot;,&quot;)" office:value-type="string" office:string-value="-82773.5,">
            <text:p>-82773.5,</text:p>
          </table:table-cell>
          <table:table-cell table:formula="of:=CONCATENATE([Input.F667];&quot;,&quot;)" office:value-type="string" office:string-value="-5090.74,">
            <text:p>-5090.74,</text:p>
          </table:table-cell>
          <table:table-cell table:formula="of:=CONCATENATE([Input.G667];&quot;,&quot;)" office:value-type="string" office:string-value="0,">
            <text:p>0,</text:p>
          </table:table-cell>
          <table:table-cell table:formula="of:=CONCATENATE(&quot;'&quot;;[Input.H667];&quot;',&quot;)" office:value-type="string" office:string-value="'Lonyatl Resource Point',">
            <text:p>'Lonyatl Resource Point',</text:p>
          </table:table-cell>
          <table:table-cell table:formula="of:=CONCATENATE(&quot;'&quot;;[Input.I667];&quot;',&quot;)" office:value-type="string" office:string-value="'Hydrocarbon 1;Hydrocarbon 2;Hydrocarbon 3;Gem 1;Gem 2;Gem 3;Gas Pocket 1',">
            <text:p>'Hydrocarbon 1;Hydrocarbon 2;Hydrocarbon 3;Gem 1;Gem 2;Gem 3;Gas Pocket 1',</text:p>
          </table:table-cell>
          <table:table-cell table:formula="of:=CONCATENATE(&quot;'&quot;;[Input.J66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68]" office:value-type="string" office:string-value="Swooping Eagle">
            <text:p>Swooping Eagle</text:p>
          </table:table-cell>
          <table:table-cell table:formula="of:=CONCATENATE(&quot;['&quot;;[Input.B668];&quot;',&quot;)" office:value-type="string" office:string-value="['Resource Field',">
            <text:p>['Resource Field',</text:p>
          </table:table-cell>
          <table:table-cell table:formula="of:=CONCATENATE([Input.C668];&quot;,&quot;)" office:value-type="string" office:string-value="2,">
            <text:p>2,</text:p>
          </table:table-cell>
          <table:table-cell table:formula="of:=CONCATENATE([Input.D668];&quot;,&quot;)" office:value-type="string" office:string-value="30,">
            <text:p>30,</text:p>
          </table:table-cell>
          <table:table-cell table:formula="of:=CONCATENATE([Input.E668];&quot;,&quot;)" office:value-type="string" office:string-value="-69543.6,">
            <text:p>-69543.6,</text:p>
          </table:table-cell>
          <table:table-cell table:formula="of:=CONCATENATE([Input.F668];&quot;,&quot;)" office:value-type="string" office:string-value="-518.569,">
            <text:p>-518.569,</text:p>
          </table:table-cell>
          <table:table-cell table:formula="of:=CONCATENATE([Input.G668];&quot;,&quot;)" office:value-type="string" office:string-value="0,">
            <text:p>0,</text:p>
          </table:table-cell>
          <table:table-cell table:formula="of:=CONCATENATE(&quot;'&quot;;[Input.H668];&quot;',&quot;)" office:value-type="string" office:string-value="'Lonyatl Resource Point',">
            <text:p>'Lonyatl Resource Point',</text:p>
          </table:table-cell>
          <table:table-cell table:formula="of:=CONCATENATE(&quot;'&quot;;[Input.I668];&quot;',&quot;)" office:value-type="string" office:string-value="'Metal 1;Hydrocarbon 1;Hydrocarbon 2;Gem 1;Hydrocarbon 3;Gem 3;Gem 2;Gas Pocket 1',">
            <text:p>'Metal 1;Hydrocarbon 1;Hydrocarbon 2;Gem 1;Hydrocarbon 3;Gem 3;Gem 2;Gas Pocket 1',</text:p>
          </table:table-cell>
          <table:table-cell table:formula="of:=CONCATENATE(&quot;'&quot;;[Input.J66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69]" office:value-type="string" office:string-value="Swooping Eagle">
            <text:p>Swooping Eagle</text:p>
          </table:table-cell>
          <table:table-cell table:formula="of:=CONCATENATE(&quot;['&quot;;[Input.B669];&quot;',&quot;)" office:value-type="string" office:string-value="['Crystal Field',">
            <text:p>['Crystal Field',</text:p>
          </table:table-cell>
          <table:table-cell table:formula="of:=CONCATENATE([Input.C669];&quot;,&quot;)" office:value-type="string" office:string-value="2,">
            <text:p>2,</text:p>
          </table:table-cell>
          <table:table-cell table:formula="of:=CONCATENATE([Input.D669];&quot;,&quot;)" office:value-type="string" office:string-value="35,">
            <text:p>35,</text:p>
          </table:table-cell>
          <table:table-cell table:formula="of:=CONCATENATE([Input.E669];&quot;,&quot;)" office:value-type="string" office:string-value="-20634.4,">
            <text:p>-20634.4,</text:p>
          </table:table-cell>
          <table:table-cell table:formula="of:=CONCATENATE([Input.F669];&quot;,&quot;)" office:value-type="string" office:string-value="22278.8,">
            <text:p>22278.8,</text:p>
          </table:table-cell>
          <table:table-cell table:formula="of:=CONCATENATE([Input.G669];&quot;,&quot;)" office:value-type="string" office:string-value="0,">
            <text:p>0,</text:p>
          </table:table-cell>
          <table:table-cell table:formula="of:=CONCATENATE(&quot;'&quot;;[Input.H669];&quot;',&quot;)" office:value-type="string" office:string-value="'Field of Glass Point',">
            <text:p>'Field of Glass Point',</text:p>
          </table:table-cell>
          <table:table-cell table:formula="of:=CONCATENATE(&quot;'&quot;;[Input.I669];&quot;',&quot;)" office:value-type="string" office:string-value="'Hydrocarbon 1;Hydrocarbon 2;Gem 2;Gem 1;Gem 3',">
            <text:p>'Hydrocarbon 1;Hydrocarbon 2;Gem 2;Gem 1;Gem 3',</text:p>
          </table:table-cell>
          <table:table-cell table:formula="of:=CONCATENATE(&quot;'&quot;;[Input.J66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70]" office:value-type="string" office:string-value="Swooping Eagle">
            <text:p>Swooping Eagle</text:p>
          </table:table-cell>
          <table:table-cell table:formula="of:=CONCATENATE(&quot;['&quot;;[Input.B670];&quot;',&quot;)" office:value-type="string" office:string-value="['Resource Field',">
            <text:p>['Resource Field',</text:p>
          </table:table-cell>
          <table:table-cell table:formula="of:=CONCATENATE([Input.C670];&quot;,&quot;)" office:value-type="string" office:string-value="2,">
            <text:p>2,</text:p>
          </table:table-cell>
          <table:table-cell table:formula="of:=CONCATENATE([Input.D670];&quot;,&quot;)" office:value-type="string" office:string-value="25,">
            <text:p>25,</text:p>
          </table:table-cell>
          <table:table-cell table:formula="of:=CONCATENATE([Input.E670];&quot;,&quot;)" office:value-type="string" office:string-value="-58584.2,">
            <text:p>-58584.2,</text:p>
          </table:table-cell>
          <table:table-cell table:formula="of:=CONCATENATE([Input.F670];&quot;,&quot;)" office:value-type="string" office:string-value="6832.68,">
            <text:p>6832.68,</text:p>
          </table:table-cell>
          <table:table-cell table:formula="of:=CONCATENATE([Input.G670];&quot;,&quot;)" office:value-type="string" office:string-value="0,">
            <text:p>0,</text:p>
          </table:table-cell>
          <table:table-cell table:formula="of:=CONCATENATE(&quot;'&quot;;[Input.H670];&quot;',&quot;)" office:value-type="string" office:string-value="'Asteroid Quetzal',">
            <text:p>'Asteroid Quetzal',</text:p>
          </table:table-cell>
          <table:table-cell table:formula="of:=CONCATENATE(&quot;'&quot;;[Input.I670];&quot;',&quot;)" office:value-type="string" office:string-value="'Hydrocarbon 1;Hydrocarbon 2;Hydrocarbon 3;Gem 1;Gem 2;Gem 3;Gas Pocket 1',">
            <text:p>'Hydrocarbon 1;Hydrocarbon 2;Hydrocarbon 3;Gem 1;Gem 2;Gem 3;Gas Pocket 1',</text:p>
          </table:table-cell>
          <table:table-cell table:formula="of:=CONCATENATE(&quot;'&quot;;[Input.J67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71]" office:value-type="string" office:string-value="Swooping Eagle">
            <text:p>Swooping Eagle</text:p>
          </table:table-cell>
          <table:table-cell table:formula="of:=CONCATENATE(&quot;['&quot;;[Input.B671];&quot;',&quot;)" office:value-type="string" office:string-value="['Resource Field',">
            <text:p>['Resource Field',</text:p>
          </table:table-cell>
          <table:table-cell table:formula="of:=CONCATENATE([Input.C671];&quot;,&quot;)" office:value-type="string" office:string-value="2,">
            <text:p>2,</text:p>
          </table:table-cell>
          <table:table-cell table:formula="of:=CONCATENATE([Input.D671];&quot;,&quot;)" office:value-type="string" office:string-value="30,">
            <text:p>30,</text:p>
          </table:table-cell>
          <table:table-cell table:formula="of:=CONCATENATE([Input.E671];&quot;,&quot;)" office:value-type="string" office:string-value="-33417.5,">
            <text:p>-33417.5,</text:p>
          </table:table-cell>
          <table:table-cell table:formula="of:=CONCATENATE([Input.F671];&quot;,&quot;)" office:value-type="string" office:string-value="17218.9,">
            <text:p>17218.9,</text:p>
          </table:table-cell>
          <table:table-cell table:formula="of:=CONCATENATE([Input.G671];&quot;,&quot;)" office:value-type="string" office:string-value="0,">
            <text:p>0,</text:p>
          </table:table-cell>
          <table:table-cell table:formula="of:=CONCATENATE(&quot;'&quot;;[Input.H671];&quot;',&quot;)" office:value-type="string" office:string-value="'Field of Glass Point',">
            <text:p>'Field of Glass Point',</text:p>
          </table:table-cell>
          <table:table-cell table:formula="of:=CONCATENATE(&quot;'&quot;;[Input.I671];&quot;',&quot;)" office:value-type="string" office:string-value="'Metal 1;Metal 2;Hydrocarbon 1;Metal 3;Hydrocarbon 2;Hydrocarbon 3;Gem 1;Gem 2;Gem 3;Gas Pocket 1',">
            <text:p>'Metal 1;Metal 2;Hydrocarbon 1;Metal 3;Hydrocarbon 2;Hydrocarbon 3;Gem 1;Gem 2;Gem 3;Gas Pocket 1',</text:p>
          </table:table-cell>
          <table:table-cell table:formula="of:=CONCATENATE(&quot;'&quot;;[Input.J67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72]" office:value-type="string" office:string-value="Swooping Eagle">
            <text:p>Swooping Eagle</text:p>
          </table:table-cell>
          <table:table-cell table:formula="of:=CONCATENATE(&quot;['&quot;;[Input.B672];&quot;',&quot;)" office:value-type="string" office:string-value="['Resource Field',">
            <text:p>['Resource Field',</text:p>
          </table:table-cell>
          <table:table-cell table:formula="of:=CONCATENATE([Input.C672];&quot;,&quot;)" office:value-type="string" office:string-value="1,">
            <text:p>1,</text:p>
          </table:table-cell>
          <table:table-cell table:formula="of:=CONCATENATE([Input.D672];&quot;,&quot;)" office:value-type="string" office:string-value="35,">
            <text:p>35,</text:p>
          </table:table-cell>
          <table:table-cell table:formula="of:=CONCATENATE([Input.E672];&quot;,&quot;)" office:value-type="string" office:string-value="20372.8,">
            <text:p>20372.8,</text:p>
          </table:table-cell>
          <table:table-cell table:formula="of:=CONCATENATE([Input.F672];&quot;,&quot;)" office:value-type="string" office:string-value="70899.9,">
            <text:p>70899.9,</text:p>
          </table:table-cell>
          <table:table-cell table:formula="of:=CONCATENATE([Input.G672];&quot;,&quot;)" office:value-type="string" office:string-value="0,">
            <text:p>0,</text:p>
          </table:table-cell>
          <table:table-cell table:formula="of:=CONCATENATE(&quot;'&quot;;[Input.H672];&quot;',&quot;)" office:value-type="string" office:string-value="'Putotl Resource Point',">
            <text:p>'Putotl Resource Point',</text:p>
          </table:table-cell>
          <table:table-cell table:formula="of:=CONCATENATE(&quot;'&quot;;[Input.I672];&quot;',&quot;)" office:value-type="string" office:string-value="'Metal 1;Metal 2;Metal 3;Hydrocarbon 1;Hydrocarbon 3;Hydrocarbon 2;Gem 2;Gem 1;Gem 3;Gas Pocket 1;Inorganic Hulk 01',">
            <text:p>'Metal 1;Metal 2;Metal 3;Hydrocarbon 1;Hydrocarbon 3;Hydrocarbon 2;Gem 2;Gem 1;Gem 3;Gas Pocket 1;Inorganic Hulk 01',</text:p>
          </table:table-cell>
          <table:table-cell table:formula="of:=CONCATENATE(&quot;'&quot;;[Input.J67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73]" office:value-type="string" office:string-value="Tarsis">
            <text:p>Tarsis</text:p>
          </table:table-cell>
          <table:table-cell table:formula="of:=CONCATENATE(&quot;['&quot;;[Input.B673];&quot;',&quot;)" office:value-type="string" office:string-value="['RN lv6',">
            <text:p>['RN lv6',</text:p>
          </table:table-cell>
          <table:table-cell table:formula="of:=CONCATENATE([Input.C673];&quot;,&quot;)" office:value-type="string" office:string-value="6,">
            <text:p>6,</text:p>
          </table:table-cell>
          <table:table-cell table:formula="of:=CONCATENATE([Input.D673];&quot;,&quot;)" office:value-type="string" office:string-value="35,">
            <text:p>35,</text:p>
          </table:table-cell>
          <table:table-cell table:formula="of:=CONCATENATE([Input.E673];&quot;,&quot;)" office:value-type="string" office:string-value="107998,">
            <text:p>107998,</text:p>
          </table:table-cell>
          <table:table-cell table:formula="of:=CONCATENATE([Input.F673];&quot;,&quot;)" office:value-type="string" office:string-value="9695.5,">
            <text:p>9695.5,</text:p>
          </table:table-cell>
          <table:table-cell table:formula="of:=CONCATENATE([Input.G673];&quot;,&quot;)" office:value-type="string" office:string-value="0,">
            <text:p>0,</text:p>
          </table:table-cell>
          <table:table-cell table:formula="of:=CONCATENATE(&quot;'&quot;;[Input.H673];&quot;',&quot;)" office:value-type="string" office:string-value="'Cassius\' Will',">
            <text:p>'Cassius\' Will',</text:p>
          </table:table-cell>
          <table:table-cell table:formula="of:=CONCATENATE(&quot;'&quot;;[Input.I673];&quot;',&quot;)" office:value-type="string" office:string-value="'Metal 1',">
            <text:p>'Metal 1',</text:p>
          </table:table-cell>
          <table:table-cell table:formula="of:=CONCATENATE(&quot;'&quot;;[Input.J67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74]" office:value-type="string" office:string-value="Tarsis">
            <text:p>Tarsis</text:p>
          </table:table-cell>
          <table:table-cell table:formula="of:=CONCATENATE(&quot;['&quot;;[Input.B674];&quot;',&quot;)" office:value-type="string" office:string-value="['RN lv1',">
            <text:p>['RN lv1',</text:p>
          </table:table-cell>
          <table:table-cell table:formula="of:=CONCATENATE([Input.C674];&quot;,&quot;)" office:value-type="string" office:string-value="5,">
            <text:p>5,</text:p>
          </table:table-cell>
          <table:table-cell table:formula="of:=CONCATENATE([Input.D674];&quot;,&quot;)" office:value-type="string" office:string-value="20,">
            <text:p>20,</text:p>
          </table:table-cell>
          <table:table-cell table:formula="of:=CONCATENATE([Input.E674];&quot;,&quot;)" office:value-type="string" office:string-value="85565.5,">
            <text:p>85565.5,</text:p>
          </table:table-cell>
          <table:table-cell table:formula="of:=CONCATENATE([Input.F674];&quot;,&quot;)" office:value-type="string" office:string-value="-119882,">
            <text:p>-119882,</text:p>
          </table:table-cell>
          <table:table-cell table:formula="of:=CONCATENATE([Input.G674];&quot;,&quot;)" office:value-type="string" office:string-value="0,">
            <text:p>0,</text:p>
          </table:table-cell>
          <table:table-cell table:formula="of:=CONCATENATE(&quot;'&quot;;[Input.H674];&quot;',&quot;)" office:value-type="string" office:string-value="'Tarsis Resource Belt',">
            <text:p>'Tarsis Resource Belt',</text:p>
          </table:table-cell>
          <table:table-cell table:formula="of:=CONCATENATE(&quot;'&quot;;[Input.I674];&quot;',&quot;)" office:value-type="string" office:string-value="'Hydrocarbon 2;Reactive 2',">
            <text:p>'Hydrocarbon 2;Reactive 2',</text:p>
          </table:table-cell>
          <table:table-cell table:formula="of:=CONCATENATE(&quot;'&quot;;[Input.J67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75]" office:value-type="string" office:string-value="Tarsis">
            <text:p>Tarsis</text:p>
          </table:table-cell>
          <table:table-cell table:formula="of:=CONCATENATE(&quot;['&quot;;[Input.B675];&quot;',&quot;)" office:value-type="string" office:string-value="['RN Lv5',">
            <text:p>['RN Lv5',</text:p>
          </table:table-cell>
          <table:table-cell table:formula="of:=CONCATENATE([Input.C675];&quot;,&quot;)" office:value-type="string" office:string-value="5,">
            <text:p>5,</text:p>
          </table:table-cell>
          <table:table-cell table:formula="of:=CONCATENATE([Input.D675];&quot;,&quot;)" office:value-type="string" office:string-value="35,">
            <text:p>35,</text:p>
          </table:table-cell>
          <table:table-cell table:formula="of:=CONCATENATE([Input.E675];&quot;,&quot;)" office:value-type="string" office:string-value="111733,">
            <text:p>111733,</text:p>
          </table:table-cell>
          <table:table-cell table:formula="of:=CONCATENATE([Input.F675];&quot;,&quot;)" office:value-type="string" office:string-value="6400,">
            <text:p>6400,</text:p>
          </table:table-cell>
          <table:table-cell table:formula="of:=CONCATENATE([Input.G675];&quot;,&quot;)" office:value-type="string" office:string-value="0,">
            <text:p>0,</text:p>
          </table:table-cell>
          <table:table-cell table:formula="of:=CONCATENATE(&quot;'&quot;;[Input.H675];&quot;',&quot;)" office:value-type="string" office:string-value="'Cassius\' Will',">
            <text:p>'Cassius\' Will',</text:p>
          </table:table-cell>
          <table:table-cell table:formula="of:=CONCATENATE(&quot;'&quot;;[Input.I675];&quot;',&quot;)" office:value-type="string" office:string-value="'Reactive 3;Metal 2',">
            <text:p>'Reactive 3;Metal 2',</text:p>
          </table:table-cell>
          <table:table-cell table:formula="of:=CONCATENATE(&quot;'&quot;;[Input.J67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76]" office:value-type="string" office:string-value="Tarsis">
            <text:p>Tarsis</text:p>
          </table:table-cell>
          <table:table-cell table:formula="of:=CONCATENATE(&quot;['&quot;;[Input.B676];&quot;',&quot;)" office:value-type="string" office:string-value="['ERN lvl 5',">
            <text:p>['ERN lvl 5',</text:p>
          </table:table-cell>
          <table:table-cell table:formula="of:=CONCATENATE([Input.C676];&quot;,&quot;)" office:value-type="string" office:string-value="5,">
            <text:p>5,</text:p>
          </table:table-cell>
          <table:table-cell table:formula="of:=CONCATENATE([Input.D676];&quot;,&quot;)" office:value-type="string" office:string-value="20,">
            <text:p>20,</text:p>
          </table:table-cell>
          <table:table-cell table:formula="of:=CONCATENATE([Input.E676];&quot;,&quot;)" office:value-type="string" office:string-value="-71268.4,">
            <text:p>-71268.4,</text:p>
          </table:table-cell>
          <table:table-cell table:formula="of:=CONCATENATE([Input.F676];&quot;,&quot;)" office:value-type="string" office:string-value="67345.8,">
            <text:p>67345.8,</text:p>
          </table:table-cell>
          <table:table-cell table:formula="of:=CONCATENATE([Input.G676];&quot;,&quot;)" office:value-type="string" office:string-value="0,">
            <text:p>0,</text:p>
          </table:table-cell>
          <table:table-cell table:formula="of:=CONCATENATE(&quot;'&quot;;[Input.H676];&quot;',&quot;)" office:value-type="string" office:string-value="'Tarsis Defense 1',">
            <text:p>'Tarsis Defense 1',</text:p>
          </table:table-cell>
          <table:table-cell table:formula="of:=CONCATENATE(&quot;'&quot;;[Input.I676];&quot;',&quot;)" office:value-type="string" office:string-value="'Metal 1;Metal 2;Metal 3',">
            <text:p>'Metal 1;Metal 2;Metal 3',</text:p>
          </table:table-cell>
          <table:table-cell table:formula="of:=CONCATENATE(&quot;'&quot;;[Input.J67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77]" office:value-type="string" office:string-value="Tarsis">
            <text:p>Tarsis</text:p>
          </table:table-cell>
          <table:table-cell table:formula="of:=CONCATENATE(&quot;['&quot;;[Input.B677];&quot;',&quot;)" office:value-type="string" office:string-value="['ERN lvl 5',">
            <text:p>['ERN lvl 5',</text:p>
          </table:table-cell>
          <table:table-cell table:formula="of:=CONCATENATE([Input.C677];&quot;,&quot;)" office:value-type="string" office:string-value="5,">
            <text:p>5,</text:p>
          </table:table-cell>
          <table:table-cell table:formula="of:=CONCATENATE([Input.D677];&quot;,&quot;)" office:value-type="string" office:string-value="20,">
            <text:p>20,</text:p>
          </table:table-cell>
          <table:table-cell table:formula="of:=CONCATENATE([Input.E677];&quot;,&quot;)" office:value-type="string" office:string-value="-23695.6,">
            <text:p>-23695.6,</text:p>
          </table:table-cell>
          <table:table-cell table:formula="of:=CONCATENATE([Input.F677];&quot;,&quot;)" office:value-type="string" office:string-value="20547.7,">
            <text:p>20547.7,</text:p>
          </table:table-cell>
          <table:table-cell table:formula="of:=CONCATENATE([Input.G677];&quot;,&quot;)" office:value-type="string" office:string-value="0,">
            <text:p>0,</text:p>
          </table:table-cell>
          <table:table-cell table:formula="of:=CONCATENATE(&quot;'&quot;;[Input.H677];&quot;',&quot;)" office:value-type="string" office:string-value="'Nav Promethicus 2',">
            <text:p>'Nav Promethicus 2',</text:p>
          </table:table-cell>
          <table:table-cell table:formula="of:=CONCATENATE(&quot;'&quot;;[Input.I677];&quot;',&quot;)" office:value-type="string" office:string-value="'Reactive 1;Reactive 2;Reactive 3',">
            <text:p>'Reactive 1;Reactive 2;Reactive 3',</text:p>
          </table:table-cell>
          <table:table-cell table:formula="of:=CONCATENATE(&quot;'&quot;;[Input.J67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78]" office:value-type="string" office:string-value="Tarsis">
            <text:p>Tarsis</text:p>
          </table:table-cell>
          <table:table-cell table:formula="of:=CONCATENATE(&quot;['&quot;;[Input.B678];&quot;',&quot;)" office:value-type="string" office:string-value="['ERN lvl 5',">
            <text:p>['ERN lvl 5',</text:p>
          </table:table-cell>
          <table:table-cell table:formula="of:=CONCATENATE([Input.C678];&quot;,&quot;)" office:value-type="string" office:string-value="5,">
            <text:p>5,</text:p>
          </table:table-cell>
          <table:table-cell table:formula="of:=CONCATENATE([Input.D678];&quot;,&quot;)" office:value-type="string" office:string-value="20,">
            <text:p>20,</text:p>
          </table:table-cell>
          <table:table-cell table:formula="of:=CONCATENATE([Input.E678];&quot;,&quot;)" office:value-type="string" office:string-value="-23131.1,">
            <text:p>-23131.1,</text:p>
          </table:table-cell>
          <table:table-cell table:formula="of:=CONCATENATE([Input.F678];&quot;,&quot;)" office:value-type="string" office:string-value="14150.1,">
            <text:p>14150.1,</text:p>
          </table:table-cell>
          <table:table-cell table:formula="of:=CONCATENATE([Input.G678];&quot;,&quot;)" office:value-type="string" office:string-value="0,">
            <text:p>0,</text:p>
          </table:table-cell>
          <table:table-cell table:formula="of:=CONCATENATE(&quot;'&quot;;[Input.H678];&quot;',&quot;)" office:value-type="string" office:string-value="'Nav Promethicus 2',">
            <text:p>'Nav Promethicus 2',</text:p>
          </table:table-cell>
          <table:table-cell table:formula="of:=CONCATENATE(&quot;'&quot;;[Input.I678];&quot;',&quot;)" office:value-type="string" office:string-value="'Reactive 2;Metal 2;Gem 2',">
            <text:p>'Reactive 2;Metal 2;Gem 2',</text:p>
          </table:table-cell>
          <table:table-cell table:formula="of:=CONCATENATE(&quot;'&quot;;[Input.J67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79]" office:value-type="string" office:string-value="Tarsis">
            <text:p>Tarsis</text:p>
          </table:table-cell>
          <table:table-cell table:formula="of:=CONCATENATE(&quot;['&quot;;[Input.B679];&quot;',&quot;)" office:value-type="string" office:string-value="['RN lv2',">
            <text:p>['RN lv2',</text:p>
          </table:table-cell>
          <table:table-cell table:formula="of:=CONCATENATE([Input.C679];&quot;,&quot;)" office:value-type="string" office:string-value="4,">
            <text:p>4,</text:p>
          </table:table-cell>
          <table:table-cell table:formula="of:=CONCATENATE([Input.D679];&quot;,&quot;)" office:value-type="string" office:string-value="20,">
            <text:p>20,</text:p>
          </table:table-cell>
          <table:table-cell table:formula="of:=CONCATENATE([Input.E679];&quot;,&quot;)" office:value-type="string" office:string-value="91200.3,">
            <text:p>91200.3,</text:p>
          </table:table-cell>
          <table:table-cell table:formula="of:=CONCATENATE([Input.F679];&quot;,&quot;)" office:value-type="string" office:string-value="-104800,">
            <text:p>-104800,</text:p>
          </table:table-cell>
          <table:table-cell table:formula="of:=CONCATENATE([Input.G679];&quot;,&quot;)" office:value-type="string" office:string-value="0,">
            <text:p>0,</text:p>
          </table:table-cell>
          <table:table-cell table:formula="of:=CONCATENATE(&quot;'&quot;;[Input.H679];&quot;',&quot;)" office:value-type="string" office:string-value="'Tarsis Resource Belt',">
            <text:p>'Tarsis Resource Belt',</text:p>
          </table:table-cell>
          <table:table-cell table:formula="of:=CONCATENATE(&quot;'&quot;;[Input.I679];&quot;',&quot;)" office:value-type="string" office:string-value="'Metal 1;Metal 3',">
            <text:p>'Metal 1;Metal 3',</text:p>
          </table:table-cell>
          <table:table-cell table:formula="of:=CONCATENATE(&quot;'&quot;;[Input.J67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80]" office:value-type="string" office:string-value="Tarsis">
            <text:p>Tarsis</text:p>
          </table:table-cell>
          <table:table-cell table:formula="of:=CONCATENATE(&quot;['&quot;;[Input.B680];&quot;',&quot;)" office:value-type="string" office:string-value="['RN Lv2',">
            <text:p>['RN Lv2',</text:p>
          </table:table-cell>
          <table:table-cell table:formula="of:=CONCATENATE([Input.C680];&quot;,&quot;)" office:value-type="string" office:string-value="4,">
            <text:p>4,</text:p>
          </table:table-cell>
          <table:table-cell table:formula="of:=CONCATENATE([Input.D680];&quot;,&quot;)" office:value-type="string" office:string-value="20,">
            <text:p>20,</text:p>
          </table:table-cell>
          <table:table-cell table:formula="of:=CONCATENATE([Input.E680];&quot;,&quot;)" office:value-type="string" office:string-value="79059,">
            <text:p>79059,</text:p>
          </table:table-cell>
          <table:table-cell table:formula="of:=CONCATENATE([Input.F680];&quot;,&quot;)" office:value-type="string" office:string-value="-112907,">
            <text:p>-112907,</text:p>
          </table:table-cell>
          <table:table-cell table:formula="of:=CONCATENATE([Input.G680];&quot;,&quot;)" office:value-type="string" office:string-value="0,">
            <text:p>0,</text:p>
          </table:table-cell>
          <table:table-cell table:formula="of:=CONCATENATE(&quot;'&quot;;[Input.H680];&quot;',&quot;)" office:value-type="string" office:string-value="'Tarsis Resource Belt',">
            <text:p>'Tarsis Resource Belt',</text:p>
          </table:table-cell>
          <table:table-cell table:formula="of:=CONCATENATE(&quot;'&quot;;[Input.I680];&quot;',&quot;)" office:value-type="string" office:string-value="'Reactive 1;Hydrocarbon 3',">
            <text:p>'Reactive 1;Hydrocarbon 3',</text:p>
          </table:table-cell>
          <table:table-cell table:formula="of:=CONCATENATE(&quot;'&quot;;[Input.J68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81]" office:value-type="string" office:string-value="Tarsis">
            <text:p>Tarsis</text:p>
          </table:table-cell>
          <table:table-cell table:formula="of:=CONCATENATE(&quot;['&quot;;[Input.B681];&quot;',&quot;)" office:value-type="string" office:string-value="['ERN lvl 4',">
            <text:p>['ERN lvl 4',</text:p>
          </table:table-cell>
          <table:table-cell table:formula="of:=CONCATENATE([Input.C681];&quot;,&quot;)" office:value-type="string" office:string-value="4,">
            <text:p>4,</text:p>
          </table:table-cell>
          <table:table-cell table:formula="of:=CONCATENATE([Input.D681];&quot;,&quot;)" office:value-type="string" office:string-value="20,">
            <text:p>20,</text:p>
          </table:table-cell>
          <table:table-cell table:formula="of:=CONCATENATE([Input.E681];&quot;,&quot;)" office:value-type="string" office:string-value="1281.05,">
            <text:p>1281.05,</text:p>
          </table:table-cell>
          <table:table-cell table:formula="of:=CONCATENATE([Input.F681];&quot;,&quot;)" office:value-type="string" office:string-value="-88861,">
            <text:p>-88861,</text:p>
          </table:table-cell>
          <table:table-cell table:formula="of:=CONCATENATE([Input.G681];&quot;,&quot;)" office:value-type="string" office:string-value="0,">
            <text:p>0,</text:p>
          </table:table-cell>
          <table:table-cell table:formula="of:=CONCATENATE(&quot;'&quot;;[Input.H681];&quot;',&quot;)" office:value-type="string" office:string-value="'Nav Tarsis 3',">
            <text:p>'Nav Tarsis 3',</text:p>
          </table:table-cell>
          <table:table-cell table:formula="of:=CONCATENATE(&quot;'&quot;;[Input.I681];&quot;',&quot;)" office:value-type="string" office:string-value="'Metal 3;Reactive 1',">
            <text:p>'Metal 3;Reactive 1',</text:p>
          </table:table-cell>
          <table:table-cell table:formula="of:=CONCATENATE(&quot;'&quot;;[Input.J68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82]" office:value-type="string" office:string-value="Tarsis">
            <text:p>Tarsis</text:p>
          </table:table-cell>
          <table:table-cell table:formula="of:=CONCATENATE(&quot;['&quot;;[Input.B682];&quot;',&quot;)" office:value-type="string" office:string-value="['ERN lvl 4',">
            <text:p>['ERN lvl 4',</text:p>
          </table:table-cell>
          <table:table-cell table:formula="of:=CONCATENATE([Input.C682];&quot;,&quot;)" office:value-type="string" office:string-value="4,">
            <text:p>4,</text:p>
          </table:table-cell>
          <table:table-cell table:formula="of:=CONCATENATE([Input.D682];&quot;,&quot;)" office:value-type="string" office:string-value="20,">
            <text:p>20,</text:p>
          </table:table-cell>
          <table:table-cell table:formula="of:=CONCATENATE([Input.E682];&quot;,&quot;)" office:value-type="string" office:string-value="-75089.9,">
            <text:p>-75089.9,</text:p>
          </table:table-cell>
          <table:table-cell table:formula="of:=CONCATENATE([Input.F682];&quot;,&quot;)" office:value-type="string" office:string-value="70804.5,">
            <text:p>70804.5,</text:p>
          </table:table-cell>
          <table:table-cell table:formula="of:=CONCATENATE([Input.G682];&quot;,&quot;)" office:value-type="string" office:string-value="0,">
            <text:p>0,</text:p>
          </table:table-cell>
          <table:table-cell table:formula="of:=CONCATENATE(&quot;'&quot;;[Input.H682];&quot;',&quot;)" office:value-type="string" office:string-value="'Tarsis Defense 1',">
            <text:p>'Tarsis Defense 1',</text:p>
          </table:table-cell>
          <table:table-cell table:formula="of:=CONCATENATE(&quot;'&quot;;[Input.I682];&quot;',&quot;)" office:value-type="string" office:string-value="'Reactive 2;Metal 2',">
            <text:p>'Reactive 2;Metal 2',</text:p>
          </table:table-cell>
          <table:table-cell table:formula="of:=CONCATENATE(&quot;'&quot;;[Input.J68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83]" office:value-type="string" office:string-value="Tarsis">
            <text:p>Tarsis</text:p>
          </table:table-cell>
          <table:table-cell table:formula="of:=CONCATENATE(&quot;['&quot;;[Input.B683];&quot;',&quot;)" office:value-type="string" office:string-value="['ERN lvl 4',">
            <text:p>['ERN lvl 4',</text:p>
          </table:table-cell>
          <table:table-cell table:formula="of:=CONCATENATE([Input.C683];&quot;,&quot;)" office:value-type="string" office:string-value="4,">
            <text:p>4,</text:p>
          </table:table-cell>
          <table:table-cell table:formula="of:=CONCATENATE([Input.D683];&quot;,&quot;)" office:value-type="string" office:string-value="20,">
            <text:p>20,</text:p>
          </table:table-cell>
          <table:table-cell table:formula="of:=CONCATENATE([Input.E683];&quot;,&quot;)" office:value-type="string" office:string-value="-25246.4,">
            <text:p>-25246.4,</text:p>
          </table:table-cell>
          <table:table-cell table:formula="of:=CONCATENATE([Input.F683];&quot;,&quot;)" office:value-type="string" office:string-value="16649.1,">
            <text:p>16649.1,</text:p>
          </table:table-cell>
          <table:table-cell table:formula="of:=CONCATENATE([Input.G683];&quot;,&quot;)" office:value-type="string" office:string-value="0,">
            <text:p>0,</text:p>
          </table:table-cell>
          <table:table-cell table:formula="of:=CONCATENATE(&quot;'&quot;;[Input.H683];&quot;',&quot;)" office:value-type="string" office:string-value="'Nav Promethicus 2',">
            <text:p>'Nav Promethicus 2',</text:p>
          </table:table-cell>
          <table:table-cell table:formula="of:=CONCATENATE(&quot;'&quot;;[Input.I683];&quot;',&quot;)" office:value-type="string" office:string-value="'Hydrocarbon 1;Metal 1;Gem 3;Reactive 2',">
            <text:p>'Hydrocarbon 1;Metal 1;Gem 3;Reactive 2',</text:p>
          </table:table-cell>
          <table:table-cell table:formula="of:=CONCATENATE(&quot;'&quot;;[Input.J68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84]" office:value-type="string" office:string-value="Tarsis">
            <text:p>Tarsis</text:p>
          </table:table-cell>
          <table:table-cell table:formula="of:=CONCATENATE(&quot;['&quot;;[Input.B684];&quot;',&quot;)" office:value-type="string" office:string-value="['ERN lvl 4',">
            <text:p>['ERN lvl 4',</text:p>
          </table:table-cell>
          <table:table-cell table:formula="of:=CONCATENATE([Input.C684];&quot;,&quot;)" office:value-type="string" office:string-value="4,">
            <text:p>4,</text:p>
          </table:table-cell>
          <table:table-cell table:formula="of:=CONCATENATE([Input.D684];&quot;,&quot;)" office:value-type="string" office:string-value="20,">
            <text:p>20,</text:p>
          </table:table-cell>
          <table:table-cell table:formula="of:=CONCATENATE([Input.E684];&quot;,&quot;)" office:value-type="string" office:string-value="33226.7,">
            <text:p>33226.7,</text:p>
          </table:table-cell>
          <table:table-cell table:formula="of:=CONCATENATE([Input.F684];&quot;,&quot;)" office:value-type="string" office:string-value="-50394.5,">
            <text:p>-50394.5,</text:p>
          </table:table-cell>
          <table:table-cell table:formula="of:=CONCATENATE([Input.G684];&quot;,&quot;)" office:value-type="string" office:string-value="0,">
            <text:p>0,</text:p>
          </table:table-cell>
          <table:table-cell table:formula="of:=CONCATENATE(&quot;'&quot;;[Input.H684];&quot;',&quot;)" office:value-type="string" office:string-value="'Nav Brattus 1',">
            <text:p>'Nav Brattus 1',</text:p>
          </table:table-cell>
          <table:table-cell table:formula="of:=CONCATENATE(&quot;'&quot;;[Input.I684];&quot;',&quot;)" office:value-type="string" office:string-value="'Reactive 1;Metal 2;Hydrocarbon 3;Gem 1',">
            <text:p>'Reactive 1;Metal 2;Hydrocarbon 3;Gem 1',</text:p>
          </table:table-cell>
          <table:table-cell table:formula="of:=CONCATENATE(&quot;'&quot;;[Input.J68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85]" office:value-type="string" office:string-value="Tarsis">
            <text:p>Tarsis</text:p>
          </table:table-cell>
          <table:table-cell table:formula="of:=CONCATENATE(&quot;['&quot;;[Input.B685];&quot;',&quot;)" office:value-type="string" office:string-value="['ERN lvl 4',">
            <text:p>['ERN lvl 4',</text:p>
          </table:table-cell>
          <table:table-cell table:formula="of:=CONCATENATE([Input.C685];&quot;,&quot;)" office:value-type="string" office:string-value="4,">
            <text:p>4,</text:p>
          </table:table-cell>
          <table:table-cell table:formula="of:=CONCATENATE([Input.D685];&quot;,&quot;)" office:value-type="string" office:string-value="25,">
            <text:p>25,</text:p>
          </table:table-cell>
          <table:table-cell table:formula="of:=CONCATENATE([Input.E685];&quot;,&quot;)" office:value-type="string" office:string-value="109670,">
            <text:p>109670,</text:p>
          </table:table-cell>
          <table:table-cell table:formula="of:=CONCATENATE([Input.F685];&quot;,&quot;)" office:value-type="string" office:string-value="-80991.1,">
            <text:p>-80991.1,</text:p>
          </table:table-cell>
          <table:table-cell table:formula="of:=CONCATENATE([Input.G685];&quot;,&quot;)" office:value-type="string" office:string-value="0,">
            <text:p>0,</text:p>
          </table:table-cell>
          <table:table-cell table:formula="of:=CONCATENATE(&quot;'&quot;;[Input.H685];&quot;',&quot;)" office:value-type="string" office:string-value="'Brutus\' Hand',">
            <text:p>'Brutus\' Hand',</text:p>
          </table:table-cell>
          <table:table-cell table:formula="of:=CONCATENATE(&quot;'&quot;;[Input.I685];&quot;',&quot;)" office:value-type="string" office:string-value="'Reactive 1;Metal 1;Hydrocarbon 1',">
            <text:p>'Reactive 1;Metal 1;Hydrocarbon 1',</text:p>
          </table:table-cell>
          <table:table-cell table:formula="of:=CONCATENATE(&quot;'&quot;;[Input.J68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86]" office:value-type="string" office:string-value="Tarsis">
            <text:p>Tarsis</text:p>
          </table:table-cell>
          <table:table-cell table:formula="of:=CONCATENATE(&quot;['&quot;;[Input.B686];&quot;',&quot;)" office:value-type="string" office:string-value="['ERN lvl 3',">
            <text:p>['ERN lvl 3',</text:p>
          </table:table-cell>
          <table:table-cell table:formula="of:=CONCATENATE([Input.C686];&quot;,&quot;)" office:value-type="string" office:string-value="3,">
            <text:p>3,</text:p>
          </table:table-cell>
          <table:table-cell table:formula="of:=CONCATENATE([Input.D686];&quot;,&quot;)" office:value-type="string" office:string-value="20,">
            <text:p>20,</text:p>
          </table:table-cell>
          <table:table-cell table:formula="of:=CONCATENATE([Input.E686];&quot;,&quot;)" office:value-type="string" office:string-value="14940.3,">
            <text:p>14940.3,</text:p>
          </table:table-cell>
          <table:table-cell table:formula="of:=CONCATENATE([Input.F686];&quot;,&quot;)" office:value-type="string" office:string-value="-100828,">
            <text:p>-100828,</text:p>
          </table:table-cell>
          <table:table-cell table:formula="of:=CONCATENATE([Input.G686];&quot;,&quot;)" office:value-type="string" office:string-value="0,">
            <text:p>0,</text:p>
          </table:table-cell>
          <table:table-cell table:formula="of:=CONCATENATE(&quot;'&quot;;[Input.H686];&quot;',&quot;)" office:value-type="string" office:string-value="'Nav Tarsis 3',">
            <text:p>'Nav Tarsis 3',</text:p>
          </table:table-cell>
          <table:table-cell table:formula="of:=CONCATENATE(&quot;'&quot;;[Input.I686];&quot;',&quot;)" office:value-type="string" office:string-value="'Reactive 2;Metal 1',">
            <text:p>'Reactive 2;Metal 1',</text:p>
          </table:table-cell>
          <table:table-cell table:formula="of:=CONCATENATE(&quot;'&quot;;[Input.J68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87]" office:value-type="string" office:string-value="Tarsis">
            <text:p>Tarsis</text:p>
          </table:table-cell>
          <table:table-cell table:formula="of:=CONCATENATE(&quot;['&quot;;[Input.B687];&quot;',&quot;)" office:value-type="string" office:string-value="['ERN lvl 3',">
            <text:p>['ERN lvl 3',</text:p>
          </table:table-cell>
          <table:table-cell table:formula="of:=CONCATENATE([Input.C687];&quot;,&quot;)" office:value-type="string" office:string-value="3,">
            <text:p>3,</text:p>
          </table:table-cell>
          <table:table-cell table:formula="of:=CONCATENATE([Input.D687];&quot;,&quot;)" office:value-type="string" office:string-value="20,">
            <text:p>20,</text:p>
          </table:table-cell>
          <table:table-cell table:formula="of:=CONCATENATE([Input.E687];&quot;,&quot;)" office:value-type="string" office:string-value="14458,">
            <text:p>14458,</text:p>
          </table:table-cell>
          <table:table-cell table:formula="of:=CONCATENATE([Input.F687];&quot;,&quot;)" office:value-type="string" office:string-value="-91424.8,">
            <text:p>-91424.8,</text:p>
          </table:table-cell>
          <table:table-cell table:formula="of:=CONCATENATE([Input.G687];&quot;,&quot;)" office:value-type="string" office:string-value="0,">
            <text:p>0,</text:p>
          </table:table-cell>
          <table:table-cell table:formula="of:=CONCATENATE(&quot;'&quot;;[Input.H687];&quot;',&quot;)" office:value-type="string" office:string-value="'Nav Tarsis 3',">
            <text:p>'Nav Tarsis 3',</text:p>
          </table:table-cell>
          <table:table-cell table:formula="of:=CONCATENATE(&quot;'&quot;;[Input.I687];&quot;',&quot;)" office:value-type="string" office:string-value="'Reactive 3;Metal 2',">
            <text:p>'Reactive 3;Metal 2',</text:p>
          </table:table-cell>
          <table:table-cell table:formula="of:=CONCATENATE(&quot;'&quot;;[Input.J68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88]" office:value-type="string" office:string-value="Tarsis">
            <text:p>Tarsis</text:p>
          </table:table-cell>
          <table:table-cell table:formula="of:=CONCATENATE(&quot;['&quot;;[Input.B688];&quot;',&quot;)" office:value-type="string" office:string-value="['ERN lvl 3',">
            <text:p>['ERN lvl 3',</text:p>
          </table:table-cell>
          <table:table-cell table:formula="of:=CONCATENATE([Input.C688];&quot;,&quot;)" office:value-type="string" office:string-value="3,">
            <text:p>3,</text:p>
          </table:table-cell>
          <table:table-cell table:formula="of:=CONCATENATE([Input.D688];&quot;,&quot;)" office:value-type="string" office:string-value="20,">
            <text:p>20,</text:p>
          </table:table-cell>
          <table:table-cell table:formula="of:=CONCATENATE([Input.E688];&quot;,&quot;)" office:value-type="string" office:string-value="-73806.2,">
            <text:p>-73806.2,</text:p>
          </table:table-cell>
          <table:table-cell table:formula="of:=CONCATENATE([Input.F688];&quot;,&quot;)" office:value-type="string" office:string-value="66730.7,">
            <text:p>66730.7,</text:p>
          </table:table-cell>
          <table:table-cell table:formula="of:=CONCATENATE([Input.G688];&quot;,&quot;)" office:value-type="string" office:string-value="0,">
            <text:p>0,</text:p>
          </table:table-cell>
          <table:table-cell table:formula="of:=CONCATENATE(&quot;'&quot;;[Input.H688];&quot;',&quot;)" office:value-type="string" office:string-value="'Tarsis Defense 1',">
            <text:p>'Tarsis Defense 1',</text:p>
          </table:table-cell>
          <table:table-cell table:formula="of:=CONCATENATE(&quot;'&quot;;[Input.I688];&quot;',&quot;)" office:value-type="string" office:string-value="'Gem 1;Hydrocarbon 2;Reactive 3',">
            <text:p>'Gem 1;Hydrocarbon 2;Reactive 3',</text:p>
          </table:table-cell>
          <table:table-cell table:formula="of:=CONCATENATE(&quot;'&quot;;[Input.J68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89]" office:value-type="string" office:string-value="Tarsis">
            <text:p>Tarsis</text:p>
          </table:table-cell>
          <table:table-cell table:formula="of:=CONCATENATE(&quot;['&quot;;[Input.B689];&quot;',&quot;)" office:value-type="string" office:string-value="['ERN lvl 3',">
            <text:p>['ERN lvl 3',</text:p>
          </table:table-cell>
          <table:table-cell table:formula="of:=CONCATENATE([Input.C689];&quot;,&quot;)" office:value-type="string" office:string-value="3,">
            <text:p>3,</text:p>
          </table:table-cell>
          <table:table-cell table:formula="of:=CONCATENATE([Input.D689];&quot;,&quot;)" office:value-type="string" office:string-value="20,">
            <text:p>20,</text:p>
          </table:table-cell>
          <table:table-cell table:formula="of:=CONCATENATE([Input.E689];&quot;,&quot;)" office:value-type="string" office:string-value="14520.7,">
            <text:p>14520.7,</text:p>
          </table:table-cell>
          <table:table-cell table:formula="of:=CONCATENATE([Input.F689];&quot;,&quot;)" office:value-type="string" office:string-value="-55332.9,">
            <text:p>-55332.9,</text:p>
          </table:table-cell>
          <table:table-cell table:formula="of:=CONCATENATE([Input.G689];&quot;,&quot;)" office:value-type="string" office:string-value="0,">
            <text:p>0,</text:p>
          </table:table-cell>
          <table:table-cell table:formula="of:=CONCATENATE(&quot;'&quot;;[Input.H689];&quot;',&quot;)" office:value-type="string" office:string-value="'Nav Brattus 1',">
            <text:p>'Nav Brattus 1',</text:p>
          </table:table-cell>
          <table:table-cell table:formula="of:=CONCATENATE(&quot;'&quot;;[Input.I689];&quot;',&quot;)" office:value-type="string" office:string-value="'Metal 2;Hydrocarbon 2;Gem 2',">
            <text:p>'Metal 2;Hydrocarbon 2;Gem 2',</text:p>
          </table:table-cell>
          <table:table-cell table:formula="of:=CONCATENATE(&quot;'&quot;;[Input.J68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90]" office:value-type="string" office:string-value="Tarsis">
            <text:p>Tarsis</text:p>
          </table:table-cell>
          <table:table-cell table:formula="of:=CONCATENATE(&quot;['&quot;;[Input.B690];&quot;',&quot;)" office:value-type="string" office:string-value="['RN Lv2',">
            <text:p>['RN Lv2',</text:p>
          </table:table-cell>
          <table:table-cell table:formula="of:=CONCATENATE([Input.C690];&quot;,&quot;)" office:value-type="string" office:string-value="2,">
            <text:p>2,</text:p>
          </table:table-cell>
          <table:table-cell table:formula="of:=CONCATENATE([Input.D690];&quot;,&quot;)" office:value-type="string" office:string-value="20,">
            <text:p>20,</text:p>
          </table:table-cell>
          <table:table-cell table:formula="of:=CONCATENATE([Input.E690];&quot;,&quot;)" office:value-type="string" office:string-value="79166.1,">
            <text:p>79166.1,</text:p>
          </table:table-cell>
          <table:table-cell table:formula="of:=CONCATENATE([Input.F690];&quot;,&quot;)" office:value-type="string" office:string-value="-106281,">
            <text:p>-106281,</text:p>
          </table:table-cell>
          <table:table-cell table:formula="of:=CONCATENATE([Input.G690];&quot;,&quot;)" office:value-type="string" office:string-value="0,">
            <text:p>0,</text:p>
          </table:table-cell>
          <table:table-cell table:formula="of:=CONCATENATE(&quot;'&quot;;[Input.H690];&quot;',&quot;)" office:value-type="string" office:string-value="'Tarsis Resource Belt',">
            <text:p>'Tarsis Resource Belt',</text:p>
          </table:table-cell>
          <table:table-cell table:formula="of:=CONCATENATE(&quot;'&quot;;[Input.I690];&quot;',&quot;)" office:value-type="string" office:string-value="'Metal 2;Reactive 2',">
            <text:p>'Metal 2;Reactive 2',</text:p>
          </table:table-cell>
          <table:table-cell table:formula="of:=CONCATENATE(&quot;'&quot;;[Input.J69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91]" office:value-type="string" office:string-value="Test Sector">
            <text:p>Test Sector</text:p>
          </table:table-cell>
          <table:table-cell table:formula="of:=CONCATENATE(&quot;['&quot;;[Input.B691];&quot;',&quot;)" office:value-type="string" office:string-value="['&lt;New Sector Object&gt;',">
            <text:p>['&lt;New Sector Object&gt;',</text:p>
          </table:table-cell>
          <table:table-cell table:formula="of:=CONCATENATE([Input.C691];&quot;,&quot;)" office:value-type="string" office:string-value="8,">
            <text:p>8,</text:p>
          </table:table-cell>
          <table:table-cell table:formula="of:=CONCATENATE([Input.D691];&quot;,&quot;)" office:value-type="string" office:string-value="30,">
            <text:p>30,</text:p>
          </table:table-cell>
          <table:table-cell table:formula="of:=CONCATENATE([Input.E691];&quot;,&quot;)" office:value-type="string" office:string-value="-5299.1,">
            <text:p>-5299.1,</text:p>
          </table:table-cell>
          <table:table-cell table:formula="of:=CONCATENATE([Input.F691];&quot;,&quot;)" office:value-type="string" office:string-value="-108554,">
            <text:p>-108554,</text:p>
          </table:table-cell>
          <table:table-cell table:formula="of:=CONCATENATE([Input.G691];&quot;,&quot;)" office:value-type="string" office:string-value="0,">
            <text:p>0,</text:p>
          </table:table-cell>
          <table:table-cell table:formula="of:=CONCATENATE(&quot;'&quot;;[Input.H691];&quot;',&quot;)" office:value-type="string" office:string-value="'Testing //rsectors',">
            <text:p>'Testing //rsectors',</text:p>
          </table:table-cell>
          <table:table-cell table:formula="of:=CONCATENATE(&quot;'&quot;;[Input.I691];&quot;',&quot;)" office:value-type="string" office:string-value="'Metal 1;Metal 2;Metal 3',">
            <text:p>'Metal 1;Metal 2;Metal 3',</text:p>
          </table:table-cell>
          <table:table-cell table:formula="of:=CONCATENATE(&quot;'&quot;;[Input.J69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92]" office:value-type="string" office:string-value="Test Sector">
            <text:p>Test Sector</text:p>
          </table:table-cell>
          <table:table-cell table:formula="of:=CONCATENATE(&quot;['&quot;;[Input.B692];&quot;',&quot;)" office:value-type="string" office:string-value="['Test Field',">
            <text:p>['Test Field',</text:p>
          </table:table-cell>
          <table:table-cell table:formula="of:=CONCATENATE([Input.C692];&quot;,&quot;)" office:value-type="string" office:string-value="6,">
            <text:p>6,</text:p>
          </table:table-cell>
          <table:table-cell table:formula="of:=CONCATENATE([Input.D692];&quot;,&quot;)" office:value-type="string" office:string-value="100,">
            <text:p>100,</text:p>
          </table:table-cell>
          <table:table-cell table:formula="of:=CONCATENATE([Input.E692];&quot;,&quot;)" office:value-type="string" office:string-value="224530,">
            <text:p>224530,</text:p>
          </table:table-cell>
          <table:table-cell table:formula="of:=CONCATENATE([Input.F692];&quot;,&quot;)" office:value-type="string" office:string-value="-12790.2,">
            <text:p>-12790.2,</text:p>
          </table:table-cell>
          <table:table-cell table:formula="of:=CONCATENATE([Input.G692];&quot;,&quot;)" office:value-type="string" office:string-value="0,">
            <text:p>0,</text:p>
          </table:table-cell>
          <table:table-cell table:formula="of:=CONCATENATE(&quot;'&quot;;[Input.H692];&quot;',&quot;)" office:value-type="string" office:string-value="'Ore Field',">
            <text:p>'Ore Field',</text:p>
          </table:table-cell>
          <table:table-cell table:formula="of:=CONCATENATE(&quot;'&quot;;[Input.I692];&quot;',&quot;)" office:value-type="string" office:string-value="'Reactive 3;Metal 3;Hydrocarbon 3;Gem 3',">
            <text:p>'Reactive 3;Metal 3;Hydrocarbon 3;Gem 3',</text:p>
          </table:table-cell>
          <table:table-cell table:formula="of:=CONCATENATE(&quot;'&quot;;[Input.J69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93]" office:value-type="string" office:string-value="Test Sector">
            <text:p>Test Sector</text:p>
          </table:table-cell>
          <table:table-cell table:formula="of:=CONCATENATE(&quot;['&quot;;[Input.B693];&quot;',&quot;)" office:value-type="string" office:string-value="['Ore 2',">
            <text:p>['Ore 2',</text:p>
          </table:table-cell>
          <table:table-cell table:formula="of:=CONCATENATE([Input.C693];&quot;,&quot;)" office:value-type="string" office:string-value="5,">
            <text:p>5,</text:p>
          </table:table-cell>
          <table:table-cell table:formula="of:=CONCATENATE([Input.D693];&quot;,&quot;)" office:value-type="string" office:string-value="100,">
            <text:p>100,</text:p>
          </table:table-cell>
          <table:table-cell table:formula="of:=CONCATENATE([Input.E693];&quot;,&quot;)" office:value-type="string" office:string-value="223181,">
            <text:p>223181,</text:p>
          </table:table-cell>
          <table:table-cell table:formula="of:=CONCATENATE([Input.F693];&quot;,&quot;)" office:value-type="string" office:string-value="-710.172,">
            <text:p>-710.172,</text:p>
          </table:table-cell>
          <table:table-cell table:formula="of:=CONCATENATE([Input.G693];&quot;,&quot;)" office:value-type="string" office:string-value="0,">
            <text:p>0,</text:p>
          </table:table-cell>
          <table:table-cell table:formula="of:=CONCATENATE(&quot;'&quot;;[Input.H693];&quot;',&quot;)" office:value-type="string" office:string-value="'Ore Field',">
            <text:p>'Ore Field',</text:p>
          </table:table-cell>
          <table:table-cell table:formula="of:=CONCATENATE(&quot;'&quot;;[Input.I693];&quot;',&quot;)" office:value-type="string" office:string-value="'Reactive 1;Reactive 3;Reactive 2',">
            <text:p>'Reactive 1;Reactive 3;Reactive 2',</text:p>
          </table:table-cell>
          <table:table-cell table:formula="of:=CONCATENATE(&quot;'&quot;;[Input.J69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94]" office:value-type="string" office:string-value="Test Sector">
            <text:p>Test Sector</text:p>
          </table:table-cell>
          <table:table-cell table:formula="of:=CONCATENATE(&quot;['&quot;;[Input.B694];&quot;',&quot;)" office:value-type="string" office:string-value="['Ore 3',">
            <text:p>['Ore 3',</text:p>
          </table:table-cell>
          <table:table-cell table:formula="of:=CONCATENATE([Input.C694];&quot;,&quot;)" office:value-type="string" office:string-value="5,">
            <text:p>5,</text:p>
          </table:table-cell>
          <table:table-cell table:formula="of:=CONCATENATE([Input.D694];&quot;,&quot;)" office:value-type="string" office:string-value="100,">
            <text:p>100,</text:p>
          </table:table-cell>
          <table:table-cell table:formula="of:=CONCATENATE([Input.E694];&quot;,&quot;)" office:value-type="string" office:string-value="224645,">
            <text:p>224645,</text:p>
          </table:table-cell>
          <table:table-cell table:formula="of:=CONCATENATE([Input.F694];&quot;,&quot;)" office:value-type="string" office:string-value="510.101,">
            <text:p>510.101,</text:p>
          </table:table-cell>
          <table:table-cell table:formula="of:=CONCATENATE([Input.G694];&quot;,&quot;)" office:value-type="string" office:string-value="0,">
            <text:p>0,</text:p>
          </table:table-cell>
          <table:table-cell table:formula="of:=CONCATENATE(&quot;'&quot;;[Input.H694];&quot;',&quot;)" office:value-type="string" office:string-value="'Ore Field',">
            <text:p>'Ore Field',</text:p>
          </table:table-cell>
          <table:table-cell table:formula="of:=CONCATENATE(&quot;'&quot;;[Input.I694];&quot;',&quot;)" office:value-type="string" office:string-value="'Reactive 1;Reactive 3;Reactive 2',">
            <text:p>'Reactive 1;Reactive 3;Reactive 2',</text:p>
          </table:table-cell>
          <table:table-cell table:formula="of:=CONCATENATE(&quot;'&quot;;[Input.J69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95]" office:value-type="string" office:string-value="Test Sector">
            <text:p>Test Sector</text:p>
          </table:table-cell>
          <table:table-cell table:formula="of:=CONCATENATE(&quot;['&quot;;[Input.B695];&quot;',&quot;)" office:value-type="string" office:string-value="['Field concept',">
            <text:p>['Field concept',</text:p>
          </table:table-cell>
          <table:table-cell table:formula="of:=CONCATENATE([Input.C695];&quot;,&quot;)" office:value-type="string" office:string-value="5,">
            <text:p>5,</text:p>
          </table:table-cell>
          <table:table-cell table:formula="of:=CONCATENATE([Input.D695];&quot;,&quot;)" office:value-type="string" office:string-value="20,">
            <text:p>20,</text:p>
          </table:table-cell>
          <table:table-cell table:formula="of:=CONCATENATE([Input.E695];&quot;,&quot;)" office:value-type="string" office:string-value="18837.7,">
            <text:p>18837.7,</text:p>
          </table:table-cell>
          <table:table-cell table:formula="of:=CONCATENATE([Input.F695];&quot;,&quot;)" office:value-type="string" office:string-value="-109516,">
            <text:p>-109516,</text:p>
          </table:table-cell>
          <table:table-cell table:formula="of:=CONCATENATE([Input.G695];&quot;,&quot;)" office:value-type="string" office:string-value="0,">
            <text:p>0,</text:p>
          </table:table-cell>
          <table:table-cell table:formula="of:=CONCATENATE(&quot;'&quot;;[Input.H695];&quot;',&quot;)" office:value-type="string" office:string-value="'Testing //rsectors',">
            <text:p>'Testing //rsectors',</text:p>
          </table:table-cell>
          <table:table-cell table:formula="of:=CONCATENATE(&quot;'&quot;;[Input.I695];&quot;',&quot;)" office:value-type="string" office:string-value="'Metal 1;Metal 2;Metal 3',">
            <text:p>'Metal 1;Metal 2;Metal 3',</text:p>
          </table:table-cell>
          <table:table-cell table:formula="of:=CONCATENATE(&quot;'&quot;;[Input.J69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96]" office:value-type="string" office:string-value="Test Sector">
            <text:p>Test Sector</text:p>
          </table:table-cell>
          <table:table-cell table:formula="of:=CONCATENATE(&quot;['&quot;;[Input.B696];&quot;',&quot;)" office:value-type="string" office:string-value="['Ore 1',">
            <text:p>['Ore 1',</text:p>
          </table:table-cell>
          <table:table-cell table:formula="of:=CONCATENATE([Input.C696];&quot;,&quot;)" office:value-type="string" office:string-value="3,">
            <text:p>3,</text:p>
          </table:table-cell>
          <table:table-cell table:formula="of:=CONCATENATE([Input.D696];&quot;,&quot;)" office:value-type="string" office:string-value="100,">
            <text:p>100,</text:p>
          </table:table-cell>
          <table:table-cell table:formula="of:=CONCATENATE([Input.E696];&quot;,&quot;)" office:value-type="string" office:string-value="222937,">
            <text:p>222937,</text:p>
          </table:table-cell>
          <table:table-cell table:formula="of:=CONCATENATE([Input.F696];&quot;,&quot;)" office:value-type="string" office:string-value="227.898,">
            <text:p>227.898,</text:p>
          </table:table-cell>
          <table:table-cell table:formula="of:=CONCATENATE([Input.G696];&quot;,&quot;)" office:value-type="string" office:string-value="0,">
            <text:p>0,</text:p>
          </table:table-cell>
          <table:table-cell table:formula="of:=CONCATENATE(&quot;'&quot;;[Input.H696];&quot;',&quot;)" office:value-type="string" office:string-value="'Ore Field',">
            <text:p>'Ore Field',</text:p>
          </table:table-cell>
          <table:table-cell table:formula="of:=CONCATENATE(&quot;'&quot;;[Input.I696];&quot;',&quot;)" office:value-type="string" office:string-value="'Reactive 3;Reactive 1;Reactive 2',">
            <text:p>'Reactive 3;Reactive 1;Reactive 2',</text:p>
          </table:table-cell>
          <table:table-cell table:formula="of:=CONCATENATE(&quot;'&quot;;[Input.J69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97]" office:value-type="string" office:string-value="Test Sector">
            <text:p>Test Sector</text:p>
          </table:table-cell>
          <table:table-cell table:formula="of:=CONCATENATE(&quot;['&quot;;[Input.B697];&quot;',&quot;)" office:value-type="string" office:string-value="['Ore 4',">
            <text:p>['Ore 4',</text:p>
          </table:table-cell>
          <table:table-cell table:formula="of:=CONCATENATE([Input.C697];&quot;,&quot;)" office:value-type="string" office:string-value="1,">
            <text:p>1,</text:p>
          </table:table-cell>
          <table:table-cell table:formula="of:=CONCATENATE([Input.D697];&quot;,&quot;)" office:value-type="string" office:string-value="100,">
            <text:p>100,</text:p>
          </table:table-cell>
          <table:table-cell table:formula="of:=CONCATENATE([Input.E697];&quot;,&quot;)" office:value-type="string" office:string-value="224447,">
            <text:p>224447,</text:p>
          </table:table-cell>
          <table:table-cell table:formula="of:=CONCATENATE([Input.F697];&quot;,&quot;)" office:value-type="string" office:string-value="-923.851,">
            <text:p>-923.851,</text:p>
          </table:table-cell>
          <table:table-cell table:formula="of:=CONCATENATE([Input.G697];&quot;,&quot;)" office:value-type="string" office:string-value="0,">
            <text:p>0,</text:p>
          </table:table-cell>
          <table:table-cell table:formula="of:=CONCATENATE(&quot;'&quot;;[Input.H697];&quot;',&quot;)" office:value-type="string" office:string-value="'Ore Field',">
            <text:p>'Ore Field',</text:p>
          </table:table-cell>
          <table:table-cell table:formula="of:=CONCATENATE(&quot;'&quot;;[Input.I697];&quot;',&quot;)" office:value-type="string" office:string-value="'Reactive 1;Reactive 2;Reactive 3',">
            <text:p>'Reactive 1;Reactive 2;Reactive 3',</text:p>
          </table:table-cell>
          <table:table-cell table:formula="of:=CONCATENATE(&quot;'&quot;;[Input.J69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98]" office:value-type="string" office:string-value="Test Sector">
            <text:p>Test Sector</text:p>
          </table:table-cell>
          <table:table-cell table:formula="of:=CONCATENATE(&quot;['&quot;;[Input.B698];&quot;',&quot;)" office:value-type="string" office:string-value="['Field 2',">
            <text:p>['Field 2',</text:p>
          </table:table-cell>
          <table:table-cell table:formula="of:=CONCATENATE([Input.C698];&quot;,&quot;)" office:value-type="string" office:string-value="1,">
            <text:p>1,</text:p>
          </table:table-cell>
          <table:table-cell table:formula="of:=CONCATENATE([Input.D698];&quot;,&quot;)" office:value-type="string" office:string-value="0,">
            <text:p>0,</text:p>
          </table:table-cell>
          <table:table-cell table:formula="of:=CONCATENATE([Input.E698];&quot;,&quot;)" office:value-type="string" office:string-value="41436,">
            <text:p>41436,</text:p>
          </table:table-cell>
          <table:table-cell table:formula="of:=CONCATENATE([Input.F698];&quot;,&quot;)" office:value-type="string" office:string-value="-110381,">
            <text:p>-110381,</text:p>
          </table:table-cell>
          <table:table-cell table:formula="of:=CONCATENATE([Input.G698];&quot;,&quot;)" office:value-type="string" office:string-value="0,">
            <text:p>0,</text:p>
          </table:table-cell>
          <table:table-cell table:formula="of:=CONCATENATE(&quot;'&quot;;[Input.H698];&quot;',&quot;)" office:value-type="string" office:string-value="'Testing //rsectors',">
            <text:p>'Testing //rsectors',</text:p>
          </table:table-cell>
          <table:table-cell table:formula="of:=CONCATENATE(&quot;'&quot;;[Input.I698];&quot;',&quot;)" office:value-type="string" office:string-value="'Metal 1;Metal 3;Metal 2',">
            <text:p>'Metal 1;Metal 3;Metal 2',</text:p>
          </table:table-cell>
          <table:table-cell table:formula="of:=CONCATENATE(&quot;'&quot;;[Input.J69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699]" office:value-type="string" office:string-value="Test Sector 1">
            <text:p>Test Sector 1</text:p>
          </table:table-cell>
          <table:table-cell table:formula="of:=CONCATENATE(&quot;['&quot;;[Input.B699];&quot;',&quot;)" office:value-type="string" office:string-value="['&lt;New Sector Object&gt;',">
            <text:p>['&lt;New Sector Object&gt;',</text:p>
          </table:table-cell>
          <table:table-cell table:formula="of:=CONCATENATE([Input.C699];&quot;,&quot;)" office:value-type="string" office:string-value="5,">
            <text:p>5,</text:p>
          </table:table-cell>
          <table:table-cell table:formula="of:=CONCATENATE([Input.D699];&quot;,&quot;)" office:value-type="string" office:string-value="15,">
            <text:p>15,</text:p>
          </table:table-cell>
          <table:table-cell table:formula="of:=CONCATENATE([Input.E699];&quot;,&quot;)" office:value-type="string" office:string-value="-941.703,">
            <text:p>-941.703,</text:p>
          </table:table-cell>
          <table:table-cell table:formula="of:=CONCATENATE([Input.F699];&quot;,&quot;)" office:value-type="string" office:string-value="-9631.96,">
            <text:p>-9631.96,</text:p>
          </table:table-cell>
          <table:table-cell table:formula="of:=CONCATENATE([Input.G699];&quot;,&quot;)" office:value-type="string" office:string-value="0,">
            <text:p>0,</text:p>
          </table:table-cell>
          <table:table-cell table:formula="of:=CONCATENATE(&quot;'&quot;;[Input.H699];&quot;',&quot;)" office:value-type="string" office:string-value="'&lt;New Sector Object&gt;',">
            <text:p>'&lt;New Sector Object&gt;',</text:p>
          </table:table-cell>
          <table:table-cell table:formula="of:=CONCATENATE(&quot;'&quot;;[Input.I699];&quot;',&quot;)" office:value-type="string" office:string-value="'Reactive 1;Gas Pocket 1;Gem 2',">
            <text:p>'Reactive 1;Gas Pocket 1;Gem 2',</text:p>
          </table:table-cell>
          <table:table-cell table:formula="of:=CONCATENATE(&quot;'&quot;;[Input.J69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00]" office:value-type="string" office:string-value="Test Sector 1">
            <text:p>Test Sector 1</text:p>
          </table:table-cell>
          <table:table-cell table:formula="of:=CONCATENATE(&quot;['&quot;;[Input.B700];&quot;',&quot;)" office:value-type="string" office:string-value="['&lt;New Sector Object&gt;',">
            <text:p>['&lt;New Sector Object&gt;',</text:p>
          </table:table-cell>
          <table:table-cell table:formula="of:=CONCATENATE([Input.C700];&quot;,&quot;)" office:value-type="string" office:string-value="1,">
            <text:p>1,</text:p>
          </table:table-cell>
          <table:table-cell table:formula="of:=CONCATENATE([Input.D700];&quot;,&quot;)" office:value-type="string" office:string-value="15,">
            <text:p>15,</text:p>
          </table:table-cell>
          <table:table-cell table:formula="of:=CONCATENATE([Input.E700];&quot;,&quot;)" office:value-type="string" office:string-value="-25293,">
            <text:p>-25293,</text:p>
          </table:table-cell>
          <table:table-cell table:formula="of:=CONCATENATE([Input.F700];&quot;,&quot;)" office:value-type="string" office:string-value="23065.6,">
            <text:p>23065.6,</text:p>
          </table:table-cell>
          <table:table-cell table:formula="of:=CONCATENATE([Input.G700];&quot;,&quot;)" office:value-type="string" office:string-value="0,">
            <text:p>0,</text:p>
          </table:table-cell>
          <table:table-cell table:formula="of:=CONCATENATE(&quot;'&quot;;[Input.H700];&quot;',&quot;)" office:value-type="string" office:string-value="'&lt;New Sector Object&gt;',">
            <text:p>'&lt;New Sector Object&gt;',</text:p>
          </table:table-cell>
          <table:table-cell table:formula="of:=CONCATENATE(&quot;'&quot;;[Input.I700];&quot;',&quot;)" office:value-type="string" office:string-value="'Gem 2;Reactive 1;Hydrocarbon 1;Gem 3',">
            <text:p>'Gem 2;Reactive 1;Hydrocarbon 1;Gem 3',</text:p>
          </table:table-cell>
          <table:table-cell table:formula="of:=CONCATENATE(&quot;'&quot;;[Input.J70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01]" office:value-type="string" office:string-value="Uranus">
            <text:p>Uranus</text:p>
          </table:table-cell>
          <table:table-cell table:formula="of:=CONCATENATE(&quot;['&quot;;[Input.B701];&quot;',&quot;)" office:value-type="string" office:string-value="['l9roid1',">
            <text:p>['l9roid1',</text:p>
          </table:table-cell>
          <table:table-cell table:formula="of:=CONCATENATE([Input.C701];&quot;,&quot;)" office:value-type="string" office:string-value="8,">
            <text:p>8,</text:p>
          </table:table-cell>
          <table:table-cell table:formula="of:=CONCATENATE([Input.D701];&quot;,&quot;)" office:value-type="string" office:string-value="10,">
            <text:p>10,</text:p>
          </table:table-cell>
          <table:table-cell table:formula="of:=CONCATENATE([Input.E701];&quot;,&quot;)" office:value-type="string" office:string-value="21534.9,">
            <text:p>21534.9,</text:p>
          </table:table-cell>
          <table:table-cell table:formula="of:=CONCATENATE([Input.F701];&quot;,&quot;)" office:value-type="string" office:string-value="111172,">
            <text:p>111172,</text:p>
          </table:table-cell>
          <table:table-cell table:formula="of:=CONCATENATE([Input.G701];&quot;,&quot;)" office:value-type="string" office:string-value="0,">
            <text:p>0,</text:p>
          </table:table-cell>
          <table:table-cell table:formula="of:=CONCATENATE(&quot;'&quot;;[Input.H701];&quot;',&quot;)" office:value-type="string" office:string-value="'Accelerator to Pluto and Charon',">
            <text:p>'Accelerator to Pluto and Charon',</text:p>
          </table:table-cell>
          <table:table-cell table:formula="of:=CONCATENATE(&quot;'&quot;;[Input.I701];&quot;',&quot;)" office:value-type="string" office:string-value="'Metal 3',">
            <text:p>'Metal 3',</text:p>
          </table:table-cell>
          <table:table-cell table:formula="of:=CONCATENATE(&quot;'&quot;;[Input.J70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02]" office:value-type="string" office:string-value="Uranus">
            <text:p>Uranus</text:p>
          </table:table-cell>
          <table:table-cell table:formula="of:=CONCATENATE(&quot;['&quot;;[Input.B702];&quot;',&quot;)" office:value-type="string" office:string-value="['L9glowingroid1',">
            <text:p>['L9glowingroid1',</text:p>
          </table:table-cell>
          <table:table-cell table:formula="of:=CONCATENATE([Input.C702];&quot;,&quot;)" office:value-type="string" office:string-value="8,">
            <text:p>8,</text:p>
          </table:table-cell>
          <table:table-cell table:formula="of:=CONCATENATE([Input.D702];&quot;,&quot;)" office:value-type="string" office:string-value="10,">
            <text:p>10,</text:p>
          </table:table-cell>
          <table:table-cell table:formula="of:=CONCATENATE([Input.E702];&quot;,&quot;)" office:value-type="string" office:string-value="21767.4,">
            <text:p>21767.4,</text:p>
          </table:table-cell>
          <table:table-cell table:formula="of:=CONCATENATE([Input.F702];&quot;,&quot;)" office:value-type="string" office:string-value="110707,">
            <text:p>110707,</text:p>
          </table:table-cell>
          <table:table-cell table:formula="of:=CONCATENATE([Input.G702];&quot;,&quot;)" office:value-type="string" office:string-value="0,">
            <text:p>0,</text:p>
          </table:table-cell>
          <table:table-cell table:formula="of:=CONCATENATE(&quot;'&quot;;[Input.H702];&quot;',&quot;)" office:value-type="string" office:string-value="'Accelerator to Pluto and Charon',">
            <text:p>'Accelerator to Pluto and Charon',</text:p>
          </table:table-cell>
          <table:table-cell table:formula="of:=CONCATENATE(&quot;'&quot;;[Input.I702];&quot;',&quot;)" office:value-type="string" office:string-value="'Reactive 3',">
            <text:p>'Reactive 3',</text:p>
          </table:table-cell>
          <table:table-cell table:formula="of:=CONCATENATE(&quot;'&quot;;[Input.J70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03]" office:value-type="string" office:string-value="Uranus">
            <text:p>Uranus</text:p>
          </table:table-cell>
          <table:table-cell table:formula="of:=CONCATENATE(&quot;['&quot;;[Input.B703];&quot;',&quot;)" office:value-type="string" office:string-value="['L9gascloud',">
            <text:p>['L9gascloud',</text:p>
          </table:table-cell>
          <table:table-cell table:formula="of:=CONCATENATE([Input.C703];&quot;,&quot;)" office:value-type="string" office:string-value="8,">
            <text:p>8,</text:p>
          </table:table-cell>
          <table:table-cell table:formula="of:=CONCATENATE([Input.D703];&quot;,&quot;)" office:value-type="string" office:string-value="10,">
            <text:p>10,</text:p>
          </table:table-cell>
          <table:table-cell table:formula="of:=CONCATENATE([Input.E703];&quot;,&quot;)" office:value-type="string" office:string-value="21999.9,">
            <text:p>21999.9,</text:p>
          </table:table-cell>
          <table:table-cell table:formula="of:=CONCATENATE([Input.F703];&quot;,&quot;)" office:value-type="string" office:string-value="111288,">
            <text:p>111288,</text:p>
          </table:table-cell>
          <table:table-cell table:formula="of:=CONCATENATE([Input.G703];&quot;,&quot;)" office:value-type="string" office:string-value="0,">
            <text:p>0,</text:p>
          </table:table-cell>
          <table:table-cell table:formula="of:=CONCATENATE(&quot;'&quot;;[Input.H703];&quot;',&quot;)" office:value-type="string" office:string-value="'Accelerator to Pluto and Charon',">
            <text:p>'Accelerator to Pluto and Charon',</text:p>
          </table:table-cell>
          <table:table-cell table:formula="of:=CONCATENATE(&quot;'&quot;;[Input.I703];&quot;',&quot;)" office:value-type="string" office:string-value="'Gas Pocket 1',">
            <text:p>'Gas Pocket 1',</text:p>
          </table:table-cell>
          <table:table-cell table:formula="of:=CONCATENATE(&quot;'&quot;;[Input.J70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04]" office:value-type="string" office:string-value="Uranus">
            <text:p>Uranus</text:p>
          </table:table-cell>
          <table:table-cell table:formula="of:=CONCATENATE(&quot;['&quot;;[Input.B704];&quot;',&quot;)" office:value-type="string" office:string-value="['L8gasfield1',">
            <text:p>['L8gasfield1',</text:p>
          </table:table-cell>
          <table:table-cell table:formula="of:=CONCATENATE([Input.C704];&quot;,&quot;)" office:value-type="string" office:string-value="7,">
            <text:p>7,</text:p>
          </table:table-cell>
          <table:table-cell table:formula="of:=CONCATENATE([Input.D704];&quot;,&quot;)" office:value-type="string" office:string-value="15,">
            <text:p>15,</text:p>
          </table:table-cell>
          <table:table-cell table:formula="of:=CONCATENATE([Input.E704];&quot;,&quot;)" office:value-type="string" office:string-value="-71161.3,">
            <text:p>-71161.3,</text:p>
          </table:table-cell>
          <table:table-cell table:formula="of:=CONCATENATE([Input.F704];&quot;,&quot;)" office:value-type="string" office:string-value="84628.7,">
            <text:p>84628.7,</text:p>
          </table:table-cell>
          <table:table-cell table:formula="of:=CONCATENATE([Input.G704];&quot;,&quot;)" office:value-type="string" office:string-value="0,">
            <text:p>0,</text:p>
          </table:table-cell>
          <table:table-cell table:formula="of:=CONCATENATE(&quot;'&quot;;[Input.H704];&quot;',&quot;)" office:value-type="string" office:string-value="'Puck',">
            <text:p>'Puck',</text:p>
          </table:table-cell>
          <table:table-cell table:formula="of:=CONCATENATE(&quot;'&quot;;[Input.I704];&quot;',&quot;)" office:value-type="string" office:string-value="'Gas Pocket 1',">
            <text:p>'Gas Pocket 1',</text:p>
          </table:table-cell>
          <table:table-cell table:formula="of:=CONCATENATE(&quot;'&quot;;[Input.J70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05]" office:value-type="string" office:string-value="Uranus">
            <text:p>Uranus</text:p>
          </table:table-cell>
          <table:table-cell table:formula="of:=CONCATENATE(&quot;['&quot;;[Input.B705];&quot;',&quot;)" office:value-type="string" office:string-value="['l8gascloud2',">
            <text:p>['l8gascloud2',</text:p>
          </table:table-cell>
          <table:table-cell table:formula="of:=CONCATENATE([Input.C705];&quot;,&quot;)" office:value-type="string" office:string-value="7,">
            <text:p>7,</text:p>
          </table:table-cell>
          <table:table-cell table:formula="of:=CONCATENATE([Input.D705];&quot;,&quot;)" office:value-type="string" office:string-value="15,">
            <text:p>15,</text:p>
          </table:table-cell>
          <table:table-cell table:formula="of:=CONCATENATE([Input.E705];&quot;,&quot;)" office:value-type="string" office:string-value="-70991.8,">
            <text:p>-70991.8,</text:p>
          </table:table-cell>
          <table:table-cell table:formula="of:=CONCATENATE([Input.F705];&quot;,&quot;)" office:value-type="string" office:string-value="81578.3,">
            <text:p>81578.3,</text:p>
          </table:table-cell>
          <table:table-cell table:formula="of:=CONCATENATE([Input.G705];&quot;,&quot;)" office:value-type="string" office:string-value="0,">
            <text:p>0,</text:p>
          </table:table-cell>
          <table:table-cell table:formula="of:=CONCATENATE(&quot;'&quot;;[Input.H705];&quot;',&quot;)" office:value-type="string" office:string-value="'Puck',">
            <text:p>'Puck',</text:p>
          </table:table-cell>
          <table:table-cell table:formula="of:=CONCATENATE(&quot;'&quot;;[Input.I705];&quot;',&quot;)" office:value-type="string" office:string-value="'Gas Pocket 1',">
            <text:p>'Gas Pocket 1',</text:p>
          </table:table-cell>
          <table:table-cell table:formula="of:=CONCATENATE(&quot;'&quot;;[Input.J70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06]" office:value-type="string" office:string-value="Uranus">
            <text:p>Uranus</text:p>
          </table:table-cell>
          <table:table-cell table:formula="of:=CONCATENATE(&quot;['&quot;;[Input.B706];&quot;',&quot;)" office:value-type="string" office:string-value="['l7gascloud2',">
            <text:p>['l7gascloud2',</text:p>
          </table:table-cell>
          <table:table-cell table:formula="of:=CONCATENATE([Input.C706];&quot;,&quot;)" office:value-type="string" office:string-value="7,">
            <text:p>7,</text:p>
          </table:table-cell>
          <table:table-cell table:formula="of:=CONCATENATE([Input.D706];&quot;,&quot;)" office:value-type="string" office:string-value="30,">
            <text:p>30,</text:p>
          </table:table-cell>
          <table:table-cell table:formula="of:=CONCATENATE([Input.E706];&quot;,&quot;)" office:value-type="string" office:string-value="68988.2,">
            <text:p>68988.2,</text:p>
          </table:table-cell>
          <table:table-cell table:formula="of:=CONCATENATE([Input.F706];&quot;,&quot;)" office:value-type="string" office:string-value="-82283.1,">
            <text:p>-82283.1,</text:p>
          </table:table-cell>
          <table:table-cell table:formula="of:=CONCATENATE([Input.G706];&quot;,&quot;)" office:value-type="string" office:string-value="0,">
            <text:p>0,</text:p>
          </table:table-cell>
          <table:table-cell table:formula="of:=CONCATENATE(&quot;'&quot;;[Input.H706];&quot;',&quot;)" office:value-type="string" office:string-value="'Accelerator to Saturn',">
            <text:p>'Accelerator to Saturn',</text:p>
          </table:table-cell>
          <table:table-cell table:formula="of:=CONCATENATE(&quot;'&quot;;[Input.I706];&quot;',&quot;)" office:value-type="string" office:string-value="'Gas Pocket 1',">
            <text:p>'Gas Pocket 1',</text:p>
          </table:table-cell>
          <table:table-cell table:formula="of:=CONCATENATE(&quot;'&quot;;[Input.J70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07]" office:value-type="string" office:string-value="Uranus">
            <text:p>Uranus</text:p>
          </table:table-cell>
          <table:table-cell table:formula="of:=CONCATENATE(&quot;['&quot;;[Input.B707];&quot;',&quot;)" office:value-type="string" office:string-value="['l7glowingroid2',">
            <text:p>['l7glowingroid2',</text:p>
          </table:table-cell>
          <table:table-cell table:formula="of:=CONCATENATE([Input.C707];&quot;,&quot;)" office:value-type="string" office:string-value="7,">
            <text:p>7,</text:p>
          </table:table-cell>
          <table:table-cell table:formula="of:=CONCATENATE([Input.D707];&quot;,&quot;)" office:value-type="string" office:string-value="15,">
            <text:p>15,</text:p>
          </table:table-cell>
          <table:table-cell table:formula="of:=CONCATENATE([Input.E707];&quot;,&quot;)" office:value-type="string" office:string-value="-29470.2,">
            <text:p>-29470.2,</text:p>
          </table:table-cell>
          <table:table-cell table:formula="of:=CONCATENATE([Input.F707];&quot;,&quot;)" office:value-type="string" office:string-value="-93457,">
            <text:p>-93457,</text:p>
          </table:table-cell>
          <table:table-cell table:formula="of:=CONCATENATE([Input.G707];&quot;,&quot;)" office:value-type="string" office:string-value="0,">
            <text:p>0,</text:p>
          </table:table-cell>
          <table:table-cell table:formula="of:=CONCATENATE(&quot;'&quot;;[Input.H707];&quot;',&quot;)" office:value-type="string" office:string-value="'Saturn Way 2',">
            <text:p>'Saturn Way 2',</text:p>
          </table:table-cell>
          <table:table-cell table:formula="of:=CONCATENATE(&quot;'&quot;;[Input.I707];&quot;',&quot;)" office:value-type="string" office:string-value="'Reactive 1',">
            <text:p>'Reactive 1',</text:p>
          </table:table-cell>
          <table:table-cell table:formula="of:=CONCATENATE(&quot;'&quot;;[Input.J70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08]" office:value-type="string" office:string-value="Uranus">
            <text:p>Uranus</text:p>
          </table:table-cell>
          <table:table-cell table:formula="of:=CONCATENATE(&quot;['&quot;;[Input.B708];&quot;',&quot;)" office:value-type="string" office:string-value="['L7glowingroid3',">
            <text:p>['L7glowingroid3',</text:p>
          </table:table-cell>
          <table:table-cell table:formula="of:=CONCATENATE([Input.C708];&quot;,&quot;)" office:value-type="string" office:string-value="7,">
            <text:p>7,</text:p>
          </table:table-cell>
          <table:table-cell table:formula="of:=CONCATENATE([Input.D708];&quot;,&quot;)" office:value-type="string" office:string-value="15,">
            <text:p>15,</text:p>
          </table:table-cell>
          <table:table-cell table:formula="of:=CONCATENATE([Input.E708];&quot;,&quot;)" office:value-type="string" office:string-value="-32184.6,">
            <text:p>-32184.6,</text:p>
          </table:table-cell>
          <table:table-cell table:formula="of:=CONCATENATE([Input.F708];&quot;,&quot;)" office:value-type="string" office:string-value="-87847.2,">
            <text:p>-87847.2,</text:p>
          </table:table-cell>
          <table:table-cell table:formula="of:=CONCATENATE([Input.G708];&quot;,&quot;)" office:value-type="string" office:string-value="0,">
            <text:p>0,</text:p>
          </table:table-cell>
          <table:table-cell table:formula="of:=CONCATENATE(&quot;'&quot;;[Input.H708];&quot;',&quot;)" office:value-type="string" office:string-value="'Saturn Way 2',">
            <text:p>'Saturn Way 2',</text:p>
          </table:table-cell>
          <table:table-cell table:formula="of:=CONCATENATE(&quot;'&quot;;[Input.I708];&quot;',&quot;)" office:value-type="string" office:string-value="'Reactive 1',">
            <text:p>'Reactive 1',</text:p>
          </table:table-cell>
          <table:table-cell table:formula="of:=CONCATENATE(&quot;'&quot;;[Input.J70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09]" office:value-type="string" office:string-value="Uranus">
            <text:p>Uranus</text:p>
          </table:table-cell>
          <table:table-cell table:formula="of:=CONCATENATE(&quot;['&quot;;[Input.B709];&quot;',&quot;)" office:value-type="string" office:string-value="['l7glowingroids1',">
            <text:p>['l7glowingroids1',</text:p>
          </table:table-cell>
          <table:table-cell table:formula="of:=CONCATENATE([Input.C709];&quot;,&quot;)" office:value-type="string" office:string-value="6,">
            <text:p>6,</text:p>
          </table:table-cell>
          <table:table-cell table:formula="of:=CONCATENATE([Input.D709];&quot;,&quot;)" office:value-type="string" office:string-value="10,">
            <text:p>10,</text:p>
          </table:table-cell>
          <table:table-cell table:formula="of:=CONCATENATE([Input.E709];&quot;,&quot;)" office:value-type="string" office:string-value="686.487,">
            <text:p>686.487,</text:p>
          </table:table-cell>
          <table:table-cell table:formula="of:=CONCATENATE([Input.F709];&quot;,&quot;)" office:value-type="string" office:string-value="-30919.2,">
            <text:p>-30919.2,</text:p>
          </table:table-cell>
          <table:table-cell table:formula="of:=CONCATENATE([Input.G709];&quot;,&quot;)" office:value-type="string" office:string-value="0,">
            <text:p>0,</text:p>
          </table:table-cell>
          <table:table-cell table:formula="of:=CONCATENATE(&quot;'&quot;;[Input.H709];&quot;',&quot;)" office:value-type="string" office:string-value="'Saturn Way 2',">
            <text:p>'Saturn Way 2',</text:p>
          </table:table-cell>
          <table:table-cell table:formula="of:=CONCATENATE(&quot;'&quot;;[Input.I709];&quot;',&quot;)" office:value-type="string" office:string-value="'Reactive 2',">
            <text:p>'Reactive 2',</text:p>
          </table:table-cell>
          <table:table-cell table:formula="of:=CONCATENATE(&quot;'&quot;;[Input.J70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10]" office:value-type="string" office:string-value="Uranus">
            <text:p>Uranus</text:p>
          </table:table-cell>
          <table:table-cell table:formula="of:=CONCATENATE(&quot;['&quot;;[Input.B710];&quot;',&quot;)" office:value-type="string" office:string-value="['l7gascloud1',">
            <text:p>['l7gascloud1',</text:p>
          </table:table-cell>
          <table:table-cell table:formula="of:=CONCATENATE([Input.C710];&quot;,&quot;)" office:value-type="string" office:string-value="6,">
            <text:p>6,</text:p>
          </table:table-cell>
          <table:table-cell table:formula="of:=CONCATENATE([Input.D710];&quot;,&quot;)" office:value-type="string" office:string-value="10,">
            <text:p>10,</text:p>
          </table:table-cell>
          <table:table-cell table:formula="of:=CONCATENATE([Input.E710];&quot;,&quot;)" office:value-type="string" office:string-value="797.427,">
            <text:p>797.427,</text:p>
          </table:table-cell>
          <table:table-cell table:formula="of:=CONCATENATE([Input.F710];&quot;,&quot;)" office:value-type="string" office:string-value="-31141,">
            <text:p>-31141,</text:p>
          </table:table-cell>
          <table:table-cell table:formula="of:=CONCATENATE([Input.G710];&quot;,&quot;)" office:value-type="string" office:string-value="0,">
            <text:p>0,</text:p>
          </table:table-cell>
          <table:table-cell table:formula="of:=CONCATENATE(&quot;'&quot;;[Input.H710];&quot;',&quot;)" office:value-type="string" office:string-value="'Saturn Way 2',">
            <text:p>'Saturn Way 2',</text:p>
          </table:table-cell>
          <table:table-cell table:formula="of:=CONCATENATE(&quot;'&quot;;[Input.I710];&quot;',&quot;)" office:value-type="string" office:string-value="'Gas Pocket 1',">
            <text:p>'Gas Pocket 1',</text:p>
          </table:table-cell>
          <table:table-cell table:formula="of:=CONCATENATE(&quot;'&quot;;[Input.J71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11]" office:value-type="string" office:string-value="Uranus">
            <text:p>Uranus</text:p>
          </table:table-cell>
          <table:table-cell table:formula="of:=CONCATENATE(&quot;['&quot;;[Input.B711];&quot;',&quot;)" office:value-type="string" office:string-value="['L6gascloud1',">
            <text:p>['L6gascloud1',</text:p>
          </table:table-cell>
          <table:table-cell table:formula="of:=CONCATENATE([Input.C711];&quot;,&quot;)" office:value-type="string" office:string-value="6,">
            <text:p>6,</text:p>
          </table:table-cell>
          <table:table-cell table:formula="of:=CONCATENATE([Input.D711];&quot;,&quot;)" office:value-type="string" office:string-value="15,">
            <text:p>15,</text:p>
          </table:table-cell>
          <table:table-cell table:formula="of:=CONCATENATE([Input.E711];&quot;,&quot;)" office:value-type="string" office:string-value="-36165.8,">
            <text:p>-36165.8,</text:p>
          </table:table-cell>
          <table:table-cell table:formula="of:=CONCATENATE([Input.F711];&quot;,&quot;)" office:value-type="string" office:string-value="-80789.7,">
            <text:p>-80789.7,</text:p>
          </table:table-cell>
          <table:table-cell table:formula="of:=CONCATENATE([Input.G711];&quot;,&quot;)" office:value-type="string" office:string-value="0,">
            <text:p>0,</text:p>
          </table:table-cell>
          <table:table-cell table:formula="of:=CONCATENATE(&quot;'&quot;;[Input.H711];&quot;',&quot;)" office:value-type="string" office:string-value="'Saturn Way 3',">
            <text:p>'Saturn Way 3',</text:p>
          </table:table-cell>
          <table:table-cell table:formula="of:=CONCATENATE(&quot;'&quot;;[Input.I711];&quot;',&quot;)" office:value-type="string" office:string-value="'Gas Pocket 1',">
            <text:p>'Gas Pocket 1',</text:p>
          </table:table-cell>
          <table:table-cell table:formula="of:=CONCATENATE(&quot;'&quot;;[Input.J71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12]" office:value-type="string" office:string-value="Uranus">
            <text:p>Uranus</text:p>
          </table:table-cell>
          <table:table-cell table:formula="of:=CONCATENATE(&quot;['&quot;;[Input.B712];&quot;',&quot;)" office:value-type="string" office:string-value="['l6gascloud2',">
            <text:p>['l6gascloud2',</text:p>
          </table:table-cell>
          <table:table-cell table:formula="of:=CONCATENATE([Input.C712];&quot;,&quot;)" office:value-type="string" office:string-value="6,">
            <text:p>6,</text:p>
          </table:table-cell>
          <table:table-cell table:formula="of:=CONCATENATE([Input.D712];&quot;,&quot;)" office:value-type="string" office:string-value="15,">
            <text:p>15,</text:p>
          </table:table-cell>
          <table:table-cell table:formula="of:=CONCATENATE([Input.E712];&quot;,&quot;)" office:value-type="string" office:string-value="-28022.5,">
            <text:p>-28022.5,</text:p>
          </table:table-cell>
          <table:table-cell table:formula="of:=CONCATENATE([Input.F712];&quot;,&quot;)" office:value-type="string" office:string-value="-97257.3,">
            <text:p>-97257.3,</text:p>
          </table:table-cell>
          <table:table-cell table:formula="of:=CONCATENATE([Input.G712];&quot;,&quot;)" office:value-type="string" office:string-value="0,">
            <text:p>0,</text:p>
          </table:table-cell>
          <table:table-cell table:formula="of:=CONCATENATE(&quot;'&quot;;[Input.H712];&quot;',&quot;)" office:value-type="string" office:string-value="'Saturn Way 2',">
            <text:p>'Saturn Way 2',</text:p>
          </table:table-cell>
          <table:table-cell table:formula="of:=CONCATENATE(&quot;'&quot;;[Input.I712];&quot;',&quot;)" office:value-type="string" office:string-value="'Gas Pocket 1',">
            <text:p>'Gas Pocket 1',</text:p>
          </table:table-cell>
          <table:table-cell table:formula="of:=CONCATENATE(&quot;'&quot;;[Input.J71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13]" office:value-type="string" office:string-value="Uranus">
            <text:p>Uranus</text:p>
          </table:table-cell>
          <table:table-cell table:formula="of:=CONCATENATE(&quot;['&quot;;[Input.B713];&quot;',&quot;)" office:value-type="string" office:string-value="['L7roid1',">
            <text:p>['L7roid1',</text:p>
          </table:table-cell>
          <table:table-cell table:formula="of:=CONCATENATE([Input.C713];&quot;,&quot;)" office:value-type="string" office:string-value="6,">
            <text:p>6,</text:p>
          </table:table-cell>
          <table:table-cell table:formula="of:=CONCATENATE([Input.D713];&quot;,&quot;)" office:value-type="string" office:string-value="10,">
            <text:p>10,</text:p>
          </table:table-cell>
          <table:table-cell table:formula="of:=CONCATENATE([Input.E713];&quot;,&quot;)" office:value-type="string" office:string-value="686.487,">
            <text:p>686.487,</text:p>
          </table:table-cell>
          <table:table-cell table:formula="of:=CONCATENATE([Input.F713];&quot;,&quot;)" office:value-type="string" office:string-value="-30697.3,">
            <text:p>-30697.3,</text:p>
          </table:table-cell>
          <table:table-cell table:formula="of:=CONCATENATE([Input.G713];&quot;,&quot;)" office:value-type="string" office:string-value="0,">
            <text:p>0,</text:p>
          </table:table-cell>
          <table:table-cell table:formula="of:=CONCATENATE(&quot;'&quot;;[Input.H713];&quot;',&quot;)" office:value-type="string" office:string-value="'Saturn Way 2',">
            <text:p>'Saturn Way 2',</text:p>
          </table:table-cell>
          <table:table-cell table:formula="of:=CONCATENATE(&quot;'&quot;;[Input.I713];&quot;',&quot;)" office:value-type="string" office:string-value="'Metal 1',">
            <text:p>'Metal 1',</text:p>
          </table:table-cell>
          <table:table-cell table:formula="of:=CONCATENATE(&quot;'&quot;;[Input.J71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14]" office:value-type="string" office:string-value="Uranus">
            <text:p>Uranus</text:p>
          </table:table-cell>
          <table:table-cell table:formula="of:=CONCATENATE(&quot;['&quot;;[Input.B714];&quot;',&quot;)" office:value-type="string" office:string-value="['L7hydro1',">
            <text:p>['L7hydro1',</text:p>
          </table:table-cell>
          <table:table-cell table:formula="of:=CONCATENATE([Input.C714];&quot;,&quot;)" office:value-type="string" office:string-value="6,">
            <text:p>6,</text:p>
          </table:table-cell>
          <table:table-cell table:formula="of:=CONCATENATE([Input.D714];&quot;,&quot;)" office:value-type="string" office:string-value="10,">
            <text:p>10,</text:p>
          </table:table-cell>
          <table:table-cell table:formula="of:=CONCATENATE([Input.E714];&quot;,&quot;)" office:value-type="string" office:string-value="464.607,">
            <text:p>464.607,</text:p>
          </table:table-cell>
          <table:table-cell table:formula="of:=CONCATENATE([Input.F714];&quot;,&quot;)" office:value-type="string" office:string-value="-30697.3,">
            <text:p>-30697.3,</text:p>
          </table:table-cell>
          <table:table-cell table:formula="of:=CONCATENATE([Input.G714];&quot;,&quot;)" office:value-type="string" office:string-value="0,">
            <text:p>0,</text:p>
          </table:table-cell>
          <table:table-cell table:formula="of:=CONCATENATE(&quot;'&quot;;[Input.H714];&quot;',&quot;)" office:value-type="string" office:string-value="'Saturn Way 2',">
            <text:p>'Saturn Way 2',</text:p>
          </table:table-cell>
          <table:table-cell table:formula="of:=CONCATENATE(&quot;'&quot;;[Input.I714];&quot;',&quot;)" office:value-type="string" office:string-value="'Hydrocarbon 1',">
            <text:p>'Hydrocarbon 1',</text:p>
          </table:table-cell>
          <table:table-cell table:formula="of:=CONCATENATE(&quot;'&quot;;[Input.J71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15]" office:value-type="string" office:string-value="Uranus">
            <text:p>Uranus</text:p>
          </table:table-cell>
          <table:table-cell table:formula="of:=CONCATENATE(&quot;['&quot;;[Input.B715];&quot;',&quot;)" office:value-type="string" office:string-value="['L6gascloud1',">
            <text:p>['L6gascloud1',</text:p>
          </table:table-cell>
          <table:table-cell table:formula="of:=CONCATENATE([Input.C715];&quot;,&quot;)" office:value-type="string" office:string-value="6,">
            <text:p>6,</text:p>
          </table:table-cell>
          <table:table-cell table:formula="of:=CONCATENATE([Input.D715];&quot;,&quot;)" office:value-type="string" office:string-value="20,">
            <text:p>20,</text:p>
          </table:table-cell>
          <table:table-cell table:formula="of:=CONCATENATE([Input.E715];&quot;,&quot;)" office:value-type="string" office:string-value="36743.6,">
            <text:p>36743.6,</text:p>
          </table:table-cell>
          <table:table-cell table:formula="of:=CONCATENATE([Input.F715];&quot;,&quot;)" office:value-type="string" office:string-value="-12571.8,">
            <text:p>-12571.8,</text:p>
          </table:table-cell>
          <table:table-cell table:formula="of:=CONCATENATE([Input.G715];&quot;,&quot;)" office:value-type="string" office:string-value="0,">
            <text:p>0,</text:p>
          </table:table-cell>
          <table:table-cell table:formula="of:=CONCATENATE(&quot;'&quot;;[Input.H715];&quot;',&quot;)" office:value-type="string" office:string-value="'Accelerator to Neptune',">
            <text:p>'Accelerator to Neptune',</text:p>
          </table:table-cell>
          <table:table-cell table:formula="of:=CONCATENATE(&quot;'&quot;;[Input.I715];&quot;',&quot;)" office:value-type="string" office:string-value="'Gas Pocket 1',">
            <text:p>'Gas Pocket 1',</text:p>
          </table:table-cell>
          <table:table-cell table:formula="of:=CONCATENATE(&quot;'&quot;;[Input.J71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16]" office:value-type="string" office:string-value="Uranus">
            <text:p>Uranus</text:p>
          </table:table-cell>
          <table:table-cell table:formula="of:=CONCATENATE(&quot;['&quot;;[Input.B716];&quot;',&quot;)" office:value-type="string" office:string-value="['l6roid',">
            <text:p>['l6roid',</text:p>
          </table:table-cell>
          <table:table-cell table:formula="of:=CONCATENATE([Input.C716];&quot;,&quot;)" office:value-type="string" office:string-value="6,">
            <text:p>6,</text:p>
          </table:table-cell>
          <table:table-cell table:formula="of:=CONCATENATE([Input.D716];&quot;,&quot;)" office:value-type="string" office:string-value="25,">
            <text:p>25,</text:p>
          </table:table-cell>
          <table:table-cell table:formula="of:=CONCATENATE([Input.E716];&quot;,&quot;)" office:value-type="string" office:string-value="-32874.1,">
            <text:p>-32874.1,</text:p>
          </table:table-cell>
          <table:table-cell table:formula="of:=CONCATENATE([Input.F716];&quot;,&quot;)" office:value-type="string" office:string-value="54390,">
            <text:p>54390,</text:p>
          </table:table-cell>
          <table:table-cell table:formula="of:=CONCATENATE([Input.G716];&quot;,&quot;)" office:value-type="string" office:string-value="0,">
            <text:p>0,</text:p>
          </table:table-cell>
          <table:table-cell table:formula="of:=CONCATENATE(&quot;'&quot;;[Input.H716];&quot;',&quot;)" office:value-type="string" office:string-value="'Pluto Way 3',">
            <text:p>'Pluto Way 3',</text:p>
          </table:table-cell>
          <table:table-cell table:formula="of:=CONCATENATE(&quot;'&quot;;[Input.I716];&quot;',&quot;)" office:value-type="string" office:string-value="'Metal 2',">
            <text:p>'Metal 2',</text:p>
          </table:table-cell>
          <table:table-cell table:formula="of:=CONCATENATE(&quot;'&quot;;[Input.J71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17]" office:value-type="string" office:string-value="Uranus">
            <text:p>Uranus</text:p>
          </table:table-cell>
          <table:table-cell table:formula="of:=CONCATENATE(&quot;['&quot;;[Input.B717];&quot;',&quot;)" office:value-type="string" office:string-value="['l6glowing',">
            <text:p>['l6glowing',</text:p>
          </table:table-cell>
          <table:table-cell table:formula="of:=CONCATENATE([Input.C717];&quot;,&quot;)" office:value-type="string" office:string-value="6,">
            <text:p>6,</text:p>
          </table:table-cell>
          <table:table-cell table:formula="of:=CONCATENATE([Input.D717];&quot;,&quot;)" office:value-type="string" office:string-value="23,">
            <text:p>23,</text:p>
          </table:table-cell>
          <table:table-cell table:formula="of:=CONCATENATE([Input.E717];&quot;,&quot;)" office:value-type="string" office:string-value="104869,">
            <text:p>104869,</text:p>
          </table:table-cell>
          <table:table-cell table:formula="of:=CONCATENATE([Input.F717];&quot;,&quot;)" office:value-type="string" office:string-value="66050.8,">
            <text:p>66050.8,</text:p>
          </table:table-cell>
          <table:table-cell table:formula="of:=CONCATENATE([Input.G717];&quot;,&quot;)" office:value-type="string" office:string-value="0,">
            <text:p>0,</text:p>
          </table:table-cell>
          <table:table-cell table:formula="of:=CONCATENATE(&quot;'&quot;;[Input.H717];&quot;',&quot;)" office:value-type="string" office:string-value="'Accelerator to Pluto and Charon',">
            <text:p>'Accelerator to Pluto and Charon',</text:p>
          </table:table-cell>
          <table:table-cell table:formula="of:=CONCATENATE(&quot;'&quot;;[Input.I717];&quot;',&quot;)" office:value-type="string" office:string-value="'Reactive 3',">
            <text:p>'Reactive 3',</text:p>
          </table:table-cell>
          <table:table-cell table:formula="of:=CONCATENATE(&quot;'&quot;;[Input.J71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18]" office:value-type="string" office:string-value="Uranus">
            <text:p>Uranus</text:p>
          </table:table-cell>
          <table:table-cell table:formula="of:=CONCATENATE(&quot;['&quot;;[Input.B718];&quot;',&quot;)" office:value-type="string" office:string-value="['l5hydro',">
            <text:p>['l5hydro',</text:p>
          </table:table-cell>
          <table:table-cell table:formula="of:=CONCATENATE([Input.C718];&quot;,&quot;)" office:value-type="string" office:string-value="5,">
            <text:p>5,</text:p>
          </table:table-cell>
          <table:table-cell table:formula="of:=CONCATENATE([Input.D718];&quot;,&quot;)" office:value-type="string" office:string-value="25,">
            <text:p>25,</text:p>
          </table:table-cell>
          <table:table-cell table:formula="of:=CONCATENATE([Input.E718];&quot;,&quot;)" office:value-type="string" office:string-value="13769.1,">
            <text:p>13769.1,</text:p>
          </table:table-cell>
          <table:table-cell table:formula="of:=CONCATENATE([Input.F718];&quot;,&quot;)" office:value-type="string" office:string-value="18678.8,">
            <text:p>18678.8,</text:p>
          </table:table-cell>
          <table:table-cell table:formula="of:=CONCATENATE([Input.G718];&quot;,&quot;)" office:value-type="string" office:string-value="0,">
            <text:p>0,</text:p>
          </table:table-cell>
          <table:table-cell table:formula="of:=CONCATENATE(&quot;'&quot;;[Input.H718];&quot;',&quot;)" office:value-type="string" office:string-value="'Neptune Way 1',">
            <text:p>'Neptune Way 1',</text:p>
          </table:table-cell>
          <table:table-cell table:formula="of:=CONCATENATE(&quot;'&quot;;[Input.I718];&quot;',&quot;)" office:value-type="string" office:string-value="'Hydrocarbon 2',">
            <text:p>'Hydrocarbon 2',</text:p>
          </table:table-cell>
          <table:table-cell table:formula="of:=CONCATENATE(&quot;'&quot;;[Input.J71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19]" office:value-type="string" office:string-value="Uranus">
            <text:p>Uranus</text:p>
          </table:table-cell>
          <table:table-cell table:formula="of:=CONCATENATE(&quot;['&quot;;[Input.B719];&quot;',&quot;)" office:value-type="string" office:string-value="['deco2',">
            <text:p>['deco2',</text:p>
          </table:table-cell>
          <table:table-cell table:formula="of:=CONCATENATE([Input.C719];&quot;,&quot;)" office:value-type="string" office:string-value="NULL,">
            <text:p>NULL,</text:p>
          </table:table-cell>
          <table:table-cell table:formula="of:=CONCATENATE([Input.D719];&quot;,&quot;)" office:value-type="string" office:string-value="NULL,">
            <text:p>NULL,</text:p>
          </table:table-cell>
          <table:table-cell table:formula="of:=CONCATENATE([Input.E719];&quot;,&quot;)" office:value-type="string" office:string-value="34818.5,">
            <text:p>34818.5,</text:p>
          </table:table-cell>
          <table:table-cell table:formula="of:=CONCATENATE([Input.F719];&quot;,&quot;)" office:value-type="string" office:string-value="-12035.7,">
            <text:p>-12035.7,</text:p>
          </table:table-cell>
          <table:table-cell table:formula="of:=CONCATENATE([Input.G719];&quot;,&quot;)" office:value-type="string" office:string-value="0,">
            <text:p>0,</text:p>
          </table:table-cell>
          <table:table-cell table:formula="of:=CONCATENATE(&quot;'&quot;;[Input.H719];&quot;',&quot;)" office:value-type="string" office:string-value="'Accelerator to Neptune',">
            <text:p>'Accelerator to Neptune',</text:p>
          </table:table-cell>
          <table:table-cell table:formula="of:=CONCATENATE(&quot;'&quot;;[Input.I719];&quot;',&quot;)" office:value-type="string" office:string-value="'Gas Pocket 1',">
            <text:p>'Gas Pocket 1',</text:p>
          </table:table-cell>
          <table:table-cell table:formula="of:=CONCATENATE(&quot;'&quot;;[Input.J71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20]" office:value-type="string" office:string-value="Valkyrie Twins">
            <text:p>Valkyrie Twins</text:p>
          </table:table-cell>
          <table:table-cell table:formula="of:=CONCATENATE(&quot;['&quot;;[Input.B720];&quot;',&quot;)" office:value-type="string" office:string-value="['Harvest Field 1',">
            <text:p>['Harvest Field 1',</text:p>
          </table:table-cell>
          <table:table-cell table:formula="of:=CONCATENATE([Input.C720];&quot;,&quot;)" office:value-type="string" office:string-value="9,">
            <text:p>9,</text:p>
          </table:table-cell>
          <table:table-cell table:formula="of:=CONCATENATE([Input.D720];&quot;,&quot;)" office:value-type="string" office:string-value="20,">
            <text:p>20,</text:p>
          </table:table-cell>
          <table:table-cell table:formula="of:=CONCATENATE([Input.E720];&quot;,&quot;)" office:value-type="string" office:string-value="184674,">
            <text:p>184674,</text:p>
          </table:table-cell>
          <table:table-cell table:formula="of:=CONCATENATE([Input.F720];&quot;,&quot;)" office:value-type="string" office:string-value="-32384,">
            <text:p>-32384,</text:p>
          </table:table-cell>
          <table:table-cell table:formula="of:=CONCATENATE([Input.G720];&quot;,&quot;)" office:value-type="string" office:string-value="0,">
            <text:p>0,</text:p>
          </table:table-cell>
          <table:table-cell table:formula="of:=CONCATENATE(&quot;'&quot;;[Input.H720];&quot;',&quot;)" office:value-type="string" office:string-value="'Nav Valkyrie 3',">
            <text:p>'Nav Valkyrie 3',</text:p>
          </table:table-cell>
          <table:table-cell table:formula="of:=CONCATENATE(&quot;'&quot;;[Input.I720];&quot;',&quot;)" office:value-type="string" office:string-value="'Hydrocarbon 3',">
            <text:p>'Hydrocarbon 3',</text:p>
          </table:table-cell>
          <table:table-cell table:formula="of:=CONCATENATE(&quot;'&quot;;[Input.J72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21]" office:value-type="string" office:string-value="Valkyrie Twins">
            <text:p>Valkyrie Twins</text:p>
          </table:table-cell>
          <table:table-cell table:formula="of:=CONCATENATE(&quot;['&quot;;[Input.B721];&quot;',&quot;)" office:value-type="string" office:string-value="['Harvest Field 2',">
            <text:p>['Harvest Field 2',</text:p>
          </table:table-cell>
          <table:table-cell table:formula="of:=CONCATENATE([Input.C721];&quot;,&quot;)" office:value-type="string" office:string-value="8,">
            <text:p>8,</text:p>
          </table:table-cell>
          <table:table-cell table:formula="of:=CONCATENATE([Input.D721];&quot;,&quot;)" office:value-type="string" office:string-value="25,">
            <text:p>25,</text:p>
          </table:table-cell>
          <table:table-cell table:formula="of:=CONCATENATE([Input.E721];&quot;,&quot;)" office:value-type="string" office:string-value="188895,">
            <text:p>188895,</text:p>
          </table:table-cell>
          <table:table-cell table:formula="of:=CONCATENATE([Input.F721];&quot;,&quot;)" office:value-type="string" office:string-value="-32556.3,">
            <text:p>-32556.3,</text:p>
          </table:table-cell>
          <table:table-cell table:formula="of:=CONCATENATE([Input.G721];&quot;,&quot;)" office:value-type="string" office:string-value="0,">
            <text:p>0,</text:p>
          </table:table-cell>
          <table:table-cell table:formula="of:=CONCATENATE(&quot;'&quot;;[Input.H721];&quot;',&quot;)" office:value-type="string" office:string-value="'Nav Valkyrie 3',">
            <text:p>'Nav Valkyrie 3',</text:p>
          </table:table-cell>
          <table:table-cell table:formula="of:=CONCATENATE(&quot;'&quot;;[Input.I721];&quot;',&quot;)" office:value-type="string" office:string-value="'Hydrocarbon 3',">
            <text:p>'Hydrocarbon 3',</text:p>
          </table:table-cell>
          <table:table-cell table:formula="of:=CONCATENATE(&quot;'&quot;;[Input.J72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22]" office:value-type="string" office:string-value="Valkyrie Twins">
            <text:p>Valkyrie Twins</text:p>
          </table:table-cell>
          <table:table-cell table:formula="of:=CONCATENATE(&quot;['&quot;;[Input.B722];&quot;',&quot;)" office:value-type="string" office:string-value="['Harvest Field 8',">
            <text:p>['Harvest Field 8',</text:p>
          </table:table-cell>
          <table:table-cell table:formula="of:=CONCATENATE([Input.C722];&quot;,&quot;)" office:value-type="string" office:string-value="8,">
            <text:p>8,</text:p>
          </table:table-cell>
          <table:table-cell table:formula="of:=CONCATENATE([Input.D722];&quot;,&quot;)" office:value-type="string" office:string-value="25,">
            <text:p>25,</text:p>
          </table:table-cell>
          <table:table-cell table:formula="of:=CONCATENATE([Input.E722];&quot;,&quot;)" office:value-type="string" office:string-value="-148373,">
            <text:p>-148373,</text:p>
          </table:table-cell>
          <table:table-cell table:formula="of:=CONCATENATE([Input.F722];&quot;,&quot;)" office:value-type="string" office:string-value="-39928.2,">
            <text:p>-39928.2,</text:p>
          </table:table-cell>
          <table:table-cell table:formula="of:=CONCATENATE([Input.G722];&quot;,&quot;)" office:value-type="string" office:string-value="0,">
            <text:p>0,</text:p>
          </table:table-cell>
          <table:table-cell table:formula="of:=CONCATENATE(&quot;'&quot;;[Input.H722];&quot;',&quot;)" office:value-type="string" office:string-value="'Field of Danger',">
            <text:p>'Field of Danger',</text:p>
          </table:table-cell>
          <table:table-cell table:formula="of:=CONCATENATE(&quot;'&quot;;[Input.I722];&quot;',&quot;)" office:value-type="string" office:string-value="'Gem 3;Hydrocarbon 3',">
            <text:p>'Gem 3;Hydrocarbon 3',</text:p>
          </table:table-cell>
          <table:table-cell table:formula="of:=CONCATENATE(&quot;'&quot;;[Input.J72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23]" office:value-type="string" office:string-value="Valkyrie Twins">
            <text:p>Valkyrie Twins</text:p>
          </table:table-cell>
          <table:table-cell table:formula="of:=CONCATENATE(&quot;['&quot;;[Input.B723];&quot;',&quot;)" office:value-type="string" office:string-value="['Harvest Field 3',">
            <text:p>['Harvest Field 3',</text:p>
          </table:table-cell>
          <table:table-cell table:formula="of:=CONCATENATE([Input.C723];&quot;,&quot;)" office:value-type="string" office:string-value="7,">
            <text:p>7,</text:p>
          </table:table-cell>
          <table:table-cell table:formula="of:=CONCATENATE([Input.D723];&quot;,&quot;)" office:value-type="string" office:string-value="35,">
            <text:p>35,</text:p>
          </table:table-cell>
          <table:table-cell table:formula="of:=CONCATENATE([Input.E723];&quot;,&quot;)" office:value-type="string" office:string-value="185363,">
            <text:p>185363,</text:p>
          </table:table-cell>
          <table:table-cell table:formula="of:=CONCATENATE([Input.F723];&quot;,&quot;)" office:value-type="string" office:string-value="-36519,">
            <text:p>-36519,</text:p>
          </table:table-cell>
          <table:table-cell table:formula="of:=CONCATENATE([Input.G723];&quot;,&quot;)" office:value-type="string" office:string-value="0,">
            <text:p>0,</text:p>
          </table:table-cell>
          <table:table-cell table:formula="of:=CONCATENATE(&quot;'&quot;;[Input.H723];&quot;',&quot;)" office:value-type="string" office:string-value="'Nav Valkyrie 3',">
            <text:p>'Nav Valkyrie 3',</text:p>
          </table:table-cell>
          <table:table-cell table:formula="of:=CONCATENATE(&quot;'&quot;;[Input.I723];&quot;',&quot;)" office:value-type="string" office:string-value="'Reactive 3;Gem 3',">
            <text:p>'Reactive 3;Gem 3',</text:p>
          </table:table-cell>
          <table:table-cell table:formula="of:=CONCATENATE(&quot;'&quot;;[Input.J72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24]" office:value-type="string" office:string-value="Valkyrie Twins">
            <text:p>Valkyrie Twins</text:p>
          </table:table-cell>
          <table:table-cell table:formula="of:=CONCATENATE(&quot;['&quot;;[Input.B724];&quot;',&quot;)" office:value-type="string" office:string-value="['Harvest Field 9',">
            <text:p>['Harvest Field 9',</text:p>
          </table:table-cell>
          <table:table-cell table:formula="of:=CONCATENATE([Input.C724];&quot;,&quot;)" office:value-type="string" office:string-value="7,">
            <text:p>7,</text:p>
          </table:table-cell>
          <table:table-cell table:formula="of:=CONCATENATE([Input.D724];&quot;,&quot;)" office:value-type="string" office:string-value="25,">
            <text:p>25,</text:p>
          </table:table-cell>
          <table:table-cell table:formula="of:=CONCATENATE([Input.E724];&quot;,&quot;)" office:value-type="string" office:string-value="-146355,">
            <text:p>-146355,</text:p>
          </table:table-cell>
          <table:table-cell table:formula="of:=CONCATENATE([Input.F724];&quot;,&quot;)" office:value-type="string" office:string-value="-40839.5,">
            <text:p>-40839.5,</text:p>
          </table:table-cell>
          <table:table-cell table:formula="of:=CONCATENATE([Input.G724];&quot;,&quot;)" office:value-type="string" office:string-value="0,">
            <text:p>0,</text:p>
          </table:table-cell>
          <table:table-cell table:formula="of:=CONCATENATE(&quot;'&quot;;[Input.H724];&quot;',&quot;)" office:value-type="string" office:string-value="'Field of Danger',">
            <text:p>'Field of Danger',</text:p>
          </table:table-cell>
          <table:table-cell table:formula="of:=CONCATENATE(&quot;'&quot;;[Input.I724];&quot;',&quot;)" office:value-type="string" office:string-value="'Reactive 3;Hydrocarbon 3',">
            <text:p>'Reactive 3;Hydrocarbon 3',</text:p>
          </table:table-cell>
          <table:table-cell table:formula="of:=CONCATENATE(&quot;'&quot;;[Input.J72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25]" office:value-type="string" office:string-value="Valkyrie Twins">
            <text:p>Valkyrie Twins</text:p>
          </table:table-cell>
          <table:table-cell table:formula="of:=CONCATENATE(&quot;['&quot;;[Input.B725];&quot;',&quot;)" office:value-type="string" office:string-value="['Harvest Field 12',">
            <text:p>['Harvest Field 12',</text:p>
          </table:table-cell>
          <table:table-cell table:formula="of:=CONCATENATE([Input.C725];&quot;,&quot;)" office:value-type="string" office:string-value="7,">
            <text:p>7,</text:p>
          </table:table-cell>
          <table:table-cell table:formula="of:=CONCATENATE([Input.D725];&quot;,&quot;)" office:value-type="string" office:string-value="30,">
            <text:p>30,</text:p>
          </table:table-cell>
          <table:table-cell table:formula="of:=CONCATENATE([Input.E725];&quot;,&quot;)" office:value-type="string" office:string-value="-102256,">
            <text:p>-102256,</text:p>
          </table:table-cell>
          <table:table-cell table:formula="of:=CONCATENATE([Input.F725];&quot;,&quot;)" office:value-type="string" office:string-value="53162.6,">
            <text:p>53162.6,</text:p>
          </table:table-cell>
          <table:table-cell table:formula="of:=CONCATENATE([Input.G725];&quot;,&quot;)" office:value-type="string" office:string-value="0,">
            <text:p>0,</text:p>
          </table:table-cell>
          <table:table-cell table:formula="of:=CONCATENATE(&quot;'&quot;;[Input.H725];&quot;',&quot;)" office:value-type="string" office:string-value="'Remote Minefield',">
            <text:p>'Remote Minefield',</text:p>
          </table:table-cell>
          <table:table-cell table:formula="of:=CONCATENATE(&quot;'&quot;;[Input.I725];&quot;',&quot;)" office:value-type="string" office:string-value="'Metal 2;Gem 3',">
            <text:p>'Metal 2;Gem 3',</text:p>
          </table:table-cell>
          <table:table-cell table:formula="of:=CONCATENATE(&quot;'&quot;;[Input.J72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26]" office:value-type="string" office:string-value="Valkyrie Twins">
            <text:p>Valkyrie Twins</text:p>
          </table:table-cell>
          <table:table-cell table:formula="of:=CONCATENATE(&quot;['&quot;;[Input.B726];&quot;',&quot;)" office:value-type="string" office:string-value="['Harvest Field 4',">
            <text:p>['Harvest Field 4',</text:p>
          </table:table-cell>
          <table:table-cell table:formula="of:=CONCATENATE([Input.C726];&quot;,&quot;)" office:value-type="string" office:string-value="6,">
            <text:p>6,</text:p>
          </table:table-cell>
          <table:table-cell table:formula="of:=CONCATENATE([Input.D726];&quot;,&quot;)" office:value-type="string" office:string-value="30,">
            <text:p>30,</text:p>
          </table:table-cell>
          <table:table-cell table:formula="of:=CONCATENATE([Input.E726];&quot;,&quot;)" office:value-type="string" office:string-value="129380,">
            <text:p>129380,</text:p>
          </table:table-cell>
          <table:table-cell table:formula="of:=CONCATENATE([Input.F726];&quot;,&quot;)" office:value-type="string" office:string-value="-12366.5,">
            <text:p>-12366.5,</text:p>
          </table:table-cell>
          <table:table-cell table:formula="of:=CONCATENATE([Input.G726];&quot;,&quot;)" office:value-type="string" office:string-value="0,">
            <text:p>0,</text:p>
          </table:table-cell>
          <table:table-cell table:formula="of:=CONCATENATE(&quot;'&quot;;[Input.H726];&quot;',&quot;)" office:value-type="string" office:string-value="'Nav Valkyrie 3',">
            <text:p>'Nav Valkyrie 3',</text:p>
          </table:table-cell>
          <table:table-cell table:formula="of:=CONCATENATE(&quot;'&quot;;[Input.I726];&quot;',&quot;)" office:value-type="string" office:string-value="'Hydrocarbon 3;Gem 3;Reactive 3',">
            <text:p>'Hydrocarbon 3;Gem 3;Reactive 3',</text:p>
          </table:table-cell>
          <table:table-cell table:formula="of:=CONCATENATE(&quot;'&quot;;[Input.J72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27]" office:value-type="string" office:string-value="Valkyrie Twins">
            <text:p>Valkyrie Twins</text:p>
          </table:table-cell>
          <table:table-cell table:formula="of:=CONCATENATE(&quot;['&quot;;[Input.B727];&quot;',&quot;)" office:value-type="string" office:string-value="['Harvest Field 6',">
            <text:p>['Harvest Field 6',</text:p>
          </table:table-cell>
          <table:table-cell table:formula="of:=CONCATENATE([Input.C727];&quot;,&quot;)" office:value-type="string" office:string-value="6,">
            <text:p>6,</text:p>
          </table:table-cell>
          <table:table-cell table:formula="of:=CONCATENATE([Input.D727];&quot;,&quot;)" office:value-type="string" office:string-value="30,">
            <text:p>30,</text:p>
          </table:table-cell>
          <table:table-cell table:formula="of:=CONCATENATE([Input.E727];&quot;,&quot;)" office:value-type="string" office:string-value="142727,">
            <text:p>142727,</text:p>
          </table:table-cell>
          <table:table-cell table:formula="of:=CONCATENATE([Input.F727];&quot;,&quot;)" office:value-type="string" office:string-value="-12282.2,">
            <text:p>-12282.2,</text:p>
          </table:table-cell>
          <table:table-cell table:formula="of:=CONCATENATE([Input.G727];&quot;,&quot;)" office:value-type="string" office:string-value="0,">
            <text:p>0,</text:p>
          </table:table-cell>
          <table:table-cell table:formula="of:=CONCATENATE(&quot;'&quot;;[Input.H727];&quot;',&quot;)" office:value-type="string" office:string-value="'Nav Valkyrie 3',">
            <text:p>'Nav Valkyrie 3',</text:p>
          </table:table-cell>
          <table:table-cell table:formula="of:=CONCATENATE(&quot;'&quot;;[Input.I727];&quot;',&quot;)" office:value-type="string" office:string-value="'Hydrocarbon 3;Reactive 3',">
            <text:p>'Hydrocarbon 3;Reactive 3',</text:p>
          </table:table-cell>
          <table:table-cell table:formula="of:=CONCATENATE(&quot;'&quot;;[Input.J72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28]" office:value-type="string" office:string-value="Valkyrie Twins">
            <text:p>Valkyrie Twins</text:p>
          </table:table-cell>
          <table:table-cell table:formula="of:=CONCATENATE(&quot;['&quot;;[Input.B728];&quot;',&quot;)" office:value-type="string" office:string-value="['Harvest Field 13',">
            <text:p>['Harvest Field 13',</text:p>
          </table:table-cell>
          <table:table-cell table:formula="of:=CONCATENATE([Input.C728];&quot;,&quot;)" office:value-type="string" office:string-value="6,">
            <text:p>6,</text:p>
          </table:table-cell>
          <table:table-cell table:formula="of:=CONCATENATE([Input.D728];&quot;,&quot;)" office:value-type="string" office:string-value="20,">
            <text:p>20,</text:p>
          </table:table-cell>
          <table:table-cell table:formula="of:=CONCATENATE([Input.E728];&quot;,&quot;)" office:value-type="string" office:string-value="-99677.8,">
            <text:p>-99677.8,</text:p>
          </table:table-cell>
          <table:table-cell table:formula="of:=CONCATENATE([Input.F728];&quot;,&quot;)" office:value-type="string" office:string-value="60791.8,">
            <text:p>60791.8,</text:p>
          </table:table-cell>
          <table:table-cell table:formula="of:=CONCATENATE([Input.G728];&quot;,&quot;)" office:value-type="string" office:string-value="0,">
            <text:p>0,</text:p>
          </table:table-cell>
          <table:table-cell table:formula="of:=CONCATENATE(&quot;'&quot;;[Input.H728];&quot;',&quot;)" office:value-type="string" office:string-value="'Remote Minefield',">
            <text:p>'Remote Minefield',</text:p>
          </table:table-cell>
          <table:table-cell table:formula="of:=CONCATENATE(&quot;'&quot;;[Input.I728];&quot;',&quot;)" office:value-type="string" office:string-value="'Reactive 2;Hydrocarbon 3',">
            <text:p>'Reactive 2;Hydrocarbon 3',</text:p>
          </table:table-cell>
          <table:table-cell table:formula="of:=CONCATENATE(&quot;'&quot;;[Input.J72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29]" office:value-type="string" office:string-value="Valkyrie Twins">
            <text:p>Valkyrie Twins</text:p>
          </table:table-cell>
          <table:table-cell table:formula="of:=CONCATENATE(&quot;['&quot;;[Input.B729];&quot;',&quot;)" office:value-type="string" office:string-value="['Harvest Field 5',">
            <text:p>['Harvest Field 5',</text:p>
          </table:table-cell>
          <table:table-cell table:formula="of:=CONCATENATE([Input.C729];&quot;,&quot;)" office:value-type="string" office:string-value="5,">
            <text:p>5,</text:p>
          </table:table-cell>
          <table:table-cell table:formula="of:=CONCATENATE([Input.D729];&quot;,&quot;)" office:value-type="string" office:string-value="30,">
            <text:p>30,</text:p>
          </table:table-cell>
          <table:table-cell table:formula="of:=CONCATENATE([Input.E729];&quot;,&quot;)" office:value-type="string" office:string-value="130532,">
            <text:p>130532,</text:p>
          </table:table-cell>
          <table:table-cell table:formula="of:=CONCATENATE([Input.F729];&quot;,&quot;)" office:value-type="string" office:string-value="-13989.2,">
            <text:p>-13989.2,</text:p>
          </table:table-cell>
          <table:table-cell table:formula="of:=CONCATENATE([Input.G729];&quot;,&quot;)" office:value-type="string" office:string-value="0,">
            <text:p>0,</text:p>
          </table:table-cell>
          <table:table-cell table:formula="of:=CONCATENATE(&quot;'&quot;;[Input.H729];&quot;',&quot;)" office:value-type="string" office:string-value="'Nav Valkyrie 3',">
            <text:p>'Nav Valkyrie 3',</text:p>
          </table:table-cell>
          <table:table-cell table:formula="of:=CONCATENATE(&quot;'&quot;;[Input.I729];&quot;',&quot;)" office:value-type="string" office:string-value="'Gem 3;Gas Pocket 1',">
            <text:p>'Gem 3;Gas Pocket 1',</text:p>
          </table:table-cell>
          <table:table-cell table:formula="of:=CONCATENATE(&quot;'&quot;;[Input.J72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30]" office:value-type="string" office:string-value="Valkyrie Twins">
            <text:p>Valkyrie Twins</text:p>
          </table:table-cell>
          <table:table-cell table:formula="of:=CONCATENATE(&quot;['&quot;;[Input.B730];&quot;',&quot;)" office:value-type="string" office:string-value="['Harvest Field 7',">
            <text:p>['Harvest Field 7',</text:p>
          </table:table-cell>
          <table:table-cell table:formula="of:=CONCATENATE([Input.C730];&quot;,&quot;)" office:value-type="string" office:string-value="5,">
            <text:p>5,</text:p>
          </table:table-cell>
          <table:table-cell table:formula="of:=CONCATENATE([Input.D730];&quot;,&quot;)" office:value-type="string" office:string-value="30,">
            <text:p>30,</text:p>
          </table:table-cell>
          <table:table-cell table:formula="of:=CONCATENATE([Input.E730];&quot;,&quot;)" office:value-type="string" office:string-value="143589,">
            <text:p>143589,</text:p>
          </table:table-cell>
          <table:table-cell table:formula="of:=CONCATENATE([Input.F730];&quot;,&quot;)" office:value-type="string" office:string-value="-13066.5,">
            <text:p>-13066.5,</text:p>
          </table:table-cell>
          <table:table-cell table:formula="of:=CONCATENATE([Input.G730];&quot;,&quot;)" office:value-type="string" office:string-value="0,">
            <text:p>0,</text:p>
          </table:table-cell>
          <table:table-cell table:formula="of:=CONCATENATE(&quot;'&quot;;[Input.H730];&quot;',&quot;)" office:value-type="string" office:string-value="'Nav Valkyrie 3',">
            <text:p>'Nav Valkyrie 3',</text:p>
          </table:table-cell>
          <table:table-cell table:formula="of:=CONCATENATE(&quot;'&quot;;[Input.I730];&quot;',&quot;)" office:value-type="string" office:string-value="'Gas Pocket 1;Hydrocarbon 3',">
            <text:p>'Gas Pocket 1;Hydrocarbon 3',</text:p>
          </table:table-cell>
          <table:table-cell table:formula="of:=CONCATENATE(&quot;'&quot;;[Input.J73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31]" office:value-type="string" office:string-value="Valkyrie Twins">
            <text:p>Valkyrie Twins</text:p>
          </table:table-cell>
          <table:table-cell table:formula="of:=CONCATENATE(&quot;['&quot;;[Input.B731];&quot;',&quot;)" office:value-type="string" office:string-value="['Harvest Field 10',">
            <text:p>['Harvest Field 10',</text:p>
          </table:table-cell>
          <table:table-cell table:formula="of:=CONCATENATE([Input.C731];&quot;,&quot;)" office:value-type="string" office:string-value="4,">
            <text:p>4,</text:p>
          </table:table-cell>
          <table:table-cell table:formula="of:=CONCATENATE([Input.D731];&quot;,&quot;)" office:value-type="string" office:string-value="30,">
            <text:p>30,</text:p>
          </table:table-cell>
          <table:table-cell table:formula="of:=CONCATENATE([Input.E731];&quot;,&quot;)" office:value-type="string" office:string-value="39849.5,">
            <text:p>39849.5,</text:p>
          </table:table-cell>
          <table:table-cell table:formula="of:=CONCATENATE([Input.F731];&quot;,&quot;)" office:value-type="string" office:string-value="-34445.2,">
            <text:p>-34445.2,</text:p>
          </table:table-cell>
          <table:table-cell table:formula="of:=CONCATENATE([Input.G731];&quot;,&quot;)" office:value-type="string" office:string-value="0,">
            <text:p>0,</text:p>
          </table:table-cell>
          <table:table-cell table:formula="of:=CONCATENATE(&quot;'&quot;;[Input.H731];&quot;',&quot;)" office:value-type="string" office:string-value="'Sector Gate to Aragoth Prime',">
            <text:p>'Sector Gate to Aragoth Prime',</text:p>
          </table:table-cell>
          <table:table-cell table:formula="of:=CONCATENATE(&quot;'&quot;;[Input.I731];&quot;',&quot;)" office:value-type="string" office:string-value="'Hydrocarbon 3;Reactive 3',">
            <text:p>'Hydrocarbon 3;Reactive 3',</text:p>
          </table:table-cell>
          <table:table-cell table:formula="of:=CONCATENATE(&quot;'&quot;;[Input.J73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32]" office:value-type="string" office:string-value="Valkyrie Twins">
            <text:p>Valkyrie Twins</text:p>
          </table:table-cell>
          <table:table-cell table:formula="of:=CONCATENATE(&quot;['&quot;;[Input.B732];&quot;',&quot;)" office:value-type="string" office:string-value="['Resource Field',">
            <text:p>['Resource Field',</text:p>
          </table:table-cell>
          <table:table-cell table:formula="of:=CONCATENATE([Input.C732];&quot;,&quot;)" office:value-type="string" office:string-value="4,">
            <text:p>4,</text:p>
          </table:table-cell>
          <table:table-cell table:formula="of:=CONCATENATE([Input.D732];&quot;,&quot;)" office:value-type="string" office:string-value="10,">
            <text:p>10,</text:p>
          </table:table-cell>
          <table:table-cell table:formula="of:=CONCATENATE([Input.E732];&quot;,&quot;)" office:value-type="string" office:string-value="-14375.3,">
            <text:p>-14375.3,</text:p>
          </table:table-cell>
          <table:table-cell table:formula="of:=CONCATENATE([Input.F732];&quot;,&quot;)" office:value-type="string" office:string-value="51242.9,">
            <text:p>51242.9,</text:p>
          </table:table-cell>
          <table:table-cell table:formula="of:=CONCATENATE([Input.G732];&quot;,&quot;)" office:value-type="string" office:string-value="0,">
            <text:p>0,</text:p>
          </table:table-cell>
          <table:table-cell table:formula="of:=CONCATENATE(&quot;'&quot;;[Input.H732];&quot;',&quot;)" office:value-type="string" office:string-value="'Remote Mine Path 1',">
            <text:p>'Remote Mine Path 1',</text:p>
          </table:table-cell>
          <table:table-cell table:formula="of:=CONCATENATE(&quot;'&quot;;[Input.I732];&quot;',&quot;)" office:value-type="string" office:string-value="'Reactive 3;Hydrocarbon 3',">
            <text:p>'Reactive 3;Hydrocarbon 3',</text:p>
          </table:table-cell>
          <table:table-cell table:formula="of:=CONCATENATE(&quot;'&quot;;[Input.J73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33]" office:value-type="string" office:string-value="Valkyrie Twins">
            <text:p>Valkyrie Twins</text:p>
          </table:table-cell>
          <table:table-cell table:formula="of:=CONCATENATE(&quot;['&quot;;[Input.B733];&quot;',&quot;)" office:value-type="string" office:string-value="['Resource Field',">
            <text:p>['Resource Field',</text:p>
          </table:table-cell>
          <table:table-cell table:formula="of:=CONCATENATE([Input.C733];&quot;,&quot;)" office:value-type="string" office:string-value="3,">
            <text:p>3,</text:p>
          </table:table-cell>
          <table:table-cell table:formula="of:=CONCATENATE([Input.D733];&quot;,&quot;)" office:value-type="string" office:string-value="15,">
            <text:p>15,</text:p>
          </table:table-cell>
          <table:table-cell table:formula="of:=CONCATENATE([Input.E733];&quot;,&quot;)" office:value-type="string" office:string-value="-14992.6,">
            <text:p>-14992.6,</text:p>
          </table:table-cell>
          <table:table-cell table:formula="of:=CONCATENATE([Input.F733];&quot;,&quot;)" office:value-type="string" office:string-value="51736.7,">
            <text:p>51736.7,</text:p>
          </table:table-cell>
          <table:table-cell table:formula="of:=CONCATENATE([Input.G733];&quot;,&quot;)" office:value-type="string" office:string-value="0,">
            <text:p>0,</text:p>
          </table:table-cell>
          <table:table-cell table:formula="of:=CONCATENATE(&quot;'&quot;;[Input.H733];&quot;',&quot;)" office:value-type="string" office:string-value="'Remote Mine Path 1',">
            <text:p>'Remote Mine Path 1',</text:p>
          </table:table-cell>
          <table:table-cell table:formula="of:=CONCATENATE(&quot;'&quot;;[Input.I733];&quot;',&quot;)" office:value-type="string" office:string-value="'Reactive 3;Hydrocarbon 3',">
            <text:p>'Reactive 3;Hydrocarbon 3',</text:p>
          </table:table-cell>
          <table:table-cell table:formula="of:=CONCATENATE(&quot;'&quot;;[Input.J73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34]" office:value-type="string" office:string-value="Valkyrie Twins">
            <text:p>Valkyrie Twins</text:p>
          </table:table-cell>
          <table:table-cell table:formula="of:=CONCATENATE(&quot;['&quot;;[Input.B734];&quot;',&quot;)" office:value-type="string" office:string-value="['Harvest Field 11',">
            <text:p>['Harvest Field 11',</text:p>
          </table:table-cell>
          <table:table-cell table:formula="of:=CONCATENATE([Input.C734];&quot;,&quot;)" office:value-type="string" office:string-value="1,">
            <text:p>1,</text:p>
          </table:table-cell>
          <table:table-cell table:formula="of:=CONCATENATE([Input.D734];&quot;,&quot;)" office:value-type="string" office:string-value="40,">
            <text:p>40,</text:p>
          </table:table-cell>
          <table:table-cell table:formula="of:=CONCATENATE([Input.E734];&quot;,&quot;)" office:value-type="string" office:string-value="41373.4,">
            <text:p>41373.4,</text:p>
          </table:table-cell>
          <table:table-cell table:formula="of:=CONCATENATE([Input.F734];&quot;,&quot;)" office:value-type="string" office:string-value="-35435.7,">
            <text:p>-35435.7,</text:p>
          </table:table-cell>
          <table:table-cell table:formula="of:=CONCATENATE([Input.G734];&quot;,&quot;)" office:value-type="string" office:string-value="0,">
            <text:p>0,</text:p>
          </table:table-cell>
          <table:table-cell table:formula="of:=CONCATENATE(&quot;'&quot;;[Input.H734];&quot;',&quot;)" office:value-type="string" office:string-value="'Sector Gate to Aragoth Prime',">
            <text:p>'Sector Gate to Aragoth Prime',</text:p>
          </table:table-cell>
          <table:table-cell table:formula="of:=CONCATENATE(&quot;'&quot;;[Input.I734];&quot;',&quot;)" office:value-type="string" office:string-value="'Metal 3',">
            <text:p>'Metal 3',</text:p>
          </table:table-cell>
          <table:table-cell table:formula="of:=CONCATENATE(&quot;'&quot;;[Input.J73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35]" office:value-type="string" office:string-value="Varens Girdle">
            <text:p>Varens Girdle</text:p>
          </table:table-cell>
          <table:table-cell table:formula="of:=CONCATENATE(&quot;['&quot;;[Input.B735];&quot;',&quot;)" office:value-type="string" office:string-value="['Resource Field 1',">
            <text:p>['Resource Field 1',</text:p>
          </table:table-cell>
          <table:table-cell table:formula="of:=CONCATENATE([Input.C735];&quot;,&quot;)" office:value-type="string" office:string-value="7,">
            <text:p>7,</text:p>
          </table:table-cell>
          <table:table-cell table:formula="of:=CONCATENATE([Input.D735];&quot;,&quot;)" office:value-type="string" office:string-value="40,">
            <text:p>40,</text:p>
          </table:table-cell>
          <table:table-cell table:formula="of:=CONCATENATE([Input.E735];&quot;,&quot;)" office:value-type="string" office:string-value="108843,">
            <text:p>108843,</text:p>
          </table:table-cell>
          <table:table-cell table:formula="of:=CONCATENATE([Input.F735];&quot;,&quot;)" office:value-type="string" office:string-value="49703.5,">
            <text:p>49703.5,</text:p>
          </table:table-cell>
          <table:table-cell table:formula="of:=CONCATENATE([Input.G735];&quot;,&quot;)" office:value-type="string" office:string-value="0,">
            <text:p>0,</text:p>
          </table:table-cell>
          <table:table-cell table:formula="of:=CONCATENATE(&quot;'&quot;;[Input.H735];&quot;',&quot;)" office:value-type="string" office:string-value="'Nav Varen\'s Girdle 2',">
            <text:p>'Nav Varen\'s Girdle 2',</text:p>
          </table:table-cell>
          <table:table-cell table:formula="of:=CONCATENATE(&quot;'&quot;;[Input.I735];&quot;',&quot;)" office:value-type="string" office:string-value="'Gas Pocket 1',">
            <text:p>'Gas Pocket 1',</text:p>
          </table:table-cell>
          <table:table-cell table:formula="of:=CONCATENATE(&quot;'&quot;;[Input.J73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36]" office:value-type="string" office:string-value="Varens Girdle">
            <text:p>Varens Girdle</text:p>
          </table:table-cell>
          <table:table-cell table:formula="of:=CONCATENATE(&quot;['&quot;;[Input.B736];&quot;',&quot;)" office:value-type="string" office:string-value="['Resource Field 2',">
            <text:p>['Resource Field 2',</text:p>
          </table:table-cell>
          <table:table-cell table:formula="of:=CONCATENATE([Input.C736];&quot;,&quot;)" office:value-type="string" office:string-value="7,">
            <text:p>7,</text:p>
          </table:table-cell>
          <table:table-cell table:formula="of:=CONCATENATE([Input.D736];&quot;,&quot;)" office:value-type="string" office:string-value="35,">
            <text:p>35,</text:p>
          </table:table-cell>
          <table:table-cell table:formula="of:=CONCATENATE([Input.E736];&quot;,&quot;)" office:value-type="string" office:string-value="111686,">
            <text:p>111686,</text:p>
          </table:table-cell>
          <table:table-cell table:formula="of:=CONCATENATE([Input.F736];&quot;,&quot;)" office:value-type="string" office:string-value="54742.8,">
            <text:p>54742.8,</text:p>
          </table:table-cell>
          <table:table-cell table:formula="of:=CONCATENATE([Input.G736];&quot;,&quot;)" office:value-type="string" office:string-value="0,">
            <text:p>0,</text:p>
          </table:table-cell>
          <table:table-cell table:formula="of:=CONCATENATE(&quot;'&quot;;[Input.H736];&quot;',&quot;)" office:value-type="string" office:string-value="'Nav Varen\'s Girdle 2',">
            <text:p>'Nav Varen\'s Girdle 2',</text:p>
          </table:table-cell>
          <table:table-cell table:formula="of:=CONCATENATE(&quot;'&quot;;[Input.I736];&quot;',&quot;)" office:value-type="string" office:string-value="'Gas Pocket 1',">
            <text:p>'Gas Pocket 1',</text:p>
          </table:table-cell>
          <table:table-cell table:formula="of:=CONCATENATE(&quot;'&quot;;[Input.J73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37]" office:value-type="string" office:string-value="Varens Girdle">
            <text:p>Varens Girdle</text:p>
          </table:table-cell>
          <table:table-cell table:formula="of:=CONCATENATE(&quot;['&quot;;[Input.B737];&quot;',&quot;)" office:value-type="string" office:string-value="['Ore ACH 2',">
            <text:p>['Ore ACH 2',</text:p>
          </table:table-cell>
          <table:table-cell table:formula="of:=CONCATENATE([Input.C737];&quot;,&quot;)" office:value-type="string" office:string-value="7,">
            <text:p>7,</text:p>
          </table:table-cell>
          <table:table-cell table:formula="of:=CONCATENATE([Input.D737];&quot;,&quot;)" office:value-type="string" office:string-value="35,">
            <text:p>35,</text:p>
          </table:table-cell>
          <table:table-cell table:formula="of:=CONCATENATE([Input.E737];&quot;,&quot;)" office:value-type="string" office:string-value="130252,">
            <text:p>130252,</text:p>
          </table:table-cell>
          <table:table-cell table:formula="of:=CONCATENATE([Input.F737];&quot;,&quot;)" office:value-type="string" office:string-value="118975,">
            <text:p>118975,</text:p>
          </table:table-cell>
          <table:table-cell table:formula="of:=CONCATENATE([Input.G737];&quot;,&quot;)" office:value-type="string" office:string-value="0,">
            <text:p>0,</text:p>
          </table:table-cell>
          <table:table-cell table:formula="of:=CONCATENATE(&quot;'&quot;;[Input.H737];&quot;',&quot;)" office:value-type="string" office:string-value="'Nav Nithogg Trail 4',">
            <text:p>'Nav Nithogg Trail 4',</text:p>
          </table:table-cell>
          <table:table-cell table:formula="of:=CONCATENATE(&quot;'&quot;;[Input.I737];&quot;',&quot;)" office:value-type="string" office:string-value="'Metal 1;Gem 1;Hydrocarbon 2',">
            <text:p>'Metal 1;Gem 1;Hydrocarbon 2',</text:p>
          </table:table-cell>
          <table:table-cell table:formula="of:=CONCATENATE(&quot;'&quot;;[Input.J73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38]" office:value-type="string" office:string-value="Varens Girdle">
            <text:p>Varens Girdle</text:p>
          </table:table-cell>
          <table:table-cell table:formula="of:=CONCATENATE(&quot;['&quot;;[Input.B738];&quot;',&quot;)" office:value-type="string" office:string-value="['Ore AC 3',">
            <text:p>['Ore AC 3',</text:p>
          </table:table-cell>
          <table:table-cell table:formula="of:=CONCATENATE([Input.C738];&quot;,&quot;)" office:value-type="string" office:string-value="6,">
            <text:p>6,</text:p>
          </table:table-cell>
          <table:table-cell table:formula="of:=CONCATENATE([Input.D738];&quot;,&quot;)" office:value-type="string" office:string-value="12,">
            <text:p>12,</text:p>
          </table:table-cell>
          <table:table-cell table:formula="of:=CONCATENATE([Input.E738];&quot;,&quot;)" office:value-type="string" office:string-value="179123,">
            <text:p>179123,</text:p>
          </table:table-cell>
          <table:table-cell table:formula="of:=CONCATENATE([Input.F738];&quot;,&quot;)" office:value-type="string" office:string-value="92011.8,">
            <text:p>92011.8,</text:p>
          </table:table-cell>
          <table:table-cell table:formula="of:=CONCATENATE([Input.G738];&quot;,&quot;)" office:value-type="string" office:string-value="0,">
            <text:p>0,</text:p>
          </table:table-cell>
          <table:table-cell table:formula="of:=CONCATENATE(&quot;'&quot;;[Input.H738];&quot;',&quot;)" office:value-type="string" office:string-value="'Nav Nithogg Trail 6',">
            <text:p>'Nav Nithogg Trail 6',</text:p>
          </table:table-cell>
          <table:table-cell table:formula="of:=CONCATENATE(&quot;'&quot;;[Input.I738];&quot;',&quot;)" office:value-type="string" office:string-value="'Metal 1;Gem 2',">
            <text:p>'Metal 1;Gem 2',</text:p>
          </table:table-cell>
          <table:table-cell table:formula="of:=CONCATENATE(&quot;'&quot;;[Input.J73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39]" office:value-type="string" office:string-value="Varens Girdle">
            <text:p>Varens Girdle</text:p>
          </table:table-cell>
          <table:table-cell table:formula="of:=CONCATENATE(&quot;['&quot;;[Input.B739];&quot;',&quot;)" office:value-type="string" office:string-value="['Ore GH 3',">
            <text:p>['Ore GH 3',</text:p>
          </table:table-cell>
          <table:table-cell table:formula="of:=CONCATENATE([Input.C739];&quot;,&quot;)" office:value-type="string" office:string-value="6,">
            <text:p>6,</text:p>
          </table:table-cell>
          <table:table-cell table:formula="of:=CONCATENATE([Input.D739];&quot;,&quot;)" office:value-type="string" office:string-value="14,">
            <text:p>14,</text:p>
          </table:table-cell>
          <table:table-cell table:formula="of:=CONCATENATE([Input.E739];&quot;,&quot;)" office:value-type="string" office:string-value="182493,">
            <text:p>182493,</text:p>
          </table:table-cell>
          <table:table-cell table:formula="of:=CONCATENATE([Input.F739];&quot;,&quot;)" office:value-type="string" office:string-value="74317,">
            <text:p>74317,</text:p>
          </table:table-cell>
          <table:table-cell table:formula="of:=CONCATENATE([Input.G739];&quot;,&quot;)" office:value-type="string" office:string-value="0,">
            <text:p>0,</text:p>
          </table:table-cell>
          <table:table-cell table:formula="of:=CONCATENATE(&quot;'&quot;;[Input.H739];&quot;',&quot;)" office:value-type="string" office:string-value="'Nav Nithogg Trail 7',">
            <text:p>'Nav Nithogg Trail 7',</text:p>
          </table:table-cell>
          <table:table-cell table:formula="of:=CONCATENATE(&quot;'&quot;;[Input.I739];&quot;',&quot;)" office:value-type="string" office:string-value="'Reactive 3;Hydrocarbon 2',">
            <text:p>'Reactive 3;Hydrocarbon 2',</text:p>
          </table:table-cell>
          <table:table-cell table:formula="of:=CONCATENATE(&quot;'&quot;;[Input.J73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40]" office:value-type="string" office:string-value="Varens Girdle">
            <text:p>Varens Girdle</text:p>
          </table:table-cell>
          <table:table-cell table:formula="of:=CONCATENATE(&quot;['&quot;;[Input.B740];&quot;',&quot;)" office:value-type="string" office:string-value="['Ore ACH 1',">
            <text:p>['Ore ACH 1',</text:p>
          </table:table-cell>
          <table:table-cell table:formula="of:=CONCATENATE([Input.C740];&quot;,&quot;)" office:value-type="string" office:string-value="6,">
            <text:p>6,</text:p>
          </table:table-cell>
          <table:table-cell table:formula="of:=CONCATENATE([Input.D740];&quot;,&quot;)" office:value-type="string" office:string-value="30,">
            <text:p>30,</text:p>
          </table:table-cell>
          <table:table-cell table:formula="of:=CONCATENATE([Input.E740];&quot;,&quot;)" office:value-type="string" office:string-value="129409,">
            <text:p>129409,</text:p>
          </table:table-cell>
          <table:table-cell table:formula="of:=CONCATENATE([Input.F740];&quot;,&quot;)" office:value-type="string" office:string-value="130772,">
            <text:p>130772,</text:p>
          </table:table-cell>
          <table:table-cell table:formula="of:=CONCATENATE([Input.G740];&quot;,&quot;)" office:value-type="string" office:string-value="0,">
            <text:p>0,</text:p>
          </table:table-cell>
          <table:table-cell table:formula="of:=CONCATENATE(&quot;'&quot;;[Input.H740];&quot;',&quot;)" office:value-type="string" office:string-value="'Nav Nithogg Trail 4',">
            <text:p>'Nav Nithogg Trail 4',</text:p>
          </table:table-cell>
          <table:table-cell table:formula="of:=CONCATENATE(&quot;'&quot;;[Input.I740];&quot;',&quot;)" office:value-type="string" office:string-value="'Metal 1;Gem 2;Hydrocarbon 3',">
            <text:p>'Metal 1;Gem 2;Hydrocarbon 3',</text:p>
          </table:table-cell>
          <table:table-cell table:formula="of:=CONCATENATE(&quot;'&quot;;[Input.J74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41]" office:value-type="string" office:string-value="Varens Girdle">
            <text:p>Varens Girdle</text:p>
          </table:table-cell>
          <table:table-cell table:formula="of:=CONCATENATE(&quot;['&quot;;[Input.B741];&quot;',&quot;)" office:value-type="string" office:string-value="['Ore ACH 3',">
            <text:p>['Ore ACH 3',</text:p>
          </table:table-cell>
          <table:table-cell table:formula="of:=CONCATENATE([Input.C741];&quot;,&quot;)" office:value-type="string" office:string-value="6,">
            <text:p>6,</text:p>
          </table:table-cell>
          <table:table-cell table:formula="of:=CONCATENATE([Input.D741];&quot;,&quot;)" office:value-type="string" office:string-value="20,">
            <text:p>20,</text:p>
          </table:table-cell>
          <table:table-cell table:formula="of:=CONCATENATE([Input.E741];&quot;,&quot;)" office:value-type="string" office:string-value="141205,">
            <text:p>141205,</text:p>
          </table:table-cell>
          <table:table-cell table:formula="of:=CONCATENATE([Input.F741];&quot;,&quot;)" office:value-type="string" office:string-value="135827,">
            <text:p>135827,</text:p>
          </table:table-cell>
          <table:table-cell table:formula="of:=CONCATENATE([Input.G741];&quot;,&quot;)" office:value-type="string" office:string-value="0,">
            <text:p>0,</text:p>
          </table:table-cell>
          <table:table-cell table:formula="of:=CONCATENATE(&quot;'&quot;;[Input.H741];&quot;',&quot;)" office:value-type="string" office:string-value="'Nav Nithogg Trail 4',">
            <text:p>'Nav Nithogg Trail 4',</text:p>
          </table:table-cell>
          <table:table-cell table:formula="of:=CONCATENATE(&quot;'&quot;;[Input.I741];&quot;',&quot;)" office:value-type="string" office:string-value="'Metal 3;Gem 2;Hydrocarbon 2',">
            <text:p>'Metal 3;Gem 2;Hydrocarbon 2',</text:p>
          </table:table-cell>
          <table:table-cell table:formula="of:=CONCATENATE(&quot;'&quot;;[Input.J74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42]" office:value-type="string" office:string-value="Varens Girdle">
            <text:p>Varens Girdle</text:p>
          </table:table-cell>
          <table:table-cell table:formula="of:=CONCATENATE(&quot;['&quot;;[Input.B742];&quot;',&quot;)" office:value-type="string" office:string-value="['Gas 2',">
            <text:p>['Gas 2',</text:p>
          </table:table-cell>
          <table:table-cell table:formula="of:=CONCATENATE([Input.C742];&quot;,&quot;)" office:value-type="string" office:string-value="5,">
            <text:p>5,</text:p>
          </table:table-cell>
          <table:table-cell table:formula="of:=CONCATENATE([Input.D742];&quot;,&quot;)" office:value-type="string" office:string-value="20,">
            <text:p>20,</text:p>
          </table:table-cell>
          <table:table-cell table:formula="of:=CONCATENATE([Input.E742];&quot;,&quot;)" office:value-type="string" office:string-value="131937,">
            <text:p>131937,</text:p>
          </table:table-cell>
          <table:table-cell table:formula="of:=CONCATENATE([Input.F742];&quot;,&quot;)" office:value-type="string" office:string-value="46511,">
            <text:p>46511,</text:p>
          </table:table-cell>
          <table:table-cell table:formula="of:=CONCATENATE([Input.G742];&quot;,&quot;)" office:value-type="string" office:string-value="0,">
            <text:p>0,</text:p>
          </table:table-cell>
          <table:table-cell table:formula="of:=CONCATENATE(&quot;'&quot;;[Input.H742];&quot;',&quot;)" office:value-type="string" office:string-value="'Nav Varen\'s Girdle 3',">
            <text:p>'Nav Varen\'s Girdle 3',</text:p>
          </table:table-cell>
          <table:table-cell table:formula="of:=CONCATENATE(&quot;'&quot;;[Input.I742];&quot;',&quot;)" office:value-type="string" office:string-value="'Gas Pocket 1',">
            <text:p>'Gas Pocket 1',</text:p>
          </table:table-cell>
          <table:table-cell table:formula="of:=CONCATENATE(&quot;'&quot;;[Input.J74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43]" office:value-type="string" office:string-value="Varens Girdle">
            <text:p>Varens Girdle</text:p>
          </table:table-cell>
          <table:table-cell table:formula="of:=CONCATENATE(&quot;['&quot;;[Input.B743];&quot;',&quot;)" office:value-type="string" office:string-value="['Ore  GH2',">
            <text:p>['Ore <text:s/>GH2',</text:p>
          </table:table-cell>
          <table:table-cell table:formula="of:=CONCATENATE([Input.C743];&quot;,&quot;)" office:value-type="string" office:string-value="5,">
            <text:p>5,</text:p>
          </table:table-cell>
          <table:table-cell table:formula="of:=CONCATENATE([Input.D743];&quot;,&quot;)" office:value-type="string" office:string-value="20,">
            <text:p>20,</text:p>
          </table:table-cell>
          <table:table-cell table:formula="of:=CONCATENATE([Input.E743];&quot;,&quot;)" office:value-type="string" office:string-value="116770,">
            <text:p>116770,</text:p>
          </table:table-cell>
          <table:table-cell table:formula="of:=CONCATENATE([Input.F743];&quot;,&quot;)" office:value-type="string" office:string-value="105494,">
            <text:p>105494,</text:p>
          </table:table-cell>
          <table:table-cell table:formula="of:=CONCATENATE([Input.G743];&quot;,&quot;)" office:value-type="string" office:string-value="0,">
            <text:p>0,</text:p>
          </table:table-cell>
          <table:table-cell table:formula="of:=CONCATENATE(&quot;'&quot;;[Input.H743];&quot;',&quot;)" office:value-type="string" office:string-value="'Nav Nithogg Trail 3',">
            <text:p>'Nav Nithogg Trail 3',</text:p>
          </table:table-cell>
          <table:table-cell table:formula="of:=CONCATENATE(&quot;'&quot;;[Input.I743];&quot;',&quot;)" office:value-type="string" office:string-value="'Reactive 1;Hydrocarbon 3',">
            <text:p>'Reactive 1;Hydrocarbon 3',</text:p>
          </table:table-cell>
          <table:table-cell table:formula="of:=CONCATENATE(&quot;'&quot;;[Input.J74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44]" office:value-type="string" office:string-value="Varens Girdle">
            <text:p>Varens Girdle</text:p>
          </table:table-cell>
          <table:table-cell table:formula="of:=CONCATENATE(&quot;['&quot;;[Input.B744];&quot;',&quot;)" office:value-type="string" office:string-value="['Ore AC 2',">
            <text:p>['Ore AC 2',</text:p>
          </table:table-cell>
          <table:table-cell table:formula="of:=CONCATENATE([Input.C744];&quot;,&quot;)" office:value-type="string" office:string-value="5,">
            <text:p>5,</text:p>
          </table:table-cell>
          <table:table-cell table:formula="of:=CONCATENATE([Input.D744];&quot;,&quot;)" office:value-type="string" office:string-value="20,">
            <text:p>20,</text:p>
          </table:table-cell>
          <table:table-cell table:formula="of:=CONCATENATE([Input.E744];&quot;,&quot;)" office:value-type="string" office:string-value="94862,">
            <text:p>94862,</text:p>
          </table:table-cell>
          <table:table-cell table:formula="of:=CONCATENATE([Input.F744];&quot;,&quot;)" office:value-type="string" office:string-value="102123,">
            <text:p>102123,</text:p>
          </table:table-cell>
          <table:table-cell table:formula="of:=CONCATENATE([Input.G744];&quot;,&quot;)" office:value-type="string" office:string-value="0,">
            <text:p>0,</text:p>
          </table:table-cell>
          <table:table-cell table:formula="of:=CONCATENATE(&quot;'&quot;;[Input.H744];&quot;',&quot;)" office:value-type="string" office:string-value="'Nav Nithogg Trail 2',">
            <text:p>'Nav Nithogg Trail 2',</text:p>
          </table:table-cell>
          <table:table-cell table:formula="of:=CONCATENATE(&quot;'&quot;;[Input.I744];&quot;',&quot;)" office:value-type="string" office:string-value="'Metal 2;Gem 3',">
            <text:p>'Metal 2;Gem 3',</text:p>
          </table:table-cell>
          <table:table-cell table:formula="of:=CONCATENATE(&quot;'&quot;;[Input.J74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45]" office:value-type="string" office:string-value="Varens Girdle">
            <text:p>Varens Girdle</text:p>
          </table:table-cell>
          <table:table-cell table:formula="of:=CONCATENATE(&quot;['&quot;;[Input.B745];&quot;',&quot;)" office:value-type="string" office:string-value="['Gas 4',">
            <text:p>['Gas 4',</text:p>
          </table:table-cell>
          <table:table-cell table:formula="of:=CONCATENATE([Input.C745];&quot;,&quot;)" office:value-type="string" office:string-value="5,">
            <text:p>5,</text:p>
          </table:table-cell>
          <table:table-cell table:formula="of:=CONCATENATE([Input.D745];&quot;,&quot;)" office:value-type="string" office:string-value="40,">
            <text:p>40,</text:p>
          </table:table-cell>
          <table:table-cell table:formula="of:=CONCATENATE([Input.E745];&quot;,&quot;)" office:value-type="string" office:string-value="112557,">
            <text:p>112557,</text:p>
          </table:table-cell>
          <table:table-cell table:formula="of:=CONCATENATE([Input.F745];&quot;,&quot;)" office:value-type="string" office:string-value="93697,">
            <text:p>93697,</text:p>
          </table:table-cell>
          <table:table-cell table:formula="of:=CONCATENATE([Input.G745];&quot;,&quot;)" office:value-type="string" office:string-value="0,">
            <text:p>0,</text:p>
          </table:table-cell>
          <table:table-cell table:formula="of:=CONCATENATE(&quot;'&quot;;[Input.H745];&quot;',&quot;)" office:value-type="string" office:string-value="'Nav Nithogg Trail 2',">
            <text:p>'Nav Nithogg Trail 2',</text:p>
          </table:table-cell>
          <table:table-cell table:formula="of:=CONCATENATE(&quot;'&quot;;[Input.I745];&quot;',&quot;)" office:value-type="string" office:string-value="'Gas Pocket 1',">
            <text:p>'Gas Pocket 1',</text:p>
          </table:table-cell>
          <table:table-cell table:formula="of:=CONCATENATE(&quot;'&quot;;[Input.J74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46]" office:value-type="string" office:string-value="Varens Girdle">
            <text:p>Varens Girdle</text:p>
          </table:table-cell>
          <table:table-cell table:formula="of:=CONCATENATE(&quot;['&quot;;[Input.B746];&quot;',&quot;)" office:value-type="string" office:string-value="['Gas 1',">
            <text:p>['Gas 1',</text:p>
          </table:table-cell>
          <table:table-cell table:formula="of:=CONCATENATE([Input.C746];&quot;,&quot;)" office:value-type="string" office:string-value="4,">
            <text:p>4,</text:p>
          </table:table-cell>
          <table:table-cell table:formula="of:=CONCATENATE([Input.D746];&quot;,&quot;)" office:value-type="string" office:string-value="25,">
            <text:p>25,</text:p>
          </table:table-cell>
          <table:table-cell table:formula="of:=CONCATENATE([Input.E746];&quot;,&quot;)" office:value-type="string" office:string-value="140363,">
            <text:p>140363,</text:p>
          </table:table-cell>
          <table:table-cell table:formula="of:=CONCATENATE([Input.F746];&quot;,&quot;)" office:value-type="string" office:string-value="63363.2,">
            <text:p>63363.2,</text:p>
          </table:table-cell>
          <table:table-cell table:formula="of:=CONCATENATE([Input.G746];&quot;,&quot;)" office:value-type="string" office:string-value="0,">
            <text:p>0,</text:p>
          </table:table-cell>
          <table:table-cell table:formula="of:=CONCATENATE(&quot;'&quot;;[Input.H746];&quot;',&quot;)" office:value-type="string" office:string-value="'Nav Varen\'s Girdle 3',">
            <text:p>'Nav Varen\'s Girdle 3',</text:p>
          </table:table-cell>
          <table:table-cell table:formula="of:=CONCATENATE(&quot;'&quot;;[Input.I746];&quot;',&quot;)" office:value-type="string" office:string-value="'Gas Pocket 1',">
            <text:p>'Gas Pocket 1',</text:p>
          </table:table-cell>
          <table:table-cell table:formula="of:=CONCATENATE(&quot;'&quot;;[Input.J74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47]" office:value-type="string" office:string-value="Varens Girdle">
            <text:p>Varens Girdle</text:p>
          </table:table-cell>
          <table:table-cell table:formula="of:=CONCATENATE(&quot;['&quot;;[Input.B747];&quot;',&quot;)" office:value-type="string" office:string-value="['Gas 3',">
            <text:p>['Gas 3',</text:p>
          </table:table-cell>
          <table:table-cell table:formula="of:=CONCATENATE([Input.C747];&quot;,&quot;)" office:value-type="string" office:string-value="4,">
            <text:p>4,</text:p>
          </table:table-cell>
          <table:table-cell table:formula="of:=CONCATENATE([Input.D747];&quot;,&quot;)" office:value-type="string" office:string-value="15,">
            <text:p>15,</text:p>
          </table:table-cell>
          <table:table-cell table:formula="of:=CONCATENATE([Input.E747];&quot;,&quot;)" office:value-type="string" office:string-value="150474,">
            <text:p>150474,</text:p>
          </table:table-cell>
          <table:table-cell table:formula="of:=CONCATENATE([Input.F747];&quot;,&quot;)" office:value-type="string" office:string-value="55779.7,">
            <text:p>55779.7,</text:p>
          </table:table-cell>
          <table:table-cell table:formula="of:=CONCATENATE([Input.G747];&quot;,&quot;)" office:value-type="string" office:string-value="0,">
            <text:p>0,</text:p>
          </table:table-cell>
          <table:table-cell table:formula="of:=CONCATENATE(&quot;'&quot;;[Input.H747];&quot;',&quot;)" office:value-type="string" office:string-value="'Nav Varen\'s Girdle 3',">
            <text:p>'Nav Varen\'s Girdle 3',</text:p>
          </table:table-cell>
          <table:table-cell table:formula="of:=CONCATENATE(&quot;'&quot;;[Input.I747];&quot;',&quot;)" office:value-type="string" office:string-value="'Gas Pocket 1',">
            <text:p>'Gas Pocket 1',</text:p>
          </table:table-cell>
          <table:table-cell table:formula="of:=CONCATENATE(&quot;'&quot;;[Input.J74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48]" office:value-type="string" office:string-value="Varens Girdle">
            <text:p>Varens Girdle</text:p>
          </table:table-cell>
          <table:table-cell table:formula="of:=CONCATENATE(&quot;['&quot;;[Input.B748];&quot;',&quot;)" office:value-type="string" office:string-value="['Gas 4',">
            <text:p>['Gas 4',</text:p>
          </table:table-cell>
          <table:table-cell table:formula="of:=CONCATENATE([Input.C748];&quot;,&quot;)" office:value-type="string" office:string-value="4,">
            <text:p>4,</text:p>
          </table:table-cell>
          <table:table-cell table:formula="of:=CONCATENATE([Input.D748];&quot;,&quot;)" office:value-type="string" office:string-value="15,">
            <text:p>15,</text:p>
          </table:table-cell>
          <table:table-cell table:formula="of:=CONCATENATE([Input.E748];&quot;,&quot;)" office:value-type="string" office:string-value="142891,">
            <text:p>142891,</text:p>
          </table:table-cell>
          <table:table-cell table:formula="of:=CONCATENATE([Input.F748];&quot;,&quot;)" office:value-type="string" office:string-value="49038.9,">
            <text:p>49038.9,</text:p>
          </table:table-cell>
          <table:table-cell table:formula="of:=CONCATENATE([Input.G748];&quot;,&quot;)" office:value-type="string" office:string-value="0,">
            <text:p>0,</text:p>
          </table:table-cell>
          <table:table-cell table:formula="of:=CONCATENATE(&quot;'&quot;;[Input.H748];&quot;',&quot;)" office:value-type="string" office:string-value="'Nav Varen\'s Girdle 3',">
            <text:p>'Nav Varen\'s Girdle 3',</text:p>
          </table:table-cell>
          <table:table-cell table:formula="of:=CONCATENATE(&quot;'&quot;;[Input.I748];&quot;',&quot;)" office:value-type="string" office:string-value="'Gas Pocket 1',">
            <text:p>'Gas Pocket 1',</text:p>
          </table:table-cell>
          <table:table-cell table:formula="of:=CONCATENATE(&quot;'&quot;;[Input.J74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49]" office:value-type="string" office:string-value="Varens Girdle">
            <text:p>Varens Girdle</text:p>
          </table:table-cell>
          <table:table-cell table:formula="of:=CONCATENATE(&quot;['&quot;;[Input.B749];&quot;',&quot;)" office:value-type="string" office:string-value="['Ore  GH1',">
            <text:p>['Ore <text:s/>GH1',</text:p>
          </table:table-cell>
          <table:table-cell table:formula="of:=CONCATENATE([Input.C749];&quot;,&quot;)" office:value-type="string" office:string-value="4,">
            <text:p>4,</text:p>
          </table:table-cell>
          <table:table-cell table:formula="of:=CONCATENATE([Input.D749];&quot;,&quot;)" office:value-type="string" office:string-value="20,">
            <text:p>20,</text:p>
          </table:table-cell>
          <table:table-cell table:formula="of:=CONCATENATE([Input.E749];&quot;,&quot;)" office:value-type="string" office:string-value="105816,">
            <text:p>105816,</text:p>
          </table:table-cell>
          <table:table-cell table:formula="of:=CONCATENATE([Input.F749];&quot;,&quot;)" office:value-type="string" office:string-value="110549,">
            <text:p>110549,</text:p>
          </table:table-cell>
          <table:table-cell table:formula="of:=CONCATENATE([Input.G749];&quot;,&quot;)" office:value-type="string" office:string-value="0,">
            <text:p>0,</text:p>
          </table:table-cell>
          <table:table-cell table:formula="of:=CONCATENATE(&quot;'&quot;;[Input.H749];&quot;',&quot;)" office:value-type="string" office:string-value="'Nav Nithogg Trail 3',">
            <text:p>'Nav Nithogg Trail 3',</text:p>
          </table:table-cell>
          <table:table-cell table:formula="of:=CONCATENATE(&quot;'&quot;;[Input.I749];&quot;',&quot;)" office:value-type="string" office:string-value="'Reactive 2;Hydrocarbon 3',">
            <text:p>'Reactive 2;Hydrocarbon 3',</text:p>
          </table:table-cell>
          <table:table-cell table:formula="of:=CONCATENATE(&quot;'&quot;;[Input.J74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50]" office:value-type="string" office:string-value="Varens Girdle">
            <text:p>Varens Girdle</text:p>
          </table:table-cell>
          <table:table-cell table:formula="of:=CONCATENATE(&quot;['&quot;;[Input.B750];&quot;',&quot;)" office:value-type="string" office:string-value="['Ore AC 1',">
            <text:p>['Ore AC 1',</text:p>
          </table:table-cell>
          <table:table-cell table:formula="of:=CONCATENATE([Input.C750];&quot;,&quot;)" office:value-type="string" office:string-value="4,">
            <text:p>4,</text:p>
          </table:table-cell>
          <table:table-cell table:formula="of:=CONCATENATE([Input.D750];&quot;,&quot;)" office:value-type="string" office:string-value="25,">
            <text:p>25,</text:p>
          </table:table-cell>
          <table:table-cell table:formula="of:=CONCATENATE([Input.E750];&quot;,&quot;)" office:value-type="string" office:string-value="104973,">
            <text:p>104973,</text:p>
          </table:table-cell>
          <table:table-cell table:formula="of:=CONCATENATE([Input.F750];&quot;,&quot;)" office:value-type="string" office:string-value="86956.1,">
            <text:p>86956.1,</text:p>
          </table:table-cell>
          <table:table-cell table:formula="of:=CONCATENATE([Input.G750];&quot;,&quot;)" office:value-type="string" office:string-value="0,">
            <text:p>0,</text:p>
          </table:table-cell>
          <table:table-cell table:formula="of:=CONCATENATE(&quot;'&quot;;[Input.H750];&quot;',&quot;)" office:value-type="string" office:string-value="'Nav Nithogg Trail 2',">
            <text:p>'Nav Nithogg Trail 2',</text:p>
          </table:table-cell>
          <table:table-cell table:formula="of:=CONCATENATE(&quot;'&quot;;[Input.I750];&quot;',&quot;)" office:value-type="string" office:string-value="'Metal 2;Gem 3',">
            <text:p>'Metal 2;Gem 3',</text:p>
          </table:table-cell>
          <table:table-cell table:formula="of:=CONCATENATE(&quot;'&quot;;[Input.J75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51]" office:value-type="string" office:string-value="Varens Girdle">
            <text:p>Varens Girdle</text:p>
          </table:table-cell>
          <table:table-cell table:formula="of:=CONCATENATE(&quot;['&quot;;[Input.B751];&quot;',&quot;)" office:value-type="string" office:string-value="['Gas 3',">
            <text:p>['Gas 3',</text:p>
          </table:table-cell>
          <table:table-cell table:formula="of:=CONCATENATE([Input.C751];&quot;,&quot;)" office:value-type="string" office:string-value="4,">
            <text:p>4,</text:p>
          </table:table-cell>
          <table:table-cell table:formula="of:=CONCATENATE([Input.D751];&quot;,&quot;)" office:value-type="string" office:string-value="35,">
            <text:p>35,</text:p>
          </table:table-cell>
          <table:table-cell table:formula="of:=CONCATENATE([Input.E751];&quot;,&quot;)" office:value-type="string" office:string-value="103288,">
            <text:p>103288,</text:p>
          </table:table-cell>
          <table:table-cell table:formula="of:=CONCATENATE([Input.F751];&quot;,&quot;)" office:value-type="string" office:string-value="97067.4,">
            <text:p>97067.4,</text:p>
          </table:table-cell>
          <table:table-cell table:formula="of:=CONCATENATE([Input.G751];&quot;,&quot;)" office:value-type="string" office:string-value="0,">
            <text:p>0,</text:p>
          </table:table-cell>
          <table:table-cell table:formula="of:=CONCATENATE(&quot;'&quot;;[Input.H751];&quot;',&quot;)" office:value-type="string" office:string-value="'Nav Nithogg Trail 2',">
            <text:p>'Nav Nithogg Trail 2',</text:p>
          </table:table-cell>
          <table:table-cell table:formula="of:=CONCATENATE(&quot;'&quot;;[Input.I751];&quot;',&quot;)" office:value-type="string" office:string-value="'Gas Pocket 1',">
            <text:p>'Gas Pocket 1',</text:p>
          </table:table-cell>
          <table:table-cell table:formula="of:=CONCATENATE(&quot;'&quot;;[Input.J75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52]" office:value-type="string" office:string-value="Varens Girdle">
            <text:p>Varens Girdle</text:p>
          </table:table-cell>
          <table:table-cell table:formula="of:=CONCATENATE(&quot;['&quot;;[Input.B752];&quot;',&quot;)" office:value-type="string" office:string-value="['Gupta the Sander',">
            <text:p>['Gupta the Sander',</text:p>
          </table:table-cell>
          <table:table-cell table:formula="of:=CONCATENATE([Input.C752];&quot;,&quot;)" office:value-type="string" office:string-value="NULL,">
            <text:p>NULL,</text:p>
          </table:table-cell>
          <table:table-cell table:formula="of:=CONCATENATE([Input.D752];&quot;,&quot;)" office:value-type="string" office:string-value="NULL,">
            <text:p>NULL,</text:p>
          </table:table-cell>
          <table:table-cell table:formula="of:=CONCATENATE([Input.E752];&quot;,&quot;)" office:value-type="string" office:string-value="239097,">
            <text:p>239097,</text:p>
          </table:table-cell>
          <table:table-cell table:formula="of:=CONCATENATE([Input.F752];&quot;,&quot;)" office:value-type="string" office:string-value="185513,">
            <text:p>185513,</text:p>
          </table:table-cell>
          <table:table-cell table:formula="of:=CONCATENATE([Input.G752];&quot;,&quot;)" office:value-type="string" office:string-value="0,">
            <text:p>0,</text:p>
          </table:table-cell>
          <table:table-cell table:formula="of:=CONCATENATE(&quot;'&quot;;[Input.H752];&quot;',&quot;)" office:value-type="string" office:string-value="'Lattice 2',">
            <text:p>'Lattice 2',</text:p>
          </table:table-cell>
          <table:table-cell table:formula="of:=CONCATENATE(&quot;'&quot;;[Input.I752];&quot;',&quot;)" office:value-type="string" office:string-value="'Gem 1',">
            <text:p>'Gem 1',</text:p>
          </table:table-cell>
          <table:table-cell table:formula="of:=CONCATENATE(&quot;'&quot;;[Input.J75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53]" office:value-type="string" office:string-value="Venus">
            <text:p>Venus</text:p>
          </table:table-cell>
          <table:table-cell table:formula="of:=CONCATENATE(&quot;['&quot;;[Input.B753];&quot;',&quot;)" office:value-type="string" office:string-value="['L5gasfield1',">
            <text:p>['L5gasfield1',</text:p>
          </table:table-cell>
          <table:table-cell table:formula="of:=CONCATENATE([Input.C753];&quot;,&quot;)" office:value-type="string" office:string-value="5,">
            <text:p>5,</text:p>
          </table:table-cell>
          <table:table-cell table:formula="of:=CONCATENATE([Input.D753];&quot;,&quot;)" office:value-type="string" office:string-value="0,">
            <text:p>0,</text:p>
          </table:table-cell>
          <table:table-cell table:formula="of:=CONCATENATE([Input.E753];&quot;,&quot;)" office:value-type="string" office:string-value="74839,">
            <text:p>74839,</text:p>
          </table:table-cell>
          <table:table-cell table:formula="of:=CONCATENATE([Input.F753];&quot;,&quot;)" office:value-type="string" office:string-value="-69297,">
            <text:p>-69297,</text:p>
          </table:table-cell>
          <table:table-cell table:formula="of:=CONCATENATE([Input.G753];&quot;,&quot;)" office:value-type="string" office:string-value="0,">
            <text:p>0,</text:p>
          </table:table-cell>
          <table:table-cell table:formula="of:=CONCATENATE(&quot;'&quot;;[Input.H753];&quot;',&quot;)" office:value-type="string" office:string-value="'Nav Venus Highport 4',">
            <text:p>'Nav Venus Highport 4',</text:p>
          </table:table-cell>
          <table:table-cell table:formula="of:=CONCATENATE(&quot;'&quot;;[Input.I753];&quot;',&quot;)" office:value-type="string" office:string-value="'Gas Pocket 1',">
            <text:p>'Gas Pocket 1',</text:p>
          </table:table-cell>
          <table:table-cell table:formula="of:=CONCATENATE(&quot;'&quot;;[Input.J75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54]" office:value-type="string" office:string-value="Venus">
            <text:p>Venus</text:p>
          </table:table-cell>
          <table:table-cell table:formula="of:=CONCATENATE(&quot;['&quot;;[Input.B754];&quot;',&quot;)" office:value-type="string" office:string-value="['L5gascloud2',">
            <text:p>['L5gascloud2',</text:p>
          </table:table-cell>
          <table:table-cell table:formula="of:=CONCATENATE([Input.C754];&quot;,&quot;)" office:value-type="string" office:string-value="5,">
            <text:p>5,</text:p>
          </table:table-cell>
          <table:table-cell table:formula="of:=CONCATENATE([Input.D754];&quot;,&quot;)" office:value-type="string" office:string-value="0,">
            <text:p>0,</text:p>
          </table:table-cell>
          <table:table-cell table:formula="of:=CONCATENATE([Input.E754];&quot;,&quot;)" office:value-type="string" office:string-value="-9797.29,">
            <text:p>-9797.29,</text:p>
          </table:table-cell>
          <table:table-cell table:formula="of:=CONCATENATE([Input.F754];&quot;,&quot;)" office:value-type="string" office:string-value="-59645.4,">
            <text:p>-59645.4,</text:p>
          </table:table-cell>
          <table:table-cell table:formula="of:=CONCATENATE([Input.G754];&quot;,&quot;)" office:value-type="string" office:string-value="0,">
            <text:p>0,</text:p>
          </table:table-cell>
          <table:table-cell table:formula="of:=CONCATENATE(&quot;'&quot;;[Input.H754];&quot;',&quot;)" office:value-type="string" office:string-value="'Nav Venus Highport 3',">
            <text:p>'Nav Venus Highport 3',</text:p>
          </table:table-cell>
          <table:table-cell table:formula="of:=CONCATENATE(&quot;'&quot;;[Input.I754];&quot;',&quot;)" office:value-type="string" office:string-value="'Gas Pocket 1',">
            <text:p>'Gas Pocket 1',</text:p>
          </table:table-cell>
          <table:table-cell table:formula="of:=CONCATENATE(&quot;'&quot;;[Input.J75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55]" office:value-type="string" office:string-value="Venus">
            <text:p>Venus</text:p>
          </table:table-cell>
          <table:table-cell table:formula="of:=CONCATENATE(&quot;['&quot;;[Input.B755];&quot;',&quot;)" office:value-type="string" office:string-value="['gasfieldL4',">
            <text:p>['gasfieldL4',</text:p>
          </table:table-cell>
          <table:table-cell table:formula="of:=CONCATENATE([Input.C755];&quot;,&quot;)" office:value-type="string" office:string-value="4,">
            <text:p>4,</text:p>
          </table:table-cell>
          <table:table-cell table:formula="of:=CONCATENATE([Input.D755];&quot;,&quot;)" office:value-type="string" office:string-value="0,">
            <text:p>0,</text:p>
          </table:table-cell>
          <table:table-cell table:formula="of:=CONCATENATE([Input.E755];&quot;,&quot;)" office:value-type="string" office:string-value="66672.4,">
            <text:p>66672.4,</text:p>
          </table:table-cell>
          <table:table-cell table:formula="of:=CONCATENATE([Input.F755];&quot;,&quot;)" office:value-type="string" office:string-value="-80433.3,">
            <text:p>-80433.3,</text:p>
          </table:table-cell>
          <table:table-cell table:formula="of:=CONCATENATE([Input.G755];&quot;,&quot;)" office:value-type="string" office:string-value="0,">
            <text:p>0,</text:p>
          </table:table-cell>
          <table:table-cell table:formula="of:=CONCATENATE(&quot;'&quot;;[Input.H755];&quot;',&quot;)" office:value-type="string" office:string-value="'Nav Venus Highport 4',">
            <text:p>'Nav Venus Highport 4',</text:p>
          </table:table-cell>
          <table:table-cell table:formula="of:=CONCATENATE(&quot;'&quot;;[Input.I755];&quot;',&quot;)" office:value-type="string" office:string-value="'Gas Pocket 1',">
            <text:p>'Gas Pocket 1',</text:p>
          </table:table-cell>
          <table:table-cell table:formula="of:=CONCATENATE(&quot;'&quot;;[Input.J75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56]" office:value-type="string" office:string-value="Venus">
            <text:p>Venus</text:p>
          </table:table-cell>
          <table:table-cell table:formula="of:=CONCATENATE(&quot;['&quot;;[Input.B756];&quot;',&quot;)" office:value-type="string" office:string-value="['L4gasfield2',">
            <text:p>['L4gasfield2',</text:p>
          </table:table-cell>
          <table:table-cell table:formula="of:=CONCATENATE([Input.C756];&quot;,&quot;)" office:value-type="string" office:string-value="4,">
            <text:p>4,</text:p>
          </table:table-cell>
          <table:table-cell table:formula="of:=CONCATENATE([Input.D756];&quot;,&quot;)" office:value-type="string" office:string-value="0,">
            <text:p>0,</text:p>
          </table:table-cell>
          <table:table-cell table:formula="of:=CONCATENATE([Input.E756];&quot;,&quot;)" office:value-type="string" office:string-value="-21676.1,">
            <text:p>-21676.1,</text:p>
          </table:table-cell>
          <table:table-cell table:formula="of:=CONCATENATE([Input.F756];&quot;,&quot;)" office:value-type="string" office:string-value="-59645.4,">
            <text:p>-59645.4,</text:p>
          </table:table-cell>
          <table:table-cell table:formula="of:=CONCATENATE([Input.G756];&quot;,&quot;)" office:value-type="string" office:string-value="0,">
            <text:p>0,</text:p>
          </table:table-cell>
          <table:table-cell table:formula="of:=CONCATENATE(&quot;'&quot;;[Input.H756];&quot;',&quot;)" office:value-type="string" office:string-value="'Nav Venus Highport 2',">
            <text:p>'Nav Venus Highport 2',</text:p>
          </table:table-cell>
          <table:table-cell table:formula="of:=CONCATENATE(&quot;'&quot;;[Input.I756];&quot;',&quot;)" office:value-type="string" office:string-value="'Gas Pocket 1',">
            <text:p>'Gas Pocket 1',</text:p>
          </table:table-cell>
          <table:table-cell table:formula="of:=CONCATENATE(&quot;'&quot;;[Input.J75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57]" office:value-type="string" office:string-value="Venus">
            <text:p>Venus</text:p>
          </table:table-cell>
          <table:table-cell table:formula="of:=CONCATENATE(&quot;['&quot;;[Input.B757];&quot;',&quot;)" office:value-type="string" office:string-value="['L4gascloud3',">
            <text:p>['L4gascloud3',</text:p>
          </table:table-cell>
          <table:table-cell table:formula="of:=CONCATENATE([Input.C757];&quot;,&quot;)" office:value-type="string" office:string-value="4,">
            <text:p>4,</text:p>
          </table:table-cell>
          <table:table-cell table:formula="of:=CONCATENATE([Input.D757];&quot;,&quot;)" office:value-type="string" office:string-value="60,">
            <text:p>60,</text:p>
          </table:table-cell>
          <table:table-cell table:formula="of:=CONCATENATE([Input.E757];&quot;,&quot;)" office:value-type="string" office:string-value="-3115.47,">
            <text:p>-3115.47,</text:p>
          </table:table-cell>
          <table:table-cell table:formula="of:=CONCATENATE([Input.F757];&quot;,&quot;)" office:value-type="string" office:string-value="27218.2,">
            <text:p>27218.2,</text:p>
          </table:table-cell>
          <table:table-cell table:formula="of:=CONCATENATE([Input.G757];&quot;,&quot;)" office:value-type="string" office:string-value="0,">
            <text:p>0,</text:p>
          </table:table-cell>
          <table:table-cell table:formula="of:=CONCATENATE(&quot;'&quot;;[Input.H757];&quot;',&quot;)" office:value-type="string" office:string-value="'Nav Commerce Lane 2',">
            <text:p>'Nav Commerce Lane 2',</text:p>
          </table:table-cell>
          <table:table-cell table:formula="of:=CONCATENATE(&quot;'&quot;;[Input.I757];&quot;',&quot;)" office:value-type="string" office:string-value="'Gas Pocket 1',">
            <text:p>'Gas Pocket 1',</text:p>
          </table:table-cell>
          <table:table-cell table:formula="of:=CONCATENATE(&quot;'&quot;;[Input.J75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58]" office:value-type="string" office:string-value="Venus">
            <text:p>Venus</text:p>
          </table:table-cell>
          <table:table-cell table:formula="of:=CONCATENATE(&quot;['&quot;;[Input.B758];&quot;',&quot;)" office:value-type="string" office:string-value="['L3gascloud1',">
            <text:p>['L3gascloud1',</text:p>
          </table:table-cell>
          <table:table-cell table:formula="of:=CONCATENATE([Input.C758];&quot;,&quot;)" office:value-type="string" office:string-value="3,">
            <text:p>3,</text:p>
          </table:table-cell>
          <table:table-cell table:formula="of:=CONCATENATE([Input.D758];&quot;,&quot;)" office:value-type="string" office:string-value="30,">
            <text:p>30,</text:p>
          </table:table-cell>
          <table:table-cell table:formula="of:=CONCATENATE([Input.E758];&quot;,&quot;)" office:value-type="string" office:string-value="-12767,">
            <text:p>-12767,</text:p>
          </table:table-cell>
          <table:table-cell table:formula="of:=CONCATENATE([Input.F758];&quot;,&quot;)" office:value-type="string" office:string-value="28703,">
            <text:p>28703,</text:p>
          </table:table-cell>
          <table:table-cell table:formula="of:=CONCATENATE([Input.G758];&quot;,&quot;)" office:value-type="string" office:string-value="0,">
            <text:p>0,</text:p>
          </table:table-cell>
          <table:table-cell table:formula="of:=CONCATENATE(&quot;'&quot;;[Input.H758];&quot;',&quot;)" office:value-type="string" office:string-value="'Nav Commerce Lane 2',">
            <text:p>'Nav Commerce Lane 2',</text:p>
          </table:table-cell>
          <table:table-cell table:formula="of:=CONCATENATE(&quot;'&quot;;[Input.I758];&quot;',&quot;)" office:value-type="string" office:string-value="'Gas Pocket 1',">
            <text:p>'Gas Pocket 1',</text:p>
          </table:table-cell>
          <table:table-cell table:formula="of:=CONCATENATE(&quot;'&quot;;[Input.J75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59]" office:value-type="string" office:string-value="Venus">
            <text:p>Venus</text:p>
          </table:table-cell>
          <table:table-cell table:formula="of:=CONCATENATE(&quot;['&quot;;[Input.B759];&quot;',&quot;)" office:value-type="string" office:string-value="['L2gascloud1',">
            <text:p>['L2gascloud1',</text:p>
          </table:table-cell>
          <table:table-cell table:formula="of:=CONCATENATE([Input.C759];&quot;,&quot;)" office:value-type="string" office:string-value="2,">
            <text:p>2,</text:p>
          </table:table-cell>
          <table:table-cell table:formula="of:=CONCATENATE([Input.D759];&quot;,&quot;)" office:value-type="string" office:string-value="50,">
            <text:p>50,</text:p>
          </table:table-cell>
          <table:table-cell table:formula="of:=CONCATENATE([Input.E759];&quot;,&quot;)" office:value-type="string" office:string-value="50339.1,">
            <text:p>50339.1,</text:p>
          </table:table-cell>
          <table:table-cell table:formula="of:=CONCATENATE([Input.F759];&quot;,&quot;)" office:value-type="string" office:string-value="105173,">
            <text:p>105173,</text:p>
          </table:table-cell>
          <table:table-cell table:formula="of:=CONCATENATE([Input.G759];&quot;,&quot;)" office:value-type="string" office:string-value="0,">
            <text:p>0,</text:p>
          </table:table-cell>
          <table:table-cell table:formula="of:=CONCATENATE(&quot;'&quot;;[Input.H759];&quot;',&quot;)" office:value-type="string" office:string-value="'Nav Commerce Lane 4',">
            <text:p>'Nav Commerce Lane 4',</text:p>
          </table:table-cell>
          <table:table-cell table:formula="of:=CONCATENATE(&quot;'&quot;;[Input.I759];&quot;',&quot;)" office:value-type="string" office:string-value="'Gas Pocket 1',">
            <text:p>'Gas Pocket 1',</text:p>
          </table:table-cell>
          <table:table-cell table:formula="of:=CONCATENATE(&quot;'&quot;;[Input.J75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60]" office:value-type="string" office:string-value="Xipe Totec">
            <text:p>Xipe Totec</text:p>
          </table:table-cell>
          <table:table-cell table:formula="of:=CONCATENATE(&quot;['&quot;;[Input.B760];&quot;',&quot;)" office:value-type="string" office:string-value="['Mining Field',">
            <text:p>['Mining Field',</text:p>
          </table:table-cell>
          <table:table-cell table:formula="of:=CONCATENATE([Input.C760];&quot;,&quot;)" office:value-type="string" office:string-value="7,">
            <text:p>7,</text:p>
          </table:table-cell>
          <table:table-cell table:formula="of:=CONCATENATE([Input.D760];&quot;,&quot;)" office:value-type="string" office:string-value="40,">
            <text:p>40,</text:p>
          </table:table-cell>
          <table:table-cell table:formula="of:=CONCATENATE([Input.E760];&quot;,&quot;)" office:value-type="string" office:string-value="93770.7,">
            <text:p>93770.7,</text:p>
          </table:table-cell>
          <table:table-cell table:formula="of:=CONCATENATE([Input.F760];&quot;,&quot;)" office:value-type="string" office:string-value="15584.2,">
            <text:p>15584.2,</text:p>
          </table:table-cell>
          <table:table-cell table:formula="of:=CONCATENATE([Input.G760];&quot;,&quot;)" office:value-type="string" office:string-value="0,">
            <text:p>0,</text:p>
          </table:table-cell>
          <table:table-cell table:formula="of:=CONCATENATE(&quot;'&quot;;[Input.H760];&quot;',&quot;)" office:value-type="string" office:string-value="'Tetl',">
            <text:p>'Tetl',</text:p>
          </table:table-cell>
          <table:table-cell table:formula="of:=CONCATENATE(&quot;'&quot;;[Input.I760];&quot;',&quot;)" office:value-type="string" office:string-value="'Metal 1;Metal 2;Metal 3;Hydrocarbon 1;Reactive 1;Reactive 2;Reactive 3;Hydrocarbon 2;Hydrocarbon 3;Gem 1;Gem 2;Gem 3;Gas Pocket 1;Inorganic Hulk 01',">
            <text:p>'Metal 1;Metal 2;Metal 3;Hydrocarbon 1;Reactive 1;Reactive 2;Reactive 3;Hydrocarbon 2;Hydrocarbon 3;Gem 1;Gem 2;Gem 3;Gas Pocket 1;Inorganic Hulk 01',</text:p>
          </table:table-cell>
          <table:table-cell table:formula="of:=CONCATENATE(&quot;'&quot;;[Input.J76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61]" office:value-type="string" office:string-value="Xipe Totec">
            <text:p>Xipe Totec</text:p>
          </table:table-cell>
          <table:table-cell table:formula="of:=CONCATENATE(&quot;['&quot;;[Input.B761];&quot;',&quot;)" office:value-type="string" office:string-value="['Ore Field',">
            <text:p>['Ore Field',</text:p>
          </table:table-cell>
          <table:table-cell table:formula="of:=CONCATENATE([Input.C761];&quot;,&quot;)" office:value-type="string" office:string-value="7,">
            <text:p>7,</text:p>
          </table:table-cell>
          <table:table-cell table:formula="of:=CONCATENATE([Input.D761];&quot;,&quot;)" office:value-type="string" office:string-value="60,">
            <text:p>60,</text:p>
          </table:table-cell>
          <table:table-cell table:formula="of:=CONCATENATE([Input.E761];&quot;,&quot;)" office:value-type="string" office:string-value="85608.4,">
            <text:p>85608.4,</text:p>
          </table:table-cell>
          <table:table-cell table:formula="of:=CONCATENATE([Input.F761];&quot;,&quot;)" office:value-type="string" office:string-value="53018.3,">
            <text:p>53018.3,</text:p>
          </table:table-cell>
          <table:table-cell table:formula="of:=CONCATENATE([Input.G761];&quot;,&quot;)" office:value-type="string" office:string-value="0,">
            <text:p>0,</text:p>
          </table:table-cell>
          <table:table-cell table:formula="of:=CONCATENATE(&quot;'&quot;;[Input.H761];&quot;',&quot;)" office:value-type="string" office:string-value="'Asteroid XT-131',">
            <text:p>'Asteroid XT-131',</text:p>
          </table:table-cell>
          <table:table-cell table:formula="of:=CONCATENATE(&quot;'&quot;;[Input.I761];&quot;',&quot;)" office:value-type="string" office:string-value="'Reactive 1;Reactive 2;Metal 1;Reactive 3;Metal 2;Metal 3;Hydrocarbon 2;Hydrocarbon 1;Hydrocarbon 3;Gem 1;Gem 2;Gem 3;Gas Pocket 1;Inorganic Hulk 01',">
            <text:p>'Reactive 1;Reactive 2;Metal 1;Reactive 3;Metal 2;Metal 3;Hydrocarbon 2;Hydrocarbon 1;Hydrocarbon 3;Gem 1;Gem 2;Gem 3;Gas Pocket 1;Inorganic Hulk 01',</text:p>
          </table:table-cell>
          <table:table-cell table:formula="of:=CONCATENATE(&quot;'&quot;;[Input.J76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62]" office:value-type="string" office:string-value="Xipe Totec">
            <text:p>Xipe Totec</text:p>
          </table:table-cell>
          <table:table-cell table:formula="of:=CONCATENATE(&quot;['&quot;;[Input.B762];&quot;',&quot;)" office:value-type="string" office:string-value="['Roid Field',">
            <text:p>['Roid Field',</text:p>
          </table:table-cell>
          <table:table-cell table:formula="of:=CONCATENATE([Input.C762];&quot;,&quot;)" office:value-type="string" office:string-value="5,">
            <text:p>5,</text:p>
          </table:table-cell>
          <table:table-cell table:formula="of:=CONCATENATE([Input.D762];&quot;,&quot;)" office:value-type="string" office:string-value="50,">
            <text:p>50,</text:p>
          </table:table-cell>
          <table:table-cell table:formula="of:=CONCATENATE([Input.E762];&quot;,&quot;)" office:value-type="string" office:string-value="-189906,">
            <text:p>-189906,</text:p>
          </table:table-cell>
          <table:table-cell table:formula="of:=CONCATENATE([Input.F762];&quot;,&quot;)" office:value-type="string" office:string-value="26920.9,">
            <text:p>26920.9,</text:p>
          </table:table-cell>
          <table:table-cell table:formula="of:=CONCATENATE([Input.G762];&quot;,&quot;)" office:value-type="string" office:string-value="0,">
            <text:p>0,</text:p>
          </table:table-cell>
          <table:table-cell table:formula="of:=CONCATENATE(&quot;'&quot;;[Input.H762];&quot;',&quot;)" office:value-type="string" office:string-value="'Asteroid XT-N15',">
            <text:p>'Asteroid XT-N15',</text:p>
          </table:table-cell>
          <table:table-cell table:formula="of:=CONCATENATE(&quot;'&quot;;[Input.I762];&quot;',&quot;)" office:value-type="string" office:string-value="'Reactive 1;Reactive 2;Reactive 3;Inorganic Hulk 01;Metal 1;Metal 2;Metal 3;Hydrocarbon 2;Hydrocarbon 1;Hydrocarbon 3;Gas Pocket 1',">
            <text:p>'Reactive 1;Reactive 2;Reactive 3;Inorganic Hulk 01;Metal 1;Metal 2;Metal 3;Hydrocarbon 2;Hydrocarbon 1;Hydrocarbon 3;Gas Pocket 1',</text:p>
          </table:table-cell>
          <table:table-cell table:formula="of:=CONCATENATE(&quot;'&quot;;[Input.J76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63]" office:value-type="string" office:string-value="Xipe Totec">
            <text:p>Xipe Totec</text:p>
          </table:table-cell>
          <table:table-cell table:formula="of:=CONCATENATE(&quot;['&quot;;[Input.B763];&quot;',&quot;)" office:value-type="string" office:string-value="['Roid Field',">
            <text:p>['Roid Field',</text:p>
          </table:table-cell>
          <table:table-cell table:formula="of:=CONCATENATE([Input.C763];&quot;,&quot;)" office:value-type="string" office:string-value="5,">
            <text:p>5,</text:p>
          </table:table-cell>
          <table:table-cell table:formula="of:=CONCATENATE([Input.D763];&quot;,&quot;)" office:value-type="string" office:string-value="50,">
            <text:p>50,</text:p>
          </table:table-cell>
          <table:table-cell table:formula="of:=CONCATENATE([Input.E763];&quot;,&quot;)" office:value-type="string" office:string-value="-158190,">
            <text:p>-158190,</text:p>
          </table:table-cell>
          <table:table-cell table:formula="of:=CONCATENATE([Input.F763];&quot;,&quot;)" office:value-type="string" office:string-value="29813.9,">
            <text:p>29813.9,</text:p>
          </table:table-cell>
          <table:table-cell table:formula="of:=CONCATENATE([Input.G763];&quot;,&quot;)" office:value-type="string" office:string-value="0,">
            <text:p>0,</text:p>
          </table:table-cell>
          <table:table-cell table:formula="of:=CONCATENATE(&quot;'&quot;;[Input.H763];&quot;',&quot;)" office:value-type="string" office:string-value="'Prasad Wreckyard',">
            <text:p>'Prasad Wreckyard',</text:p>
          </table:table-cell>
          <table:table-cell table:formula="of:=CONCATENATE(&quot;'&quot;;[Input.I763];&quot;',&quot;)" office:value-type="string" office:string-value="'Reactive 1;Reactive 2;Reactive 3;Metal 1;Metal 3;Metal 2;Hydrocarbon 1;Hydrocarbon 2;Hydrocarbon 3;Gas Pocket 1;Inorganic Hulk 01',">
            <text:p>'Reactive 1;Reactive 2;Reactive 3;Metal 1;Metal 3;Metal 2;Hydrocarbon 1;Hydrocarbon 2;Hydrocarbon 3;Gas Pocket 1;Inorganic Hulk 01',</text:p>
          </table:table-cell>
          <table:table-cell table:formula="of:=CONCATENATE(&quot;'&quot;;[Input.J76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64]" office:value-type="string" office:string-value="Xipe Totec">
            <text:p>Xipe Totec</text:p>
          </table:table-cell>
          <table:table-cell table:formula="of:=CONCATENATE(&quot;['&quot;;[Input.B764];&quot;',&quot;)" office:value-type="string" office:string-value="['Roid Field',">
            <text:p>['Roid Field',</text:p>
          </table:table-cell>
          <table:table-cell table:formula="of:=CONCATENATE([Input.C764];&quot;,&quot;)" office:value-type="string" office:string-value="5,">
            <text:p>5,</text:p>
          </table:table-cell>
          <table:table-cell table:formula="of:=CONCATENATE([Input.D764];&quot;,&quot;)" office:value-type="string" office:string-value="50,">
            <text:p>50,</text:p>
          </table:table-cell>
          <table:table-cell table:formula="of:=CONCATENATE([Input.E764];&quot;,&quot;)" office:value-type="string" office:string-value="-188380,">
            <text:p>-188380,</text:p>
          </table:table-cell>
          <table:table-cell table:formula="of:=CONCATENATE([Input.F764];&quot;,&quot;)" office:value-type="string" office:string-value="14066.4,">
            <text:p>14066.4,</text:p>
          </table:table-cell>
          <table:table-cell table:formula="of:=CONCATENATE([Input.G764];&quot;,&quot;)" office:value-type="string" office:string-value="0,">
            <text:p>0,</text:p>
          </table:table-cell>
          <table:table-cell table:formula="of:=CONCATENATE(&quot;'&quot;;[Input.H764];&quot;',&quot;)" office:value-type="string" office:string-value="'Asteroid XT-N14',">
            <text:p>'Asteroid XT-N14',</text:p>
          </table:table-cell>
          <table:table-cell table:formula="of:=CONCATENATE(&quot;'&quot;;[Input.I764];&quot;',&quot;)" office:value-type="string" office:string-value="'Reactive 1;Reactive 2;Reactive 3;Metal 1;Metal 2;Metal 3;Hydrocarbon 1;Hydrocarbon 2;Hydrocarbon 3;Inorganic Hulk 01;Gas Pocket 1',">
            <text:p>'Reactive 1;Reactive 2;Reactive 3;Metal 1;Metal 2;Metal 3;Hydrocarbon 1;Hydrocarbon 2;Hydrocarbon 3;Inorganic Hulk 01;Gas Pocket 1',</text:p>
          </table:table-cell>
          <table:table-cell table:formula="of:=CONCATENATE(&quot;'&quot;;[Input.J76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65]" office:value-type="string" office:string-value="Xipe Totec">
            <text:p>Xipe Totec</text:p>
          </table:table-cell>
          <table:table-cell table:formula="of:=CONCATENATE(&quot;['&quot;;[Input.B765];&quot;',&quot;)" office:value-type="string" office:string-value="['Wreck Field',">
            <text:p>['Wreck Field',</text:p>
          </table:table-cell>
          <table:table-cell table:formula="of:=CONCATENATE([Input.C765];&quot;,&quot;)" office:value-type="string" office:string-value="3,">
            <text:p>3,</text:p>
          </table:table-cell>
          <table:table-cell table:formula="of:=CONCATENATE([Input.D765];&quot;,&quot;)" office:value-type="string" office:string-value="10,">
            <text:p>10,</text:p>
          </table:table-cell>
          <table:table-cell table:formula="of:=CONCATENATE([Input.E765];&quot;,&quot;)" office:value-type="string" office:string-value="-153310,">
            <text:p>-153310,</text:p>
          </table:table-cell>
          <table:table-cell table:formula="of:=CONCATENATE([Input.F765];&quot;,&quot;)" office:value-type="string" office:string-value="65757.7,">
            <text:p>65757.7,</text:p>
          </table:table-cell>
          <table:table-cell table:formula="of:=CONCATENATE([Input.G765];&quot;,&quot;)" office:value-type="string" office:string-value="0,">
            <text:p>0,</text:p>
          </table:table-cell>
          <table:table-cell table:formula="of:=CONCATENATE(&quot;'&quot;;[Input.H765];&quot;',&quot;)" office:value-type="string" office:string-value="'Prasad Wreckyard',">
            <text:p>'Prasad Wreckyard',</text:p>
          </table:table-cell>
          <table:table-cell table:formula="of:=CONCATENATE(&quot;'&quot;;[Input.I765];&quot;',&quot;)" office:value-type="string" office:string-value="'Inorganic Hulk 01;Organic Hulk 01',">
            <text:p>'Inorganic Hulk 01;Organic Hulk 01',</text:p>
          </table:table-cell>
          <table:table-cell table:formula="of:=CONCATENATE(&quot;'&quot;;[Input.J76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66]" office:value-type="string" office:string-value="Xipe Totec">
            <text:p>Xipe Totec</text:p>
          </table:table-cell>
          <table:table-cell table:formula="of:=CONCATENATE(&quot;['&quot;;[Input.B766];&quot;',&quot;)" office:value-type="string" office:string-value="['Wreckage Field',">
            <text:p>['Wreckage Field',</text:p>
          </table:table-cell>
          <table:table-cell table:formula="of:=CONCATENATE([Input.C766];&quot;,&quot;)" office:value-type="string" office:string-value="2,">
            <text:p>2,</text:p>
          </table:table-cell>
          <table:table-cell table:formula="of:=CONCATENATE([Input.D766];&quot;,&quot;)" office:value-type="string" office:string-value="20,">
            <text:p>20,</text:p>
          </table:table-cell>
          <table:table-cell table:formula="of:=CONCATENATE([Input.E766];&quot;,&quot;)" office:value-type="string" office:string-value="-18208.9,">
            <text:p>-18208.9,</text:p>
          </table:table-cell>
          <table:table-cell table:formula="of:=CONCATENATE([Input.F766];&quot;,&quot;)" office:value-type="string" office:string-value="13231.8,">
            <text:p>13231.8,</text:p>
          </table:table-cell>
          <table:table-cell table:formula="of:=CONCATENATE([Input.G766];&quot;,&quot;)" office:value-type="string" office:string-value="0,">
            <text:p>0,</text:p>
          </table:table-cell>
          <table:table-cell table:formula="of:=CONCATENATE(&quot;'&quot;;[Input.H766];&quot;',&quot;)" office:value-type="string" office:string-value="'Dragon\'s Watch Alpha',">
            <text:p>'Dragon\'s Watch Alpha',</text:p>
          </table:table-cell>
          <table:table-cell table:formula="of:=CONCATENATE(&quot;'&quot;;[Input.I766];&quot;',&quot;)" office:value-type="string" office:string-value="'Inorganic Hulk 01',">
            <text:p>'Inorganic Hulk 01',</text:p>
          </table:table-cell>
          <table:table-cell table:formula="of:=CONCATENATE(&quot;'&quot;;[Input.J76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67]" office:value-type="string" office:string-value="Xipe Totec">
            <text:p>Xipe Totec</text:p>
          </table:table-cell>
          <table:table-cell table:formula="of:=CONCATENATE(&quot;['&quot;;[Input.B767];&quot;',&quot;)" office:value-type="string" office:string-value="['Wreck Field',">
            <text:p>['Wreck Field',</text:p>
          </table:table-cell>
          <table:table-cell table:formula="of:=CONCATENATE([Input.C767];&quot;,&quot;)" office:value-type="string" office:string-value="2,">
            <text:p>2,</text:p>
          </table:table-cell>
          <table:table-cell table:formula="of:=CONCATENATE([Input.D767];&quot;,&quot;)" office:value-type="string" office:string-value="15,">
            <text:p>15,</text:p>
          </table:table-cell>
          <table:table-cell table:formula="of:=CONCATENATE([Input.E767];&quot;,&quot;)" office:value-type="string" office:string-value="-149676,">
            <text:p>-149676,</text:p>
          </table:table-cell>
          <table:table-cell table:formula="of:=CONCATENATE([Input.F767];&quot;,&quot;)" office:value-type="string" office:string-value="56012.3,">
            <text:p>56012.3,</text:p>
          </table:table-cell>
          <table:table-cell table:formula="of:=CONCATENATE([Input.G767];&quot;,&quot;)" office:value-type="string" office:string-value="0,">
            <text:p>0,</text:p>
          </table:table-cell>
          <table:table-cell table:formula="of:=CONCATENATE(&quot;'&quot;;[Input.H767];&quot;',&quot;)" office:value-type="string" office:string-value="'Prasad Wreckyard',">
            <text:p>'Prasad Wreckyard',</text:p>
          </table:table-cell>
          <table:table-cell table:formula="of:=CONCATENATE(&quot;'&quot;;[Input.I767];&quot;',&quot;)" office:value-type="string" office:string-value="'Inorganic Hulk 01',">
            <text:p>'Inorganic Hulk 01',</text:p>
          </table:table-cell>
          <table:table-cell table:formula="of:=CONCATENATE(&quot;'&quot;;[Input.J76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68]" office:value-type="string" office:string-value="Yasuragi Area ">
            <text:p>Yasuragi Area </text:p>
          </table:table-cell>
          <table:table-cell table:formula="of:=CONCATENATE(&quot;['&quot;;[Input.B768];&quot;',&quot;)" office:value-type="string" office:string-value="['Cybertronic Wights',">
            <text:p>['Cybertronic Wights',</text:p>
          </table:table-cell>
          <table:table-cell table:formula="of:=CONCATENATE([Input.C768];&quot;,&quot;)" office:value-type="string" office:string-value="NULL,">
            <text:p>NULL,</text:p>
          </table:table-cell>
          <table:table-cell table:formula="of:=CONCATENATE([Input.D768];&quot;,&quot;)" office:value-type="string" office:string-value="NULL,">
            <text:p>NULL,</text:p>
          </table:table-cell>
          <table:table-cell table:formula="of:=CONCATENATE([Input.E768];&quot;,&quot;)" office:value-type="string" office:string-value="-9464.82,">
            <text:p>-9464.82,</text:p>
          </table:table-cell>
          <table:table-cell table:formula="of:=CONCATENATE([Input.F768];&quot;,&quot;)" office:value-type="string" office:string-value="-5570.75,">
            <text:p>-5570.75,</text:p>
          </table:table-cell>
          <table:table-cell table:formula="of:=CONCATENATE([Input.G768];&quot;,&quot;)" office:value-type="string" office:string-value="10000,">
            <text:p>10000,</text:p>
          </table:table-cell>
          <table:table-cell table:formula="of:=CONCATENATE(&quot;'&quot;;[Input.H768];&quot;',&quot;)" office:value-type="string" office:string-value="'Master Cha\'han\'s Dojo',">
            <text:p>'Master Cha\'han\'s Dojo',</text:p>
          </table:table-cell>
          <table:table-cell table:formula="of:=CONCATENATE(&quot;'&quot;;[Input.I768];&quot;',&quot;)" office:value-type="string" office:string-value="'Inorganic Hulk 01',">
            <text:p>'Inorganic Hulk 01',</text:p>
          </table:table-cell>
          <table:table-cell table:formula="of:=CONCATENATE(&quot;'&quot;;[Input.J76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69]" office:value-type="string" office:string-value="Yokan">
            <text:p>Yokan</text:p>
          </table:table-cell>
          <table:table-cell table:formula="of:=CONCATENATE(&quot;['&quot;;[Input.B769];&quot;',&quot;)" office:value-type="string" office:string-value="['Gas 3',">
            <text:p>['Gas 3',</text:p>
          </table:table-cell>
          <table:table-cell table:formula="of:=CONCATENATE([Input.C769];&quot;,&quot;)" office:value-type="string" office:string-value="4,">
            <text:p>4,</text:p>
          </table:table-cell>
          <table:table-cell table:formula="of:=CONCATENATE([Input.D769];&quot;,&quot;)" office:value-type="string" office:string-value="35,">
            <text:p>35,</text:p>
          </table:table-cell>
          <table:table-cell table:formula="of:=CONCATENATE([Input.E769];&quot;,&quot;)" office:value-type="string" office:string-value="-123138,">
            <text:p>-123138,</text:p>
          </table:table-cell>
          <table:table-cell table:formula="of:=CONCATENATE([Input.F769];&quot;,&quot;)" office:value-type="string" office:string-value="-68910.9,">
            <text:p>-68910.9,</text:p>
          </table:table-cell>
          <table:table-cell table:formula="of:=CONCATENATE([Input.G769];&quot;,&quot;)" office:value-type="string" office:string-value="0,">
            <text:p>0,</text:p>
          </table:table-cell>
          <table:table-cell table:formula="of:=CONCATENATE(&quot;'&quot;;[Input.H769];&quot;',&quot;)" office:value-type="string" office:string-value="'Yokan Beltway 5',">
            <text:p>'Yokan Beltway 5',</text:p>
          </table:table-cell>
          <table:table-cell table:formula="of:=CONCATENATE(&quot;'&quot;;[Input.I769];&quot;',&quot;)" office:value-type="string" office:string-value="'Reactive 1;Reactive 2;Metal 2;Metal 3;Hydrocarbon 2;Hydrocarbon 3;Gem 1;Inorganic Hulk 01',">
            <text:p>'Reactive 1;Reactive 2;Metal 2;Metal 3;Hydrocarbon 2;Hydrocarbon 3;Gem 1;Inorganic Hulk 01',</text:p>
          </table:table-cell>
          <table:table-cell table:formula="of:=CONCATENATE(&quot;'&quot;;[Input.J76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70]" office:value-type="string" office:string-value="Yokan">
            <text:p>Yokan</text:p>
          </table:table-cell>
          <table:table-cell table:formula="of:=CONCATENATE(&quot;['&quot;;[Input.B770];&quot;',&quot;)" office:value-type="string" office:string-value="['Gas 7',">
            <text:p>['Gas 7',</text:p>
          </table:table-cell>
          <table:table-cell table:formula="of:=CONCATENATE([Input.C770];&quot;,&quot;)" office:value-type="string" office:string-value="3,">
            <text:p>3,</text:p>
          </table:table-cell>
          <table:table-cell table:formula="of:=CONCATENATE([Input.D770];&quot;,&quot;)" office:value-type="string" office:string-value="15,">
            <text:p>15,</text:p>
          </table:table-cell>
          <table:table-cell table:formula="of:=CONCATENATE([Input.E770];&quot;,&quot;)" office:value-type="string" office:string-value="90869,">
            <text:p>90869,</text:p>
          </table:table-cell>
          <table:table-cell table:formula="of:=CONCATENATE([Input.F770];&quot;,&quot;)" office:value-type="string" office:string-value="-210328,">
            <text:p>-210328,</text:p>
          </table:table-cell>
          <table:table-cell table:formula="of:=CONCATENATE([Input.G770];&quot;,&quot;)" office:value-type="string" office:string-value="0,">
            <text:p>0,</text:p>
          </table:table-cell>
          <table:table-cell table:formula="of:=CONCATENATE(&quot;'&quot;;[Input.H770];&quot;',&quot;)" office:value-type="string" office:string-value="'Ouza',">
            <text:p>'Ouza',</text:p>
          </table:table-cell>
          <table:table-cell table:formula="of:=CONCATENATE(&quot;'&quot;;[Input.I770];&quot;',&quot;)" office:value-type="string" office:string-value="'Gas Pocket 1',">
            <text:p>'Gas Pocket 1',</text:p>
          </table:table-cell>
          <table:table-cell table:formula="of:=CONCATENATE(&quot;'&quot;;[Input.J77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71]" office:value-type="string" office:string-value="Yokan">
            <text:p>Yokan</text:p>
          </table:table-cell>
          <table:table-cell table:formula="of:=CONCATENATE(&quot;['&quot;;[Input.B771];&quot;',&quot;)" office:value-type="string" office:string-value="['Gas 10',">
            <text:p>['Gas 10',</text:p>
          </table:table-cell>
          <table:table-cell table:formula="of:=CONCATENATE([Input.C771];&quot;,&quot;)" office:value-type="string" office:string-value="3,">
            <text:p>3,</text:p>
          </table:table-cell>
          <table:table-cell table:formula="of:=CONCATENATE([Input.D771];&quot;,&quot;)" office:value-type="string" office:string-value="25,">
            <text:p>25,</text:p>
          </table:table-cell>
          <table:table-cell table:formula="of:=CONCATENATE([Input.E771];&quot;,&quot;)" office:value-type="string" office:string-value="60612.8,">
            <text:p>60612.8,</text:p>
          </table:table-cell>
          <table:table-cell table:formula="of:=CONCATENATE([Input.F771];&quot;,&quot;)" office:value-type="string" office:string-value="-179726,">
            <text:p>-179726,</text:p>
          </table:table-cell>
          <table:table-cell table:formula="of:=CONCATENATE([Input.G771];&quot;,&quot;)" office:value-type="string" office:string-value="0,">
            <text:p>0,</text:p>
          </table:table-cell>
          <table:table-cell table:formula="of:=CONCATENATE(&quot;'&quot;;[Input.H771];&quot;',&quot;)" office:value-type="string" office:string-value="'Ksuru',">
            <text:p>'Ksuru',</text:p>
          </table:table-cell>
          <table:table-cell table:formula="of:=CONCATENATE(&quot;'&quot;;[Input.I771];&quot;',&quot;)" office:value-type="string" office:string-value="'Reactive 3;Metal 2;Hydrocarbon 2;Gem 1;Inorganic Hulk 01',">
            <text:p>'Reactive 3;Metal 2;Hydrocarbon 2;Gem 1;Inorganic Hulk 01',</text:p>
          </table:table-cell>
          <table:table-cell table:formula="of:=CONCATENATE(&quot;'&quot;;[Input.J77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72]" office:value-type="string" office:string-value="Yokan">
            <text:p>Yokan</text:p>
          </table:table-cell>
          <table:table-cell table:formula="of:=CONCATENATE(&quot;['&quot;;[Input.B772];&quot;',&quot;)" office:value-type="string" office:string-value="['Gas 2',">
            <text:p>['Gas 2',</text:p>
          </table:table-cell>
          <table:table-cell table:formula="of:=CONCATENATE([Input.C772];&quot;,&quot;)" office:value-type="string" office:string-value="2,">
            <text:p>2,</text:p>
          </table:table-cell>
          <table:table-cell table:formula="of:=CONCATENATE([Input.D772];&quot;,&quot;)" office:value-type="string" office:string-value="30,">
            <text:p>30,</text:p>
          </table:table-cell>
          <table:table-cell table:formula="of:=CONCATENATE([Input.E772];&quot;,&quot;)" office:value-type="string" office:string-value="-16027.9,">
            <text:p>-16027.9,</text:p>
          </table:table-cell>
          <table:table-cell table:formula="of:=CONCATENATE([Input.F772];&quot;,&quot;)" office:value-type="string" office:string-value="-185532,">
            <text:p>-185532,</text:p>
          </table:table-cell>
          <table:table-cell table:formula="of:=CONCATENATE([Input.G772];&quot;,&quot;)" office:value-type="string" office:string-value="0,">
            <text:p>0,</text:p>
          </table:table-cell>
          <table:table-cell table:formula="of:=CONCATENATE(&quot;'&quot;;[Input.H772];&quot;',&quot;)" office:value-type="string" office:string-value="'Shiva Beacon',">
            <text:p>'Shiva Beacon',</text:p>
          </table:table-cell>
          <table:table-cell table:formula="of:=CONCATENATE(&quot;'&quot;;[Input.I772];&quot;',&quot;)" office:value-type="string" office:string-value="'Reactive 2;Reactive 1;Metal 2;Metal 1;Hydrocarbon 2;Hydrocarbon 1;Gem 1',">
            <text:p>'Reactive 2;Reactive 1;Metal 2;Metal 1;Hydrocarbon 2;Hydrocarbon 1;Gem 1',</text:p>
          </table:table-cell>
          <table:table-cell table:formula="of:=CONCATENATE(&quot;'&quot;;[Input.J772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73]" office:value-type="string" office:string-value="Yokan">
            <text:p>Yokan</text:p>
          </table:table-cell>
          <table:table-cell table:formula="of:=CONCATENATE(&quot;['&quot;;[Input.B773];&quot;',&quot;)" office:value-type="string" office:string-value="['Gas 4',">
            <text:p>['Gas 4',</text:p>
          </table:table-cell>
          <table:table-cell table:formula="of:=CONCATENATE([Input.C773];&quot;,&quot;)" office:value-type="string" office:string-value="2,">
            <text:p>2,</text:p>
          </table:table-cell>
          <table:table-cell table:formula="of:=CONCATENATE([Input.D773];&quot;,&quot;)" office:value-type="string" office:string-value="35,">
            <text:p>35,</text:p>
          </table:table-cell>
          <table:table-cell table:formula="of:=CONCATENATE([Input.E773];&quot;,&quot;)" office:value-type="string" office:string-value="-35198.5,">
            <text:p>-35198.5,</text:p>
          </table:table-cell>
          <table:table-cell table:formula="of:=CONCATENATE([Input.F773];&quot;,&quot;)" office:value-type="string" office:string-value="-186620,">
            <text:p>-186620,</text:p>
          </table:table-cell>
          <table:table-cell table:formula="of:=CONCATENATE([Input.G773];&quot;,&quot;)" office:value-type="string" office:string-value="0,">
            <text:p>0,</text:p>
          </table:table-cell>
          <table:table-cell table:formula="of:=CONCATENATE(&quot;'&quot;;[Input.H773];&quot;',&quot;)" office:value-type="string" office:string-value="'Southern Connector',">
            <text:p>'Southern Connector',</text:p>
          </table:table-cell>
          <table:table-cell table:formula="of:=CONCATENATE(&quot;'&quot;;[Input.I773];&quot;',&quot;)" office:value-type="string" office:string-value="'Reactive 1;Reactive 2;Metal 2;Metal 3;Hydrocarbon 2;Hydrocarbon 3;Gem 3;Gas Pocket 1',">
            <text:p>'Reactive 1;Reactive 2;Metal 2;Metal 3;Hydrocarbon 2;Hydrocarbon 3;Gem 3;Gas Pocket 1',</text:p>
          </table:table-cell>
          <table:table-cell table:formula="of:=CONCATENATE(&quot;'&quot;;[Input.J773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74]" office:value-type="string" office:string-value="Yokan">
            <text:p>Yokan</text:p>
          </table:table-cell>
          <table:table-cell table:formula="of:=CONCATENATE(&quot;['&quot;;[Input.B774];&quot;',&quot;)" office:value-type="string" office:string-value="['Gas 5',">
            <text:p>['Gas 5',</text:p>
          </table:table-cell>
          <table:table-cell table:formula="of:=CONCATENATE([Input.C774];&quot;,&quot;)" office:value-type="string" office:string-value="2,">
            <text:p>2,</text:p>
          </table:table-cell>
          <table:table-cell table:formula="of:=CONCATENATE([Input.D774];&quot;,&quot;)" office:value-type="string" office:string-value="20,">
            <text:p>20,</text:p>
          </table:table-cell>
          <table:table-cell table:formula="of:=CONCATENATE([Input.E774];&quot;,&quot;)" office:value-type="string" office:string-value="6663.98,">
            <text:p>6663.98,</text:p>
          </table:table-cell>
          <table:table-cell table:formula="of:=CONCATENATE([Input.F774];&quot;,&quot;)" office:value-type="string" office:string-value="-86547.3,">
            <text:p>-86547.3,</text:p>
          </table:table-cell>
          <table:table-cell table:formula="of:=CONCATENATE([Input.G774];&quot;,&quot;)" office:value-type="string" office:string-value="0,">
            <text:p>0,</text:p>
          </table:table-cell>
          <table:table-cell table:formula="of:=CONCATENATE(&quot;'&quot;;[Input.H774];&quot;',&quot;)" office:value-type="string" office:string-value="'Ketsugo\'s Rock',">
            <text:p>'Ketsugo\'s Rock',</text:p>
          </table:table-cell>
          <table:table-cell table:formula="of:=CONCATENATE(&quot;'&quot;;[Input.I774];&quot;',&quot;)" office:value-type="string" office:string-value="'Gem 2;Hydrocarbon 2;Gem 1',">
            <text:p>'Gem 2;Hydrocarbon 2;Gem 1',</text:p>
          </table:table-cell>
          <table:table-cell table:formula="of:=CONCATENATE(&quot;'&quot;;[Input.J774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75]" office:value-type="string" office:string-value="Yokan">
            <text:p>Yokan</text:p>
          </table:table-cell>
          <table:table-cell table:formula="of:=CONCATENATE(&quot;['&quot;;[Input.B775];&quot;',&quot;)" office:value-type="string" office:string-value="['Gas 6',">
            <text:p>['Gas 6',</text:p>
          </table:table-cell>
          <table:table-cell table:formula="of:=CONCATENATE([Input.C775];&quot;,&quot;)" office:value-type="string" office:string-value="2,">
            <text:p>2,</text:p>
          </table:table-cell>
          <table:table-cell table:formula="of:=CONCATENATE([Input.D775];&quot;,&quot;)" office:value-type="string" office:string-value="15,">
            <text:p>15,</text:p>
          </table:table-cell>
          <table:table-cell table:formula="of:=CONCATENATE([Input.E775];&quot;,&quot;)" office:value-type="string" office:string-value="14632.9,">
            <text:p>14632.9,</text:p>
          </table:table-cell>
          <table:table-cell table:formula="of:=CONCATENATE([Input.F775];&quot;,&quot;)" office:value-type="string" office:string-value="-205621,">
            <text:p>-205621,</text:p>
          </table:table-cell>
          <table:table-cell table:formula="of:=CONCATENATE([Input.G775];&quot;,&quot;)" office:value-type="string" office:string-value="0,">
            <text:p>0,</text:p>
          </table:table-cell>
          <table:table-cell table:formula="of:=CONCATENATE(&quot;'&quot;;[Input.H775];&quot;',&quot;)" office:value-type="string" office:string-value="'Ishi',">
            <text:p>'Ishi',</text:p>
          </table:table-cell>
          <table:table-cell table:formula="of:=CONCATENATE(&quot;'&quot;;[Input.I775];&quot;',&quot;)" office:value-type="string" office:string-value="'Gas Pocket 1',">
            <text:p>'Gas Pocket 1',</text:p>
          </table:table-cell>
          <table:table-cell table:formula="of:=CONCATENATE(&quot;'&quot;;[Input.J775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76]" office:value-type="string" office:string-value="Yokan">
            <text:p>Yokan</text:p>
          </table:table-cell>
          <table:table-cell table:formula="of:=CONCATENATE(&quot;['&quot;;[Input.B776];&quot;',&quot;)" office:value-type="string" office:string-value="['Gas 9',">
            <text:p>['Gas 9',</text:p>
          </table:table-cell>
          <table:table-cell table:formula="of:=CONCATENATE([Input.C776];&quot;,&quot;)" office:value-type="string" office:string-value="2,">
            <text:p>2,</text:p>
          </table:table-cell>
          <table:table-cell table:formula="of:=CONCATENATE([Input.D776];&quot;,&quot;)" office:value-type="string" office:string-value="35,">
            <text:p>35,</text:p>
          </table:table-cell>
          <table:table-cell table:formula="of:=CONCATENATE([Input.E776];&quot;,&quot;)" office:value-type="string" office:string-value="69515.5,">
            <text:p>69515.5,</text:p>
          </table:table-cell>
          <table:table-cell table:formula="of:=CONCATENATE([Input.F776];&quot;,&quot;)" office:value-type="string" office:string-value="-161921,">
            <text:p>-161921,</text:p>
          </table:table-cell>
          <table:table-cell table:formula="of:=CONCATENATE([Input.G776];&quot;,&quot;)" office:value-type="string" office:string-value="0,">
            <text:p>0,</text:p>
          </table:table-cell>
          <table:table-cell table:formula="of:=CONCATENATE(&quot;'&quot;;[Input.H776];&quot;',&quot;)" office:value-type="string" office:string-value="'Saiseki',">
            <text:p>'Saiseki',</text:p>
          </table:table-cell>
          <table:table-cell table:formula="of:=CONCATENATE(&quot;'&quot;;[Input.I776];&quot;',&quot;)" office:value-type="string" office:string-value="'Reactive 2;Metal 2;Hydrocarbon 2;Gas Pocket 1;Gem 2',">
            <text:p>'Reactive 2;Metal 2;Hydrocarbon 2;Gas Pocket 1;Gem 2',</text:p>
          </table:table-cell>
          <table:table-cell table:formula="of:=CONCATENATE(&quot;'&quot;;[Input.J776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77]" office:value-type="string" office:string-value="Yokan">
            <text:p>Yokan</text:p>
          </table:table-cell>
          <table:table-cell table:formula="of:=CONCATENATE(&quot;['&quot;;[Input.B777];&quot;',&quot;)" office:value-type="string" office:string-value="['Gas 8',">
            <text:p>['Gas 8',</text:p>
          </table:table-cell>
          <table:table-cell table:formula="of:=CONCATENATE([Input.C777];&quot;,&quot;)" office:value-type="string" office:string-value="1,">
            <text:p>1,</text:p>
          </table:table-cell>
          <table:table-cell table:formula="of:=CONCATENATE([Input.D777];&quot;,&quot;)" office:value-type="string" office:string-value="50,">
            <text:p>50,</text:p>
          </table:table-cell>
          <table:table-cell table:formula="of:=CONCATENATE([Input.E777];&quot;,&quot;)" office:value-type="string" office:string-value="72812.6,">
            <text:p>72812.6,</text:p>
          </table:table-cell>
          <table:table-cell table:formula="of:=CONCATENATE([Input.F777];&quot;,&quot;)" office:value-type="string" office:string-value="-137894,">
            <text:p>-137894,</text:p>
          </table:table-cell>
          <table:table-cell table:formula="of:=CONCATENATE([Input.G777];&quot;,&quot;)" office:value-type="string" office:string-value="0,">
            <text:p>0,</text:p>
          </table:table-cell>
          <table:table-cell table:formula="of:=CONCATENATE(&quot;'&quot;;[Input.H777];&quot;',&quot;)" office:value-type="string" office:string-value="'Nav P4',">
            <text:p>'Nav P4',</text:p>
          </table:table-cell>
          <table:table-cell table:formula="of:=CONCATENATE(&quot;'&quot;;[Input.I777];&quot;',&quot;)" office:value-type="string" office:string-value="'Metal 2;Hydrocarbon 2;Gem 2;Reactive 2',">
            <text:p>'Metal 2;Hydrocarbon 2;Gem 2;Reactive 2',</text:p>
          </table:table-cell>
          <table:table-cell table:formula="of:=CONCATENATE(&quot;'&quot;;[Input.J777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78]" office:value-type="string" office:string-value="Yokan">
            <text:p>Yokan</text:p>
          </table:table-cell>
          <table:table-cell table:formula="of:=CONCATENATE(&quot;['&quot;;[Input.B778];&quot;',&quot;)" office:value-type="string" office:string-value="['Gas 11',">
            <text:p>['Gas 11',</text:p>
          </table:table-cell>
          <table:table-cell table:formula="of:=CONCATENATE([Input.C778];&quot;,&quot;)" office:value-type="string" office:string-value="1,">
            <text:p>1,</text:p>
          </table:table-cell>
          <table:table-cell table:formula="of:=CONCATENATE([Input.D778];&quot;,&quot;)" office:value-type="string" office:string-value="35,">
            <text:p>35,</text:p>
          </table:table-cell>
          <table:table-cell table:formula="of:=CONCATENATE([Input.E778];&quot;,&quot;)" office:value-type="string" office:string-value="37001.2,">
            <text:p>37001.2,</text:p>
          </table:table-cell>
          <table:table-cell table:formula="of:=CONCATENATE([Input.F778];&quot;,&quot;)" office:value-type="string" office:string-value="-180113,">
            <text:p>-180113,</text:p>
          </table:table-cell>
          <table:table-cell table:formula="of:=CONCATENATE([Input.G778];&quot;,&quot;)" office:value-type="string" office:string-value="0,">
            <text:p>0,</text:p>
          </table:table-cell>
          <table:table-cell table:formula="of:=CONCATENATE(&quot;'&quot;;[Input.H778];&quot;',&quot;)" office:value-type="string" office:string-value="'Ksuru',">
            <text:p>'Ksuru',</text:p>
          </table:table-cell>
          <table:table-cell table:formula="of:=CONCATENATE(&quot;'&quot;;[Input.I778];&quot;',&quot;)" office:value-type="string" office:string-value="'Reactive 1;Metal 2;Hydrocarbon 2;Gem 1;Inorganic Hulk 01',">
            <text:p>'Reactive 1;Metal 2;Hydrocarbon 2;Gem 1;Inorganic Hulk 01',</text:p>
          </table:table-cell>
          <table:table-cell table:formula="of:=CONCATENATE(&quot;'&quot;;[Input.J778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79]" office:value-type="string" office:string-value="Yokan">
            <text:p>Yokan</text:p>
          </table:table-cell>
          <table:table-cell table:formula="of:=CONCATENATE(&quot;['&quot;;[Input.B779];&quot;',&quot;)" office:value-type="string" office:string-value="['Gas 1',">
            <text:p>['Gas 1',</text:p>
          </table:table-cell>
          <table:table-cell table:formula="of:=CONCATENATE([Input.C779];&quot;,&quot;)" office:value-type="string" office:string-value="1,">
            <text:p>1,</text:p>
          </table:table-cell>
          <table:table-cell table:formula="of:=CONCATENATE([Input.D779];&quot;,&quot;)" office:value-type="string" office:string-value="15,">
            <text:p>15,</text:p>
          </table:table-cell>
          <table:table-cell table:formula="of:=CONCATENATE([Input.E779];&quot;,&quot;)" office:value-type="string" office:string-value="71546.3,">
            <text:p>71546.3,</text:p>
          </table:table-cell>
          <table:table-cell table:formula="of:=CONCATENATE([Input.F779];&quot;,&quot;)" office:value-type="string" office:string-value="-47921.5,">
            <text:p>-47921.5,</text:p>
          </table:table-cell>
          <table:table-cell table:formula="of:=CONCATENATE([Input.G779];&quot;,&quot;)" office:value-type="string" office:string-value="0,">
            <text:p>0,</text:p>
          </table:table-cell>
          <table:table-cell table:formula="of:=CONCATENATE(&quot;'&quot;;[Input.H779];&quot;',&quot;)" office:value-type="string" office:string-value="'Nav P2',">
            <text:p>'Nav P2',</text:p>
          </table:table-cell>
          <table:table-cell table:formula="of:=CONCATENATE(&quot;'&quot;;[Input.I779];&quot;',&quot;)" office:value-type="string" office:string-value="'Gas Pocket 1',">
            <text:p>'Gas Pocket 1',</text:p>
          </table:table-cell>
          <table:table-cell table:formula="of:=CONCATENATE(&quot;'&quot;;[Input.J779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80]" office:value-type="string" office:string-value="Yokan">
            <text:p>Yokan</text:p>
          </table:table-cell>
          <table:table-cell table:formula="of:=CONCATENATE(&quot;['&quot;;[Input.B780];&quot;',&quot;)" office:value-type="string" office:string-value="['Southern Connector',">
            <text:p>['Southern Connector',</text:p>
          </table:table-cell>
          <table:table-cell table:formula="of:=CONCATENATE([Input.C780];&quot;,&quot;)" office:value-type="string" office:string-value="NULL,">
            <text:p>NULL,</text:p>
          </table:table-cell>
          <table:table-cell table:formula="of:=CONCATENATE([Input.D780];&quot;,&quot;)" office:value-type="string" office:string-value="NULL,">
            <text:p>NULL,</text:p>
          </table:table-cell>
          <table:table-cell table:formula="of:=CONCATENATE([Input.E780];&quot;,&quot;)" office:value-type="string" office:string-value="-52173.3,">
            <text:p>-52173.3,</text:p>
          </table:table-cell>
          <table:table-cell table:formula="of:=CONCATENATE([Input.F780];&quot;,&quot;)" office:value-type="string" office:string-value="-193300,">
            <text:p>-193300,</text:p>
          </table:table-cell>
          <table:table-cell table:formula="of:=CONCATENATE([Input.G780];&quot;,&quot;)" office:value-type="string" office:string-value="0,">
            <text:p>0,</text:p>
          </table:table-cell>
          <table:table-cell table:formula="of:=CONCATENATE(&quot;'&quot;;[Input.H780];&quot;',&quot;)" office:value-type="string" office:string-value="'Southern Connector',">
            <text:p>'Southern Connector',</text:p>
          </table:table-cell>
          <table:table-cell table:formula="of:=CONCATENATE(&quot;'&quot;;[Input.I780];&quot;',&quot;)" office:value-type="string" office:string-value="'Gas Pocket 1',">
            <text:p>'Gas Pocket 1',</text:p>
          </table:table-cell>
          <table:table-cell table:formula="of:=CONCATENATE(&quot;'&quot;;[Input.J780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81]" office:value-type="string" office:string-value="Zweihander">
            <text:p>Zweihander</text:p>
          </table:table-cell>
          <table:table-cell table:formula="of:=CONCATENATE(&quot;['&quot;;[Input.B781];&quot;',&quot;)" office:value-type="string" office:string-value="['Level 7 Spawn - Asteroid',">
            <text:p>['Level 7 Spawn - Asteroid',</text:p>
          </table:table-cell>
          <table:table-cell table:formula="of:=CONCATENATE([Input.C781];&quot;,&quot;)" office:value-type="string" office:string-value="7,">
            <text:p>7,</text:p>
          </table:table-cell>
          <table:table-cell table:formula="of:=CONCATENATE([Input.D781];&quot;,&quot;)" office:value-type="string" office:string-value="18,">
            <text:p>18,</text:p>
          </table:table-cell>
          <table:table-cell table:formula="of:=CONCATENATE([Input.E781];&quot;,&quot;)" office:value-type="string" office:string-value="-141346,">
            <text:p>-141346,</text:p>
          </table:table-cell>
          <table:table-cell table:formula="of:=CONCATENATE([Input.F781];&quot;,&quot;)" office:value-type="string" office:string-value="-112708,">
            <text:p>-112708,</text:p>
          </table:table-cell>
          <table:table-cell table:formula="of:=CONCATENATE([Input.G781];&quot;,&quot;)" office:value-type="string" office:string-value="0,">
            <text:p>0,</text:p>
          </table:table-cell>
          <table:table-cell table:formula="of:=CONCATENATE(&quot;'&quot;;[Input.H781];&quot;',&quot;)" office:value-type="string" office:string-value="'Level 7 Spawn - Asteroid',">
            <text:p>'Level 7 Spawn - Asteroid',</text:p>
          </table:table-cell>
          <table:table-cell table:formula="of:=CONCATENATE(&quot;'&quot;;[Input.I781];&quot;',&quot;)" office:value-type="string" office:string-value="'Metal 1;Metal 2;Metal 3',">
            <text:p>'Metal 1;Metal 2;Metal 3',</text:p>
          </table:table-cell>
          <table:table-cell table:formula="of:=CONCATENATE(&quot;'&quot;;[Input.J781];&quot;'],&quot;)" office:value-type="string" office:string-value="'NULL'],">
            <text:p>'NULL'],</text:p>
          </table:table-cell>
          <table:table-cell table:number-columns-repeated="1014"/>
        </table:table-row>
        <table:table-row table:style-name="ro1">
          <table:table-cell table:formula="of:=[Input.A782]" office:value-type="string" office:string-value="Zweihander">
            <text:p>Zweihander</text:p>
          </table:table-cell>
          <table:table-cell table:formula="of:=CONCATENATE(&quot;['&quot;;[Input.B782];&quot;',&quot;)" office:value-type="string" office:string-value="['Level 8 Spawn',">
            <text:p>['Level 8 Spawn',</text:p>
          </table:table-cell>
          <table:table-cell table:formula="of:=CONCATENATE([Input.C782];&quot;,&quot;)" office:value-type="string" office:string-value="1,">
            <text:p>1,</text:p>
          </table:table-cell>
          <table:table-cell table:formula="of:=CONCATENATE([Input.D782];&quot;,&quot;)" office:value-type="string" office:string-value="25,">
            <text:p>25,</text:p>
          </table:table-cell>
          <table:table-cell table:formula="of:=CONCATENATE([Input.E782];&quot;,&quot;)" office:value-type="string" office:string-value="-153515,">
            <text:p>-153515,</text:p>
          </table:table-cell>
          <table:table-cell table:formula="of:=CONCATENATE([Input.F782];&quot;,&quot;)" office:value-type="string" office:string-value="-117103,">
            <text:p>-117103,</text:p>
          </table:table-cell>
          <table:table-cell table:formula="of:=CONCATENATE([Input.G782];&quot;,&quot;)" office:value-type="string" office:string-value="0,">
            <text:p>0,</text:p>
          </table:table-cell>
          <table:table-cell table:formula="of:=CONCATENATE(&quot;'&quot;;[Input.H782];&quot;',&quot;)" office:value-type="string" office:string-value="'Level 7 Spawn - Asteroid',">
            <text:p>'Level 7 Spawn - Asteroid',</text:p>
          </table:table-cell>
          <table:table-cell table:formula="of:=CONCATENATE(&quot;'&quot;;[Input.I782];&quot;',&quot;)" office:value-type="string" office:string-value="'Reactive 1;Reactive 2;Reactive 3',">
            <text:p>'Reactive 1;Reactive 2;Reactive 3',</text:p>
          </table:table-cell>
          <table:table-cell table:formula="of:=CONCATENATE(&quot;'&quot;;[Input.J782];&quot;'],&quot;)" office:value-type="string" office:string-value="'NULL'],">
            <text:p>'NULL'],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2">02/12/2010</text:date>, <text:time>00:5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Horvath</meta:initial-creator>
    <meta:creation-date>2010-02-11T23:59:45.73</meta:creation-date>
    <dc:date>2010-02-12T00:50:58.84</dc:date>
    <dc:creator>Michael Horvath</dc:creator>
    <meta:editing-duration>PT00H51M21S</meta:editing-duration>
    <meta:editing-cycles>7</meta:editing-cycles>
    <meta:generator>OpenOffice.org/3.1$Win32 OpenOffice.org_project/310m19$Build-9420</meta:generator>
    <meta:document-statistic meta:table-count="2" meta:cell-count="15640" meta:object-count="0"/>
  </office:meta>
</office:document-meta>
</file>